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61in"/>
    </style:style>
    <style:style style:name="co2" style:family="table-column">
      <style:table-column-properties fo:break-before="auto" style:column-width="0.9717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8035in"/>
    </style:style>
    <style:style style:name="co5" style:family="table-column">
      <style:table-column-properties fo:break-before="auto" style:column-width="0.7709in"/>
    </style:style>
    <style:style style:name="co6" style:family="table-column">
      <style:table-column-properties fo:break-before="auto" style:column-width="0.9118in"/>
    </style:style>
    <style:style style:name="co7" style:family="table-column">
      <style:table-column-properties fo:break-before="auto" style:column-width="0.198in"/>
    </style:style>
    <style:style style:name="co8" style:family="table-column">
      <style:table-column-properties fo:break-before="auto" style:column-width="0.6917in"/>
    </style:style>
    <style:style style:name="co9" style:family="table-column">
      <style:table-column-properties fo:break-before="auto" style:column-width="0.7598in"/>
    </style:style>
    <style:style style:name="ro1" style:family="table-row">
      <style:table-row-properties style:row-height="1.458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Calculations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number-style style:name="N10000" number:language="en" number:country="US">
      <number:number number:min-integer-digits="1"/>
    </number:number-style>
    <number:date-style style:name="N10075" number:language="en" number:country="US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16" style:family="table-cell" style:parent-style-name="Default" style:data-style-name="N10075">
      <style:table-cell-properties fo:background-color="#ffff00"/>
    </style:style>
    <style:style style:name="ce17" style:family="table-cell" style:parent-style-name="Default" style:data-style-name="N50"/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9" style:family="table-cell" style:parent-style-name="Default" style:data-style-name="N10000"/>
    <style:style style:name="ce7" style:family="table-cell" style:parent-style-name="Default" style:data-style-name="N10141"/>
    <style:style style:name="ce5" style:family="table-cell" style:parent-style-name="Default" style:data-style-name="N10141">
      <style:table-cell-properties fo:background-color="#ffff00"/>
    </style:style>
    <style:style style:name="ce8" style:family="table-cell" style:parent-style-name="Default" style:data-style-name="N125"/>
    <style:style style:name="ce22" style:family="table-cell" style:parent-style-name="Default" style:data-style-name="N125">
      <style:table-cell-properties fo:background-color="#ffff00"/>
    </style:style>
    <style:style style:name="ce11" style:family="table-cell" style:parent-style-name="Default" style:data-style-name="N0"/>
    <style:style style:name="ce9" style:family="table-cell" style:parent-style-name="Default" style:data-style-name="N2"/>
    <style:style style:name="ce25" style:family="table-cell" style:parent-style-name="Default" style:data-style-name="N75"/>
    <style:style style:name="ce26" style:family="table-cell" style:parent-style-name="Default" style:data-style-name="N75">
      <style:table-cell-properties fo:background-color="#ffff00"/>
    </style:style>
    <style:style style:name="ce10" style:family="table-cell" style:parent-style-name="Default" style:data-style-name="N127"/>
    <style:style style:name="ce28" style:family="table-cell" style:parent-style-name="Default" style:data-style-name="N127">
      <style:table-cell-properties fo:background-color="#ffff00"/>
    </style:style>
    <style:style style:name="ce29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0" style:family="table-cell" style:parent-style-name="Default" style:data-style-name="N0">
      <style:table-cell-properties fo:background-color="#ffff00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table table:name="Calcul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13" table:default-cell-style-name="Default"/>
        <table:table-column table:style-name="co5" table:default-cell-style-name="Default"/>
        <table:table-column table:style-name="co8" table:default-cell-style-name="Default"/>
        <table:table-column table:style-name="co8" table:default-cell-style-name="ce4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99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NOAA Solar Calculations - Change any of the highlighted cells to get solar position data for that location and date.</text:p>
          </table:table-cell>
          <table:covered-table-cell table:number-columns-repeated="2" table:style-name="ce3"/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Time (past local midnight)</text:p>
          </table:table-cell>
          <table:table-cell table:style-name="ce6" office:value-type="string" calcext:value-type="string">
            <text:p>Julian Day</text:p>
          </table:table-cell>
          <table:table-cell table:style-name="ce6" office:value-type="string" calcext:value-type="string">
            <text:p>Julian Century</text:p>
          </table:table-cell>
          <table:table-cell table:style-name="ce6"/>
          <table:table-cell table:style-name="ce6" office:value-type="string" calcext:value-type="string">
            <text:p>Geom Mean Long Sun (deg)</text:p>
          </table:table-cell>
          <table:table-cell table:style-name="ce6" office:value-type="string" calcext:value-type="string">
            <text:p>Geom Mean Anom Sun (deg)</text:p>
          </table:table-cell>
          <table:table-cell table:style-name="ce6" office:value-type="string" calcext:value-type="string">
            <text:p>Eccent Earth Orbit</text:p>
          </table:table-cell>
          <table:table-cell table:style-name="ce6" office:value-type="string" calcext:value-type="string">
            <text:p>Sun Eq of Ctr</text:p>
          </table:table-cell>
          <table:table-cell table:style-name="ce6" office:value-type="string" calcext:value-type="string">
            <text:p>Sun True Long (deg)</text:p>
          </table:table-cell>
          <table:table-cell table:style-name="ce6" office:value-type="string" calcext:value-type="string">
            <text:p>Sun True Anom (deg)</text:p>
          </table:table-cell>
          <table:table-cell table:style-name="ce6" office:value-type="string" calcext:value-type="string">
            <text:p>Sun Rad Vector (AUs)</text:p>
          </table:table-cell>
          <table:table-cell table:style-name="ce6" office:value-type="string" calcext:value-type="string">
            <text:p>Sun App Long (deg)</text:p>
          </table:table-cell>
          <table:table-cell table:style-name="ce6" office:value-type="string" calcext:value-type="string">
            <text:p>Mean Obliq Ecliptic (deg)</text:p>
          </table:table-cell>
          <table:table-cell table:style-name="ce6" office:value-type="string" calcext:value-type="string">
            <text:p>Obliq Corr (deg)</text:p>
          </table:table-cell>
          <table:table-cell table:style-name="ce6" office:value-type="string" calcext:value-type="string">
            <text:p>Sun Rt Ascen (deg)</text:p>
          </table:table-cell>
          <table:table-cell table:style-name="ce6" office:value-type="string" calcext:value-type="string">
            <text:p>Sun Declin (deg)</text:p>
          </table:table-cell>
          <table:table-cell table:style-name="ce6" office:value-type="string" calcext:value-type="string">
            <text:p>var y</text:p>
          </table:table-cell>
          <table:table-cell table:style-name="ce6" office:value-type="string" calcext:value-type="string">
            <text:p>Eq of Time (minutes)</text:p>
          </table:table-cell>
          <table:table-cell table:style-name="ce6" office:value-type="string" calcext:value-type="string">
            <text:p>HA Sunrise (deg)</text:p>
          </table:table-cell>
          <table:table-cell table:style-name="ce29" office:value-type="string" calcext:value-type="string">
            <text:p>Solar Noon (LST)</text:p>
          </table:table-cell>
          <table:table-cell table:style-name="ce6" office:value-type="string" calcext:value-type="string">
            <text:p>Sunrise Time (LST)</text:p>
          </table:table-cell>
          <table:table-cell table:style-name="ce6" office:value-type="string" calcext:value-type="string">
            <text:p>Sunset Time (LST)</text:p>
          </table:table-cell>
          <table:table-cell table:style-name="ce6" office:value-type="string" calcext:value-type="string">
            <text:p>Sunlight Duration (minutes)</text:p>
          </table:table-cell>
          <table:table-cell table:style-name="ce6" office:value-type="string" calcext:value-type="string">
            <text:p>True Solar Time (min)</text:p>
          </table:table-cell>
          <table:table-cell table:style-name="ce6" office:value-type="string" calcext:value-type="string">
            <text:p>Hour Angle (deg)</text:p>
          </table:table-cell>
          <table:table-cell table:style-name="ce6" office:value-type="string" calcext:value-type="string">
            <text:p>Solar Zenith Angle (deg)</text:p>
          </table:table-cell>
          <table:table-cell table:style-name="ce6" office:value-type="string" calcext:value-type="string">
            <text:p>Solar Elevation Angle (deg)</text:p>
          </table:table-cell>
          <table:table-cell table:style-name="ce6" office:value-type="string" calcext:value-type="string">
            <text:p>Approx Atmospheric Refraction (deg)</text:p>
          </table:table-cell>
          <table:table-cell table:style-name="ce6" office:value-type="string" calcext:value-type="string">
            <text:p>Solar Elevation corrected for atm refraction (deg)</text:p>
          </table:table-cell>
          <table:table-cell table:style-name="ce6" office:value-type="string" calcext:value-type="string">
            <text:p>Solar Azimuth Angle (deg cw from N)</text:p>
          </table:table-cell>
          <table:table-cell table:number-columns-repeated="990"/>
        </table:table-row>
        <table:table-row table:style-name="ro2">
          <table:table-cell table:style-name="ce2" table:number-columns-repeated="2"/>
          <table:table-cell/>
          <table:table-cell table:style-name="ce19" table:formula="of:=[.$B$7]" office:value-type="float" office:value="45334" calcext:value-type="float">
            <text:p>45334</text:p>
          </table:table-cell>
          <table:table-cell table:style-name="ce8" table:formula="of:=0.1/24" office:value-type="time" office:time-value="PT00H06M00S" calcext:value-type="time">
            <text:p>0:06:00</text:p>
          </table:table-cell>
          <table:table-cell table:style-name="ce11" table:formula="of:=[.D2]+2415018.5+[.E2]-[.$B$5]/24" office:value-type="float" office:value="2460352.2125" calcext:value-type="float">
            <text:p>2460352.2125</text:p>
          </table:table-cell>
          <table:table-cell table:style-name="ce10" table:formula="of:=([.F2]-2451545)/36525" office:value-type="float" office:value="0.241128336755657" calcext:value-type="float">
            <text:p>0.24112834</text:p>
          </table:table-cell>
          <table:table-cell/>
          <table:table-cell table:formula="of:=MOD(280.46646+[.G2]*(36000.76983+[.G2]*0.0003032);360)" office:value-type="float" office:value="321.272228660055" calcext:value-type="float">
            <text:p>321.272228660055</text:p>
          </table:table-cell>
          <table:table-cell table:formula="of:=357.52911+[.G2]*(35999.05029-0.0001537*[.G2])" office:value-type="float" office:value="9037.92022227439" calcext:value-type="float">
            <text:p>9037.92022227439</text:p>
          </table:table-cell>
          <table:table-cell table:formula="of:=0.016708634-[.G2]*(0.000042037+0.0000001267*[.G2])" office:value-type="float" office:value="0.0166984903214056" calcext:value-type="float">
            <text:p>0.0166984903214056</text:p>
          </table:table-cell>
          <table:table-cell table:formula="of:=SIN(RADIANS([.J2]))*(1.914602-[.G2]*(0.004817+0.000014*[.G2]))+SIN(RADIANS(2*[.J2]))*(0.019993-0.000101*[.G2])+SIN(RADIANS(3*[.J2]))*0.000289" office:value-type="float" office:value="1.1955569648114" calcext:value-type="float">
            <text:p>1.1955569648114</text:p>
          </table:table-cell>
          <table:table-cell table:formula="of:=[.I2]+[.L2]" office:value-type="float" office:value="322.467785624866" calcext:value-type="float">
            <text:p>322.467785624866</text:p>
          </table:table-cell>
          <table:table-cell table:formula="of:=[.J2]+[.L2]" office:value-type="float" office:value="9039.1157792392" calcext:value-type="float">
            <text:p>9039.1157792392</text:p>
          </table:table-cell>
          <table:table-cell table:formula="of:=(1.000001018*(1-[.K2]*[.K2]))/(1+[.K2]*COS(RADIANS([.N2])))" office:value-type="float" office:value="0.986935537441538" calcext:value-type="float">
            <text:p>0.986935537441538</text:p>
          </table:table-cell>
          <table:table-cell table:formula="of:=[.M2]-0.00569-0.00478*SIN(RADIANS(125.04-1934.136*[.G2]))" office:value-type="float" office:value="322.460565860592" calcext:value-type="float">
            <text:p>322.460565860592</text:p>
          </table:table-cell>
          <table:table-cell table:formula="of:=23+(26+((21.448-[.G2]*(46.815+[.G2]*(0.00059-[.G2]*0.001813))))/60)/60" office:value-type="float" office:value="23.4361554355635" calcext:value-type="float">
            <text:p>23.4361554355635</text:p>
          </table:table-cell>
          <table:table-cell table:formula="of:=[.Q2]+0.00256*COS(RADIANS(125.04-1934.136*[.G2]))" office:value-type="float" office:value="23.4385807947548" calcext:value-type="float">
            <text:p>23.4385807947548</text:p>
          </table:table-cell>
          <table:table-cell table:formula="of:=DEGREES(ATAN2(COS(RADIANS([.P2]));COS(RADIANS([.R2]))*SIN(RADIANS([.P2]))))" office:value-type="float" office:value="-35.1844615393947" calcext:value-type="float">
            <text:p>-35.1844615393947</text:p>
          </table:table-cell>
          <table:table-cell table:formula="of:=DEGREES(ASIN(SIN(RADIANS([.R2]))*SIN(RADIANS([.P2]))))" office:value-type="float" office:value="-14.0259659420673" calcext:value-type="float">
            <text:p>-14.0259659420673</text:p>
          </table:table-cell>
          <table:table-cell table:formula="of:=TAN(RADIANS([.R2]/2))*TAN(RADIANS([.R2]/2))" office:value-type="float" office:value="0.0430318468389719" calcext:value-type="float">
            <text:p>0.0430318468389719</text:p>
          </table:table-cell>
          <table:table-cell table:formula="of:=4*DEGREES([.U2]*SIN(2*RADIANS([.I2]))-2*[.K2]*SIN(RADIANS([.J2]))+4*[.K2]*[.U2]*SIN(RADIANS([.J2]))*COS(2*RADIANS([.I2]))-0.5*[.U2]*[.U2]*SIN(4*RADIANS([.I2]))-1.25*[.K2]*[.K2]*SIN(2*RADIANS([.J2])))" office:value-type="float" office:value="-14.2301766538485" calcext:value-type="float">
            <text:p>-14.2301766538485</text:p>
          </table:table-cell>
          <table:table-cell table:formula="of:=DEGREES(ACOS(COS(RADIANS(90.833))/(COS(RADIANS([.$B$3]))*COS(RADIANS([.T2])))-TAN(RADIANS([.$B$3]))*TAN(RADIANS([.T2]))))" office:value-type="float" office:value="87.9466949769718" calcext:value-type="float">
            <text:p>87.9466949769718</text:p>
          </table:table-cell>
          <table:table-cell table:style-name="ce22" table:formula="of:=(720-4*[.$B$4]-[.V2]+[.$B$5]*60)/1440" office:value-type="time" office:time-value="PT12H14M29.191479231S" calcext:value-type="time">
            <text:p>12:14:29</text:p>
          </table:table-cell>
          <table:table-cell table:style-name="ce8" table:formula="of:=[.X2]-[.W2]*4/1440" office:value-type="time" office:time-value="PT06H22M41.984684758S" calcext:value-type="time">
            <text:p>6:22:41</text:p>
          </table:table-cell>
          <table:table-cell table:style-name="ce8" table:formula="of:=[.X2]+[.W2]*4/1440" office:value-type="time" office:time-value="PT18H06M16.398273704S" calcext:value-type="time">
            <text:p>18:06:16</text:p>
          </table:table-cell>
          <table:table-cell table:style-name="ce11" table:formula="of:=8*[.W2]" office:value-type="float" office:value="703.573559815775" calcext:value-type="float">
            <text:p>703.573559815775</text:p>
          </table:table-cell>
          <table:table-cell table:formula="of:=MOD([.E2]*1440+[.V2]+4*[.$B$4]-60*[.$B$5];1440)" office:value-type="float" office:value="1431.51347534615" calcext:value-type="float">
            <text:p>1431.51347534615</text:p>
          </table:table-cell>
          <table:table-cell table:formula="of:=IF([.AB2]/4&lt;0;[.AB2]/4+180;[.AB2]/4-180)" office:value-type="float" office:value="177.878368836538" calcext:value-type="float">
            <text:p>177.878368836538</text:p>
          </table:table-cell>
          <table:table-cell table:formula="of:=DEGREES(ACOS(SIN(RADIANS([.$B$3]))*SIN(RADIANS([.T2]))+COS(RADIANS([.$B$3]))*COS(RADIANS([.T2]))*COS(RADIANS([.AC2]))))" office:value-type="float" office:value="176.785897201655" calcext:value-type="float">
            <text:p>176.785897201655</text:p>
          </table:table-cell>
          <table:table-cell table:formula="of:=90-[.AD2]" office:value-type="float" office:value="-86.7858972016546" calcext:value-type="float">
            <text:p>-86.7858972016546</text:p>
          </table:table-cell>
          <table:table-cell table:formula="of:=IF([.AE2]&gt;85;0;IF([.AE2]&gt;5;58.1/TAN(RADIANS([.AE2]))-0.07/POWER(TAN(RADIANS([.AE2]));3)+0.000086/POWER(TAN(RADIANS([.AE2]));5);IF([.AE2]&gt;-0.575;1735+[.AE2]*(-518.2+[.AE2]*(103.4+[.AE2]*(-12.79+[.AE2]*0.711)));-20.772/TAN(RADIANS([.AE2])))))/3600" office:value-type="float" office:value="0.000324017770787302" calcext:value-type="float">
            <text:p>0.000324017770787302</text:p>
          </table:table-cell>
          <table:table-cell table:formula="of:=[.AE2]+[.AF2]" office:value-type="float" office:value="-86.7855731838838" calcext:value-type="float">
            <text:p>-86.7855731838838</text:p>
          </table:table-cell>
          <table:table-cell table:formula="of:=IF([.AC2]&gt;0;MOD(DEGREES(ACOS(((SIN(RADIANS([.$B$3]))*COS(RADIANS([.AD2])))-SIN(RADIANS([.T2])))/(COS(RADIANS([.$B$3]))*SIN(RADIANS([.AD2])))))+180;360);MOD(540-DEGREES(ACOS(((SIN(RADIANS([.$B$3]))*COS(RADIANS([.AD2])))-SIN(RADIANS([.T2])))/(COS(RADIANS([.$B$3]))*SIN(RADIANS([.AD2])))));360))" office:value-type="float" office:value="219.837315616877" calcext:value-type="float">
            <text:p>219.837315616877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Latitude (+ to N)</text:p>
          </table:table-cell>
          <table:table-cell table:style-name="ce4" office:value-type="float" office:value="11.566143" calcext:value-type="float">
            <text:p>11.566143</text:p>
          </table:table-cell>
          <table:table-cell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]+0.1/24" office:value-type="time" office:time-value="PT00H12M00S" calcext:value-type="time">
            <text:p>0:12:00</text:p>
          </table:table-cell>
          <table:table-cell table:style-name="ce9" table:formula="of:=[.D3]+2415018.5+[.E3]-[.$B$5]/24" office:value-type="float" office:value="2460352.21666667" calcext:value-type="float">
            <text:p>2460352.22</text:p>
          </table:table-cell>
          <table:table-cell table:style-name="ce10" table:formula="of:=([.F3]-2451545)/36525" office:value-type="float" office:value="0.241128450832766" calcext:value-type="float">
            <text:p>0.24112845</text:p>
          </table:table-cell>
          <table:table-cell/>
          <table:table-cell table:formula="of:=MOD(280.46646+[.G3]*(36000.76983+[.G3]*0.0003032);360)" office:value-type="float" office:value="321.276335523829" calcext:value-type="float">
            <text:p>321.276335523829</text:p>
          </table:table-cell>
          <table:table-cell table:formula="of:=357.52911+[.G3]*(35999.05029-0.0001537*[.G3])" office:value-type="float" office:value="9037.92432894198" calcext:value-type="float">
            <text:p>9037.92432894198</text:p>
          </table:table-cell>
          <table:table-cell table:formula="of:=0.016708634-[.G3]*(0.000042037+0.0000001267*[.G3])" office:value-type="float" office:value="0.0166984903166031" calcext:value-type="float">
            <text:p>0.0166984903166031</text:p>
          </table:table-cell>
          <table:table-cell table:formula="of:=SIN(RADIANS([.J3]))*(1.914602-[.G3]*(0.004817+0.000014*[.G3]))+SIN(RADIANS(2*[.J3]))*(0.019993-0.000101*[.G3])+SIN(RADIANS(3*[.J3]))*0.000289" office:value-type="float" office:value="1.19566582605422" calcext:value-type="float">
            <text:p>1.19566582605422</text:p>
          </table:table-cell>
          <table:table-cell table:formula="of:=[.I3]+[.L3]" office:value-type="float" office:value="322.472001349884" calcext:value-type="float">
            <text:p>322.472001349884</text:p>
          </table:table-cell>
          <table:table-cell table:formula="of:=[.J3]+[.L3]" office:value-type="float" office:value="9039.11999476803" calcext:value-type="float">
            <text:p>9039.11999476803</text:p>
          </table:table-cell>
          <table:table-cell table:formula="of:=(1.000001018*(1-[.K3]*[.K3]))/(1+[.K3]*COS(RADIANS([.N3])))" office:value-type="float" office:value="0.986936292673481" calcext:value-type="float">
            <text:p>0.986936292673481</text:p>
          </table:table-cell>
          <table:table-cell table:formula="of:=[.M3]-0.00569-0.00478*SIN(RADIANS(125.04-1934.136*[.G3]))" office:value-type="float" office:value="322.464781603049" calcext:value-type="float">
            <text:p>322.464781603049</text:p>
          </table:table-cell>
          <table:table-cell table:formula="of:=23+(26+((21.448-[.G3]*(46.815+[.G3]*(0.00059-[.G3]*0.001813))))/60)/60" office:value-type="float" office:value="23.43615543408" calcext:value-type="float">
            <text:p>23.43615543408</text:p>
          </table:table-cell>
          <table:table-cell table:formula="of:=[.Q3]+0.00256*COS(RADIANS(125.04-1934.136*[.G3]))" office:value-type="float" office:value="23.4385807964263" calcext:value-type="float">
            <text:p>23.4385807964263</text:p>
          </table:table-cell>
          <table:table-cell table:formula="of:=DEGREES(ATAN2(COS(RADIANS([.P3]));COS(RADIANS([.R3]))*SIN(RADIANS([.P3]))))" office:value-type="float" office:value="-35.1803523001106" calcext:value-type="float">
            <text:p>-35.1803523001106</text:p>
          </table:table-cell>
          <table:table-cell table:formula="of:=DEGREES(ASIN(SIN(RADIANS([.R3]))*SIN(RADIANS([.P3]))))" office:value-type="float" office:value="-14.0245953939127" calcext:value-type="float">
            <text:p>-14.0245953939127</text:p>
          </table:table-cell>
          <table:table-cell table:formula="of:=TAN(RADIANS([.R3]/2))*TAN(RADIANS([.R3]/2))" office:value-type="float" office:value="0.0430318468452841" calcext:value-type="float">
            <text:p>0.0430318468452841</text:p>
          </table:table-cell>
          <table:table-cell table:formula="of:=4*DEGREES([.U3]*SIN(2*RADIANS([.I3]))-2*[.K3]*SIN(RADIANS([.J3]))+4*[.K3]*[.U3]*SIN(RADIANS([.J3]))*COS(2*RADIANS([.I3]))-0.5*[.U3]*[.U3]*SIN(4*RADIANS([.I3]))-1.25*[.K3]*[.K3]*SIN(2*RADIANS([.J3])))" office:value-type="float" office:value="-14.2301852029457" calcext:value-type="float">
            <text:p>-14.2301852029457</text:p>
          </table:table-cell>
          <table:table-cell table:formula="of:=DEGREES(ACOS(COS(RADIANS(90.833))/(COS(RADIANS([.$B$3]))*COS(RADIANS([.T3])))-TAN(RADIANS([.$B$3]))*TAN(RADIANS([.T3]))))" office:value-type="float" office:value="87.9469879198425" calcext:value-type="float">
            <text:p>87.9469879198425</text:p>
          </table:table-cell>
          <table:table-cell table:style-name="ce22" table:formula="of:=(720-4*[.$B$4]-[.V3]+[.$B$5]*60)/1440" office:value-type="time" office:time-value="PT12H14M29.191992177S" calcext:value-type="time">
            <text:p>12:14:29</text:p>
          </table:table-cell>
          <table:table-cell table:style-name="ce8" table:formula="of:=[.X3]-[.W3]*4/1440" office:value-type="time" office:time-value="PT06H22M41.914891415S" calcext:value-type="time">
            <text:p>6:22:41</text:p>
          </table:table-cell>
          <table:table-cell table:style-name="ce8" table:formula="of:=[.X3]+[.W3]*4/1440" office:value-type="time" office:time-value="PT18H06M16.469092939S" calcext:value-type="time">
            <text:p>18:06:16</text:p>
          </table:table-cell>
          <table:table-cell table:style-name="ce11" table:formula="of:=8*[.W3]" office:value-type="float" office:value="703.57590335874" calcext:value-type="float">
            <text:p>703.57590335874</text:p>
          </table:table-cell>
          <table:table-cell table:formula="of:=MOD([.E3]*1440+[.V3]+4*[.$B$4]-60*[.$B$5];1440)" office:value-type="float" office:value="1437.51346679705" calcext:value-type="float">
            <text:p>1437.51346679705</text:p>
          </table:table-cell>
          <table:table-cell table:formula="of:=IF([.AB3]/4&lt;0;[.AB3]/4+180;[.AB3]/4-180)" office:value-type="float" office:value="179.378366699264" calcext:value-type="float">
            <text:p>179.378366699264</text:p>
          </table:table-cell>
          <table:table-cell table:formula="of:=DEGREES(ACOS(SIN(RADIANS([.$B$3]))*SIN(RADIANS([.T3]))+COS(RADIANS([.$B$3]))*COS(RADIANS([.T3]))*COS(RADIANS([.AC3]))))" office:value-type="float" office:value="177.467926341071" calcext:value-type="float">
            <text:p>177.467926341071</text:p>
          </table:table-cell>
          <table:table-cell table:formula="of:=90-[.AD3]" office:value-type="float" office:value="-87.4679263410712" calcext:value-type="float">
            <text:p>-87.4679263410712</text:p>
          </table:table-cell>
          <table:table-cell table:formula="of:=IF([.AE3]&gt;85;0;IF([.AE3]&gt;5;58.1/TAN(RADIANS([.AE3]))-0.07/POWER(TAN(RADIANS([.AE3]));3)+0.000086/POWER(TAN(RADIANS([.AE3]));5);IF([.AE3]&gt;-0.575;1735+[.AE3]*(-518.2+[.AE3]*(103.4+[.AE3]*(-12.79+[.AE3]*0.711)));-20.772/TAN(RADIANS([.AE3])))))/3600" office:value-type="float" office:value="0.000255159871072739" calcext:value-type="float">
            <text:p>0.000255159871072739</text:p>
          </table:table-cell>
          <table:table-cell table:formula="of:=[.AE3]+[.AF3]" office:value-type="float" office:value="-87.4676711812001" calcext:value-type="float">
            <text:p>-87.4676711812001</text:p>
          </table:table-cell>
          <table:table-cell table:formula="of:=IF([.AC3]&gt;0;MOD(DEGREES(ACOS(((SIN(RADIANS([.$B$3]))*COS(RADIANS([.AD3])))-SIN(RADIANS([.T3])))/(COS(RADIANS([.$B$3]))*SIN(RADIANS([.AD3])))))+180;360);MOD(540-DEGREES(ACOS(((SIN(RADIANS([.$B$3]))*COS(RADIANS([.AD3])))-SIN(RADIANS([.T3])))/(COS(RADIANS([.$B$3]))*SIN(RADIANS([.AD3])))));360))" office:value-type="float" office:value="193.783777745294" calcext:value-type="float">
            <text:p>193.783777745294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Longitude (+ to E)</text:p>
          </table:table-cell>
          <table:table-cell table:style-name="ce4" office:value-type="float" office:value="104.935913" calcext:value-type="float">
            <text:p>104.935913</text:p>
          </table:table-cell>
          <table:table-cell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3]+0.1/24" office:value-type="time" office:time-value="PT00H18M00S" calcext:value-type="time">
            <text:p>0:18:00</text:p>
          </table:table-cell>
          <table:table-cell table:style-name="ce9" table:formula="of:=[.D4]+2415018.5+[.E4]-[.$B$5]/24" office:value-type="float" office:value="2460352.22083333" calcext:value-type="float">
            <text:p>2460352.22</text:p>
          </table:table-cell>
          <table:table-cell table:style-name="ce10" table:formula="of:=([.F4]-2451545)/36525" office:value-type="float" office:value="0.241128564909888" calcext:value-type="float">
            <text:p>0.24112856</text:p>
          </table:table-cell>
          <table:table-cell/>
          <table:table-cell table:formula="of:=MOD(280.46646+[.G4]*(36000.76983+[.G4]*0.0003032);360)" office:value-type="float" office:value="321.280442388061" calcext:value-type="float">
            <text:p>321.280442388061</text:p>
          </table:table-cell>
          <table:table-cell table:formula="of:=357.52911+[.G4]*(35999.05029-0.0001537*[.G4])" office:value-type="float" office:value="9037.92843561003" calcext:value-type="float">
            <text:p>9037.92843561003</text:p>
          </table:table-cell>
          <table:table-cell table:formula="of:=0.016708634-[.G4]*(0.000042037+0.0000001267*[.G4])" office:value-type="float" office:value="0.0166984903118007" calcext:value-type="float">
            <text:p>0.0166984903118007</text:p>
          </table:table-cell>
          <table:table-cell table:formula="of:=SIN(RADIANS([.J4]))*(1.914602-[.G4]*(0.004817+0.000014*[.G4]))+SIN(RADIANS(2*[.J4]))*(0.019993-0.000101*[.G4])+SIN(RADIANS(3*[.J4]))*0.000289" office:value-type="float" office:value="1.19577468085734" calcext:value-type="float">
            <text:p>1.19577468085734</text:p>
          </table:table-cell>
          <table:table-cell table:formula="of:=[.I4]+[.L4]" office:value-type="float" office:value="322.476217068918" calcext:value-type="float">
            <text:p>322.476217068918</text:p>
          </table:table-cell>
          <table:table-cell table:formula="of:=[.J4]+[.L4]" office:value-type="float" office:value="9039.12421029088" calcext:value-type="float">
            <text:p>9039.12421029088</text:p>
          </table:table-cell>
          <table:table-cell table:formula="of:=(1.000001018*(1-[.K4]*[.K4]))/(1+[.K4]*COS(RADIANS([.N4])))" office:value-type="float" office:value="0.986937047973837" calcext:value-type="float">
            <text:p>0.986937047973837</text:p>
          </table:table-cell>
          <table:table-cell table:formula="of:=[.M4]-0.00569-0.00478*SIN(RADIANS(125.04-1934.136*[.G4]))" office:value-type="float" office:value="322.468997339523" calcext:value-type="float">
            <text:p>322.468997339523</text:p>
          </table:table-cell>
          <table:table-cell table:formula="of:=23+(26+((21.448-[.G4]*(46.815+[.G4]*(0.00059-[.G4]*0.001813))))/60)/60" office:value-type="float" office:value="23.4361554325965" calcext:value-type="float">
            <text:p>23.4361554325965</text:p>
          </table:table-cell>
          <table:table-cell table:formula="of:=[.Q4]+0.00256*COS(RADIANS(125.04-1934.136*[.G4]))" office:value-type="float" office:value="23.4385807980978" calcext:value-type="float">
            <text:p>23.4385807980978</text:p>
          </table:table-cell>
          <table:table-cell table:formula="of:=DEGREES(ATAN2(COS(RADIANS([.P4]));COS(RADIANS([.R4]))*SIN(RADIANS([.P4]))))" office:value-type="float" office:value="-35.1762431157646" calcext:value-type="float">
            <text:p>-35.1762431157646</text:p>
          </table:table-cell>
          <table:table-cell table:formula="of:=DEGREES(ASIN(SIN(RADIANS([.R4]))*SIN(RADIANS([.P4]))))" office:value-type="float" office:value="-14.0232247784125" calcext:value-type="float">
            <text:p>-14.0232247784125</text:p>
          </table:table-cell>
          <table:table-cell table:formula="of:=TAN(RADIANS([.R4]/2))*TAN(RADIANS([.R4]/2))" office:value-type="float" office:value="0.0430318468515961" calcext:value-type="float">
            <text:p>0.0430318468515961</text:p>
          </table:table-cell>
          <table:table-cell table:formula="of:=4*DEGREES([.U4]*SIN(2*RADIANS([.I4]))-2*[.K4]*SIN(RADIANS([.J4]))+4*[.K4]*[.U4]*SIN(RADIANS([.J4]))*COS(2*RADIANS([.I4]))-0.5*[.U4]*[.U4]*SIN(4*RADIANS([.I4]))-1.25*[.K4]*[.K4]*SIN(2*RADIANS([.J4])))" office:value-type="float" office:value="-14.2301935276888" calcext:value-type="float">
            <text:p>-14.2301935276888</text:p>
          </table:table-cell>
          <table:table-cell table:formula="of:=DEGREES(ACOS(COS(RADIANS(90.833))/(COS(RADIANS([.$B$3]))*COS(RADIANS([.T4])))-TAN(RADIANS([.$B$3]))*TAN(RADIANS([.T4]))))" office:value-type="float" office:value="87.9472808740548" calcext:value-type="float">
            <text:p>87.9472808740548</text:p>
          </table:table-cell>
          <table:table-cell table:style-name="ce22" table:formula="of:=(720-4*[.$B$4]-[.V4]+[.$B$5]*60)/1440" office:value-type="time" office:time-value="PT12H14M29.192491661S" calcext:value-type="time">
            <text:p>12:14:29</text:p>
          </table:table-cell>
          <table:table-cell table:style-name="ce8" table:formula="of:=[.X4]-[.W4]*4/1440" office:value-type="time" office:time-value="PT06H22M41.845081888S" calcext:value-type="time">
            <text:p>6:22:41</text:p>
          </table:table-cell>
          <table:table-cell table:style-name="ce8" table:formula="of:=[.X4]+[.W4]*4/1440" office:value-type="time" office:time-value="PT18H06M16.539901434S" calcext:value-type="time">
            <text:p>18:06:16</text:p>
          </table:table-cell>
          <table:table-cell table:style-name="ce11" table:formula="of:=8*[.W4]" office:value-type="float" office:value="703.578246992438" calcext:value-type="float">
            <text:p>703.578246992438</text:p>
          </table:table-cell>
          <table:table-cell table:formula="of:=MOD([.E4]*1440+[.V4]+4*[.$B$4]-60*[.$B$5];1440)" office:value-type="float" office:value="3.51345847231119" calcext:value-type="float">
            <text:p>3.51345847231119</text:p>
          </table:table-cell>
          <table:table-cell table:formula="of:=IF([.AB4]/4&lt;0;[.AB4]/4+180;[.AB4]/4-180)" office:value-type="float" office:value="-179.121635381922" calcext:value-type="float">
            <text:p>-179.121635381922</text:p>
          </table:table-cell>
          <table:table-cell table:formula="of:=DEGREES(ACOS(SIN(RADIANS([.$B$3]))*SIN(RADIANS([.T4]))+COS(RADIANS([.$B$3]))*COS(RADIANS([.T4]))*COS(RADIANS([.AC4]))))" office:value-type="float" office:value="177.397922686871" calcext:value-type="float">
            <text:p>177.397922686871</text:p>
          </table:table-cell>
          <table:table-cell table:formula="of:=90-[.AD4]" office:value-type="float" office:value="-87.3979226868705" calcext:value-type="float">
            <text:p>-87.3979226868705</text:p>
          </table:table-cell>
          <table:table-cell table:formula="of:=IF([.AE4]&gt;85;0;IF([.AE4]&gt;5;58.1/TAN(RADIANS([.AE4]))-0.07/POWER(TAN(RADIANS([.AE4]));3)+0.000086/POWER(TAN(RADIANS([.AE4]));5);IF([.AE4]&gt;-0.575;1735+[.AE4]*(-518.2+[.AE4]*(103.4+[.AE4]*(-12.79+[.AE4]*0.711)));-20.772/TAN(RADIANS([.AE4])))))/3600" office:value-type="float" office:value="0.000262223795375568" calcext:value-type="float">
            <text:p>0.000262223795375568</text:p>
          </table:table-cell>
          <table:table-cell table:formula="of:=[.AE4]+[.AF4]" office:value-type="float" office:value="-87.3976604630751" calcext:value-type="float">
            <text:p>-87.3976604630751</text:p>
          </table:table-cell>
          <table:table-cell table:formula="of:=IF([.AC4]&gt;0;MOD(DEGREES(ACOS(((SIN(RADIANS([.$B$3]))*COS(RADIANS([.AD4])))-SIN(RADIANS([.T4])))/(COS(RADIANS([.$B$3]))*SIN(RADIANS([.AD4])))))+180;360);MOD(540-DEGREES(ACOS(((SIN(RADIANS([.$B$3]))*COS(RADIANS([.AD4])))-SIN(RADIANS([.T4])))/(COS(RADIANS([.$B$3]))*SIN(RADIANS([.AD4])))));360))" office:value-type="float" office:value="160.876682834357" calcext:value-type="float">
            <text:p>160.876682834357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Time Zone (+ to E)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4]+0.1/24" office:value-type="time" office:time-value="PT00H24M00S" calcext:value-type="time">
            <text:p>0:24:00</text:p>
          </table:table-cell>
          <table:table-cell table:style-name="ce9" table:formula="of:=[.D5]+2415018.5+[.E5]-[.$B$5]/24" office:value-type="float" office:value="2460352.225" calcext:value-type="float">
            <text:p>2460352.23</text:p>
          </table:table-cell>
          <table:table-cell table:style-name="ce10" table:formula="of:=([.F5]-2451545)/36525" office:value-type="float" office:value="0.241128678986998" calcext:value-type="float">
            <text:p>0.24112868</text:p>
          </table:table-cell>
          <table:table-cell/>
          <table:table-cell table:formula="of:=MOD(280.46646+[.G5]*(36000.76983+[.G5]*0.0003032);360)" office:value-type="float" office:value="321.284549251834" calcext:value-type="float">
            <text:p>321.284549251834</text:p>
          </table:table-cell>
          <table:table-cell table:formula="of:=357.52911+[.G5]*(35999.05029-0.0001537*[.G5])" office:value-type="float" office:value="9037.93254227761" calcext:value-type="float">
            <text:p>9037.93254227761</text:p>
          </table:table-cell>
          <table:table-cell table:formula="of:=0.016708634-[.G5]*(0.000042037+0.0000001267*[.G5])" office:value-type="float" office:value="0.0166984903069983" calcext:value-type="float">
            <text:p>0.0166984903069983</text:p>
          </table:table-cell>
          <table:table-cell table:formula="of:=SIN(RADIANS([.J5]))*(1.914602-[.G5]*(0.004817+0.000014*[.G5]))+SIN(RADIANS(2*[.J5]))*(0.019993-0.000101*[.G5])+SIN(RADIANS(3*[.J5]))*0.000289" office:value-type="float" office:value="1.19588352919576" calcext:value-type="float">
            <text:p>1.19588352919576</text:p>
          </table:table-cell>
          <table:table-cell table:formula="of:=[.I5]+[.L5]" office:value-type="float" office:value="322.480432781029" calcext:value-type="float">
            <text:p>322.480432781029</text:p>
          </table:table-cell>
          <table:table-cell table:formula="of:=[.J5]+[.L5]" office:value-type="float" office:value="9039.12842580681" calcext:value-type="float">
            <text:p>9039.12842580681</text:p>
          </table:table-cell>
          <table:table-cell table:formula="of:=(1.000001018*(1-[.K5]*[.K5]))/(1+[.K5]*COS(RADIANS([.N5])))" office:value-type="float" office:value="0.98693780334243" calcext:value-type="float">
            <text:p>0.98693780334243</text:p>
          </table:table-cell>
          <table:table-cell table:formula="of:=[.M5]-0.00569-0.00478*SIN(RADIANS(125.04-1934.136*[.G5]))" office:value-type="float" office:value="322.473213069073" calcext:value-type="float">
            <text:p>322.473213069073</text:p>
          </table:table-cell>
          <table:table-cell table:formula="of:=23+(26+((21.448-[.G5]*(46.815+[.G5]*(0.00059-[.G5]*0.001813))))/60)/60" office:value-type="float" office:value="23.4361554311131" calcext:value-type="float">
            <text:p>23.4361554311131</text:p>
          </table:table-cell>
          <table:table-cell table:formula="of:=[.Q5]+0.00256*COS(RADIANS(125.04-1934.136*[.G5]))" office:value-type="float" office:value="23.4385807997692" calcext:value-type="float">
            <text:p>23.4385807997692</text:p>
          </table:table-cell>
          <table:table-cell table:formula="of:=DEGREES(ATAN2(COS(RADIANS([.P5]));COS(RADIANS([.R5]))*SIN(RADIANS([.P5]))))" office:value-type="float" office:value="-35.1721339872695" calcext:value-type="float">
            <text:p>-35.1721339872695</text:p>
          </table:table-cell>
          <table:table-cell table:formula="of:=DEGREES(ASIN(SIN(RADIANS([.R5]))*SIN(RADIANS([.P5]))))" office:value-type="float" office:value="-14.0218540958805" calcext:value-type="float">
            <text:p>-14.0218540958805</text:p>
          </table:table-cell>
          <table:table-cell table:formula="of:=TAN(RADIANS([.R5]/2))*TAN(RADIANS([.R5]/2))" office:value-type="float" office:value="0.043031846857908" calcext:value-type="float">
            <text:p>0.043031846857908</text:p>
          </table:table-cell>
          <table:table-cell table:formula="of:=4*DEGREES([.U5]*SIN(2*RADIANS([.I5]))-2*[.K5]*SIN(RADIANS([.J5]))+4*[.K5]*[.U5]*SIN(RADIANS([.J5]))*COS(2*RADIANS([.I5]))-0.5*[.U5]*[.U5]*SIN(4*RADIANS([.I5]))-1.25*[.K5]*[.K5]*SIN(2*RADIANS([.J5])))" office:value-type="float" office:value="-14.2302016280863" calcext:value-type="float">
            <text:p>-14.2302016280863</text:p>
          </table:table-cell>
          <table:table-cell table:formula="of:=DEGREES(ACOS(COS(RADIANS(90.833))/(COS(RADIANS([.$B$3]))*COS(RADIANS([.T5])))-TAN(RADIANS([.$B$3]))*TAN(RADIANS([.T5]))))" office:value-type="float" office:value="87.9475738395418" calcext:value-type="float">
            <text:p>87.9475738395418</text:p>
          </table:table-cell>
          <table:table-cell table:style-name="ce22" table:formula="of:=(720-4*[.$B$4]-[.V5]+[.$B$5]*60)/1440" office:value-type="time" office:time-value="PT12H14M29.192977685S" calcext:value-type="time">
            <text:p>12:14:29</text:p>
          </table:table-cell>
          <table:table-cell table:style-name="ce8" table:formula="of:=[.X5]-[.W5]*4/1440" office:value-type="time" office:time-value="PT06H22M41.775256195S" calcext:value-type="time">
            <text:p>6:22:41</text:p>
          </table:table-cell>
          <table:table-cell table:style-name="ce8" table:formula="of:=[.X5]+[.W5]*4/1440" office:value-type="time" office:time-value="PT18H06M16.610699175S" calcext:value-type="time">
            <text:p>18:06:16</text:p>
          </table:table-cell>
          <table:table-cell table:style-name="ce11" table:formula="of:=8*[.W5]" office:value-type="float" office:value="703.580590716335" calcext:value-type="float">
            <text:p>703.580590716335</text:p>
          </table:table-cell>
          <table:table-cell table:formula="of:=MOD([.E5]*1440+[.V5]+4*[.$B$4]-60*[.$B$5];1440)" office:value-type="float" office:value="9.51345037191368" calcext:value-type="float">
            <text:p>9.51345037191368</text:p>
          </table:table-cell>
          <table:table-cell table:formula="of:=IF([.AB5]/4&lt;0;[.AB5]/4+180;[.AB5]/4-180)" office:value-type="float" office:value="-177.621637407022" calcext:value-type="float">
            <text:p>-177.621637407022</text:p>
          </table:table-cell>
          <table:table-cell table:formula="of:=DEGREES(ACOS(SIN(RADIANS([.$B$3]))*SIN(RADIANS([.T5]))+COS(RADIANS([.$B$3]))*COS(RADIANS([.T5]))*COS(RADIANS([.AC5]))))" office:value-type="float" office:value="176.622316584661" calcext:value-type="float">
            <text:p>176.622316584661</text:p>
          </table:table-cell>
          <table:table-cell table:formula="of:=90-[.AD5]" office:value-type="float" office:value="-86.622316584661" calcext:value-type="float">
            <text:p>-86.622316584661</text:p>
          </table:table-cell>
          <table:table-cell table:formula="of:=IF([.AE5]&gt;85;0;IF([.AE5]&gt;5;58.1/TAN(RADIANS([.AE5]))-0.07/POWER(TAN(RADIANS([.AE5]));3)+0.000086/POWER(TAN(RADIANS([.AE5]));5);IF([.AE5]&gt;-0.575;1735+[.AE5]*(-518.2+[.AE5]*(103.4+[.AE5]*(-12.79+[.AE5]*0.711)));-20.772/TAN(RADIANS([.AE5])))))/3600" office:value-type="float" office:value="0.00034054588130762" calcext:value-type="float">
            <text:p>0.00034054588130762</text:p>
          </table:table-cell>
          <table:table-cell table:formula="of:=[.AE5]+[.AF5]" office:value-type="float" office:value="-86.6219760387797" calcext:value-type="float">
            <text:p>-86.6219760387797</text:p>
          </table:table-cell>
          <table:table-cell table:formula="of:=IF([.AC5]&gt;0;MOD(DEGREES(ACOS(((SIN(RADIANS([.$B$3]))*COS(RADIANS([.AD5])))-SIN(RADIANS([.T5])))/(COS(RADIANS([.$B$3]))*SIN(RADIANS([.AD5])))))+180;360);MOD(540-DEGREES(ACOS(((SIN(RADIANS([.$B$3]))*COS(RADIANS([.AD5])))-SIN(RADIANS([.T5])))/(COS(RADIANS([.$B$3]))*SIN(RADIANS([.AD5])))));360))" office:value-type="float" office:value="136.893331733493" calcext:value-type="float">
            <text:p>136.8933317334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5]+0.1/24" office:value-type="time" office:time-value="PT00H30M00S" calcext:value-type="time">
            <text:p>0:30:00</text:p>
          </table:table-cell>
          <table:table-cell table:style-name="ce9" table:formula="of:=[.D6]+2415018.5+[.E6]-[.$B$5]/24" office:value-type="float" office:value="2460352.22916667" calcext:value-type="float">
            <text:p>2460352.23</text:p>
          </table:table-cell>
          <table:table-cell table:style-name="ce10" table:formula="of:=([.F6]-2451545)/36525" office:value-type="float" office:value="0.24112879306412" calcext:value-type="float">
            <text:p>0.24112879</text:p>
          </table:table-cell>
          <table:table-cell/>
          <table:table-cell table:formula="of:=MOD(280.46646+[.G6]*(36000.76983+[.G6]*0.0003032);360)" office:value-type="float" office:value="321.288656116063" calcext:value-type="float">
            <text:p>321.288656116063</text:p>
          </table:table-cell>
          <table:table-cell table:formula="of:=357.52911+[.G6]*(35999.05029-0.0001537*[.G6])" office:value-type="float" office:value="9037.93664894566" calcext:value-type="float">
            <text:p>9037.93664894566</text:p>
          </table:table-cell>
          <table:table-cell table:formula="of:=0.016708634-[.G6]*(0.000042037+0.0000001267*[.G6])" office:value-type="float" office:value="0.0166984903021958" calcext:value-type="float">
            <text:p>0.0166984903021958</text:p>
          </table:table-cell>
          <table:table-cell table:formula="of:=SIN(RADIANS([.J6]))*(1.914602-[.G6]*(0.004817+0.000014*[.G6]))+SIN(RADIANS(2*[.J6]))*(0.019993-0.000101*[.G6])+SIN(RADIANS(3*[.J6]))*0.000289" office:value-type="float" office:value="1.19599237109357" calcext:value-type="float">
            <text:p>1.19599237109357</text:p>
          </table:table-cell>
          <table:table-cell table:formula="of:=[.I6]+[.L6]" office:value-type="float" office:value="322.484648487157" calcext:value-type="float">
            <text:p>322.484648487157</text:p>
          </table:table-cell>
          <table:table-cell table:formula="of:=[.J6]+[.L6]" office:value-type="float" office:value="9039.13264131675" calcext:value-type="float">
            <text:p>9039.13264131675</text:p>
          </table:table-cell>
          <table:table-cell table:formula="of:=(1.000001018*(1-[.K6]*[.K6]))/(1+[.K6]*COS(RADIANS([.N6])))" office:value-type="float" office:value="0.986938558779428" calcext:value-type="float">
            <text:p>0.986938558779428</text:p>
          </table:table-cell>
          <table:table-cell table:formula="of:=[.M6]-0.00569-0.00478*SIN(RADIANS(125.04-1934.136*[.G6]))" office:value-type="float" office:value="322.47742879264" calcext:value-type="float">
            <text:p>322.47742879264</text:p>
          </table:table-cell>
          <table:table-cell table:formula="of:=23+(26+((21.448-[.G6]*(46.815+[.G6]*(0.00059-[.G6]*0.001813))))/60)/60" office:value-type="float" office:value="23.4361554296296" calcext:value-type="float">
            <text:p>23.4361554296296</text:p>
          </table:table-cell>
          <table:table-cell table:formula="of:=[.Q6]+0.00256*COS(RADIANS(125.04-1934.136*[.G6]))" office:value-type="float" office:value="23.4385808014406" calcext:value-type="float">
            <text:p>23.4385808014406</text:p>
          </table:table-cell>
          <table:table-cell table:formula="of:=DEGREES(ATAN2(COS(RADIANS([.P6]));COS(RADIANS([.R6]))*SIN(RADIANS([.P6]))))" office:value-type="float" office:value="-35.1680249137069" calcext:value-type="float">
            <text:p>-35.1680249137069</text:p>
          </table:table-cell>
          <table:table-cell table:formula="of:=DEGREES(ASIN(SIN(RADIANS([.R6]))*SIN(RADIANS([.P6]))))" office:value-type="float" office:value="-14.0204833460195" calcext:value-type="float">
            <text:p>-14.0204833460195</text:p>
          </table:table-cell>
          <table:table-cell table:formula="of:=TAN(RADIANS([.R6]/2))*TAN(RADIANS([.R6]/2))" office:value-type="float" office:value="0.0430318468642197" calcext:value-type="float">
            <text:p>0.0430318468642197</text:p>
          </table:table-cell>
          <table:table-cell table:formula="of:=4*DEGREES([.U6]*SIN(2*RADIANS([.I6]))-2*[.K6]*SIN(RADIANS([.J6]))+4*[.K6]*[.U6]*SIN(RADIANS([.J6]))*COS(2*RADIANS([.I6]))-0.5*[.U6]*[.U6]*SIN(4*RADIANS([.I6]))-1.25*[.K6]*[.K6]*SIN(2*RADIANS([.J6])))" office:value-type="float" office:value="-14.2302095041527" calcext:value-type="float">
            <text:p>-14.2302095041527</text:p>
          </table:table-cell>
          <table:table-cell table:formula="of:=DEGREES(ACOS(COS(RADIANS(90.833))/(COS(RADIANS([.$B$3]))*COS(RADIANS([.T6])))-TAN(RADIANS([.$B$3]))*TAN(RADIANS([.T6]))))" office:value-type="float" office:value="87.9478668163669" calcext:value-type="float">
            <text:p>87.9478668163669</text:p>
          </table:table-cell>
          <table:table-cell table:style-name="ce22" table:formula="of:=(720-4*[.$B$4]-[.V6]+[.$B$5]*60)/1440" office:value-type="time" office:time-value="PT12H14M29.193450249S" calcext:value-type="time">
            <text:p>12:14:29</text:p>
          </table:table-cell>
          <table:table-cell table:style-name="ce8" table:formula="of:=[.X6]-[.W6]*4/1440" office:value-type="time" office:time-value="PT06H22M41.705414321S" calcext:value-type="time">
            <text:p>6:22:41</text:p>
          </table:table-cell>
          <table:table-cell table:style-name="ce8" table:formula="of:=[.X6]+[.W6]*4/1440" office:value-type="time" office:time-value="PT18H06M16.681486177S" calcext:value-type="time">
            <text:p>18:06:16</text:p>
          </table:table-cell>
          <table:table-cell table:style-name="ce11" table:formula="of:=8*[.W6]" office:value-type="float" office:value="703.582934530935" calcext:value-type="float">
            <text:p>703.582934530935</text:p>
          </table:table-cell>
          <table:table-cell table:formula="of:=MOD([.E6]*1440+[.V6]+4*[.$B$4]-60*[.$B$5];1440)" office:value-type="float" office:value="15.5134424958474" calcext:value-type="float">
            <text:p>15.5134424958474</text:p>
          </table:table-cell>
          <table:table-cell table:formula="of:=IF([.AB6]/4&lt;0;[.AB6]/4+180;[.AB6]/4-180)" office:value-type="float" office:value="-176.121639376038" calcext:value-type="float">
            <text:p>-176.121639376038</text:p>
          </table:table-cell>
          <table:table-cell table:formula="of:=DEGREES(ACOS(SIN(RADIANS([.$B$3]))*SIN(RADIANS([.T6]))+COS(RADIANS([.$B$3]))*COS(RADIANS([.T6]))*COS(RADIANS([.AC6]))))" office:value-type="float" office:value="175.491659930815" calcext:value-type="float">
            <text:p>175.491659930815</text:p>
          </table:table-cell>
          <table:table-cell table:formula="of:=90-[.AD6]" office:value-type="float" office:value="-85.4916599308149" calcext:value-type="float">
            <text:p>-85.4916599308149</text:p>
          </table:table-cell>
          <table:table-cell table:formula="of:=IF([.AE6]&gt;85;0;IF([.AE6]&gt;5;58.1/TAN(RADIANS([.AE6]))-0.07/POWER(TAN(RADIANS([.AE6]));3)+0.000086/POWER(TAN(RADIANS([.AE6]));5);IF([.AE6]&gt;-0.575;1735+[.AE6]*(-518.2+[.AE6]*(103.4+[.AE6]*(-12.79+[.AE6]*0.711)));-20.772/TAN(RADIANS([.AE6])))))/3600" office:value-type="float" office:value="0.000454953951133791" calcext:value-type="float">
            <text:p>0.000454953951133791</text:p>
          </table:table-cell>
          <table:table-cell table:formula="of:=[.AE6]+[.AF6]" office:value-type="float" office:value="-85.4912049768638" calcext:value-type="float">
            <text:p>-85.4912049768638</text:p>
          </table:table-cell>
          <table:table-cell table:formula="of:=IF([.AC6]&gt;0;MOD(DEGREES(ACOS(((SIN(RADIANS([.$B$3]))*COS(RADIANS([.AD6])))-SIN(RADIANS([.T6])))/(COS(RADIANS([.$B$3]))*SIN(RADIANS([.AD6])))))+180;360);MOD(540-DEGREES(ACOS(((SIN(RADIANS([.$B$3]))*COS(RADIANS([.AD6])))-SIN(RADIANS([.T6])))/(COS(RADIANS([.$B$3]))*SIN(RADIANS([.AD6])))));360))" office:value-type="float" office:value="123.398780399822" calcext:value-type="float">
            <text:p>123.398780399822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Date</text:p>
          </table:table-cell>
          <table:table-cell table:style-name="ce16" office:value-type="date" office:date-value="2024-02-12" calcext:value-type="date">
            <text:p>Feb 12, 2024</text:p>
          </table:table-cell>
          <table:table-cell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6]+0.1/24" office:value-type="time" office:time-value="PT00H36M00S" calcext:value-type="time">
            <text:p>0:36:00</text:p>
          </table:table-cell>
          <table:table-cell table:style-name="ce9" table:formula="of:=[.D7]+2415018.5+[.E7]-[.$B$5]/24" office:value-type="float" office:value="2460352.23333333" calcext:value-type="float">
            <text:p>2460352.23</text:p>
          </table:table-cell>
          <table:table-cell table:style-name="ce10" table:formula="of:=([.F7]-2451545)/36525" office:value-type="float" office:value="0.241128907141229" calcext:value-type="float">
            <text:p>0.24112891</text:p>
          </table:table-cell>
          <table:table-cell/>
          <table:table-cell table:formula="of:=MOD(280.46646+[.G7]*(36000.76983+[.G7]*0.0003032);360)" office:value-type="float" office:value="321.292762979836" calcext:value-type="float">
            <text:p>321.292762979836</text:p>
          </table:table-cell>
          <table:table-cell table:formula="of:=357.52911+[.G7]*(35999.05029-0.0001537*[.G7])" office:value-type="float" office:value="9037.94075561324" calcext:value-type="float">
            <text:p>9037.94075561324</text:p>
          </table:table-cell>
          <table:table-cell table:formula="of:=0.016708634-[.G7]*(0.000042037+0.0000001267*[.G7])" office:value-type="float" office:value="0.0166984902973934" calcext:value-type="float">
            <text:p>0.0166984902973934</text:p>
          </table:table-cell>
          <table:table-cell table:formula="of:=SIN(RADIANS([.J7]))*(1.914602-[.G7]*(0.004817+0.000014*[.G7]))+SIN(RADIANS(2*[.J7]))*(0.019993-0.000101*[.G7])+SIN(RADIANS(3*[.J7]))*0.000289" office:value-type="float" office:value="1.19610120652554" calcext:value-type="float">
            <text:p>1.19610120652554</text:p>
          </table:table-cell>
          <table:table-cell table:formula="of:=[.I7]+[.L7]" office:value-type="float" office:value="322.488864186362" calcext:value-type="float">
            <text:p>322.488864186362</text:p>
          </table:table-cell>
          <table:table-cell table:formula="of:=[.J7]+[.L7]" office:value-type="float" office:value="9039.13685681977" calcext:value-type="float">
            <text:p>9039.13685681977</text:p>
          </table:table-cell>
          <table:table-cell table:formula="of:=(1.000001018*(1-[.K7]*[.K7]))/(1+[.K7]*COS(RADIANS([.N7])))" office:value-type="float" office:value="0.986939314284656" calcext:value-type="float">
            <text:p>0.986939314284656</text:p>
          </table:table-cell>
          <table:table-cell table:formula="of:=[.M7]-0.00569-0.00478*SIN(RADIANS(125.04-1934.136*[.G7]))" office:value-type="float" office:value="322.481644509284" calcext:value-type="float">
            <text:p>322.481644509284</text:p>
          </table:table-cell>
          <table:table-cell table:formula="of:=23+(26+((21.448-[.G7]*(46.815+[.G7]*(0.00059-[.G7]*0.001813))))/60)/60" office:value-type="float" office:value="23.4361554281461" calcext:value-type="float">
            <text:p>23.4361554281461</text:p>
          </table:table-cell>
          <table:table-cell table:formula="of:=[.Q7]+0.00256*COS(RADIANS(125.04-1934.136*[.G7]))" office:value-type="float" office:value="23.438580803112" calcext:value-type="float">
            <text:p>23.438580803112</text:p>
          </table:table-cell>
          <table:table-cell table:formula="of:=DEGREES(ATAN2(COS(RADIANS([.P7]));COS(RADIANS([.R7]))*SIN(RADIANS([.P7]))))" office:value-type="float" office:value="-35.1639158959878" calcext:value-type="float">
            <text:p>-35.1639158959878</text:p>
          </table:table-cell>
          <table:table-cell table:formula="of:=DEGREES(ASIN(SIN(RADIANS([.R7]))*SIN(RADIANS([.P7]))))" office:value-type="float" office:value="-14.0191125291429" calcext:value-type="float">
            <text:p>-14.0191125291429</text:p>
          </table:table-cell>
          <table:table-cell table:formula="of:=TAN(RADIANS([.R7]/2))*TAN(RADIANS([.R7]/2))" office:value-type="float" office:value="0.0430318468705314" calcext:value-type="float">
            <text:p>0.0430318468705314</text:p>
          </table:table-cell>
          <table:table-cell table:formula="of:=4*DEGREES([.U7]*SIN(2*RADIANS([.I7]))-2*[.K7]*SIN(RADIANS([.J7]))+4*[.K7]*[.U7]*SIN(RADIANS([.J7]))*COS(2*RADIANS([.I7]))-0.5*[.U7]*[.U7]*SIN(4*RADIANS([.I7]))-1.25*[.K7]*[.K7]*SIN(2*RADIANS([.J7])))" office:value-type="float" office:value="-14.2302171558956" calcext:value-type="float">
            <text:p>-14.2302171558956</text:p>
          </table:table-cell>
          <table:table-cell table:formula="of:=DEGREES(ACOS(COS(RADIANS(90.833))/(COS(RADIANS([.$B$3]))*COS(RADIANS([.T7])))-TAN(RADIANS([.$B$3]))*TAN(RADIANS([.T7]))))" office:value-type="float" office:value="87.9481598044631" calcext:value-type="float">
            <text:p>87.9481598044631</text:p>
          </table:table-cell>
          <table:table-cell table:style-name="ce22" table:formula="of:=(720-4*[.$B$4]-[.V7]+[.$B$5]*60)/1440" office:value-type="time" office:time-value="PT12H14M29.193909354S" calcext:value-type="time">
            <text:p>12:14:29</text:p>
          </table:table-cell>
          <table:table-cell table:style-name="ce8" table:formula="of:=[.X7]-[.W7]*4/1440" office:value-type="time" office:time-value="PT06H22M41.635556283S" calcext:value-type="time">
            <text:p>6:22:41</text:p>
          </table:table-cell>
          <table:table-cell table:style-name="ce8" table:formula="of:=[.X7]+[.W7]*4/1440" office:value-type="time" office:time-value="PT18H06M16.752262425S" calcext:value-type="time">
            <text:p>18:06:16</text:p>
          </table:table-cell>
          <table:table-cell table:style-name="ce11" table:formula="of:=8*[.W7]" office:value-type="float" office:value="703.585278435705" calcext:value-type="float">
            <text:p>703.585278435705</text:p>
          </table:table-cell>
          <table:table-cell table:formula="of:=MOD([.E7]*1440+[.V7]+4*[.$B$4]-60*[.$B$5];1440)" office:value-type="float" office:value="21.5134348441044" calcext:value-type="float">
            <text:p>21.5134348441044</text:p>
          </table:table-cell>
          <table:table-cell table:formula="of:=IF([.AB7]/4&lt;0;[.AB7]/4+180;[.AB7]/4-180)" office:value-type="float" office:value="-174.621641288974" calcext:value-type="float">
            <text:p>-174.621641288974</text:p>
          </table:table-cell>
          <table:table-cell table:formula="of:=DEGREES(ACOS(SIN(RADIANS([.$B$3]))*SIN(RADIANS([.T7]))+COS(RADIANS([.$B$3]))*COS(RADIANS([.T7]))*COS(RADIANS([.AC7]))))" office:value-type="float" office:value="174.210377102547" calcext:value-type="float">
            <text:p>174.210377102547</text:p>
          </table:table-cell>
          <table:table-cell table:formula="of:=90-[.AD7]" office:value-type="float" office:value="-84.2103771025466" calcext:value-type="float">
            <text:p>-84.2103771025466</text:p>
          </table:table-cell>
          <table:table-cell table:formula="of:=IF([.AE7]&gt;85;0;IF([.AE7]&gt;5;58.1/TAN(RADIANS([.AE7]))-0.07/POWER(TAN(RADIANS([.AE7]));3)+0.000086/POWER(TAN(RADIANS([.AE7]));5);IF([.AE7]&gt;-0.575;1735+[.AE7]*(-518.2+[.AE7]*(103.4+[.AE7]*(-12.79+[.AE7]*0.711)));-20.772/TAN(RADIANS([.AE7])))))/3600" office:value-type="float" office:value="0.00058503943263468" calcext:value-type="float">
            <text:p>0.00058503943263468</text:p>
          </table:table-cell>
          <table:table-cell table:formula="of:=[.AE7]+[.AF7]" office:value-type="float" office:value="-84.2097920631139" calcext:value-type="float">
            <text:p>-84.2097920631139</text:p>
          </table:table-cell>
          <table:table-cell table:formula="of:=IF([.AC7]&gt;0;MOD(DEGREES(ACOS(((SIN(RADIANS([.$B$3]))*COS(RADIANS([.AD7])))-SIN(RADIANS([.T7])))/(COS(RADIANS([.$B$3]))*SIN(RADIANS([.AD7])))))+180;360);MOD(540-DEGREES(ACOS(((SIN(RADIANS([.$B$3]))*COS(RADIANS([.AD7])))-SIN(RADIANS([.T7])))/(COS(RADIANS([.$B$3]))*SIN(RADIANS([.AD7])))));360))" office:value-type="float" office:value="115.643216698197" calcext:value-type="float">
            <text:p>115.64321669819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7]+0.1/24" office:value-type="time" office:time-value="PT00H42M00S" calcext:value-type="time">
            <text:p>0:42:00</text:p>
          </table:table-cell>
          <table:table-cell table:style-name="ce9" table:formula="of:=[.D8]+2415018.5+[.E8]-[.$B$5]/24" office:value-type="float" office:value="2460352.2375" calcext:value-type="float">
            <text:p>2460352.24</text:p>
          </table:table-cell>
          <table:table-cell table:style-name="ce10" table:formula="of:=([.F8]-2451545)/36525" office:value-type="float" office:value="0.241129021218351" calcext:value-type="float">
            <text:p>0.24112902</text:p>
          </table:table-cell>
          <table:table-cell/>
          <table:table-cell table:formula="of:=MOD(280.46646+[.G8]*(36000.76983+[.G8]*0.0003032);360)" office:value-type="float" office:value="321.296869844069" calcext:value-type="float">
            <text:p>321.296869844069</text:p>
          </table:table-cell>
          <table:table-cell table:formula="of:=357.52911+[.G8]*(35999.05029-0.0001537*[.G8])" office:value-type="float" office:value="9037.94486228129" calcext:value-type="float">
            <text:p>9037.94486228129</text:p>
          </table:table-cell>
          <table:table-cell table:formula="of:=0.016708634-[.G8]*(0.000042037+0.0000001267*[.G8])" office:value-type="float" office:value="0.016698490292591" calcext:value-type="float">
            <text:p>0.016698490292591</text:p>
          </table:table-cell>
          <table:table-cell table:formula="of:=SIN(RADIANS([.J8]))*(1.914602-[.G8]*(0.004817+0.000014*[.G8]))+SIN(RADIANS(2*[.J8]))*(0.019993-0.000101*[.G8])+SIN(RADIANS(3*[.J8]))*0.000289" office:value-type="float" office:value="1.1962100355157" calcext:value-type="float">
            <text:p>1.1962100355157</text:p>
          </table:table-cell>
          <table:table-cell table:formula="of:=[.I8]+[.L8]" office:value-type="float" office:value="322.493079879585" calcext:value-type="float">
            <text:p>322.493079879585</text:p>
          </table:table-cell>
          <table:table-cell table:formula="of:=[.J8]+[.L8]" office:value-type="float" office:value="9039.14107231681" calcext:value-type="float">
            <text:p>9039.14107231681</text:p>
          </table:table-cell>
          <table:table-cell table:formula="of:=(1.000001018*(1-[.K8]*[.K8]))/(1+[.K8]*COS(RADIANS([.N8])))" office:value-type="float" office:value="0.98694006985828" calcext:value-type="float">
            <text:p>0.98694006985828</text:p>
          </table:table-cell>
          <table:table-cell table:formula="of:=[.M8]-0.00569-0.00478*SIN(RADIANS(125.04-1934.136*[.G8]))" office:value-type="float" office:value="322.485860219947" calcext:value-type="float">
            <text:p>322.485860219947</text:p>
          </table:table-cell>
          <table:table-cell table:formula="of:=23+(26+((21.448-[.G8]*(46.815+[.G8]*(0.00059-[.G8]*0.001813))))/60)/60" office:value-type="float" office:value="23.4361554266626" calcext:value-type="float">
            <text:p>23.4361554266626</text:p>
          </table:table-cell>
          <table:table-cell table:formula="of:=[.Q8]+0.00256*COS(RADIANS(125.04-1934.136*[.G8]))" office:value-type="float" office:value="23.4385808047833" calcext:value-type="float">
            <text:p>23.4385808047833</text:p>
          </table:table-cell>
          <table:table-cell table:formula="of:=DEGREES(ATAN2(COS(RADIANS([.P8]));COS(RADIANS([.R8]))*SIN(RADIANS([.P8]))))" office:value-type="float" office:value="-35.159806933192" calcext:value-type="float">
            <text:p>-35.159806933192</text:p>
          </table:table-cell>
          <table:table-cell table:formula="of:=DEGREES(ASIN(SIN(RADIANS([.R8]))*SIN(RADIANS([.P8]))))" office:value-type="float" office:value="-14.0177416449529" calcext:value-type="float">
            <text:p>-14.0177416449529</text:p>
          </table:table-cell>
          <table:table-cell table:formula="of:=TAN(RADIANS([.R8]/2))*TAN(RADIANS([.R8]/2))" office:value-type="float" office:value="0.0430318468768428" calcext:value-type="float">
            <text:p>0.0430318468768428</text:p>
          </table:table-cell>
          <table:table-cell table:formula="of:=4*DEGREES([.U8]*SIN(2*RADIANS([.I8]))-2*[.K8]*SIN(RADIANS([.J8]))+4*[.K8]*[.U8]*SIN(RADIANS([.J8]))*COS(2*RADIANS([.I8]))-0.5*[.U8]*[.U8]*SIN(4*RADIANS([.I8]))-1.25*[.K8]*[.K8]*SIN(2*RADIANS([.J8])))" office:value-type="float" office:value="-14.2302245833292" calcext:value-type="float">
            <text:p>-14.2302245833292</text:p>
          </table:table-cell>
          <table:table-cell table:formula="of:=DEGREES(ACOS(COS(RADIANS(90.833))/(COS(RADIANS([.$B$3]))*COS(RADIANS([.T8])))-TAN(RADIANS([.$B$3]))*TAN(RADIANS([.T8]))))" office:value-type="float" office:value="87.948452803894" calcext:value-type="float">
            <text:p>87.948452803894</text:p>
          </table:table-cell>
          <table:table-cell table:style-name="ce22" table:formula="of:=(720-4*[.$B$4]-[.V8]+[.$B$5]*60)/1440" office:value-type="time" office:time-value="PT12H14M29.194355S" calcext:value-type="time">
            <text:p>12:14:29</text:p>
          </table:table-cell>
          <table:table-cell table:style-name="ce8" table:formula="of:=[.X8]-[.W8]*4/1440" office:value-type="time" office:time-value="PT06H22M41.565682065S" calcext:value-type="time">
            <text:p>6:22:41</text:p>
          </table:table-cell>
          <table:table-cell table:style-name="ce8" table:formula="of:=[.X8]+[.W8]*4/1440" office:value-type="time" office:time-value="PT18H06M16.823027934S" calcext:value-type="time">
            <text:p>18:06:16</text:p>
          </table:table-cell>
          <table:table-cell table:style-name="ce11" table:formula="of:=8*[.W8]" office:value-type="float" office:value="703.587622431152" calcext:value-type="float">
            <text:p>703.587622431152</text:p>
          </table:table-cell>
          <table:table-cell table:formula="of:=MOD([.E8]*1440+[.V8]+4*[.$B$4]-60*[.$B$5];1440)" office:value-type="float" office:value="27.5134274166708" calcext:value-type="float">
            <text:p>27.5134274166708</text:p>
          </table:table-cell>
          <table:table-cell table:formula="of:=IF([.AB8]/4&lt;0;[.AB8]/4+180;[.AB8]/4-180)" office:value-type="float" office:value="-173.121643145832" calcext:value-type="float">
            <text:p>-173.121643145832</text:p>
          </table:table-cell>
          <table:table-cell table:formula="of:=DEGREES(ACOS(SIN(RADIANS([.$B$3]))*SIN(RADIANS([.T8]))+COS(RADIANS([.$B$3]))*COS(RADIANS([.T8]))*COS(RADIANS([.AC8]))))" office:value-type="float" office:value="172.859118961431" calcext:value-type="float">
            <text:p>172.859118961431</text:p>
          </table:table-cell>
          <table:table-cell table:formula="of:=90-[.AD8]" office:value-type="float" office:value="-82.8591189614309" calcext:value-type="float">
            <text:p>-82.8591189614309</text:p>
          </table:table-cell>
          <table:table-cell table:formula="of:=IF([.AE8]&gt;85;0;IF([.AE8]&gt;5;58.1/TAN(RADIANS([.AE8]))-0.07/POWER(TAN(RADIANS([.AE8]));3)+0.000086/POWER(TAN(RADIANS([.AE8]));5);IF([.AE8]&gt;-0.575;1735+[.AE8]*(-518.2+[.AE8]*(103.4+[.AE8]*(-12.79+[.AE8]*0.711)));-20.772/TAN(RADIANS([.AE8])))))/3600" office:value-type="float" office:value="0.000722872681136223" calcext:value-type="float">
            <text:p>0.000722872681136223</text:p>
          </table:table-cell>
          <table:table-cell table:formula="of:=[.AE8]+[.AF8]" office:value-type="float" office:value="-82.8583960887497" calcext:value-type="float">
            <text:p>-82.8583960887497</text:p>
          </table:table-cell>
          <table:table-cell table:formula="of:=IF([.AC8]&gt;0;MOD(DEGREES(ACOS(((SIN(RADIANS([.$B$3]))*COS(RADIANS([.AD8])))-SIN(RADIANS([.T8])))/(COS(RADIANS([.$B$3]))*SIN(RADIANS([.AD8])))))+180;360);MOD(540-DEGREES(ACOS(((SIN(RADIANS([.$B$3]))*COS(RADIANS([.AD8])))-SIN(RADIANS([.T8])))/(COS(RADIANS([.$B$3]))*SIN(RADIANS([.AD8])))));360))" office:value-type="float" office:value="110.81594507422" calcext:value-type="float">
            <text:p>110.81594507422</text:p>
          </table:table-cell>
          <table:table-cell table:number-columns-repeated="990"/>
        </table:table-row>
        <table:table-row table:style-name="ro2">
          <table:table-cell>
            <draw:frame table:end-cell-address="Calculations.C22" table:end-x="1.1965in" table:end-y="0.0094in" draw:z-index="0" draw:style-name="gr1" draw:text-style-name="P1" svg:width="3.4343in" svg:height="2.4736in" svg:x="0in" svg:y="0.028in">
              <draw:object draw:notify-on-update-of-ranges="Calculations.AG2:Calculations.AG241 Calculations.AH1:Calculations.AH1 Calculations.AH2:Calculations.AH24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8]+0.1/24" office:value-type="time" office:time-value="PT00H48M00S" calcext:value-type="time">
            <text:p>0:48:00</text:p>
          </table:table-cell>
          <table:table-cell table:style-name="ce9" table:formula="of:=[.D9]+2415018.5+[.E9]-[.$B$5]/24" office:value-type="float" office:value="2460352.24166667" calcext:value-type="float">
            <text:p>2460352.24</text:p>
          </table:table-cell>
          <table:table-cell table:style-name="ce10" table:formula="of:=([.F9]-2451545)/36525" office:value-type="float" office:value="0.241129135295461" calcext:value-type="float">
            <text:p>0.24112914</text:p>
          </table:table-cell>
          <table:table-cell/>
          <table:table-cell table:formula="of:=MOD(280.46646+[.G9]*(36000.76983+[.G9]*0.0003032);360)" office:value-type="float" office:value="321.300976707842" calcext:value-type="float">
            <text:p>321.300976707842</text:p>
          </table:table-cell>
          <table:table-cell table:formula="of:=357.52911+[.G9]*(35999.05029-0.0001537*[.G9])" office:value-type="float" office:value="9037.94896894888" calcext:value-type="float">
            <text:p>9037.94896894888</text:p>
          </table:table-cell>
          <table:table-cell table:formula="of:=0.016708634-[.G9]*(0.000042037+0.0000001267*[.G9])" office:value-type="float" office:value="0.0166984902877886" calcext:value-type="float">
            <text:p>0.0166984902877886</text:p>
          </table:table-cell>
          <table:table-cell table:formula="of:=SIN(RADIANS([.J9]))*(1.914602-[.G9]*(0.004817+0.000014*[.G9]))+SIN(RADIANS(2*[.J9]))*(0.019993-0.000101*[.G9])+SIN(RADIANS(3*[.J9]))*0.000289" office:value-type="float" office:value="1.19631885803894" calcext:value-type="float">
            <text:p>1.19631885803894</text:p>
          </table:table-cell>
          <table:table-cell table:formula="of:=[.I9]+[.L9]" office:value-type="float" office:value="322.497295565881" calcext:value-type="float">
            <text:p>322.497295565881</text:p>
          </table:table-cell>
          <table:table-cell table:formula="of:=[.J9]+[.L9]" office:value-type="float" office:value="9039.14528780692" calcext:value-type="float">
            <text:p>9039.14528780692</text:p>
          </table:table-cell>
          <table:table-cell table:formula="of:=(1.000001018*(1-[.K9]*[.K9]))/(1+[.K9]*COS(RADIANS([.N9])))" office:value-type="float" office:value="0.986940825500126" calcext:value-type="float">
            <text:p>0.986940825500126</text:p>
          </table:table-cell>
          <table:table-cell table:formula="of:=[.M9]-0.00569-0.00478*SIN(RADIANS(125.04-1934.136*[.G9]))" office:value-type="float" office:value="322.490075923682" calcext:value-type="float">
            <text:p>322.490075923682</text:p>
          </table:table-cell>
          <table:table-cell table:formula="of:=23+(26+((21.448-[.G9]*(46.815+[.G9]*(0.00059-[.G9]*0.001813))))/60)/60" office:value-type="float" office:value="23.4361554251792" calcext:value-type="float">
            <text:p>23.4361554251792</text:p>
          </table:table-cell>
          <table:table-cell table:formula="of:=[.Q9]+0.00256*COS(RADIANS(125.04-1934.136*[.G9]))" office:value-type="float" office:value="23.4385808064546" calcext:value-type="float">
            <text:p>23.4385808064546</text:p>
          </table:table-cell>
          <table:table-cell table:formula="of:=DEGREES(ATAN2(COS(RADIANS([.P9]));COS(RADIANS([.R9]))*SIN(RADIANS([.P9]))))" office:value-type="float" office:value="-35.1556980262379" calcext:value-type="float">
            <text:p>-35.1556980262379</text:p>
          </table:table-cell>
          <table:table-cell table:formula="of:=DEGREES(ASIN(SIN(RADIANS([.R9]))*SIN(RADIANS([.P9]))))" office:value-type="float" office:value="-14.0163706937653" calcext:value-type="float">
            <text:p>-14.0163706937653</text:p>
          </table:table-cell>
          <table:table-cell table:formula="of:=TAN(RADIANS([.R9]/2))*TAN(RADIANS([.R9]/2))" office:value-type="float" office:value="0.0430318468831542" calcext:value-type="float">
            <text:p>0.0430318468831542</text:p>
          </table:table-cell>
          <table:table-cell table:formula="of:=4*DEGREES([.U9]*SIN(2*RADIANS([.I9]))-2*[.K9]*SIN(RADIANS([.J9]))+4*[.K9]*[.U9]*SIN(RADIANS([.J9]))*COS(2*RADIANS([.I9]))-0.5*[.U9]*[.U9]*SIN(4*RADIANS([.I9]))-1.25*[.K9]*[.K9]*SIN(2*RADIANS([.J9])))" office:value-type="float" office:value="-14.2302317864622" calcext:value-type="float">
            <text:p>-14.2302317864622</text:p>
          </table:table-cell>
          <table:table-cell table:formula="of:=DEGREES(ACOS(COS(RADIANS(90.833))/(COS(RADIANS([.$B$3]))*COS(RADIANS([.T9])))-TAN(RADIANS([.$B$3]))*TAN(RADIANS([.T9]))))" office:value-type="float" office:value="87.948745814592" calcext:value-type="float">
            <text:p>87.948745814592</text:p>
          </table:table-cell>
          <table:table-cell table:style-name="ce22" table:formula="of:=(720-4*[.$B$4]-[.V9]+[.$B$5]*60)/1440" office:value-type="time" office:time-value="PT12H14M29.194787188S" calcext:value-type="time">
            <text:p>12:14:29</text:p>
          </table:table-cell>
          <table:table-cell table:style-name="ce8" table:formula="of:=[.X9]-[.W9]*4/1440" office:value-type="time" office:time-value="PT06H22M41.495791686S" calcext:value-type="time">
            <text:p>6:22:41</text:p>
          </table:table-cell>
          <table:table-cell table:style-name="ce8" table:formula="of:=[.X9]+[.W9]*4/1440" office:value-type="time" office:time-value="PT18H06M16.89378269S" calcext:value-type="time">
            <text:p>18:06:16</text:p>
          </table:table-cell>
          <table:table-cell table:style-name="ce11" table:formula="of:=8*[.W9]" office:value-type="float" office:value="703.589966516736" calcext:value-type="float">
            <text:p>703.589966516736</text:p>
          </table:table-cell>
          <table:table-cell table:formula="of:=MOD([.E9]*1440+[.V9]+4*[.$B$4]-60*[.$B$5];1440)" office:value-type="float" office:value="33.5134202135378" calcext:value-type="float">
            <text:p>33.5134202135378</text:p>
          </table:table-cell>
          <table:table-cell table:formula="of:=IF([.AB9]/4&lt;0;[.AB9]/4+180;[.AB9]/4-180)" office:value-type="float" office:value="-171.621644946616" calcext:value-type="float">
            <text:p>-171.621644946616</text:p>
          </table:table-cell>
          <table:table-cell table:formula="of:=DEGREES(ACOS(SIN(RADIANS([.$B$3]))*SIN(RADIANS([.T9]))+COS(RADIANS([.$B$3]))*COS(RADIANS([.T9]))*COS(RADIANS([.AC9]))))" office:value-type="float" office:value="171.471110378552" calcext:value-type="float">
            <text:p>171.471110378552</text:p>
          </table:table-cell>
          <table:table-cell table:formula="of:=90-[.AD9]" office:value-type="float" office:value="-81.4711103785517" calcext:value-type="float">
            <text:p>-81.4711103785517</text:p>
          </table:table-cell>
          <table:table-cell table:formula="of:=IF([.AE9]&gt;85;0;IF([.AE9]&gt;5;58.1/TAN(RADIANS([.AE9]))-0.07/POWER(TAN(RADIANS([.AE9]));3)+0.000086/POWER(TAN(RADIANS([.AE9]));5);IF([.AE9]&gt;-0.575;1735+[.AE9]*(-518.2+[.AE9]*(103.4+[.AE9]*(-12.79+[.AE9]*0.711)));-20.772/TAN(RADIANS([.AE9])))))/3600" office:value-type="float" office:value="0.000865306827839837" calcext:value-type="float">
            <text:p>0.000865306827839837</text:p>
          </table:table-cell>
          <table:table-cell table:formula="of:=[.AE9]+[.AF9]" office:value-type="float" office:value="-81.4702450717239" calcext:value-type="float">
            <text:p>-81.4702450717239</text:p>
          </table:table-cell>
          <table:table-cell table:formula="of:=IF([.AC9]&gt;0;MOD(DEGREES(ACOS(((SIN(RADIANS([.$B$3]))*COS(RADIANS([.AD9])))-SIN(RADIANS([.T9])))/(COS(RADIANS([.$B$3]))*SIN(RADIANS([.AD9])))))+180;360);MOD(540-DEGREES(ACOS(((SIN(RADIANS([.$B$3]))*COS(RADIANS([.AD9])))-SIN(RADIANS([.T9])))/(COS(RADIANS([.$B$3]))*SIN(RADIANS([.AD9])))));360))" office:value-type="float" office:value="107.593408842581" calcext:value-type="float">
            <text:p>107.59340884258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9]+0.1/24" office:value-type="time" office:time-value="PT00H54M00S" calcext:value-type="time">
            <text:p>0:54:00</text:p>
          </table:table-cell>
          <table:table-cell table:style-name="ce9" table:formula="of:=[.D10]+2415018.5+[.E10]-[.$B$5]/24" office:value-type="float" office:value="2460352.24583333" calcext:value-type="float">
            <text:p>2460352.25</text:p>
          </table:table-cell>
          <table:table-cell table:style-name="ce10" table:formula="of:=([.F10]-2451545)/36525" office:value-type="float" office:value="0.241129249372583" calcext:value-type="float">
            <text:p>0.24112925</text:p>
          </table:table-cell>
          <table:table-cell/>
          <table:table-cell table:formula="of:=MOD(280.46646+[.G10]*(36000.76983+[.G10]*0.0003032);360)" office:value-type="float" office:value="321.305083572071" calcext:value-type="float">
            <text:p>321.305083572071</text:p>
          </table:table-cell>
          <table:table-cell table:formula="of:=357.52911+[.G10]*(35999.05029-0.0001537*[.G10])" office:value-type="float" office:value="9037.95307561693" calcext:value-type="float">
            <text:p>9037.95307561693</text:p>
          </table:table-cell>
          <table:table-cell table:formula="of:=0.016708634-[.G10]*(0.000042037+0.0000001267*[.G10])" office:value-type="float" office:value="0.0166984902829861" calcext:value-type="float">
            <text:p>0.0166984902829861</text:p>
          </table:table-cell>
          <table:table-cell table:formula="of:=SIN(RADIANS([.J10]))*(1.914602-[.G10]*(0.004817+0.000014*[.G10]))+SIN(RADIANS(2*[.J10]))*(0.019993-0.000101*[.G10])+SIN(RADIANS(3*[.J10]))*0.000289" office:value-type="float" office:value="1.19642767411911" calcext:value-type="float">
            <text:p>1.19642767411911</text:p>
          </table:table-cell>
          <table:table-cell table:formula="of:=[.I10]+[.L10]" office:value-type="float" office:value="322.501511246191" calcext:value-type="float">
            <text:p>322.501511246191</text:p>
          </table:table-cell>
          <table:table-cell table:formula="of:=[.J10]+[.L10]" office:value-type="float" office:value="9039.14950329104" calcext:value-type="float">
            <text:p>9039.14950329104</text:p>
          </table:table-cell>
          <table:table-cell table:formula="of:=(1.000001018*(1-[.K10]*[.K10]))/(1+[.K10]*COS(RADIANS([.N10])))" office:value-type="float" office:value="0.986941581210358" calcext:value-type="float">
            <text:p>0.986941581210358</text:p>
          </table:table-cell>
          <table:table-cell table:formula="of:=[.M10]-0.00569-0.00478*SIN(RADIANS(125.04-1934.136*[.G10]))" office:value-type="float" office:value="322.494291621431" calcext:value-type="float">
            <text:p>322.494291621431</text:p>
          </table:table-cell>
          <table:table-cell table:formula="of:=23+(26+((21.448-[.G10]*(46.815+[.G10]*(0.00059-[.G10]*0.001813))))/60)/60" office:value-type="float" office:value="23.4361554236957" calcext:value-type="float">
            <text:p>23.4361554236957</text:p>
          </table:table-cell>
          <table:table-cell table:formula="of:=[.Q10]+0.00256*COS(RADIANS(125.04-1934.136*[.G10]))" office:value-type="float" office:value="23.4385808081259" calcext:value-type="float">
            <text:p>23.4385808081259</text:p>
          </table:table-cell>
          <table:table-cell table:formula="of:=DEGREES(ATAN2(COS(RADIANS([.P10]));COS(RADIANS([.R10]))*SIN(RADIANS([.P10]))))" office:value-type="float" office:value="-35.1515891742052" calcext:value-type="float">
            <text:p>-35.1515891742052</text:p>
          </table:table-cell>
          <table:table-cell table:formula="of:=DEGREES(ASIN(SIN(RADIANS([.R10]))*SIN(RADIANS([.P10]))))" office:value-type="float" office:value="-14.0149996752822" calcext:value-type="float">
            <text:p>-14.0149996752822</text:p>
          </table:table-cell>
          <table:table-cell table:formula="of:=TAN(RADIANS([.R10]/2))*TAN(RADIANS([.R10]/2))" office:value-type="float" office:value="0.0430318468894654" calcext:value-type="float">
            <text:p>0.0430318468894654</text:p>
          </table:table-cell>
          <table:table-cell table:formula="of:=4*DEGREES([.U10]*SIN(2*RADIANS([.I10]))-2*[.K10]*SIN(RADIANS([.J10]))+4*[.K10]*[.U10]*SIN(RADIANS([.J10]))*COS(2*RADIANS([.I10]))-0.5*[.U10]*[.U10]*SIN(4*RADIANS([.I10]))-1.25*[.K10]*[.K10]*SIN(2*RADIANS([.J10])))" office:value-type="float" office:value="-14.230238765308" calcext:value-type="float">
            <text:p>-14.230238765308</text:p>
          </table:table-cell>
          <table:table-cell table:formula="of:=DEGREES(ACOS(COS(RADIANS(90.833))/(COS(RADIANS([.$B$3]))*COS(RADIANS([.T10])))-TAN(RADIANS([.$B$3]))*TAN(RADIANS([.T10]))))" office:value-type="float" office:value="87.9490388366207" calcext:value-type="float">
            <text:p>87.9490388366207</text:p>
          </table:table-cell>
          <table:table-cell table:style-name="ce22" table:formula="of:=(720-4*[.$B$4]-[.V10]+[.$B$5]*60)/1440" office:value-type="time" office:time-value="PT12H14M29.195205918S" calcext:value-type="time">
            <text:p>12:14:29</text:p>
          </table:table-cell>
          <table:table-cell table:style-name="ce8" table:formula="of:=[.X10]-[.W10]*4/1440" office:value-type="time" office:time-value="PT06H22M41.42588513S" calcext:value-type="time">
            <text:p>6:22:41</text:p>
          </table:table-cell>
          <table:table-cell table:style-name="ce8" table:formula="of:=[.X10]+[.W10]*4/1440" office:value-type="time" office:time-value="PT18H06M16.964526707S" calcext:value-type="time">
            <text:p>18:06:16</text:p>
          </table:table-cell>
          <table:table-cell table:style-name="ce11" table:formula="of:=8*[.W10]" office:value-type="float" office:value="703.592310692966" calcext:value-type="float">
            <text:p>703.592310692966</text:p>
          </table:table-cell>
          <table:table-cell table:formula="of:=MOD([.E10]*1440+[.V10]+4*[.$B$4]-60*[.$B$5];1440)" office:value-type="float" office:value="39.5134132346921" calcext:value-type="float">
            <text:p>39.5134132346921</text:p>
          </table:table-cell>
          <table:table-cell table:formula="of:=IF([.AB10]/4&lt;0;[.AB10]/4+180;[.AB10]/4-180)" office:value-type="float" office:value="-170.121646691327" calcext:value-type="float">
            <text:p>-170.121646691327</text:p>
          </table:table-cell>
          <table:table-cell table:formula="of:=DEGREES(ACOS(SIN(RADIANS([.$B$3]))*SIN(RADIANS([.T10]))+COS(RADIANS([.$B$3]))*COS(RADIANS([.T10]))*COS(RADIANS([.AC10]))))" office:value-type="float" office:value="170.061770930647" calcext:value-type="float">
            <text:p>170.061770930647</text:p>
          </table:table-cell>
          <table:table-cell table:formula="of:=90-[.AD10]" office:value-type="float" office:value="-80.0617709306468" calcext:value-type="float">
            <text:p>-80.0617709306468</text:p>
          </table:table-cell>
          <table:table-cell table:formula="of:=IF([.AE10]&gt;85;0;IF([.AE10]&gt;5;58.1/TAN(RADIANS([.AE10]))-0.07/POWER(TAN(RADIANS([.AE10]));3)+0.000086/POWER(TAN(RADIANS([.AE10]));5);IF([.AE10]&gt;-0.575;1735+[.AE10]*(-518.2+[.AE10]*(103.4+[.AE10]*(-12.79+[.AE10]*0.711)));-20.772/TAN(RADIANS([.AE10])))))/3600" office:value-type="float" office:value="0.00101099381476772" calcext:value-type="float">
            <text:p>0.00101099381476772</text:p>
          </table:table-cell>
          <table:table-cell table:formula="of:=[.AE10]+[.AF10]" office:value-type="float" office:value="-80.060759936832" calcext:value-type="float">
            <text:p>-80.060759936832</text:p>
          </table:table-cell>
          <table:table-cell table:formula="of:=IF([.AC10]&gt;0;MOD(DEGREES(ACOS(((SIN(RADIANS([.$B$3]))*COS(RADIANS([.AD10])))-SIN(RADIANS([.T10])))/(COS(RADIANS([.$B$3]))*SIN(RADIANS([.AD10])))))+180;360);MOD(540-DEGREES(ACOS(((SIN(RADIANS([.$B$3]))*COS(RADIANS([.AD10])))-SIN(RADIANS([.T10])))/(COS(RADIANS([.$B$3]))*SIN(RADIANS([.AD10])))));360))" office:value-type="float" office:value="105.324364036288" calcext:value-type="float">
            <text:p>105.32436403628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0]+0.1/24" office:value-type="time" office:time-value="PT01H00M00S" calcext:value-type="time">
            <text:p>1:00:00</text:p>
          </table:table-cell>
          <table:table-cell table:style-name="ce9" table:formula="of:=[.D11]+2415018.5+[.E11]-[.$B$5]/24" office:value-type="float" office:value="2460352.25" calcext:value-type="float">
            <text:p>2460352.25</text:p>
          </table:table-cell>
          <table:table-cell table:style-name="ce10" table:formula="of:=([.F11]-2451545)/36525" office:value-type="float" office:value="0.241129363449692" calcext:value-type="float">
            <text:p>0.24112936</text:p>
          </table:table-cell>
          <table:table-cell/>
          <table:table-cell table:formula="of:=MOD(280.46646+[.G11]*(36000.76983+[.G11]*0.0003032);360)" office:value-type="float" office:value="321.309190435844" calcext:value-type="float">
            <text:p>321.309190435844</text:p>
          </table:table-cell>
          <table:table-cell table:formula="of:=357.52911+[.G11]*(35999.05029-0.0001537*[.G11])" office:value-type="float" office:value="9037.95718228451" calcext:value-type="float">
            <text:p>9037.95718228451</text:p>
          </table:table-cell>
          <table:table-cell table:formula="of:=0.016708634-[.G11]*(0.000042037+0.0000001267*[.G11])" office:value-type="float" office:value="0.0166984902781837" calcext:value-type="float">
            <text:p>0.0166984902781837</text:p>
          </table:table-cell>
          <table:table-cell table:formula="of:=SIN(RADIANS([.J11]))*(1.914602-[.G11]*(0.004817+0.000014*[.G11]))+SIN(RADIANS(2*[.J11]))*(0.019993-0.000101*[.G11])+SIN(RADIANS(3*[.J11]))*0.000289" office:value-type="float" office:value="1.19653648373135" calcext:value-type="float">
            <text:p>1.19653648373135</text:p>
          </table:table-cell>
          <table:table-cell table:formula="of:=[.I11]+[.L11]" office:value-type="float" office:value="322.505726919576" calcext:value-type="float">
            <text:p>322.505726919576</text:p>
          </table:table-cell>
          <table:table-cell table:formula="of:=[.J11]+[.L11]" office:value-type="float" office:value="9039.15371876824" calcext:value-type="float">
            <text:p>9039.15371876824</text:p>
          </table:table-cell>
          <table:table-cell table:formula="of:=(1.000001018*(1-[.K11]*[.K11]))/(1+[.K11]*COS(RADIANS([.N11])))" office:value-type="float" office:value="0.986942336988805" calcext:value-type="float">
            <text:p>0.986942336988805</text:p>
          </table:table-cell>
          <table:table-cell table:formula="of:=[.M11]-0.00569-0.00478*SIN(RADIANS(125.04-1934.136*[.G11]))" office:value-type="float" office:value="322.498507312256" calcext:value-type="float">
            <text:p>322.498507312256</text:p>
          </table:table-cell>
          <table:table-cell table:formula="of:=23+(26+((21.448-[.G11]*(46.815+[.G11]*(0.00059-[.G11]*0.001813))))/60)/60" office:value-type="float" office:value="23.4361554222122" calcext:value-type="float">
            <text:p>23.4361554222122</text:p>
          </table:table-cell>
          <table:table-cell table:formula="of:=[.Q11]+0.00256*COS(RADIANS(125.04-1934.136*[.G11]))" office:value-type="float" office:value="23.4385808097971" calcext:value-type="float">
            <text:p>23.4385808097971</text:p>
          </table:table-cell>
          <table:table-cell table:formula="of:=DEGREES(ATAN2(COS(RADIANS([.P11]));COS(RADIANS([.R11]))*SIN(RADIANS([.P11]))))" office:value-type="float" office:value="-35.1474803780048" calcext:value-type="float">
            <text:p>-35.1474803780048</text:p>
          </table:table-cell>
          <table:table-cell table:formula="of:=DEGREES(ASIN(SIN(RADIANS([.R11]))*SIN(RADIANS([.P11]))))" office:value-type="float" office:value="-14.013628589817" calcext:value-type="float">
            <text:p>-14.013628589817</text:p>
          </table:table-cell>
          <table:table-cell table:formula="of:=TAN(RADIANS([.R11]/2))*TAN(RADIANS([.R11]/2))" office:value-type="float" office:value="0.0430318468957764" calcext:value-type="float">
            <text:p>0.0430318468957764</text:p>
          </table:table-cell>
          <table:table-cell table:formula="of:=4*DEGREES([.U11]*SIN(2*RADIANS([.I11]))-2*[.K11]*SIN(RADIANS([.J11]))+4*[.K11]*[.U11]*SIN(RADIANS([.J11]))*COS(2*RADIANS([.I11]))-0.5*[.U11]*[.U11]*SIN(4*RADIANS([.I11]))-1.25*[.K11]*[.K11]*SIN(2*RADIANS([.J11])))" office:value-type="float" office:value="-14.2302455198757" calcext:value-type="float">
            <text:p>-14.2302455198757</text:p>
          </table:table-cell>
          <table:table-cell table:formula="of:=DEGREES(ACOS(COS(RADIANS(90.833))/(COS(RADIANS([.$B$3]))*COS(RADIANS([.T11])))-TAN(RADIANS([.$B$3]))*TAN(RADIANS([.T11]))))" office:value-type="float" office:value="87.9493318699132" calcext:value-type="float">
            <text:p>87.9493318699132</text:p>
          </table:table-cell>
          <table:table-cell table:style-name="ce22" table:formula="of:=(720-4*[.$B$4]-[.V11]+[.$B$5]*60)/1440" office:value-type="time" office:time-value="PT12H14M29.195611193S" calcext:value-type="time">
            <text:p>12:14:29</text:p>
          </table:table-cell>
          <table:table-cell table:style-name="ce8" table:formula="of:=[.X11]-[.W11]*4/1440" office:value-type="time" office:time-value="PT06H22M41.355962413S" calcext:value-type="time">
            <text:p>6:22:41</text:p>
          </table:table-cell>
          <table:table-cell table:style-name="ce8" table:formula="of:=[.X11]+[.W11]*4/1440" office:value-type="time" office:time-value="PT18H06M17.035259972S" calcext:value-type="time">
            <text:p>18:06:17</text:p>
          </table:table-cell>
          <table:table-cell table:style-name="ce11" table:formula="of:=8*[.W11]" office:value-type="float" office:value="703.594654959305" calcext:value-type="float">
            <text:p>703.594654959305</text:p>
          </table:table-cell>
          <table:table-cell table:formula="of:=MOD([.E11]*1440+[.V11]+4*[.$B$4]-60*[.$B$5];1440)" office:value-type="float" office:value="45.5134064801243" calcext:value-type="float">
            <text:p>45.5134064801243</text:p>
          </table:table-cell>
          <table:table-cell table:formula="of:=IF([.AB11]/4&lt;0;[.AB11]/4+180;[.AB11]/4-180)" office:value-type="float" office:value="-168.621648379969" calcext:value-type="float">
            <text:p>-168.621648379969</text:p>
          </table:table-cell>
          <table:table-cell table:formula="of:=DEGREES(ACOS(SIN(RADIANS([.$B$3]))*SIN(RADIANS([.T11]))+COS(RADIANS([.$B$3]))*COS(RADIANS([.T11]))*COS(RADIANS([.AC11]))))" office:value-type="float" office:value="168.639071963367" calcext:value-type="float">
            <text:p>168.639071963367</text:p>
          </table:table-cell>
          <table:table-cell table:formula="of:=90-[.AD11]" office:value-type="float" office:value="-78.6390719633675" calcext:value-type="float">
            <text:p>-78.6390719633675</text:p>
          </table:table-cell>
          <table:table-cell table:formula="of:=IF([.AE11]&gt;85;0;IF([.AE11]&gt;5;58.1/TAN(RADIANS([.AE11]))-0.07/POWER(TAN(RADIANS([.AE11]));3)+0.000086/POWER(TAN(RADIANS([.AE11]));5);IF([.AE11]&gt;-0.575;1735+[.AE11]*(-518.2+[.AE11]*(103.4+[.AE11]*(-12.79+[.AE11]*0.711)));-20.772/TAN(RADIANS([.AE11])))))/3600" office:value-type="float" office:value="0.00115934190717462" calcext:value-type="float">
            <text:p>0.00115934190717462</text:p>
          </table:table-cell>
          <table:table-cell table:formula="of:=[.AE11]+[.AF11]" office:value-type="float" office:value="-78.6379126214603" calcext:value-type="float">
            <text:p>-78.6379126214603</text:p>
          </table:table-cell>
          <table:table-cell table:formula="of:=IF([.AC11]&gt;0;MOD(DEGREES(ACOS(((SIN(RADIANS([.$B$3]))*COS(RADIANS([.AD11])))-SIN(RADIANS([.T11])))/(COS(RADIANS([.$B$3]))*SIN(RADIANS([.AD11])))))+180;360);MOD(540-DEGREES(ACOS(((SIN(RADIANS([.$B$3]))*COS(RADIANS([.AD11])))-SIN(RADIANS([.T11])))/(COS(RADIANS([.$B$3]))*SIN(RADIANS([.AD11])))));360))" office:value-type="float" office:value="103.661861617582" calcext:value-type="float">
            <text:p>103.66186161758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1]+0.1/24" office:value-type="time" office:time-value="PT01H06M00S" calcext:value-type="time">
            <text:p>1:06:00</text:p>
          </table:table-cell>
          <table:table-cell table:style-name="ce9" table:formula="of:=[.D12]+2415018.5+[.E12]-[.$B$5]/24" office:value-type="float" office:value="2460352.25416667" calcext:value-type="float">
            <text:p>2460352.25</text:p>
          </table:table-cell>
          <table:table-cell table:style-name="ce10" table:formula="of:=([.F12]-2451545)/36525" office:value-type="float" office:value="0.241129477526814" calcext:value-type="float">
            <text:p>0.24112948</text:p>
          </table:table-cell>
          <table:table-cell/>
          <table:table-cell table:formula="of:=MOD(280.46646+[.G12]*(36000.76983+[.G12]*0.0003032);360)" office:value-type="float" office:value="321.313297300077" calcext:value-type="float">
            <text:p>321.313297300077</text:p>
          </table:table-cell>
          <table:table-cell table:formula="of:=357.52911+[.G12]*(35999.05029-0.0001537*[.G12])" office:value-type="float" office:value="9037.96128895256" calcext:value-type="float">
            <text:p>9037.96128895256</text:p>
          </table:table-cell>
          <table:table-cell table:formula="of:=0.016708634-[.G12]*(0.000042037+0.0000001267*[.G12])" office:value-type="float" office:value="0.0166984902733813" calcext:value-type="float">
            <text:p>0.0166984902733813</text:p>
          </table:table-cell>
          <table:table-cell table:formula="of:=SIN(RADIANS([.J12]))*(1.914602-[.G12]*(0.004817+0.000014*[.G12]))+SIN(RADIANS(2*[.J12]))*(0.019993-0.000101*[.G12])+SIN(RADIANS(3*[.J12]))*0.000289" office:value-type="float" office:value="1.19664528689933" calcext:value-type="float">
            <text:p>1.19664528689933</text:p>
          </table:table-cell>
          <table:table-cell table:formula="of:=[.I12]+[.L12]" office:value-type="float" office:value="322.509942586977" calcext:value-type="float">
            <text:p>322.509942586977</text:p>
          </table:table-cell>
          <table:table-cell table:formula="of:=[.J12]+[.L12]" office:value-type="float" office:value="9039.15793423946" calcext:value-type="float">
            <text:p>9039.15793423946</text:p>
          </table:table-cell>
          <table:table-cell table:formula="of:=(1.000001018*(1-[.K12]*[.K12]))/(1+[.K12]*COS(RADIANS([.N12])))" office:value-type="float" office:value="0.98694309283563" calcext:value-type="float">
            <text:p>0.98694309283563</text:p>
          </table:table-cell>
          <table:table-cell table:formula="of:=[.M12]-0.00569-0.00478*SIN(RADIANS(125.04-1934.136*[.G12]))" office:value-type="float" office:value="322.502722997096" calcext:value-type="float">
            <text:p>322.502722997096</text:p>
          </table:table-cell>
          <table:table-cell table:formula="of:=23+(26+((21.448-[.G12]*(46.815+[.G12]*(0.00059-[.G12]*0.001813))))/60)/60" office:value-type="float" office:value="23.4361554207287" calcext:value-type="float">
            <text:p>23.4361554207287</text:p>
          </table:table-cell>
          <table:table-cell table:formula="of:=[.Q12]+0.00256*COS(RADIANS(125.04-1934.136*[.G12]))" office:value-type="float" office:value="23.4385808114683" calcext:value-type="float">
            <text:p>23.4385808114683</text:p>
          </table:table-cell>
          <table:table-cell table:formula="of:=DEGREES(ATAN2(COS(RADIANS([.P12]));COS(RADIANS([.R12]))*SIN(RADIANS([.P12]))))" office:value-type="float" office:value="-35.1433716367168" calcext:value-type="float">
            <text:p>-35.1433716367168</text:p>
          </table:table-cell>
          <table:table-cell table:formula="of:=DEGREES(ASIN(SIN(RADIANS([.R12]))*SIN(RADIANS([.P12]))))" office:value-type="float" office:value="-14.012257437072" calcext:value-type="float">
            <text:p>-14.012257437072</text:p>
          </table:table-cell>
          <table:table-cell table:formula="of:=TAN(RADIANS([.R12]/2))*TAN(RADIANS([.R12]/2))" office:value-type="float" office:value="0.0430318469020874" calcext:value-type="float">
            <text:p>0.0430318469020874</text:p>
          </table:table-cell>
          <table:table-cell table:formula="of:=4*DEGREES([.U12]*SIN(2*RADIANS([.I12]))-2*[.K12]*SIN(RADIANS([.J12]))+4*[.K12]*[.U12]*SIN(RADIANS([.J12]))*COS(2*RADIANS([.I12]))-0.5*[.U12]*[.U12]*SIN(4*RADIANS([.I12]))-1.25*[.K12]*[.K12]*SIN(2*RADIANS([.J12])))" office:value-type="float" office:value="-14.230252050178" calcext:value-type="float">
            <text:p>-14.230252050178</text:p>
          </table:table-cell>
          <table:table-cell table:formula="of:=DEGREES(ACOS(COS(RADIANS(90.833))/(COS(RADIANS([.$B$3]))*COS(RADIANS([.T12])))-TAN(RADIANS([.$B$3]))*TAN(RADIANS([.T12]))))" office:value-type="float" office:value="87.9496249145329" calcext:value-type="float">
            <text:p>87.9496249145329</text:p>
          </table:table-cell>
          <table:table-cell table:style-name="ce22" table:formula="of:=(720-4*[.$B$4]-[.V12]+[.$B$5]*60)/1440" office:value-type="time" office:time-value="PT12H14M29.196003011S" calcext:value-type="time">
            <text:p>12:14:29</text:p>
          </table:table-cell>
          <table:table-cell table:style-name="ce8" table:formula="of:=[.X12]-[.W12]*4/1440" office:value-type="time" office:time-value="PT06H22M41.286023523S" calcext:value-type="time">
            <text:p>6:22:41</text:p>
          </table:table-cell>
          <table:table-cell table:style-name="ce8" table:formula="of:=[.X12]+[.W12]*4/1440" office:value-type="time" office:time-value="PT18H06M17.105982499S" calcext:value-type="time">
            <text:p>18:06:17</text:p>
          </table:table-cell>
          <table:table-cell table:style-name="ce11" table:formula="of:=8*[.W12]" office:value-type="float" office:value="703.596999316264" calcext:value-type="float">
            <text:p>703.596999316264</text:p>
          </table:table-cell>
          <table:table-cell table:formula="of:=MOD([.E12]*1440+[.V12]+4*[.$B$4]-60*[.$B$5];1440)" office:value-type="float" office:value="51.513399949822" calcext:value-type="float">
            <text:p>51.513399949822</text:p>
          </table:table-cell>
          <table:table-cell table:formula="of:=IF([.AB12]/4&lt;0;[.AB12]/4+180;[.AB12]/4-180)" office:value-type="float" office:value="-167.121650012544" calcext:value-type="float">
            <text:p>-167.121650012544</text:p>
          </table:table-cell>
          <table:table-cell table:formula="of:=DEGREES(ACOS(SIN(RADIANS([.$B$3]))*SIN(RADIANS([.T12]))+COS(RADIANS([.$B$3]))*COS(RADIANS([.T12]))*COS(RADIANS([.AC12]))))" office:value-type="float" office:value="167.207507581576" calcext:value-type="float">
            <text:p>167.207507581576</text:p>
          </table:table-cell>
          <table:table-cell table:formula="of:=90-[.AD12]" office:value-type="float" office:value="-77.2075075815757" calcext:value-type="float">
            <text:p>-77.2075075815757</text:p>
          </table:table-cell>
          <table:table-cell table:formula="of:=IF([.AE12]&gt;85;0;IF([.AE12]&gt;5;58.1/TAN(RADIANS([.AE12]))-0.07/POWER(TAN(RADIANS([.AE12]));3)+0.000086/POWER(TAN(RADIANS([.AE12]));5);IF([.AE12]&gt;-0.575;1735+[.AE12]*(-518.2+[.AE12]*(103.4+[.AE12]*(-12.79+[.AE12]*0.711)));-20.772/TAN(RADIANS([.AE12])))))/3600" office:value-type="float" office:value="0.00131011678027295" calcext:value-type="float">
            <text:p>0.00131011678027295</text:p>
          </table:table-cell>
          <table:table-cell table:formula="of:=[.AE12]+[.AF12]" office:value-type="float" office:value="-77.2061974647955" calcext:value-type="float">
            <text:p>-77.2061974647955</text:p>
          </table:table-cell>
          <table:table-cell table:formula="of:=IF([.AC12]&gt;0;MOD(DEGREES(ACOS(((SIN(RADIANS([.$B$3]))*COS(RADIANS([.AD12])))-SIN(RADIANS([.T12])))/(COS(RADIANS([.$B$3]))*SIN(RADIANS([.AD12])))))+180;360);MOD(540-DEGREES(ACOS(((SIN(RADIANS([.$B$3]))*COS(RADIANS([.AD12])))-SIN(RADIANS([.T12])))/(COS(RADIANS([.$B$3]))*SIN(RADIANS([.AD12])))));360))" office:value-type="float" office:value="102.406972196881" calcext:value-type="float">
            <text:p>102.40697219688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2]+0.1/24" office:value-type="time" office:time-value="PT01H12M00S" calcext:value-type="time">
            <text:p>1:12:00</text:p>
          </table:table-cell>
          <table:table-cell table:style-name="ce9" table:formula="of:=[.D13]+2415018.5+[.E13]-[.$B$5]/24" office:value-type="float" office:value="2460352.25833333" calcext:value-type="float">
            <text:p>2460352.26</text:p>
          </table:table-cell>
          <table:table-cell table:style-name="ce10" table:formula="of:=([.F13]-2451545)/36525" office:value-type="float" office:value="0.241129591603923" calcext:value-type="float">
            <text:p>0.24112959</text:p>
          </table:table-cell>
          <table:table-cell/>
          <table:table-cell table:formula="of:=MOD(280.46646+[.G13]*(36000.76983+[.G13]*0.0003032);360)" office:value-type="float" office:value="321.31740416385" calcext:value-type="float">
            <text:p>321.31740416385</text:p>
          </table:table-cell>
          <table:table-cell table:formula="of:=357.52911+[.G13]*(35999.05029-0.0001537*[.G13])" office:value-type="float" office:value="9037.96539562015" calcext:value-type="float">
            <text:p>9037.96539562015</text:p>
          </table:table-cell>
          <table:table-cell table:formula="of:=0.016708634-[.G13]*(0.000042037+0.0000001267*[.G13])" office:value-type="float" office:value="0.0166984902685788" calcext:value-type="float">
            <text:p>0.0166984902685788</text:p>
          </table:table-cell>
          <table:table-cell table:formula="of:=SIN(RADIANS([.J13]))*(1.914602-[.G13]*(0.004817+0.000014*[.G13]))+SIN(RADIANS(2*[.J13]))*(0.019993-0.000101*[.G13])+SIN(RADIANS(3*[.J13]))*0.000289" office:value-type="float" office:value="1.19675408359824" calcext:value-type="float">
            <text:p>1.19675408359824</text:p>
          </table:table-cell>
          <table:table-cell table:formula="of:=[.I13]+[.L13]" office:value-type="float" office:value="322.514158247449" calcext:value-type="float">
            <text:p>322.514158247449</text:p>
          </table:table-cell>
          <table:table-cell table:formula="of:=[.J13]+[.L13]" office:value-type="float" office:value="9039.16214970375" calcext:value-type="float">
            <text:p>9039.16214970375</text:p>
          </table:table-cell>
          <table:table-cell table:formula="of:=(1.000001018*(1-[.K13]*[.K13]))/(1+[.K13]*COS(RADIANS([.N13])))" office:value-type="float" office:value="0.98694384875066" calcext:value-type="float">
            <text:p>0.98694384875066</text:p>
          </table:table-cell>
          <table:table-cell table:formula="of:=[.M13]-0.00569-0.00478*SIN(RADIANS(125.04-1934.136*[.G13]))" office:value-type="float" office:value="322.506938675008" calcext:value-type="float">
            <text:p>322.506938675008</text:p>
          </table:table-cell>
          <table:table-cell table:formula="of:=23+(26+((21.448-[.G13]*(46.815+[.G13]*(0.00059-[.G13]*0.001813))))/60)/60" office:value-type="float" office:value="23.4361554192452" calcext:value-type="float">
            <text:p>23.4361554192452</text:p>
          </table:table-cell>
          <table:table-cell table:formula="of:=[.Q13]+0.00256*COS(RADIANS(125.04-1934.136*[.G13]))" office:value-type="float" office:value="23.4385808131394" calcext:value-type="float">
            <text:p>23.4385808131394</text:p>
          </table:table-cell>
          <table:table-cell table:formula="of:=DEGREES(ATAN2(COS(RADIANS([.P13]));COS(RADIANS([.R13]))*SIN(RADIANS([.P13]))))" office:value-type="float" office:value="-35.1392629512591" calcext:value-type="float">
            <text:p>-35.1392629512591</text:p>
          </table:table-cell>
          <table:table-cell table:formula="of:=DEGREES(ASIN(SIN(RADIANS([.R13]))*SIN(RADIANS([.P13]))))" office:value-type="float" office:value="-14.0108862173628" calcext:value-type="float">
            <text:p>-14.0108862173628</text:p>
          </table:table-cell>
          <table:table-cell table:formula="of:=TAN(RADIANS([.R13]/2))*TAN(RADIANS([.R13]/2))" office:value-type="float" office:value="0.0430318469083982" calcext:value-type="float">
            <text:p>0.0430318469083982</text:p>
          </table:table-cell>
          <table:table-cell table:formula="of:=4*DEGREES([.U13]*SIN(2*RADIANS([.I13]))-2*[.K13]*SIN(RADIANS([.J13]))+4*[.K13]*[.U13]*SIN(RADIANS([.J13]))*COS(2*RADIANS([.I13]))-0.5*[.U13]*[.U13]*SIN(4*RADIANS([.I13]))-1.25*[.K13]*[.K13]*SIN(2*RADIANS([.J13])))" office:value-type="float" office:value="-14.230258356225" calcext:value-type="float">
            <text:p>-14.230258356225</text:p>
          </table:table-cell>
          <table:table-cell table:formula="of:=DEGREES(ACOS(COS(RADIANS(90.833))/(COS(RADIANS([.$B$3]))*COS(RADIANS([.T13])))-TAN(RADIANS([.$B$3]))*TAN(RADIANS([.T13]))))" office:value-type="float" office:value="87.9499179704125" calcext:value-type="float">
            <text:p>87.9499179704125</text:p>
          </table:table-cell>
          <table:table-cell table:style-name="ce22" table:formula="of:=(720-4*[.$B$4]-[.V13]+[.$B$5]*60)/1440" office:value-type="time" office:time-value="PT12H14M29.196381373S" calcext:value-type="time">
            <text:p>12:14:29</text:p>
          </table:table-cell>
          <table:table-cell table:style-name="ce8" table:formula="of:=[.X13]-[.W13]*4/1440" office:value-type="time" office:time-value="PT06H22M41.216068474S" calcext:value-type="time">
            <text:p>6:22:41</text:p>
          </table:table-cell>
          <table:table-cell table:style-name="ce8" table:formula="of:=[.X13]+[.W13]*4/1440" office:value-type="time" office:time-value="PT18H06M17.176694272S" calcext:value-type="time">
            <text:p>18:06:17</text:p>
          </table:table-cell>
          <table:table-cell table:style-name="ce11" table:formula="of:=8*[.W13]" office:value-type="float" office:value="703.5993437633" calcext:value-type="float">
            <text:p>703.5993437633</text:p>
          </table:table-cell>
          <table:table-cell table:formula="of:=MOD([.E13]*1440+[.V13]+4*[.$B$4]-60*[.$B$5];1440)" office:value-type="float" office:value="57.513393643775" calcext:value-type="float">
            <text:p>57.513393643775</text:p>
          </table:table-cell>
          <table:table-cell table:formula="of:=IF([.AB13]/4&lt;0;[.AB13]/4+180;[.AB13]/4-180)" office:value-type="float" office:value="-165.621651589056" calcext:value-type="float">
            <text:p>-165.621651589056</text:p>
          </table:table-cell>
          <table:table-cell table:formula="of:=DEGREES(ACOS(SIN(RADIANS([.$B$3]))*SIN(RADIANS([.T13]))+COS(RADIANS([.$B$3]))*COS(RADIANS([.T13]))*COS(RADIANS([.AC13]))))" office:value-type="float" office:value="165.769792257788" calcext:value-type="float">
            <text:p>165.769792257788</text:p>
          </table:table-cell>
          <table:table-cell table:formula="of:=90-[.AD13]" office:value-type="float" office:value="-75.7697922577879" calcext:value-type="float">
            <text:p>-75.7697922577879</text:p>
          </table:table-cell>
          <table:table-cell table:formula="of:=IF([.AE13]&gt;85;0;IF([.AE13]&gt;5;58.1/TAN(RADIANS([.AE13]))-0.07/POWER(TAN(RADIANS([.AE13]));3)+0.000086/POWER(TAN(RADIANS([.AE13]));5);IF([.AE13]&gt;-0.575;1735+[.AE13]*(-518.2+[.AE13]*(103.4+[.AE13]*(-12.79+[.AE13]*0.711)));-20.772/TAN(RADIANS([.AE13])))))/3600" office:value-type="float" office:value="0.00146327175719253" calcext:value-type="float">
            <text:p>0.00146327175719253</text:p>
          </table:table-cell>
          <table:table-cell table:formula="of:=[.AE13]+[.AF13]" office:value-type="float" office:value="-75.7683289860307" calcext:value-type="float">
            <text:p>-75.7683289860307</text:p>
          </table:table-cell>
          <table:table-cell table:formula="of:=IF([.AC13]&gt;0;MOD(DEGREES(ACOS(((SIN(RADIANS([.$B$3]))*COS(RADIANS([.AD13])))-SIN(RADIANS([.T13])))/(COS(RADIANS([.$B$3]))*SIN(RADIANS([.AD13])))))+180;360);MOD(540-DEGREES(ACOS(((SIN(RADIANS([.$B$3]))*COS(RADIANS([.AD13])))-SIN(RADIANS([.T13])))/(COS(RADIANS([.$B$3]))*SIN(RADIANS([.AD13])))));360))" office:value-type="float" office:value="101.438385580307" calcext:value-type="float">
            <text:p>101.43838558030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3]+0.1/24" office:value-type="time" office:time-value="PT01H18M00S" calcext:value-type="time">
            <text:p>1:18:00</text:p>
          </table:table-cell>
          <table:table-cell table:style-name="ce9" table:formula="of:=[.D14]+2415018.5+[.E14]-[.$B$5]/24" office:value-type="float" office:value="2460352.2625" calcext:value-type="float">
            <text:p>2460352.26</text:p>
          </table:table-cell>
          <table:table-cell table:style-name="ce10" table:formula="of:=([.F14]-2451545)/36525" office:value-type="float" office:value="0.241129705681045" calcext:value-type="float">
            <text:p>0.24112971</text:p>
          </table:table-cell>
          <table:table-cell/>
          <table:table-cell table:formula="of:=MOD(280.46646+[.G14]*(36000.76983+[.G14]*0.0003032);360)" office:value-type="float" office:value="321.32151102808" calcext:value-type="float">
            <text:p>321.32151102808</text:p>
          </table:table-cell>
          <table:table-cell table:formula="of:=357.52911+[.G14]*(35999.05029-0.0001537*[.G14])" office:value-type="float" office:value="9037.96950228819" calcext:value-type="float">
            <text:p>9037.96950228819</text:p>
          </table:table-cell>
          <table:table-cell table:formula="of:=0.016708634-[.G14]*(0.000042037+0.0000001267*[.G14])" office:value-type="float" office:value="0.0166984902637764" calcext:value-type="float">
            <text:p>0.0166984902637764</text:p>
          </table:table-cell>
          <table:table-cell table:formula="of:=SIN(RADIANS([.J14]))*(1.914602-[.G14]*(0.004817+0.000014*[.G14]))+SIN(RADIANS(2*[.J14]))*(0.019993-0.000101*[.G14])+SIN(RADIANS(3*[.J14]))*0.000289" office:value-type="float" office:value="1.19686287385176" calcext:value-type="float">
            <text:p>1.19686287385176</text:p>
          </table:table-cell>
          <table:table-cell table:formula="of:=[.I14]+[.L14]" office:value-type="float" office:value="322.518373901932" calcext:value-type="float">
            <text:p>322.518373901932</text:p>
          </table:table-cell>
          <table:table-cell table:formula="of:=[.J14]+[.L14]" office:value-type="float" office:value="9039.16636516205" calcext:value-type="float">
            <text:p>9039.16636516205</text:p>
          </table:table-cell>
          <table:table-cell table:formula="of:=(1.000001018*(1-[.K14]*[.K14]))/(1+[.K14]*COS(RADIANS([.N14])))" office:value-type="float" office:value="0.986944604734061" calcext:value-type="float">
            <text:p>0.986944604734061</text:p>
          </table:table-cell>
          <table:table-cell table:formula="of:=[.M14]-0.00569-0.00478*SIN(RADIANS(125.04-1934.136*[.G14]))" office:value-type="float" office:value="322.51115434693" calcext:value-type="float">
            <text:p>322.51115434693</text:p>
          </table:table-cell>
          <table:table-cell table:formula="of:=23+(26+((21.448-[.G14]*(46.815+[.G14]*(0.00059-[.G14]*0.001813))))/60)/60" office:value-type="float" office:value="23.4361554177618" calcext:value-type="float">
            <text:p>23.4361554177618</text:p>
          </table:table-cell>
          <table:table-cell table:formula="of:=[.Q14]+0.00256*COS(RADIANS(125.04-1934.136*[.G14]))" office:value-type="float" office:value="23.4385808148105" calcext:value-type="float">
            <text:p>23.4385808148105</text:p>
          </table:table-cell>
          <table:table-cell table:formula="of:=DEGREES(ATAN2(COS(RADIANS([.P14]));COS(RADIANS([.R14]))*SIN(RADIANS([.P14]))))" office:value-type="float" office:value="-35.1351543207119" calcext:value-type="float">
            <text:p>-35.1351543207119</text:p>
          </table:table-cell>
          <table:table-cell table:formula="of:=DEGREES(ASIN(SIN(RADIANS([.R14]))*SIN(RADIANS([.P14]))))" office:value-type="float" office:value="-14.0095149303917" calcext:value-type="float">
            <text:p>-14.0095149303917</text:p>
          </table:table-cell>
          <table:table-cell table:formula="of:=TAN(RADIANS([.R14]/2))*TAN(RADIANS([.R14]/2))" office:value-type="float" office:value="0.0430318469147089" calcext:value-type="float">
            <text:p>0.0430318469147089</text:p>
          </table:table-cell>
          <table:table-cell table:formula="of:=4*DEGREES([.U14]*SIN(2*RADIANS([.I14]))-2*[.K14]*SIN(RADIANS([.J14]))+4*[.K14]*[.U14]*SIN(RADIANS([.J14]))*COS(2*RADIANS([.I14]))-0.5*[.U14]*[.U14]*SIN(4*RADIANS([.I14]))-1.25*[.K14]*[.K14]*SIN(2*RADIANS([.J14])))" office:value-type="float" office:value="-14.2302644380292" calcext:value-type="float">
            <text:p>-14.2302644380292</text:p>
          </table:table-cell>
          <table:table-cell table:formula="of:=DEGREES(ACOS(COS(RADIANS(90.833))/(COS(RADIANS([.$B$3]))*COS(RADIANS([.T14])))-TAN(RADIANS([.$B$3]))*TAN(RADIANS([.T14]))))" office:value-type="float" office:value="87.9502110376154" calcext:value-type="float">
            <text:p>87.9502110376154</text:p>
          </table:table-cell>
          <table:table-cell table:style-name="ce22" table:formula="of:=(720-4*[.$B$4]-[.V14]+[.$B$5]*60)/1440" office:value-type="time" office:time-value="PT12H14M29.196746282S" calcext:value-type="time">
            <text:p>12:14:29</text:p>
          </table:table-cell>
          <table:table-cell table:style-name="ce8" table:formula="of:=[.X14]-[.W14]*4/1440" office:value-type="time" office:time-value="PT06H22M41.146097254S" calcext:value-type="time">
            <text:p>6:22:41</text:p>
          </table:table-cell>
          <table:table-cell table:style-name="ce8" table:formula="of:=[.X14]+[.W14]*4/1440" office:value-type="time" office:time-value="PT18H06M17.247395309S" calcext:value-type="time">
            <text:p>18:06:17</text:p>
          </table:table-cell>
          <table:table-cell table:style-name="ce11" table:formula="of:=8*[.W14]" office:value-type="float" office:value="703.601688300923" calcext:value-type="float">
            <text:p>703.601688300923</text:p>
          </table:table-cell>
          <table:table-cell table:formula="of:=MOD([.E14]*1440+[.V14]+4*[.$B$4]-60*[.$B$5];1440)" office:value-type="float" office:value="63.5133875619708" calcext:value-type="float">
            <text:p>63.5133875619708</text:p>
          </table:table-cell>
          <table:table-cell table:formula="of:=IF([.AB14]/4&lt;0;[.AB14]/4+180;[.AB14]/4-180)" office:value-type="float" office:value="-164.121653109507" calcext:value-type="float">
            <text:p>-164.121653109507</text:p>
          </table:table-cell>
          <table:table-cell table:formula="of:=DEGREES(ACOS(SIN(RADIANS([.$B$3]))*SIN(RADIANS([.T14]))+COS(RADIANS([.$B$3]))*COS(RADIANS([.T14]))*COS(RADIANS([.AC14]))))" office:value-type="float" office:value="164.32765912631" calcext:value-type="float">
            <text:p>164.32765912631</text:p>
          </table:table-cell>
          <table:table-cell table:formula="of:=90-[.AD14]" office:value-type="float" office:value="-74.3276591263099" calcext:value-type="float">
            <text:p>-74.3276591263099</text:p>
          </table:table-cell>
          <table:table-cell table:formula="of:=IF([.AE14]&gt;85;0;IF([.AE14]&gt;5;58.1/TAN(RADIANS([.AE14]))-0.07/POWER(TAN(RADIANS([.AE14]));3)+0.000086/POWER(TAN(RADIANS([.AE14]));5);IF([.AE14]&gt;-0.575;1735+[.AE14]*(-518.2+[.AE14]*(103.4+[.AE14]*(-12.79+[.AE14]*0.711)));-20.772/TAN(RADIANS([.AE14])))))/3600" office:value-type="float" office:value="0.0016188687590063" calcext:value-type="float">
            <text:p>0.0016188687590063</text:p>
          </table:table-cell>
          <table:table-cell table:formula="of:=[.AE14]+[.AF14]" office:value-type="float" office:value="-74.3260402575509" calcext:value-type="float">
            <text:p>-74.3260402575509</text:p>
          </table:table-cell>
          <table:table-cell table:formula="of:=IF([.AC14]&gt;0;MOD(DEGREES(ACOS(((SIN(RADIANS([.$B$3]))*COS(RADIANS([.AD14])))-SIN(RADIANS([.T14])))/(COS(RADIANS([.$B$3]))*SIN(RADIANS([.AD14])))))+180;360);MOD(540-DEGREES(ACOS(((SIN(RADIANS([.$B$3]))*COS(RADIANS([.AD14])))-SIN(RADIANS([.T14])))/(COS(RADIANS([.$B$3]))*SIN(RADIANS([.AD14])))));360))" office:value-type="float" office:value="100.678268936942" calcext:value-type="float">
            <text:p>100.67826893694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4]+0.1/24" office:value-type="time" office:time-value="PT01H24M00S" calcext:value-type="time">
            <text:p>1:24:00</text:p>
          </table:table-cell>
          <table:table-cell table:style-name="ce9" table:formula="of:=[.D15]+2415018.5+[.E15]-[.$B$5]/24" office:value-type="float" office:value="2460352.26666667" calcext:value-type="float">
            <text:p>2460352.27</text:p>
          </table:table-cell>
          <table:table-cell table:style-name="ce10" table:formula="of:=([.F15]-2451545)/36525" office:value-type="float" office:value="0.241129819758155" calcext:value-type="float">
            <text:p>0.24112982</text:p>
          </table:table-cell>
          <table:table-cell/>
          <table:table-cell table:formula="of:=MOD(280.46646+[.G15]*(36000.76983+[.G15]*0.0003032);360)" office:value-type="float" office:value="321.325617891853" calcext:value-type="float">
            <text:p>321.325617891853</text:p>
          </table:table-cell>
          <table:table-cell table:formula="of:=357.52911+[.G15]*(35999.05029-0.0001537*[.G15])" office:value-type="float" office:value="9037.97360895578" calcext:value-type="float">
            <text:p>9037.97360895578</text:p>
          </table:table-cell>
          <table:table-cell table:formula="of:=0.016708634-[.G15]*(0.000042037+0.0000001267*[.G15])" office:value-type="float" office:value="0.016698490258974" calcext:value-type="float">
            <text:p>0.016698490258974</text:p>
          </table:table-cell>
          <table:table-cell table:formula="of:=SIN(RADIANS([.J15]))*(1.914602-[.G15]*(0.004817+0.000014*[.G15]))+SIN(RADIANS(2*[.J15]))*(0.019993-0.000101*[.G15])+SIN(RADIANS(3*[.J15]))*0.000289" office:value-type="float" office:value="1.19697165763504" calcext:value-type="float">
            <text:p>1.19697165763504</text:p>
          </table:table-cell>
          <table:table-cell table:formula="of:=[.I15]+[.L15]" office:value-type="float" office:value="322.522589549488" calcext:value-type="float">
            <text:p>322.522589549488</text:p>
          </table:table-cell>
          <table:table-cell table:formula="of:=[.J15]+[.L15]" office:value-type="float" office:value="9039.17058061341" calcext:value-type="float">
            <text:p>9039.17058061341</text:p>
          </table:table-cell>
          <table:table-cell table:formula="of:=(1.000001018*(1-[.K15]*[.K15]))/(1+[.K15]*COS(RADIANS([.N15])))" office:value-type="float" office:value="0.986945360785658" calcext:value-type="float">
            <text:p>0.986945360785658</text:p>
          </table:table-cell>
          <table:table-cell table:formula="of:=[.M15]-0.00569-0.00478*SIN(RADIANS(125.04-1934.136*[.G15]))" office:value-type="float" office:value="322.515370011926" calcext:value-type="float">
            <text:p>322.515370011926</text:p>
          </table:table-cell>
          <table:table-cell table:formula="of:=23+(26+((21.448-[.G15]*(46.815+[.G15]*(0.00059-[.G15]*0.001813))))/60)/60" office:value-type="float" office:value="23.4361554162783" calcext:value-type="float">
            <text:p>23.4361554162783</text:p>
          </table:table-cell>
          <table:table-cell table:formula="of:=[.Q15]+0.00256*COS(RADIANS(125.04-1934.136*[.G15]))" office:value-type="float" office:value="23.4385808164816" calcext:value-type="float">
            <text:p>23.4385808164816</text:p>
          </table:table-cell>
          <table:table-cell table:formula="of:=DEGREES(ATAN2(COS(RADIANS([.P15]));COS(RADIANS([.R15]))*SIN(RADIANS([.P15]))))" office:value-type="float" office:value="-35.1310457459859" calcext:value-type="float">
            <text:p>-35.1310457459859</text:p>
          </table:table-cell>
          <table:table-cell table:formula="of:=DEGREES(ASIN(SIN(RADIANS([.R15]))*SIN(RADIANS([.P15]))))" office:value-type="float" office:value="-14.0081435764721" calcext:value-type="float">
            <text:p>-14.0081435764721</text:p>
          </table:table-cell>
          <table:table-cell table:formula="of:=TAN(RADIANS([.R15]/2))*TAN(RADIANS([.R15]/2))" office:value-type="float" office:value="0.0430318469210194" calcext:value-type="float">
            <text:p>0.0430318469210194</text:p>
          </table:table-cell>
          <table:table-cell table:formula="of:=4*DEGREES([.U15]*SIN(2*RADIANS([.I15]))-2*[.K15]*SIN(RADIANS([.J15]))+4*[.K15]*[.U15]*SIN(RADIANS([.J15]))*COS(2*RADIANS([.I15]))-0.5*[.U15]*[.U15]*SIN(4*RADIANS([.I15]))-1.25*[.K15]*[.K15]*SIN(2*RADIANS([.J15])))" office:value-type="float" office:value="-14.2302702956" calcext:value-type="float">
            <text:p>-14.2302702956</text:p>
          </table:table-cell>
          <table:table-cell table:formula="of:=DEGREES(ACOS(COS(RADIANS(90.833))/(COS(RADIANS([.$B$3]))*COS(RADIANS([.T15])))-TAN(RADIANS([.$B$3]))*TAN(RADIANS([.T15]))))" office:value-type="float" office:value="87.9505041160747" calcext:value-type="float">
            <text:p>87.9505041160747</text:p>
          </table:table-cell>
          <table:table-cell table:style-name="ce22" table:formula="of:=(720-4*[.$B$4]-[.V15]+[.$B$5]*60)/1440" office:value-type="time" office:time-value="PT12H14M29.197097736S" calcext:value-type="time">
            <text:p>12:14:29</text:p>
          </table:table-cell>
          <table:table-cell table:style-name="ce8" table:formula="of:=[.X15]-[.W15]*4/1440" office:value-type="time" office:time-value="PT06H22M41.076109878S" calcext:value-type="time">
            <text:p>6:22:41</text:p>
          </table:table-cell>
          <table:table-cell table:style-name="ce8" table:formula="of:=[.X15]+[.W15]*4/1440" office:value-type="time" office:time-value="PT18H06M17.318085594S" calcext:value-type="time">
            <text:p>18:06:17</text:p>
          </table:table-cell>
          <table:table-cell table:style-name="ce11" table:formula="of:=8*[.W15]" office:value-type="float" office:value="703.604032928597" calcext:value-type="float">
            <text:p>703.604032928597</text:p>
          </table:table-cell>
          <table:table-cell table:formula="of:=MOD([.E15]*1440+[.V15]+4*[.$B$4]-60*[.$B$5];1440)" office:value-type="float" office:value="69.5133817044001" calcext:value-type="float">
            <text:p>69.5133817044001</text:p>
          </table:table-cell>
          <table:table-cell table:formula="of:=IF([.AB15]/4&lt;0;[.AB15]/4+180;[.AB15]/4-180)" office:value-type="float" office:value="-162.6216545739" calcext:value-type="float">
            <text:p>-162.6216545739</text:p>
          </table:table-cell>
          <table:table-cell table:formula="of:=DEGREES(ACOS(SIN(RADIANS([.$B$3]))*SIN(RADIANS([.T15]))+COS(RADIANS([.$B$3]))*COS(RADIANS([.T15]))*COS(RADIANS([.AC15]))))" office:value-type="float" office:value="162.882266318015" calcext:value-type="float">
            <text:p>162.882266318015</text:p>
          </table:table-cell>
          <table:table-cell table:formula="of:=90-[.AD15]" office:value-type="float" office:value="-72.8822663180154" calcext:value-type="float">
            <text:p>-72.8822663180154</text:p>
          </table:table-cell>
          <table:table-cell table:formula="of:=IF([.AE15]&gt;85;0;IF([.AE15]&gt;5;58.1/TAN(RADIANS([.AE15]))-0.07/POWER(TAN(RADIANS([.AE15]));3)+0.000086/POWER(TAN(RADIANS([.AE15]));5);IF([.AE15]&gt;-0.575;1735+[.AE15]*(-518.2+[.AE15]*(103.4+[.AE15]*(-12.79+[.AE15]*0.711)));-20.772/TAN(RADIANS([.AE15])))))/3600" office:value-type="float" office:value="0.00177703886446491" calcext:value-type="float">
            <text:p>0.00177703886446491</text:p>
          </table:table-cell>
          <table:table-cell table:formula="of:=[.AE15]+[.AF15]" office:value-type="float" office:value="-72.8804892791509" calcext:value-type="float">
            <text:p>-72.8804892791509</text:p>
          </table:table-cell>
          <table:table-cell table:formula="of:=IF([.AC15]&gt;0;MOD(DEGREES(ACOS(((SIN(RADIANS([.$B$3]))*COS(RADIANS([.AD15])))-SIN(RADIANS([.T15])))/(COS(RADIANS([.$B$3]))*SIN(RADIANS([.AD15])))))+180;360);MOD(540-DEGREES(ACOS(((SIN(RADIANS([.$B$3]))*COS(RADIANS([.AD15])))-SIN(RADIANS([.T15])))/(COS(RADIANS([.$B$3]))*SIN(RADIANS([.AD15])))));360))" office:value-type="float" office:value="100.074540713412" calcext:value-type="float">
            <text:p>100.07454071341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5]+0.1/24" office:value-type="time" office:time-value="PT01H30M00S" calcext:value-type="time">
            <text:p>1:30:00</text:p>
          </table:table-cell>
          <table:table-cell table:style-name="ce9" table:formula="of:=[.D16]+2415018.5+[.E16]-[.$B$5]/24" office:value-type="float" office:value="2460352.27083333" calcext:value-type="float">
            <text:p>2460352.27</text:p>
          </table:table-cell>
          <table:table-cell table:style-name="ce10" table:formula="of:=([.F16]-2451545)/36525" office:value-type="float" office:value="0.241129933835277" calcext:value-type="float">
            <text:p>0.24112993</text:p>
          </table:table-cell>
          <table:table-cell/>
          <table:table-cell table:formula="of:=MOD(280.46646+[.G16]*(36000.76983+[.G16]*0.0003032);360)" office:value-type="float" office:value="321.329724756086" calcext:value-type="float">
            <text:p>321.329724756086</text:p>
          </table:table-cell>
          <table:table-cell table:formula="of:=357.52911+[.G16]*(35999.05029-0.0001537*[.G16])" office:value-type="float" office:value="9037.97771562383" calcext:value-type="float">
            <text:p>9037.97771562383</text:p>
          </table:table-cell>
          <table:table-cell table:formula="of:=0.016708634-[.G16]*(0.000042037+0.0000001267*[.G16])" office:value-type="float" office:value="0.0166984902541715" calcext:value-type="float">
            <text:p>0.0166984902541715</text:p>
          </table:table-cell>
          <table:table-cell table:formula="of:=SIN(RADIANS([.J16]))*(1.914602-[.G16]*(0.004817+0.000014*[.G16]))+SIN(RADIANS(2*[.J16]))*(0.019993-0.000101*[.G16])+SIN(RADIANS(3*[.J16]))*0.000289" office:value-type="float" office:value="1.19708043497191" calcext:value-type="float">
            <text:p>1.19708043497191</text:p>
          </table:table-cell>
          <table:table-cell table:formula="of:=[.I16]+[.L16]" office:value-type="float" office:value="322.526805191058" calcext:value-type="float">
            <text:p>322.526805191058</text:p>
          </table:table-cell>
          <table:table-cell table:formula="of:=[.J16]+[.L16]" office:value-type="float" office:value="9039.1747960588" calcext:value-type="float">
            <text:p>9039.1747960588</text:p>
          </table:table-cell>
          <table:table-cell table:formula="of:=(1.000001018*(1-[.K16]*[.K16]))/(1+[.K16]*COS(RADIANS([.N16])))" office:value-type="float" office:value="0.986946116905618" calcext:value-type="float">
            <text:p>0.986946116905618</text:p>
          </table:table-cell>
          <table:table-cell table:formula="of:=[.M16]-0.00569-0.00478*SIN(RADIANS(125.04-1934.136*[.G16]))" office:value-type="float" office:value="322.519585670935" calcext:value-type="float">
            <text:p>322.519585670935</text:p>
          </table:table-cell>
          <table:table-cell table:formula="of:=23+(26+((21.448-[.G16]*(46.815+[.G16]*(0.00059-[.G16]*0.001813))))/60)/60" office:value-type="float" office:value="23.4361554147948" calcext:value-type="float">
            <text:p>23.4361554147948</text:p>
          </table:table-cell>
          <table:table-cell table:formula="of:=[.Q16]+0.00256*COS(RADIANS(125.04-1934.136*[.G16]))" office:value-type="float" office:value="23.4385808181527" calcext:value-type="float">
            <text:p>23.4385808181527</text:p>
          </table:table-cell>
          <table:table-cell table:formula="of:=DEGREES(ATAN2(COS(RADIANS([.P16]));COS(RADIANS([.R16]))*SIN(RADIANS([.P16]))))" office:value-type="float" office:value="-35.1269372261611" calcext:value-type="float">
            <text:p>-35.1269372261611</text:p>
          </table:table-cell>
          <table:table-cell table:formula="of:=DEGREES(ASIN(SIN(RADIANS([.R16]))*SIN(RADIANS([.P16]))))" office:value-type="float" office:value="-14.0067721553061" calcext:value-type="float">
            <text:p>-14.0067721553061</text:p>
          </table:table-cell>
          <table:table-cell table:formula="of:=TAN(RADIANS([.R16]/2))*TAN(RADIANS([.R16]/2))" office:value-type="float" office:value="0.0430318469273298" calcext:value-type="float">
            <text:p>0.0430318469273298</text:p>
          </table:table-cell>
          <table:table-cell table:formula="of:=4*DEGREES([.U16]*SIN(2*RADIANS([.I16]))-2*[.K16]*SIN(RADIANS([.J16]))+4*[.K16]*[.U16]*SIN(RADIANS([.J16]))*COS(2*RADIANS([.I16]))-0.5*[.U16]*[.U16]*SIN(4*RADIANS([.I16]))-1.25*[.K16]*[.K16]*SIN(2*RADIANS([.J16])))" office:value-type="float" office:value="-14.2302759289504" calcext:value-type="float">
            <text:p>-14.2302759289504</text:p>
          </table:table-cell>
          <table:table-cell table:formula="of:=DEGREES(ACOS(COS(RADIANS(90.833))/(COS(RADIANS([.$B$3]))*COS(RADIANS([.T16])))-TAN(RADIANS([.$B$3]))*TAN(RADIANS([.T16]))))" office:value-type="float" office:value="87.9507972058539" calcext:value-type="float">
            <text:p>87.9507972058539</text:p>
          </table:table-cell>
          <table:table-cell table:style-name="ce22" table:formula="of:=(720-4*[.$B$4]-[.V16]+[.$B$5]*60)/1440" office:value-type="time" office:time-value="PT12H14M29.197435737S" calcext:value-type="time">
            <text:p>12:14:29</text:p>
          </table:table-cell>
          <table:table-cell table:style-name="ce8" table:formula="of:=[.X16]-[.W16]*4/1440" office:value-type="time" office:time-value="PT06H22M41.006106332S" calcext:value-type="time">
            <text:p>6:22:41</text:p>
          </table:table-cell>
          <table:table-cell table:style-name="ce8" table:formula="of:=[.X16]+[.W16]*4/1440" office:value-type="time" office:time-value="PT18H06M17.388765142S" calcext:value-type="time">
            <text:p>18:06:17</text:p>
          </table:table-cell>
          <table:table-cell table:style-name="ce11" table:formula="of:=8*[.W16]" office:value-type="float" office:value="703.606377646831" calcext:value-type="float">
            <text:p>703.606377646831</text:p>
          </table:table-cell>
          <table:table-cell table:formula="of:=MOD([.E16]*1440+[.V16]+4*[.$B$4]-60*[.$B$5];1440)" office:value-type="float" office:value="75.5133760710496" calcext:value-type="float">
            <text:p>75.5133760710496</text:p>
          </table:table-cell>
          <table:table-cell table:formula="of:=IF([.AB16]/4&lt;0;[.AB16]/4+180;[.AB16]/4-180)" office:value-type="float" office:value="-161.121655982238" calcext:value-type="float">
            <text:p>-161.121655982238</text:p>
          </table:table-cell>
          <table:table-cell table:formula="of:=DEGREES(ACOS(SIN(RADIANS([.$B$3]))*SIN(RADIANS([.T16]))+COS(RADIANS([.$B$3]))*COS(RADIANS([.T16]))*COS(RADIANS([.AC16]))))" office:value-type="float" office:value="161.43441778775" calcext:value-type="float">
            <text:p>161.43441778775</text:p>
          </table:table-cell>
          <table:table-cell table:formula="of:=90-[.AD16]" office:value-type="float" office:value="-71.4344177877499" calcext:value-type="float">
            <text:p>-71.4344177877499</text:p>
          </table:table-cell>
          <table:table-cell table:formula="of:=IF([.AE16]&gt;85;0;IF([.AE16]&gt;5;58.1/TAN(RADIANS([.AE16]))-0.07/POWER(TAN(RADIANS([.AE16]));3)+0.000086/POWER(TAN(RADIANS([.AE16]));5);IF([.AE16]&gt;-0.575;1735+[.AE16]*(-518.2+[.AE16]*(103.4+[.AE16]*(-12.79+[.AE16]*0.711)));-20.772/TAN(RADIANS([.AE16])))))/3600" office:value-type="float" office:value="0.00193796169894013" calcext:value-type="float">
            <text:p>0.00193796169894013</text:p>
          </table:table-cell>
          <table:table-cell table:formula="of:=[.AE16]+[.AF16]" office:value-type="float" office:value="-71.4324798260509" calcext:value-type="float">
            <text:p>-71.4324798260509</text:p>
          </table:table-cell>
          <table:table-cell table:formula="of:=IF([.AC16]&gt;0;MOD(DEGREES(ACOS(((SIN(RADIANS([.$B$3]))*COS(RADIANS([.AD16])))-SIN(RADIANS([.T16])))/(COS(RADIANS([.$B$3]))*SIN(RADIANS([.AD16])))))+180;360);MOD(540-DEGREES(ACOS(((SIN(RADIANS([.$B$3]))*COS(RADIANS([.AD16])))-SIN(RADIANS([.T16])))/(COS(RADIANS([.$B$3]))*SIN(RADIANS([.AD16])))));360))" office:value-type="float" office:value="99.5911058706488" calcext:value-type="float">
            <text:p>99.591105870648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6]+0.1/24" office:value-type="time" office:time-value="PT01H36M00S" calcext:value-type="time">
            <text:p>1:36:00</text:p>
          </table:table-cell>
          <table:table-cell table:style-name="ce9" table:formula="of:=[.D17]+2415018.5+[.E17]-[.$B$5]/24" office:value-type="float" office:value="2460352.275" calcext:value-type="float">
            <text:p>2460352.28</text:p>
          </table:table-cell>
          <table:table-cell table:style-name="ce10" table:formula="of:=([.F17]-2451545)/36525" office:value-type="float" office:value="0.241130047912399" calcext:value-type="float">
            <text:p>0.24113005</text:p>
          </table:table-cell>
          <table:table-cell/>
          <table:table-cell table:formula="of:=MOD(280.46646+[.G17]*(36000.76983+[.G17]*0.0003032);360)" office:value-type="float" office:value="321.333831620317" calcext:value-type="float">
            <text:p>321.333831620317</text:p>
          </table:table-cell>
          <table:table-cell table:formula="of:=357.52911+[.G17]*(35999.05029-0.0001537*[.G17])" office:value-type="float" office:value="9037.98182229187" calcext:value-type="float">
            <text:p>9037.98182229187</text:p>
          </table:table-cell>
          <table:table-cell table:formula="of:=0.016708634-[.G17]*(0.000042037+0.0000001267*[.G17])" office:value-type="float" office:value="0.0166984902493691" calcext:value-type="float">
            <text:p>0.0166984902493691</text:p>
          </table:table-cell>
          <table:table-cell table:formula="of:=SIN(RADIANS([.J17]))*(1.914602-[.G17]*(0.004817+0.000014*[.G17]))+SIN(RADIANS(2*[.J17]))*(0.019993-0.000101*[.G17])+SIN(RADIANS(3*[.J17]))*0.000289" office:value-type="float" office:value="1.19718920584943" calcext:value-type="float">
            <text:p>1.19718920584943</text:p>
          </table:table-cell>
          <table:table-cell table:formula="of:=[.I17]+[.L17]" office:value-type="float" office:value="322.531020826167" calcext:value-type="float">
            <text:p>322.531020826167</text:p>
          </table:table-cell>
          <table:table-cell table:formula="of:=[.J17]+[.L17]" office:value-type="float" office:value="9039.17901149772" calcext:value-type="float">
            <text:p>9039.17901149772</text:p>
          </table:table-cell>
          <table:table-cell table:formula="of:=(1.000001018*(1-[.K17]*[.K17]))/(1+[.K17]*COS(RADIANS([.N17])))" office:value-type="float" office:value="0.98694687309385" calcext:value-type="float">
            <text:p>0.98694687309385</text:p>
          </table:table-cell>
          <table:table-cell table:formula="of:=[.M17]-0.00569-0.00478*SIN(RADIANS(125.04-1934.136*[.G17]))" office:value-type="float" office:value="322.523801323484" calcext:value-type="float">
            <text:p>322.523801323484</text:p>
          </table:table-cell>
          <table:table-cell table:formula="of:=23+(26+((21.448-[.G17]*(46.815+[.G17]*(0.00059-[.G17]*0.001813))))/60)/60" office:value-type="float" office:value="23.4361554133113" calcext:value-type="float">
            <text:p>23.4361554133113</text:p>
          </table:table-cell>
          <table:table-cell table:formula="of:=[.Q17]+0.00256*COS(RADIANS(125.04-1934.136*[.G17]))" office:value-type="float" office:value="23.4385808198237" calcext:value-type="float">
            <text:p>23.4385808198237</text:p>
          </table:table-cell>
          <table:table-cell table:formula="of:=DEGREES(ATAN2(COS(RADIANS([.P17]));COS(RADIANS([.R17]))*SIN(RADIANS([.P17]))))" office:value-type="float" office:value="-35.122828761697" calcext:value-type="float">
            <text:p>-35.122828761697</text:p>
          </table:table-cell>
          <table:table-cell table:formula="of:=DEGREES(ASIN(SIN(RADIANS([.R17]))*SIN(RADIANS([.P17]))))" office:value-type="float" office:value="-14.0054006670564" calcext:value-type="float">
            <text:p>-14.0054006670564</text:p>
          </table:table-cell>
          <table:table-cell table:formula="of:=TAN(RADIANS([.R17]/2))*TAN(RADIANS([.R17]/2))" office:value-type="float" office:value="0.0430318469336401" calcext:value-type="float">
            <text:p>0.0430318469336401</text:p>
          </table:table-cell>
          <table:table-cell table:formula="of:=4*DEGREES([.U17]*SIN(2*RADIANS([.I17]))-2*[.K17]*SIN(RADIANS([.J17]))+4*[.K17]*[.U17]*SIN(RADIANS([.J17]))*COS(2*RADIANS([.I17]))-0.5*[.U17]*[.U17]*SIN(4*RADIANS([.I17]))-1.25*[.K17]*[.K17]*SIN(2*RADIANS([.J17])))" office:value-type="float" office:value="-14.2302813380904" calcext:value-type="float">
            <text:p>-14.2302813380904</text:p>
          </table:table-cell>
          <table:table-cell table:formula="of:=DEGREES(ACOS(COS(RADIANS(90.833))/(COS(RADIANS([.$B$3]))*COS(RADIANS([.T17])))-TAN(RADIANS([.$B$3]))*TAN(RADIANS([.T17]))))" office:value-type="float" office:value="87.9510903069182" calcext:value-type="float">
            <text:p>87.9510903069182</text:p>
          </table:table-cell>
          <table:table-cell table:style-name="ce22" table:formula="of:=(720-4*[.$B$4]-[.V17]+[.$B$5]*60)/1440" office:value-type="time" office:time-value="PT12H14M29.197760285S" calcext:value-type="time">
            <text:p>12:14:29</text:p>
          </table:table-cell>
          <table:table-cell table:style-name="ce8" table:formula="of:=[.X17]-[.W17]*4/1440" office:value-type="time" office:time-value="PT06H22M40.936086625S" calcext:value-type="time">
            <text:p>6:22:40</text:p>
          </table:table-cell>
          <table:table-cell table:style-name="ce8" table:formula="of:=[.X17]+[.W17]*4/1440" office:value-type="time" office:time-value="PT18H06M17.459433946S" calcext:value-type="time">
            <text:p>18:06:17</text:p>
          </table:table-cell>
          <table:table-cell table:style-name="ce11" table:formula="of:=8*[.W17]" office:value-type="float" office:value="703.608722455346" calcext:value-type="float">
            <text:p>703.608722455346</text:p>
          </table:table-cell>
          <table:table-cell table:formula="of:=MOD([.E17]*1440+[.V17]+4*[.$B$4]-60*[.$B$5];1440)" office:value-type="float" office:value="81.5133706619096" calcext:value-type="float">
            <text:p>81.5133706619096</text:p>
          </table:table-cell>
          <table:table-cell table:formula="of:=IF([.AB17]/4&lt;0;[.AB17]/4+180;[.AB17]/4-180)" office:value-type="float" office:value="-159.621657334523" calcext:value-type="float">
            <text:p>-159.621657334523</text:p>
          </table:table-cell>
          <table:table-cell table:formula="of:=DEGREES(ACOS(SIN(RADIANS([.$B$3]))*SIN(RADIANS([.T17]))+COS(RADIANS([.$B$3]))*COS(RADIANS([.T17]))*COS(RADIANS([.AC17]))))" office:value-type="float" office:value="159.98469005813" calcext:value-type="float">
            <text:p>159.98469005813</text:p>
          </table:table-cell>
          <table:table-cell table:formula="of:=90-[.AD17]" office:value-type="float" office:value="-69.9846900581298" calcext:value-type="float">
            <text:p>-69.9846900581298</text:p>
          </table:table-cell>
          <table:table-cell table:formula="of:=IF([.AE17]&gt;85;0;IF([.AE17]&gt;5;58.1/TAN(RADIANS([.AE17]))-0.07/POWER(TAN(RADIANS([.AE17]));3)+0.000086/POWER(TAN(RADIANS([.AE17]));5);IF([.AE17]&gt;-0.575;1735+[.AE17]*(-518.2+[.AE17]*(103.4+[.AE17]*(-12.79+[.AE17]*0.711)));-20.772/TAN(RADIANS([.AE17])))))/3600" office:value-type="float" office:value="0.00210185446520933" calcext:value-type="float">
            <text:p>0.00210185446520933</text:p>
          </table:table-cell>
          <table:table-cell table:formula="of:=[.AE17]+[.AF17]" office:value-type="float" office:value="-69.9825882036645" calcext:value-type="float">
            <text:p>-69.9825882036645</text:p>
          </table:table-cell>
          <table:table-cell table:formula="of:=IF([.AC17]&gt;0;MOD(DEGREES(ACOS(((SIN(RADIANS([.$B$3]))*COS(RADIANS([.AD17])))-SIN(RADIANS([.T17])))/(COS(RADIANS([.$B$3]))*SIN(RADIANS([.AD17])))))+180;360);MOD(540-DEGREES(ACOS(((SIN(RADIANS([.$B$3]))*COS(RADIANS([.AD17])))-SIN(RADIANS([.T17])))/(COS(RADIANS([.$B$3]))*SIN(RADIANS([.AD17])))));360))" office:value-type="float" office:value="99.2021969545566" calcext:value-type="float">
            <text:p>99.202196954556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7]+0.1/24" office:value-type="time" office:time-value="PT01H42M00S" calcext:value-type="time">
            <text:p>1:42:00</text:p>
          </table:table-cell>
          <table:table-cell table:style-name="ce9" table:formula="of:=[.D18]+2415018.5+[.E18]-[.$B$5]/24" office:value-type="float" office:value="2460352.27916667" calcext:value-type="float">
            <text:p>2460352.28</text:p>
          </table:table-cell>
          <table:table-cell table:style-name="ce10" table:formula="of:=([.F18]-2451545)/36525" office:value-type="float" office:value="0.241130161989508" calcext:value-type="float">
            <text:p>0.24113016</text:p>
          </table:table-cell>
          <table:table-cell/>
          <table:table-cell table:formula="of:=MOD(280.46646+[.G18]*(36000.76983+[.G18]*0.0003032);360)" office:value-type="float" office:value="321.337938484088" calcext:value-type="float">
            <text:p>321.337938484088</text:p>
          </table:table-cell>
          <table:table-cell table:formula="of:=357.52911+[.G18]*(35999.05029-0.0001537*[.G18])" office:value-type="float" office:value="9037.98592895946" calcext:value-type="float">
            <text:p>9037.98592895946</text:p>
          </table:table-cell>
          <table:table-cell table:formula="of:=0.016708634-[.G18]*(0.000042037+0.0000001267*[.G18])" office:value-type="float" office:value="0.0166984902445667" calcext:value-type="float">
            <text:p>0.0166984902445667</text:p>
          </table:table-cell>
          <table:table-cell table:formula="of:=SIN(RADIANS([.J18]))*(1.914602-[.G18]*(0.004817+0.000014*[.G18]))+SIN(RADIANS(2*[.J18]))*(0.019993-0.000101*[.G18])+SIN(RADIANS(3*[.J18]))*0.000289" office:value-type="float" office:value="1.19729797025509" calcext:value-type="float">
            <text:p>1.19729797025509</text:p>
          </table:table-cell>
          <table:table-cell table:formula="of:=[.I18]+[.L18]" office:value-type="float" office:value="322.535236454343" calcext:value-type="float">
            <text:p>322.535236454343</text:p>
          </table:table-cell>
          <table:table-cell table:formula="of:=[.J18]+[.L18]" office:value-type="float" office:value="9039.18322692972" calcext:value-type="float">
            <text:p>9039.18322692972</text:p>
          </table:table-cell>
          <table:table-cell table:formula="of:=(1.000001018*(1-[.K18]*[.K18]))/(1+[.K18]*COS(RADIANS([.N18])))" office:value-type="float" office:value="0.986947629350267" calcext:value-type="float">
            <text:p>0.986947629350267</text:p>
          </table:table-cell>
          <table:table-cell table:formula="of:=[.M18]-0.00569-0.00478*SIN(RADIANS(125.04-1934.136*[.G18]))" office:value-type="float" office:value="322.5280169691" calcext:value-type="float">
            <text:p>322.5280169691</text:p>
          </table:table-cell>
          <table:table-cell table:formula="of:=23+(26+((21.448-[.G18]*(46.815+[.G18]*(0.00059-[.G18]*0.001813))))/60)/60" office:value-type="float" office:value="23.4361554118279" calcext:value-type="float">
            <text:p>23.4361554118279</text:p>
          </table:table-cell>
          <table:table-cell table:formula="of:=[.Q18]+0.00256*COS(RADIANS(125.04-1934.136*[.G18]))" office:value-type="float" office:value="23.4385808214946" calcext:value-type="float">
            <text:p>23.4385808214946</text:p>
          </table:table-cell>
          <table:table-cell table:formula="of:=DEGREES(ATAN2(COS(RADIANS([.P18]));COS(RADIANS([.R18]))*SIN(RADIANS([.P18]))))" office:value-type="float" office:value="-35.1187203530493" calcext:value-type="float">
            <text:p>-35.1187203530493</text:p>
          </table:table-cell>
          <table:table-cell table:formula="of:=DEGREES(ASIN(SIN(RADIANS([.R18]))*SIN(RADIANS([.P18]))))" office:value-type="float" office:value="-14.0040291118844" calcext:value-type="float">
            <text:p>-14.0040291118844</text:p>
          </table:table-cell>
          <table:table-cell table:formula="of:=TAN(RADIANS([.R18]/2))*TAN(RADIANS([.R18]/2))" office:value-type="float" office:value="0.0430318469399502" calcext:value-type="float">
            <text:p>0.0430318469399502</text:p>
          </table:table-cell>
          <table:table-cell table:formula="of:=4*DEGREES([.U18]*SIN(2*RADIANS([.I18]))-2*[.K18]*SIN(RADIANS([.J18]))+4*[.K18]*[.U18]*SIN(RADIANS([.J18]))*COS(2*RADIANS([.I18]))-0.5*[.U18]*[.U18]*SIN(4*RADIANS([.I18]))-1.25*[.K18]*[.K18]*SIN(2*RADIANS([.J18])))" office:value-type="float" office:value="-14.2302865230315" calcext:value-type="float">
            <text:p>-14.2302865230315</text:p>
          </table:table-cell>
          <table:table-cell table:formula="of:=DEGREES(ACOS(COS(RADIANS(90.833))/(COS(RADIANS([.$B$3]))*COS(RADIANS([.T18])))-TAN(RADIANS([.$B$3]))*TAN(RADIANS([.T18]))))" office:value-type="float" office:value="87.9513834192332" calcext:value-type="float">
            <text:p>87.9513834192332</text:p>
          </table:table-cell>
          <table:table-cell table:style-name="ce22" table:formula="of:=(720-4*[.$B$4]-[.V18]+[.$B$5]*60)/1440" office:value-type="time" office:time-value="PT12H14M29.198071382S" calcext:value-type="time">
            <text:p>12:14:29</text:p>
          </table:table-cell>
          <table:table-cell table:style-name="ce8" table:formula="of:=[.X18]-[.W18]*4/1440" office:value-type="time" office:time-value="PT06H22M40.866050766S" calcext:value-type="time">
            <text:p>6:22:40</text:p>
          </table:table-cell>
          <table:table-cell table:style-name="ce8" table:formula="of:=[.X18]+[.W18]*4/1440" office:value-type="time" office:time-value="PT18H06M17.530091998S" calcext:value-type="time">
            <text:p>18:06:17</text:p>
          </table:table-cell>
          <table:table-cell table:style-name="ce11" table:formula="of:=8*[.W18]" office:value-type="float" office:value="703.611067353865" calcext:value-type="float">
            <text:p>703.611067353865</text:p>
          </table:table-cell>
          <table:table-cell table:formula="of:=MOD([.E18]*1440+[.V18]+4*[.$B$4]-60*[.$B$5];1440)" office:value-type="float" office:value="87.5133654769686" calcext:value-type="float">
            <text:p>87.5133654769686</text:p>
          </table:table-cell>
          <table:table-cell table:formula="of:=IF([.AB18]/4&lt;0;[.AB18]/4+180;[.AB18]/4-180)" office:value-type="float" office:value="-158.121658630758" calcext:value-type="float">
            <text:p>-158.121658630758</text:p>
          </table:table-cell>
          <table:table-cell table:formula="of:=DEGREES(ACOS(SIN(RADIANS([.$B$3]))*SIN(RADIANS([.T18]))+COS(RADIANS([.$B$3]))*COS(RADIANS([.T18]))*COS(RADIANS([.AC18]))))" office:value-type="float" office:value="158.533508387719" calcext:value-type="float">
            <text:p>158.533508387719</text:p>
          </table:table-cell>
          <table:table-cell table:formula="of:=90-[.AD18]" office:value-type="float" office:value="-68.5335083877191" calcext:value-type="float">
            <text:p>-68.5335083877191</text:p>
          </table:table-cell>
          <table:table-cell table:formula="of:=IF([.AE18]&gt;85;0;IF([.AE18]&gt;5;58.1/TAN(RADIANS([.AE18]))-0.07/POWER(TAN(RADIANS([.AE18]));3)+0.000086/POWER(TAN(RADIANS([.AE18]));5);IF([.AE18]&gt;-0.575;1735+[.AE18]*(-518.2+[.AE18]*(103.4+[.AE18]*(-12.79+[.AE18]*0.711)));-20.772/TAN(RADIANS([.AE18])))))/3600" office:value-type="float" office:value="0.0022689662602112" calcext:value-type="float">
            <text:p>0.0022689662602112</text:p>
          </table:table-cell>
          <table:table-cell table:formula="of:=[.AE18]+[.AF18]" office:value-type="float" office:value="-68.5312394214589" calcext:value-type="float">
            <text:p>-68.5312394214589</text:p>
          </table:table-cell>
          <table:table-cell table:formula="of:=IF([.AC18]&gt;0;MOD(DEGREES(ACOS(((SIN(RADIANS([.$B$3]))*COS(RADIANS([.AD18])))-SIN(RADIANS([.T18])))/(COS(RADIANS([.$B$3]))*SIN(RADIANS([.AD18])))))+180;360);MOD(540-DEGREES(ACOS(((SIN(RADIANS([.$B$3]))*COS(RADIANS([.AD18])))-SIN(RADIANS([.T18])))/(COS(RADIANS([.$B$3]))*SIN(RADIANS([.AD18])))));360))" office:value-type="float" office:value="98.888948990703" calcext:value-type="float">
            <text:p>98.88894899070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8]+0.1/24" office:value-type="time" office:time-value="PT01H48M00S" calcext:value-type="time">
            <text:p>1:48:00</text:p>
          </table:table-cell>
          <table:table-cell table:style-name="ce9" table:formula="of:=[.D19]+2415018.5+[.E19]-[.$B$5]/24" office:value-type="float" office:value="2460352.28333333" calcext:value-type="float">
            <text:p>2460352.28</text:p>
          </table:table-cell>
          <table:table-cell table:style-name="ce10" table:formula="of:=([.F19]-2451545)/36525" office:value-type="float" office:value="0.24113027606663" calcext:value-type="float">
            <text:p>0.24113028</text:p>
          </table:table-cell>
          <table:table-cell/>
          <table:table-cell table:formula="of:=MOD(280.46646+[.G19]*(36000.76983+[.G19]*0.0003032);360)" office:value-type="float" office:value="321.34204534832" calcext:value-type="float">
            <text:p>321.34204534832</text:p>
          </table:table-cell>
          <table:table-cell table:formula="of:=357.52911+[.G19]*(35999.05029-0.0001537*[.G19])" office:value-type="float" office:value="9037.99003562751" calcext:value-type="float">
            <text:p>9037.99003562751</text:p>
          </table:table-cell>
          <table:table-cell table:formula="of:=0.016708634-[.G19]*(0.000042037+0.0000001267*[.G19])" office:value-type="float" office:value="0.0166984902397643" calcext:value-type="float">
            <text:p>0.0166984902397643</text:p>
          </table:table-cell>
          <table:table-cell table:formula="of:=SIN(RADIANS([.J19]))*(1.914602-[.G19]*(0.004817+0.000014*[.G19]))+SIN(RADIANS(2*[.J19]))*(0.019993-0.000101*[.G19])+SIN(RADIANS(3*[.J19]))*0.000289" office:value-type="float" office:value="1.19740672821255" calcext:value-type="float">
            <text:p>1.19740672821255</text:p>
          </table:table-cell>
          <table:table-cell table:formula="of:=[.I19]+[.L19]" office:value-type="float" office:value="322.539452076532" calcext:value-type="float">
            <text:p>322.539452076532</text:p>
          </table:table-cell>
          <table:table-cell table:formula="of:=[.J19]+[.L19]" office:value-type="float" office:value="9039.18744235572" calcext:value-type="float">
            <text:p>9039.18744235572</text:p>
          </table:table-cell>
          <table:table-cell table:formula="of:=(1.000001018*(1-[.K19]*[.K19]))/(1+[.K19]*COS(RADIANS([.N19])))" office:value-type="float" office:value="0.986948385675033" calcext:value-type="float">
            <text:p>0.986948385675033</text:p>
          </table:table-cell>
          <table:table-cell table:formula="of:=[.M19]-0.00569-0.00478*SIN(RADIANS(125.04-1934.136*[.G19]))" office:value-type="float" office:value="322.532232608728" calcext:value-type="float">
            <text:p>322.532232608728</text:p>
          </table:table-cell>
          <table:table-cell table:formula="of:=23+(26+((21.448-[.G19]*(46.815+[.G19]*(0.00059-[.G19]*0.001813))))/60)/60" office:value-type="float" office:value="23.4361554103444" calcext:value-type="float">
            <text:p>23.4361554103444</text:p>
          </table:table-cell>
          <table:table-cell table:formula="of:=[.Q19]+0.00256*COS(RADIANS(125.04-1934.136*[.G19]))" office:value-type="float" office:value="23.4385808231656" calcext:value-type="float">
            <text:p>23.4385808231656</text:p>
          </table:table-cell>
          <table:table-cell table:formula="of:=DEGREES(ATAN2(COS(RADIANS([.P19]));COS(RADIANS([.R19]))*SIN(RADIANS([.P19]))))" office:value-type="float" office:value="-35.1146119992945" calcext:value-type="float">
            <text:p>-35.1146119992945</text:p>
          </table:table-cell>
          <table:table-cell table:formula="of:=DEGREES(ASIN(SIN(RADIANS([.R19]))*SIN(RADIANS([.P19]))))" office:value-type="float" office:value="-14.0026574894913" calcext:value-type="float">
            <text:p>-14.0026574894913</text:p>
          </table:table-cell>
          <table:table-cell table:formula="of:=TAN(RADIANS([.R19]/2))*TAN(RADIANS([.R19]/2))" office:value-type="float" office:value="0.0430318469462601" calcext:value-type="float">
            <text:p>0.0430318469462601</text:p>
          </table:table-cell>
          <table:table-cell table:formula="of:=4*DEGREES([.U19]*SIN(2*RADIANS([.I19]))-2*[.K19]*SIN(RADIANS([.J19]))+4*[.K19]*[.U19]*SIN(RADIANS([.J19]))*COS(2*RADIANS([.I19]))-0.5*[.U19]*[.U19]*SIN(4*RADIANS([.I19]))-1.25*[.K19]*[.K19]*SIN(2*RADIANS([.J19])))" office:value-type="float" office:value="-14.2302914837853" calcext:value-type="float">
            <text:p>-14.2302914837853</text:p>
          </table:table-cell>
          <table:table-cell table:formula="of:=DEGREES(ACOS(COS(RADIANS(90.833))/(COS(RADIANS([.$B$3]))*COS(RADIANS([.T19])))-TAN(RADIANS([.$B$3]))*TAN(RADIANS([.T19]))))" office:value-type="float" office:value="87.9516765428625" calcext:value-type="float">
            <text:p>87.9516765428625</text:p>
          </table:table-cell>
          <table:table-cell table:style-name="ce22" table:formula="of:=(720-4*[.$B$4]-[.V19]+[.$B$5]*60)/1440" office:value-type="time" office:time-value="PT12H14M29.198369027S" calcext:value-type="time">
            <text:p>12:14:29</text:p>
          </table:table-cell>
          <table:table-cell table:style-name="ce8" table:formula="of:=[.X19]-[.W19]*4/1440" office:value-type="time" office:time-value="PT06H22M40.79599874S" calcext:value-type="time">
            <text:p>6:22:40</text:p>
          </table:table-cell>
          <table:table-cell table:style-name="ce8" table:formula="of:=[.X19]+[.W19]*4/1440" office:value-type="time" office:time-value="PT18H06M17.600739314S" calcext:value-type="time">
            <text:p>18:06:17</text:p>
          </table:table-cell>
          <table:table-cell table:style-name="ce11" table:formula="of:=8*[.W19]" office:value-type="float" office:value="703.6134123429" calcext:value-type="float">
            <text:p>703.6134123429</text:p>
          </table:table-cell>
          <table:table-cell table:formula="of:=MOD([.E19]*1440+[.V19]+4*[.$B$4]-60*[.$B$5];1440)" office:value-type="float" office:value="93.5133605162148" calcext:value-type="float">
            <text:p>93.5133605162148</text:p>
          </table:table-cell>
          <table:table-cell table:formula="of:=IF([.AB19]/4&lt;0;[.AB19]/4+180;[.AB19]/4-180)" office:value-type="float" office:value="-156.621659870946" calcext:value-type="float">
            <text:p>-156.621659870946</text:p>
          </table:table-cell>
          <table:table-cell table:formula="of:=DEGREES(ACOS(SIN(RADIANS([.$B$3]))*SIN(RADIANS([.T19]))+COS(RADIANS([.$B$3]))*COS(RADIANS([.T19]))*COS(RADIANS([.AC19]))))" office:value-type="float" office:value="157.08119437421" calcext:value-type="float">
            <text:p>157.08119437421</text:p>
          </table:table-cell>
          <table:table-cell table:formula="of:=90-[.AD19]" office:value-type="float" office:value="-67.08119437421" calcext:value-type="float">
            <text:p>-67.08119437421</text:p>
          </table:table-cell>
          <table:table-cell table:formula="of:=IF([.AE19]&gt;85;0;IF([.AE19]&gt;5;58.1/TAN(RADIANS([.AE19]))-0.07/POWER(TAN(RADIANS([.AE19]));3)+0.000086/POWER(TAN(RADIANS([.AE19]));5);IF([.AE19]&gt;-0.575;1735+[.AE19]*(-518.2+[.AE19]*(103.4+[.AE19]*(-12.79+[.AE19]*0.711)));-20.772/TAN(RADIANS([.AE19])))))/3600" office:value-type="float" office:value="0.00243957549229908" calcext:value-type="float">
            <text:p>0.00243957549229908</text:p>
          </table:table-cell>
          <table:table-cell table:formula="of:=[.AE19]+[.AF19]" office:value-type="float" office:value="-67.0787547987177" calcext:value-type="float">
            <text:p>-67.0787547987177</text:p>
          </table:table-cell>
          <table:table-cell table:formula="of:=IF([.AC19]&gt;0;MOD(DEGREES(ACOS(((SIN(RADIANS([.$B$3]))*COS(RADIANS([.AD19])))-SIN(RADIANS([.T19])))/(COS(RADIANS([.$B$3]))*SIN(RADIANS([.AD19])))))+180;360);MOD(540-DEGREES(ACOS(((SIN(RADIANS([.$B$3]))*COS(RADIANS([.AD19])))-SIN(RADIANS([.T19])))/(COS(RADIANS([.$B$3]))*SIN(RADIANS([.AD19])))));360))" office:value-type="float" office:value="98.6372473873525" calcext:value-type="float">
            <text:p>98.637247387352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9]+0.1/24" office:value-type="time" office:time-value="PT01H54M00S" calcext:value-type="time">
            <text:p>1:54:00</text:p>
          </table:table-cell>
          <table:table-cell table:style-name="ce9" table:formula="of:=[.D20]+2415018.5+[.E20]-[.$B$5]/24" office:value-type="float" office:value="2460352.2875" calcext:value-type="float">
            <text:p>2460352.29</text:p>
          </table:table-cell>
          <table:table-cell table:style-name="ce10" table:formula="of:=([.F20]-2451545)/36525" office:value-type="float" office:value="0.24113039014374" calcext:value-type="float">
            <text:p>0.24113039</text:p>
          </table:table-cell>
          <table:table-cell/>
          <table:table-cell table:formula="of:=MOD(280.46646+[.G20]*(36000.76983+[.G20]*0.0003032);360)" office:value-type="float" office:value="321.346152212092" calcext:value-type="float">
            <text:p>321.346152212092</text:p>
          </table:table-cell>
          <table:table-cell table:formula="of:=357.52911+[.G20]*(35999.05029-0.0001537*[.G20])" office:value-type="float" office:value="9037.99414229509" calcext:value-type="float">
            <text:p>9037.99414229509</text:p>
          </table:table-cell>
          <table:table-cell table:formula="of:=0.016708634-[.G20]*(0.000042037+0.0000001267*[.G20])" office:value-type="float" office:value="0.0166984902349618" calcext:value-type="float">
            <text:p>0.0166984902349618</text:p>
          </table:table-cell>
          <table:table-cell table:formula="of:=SIN(RADIANS([.J20]))*(1.914602-[.G20]*(0.004817+0.000014*[.G20]))+SIN(RADIANS(2*[.J20]))*(0.019993-0.000101*[.G20])+SIN(RADIANS(3*[.J20]))*0.000289" office:value-type="float" office:value="1.19751547969688" calcext:value-type="float">
            <text:p>1.19751547969688</text:p>
          </table:table-cell>
          <table:table-cell table:formula="of:=[.I20]+[.L20]" office:value-type="float" office:value="322.543667691789" calcext:value-type="float">
            <text:p>322.543667691789</text:p>
          </table:table-cell>
          <table:table-cell table:formula="of:=[.J20]+[.L20]" office:value-type="float" office:value="9039.19165777479" calcext:value-type="float">
            <text:p>9039.19165777479</text:p>
          </table:table-cell>
          <table:table-cell table:formula="of:=(1.000001018*(1-[.K20]*[.K20]))/(1+[.K20]*COS(RADIANS([.N20])))" office:value-type="float" office:value="0.986949142067975" calcext:value-type="float">
            <text:p>0.986949142067975</text:p>
          </table:table-cell>
          <table:table-cell table:formula="of:=[.M20]-0.00569-0.00478*SIN(RADIANS(125.04-1934.136*[.G20]))" office:value-type="float" office:value="322.536448241425" calcext:value-type="float">
            <text:p>322.536448241425</text:p>
          </table:table-cell>
          <table:table-cell table:formula="of:=23+(26+((21.448-[.G20]*(46.815+[.G20]*(0.00059-[.G20]*0.001813))))/60)/60" office:value-type="float" office:value="23.4361554088609" calcext:value-type="float">
            <text:p>23.4361554088609</text:p>
          </table:table-cell>
          <table:table-cell table:formula="of:=[.Q20]+0.00256*COS(RADIANS(125.04-1934.136*[.G20]))" office:value-type="float" office:value="23.4385808248364" calcext:value-type="float">
            <text:p>23.4385808248364</text:p>
          </table:table-cell>
          <table:table-cell table:formula="of:=DEGREES(ATAN2(COS(RADIANS([.P20]));COS(RADIANS([.R20]))*SIN(RADIANS([.P20]))))" office:value-type="float" office:value="-35.1105037013487" calcext:value-type="float">
            <text:p>-35.1105037013487</text:p>
          </table:table-cell>
          <table:table-cell table:formula="of:=DEGREES(ASIN(SIN(RADIANS([.R20]))*SIN(RADIANS([.P20]))))" office:value-type="float" office:value="-14.0012858001921" calcext:value-type="float">
            <text:p>-14.0012858001921</text:p>
          </table:table-cell>
          <table:table-cell table:formula="of:=TAN(RADIANS([.R20]/2))*TAN(RADIANS([.R20]/2))" office:value-type="float" office:value="0.04303184695257" calcext:value-type="float">
            <text:p>0.04303184695257</text:p>
          </table:table-cell>
          <table:table-cell table:formula="of:=4*DEGREES([.U20]*SIN(2*RADIANS([.I20]))-2*[.K20]*SIN(RADIANS([.J20]))+4*[.K20]*[.U20]*SIN(RADIANS([.J20]))*COS(2*RADIANS([.I20]))-0.5*[.U20]*[.U20]*SIN(4*RADIANS([.I20]))-1.25*[.K20]*[.K20]*SIN(2*RADIANS([.J20])))" office:value-type="float" office:value="-14.2302962203618" calcext:value-type="float">
            <text:p>-14.2302962203618</text:p>
          </table:table-cell>
          <table:table-cell table:formula="of:=DEGREES(ACOS(COS(RADIANS(90.833))/(COS(RADIANS([.$B$3]))*COS(RADIANS([.T20])))-TAN(RADIANS([.$B$3]))*TAN(RADIANS([.T20]))))" office:value-type="float" office:value="87.9519696777389" calcext:value-type="float">
            <text:p>87.9519696777389</text:p>
          </table:table-cell>
          <table:table-cell table:style-name="ce22" table:formula="of:=(720-4*[.$B$4]-[.V20]+[.$B$5]*60)/1440" office:value-type="time" office:time-value="PT12H14M29.198653222S" calcext:value-type="time">
            <text:p>12:14:29</text:p>
          </table:table-cell>
          <table:table-cell table:style-name="ce8" table:formula="of:=[.X20]-[.W20]*4/1440" office:value-type="time" office:time-value="PT06H22M40.725930564S" calcext:value-type="time">
            <text:p>6:22:40</text:p>
          </table:table-cell>
          <table:table-cell table:style-name="ce8" table:formula="of:=[.X20]+[.W20]*4/1440" office:value-type="time" office:time-value="PT18H06M17.671375879S" calcext:value-type="time">
            <text:p>18:06:17</text:p>
          </table:table-cell>
          <table:table-cell table:style-name="ce11" table:formula="of:=8*[.W20]" office:value-type="float" office:value="703.615757421911" calcext:value-type="float">
            <text:p>703.615757421911</text:p>
          </table:table-cell>
          <table:table-cell table:formula="of:=MOD([.E20]*1440+[.V20]+4*[.$B$4]-60*[.$B$5];1440)" office:value-type="float" office:value="99.5133557796381" calcext:value-type="float">
            <text:p>99.5133557796381</text:p>
          </table:table-cell>
          <table:table-cell table:formula="of:=IF([.AB20]/4&lt;0;[.AB20]/4+180;[.AB20]/4-180)" office:value-type="float" office:value="-155.12166105509" calcext:value-type="float">
            <text:p>-155.12166105509</text:p>
          </table:table-cell>
          <table:table-cell table:formula="of:=DEGREES(ACOS(SIN(RADIANS([.$B$3]))*SIN(RADIANS([.T20]))+COS(RADIANS([.$B$3]))*COS(RADIANS([.T20]))*COS(RADIANS([.AC20]))))" office:value-type="float" office:value="155.627996726276" calcext:value-type="float">
            <text:p>155.627996726276</text:p>
          </table:table-cell>
          <table:table-cell table:formula="of:=90-[.AD20]" office:value-type="float" office:value="-65.6279967262764" calcext:value-type="float">
            <text:p>-65.6279967262764</text:p>
          </table:table-cell>
          <table:table-cell table:formula="of:=IF([.AE20]&gt;85;0;IF([.AE20]&gt;5;58.1/TAN(RADIANS([.AE20]))-0.07/POWER(TAN(RADIANS([.AE20]));3)+0.000086/POWER(TAN(RADIANS([.AE20]));5);IF([.AE20]&gt;-0.575;1735+[.AE20]*(-518.2+[.AE20]*(103.4+[.AE20]*(-12.79+[.AE20]*0.711)));-20.772/TAN(RADIANS([.AE20])))))/3600" office:value-type="float" office:value="0.00261398925429637" calcext:value-type="float">
            <text:p>0.00261398925429637</text:p>
          </table:table-cell>
          <table:table-cell table:formula="of:=[.AE20]+[.AF20]" office:value-type="float" office:value="-65.6253827370221" calcext:value-type="float">
            <text:p>-65.6253827370221</text:p>
          </table:table-cell>
          <table:table-cell table:formula="of:=IF([.AC20]&gt;0;MOD(DEGREES(ACOS(((SIN(RADIANS([.$B$3]))*COS(RADIANS([.AD20])))-SIN(RADIANS([.T20])))/(COS(RADIANS([.$B$3]))*SIN(RADIANS([.AD20])))))+180;360);MOD(540-DEGREES(ACOS(((SIN(RADIANS([.$B$3]))*COS(RADIANS([.AD20])))-SIN(RADIANS([.T20])))/(COS(RADIANS([.$B$3]))*SIN(RADIANS([.AD20])))));360))" office:value-type="float" office:value="98.4363311090612" calcext:value-type="float">
            <text:p>98.436331109061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0]+0.1/24" office:value-type="time" office:time-value="PT02H00M00S" calcext:value-type="time">
            <text:p>2:00:00</text:p>
          </table:table-cell>
          <table:table-cell table:style-name="ce9" table:formula="of:=[.D21]+2415018.5+[.E21]-[.$B$5]/24" office:value-type="float" office:value="2460352.29166667" calcext:value-type="float">
            <text:p>2460352.29</text:p>
          </table:table-cell>
          <table:table-cell table:style-name="ce10" table:formula="of:=([.F21]-2451545)/36525" office:value-type="float" office:value="0.241130504220862" calcext:value-type="float">
            <text:p>0.24113050</text:p>
          </table:table-cell>
          <table:table-cell/>
          <table:table-cell table:formula="of:=MOD(280.46646+[.G21]*(36000.76983+[.G21]*0.0003032);360)" office:value-type="float" office:value="321.350259076326" calcext:value-type="float">
            <text:p>321.350259076326</text:p>
          </table:table-cell>
          <table:table-cell table:formula="of:=357.52911+[.G21]*(35999.05029-0.0001537*[.G21])" office:value-type="float" office:value="9037.99824896314" calcext:value-type="float">
            <text:p>9037.99824896314</text:p>
          </table:table-cell>
          <table:table-cell table:formula="of:=0.016708634-[.G21]*(0.000042037+0.0000001267*[.G21])" office:value-type="float" office:value="0.0166984902301594" calcext:value-type="float">
            <text:p>0.0166984902301594</text:p>
          </table:table-cell>
          <table:table-cell table:formula="of:=SIN(RADIANS([.J21]))*(1.914602-[.G21]*(0.004817+0.000014*[.G21]))+SIN(RADIANS(2*[.J21]))*(0.019993-0.000101*[.G21])+SIN(RADIANS(3*[.J21]))*0.000289" office:value-type="float" office:value="1.19762422473192" calcext:value-type="float">
            <text:p>1.19762422473192</text:p>
          </table:table-cell>
          <table:table-cell table:formula="of:=[.I21]+[.L21]" office:value-type="float" office:value="322.547883301057" calcext:value-type="float">
            <text:p>322.547883301057</text:p>
          </table:table-cell>
          <table:table-cell table:formula="of:=[.J21]+[.L21]" office:value-type="float" office:value="9039.19587318787" calcext:value-type="float">
            <text:p>9039.19587318787</text:p>
          </table:table-cell>
          <table:table-cell table:formula="of:=(1.000001018*(1-[.K21]*[.K21]))/(1+[.K21]*COS(RADIANS([.N21])))" office:value-type="float" office:value="0.986949898529258" calcext:value-type="float">
            <text:p>0.986949898529258</text:p>
          </table:table-cell>
          <table:table-cell table:formula="of:=[.M21]-0.00569-0.00478*SIN(RADIANS(125.04-1934.136*[.G21]))" office:value-type="float" office:value="322.540663868133" calcext:value-type="float">
            <text:p>322.540663868133</text:p>
          </table:table-cell>
          <table:table-cell table:formula="of:=23+(26+((21.448-[.G21]*(46.815+[.G21]*(0.00059-[.G21]*0.001813))))/60)/60" office:value-type="float" office:value="23.4361554073774" calcext:value-type="float">
            <text:p>23.4361554073774</text:p>
          </table:table-cell>
          <table:table-cell table:formula="of:=[.Q21]+0.00256*COS(RADIANS(125.04-1934.136*[.G21]))" office:value-type="float" office:value="23.4385808265073" calcext:value-type="float">
            <text:p>23.4385808265073</text:p>
          </table:table-cell>
          <table:table-cell table:formula="of:=DEGREES(ATAN2(COS(RADIANS([.P21]));COS(RADIANS([.R21]))*SIN(RADIANS([.P21]))))" office:value-type="float" office:value="-35.1063954582903" calcext:value-type="float">
            <text:p>-35.1063954582903</text:p>
          </table:table-cell>
          <table:table-cell table:formula="of:=DEGREES(ASIN(SIN(RADIANS([.R21]))*SIN(RADIANS([.P21]))))" office:value-type="float" office:value="-13.9999140436885" calcext:value-type="float">
            <text:p>-13.9999140436885</text:p>
          </table:table-cell>
          <table:table-cell table:formula="of:=TAN(RADIANS([.R21]/2))*TAN(RADIANS([.R21]/2))" office:value-type="float" office:value="0.0430318469588797" calcext:value-type="float">
            <text:p>0.0430318469588797</text:p>
          </table:table-cell>
          <table:table-cell table:formula="of:=4*DEGREES([.U21]*SIN(2*RADIANS([.I21]))-2*[.K21]*SIN(RADIANS([.J21]))+4*[.K21]*[.U21]*SIN(RADIANS([.J21]))*COS(2*RADIANS([.I21]))-0.5*[.U21]*[.U21]*SIN(4*RADIANS([.I21]))-1.25*[.K21]*[.K21]*SIN(2*RADIANS([.J21])))" office:value-type="float" office:value="-14.2303007327737" calcext:value-type="float">
            <text:p>-14.2303007327737</text:p>
          </table:table-cell>
          <table:table-cell table:formula="of:=DEGREES(ACOS(COS(RADIANS(90.833))/(COS(RADIANS([.$B$3]))*COS(RADIANS([.T21])))-TAN(RADIANS([.$B$3]))*TAN(RADIANS([.T21]))))" office:value-type="float" office:value="87.952262823926" calcext:value-type="float">
            <text:p>87.952262823926</text:p>
          </table:table-cell>
          <table:table-cell table:style-name="ce22" table:formula="of:=(720-4*[.$B$4]-[.V21]+[.$B$5]*60)/1440" office:value-type="time" office:time-value="PT12H14M29.198923966S" calcext:value-type="time">
            <text:p>12:14:29</text:p>
          </table:table-cell>
          <table:table-cell table:style-name="ce8" table:formula="of:=[.X21]-[.W21]*4/1440" office:value-type="time" office:time-value="PT06H22M40.655846224S" calcext:value-type="time">
            <text:p>6:22:40</text:p>
          </table:table-cell>
          <table:table-cell table:style-name="ce8" table:formula="of:=[.X21]+[.W21]*4/1440" office:value-type="time" office:time-value="PT18H06M17.742001709S" calcext:value-type="time">
            <text:p>18:06:17</text:p>
          </table:table-cell>
          <table:table-cell table:style-name="ce11" table:formula="of:=8*[.W21]" office:value-type="float" office:value="703.618102591408" calcext:value-type="float">
            <text:p>703.618102591408</text:p>
          </table:table-cell>
          <table:table-cell table:formula="of:=MOD([.E21]*1440+[.V21]+4*[.$B$4]-60*[.$B$5];1440)" office:value-type="float" office:value="105.513351267226" calcext:value-type="float">
            <text:p>105.513351267226</text:p>
          </table:table-cell>
          <table:table-cell table:formula="of:=IF([.AB21]/4&lt;0;[.AB21]/4+180;[.AB21]/4-180)" office:value-type="float" office:value="-153.621662183193" calcext:value-type="float">
            <text:p>-153.621662183193</text:p>
          </table:table-cell>
          <table:table-cell table:formula="of:=DEGREES(ACOS(SIN(RADIANS([.$B$3]))*SIN(RADIANS([.T21]))+COS(RADIANS([.$B$3]))*COS(RADIANS([.T21]))*COS(RADIANS([.AC21]))))" office:value-type="float" office:value="154.174111748167" calcext:value-type="float">
            <text:p>154.174111748167</text:p>
          </table:table-cell>
          <table:table-cell table:formula="of:=90-[.AD21]" office:value-type="float" office:value="-64.1741117481673" calcext:value-type="float">
            <text:p>-64.1741117481673</text:p>
          </table:table-cell>
          <table:table-cell table:formula="of:=IF([.AE21]&gt;85;0;IF([.AE21]&gt;5;58.1/TAN(RADIANS([.AE21]))-0.07/POWER(TAN(RADIANS([.AE21]));3)+0.000086/POWER(TAN(RADIANS([.AE21]));5);IF([.AE21]&gt;-0.575;1735+[.AE21]*(-518.2+[.AE21]*(103.4+[.AE21]*(-12.79+[.AE21]*0.711)));-20.772/TAN(RADIANS([.AE21])))))/3600" office:value-type="float" office:value="0.00279254403696946" calcext:value-type="float">
            <text:p>0.00279254403696946</text:p>
          </table:table-cell>
          <table:table-cell table:formula="of:=[.AE21]+[.AF21]" office:value-type="float" office:value="-64.1713192041304" calcext:value-type="float">
            <text:p>-64.1713192041304</text:p>
          </table:table-cell>
          <table:table-cell table:formula="of:=IF([.AC21]&gt;0;MOD(DEGREES(ACOS(((SIN(RADIANS([.$B$3]))*COS(RADIANS([.AD21])))-SIN(RADIANS([.T21])))/(COS(RADIANS([.$B$3]))*SIN(RADIANS([.AD21])))))+180;360);MOD(540-DEGREES(ACOS(((SIN(RADIANS([.$B$3]))*COS(RADIANS([.AD21])))-SIN(RADIANS([.T21])))/(COS(RADIANS([.$B$3]))*SIN(RADIANS([.AD21])))));360))" office:value-type="float" office:value="98.2778599774091" calcext:value-type="float">
            <text:p>98.2778599774091</text:p>
          </table:table-cell>
          <table:table-cell table:number-columns-repeated="990"/>
        </table:table-row>
        <table:table-row table:style-name="ro2">
          <table:table-cell>
            <draw:frame table:end-cell-address="Calculations.C34" table:end-x="1.1858in" table:end-y="0.1902in" draw:z-index="2" draw:style-name="gr1" draw:text-style-name="P1" svg:width="3.3921in" svg:height="2.4016in" svg:x="0.0315in" svg:y="0.089in">
              <draw:object draw:notify-on-update-of-ranges="Calculations.E2:Calculations.E241 Calculations.T1:Calculations.T1 Calculations.T2:Calculations.T24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1]+0.1/24" office:value-type="time" office:time-value="PT02H06M00S" calcext:value-type="time">
            <text:p>2:06:00</text:p>
          </table:table-cell>
          <table:table-cell table:style-name="ce9" table:formula="of:=[.D22]+2415018.5+[.E22]-[.$B$5]/24" office:value-type="float" office:value="2460352.29583333" calcext:value-type="float">
            <text:p>2460352.30</text:p>
          </table:table-cell>
          <table:table-cell table:style-name="ce10" table:formula="of:=([.F22]-2451545)/36525" office:value-type="float" office:value="0.241130618297971" calcext:value-type="float">
            <text:p>0.24113062</text:p>
          </table:table-cell>
          <table:table-cell/>
          <table:table-cell table:formula="of:=MOD(280.46646+[.G22]*(36000.76983+[.G22]*0.0003032);360)" office:value-type="float" office:value="321.354365940097" calcext:value-type="float">
            <text:p>321.354365940097</text:p>
          </table:table-cell>
          <table:table-cell table:formula="of:=357.52911+[.G22]*(35999.05029-0.0001537*[.G22])" office:value-type="float" office:value="9038.00235563073" calcext:value-type="float">
            <text:p>9038.00235563073</text:p>
          </table:table-cell>
          <table:table-cell table:formula="of:=0.016708634-[.G22]*(0.000042037+0.0000001267*[.G22])" office:value-type="float" office:value="0.016698490225357" calcext:value-type="float">
            <text:p>0.016698490225357</text:p>
          </table:table-cell>
          <table:table-cell table:formula="of:=SIN(RADIANS([.J22]))*(1.914602-[.G22]*(0.004817+0.000014*[.G22]))+SIN(RADIANS(2*[.J22]))*(0.019993-0.000101*[.G22])+SIN(RADIANS(3*[.J22]))*0.000289" office:value-type="float" office:value="1.1977329632927" calcext:value-type="float">
            <text:p>1.1977329632927</text:p>
          </table:table-cell>
          <table:table-cell table:formula="of:=[.I22]+[.L22]" office:value-type="float" office:value="322.552098903389" calcext:value-type="float">
            <text:p>322.552098903389</text:p>
          </table:table-cell>
          <table:table-cell table:formula="of:=[.J22]+[.L22]" office:value-type="float" office:value="9039.20008859402" calcext:value-type="float">
            <text:p>9039.20008859402</text:p>
          </table:table-cell>
          <table:table-cell table:formula="of:=(1.000001018*(1-[.K22]*[.K22]))/(1+[.K22]*COS(RADIANS([.N22])))" office:value-type="float" office:value="0.986950655058708" calcext:value-type="float">
            <text:p>0.986950655058708</text:p>
          </table:table-cell>
          <table:table-cell table:formula="of:=[.M22]-0.00569-0.00478*SIN(RADIANS(125.04-1934.136*[.G22]))" office:value-type="float" office:value="322.544879487904" calcext:value-type="float">
            <text:p>322.544879487904</text:p>
          </table:table-cell>
          <table:table-cell table:formula="of:=23+(26+((21.448-[.G22]*(46.815+[.G22]*(0.00059-[.G22]*0.001813))))/60)/60" office:value-type="float" office:value="23.436155405894" calcext:value-type="float">
            <text:p>23.436155405894</text:p>
          </table:table-cell>
          <table:table-cell table:formula="of:=[.Q22]+0.00256*COS(RADIANS(125.04-1934.136*[.G22]))" office:value-type="float" office:value="23.4385808281781" calcext:value-type="float">
            <text:p>23.4385808281781</text:p>
          </table:table-cell>
          <table:table-cell table:formula="of:=DEGREES(ATAN2(COS(RADIANS([.P22]));COS(RADIANS([.R22]))*SIN(RADIANS([.P22]))))" office:value-type="float" office:value="-35.102287271039" calcext:value-type="float">
            <text:p>-35.102287271039</text:p>
          </table:table-cell>
          <table:table-cell table:formula="of:=DEGREES(ASIN(SIN(RADIANS([.R22]))*SIN(RADIANS([.P22]))))" office:value-type="float" office:value="-13.9985422202967" calcext:value-type="float">
            <text:p>-13.9985422202967</text:p>
          </table:table-cell>
          <table:table-cell table:formula="of:=TAN(RADIANS([.R22]/2))*TAN(RADIANS([.R22]/2))" office:value-type="float" office:value="0.0430318469651893" calcext:value-type="float">
            <text:p>0.0430318469651893</text:p>
          </table:table-cell>
          <table:table-cell table:formula="of:=4*DEGREES([.U22]*SIN(2*RADIANS([.I22]))-2*[.K22]*SIN(RADIANS([.J22]))+4*[.K22]*[.U22]*SIN(RADIANS([.J22]))*COS(2*RADIANS([.I22]))-0.5*[.U22]*[.U22]*SIN(4*RADIANS([.I22]))-1.25*[.K22]*[.K22]*SIN(2*RADIANS([.J22])))" office:value-type="float" office:value="-14.2303050210312" calcext:value-type="float">
            <text:p>-14.2303050210312</text:p>
          </table:table-cell>
          <table:table-cell table:formula="of:=DEGREES(ACOS(COS(RADIANS(90.833))/(COS(RADIANS([.$B$3]))*COS(RADIANS([.T22])))-TAN(RADIANS([.$B$3]))*TAN(RADIANS([.T22]))))" office:value-type="float" office:value="87.9525559813562" calcext:value-type="float">
            <text:p>87.9525559813562</text:p>
          </table:table-cell>
          <table:table-cell table:style-name="ce22" table:formula="of:=(720-4*[.$B$4]-[.V22]+[.$B$5]*60)/1440" office:value-type="time" office:time-value="PT12H14M29.199181262S" calcext:value-type="time">
            <text:p>12:14:29</text:p>
          </table:table-cell>
          <table:table-cell table:style-name="ce8" table:formula="of:=[.X22]-[.W22]*4/1440" office:value-type="time" office:time-value="PT06H22M40.585745736S" calcext:value-type="time">
            <text:p>6:22:40</text:p>
          </table:table-cell>
          <table:table-cell table:style-name="ce8" table:formula="of:=[.X22]+[.W22]*4/1440" office:value-type="time" office:time-value="PT18H06M17.812616787S" calcext:value-type="time">
            <text:p>18:06:17</text:p>
          </table:table-cell>
          <table:table-cell table:style-name="ce11" table:formula="of:=8*[.W22]" office:value-type="float" office:value="703.62044785085" calcext:value-type="float">
            <text:p>703.62044785085</text:p>
          </table:table-cell>
          <table:table-cell table:formula="of:=MOD([.E22]*1440+[.V22]+4*[.$B$4]-60*[.$B$5];1440)" office:value-type="float" office:value="111.513346978969" calcext:value-type="float">
            <text:p>111.513346978969</text:p>
          </table:table-cell>
          <table:table-cell table:formula="of:=IF([.AB22]/4&lt;0;[.AB22]/4+180;[.AB22]/4-180)" office:value-type="float" office:value="-152.121663255258" calcext:value-type="float">
            <text:p>-152.121663255258</text:p>
          </table:table-cell>
          <table:table-cell table:formula="of:=DEGREES(ACOS(SIN(RADIANS([.$B$3]))*SIN(RADIANS([.T22]))+COS(RADIANS([.$B$3]))*COS(RADIANS([.T22]))*COS(RADIANS([.AC22]))))" office:value-type="float" office:value="152.719697332173" calcext:value-type="float">
            <text:p>152.719697332173</text:p>
          </table:table-cell>
          <table:table-cell table:formula="of:=90-[.AD22]" office:value-type="float" office:value="-62.7196973321728" calcext:value-type="float">
            <text:p>-62.7196973321728</text:p>
          </table:table-cell>
          <table:table-cell table:formula="of:=IF([.AE22]&gt;85;0;IF([.AE22]&gt;5;58.1/TAN(RADIANS([.AE22]))-0.07/POWER(TAN(RADIANS([.AE22]));3)+0.000086/POWER(TAN(RADIANS([.AE22]));5);IF([.AE22]&gt;-0.575;1735+[.AE22]*(-518.2+[.AE22]*(103.4+[.AE22]*(-12.79+[.AE22]*0.711)));-20.772/TAN(RADIANS([.AE22])))))/3600" office:value-type="float" office:value="0.00297560745232354" calcext:value-type="float">
            <text:p>0.00297560745232354</text:p>
          </table:table-cell>
          <table:table-cell table:formula="of:=[.AE22]+[.AF22]" office:value-type="float" office:value="-62.7167217247205" calcext:value-type="float">
            <text:p>-62.7167217247205</text:p>
          </table:table-cell>
          <table:table-cell table:formula="of:=IF([.AC22]&gt;0;MOD(DEGREES(ACOS(((SIN(RADIANS([.$B$3]))*COS(RADIANS([.AD22])))-SIN(RADIANS([.T22])))/(COS(RADIANS([.$B$3]))*SIN(RADIANS([.AD22])))))+180;360);MOD(540-DEGREES(ACOS(((SIN(RADIANS([.$B$3]))*COS(RADIANS([.AD22])))-SIN(RADIANS([.T22])))/(COS(RADIANS([.$B$3]))*SIN(RADIANS([.AD22])))));360))" office:value-type="float" office:value="98.1552761543649" calcext:value-type="float">
            <text:p>98.155276154364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2]+0.1/24" office:value-type="time" office:time-value="PT02H12M00S" calcext:value-type="time">
            <text:p>2:12:00</text:p>
          </table:table-cell>
          <table:table-cell table:style-name="ce9" table:formula="of:=[.D23]+2415018.5+[.E23]-[.$B$5]/24" office:value-type="float" office:value="2460352.3" calcext:value-type="float">
            <text:p>2460352.30</text:p>
          </table:table-cell>
          <table:table-cell table:style-name="ce10" table:formula="of:=([.F23]-2451545)/36525" office:value-type="float" office:value="0.241130732375093" calcext:value-type="float">
            <text:p>0.24113073</text:p>
          </table:table-cell>
          <table:table-cell/>
          <table:table-cell table:formula="of:=MOD(280.46646+[.G23]*(36000.76983+[.G23]*0.0003032);360)" office:value-type="float" office:value="321.35847280433" calcext:value-type="float">
            <text:p>321.35847280433</text:p>
          </table:table-cell>
          <table:table-cell table:formula="of:=357.52911+[.G23]*(35999.05029-0.0001537*[.G23])" office:value-type="float" office:value="9038.00646229877" calcext:value-type="float">
            <text:p>9038.00646229877</text:p>
          </table:table-cell>
          <table:table-cell table:formula="of:=0.016708634-[.G23]*(0.000042037+0.0000001267*[.G23])" office:value-type="float" office:value="0.0166984902205545" calcext:value-type="float">
            <text:p>0.0166984902205545</text:p>
          </table:table-cell>
          <table:table-cell table:formula="of:=SIN(RADIANS([.J23]))*(1.914602-[.G23]*(0.004817+0.000014*[.G23]))+SIN(RADIANS(2*[.J23]))*(0.019993-0.000101*[.G23])+SIN(RADIANS(3*[.J23]))*0.000289" office:value-type="float" office:value="1.19784169540301" calcext:value-type="float">
            <text:p>1.19784169540301</text:p>
          </table:table-cell>
          <table:table-cell table:formula="of:=[.I23]+[.L23]" office:value-type="float" office:value="322.556314499733" calcext:value-type="float">
            <text:p>322.556314499733</text:p>
          </table:table-cell>
          <table:table-cell table:formula="of:=[.J23]+[.L23]" office:value-type="float" office:value="9039.20430399418" calcext:value-type="float">
            <text:p>9039.20430399418</text:p>
          </table:table-cell>
          <table:table-cell table:formula="of:=(1.000001018*(1-[.K23]*[.K23]))/(1+[.K23]*COS(RADIANS([.N23])))" office:value-type="float" office:value="0.98695141165649" calcext:value-type="float">
            <text:p>0.98695141165649</text:p>
          </table:table-cell>
          <table:table-cell table:formula="of:=[.M23]-0.00569-0.00478*SIN(RADIANS(125.04-1934.136*[.G23]))" office:value-type="float" office:value="322.549095101687" calcext:value-type="float">
            <text:p>322.549095101687</text:p>
          </table:table-cell>
          <table:table-cell table:formula="of:=23+(26+((21.448-[.G23]*(46.815+[.G23]*(0.00059-[.G23]*0.001813))))/60)/60" office:value-type="float" office:value="23.4361554044105" calcext:value-type="float">
            <text:p>23.4361554044105</text:p>
          </table:table-cell>
          <table:table-cell table:formula="of:=[.Q23]+0.00256*COS(RADIANS(125.04-1934.136*[.G23]))" office:value-type="float" office:value="23.4385808298489" calcext:value-type="float">
            <text:p>23.4385808298489</text:p>
          </table:table-cell>
          <table:table-cell table:formula="of:=DEGREES(ATAN2(COS(RADIANS([.P23]));COS(RADIANS([.R23]))*SIN(RADIANS([.P23]))))" office:value-type="float" office:value="-35.0981791386677" calcext:value-type="float">
            <text:p>-35.0981791386677</text:p>
          </table:table-cell>
          <table:table-cell table:formula="of:=DEGREES(ASIN(SIN(RADIANS([.R23]))*SIN(RADIANS([.P23]))))" office:value-type="float" office:value="-13.9971703297167" calcext:value-type="float">
            <text:p>-13.9971703297167</text:p>
          </table:table-cell>
          <table:table-cell table:formula="of:=TAN(RADIANS([.R23]/2))*TAN(RADIANS([.R23]/2))" office:value-type="float" office:value="0.0430318469714987" calcext:value-type="float">
            <text:p>0.0430318469714987</text:p>
          </table:table-cell>
          <table:table-cell table:formula="of:=4*DEGREES([.U23]*SIN(2*RADIANS([.I23]))-2*[.K23]*SIN(RADIANS([.J23]))+4*[.K23]*[.U23]*SIN(RADIANS([.J23]))*COS(2*RADIANS([.I23]))-0.5*[.U23]*[.U23]*SIN(4*RADIANS([.I23]))-1.25*[.K23]*[.K23]*SIN(2*RADIANS([.J23])))" office:value-type="float" office:value="-14.2303090851461" calcext:value-type="float">
            <text:p>-14.2303090851461</text:p>
          </table:table-cell>
          <table:table-cell table:formula="of:=DEGREES(ACOS(COS(RADIANS(90.833))/(COS(RADIANS([.$B$3]))*COS(RADIANS([.T23])))-TAN(RADIANS([.$B$3]))*TAN(RADIANS([.T23]))))" office:value-type="float" office:value="87.9528491500937" calcext:value-type="float">
            <text:p>87.9528491500937</text:p>
          </table:table-cell>
          <table:table-cell table:style-name="ce22" table:formula="of:=(720-4*[.$B$4]-[.V23]+[.$B$5]*60)/1440" office:value-type="time" office:time-value="PT12H14M29.199425109S" calcext:value-type="time">
            <text:p>12:14:29</text:p>
          </table:table-cell>
          <table:table-cell table:style-name="ce8" table:formula="of:=[.X23]-[.W23]*4/1440" office:value-type="time" office:time-value="PT06H22M40.515629086S" calcext:value-type="time">
            <text:p>6:22:40</text:p>
          </table:table-cell>
          <table:table-cell table:style-name="ce8" table:formula="of:=[.X23]+[.W23]*4/1440" office:value-type="time" office:time-value="PT18H06M17.883221131S" calcext:value-type="time">
            <text:p>18:06:17</text:p>
          </table:table-cell>
          <table:table-cell table:style-name="ce11" table:formula="of:=8*[.W23]" office:value-type="float" office:value="703.622793200749" calcext:value-type="float">
            <text:p>703.622793200749</text:p>
          </table:table-cell>
          <table:table-cell table:formula="of:=MOD([.E23]*1440+[.V23]+4*[.$B$4]-60*[.$B$5];1440)" office:value-type="float" office:value="117.513342914854" calcext:value-type="float">
            <text:p>117.513342914854</text:p>
          </table:table-cell>
          <table:table-cell table:formula="of:=IF([.AB23]/4&lt;0;[.AB23]/4+180;[.AB23]/4-180)" office:value-type="float" office:value="-150.621664271287" calcext:value-type="float">
            <text:p>-150.621664271287</text:p>
          </table:table-cell>
          <table:table-cell table:formula="of:=DEGREES(ACOS(SIN(RADIANS([.$B$3]))*SIN(RADIANS([.T23]))+COS(RADIANS([.$B$3]))*COS(RADIANS([.T23]))*COS(RADIANS([.AC23]))))" office:value-type="float" office:value="151.264882737625" calcext:value-type="float">
            <text:p>151.264882737625</text:p>
          </table:table-cell>
          <table:table-cell table:formula="of:=90-[.AD23]" office:value-type="float" office:value="-61.2648827376245" calcext:value-type="float">
            <text:p>-61.2648827376245</text:p>
          </table:table-cell>
          <table:table-cell table:formula="of:=IF([.AE23]&gt;85;0;IF([.AE23]&gt;5;58.1/TAN(RADIANS([.AE23]))-0.07/POWER(TAN(RADIANS([.AE23]));3)+0.000086/POWER(TAN(RADIANS([.AE23]));5);IF([.AE23]&gt;-0.575;1735+[.AE23]*(-518.2+[.AE23]*(103.4+[.AE23]*(-12.79+[.AE23]*0.711)));-20.772/TAN(RADIANS([.AE23])))))/3600" office:value-type="float" office:value="0.00316358079841368" calcext:value-type="float">
            <text:p>0.00316358079841368</text:p>
          </table:table-cell>
          <table:table-cell table:formula="of:=[.AE23]+[.AF23]" office:value-type="float" office:value="-61.2617191568261" calcext:value-type="float">
            <text:p>-61.2617191568261</text:p>
          </table:table-cell>
          <table:table-cell table:formula="of:=IF([.AC23]&gt;0;MOD(DEGREES(ACOS(((SIN(RADIANS([.$B$3]))*COS(RADIANS([.AD23])))-SIN(RADIANS([.T23])))/(COS(RADIANS([.$B$3]))*SIN(RADIANS([.AD23])))))+180;360);MOD(540-DEGREES(ACOS(((SIN(RADIANS([.$B$3]))*COS(RADIANS([.AD23])))-SIN(RADIANS([.T23])))/(COS(RADIANS([.$B$3]))*SIN(RADIANS([.AD23])))));360))" office:value-type="float" office:value="98.0633572406489" calcext:value-type="float">
            <text:p>98.063357240648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3]+0.1/24" office:value-type="time" office:time-value="PT02H18M00S" calcext:value-type="time">
            <text:p>2:18:00</text:p>
          </table:table-cell>
          <table:table-cell table:style-name="ce9" table:formula="of:=[.D24]+2415018.5+[.E24]-[.$B$5]/24" office:value-type="float" office:value="2460352.30416667" calcext:value-type="float">
            <text:p>2460352.30</text:p>
          </table:table-cell>
          <table:table-cell table:style-name="ce10" table:formula="of:=([.F24]-2451545)/36525" office:value-type="float" office:value="0.241130846452203" calcext:value-type="float">
            <text:p>0.24113085</text:p>
          </table:table-cell>
          <table:table-cell/>
          <table:table-cell table:formula="of:=MOD(280.46646+[.G24]*(36000.76983+[.G24]*0.0003032);360)" office:value-type="float" office:value="321.362579668101" calcext:value-type="float">
            <text:p>321.362579668101</text:p>
          </table:table-cell>
          <table:table-cell table:formula="of:=357.52911+[.G24]*(35999.05029-0.0001537*[.G24])" office:value-type="float" office:value="9038.01056896636" calcext:value-type="float">
            <text:p>9038.01056896636</text:p>
          </table:table-cell>
          <table:table-cell table:formula="of:=0.016708634-[.G24]*(0.000042037+0.0000001267*[.G24])" office:value-type="float" office:value="0.0166984902157521" calcext:value-type="float">
            <text:p>0.0166984902157521</text:p>
          </table:table-cell>
          <table:table-cell table:formula="of:=SIN(RADIANS([.J24]))*(1.914602-[.G24]*(0.004817+0.000014*[.G24]))+SIN(RADIANS(2*[.J24]))*(0.019993-0.000101*[.G24])+SIN(RADIANS(3*[.J24]))*0.000289" office:value-type="float" office:value="1.19795042103795" calcext:value-type="float">
            <text:p>1.19795042103795</text:p>
          </table:table-cell>
          <table:table-cell table:formula="of:=[.I24]+[.L24]" office:value-type="float" office:value="322.560530089139" calcext:value-type="float">
            <text:p>322.560530089139</text:p>
          </table:table-cell>
          <table:table-cell table:formula="of:=[.J24]+[.L24]" office:value-type="float" office:value="9039.2085193874" calcext:value-type="float">
            <text:p>9039.2085193874</text:p>
          </table:table-cell>
          <table:table-cell table:formula="of:=(1.000001018*(1-[.K24]*[.K24]))/(1+[.K24]*COS(RADIANS([.N24])))" office:value-type="float" office:value="0.986952168322432" calcext:value-type="float">
            <text:p>0.986952168322432</text:p>
          </table:table-cell>
          <table:table-cell table:formula="of:=[.M24]-0.00569-0.00478*SIN(RADIANS(125.04-1934.136*[.G24]))" office:value-type="float" office:value="322.553310708533" calcext:value-type="float">
            <text:p>322.553310708533</text:p>
          </table:table-cell>
          <table:table-cell table:formula="of:=23+(26+((21.448-[.G24]*(46.815+[.G24]*(0.00059-[.G24]*0.001813))))/60)/60" office:value-type="float" office:value="23.436155402927" calcext:value-type="float">
            <text:p>23.436155402927</text:p>
          </table:table-cell>
          <table:table-cell table:formula="of:=[.Q24]+0.00256*COS(RADIANS(125.04-1934.136*[.G24]))" office:value-type="float" office:value="23.4385808315197" calcext:value-type="float">
            <text:p>23.4385808315197</text:p>
          </table:table-cell>
          <table:table-cell table:formula="of:=DEGREES(ATAN2(COS(RADIANS([.P24]));COS(RADIANS([.R24]))*SIN(RADIANS([.P24]))))" office:value-type="float" office:value="-35.0940710620978" calcext:value-type="float">
            <text:p>-35.0940710620978</text:p>
          </table:table-cell>
          <table:table-cell table:formula="of:=DEGREES(ASIN(SIN(RADIANS([.R24]))*SIN(RADIANS([.P24]))))" office:value-type="float" office:value="-13.9957983722653" calcext:value-type="float">
            <text:p>-13.9957983722653</text:p>
          </table:table-cell>
          <table:table-cell table:formula="of:=TAN(RADIANS([.R24]/2))*TAN(RADIANS([.R24]/2))" office:value-type="float" office:value="0.043031846977808" calcext:value-type="float">
            <text:p>0.043031846977808</text:p>
          </table:table-cell>
          <table:table-cell table:formula="of:=4*DEGREES([.U24]*SIN(2*RADIANS([.I24]))-2*[.K24]*SIN(RADIANS([.J24]))+4*[.K24]*[.U24]*SIN(RADIANS([.J24]))*COS(2*RADIANS([.I24]))-0.5*[.U24]*[.U24]*SIN(4*RADIANS([.I24]))-1.25*[.K24]*[.K24]*SIN(2*RADIANS([.J24])))" office:value-type="float" office:value="-14.2303129251292" calcext:value-type="float">
            <text:p>-14.2303129251292</text:p>
          </table:table-cell>
          <table:table-cell table:formula="of:=DEGREES(ACOS(COS(RADIANS(90.833))/(COS(RADIANS([.$B$3]))*COS(RADIANS([.T24])))-TAN(RADIANS([.$B$3]))*TAN(RADIANS([.T24]))))" office:value-type="float" office:value="87.9531423300705" calcext:value-type="float">
            <text:p>87.9531423300705</text:p>
          </table:table-cell>
          <table:table-cell table:style-name="ce22" table:formula="of:=(720-4*[.$B$4]-[.V24]+[.$B$5]*60)/1440" office:value-type="time" office:time-value="PT12H14M29.199655508S" calcext:value-type="time">
            <text:p>12:14:29</text:p>
          </table:table-cell>
          <table:table-cell table:style-name="ce8" table:formula="of:=[.X24]-[.W24]*4/1440" office:value-type="time" office:time-value="PT06H22M40.445496291S" calcext:value-type="time">
            <text:p>6:22:40</text:p>
          </table:table-cell>
          <table:table-cell table:style-name="ce8" table:formula="of:=[.X24]+[.W24]*4/1440" office:value-type="time" office:time-value="PT18H06M17.953814725S" calcext:value-type="time">
            <text:p>18:06:17</text:p>
          </table:table-cell>
          <table:table-cell table:style-name="ce11" table:formula="of:=8*[.W24]" office:value-type="float" office:value="703.625138640564" calcext:value-type="float">
            <text:p>703.625138640564</text:p>
          </table:table-cell>
          <table:table-cell table:formula="of:=MOD([.E24]*1440+[.V24]+4*[.$B$4]-60*[.$B$5];1440)" office:value-type="float" office:value="123.513339074871" calcext:value-type="float">
            <text:p>123.513339074871</text:p>
          </table:table-cell>
          <table:table-cell table:formula="of:=IF([.AB24]/4&lt;0;[.AB24]/4+180;[.AB24]/4-180)" office:value-type="float" office:value="-149.121665231282" calcext:value-type="float">
            <text:p>-149.121665231282</text:p>
          </table:table-cell>
          <table:table-cell table:formula="of:=DEGREES(ACOS(SIN(RADIANS([.$B$3]))*SIN(RADIANS([.T24]))+COS(RADIANS([.$B$3]))*COS(RADIANS([.T24]))*COS(RADIANS([.AC24]))))" office:value-type="float" office:value="149.809775566075" calcext:value-type="float">
            <text:p>149.809775566075</text:p>
          </table:table-cell>
          <table:table-cell table:formula="of:=90-[.AD24]" office:value-type="float" office:value="-59.809775566075" calcext:value-type="float">
            <text:p>-59.809775566075</text:p>
          </table:table-cell>
          <table:table-cell table:formula="of:=IF([.AE24]&gt;85;0;IF([.AE24]&gt;5;58.1/TAN(RADIANS([.AE24]))-0.07/POWER(TAN(RADIANS([.AE24]));3)+0.000086/POWER(TAN(RADIANS([.AE24]));5);IF([.AE24]&gt;-0.575;1735+[.AE24]*(-518.2+[.AE24]*(103.4+[.AE24]*(-12.79+[.AE24]*0.711)));-20.772/TAN(RADIANS([.AE24])))))/3600" office:value-type="float" office:value="0.00335690239653732" calcext:value-type="float">
            <text:p>0.00335690239653732</text:p>
          </table:table-cell>
          <table:table-cell table:formula="of:=[.AE24]+[.AF24]" office:value-type="float" office:value="-59.8064186636785" calcext:value-type="float">
            <text:p>-59.8064186636785</text:p>
          </table:table-cell>
          <table:table-cell table:formula="of:=IF([.AC24]&gt;0;MOD(DEGREES(ACOS(((SIN(RADIANS([.$B$3]))*COS(RADIANS([.AD24])))-SIN(RADIANS([.T24])))/(COS(RADIANS([.$B$3]))*SIN(RADIANS([.AD24])))))+180;360);MOD(540-DEGREES(ACOS(((SIN(RADIANS([.$B$3]))*COS(RADIANS([.AD24])))-SIN(RADIANS([.T24])))/(COS(RADIANS([.$B$3]))*SIN(RADIANS([.AD24])))));360))" office:value-type="float" office:value="97.9978972710481" calcext:value-type="float">
            <text:p>97.997897271048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4]+0.1/24" office:value-type="time" office:time-value="PT02H24M00S" calcext:value-type="time">
            <text:p>2:24:00</text:p>
          </table:table-cell>
          <table:table-cell table:style-name="ce9" table:formula="of:=[.D25]+2415018.5+[.E25]-[.$B$5]/24" office:value-type="float" office:value="2460352.30833333" calcext:value-type="float">
            <text:p>2460352.31</text:p>
          </table:table-cell>
          <table:table-cell table:style-name="ce10" table:formula="of:=([.F25]-2451545)/36525" office:value-type="float" office:value="0.241130960529325" calcext:value-type="float">
            <text:p>0.24113096</text:p>
          </table:table-cell>
          <table:table-cell/>
          <table:table-cell table:formula="of:=MOD(280.46646+[.G25]*(36000.76983+[.G25]*0.0003032);360)" office:value-type="float" office:value="321.366686532334" calcext:value-type="float">
            <text:p>321.366686532334</text:p>
          </table:table-cell>
          <table:table-cell table:formula="of:=357.52911+[.G25]*(35999.05029-0.0001537*[.G25])" office:value-type="float" office:value="9038.01467563441" calcext:value-type="float">
            <text:p>9038.01467563441</text:p>
          </table:table-cell>
          <table:table-cell table:formula="of:=0.016708634-[.G25]*(0.000042037+0.0000001267*[.G25])" office:value-type="float" office:value="0.0166984902109497" calcext:value-type="float">
            <text:p>0.0166984902109497</text:p>
          </table:table-cell>
          <table:table-cell table:formula="of:=SIN(RADIANS([.J25]))*(1.914602-[.G25]*(0.004817+0.000014*[.G25]))+SIN(RADIANS(2*[.J25]))*(0.019993-0.000101*[.G25])+SIN(RADIANS(3*[.J25]))*0.000289" office:value-type="float" office:value="1.19805914022134" calcext:value-type="float">
            <text:p>1.19805914022134</text:p>
          </table:table-cell>
          <table:table-cell table:formula="of:=[.I25]+[.L25]" office:value-type="float" office:value="322.564745672555" calcext:value-type="float">
            <text:p>322.564745672555</text:p>
          </table:table-cell>
          <table:table-cell table:formula="of:=[.J25]+[.L25]" office:value-type="float" office:value="9039.21273477463" calcext:value-type="float">
            <text:p>9039.21273477463</text:p>
          </table:table-cell>
          <table:table-cell table:formula="of:=(1.000001018*(1-[.K25]*[.K25]))/(1+[.K25]*COS(RADIANS([.N25])))" office:value-type="float" office:value="0.986952925056698" calcext:value-type="float">
            <text:p>0.986952925056698</text:p>
          </table:table-cell>
          <table:table-cell table:formula="of:=[.M25]-0.00569-0.00478*SIN(RADIANS(125.04-1934.136*[.G25]))" office:value-type="float" office:value="322.557526309389" calcext:value-type="float">
            <text:p>322.557526309389</text:p>
          </table:table-cell>
          <table:table-cell table:formula="of:=23+(26+((21.448-[.G25]*(46.815+[.G25]*(0.00059-[.G25]*0.001813))))/60)/60" office:value-type="float" office:value="23.4361554014435" calcext:value-type="float">
            <text:p>23.4361554014435</text:p>
          </table:table-cell>
          <table:table-cell table:formula="of:=[.Q25]+0.00256*COS(RADIANS(125.04-1934.136*[.G25]))" office:value-type="float" office:value="23.4385808331904" calcext:value-type="float">
            <text:p>23.4385808331904</text:p>
          </table:table-cell>
          <table:table-cell table:formula="of:=DEGREES(ATAN2(COS(RADIANS([.P25]));COS(RADIANS([.R25]))*SIN(RADIANS([.P25]))))" office:value-type="float" office:value="-35.0899630404024" calcext:value-type="float">
            <text:p>-35.0899630404024</text:p>
          </table:table-cell>
          <table:table-cell table:formula="of:=DEGREES(ASIN(SIN(RADIANS([.R25]))*SIN(RADIANS([.P25]))))" office:value-type="float" office:value="-13.9944263476424" calcext:value-type="float">
            <text:p>-13.9944263476424</text:p>
          </table:table-cell>
          <table:table-cell table:formula="of:=TAN(RADIANS([.R25]/2))*TAN(RADIANS([.R25]/2))" office:value-type="float" office:value="0.0430318469841172" calcext:value-type="float">
            <text:p>0.0430318469841172</text:p>
          </table:table-cell>
          <table:table-cell table:formula="of:=4*DEGREES([.U25]*SIN(2*RADIANS([.I25]))-2*[.K25]*SIN(RADIANS([.J25]))+4*[.K25]*[.U25]*SIN(RADIANS([.J25]))*COS(2*RADIANS([.I25]))-0.5*[.U25]*[.U25]*SIN(4*RADIANS([.I25]))-1.25*[.K25]*[.K25]*SIN(2*RADIANS([.J25])))" office:value-type="float" office:value="-14.2303165409922" calcext:value-type="float">
            <text:p>-14.2303165409922</text:p>
          </table:table-cell>
          <table:table-cell table:formula="of:=DEGREES(ACOS(COS(RADIANS(90.833))/(COS(RADIANS([.$B$3]))*COS(RADIANS([.T25])))-TAN(RADIANS([.$B$3]))*TAN(RADIANS([.T25]))))" office:value-type="float" office:value="87.9534355213508" calcext:value-type="float">
            <text:p>87.9534355213508</text:p>
          </table:table-cell>
          <table:table-cell table:style-name="ce22" table:formula="of:=(720-4*[.$B$4]-[.V25]+[.$B$5]*60)/1440" office:value-type="time" office:time-value="PT12H14M29.19987246S" calcext:value-type="time">
            <text:p>12:14:29</text:p>
          </table:table-cell>
          <table:table-cell table:style-name="ce8" table:formula="of:=[.X25]-[.W25]*4/1440" office:value-type="time" office:time-value="PT06H22M40.375347335S" calcext:value-type="time">
            <text:p>6:22:40</text:p>
          </table:table-cell>
          <table:table-cell table:style-name="ce8" table:formula="of:=[.X25]+[.W25]*4/1440" office:value-type="time" office:time-value="PT18H06M18.024397584S" calcext:value-type="time">
            <text:p>18:06:18</text:p>
          </table:table-cell>
          <table:table-cell table:style-name="ce11" table:formula="of:=8*[.W25]" office:value-type="float" office:value="703.627484170807" calcext:value-type="float">
            <text:p>703.627484170807</text:p>
          </table:table-cell>
          <table:table-cell table:formula="of:=MOD([.E25]*1440+[.V25]+4*[.$B$4]-60*[.$B$5];1440)" office:value-type="float" office:value="129.513335459008" calcext:value-type="float">
            <text:p>129.513335459008</text:p>
          </table:table-cell>
          <table:table-cell table:formula="of:=IF([.AB25]/4&lt;0;[.AB25]/4+180;[.AB25]/4-180)" office:value-type="float" office:value="-147.621666135248" calcext:value-type="float">
            <text:p>-147.621666135248</text:p>
          </table:table-cell>
          <table:table-cell table:formula="of:=DEGREES(ACOS(SIN(RADIANS([.$B$3]))*SIN(RADIANS([.T25]))+COS(RADIANS([.$B$3]))*COS(RADIANS([.T25]))*COS(RADIANS([.AC25]))))" office:value-type="float" office:value="148.354466829153" calcext:value-type="float">
            <text:p>148.354466829153</text:p>
          </table:table-cell>
          <table:table-cell table:formula="of:=90-[.AD25]" office:value-type="float" office:value="-58.3544668291534" calcext:value-type="float">
            <text:p>-58.3544668291534</text:p>
          </table:table-cell>
          <table:table-cell table:formula="of:=IF([.AE25]&gt;85;0;IF([.AE25]&gt;5;58.1/TAN(RADIANS([.AE25]))-0.07/POWER(TAN(RADIANS([.AE25]));3)+0.000086/POWER(TAN(RADIANS([.AE25]));5);IF([.AE25]&gt;-0.575;1735+[.AE25]*(-518.2+[.AE25]*(103.4+[.AE25]*(-12.79+[.AE25]*0.711)));-20.772/TAN(RADIANS([.AE25])))))/3600" office:value-type="float" office:value="0.003556051697588" calcext:value-type="float">
            <text:p>0.003556051697588</text:p>
          </table:table-cell>
          <table:table-cell table:formula="of:=[.AE25]+[.AF25]" office:value-type="float" office:value="-58.3509107774558" calcext:value-type="float">
            <text:p>-58.3509107774558</text:p>
          </table:table-cell>
          <table:table-cell table:formula="of:=IF([.AC25]&gt;0;MOD(DEGREES(ACOS(((SIN(RADIANS([.$B$3]))*COS(RADIANS([.AD25])))-SIN(RADIANS([.T25])))/(COS(RADIANS([.$B$3]))*SIN(RADIANS([.AD25])))))+180;360);MOD(540-DEGREES(ACOS(((SIN(RADIANS([.$B$3]))*COS(RADIANS([.AD25])))-SIN(RADIANS([.T25])))/(COS(RADIANS([.$B$3]))*SIN(RADIANS([.AD25])))));360))" office:value-type="float" office:value="97.9554749395168" calcext:value-type="float">
            <text:p>97.955474939516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5]+0.1/24" office:value-type="time" office:time-value="PT02H30M00S" calcext:value-type="time">
            <text:p>2:30:00</text:p>
          </table:table-cell>
          <table:table-cell table:style-name="ce9" table:formula="of:=[.D26]+2415018.5+[.E26]-[.$B$5]/24" office:value-type="float" office:value="2460352.3125" calcext:value-type="float">
            <text:p>2460352.31</text:p>
          </table:table-cell>
          <table:table-cell table:style-name="ce10" table:formula="of:=([.F26]-2451545)/36525" office:value-type="float" office:value="0.241131074606434" calcext:value-type="float">
            <text:p>0.24113107</text:p>
          </table:table-cell>
          <table:table-cell/>
          <table:table-cell table:formula="of:=MOD(280.46646+[.G26]*(36000.76983+[.G26]*0.0003032);360)" office:value-type="float" office:value="321.370793396105" calcext:value-type="float">
            <text:p>321.370793396105</text:p>
          </table:table-cell>
          <table:table-cell table:formula="of:=357.52911+[.G26]*(35999.05029-0.0001537*[.G26])" office:value-type="float" office:value="9038.018782302" calcext:value-type="float">
            <text:p>9038.018782302</text:p>
          </table:table-cell>
          <table:table-cell table:formula="of:=0.016708634-[.G26]*(0.000042037+0.0000001267*[.G26])" office:value-type="float" office:value="0.0166984902061472" calcext:value-type="float">
            <text:p>0.0166984902061472</text:p>
          </table:table-cell>
          <table:table-cell table:formula="of:=SIN(RADIANS([.J26]))*(1.914602-[.G26]*(0.004817+0.000014*[.G26]))+SIN(RADIANS(2*[.J26]))*(0.019993-0.000101*[.G26])+SIN(RADIANS(3*[.J26]))*0.000289" office:value-type="float" office:value="1.19816785292823" calcext:value-type="float">
            <text:p>1.19816785292823</text:p>
          </table:table-cell>
          <table:table-cell table:formula="of:=[.I26]+[.L26]" office:value-type="float" office:value="322.568961249033" calcext:value-type="float">
            <text:p>322.568961249033</text:p>
          </table:table-cell>
          <table:table-cell table:formula="of:=[.J26]+[.L26]" office:value-type="float" office:value="9039.21695015492" calcext:value-type="float">
            <text:p>9039.21695015492</text:p>
          </table:table-cell>
          <table:table-cell table:formula="of:=(1.000001018*(1-[.K26]*[.K26]))/(1+[.K26]*COS(RADIANS([.N26])))" office:value-type="float" office:value="0.986953681859115" calcext:value-type="float">
            <text:p>0.986953681859115</text:p>
          </table:table-cell>
          <table:table-cell table:formula="of:=[.M26]-0.00569-0.00478*SIN(RADIANS(125.04-1934.136*[.G26]))" office:value-type="float" office:value="322.561741903307" calcext:value-type="float">
            <text:p>322.561741903307</text:p>
          </table:table-cell>
          <table:table-cell table:formula="of:=23+(26+((21.448-[.G26]*(46.815+[.G26]*(0.00059-[.G26]*0.001813))))/60)/60" office:value-type="float" office:value="23.43615539996" calcext:value-type="float">
            <text:p>23.43615539996</text:p>
          </table:table-cell>
          <table:table-cell table:formula="of:=[.Q26]+0.00256*COS(RADIANS(125.04-1934.136*[.G26]))" office:value-type="float" office:value="23.4385808348611" calcext:value-type="float">
            <text:p>23.4385808348611</text:p>
          </table:table-cell>
          <table:table-cell table:formula="of:=DEGREES(ATAN2(COS(RADIANS([.P26]));COS(RADIANS([.R26]))*SIN(RADIANS([.P26]))))" office:value-type="float" office:value="-35.0858550745028" calcext:value-type="float">
            <text:p>-35.0858550745028</text:p>
          </table:table-cell>
          <table:table-cell table:formula="of:=DEGREES(ASIN(SIN(RADIANS([.R26]))*SIN(RADIANS([.P26]))))" office:value-type="float" office:value="-13.993054256165" calcext:value-type="float">
            <text:p>-13.993054256165</text:p>
          </table:table-cell>
          <table:table-cell table:formula="of:=TAN(RADIANS([.R26]/2))*TAN(RADIANS([.R26]/2))" office:value-type="float" office:value="0.0430318469904262" calcext:value-type="float">
            <text:p>0.0430318469904262</text:p>
          </table:table-cell>
          <table:table-cell table:formula="of:=4*DEGREES([.U26]*SIN(2*RADIANS([.I26]))-2*[.K26]*SIN(RADIANS([.J26]))+4*[.K26]*[.U26]*SIN(RADIANS([.J26]))*COS(2*RADIANS([.I26]))-0.5*[.U26]*[.U26]*SIN(4*RADIANS([.I26]))-1.25*[.K26]*[.K26]*SIN(2*RADIANS([.J26])))" office:value-type="float" office:value="-14.2303199327459" calcext:value-type="float">
            <text:p>-14.2303199327459</text:p>
          </table:table-cell>
          <table:table-cell table:formula="of:=DEGREES(ACOS(COS(RADIANS(90.833))/(COS(RADIANS([.$B$3]))*COS(RADIANS([.T26])))-TAN(RADIANS([.$B$3]))*TAN(RADIANS([.T26]))))" office:value-type="float" office:value="87.9537287238669" calcext:value-type="float">
            <text:p>87.9537287238669</text:p>
          </table:table-cell>
          <table:table-cell table:style-name="ce22" table:formula="of:=(720-4*[.$B$4]-[.V26]+[.$B$5]*60)/1440" office:value-type="time" office:time-value="PT12H14M29.200075965S" calcext:value-type="time">
            <text:p>12:14:29</text:p>
          </table:table-cell>
          <table:table-cell table:style-name="ce8" table:formula="of:=[.X26]-[.W26]*4/1440" office:value-type="time" office:time-value="PT06H22M40.305182237S" calcext:value-type="time">
            <text:p>6:22:40</text:p>
          </table:table-cell>
          <table:table-cell table:style-name="ce8" table:formula="of:=[.X26]+[.W26]*4/1440" office:value-type="time" office:time-value="PT18H06M18.094969693S" calcext:value-type="time">
            <text:p>18:06:18</text:p>
          </table:table-cell>
          <table:table-cell table:style-name="ce11" table:formula="of:=8*[.W26]" office:value-type="float" office:value="703.629829790935" calcext:value-type="float">
            <text:p>703.629829790935</text:p>
          </table:table-cell>
          <table:table-cell table:formula="of:=MOD([.E26]*1440+[.V26]+4*[.$B$4]-60*[.$B$5];1440)" office:value-type="float" office:value="135.513332067254" calcext:value-type="float">
            <text:p>135.513332067254</text:p>
          </table:table-cell>
          <table:table-cell table:formula="of:=IF([.AB26]/4&lt;0;[.AB26]/4+180;[.AB26]/4-180)" office:value-type="float" office:value="-146.121666983186" calcext:value-type="float">
            <text:p>-146.121666983186</text:p>
          </table:table-cell>
          <table:table-cell table:formula="of:=DEGREES(ACOS(SIN(RADIANS([.$B$3]))*SIN(RADIANS([.T26]))+COS(RADIANS([.$B$3]))*COS(RADIANS([.T26]))*COS(RADIANS([.AC26]))))" office:value-type="float" office:value="146.899034692706" calcext:value-type="float">
            <text:p>146.899034692706</text:p>
          </table:table-cell>
          <table:table-cell table:formula="of:=90-[.AD26]" office:value-type="float" office:value="-56.8990346927056" calcext:value-type="float">
            <text:p>-56.8990346927056</text:p>
          </table:table-cell>
          <table:table-cell table:formula="of:=IF([.AE26]&gt;85;0;IF([.AE26]&gt;5;58.1/TAN(RADIANS([.AE26]))-0.07/POWER(TAN(RADIANS([.AE26]));3)+0.000086/POWER(TAN(RADIANS([.AE26]));5);IF([.AE26]&gt;-0.575;1735+[.AE26]*(-518.2+[.AE26]*(103.4+[.AE26]*(-12.79+[.AE26]*0.711)));-20.772/TAN(RADIANS([.AE26])))))/3600" office:value-type="float" office:value="0.00376155420338257" calcext:value-type="float">
            <text:p>0.00376155420338257</text:p>
          </table:table-cell>
          <table:table-cell table:formula="of:=[.AE26]+[.AF26]" office:value-type="float" office:value="-56.8952731385022" calcext:value-type="float">
            <text:p>-56.8952731385022</text:p>
          </table:table-cell>
          <table:table-cell table:formula="of:=IF([.AC26]&gt;0;MOD(DEGREES(ACOS(((SIN(RADIANS([.$B$3]))*COS(RADIANS([.AD26])))-SIN(RADIANS([.T26])))/(COS(RADIANS([.$B$3]))*SIN(RADIANS([.AD26])))))+180;360);MOD(540-DEGREES(ACOS(((SIN(RADIANS([.$B$3]))*COS(RADIANS([.AD26])))-SIN(RADIANS([.T26])))/(COS(RADIANS([.$B$3]))*SIN(RADIANS([.AD26])))));360))" office:value-type="float" office:value="97.9332825098123" calcext:value-type="float">
            <text:p>97.933282509812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6]+0.1/24" office:value-type="time" office:time-value="PT02H36M00S" calcext:value-type="time">
            <text:p>2:36:00</text:p>
          </table:table-cell>
          <table:table-cell table:style-name="ce9" table:formula="of:=[.D27]+2415018.5+[.E27]-[.$B$5]/24" office:value-type="float" office:value="2460352.31666667" calcext:value-type="float">
            <text:p>2460352.32</text:p>
          </table:table-cell>
          <table:table-cell table:style-name="ce10" table:formula="of:=([.F27]-2451545)/36525" office:value-type="float" office:value="0.241131188683556" calcext:value-type="float">
            <text:p>0.24113119</text:p>
          </table:table-cell>
          <table:table-cell/>
          <table:table-cell table:formula="of:=MOD(280.46646+[.G27]*(36000.76983+[.G27]*0.0003032);360)" office:value-type="float" office:value="321.374900260338" calcext:value-type="float">
            <text:p>321.374900260338</text:p>
          </table:table-cell>
          <table:table-cell table:formula="of:=357.52911+[.G27]*(35999.05029-0.0001537*[.G27])" office:value-type="float" office:value="9038.02288897004" calcext:value-type="float">
            <text:p>9038.02288897004</text:p>
          </table:table-cell>
          <table:table-cell table:formula="of:=0.016708634-[.G27]*(0.000042037+0.0000001267*[.G27])" office:value-type="float" office:value="0.0166984902013448" calcext:value-type="float">
            <text:p>0.0166984902013448</text:p>
          </table:table-cell>
          <table:table-cell table:formula="of:=SIN(RADIANS([.J27]))*(1.914602-[.G27]*(0.004817+0.000014*[.G27]))+SIN(RADIANS(2*[.J27]))*(0.019993-0.000101*[.G27])+SIN(RADIANS(3*[.J27]))*0.000289" office:value-type="float" office:value="1.19827655918233" calcext:value-type="float">
            <text:p>1.19827655918233</text:p>
          </table:table-cell>
          <table:table-cell table:formula="of:=[.I27]+[.L27]" office:value-type="float" office:value="322.57317681952" calcext:value-type="float">
            <text:p>322.57317681952</text:p>
          </table:table-cell>
          <table:table-cell table:formula="of:=[.J27]+[.L27]" office:value-type="float" office:value="9039.22116552922" calcext:value-type="float">
            <text:p>9039.22116552922</text:p>
          </table:table-cell>
          <table:table-cell table:formula="of:=(1.000001018*(1-[.K27]*[.K27]))/(1+[.K27]*COS(RADIANS([.N27])))" office:value-type="float" office:value="0.986954438729847" calcext:value-type="float">
            <text:p>0.986954438729847</text:p>
          </table:table-cell>
          <table:table-cell table:formula="of:=[.M27]-0.00569-0.00478*SIN(RADIANS(125.04-1934.136*[.G27]))" office:value-type="float" office:value="322.565957491234" calcext:value-type="float">
            <text:p>322.565957491234</text:p>
          </table:table-cell>
          <table:table-cell table:formula="of:=23+(26+((21.448-[.G27]*(46.815+[.G27]*(0.00059-[.G27]*0.001813))))/60)/60" office:value-type="float" office:value="23.4361553984766" calcext:value-type="float">
            <text:p>23.4361553984766</text:p>
          </table:table-cell>
          <table:table-cell table:formula="of:=[.Q27]+0.00256*COS(RADIANS(125.04-1934.136*[.G27]))" office:value-type="float" office:value="23.4385808365317" calcext:value-type="float">
            <text:p>23.4385808365317</text:p>
          </table:table-cell>
          <table:table-cell table:formula="of:=DEGREES(ATAN2(COS(RADIANS([.P27]));COS(RADIANS([.R27]))*SIN(RADIANS([.P27]))))" office:value-type="float" office:value="-35.0817471634722" calcext:value-type="float">
            <text:p>-35.0817471634722</text:p>
          </table:table-cell>
          <table:table-cell table:formula="of:=DEGREES(ASIN(SIN(RADIANS([.R27]))*SIN(RADIANS([.P27]))))" office:value-type="float" office:value="-13.9916820975327" calcext:value-type="float">
            <text:p>-13.9916820975327</text:p>
          </table:table-cell>
          <table:table-cell table:formula="of:=TAN(RADIANS([.R27]/2))*TAN(RADIANS([.R27]/2))" office:value-type="float" office:value="0.0430318469967352" calcext:value-type="float">
            <text:p>0.0430318469967352</text:p>
          </table:table-cell>
          <table:table-cell table:formula="of:=4*DEGREES([.U27]*SIN(2*RADIANS([.I27]))-2*[.K27]*SIN(RADIANS([.J27]))+4*[.K27]*[.U27]*SIN(RADIANS([.J27]))*COS(2*RADIANS([.I27]))-0.5*[.U27]*[.U27]*SIN(4*RADIANS([.I27]))-1.25*[.K27]*[.K27]*SIN(2*RADIANS([.J27])))" office:value-type="float" office:value="-14.2303231004016" calcext:value-type="float">
            <text:p>-14.2303231004016</text:p>
          </table:table-cell>
          <table:table-cell table:formula="of:=DEGREES(ACOS(COS(RADIANS(90.833))/(COS(RADIANS([.$B$3]))*COS(RADIANS([.T27])))-TAN(RADIANS([.$B$3]))*TAN(RADIANS([.T27]))))" office:value-type="float" office:value="87.9540219376829" calcext:value-type="float">
            <text:p>87.9540219376829</text:p>
          </table:table-cell>
          <table:table-cell table:style-name="ce22" table:formula="of:=(720-4*[.$B$4]-[.V27]+[.$B$5]*60)/1440" office:value-type="time" office:time-value="PT12H14M29.200266024S" calcext:value-type="time">
            <text:p>12:14:29</text:p>
          </table:table-cell>
          <table:table-cell table:style-name="ce8" table:formula="of:=[.X27]-[.W27]*4/1440" office:value-type="time" office:time-value="PT06H22M40.23500098S" calcext:value-type="time">
            <text:p>6:22:40</text:p>
          </table:table-cell>
          <table:table-cell table:style-name="ce8" table:formula="of:=[.X27]+[.W27]*4/1440" office:value-type="time" office:time-value="PT18H06M18.165531068S" calcext:value-type="time">
            <text:p>18:06:18</text:p>
          </table:table-cell>
          <table:table-cell table:style-name="ce11" table:formula="of:=8*[.W27]" office:value-type="float" office:value="703.632175501463" calcext:value-type="float">
            <text:p>703.632175501463</text:p>
          </table:table-cell>
          <table:table-cell table:formula="of:=MOD([.E27]*1440+[.V27]+4*[.$B$4]-60*[.$B$5];1440)" office:value-type="float" office:value="141.513328899598" calcext:value-type="float">
            <text:p>141.513328899598</text:p>
          </table:table-cell>
          <table:table-cell table:formula="of:=IF([.AB27]/4&lt;0;[.AB27]/4+180;[.AB27]/4-180)" office:value-type="float" office:value="-144.6216677751" calcext:value-type="float">
            <text:p>-144.6216677751</text:p>
          </table:table-cell>
          <table:table-cell table:formula="of:=DEGREES(ACOS(SIN(RADIANS([.$B$3]))*SIN(RADIANS([.T27]))+COS(RADIANS([.$B$3]))*COS(RADIANS([.T27]))*COS(RADIANS([.AC27]))))" office:value-type="float" office:value="145.443547285877" calcext:value-type="float">
            <text:p>145.443547285877</text:p>
          </table:table-cell>
          <table:table-cell table:formula="of:=90-[.AD27]" office:value-type="float" office:value="-55.4435472858765" calcext:value-type="float">
            <text:p>-55.4435472858765</text:p>
          </table:table-cell>
          <table:table-cell table:formula="of:=IF([.AE27]&gt;85;0;IF([.AE27]&gt;5;58.1/TAN(RADIANS([.AE27]))-0.07/POWER(TAN(RADIANS([.AE27]));3)+0.000086/POWER(TAN(RADIANS([.AE27]));5);IF([.AE27]&gt;-0.575;1735+[.AE27]*(-518.2+[.AE27]*(103.4+[.AE27]*(-12.79+[.AE27]*0.711)));-20.772/TAN(RADIANS([.AE27])))))/3600" office:value-type="float" office:value="0.00397398729003672" calcext:value-type="float">
            <text:p>0.00397398729003672</text:p>
          </table:table-cell>
          <table:table-cell table:formula="of:=[.AE27]+[.AF27]" office:value-type="float" office:value="-55.4395732985865" calcext:value-type="float">
            <text:p>-55.4395732985865</text:p>
          </table:table-cell>
          <table:table-cell table:formula="of:=IF([.AC27]&gt;0;MOD(DEGREES(ACOS(((SIN(RADIANS([.$B$3]))*COS(RADIANS([.AD27])))-SIN(RADIANS([.T27])))/(COS(RADIANS([.$B$3]))*SIN(RADIANS([.AD27])))))+180;360);MOD(540-DEGREES(ACOS(((SIN(RADIANS([.$B$3]))*COS(RADIANS([.AD27])))-SIN(RADIANS([.T27])))/(COS(RADIANS([.$B$3]))*SIN(RADIANS([.AD27])))));360))" office:value-type="float" office:value="97.928997684431" calcext:value-type="float">
            <text:p>97.92899768443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7]+0.1/24" office:value-type="time" office:time-value="PT02H42M00S" calcext:value-type="time">
            <text:p>2:42:00</text:p>
          </table:table-cell>
          <table:table-cell table:style-name="ce9" table:formula="of:=[.D28]+2415018.5+[.E28]-[.$B$5]/24" office:value-type="float" office:value="2460352.32083333" calcext:value-type="float">
            <text:p>2460352.32</text:p>
          </table:table-cell>
          <table:table-cell table:style-name="ce10" table:formula="of:=([.F28]-2451545)/36525" office:value-type="float" office:value="0.241131302760665" calcext:value-type="float">
            <text:p>0.24113130</text:p>
          </table:table-cell>
          <table:table-cell/>
          <table:table-cell table:formula="of:=MOD(280.46646+[.G28]*(36000.76983+[.G28]*0.0003032);360)" office:value-type="float" office:value="321.379007124109" calcext:value-type="float">
            <text:p>321.379007124109</text:p>
          </table:table-cell>
          <table:table-cell table:formula="of:=357.52911+[.G28]*(35999.05029-0.0001537*[.G28])" office:value-type="float" office:value="9038.02699563763" calcext:value-type="float">
            <text:p>9038.02699563763</text:p>
          </table:table-cell>
          <table:table-cell table:formula="of:=0.016708634-[.G28]*(0.000042037+0.0000001267*[.G28])" office:value-type="float" office:value="0.0166984901965424" calcext:value-type="float">
            <text:p>0.0166984901965424</text:p>
          </table:table-cell>
          <table:table-cell table:formula="of:=SIN(RADIANS([.J28]))*(1.914602-[.G28]*(0.004817+0.000014*[.G28]))+SIN(RADIANS(2*[.J28]))*(0.019993-0.000101*[.G28])+SIN(RADIANS(3*[.J28]))*0.000289" office:value-type="float" office:value="1.19838525895885" calcext:value-type="float">
            <text:p>1.19838525895885</text:p>
          </table:table-cell>
          <table:table-cell table:formula="of:=[.I28]+[.L28]" office:value-type="float" office:value="322.577392383068" calcext:value-type="float">
            <text:p>322.577392383068</text:p>
          </table:table-cell>
          <table:table-cell table:formula="of:=[.J28]+[.L28]" office:value-type="float" office:value="9039.22538089659" calcext:value-type="float">
            <text:p>9039.22538089659</text:p>
          </table:table-cell>
          <table:table-cell table:formula="of:=(1.000001018*(1-[.K28]*[.K28]))/(1+[.K28]*COS(RADIANS([.N28])))" office:value-type="float" office:value="0.986955195668722" calcext:value-type="float">
            <text:p>0.986955195668722</text:p>
          </table:table-cell>
          <table:table-cell table:formula="of:=[.M28]-0.00569-0.00478*SIN(RADIANS(125.04-1934.136*[.G28]))" office:value-type="float" office:value="322.570173072222" calcext:value-type="float">
            <text:p>322.570173072222</text:p>
          </table:table-cell>
          <table:table-cell table:formula="of:=23+(26+((21.448-[.G28]*(46.815+[.G28]*(0.00059-[.G28]*0.001813))))/60)/60" office:value-type="float" office:value="23.4361553969931" calcext:value-type="float">
            <text:p>23.4361553969931</text:p>
          </table:table-cell>
          <table:table-cell table:formula="of:=[.Q28]+0.00256*COS(RADIANS(125.04-1934.136*[.G28]))" office:value-type="float" office:value="23.4385808382023" calcext:value-type="float">
            <text:p>23.4385808382023</text:p>
          </table:table-cell>
          <table:table-cell table:formula="of:=DEGREES(ATAN2(COS(RADIANS([.P28]));COS(RADIANS([.R28]))*SIN(RADIANS([.P28]))))" office:value-type="float" office:value="-35.0776393082317" calcext:value-type="float">
            <text:p>-35.0776393082317</text:p>
          </table:table-cell>
          <table:table-cell table:formula="of:=DEGREES(ASIN(SIN(RADIANS([.R28]))*SIN(RADIANS([.P28]))))" office:value-type="float" office:value="-13.9903098720627" calcext:value-type="float">
            <text:p>-13.9903098720627</text:p>
          </table:table-cell>
          <table:table-cell table:formula="of:=TAN(RADIANS([.R28]/2))*TAN(RADIANS([.R28]/2))" office:value-type="float" office:value="0.0430318470030439" calcext:value-type="float">
            <text:p>0.0430318470030439</text:p>
          </table:table-cell>
          <table:table-cell table:formula="of:=4*DEGREES([.U28]*SIN(2*RADIANS([.I28]))-2*[.K28]*SIN(RADIANS([.J28]))+4*[.K28]*[.U28]*SIN(RADIANS([.J28]))*COS(2*RADIANS([.I28]))-0.5*[.U28]*[.U28]*SIN(4*RADIANS([.I28]))-1.25*[.K28]*[.K28]*SIN(2*RADIANS([.J28])))" office:value-type="float" office:value="-14.2303260439708" calcext:value-type="float">
            <text:p>-14.2303260439708</text:p>
          </table:table-cell>
          <table:table-cell table:formula="of:=DEGREES(ACOS(COS(RADIANS(90.833))/(COS(RADIANS([.$B$3]))*COS(RADIANS([.T28])))-TAN(RADIANS([.$B$3]))*TAN(RADIANS([.T28]))))" office:value-type="float" office:value="87.9543151627309" calcext:value-type="float">
            <text:p>87.9543151627309</text:p>
          </table:table-cell>
          <table:table-cell table:style-name="ce22" table:formula="of:=(720-4*[.$B$4]-[.V28]+[.$B$5]*60)/1440" office:value-type="time" office:time-value="PT12H14M29.200442638S" calcext:value-type="time">
            <text:p>12:14:29</text:p>
          </table:table-cell>
          <table:table-cell table:style-name="ce8" table:formula="of:=[.X28]-[.W28]*4/1440" office:value-type="time" office:time-value="PT06H22M40.164803583S" calcext:value-type="time">
            <text:p>6:22:40</text:p>
          </table:table-cell>
          <table:table-cell table:style-name="ce8" table:formula="of:=[.X28]+[.W28]*4/1440" office:value-type="time" office:time-value="PT18H06M18.236081694S" calcext:value-type="time">
            <text:p>18:06:18</text:p>
          </table:table-cell>
          <table:table-cell table:style-name="ce11" table:formula="of:=8*[.W28]" office:value-type="float" office:value="703.634521301847" calcext:value-type="float">
            <text:p>703.634521301847</text:p>
          </table:table-cell>
          <table:table-cell table:formula="of:=MOD([.E28]*1440+[.V28]+4*[.$B$4]-60*[.$B$5];1440)" office:value-type="float" office:value="147.513325956029" calcext:value-type="float">
            <text:p>147.513325956029</text:p>
          </table:table-cell>
          <table:table-cell table:formula="of:=IF([.AB28]/4&lt;0;[.AB28]/4+180;[.AB28]/4-180)" office:value-type="float" office:value="-143.121668510993" calcext:value-type="float">
            <text:p>-143.121668510993</text:p>
          </table:table-cell>
          <table:table-cell table:formula="of:=DEGREES(ACOS(SIN(RADIANS([.$B$3]))*SIN(RADIANS([.T28]))+COS(RADIANS([.$B$3]))*COS(RADIANS([.T28]))*COS(RADIANS([.AC28]))))" office:value-type="float" office:value="143.988064838824" calcext:value-type="float">
            <text:p>143.988064838824</text:p>
          </table:table-cell>
          <table:table-cell table:formula="of:=90-[.AD28]" office:value-type="float" office:value="-53.9880648388245" calcext:value-type="float">
            <text:p>-53.9880648388245</text:p>
          </table:table-cell>
          <table:table-cell table:formula="of:=IF([.AE28]&gt;85;0;IF([.AE28]&gt;5;58.1/TAN(RADIANS([.AE28]))-0.07/POWER(TAN(RADIANS([.AE28]));3)+0.000086/POWER(TAN(RADIANS([.AE28]));5);IF([.AE28]&gt;-0.575;1735+[.AE28]*(-518.2+[.AE28]*(103.4+[.AE28]*(-12.79+[.AE28]*0.711)));-20.772/TAN(RADIANS([.AE28])))))/3600" office:value-type="float" office:value="0.0041939870599184" calcext:value-type="float">
            <text:p>0.0041939870599184</text:p>
          </table:table-cell>
          <table:table-cell table:formula="of:=[.AE28]+[.AF28]" office:value-type="float" office:value="-53.9838708517646" calcext:value-type="float">
            <text:p>-53.9838708517646</text:p>
          </table:table-cell>
          <table:table-cell table:formula="of:=IF([.AC28]&gt;0;MOD(DEGREES(ACOS(((SIN(RADIANS([.$B$3]))*COS(RADIANS([.AD28])))-SIN(RADIANS([.T28])))/(COS(RADIANS([.$B$3]))*SIN(RADIANS([.AD28])))))+180;360);MOD(540-DEGREES(ACOS(((SIN(RADIANS([.$B$3]))*COS(RADIANS([.AD28])))-SIN(RADIANS([.T28])))/(COS(RADIANS([.$B$3]))*SIN(RADIANS([.AD28])))));360))" office:value-type="float" office:value="97.9406863907709" calcext:value-type="float">
            <text:p>97.940686390770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8]+0.1/24" office:value-type="time" office:time-value="PT02H48M00S" calcext:value-type="time">
            <text:p>2:48:00</text:p>
          </table:table-cell>
          <table:table-cell table:style-name="ce9" table:formula="of:=[.D29]+2415018.5+[.E29]-[.$B$5]/24" office:value-type="float" office:value="2460352.325" calcext:value-type="float">
            <text:p>2460352.33</text:p>
          </table:table-cell>
          <table:table-cell table:style-name="ce10" table:formula="of:=([.F29]-2451545)/36525" office:value-type="float" office:value="0.241131416837787" calcext:value-type="float">
            <text:p>0.24113142</text:p>
          </table:table-cell>
          <table:table-cell/>
          <table:table-cell table:formula="of:=MOD(280.46646+[.G29]*(36000.76983+[.G29]*0.0003032);360)" office:value-type="float" office:value="321.383113988342" calcext:value-type="float">
            <text:p>321.383113988342</text:p>
          </table:table-cell>
          <table:table-cell table:formula="of:=357.52911+[.G29]*(35999.05029-0.0001537*[.G29])" office:value-type="float" office:value="9038.03110230567" calcext:value-type="float">
            <text:p>9038.03110230567</text:p>
          </table:table-cell>
          <table:table-cell table:formula="of:=0.016708634-[.G29]*(0.000042037+0.0000001267*[.G29])" office:value-type="float" office:value="0.01669849019174" calcext:value-type="float">
            <text:p>0.01669849019174</text:p>
          </table:table-cell>
          <table:table-cell table:formula="of:=SIN(RADIANS([.J29]))*(1.914602-[.G29]*(0.004817+0.000014*[.G29]))+SIN(RADIANS(2*[.J29]))*(0.019993-0.000101*[.G29])+SIN(RADIANS(3*[.J29]))*0.000289" office:value-type="float" office:value="1.1984939522814" calcext:value-type="float">
            <text:p>1.1984939522814</text:p>
          </table:table-cell>
          <table:table-cell table:formula="of:=[.I29]+[.L29]" office:value-type="float" office:value="322.581607940624" calcext:value-type="float">
            <text:p>322.581607940624</text:p>
          </table:table-cell>
          <table:table-cell table:formula="of:=[.J29]+[.L29]" office:value-type="float" office:value="9039.22959625795" calcext:value-type="float">
            <text:p>9039.22959625795</text:p>
          </table:table-cell>
          <table:table-cell table:formula="of:=(1.000001018*(1-[.K29]*[.K29]))/(1+[.K29]*COS(RADIANS([.N29])))" office:value-type="float" office:value="0.986955952675903" calcext:value-type="float">
            <text:p>0.986955952675903</text:p>
          </table:table-cell>
          <table:table-cell table:formula="of:=[.M29]-0.00569-0.00478*SIN(RADIANS(125.04-1934.136*[.G29]))" office:value-type="float" office:value="322.574388647217" calcext:value-type="float">
            <text:p>322.574388647217</text:p>
          </table:table-cell>
          <table:table-cell table:formula="of:=23+(26+((21.448-[.G29]*(46.815+[.G29]*(0.00059-[.G29]*0.001813))))/60)/60" office:value-type="float" office:value="23.4361553955096" calcext:value-type="float">
            <text:p>23.4361553955096</text:p>
          </table:table-cell>
          <table:table-cell table:formula="of:=[.Q29]+0.00256*COS(RADIANS(125.04-1934.136*[.G29]))" office:value-type="float" office:value="23.4385808398729" calcext:value-type="float">
            <text:p>23.4385808398729</text:p>
          </table:table-cell>
          <table:table-cell table:formula="of:=DEGREES(ATAN2(COS(RADIANS([.P29]));COS(RADIANS([.R29]))*SIN(RADIANS([.P29]))))" office:value-type="float" office:value="-35.0735315078546" calcext:value-type="float">
            <text:p>-35.0735315078546</text:p>
          </table:table-cell>
          <table:table-cell table:formula="of:=DEGREES(ASIN(SIN(RADIANS([.R29]))*SIN(RADIANS([.P29]))))" office:value-type="float" office:value="-13.9889375794547" calcext:value-type="float">
            <text:p>-13.9889375794547</text:p>
          </table:table-cell>
          <table:table-cell table:formula="of:=TAN(RADIANS([.R29]/2))*TAN(RADIANS([.R29]/2))" office:value-type="float" office:value="0.0430318470093525" calcext:value-type="float">
            <text:p>0.0430318470093525</text:p>
          </table:table-cell>
          <table:table-cell table:formula="of:=4*DEGREES([.U29]*SIN(2*RADIANS([.I29]))-2*[.K29]*SIN(RADIANS([.J29]))+4*[.K29]*[.U29]*SIN(RADIANS([.J29]))*COS(2*RADIANS([.I29]))-0.5*[.U29]*[.U29]*SIN(4*RADIANS([.I29]))-1.25*[.K29]*[.K29]*SIN(2*RADIANS([.J29])))" office:value-type="float" office:value="-14.2303287634642" calcext:value-type="float">
            <text:p>-14.2303287634642</text:p>
          </table:table-cell>
          <table:table-cell table:formula="of:=DEGREES(ACOS(COS(RADIANS(90.833))/(COS(RADIANS([.$B$3]))*COS(RADIANS([.T29])))-TAN(RADIANS([.$B$3]))*TAN(RADIANS([.T29]))))" office:value-type="float" office:value="87.954608399075" calcext:value-type="float">
            <text:p>87.954608399075</text:p>
          </table:table-cell>
          <table:table-cell table:style-name="ce22" table:formula="of:=(720-4*[.$B$4]-[.V29]+[.$B$5]*60)/1440" office:value-type="time" office:time-value="PT12H14M29.200605808S" calcext:value-type="time">
            <text:p>12:14:29</text:p>
          </table:table-cell>
          <table:table-cell table:style-name="ce8" table:formula="of:=[.X29]-[.W29]*4/1440" office:value-type="time" office:time-value="PT06H22M40.09459003S" calcext:value-type="time">
            <text:p>6:22:40</text:p>
          </table:table-cell>
          <table:table-cell table:style-name="ce8" table:formula="of:=[.X29]+[.W29]*4/1440" office:value-type="time" office:time-value="PT18H06M18.306621586S" calcext:value-type="time">
            <text:p>18:06:18</text:p>
          </table:table-cell>
          <table:table-cell table:style-name="ce11" table:formula="of:=8*[.W29]" office:value-type="float" office:value="703.6368671926" calcext:value-type="float">
            <text:p>703.6368671926</text:p>
          </table:table-cell>
          <table:table-cell table:formula="of:=MOD([.E29]*1440+[.V29]+4*[.$B$4]-60*[.$B$5];1440)" office:value-type="float" office:value="153.513323236536" calcext:value-type="float">
            <text:p>153.513323236536</text:p>
          </table:table-cell>
          <table:table-cell table:formula="of:=IF([.AB29]/4&lt;0;[.AB29]/4+180;[.AB29]/4-180)" office:value-type="float" office:value="-141.621669190866" calcext:value-type="float">
            <text:p>-141.621669190866</text:p>
          </table:table-cell>
          <table:table-cell table:formula="of:=DEGREES(ACOS(SIN(RADIANS([.$B$3]))*SIN(RADIANS([.T29]))+COS(RADIANS([.$B$3]))*COS(RADIANS([.T29]))*COS(RADIANS([.AC29]))))" office:value-type="float" office:value="142.532641331389" calcext:value-type="float">
            <text:p>142.532641331389</text:p>
          </table:table-cell>
          <table:table-cell table:formula="of:=90-[.AD29]" office:value-type="float" office:value="-52.5326413313888" calcext:value-type="float">
            <text:p>-52.5326413313888</text:p>
          </table:table-cell>
          <table:table-cell table:formula="of:=IF([.AE29]&gt;85;0;IF([.AE29]&gt;5;58.1/TAN(RADIANS([.AE29]))-0.07/POWER(TAN(RADIANS([.AE29]));3)+0.000086/POWER(TAN(RADIANS([.AE29]));5);IF([.AE29]&gt;-0.575;1735+[.AE29]*(-518.2+[.AE29]*(103.4+[.AE29]*(-12.79+[.AE29]*0.711)));-20.772/TAN(RADIANS([.AE29])))))/3600" office:value-type="float" office:value="0.00442225639043021" calcext:value-type="float">
            <text:p>0.00442225639043021</text:p>
          </table:table-cell>
          <table:table-cell table:formula="of:=[.AE29]+[.AF29]" office:value-type="float" office:value="-52.5282190749984" calcext:value-type="float">
            <text:p>-52.5282190749984</text:p>
          </table:table-cell>
          <table:table-cell table:formula="of:=IF([.AC29]&gt;0;MOD(DEGREES(ACOS(((SIN(RADIANS([.$B$3]))*COS(RADIANS([.AD29])))-SIN(RADIANS([.T29])))/(COS(RADIANS([.$B$3]))*SIN(RADIANS([.AD29])))))+180;360);MOD(540-DEGREES(ACOS(((SIN(RADIANS([.$B$3]))*COS(RADIANS([.AD29])))-SIN(RADIANS([.T29])))/(COS(RADIANS([.$B$3]))*SIN(RADIANS([.AD29])))));360))" office:value-type="float" office:value="97.9667281336857" calcext:value-type="float">
            <text:p>97.966728133685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9]+0.1/24" office:value-type="time" office:time-value="PT02H54M00S" calcext:value-type="time">
            <text:p>2:54:00</text:p>
          </table:table-cell>
          <table:table-cell table:style-name="ce9" table:formula="of:=[.D30]+2415018.5+[.E30]-[.$B$5]/24" office:value-type="float" office:value="2460352.32916667" calcext:value-type="float">
            <text:p>2460352.33</text:p>
          </table:table-cell>
          <table:table-cell table:style-name="ce10" table:formula="of:=([.F30]-2451545)/36525" office:value-type="float" office:value="0.241131530914897" calcext:value-type="float">
            <text:p>0.24113153</text:p>
          </table:table-cell>
          <table:table-cell/>
          <table:table-cell table:formula="of:=MOD(280.46646+[.G30]*(36000.76983+[.G30]*0.0003032);360)" office:value-type="float" office:value="321.387220852113" calcext:value-type="float">
            <text:p>321.387220852113</text:p>
          </table:table-cell>
          <table:table-cell table:formula="of:=357.52911+[.G30]*(35999.05029-0.0001537*[.G30])" office:value-type="float" office:value="9038.03520897326" calcext:value-type="float">
            <text:p>9038.03520897326</text:p>
          </table:table-cell>
          <table:table-cell table:formula="of:=0.016708634-[.G30]*(0.000042037+0.0000001267*[.G30])" office:value-type="float" office:value="0.0166984901869375" calcext:value-type="float">
            <text:p>0.0166984901869375</text:p>
          </table:table-cell>
          <table:table-cell table:formula="of:=SIN(RADIANS([.J30]))*(1.914602-[.G30]*(0.004817+0.000014*[.G30]))+SIN(RADIANS(2*[.J30]))*(0.019993-0.000101*[.G30])+SIN(RADIANS(3*[.J30]))*0.000289" office:value-type="float" office:value="1.19860263912531" calcext:value-type="float">
            <text:p>1.19860263912531</text:p>
          </table:table-cell>
          <table:table-cell table:formula="of:=[.I30]+[.L30]" office:value-type="float" office:value="322.585823491239" calcext:value-type="float">
            <text:p>322.585823491239</text:p>
          </table:table-cell>
          <table:table-cell table:formula="of:=[.J30]+[.L30]" office:value-type="float" office:value="9039.23381161239" calcext:value-type="float">
            <text:p>9039.23381161239</text:p>
          </table:table-cell>
          <table:table-cell table:formula="of:=(1.000001018*(1-[.K30]*[.K30]))/(1+[.K30]*COS(RADIANS([.N30])))" office:value-type="float" office:value="0.98695670975122" calcext:value-type="float">
            <text:p>0.98695670975122</text:p>
          </table:table-cell>
          <table:table-cell table:formula="of:=[.M30]-0.00569-0.00478*SIN(RADIANS(125.04-1934.136*[.G30]))" office:value-type="float" office:value="322.578604215272" calcext:value-type="float">
            <text:p>322.578604215272</text:p>
          </table:table-cell>
          <table:table-cell table:formula="of:=23+(26+((21.448-[.G30]*(46.815+[.G30]*(0.00059-[.G30]*0.001813))))/60)/60" office:value-type="float" office:value="23.4361553940261" calcext:value-type="float">
            <text:p>23.4361553940261</text:p>
          </table:table-cell>
          <table:table-cell table:formula="of:=[.Q30]+0.00256*COS(RADIANS(125.04-1934.136*[.G30]))" office:value-type="float" office:value="23.4385808415434" calcext:value-type="float">
            <text:p>23.4385808415434</text:p>
          </table:table-cell>
          <table:table-cell table:formula="of:=DEGREES(ATAN2(COS(RADIANS([.P30]));COS(RADIANS([.R30]))*SIN(RADIANS([.P30]))))" office:value-type="float" office:value="-35.0694237632621" calcext:value-type="float">
            <text:p>-35.0694237632621</text:p>
          </table:table-cell>
          <table:table-cell table:formula="of:=DEGREES(ASIN(SIN(RADIANS([.R30]))*SIN(RADIANS([.P30]))))" office:value-type="float" office:value="-13.9875652200256" calcext:value-type="float">
            <text:p>-13.9875652200256</text:p>
          </table:table-cell>
          <table:table-cell table:formula="of:=TAN(RADIANS([.R30]/2))*TAN(RADIANS([.R30]/2))" office:value-type="float" office:value="0.043031847015661" calcext:value-type="float">
            <text:p>0.043031847015661</text:p>
          </table:table-cell>
          <table:table-cell table:formula="of:=4*DEGREES([.U30]*SIN(2*RADIANS([.I30]))-2*[.K30]*SIN(RADIANS([.J30]))+4*[.K30]*[.U30]*SIN(RADIANS([.J30]))*COS(2*RADIANS([.I30]))-0.5*[.U30]*[.U30]*SIN(4*RADIANS([.I30]))-1.25*[.K30]*[.K30]*SIN(2*RADIANS([.J30])))" office:value-type="float" office:value="-14.2303312588939" calcext:value-type="float">
            <text:p>-14.2303312588939</text:p>
          </table:table-cell>
          <table:table-cell table:formula="of:=DEGREES(ACOS(COS(RADIANS(90.833))/(COS(RADIANS([.$B$3]))*COS(RADIANS([.T30])))-TAN(RADIANS([.$B$3]))*TAN(RADIANS([.T30]))))" office:value-type="float" office:value="87.9549016466475" calcext:value-type="float">
            <text:p>87.9549016466475</text:p>
          </table:table-cell>
          <table:table-cell table:style-name="ce22" table:formula="of:=(720-4*[.$B$4]-[.V30]+[.$B$5]*60)/1440" office:value-type="time" office:time-value="PT12H14M29.200755534S" calcext:value-type="time">
            <text:p>12:14:29</text:p>
          </table:table-cell>
          <table:table-cell table:style-name="ce8" table:formula="of:=[.X30]-[.W30]*4/1440" office:value-type="time" office:time-value="PT06H22M40.024360338S" calcext:value-type="time">
            <text:p>6:22:40</text:p>
          </table:table-cell>
          <table:table-cell table:style-name="ce8" table:formula="of:=[.X30]+[.W30]*4/1440" office:value-type="time" office:time-value="PT18H06M18.377150729S" calcext:value-type="time">
            <text:p>18:06:18</text:p>
          </table:table-cell>
          <table:table-cell table:style-name="ce11" table:formula="of:=8*[.W30]" office:value-type="float" office:value="703.63921317318" calcext:value-type="float">
            <text:p>703.63921317318</text:p>
          </table:table-cell>
          <table:table-cell table:formula="of:=MOD([.E30]*1440+[.V30]+4*[.$B$4]-60*[.$B$5];1440)" office:value-type="float" office:value="159.513320741106" calcext:value-type="float">
            <text:p>159.513320741106</text:p>
          </table:table-cell>
          <table:table-cell table:formula="of:=IF([.AB30]/4&lt;0;[.AB30]/4+180;[.AB30]/4-180)" office:value-type="float" office:value="-140.121669814723" calcext:value-type="float">
            <text:p>-140.121669814723</text:p>
          </table:table-cell>
          <table:table-cell table:formula="of:=DEGREES(ACOS(SIN(RADIANS([.$B$3]))*SIN(RADIANS([.T30]))+COS(RADIANS([.$B$3]))*COS(RADIANS([.T30]))*COS(RADIANS([.AC30]))))" office:value-type="float" office:value="141.077325780767" calcext:value-type="float">
            <text:p>141.077325780767</text:p>
          </table:table-cell>
          <table:table-cell table:formula="of:=90-[.AD30]" office:value-type="float" office:value="-51.0773257807667" calcext:value-type="float">
            <text:p>-51.0773257807667</text:p>
          </table:table-cell>
          <table:table-cell table:formula="of:=IF([.AE30]&gt;85;0;IF([.AE30]&gt;5;58.1/TAN(RADIANS([.AE30]))-0.07/POWER(TAN(RADIANS([.AE30]));3)+0.000086/POWER(TAN(RADIANS([.AE30]));5);IF([.AE30]&gt;-0.575;1735+[.AE30]*(-518.2+[.AE30]*(103.4+[.AE30]*(-12.79+[.AE30]*0.711)));-20.772/TAN(RADIANS([.AE30])))))/3600" office:value-type="float" office:value="0.00465957439541729" calcext:value-type="float">
            <text:p>0.00465957439541729</text:p>
          </table:table-cell>
          <table:table-cell table:formula="of:=[.AE30]+[.AF30]" office:value-type="float" office:value="-51.0726662063713" calcext:value-type="float">
            <text:p>-51.0726662063713</text:p>
          </table:table-cell>
          <table:table-cell table:formula="of:=IF([.AC30]&gt;0;MOD(DEGREES(ACOS(((SIN(RADIANS([.$B$3]))*COS(RADIANS([.AD30])))-SIN(RADIANS([.T30])))/(COS(RADIANS([.$B$3]))*SIN(RADIANS([.AD30])))))+180;360);MOD(540-DEGREES(ACOS(((SIN(RADIANS([.$B$3]))*COS(RADIANS([.AD30])))-SIN(RADIANS([.T30])))/(COS(RADIANS([.$B$3]))*SIN(RADIANS([.AD30])))));360))" office:value-type="float" office:value="98.0057580559513" calcext:value-type="float">
            <text:p>98.005758055951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30]+0.1/24" office:value-type="time" office:time-value="PT03H00M00S" calcext:value-type="time">
            <text:p>3:00:00</text:p>
          </table:table-cell>
          <table:table-cell table:style-name="ce9" table:formula="of:=[.D31]+2415018.5+[.E31]-[.$B$5]/24" office:value-type="float" office:value="2460352.33333333" calcext:value-type="float">
            <text:p>2460352.33</text:p>
          </table:table-cell>
          <table:table-cell table:style-name="ce10" table:formula="of:=([.F31]-2451545)/36525" office:value-type="float" office:value="0.241131644992019" calcext:value-type="float">
            <text:p>0.24113164</text:p>
          </table:table-cell>
          <table:table-cell/>
          <table:table-cell table:formula="of:=MOD(280.46646+[.G31]*(36000.76983+[.G31]*0.0003032);360)" office:value-type="float" office:value="321.391327716345" calcext:value-type="float">
            <text:p>321.391327716345</text:p>
          </table:table-cell>
          <table:table-cell table:formula="of:=357.52911+[.G31]*(35999.05029-0.0001537*[.G31])" office:value-type="float" office:value="9038.03931564131" calcext:value-type="float">
            <text:p>9038.03931564131</text:p>
          </table:table-cell>
          <table:table-cell table:formula="of:=0.016708634-[.G31]*(0.000042037+0.0000001267*[.G31])" office:value-type="float" office:value="0.0166984901821351" calcext:value-type="float">
            <text:p>0.0166984901821351</text:p>
          </table:table-cell>
          <table:table-cell table:formula="of:=SIN(RADIANS([.J31]))*(1.914602-[.G31]*(0.004817+0.000014*[.G31]))+SIN(RADIANS(2*[.J31]))*(0.019993-0.000101*[.G31])+SIN(RADIANS(3*[.J31]))*0.000289" office:value-type="float" office:value="1.19871131951412" calcext:value-type="float">
            <text:p>1.19871131951412</text:p>
          </table:table-cell>
          <table:table-cell table:formula="of:=[.I31]+[.L31]" office:value-type="float" office:value="322.590039035859" calcext:value-type="float">
            <text:p>322.590039035859</text:p>
          </table:table-cell>
          <table:table-cell table:formula="of:=[.J31]+[.L31]" office:value-type="float" office:value="9039.23802696082" calcext:value-type="float">
            <text:p>9039.23802696082</text:p>
          </table:table-cell>
          <table:table-cell table:formula="of:=(1.000001018*(1-[.K31]*[.K31]))/(1+[.K31]*COS(RADIANS([.N31])))" office:value-type="float" office:value="0.986957466894834" calcext:value-type="float">
            <text:p>0.986957466894834</text:p>
          </table:table-cell>
          <table:table-cell table:formula="of:=[.M31]-0.00569-0.00478*SIN(RADIANS(125.04-1934.136*[.G31]))" office:value-type="float" office:value="322.582819777332" calcext:value-type="float">
            <text:p>322.582819777332</text:p>
          </table:table-cell>
          <table:table-cell table:formula="of:=23+(26+((21.448-[.G31]*(46.815+[.G31]*(0.00059-[.G31]*0.001813))))/60)/60" office:value-type="float" office:value="23.4361553925427" calcext:value-type="float">
            <text:p>23.4361553925427</text:p>
          </table:table-cell>
          <table:table-cell table:formula="of:=[.Q31]+0.00256*COS(RADIANS(125.04-1934.136*[.G31]))" office:value-type="float" office:value="23.4385808432139" calcext:value-type="float">
            <text:p>23.4385808432139</text:p>
          </table:table-cell>
          <table:table-cell table:formula="of:=DEGREES(ATAN2(COS(RADIANS([.P31]));COS(RADIANS([.R31]))*SIN(RADIANS([.P31]))))" office:value-type="float" office:value="-35.0653160735292" calcext:value-type="float">
            <text:p>-35.0653160735292</text:p>
          </table:table-cell>
          <table:table-cell table:formula="of:=DEGREES(ASIN(SIN(RADIANS([.R31]))*SIN(RADIANS([.P31]))))" office:value-type="float" office:value="-13.9861927934758" calcext:value-type="float">
            <text:p>-13.9861927934758</text:p>
          </table:table-cell>
          <table:table-cell table:formula="of:=TAN(RADIANS([.R31]/2))*TAN(RADIANS([.R31]/2))" office:value-type="float" office:value="0.0430318470219694" calcext:value-type="float">
            <text:p>0.0430318470219694</text:p>
          </table:table-cell>
          <table:table-cell table:formula="of:=4*DEGREES([.U31]*SIN(2*RADIANS([.I31]))-2*[.K31]*SIN(RADIANS([.J31]))+4*[.K31]*[.U31]*SIN(RADIANS([.J31]))*COS(2*RADIANS([.I31]))-0.5*[.U31]*[.U31]*SIN(4*RADIANS([.I31]))-1.25*[.K31]*[.K31]*SIN(2*RADIANS([.J31])))" office:value-type="float" office:value="-14.2303335302705" calcext:value-type="float">
            <text:p>-14.2303335302705</text:p>
          </table:table-cell>
          <table:table-cell table:formula="of:=DEGREES(ACOS(COS(RADIANS(90.833))/(COS(RADIANS([.$B$3]))*COS(RADIANS([.T31])))-TAN(RADIANS([.$B$3]))*TAN(RADIANS([.T31]))))" office:value-type="float" office:value="87.9551949055124" calcext:value-type="float">
            <text:p>87.9551949055124</text:p>
          </table:table-cell>
          <table:table-cell table:style-name="ce22" table:formula="of:=(720-4*[.$B$4]-[.V31]+[.$B$5]*60)/1440" office:value-type="time" office:time-value="PT12H14M29.200891816S" calcext:value-type="time">
            <text:p>12:14:29</text:p>
          </table:table-cell>
          <table:table-cell table:style-name="ce8" table:formula="of:=[.X31]-[.W31]*4/1440" office:value-type="time" office:time-value="PT06H22M39.954114493S" calcext:value-type="time">
            <text:p>6:22:39</text:p>
          </table:table-cell>
          <table:table-cell table:style-name="ce8" table:formula="of:=[.X31]+[.W31]*4/1440" office:value-type="time" office:time-value="PT18H06M18.447669139S" calcext:value-type="time">
            <text:p>18:06:18</text:p>
          </table:table-cell>
          <table:table-cell table:style-name="ce11" table:formula="of:=8*[.W31]" office:value-type="float" office:value="703.6415592441" calcext:value-type="float">
            <text:p>703.6415592441</text:p>
          </table:table-cell>
          <table:table-cell table:formula="of:=MOD([.E31]*1440+[.V31]+4*[.$B$4]-60*[.$B$5];1440)" office:value-type="float" office:value="165.513318469729" calcext:value-type="float">
            <text:p>165.513318469729</text:p>
          </table:table-cell>
          <table:table-cell table:formula="of:=IF([.AB31]/4&lt;0;[.AB31]/4+180;[.AB31]/4-180)" office:value-type="float" office:value="-138.621670382568" calcext:value-type="float">
            <text:p>-138.621670382568</text:p>
          </table:table-cell>
          <table:table-cell table:formula="of:=DEGREES(ACOS(SIN(RADIANS([.$B$3]))*SIN(RADIANS([.T31]))+COS(RADIANS([.$B$3]))*COS(RADIANS([.T31]))*COS(RADIANS([.AC31]))))" office:value-type="float" office:value="139.622163259493" calcext:value-type="float">
            <text:p>139.622163259493</text:p>
          </table:table-cell>
          <table:table-cell table:formula="of:=90-[.AD31]" office:value-type="float" office:value="-49.6221632594933" calcext:value-type="float">
            <text:p>-49.6221632594933</text:p>
          </table:table-cell>
          <table:table-cell table:formula="of:=IF([.AE31]&gt;85;0;IF([.AE31]&gt;5;58.1/TAN(RADIANS([.AE31]))-0.07/POWER(TAN(RADIANS([.AE31]));3)+0.000086/POWER(TAN(RADIANS([.AE31]));5);IF([.AE31]&gt;-0.575;1735+[.AE31]*(-518.2+[.AE31]*(103.4+[.AE31]*(-12.79+[.AE31]*0.711)));-20.772/TAN(RADIANS([.AE31])))))/3600" office:value-type="float" office:value="0.00490680757181905" calcext:value-type="float">
            <text:p>0.00490680757181905</text:p>
          </table:table-cell>
          <table:table-cell table:formula="of:=[.AE31]+[.AF31]" office:value-type="float" office:value="-49.6172564519215" calcext:value-type="float">
            <text:p>-49.6172564519215</text:p>
          </table:table-cell>
          <table:table-cell table:formula="of:=IF([.AC31]&gt;0;MOD(DEGREES(ACOS(((SIN(RADIANS([.$B$3]))*COS(RADIANS([.AD31])))-SIN(RADIANS([.T31])))/(COS(RADIANS([.$B$3]))*SIN(RADIANS([.AD31])))))+180;360);MOD(540-DEGREES(ACOS(((SIN(RADIANS([.$B$3]))*COS(RADIANS([.AD31])))-SIN(RADIANS([.T31])))/(COS(RADIANS([.$B$3]))*SIN(RADIANS([.AD31])))));360))" office:value-type="float" office:value="98.0566215099345" calcext:value-type="float">
            <text:p>98.056621509934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31]+0.1/24" office:value-type="time" office:time-value="PT03H06M00S" calcext:value-type="time">
            <text:p>3:06:00</text:p>
          </table:table-cell>
          <table:table-cell table:style-name="ce9" table:formula="of:=[.D32]+2415018.5+[.E32]-[.$B$5]/24" office:value-type="float" office:value="2460352.3375" calcext:value-type="float">
            <text:p>2460352.34</text:p>
          </table:table-cell>
          <table:table-cell table:style-name="ce10" table:formula="of:=([.F32]-2451545)/36525" office:value-type="float" office:value="0.241131759069141" calcext:value-type="float">
            <text:p>0.24113176</text:p>
          </table:table-cell>
          <table:table-cell/>
          <table:table-cell table:formula="of:=MOD(280.46646+[.G32]*(36000.76983+[.G32]*0.0003032);360)" office:value-type="float" office:value="321.395434580578" calcext:value-type="float">
            <text:p>321.395434580578</text:p>
          </table:table-cell>
          <table:table-cell table:formula="of:=357.52911+[.G32]*(35999.05029-0.0001537*[.G32])" office:value-type="float" office:value="9038.04342230935" calcext:value-type="float">
            <text:p>9038.04342230935</text:p>
          </table:table-cell>
          <table:table-cell table:formula="of:=0.016708634-[.G32]*(0.000042037+0.0000001267*[.G32])" office:value-type="float" office:value="0.0166984901773327" calcext:value-type="float">
            <text:p>0.0166984901773327</text:p>
          </table:table-cell>
          <table:table-cell table:formula="of:=SIN(RADIANS([.J32]))*(1.914602-[.G32]*(0.004817+0.000014*[.G32]))+SIN(RADIANS(2*[.J32]))*(0.019993-0.000101*[.G32])+SIN(RADIANS(3*[.J32]))*0.000289" office:value-type="float" office:value="1.19881999343523" calcext:value-type="float">
            <text:p>1.19881999343523</text:p>
          </table:table-cell>
          <table:table-cell table:formula="of:=[.I32]+[.L32]" office:value-type="float" office:value="322.594254574013" calcext:value-type="float">
            <text:p>322.594254574013</text:p>
          </table:table-cell>
          <table:table-cell table:formula="of:=[.J32]+[.L32]" office:value-type="float" office:value="9039.24224230279" calcext:value-type="float">
            <text:p>9039.24224230279</text:p>
          </table:table-cell>
          <table:table-cell table:formula="of:=(1.000001018*(1-[.K32]*[.K32]))/(1+[.K32]*COS(RADIANS([.N32])))" office:value-type="float" office:value="0.986958224106659" calcext:value-type="float">
            <text:p>0.986958224106659</text:p>
          </table:table-cell>
          <table:table-cell table:formula="of:=[.M32]-0.00569-0.00478*SIN(RADIANS(125.04-1934.136*[.G32]))" office:value-type="float" office:value="322.587035332926" calcext:value-type="float">
            <text:p>322.587035332926</text:p>
          </table:table-cell>
          <table:table-cell table:formula="of:=23+(26+((21.448-[.G32]*(46.815+[.G32]*(0.00059-[.G32]*0.001813))))/60)/60" office:value-type="float" office:value="23.4361553910592" calcext:value-type="float">
            <text:p>23.4361553910592</text:p>
          </table:table-cell>
          <table:table-cell table:formula="of:=[.Q32]+0.00256*COS(RADIANS(125.04-1934.136*[.G32]))" office:value-type="float" office:value="23.4385808448844" calcext:value-type="float">
            <text:p>23.4385808448844</text:p>
          </table:table-cell>
          <table:table-cell table:formula="of:=DEGREES(ATAN2(COS(RADIANS([.P32]));COS(RADIANS([.R32]))*SIN(RADIANS([.P32]))))" office:value-type="float" office:value="-35.0612084391114" calcext:value-type="float">
            <text:p>-35.0612084391114</text:p>
          </table:table-cell>
          <table:table-cell table:formula="of:=DEGREES(ASIN(SIN(RADIANS([.R32]))*SIN(RADIANS([.P32]))))" office:value-type="float" office:value="-13.9848202999669" calcext:value-type="float">
            <text:p>-13.9848202999669</text:p>
          </table:table-cell>
          <table:table-cell table:formula="of:=TAN(RADIANS([.R32]/2))*TAN(RADIANS([.R32]/2))" office:value-type="float" office:value="0.0430318470282776" calcext:value-type="float">
            <text:p>0.0430318470282776</text:p>
          </table:table-cell>
          <table:table-cell table:formula="of:=4*DEGREES([.U32]*SIN(2*RADIANS([.I32]))-2*[.K32]*SIN(RADIANS([.J32]))+4*[.K32]*[.U32]*SIN(RADIANS([.J32]))*COS(2*RADIANS([.I32]))-0.5*[.U32]*[.U32]*SIN(4*RADIANS([.I32]))-1.25*[.K32]*[.K32]*SIN(2*RADIANS([.J32])))" office:value-type="float" office:value="-14.2303355776054" calcext:value-type="float">
            <text:p>-14.2303355776054</text:p>
          </table:table-cell>
          <table:table-cell table:formula="of:=DEGREES(ACOS(COS(RADIANS(90.833))/(COS(RADIANS([.$B$3]))*COS(RADIANS([.T32])))-TAN(RADIANS([.$B$3]))*TAN(RADIANS([.T32]))))" office:value-type="float" office:value="87.9554881756352" calcext:value-type="float">
            <text:p>87.9554881756352</text:p>
          </table:table-cell>
          <table:table-cell table:style-name="ce22" table:formula="of:=(720-4*[.$B$4]-[.V32]+[.$B$5]*60)/1440" office:value-type="time" office:time-value="PT12H14M29.201014656S" calcext:value-type="time">
            <text:p>12:14:29</text:p>
          </table:table-cell>
          <table:table-cell table:style-name="ce8" table:formula="of:=[.X32]-[.W32]*4/1440" office:value-type="time" office:time-value="PT06H22M39.883852504S" calcext:value-type="time">
            <text:p>6:22:39</text:p>
          </table:table-cell>
          <table:table-cell table:style-name="ce8" table:formula="of:=[.X32]+[.W32]*4/1440" office:value-type="time" office:time-value="PT18H06M18.518176809S" calcext:value-type="time">
            <text:p>18:06:18</text:p>
          </table:table-cell>
          <table:table-cell table:style-name="ce11" table:formula="of:=8*[.W32]" office:value-type="float" office:value="703.643905405081" calcext:value-type="float">
            <text:p>703.643905405081</text:p>
          </table:table-cell>
          <table:table-cell table:formula="of:=MOD([.E32]*1440+[.V32]+4*[.$B$4]-60*[.$B$5];1440)" office:value-type="float" office:value="171.513316422395" calcext:value-type="float">
            <text:p>171.513316422395</text:p>
          </table:table-cell>
          <table:table-cell table:formula="of:=IF([.AB32]/4&lt;0;[.AB32]/4+180;[.AB32]/4-180)" office:value-type="float" office:value="-137.121670894401" calcext:value-type="float">
            <text:p>-137.121670894401</text:p>
          </table:table-cell>
          <table:table-cell table:formula="of:=DEGREES(ACOS(SIN(RADIANS([.$B$3]))*SIN(RADIANS([.T32]))+COS(RADIANS([.$B$3]))*COS(RADIANS([.T32]))*COS(RADIANS([.AC32]))))" office:value-type="float" office:value="138.167195709824" calcext:value-type="float">
            <text:p>138.167195709824</text:p>
          </table:table-cell>
          <table:table-cell table:formula="of:=90-[.AD32]" office:value-type="float" office:value="-48.1671957098243" calcext:value-type="float">
            <text:p>-48.1671957098243</text:p>
          </table:table-cell>
          <table:table-cell table:formula="of:=IF([.AE32]&gt;85;0;IF([.AE32]&gt;5;58.1/TAN(RADIANS([.AE32]))-0.07/POWER(TAN(RADIANS([.AE32]));3)+0.000086/POWER(TAN(RADIANS([.AE32]));5);IF([.AE32]&gt;-0.575;1735+[.AE32]*(-518.2+[.AE32]*(103.4+[.AE32]*(-12.79+[.AE32]*0.711)));-20.772/TAN(RADIANS([.AE32])))))/3600" office:value-type="float" office:value="0.00516492297417834" calcext:value-type="float">
            <text:p>0.00516492297417834</text:p>
          </table:table-cell>
          <table:table-cell table:formula="of:=[.AE32]+[.AF32]" office:value-type="float" office:value="-48.1620307868501" calcext:value-type="float">
            <text:p>-48.1620307868501</text:p>
          </table:table-cell>
          <table:table-cell table:formula="of:=IF([.AC32]&gt;0;MOD(DEGREES(ACOS(((SIN(RADIANS([.$B$3]))*COS(RADIANS([.AD32])))-SIN(RADIANS([.T32])))/(COS(RADIANS([.$B$3]))*SIN(RADIANS([.AD32])))))+180;360);MOD(540-DEGREES(ACOS(((SIN(RADIANS([.$B$3]))*COS(RADIANS([.AD32])))-SIN(RADIANS([.T32])))/(COS(RADIANS([.$B$3]))*SIN(RADIANS([.AD32])))));360))" office:value-type="float" office:value="98.118338118305" calcext:value-type="float">
            <text:p>98.11833811830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32]+0.1/24" office:value-type="time" office:time-value="PT03H12M00S" calcext:value-type="time">
            <text:p>3:12:00</text:p>
          </table:table-cell>
          <table:table-cell table:style-name="ce9" table:formula="of:=[.D33]+2415018.5+[.E33]-[.$B$5]/24" office:value-type="float" office:value="2460352.34166667" calcext:value-type="float">
            <text:p>2460352.34</text:p>
          </table:table-cell>
          <table:table-cell table:style-name="ce10" table:formula="of:=([.F33]-2451545)/36525" office:value-type="float" office:value="0.24113187314625" calcext:value-type="float">
            <text:p>0.24113187</text:p>
          </table:table-cell>
          <table:table-cell/>
          <table:table-cell table:formula="of:=MOD(280.46646+[.G33]*(36000.76983+[.G33]*0.0003032);360)" office:value-type="float" office:value="321.399541444351" calcext:value-type="float">
            <text:p>321.399541444351</text:p>
          </table:table-cell>
          <table:table-cell table:formula="of:=357.52911+[.G33]*(35999.05029-0.0001537*[.G33])" office:value-type="float" office:value="9038.04752897694" calcext:value-type="float">
            <text:p>9038.04752897694</text:p>
          </table:table-cell>
          <table:table-cell table:formula="of:=0.016708634-[.G33]*(0.000042037+0.0000001267*[.G33])" office:value-type="float" office:value="0.0166984901725302" calcext:value-type="float">
            <text:p>0.0166984901725302</text:p>
          </table:table-cell>
          <table:table-cell table:formula="of:=SIN(RADIANS([.J33]))*(1.914602-[.G33]*(0.004817+0.000014*[.G33]))+SIN(RADIANS(2*[.J33]))*(0.019993-0.000101*[.G33])+SIN(RADIANS(3*[.J33]))*0.000289" office:value-type="float" office:value="1.19892866087583" calcext:value-type="float">
            <text:p>1.19892866087583</text:p>
          </table:table-cell>
          <table:table-cell table:formula="of:=[.I33]+[.L33]" office:value-type="float" office:value="322.598470105226" calcext:value-type="float">
            <text:p>322.598470105226</text:p>
          </table:table-cell>
          <table:table-cell table:formula="of:=[.J33]+[.L33]" office:value-type="float" office:value="9039.24645763782" calcext:value-type="float">
            <text:p>9039.24645763782</text:p>
          </table:table-cell>
          <table:table-cell table:formula="of:=(1.000001018*(1-[.K33]*[.K33]))/(1+[.K33]*COS(RADIANS([.N33])))" office:value-type="float" office:value="0.986958981386605" calcext:value-type="float">
            <text:p>0.986958981386605</text:p>
          </table:table-cell>
          <table:table-cell table:formula="of:=[.M33]-0.00569-0.00478*SIN(RADIANS(125.04-1934.136*[.G33]))" office:value-type="float" office:value="322.591250881579" calcext:value-type="float">
            <text:p>322.591250881579</text:p>
          </table:table-cell>
          <table:table-cell table:formula="of:=23+(26+((21.448-[.G33]*(46.815+[.G33]*(0.00059-[.G33]*0.001813))))/60)/60" office:value-type="float" office:value="23.4361553895757" calcext:value-type="float">
            <text:p>23.4361553895757</text:p>
          </table:table-cell>
          <table:table-cell table:formula="of:=[.Q33]+0.00256*COS(RADIANS(125.04-1934.136*[.G33]))" office:value-type="float" office:value="23.4385808465548" calcext:value-type="float">
            <text:p>23.4385808465548</text:p>
          </table:table-cell>
          <table:table-cell table:formula="of:=DEGREES(ATAN2(COS(RADIANS([.P33]));COS(RADIANS([.R33]))*SIN(RADIANS([.P33]))))" office:value-type="float" office:value="-35.0571008604682" calcext:value-type="float">
            <text:p>-35.0571008604682</text:p>
          </table:table-cell>
          <table:table-cell table:formula="of:=DEGREES(ASIN(SIN(RADIANS([.R33]))*SIN(RADIANS([.P33]))))" office:value-type="float" office:value="-13.9834477396615" calcext:value-type="float">
            <text:p>-13.9834477396615</text:p>
          </table:table-cell>
          <table:table-cell table:formula="of:=TAN(RADIANS([.R33]/2))*TAN(RADIANS([.R33]/2))" office:value-type="float" office:value="0.0430318470345857" calcext:value-type="float">
            <text:p>0.0430318470345857</text:p>
          </table:table-cell>
          <table:table-cell table:formula="of:=4*DEGREES([.U33]*SIN(2*RADIANS([.I33]))-2*[.K33]*SIN(RADIANS([.J33]))+4*[.K33]*[.U33]*SIN(RADIANS([.J33]))*COS(2*RADIANS([.I33]))-0.5*[.U33]*[.U33]*SIN(4*RADIANS([.I33]))-1.25*[.K33]*[.K33]*SIN(2*RADIANS([.J33])))" office:value-type="float" office:value="-14.2303374009095" calcext:value-type="float">
            <text:p>-14.2303374009095</text:p>
          </table:table-cell>
          <table:table-cell table:formula="of:=DEGREES(ACOS(COS(RADIANS(90.833))/(COS(RADIANS([.$B$3]))*COS(RADIANS([.T33])))-TAN(RADIANS([.$B$3]))*TAN(RADIANS([.T33]))))" office:value-type="float" office:value="87.9557814569809" calcext:value-type="float">
            <text:p>87.9557814569809</text:p>
          </table:table-cell>
          <table:table-cell table:style-name="ce22" table:formula="of:=(720-4*[.$B$4]-[.V33]+[.$B$5]*60)/1440" office:value-type="time" office:time-value="PT12H14M29.201124055S" calcext:value-type="time">
            <text:p>12:14:29</text:p>
          </table:table-cell>
          <table:table-cell table:style-name="ce8" table:formula="of:=[.X33]-[.W33]*4/1440" office:value-type="time" office:time-value="PT06H22M39.813574379S" calcext:value-type="time">
            <text:p>6:22:39</text:p>
          </table:table-cell>
          <table:table-cell table:style-name="ce8" table:formula="of:=[.X33]+[.W33]*4/1440" office:value-type="time" office:time-value="PT18H06M18.58867373S" calcext:value-type="time">
            <text:p>18:06:18</text:p>
          </table:table-cell>
          <table:table-cell table:style-name="ce11" table:formula="of:=8*[.W33]" office:value-type="float" office:value="703.646251655847" calcext:value-type="float">
            <text:p>703.646251655847</text:p>
          </table:table-cell>
          <table:table-cell table:formula="of:=MOD([.E33]*1440+[.V33]+4*[.$B$4]-60*[.$B$5];1440)" office:value-type="float" office:value="177.513314599091" calcext:value-type="float">
            <text:p>177.513314599091</text:p>
          </table:table-cell>
          <table:table-cell table:formula="of:=IF([.AB33]/4&lt;0;[.AB33]/4+180;[.AB33]/4-180)" office:value-type="float" office:value="-135.621671350227" calcext:value-type="float">
            <text:p>-135.621671350227</text:p>
          </table:table-cell>
          <table:table-cell table:formula="of:=DEGREES(ACOS(SIN(RADIANS([.$B$3]))*SIN(RADIANS([.T33]))+COS(RADIANS([.$B$3]))*COS(RADIANS([.T33]))*COS(RADIANS([.AC33]))))" office:value-type="float" office:value="136.712462602845" calcext:value-type="float">
            <text:p>136.712462602845</text:p>
          </table:table-cell>
          <table:table-cell table:formula="of:=90-[.AD33]" office:value-type="float" office:value="-46.7124626028454" calcext:value-type="float">
            <text:p>-46.7124626028454</text:p>
          </table:table-cell>
          <table:table-cell table:formula="of:=IF([.AE33]&gt;85;0;IF([.AE33]&gt;5;58.1/TAN(RADIANS([.AE33]))-0.07/POWER(TAN(RADIANS([.AE33]));3)+0.000086/POWER(TAN(RADIANS([.AE33]));5);IF([.AE33]&gt;-0.575;1735+[.AE33]*(-518.2+[.AE33]*(103.4+[.AE33]*(-12.79+[.AE33]*0.711)));-20.772/TAN(RADIANS([.AE33])))))/3600" office:value-type="float" office:value="0.00543500384765834" calcext:value-type="float">
            <text:p>0.00543500384765834</text:p>
          </table:table-cell>
          <table:table-cell table:formula="of:=[.AE33]+[.AF33]" office:value-type="float" office:value="-46.7070275989977" calcext:value-type="float">
            <text:p>-46.7070275989977</text:p>
          </table:table-cell>
          <table:table-cell table:formula="of:=IF([.AC33]&gt;0;MOD(DEGREES(ACOS(((SIN(RADIANS([.$B$3]))*COS(RADIANS([.AD33])))-SIN(RADIANS([.T33])))/(COS(RADIANS([.$B$3]))*SIN(RADIANS([.AD33])))))+180;360);MOD(540-DEGREES(ACOS(((SIN(RADIANS([.$B$3]))*COS(RADIANS([.AD33])))-SIN(RADIANS([.T33])))/(COS(RADIANS([.$B$3]))*SIN(RADIANS([.AD33])))));360))" office:value-type="float" office:value="98.1900730974911" calcext:value-type="float">
            <text:p>98.190073097491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33]+0.1/24" office:value-type="time" office:time-value="PT03H18M00S" calcext:value-type="time">
            <text:p>3:18:00</text:p>
          </table:table-cell>
          <table:table-cell table:style-name="ce9" table:formula="of:=[.D34]+2415018.5+[.E34]-[.$B$5]/24" office:value-type="float" office:value="2460352.34583333" calcext:value-type="float">
            <text:p>2460352.35</text:p>
          </table:table-cell>
          <table:table-cell table:style-name="ce10" table:formula="of:=([.F34]-2451545)/36525" office:value-type="float" office:value="0.241131987223372" calcext:value-type="float">
            <text:p>0.24113199</text:p>
          </table:table-cell>
          <table:table-cell/>
          <table:table-cell table:formula="of:=MOD(280.46646+[.G34]*(36000.76983+[.G34]*0.0003032);360)" office:value-type="float" office:value="321.40364830858" calcext:value-type="float">
            <text:p>321.40364830858</text:p>
          </table:table-cell>
          <table:table-cell table:formula="of:=357.52911+[.G34]*(35999.05029-0.0001537*[.G34])" office:value-type="float" office:value="9038.05163564499" calcext:value-type="float">
            <text:p>9038.05163564499</text:p>
          </table:table-cell>
          <table:table-cell table:formula="of:=0.016708634-[.G34]*(0.000042037+0.0000001267*[.G34])" office:value-type="float" office:value="0.0166984901677278" calcext:value-type="float">
            <text:p>0.0166984901677278</text:p>
          </table:table-cell>
          <table:table-cell table:formula="of:=SIN(RADIANS([.J34]))*(1.914602-[.G34]*(0.004817+0.000014*[.G34]))+SIN(RADIANS(2*[.J34]))*(0.019993-0.000101*[.G34])+SIN(RADIANS(3*[.J34]))*0.000289" office:value-type="float" office:value="1.19903732185967" calcext:value-type="float">
            <text:p>1.19903732185967</text:p>
          </table:table-cell>
          <table:table-cell table:formula="of:=[.I34]+[.L34]" office:value-type="float" office:value="322.60268563044" calcext:value-type="float">
            <text:p>322.60268563044</text:p>
          </table:table-cell>
          <table:table-cell table:formula="of:=[.J34]+[.L34]" office:value-type="float" office:value="9039.25067296685" calcext:value-type="float">
            <text:p>9039.25067296685</text:p>
          </table:table-cell>
          <table:table-cell table:formula="of:=(1.000001018*(1-[.K34]*[.K34]))/(1+[.K34]*COS(RADIANS([.N34])))" office:value-type="float" office:value="0.986959738734837" calcext:value-type="float">
            <text:p>0.986959738734837</text:p>
          </table:table-cell>
          <table:table-cell table:formula="of:=[.M34]-0.00569-0.00478*SIN(RADIANS(125.04-1934.136*[.G34]))" office:value-type="float" office:value="322.595466424233" calcext:value-type="float">
            <text:p>322.595466424233</text:p>
          </table:table-cell>
          <table:table-cell table:formula="of:=23+(26+((21.448-[.G34]*(46.815+[.G34]*(0.00059-[.G34]*0.001813))))/60)/60" office:value-type="float" office:value="23.4361553880922" calcext:value-type="float">
            <text:p>23.4361553880922</text:p>
          </table:table-cell>
          <table:table-cell table:formula="of:=[.Q34]+0.00256*COS(RADIANS(125.04-1934.136*[.G34]))" office:value-type="float" office:value="23.4385808482252" calcext:value-type="float">
            <text:p>23.4385808482252</text:p>
          </table:table-cell>
          <table:table-cell table:formula="of:=DEGREES(ATAN2(COS(RADIANS([.P34]));COS(RADIANS([.R34]))*SIN(RADIANS([.P34]))))" office:value-type="float" office:value="-35.0529933366796" calcext:value-type="float">
            <text:p>-35.0529933366796</text:p>
          </table:table-cell>
          <table:table-cell table:formula="of:=DEGREES(ASIN(SIN(RADIANS([.R34]))*SIN(RADIANS([.P34]))))" office:value-type="float" office:value="-13.9820751122618" calcext:value-type="float">
            <text:p>-13.9820751122618</text:p>
          </table:table-cell>
          <table:table-cell table:formula="of:=TAN(RADIANS([.R34]/2))*TAN(RADIANS([.R34]/2))" office:value-type="float" office:value="0.0430318470408936" calcext:value-type="float">
            <text:p>0.0430318470408936</text:p>
          </table:table-cell>
          <table:table-cell table:formula="of:=4*DEGREES([.U34]*SIN(2*RADIANS([.I34]))-2*[.K34]*SIN(RADIANS([.J34]))+4*[.K34]*[.U34]*SIN(RADIANS([.J34]))*COS(2*RADIANS([.I34]))-0.5*[.U34]*[.U34]*SIN(4*RADIANS([.I34]))-1.25*[.K34]*[.K34]*SIN(2*RADIANS([.J34])))" office:value-type="float" office:value="-14.2303390001947" calcext:value-type="float">
            <text:p>-14.2303390001947</text:p>
          </table:table-cell>
          <table:table-cell table:formula="of:=DEGREES(ACOS(COS(RADIANS(90.833))/(COS(RADIANS([.$B$3]))*COS(RADIANS([.T34])))-TAN(RADIANS([.$B$3]))*TAN(RADIANS([.T34]))))" office:value-type="float" office:value="87.9560747496132" calcext:value-type="float">
            <text:p>87.9560747496132</text:p>
          </table:table-cell>
          <table:table-cell table:style-name="ce22" table:formula="of:=(720-4*[.$B$4]-[.V34]+[.$B$5]*60)/1440" office:value-type="time" office:time-value="PT12H14M29.201220012S" calcext:value-type="time">
            <text:p>12:14:29</text:p>
          </table:table-cell>
          <table:table-cell table:style-name="ce8" table:formula="of:=[.X34]-[.W34]*4/1440" office:value-type="time" office:time-value="PT06H22M39.743280105S" calcext:value-type="time">
            <text:p>6:22:39</text:p>
          </table:table-cell>
          <table:table-cell table:style-name="ce8" table:formula="of:=[.X34]+[.W34]*4/1440" office:value-type="time" office:time-value="PT18H06M18.659159919S" calcext:value-type="time">
            <text:p>18:06:18</text:p>
          </table:table-cell>
          <table:table-cell table:style-name="ce11" table:formula="of:=8*[.W34]" office:value-type="float" office:value="703.648597996905" calcext:value-type="float">
            <text:p>703.648597996905</text:p>
          </table:table-cell>
          <table:table-cell table:formula="of:=MOD([.E34]*1440+[.V34]+4*[.$B$4]-60*[.$B$5];1440)" office:value-type="float" office:value="183.513312999805" calcext:value-type="float">
            <text:p>183.513312999805</text:p>
          </table:table-cell>
          <table:table-cell table:formula="of:=IF([.AB34]/4&lt;0;[.AB34]/4+180;[.AB34]/4-180)" office:value-type="float" office:value="-134.121671750049" calcext:value-type="float">
            <text:p>-134.121671750049</text:p>
          </table:table-cell>
          <table:table-cell table:formula="of:=DEGREES(ACOS(SIN(RADIANS([.$B$3]))*SIN(RADIANS([.T34]))+COS(RADIANS([.$B$3]))*COS(RADIANS([.T34]))*COS(RADIANS([.AC34]))))" office:value-type="float" office:value="135.258001478186" calcext:value-type="float">
            <text:p>135.258001478186</text:p>
          </table:table-cell>
          <table:table-cell table:formula="of:=90-[.AD34]" office:value-type="float" office:value="-45.2580014781863" calcext:value-type="float">
            <text:p>-45.2580014781863</text:p>
          </table:table-cell>
          <table:table-cell table:formula="of:=IF([.AE34]&gt;85;0;IF([.AE34]&gt;5;58.1/TAN(RADIANS([.AE34]))-0.07/POWER(TAN(RADIANS([.AE34]));3)+0.000086/POWER(TAN(RADIANS([.AE34]));5);IF([.AE34]&gt;-0.575;1735+[.AE34]*(-518.2+[.AE34]*(103.4+[.AE34]*(-12.79+[.AE34]*0.711)));-20.772/TAN(RADIANS([.AE34])))))/3600" office:value-type="float" office:value="0.00571826826247467" calcext:value-type="float">
            <text:p>0.00571826826247467</text:p>
          </table:table-cell>
          <table:table-cell table:formula="of:=[.AE34]+[.AF34]" office:value-type="float" office:value="-45.2522832099238" calcext:value-type="float">
            <text:p>-45.2522832099238</text:p>
          </table:table-cell>
          <table:table-cell table:formula="of:=IF([.AC34]&gt;0;MOD(DEGREES(ACOS(((SIN(RADIANS([.$B$3]))*COS(RADIANS([.AD34])))-SIN(RADIANS([.T34])))/(COS(RADIANS([.$B$3]))*SIN(RADIANS([.AD34])))))+180;360);MOD(540-DEGREES(ACOS(((SIN(RADIANS([.$B$3]))*COS(RADIANS([.AD34])))-SIN(RADIANS([.T34])))/(COS(RADIANS([.$B$3]))*SIN(RADIANS([.AD34])))));360))" office:value-type="float" office:value="98.2711142013368" calcext:value-type="float">
            <text:p>98.2711142013368</text:p>
          </table:table-cell>
          <table:table-cell table:number-columns-repeated="990"/>
        </table:table-row>
        <table:table-row table:style-name="ro2">
          <table:table-cell>
            <draw:frame table:end-cell-address="Calculations.C49" table:end-x="1.1756in" table:end-y="0.0031in" draw:z-index="1" draw:style-name="gr1" draw:text-style-name="P1" svg:width="3.3819in" svg:height="2.5996in" svg:x="0.0315in" svg:y="0.0866in">
              <draw:object draw:notify-on-update-of-ranges="Calculations.E2:Calculations.E241 Calculations.AG1:Calculations.AG1 Calculations.AG2:Calculations.AG24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34]+0.1/24" office:value-type="time" office:time-value="PT03H24M00S" calcext:value-type="time">
            <text:p>3:24:00</text:p>
          </table:table-cell>
          <table:table-cell table:style-name="ce9" table:formula="of:=[.D35]+2415018.5+[.E35]-[.$B$5]/24" office:value-type="float" office:value="2460352.35" calcext:value-type="float">
            <text:p>2460352.35</text:p>
          </table:table-cell>
          <table:table-cell table:style-name="ce10" table:formula="of:=([.F35]-2451545)/36525" office:value-type="float" office:value="0.241132101300482" calcext:value-type="float">
            <text:p>0.24113210</text:p>
          </table:table-cell>
          <table:table-cell/>
          <table:table-cell table:formula="of:=MOD(280.46646+[.G35]*(36000.76983+[.G35]*0.0003032);360)" office:value-type="float" office:value="321.407755172353" calcext:value-type="float">
            <text:p>321.407755172353</text:p>
          </table:table-cell>
          <table:table-cell table:formula="of:=357.52911+[.G35]*(35999.05029-0.0001537*[.G35])" office:value-type="float" office:value="9038.05574231258" calcext:value-type="float">
            <text:p>9038.05574231258</text:p>
          </table:table-cell>
          <table:table-cell table:formula="of:=0.016708634-[.G35]*(0.000042037+0.0000001267*[.G35])" office:value-type="float" office:value="0.0166984901629254" calcext:value-type="float">
            <text:p>0.0166984901629254</text:p>
          </table:table-cell>
          <table:table-cell table:formula="of:=SIN(RADIANS([.J35]))*(1.914602-[.G35]*(0.004817+0.000014*[.G35]))+SIN(RADIANS(2*[.J35]))*(0.019993-0.000101*[.G35])+SIN(RADIANS(3*[.J35]))*0.000289" office:value-type="float" office:value="1.19914597636203" calcext:value-type="float">
            <text:p>1.19914597636203</text:p>
          </table:table-cell>
          <table:table-cell table:formula="of:=[.I35]+[.L35]" office:value-type="float" office:value="322.606901148715" calcext:value-type="float">
            <text:p>322.606901148715</text:p>
          </table:table-cell>
          <table:table-cell table:formula="of:=[.J35]+[.L35]" office:value-type="float" office:value="9039.25488828894" calcext:value-type="float">
            <text:p>9039.25488828894</text:p>
          </table:table-cell>
          <table:table-cell table:formula="of:=(1.000001018*(1-[.K35]*[.K35]))/(1+[.K35]*COS(RADIANS([.N35])))" office:value-type="float" office:value="0.986960496151182" calcext:value-type="float">
            <text:p>0.986960496151182</text:p>
          </table:table-cell>
          <table:table-cell table:formula="of:=[.M35]-0.00569-0.00478*SIN(RADIANS(125.04-1934.136*[.G35]))" office:value-type="float" office:value="322.599681959948" calcext:value-type="float">
            <text:p>322.599681959948</text:p>
          </table:table-cell>
          <table:table-cell table:formula="of:=23+(26+((21.448-[.G35]*(46.815+[.G35]*(0.00059-[.G35]*0.001813))))/60)/60" office:value-type="float" office:value="23.4361553866088" calcext:value-type="float">
            <text:p>23.4361553866088</text:p>
          </table:table-cell>
          <table:table-cell table:formula="of:=[.Q35]+0.00256*COS(RADIANS(125.04-1934.136*[.G35]))" office:value-type="float" office:value="23.4385808498956" calcext:value-type="float">
            <text:p>23.4385808498956</text:p>
          </table:table-cell>
          <table:table-cell table:formula="of:=DEGREES(ATAN2(COS(RADIANS([.P35]));COS(RADIANS([.R35]))*SIN(RADIANS([.P35]))))" office:value-type="float" office:value="-35.0488858686563" calcext:value-type="float">
            <text:p>-35.0488858686563</text:p>
          </table:table-cell>
          <table:table-cell table:formula="of:=DEGREES(ASIN(SIN(RADIANS([.R35]))*SIN(RADIANS([.P35]))))" office:value-type="float" office:value="-13.9807024180812" calcext:value-type="float">
            <text:p>-13.9807024180812</text:p>
          </table:table-cell>
          <table:table-cell table:formula="of:=TAN(RADIANS([.R35]/2))*TAN(RADIANS([.R35]/2))" office:value-type="float" office:value="0.0430318470472015" calcext:value-type="float">
            <text:p>0.0430318470472015</text:p>
          </table:table-cell>
          <table:table-cell table:formula="of:=4*DEGREES([.U35]*SIN(2*RADIANS([.I35]))-2*[.K35]*SIN(RADIANS([.J35]))+4*[.K35]*[.U35]*SIN(RADIANS([.J35]))*COS(2*RADIANS([.I35]))-0.5*[.U35]*[.U35]*SIN(4*RADIANS([.I35]))-1.25*[.K35]*[.K35]*SIN(2*RADIANS([.J35])))" office:value-type="float" office:value="-14.2303403754721" calcext:value-type="float">
            <text:p>-14.2303403754721</text:p>
          </table:table-cell>
          <table:table-cell table:formula="of:=DEGREES(ACOS(COS(RADIANS(90.833))/(COS(RADIANS([.$B$3]))*COS(RADIANS([.T35])))-TAN(RADIANS([.$B$3]))*TAN(RADIANS([.T35]))))" office:value-type="float" office:value="87.956368053465" calcext:value-type="float">
            <text:p>87.956368053465</text:p>
          </table:table-cell>
          <table:table-cell table:style-name="ce22" table:formula="of:=(720-4*[.$B$4]-[.V35]+[.$B$5]*60)/1440" office:value-type="time" office:time-value="PT12H14M29.201302528S" calcext:value-type="time">
            <text:p>12:14:29</text:p>
          </table:table-cell>
          <table:table-cell table:style-name="ce8" table:formula="of:=[.X35]-[.W35]*4/1440" office:value-type="time" office:time-value="PT06H22M39.672969697S" calcext:value-type="time">
            <text:p>6:22:39</text:p>
          </table:table-cell>
          <table:table-cell table:style-name="ce8" table:formula="of:=[.X35]+[.W35]*4/1440" office:value-type="time" office:time-value="PT18H06M18.72963536S" calcext:value-type="time">
            <text:p>18:06:18</text:p>
          </table:table-cell>
          <table:table-cell table:style-name="ce11" table:formula="of:=8*[.W35]" office:value-type="float" office:value="703.65094442772" calcext:value-type="float">
            <text:p>703.65094442772</text:p>
          </table:table-cell>
          <table:table-cell table:formula="of:=MOD([.E35]*1440+[.V35]+4*[.$B$4]-60*[.$B$5];1440)" office:value-type="float" office:value="189.513311624528" calcext:value-type="float">
            <text:p>189.513311624528</text:p>
          </table:table-cell>
          <table:table-cell table:formula="of:=IF([.AB35]/4&lt;0;[.AB35]/4+180;[.AB35]/4-180)" office:value-type="float" office:value="-132.621672093868" calcext:value-type="float">
            <text:p>-132.621672093868</text:p>
          </table:table-cell>
          <table:table-cell table:formula="of:=DEGREES(ACOS(SIN(RADIANS([.$B$3]))*SIN(RADIANS([.T35]))+COS(RADIANS([.$B$3]))*COS(RADIANS([.T35]))*COS(RADIANS([.AC35]))))" office:value-type="float" office:value="133.803848391315" calcext:value-type="float">
            <text:p>133.803848391315</text:p>
          </table:table-cell>
          <table:table-cell table:formula="of:=90-[.AD35]" office:value-type="float" office:value="-43.803848391315" calcext:value-type="float">
            <text:p>-43.803848391315</text:p>
          </table:table-cell>
          <table:table-cell table:formula="of:=IF([.AE35]&gt;85;0;IF([.AE35]&gt;5;58.1/TAN(RADIANS([.AE35]))-0.07/POWER(TAN(RADIANS([.AE35]));3)+0.000086/POWER(TAN(RADIANS([.AE35]));5);IF([.AE35]&gt;-0.575;1735+[.AE35]*(-518.2+[.AE35]*(103.4+[.AE35]*(-12.79+[.AE35]*0.711)));-20.772/TAN(RADIANS([.AE35])))))/3600" office:value-type="float" office:value="0.00601609143746702" calcext:value-type="float">
            <text:p>0.00601609143746702</text:p>
          </table:table-cell>
          <table:table-cell table:formula="of:=[.AE35]+[.AF35]" office:value-type="float" office:value="-43.7978322998775" calcext:value-type="float">
            <text:p>-43.7978322998775</text:p>
          </table:table-cell>
          <table:table-cell table:formula="of:=IF([.AC35]&gt;0;MOD(DEGREES(ACOS(((SIN(RADIANS([.$B$3]))*COS(RADIANS([.AD35])))-SIN(RADIANS([.T35])))/(COS(RADIANS([.$B$3]))*SIN(RADIANS([.AD35])))))+180;360);MOD(540-DEGREES(ACOS(((SIN(RADIANS([.$B$3]))*COS(RADIANS([.AD35])))-SIN(RADIANS([.T35])))/(COS(RADIANS([.$B$3]))*SIN(RADIANS([.AD35])))));360))" office:value-type="float" office:value="98.3608530546584" calcext:value-type="float">
            <text:p>98.360853054658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35]+0.1/24" office:value-type="time" office:time-value="PT03H30M00S" calcext:value-type="time">
            <text:p>3:30:00</text:p>
          </table:table-cell>
          <table:table-cell table:style-name="ce9" table:formula="of:=[.D36]+2415018.5+[.E36]-[.$B$5]/24" office:value-type="float" office:value="2460352.35416667" calcext:value-type="float">
            <text:p>2460352.35</text:p>
          </table:table-cell>
          <table:table-cell table:style-name="ce10" table:formula="of:=([.F36]-2451545)/36525" office:value-type="float" office:value="0.241132215377604" calcext:value-type="float">
            <text:p>0.24113222</text:p>
          </table:table-cell>
          <table:table-cell/>
          <table:table-cell table:formula="of:=MOD(280.46646+[.G36]*(36000.76983+[.G36]*0.0003032);360)" office:value-type="float" office:value="321.411862036586" calcext:value-type="float">
            <text:p>321.411862036586</text:p>
          </table:table-cell>
          <table:table-cell table:formula="of:=357.52911+[.G36]*(35999.05029-0.0001537*[.G36])" office:value-type="float" office:value="9038.05984898062" calcext:value-type="float">
            <text:p>9038.05984898062</text:p>
          </table:table-cell>
          <table:table-cell table:formula="of:=0.016708634-[.G36]*(0.000042037+0.0000001267*[.G36])" office:value-type="float" office:value="0.0166984901581229" calcext:value-type="float">
            <text:p>0.0166984901581229</text:p>
          </table:table-cell>
          <table:table-cell table:formula="of:=SIN(RADIANS([.J36]))*(1.914602-[.G36]*(0.004817+0.000014*[.G36]))+SIN(RADIANS(2*[.J36]))*(0.019993-0.000101*[.G36])+SIN(RADIANS(3*[.J36]))*0.000289" office:value-type="float" office:value="1.19925462440645" calcext:value-type="float">
            <text:p>1.19925462440645</text:p>
          </table:table-cell>
          <table:table-cell table:formula="of:=[.I36]+[.L36]" office:value-type="float" office:value="322.611116660993" calcext:value-type="float">
            <text:p>322.611116660993</text:p>
          </table:table-cell>
          <table:table-cell table:formula="of:=[.J36]+[.L36]" office:value-type="float" office:value="9039.25910360503" calcext:value-type="float">
            <text:p>9039.25910360503</text:p>
          </table:table-cell>
          <table:table-cell table:formula="of:=(1.000001018*(1-[.K36]*[.K36]))/(1+[.K36]*COS(RADIANS([.N36])))" office:value-type="float" office:value="0.986961253635805" calcext:value-type="float">
            <text:p>0.986961253635805</text:p>
          </table:table-cell>
          <table:table-cell table:formula="of:=[.M36]-0.00569-0.00478*SIN(RADIANS(125.04-1934.136*[.G36]))" office:value-type="float" office:value="322.603897489665" calcext:value-type="float">
            <text:p>322.603897489665</text:p>
          </table:table-cell>
          <table:table-cell table:formula="of:=23+(26+((21.448-[.G36]*(46.815+[.G36]*(0.00059-[.G36]*0.001813))))/60)/60" office:value-type="float" office:value="23.4361553851253" calcext:value-type="float">
            <text:p>23.4361553851253</text:p>
          </table:table-cell>
          <table:table-cell table:formula="of:=[.Q36]+0.00256*COS(RADIANS(125.04-1934.136*[.G36]))" office:value-type="float" office:value="23.4385808515659" calcext:value-type="float">
            <text:p>23.4385808515659</text:p>
          </table:table-cell>
          <table:table-cell table:formula="of:=DEGREES(ATAN2(COS(RADIANS([.P36]));COS(RADIANS([.R36]))*SIN(RADIANS([.P36]))))" office:value-type="float" office:value="-35.0447784554786" calcext:value-type="float">
            <text:p>-35.0447784554786</text:p>
          </table:table-cell>
          <table:table-cell table:formula="of:=DEGREES(ASIN(SIN(RADIANS([.R36]))*SIN(RADIANS([.P36]))))" office:value-type="float" office:value="-13.9793296568217" calcext:value-type="float">
            <text:p>-13.9793296568217</text:p>
          </table:table-cell>
          <table:table-cell table:formula="of:=TAN(RADIANS([.R36]/2))*TAN(RADIANS([.R36]/2))" office:value-type="float" office:value="0.0430318470535091" calcext:value-type="float">
            <text:p>0.0430318470535091</text:p>
          </table:table-cell>
          <table:table-cell table:formula="of:=4*DEGREES([.U36]*SIN(2*RADIANS([.I36]))-2*[.K36]*SIN(RADIANS([.J36]))+4*[.K36]*[.U36]*SIN(RADIANS([.J36]))*COS(2*RADIANS([.I36]))-0.5*[.U36]*[.U36]*SIN(4*RADIANS([.I36]))-1.25*[.K36]*[.K36]*SIN(2*RADIANS([.J36])))" office:value-type="float" office:value="-14.2303415267525" calcext:value-type="float">
            <text:p>-14.2303415267525</text:p>
          </table:table-cell>
          <table:table-cell table:formula="of:=DEGREES(ACOS(COS(RADIANS(90.833))/(COS(RADIANS([.$B$3]))*COS(RADIANS([.T36])))-TAN(RADIANS([.$B$3]))*TAN(RADIANS([.T36]))))" office:value-type="float" office:value="87.9566613686001" calcext:value-type="float">
            <text:p>87.9566613686001</text:p>
          </table:table-cell>
          <table:table-cell table:style-name="ce22" table:formula="of:=(720-4*[.$B$4]-[.V36]+[.$B$5]*60)/1440" office:value-type="time" office:time-value="PT12H14M29.201371605S" calcext:value-type="time">
            <text:p>12:14:29</text:p>
          </table:table-cell>
          <table:table-cell table:style-name="ce8" table:formula="of:=[.X36]-[.W36]*4/1440" office:value-type="time" office:time-value="PT06H22M39.602643141S" calcext:value-type="time">
            <text:p>6:22:39</text:p>
          </table:table-cell>
          <table:table-cell table:style-name="ce8" table:formula="of:=[.X36]+[.W36]*4/1440" office:value-type="time" office:time-value="PT18H06M18.800100069S" calcext:value-type="time">
            <text:p>18:06:18</text:p>
          </table:table-cell>
          <table:table-cell table:style-name="ce11" table:formula="of:=8*[.W36]" office:value-type="float" office:value="703.653290948801" calcext:value-type="float">
            <text:p>703.653290948801</text:p>
          </table:table-cell>
          <table:table-cell table:formula="of:=MOD([.E36]*1440+[.V36]+4*[.$B$4]-60*[.$B$5];1440)" office:value-type="float" office:value="195.513310473247" calcext:value-type="float">
            <text:p>195.513310473247</text:p>
          </table:table-cell>
          <table:table-cell table:formula="of:=IF([.AB36]/4&lt;0;[.AB36]/4+180;[.AB36]/4-180)" office:value-type="float" office:value="-131.121672381688" calcext:value-type="float">
            <text:p>-131.121672381688</text:p>
          </table:table-cell>
          <table:table-cell table:formula="of:=DEGREES(ACOS(SIN(RADIANS([.$B$3]))*SIN(RADIANS([.T36]))+COS(RADIANS([.$B$3]))*COS(RADIANS([.T36]))*COS(RADIANS([.AC36]))))" office:value-type="float" office:value="132.350038288662" calcext:value-type="float">
            <text:p>132.350038288662</text:p>
          </table:table-cell>
          <table:table-cell table:formula="of:=90-[.AD36]" office:value-type="float" office:value="-42.3500382886623" calcext:value-type="float">
            <text:p>-42.3500382886623</text:p>
          </table:table-cell>
          <table:table-cell table:formula="of:=IF([.AE36]&gt;85;0;IF([.AE36]&gt;5;58.1/TAN(RADIANS([.AE36]))-0.07/POWER(TAN(RADIANS([.AE36]));3)+0.000086/POWER(TAN(RADIANS([.AE36]));5);IF([.AE36]&gt;-0.575;1735+[.AE36]*(-518.2+[.AE36]*(103.4+[.AE36]*(-12.79+[.AE36]*0.711)));-20.772/TAN(RADIANS([.AE36])))))/3600" office:value-type="float" office:value="0.00633003262929717" calcext:value-type="float">
            <text:p>0.00633003262929717</text:p>
          </table:table-cell>
          <table:table-cell table:formula="of:=[.AE36]+[.AF36]" office:value-type="float" office:value="-42.343708256033" calcext:value-type="float">
            <text:p>-42.343708256033</text:p>
          </table:table-cell>
          <table:table-cell table:formula="of:=IF([.AC36]&gt;0;MOD(DEGREES(ACOS(((SIN(RADIANS([.$B$3]))*COS(RADIANS([.AD36])))-SIN(RADIANS([.T36])))/(COS(RADIANS([.$B$3]))*SIN(RADIANS([.AD36])))))+180;360);MOD(540-DEGREES(ACOS(((SIN(RADIANS([.$B$3]))*COS(RADIANS([.AD36])))-SIN(RADIANS([.T36])))/(COS(RADIANS([.$B$3]))*SIN(RADIANS([.AD36])))));360))" office:value-type="float" office:value="98.4587699387456" calcext:value-type="float">
            <text:p>98.45876993874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36]+0.1/24" office:value-type="time" office:time-value="PT03H36M00S" calcext:value-type="time">
            <text:p>3:36:00</text:p>
          </table:table-cell>
          <table:table-cell table:style-name="ce9" table:formula="of:=[.D37]+2415018.5+[.E37]-[.$B$5]/24" office:value-type="float" office:value="2460352.35833333" calcext:value-type="float">
            <text:p>2460352.36</text:p>
          </table:table-cell>
          <table:table-cell table:style-name="ce10" table:formula="of:=([.F37]-2451545)/36525" office:value-type="float" office:value="0.241132329454713" calcext:value-type="float">
            <text:p>0.24113233</text:p>
          </table:table-cell>
          <table:table-cell/>
          <table:table-cell table:formula="of:=MOD(280.46646+[.G37]*(36000.76983+[.G37]*0.0003032);360)" office:value-type="float" office:value="321.415968900357" calcext:value-type="float">
            <text:p>321.415968900357</text:p>
          </table:table-cell>
          <table:table-cell table:formula="of:=357.52911+[.G37]*(35999.05029-0.0001537*[.G37])" office:value-type="float" office:value="9038.06395564821" calcext:value-type="float">
            <text:p>9038.06395564821</text:p>
          </table:table-cell>
          <table:table-cell table:formula="of:=0.016708634-[.G37]*(0.000042037+0.0000001267*[.G37])" office:value-type="float" office:value="0.0166984901533205" calcext:value-type="float">
            <text:p>0.0166984901533205</text:p>
          </table:table-cell>
          <table:table-cell table:formula="of:=SIN(RADIANS([.J37]))*(1.914602-[.G37]*(0.004817+0.000014*[.G37]))+SIN(RADIANS(2*[.J37]))*(0.019993-0.000101*[.G37])+SIN(RADIANS(3*[.J37]))*0.000289" office:value-type="float" office:value="1.19936326596813" calcext:value-type="float">
            <text:p>1.19936326596813</text:p>
          </table:table-cell>
          <table:table-cell table:formula="of:=[.I37]+[.L37]" office:value-type="float" office:value="322.615332166325" calcext:value-type="float">
            <text:p>322.615332166325</text:p>
          </table:table-cell>
          <table:table-cell table:formula="of:=[.J37]+[.L37]" office:value-type="float" office:value="9039.26331891418" calcext:value-type="float">
            <text:p>9039.26331891418</text:p>
          </table:table-cell>
          <table:table-cell table:formula="of:=(1.000001018*(1-[.K37]*[.K37]))/(1+[.K37]*COS(RADIANS([.N37])))" office:value-type="float" office:value="0.986962011188532" calcext:value-type="float">
            <text:p>0.986962011188532</text:p>
          </table:table-cell>
          <table:table-cell table:formula="of:=[.M37]-0.00569-0.00478*SIN(RADIANS(125.04-1934.136*[.G37]))" office:value-type="float" office:value="322.608113012438" calcext:value-type="float">
            <text:p>322.608113012438</text:p>
          </table:table-cell>
          <table:table-cell table:formula="of:=23+(26+((21.448-[.G37]*(46.815+[.G37]*(0.00059-[.G37]*0.001813))))/60)/60" office:value-type="float" office:value="23.4361553836418" calcext:value-type="float">
            <text:p>23.4361553836418</text:p>
          </table:table-cell>
          <table:table-cell table:formula="of:=[.Q37]+0.00256*COS(RADIANS(125.04-1934.136*[.G37]))" office:value-type="float" office:value="23.4385808532362" calcext:value-type="float">
            <text:p>23.4385808532362</text:p>
          </table:table-cell>
          <table:table-cell table:formula="of:=DEGREES(ATAN2(COS(RADIANS([.P37]));COS(RADIANS([.R37]))*SIN(RADIANS([.P37]))))" office:value-type="float" office:value="-35.040671098066" calcext:value-type="float">
            <text:p>-35.040671098066</text:p>
          </table:table-cell>
          <table:table-cell table:formula="of:=DEGREES(ASIN(SIN(RADIANS([.R37]))*SIN(RADIANS([.P37]))))" office:value-type="float" office:value="-13.9779568288" calcext:value-type="float">
            <text:p>-13.9779568288</text:p>
          </table:table-cell>
          <table:table-cell table:formula="of:=TAN(RADIANS([.R37]/2))*TAN(RADIANS([.R37]/2))" office:value-type="float" office:value="0.0430318470598167" calcext:value-type="float">
            <text:p>0.0430318470598167</text:p>
          </table:table-cell>
          <table:table-cell table:formula="of:=4*DEGREES([.U37]*SIN(2*RADIANS([.I37]))-2*[.K37]*SIN(RADIANS([.J37]))+4*[.K37]*[.U37]*SIN(RADIANS([.J37]))*COS(2*RADIANS([.I37]))-0.5*[.U37]*[.U37]*SIN(4*RADIANS([.I37]))-1.25*[.K37]*[.K37]*SIN(2*RADIANS([.J37])))" office:value-type="float" office:value="-14.2303424540478" calcext:value-type="float">
            <text:p>-14.2303424540478</text:p>
          </table:table-cell>
          <table:table-cell table:formula="of:=DEGREES(ACOS(COS(RADIANS(90.833))/(COS(RADIANS([.$B$3]))*COS(RADIANS([.T37])))-TAN(RADIANS([.$B$3]))*TAN(RADIANS([.T37]))))" office:value-type="float" office:value="87.9569546949507" calcext:value-type="float">
            <text:p>87.9569546949507</text:p>
          </table:table-cell>
          <table:table-cell table:style-name="ce22" table:formula="of:=(720-4*[.$B$4]-[.V37]+[.$B$5]*60)/1440" office:value-type="time" office:time-value="PT12H14M29.201427243S" calcext:value-type="time">
            <text:p>12:14:29</text:p>
          </table:table-cell>
          <table:table-cell table:style-name="ce8" table:formula="of:=[.X37]-[.W37]*4/1440" office:value-type="time" office:time-value="PT06H22M39.532300455S" calcext:value-type="time">
            <text:p>6:22:39</text:p>
          </table:table-cell>
          <table:table-cell table:style-name="ce8" table:formula="of:=[.X37]+[.W37]*4/1440" office:value-type="time" office:time-value="PT18H06M18.870554031S" calcext:value-type="time">
            <text:p>18:06:18</text:p>
          </table:table-cell>
          <table:table-cell table:style-name="ce11" table:formula="of:=8*[.W37]" office:value-type="float" office:value="703.655637559605" calcext:value-type="float">
            <text:p>703.655637559605</text:p>
          </table:table-cell>
          <table:table-cell table:formula="of:=MOD([.E37]*1440+[.V37]+4*[.$B$4]-60*[.$B$5];1440)" office:value-type="float" office:value="201.513309545952" calcext:value-type="float">
            <text:p>201.513309545952</text:p>
          </table:table-cell>
          <table:table-cell table:formula="of:=IF([.AB37]/4&lt;0;[.AB37]/4+180;[.AB37]/4-180)" office:value-type="float" office:value="-129.621672613512" calcext:value-type="float">
            <text:p>-129.621672613512</text:p>
          </table:table-cell>
          <table:table-cell table:formula="of:=DEGREES(ACOS(SIN(RADIANS([.$B$3]))*SIN(RADIANS([.T37]))+COS(RADIANS([.$B$3]))*COS(RADIANS([.T37]))*COS(RADIANS([.AC37]))))" office:value-type="float" office:value="130.896605326391" calcext:value-type="float">
            <text:p>130.896605326391</text:p>
          </table:table-cell>
          <table:table-cell table:formula="of:=90-[.AD37]" office:value-type="float" office:value="-40.8966053263906" calcext:value-type="float">
            <text:p>-40.8966053263906</text:p>
          </table:table-cell>
          <table:table-cell table:formula="of:=IF([.AE37]&gt;85;0;IF([.AE37]&gt;5;58.1/TAN(RADIANS([.AE37]))-0.07/POWER(TAN(RADIANS([.AE37]));3)+0.000086/POWER(TAN(RADIANS([.AE37]));5);IF([.AE37]&gt;-0.575;1735+[.AE37]*(-518.2+[.AE37]*(103.4+[.AE37]*(-12.79+[.AE37]*0.711)));-20.772/TAN(RADIANS([.AE37])))))/3600" office:value-type="float" office:value="0.00666186771194025" calcext:value-type="float">
            <text:p>0.00666186771194025</text:p>
          </table:table-cell>
          <table:table-cell table:formula="of:=[.AE37]+[.AF37]" office:value-type="float" office:value="-40.8899434586786" calcext:value-type="float">
            <text:p>-40.8899434586786</text:p>
          </table:table-cell>
          <table:table-cell table:formula="of:=IF([.AC37]&gt;0;MOD(DEGREES(ACOS(((SIN(RADIANS([.$B$3]))*COS(RADIANS([.AD37])))-SIN(RADIANS([.T37])))/(COS(RADIANS([.$B$3]))*SIN(RADIANS([.AD37])))))+180;360);MOD(540-DEGREES(ACOS(((SIN(RADIANS([.$B$3]))*COS(RADIANS([.AD37])))-SIN(RADIANS([.T37])))/(COS(RADIANS([.$B$3]))*SIN(RADIANS([.AD37])))));360))" office:value-type="float" office:value="98.5644213236299" calcext:value-type="float">
            <text:p>98.564421323629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37]+0.1/24" office:value-type="time" office:time-value="PT03H42M00S" calcext:value-type="time">
            <text:p>3:42:00</text:p>
          </table:table-cell>
          <table:table-cell table:style-name="ce9" table:formula="of:=[.D38]+2415018.5+[.E38]-[.$B$5]/24" office:value-type="float" office:value="2460352.3625" calcext:value-type="float">
            <text:p>2460352.36</text:p>
          </table:table-cell>
          <table:table-cell table:style-name="ce10" table:formula="of:=([.F38]-2451545)/36525" office:value-type="float" office:value="0.241132443531835" calcext:value-type="float">
            <text:p>0.24113244</text:p>
          </table:table-cell>
          <table:table-cell/>
          <table:table-cell table:formula="of:=MOD(280.46646+[.G38]*(36000.76983+[.G38]*0.0003032);360)" office:value-type="float" office:value="321.420075764589" calcext:value-type="float">
            <text:p>321.420075764589</text:p>
          </table:table-cell>
          <table:table-cell table:formula="of:=357.52911+[.G38]*(35999.05029-0.0001537*[.G38])" office:value-type="float" office:value="9038.06806231625" calcext:value-type="float">
            <text:p>9038.06806231625</text:p>
          </table:table-cell>
          <table:table-cell table:formula="of:=0.016708634-[.G38]*(0.000042037+0.0000001267*[.G38])" office:value-type="float" office:value="0.0166984901485181" calcext:value-type="float">
            <text:p>0.0166984901485181</text:p>
          </table:table-cell>
          <table:table-cell table:formula="of:=SIN(RADIANS([.J38]))*(1.914602-[.G38]*(0.004817+0.000014*[.G38]))+SIN(RADIANS(2*[.J38]))*(0.019993-0.000101*[.G38])+SIN(RADIANS(3*[.J38]))*0.000289" office:value-type="float" office:value="1.19947190107086" calcext:value-type="float">
            <text:p>1.19947190107086</text:p>
          </table:table-cell>
          <table:table-cell table:formula="of:=[.I38]+[.L38]" office:value-type="float" office:value="322.619547665659" calcext:value-type="float">
            <text:p>322.619547665659</text:p>
          </table:table-cell>
          <table:table-cell table:formula="of:=[.J38]+[.L38]" office:value-type="float" office:value="9039.26753421733" calcext:value-type="float">
            <text:p>9039.26753421733</text:p>
          </table:table-cell>
          <table:table-cell table:formula="of:=(1.000001018*(1-[.K38]*[.K38]))/(1+[.K38]*COS(RADIANS([.N38])))" office:value-type="float" office:value="0.986962768809529" calcext:value-type="float">
            <text:p>0.986962768809529</text:p>
          </table:table-cell>
          <table:table-cell table:formula="of:=[.M38]-0.00569-0.00478*SIN(RADIANS(125.04-1934.136*[.G38]))" office:value-type="float" office:value="322.612328529212" calcext:value-type="float">
            <text:p>322.612328529212</text:p>
          </table:table-cell>
          <table:table-cell table:formula="of:=23+(26+((21.448-[.G38]*(46.815+[.G38]*(0.00059-[.G38]*0.001813))))/60)/60" office:value-type="float" office:value="23.4361553821583" calcext:value-type="float">
            <text:p>23.4361553821583</text:p>
          </table:table-cell>
          <table:table-cell table:formula="of:=[.Q38]+0.00256*COS(RADIANS(125.04-1934.136*[.G38]))" office:value-type="float" office:value="23.4385808549064" calcext:value-type="float">
            <text:p>23.4385808549064</text:p>
          </table:table-cell>
          <table:table-cell table:formula="of:=DEGREES(ATAN2(COS(RADIANS([.P38]));COS(RADIANS([.R38]))*SIN(RADIANS([.P38]))))" office:value-type="float" office:value="-35.0365637954932" calcext:value-type="float">
            <text:p>-35.0365637954932</text:p>
          </table:table-cell>
          <table:table-cell table:formula="of:=DEGREES(ASIN(SIN(RADIANS([.R38]))*SIN(RADIANS([.P38]))))" office:value-type="float" office:value="-13.9765839337162" calcext:value-type="float">
            <text:p>-13.9765839337162</text:p>
          </table:table-cell>
          <table:table-cell table:formula="of:=TAN(RADIANS([.R38]/2))*TAN(RADIANS([.R38]/2))" office:value-type="float" office:value="0.0430318470661241" calcext:value-type="float">
            <text:p>0.0430318470661241</text:p>
          </table:table-cell>
          <table:table-cell table:formula="of:=4*DEGREES([.U38]*SIN(2*RADIANS([.I38]))-2*[.K38]*SIN(RADIANS([.J38]))+4*[.K38]*[.U38]*SIN(RADIANS([.J38]))*COS(2*RADIANS([.I38]))-0.5*[.U38]*[.U38]*SIN(4*RADIANS([.I38]))-1.25*[.K38]*[.K38]*SIN(2*RADIANS([.J38])))" office:value-type="float" office:value="-14.2303431573691" calcext:value-type="float">
            <text:p>-14.2303431573691</text:p>
          </table:table-cell>
          <table:table-cell table:formula="of:=DEGREES(ACOS(COS(RADIANS(90.833))/(COS(RADIANS([.$B$3]))*COS(RADIANS([.T38])))-TAN(RADIANS([.$B$3]))*TAN(RADIANS([.T38]))))" office:value-type="float" office:value="87.9572480325808" calcext:value-type="float">
            <text:p>87.9572480325808</text:p>
          </table:table-cell>
          <table:table-cell table:style-name="ce22" table:formula="of:=(720-4*[.$B$4]-[.V38]+[.$B$5]*60)/1440" office:value-type="time" office:time-value="PT12H14M29.201469442S" calcext:value-type="time">
            <text:p>12:14:29</text:p>
          </table:table-cell>
          <table:table-cell table:style-name="ce8" table:formula="of:=[.X38]-[.W38]*4/1440" office:value-type="time" office:time-value="PT06H22M39.461941623S" calcext:value-type="time">
            <text:p>6:22:39</text:p>
          </table:table-cell>
          <table:table-cell table:style-name="ce8" table:formula="of:=[.X38]+[.W38]*4/1440" office:value-type="time" office:time-value="PT18H06M18.940997262S" calcext:value-type="time">
            <text:p>18:06:18</text:p>
          </table:table-cell>
          <table:table-cell table:style-name="ce11" table:formula="of:=8*[.W38]" office:value-type="float" office:value="703.657984260646" calcext:value-type="float">
            <text:p>703.657984260646</text:p>
          </table:table-cell>
          <table:table-cell table:formula="of:=MOD([.E38]*1440+[.V38]+4*[.$B$4]-60*[.$B$5];1440)" office:value-type="float" office:value="207.513308842631" calcext:value-type="float">
            <text:p>207.513308842631</text:p>
          </table:table-cell>
          <table:table-cell table:formula="of:=IF([.AB38]/4&lt;0;[.AB38]/4+180;[.AB38]/4-180)" office:value-type="float" office:value="-128.121672789342" calcext:value-type="float">
            <text:p>-128.121672789342</text:p>
          </table:table-cell>
          <table:table-cell table:formula="of:=DEGREES(ACOS(SIN(RADIANS([.$B$3]))*SIN(RADIANS([.T38]))+COS(RADIANS([.$B$3]))*COS(RADIANS([.T38]))*COS(RADIANS([.AC38]))))" office:value-type="float" office:value="129.443583144677" calcext:value-type="float">
            <text:p>129.443583144677</text:p>
          </table:table-cell>
          <table:table-cell table:formula="of:=90-[.AD38]" office:value-type="float" office:value="-39.4435831446773" calcext:value-type="float">
            <text:p>-39.4435831446773</text:p>
          </table:table-cell>
          <table:table-cell table:formula="of:=IF([.AE38]&gt;85;0;IF([.AE38]&gt;5;58.1/TAN(RADIANS([.AE38]))-0.07/POWER(TAN(RADIANS([.AE38]));3)+0.000086/POWER(TAN(RADIANS([.AE38]));5);IF([.AE38]&gt;-0.575;1735+[.AE38]*(-518.2+[.AE38]*(103.4+[.AE38]*(-12.79+[.AE38]*0.711)));-20.772/TAN(RADIANS([.AE38])))))/3600" office:value-type="float" office:value="0.00701362890086451" calcext:value-type="float">
            <text:p>0.00701362890086451</text:p>
          </table:table-cell>
          <table:table-cell table:formula="of:=[.AE38]+[.AF38]" office:value-type="float" office:value="-39.4365695157764" calcext:value-type="float">
            <text:p>-39.4365695157764</text:p>
          </table:table-cell>
          <table:table-cell table:formula="of:=IF([.AC38]&gt;0;MOD(DEGREES(ACOS(((SIN(RADIANS([.$B$3]))*COS(RADIANS([.AD38])))-SIN(RADIANS([.T38])))/(COS(RADIANS([.$B$3]))*SIN(RADIANS([.AD38])))))+180;360);MOD(540-DEGREES(ACOS(((SIN(RADIANS([.$B$3]))*COS(RADIANS([.AD38])))-SIN(RADIANS([.T38])))/(COS(RADIANS([.$B$3]))*SIN(RADIANS([.AD38])))));360))" office:value-type="float" office:value="98.6774295918415" calcext:value-type="float">
            <text:p>98.677429591841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38]+0.1/24" office:value-type="time" office:time-value="PT03H48M00S" calcext:value-type="time">
            <text:p>3:48:00</text:p>
          </table:table-cell>
          <table:table-cell table:style-name="ce9" table:formula="of:=[.D39]+2415018.5+[.E39]-[.$B$5]/24" office:value-type="float" office:value="2460352.36666667" calcext:value-type="float">
            <text:p>2460352.37</text:p>
          </table:table-cell>
          <table:table-cell table:style-name="ce10" table:formula="of:=([.F39]-2451545)/36525" office:value-type="float" office:value="0.241132557608944" calcext:value-type="float">
            <text:p>0.24113256</text:p>
          </table:table-cell>
          <table:table-cell/>
          <table:table-cell table:formula="of:=MOD(280.46646+[.G39]*(36000.76983+[.G39]*0.0003032);360)" office:value-type="float" office:value="321.424182628361" calcext:value-type="float">
            <text:p>321.424182628361</text:p>
          </table:table-cell>
          <table:table-cell table:formula="of:=357.52911+[.G39]*(35999.05029-0.0001537*[.G39])" office:value-type="float" office:value="9038.07216898384" calcext:value-type="float">
            <text:p>9038.07216898384</text:p>
          </table:table-cell>
          <table:table-cell table:formula="of:=0.016708634-[.G39]*(0.000042037+0.0000001267*[.G39])" office:value-type="float" office:value="0.0166984901437157" calcext:value-type="float">
            <text:p>0.0166984901437157</text:p>
          </table:table-cell>
          <table:table-cell table:formula="of:=SIN(RADIANS([.J39]))*(1.914602-[.G39]*(0.004817+0.000014*[.G39]))+SIN(RADIANS(2*[.J39]))*(0.019993-0.000101*[.G39])+SIN(RADIANS(3*[.J39]))*0.000289" office:value-type="float" office:value="1.19958052968968" calcext:value-type="float">
            <text:p>1.19958052968968</text:p>
          </table:table-cell>
          <table:table-cell table:formula="of:=[.I39]+[.L39]" office:value-type="float" office:value="322.623763158051" calcext:value-type="float">
            <text:p>322.623763158051</text:p>
          </table:table-cell>
          <table:table-cell table:formula="of:=[.J39]+[.L39]" office:value-type="float" office:value="9039.27174951353" calcext:value-type="float">
            <text:p>9039.27174951353</text:p>
          </table:table-cell>
          <table:table-cell table:formula="of:=(1.000001018*(1-[.K39]*[.K39]))/(1+[.K39]*COS(RADIANS([.N39])))" office:value-type="float" office:value="0.986963526498622" calcext:value-type="float">
            <text:p>0.986963526498622</text:p>
          </table:table-cell>
          <table:table-cell table:formula="of:=[.M39]-0.00569-0.00478*SIN(RADIANS(125.04-1934.136*[.G39]))" office:value-type="float" office:value="322.616544039044" calcext:value-type="float">
            <text:p>322.616544039044</text:p>
          </table:table-cell>
          <table:table-cell table:formula="of:=23+(26+((21.448-[.G39]*(46.815+[.G39]*(0.00059-[.G39]*0.001813))))/60)/60" office:value-type="float" office:value="23.4361553806748" calcext:value-type="float">
            <text:p>23.4361553806748</text:p>
          </table:table-cell>
          <table:table-cell table:formula="of:=[.Q39]+0.00256*COS(RADIANS(125.04-1934.136*[.G39]))" office:value-type="float" office:value="23.4385808565766" calcext:value-type="float">
            <text:p>23.4385808565766</text:p>
          </table:table-cell>
          <table:table-cell table:formula="of:=DEGREES(ATAN2(COS(RADIANS([.P39]));COS(RADIANS([.R39]))*SIN(RADIANS([.P39]))))" office:value-type="float" office:value="-35.0324565486763" calcext:value-type="float">
            <text:p>-35.0324565486763</text:p>
          </table:table-cell>
          <table:table-cell table:formula="of:=DEGREES(ASIN(SIN(RADIANS([.R39]))*SIN(RADIANS([.P39]))))" office:value-type="float" office:value="-13.9752109718857" calcext:value-type="float">
            <text:p>-13.9752109718857</text:p>
          </table:table-cell>
          <table:table-cell table:formula="of:=TAN(RADIANS([.R39]/2))*TAN(RADIANS([.R39]/2))" office:value-type="float" office:value="0.0430318470724313" calcext:value-type="float">
            <text:p>0.0430318470724313</text:p>
          </table:table-cell>
          <table:table-cell table:formula="of:=4*DEGREES([.U39]*SIN(2*RADIANS([.I39]))-2*[.K39]*SIN(RADIANS([.J39]))+4*[.K39]*[.U39]*SIN(RADIANS([.J39]))*COS(2*RADIANS([.I39]))-0.5*[.U39]*[.U39]*SIN(4*RADIANS([.I39]))-1.25*[.K39]*[.K39]*SIN(2*RADIANS([.J39])))" office:value-type="float" office:value="-14.2303436367272" calcext:value-type="float">
            <text:p>-14.2303436367272</text:p>
          </table:table-cell>
          <table:table-cell table:formula="of:=DEGREES(ACOS(COS(RADIANS(90.833))/(COS(RADIANS([.$B$3]))*COS(RADIANS([.T39])))-TAN(RADIANS([.$B$3]))*TAN(RADIANS([.T39]))))" office:value-type="float" office:value="87.9575413814229" calcext:value-type="float">
            <text:p>87.9575413814229</text:p>
          </table:table-cell>
          <table:table-cell table:style-name="ce22" table:formula="of:=(720-4*[.$B$4]-[.V39]+[.$B$5]*60)/1440" office:value-type="time" office:time-value="PT12H14M29.201498204S" calcext:value-type="time">
            <text:p>12:14:29</text:p>
          </table:table-cell>
          <table:table-cell table:style-name="ce8" table:formula="of:=[.X39]-[.W39]*4/1440" office:value-type="time" office:time-value="PT06H22M39.391566662S" calcext:value-type="time">
            <text:p>6:22:39</text:p>
          </table:table-cell>
          <table:table-cell table:style-name="ce8" table:formula="of:=[.X39]+[.W39]*4/1440" office:value-type="time" office:time-value="PT18H06M19.011429745S" calcext:value-type="time">
            <text:p>18:06:19</text:p>
          </table:table-cell>
          <table:table-cell table:style-name="ce11" table:formula="of:=8*[.W39]" office:value-type="float" office:value="703.660331051383" calcext:value-type="float">
            <text:p>703.660331051383</text:p>
          </table:table-cell>
          <table:table-cell table:formula="of:=MOD([.E39]*1440+[.V39]+4*[.$B$4]-60*[.$B$5];1440)" office:value-type="float" office:value="213.513308363273" calcext:value-type="float">
            <text:p>213.513308363273</text:p>
          </table:table-cell>
          <table:table-cell table:formula="of:=IF([.AB39]/4&lt;0;[.AB39]/4+180;[.AB39]/4-180)" office:value-type="float" office:value="-126.621672909182" calcext:value-type="float">
            <text:p>-126.621672909182</text:p>
          </table:table-cell>
          <table:table-cell table:formula="of:=DEGREES(ACOS(SIN(RADIANS([.$B$3]))*SIN(RADIANS([.T39]))+COS(RADIANS([.$B$3]))*COS(RADIANS([.T39]))*COS(RADIANS([.AC39]))))" office:value-type="float" office:value="127.991005107211" calcext:value-type="float">
            <text:p>127.991005107211</text:p>
          </table:table-cell>
          <table:table-cell table:formula="of:=90-[.AD39]" office:value-type="float" office:value="-37.9910051072108" calcext:value-type="float">
            <text:p>-37.9910051072108</text:p>
          </table:table-cell>
          <table:table-cell table:formula="of:=IF([.AE39]&gt;85;0;IF([.AE39]&gt;5;58.1/TAN(RADIANS([.AE39]))-0.07/POWER(TAN(RADIANS([.AE39]));3)+0.000086/POWER(TAN(RADIANS([.AE39]));5);IF([.AE39]&gt;-0.575;1735+[.AE39]*(-518.2+[.AE39]*(103.4+[.AE39]*(-12.79+[.AE39]*0.711)));-20.772/TAN(RADIANS([.AE39])))))/3600" office:value-type="float" office:value="0.00738765351820579" calcext:value-type="float">
            <text:p>0.00738765351820579</text:p>
          </table:table-cell>
          <table:table-cell table:formula="of:=[.AE39]+[.AF39]" office:value-type="float" office:value="-37.9836174536925" calcext:value-type="float">
            <text:p>-37.9836174536925</text:p>
          </table:table-cell>
          <table:table-cell table:formula="of:=IF([.AC39]&gt;0;MOD(DEGREES(ACOS(((SIN(RADIANS([.$B$3]))*COS(RADIANS([.AD39])))-SIN(RADIANS([.T39])))/(COS(RADIANS([.$B$3]))*SIN(RADIANS([.AD39])))))+180;360);MOD(540-DEGREES(ACOS(((SIN(RADIANS([.$B$3]))*COS(RADIANS([.AD39])))-SIN(RADIANS([.T39])))/(COS(RADIANS([.$B$3]))*SIN(RADIANS([.AD39])))));360))" office:value-type="float" office:value="98.7974745345982" calcext:value-type="float">
            <text:p>98.797474534598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39]+0.1/24" office:value-type="time" office:time-value="PT03H54M00S" calcext:value-type="time">
            <text:p>3:54:00</text:p>
          </table:table-cell>
          <table:table-cell table:style-name="ce9" table:formula="of:=[.D40]+2415018.5+[.E40]-[.$B$5]/24" office:value-type="float" office:value="2460352.37083333" calcext:value-type="float">
            <text:p>2460352.37</text:p>
          </table:table-cell>
          <table:table-cell table:style-name="ce10" table:formula="of:=([.F40]-2451545)/36525" office:value-type="float" office:value="0.241132671686067" calcext:value-type="float">
            <text:p>0.24113267</text:p>
          </table:table-cell>
          <table:table-cell/>
          <table:table-cell table:formula="of:=MOD(280.46646+[.G40]*(36000.76983+[.G40]*0.0003032);360)" office:value-type="float" office:value="321.428289492595" calcext:value-type="float">
            <text:p>321.428289492595</text:p>
          </table:table-cell>
          <table:table-cell table:formula="of:=357.52911+[.G40]*(35999.05029-0.0001537*[.G40])" office:value-type="float" office:value="9038.07627565189" calcext:value-type="float">
            <text:p>9038.07627565189</text:p>
          </table:table-cell>
          <table:table-cell table:formula="of:=0.016708634-[.G40]*(0.000042037+0.0000001267*[.G40])" office:value-type="float" office:value="0.0166984901389132" calcext:value-type="float">
            <text:p>0.0166984901389132</text:p>
          </table:table-cell>
          <table:table-cell table:formula="of:=SIN(RADIANS([.J40]))*(1.914602-[.G40]*(0.004817+0.000014*[.G40]))+SIN(RADIANS(2*[.J40]))*(0.019993-0.000101*[.G40])+SIN(RADIANS(3*[.J40]))*0.000289" office:value-type="float" office:value="1.1996891518484" calcext:value-type="float">
            <text:p>1.1996891518484</text:p>
          </table:table-cell>
          <table:table-cell table:formula="of:=[.I40]+[.L40]" office:value-type="float" office:value="322.627978644443" calcext:value-type="float">
            <text:p>322.627978644443</text:p>
          </table:table-cell>
          <table:table-cell table:formula="of:=[.J40]+[.L40]" office:value-type="float" office:value="9039.27596480374" calcext:value-type="float">
            <text:p>9039.27596480374</text:p>
          </table:table-cell>
          <table:table-cell table:formula="of:=(1.000001018*(1-[.K40]*[.K40]))/(1+[.K40]*COS(RADIANS([.N40])))" office:value-type="float" office:value="0.986964284255976" calcext:value-type="float">
            <text:p>0.986964284255976</text:p>
          </table:table-cell>
          <table:table-cell table:formula="of:=[.M40]-0.00569-0.00478*SIN(RADIANS(125.04-1934.136*[.G40]))" office:value-type="float" office:value="322.620759542876" calcext:value-type="float">
            <text:p>322.620759542876</text:p>
          </table:table-cell>
          <table:table-cell table:formula="of:=23+(26+((21.448-[.G40]*(46.815+[.G40]*(0.00059-[.G40]*0.001813))))/60)/60" office:value-type="float" office:value="23.4361553791914" calcext:value-type="float">
            <text:p>23.4361553791914</text:p>
          </table:table-cell>
          <table:table-cell table:formula="of:=[.Q40]+0.00256*COS(RADIANS(125.04-1934.136*[.G40]))" office:value-type="float" office:value="23.4385808582468" calcext:value-type="float">
            <text:p>23.4385808582468</text:p>
          </table:table-cell>
          <table:table-cell table:formula="of:=DEGREES(ATAN2(COS(RADIANS([.P40]));COS(RADIANS([.R40]))*SIN(RADIANS([.P40]))))" office:value-type="float" office:value="-35.0283493566937" calcext:value-type="float">
            <text:p>-35.0283493566937</text:p>
          </table:table-cell>
          <table:table-cell table:formula="of:=DEGREES(ASIN(SIN(RADIANS([.R40]))*SIN(RADIANS([.P40]))))" office:value-type="float" office:value="-13.9738379430099" calcext:value-type="float">
            <text:p>-13.9738379430099</text:p>
          </table:table-cell>
          <table:table-cell table:formula="of:=TAN(RADIANS([.R40]/2))*TAN(RADIANS([.R40]/2))" office:value-type="float" office:value="0.0430318470787385" calcext:value-type="float">
            <text:p>0.0430318470787385</text:p>
          </table:table-cell>
          <table:table-cell table:formula="of:=4*DEGREES([.U40]*SIN(2*RADIANS([.I40]))-2*[.K40]*SIN(RADIANS([.J40]))+4*[.K40]*[.U40]*SIN(RADIANS([.J40]))*COS(2*RADIANS([.I40]))-0.5*[.U40]*[.U40]*SIN(4*RADIANS([.I40]))-1.25*[.K40]*[.K40]*SIN(2*RADIANS([.J40])))" office:value-type="float" office:value="-14.2303438921339" calcext:value-type="float">
            <text:p>-14.2303438921339</text:p>
          </table:table-cell>
          <table:table-cell table:formula="of:=DEGREES(ACOS(COS(RADIANS(90.833))/(COS(RADIANS([.$B$3]))*COS(RADIANS([.T40])))-TAN(RADIANS([.$B$3]))*TAN(RADIANS([.T40]))))" office:value-type="float" office:value="87.957834741541" calcext:value-type="float">
            <text:p>87.957834741541</text:p>
          </table:table-cell>
          <table:table-cell table:style-name="ce22" table:formula="of:=(720-4*[.$B$4]-[.V40]+[.$B$5]*60)/1440" office:value-type="time" office:time-value="PT12H14M29.201513528S" calcext:value-type="time">
            <text:p>12:14:29</text:p>
          </table:table-cell>
          <table:table-cell table:style-name="ce8" table:formula="of:=[.X40]-[.W40]*4/1440" office:value-type="time" office:time-value="PT06H22M39.321175558S" calcext:value-type="time">
            <text:p>6:22:39</text:p>
          </table:table-cell>
          <table:table-cell table:style-name="ce8" table:formula="of:=[.X40]+[.W40]*4/1440" office:value-type="time" office:time-value="PT18H06M19.081851498S" calcext:value-type="time">
            <text:p>18:06:19</text:p>
          </table:table-cell>
          <table:table-cell table:style-name="ce11" table:formula="of:=8*[.W40]" office:value-type="float" office:value="703.662677932328" calcext:value-type="float">
            <text:p>703.662677932328</text:p>
          </table:table-cell>
          <table:table-cell table:formula="of:=MOD([.E40]*1440+[.V40]+4*[.$B$4]-60*[.$B$5];1440)" office:value-type="float" office:value="219.513308107866" calcext:value-type="float">
            <text:p>219.513308107866</text:p>
          </table:table-cell>
          <table:table-cell table:formula="of:=IF([.AB40]/4&lt;0;[.AB40]/4+180;[.AB40]/4-180)" office:value-type="float" office:value="-125.121672973033" calcext:value-type="float">
            <text:p>-125.121672973033</text:p>
          </table:table-cell>
          <table:table-cell table:formula="of:=DEGREES(ACOS(SIN(RADIANS([.$B$3]))*SIN(RADIANS([.T40]))+COS(RADIANS([.$B$3]))*COS(RADIANS([.T40]))*COS(RADIANS([.AC40]))))" office:value-type="float" office:value="126.53890451309" calcext:value-type="float">
            <text:p>126.53890451309</text:p>
          </table:table-cell>
          <table:table-cell table:formula="of:=90-[.AD40]" office:value-type="float" office:value="-36.5389045130901" calcext:value-type="float">
            <text:p>-36.5389045130901</text:p>
          </table:table-cell>
          <table:table-cell table:formula="of:=IF([.AE40]&gt;85;0;IF([.AE40]&gt;5;58.1/TAN(RADIANS([.AE40]))-0.07/POWER(TAN(RADIANS([.AE40]));3)+0.000086/POWER(TAN(RADIANS([.AE40]));5);IF([.AE40]&gt;-0.575;1735+[.AE40]*(-518.2+[.AE40]*(103.4+[.AE40]*(-12.79+[.AE40]*0.711)));-20.772/TAN(RADIANS([.AE40])))))/3600" office:value-type="float" office:value="0.0077866442941097" calcext:value-type="float">
            <text:p>0.0077866442941097</text:p>
          </table:table-cell>
          <table:table-cell table:formula="of:=[.AE40]+[.AF40]" office:value-type="float" office:value="-36.531117868796" calcext:value-type="float">
            <text:p>-36.531117868796</text:p>
          </table:table-cell>
          <table:table-cell table:formula="of:=IF([.AC40]&gt;0;MOD(DEGREES(ACOS(((SIN(RADIANS([.$B$3]))*COS(RADIANS([.AD40])))-SIN(RADIANS([.T40])))/(COS(RADIANS([.$B$3]))*SIN(RADIANS([.AD40])))))+180;360);MOD(540-DEGREES(ACOS(((SIN(RADIANS([.$B$3]))*COS(RADIANS([.AD40])))-SIN(RADIANS([.T40])))/(COS(RADIANS([.$B$3]))*SIN(RADIANS([.AD40])))));360))" office:value-type="float" office:value="98.924286280754" calcext:value-type="float">
            <text:p>98.92428628075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40]+0.1/24" office:value-type="time" office:time-value="PT04H00M00S" calcext:value-type="time">
            <text:p>4:00:00</text:p>
          </table:table-cell>
          <table:table-cell table:style-name="ce9" table:formula="of:=[.D41]+2415018.5+[.E41]-[.$B$5]/24" office:value-type="float" office:value="2460352.375" calcext:value-type="float">
            <text:p>2460352.38</text:p>
          </table:table-cell>
          <table:table-cell table:style-name="ce10" table:formula="of:=([.F41]-2451545)/36525" office:value-type="float" office:value="0.241132785763176" calcext:value-type="float">
            <text:p>0.24113279</text:p>
          </table:table-cell>
          <table:table-cell/>
          <table:table-cell table:formula="of:=MOD(280.46646+[.G41]*(36000.76983+[.G41]*0.0003032);360)" office:value-type="float" office:value="321.432396356366" calcext:value-type="float">
            <text:p>321.432396356366</text:p>
          </table:table-cell>
          <table:table-cell table:formula="of:=357.52911+[.G41]*(35999.05029-0.0001537*[.G41])" office:value-type="float" office:value="9038.08038231948" calcext:value-type="float">
            <text:p>9038.08038231948</text:p>
          </table:table-cell>
          <table:table-cell table:formula="of:=0.016708634-[.G41]*(0.000042037+0.0000001267*[.G41])" office:value-type="float" office:value="0.0166984901341108" calcext:value-type="float">
            <text:p>0.0166984901341108</text:p>
          </table:table-cell>
          <table:table-cell table:formula="of:=SIN(RADIANS([.J41]))*(1.914602-[.G41]*(0.004817+0.000014*[.G41]))+SIN(RADIANS(2*[.J41]))*(0.019993-0.000101*[.G41])+SIN(RADIANS(3*[.J41]))*0.000289" office:value-type="float" office:value="1.19979776752213" calcext:value-type="float">
            <text:p>1.19979776752213</text:p>
          </table:table-cell>
          <table:table-cell table:formula="of:=[.I41]+[.L41]" office:value-type="float" office:value="322.632194123888" calcext:value-type="float">
            <text:p>322.632194123888</text:p>
          </table:table-cell>
          <table:table-cell table:formula="of:=[.J41]+[.L41]" office:value-type="float" office:value="9039.280180087" calcext:value-type="float">
            <text:p>9039.280180087</text:p>
          </table:table-cell>
          <table:table-cell table:formula="of:=(1.000001018*(1-[.K41]*[.K41]))/(1+[.K41]*COS(RADIANS([.N41])))" office:value-type="float" office:value="0.986965042081418" calcext:value-type="float">
            <text:p>0.986965042081418</text:p>
          </table:table-cell>
          <table:table-cell table:formula="of:=[.M41]-0.00569-0.00478*SIN(RADIANS(125.04-1934.136*[.G41]))" office:value-type="float" office:value="322.624975039761" calcext:value-type="float">
            <text:p>322.624975039761</text:p>
          </table:table-cell>
          <table:table-cell table:formula="of:=23+(26+((21.448-[.G41]*(46.815+[.G41]*(0.00059-[.G41]*0.001813))))/60)/60" office:value-type="float" office:value="23.4361553777079" calcext:value-type="float">
            <text:p>23.4361553777079</text:p>
          </table:table-cell>
          <table:table-cell table:formula="of:=[.Q41]+0.00256*COS(RADIANS(125.04-1934.136*[.G41]))" office:value-type="float" office:value="23.4385808599169" calcext:value-type="float">
            <text:p>23.4385808599169</text:p>
          </table:table-cell>
          <table:table-cell table:formula="of:=DEGREES(ATAN2(COS(RADIANS([.P41]));COS(RADIANS([.R41]))*SIN(RADIANS([.P41]))))" office:value-type="float" office:value="-35.024242220465" calcext:value-type="float">
            <text:p>-35.024242220465</text:p>
          </table:table-cell>
          <table:table-cell table:formula="of:=DEGREES(ASIN(SIN(RADIANS([.R41]))*SIN(RADIANS([.P41]))))" office:value-type="float" office:value="-13.9724648474053" calcext:value-type="float">
            <text:p>-13.9724648474053</text:p>
          </table:table-cell>
          <table:table-cell table:formula="of:=TAN(RADIANS([.R41]/2))*TAN(RADIANS([.R41]/2))" office:value-type="float" office:value="0.0430318470850455" calcext:value-type="float">
            <text:p>0.0430318470850455</text:p>
          </table:table-cell>
          <table:table-cell table:formula="of:=4*DEGREES([.U41]*SIN(2*RADIANS([.I41]))-2*[.K41]*SIN(RADIANS([.J41]))+4*[.K41]*[.U41]*SIN(RADIANS([.J41]))*COS(2*RADIANS([.I41]))-0.5*[.U41]*[.U41]*SIN(4*RADIANS([.I41]))-1.25*[.K41]*[.K41]*SIN(2*RADIANS([.J41])))" office:value-type="float" office:value="-14.2303439236006" calcext:value-type="float">
            <text:p>-14.2303439236006</text:p>
          </table:table-cell>
          <table:table-cell table:formula="of:=DEGREES(ACOS(COS(RADIANS(90.833))/(COS(RADIANS([.$B$3]))*COS(RADIANS([.T41])))-TAN(RADIANS([.$B$3]))*TAN(RADIANS([.T41]))))" office:value-type="float" office:value="87.9581281128671" calcext:value-type="float">
            <text:p>87.9581281128671</text:p>
          </table:table-cell>
          <table:table-cell table:style-name="ce22" table:formula="of:=(720-4*[.$B$4]-[.V41]+[.$B$5]*60)/1440" office:value-type="time" office:time-value="PT12H14M29.201515416S" calcext:value-type="time">
            <text:p>12:14:29</text:p>
          </table:table-cell>
          <table:table-cell table:style-name="ce8" table:formula="of:=[.X41]-[.W41]*4/1440" office:value-type="time" office:time-value="PT06H22M39.250768328S" calcext:value-type="time">
            <text:p>6:22:39</text:p>
          </table:table-cell>
          <table:table-cell table:style-name="ce8" table:formula="of:=[.X41]+[.W41]*4/1440" office:value-type="time" office:time-value="PT18H06M19.152262504S" calcext:value-type="time">
            <text:p>18:06:19</text:p>
          </table:table-cell>
          <table:table-cell table:style-name="ce11" table:formula="of:=8*[.W41]" office:value-type="float" office:value="703.665024902937" calcext:value-type="float">
            <text:p>703.665024902937</text:p>
          </table:table-cell>
          <table:table-cell table:formula="of:=MOD([.E41]*1440+[.V41]+4*[.$B$4]-60*[.$B$5];1440)" office:value-type="float" office:value="225.513308076399" calcext:value-type="float">
            <text:p>225.513308076399</text:p>
          </table:table-cell>
          <table:table-cell table:formula="of:=IF([.AB41]/4&lt;0;[.AB41]/4+180;[.AB41]/4-180)" office:value-type="float" office:value="-123.6216729809" calcext:value-type="float">
            <text:p>-123.6216729809</text:p>
          </table:table-cell>
          <table:table-cell table:formula="of:=DEGREES(ACOS(SIN(RADIANS([.$B$3]))*SIN(RADIANS([.T41]))+COS(RADIANS([.$B$3]))*COS(RADIANS([.T41]))*COS(RADIANS([.AC41]))))" office:value-type="float" office:value="125.087314787378" calcext:value-type="float">
            <text:p>125.087314787378</text:p>
          </table:table-cell>
          <table:table-cell table:formula="of:=90-[.AD41]" office:value-type="float" office:value="-35.0873147873783" calcext:value-type="float">
            <text:p>-35.0873147873783</text:p>
          </table:table-cell>
          <table:table-cell table:formula="of:=IF([.AE41]&gt;85;0;IF([.AE41]&gt;5;58.1/TAN(RADIANS([.AE41]))-0.07/POWER(TAN(RADIANS([.AE41]));3)+0.000086/POWER(TAN(RADIANS([.AE41]));5);IF([.AE41]&gt;-0.575;1735+[.AE41]*(-518.2+[.AE41]*(103.4+[.AE41]*(-12.79+[.AE41]*0.711)));-20.772/TAN(RADIANS([.AE41])))))/3600" office:value-type="float" office:value="0.0082137445191692" calcext:value-type="float">
            <text:p>0.0082137445191692</text:p>
          </table:table-cell>
          <table:table-cell table:formula="of:=[.AE41]+[.AF41]" office:value-type="float" office:value="-35.0791010428591" calcext:value-type="float">
            <text:p>-35.0791010428591</text:p>
          </table:table-cell>
          <table:table-cell table:formula="of:=IF([.AC41]&gt;0;MOD(DEGREES(ACOS(((SIN(RADIANS([.$B$3]))*COS(RADIANS([.AD41])))-SIN(RADIANS([.T41])))/(COS(RADIANS([.$B$3]))*SIN(RADIANS([.AD41])))))+180;360);MOD(540-DEGREES(ACOS(((SIN(RADIANS([.$B$3]))*COS(RADIANS([.AD41])))-SIN(RADIANS([.T41])))/(COS(RADIANS([.$B$3]))*SIN(RADIANS([.AD41])))));360))" office:value-type="float" office:value="99.0576394025556" calcext:value-type="float">
            <text:p>99.05763940255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41]+0.1/24" office:value-type="time" office:time-value="PT04H06M00S" calcext:value-type="time">
            <text:p>4:06:00</text:p>
          </table:table-cell>
          <table:table-cell table:style-name="ce9" table:formula="of:=[.D42]+2415018.5+[.E42]-[.$B$5]/24" office:value-type="float" office:value="2460352.37916667" calcext:value-type="float">
            <text:p>2460352.38</text:p>
          </table:table-cell>
          <table:table-cell table:style-name="ce10" table:formula="of:=([.F42]-2451545)/36525" office:value-type="float" office:value="0.241132899840298" calcext:value-type="float">
            <text:p>0.24113290</text:p>
          </table:table-cell>
          <table:table-cell/>
          <table:table-cell table:formula="of:=MOD(280.46646+[.G42]*(36000.76983+[.G42]*0.0003032);360)" office:value-type="float" office:value="321.436503220597" calcext:value-type="float">
            <text:p>321.436503220597</text:p>
          </table:table-cell>
          <table:table-cell table:formula="of:=357.52911+[.G42]*(35999.05029-0.0001537*[.G42])" office:value-type="float" office:value="9038.08448898752" calcext:value-type="float">
            <text:p>9038.08448898752</text:p>
          </table:table-cell>
          <table:table-cell table:formula="of:=0.016708634-[.G42]*(0.000042037+0.0000001267*[.G42])" office:value-type="float" office:value="0.0166984901293084" calcext:value-type="float">
            <text:p>0.0166984901293084</text:p>
          </table:table-cell>
          <table:table-cell table:formula="of:=SIN(RADIANS([.J42]))*(1.914602-[.G42]*(0.004817+0.000014*[.G42]))+SIN(RADIANS(2*[.J42]))*(0.019993-0.000101*[.G42])+SIN(RADIANS(3*[.J42]))*0.000289" office:value-type="float" office:value="1.1999063767345" calcext:value-type="float">
            <text:p>1.1999063767345</text:p>
          </table:table-cell>
          <table:table-cell table:formula="of:=[.I42]+[.L42]" office:value-type="float" office:value="322.636409597331" calcext:value-type="float">
            <text:p>322.636409597331</text:p>
          </table:table-cell>
          <table:table-cell table:formula="of:=[.J42]+[.L42]" office:value-type="float" office:value="9039.28439536426" calcext:value-type="float">
            <text:p>9039.28439536426</text:p>
          </table:table-cell>
          <table:table-cell table:formula="of:=(1.000001018*(1-[.K42]*[.K42]))/(1+[.K42]*COS(RADIANS([.N42])))" office:value-type="float" office:value="0.986965799975111" calcext:value-type="float">
            <text:p>0.986965799975111</text:p>
          </table:table-cell>
          <table:table-cell table:formula="of:=[.M42]-0.00569-0.00478*SIN(RADIANS(125.04-1934.136*[.G42]))" office:value-type="float" office:value="322.629190530644" calcext:value-type="float">
            <text:p>322.629190530644</text:p>
          </table:table-cell>
          <table:table-cell table:formula="of:=23+(26+((21.448-[.G42]*(46.815+[.G42]*(0.00059-[.G42]*0.001813))))/60)/60" office:value-type="float" office:value="23.4361553762244" calcext:value-type="float">
            <text:p>23.4361553762244</text:p>
          </table:table-cell>
          <table:table-cell table:formula="of:=[.Q42]+0.00256*COS(RADIANS(125.04-1934.136*[.G42]))" office:value-type="float" office:value="23.438580861587" calcext:value-type="float">
            <text:p>23.438580861587</text:p>
          </table:table-cell>
          <table:table-cell table:formula="of:=DEGREES(ATAN2(COS(RADIANS([.P42]));COS(RADIANS([.R42]))*SIN(RADIANS([.P42]))))" office:value-type="float" office:value="-35.0201351390651" calcext:value-type="float">
            <text:p>-35.0201351390651</text:p>
          </table:table-cell>
          <table:table-cell table:formula="of:=DEGREES(ASIN(SIN(RADIANS([.R42]))*SIN(RADIANS([.P42]))))" office:value-type="float" office:value="-13.9710916847722" calcext:value-type="float">
            <text:p>-13.9710916847722</text:p>
          </table:table-cell>
          <table:table-cell table:formula="of:=TAN(RADIANS([.R42]/2))*TAN(RADIANS([.R42]/2))" office:value-type="float" office:value="0.0430318470913523" calcext:value-type="float">
            <text:p>0.0430318470913523</text:p>
          </table:table-cell>
          <table:table-cell table:formula="of:=4*DEGREES([.U42]*SIN(2*RADIANS([.I42]))-2*[.K42]*SIN(RADIANS([.J42]))+4*[.K42]*[.U42]*SIN(RADIANS([.J42]))*COS(2*RADIANS([.I42]))-0.5*[.U42]*[.U42]*SIN(4*RADIANS([.I42]))-1.25*[.K42]*[.K42]*SIN(2*RADIANS([.J42])))" office:value-type="float" office:value="-14.230343731138" calcext:value-type="float">
            <text:p>-14.230343731138</text:p>
          </table:table-cell>
          <table:table-cell table:formula="of:=DEGREES(ACOS(COS(RADIANS(90.833))/(COS(RADIANS([.$B$3]))*COS(RADIANS([.T42])))-TAN(RADIANS([.$B$3]))*TAN(RADIANS([.T42]))))" office:value-type="float" office:value="87.9584214954655" calcext:value-type="float">
            <text:p>87.9584214954655</text:p>
          </table:table-cell>
          <table:table-cell table:style-name="ce22" table:formula="of:=(720-4*[.$B$4]-[.V42]+[.$B$5]*60)/1440" office:value-type="time" office:time-value="PT12H14M29.201503868S" calcext:value-type="time">
            <text:p>12:14:29</text:p>
          </table:table-cell>
          <table:table-cell table:style-name="ce8" table:formula="of:=[.X42]-[.W42]*4/1440" office:value-type="time" office:time-value="PT06H22M39.180344957S" calcext:value-type="time">
            <text:p>6:22:39</text:p>
          </table:table-cell>
          <table:table-cell table:style-name="ce8" table:formula="of:=[.X42]+[.W42]*4/1440" office:value-type="time" office:time-value="PT18H06M19.22266278S" calcext:value-type="time">
            <text:p>18:06:19</text:p>
          </table:table-cell>
          <table:table-cell table:style-name="ce11" table:formula="of:=8*[.W42]" office:value-type="float" office:value="703.667371963724" calcext:value-type="float">
            <text:p>703.667371963724</text:p>
          </table:table-cell>
          <table:table-cell table:formula="of:=MOD([.E42]*1440+[.V42]+4*[.$B$4]-60*[.$B$5];1440)" office:value-type="float" office:value="231.513308268862" calcext:value-type="float">
            <text:p>231.513308268862</text:p>
          </table:table-cell>
          <table:table-cell table:formula="of:=IF([.AB42]/4&lt;0;[.AB42]/4+180;[.AB42]/4-180)" office:value-type="float" office:value="-122.121672932784" calcext:value-type="float">
            <text:p>-122.121672932784</text:p>
          </table:table-cell>
          <table:table-cell table:formula="of:=DEGREES(ACOS(SIN(RADIANS([.$B$3]))*SIN(RADIANS([.T42]))+COS(RADIANS([.$B$3]))*COS(RADIANS([.T42]))*COS(RADIANS([.AC42]))))" office:value-type="float" office:value="123.636269654791" calcext:value-type="float">
            <text:p>123.636269654791</text:p>
          </table:table-cell>
          <table:table-cell table:formula="of:=90-[.AD42]" office:value-type="float" office:value="-33.6362696547906" calcext:value-type="float">
            <text:p>-33.6362696547906</text:p>
          </table:table-cell>
          <table:table-cell table:formula="of:=IF([.AE42]&gt;85;0;IF([.AE42]&gt;5;58.1/TAN(RADIANS([.AE42]))-0.07/POWER(TAN(RADIANS([.AE42]));3)+0.000086/POWER(TAN(RADIANS([.AE42]));5);IF([.AE42]&gt;-0.575;1735+[.AE42]*(-518.2+[.AE42]*(103.4+[.AE42]*(-12.79+[.AE42]*0.711)));-20.772/TAN(RADIANS([.AE42])))))/3600" office:value-type="float" office:value="0.00867263249878616" calcext:value-type="float">
            <text:p>0.00867263249878616</text:p>
          </table:table-cell>
          <table:table-cell table:formula="of:=[.AE42]+[.AF42]" office:value-type="float" office:value="-33.6275970222918" calcext:value-type="float">
            <text:p>-33.6275970222918</text:p>
          </table:table-cell>
          <table:table-cell table:formula="of:=IF([.AC42]&gt;0;MOD(DEGREES(ACOS(((SIN(RADIANS([.$B$3]))*COS(RADIANS([.AD42])))-SIN(RADIANS([.T42])))/(COS(RADIANS([.$B$3]))*SIN(RADIANS([.AD42])))))+180;360);MOD(540-DEGREES(ACOS(((SIN(RADIANS([.$B$3]))*COS(RADIANS([.AD42])))-SIN(RADIANS([.T42])))/(COS(RADIANS([.$B$3]))*SIN(RADIANS([.AD42])))));360))" office:value-type="float" office:value="99.1973479838779" calcext:value-type="float">
            <text:p>99.197347983877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42]+0.1/24" office:value-type="time" office:time-value="PT04H12M00S" calcext:value-type="time">
            <text:p>4:12:00</text:p>
          </table:table-cell>
          <table:table-cell table:style-name="ce9" table:formula="of:=[.D43]+2415018.5+[.E43]-[.$B$5]/24" office:value-type="float" office:value="2460352.38333333" calcext:value-type="float">
            <text:p>2460352.38</text:p>
          </table:table-cell>
          <table:table-cell table:style-name="ce10" table:formula="of:=([.F43]-2451545)/36525" office:value-type="float" office:value="0.241133013917407" calcext:value-type="float">
            <text:p>0.24113301</text:p>
          </table:table-cell>
          <table:table-cell/>
          <table:table-cell table:formula="of:=MOD(280.46646+[.G43]*(36000.76983+[.G43]*0.0003032);360)" office:value-type="float" office:value="321.44061008437" calcext:value-type="float">
            <text:p>321.44061008437</text:p>
          </table:table-cell>
          <table:table-cell table:formula="of:=357.52911+[.G43]*(35999.05029-0.0001537*[.G43])" office:value-type="float" office:value="9038.08859565511" calcext:value-type="float">
            <text:p>9038.08859565511</text:p>
          </table:table-cell>
          <table:table-cell table:formula="of:=0.016708634-[.G43]*(0.000042037+0.0000001267*[.G43])" office:value-type="float" office:value="0.0166984901245059" calcext:value-type="float">
            <text:p>0.0166984901245059</text:p>
          </table:table-cell>
          <table:table-cell table:formula="of:=SIN(RADIANS([.J43]))*(1.914602-[.G43]*(0.004817+0.000014*[.G43]))+SIN(RADIANS(2*[.J43]))*(0.019993-0.000101*[.G43])+SIN(RADIANS(3*[.J43]))*0.000289" office:value-type="float" office:value="1.20001497946086" calcext:value-type="float">
            <text:p>1.20001497946086</text:p>
          </table:table-cell>
          <table:table-cell table:formula="of:=[.I43]+[.L43]" office:value-type="float" office:value="322.640625063831" calcext:value-type="float">
            <text:p>322.640625063831</text:p>
          </table:table-cell>
          <table:table-cell table:formula="of:=[.J43]+[.L43]" office:value-type="float" office:value="9039.28861063457" calcext:value-type="float">
            <text:p>9039.28861063457</text:p>
          </table:table-cell>
          <table:table-cell table:formula="of:=(1.000001018*(1-[.K43]*[.K43]))/(1+[.K43]*COS(RADIANS([.N43])))" office:value-type="float" office:value="0.986966557936885" calcext:value-type="float">
            <text:p>0.986966557936885</text:p>
          </table:table-cell>
          <table:table-cell table:formula="of:=[.M43]-0.00569-0.00478*SIN(RADIANS(125.04-1934.136*[.G43]))" office:value-type="float" office:value="322.633406014584" calcext:value-type="float">
            <text:p>322.633406014584</text:p>
          </table:table-cell>
          <table:table-cell table:formula="of:=23+(26+((21.448-[.G43]*(46.815+[.G43]*(0.00059-[.G43]*0.001813))))/60)/60" office:value-type="float" office:value="23.4361553747409" calcext:value-type="float">
            <text:p>23.4361553747409</text:p>
          </table:table-cell>
          <table:table-cell table:formula="of:=[.Q43]+0.00256*COS(RADIANS(125.04-1934.136*[.G43]))" office:value-type="float" office:value="23.4385808632571" calcext:value-type="float">
            <text:p>23.4385808632571</text:p>
          </table:table-cell>
          <table:table-cell table:formula="of:=DEGREES(ATAN2(COS(RADIANS([.P43]));COS(RADIANS([.R43]))*SIN(RADIANS([.P43]))))" office:value-type="float" office:value="-35.0160281134096" calcext:value-type="float">
            <text:p>-35.0160281134096</text:p>
          </table:table-cell>
          <table:table-cell table:formula="of:=DEGREES(ASIN(SIN(RADIANS([.R43]))*SIN(RADIANS([.P43]))))" office:value-type="float" office:value="-13.9697184554259" calcext:value-type="float">
            <text:p>-13.9697184554259</text:p>
          </table:table-cell>
          <table:table-cell table:formula="of:=TAN(RADIANS([.R43]/2))*TAN(RADIANS([.R43]/2))" office:value-type="float" office:value="0.043031847097659" calcext:value-type="float">
            <text:p>0.043031847097659</text:p>
          </table:table-cell>
          <table:table-cell table:formula="of:=4*DEGREES([.U43]*SIN(2*RADIANS([.I43]))-2*[.K43]*SIN(RADIANS([.J43]))+4*[.K43]*[.U43]*SIN(RADIANS([.J43]))*COS(2*RADIANS([.I43]))-0.5*[.U43]*[.U43]*SIN(4*RADIANS([.I43]))-1.25*[.K43]*[.K43]*SIN(2*RADIANS([.J43])))" office:value-type="float" office:value="-14.2303433147581" calcext:value-type="float">
            <text:p>-14.2303433147581</text:p>
          </table:table-cell>
          <table:table-cell table:formula="of:=DEGREES(ACOS(COS(RADIANS(90.833))/(COS(RADIANS([.$B$3]))*COS(RADIANS([.T43])))-TAN(RADIANS([.$B$3]))*TAN(RADIANS([.T43]))))" office:value-type="float" office:value="87.9587148892685" calcext:value-type="float">
            <text:p>87.9587148892685</text:p>
          </table:table-cell>
          <table:table-cell table:style-name="ce22" table:formula="of:=(720-4*[.$B$4]-[.V43]+[.$B$5]*60)/1440" office:value-type="time" office:time-value="PT12H14M29.201478885S" calcext:value-type="time">
            <text:p>12:14:29</text:p>
          </table:table-cell>
          <table:table-cell table:style-name="ce8" table:formula="of:=[.X43]-[.W43]*4/1440" office:value-type="time" office:time-value="PT06H22M39.109905461S" calcext:value-type="time">
            <text:p>6:22:39</text:p>
          </table:table-cell>
          <table:table-cell table:style-name="ce8" table:formula="of:=[.X43]+[.W43]*4/1440" office:value-type="time" office:time-value="PT18H06M19.29305231S" calcext:value-type="time">
            <text:p>18:06:19</text:p>
          </table:table-cell>
          <table:table-cell table:style-name="ce11" table:formula="of:=8*[.W43]" office:value-type="float" office:value="703.669719114148" calcext:value-type="float">
            <text:p>703.669719114148</text:p>
          </table:table-cell>
          <table:table-cell table:formula="of:=MOD([.E43]*1440+[.V43]+4*[.$B$4]-60*[.$B$5];1440)" office:value-type="float" office:value="237.513308685242" calcext:value-type="float">
            <text:p>237.513308685242</text:p>
          </table:table-cell>
          <table:table-cell table:formula="of:=IF([.AB43]/4&lt;0;[.AB43]/4+180;[.AB43]/4-180)" office:value-type="float" office:value="-120.62167282869" calcext:value-type="float">
            <text:p>-120.62167282869</text:p>
          </table:table-cell>
          <table:table-cell table:formula="of:=DEGREES(ACOS(SIN(RADIANS([.$B$3]))*SIN(RADIANS([.T43]))+COS(RADIANS([.$B$3]))*COS(RADIANS([.T43]))*COS(RADIANS([.AC43]))))" office:value-type="float" office:value="122.185803300784" calcext:value-type="float">
            <text:p>122.185803300784</text:p>
          </table:table-cell>
          <table:table-cell table:formula="of:=90-[.AD43]" office:value-type="float" office:value="-32.185803300784" calcext:value-type="float">
            <text:p>-32.185803300784</text:p>
          </table:table-cell>
          <table:table-cell table:formula="of:=IF([.AE43]&gt;85;0;IF([.AE43]&gt;5;58.1/TAN(RADIANS([.AE43]))-0.07/POWER(TAN(RADIANS([.AE43]));3)+0.000086/POWER(TAN(RADIANS([.AE43]));5);IF([.AE43]&gt;-0.575;1735+[.AE43]*(-518.2+[.AE43]*(103.4+[.AE43]*(-12.79+[.AE43]*0.711)));-20.772/TAN(RADIANS([.AE43])))))/3600" office:value-type="float" office:value="0.00916764135301679" calcext:value-type="float">
            <text:p>0.00916764135301679</text:p>
          </table:table-cell>
          <table:table-cell table:formula="of:=[.AE43]+[.AF43]" office:value-type="float" office:value="-32.176635659431" calcext:value-type="float">
            <text:p>-32.176635659431</text:p>
          </table:table-cell>
          <table:table-cell table:formula="of:=IF([.AC43]&gt;0;MOD(DEGREES(ACOS(((SIN(RADIANS([.$B$3]))*COS(RADIANS([.AD43])))-SIN(RADIANS([.T43])))/(COS(RADIANS([.$B$3]))*SIN(RADIANS([.AD43])))))+180;360);MOD(540-DEGREES(ACOS(((SIN(RADIANS([.$B$3]))*COS(RADIANS([.AD43])))-SIN(RADIANS([.T43])))/(COS(RADIANS([.$B$3]))*SIN(RADIANS([.AD43])))));360))" office:value-type="float" office:value="99.343261491194" calcext:value-type="float">
            <text:p>99.34326149119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43]+0.1/24" office:value-type="time" office:time-value="PT04H18M00S" calcext:value-type="time">
            <text:p>4:18:00</text:p>
          </table:table-cell>
          <table:table-cell table:style-name="ce9" table:formula="of:=[.D44]+2415018.5+[.E44]-[.$B$5]/24" office:value-type="float" office:value="2460352.3875" calcext:value-type="float">
            <text:p>2460352.39</text:p>
          </table:table-cell>
          <table:table-cell table:style-name="ce10" table:formula="of:=([.F44]-2451545)/36525" office:value-type="float" office:value="0.241133127994529" calcext:value-type="float">
            <text:p>0.24113313</text:p>
          </table:table-cell>
          <table:table-cell/>
          <table:table-cell table:formula="of:=MOD(280.46646+[.G44]*(36000.76983+[.G44]*0.0003032);360)" office:value-type="float" office:value="321.444716948603" calcext:value-type="float">
            <text:p>321.444716948603</text:p>
          </table:table-cell>
          <table:table-cell table:formula="of:=357.52911+[.G44]*(35999.05029-0.0001537*[.G44])" office:value-type="float" office:value="9038.09270232316" calcext:value-type="float">
            <text:p>9038.09270232316</text:p>
          </table:table-cell>
          <table:table-cell table:formula="of:=0.016708634-[.G44]*(0.000042037+0.0000001267*[.G44])" office:value-type="float" office:value="0.0166984901197035" calcext:value-type="float">
            <text:p>0.0166984901197035</text:p>
          </table:table-cell>
          <table:table-cell table:formula="of:=SIN(RADIANS([.J44]))*(1.914602-[.G44]*(0.004817+0.000014*[.G44]))+SIN(RADIANS(2*[.J44]))*(0.019993-0.000101*[.G44])+SIN(RADIANS(3*[.J44]))*0.000289" office:value-type="float" office:value="1.20012357572468" calcext:value-type="float">
            <text:p>1.20012357572468</text:p>
          </table:table-cell>
          <table:table-cell table:formula="of:=[.I44]+[.L44]" office:value-type="float" office:value="322.644840524328" calcext:value-type="float">
            <text:p>322.644840524328</text:p>
          </table:table-cell>
          <table:table-cell table:formula="of:=[.J44]+[.L44]" office:value-type="float" office:value="9039.29282589888" calcext:value-type="float">
            <text:p>9039.29282589888</text:p>
          </table:table-cell>
          <table:table-cell table:formula="of:=(1.000001018*(1-[.K44]*[.K44]))/(1+[.K44]*COS(RADIANS([.N44])))" office:value-type="float" office:value="0.986967315966903" calcext:value-type="float">
            <text:p>0.986967315966903</text:p>
          </table:table-cell>
          <table:table-cell table:formula="of:=[.M44]-0.00569-0.00478*SIN(RADIANS(125.04-1934.136*[.G44]))" office:value-type="float" office:value="322.637621492521" calcext:value-type="float">
            <text:p>322.637621492521</text:p>
          </table:table-cell>
          <table:table-cell table:formula="of:=23+(26+((21.448-[.G44]*(46.815+[.G44]*(0.00059-[.G44]*0.001813))))/60)/60" office:value-type="float" office:value="23.4361553732575" calcext:value-type="float">
            <text:p>23.4361553732575</text:p>
          </table:table-cell>
          <table:table-cell table:formula="of:=[.Q44]+0.00256*COS(RADIANS(125.04-1934.136*[.G44]))" office:value-type="float" office:value="23.4385808649271" calcext:value-type="float">
            <text:p>23.4385808649271</text:p>
          </table:table-cell>
          <table:table-cell table:formula="of:=DEGREES(ATAN2(COS(RADIANS([.P44]));COS(RADIANS([.R44]))*SIN(RADIANS([.P44]))))" office:value-type="float" office:value="-35.0119211425776" calcext:value-type="float">
            <text:p>-35.0119211425776</text:p>
          </table:table-cell>
          <table:table-cell table:formula="of:=DEGREES(ASIN(SIN(RADIANS([.R44]))*SIN(RADIANS([.P44]))))" office:value-type="float" office:value="-13.9683451590677" calcext:value-type="float">
            <text:p>-13.9683451590677</text:p>
          </table:table-cell>
          <table:table-cell table:formula="of:=TAN(RADIANS([.R44]/2))*TAN(RADIANS([.R44]/2))" office:value-type="float" office:value="0.0430318471039656" calcext:value-type="float">
            <text:p>0.0430318471039656</text:p>
          </table:table-cell>
          <table:table-cell table:formula="of:=4*DEGREES([.U44]*SIN(2*RADIANS([.I44]))-2*[.K44]*SIN(RADIANS([.J44]))+4*[.K44]*[.U44]*SIN(RADIANS([.J44]))*COS(2*RADIANS([.I44]))-0.5*[.U44]*[.U44]*SIN(4*RADIANS([.I44]))-1.25*[.K44]*[.K44]*SIN(2*RADIANS([.J44])))" office:value-type="float" office:value="-14.2303426744712" calcext:value-type="float">
            <text:p>-14.2303426744712</text:p>
          </table:table-cell>
          <table:table-cell table:formula="of:=DEGREES(ACOS(COS(RADIANS(90.833))/(COS(RADIANS([.$B$3]))*COS(RADIANS([.T44])))-TAN(RADIANS([.$B$3]))*TAN(RADIANS([.T44]))))" office:value-type="float" office:value="87.9590082943401" calcext:value-type="float">
            <text:p>87.9590082943401</text:p>
          </table:table-cell>
          <table:table-cell table:style-name="ce22" table:formula="of:=(720-4*[.$B$4]-[.V44]+[.$B$5]*60)/1440" office:value-type="time" office:time-value="PT12H14M29.201440468S" calcext:value-type="time">
            <text:p>12:14:29</text:p>
          </table:table-cell>
          <table:table-cell table:style-name="ce8" table:formula="of:=[.X44]-[.W44]*4/1440" office:value-type="time" office:time-value="PT06H22M39.039449827S" calcext:value-type="time">
            <text:p>6:22:39</text:p>
          </table:table-cell>
          <table:table-cell table:style-name="ce8" table:formula="of:=[.X44]+[.W44]*4/1440" office:value-type="time" office:time-value="PT18H06M19.36343111S" calcext:value-type="time">
            <text:p>18:06:19</text:p>
          </table:table-cell>
          <table:table-cell table:style-name="ce11" table:formula="of:=8*[.W44]" office:value-type="float" office:value="703.672066354721" calcext:value-type="float">
            <text:p>703.672066354721</text:p>
          </table:table-cell>
          <table:table-cell table:formula="of:=MOD([.E44]*1440+[.V44]+4*[.$B$4]-60*[.$B$5];1440)" office:value-type="float" office:value="243.513309325529" calcext:value-type="float">
            <text:p>243.513309325529</text:p>
          </table:table-cell>
          <table:table-cell table:formula="of:=IF([.AB44]/4&lt;0;[.AB44]/4+180;[.AB44]/4-180)" office:value-type="float" office:value="-119.121672668618" calcext:value-type="float">
            <text:p>-119.121672668618</text:p>
          </table:table-cell>
          <table:table-cell table:formula="of:=DEGREES(ACOS(SIN(RADIANS([.$B$3]))*SIN(RADIANS([.T44]))+COS(RADIANS([.$B$3]))*COS(RADIANS([.T44]))*COS(RADIANS([.AC44]))))" office:value-type="float" office:value="120.735950522913" calcext:value-type="float">
            <text:p>120.735950522913</text:p>
          </table:table-cell>
          <table:table-cell table:formula="of:=90-[.AD44]" office:value-type="float" office:value="-30.7359505229132" calcext:value-type="float">
            <text:p>-30.7359505229132</text:p>
          </table:table-cell>
          <table:table-cell table:formula="of:=IF([.AE44]&gt;85;0;IF([.AE44]&gt;5;58.1/TAN(RADIANS([.AE44]))-0.07/POWER(TAN(RADIANS([.AE44]));3)+0.000086/POWER(TAN(RADIANS([.AE44]));5);IF([.AE44]&gt;-0.575;1735+[.AE44]*(-518.2+[.AE44]*(103.4+[.AE44]*(-12.79+[.AE44]*0.711)));-20.772/TAN(RADIANS([.AE44])))))/3600" office:value-type="float" office:value="0.00970391246984125" calcext:value-type="float">
            <text:p>0.00970391246984125</text:p>
          </table:table-cell>
          <table:table-cell table:formula="of:=[.AE44]+[.AF44]" office:value-type="float" office:value="-30.7262466104434" calcext:value-type="float">
            <text:p>-30.7262466104434</text:p>
          </table:table-cell>
          <table:table-cell table:formula="of:=IF([.AC44]&gt;0;MOD(DEGREES(ACOS(((SIN(RADIANS([.$B$3]))*COS(RADIANS([.AD44])))-SIN(RADIANS([.T44])))/(COS(RADIANS([.$B$3]))*SIN(RADIANS([.AD44])))))+180;360);MOD(540-DEGREES(ACOS(((SIN(RADIANS([.$B$3]))*COS(RADIANS([.AD44])))-SIN(RADIANS([.T44])))/(COS(RADIANS([.$B$3]))*SIN(RADIANS([.AD44])))));360))" office:value-type="float" office:value="99.4952613081577" calcext:value-type="float">
            <text:p>99.495261308157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44]+0.1/24" office:value-type="time" office:time-value="PT04H24M00S" calcext:value-type="time">
            <text:p>4:24:00</text:p>
          </table:table-cell>
          <table:table-cell table:style-name="ce9" table:formula="of:=[.D45]+2415018.5+[.E45]-[.$B$5]/24" office:value-type="float" office:value="2460352.39166667" calcext:value-type="float">
            <text:p>2460352.39</text:p>
          </table:table-cell>
          <table:table-cell table:style-name="ce10" table:formula="of:=([.F45]-2451545)/36525" office:value-type="float" office:value="0.241133242071639" calcext:value-type="float">
            <text:p>0.24113324</text:p>
          </table:table-cell>
          <table:table-cell/>
          <table:table-cell table:formula="of:=MOD(280.46646+[.G45]*(36000.76983+[.G45]*0.0003032);360)" office:value-type="float" office:value="321.448823812374" calcext:value-type="float">
            <text:p>321.448823812374</text:p>
          </table:table-cell>
          <table:table-cell table:formula="of:=357.52911+[.G45]*(35999.05029-0.0001537*[.G45])" office:value-type="float" office:value="9038.09680899074" calcext:value-type="float">
            <text:p>9038.09680899074</text:p>
          </table:table-cell>
          <table:table-cell table:formula="of:=0.016708634-[.G45]*(0.000042037+0.0000001267*[.G45])" office:value-type="float" office:value="0.0166984901149011" calcext:value-type="float">
            <text:p>0.0166984901149011</text:p>
          </table:table-cell>
          <table:table-cell table:formula="of:=SIN(RADIANS([.J45]))*(1.914602-[.G45]*(0.004817+0.000014*[.G45]))+SIN(RADIANS(2*[.J45]))*(0.019993-0.000101*[.G45])+SIN(RADIANS(3*[.J45]))*0.000289" office:value-type="float" office:value="1.20023216550133" calcext:value-type="float">
            <text:p>1.20023216550133</text:p>
          </table:table-cell>
          <table:table-cell table:formula="of:=[.I45]+[.L45]" office:value-type="float" office:value="322.649055977875" calcext:value-type="float">
            <text:p>322.649055977875</text:p>
          </table:table-cell>
          <table:table-cell table:formula="of:=[.J45]+[.L45]" office:value-type="float" office:value="9039.29704115624" calcext:value-type="float">
            <text:p>9039.29704115624</text:p>
          </table:table-cell>
          <table:table-cell table:formula="of:=(1.000001018*(1-[.K45]*[.K45]))/(1+[.K45]*COS(RADIANS([.N45])))" office:value-type="float" office:value="0.986968074064991" calcext:value-type="float">
            <text:p>0.986968074064991</text:p>
          </table:table-cell>
          <table:table-cell table:formula="of:=[.M45]-0.00569-0.00478*SIN(RADIANS(125.04-1934.136*[.G45]))" office:value-type="float" office:value="322.641836963509" calcext:value-type="float">
            <text:p>322.641836963509</text:p>
          </table:table-cell>
          <table:table-cell table:formula="of:=23+(26+((21.448-[.G45]*(46.815+[.G45]*(0.00059-[.G45]*0.001813))))/60)/60" office:value-type="float" office:value="23.436155371774" calcext:value-type="float">
            <text:p>23.436155371774</text:p>
          </table:table-cell>
          <table:table-cell table:formula="of:=[.Q45]+0.00256*COS(RADIANS(125.04-1934.136*[.G45]))" office:value-type="float" office:value="23.4385808665971" calcext:value-type="float">
            <text:p>23.4385808665971</text:p>
          </table:table-cell>
          <table:table-cell table:formula="of:=DEGREES(ATAN2(COS(RADIANS([.P45]));COS(RADIANS([.R45]))*SIN(RADIANS([.P45]))))" office:value-type="float" office:value="-35.0078142274878" calcext:value-type="float">
            <text:p>-35.0078142274878</text:p>
          </table:table-cell>
          <table:table-cell table:formula="of:=DEGREES(ASIN(SIN(RADIANS([.R45]))*SIN(RADIANS([.P45]))))" office:value-type="float" office:value="-13.9669717960144" calcext:value-type="float">
            <text:p>-13.9669717960144</text:p>
          </table:table-cell>
          <table:table-cell table:formula="of:=TAN(RADIANS([.R45]/2))*TAN(RADIANS([.R45]/2))" office:value-type="float" office:value="0.0430318471102721" calcext:value-type="float">
            <text:p>0.0430318471102721</text:p>
          </table:table-cell>
          <table:table-cell table:formula="of:=4*DEGREES([.U45]*SIN(2*RADIANS([.I45]))-2*[.K45]*SIN(RADIANS([.J45]))+4*[.K45]*[.U45]*SIN(RADIANS([.J45]))*COS(2*RADIANS([.I45]))-0.5*[.U45]*[.U45]*SIN(4*RADIANS([.I45]))-1.25*[.K45]*[.K45]*SIN(2*RADIANS([.J45])))" office:value-type="float" office:value="-14.23034181029" calcext:value-type="float">
            <text:p>-14.23034181029</text:p>
          </table:table-cell>
          <table:table-cell table:formula="of:=DEGREES(ACOS(COS(RADIANS(90.833))/(COS(RADIANS([.$B$3]))*COS(RADIANS([.T45])))-TAN(RADIANS([.$B$3]))*TAN(RADIANS([.T45]))))" office:value-type="float" office:value="87.9593017106125" calcext:value-type="float">
            <text:p>87.9593017106125</text:p>
          </table:table-cell>
          <table:table-cell table:style-name="ce22" table:formula="of:=(720-4*[.$B$4]-[.V45]+[.$B$5]*60)/1440" office:value-type="time" office:time-value="PT12H14M29.201388617S" calcext:value-type="time">
            <text:p>12:14:29</text:p>
          </table:table-cell>
          <table:table-cell table:style-name="ce8" table:formula="of:=[.X45]-[.W45]*4/1440" office:value-type="time" office:time-value="PT06H22M38.96897807S" calcext:value-type="time">
            <text:p>6:22:38</text:p>
          </table:table-cell>
          <table:table-cell table:style-name="ce8" table:formula="of:=[.X45]+[.W45]*4/1440" office:value-type="time" office:time-value="PT18H06M19.433799164S" calcext:value-type="time">
            <text:p>18:06:19</text:p>
          </table:table-cell>
          <table:table-cell table:style-name="ce11" table:formula="of:=8*[.W45]" office:value-type="float" office:value="703.6744136849" calcext:value-type="float">
            <text:p>703.6744136849</text:p>
          </table:table-cell>
          <table:table-cell table:formula="of:=MOD([.E45]*1440+[.V45]+4*[.$B$4]-60*[.$B$5];1440)" office:value-type="float" office:value="249.51331018971" calcext:value-type="float">
            <text:p>249.51331018971</text:p>
          </table:table-cell>
          <table:table-cell table:formula="of:=IF([.AB45]/4&lt;0;[.AB45]/4+180;[.AB45]/4-180)" office:value-type="float" office:value="-117.621672452573" calcext:value-type="float">
            <text:p>-117.621672452573</text:p>
          </table:table-cell>
          <table:table-cell table:formula="of:=DEGREES(ACOS(SIN(RADIANS([.$B$3]))*SIN(RADIANS([.T45]))+COS(RADIANS([.$B$3]))*COS(RADIANS([.T45]))*COS(RADIANS([.AC45]))))" office:value-type="float" office:value="119.286746875565" calcext:value-type="float">
            <text:p>119.286746875565</text:p>
          </table:table-cell>
          <table:table-cell table:formula="of:=90-[.AD45]" office:value-type="float" office:value="-29.2867468755646" calcext:value-type="float">
            <text:p>-29.2867468755646</text:p>
          </table:table-cell>
          <table:table-cell table:formula="of:=IF([.AE45]&gt;85;0;IF([.AE45]&gt;5;58.1/TAN(RADIANS([.AE45]))-0.07/POWER(TAN(RADIANS([.AE45]));3)+0.000086/POWER(TAN(RADIANS([.AE45]));5);IF([.AE45]&gt;-0.575;1735+[.AE45]*(-518.2+[.AE45]*(103.4+[.AE45]*(-12.79+[.AE45]*0.711)));-20.772/TAN(RADIANS([.AE45])))))/3600" office:value-type="float" office:value="0.0102875941847736" calcext:value-type="float">
            <text:p>0.0102875941847736</text:p>
          </table:table-cell>
          <table:table-cell table:formula="of:=[.AE45]+[.AF45]" office:value-type="float" office:value="-29.2764592813798" calcext:value-type="float">
            <text:p>-29.2764592813798</text:p>
          </table:table-cell>
          <table:table-cell table:formula="of:=IF([.AC45]&gt;0;MOD(DEGREES(ACOS(((SIN(RADIANS([.$B$3]))*COS(RADIANS([.AD45])))-SIN(RADIANS([.T45])))/(COS(RADIANS([.$B$3]))*SIN(RADIANS([.AD45])))))+180;360);MOD(540-DEGREES(ACOS(((SIN(RADIANS([.$B$3]))*COS(RADIANS([.AD45])))-SIN(RADIANS([.T45])))/(COS(RADIANS([.$B$3]))*SIN(RADIANS([.AD45])))));360))" office:value-type="float" office:value="99.65325783251" calcext:value-type="float">
            <text:p>99.653257832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45]+0.1/24" office:value-type="time" office:time-value="PT04H30M00S" calcext:value-type="time">
            <text:p>4:30:00</text:p>
          </table:table-cell>
          <table:table-cell table:style-name="ce9" table:formula="of:=[.D46]+2415018.5+[.E46]-[.$B$5]/24" office:value-type="float" office:value="2460352.39583333" calcext:value-type="float">
            <text:p>2460352.40</text:p>
          </table:table-cell>
          <table:table-cell table:style-name="ce10" table:formula="of:=([.F46]-2451545)/36525" office:value-type="float" office:value="0.241133356148761" calcext:value-type="float">
            <text:p>0.24113336</text:p>
          </table:table-cell>
          <table:table-cell/>
          <table:table-cell table:formula="of:=MOD(280.46646+[.G46]*(36000.76983+[.G46]*0.0003032);360)" office:value-type="float" office:value="321.452930676605" calcext:value-type="float">
            <text:p>321.452930676605</text:p>
          </table:table-cell>
          <table:table-cell table:formula="of:=357.52911+[.G46]*(35999.05029-0.0001537*[.G46])" office:value-type="float" office:value="9038.10091565879" calcext:value-type="float">
            <text:p>9038.10091565879</text:p>
          </table:table-cell>
          <table:table-cell table:formula="of:=0.016708634-[.G46]*(0.000042037+0.0000001267*[.G46])" office:value-type="float" office:value="0.0166984901100986" calcext:value-type="float">
            <text:p>0.0166984901100986</text:p>
          </table:table-cell>
          <table:table-cell table:formula="of:=SIN(RADIANS([.J46]))*(1.914602-[.G46]*(0.004817+0.000014*[.G46]))+SIN(RADIANS(2*[.J46]))*(0.019993-0.000101*[.G46])+SIN(RADIANS(3*[.J46]))*0.000289" office:value-type="float" office:value="1.20034074881439" calcext:value-type="float">
            <text:p>1.20034074881439</text:p>
          </table:table-cell>
          <table:table-cell table:formula="of:=[.I46]+[.L46]" office:value-type="float" office:value="322.65327142542" calcext:value-type="float">
            <text:p>322.65327142542</text:p>
          </table:table-cell>
          <table:table-cell table:formula="of:=[.J46]+[.L46]" office:value-type="float" office:value="9039.3012564076" calcext:value-type="float">
            <text:p>9039.3012564076</text:p>
          </table:table-cell>
          <table:table-cell table:formula="of:=(1.000001018*(1-[.K46]*[.K46]))/(1+[.K46]*COS(RADIANS([.N46])))" office:value-type="float" office:value="0.986968832231315" calcext:value-type="float">
            <text:p>0.986968832231315</text:p>
          </table:table-cell>
          <table:table-cell table:formula="of:=[.M46]-0.00569-0.00478*SIN(RADIANS(125.04-1934.136*[.G46]))" office:value-type="float" office:value="322.646052428493" calcext:value-type="float">
            <text:p>322.646052428493</text:p>
          </table:table-cell>
          <table:table-cell table:formula="of:=23+(26+((21.448-[.G46]*(46.815+[.G46]*(0.00059-[.G46]*0.001813))))/60)/60" office:value-type="float" office:value="23.4361553702905" calcext:value-type="float">
            <text:p>23.4361553702905</text:p>
          </table:table-cell>
          <table:table-cell table:formula="of:=[.Q46]+0.00256*COS(RADIANS(125.04-1934.136*[.G46]))" office:value-type="float" office:value="23.4385808682671" calcext:value-type="float">
            <text:p>23.4385808682671</text:p>
          </table:table-cell>
          <table:table-cell table:formula="of:=DEGREES(ATAN2(COS(RADIANS([.P46]));COS(RADIANS([.R46]))*SIN(RADIANS([.P46]))))" office:value-type="float" office:value="-35.0037073672157" calcext:value-type="float">
            <text:p>-35.0037073672157</text:p>
          </table:table-cell>
          <table:table-cell table:formula="of:=DEGREES(ASIN(SIN(RADIANS([.R46]))*SIN(RADIANS([.P46]))))" office:value-type="float" office:value="-13.965598365966" calcext:value-type="float">
            <text:p>-13.965598365966</text:p>
          </table:table-cell>
          <table:table-cell table:formula="of:=TAN(RADIANS([.R46]/2))*TAN(RADIANS([.R46]/2))" office:value-type="float" office:value="0.0430318471165784" calcext:value-type="float">
            <text:p>0.0430318471165784</text:p>
          </table:table-cell>
          <table:table-cell table:formula="of:=4*DEGREES([.U46]*SIN(2*RADIANS([.I46]))-2*[.K46]*SIN(RADIANS([.J46]))+4*[.K46]*[.U46]*SIN(RADIANS([.J46]))*COS(2*RADIANS([.I46]))-0.5*[.U46]*[.U46]*SIN(4*RADIANS([.I46]))-1.25*[.K46]*[.K46]*SIN(2*RADIANS([.J46])))" office:value-type="float" office:value="-14.2303407222246" calcext:value-type="float">
            <text:p>-14.2303407222246</text:p>
          </table:table-cell>
          <table:table-cell table:formula="of:=DEGREES(ACOS(COS(RADIANS(90.833))/(COS(RADIANS([.$B$3]))*COS(RADIANS([.T46])))-TAN(RADIANS([.$B$3]))*TAN(RADIANS([.T46]))))" office:value-type="float" office:value="87.9595951381497" calcext:value-type="float">
            <text:p>87.9595951381497</text:p>
          </table:table-cell>
          <table:table-cell table:style-name="ce22" table:formula="of:=(720-4*[.$B$4]-[.V46]+[.$B$5]*60)/1440" office:value-type="time" office:time-value="PT12H14M29.201323333S" calcext:value-type="time">
            <text:p>12:14:29</text:p>
          </table:table-cell>
          <table:table-cell table:style-name="ce8" table:formula="of:=[.X46]-[.W46]*4/1440" office:value-type="time" office:time-value="PT06H22M38.898490178S" calcext:value-type="time">
            <text:p>6:22:38</text:p>
          </table:table-cell>
          <table:table-cell table:style-name="ce8" table:formula="of:=[.X46]+[.W46]*4/1440" office:value-type="time" office:time-value="PT18H06M19.504156489S" calcext:value-type="time">
            <text:p>18:06:19</text:p>
          </table:table-cell>
          <table:table-cell table:style-name="ce11" table:formula="of:=8*[.W46]" office:value-type="float" office:value="703.676761105198" calcext:value-type="float">
            <text:p>703.676761105198</text:p>
          </table:table-cell>
          <table:table-cell table:formula="of:=MOD([.E46]*1440+[.V46]+4*[.$B$4]-60*[.$B$5];1440)" office:value-type="float" office:value="255.513311277775" calcext:value-type="float">
            <text:p>255.513311277775</text:p>
          </table:table-cell>
          <table:table-cell table:formula="of:=IF([.AB46]/4&lt;0;[.AB46]/4+180;[.AB46]/4-180)" office:value-type="float" office:value="-116.121672180556" calcext:value-type="float">
            <text:p>-116.121672180556</text:p>
          </table:table-cell>
          <table:table-cell table:formula="of:=DEGREES(ACOS(SIN(RADIANS([.$B$3]))*SIN(RADIANS([.T46]))+COS(RADIANS([.$B$3]))*COS(RADIANS([.T46]))*COS(RADIANS([.AC46]))))" office:value-type="float" office:value="117.838228809952" calcext:value-type="float">
            <text:p>117.838228809952</text:p>
          </table:table-cell>
          <table:table-cell table:formula="of:=90-[.AD46]" office:value-type="float" office:value="-27.8382288099517" calcext:value-type="float">
            <text:p>-27.8382288099517</text:p>
          </table:table-cell>
          <table:table-cell table:formula="of:=IF([.AE46]&gt;85;0;IF([.AE46]&gt;5;58.1/TAN(RADIANS([.AE46]))-0.07/POWER(TAN(RADIANS([.AE46]));3)+0.000086/POWER(TAN(RADIANS([.AE46]));5);IF([.AE46]&gt;-0.575;1735+[.AE46]*(-518.2+[.AE46]*(103.4+[.AE46]*(-12.79+[.AE46]*0.711)));-20.772/TAN(RADIANS([.AE46])))))/3600" office:value-type="float" office:value="0.010926102043462" calcext:value-type="float">
            <text:p>0.010926102043462</text:p>
          </table:table-cell>
          <table:table-cell table:formula="of:=[.AE46]+[.AF46]" office:value-type="float" office:value="-27.8273027079082" calcext:value-type="float">
            <text:p>-27.8273027079082</text:p>
          </table:table-cell>
          <table:table-cell table:formula="of:=IF([.AC46]&gt;0;MOD(DEGREES(ACOS(((SIN(RADIANS([.$B$3]))*COS(RADIANS([.AD46])))-SIN(RADIANS([.T46])))/(COS(RADIANS([.$B$3]))*SIN(RADIANS([.AD46])))))+180;360);MOD(540-DEGREES(ACOS(((SIN(RADIANS([.$B$3]))*COS(RADIANS([.AD46])))-SIN(RADIANS([.T46])))/(COS(RADIANS([.$B$3]))*SIN(RADIANS([.AD46])))));360))" office:value-type="float" office:value="99.817188042665" calcext:value-type="float">
            <text:p>99.81718804266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46]+0.1/24" office:value-type="time" office:time-value="PT04H36M00S" calcext:value-type="time">
            <text:p>4:36:00</text:p>
          </table:table-cell>
          <table:table-cell table:style-name="ce9" table:formula="of:=[.D47]+2415018.5+[.E47]-[.$B$5]/24" office:value-type="float" office:value="2460352.4" calcext:value-type="float">
            <text:p>2460352.40</text:p>
          </table:table-cell>
          <table:table-cell table:style-name="ce10" table:formula="of:=([.F47]-2451545)/36525" office:value-type="float" office:value="0.241133470225883" calcext:value-type="float">
            <text:p>0.24113347</text:p>
          </table:table-cell>
          <table:table-cell/>
          <table:table-cell table:formula="of:=MOD(280.46646+[.G47]*(36000.76983+[.G47]*0.0003032);360)" office:value-type="float" office:value="321.457037540837" calcext:value-type="float">
            <text:p>321.457037540837</text:p>
          </table:table-cell>
          <table:table-cell table:formula="of:=357.52911+[.G47]*(35999.05029-0.0001537*[.G47])" office:value-type="float" office:value="9038.10502232683" calcext:value-type="float">
            <text:p>9038.10502232683</text:p>
          </table:table-cell>
          <table:table-cell table:formula="of:=0.016708634-[.G47]*(0.000042037+0.0000001267*[.G47])" office:value-type="float" office:value="0.0166984901052962" calcext:value-type="float">
            <text:p>0.0166984901052962</text:p>
          </table:table-cell>
          <table:table-cell table:formula="of:=SIN(RADIANS([.J47]))*(1.914602-[.G47]*(0.004817+0.000014*[.G47]))+SIN(RADIANS(2*[.J47]))*(0.019993-0.000101*[.G47])+SIN(RADIANS(3*[.J47]))*0.000289" office:value-type="float" office:value="1.20044932565119" calcext:value-type="float">
            <text:p>1.20044932565119</text:p>
          </table:table-cell>
          <table:table-cell table:formula="of:=[.I47]+[.L47]" office:value-type="float" office:value="322.657486866488" calcext:value-type="float">
            <text:p>322.657486866488</text:p>
          </table:table-cell>
          <table:table-cell table:formula="of:=[.J47]+[.L47]" office:value-type="float" office:value="9039.30547165249" calcext:value-type="float">
            <text:p>9039.30547165249</text:p>
          </table:table-cell>
          <table:table-cell table:formula="of:=(1.000001018*(1-[.K47]*[.K47]))/(1+[.K47]*COS(RADIANS([.N47])))" office:value-type="float" office:value="0.986969590465787" calcext:value-type="float">
            <text:p>0.986969590465787</text:p>
          </table:table-cell>
          <table:table-cell table:formula="of:=[.M47]-0.00569-0.00478*SIN(RADIANS(125.04-1934.136*[.G47]))" office:value-type="float" office:value="322.650267887002" calcext:value-type="float">
            <text:p>322.650267887002</text:p>
          </table:table-cell>
          <table:table-cell table:formula="of:=23+(26+((21.448-[.G47]*(46.815+[.G47]*(0.00059-[.G47]*0.001813))))/60)/60" office:value-type="float" office:value="23.436155368807" calcext:value-type="float">
            <text:p>23.436155368807</text:p>
          </table:table-cell>
          <table:table-cell table:formula="of:=[.Q47]+0.00256*COS(RADIANS(125.04-1934.136*[.G47]))" office:value-type="float" office:value="23.438580869937" calcext:value-type="float">
            <text:p>23.438580869937</text:p>
          </table:table-cell>
          <table:table-cell table:formula="of:=DEGREES(ATAN2(COS(RADIANS([.P47]));COS(RADIANS([.R47]))*SIN(RADIANS([.P47]))))" office:value-type="float" office:value="-34.9996005622186" calcext:value-type="float">
            <text:p>-34.9996005622186</text:p>
          </table:table-cell>
          <table:table-cell table:formula="of:=DEGREES(ASIN(SIN(RADIANS([.R47]))*SIN(RADIANS([.P47]))))" office:value-type="float" office:value="-13.9642248690847" calcext:value-type="float">
            <text:p>-13.9642248690847</text:p>
          </table:table-cell>
          <table:table-cell table:formula="of:=TAN(RADIANS([.R47]/2))*TAN(RADIANS([.R47]/2))" office:value-type="float" office:value="0.0430318471228846" calcext:value-type="float">
            <text:p>0.0430318471228846</text:p>
          </table:table-cell>
          <table:table-cell table:formula="of:=4*DEGREES([.U47]*SIN(2*RADIANS([.I47]))-2*[.K47]*SIN(RADIANS([.J47]))+4*[.K47]*[.U47]*SIN(RADIANS([.J47]))*COS(2*RADIANS([.I47]))-0.5*[.U47]*[.U47]*SIN(4*RADIANS([.I47]))-1.25*[.K47]*[.K47]*SIN(2*RADIANS([.J47])))" office:value-type="float" office:value="-14.2303394102868" calcext:value-type="float">
            <text:p>-14.2303394102868</text:p>
          </table:table-cell>
          <table:table-cell table:formula="of:=DEGREES(ACOS(COS(RADIANS(90.833))/(COS(RADIANS([.$B$3]))*COS(RADIANS([.T47])))-TAN(RADIANS([.$B$3]))*TAN(RADIANS([.T47]))))" office:value-type="float" office:value="87.9598885769171" calcext:value-type="float">
            <text:p>87.9598885769171</text:p>
          </table:table-cell>
          <table:table-cell table:style-name="ce22" table:formula="of:=(720-4*[.$B$4]-[.V47]+[.$B$5]*60)/1440" office:value-type="time" office:time-value="PT12H14M29.201244617S" calcext:value-type="time">
            <text:p>12:14:29</text:p>
          </table:table-cell>
          <table:table-cell table:style-name="ce8" table:formula="of:=[.X47]-[.W47]*4/1440" office:value-type="time" office:time-value="PT06H22M38.827986157S" calcext:value-type="time">
            <text:p>6:22:38</text:p>
          </table:table-cell>
          <table:table-cell table:style-name="ce8" table:formula="of:=[.X47]+[.W47]*4/1440" office:value-type="time" office:time-value="PT18H06M19.574503077S" calcext:value-type="time">
            <text:p>18:06:19</text:p>
          </table:table-cell>
          <table:table-cell table:style-name="ce11" table:formula="of:=8*[.W47]" office:value-type="float" office:value="703.679108615337" calcext:value-type="float">
            <text:p>703.679108615337</text:p>
          </table:table-cell>
          <table:table-cell table:formula="of:=MOD([.E47]*1440+[.V47]+4*[.$B$4]-60*[.$B$5];1440)" office:value-type="float" office:value="261.513312589713" calcext:value-type="float">
            <text:p>261.513312589713</text:p>
          </table:table-cell>
          <table:table-cell table:formula="of:=IF([.AB47]/4&lt;0;[.AB47]/4+180;[.AB47]/4-180)" office:value-type="float" office:value="-114.621671852572" calcext:value-type="float">
            <text:p>-114.621671852572</text:p>
          </table:table-cell>
          <table:table-cell table:formula="of:=DEGREES(ACOS(SIN(RADIANS([.$B$3]))*SIN(RADIANS([.T47]))+COS(RADIANS([.$B$3]))*COS(RADIANS([.T47]))*COS(RADIANS([.AC47]))))" office:value-type="float" office:value="116.390433811803" calcext:value-type="float">
            <text:p>116.390433811803</text:p>
          </table:table-cell>
          <table:table-cell table:formula="of:=90-[.AD47]" office:value-type="float" office:value="-26.3904338118031" calcext:value-type="float">
            <text:p>-26.3904338118031</text:p>
          </table:table-cell>
          <table:table-cell table:formula="of:=IF([.AE47]&gt;85;0;IF([.AE47]&gt;5;58.1/TAN(RADIANS([.AE47]))-0.07/POWER(TAN(RADIANS([.AE47]));3)+0.000086/POWER(TAN(RADIANS([.AE47]));5);IF([.AE47]&gt;-0.575;1735+[.AE47]*(-518.2+[.AE47]*(103.4+[.AE47]*(-12.79+[.AE47]*0.711)));-20.772/TAN(RADIANS([.AE47])))))/3600" office:value-type="float" office:value="0.0116284641324623" calcext:value-type="float">
            <text:p>0.0116284641324623</text:p>
          </table:table-cell>
          <table:table-cell table:formula="of:=[.AE47]+[.AF47]" office:value-type="float" office:value="-26.3788053476706" calcext:value-type="float">
            <text:p>-26.3788053476706</text:p>
          </table:table-cell>
          <table:table-cell table:formula="of:=IF([.AC47]&gt;0;MOD(DEGREES(ACOS(((SIN(RADIANS([.$B$3]))*COS(RADIANS([.AD47])))-SIN(RADIANS([.T47])))/(COS(RADIANS([.$B$3]))*SIN(RADIANS([.AD47])))))+180;360);MOD(540-DEGREES(ACOS(((SIN(RADIANS([.$B$3]))*COS(RADIANS([.AD47])))-SIN(RADIANS([.T47])))/(COS(RADIANS([.$B$3]))*SIN(RADIANS([.AD47])))));360))" office:value-type="float" office:value="99.9870134690352" calcext:value-type="float">
            <text:p>99.987013469035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47]+0.1/24" office:value-type="time" office:time-value="PT04H42M00S" calcext:value-type="time">
            <text:p>4:42:00</text:p>
          </table:table-cell>
          <table:table-cell table:style-name="ce9" table:formula="of:=[.D48]+2415018.5+[.E48]-[.$B$5]/24" office:value-type="float" office:value="2460352.40416667" calcext:value-type="float">
            <text:p>2460352.40</text:p>
          </table:table-cell>
          <table:table-cell table:style-name="ce10" table:formula="of:=([.F48]-2451545)/36525" office:value-type="float" office:value="0.241133584302992" calcext:value-type="float">
            <text:p>0.24113358</text:p>
          </table:table-cell>
          <table:table-cell/>
          <table:table-cell table:formula="of:=MOD(280.46646+[.G48]*(36000.76983+[.G48]*0.0003032);360)" office:value-type="float" office:value="321.461144404609" calcext:value-type="float">
            <text:p>321.461144404609</text:p>
          </table:table-cell>
          <table:table-cell table:formula="of:=357.52911+[.G48]*(35999.05029-0.0001537*[.G48])" office:value-type="float" office:value="9038.10912899442" calcext:value-type="float">
            <text:p>9038.10912899442</text:p>
          </table:table-cell>
          <table:table-cell table:formula="of:=0.016708634-[.G48]*(0.000042037+0.0000001267*[.G48])" office:value-type="float" office:value="0.0166984901004938" calcext:value-type="float">
            <text:p>0.0166984901004938</text:p>
          </table:table-cell>
          <table:table-cell table:formula="of:=SIN(RADIANS([.J48]))*(1.914602-[.G48]*(0.004817+0.000014*[.G48]))+SIN(RADIANS(2*[.J48]))*(0.019993-0.000101*[.G48])+SIN(RADIANS(3*[.J48]))*0.000289" office:value-type="float" office:value="1.20055789599911" calcext:value-type="float">
            <text:p>1.20055789599911</text:p>
          </table:table-cell>
          <table:table-cell table:formula="of:=[.I48]+[.L48]" office:value-type="float" office:value="322.661702300609" calcext:value-type="float">
            <text:p>322.661702300609</text:p>
          </table:table-cell>
          <table:table-cell table:formula="of:=[.J48]+[.L48]" office:value-type="float" office:value="9039.30968689042" calcext:value-type="float">
            <text:p>9039.30968689042</text:p>
          </table:table-cell>
          <table:table-cell table:formula="of:=(1.000001018*(1-[.K48]*[.K48]))/(1+[.K48]*COS(RADIANS([.N48])))" office:value-type="float" office:value="0.986970348768316" calcext:value-type="float">
            <text:p>0.986970348768316</text:p>
          </table:table-cell>
          <table:table-cell table:formula="of:=[.M48]-0.00569-0.00478*SIN(RADIANS(125.04-1934.136*[.G48]))" office:value-type="float" office:value="322.654483338563" calcext:value-type="float">
            <text:p>322.654483338563</text:p>
          </table:table-cell>
          <table:table-cell table:formula="of:=23+(26+((21.448-[.G48]*(46.815+[.G48]*(0.00059-[.G48]*0.001813))))/60)/60" office:value-type="float" office:value="23.4361553673236" calcext:value-type="float">
            <text:p>23.4361553673236</text:p>
          </table:table-cell>
          <table:table-cell table:formula="of:=[.Q48]+0.00256*COS(RADIANS(125.04-1934.136*[.G48]))" office:value-type="float" office:value="23.4385808716069" calcext:value-type="float">
            <text:p>23.4385808716069</text:p>
          </table:table-cell>
          <table:table-cell table:formula="of:=DEGREES(ATAN2(COS(RADIANS([.P48]));COS(RADIANS([.R48]))*SIN(RADIANS([.P48]))))" office:value-type="float" office:value="-34.9954938129518" calcext:value-type="float">
            <text:p>-34.9954938129518</text:p>
          </table:table-cell>
          <table:table-cell table:formula="of:=DEGREES(ASIN(SIN(RADIANS([.R48]))*SIN(RADIANS([.P48]))))" office:value-type="float" office:value="-13.9628513055323" calcext:value-type="float">
            <text:p>-13.9628513055323</text:p>
          </table:table-cell>
          <table:table-cell table:formula="of:=TAN(RADIANS([.R48]/2))*TAN(RADIANS([.R48]/2))" office:value-type="float" office:value="0.0430318471291907" calcext:value-type="float">
            <text:p>0.0430318471291907</text:p>
          </table:table-cell>
          <table:table-cell table:formula="of:=4*DEGREES([.U48]*SIN(2*RADIANS([.I48]))-2*[.K48]*SIN(RADIANS([.J48]))+4*[.K48]*[.U48]*SIN(RADIANS([.J48]))*COS(2*RADIANS([.I48]))-0.5*[.U48]*[.U48]*SIN(4*RADIANS([.I48]))-1.25*[.K48]*[.K48]*SIN(2*RADIANS([.J48])))" office:value-type="float" office:value="-14.2303378744882" calcext:value-type="float">
            <text:p>-14.2303378744882</text:p>
          </table:table-cell>
          <table:table-cell table:formula="of:=DEGREES(ACOS(COS(RADIANS(90.833))/(COS(RADIANS([.$B$3]))*COS(RADIANS([.T48])))-TAN(RADIANS([.$B$3]))*TAN(RADIANS([.T48]))))" office:value-type="float" office:value="87.96018202688" calcext:value-type="float">
            <text:p>87.96018202688</text:p>
          </table:table-cell>
          <table:table-cell table:style-name="ce22" table:formula="of:=(720-4*[.$B$4]-[.V48]+[.$B$5]*60)/1440" office:value-type="time" office:time-value="PT12H14M29.201152469S" calcext:value-type="time">
            <text:p>12:14:29</text:p>
          </table:table-cell>
          <table:table-cell table:style-name="ce8" table:formula="of:=[.X48]-[.W48]*4/1440" office:value-type="time" office:time-value="PT06H22M38.757466018S" calcext:value-type="time">
            <text:p>6:22:38</text:p>
          </table:table-cell>
          <table:table-cell table:style-name="ce8" table:formula="of:=[.X48]+[.W48]*4/1440" office:value-type="time" office:time-value="PT18H06M19.64483892S" calcext:value-type="time">
            <text:p>18:06:19</text:p>
          </table:table-cell>
          <table:table-cell table:style-name="ce11" table:formula="of:=8*[.W48]" office:value-type="float" office:value="703.68145621504" calcext:value-type="float">
            <text:p>703.68145621504</text:p>
          </table:table-cell>
          <table:table-cell table:formula="of:=MOD([.E48]*1440+[.V48]+4*[.$B$4]-60*[.$B$5];1440)" office:value-type="float" office:value="267.513314125512" calcext:value-type="float">
            <text:p>267.513314125512</text:p>
          </table:table-cell>
          <table:table-cell table:formula="of:=IF([.AB48]/4&lt;0;[.AB48]/4+180;[.AB48]/4-180)" office:value-type="float" office:value="-113.121671468622" calcext:value-type="float">
            <text:p>-113.121671468622</text:p>
          </table:table-cell>
          <table:table-cell table:formula="of:=DEGREES(ACOS(SIN(RADIANS([.$B$3]))*SIN(RADIANS([.T48]))+COS(RADIANS([.$B$3]))*COS(RADIANS([.T48]))*COS(RADIANS([.AC48]))))" office:value-type="float" office:value="114.943400538144" calcext:value-type="float">
            <text:p>114.943400538144</text:p>
          </table:table-cell>
          <table:table-cell table:formula="of:=90-[.AD48]" office:value-type="float" office:value="-24.9434005381439" calcext:value-type="float">
            <text:p>-24.9434005381439</text:p>
          </table:table-cell>
          <table:table-cell table:formula="of:=IF([.AE48]&gt;85;0;IF([.AE48]&gt;5;58.1/TAN(RADIANS([.AE48]))-0.07/POWER(TAN(RADIANS([.AE48]));3)+0.000086/POWER(TAN(RADIANS([.AE48]));5);IF([.AE48]&gt;-0.575;1735+[.AE48]*(-518.2+[.AE48]*(103.4+[.AE48]*(-12.79+[.AE48]*0.711)));-20.772/TAN(RADIANS([.AE48])))))/3600" office:value-type="float" office:value="0.0124057857892762" calcext:value-type="float">
            <text:p>0.0124057857892762</text:p>
          </table:table-cell>
          <table:table-cell table:formula="of:=[.AE48]+[.AF48]" office:value-type="float" office:value="-24.9309947523546" calcext:value-type="float">
            <text:p>-24.9309947523546</text:p>
          </table:table-cell>
          <table:table-cell table:formula="of:=IF([.AC48]&gt;0;MOD(DEGREES(ACOS(((SIN(RADIANS([.$B$3]))*COS(RADIANS([.AD48])))-SIN(RADIANS([.T48])))/(COS(RADIANS([.$B$3]))*SIN(RADIANS([.AD48])))))+180;360);MOD(540-DEGREES(ACOS(((SIN(RADIANS([.$B$3]))*COS(RADIANS([.AD48])))-SIN(RADIANS([.T48])))/(COS(RADIANS([.$B$3]))*SIN(RADIANS([.AD48])))));360))" office:value-type="float" office:value="100.162718508146" calcext:value-type="float">
            <text:p>100.16271850814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48]+0.1/24" office:value-type="time" office:time-value="PT04H48M00S" calcext:value-type="time">
            <text:p>4:48:00</text:p>
          </table:table-cell>
          <table:table-cell table:style-name="ce9" table:formula="of:=[.D49]+2415018.5+[.E49]-[.$B$5]/24" office:value-type="float" office:value="2460352.40833333" calcext:value-type="float">
            <text:p>2460352.41</text:p>
          </table:table-cell>
          <table:table-cell table:style-name="ce10" table:formula="of:=([.F49]-2451545)/36525" office:value-type="float" office:value="0.241133698380114" calcext:value-type="float">
            <text:p>0.24113370</text:p>
          </table:table-cell>
          <table:table-cell/>
          <table:table-cell table:formula="of:=MOD(280.46646+[.G49]*(36000.76983+[.G49]*0.0003032);360)" office:value-type="float" office:value="321.465251268843" calcext:value-type="float">
            <text:p>321.465251268843</text:p>
          </table:table-cell>
          <table:table-cell table:formula="of:=357.52911+[.G49]*(35999.05029-0.0001537*[.G49])" office:value-type="float" office:value="9038.11323566247" calcext:value-type="float">
            <text:p>9038.11323566247</text:p>
          </table:table-cell>
          <table:table-cell table:formula="of:=0.016708634-[.G49]*(0.000042037+0.0000001267*[.G49])" office:value-type="float" office:value="0.0166984900956914" calcext:value-type="float">
            <text:p>0.0166984900956914</text:p>
          </table:table-cell>
          <table:table-cell table:formula="of:=SIN(RADIANS([.J49]))*(1.914602-[.G49]*(0.004817+0.000014*[.G49]))+SIN(RADIANS(2*[.J49]))*(0.019993-0.000101*[.G49])+SIN(RADIANS(3*[.J49]))*0.000289" office:value-type="float" office:value="1.20066645988169" calcext:value-type="float">
            <text:p>1.20066645988169</text:p>
          </table:table-cell>
          <table:table-cell table:formula="of:=[.I49]+[.L49]" office:value-type="float" office:value="322.665917728724" calcext:value-type="float">
            <text:p>322.665917728724</text:p>
          </table:table-cell>
          <table:table-cell table:formula="of:=[.J49]+[.L49]" office:value-type="float" office:value="9039.31390212235" calcext:value-type="float">
            <text:p>9039.31390212235</text:p>
          </table:table-cell>
          <table:table-cell table:formula="of:=(1.000001018*(1-[.K49]*[.K49]))/(1+[.K49]*COS(RADIANS([.N49])))" office:value-type="float" office:value="0.986971107139068" calcext:value-type="float">
            <text:p>0.986971107139068</text:p>
          </table:table-cell>
          <table:table-cell table:formula="of:=[.M49]-0.00569-0.00478*SIN(RADIANS(125.04-1934.136*[.G49]))" office:value-type="float" office:value="322.658698784119" calcext:value-type="float">
            <text:p>322.658698784119</text:p>
          </table:table-cell>
          <table:table-cell table:formula="of:=23+(26+((21.448-[.G49]*(46.815+[.G49]*(0.00059-[.G49]*0.001813))))/60)/60" office:value-type="float" office:value="23.4361553658401" calcext:value-type="float">
            <text:p>23.4361553658401</text:p>
          </table:table-cell>
          <table:table-cell table:formula="of:=[.Q49]+0.00256*COS(RADIANS(125.04-1934.136*[.G49]))" office:value-type="float" office:value="23.4385808732767" calcext:value-type="float">
            <text:p>23.4385808732767</text:p>
          </table:table-cell>
          <table:table-cell table:formula="of:=DEGREES(ATAN2(COS(RADIANS([.P49]));COS(RADIANS([.R49]))*SIN(RADIANS([.P49]))))" office:value-type="float" office:value="-34.9913871184944" calcext:value-type="float">
            <text:p>-34.9913871184944</text:p>
          </table:table-cell>
          <table:table-cell table:formula="of:=DEGREES(ASIN(SIN(RADIANS([.R49]))*SIN(RADIANS([.P49]))))" office:value-type="float" office:value="-13.9614776750098" calcext:value-type="float">
            <text:p>-13.9614776750098</text:p>
          </table:table-cell>
          <table:table-cell table:formula="of:=TAN(RADIANS([.R49]/2))*TAN(RADIANS([.R49]/2))" office:value-type="float" office:value="0.0430318471354966" calcext:value-type="float">
            <text:p>0.0430318471354966</text:p>
          </table:table-cell>
          <table:table-cell table:formula="of:=4*DEGREES([.U49]*SIN(2*RADIANS([.I49]))-2*[.K49]*SIN(RADIANS([.J49]))+4*[.K49]*[.U49]*SIN(RADIANS([.J49]))*COS(2*RADIANS([.I49]))-0.5*[.U49]*[.U49]*SIN(4*RADIANS([.I49]))-1.25*[.K49]*[.K49]*SIN(2*RADIANS([.J49])))" office:value-type="float" office:value="-14.2303361148393" calcext:value-type="float">
            <text:p>-14.2303361148393</text:p>
          </table:table-cell>
          <table:table-cell table:formula="of:=DEGREES(ACOS(COS(RADIANS(90.833))/(COS(RADIANS([.$B$3]))*COS(RADIANS([.T49])))-TAN(RADIANS([.$B$3]))*TAN(RADIANS([.T49]))))" office:value-type="float" office:value="87.9604754881023" calcext:value-type="float">
            <text:p>87.9604754881023</text:p>
          </table:table-cell>
          <table:table-cell table:style-name="ce22" table:formula="of:=(720-4*[.$B$4]-[.V49]+[.$B$5]*60)/1440" office:value-type="time" office:time-value="PT12H14M29.20104689S" calcext:value-type="time">
            <text:p>12:14:29</text:p>
          </table:table-cell>
          <table:table-cell table:style-name="ce8" table:formula="of:=[.X49]-[.W49]*4/1440" office:value-type="time" office:time-value="PT06H22M38.686929746S" calcext:value-type="time">
            <text:p>6:22:38</text:p>
          </table:table-cell>
          <table:table-cell table:style-name="ce8" table:formula="of:=[.X49]+[.W49]*4/1440" office:value-type="time" office:time-value="PT18H06M19.715164035S" calcext:value-type="time">
            <text:p>18:06:19</text:p>
          </table:table-cell>
          <table:table-cell table:style-name="ce11" table:formula="of:=8*[.W49]" office:value-type="float" office:value="703.683803904818" calcext:value-type="float">
            <text:p>703.683803904818</text:p>
          </table:table-cell>
          <table:table-cell table:formula="of:=MOD([.E49]*1440+[.V49]+4*[.$B$4]-60*[.$B$5];1440)" office:value-type="float" office:value="273.513315885161" calcext:value-type="float">
            <text:p>273.513315885161</text:p>
          </table:table-cell>
          <table:table-cell table:formula="of:=IF([.AB49]/4&lt;0;[.AB49]/4+180;[.AB49]/4-180)" office:value-type="float" office:value="-111.62167102871" calcext:value-type="float">
            <text:p>-111.62167102871</text:p>
          </table:table-cell>
          <table:table-cell table:formula="of:=DEGREES(ACOS(SIN(RADIANS([.$B$3]))*SIN(RADIANS([.T49]))+COS(RADIANS([.$B$3]))*COS(RADIANS([.T49]))*COS(RADIANS([.AC49]))))" office:value-type="float" office:value="113.497168954884" calcext:value-type="float">
            <text:p>113.497168954884</text:p>
          </table:table-cell>
          <table:table-cell table:formula="of:=90-[.AD49]" office:value-type="float" office:value="-23.4971689548836" calcext:value-type="float">
            <text:p>-23.4971689548836</text:p>
          </table:table-cell>
          <table:table-cell table:formula="of:=IF([.AE49]&gt;85;0;IF([.AE49]&gt;5;58.1/TAN(RADIANS([.AE49]))-0.07/POWER(TAN(RADIANS([.AE49]));3)+0.000086/POWER(TAN(RADIANS([.AE49]));5);IF([.AE49]&gt;-0.575;1735+[.AE49]*(-518.2+[.AE49]*(103.4+[.AE49]*(-12.79+[.AE49]*0.711)));-20.772/TAN(RADIANS([.AE49])))))/3600" office:value-type="float" office:value="0.0132718847852238" calcext:value-type="float">
            <text:p>0.0132718847852238</text:p>
          </table:table-cell>
          <table:table-cell table:formula="of:=[.AE49]+[.AF49]" office:value-type="float" office:value="-23.4838970700984" calcext:value-type="float">
            <text:p>-23.4838970700984</text:p>
          </table:table-cell>
          <table:table-cell table:formula="of:=IF([.AC49]&gt;0;MOD(DEGREES(ACOS(((SIN(RADIANS([.$B$3]))*COS(RADIANS([.AD49])))-SIN(RADIANS([.T49])))/(COS(RADIANS([.$B$3]))*SIN(RADIANS([.AD49])))))+180;360);MOD(540-DEGREES(ACOS(((SIN(RADIANS([.$B$3]))*COS(RADIANS([.AD49])))-SIN(RADIANS([.T49])))/(COS(RADIANS([.$B$3]))*SIN(RADIANS([.AD49])))));360))" office:value-type="float" office:value="100.344309034428" calcext:value-type="float">
            <text:p>100.34430903442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49]+0.1/24" office:value-type="time" office:time-value="PT04H54M00S" calcext:value-type="time">
            <text:p>4:54:00</text:p>
          </table:table-cell>
          <table:table-cell table:style-name="ce9" table:formula="of:=[.D50]+2415018.5+[.E50]-[.$B$5]/24" office:value-type="float" office:value="2460352.4125" calcext:value-type="float">
            <text:p>2460352.41</text:p>
          </table:table-cell>
          <table:table-cell table:style-name="ce10" table:formula="of:=([.F50]-2451545)/36525" office:value-type="float" office:value="0.241133812457224" calcext:value-type="float">
            <text:p>0.24113381</text:p>
          </table:table-cell>
          <table:table-cell/>
          <table:table-cell table:formula="of:=MOD(280.46646+[.G50]*(36000.76983+[.G50]*0.0003032);360)" office:value-type="float" office:value="321.469358132614" calcext:value-type="float">
            <text:p>321.469358132614</text:p>
          </table:table-cell>
          <table:table-cell table:formula="of:=357.52911+[.G50]*(35999.05029-0.0001537*[.G50])" office:value-type="float" office:value="9038.11734233006" calcext:value-type="float">
            <text:p>9038.11734233006</text:p>
          </table:table-cell>
          <table:table-cell table:formula="of:=0.016708634-[.G50]*(0.000042037+0.0000001267*[.G50])" office:value-type="float" office:value="0.0166984900908889" calcext:value-type="float">
            <text:p>0.0166984900908889</text:p>
          </table:table-cell>
          <table:table-cell table:formula="of:=SIN(RADIANS([.J50]))*(1.914602-[.G50]*(0.004817+0.000014*[.G50]))+SIN(RADIANS(2*[.J50]))*(0.019993-0.000101*[.G50])+SIN(RADIANS(3*[.J50]))*0.000289" office:value-type="float" office:value="1.20077501727418" calcext:value-type="float">
            <text:p>1.20077501727418</text:p>
          </table:table-cell>
          <table:table-cell table:formula="of:=[.I50]+[.L50]" office:value-type="float" office:value="322.670133149888" calcext:value-type="float">
            <text:p>322.670133149888</text:p>
          </table:table-cell>
          <table:table-cell table:formula="of:=[.J50]+[.L50]" office:value-type="float" office:value="9039.31811734733" calcext:value-type="float">
            <text:p>9039.31811734733</text:p>
          </table:table-cell>
          <table:table-cell table:formula="of:=(1.000001018*(1-[.K50]*[.K50]))/(1+[.K50]*COS(RADIANS([.N50])))" office:value-type="float" office:value="0.986971865577871" calcext:value-type="float">
            <text:p>0.986971865577871</text:p>
          </table:table-cell>
          <table:table-cell table:formula="of:=[.M50]-0.00569-0.00478*SIN(RADIANS(125.04-1934.136*[.G50]))" office:value-type="float" office:value="322.662914222722" calcext:value-type="float">
            <text:p>322.662914222722</text:p>
          </table:table-cell>
          <table:table-cell table:formula="of:=23+(26+((21.448-[.G50]*(46.815+[.G50]*(0.00059-[.G50]*0.001813))))/60)/60" office:value-type="float" office:value="23.4361553643566" calcext:value-type="float">
            <text:p>23.4361553643566</text:p>
          </table:table-cell>
          <table:table-cell table:formula="of:=[.Q50]+0.00256*COS(RADIANS(125.04-1934.136*[.G50]))" office:value-type="float" office:value="23.4385808749466" calcext:value-type="float">
            <text:p>23.4385808749466</text:p>
          </table:table-cell>
          <table:table-cell table:formula="of:=DEGREES(ATAN2(COS(RADIANS([.P50]));COS(RADIANS([.R50]))*SIN(RADIANS([.P50]))))" office:value-type="float" office:value="-34.9872804797653" calcext:value-type="float">
            <text:p>-34.9872804797653</text:p>
          </table:table-cell>
          <table:table-cell table:formula="of:=DEGREES(ASIN(SIN(RADIANS([.R50]))*SIN(RADIANS([.P50]))))" office:value-type="float" office:value="-13.9601039778341" calcext:value-type="float">
            <text:p>-13.9601039778341</text:p>
          </table:table-cell>
          <table:table-cell table:formula="of:=TAN(RADIANS([.R50]/2))*TAN(RADIANS([.R50]/2))" office:value-type="float" office:value="0.0430318471418023" calcext:value-type="float">
            <text:p>0.0430318471418023</text:p>
          </table:table-cell>
          <table:table-cell table:formula="of:=4*DEGREES([.U50]*SIN(2*RADIANS([.I50]))-2*[.K50]*SIN(RADIANS([.J50]))+4*[.K50]*[.U50]*SIN(RADIANS([.J50]))*COS(2*RADIANS([.I50]))-0.5*[.U50]*[.U50]*SIN(4*RADIANS([.I50]))-1.25*[.K50]*[.K50]*SIN(2*RADIANS([.J50])))" office:value-type="float" office:value="-14.2303341313523" calcext:value-type="float">
            <text:p>-14.2303341313523</text:p>
          </table:table-cell>
          <table:table-cell table:formula="of:=DEGREES(ACOS(COS(RADIANS(90.833))/(COS(RADIANS([.$B$3]))*COS(RADIANS([.T50])))-TAN(RADIANS([.$B$3]))*TAN(RADIANS([.T50]))))" office:value-type="float" office:value="87.9607689605161" calcext:value-type="float">
            <text:p>87.9607689605161</text:p>
          </table:table-cell>
          <table:table-cell table:style-name="ce22" table:formula="of:=(720-4*[.$B$4]-[.V50]+[.$B$5]*60)/1440" office:value-type="time" office:time-value="PT12H14M29.200927881S" calcext:value-type="time">
            <text:p>12:14:29</text:p>
          </table:table-cell>
          <table:table-cell table:style-name="ce8" table:formula="of:=[.X50]-[.W50]*4/1440" office:value-type="time" office:time-value="PT06H22M38.616377357S" calcext:value-type="time">
            <text:p>6:22:38</text:p>
          </table:table-cell>
          <table:table-cell table:style-name="ce8" table:formula="of:=[.X50]+[.W50]*4/1440" office:value-type="time" office:time-value="PT18H06M19.785478405S" calcext:value-type="time">
            <text:p>18:06:19</text:p>
          </table:table-cell>
          <table:table-cell table:style-name="ce11" table:formula="of:=8*[.W50]" office:value-type="float" office:value="703.686151684129" calcext:value-type="float">
            <text:p>703.686151684129</text:p>
          </table:table-cell>
          <table:table-cell table:formula="of:=MOD([.E50]*1440+[.V50]+4*[.$B$4]-60*[.$B$5];1440)" office:value-type="float" office:value="279.513317868648" calcext:value-type="float">
            <text:p>279.513317868648</text:p>
          </table:table-cell>
          <table:table-cell table:formula="of:=IF([.AB50]/4&lt;0;[.AB50]/4+180;[.AB50]/4-180)" office:value-type="float" office:value="-110.121670532838" calcext:value-type="float">
            <text:p>-110.121670532838</text:p>
          </table:table-cell>
          <table:table-cell table:formula="of:=DEGREES(ACOS(SIN(RADIANS([.$B$3]))*SIN(RADIANS([.T50]))+COS(RADIANS([.$B$3]))*COS(RADIANS([.T50]))*COS(RADIANS([.AC50]))))" office:value-type="float" office:value="112.051780476847" calcext:value-type="float">
            <text:p>112.051780476847</text:p>
          </table:table-cell>
          <table:table-cell table:formula="of:=90-[.AD50]" office:value-type="float" office:value="-22.0517804768474" calcext:value-type="float">
            <text:p>-22.0517804768474</text:p>
          </table:table-cell>
          <table:table-cell table:formula="of:=IF([.AE50]&gt;85;0;IF([.AE50]&gt;5;58.1/TAN(RADIANS([.AE50]))-0.07/POWER(TAN(RADIANS([.AE50]));3)+0.000086/POWER(TAN(RADIANS([.AE50]));5);IF([.AE50]&gt;-0.575;1735+[.AE50]*(-518.2+[.AE50]*(103.4+[.AE50]*(-12.79+[.AE50]*0.711)));-20.772/TAN(RADIANS([.AE50])))))/3600" office:value-type="float" office:value="0.014244174693744" calcext:value-type="float">
            <text:p>0.014244174693744</text:p>
          </table:table-cell>
          <table:table-cell table:formula="of:=[.AE50]+[.AF50]" office:value-type="float" office:value="-22.0375363021536" calcext:value-type="float">
            <text:p>-22.0375363021536</text:p>
          </table:table-cell>
          <table:table-cell table:formula="of:=IF([.AC50]&gt;0;MOD(DEGREES(ACOS(((SIN(RADIANS([.$B$3]))*COS(RADIANS([.AD50])))-SIN(RADIANS([.T50])))/(COS(RADIANS([.$B$3]))*SIN(RADIANS([.AD50])))))+180;360);MOD(540-DEGREES(ACOS(((SIN(RADIANS([.$B$3]))*COS(RADIANS([.AD50])))-SIN(RADIANS([.T50])))/(COS(RADIANS([.$B$3]))*SIN(RADIANS([.AD50])))));360))" office:value-type="float" office:value="100.531811272938" calcext:value-type="float">
            <text:p>100.53181127293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50]+0.1/24" office:value-type="time" office:time-value="PT05H00M00S" calcext:value-type="time">
            <text:p>5:00:00</text:p>
          </table:table-cell>
          <table:table-cell table:style-name="ce9" table:formula="of:=[.D51]+2415018.5+[.E51]-[.$B$5]/24" office:value-type="float" office:value="2460352.41666667" calcext:value-type="float">
            <text:p>2460352.42</text:p>
          </table:table-cell>
          <table:table-cell table:style-name="ce10" table:formula="of:=([.F51]-2451545)/36525" office:value-type="float" office:value="0.241133926534346" calcext:value-type="float">
            <text:p>0.24113393</text:p>
          </table:table-cell>
          <table:table-cell/>
          <table:table-cell table:formula="of:=MOD(280.46646+[.G51]*(36000.76983+[.G51]*0.0003032);360)" office:value-type="float" office:value="321.473464996845" calcext:value-type="float">
            <text:p>321.473464996845</text:p>
          </table:table-cell>
          <table:table-cell table:formula="of:=357.52911+[.G51]*(35999.05029-0.0001537*[.G51])" office:value-type="float" office:value="9038.1214489981" calcext:value-type="float">
            <text:p>9038.1214489981</text:p>
          </table:table-cell>
          <table:table-cell table:formula="of:=0.016708634-[.G51]*(0.000042037+0.0000001267*[.G51])" office:value-type="float" office:value="0.0166984900860865" calcext:value-type="float">
            <text:p>0.0166984900860865</text:p>
          </table:table-cell>
          <table:table-cell table:formula="of:=SIN(RADIANS([.J51]))*(1.914602-[.G51]*(0.004817+0.000014*[.G51]))+SIN(RADIANS(2*[.J51]))*(0.019993-0.000101*[.G51])+SIN(RADIANS(3*[.J51]))*0.000289" office:value-type="float" office:value="1.20088356820028" calcext:value-type="float">
            <text:p>1.20088356820028</text:p>
          </table:table-cell>
          <table:table-cell table:formula="of:=[.I51]+[.L51]" office:value-type="float" office:value="322.674348565045" calcext:value-type="float">
            <text:p>322.674348565045</text:p>
          </table:table-cell>
          <table:table-cell table:formula="of:=[.J51]+[.L51]" office:value-type="float" office:value="9039.3223325663" calcext:value-type="float">
            <text:p>9039.3223325663</text:p>
          </table:table-cell>
          <table:table-cell table:formula="of:=(1.000001018*(1-[.K51]*[.K51]))/(1+[.K51]*COS(RADIANS([.N51])))" office:value-type="float" office:value="0.986972624084888" calcext:value-type="float">
            <text:p>0.986972624084888</text:p>
          </table:table-cell>
          <table:table-cell table:formula="of:=[.M51]-0.00569-0.00478*SIN(RADIANS(125.04-1934.136*[.G51]))" office:value-type="float" office:value="322.66712965532" calcext:value-type="float">
            <text:p>322.66712965532</text:p>
          </table:table-cell>
          <table:table-cell table:formula="of:=23+(26+((21.448-[.G51]*(46.815+[.G51]*(0.00059-[.G51]*0.001813))))/60)/60" office:value-type="float" office:value="23.4361553628731" calcext:value-type="float">
            <text:p>23.4361553628731</text:p>
          </table:table-cell>
          <table:table-cell table:formula="of:=[.Q51]+0.00256*COS(RADIANS(125.04-1934.136*[.G51]))" office:value-type="float" office:value="23.4385808766163" calcext:value-type="float">
            <text:p>23.4385808766163</text:p>
          </table:table-cell>
          <table:table-cell table:formula="of:=DEGREES(ATAN2(COS(RADIANS([.P51]));COS(RADIANS([.R51]))*SIN(RADIANS([.P51]))))" office:value-type="float" office:value="-34.9831738958399" calcext:value-type="float">
            <text:p>-34.9831738958399</text:p>
          </table:table-cell>
          <table:table-cell table:formula="of:=DEGREES(ASIN(SIN(RADIANS([.R51]))*SIN(RADIANS([.P51]))))" office:value-type="float" office:value="-13.9587302137052" calcext:value-type="float">
            <text:p>-13.9587302137052</text:p>
          </table:table-cell>
          <table:table-cell table:formula="of:=TAN(RADIANS([.R51]/2))*TAN(RADIANS([.R51]/2))" office:value-type="float" office:value="0.043031847148108" calcext:value-type="float">
            <text:p>0.043031847148108</text:p>
          </table:table-cell>
          <table:table-cell table:formula="of:=4*DEGREES([.U51]*SIN(2*RADIANS([.I51]))-2*[.K51]*SIN(RADIANS([.J51]))+4*[.K51]*[.U51]*SIN(RADIANS([.J51]))*COS(2*RADIANS([.I51]))-0.5*[.U51]*[.U51]*SIN(4*RADIANS([.I51]))-1.25*[.K51]*[.K51]*SIN(2*RADIANS([.J51])))" office:value-type="float" office:value="-14.2303319240379" calcext:value-type="float">
            <text:p>-14.2303319240379</text:p>
          </table:table-cell>
          <table:table-cell table:formula="of:=DEGREES(ACOS(COS(RADIANS(90.833))/(COS(RADIANS([.$B$3]))*COS(RADIANS([.T51])))-TAN(RADIANS([.$B$3]))*TAN(RADIANS([.T51]))))" office:value-type="float" office:value="87.9610624441857" calcext:value-type="float">
            <text:p>87.9610624441857</text:p>
          </table:table-cell>
          <table:table-cell table:style-name="ce22" table:formula="of:=(720-4*[.$B$4]-[.V51]+[.$B$5]*60)/1440" office:value-type="time" office:time-value="PT12H14M29.200795442S" calcext:value-type="time">
            <text:p>12:14:29</text:p>
          </table:table-cell>
          <table:table-cell table:style-name="ce8" table:formula="of:=[.X51]-[.W51]*4/1440" office:value-type="time" office:time-value="PT06H22M38.545808838S" calcext:value-type="time">
            <text:p>6:22:38</text:p>
          </table:table-cell>
          <table:table-cell table:style-name="ce8" table:formula="of:=[.X51]+[.W51]*4/1440" office:value-type="time" office:time-value="PT18H06M19.855782047S" calcext:value-type="time">
            <text:p>18:06:19</text:p>
          </table:table-cell>
          <table:table-cell table:style-name="ce11" table:formula="of:=8*[.W51]" office:value-type="float" office:value="703.688499553485" calcext:value-type="float">
            <text:p>703.688499553485</text:p>
          </table:table-cell>
          <table:table-cell table:formula="of:=MOD([.E51]*1440+[.V51]+4*[.$B$4]-60*[.$B$5];1440)" office:value-type="float" office:value="285.513320075962" calcext:value-type="float">
            <text:p>285.513320075962</text:p>
          </table:table-cell>
          <table:table-cell table:formula="of:=IF([.AB51]/4&lt;0;[.AB51]/4+180;[.AB51]/4-180)" office:value-type="float" office:value="-108.621669981009" calcext:value-type="float">
            <text:p>-108.621669981009</text:p>
          </table:table-cell>
          <table:table-cell table:formula="of:=DEGREES(ACOS(SIN(RADIANS([.$B$3]))*SIN(RADIANS([.T51]))+COS(RADIANS([.$B$3]))*COS(RADIANS([.T51]))*COS(RADIANS([.AC51]))))" office:value-type="float" office:value="110.607278111176" calcext:value-type="float">
            <text:p>110.607278111176</text:p>
          </table:table-cell>
          <table:table-cell table:formula="of:=90-[.AD51]" office:value-type="float" office:value="-20.6072781111761" calcext:value-type="float">
            <text:p>-20.6072781111761</text:p>
          </table:table-cell>
          <table:table-cell table:formula="of:=IF([.AE51]&gt;85;0;IF([.AE51]&gt;5;58.1/TAN(RADIANS([.AE51]))-0.07/POWER(TAN(RADIANS([.AE51]));3)+0.000086/POWER(TAN(RADIANS([.AE51]));5);IF([.AE51]&gt;-0.575;1735+[.AE51]*(-518.2+[.AE51]*(103.4+[.AE51]*(-12.79+[.AE51]*0.711)));-20.772/TAN(RADIANS([.AE51])))))/3600" office:value-type="float" office:value="0.0153449174647139" calcext:value-type="float">
            <text:p>0.0153449174647139</text:p>
          </table:table-cell>
          <table:table-cell table:formula="of:=[.AE51]+[.AF51]" office:value-type="float" office:value="-20.5919331937114" calcext:value-type="float">
            <text:p>-20.5919331937114</text:p>
          </table:table-cell>
          <table:table-cell table:formula="of:=IF([.AC51]&gt;0;MOD(DEGREES(ACOS(((SIN(RADIANS([.$B$3]))*COS(RADIANS([.AD51])))-SIN(RADIANS([.T51])))/(COS(RADIANS([.$B$3]))*SIN(RADIANS([.AD51])))))+180;360);MOD(540-DEGREES(ACOS(((SIN(RADIANS([.$B$3]))*COS(RADIANS([.AD51])))-SIN(RADIANS([.T51])))/(COS(RADIANS([.$B$3]))*SIN(RADIANS([.AD51])))));360))" office:value-type="float" office:value="100.725270897392" calcext:value-type="float">
            <text:p>100.7252708973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51]+0.1/24" office:value-type="time" office:time-value="PT05H06M00S" calcext:value-type="time">
            <text:p>5:06:00</text:p>
          </table:table-cell>
          <table:table-cell table:style-name="ce9" table:formula="of:=[.D52]+2415018.5+[.E52]-[.$B$5]/24" office:value-type="float" office:value="2460352.42083333" calcext:value-type="float">
            <text:p>2460352.42</text:p>
          </table:table-cell>
          <table:table-cell table:style-name="ce10" table:formula="of:=([.F52]-2451545)/36525" office:value-type="float" office:value="0.241134040611455" calcext:value-type="float">
            <text:p>0.24113404</text:p>
          </table:table-cell>
          <table:table-cell/>
          <table:table-cell table:formula="of:=MOD(280.46646+[.G52]*(36000.76983+[.G52]*0.0003032);360)" office:value-type="float" office:value="321.477571860618" calcext:value-type="float">
            <text:p>321.477571860618</text:p>
          </table:table-cell>
          <table:table-cell table:formula="of:=357.52911+[.G52]*(35999.05029-0.0001537*[.G52])" office:value-type="float" office:value="9038.12555566569" calcext:value-type="float">
            <text:p>9038.12555566569</text:p>
          </table:table-cell>
          <table:table-cell table:formula="of:=0.016708634-[.G52]*(0.000042037+0.0000001267*[.G52])" office:value-type="float" office:value="0.0166984900812841" calcext:value-type="float">
            <text:p>0.0166984900812841</text:p>
          </table:table-cell>
          <table:table-cell table:formula="of:=SIN(RADIANS([.J52]))*(1.914602-[.G52]*(0.004817+0.000014*[.G52]))+SIN(RADIANS(2*[.J52]))*(0.019993-0.000101*[.G52])+SIN(RADIANS(3*[.J52]))*0.000289" office:value-type="float" office:value="1.20099211263519" calcext:value-type="float">
            <text:p>1.20099211263519</text:p>
          </table:table-cell>
          <table:table-cell table:formula="of:=[.I52]+[.L52]" office:value-type="float" office:value="322.678563973253" calcext:value-type="float">
            <text:p>322.678563973253</text:p>
          </table:table-cell>
          <table:table-cell table:formula="of:=[.J52]+[.L52]" office:value-type="float" office:value="9039.32654777833" calcext:value-type="float">
            <text:p>9039.32654777833</text:p>
          </table:table-cell>
          <table:table-cell table:formula="of:=(1.000001018*(1-[.K52]*[.K52]))/(1+[.K52]*COS(RADIANS([.N52])))" office:value-type="float" office:value="0.986973382659946" calcext:value-type="float">
            <text:p>0.986973382659946</text:p>
          </table:table-cell>
          <table:table-cell table:formula="of:=[.M52]-0.00569-0.00478*SIN(RADIANS(125.04-1934.136*[.G52]))" office:value-type="float" office:value="322.671345080968" calcext:value-type="float">
            <text:p>322.671345080968</text:p>
          </table:table-cell>
          <table:table-cell table:formula="of:=23+(26+((21.448-[.G52]*(46.815+[.G52]*(0.00059-[.G52]*0.001813))))/60)/60" office:value-type="float" office:value="23.4361553613896" calcext:value-type="float">
            <text:p>23.4361553613896</text:p>
          </table:table-cell>
          <table:table-cell table:formula="of:=[.Q52]+0.00256*COS(RADIANS(125.04-1934.136*[.G52]))" office:value-type="float" office:value="23.4385808782861" calcext:value-type="float">
            <text:p>23.4385808782861</text:p>
          </table:table-cell>
          <table:table-cell table:formula="of:=DEGREES(ATAN2(COS(RADIANS([.P52]));COS(RADIANS([.R52]))*SIN(RADIANS([.P52]))))" office:value-type="float" office:value="-34.9790673676335" calcext:value-type="float">
            <text:p>-34.9790673676335</text:p>
          </table:table-cell>
          <table:table-cell table:formula="of:=DEGREES(ASIN(SIN(RADIANS([.R52]))*SIN(RADIANS([.P52]))))" office:value-type="float" office:value="-13.9573563829387" calcext:value-type="float">
            <text:p>-13.9573563829387</text:p>
          </table:table-cell>
          <table:table-cell table:formula="of:=TAN(RADIANS([.R52]/2))*TAN(RADIANS([.R52]/2))" office:value-type="float" office:value="0.0430318471544135" calcext:value-type="float">
            <text:p>0.0430318471544135</text:p>
          </table:table-cell>
          <table:table-cell table:formula="of:=4*DEGREES([.U52]*SIN(2*RADIANS([.I52]))-2*[.K52]*SIN(RADIANS([.J52]))+4*[.K52]*[.U52]*SIN(RADIANS([.J52]))*COS(2*RADIANS([.I52]))-0.5*[.U52]*[.U52]*SIN(4*RADIANS([.I52]))-1.25*[.K52]*[.K52]*SIN(2*RADIANS([.J52])))" office:value-type="float" office:value="-14.2303294929081" calcext:value-type="float">
            <text:p>-14.2303294929081</text:p>
          </table:table-cell>
          <table:table-cell table:formula="of:=DEGREES(ACOS(COS(RADIANS(90.833))/(COS(RADIANS([.$B$3]))*COS(RADIANS([.T52])))-TAN(RADIANS([.$B$3]))*TAN(RADIANS([.T52]))))" office:value-type="float" office:value="87.9613559390434" calcext:value-type="float">
            <text:p>87.9613559390434</text:p>
          </table:table-cell>
          <table:table-cell table:style-name="ce22" table:formula="of:=(720-4*[.$B$4]-[.V52]+[.$B$5]*60)/1440" office:value-type="time" office:time-value="PT12H14M29.200649574S" calcext:value-type="time">
            <text:p>12:14:29</text:p>
          </table:table-cell>
          <table:table-cell table:style-name="ce8" table:formula="of:=[.X52]-[.W52]*4/1440" office:value-type="time" office:time-value="PT06H22M38.475224204S" calcext:value-type="time">
            <text:p>6:22:38</text:p>
          </table:table-cell>
          <table:table-cell table:style-name="ce8" table:formula="of:=[.X52]+[.W52]*4/1440" office:value-type="time" office:time-value="PT18H06M19.926074945S" calcext:value-type="time">
            <text:p>18:06:19</text:p>
          </table:table-cell>
          <table:table-cell table:style-name="ce11" table:formula="of:=8*[.W52]" office:value-type="float" office:value="703.690847512347" calcext:value-type="float">
            <text:p>703.690847512347</text:p>
          </table:table-cell>
          <table:table-cell table:formula="of:=MOD([.E52]*1440+[.V52]+4*[.$B$4]-60*[.$B$5];1440)" office:value-type="float" office:value="291.513322507092" calcext:value-type="float">
            <text:p>291.513322507092</text:p>
          </table:table-cell>
          <table:table-cell table:formula="of:=IF([.AB52]/4&lt;0;[.AB52]/4+180;[.AB52]/4-180)" office:value-type="float" office:value="-107.121669373227" calcext:value-type="float">
            <text:p>-107.121669373227</text:p>
          </table:table-cell>
          <table:table-cell table:formula="of:=DEGREES(ACOS(SIN(RADIANS([.$B$3]))*SIN(RADIANS([.T52]))+COS(RADIANS([.$B$3]))*COS(RADIANS([.T52]))*COS(RADIANS([.AC52]))))" office:value-type="float" office:value="109.16370660595" calcext:value-type="float">
            <text:p>109.16370660595</text:p>
          </table:table-cell>
          <table:table-cell table:formula="of:=90-[.AD52]" office:value-type="float" office:value="-19.1637066059495" calcext:value-type="float">
            <text:p>-19.1637066059495</text:p>
          </table:table-cell>
          <table:table-cell table:formula="of:=IF([.AE52]&gt;85;0;IF([.AE52]&gt;5;58.1/TAN(RADIANS([.AE52]))-0.07/POWER(TAN(RADIANS([.AE52]));3)+0.000086/POWER(TAN(RADIANS([.AE52]));5);IF([.AE52]&gt;-0.575;1735+[.AE52]*(-518.2+[.AE52]*(103.4+[.AE52]*(-12.79+[.AE52]*0.711)));-20.772/TAN(RADIANS([.AE52])))))/3600" office:value-type="float" office:value="0.0166030387165485" calcext:value-type="float">
            <text:p>0.0166030387165485</text:p>
          </table:table-cell>
          <table:table-cell table:formula="of:=[.AE52]+[.AF52]" office:value-type="float" office:value="-19.147103567233" calcext:value-type="float">
            <text:p>-19.147103567233</text:p>
          </table:table-cell>
          <table:table-cell table:formula="of:=IF([.AC52]&gt;0;MOD(DEGREES(ACOS(((SIN(RADIANS([.$B$3]))*COS(RADIANS([.AD52])))-SIN(RADIANS([.T52])))/(COS(RADIANS([.$B$3]))*SIN(RADIANS([.AD52])))))+180;360);MOD(540-DEGREES(ACOS(((SIN(RADIANS([.$B$3]))*COS(RADIANS([.AD52])))-SIN(RADIANS([.T52])))/(COS(RADIANS([.$B$3]))*SIN(RADIANS([.AD52])))));360))" office:value-type="float" office:value="100.924752333101" calcext:value-type="float">
            <text:p>100.92475233310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52]+0.1/24" office:value-type="time" office:time-value="PT05H12M00S" calcext:value-type="time">
            <text:p>5:12:00</text:p>
          </table:table-cell>
          <table:table-cell table:style-name="ce9" table:formula="of:=[.D53]+2415018.5+[.E53]-[.$B$5]/24" office:value-type="float" office:value="2460352.425" calcext:value-type="float">
            <text:p>2460352.43</text:p>
          </table:table-cell>
          <table:table-cell table:style-name="ce10" table:formula="of:=([.F53]-2451545)/36525" office:value-type="float" office:value="0.241134154688577" calcext:value-type="float">
            <text:p>0.24113415</text:p>
          </table:table-cell>
          <table:table-cell/>
          <table:table-cell table:formula="of:=MOD(280.46646+[.G53]*(36000.76983+[.G53]*0.0003032);360)" office:value-type="float" office:value="321.481678724851" calcext:value-type="float">
            <text:p>321.481678724851</text:p>
          </table:table-cell>
          <table:table-cell table:formula="of:=357.52911+[.G53]*(35999.05029-0.0001537*[.G53])" office:value-type="float" office:value="9038.12966233374" calcext:value-type="float">
            <text:p>9038.12966233374</text:p>
          </table:table-cell>
          <table:table-cell table:formula="of:=0.016708634-[.G53]*(0.000042037+0.0000001267*[.G53])" office:value-type="float" office:value="0.0166984900764816" calcext:value-type="float">
            <text:p>0.0166984900764816</text:p>
          </table:table-cell>
          <table:table-cell table:formula="of:=SIN(RADIANS([.J53]))*(1.914602-[.G53]*(0.004817+0.000014*[.G53]))+SIN(RADIANS(2*[.J53]))*(0.019993-0.000101*[.G53])+SIN(RADIANS(3*[.J53]))*0.000289" office:value-type="float" office:value="1.20110065060258" calcext:value-type="float">
            <text:p>1.20110065060258</text:p>
          </table:table-cell>
          <table:table-cell table:formula="of:=[.I53]+[.L53]" office:value-type="float" office:value="322.682779375454" calcext:value-type="float">
            <text:p>322.682779375454</text:p>
          </table:table-cell>
          <table:table-cell table:formula="of:=[.J53]+[.L53]" office:value-type="float" office:value="9039.33076298434" calcext:value-type="float">
            <text:p>9039.33076298434</text:p>
          </table:table-cell>
          <table:table-cell table:formula="of:=(1.000001018*(1-[.K53]*[.K53]))/(1+[.K53]*COS(RADIANS([.N53])))" office:value-type="float" office:value="0.986974141303211" calcext:value-type="float">
            <text:p>0.986974141303211</text:p>
          </table:table-cell>
          <table:table-cell table:formula="of:=[.M53]-0.00569-0.00478*SIN(RADIANS(125.04-1934.136*[.G53]))" office:value-type="float" office:value="322.675560500609" calcext:value-type="float">
            <text:p>322.675560500609</text:p>
          </table:table-cell>
          <table:table-cell table:formula="of:=23+(26+((21.448-[.G53]*(46.815+[.G53]*(0.00059-[.G53]*0.001813))))/60)/60" office:value-type="float" office:value="23.4361553599062" calcext:value-type="float">
            <text:p>23.4361553599062</text:p>
          </table:table-cell>
          <table:table-cell table:formula="of:=[.Q53]+0.00256*COS(RADIANS(125.04-1934.136*[.G53]))" office:value-type="float" office:value="23.4385808799558" calcext:value-type="float">
            <text:p>23.4385808799558</text:p>
          </table:table-cell>
          <table:table-cell table:formula="of:=DEGREES(ATAN2(COS(RADIANS([.P53]));COS(RADIANS([.R53]))*SIN(RADIANS([.P53]))))" office:value-type="float" office:value="-34.9749608942251" calcext:value-type="float">
            <text:p>-34.9749608942251</text:p>
          </table:table-cell>
          <table:table-cell table:formula="of:=DEGREES(ASIN(SIN(RADIANS([.R53]))*SIN(RADIANS([.P53]))))" office:value-type="float" office:value="-13.9559824852356" calcext:value-type="float">
            <text:p>-13.9559824852356</text:p>
          </table:table-cell>
          <table:table-cell table:formula="of:=TAN(RADIANS([.R53]/2))*TAN(RADIANS([.R53]/2))" office:value-type="float" office:value="0.0430318471607188" calcext:value-type="float">
            <text:p>0.0430318471607188</text:p>
          </table:table-cell>
          <table:table-cell table:formula="of:=4*DEGREES([.U53]*SIN(2*RADIANS([.I53]))-2*[.K53]*SIN(RADIANS([.J53]))+4*[.K53]*[.U53]*SIN(RADIANS([.J53]))*COS(2*RADIANS([.I53]))-0.5*[.U53]*[.U53]*SIN(4*RADIANS([.I53]))-1.25*[.K53]*[.K53]*SIN(2*RADIANS([.J53])))" office:value-type="float" office:value="-14.2303268379733" calcext:value-type="float">
            <text:p>-14.2303268379733</text:p>
          </table:table-cell>
          <table:table-cell table:formula="of:=DEGREES(ACOS(COS(RADIANS(90.833))/(COS(RADIANS([.$B$3]))*COS(RADIANS([.T53])))-TAN(RADIANS([.$B$3]))*TAN(RADIANS([.T53]))))" office:value-type="float" office:value="87.9616494451532" calcext:value-type="float">
            <text:p>87.9616494451532</text:p>
          </table:table-cell>
          <table:table-cell table:style-name="ce22" table:formula="of:=(720-4*[.$B$4]-[.V53]+[.$B$5]*60)/1440" office:value-type="time" office:time-value="PT12H14M29.200490278S" calcext:value-type="time">
            <text:p>12:14:29</text:p>
          </table:table-cell>
          <table:table-cell table:style-name="ce8" table:formula="of:=[.X53]-[.W53]*4/1440" office:value-type="time" office:time-value="PT06H22M38.404623442S" calcext:value-type="time">
            <text:p>6:22:38</text:p>
          </table:table-cell>
          <table:table-cell table:style-name="ce8" table:formula="of:=[.X53]+[.W53]*4/1440" office:value-type="time" office:time-value="PT18H06M19.996357115S" calcext:value-type="time">
            <text:p>18:06:19</text:p>
          </table:table-cell>
          <table:table-cell table:style-name="ce11" table:formula="of:=8*[.W53]" office:value-type="float" office:value="703.693195561225" calcext:value-type="float">
            <text:p>703.693195561225</text:p>
          </table:table-cell>
          <table:table-cell table:formula="of:=MOD([.E53]*1440+[.V53]+4*[.$B$4]-60*[.$B$5];1440)" office:value-type="float" office:value="297.513325162027" calcext:value-type="float">
            <text:p>297.513325162027</text:p>
          </table:table-cell>
          <table:table-cell table:formula="of:=IF([.AB53]/4&lt;0;[.AB53]/4+180;[.AB53]/4-180)" office:value-type="float" office:value="-105.621668709493" calcext:value-type="float">
            <text:p>-105.621668709493</text:p>
          </table:table-cell>
          <table:table-cell table:formula="of:=DEGREES(ACOS(SIN(RADIANS([.$B$3]))*SIN(RADIANS([.T53]))+COS(RADIANS([.$B$3]))*COS(RADIANS([.T53]))*COS(RADIANS([.AC53]))))" office:value-type="float" office:value="107.721112604716" calcext:value-type="float">
            <text:p>107.721112604716</text:p>
          </table:table-cell>
          <table:table-cell table:formula="of:=90-[.AD53]" office:value-type="float" office:value="-17.7211126047157" calcext:value-type="float">
            <text:p>-17.7211126047157</text:p>
          </table:table-cell>
          <table:table-cell table:formula="of:=IF([.AE53]&gt;85;0;IF([.AE53]&gt;5;58.1/TAN(RADIANS([.AE53]))-0.07/POWER(TAN(RADIANS([.AE53]));3)+0.000086/POWER(TAN(RADIANS([.AE53]));5);IF([.AE53]&gt;-0.575;1735+[.AE53]*(-518.2+[.AE53]*(103.4+[.AE53]*(-12.79+[.AE53]*0.711)));-20.772/TAN(RADIANS([.AE53])))))/3600" office:value-type="float" office:value="0.0180568245548885" calcext:value-type="float">
            <text:p>0.0180568245548885</text:p>
          </table:table-cell>
          <table:table-cell table:formula="of:=[.AE53]+[.AF53]" office:value-type="float" office:value="-17.7030557801608" calcext:value-type="float">
            <text:p>-17.7030557801608</text:p>
          </table:table-cell>
          <table:table-cell table:formula="of:=IF([.AC53]&gt;0;MOD(DEGREES(ACOS(((SIN(RADIANS([.$B$3]))*COS(RADIANS([.AD53])))-SIN(RADIANS([.T53])))/(COS(RADIANS([.$B$3]))*SIN(RADIANS([.AD53])))))+180;360);MOD(540-DEGREES(ACOS(((SIN(RADIANS([.$B$3]))*COS(RADIANS([.AD53])))-SIN(RADIANS([.T53])))/(COS(RADIANS([.$B$3]))*SIN(RADIANS([.AD53])))));360))" office:value-type="float" office:value="101.13033823863" calcext:value-type="float">
            <text:p>101.1303382386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53]+0.1/24" office:value-type="time" office:time-value="PT05H18M00S" calcext:value-type="time">
            <text:p>5:18:00</text:p>
          </table:table-cell>
          <table:table-cell table:style-name="ce9" table:formula="of:=[.D54]+2415018.5+[.E54]-[.$B$5]/24" office:value-type="float" office:value="2460352.42916667" calcext:value-type="float">
            <text:p>2460352.43</text:p>
          </table:table-cell>
          <table:table-cell table:style-name="ce10" table:formula="of:=([.F54]-2451545)/36525" office:value-type="float" office:value="0.241134268765686" calcext:value-type="float">
            <text:p>0.24113427</text:p>
          </table:table-cell>
          <table:table-cell/>
          <table:table-cell table:formula="of:=MOD(280.46646+[.G54]*(36000.76983+[.G54]*0.0003032);360)" office:value-type="float" office:value="321.48578558862" calcext:value-type="float">
            <text:p>321.48578558862</text:p>
          </table:table-cell>
          <table:table-cell table:formula="of:=357.52911+[.G54]*(35999.05029-0.0001537*[.G54])" office:value-type="float" office:value="9038.13376900132" calcext:value-type="float">
            <text:p>9038.13376900132</text:p>
          </table:table-cell>
          <table:table-cell table:formula="of:=0.016708634-[.G54]*(0.000042037+0.0000001267*[.G54])" office:value-type="float" office:value="0.0166984900716792" calcext:value-type="float">
            <text:p>0.0166984900716792</text:p>
          </table:table-cell>
          <table:table-cell table:formula="of:=SIN(RADIANS([.J54]))*(1.914602-[.G54]*(0.004817+0.000014*[.G54]))+SIN(RADIANS(2*[.J54]))*(0.019993-0.000101*[.G54])+SIN(RADIANS(3*[.J54]))*0.000289" office:value-type="float" office:value="1.20120918207757" calcext:value-type="float">
            <text:p>1.20120918207757</text:p>
          </table:table-cell>
          <table:table-cell table:formula="of:=[.I54]+[.L54]" office:value-type="float" office:value="322.686994770698" calcext:value-type="float">
            <text:p>322.686994770698</text:p>
          </table:table-cell>
          <table:table-cell table:formula="of:=[.J54]+[.L54]" office:value-type="float" office:value="9039.3349781834" calcext:value-type="float">
            <text:p>9039.3349781834</text:p>
          </table:table-cell>
          <table:table-cell table:formula="of:=(1.000001018*(1-[.K54]*[.K54]))/(1+[.K54]*COS(RADIANS([.N54])))" office:value-type="float" office:value="0.986974900014508" calcext:value-type="float">
            <text:p>0.986974900014508</text:p>
          </table:table-cell>
          <table:table-cell table:formula="of:=[.M54]-0.00569-0.00478*SIN(RADIANS(125.04-1934.136*[.G54]))" office:value-type="float" office:value="322.679775913294" calcext:value-type="float">
            <text:p>322.679775913294</text:p>
          </table:table-cell>
          <table:table-cell table:formula="of:=23+(26+((21.448-[.G54]*(46.815+[.G54]*(0.00059-[.G54]*0.001813))))/60)/60" office:value-type="float" office:value="23.4361553584227" calcext:value-type="float">
            <text:p>23.4361553584227</text:p>
          </table:table-cell>
          <table:table-cell table:formula="of:=[.Q54]+0.00256*COS(RADIANS(125.04-1934.136*[.G54]))" office:value-type="float" office:value="23.4385808816255" calcext:value-type="float">
            <text:p>23.4385808816255</text:p>
          </table:table-cell>
          <table:table-cell table:formula="of:=DEGREES(ATAN2(COS(RADIANS([.P54]));COS(RADIANS([.R54]))*SIN(RADIANS([.P54]))))" office:value-type="float" office:value="-34.9708544765357" calcext:value-type="float">
            <text:p>-34.9708544765357</text:p>
          </table:table-cell>
          <table:table-cell table:formula="of:=DEGREES(ASIN(SIN(RADIANS([.R54]))*SIN(RADIANS([.P54]))))" office:value-type="float" office:value="-13.9546085209135" calcext:value-type="float">
            <text:p>-13.9546085209135</text:p>
          </table:table-cell>
          <table:table-cell table:formula="of:=TAN(RADIANS([.R54]/2))*TAN(RADIANS([.R54]/2))" office:value-type="float" office:value="0.0430318471670241" calcext:value-type="float">
            <text:p>0.0430318471670241</text:p>
          </table:table-cell>
          <table:table-cell table:formula="of:=4*DEGREES([.U54]*SIN(2*RADIANS([.I54]))-2*[.K54]*SIN(RADIANS([.J54]))+4*[.K54]*[.U54]*SIN(RADIANS([.J54]))*COS(2*RADIANS([.I54]))-0.5*[.U54]*[.U54]*SIN(4*RADIANS([.I54]))-1.25*[.K54]*[.K54]*SIN(2*RADIANS([.J54])))" office:value-type="float" office:value="-14.2303239592461" calcext:value-type="float">
            <text:p>-14.2303239592461</text:p>
          </table:table-cell>
          <table:table-cell table:formula="of:=DEGREES(ACOS(COS(RADIANS(90.833))/(COS(RADIANS([.$B$3]))*COS(RADIANS([.T54])))-TAN(RADIANS([.$B$3]))*TAN(RADIANS([.T54]))))" office:value-type="float" office:value="87.9619429624471" calcext:value-type="float">
            <text:p>87.9619429624471</text:p>
          </table:table-cell>
          <table:table-cell table:style-name="ce22" table:formula="of:=(720-4*[.$B$4]-[.V54]+[.$B$5]*60)/1440" office:value-type="time" office:time-value="PT12H14M29.200317555S" calcext:value-type="time">
            <text:p>12:14:29</text:p>
          </table:table-cell>
          <table:table-cell table:style-name="ce8" table:formula="of:=[.X54]-[.W54]*4/1440" office:value-type="time" office:time-value="PT06H22M38.334006567S" calcext:value-type="time">
            <text:p>6:22:38</text:p>
          </table:table-cell>
          <table:table-cell table:style-name="ce8" table:formula="of:=[.X54]+[.W54]*4/1440" office:value-type="time" office:time-value="PT18H06M20.066628542S" calcext:value-type="time">
            <text:p>18:06:20</text:p>
          </table:table-cell>
          <table:table-cell table:style-name="ce11" table:formula="of:=8*[.W54]" office:value-type="float" office:value="703.695543699577" calcext:value-type="float">
            <text:p>703.695543699577</text:p>
          </table:table-cell>
          <table:table-cell table:formula="of:=MOD([.E54]*1440+[.V54]+4*[.$B$4]-60*[.$B$5];1440)" office:value-type="float" office:value="303.513328040754" calcext:value-type="float">
            <text:p>303.513328040754</text:p>
          </table:table-cell>
          <table:table-cell table:formula="of:=IF([.AB54]/4&lt;0;[.AB54]/4+180;[.AB54]/4-180)" office:value-type="float" office:value="-104.121667989812" calcext:value-type="float">
            <text:p>-104.121667989812</text:p>
          </table:table-cell>
          <table:table-cell table:formula="of:=DEGREES(ACOS(SIN(RADIANS([.$B$3]))*SIN(RADIANS([.T54]))+COS(RADIANS([.$B$3]))*COS(RADIANS([.T54]))*COS(RADIANS([.AC54]))))" office:value-type="float" office:value="106.279544808811" calcext:value-type="float">
            <text:p>106.279544808811</text:p>
          </table:table-cell>
          <table:table-cell table:formula="of:=90-[.AD54]" office:value-type="float" office:value="-16.2795448088113" calcext:value-type="float">
            <text:p>-16.2795448088113</text:p>
          </table:table-cell>
          <table:table-cell table:formula="of:=IF([.AE54]&gt;85;0;IF([.AE54]&gt;5;58.1/TAN(RADIANS([.AE54]))-0.07/POWER(TAN(RADIANS([.AE54]));3)+0.000086/POWER(TAN(RADIANS([.AE54]));5);IF([.AE54]&gt;-0.575;1735+[.AE54]*(-518.2+[.AE54]*(103.4+[.AE54]*(-12.79+[.AE54]*0.711)));-20.772/TAN(RADIANS([.AE54])))))/3600" office:value-type="float" office:value="0.0197580433279258" calcext:value-type="float">
            <text:p>0.0197580433279258</text:p>
          </table:table-cell>
          <table:table-cell table:formula="of:=[.AE54]+[.AF54]" office:value-type="float" office:value="-16.2597867654833" calcext:value-type="float">
            <text:p>-16.2597867654833</text:p>
          </table:table-cell>
          <table:table-cell table:formula="of:=IF([.AC54]&gt;0;MOD(DEGREES(ACOS(((SIN(RADIANS([.$B$3]))*COS(RADIANS([.AD54])))-SIN(RADIANS([.T54])))/(COS(RADIANS([.$B$3]))*SIN(RADIANS([.AD54])))))+180;360);MOD(540-DEGREES(ACOS(((SIN(RADIANS([.$B$3]))*COS(RADIANS([.AD54])))-SIN(RADIANS([.T54])))/(COS(RADIANS([.$B$3]))*SIN(RADIANS([.AD54])))));360))" office:value-type="float" office:value="101.3421291546" calcext:value-type="float">
            <text:p>101.342129154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54]+0.1/24" office:value-type="time" office:time-value="PT05H24M00S" calcext:value-type="time">
            <text:p>5:24:00</text:p>
          </table:table-cell>
          <table:table-cell table:style-name="ce9" table:formula="of:=[.D55]+2415018.5+[.E55]-[.$B$5]/24" office:value-type="float" office:value="2460352.43333333" calcext:value-type="float">
            <text:p>2460352.43</text:p>
          </table:table-cell>
          <table:table-cell table:style-name="ce10" table:formula="of:=([.F55]-2451545)/36525" office:value-type="float" office:value="0.241134382842809" calcext:value-type="float">
            <text:p>0.24113438</text:p>
          </table:table-cell>
          <table:table-cell/>
          <table:table-cell table:formula="of:=MOD(280.46646+[.G55]*(36000.76983+[.G55]*0.0003032);360)" office:value-type="float" office:value="321.489892452853" calcext:value-type="float">
            <text:p>321.489892452853</text:p>
          </table:table-cell>
          <table:table-cell table:formula="of:=357.52911+[.G55]*(35999.05029-0.0001537*[.G55])" office:value-type="float" office:value="9038.13787566937" calcext:value-type="float">
            <text:p>9038.13787566937</text:p>
          </table:table-cell>
          <table:table-cell table:formula="of:=0.016708634-[.G55]*(0.000042037+0.0000001267*[.G55])" office:value-type="float" office:value="0.0166984900668768" calcext:value-type="float">
            <text:p>0.0166984900668768</text:p>
          </table:table-cell>
          <table:table-cell table:formula="of:=SIN(RADIANS([.J55]))*(1.914602-[.G55]*(0.004817+0.000014*[.G55]))+SIN(RADIANS(2*[.J55]))*(0.019993-0.000101*[.G55])+SIN(RADIANS(3*[.J55]))*0.000289" office:value-type="float" office:value="1.2013177070839" calcext:value-type="float">
            <text:p>1.2013177070839</text:p>
          </table:table-cell>
          <table:table-cell table:formula="of:=[.I55]+[.L55]" office:value-type="float" office:value="322.691210159937" calcext:value-type="float">
            <text:p>322.691210159937</text:p>
          </table:table-cell>
          <table:table-cell table:formula="of:=[.J55]+[.L55]" office:value-type="float" office:value="9039.33919337645" calcext:value-type="float">
            <text:p>9039.33919337645</text:p>
          </table:table-cell>
          <table:table-cell table:formula="of:=(1.000001018*(1-[.K55]*[.K55]))/(1+[.K55]*COS(RADIANS([.N55])))" office:value-type="float" office:value="0.986975658794004" calcext:value-type="float">
            <text:p>0.986975658794004</text:p>
          </table:table-cell>
          <table:table-cell table:formula="of:=[.M55]-0.00569-0.00478*SIN(RADIANS(125.04-1934.136*[.G55]))" office:value-type="float" office:value="322.683991319974" calcext:value-type="float">
            <text:p>322.683991319974</text:p>
          </table:table-cell>
          <table:table-cell table:formula="of:=23+(26+((21.448-[.G55]*(46.815+[.G55]*(0.00059-[.G55]*0.001813))))/60)/60" office:value-type="float" office:value="23.4361553569392" calcext:value-type="float">
            <text:p>23.4361553569392</text:p>
          </table:table-cell>
          <table:table-cell table:formula="of:=[.Q55]+0.00256*COS(RADIANS(125.04-1934.136*[.G55]))" office:value-type="float" office:value="23.4385808832951" calcext:value-type="float">
            <text:p>23.4385808832951</text:p>
          </table:table-cell>
          <table:table-cell table:formula="of:=DEGREES(ATAN2(COS(RADIANS([.P55]));COS(RADIANS([.R55]))*SIN(RADIANS([.P55]))))" office:value-type="float" office:value="-34.966748113635" calcext:value-type="float">
            <text:p>-34.966748113635</text:p>
          </table:table-cell>
          <table:table-cell table:formula="of:=DEGREES(ASIN(SIN(RADIANS([.R55]))*SIN(RADIANS([.P55]))))" office:value-type="float" office:value="-13.9532344896705" calcext:value-type="float">
            <text:p>-13.9532344896705</text:p>
          </table:table-cell>
          <table:table-cell table:formula="of:=TAN(RADIANS([.R55]/2))*TAN(RADIANS([.R55]/2))" office:value-type="float" office:value="0.0430318471733292" calcext:value-type="float">
            <text:p>0.0430318471733292</text:p>
          </table:table-cell>
          <table:table-cell table:formula="of:=4*DEGREES([.U55]*SIN(2*RADIANS([.I55]))-2*[.K55]*SIN(RADIANS([.J55]))+4*[.K55]*[.U55]*SIN(RADIANS([.J55]))*COS(2*RADIANS([.I55]))-0.5*[.U55]*[.U55]*SIN(4*RADIANS([.I55]))-1.25*[.K55]*[.K55]*SIN(2*RADIANS([.J55])))" office:value-type="float" office:value="-14.2303208567362" calcext:value-type="float">
            <text:p>-14.2303208567362</text:p>
          </table:table-cell>
          <table:table-cell table:formula="of:=DEGREES(ACOS(COS(RADIANS(90.833))/(COS(RADIANS([.$B$3]))*COS(RADIANS([.T55])))-TAN(RADIANS([.$B$3]))*TAN(RADIANS([.T55]))))" office:value-type="float" office:value="87.9622364909895" calcext:value-type="float">
            <text:p>87.9622364909895</text:p>
          </table:table-cell>
          <table:table-cell table:style-name="ce22" table:formula="of:=(720-4*[.$B$4]-[.V55]+[.$B$5]*60)/1440" office:value-type="time" office:time-value="PT12H14M29.200131404S" calcext:value-type="time">
            <text:p>12:14:29</text:p>
          </table:table-cell>
          <table:table-cell table:style-name="ce8" table:formula="of:=[.X55]-[.W55]*4/1440" office:value-type="time" office:time-value="PT06H22M38.263373567S" calcext:value-type="time">
            <text:p>6:22:38</text:p>
          </table:table-cell>
          <table:table-cell table:style-name="ce8" table:formula="of:=[.X55]+[.W55]*4/1440" office:value-type="time" office:time-value="PT18H06M20.136889242S" calcext:value-type="time">
            <text:p>18:06:20</text:p>
          </table:table-cell>
          <table:table-cell table:style-name="ce11" table:formula="of:=8*[.W55]" office:value-type="float" office:value="703.697891927916" calcext:value-type="float">
            <text:p>703.697891927916</text:p>
          </table:table-cell>
          <table:table-cell table:formula="of:=MOD([.E55]*1440+[.V55]+4*[.$B$4]-60*[.$B$5];1440)" office:value-type="float" office:value="309.513331143264" calcext:value-type="float">
            <text:p>309.513331143264</text:p>
          </table:table-cell>
          <table:table-cell table:formula="of:=IF([.AB55]/4&lt;0;[.AB55]/4+180;[.AB55]/4-180)" office:value-type="float" office:value="-102.621667214184" calcext:value-type="float">
            <text:p>-102.621667214184</text:p>
          </table:table-cell>
          <table:table-cell table:formula="of:=DEGREES(ACOS(SIN(RADIANS([.$B$3]))*SIN(RADIANS([.T55]))+COS(RADIANS([.$B$3]))*COS(RADIANS([.T55]))*COS(RADIANS([.AC55]))))" office:value-type="float" office:value="104.839054148121" calcext:value-type="float">
            <text:p>104.839054148121</text:p>
          </table:table-cell>
          <table:table-cell table:formula="of:=90-[.AD55]" office:value-type="float" office:value="-14.8390541481212" calcext:value-type="float">
            <text:p>-14.8390541481212</text:p>
          </table:table-cell>
          <table:table-cell table:formula="of:=IF([.AE55]&gt;85;0;IF([.AE55]&gt;5;58.1/TAN(RADIANS([.AE55]))-0.07/POWER(TAN(RADIANS([.AE55]));3)+0.000086/POWER(TAN(RADIANS([.AE55]));5);IF([.AE55]&gt;-0.575;1735+[.AE55]*(-518.2+[.AE55]*(103.4+[.AE55]*(-12.79+[.AE55]*0.711)));-20.772/TAN(RADIANS([.AE55])))))/3600" office:value-type="float" office:value="0.021778455534263" calcext:value-type="float">
            <text:p>0.021778455534263</text:p>
          </table:table-cell>
          <table:table-cell table:formula="of:=[.AE55]+[.AF55]" office:value-type="float" office:value="-14.8172756925869" calcext:value-type="float">
            <text:p>-14.8172756925869</text:p>
          </table:table-cell>
          <table:table-cell table:formula="of:=IF([.AC55]&gt;0;MOD(DEGREES(ACOS(((SIN(RADIANS([.$B$3]))*COS(RADIANS([.AD55])))-SIN(RADIANS([.T55])))/(COS(RADIANS([.$B$3]))*SIN(RADIANS([.AD55])))))+180;360);MOD(540-DEGREES(ACOS(((SIN(RADIANS([.$B$3]))*COS(RADIANS([.AD55])))-SIN(RADIANS([.T55])))/(COS(RADIANS([.$B$3]))*SIN(RADIANS([.AD55])))));360))" office:value-type="float" office:value="101.560243300962" calcext:value-type="float">
            <text:p>101.56024330096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55]+0.1/24" office:value-type="time" office:time-value="PT05H30M00S" calcext:value-type="time">
            <text:p>5:30:00</text:p>
          </table:table-cell>
          <table:table-cell table:style-name="ce9" table:formula="of:=[.D56]+2415018.5+[.E56]-[.$B$5]/24" office:value-type="float" office:value="2460352.4375" calcext:value-type="float">
            <text:p>2460352.44</text:p>
          </table:table-cell>
          <table:table-cell table:style-name="ce10" table:formula="of:=([.F56]-2451545)/36525" office:value-type="float" office:value="0.241134496919918" calcext:value-type="float">
            <text:p>0.24113450</text:p>
          </table:table-cell>
          <table:table-cell/>
          <table:table-cell table:formula="of:=MOD(280.46646+[.G56]*(36000.76983+[.G56]*0.0003032);360)" office:value-type="float" office:value="321.493999316626" calcext:value-type="float">
            <text:p>321.493999316626</text:p>
          </table:table-cell>
          <table:table-cell table:formula="of:=357.52911+[.G56]*(35999.05029-0.0001537*[.G56])" office:value-type="float" office:value="9038.14198233696" calcext:value-type="float">
            <text:p>9038.14198233696</text:p>
          </table:table-cell>
          <table:table-cell table:formula="of:=0.016708634-[.G56]*(0.000042037+0.0000001267*[.G56])" office:value-type="float" office:value="0.0166984900620743" calcext:value-type="float">
            <text:p>0.0166984900620743</text:p>
          </table:table-cell>
          <table:table-cell table:formula="of:=SIN(RADIANS([.J56]))*(1.914602-[.G56]*(0.004817+0.000014*[.G56]))+SIN(RADIANS(2*[.J56]))*(0.019993-0.000101*[.G56])+SIN(RADIANS(3*[.J56]))*0.000289" office:value-type="float" office:value="1.20142622559677" calcext:value-type="float">
            <text:p>1.20142622559677</text:p>
          </table:table-cell>
          <table:table-cell table:formula="of:=[.I56]+[.L56]" office:value-type="float" office:value="322.695425542223" calcext:value-type="float">
            <text:p>322.695425542223</text:p>
          </table:table-cell>
          <table:table-cell table:formula="of:=[.J56]+[.L56]" office:value-type="float" office:value="9039.34340856255" calcext:value-type="float">
            <text:p>9039.34340856255</text:p>
          </table:table-cell>
          <table:table-cell table:formula="of:=(1.000001018*(1-[.K56]*[.K56]))/(1+[.K56]*COS(RADIANS([.N56])))" office:value-type="float" office:value="0.986976417641524" calcext:value-type="float">
            <text:p>0.986976417641524</text:p>
          </table:table-cell>
          <table:table-cell table:formula="of:=[.M56]-0.00569-0.00478*SIN(RADIANS(125.04-1934.136*[.G56]))" office:value-type="float" office:value="322.6882067197" calcext:value-type="float">
            <text:p>322.6882067197</text:p>
          </table:table-cell>
          <table:table-cell table:formula="of:=23+(26+((21.448-[.G56]*(46.815+[.G56]*(0.00059-[.G56]*0.001813))))/60)/60" office:value-type="float" office:value="23.4361553554557" calcext:value-type="float">
            <text:p>23.4361553554557</text:p>
          </table:table-cell>
          <table:table-cell table:formula="of:=[.Q56]+0.00256*COS(RADIANS(125.04-1934.136*[.G56]))" office:value-type="float" office:value="23.4385808849647" calcext:value-type="float">
            <text:p>23.4385808849647</text:p>
          </table:table-cell>
          <table:table-cell table:formula="of:=DEGREES(ATAN2(COS(RADIANS([.P56]));COS(RADIANS([.R56]))*SIN(RADIANS([.P56]))))" office:value-type="float" office:value="-34.962641806444" calcext:value-type="float">
            <text:p>-34.962641806444</text:p>
          </table:table-cell>
          <table:table-cell table:formula="of:=DEGREES(ASIN(SIN(RADIANS([.R56]))*SIN(RADIANS([.P56]))))" office:value-type="float" office:value="-13.9518603918239" calcext:value-type="float">
            <text:p>-13.9518603918239</text:p>
          </table:table-cell>
          <table:table-cell table:formula="of:=TAN(RADIANS([.R56]/2))*TAN(RADIANS([.R56]/2))" office:value-type="float" office:value="0.0430318471796341" calcext:value-type="float">
            <text:p>0.0430318471796341</text:p>
          </table:table-cell>
          <table:table-cell table:formula="of:=4*DEGREES([.U56]*SIN(2*RADIANS([.I56]))-2*[.K56]*SIN(RADIANS([.J56]))+4*[.K56]*[.U56]*SIN(RADIANS([.J56]))*COS(2*RADIANS([.I56]))-0.5*[.U56]*[.U56]*SIN(4*RADIANS([.I56]))-1.25*[.K56]*[.K56]*SIN(2*RADIANS([.J56])))" office:value-type="float" office:value="-14.2303175304566" calcext:value-type="float">
            <text:p>-14.2303175304566</text:p>
          </table:table-cell>
          <table:table-cell table:formula="of:=DEGREES(ACOS(COS(RADIANS(90.833))/(COS(RADIANS([.$B$3]))*COS(RADIANS([.T56])))-TAN(RADIANS([.$B$3]))*TAN(RADIANS([.T56]))))" office:value-type="float" office:value="87.9625300307128" calcext:value-type="float">
            <text:p>87.9625300307128</text:p>
          </table:table-cell>
          <table:table-cell table:style-name="ce22" table:formula="of:=(720-4*[.$B$4]-[.V56]+[.$B$5]*60)/1440" office:value-type="time" office:time-value="PT12H14M29.199931827S" calcext:value-type="time">
            <text:p>12:14:29</text:p>
          </table:table-cell>
          <table:table-cell table:style-name="ce8" table:formula="of:=[.X56]-[.W56]*4/1440" office:value-type="time" office:time-value="PT06H22M38.192724456S" calcext:value-type="time">
            <text:p>6:22:38</text:p>
          </table:table-cell>
          <table:table-cell table:style-name="ce8" table:formula="of:=[.X56]+[.W56]*4/1440" office:value-type="time" office:time-value="PT18H06M20.207139198S" calcext:value-type="time">
            <text:p>18:06:20</text:p>
          </table:table-cell>
          <table:table-cell table:style-name="ce11" table:formula="of:=8*[.W56]" office:value-type="float" office:value="703.700240245702" calcext:value-type="float">
            <text:p>703.700240245702</text:p>
          </table:table-cell>
          <table:table-cell table:formula="of:=MOD([.E56]*1440+[.V56]+4*[.$B$4]-60*[.$B$5];1440)" office:value-type="float" office:value="315.513334469543" calcext:value-type="float">
            <text:p>315.513334469543</text:p>
          </table:table-cell>
          <table:table-cell table:formula="of:=IF([.AB56]/4&lt;0;[.AB56]/4+180;[.AB56]/4-180)" office:value-type="float" office:value="-101.121666382614" calcext:value-type="float">
            <text:p>-101.121666382614</text:p>
          </table:table-cell>
          <table:table-cell table:formula="of:=DEGREES(ACOS(SIN(RADIANS([.$B$3]))*SIN(RADIANS([.T56]))+COS(RADIANS([.$B$3]))*COS(RADIANS([.T56]))*COS(RADIANS([.AC56]))))" office:value-type="float" office:value="103.399693962273" calcext:value-type="float">
            <text:p>103.399693962273</text:p>
          </table:table-cell>
          <table:table-cell table:formula="of:=90-[.AD56]" office:value-type="float" office:value="-13.399693962273" calcext:value-type="float">
            <text:p>-13.399693962273</text:p>
          </table:table-cell>
          <table:table-cell table:formula="of:=IF([.AE56]&gt;85;0;IF([.AE56]&gt;5;58.1/TAN(RADIANS([.AE56]))-0.07/POWER(TAN(RADIANS([.AE56]));3)+0.000086/POWER(TAN(RADIANS([.AE56]));5);IF([.AE56]&gt;-0.575;1735+[.AE56]*(-518.2+[.AE56]*(103.4+[.AE56]*(-12.79+[.AE56]*0.711)));-20.772/TAN(RADIANS([.AE56])))))/3600" office:value-type="float" office:value="0.0242204987556862" calcext:value-type="float">
            <text:p>0.0242204987556862</text:p>
          </table:table-cell>
          <table:table-cell table:formula="of:=[.AE56]+[.AF56]" office:value-type="float" office:value="-13.3754734635173" calcext:value-type="float">
            <text:p>-13.3754734635173</text:p>
          </table:table-cell>
          <table:table-cell table:formula="of:=IF([.AC56]&gt;0;MOD(DEGREES(ACOS(((SIN(RADIANS([.$B$3]))*COS(RADIANS([.AD56])))-SIN(RADIANS([.T56])))/(COS(RADIANS([.$B$3]))*SIN(RADIANS([.AD56])))))+180;360);MOD(540-DEGREES(ACOS(((SIN(RADIANS([.$B$3]))*COS(RADIANS([.AD56])))-SIN(RADIANS([.T56])))/(COS(RADIANS([.$B$3]))*SIN(RADIANS([.AD56])))));360))" office:value-type="float" office:value="101.784816517347" calcext:value-type="float">
            <text:p>101.78481651734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56]+0.1/24" office:value-type="time" office:time-value="PT05H36M00S" calcext:value-type="time">
            <text:p>5:36:00</text:p>
          </table:table-cell>
          <table:table-cell table:style-name="ce9" table:formula="of:=[.D57]+2415018.5+[.E57]-[.$B$5]/24" office:value-type="float" office:value="2460352.44166667" calcext:value-type="float">
            <text:p>2460352.44</text:p>
          </table:table-cell>
          <table:table-cell table:style-name="ce10" table:formula="of:=([.F57]-2451545)/36525" office:value-type="float" office:value="0.24113461099704" calcext:value-type="float">
            <text:p>0.24113461</text:p>
          </table:table-cell>
          <table:table-cell/>
          <table:table-cell table:formula="of:=MOD(280.46646+[.G57]*(36000.76983+[.G57]*0.0003032);360)" office:value-type="float" office:value="321.498106180859" calcext:value-type="float">
            <text:p>321.498106180859</text:p>
          </table:table-cell>
          <table:table-cell table:formula="of:=357.52911+[.G57]*(35999.05029-0.0001537*[.G57])" office:value-type="float" office:value="9038.146089005" calcext:value-type="float">
            <text:p>9038.146089005</text:p>
          </table:table-cell>
          <table:table-cell table:formula="of:=0.016708634-[.G57]*(0.000042037+0.0000001267*[.G57])" office:value-type="float" office:value="0.0166984900572719" calcext:value-type="float">
            <text:p>0.0166984900572719</text:p>
          </table:table-cell>
          <table:table-cell table:formula="of:=SIN(RADIANS([.J57]))*(1.914602-[.G57]*(0.004817+0.000014*[.G57]))+SIN(RADIANS(2*[.J57]))*(0.019993-0.000101*[.G57])+SIN(RADIANS(3*[.J57]))*0.000289" office:value-type="float" office:value="1.20153473763981" calcext:value-type="float">
            <text:p>1.20153473763981</text:p>
          </table:table-cell>
          <table:table-cell table:formula="of:=[.I57]+[.L57]" office:value-type="float" office:value="322.699640918499" calcext:value-type="float">
            <text:p>322.699640918499</text:p>
          </table:table-cell>
          <table:table-cell table:formula="of:=[.J57]+[.L57]" office:value-type="float" office:value="9039.34762374264" calcext:value-type="float">
            <text:p>9039.34762374264</text:p>
          </table:table-cell>
          <table:table-cell table:formula="of:=(1.000001018*(1-[.K57]*[.K57]))/(1+[.K57]*COS(RADIANS([.N57])))" office:value-type="float" office:value="0.986977176557233" calcext:value-type="float">
            <text:p>0.986977176557233</text:p>
          </table:table-cell>
          <table:table-cell table:formula="of:=[.M57]-0.00569-0.00478*SIN(RADIANS(125.04-1934.136*[.G57]))" office:value-type="float" office:value="322.692422113416" calcext:value-type="float">
            <text:p>322.692422113416</text:p>
          </table:table-cell>
          <table:table-cell table:formula="of:=23+(26+((21.448-[.G57]*(46.815+[.G57]*(0.00059-[.G57]*0.001813))))/60)/60" office:value-type="float" office:value="23.4361553539723" calcext:value-type="float">
            <text:p>23.4361553539723</text:p>
          </table:table-cell>
          <table:table-cell table:formula="of:=[.Q57]+0.00256*COS(RADIANS(125.04-1934.136*[.G57]))" office:value-type="float" office:value="23.4385808866343" calcext:value-type="float">
            <text:p>23.4385808866343</text:p>
          </table:table-cell>
          <table:table-cell table:formula="of:=DEGREES(ATAN2(COS(RADIANS([.P57]));COS(RADIANS([.R57]))*SIN(RADIANS([.P57]))))" office:value-type="float" office:value="-34.9585355540398" calcext:value-type="float">
            <text:p>-34.9585355540398</text:p>
          </table:table-cell>
          <table:table-cell table:formula="of:=DEGREES(ASIN(SIN(RADIANS([.R57]))*SIN(RADIANS([.P57]))))" office:value-type="float" office:value="-13.9504862270744" calcext:value-type="float">
            <text:p>-13.9504862270744</text:p>
          </table:table-cell>
          <table:table-cell table:formula="of:=TAN(RADIANS([.R57]/2))*TAN(RADIANS([.R57]/2))" office:value-type="float" office:value="0.043031847185939" calcext:value-type="float">
            <text:p>0.043031847185939</text:p>
          </table:table-cell>
          <table:table-cell table:formula="of:=4*DEGREES([.U57]*SIN(2*RADIANS([.I57]))-2*[.K57]*SIN(RADIANS([.J57]))+4*[.K57]*[.U57]*SIN(RADIANS([.J57]))*COS(2*RADIANS([.I57]))-0.5*[.U57]*[.U57]*SIN(4*RADIANS([.I57]))-1.25*[.K57]*[.K57]*SIN(2*RADIANS([.J57])))" office:value-type="float" office:value="-14.2303139804172" calcext:value-type="float">
            <text:p>-14.2303139804172</text:p>
          </table:table-cell>
          <table:table-cell table:formula="of:=DEGREES(ACOS(COS(RADIANS(90.833))/(COS(RADIANS([.$B$3]))*COS(RADIANS([.T57])))-TAN(RADIANS([.$B$3]))*TAN(RADIANS([.T57]))))" office:value-type="float" office:value="87.9628235816806" calcext:value-type="float">
            <text:p>87.9628235816806</text:p>
          </table:table-cell>
          <table:table-cell table:style-name="ce22" table:formula="of:=(720-4*[.$B$4]-[.V57]+[.$B$5]*60)/1440" office:value-type="time" office:time-value="PT12H14M29.199718825S" calcext:value-type="time">
            <text:p>12:14:29</text:p>
          </table:table-cell>
          <table:table-cell table:style-name="ce8" table:formula="of:=[.X57]-[.W57]*4/1440" office:value-type="time" office:time-value="PT06H22M38.122059222S" calcext:value-type="time">
            <text:p>6:22:38</text:p>
          </table:table-cell>
          <table:table-cell table:style-name="ce8" table:formula="of:=[.X57]+[.W57]*4/1440" office:value-type="time" office:time-value="PT18H06M20.277378428S" calcext:value-type="time">
            <text:p>18:06:20</text:p>
          </table:table-cell>
          <table:table-cell table:style-name="ce11" table:formula="of:=8*[.W57]" office:value-type="float" office:value="703.702588653445" calcext:value-type="float">
            <text:p>703.702588653445</text:p>
          </table:table-cell>
          <table:table-cell table:formula="of:=MOD([.E57]*1440+[.V57]+4*[.$B$4]-60*[.$B$5];1440)" office:value-type="float" office:value="321.513338019583" calcext:value-type="float">
            <text:p>321.513338019583</text:p>
          </table:table-cell>
          <table:table-cell table:formula="of:=IF([.AB57]/4&lt;0;[.AB57]/4+180;[.AB57]/4-180)" office:value-type="float" office:value="-99.6216654951043" calcext:value-type="float">
            <text:p>-99.6216654951043</text:p>
          </table:table-cell>
          <table:table-cell table:formula="of:=DEGREES(ACOS(SIN(RADIANS([.$B$3]))*SIN(RADIANS([.T57]))+COS(RADIANS([.$B$3]))*COS(RADIANS([.T57]))*COS(RADIANS([.AC57]))))" office:value-type="float" office:value="101.961520192959" calcext:value-type="float">
            <text:p>101.961520192959</text:p>
          </table:table-cell>
          <table:table-cell table:formula="of:=90-[.AD57]" office:value-type="float" office:value="-11.9615201929588" calcext:value-type="float">
            <text:p>-11.9615201929588</text:p>
          </table:table-cell>
          <table:table-cell table:formula="of:=IF([.AE57]&gt;85;0;IF([.AE57]&gt;5;58.1/TAN(RADIANS([.AE57]))-0.07/POWER(TAN(RADIANS([.AE57]));3)+0.000086/POWER(TAN(RADIANS([.AE57]));5);IF([.AE57]&gt;-0.575;1735+[.AE57]*(-518.2+[.AE57]*(103.4+[.AE57]*(-12.79+[.AE57]*0.711)));-20.772/TAN(RADIANS([.AE57])))))/3600" office:value-type="float" office:value="0.0272356453379637" calcext:value-type="float">
            <text:p>0.0272356453379637</text:p>
          </table:table-cell>
          <table:table-cell table:formula="of:=[.AE57]+[.AF57]" office:value-type="float" office:value="-11.9342845476209" calcext:value-type="float">
            <text:p>-11.9342845476209</text:p>
          </table:table-cell>
          <table:table-cell table:formula="of:=IF([.AC57]&gt;0;MOD(DEGREES(ACOS(((SIN(RADIANS([.$B$3]))*COS(RADIANS([.AD57])))-SIN(RADIANS([.T57])))/(COS(RADIANS([.$B$3]))*SIN(RADIANS([.AD57])))))+180;360);MOD(540-DEGREES(ACOS(((SIN(RADIANS([.$B$3]))*COS(RADIANS([.AD57])))-SIN(RADIANS([.T57])))/(COS(RADIANS([.$B$3]))*SIN(RADIANS([.AD57])))));360))" office:value-type="float" office:value="102.016002333261" calcext:value-type="float">
            <text:p>102.01600233326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57]+0.1/24" office:value-type="time" office:time-value="PT05H42M00S" calcext:value-type="time">
            <text:p>5:42:00</text:p>
          </table:table-cell>
          <table:table-cell table:style-name="ce9" table:formula="of:=[.D58]+2415018.5+[.E58]-[.$B$5]/24" office:value-type="float" office:value="2460352.44583333" calcext:value-type="float">
            <text:p>2460352.45</text:p>
          </table:table-cell>
          <table:table-cell table:style-name="ce10" table:formula="of:=([.F58]-2451545)/36525" office:value-type="float" office:value="0.241134725074149" calcext:value-type="float">
            <text:p>0.24113473</text:p>
          </table:table-cell>
          <table:table-cell/>
          <table:table-cell table:formula="of:=MOD(280.46646+[.G58]*(36000.76983+[.G58]*0.0003032);360)" office:value-type="float" office:value="321.502213044629" calcext:value-type="float">
            <text:p>321.502213044629</text:p>
          </table:table-cell>
          <table:table-cell table:formula="of:=357.52911+[.G58]*(35999.05029-0.0001537*[.G58])" office:value-type="float" office:value="9038.15019567259" calcext:value-type="float">
            <text:p>9038.15019567259</text:p>
          </table:table-cell>
          <table:table-cell table:formula="of:=0.016708634-[.G58]*(0.000042037+0.0000001267*[.G58])" office:value-type="float" office:value="0.0166984900524695" calcext:value-type="float">
            <text:p>0.0166984900524695</text:p>
          </table:table-cell>
          <table:table-cell table:formula="of:=SIN(RADIANS([.J58]))*(1.914602-[.G58]*(0.004817+0.000014*[.G58]))+SIN(RADIANS(2*[.J58]))*(0.019993-0.000101*[.G58])+SIN(RADIANS(3*[.J58]))*0.000289" office:value-type="float" office:value="1.20164324318827" calcext:value-type="float">
            <text:p>1.20164324318827</text:p>
          </table:table-cell>
          <table:table-cell table:formula="of:=[.I58]+[.L58]" office:value-type="float" office:value="322.703856287817" calcext:value-type="float">
            <text:p>322.703856287817</text:p>
          </table:table-cell>
          <table:table-cell table:formula="of:=[.J58]+[.L58]" office:value-type="float" office:value="9039.35183891578" calcext:value-type="float">
            <text:p>9039.35183891578</text:p>
          </table:table-cell>
          <table:table-cell table:formula="of:=(1.000001018*(1-[.K58]*[.K58]))/(1+[.K58]*COS(RADIANS([.N58])))" office:value-type="float" office:value="0.986977935540959" calcext:value-type="float">
            <text:p>0.986977935540959</text:p>
          </table:table-cell>
          <table:table-cell table:formula="of:=[.M58]-0.00569-0.00478*SIN(RADIANS(125.04-1934.136*[.G58]))" office:value-type="float" office:value="322.696637500175" calcext:value-type="float">
            <text:p>322.696637500175</text:p>
          </table:table-cell>
          <table:table-cell table:formula="of:=23+(26+((21.448-[.G58]*(46.815+[.G58]*(0.00059-[.G58]*0.001813))))/60)/60" office:value-type="float" office:value="23.4361553524888" calcext:value-type="float">
            <text:p>23.4361553524888</text:p>
          </table:table-cell>
          <table:table-cell table:formula="of:=[.Q58]+0.00256*COS(RADIANS(125.04-1934.136*[.G58]))" office:value-type="float" office:value="23.4385808883038" calcext:value-type="float">
            <text:p>23.4385808883038</text:p>
          </table:table-cell>
          <table:table-cell table:formula="of:=DEGREES(ATAN2(COS(RADIANS([.P58]));COS(RADIANS([.R58]))*SIN(RADIANS([.P58]))))" office:value-type="float" office:value="-34.954429357343" calcext:value-type="float">
            <text:p>-34.954429357343</text:p>
          </table:table-cell>
          <table:table-cell table:formula="of:=DEGREES(ASIN(SIN(RADIANS([.R58]))*SIN(RADIANS([.P58]))))" office:value-type="float" office:value="-13.9491119957393" calcext:value-type="float">
            <text:p>-13.9491119957393</text:p>
          </table:table-cell>
          <table:table-cell table:formula="of:=TAN(RADIANS([.R58]/2))*TAN(RADIANS([.R58]/2))" office:value-type="float" office:value="0.0430318471922436" calcext:value-type="float">
            <text:p>0.0430318471922436</text:p>
          </table:table-cell>
          <table:table-cell table:formula="of:=4*DEGREES([.U58]*SIN(2*RADIANS([.I58]))-2*[.K58]*SIN(RADIANS([.J58]))+4*[.K58]*[.U58]*SIN(RADIANS([.J58]))*COS(2*RADIANS([.I58]))-0.5*[.U58]*[.U58]*SIN(4*RADIANS([.I58]))-1.25*[.K58]*[.K58]*SIN(2*RADIANS([.J58])))" office:value-type="float" office:value="-14.2303102066311" calcext:value-type="float">
            <text:p>-14.2303102066311</text:p>
          </table:table-cell>
          <table:table-cell table:formula="of:=DEGREES(ACOS(COS(RADIANS(90.833))/(COS(RADIANS([.$B$3]))*COS(RADIANS([.T58])))-TAN(RADIANS([.$B$3]))*TAN(RADIANS([.T58]))))" office:value-type="float" office:value="87.9631171438254" calcext:value-type="float">
            <text:p>87.9631171438254</text:p>
          </table:table-cell>
          <table:table-cell table:style-name="ce22" table:formula="of:=(720-4*[.$B$4]-[.V58]+[.$B$5]*60)/1440" office:value-type="time" office:time-value="PT12H14M29.199492398S" calcext:value-type="time">
            <text:p>12:14:29</text:p>
          </table:table-cell>
          <table:table-cell table:style-name="ce8" table:formula="of:=[.X58]-[.W58]*4/1440" office:value-type="time" office:time-value="PT06H22M38.05137788S" calcext:value-type="time">
            <text:p>6:22:38</text:p>
          </table:table-cell>
          <table:table-cell table:style-name="ce8" table:formula="of:=[.X58]+[.W58]*4/1440" office:value-type="time" office:time-value="PT18H06M20.347606916S" calcext:value-type="time">
            <text:p>18:06:20</text:p>
          </table:table-cell>
          <table:table-cell table:style-name="ce11" table:formula="of:=8*[.W58]" office:value-type="float" office:value="703.704937150603" calcext:value-type="float">
            <text:p>703.704937150603</text:p>
          </table:table-cell>
          <table:table-cell table:formula="of:=MOD([.E58]*1440+[.V58]+4*[.$B$4]-60*[.$B$5];1440)" office:value-type="float" office:value="327.513341793369" calcext:value-type="float">
            <text:p>327.513341793369</text:p>
          </table:table-cell>
          <table:table-cell table:formula="of:=IF([.AB58]/4&lt;0;[.AB58]/4+180;[.AB58]/4-180)" office:value-type="float" office:value="-98.1216645516578" calcext:value-type="float">
            <text:p>-98.1216645516578</text:p>
          </table:table-cell>
          <table:table-cell table:formula="of:=DEGREES(ACOS(SIN(RADIANS([.$B$3]))*SIN(RADIANS([.T58]))+COS(RADIANS([.$B$3]))*COS(RADIANS([.T58]))*COS(RADIANS([.AC58]))))" office:value-type="float" office:value="100.524591589572" calcext:value-type="float">
            <text:p>100.524591589572</text:p>
          </table:table-cell>
          <table:table-cell table:formula="of:=90-[.AD58]" office:value-type="float" office:value="-10.5245915895715" calcext:value-type="float">
            <text:p>-10.5245915895715</text:p>
          </table:table-cell>
          <table:table-cell table:formula="of:=IF([.AE58]&gt;85;0;IF([.AE58]&gt;5;58.1/TAN(RADIANS([.AE58]))-0.07/POWER(TAN(RADIANS([.AE58]));3)+0.000086/POWER(TAN(RADIANS([.AE58]));5);IF([.AE58]&gt;-0.575;1735+[.AE58]*(-518.2+[.AE58]*(103.4+[.AE58]*(-12.79+[.AE58]*0.711)));-20.772/TAN(RADIANS([.AE58])))))/3600" office:value-type="float" office:value="0.0310577347434337" calcext:value-type="float">
            <text:p>0.0310577347434337</text:p>
          </table:table-cell>
          <table:table-cell table:formula="of:=[.AE58]+[.AF58]" office:value-type="float" office:value="-10.4935338548281" calcext:value-type="float">
            <text:p>-10.4935338548281</text:p>
          </table:table-cell>
          <table:table-cell table:formula="of:=IF([.AC58]&gt;0;MOD(DEGREES(ACOS(((SIN(RADIANS([.$B$3]))*COS(RADIANS([.AD58])))-SIN(RADIANS([.T58])))/(COS(RADIANS([.$B$3]))*SIN(RADIANS([.AD58])))))+180;360);MOD(540-DEGREES(ACOS(((SIN(RADIANS([.$B$3]))*COS(RADIANS([.AD58])))-SIN(RADIANS([.T58])))/(COS(RADIANS([.$B$3]))*SIN(RADIANS([.AD58])))));360))" office:value-type="float" office:value="102.253972167319" calcext:value-type="float">
            <text:p>102.25397216731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58]+0.1/24" office:value-type="time" office:time-value="PT05H48M00S" calcext:value-type="time">
            <text:p>5:48:00</text:p>
          </table:table-cell>
          <table:table-cell table:style-name="ce9" table:formula="of:=[.D59]+2415018.5+[.E59]-[.$B$5]/24" office:value-type="float" office:value="2460352.45" calcext:value-type="float">
            <text:p>2460352.45</text:p>
          </table:table-cell>
          <table:table-cell table:style-name="ce10" table:formula="of:=([.F59]-2451545)/36525" office:value-type="float" office:value="0.241134839151271" calcext:value-type="float">
            <text:p>0.24113484</text:p>
          </table:table-cell>
          <table:table-cell/>
          <table:table-cell table:formula="of:=MOD(280.46646+[.G59]*(36000.76983+[.G59]*0.0003032);360)" office:value-type="float" office:value="321.506319908862" calcext:value-type="float">
            <text:p>321.506319908862</text:p>
          </table:table-cell>
          <table:table-cell table:formula="of:=357.52911+[.G59]*(35999.05029-0.0001537*[.G59])" office:value-type="float" office:value="9038.15430234064" calcext:value-type="float">
            <text:p>9038.15430234064</text:p>
          </table:table-cell>
          <table:table-cell table:formula="of:=0.016708634-[.G59]*(0.000042037+0.0000001267*[.G59])" office:value-type="float" office:value="0.016698490047667" calcext:value-type="float">
            <text:p>0.016698490047667</text:p>
          </table:table-cell>
          <table:table-cell table:formula="of:=SIN(RADIANS([.J59]))*(1.914602-[.G59]*(0.004817+0.000014*[.G59]))+SIN(RADIANS(2*[.J59]))*(0.019993-0.000101*[.G59])+SIN(RADIANS(3*[.J59]))*0.000289" office:value-type="float" office:value="1.20175174226575" calcext:value-type="float">
            <text:p>1.20175174226575</text:p>
          </table:table-cell>
          <table:table-cell table:formula="of:=[.I59]+[.L59]" office:value-type="float" office:value="322.708071651128" calcext:value-type="float">
            <text:p>322.708071651128</text:p>
          </table:table-cell>
          <table:table-cell table:formula="of:=[.J59]+[.L59]" office:value-type="float" office:value="9039.3560540829" calcext:value-type="float">
            <text:p>9039.3560540829</text:p>
          </table:table-cell>
          <table:table-cell table:formula="of:=(1.000001018*(1-[.K59]*[.K59]))/(1+[.K59]*COS(RADIANS([.N59])))" office:value-type="float" office:value="0.986978694592866" calcext:value-type="float">
            <text:p>0.986978694592866</text:p>
          </table:table-cell>
          <table:table-cell table:formula="of:=[.M59]-0.00569-0.00478*SIN(RADIANS(125.04-1934.136*[.G59]))" office:value-type="float" office:value="322.700852880926" calcext:value-type="float">
            <text:p>322.700852880926</text:p>
          </table:table-cell>
          <table:table-cell table:formula="of:=23+(26+((21.448-[.G59]*(46.815+[.G59]*(0.00059-[.G59]*0.001813))))/60)/60" office:value-type="float" office:value="23.4361553510053" calcext:value-type="float">
            <text:p>23.4361553510053</text:p>
          </table:table-cell>
          <table:table-cell table:formula="of:=[.Q59]+0.00256*COS(RADIANS(125.04-1934.136*[.G59]))" office:value-type="float" office:value="23.4385808899733" calcext:value-type="float">
            <text:p>23.4385808899733</text:p>
          </table:table-cell>
          <table:table-cell table:formula="of:=DEGREES(ATAN2(COS(RADIANS([.P59]));COS(RADIANS([.R59]))*SIN(RADIANS([.P59]))))" office:value-type="float" office:value="-34.9503232154239" calcext:value-type="float">
            <text:p>-34.9503232154239</text:p>
          </table:table-cell>
          <table:table-cell table:formula="of:=DEGREES(ASIN(SIN(RADIANS([.R59]))*SIN(RADIANS([.P59]))))" office:value-type="float" office:value="-13.9477376975168" calcext:value-type="float">
            <text:p>-13.9477376975168</text:p>
          </table:table-cell>
          <table:table-cell table:formula="of:=TAN(RADIANS([.R59]/2))*TAN(RADIANS([.R59]/2))" office:value-type="float" office:value="0.0430318471985482" calcext:value-type="float">
            <text:p>0.0430318471985482</text:p>
          </table:table-cell>
          <table:table-cell table:formula="of:=4*DEGREES([.U59]*SIN(2*RADIANS([.I59]))-2*[.K59]*SIN(RADIANS([.J59]))+4*[.K59]*[.U59]*SIN(RADIANS([.J59]))*COS(2*RADIANS([.I59]))-0.5*[.U59]*[.U59]*SIN(4*RADIANS([.I59]))-1.25*[.K59]*[.K59]*SIN(2*RADIANS([.J59])))" office:value-type="float" office:value="-14.2303062091076" calcext:value-type="float">
            <text:p>-14.2303062091076</text:p>
          </table:table-cell>
          <table:table-cell table:formula="of:=DEGREES(ACOS(COS(RADIANS(90.833))/(COS(RADIANS([.$B$3]))*COS(RADIANS([.T59])))-TAN(RADIANS([.$B$3]))*TAN(RADIANS([.T59]))))" office:value-type="float" office:value="87.9634107172113" calcext:value-type="float">
            <text:p>87.9634107172113</text:p>
          </table:table-cell>
          <table:table-cell table:style-name="ce22" table:formula="of:=(720-4*[.$B$4]-[.V59]+[.$B$5]*60)/1440" office:value-type="time" office:time-value="PT12H14M29.199252546S" calcext:value-type="time">
            <text:p>12:14:29</text:p>
          </table:table-cell>
          <table:table-cell table:style-name="ce8" table:formula="of:=[.X59]-[.W59]*4/1440" office:value-type="time" office:time-value="PT06H22M37.980680416S" calcext:value-type="time">
            <text:p>6:22:37</text:p>
          </table:table-cell>
          <table:table-cell table:style-name="ce8" table:formula="of:=[.X59]+[.W59]*4/1440" office:value-type="time" office:time-value="PT18H06M20.417824677S" calcext:value-type="time">
            <text:p>18:06:20</text:p>
          </table:table-cell>
          <table:table-cell table:style-name="ce11" table:formula="of:=8*[.W59]" office:value-type="float" office:value="703.707285737691" calcext:value-type="float">
            <text:p>703.707285737691</text:p>
          </table:table-cell>
          <table:table-cell table:formula="of:=MOD([.E59]*1440+[.V59]+4*[.$B$4]-60*[.$B$5];1440)" office:value-type="float" office:value="333.513345790892" calcext:value-type="float">
            <text:p>333.513345790892</text:p>
          </table:table-cell>
          <table:table-cell table:formula="of:=IF([.AB59]/4&lt;0;[.AB59]/4+180;[.AB59]/4-180)" office:value-type="float" office:value="-96.6216635522769" calcext:value-type="float">
            <text:p>-96.6216635522769</text:p>
          </table:table-cell>
          <table:table-cell table:formula="of:=DEGREES(ACOS(SIN(RADIANS([.$B$3]))*SIN(RADIANS([.T59]))+COS(RADIANS([.$B$3]))*COS(RADIANS([.T59]))*COS(RADIANS([.AC59]))))" office:value-type="float" office:value="99.0889699289753" calcext:value-type="float">
            <text:p>99.0889699289753</text:p>
          </table:table-cell>
          <table:table-cell table:formula="of:=90-[.AD59]" office:value-type="float" office:value="-9.08896992897526" calcext:value-type="float">
            <text:p>-9.08896992897526</text:p>
          </table:table-cell>
          <table:table-cell table:formula="of:=IF([.AE59]&gt;85;0;IF([.AE59]&gt;5;58.1/TAN(RADIANS([.AE59]))-0.07/POWER(TAN(RADIANS([.AE59]));3)+0.000086/POWER(TAN(RADIANS([.AE59]));5);IF([.AE59]&gt;-0.575;1735+[.AE59]*(-518.2+[.AE59]*(103.4+[.AE59]*(-12.79+[.AE59]*0.711)));-20.772/TAN(RADIANS([.AE59])))))/3600" office:value-type="float" office:value="0.0360677738288086" calcext:value-type="float">
            <text:p>0.0360677738288086</text:p>
          </table:table-cell>
          <table:table-cell table:formula="of:=[.AE59]+[.AF59]" office:value-type="float" office:value="-9.05290215514645" calcext:value-type="float">
            <text:p>-9.05290215514645</text:p>
          </table:table-cell>
          <table:table-cell table:formula="of:=IF([.AC59]&gt;0;MOD(DEGREES(ACOS(((SIN(RADIANS([.$B$3]))*COS(RADIANS([.AD59])))-SIN(RADIANS([.T59])))/(COS(RADIANS([.$B$3]))*SIN(RADIANS([.AD59])))))+180;360);MOD(540-DEGREES(ACOS(((SIN(RADIANS([.$B$3]))*COS(RADIANS([.AD59])))-SIN(RADIANS([.T59])))/(COS(RADIANS([.$B$3]))*SIN(RADIANS([.AD59])))));360))" office:value-type="float" office:value="102.498915646496" calcext:value-type="float">
            <text:p>102.49891564649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59]+0.1/24" office:value-type="time" office:time-value="PT05H54M00S" calcext:value-type="time">
            <text:p>5:54:00</text:p>
          </table:table-cell>
          <table:table-cell table:style-name="ce9" table:formula="of:=[.D60]+2415018.5+[.E60]-[.$B$5]/24" office:value-type="float" office:value="2460352.45416667" calcext:value-type="float">
            <text:p>2460352.45</text:p>
          </table:table-cell>
          <table:table-cell table:style-name="ce10" table:formula="of:=([.F60]-2451545)/36525" office:value-type="float" office:value="0.241134953228381" calcext:value-type="float">
            <text:p>0.24113495</text:p>
          </table:table-cell>
          <table:table-cell/>
          <table:table-cell table:formula="of:=MOD(280.46646+[.G60]*(36000.76983+[.G60]*0.0003032);360)" office:value-type="float" office:value="321.510426772635" calcext:value-type="float">
            <text:p>321.510426772635</text:p>
          </table:table-cell>
          <table:table-cell table:formula="of:=357.52911+[.G60]*(35999.05029-0.0001537*[.G60])" office:value-type="float" office:value="9038.15840900822" calcext:value-type="float">
            <text:p>9038.15840900822</text:p>
          </table:table-cell>
          <table:table-cell table:formula="of:=0.016708634-[.G60]*(0.000042037+0.0000001267*[.G60])" office:value-type="float" office:value="0.0166984900428646" calcext:value-type="float">
            <text:p>0.0166984900428646</text:p>
          </table:table-cell>
          <table:table-cell table:formula="of:=SIN(RADIANS([.J60]))*(1.914602-[.G60]*(0.004817+0.000014*[.G60]))+SIN(RADIANS(2*[.J60]))*(0.019993-0.000101*[.G60])+SIN(RADIANS(3*[.J60]))*0.000289" office:value-type="float" office:value="1.20186023484752" calcext:value-type="float">
            <text:p>1.20186023484752</text:p>
          </table:table-cell>
          <table:table-cell table:formula="of:=[.I60]+[.L60]" office:value-type="float" office:value="322.712287007482" calcext:value-type="float">
            <text:p>322.712287007482</text:p>
          </table:table-cell>
          <table:table-cell table:formula="of:=[.J60]+[.L60]" office:value-type="float" office:value="9039.36026924307" calcext:value-type="float">
            <text:p>9039.36026924307</text:p>
          </table:table-cell>
          <table:table-cell table:formula="of:=(1.000001018*(1-[.K60]*[.K60]))/(1+[.K60]*COS(RADIANS([.N60])))" office:value-type="float" office:value="0.98697945371278" calcext:value-type="float">
            <text:p>0.98697945371278</text:p>
          </table:table-cell>
          <table:table-cell table:formula="of:=[.M60]-0.00569-0.00478*SIN(RADIANS(125.04-1934.136*[.G60]))" office:value-type="float" office:value="322.705068254721" calcext:value-type="float">
            <text:p>322.705068254721</text:p>
          </table:table-cell>
          <table:table-cell table:formula="of:=23+(26+((21.448-[.G60]*(46.815+[.G60]*(0.00059-[.G60]*0.001813))))/60)/60" office:value-type="float" office:value="23.4361553495218" calcext:value-type="float">
            <text:p>23.4361553495218</text:p>
          </table:table-cell>
          <table:table-cell table:formula="of:=[.Q60]+0.00256*COS(RADIANS(125.04-1934.136*[.G60]))" office:value-type="float" office:value="23.4385808916427" calcext:value-type="float">
            <text:p>23.4385808916427</text:p>
          </table:table-cell>
          <table:table-cell table:formula="of:=DEGREES(ATAN2(COS(RADIANS([.P60]));COS(RADIANS([.R60]))*SIN(RADIANS([.P60]))))" office:value-type="float" office:value="-34.946217129203" calcext:value-type="float">
            <text:p>-34.946217129203</text:p>
          </table:table-cell>
          <table:table-cell table:formula="of:=DEGREES(ASIN(SIN(RADIANS([.R60]))*SIN(RADIANS([.P60]))))" office:value-type="float" office:value="-13.9463633327244" calcext:value-type="float">
            <text:p>-13.9463633327244</text:p>
          </table:table-cell>
          <table:table-cell table:formula="of:=TAN(RADIANS([.R60]/2))*TAN(RADIANS([.R60]/2))" office:value-type="float" office:value="0.0430318472048526" calcext:value-type="float">
            <text:p>0.0430318472048526</text:p>
          </table:table-cell>
          <table:table-cell table:formula="of:=4*DEGREES([.U60]*SIN(2*RADIANS([.I60]))-2*[.K60]*SIN(RADIANS([.J60]))+4*[.K60]*[.U60]*SIN(RADIANS([.J60]))*COS(2*RADIANS([.I60]))-0.5*[.U60]*[.U60]*SIN(4*RADIANS([.I60]))-1.25*[.K60]*[.K60]*SIN(2*RADIANS([.J60])))" office:value-type="float" office:value="-14.2303019878598" calcext:value-type="float">
            <text:p>-14.2303019878598</text:p>
          </table:table-cell>
          <table:table-cell table:formula="of:=DEGREES(ACOS(COS(RADIANS(90.833))/(COS(RADIANS([.$B$3]))*COS(RADIANS([.T60])))-TAN(RADIANS([.$B$3]))*TAN(RADIANS([.T60]))))" office:value-type="float" office:value="87.9637043017707" calcext:value-type="float">
            <text:p>87.9637043017707</text:p>
          </table:table-cell>
          <table:table-cell table:style-name="ce22" table:formula="of:=(720-4*[.$B$4]-[.V60]+[.$B$5]*60)/1440" office:value-type="time" office:time-value="PT12H14M29.198999272S" calcext:value-type="time">
            <text:p>12:14:29</text:p>
          </table:table-cell>
          <table:table-cell table:style-name="ce8" table:formula="of:=[.X60]-[.W60]*4/1440" office:value-type="time" office:time-value="PT06H22M37.909966847S" calcext:value-type="time">
            <text:p>6:22:37</text:p>
          </table:table-cell>
          <table:table-cell table:style-name="ce8" table:formula="of:=[.X60]+[.W60]*4/1440" office:value-type="time" office:time-value="PT18H06M20.488031697S" calcext:value-type="time">
            <text:p>18:06:20</text:p>
          </table:table-cell>
          <table:table-cell table:style-name="ce11" table:formula="of:=8*[.W60]" office:value-type="float" office:value="703.709634414165" calcext:value-type="float">
            <text:p>703.709634414165</text:p>
          </table:table-cell>
          <table:table-cell table:formula="of:=MOD([.E60]*1440+[.V60]+4*[.$B$4]-60*[.$B$5];1440)" office:value-type="float" office:value="339.51335001214" calcext:value-type="float">
            <text:p>339.51335001214</text:p>
          </table:table-cell>
          <table:table-cell table:formula="of:=IF([.AB60]/4&lt;0;[.AB60]/4+180;[.AB60]/4-180)" office:value-type="float" office:value="-95.121662496965" calcext:value-type="float">
            <text:p>-95.121662496965</text:p>
          </table:table-cell>
          <table:table-cell table:formula="of:=DEGREES(ACOS(SIN(RADIANS([.$B$3]))*SIN(RADIANS([.T60]))+COS(RADIANS([.$B$3]))*COS(RADIANS([.T60]))*COS(RADIANS([.AC60]))))" office:value-type="float" office:value="97.6547202518698" calcext:value-type="float">
            <text:p>97.6547202518698</text:p>
          </table:table-cell>
          <table:table-cell table:formula="of:=90-[.AD60]" office:value-type="float" office:value="-7.6547202518698" calcext:value-type="float">
            <text:p>-7.6547202518698</text:p>
          </table:table-cell>
          <table:table-cell table:formula="of:=IF([.AE60]&gt;85;0;IF([.AE60]&gt;5;58.1/TAN(RADIANS([.AE60]))-0.07/POWER(TAN(RADIANS([.AE60]));3)+0.000086/POWER(TAN(RADIANS([.AE60]));5);IF([.AE60]&gt;-0.575;1735+[.AE60]*(-518.2+[.AE60]*(103.4+[.AE60]*(-12.79+[.AE60]*0.711)));-20.772/TAN(RADIANS([.AE60])))))/3600" office:value-type="float" office:value="0.0429313358177202" calcext:value-type="float">
            <text:p>0.0429313358177202</text:p>
          </table:table-cell>
          <table:table-cell table:formula="of:=[.AE60]+[.AF60]" office:value-type="float" office:value="-7.61178891605208" calcext:value-type="float">
            <text:p>-7.61178891605208</text:p>
          </table:table-cell>
          <table:table-cell table:formula="of:=IF([.AC60]&gt;0;MOD(DEGREES(ACOS(((SIN(RADIANS([.$B$3]))*COS(RADIANS([.AD60])))-SIN(RADIANS([.T60])))/(COS(RADIANS([.$B$3]))*SIN(RADIANS([.AD60])))))+180;360);MOD(540-DEGREES(ACOS(((SIN(RADIANS([.$B$3]))*COS(RADIANS([.AD60])))-SIN(RADIANS([.T60])))/(COS(RADIANS([.$B$3]))*SIN(RADIANS([.AD60])))));360))" office:value-type="float" office:value="102.751041048174" calcext:value-type="float">
            <text:p>102.75104104817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60]+0.1/24" office:value-type="time" office:time-value="PT06H00M00S" calcext:value-type="time">
            <text:p>6:00:00</text:p>
          </table:table-cell>
          <table:table-cell table:style-name="ce9" table:formula="of:=[.D61]+2415018.5+[.E61]-[.$B$5]/24" office:value-type="float" office:value="2460352.45833333" calcext:value-type="float">
            <text:p>2460352.46</text:p>
          </table:table-cell>
          <table:table-cell table:style-name="ce10" table:formula="of:=([.F61]-2451545)/36525" office:value-type="float" office:value="0.241135067305503" calcext:value-type="float">
            <text:p>0.24113507</text:p>
          </table:table-cell>
          <table:table-cell/>
          <table:table-cell table:formula="of:=MOD(280.46646+[.G61]*(36000.76983+[.G61]*0.0003032);360)" office:value-type="float" office:value="321.514533636866" calcext:value-type="float">
            <text:p>321.514533636866</text:p>
          </table:table-cell>
          <table:table-cell table:formula="of:=357.52911+[.G61]*(35999.05029-0.0001537*[.G61])" office:value-type="float" office:value="9038.16251567627" calcext:value-type="float">
            <text:p>9038.16251567627</text:p>
          </table:table-cell>
          <table:table-cell table:formula="of:=0.016708634-[.G61]*(0.000042037+0.0000001267*[.G61])" office:value-type="float" office:value="0.0166984900380622" calcext:value-type="float">
            <text:p>0.0166984900380622</text:p>
          </table:table-cell>
          <table:table-cell table:formula="of:=SIN(RADIANS([.J61]))*(1.914602-[.G61]*(0.004817+0.000014*[.G61]))+SIN(RADIANS(2*[.J61]))*(0.019993-0.000101*[.G61])+SIN(RADIANS(3*[.J61]))*0.000289" office:value-type="float" office:value="1.20196872095719" calcext:value-type="float">
            <text:p>1.20196872095719</text:p>
          </table:table-cell>
          <table:table-cell table:formula="of:=[.I61]+[.L61]" office:value-type="float" office:value="322.716502357823" calcext:value-type="float">
            <text:p>322.716502357823</text:p>
          </table:table-cell>
          <table:table-cell table:formula="of:=[.J61]+[.L61]" office:value-type="float" office:value="9039.36448439723" calcext:value-type="float">
            <text:p>9039.36448439723</text:p>
          </table:table-cell>
          <table:table-cell table:formula="of:=(1.000001018*(1-[.K61]*[.K61]))/(1+[.K61]*COS(RADIANS([.N61])))" office:value-type="float" office:value="0.986980212900867" calcext:value-type="float">
            <text:p>0.986980212900867</text:p>
          </table:table-cell>
          <table:table-cell table:formula="of:=[.M61]-0.00569-0.00478*SIN(RADIANS(125.04-1934.136*[.G61]))" office:value-type="float" office:value="322.709283622503" calcext:value-type="float">
            <text:p>322.709283622503</text:p>
          </table:table-cell>
          <table:table-cell table:formula="of:=23+(26+((21.448-[.G61]*(46.815+[.G61]*(0.00059-[.G61]*0.001813))))/60)/60" office:value-type="float" office:value="23.4361553480384" calcext:value-type="float">
            <text:p>23.4361553480384</text:p>
          </table:table-cell>
          <table:table-cell table:formula="of:=[.Q61]+0.00256*COS(RADIANS(125.04-1934.136*[.G61]))" office:value-type="float" office:value="23.4385808933122" calcext:value-type="float">
            <text:p>23.4385808933122</text:p>
          </table:table-cell>
          <table:table-cell table:formula="of:=DEGREES(ATAN2(COS(RADIANS([.P61]));COS(RADIANS([.R61]))*SIN(RADIANS([.P61]))))" office:value-type="float" office:value="-34.9421110977595" calcext:value-type="float">
            <text:p>-34.9421110977595</text:p>
          </table:table-cell>
          <table:table-cell table:formula="of:=DEGREES(ASIN(SIN(RADIANS([.R61]))*SIN(RADIANS([.P61]))))" office:value-type="float" office:value="-13.9449889010631" calcext:value-type="float">
            <text:p>-13.9449889010631</text:p>
          </table:table-cell>
          <table:table-cell table:formula="of:=TAN(RADIANS([.R61]/2))*TAN(RADIANS([.R61]/2))" office:value-type="float" office:value="0.0430318472111569" calcext:value-type="float">
            <text:p>0.0430318472111569</text:p>
          </table:table-cell>
          <table:table-cell table:formula="of:=4*DEGREES([.U61]*SIN(2*RADIANS([.I61]))-2*[.K61]*SIN(RADIANS([.J61]))+4*[.K61]*[.U61]*SIN(RADIANS([.J61]))*COS(2*RADIANS([.I61]))-0.5*[.U61]*[.U61]*SIN(4*RADIANS([.I61]))-1.25*[.K61]*[.K61]*SIN(2*RADIANS([.J61])))" office:value-type="float" office:value="-14.2302975428978" calcext:value-type="float">
            <text:p>-14.2302975428978</text:p>
          </table:table-cell>
          <table:table-cell table:formula="of:=DEGREES(ACOS(COS(RADIANS(90.833))/(COS(RADIANS([.$B$3]))*COS(RADIANS([.T61])))-TAN(RADIANS([.$B$3]))*TAN(RADIANS([.T61]))))" office:value-type="float" office:value="87.9639978975673" calcext:value-type="float">
            <text:p>87.9639978975673</text:p>
          </table:table-cell>
          <table:table-cell table:style-name="ce22" table:formula="of:=(720-4*[.$B$4]-[.V61]+[.$B$5]*60)/1440" office:value-type="time" office:time-value="PT12H14M29.198732574S" calcext:value-type="time">
            <text:p>12:14:29</text:p>
          </table:table-cell>
          <table:table-cell table:style-name="ce8" table:formula="of:=[.X61]-[.W61]*4/1440" office:value-type="time" office:time-value="PT06H22M37.839237158S" calcext:value-type="time">
            <text:p>6:22:37</text:p>
          </table:table-cell>
          <table:table-cell table:style-name="ce8" table:formula="of:=[.X61]+[.W61]*4/1440" office:value-type="time" office:time-value="PT18H06M20.55822799S" calcext:value-type="time">
            <text:p>18:06:20</text:p>
          </table:table-cell>
          <table:table-cell table:style-name="ce11" table:formula="of:=8*[.W61]" office:value-type="float" office:value="703.711983180538" calcext:value-type="float">
            <text:p>703.711983180538</text:p>
          </table:table-cell>
          <table:table-cell table:formula="of:=MOD([.E61]*1440+[.V61]+4*[.$B$4]-60*[.$B$5];1440)" office:value-type="float" office:value="345.513354457102" calcext:value-type="float">
            <text:p>345.513354457102</text:p>
          </table:table-cell>
          <table:table-cell table:formula="of:=IF([.AB61]/4&lt;0;[.AB61]/4+180;[.AB61]/4-180)" office:value-type="float" office:value="-93.6216613857244" calcext:value-type="float">
            <text:p>-93.6216613857244</text:p>
          </table:table-cell>
          <table:table-cell table:formula="of:=DEGREES(ACOS(SIN(RADIANS([.$B$3]))*SIN(RADIANS([.T61]))+COS(RADIANS([.$B$3]))*COS(RADIANS([.T61]))*COS(RADIANS([.AC61]))))" office:value-type="float" office:value="96.2219111167726" calcext:value-type="float">
            <text:p>96.2219111167726</text:p>
          </table:table-cell>
          <table:table-cell table:formula="of:=90-[.AD61]" office:value-type="float" office:value="-6.22191111677263" calcext:value-type="float">
            <text:p>-6.22191111677263</text:p>
          </table:table-cell>
          <table:table-cell table:formula="of:=IF([.AE61]&gt;85;0;IF([.AE61]&gt;5;58.1/TAN(RADIANS([.AE61]))-0.07/POWER(TAN(RADIANS([.AE61]));3)+0.000086/POWER(TAN(RADIANS([.AE61]));5);IF([.AE61]&gt;-0.575;1735+[.AE61]*(-518.2+[.AE61]*(103.4+[.AE61]*(-12.79+[.AE61]*0.711)));-20.772/TAN(RADIANS([.AE61])))))/3600" office:value-type="float" office:value="0.0529252361728061" calcext:value-type="float">
            <text:p>0.0529252361728061</text:p>
          </table:table-cell>
          <table:table-cell table:formula="of:=[.AE61]+[.AF61]" office:value-type="float" office:value="-6.16898588059983" calcext:value-type="float">
            <text:p>-6.16898588059983</text:p>
          </table:table-cell>
          <table:table-cell table:formula="of:=IF([.AC61]&gt;0;MOD(DEGREES(ACOS(((SIN(RADIANS([.$B$3]))*COS(RADIANS([.AD61])))-SIN(RADIANS([.T61])))/(COS(RADIANS([.$B$3]))*SIN(RADIANS([.AD61])))))+180;360);MOD(540-DEGREES(ACOS(((SIN(RADIANS([.$B$3]))*COS(RADIANS([.AD61])))-SIN(RADIANS([.T61])))/(COS(RADIANS([.$B$3]))*SIN(RADIANS([.AD61])))));360))" office:value-type="float" office:value="103.010575859363" calcext:value-type="float">
            <text:p>103.01057585936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61]+0.1/24" office:value-type="time" office:time-value="PT06H06M00S" calcext:value-type="time">
            <text:p>6:06:00</text:p>
          </table:table-cell>
          <table:table-cell table:style-name="ce9" table:formula="of:=[.D62]+2415018.5+[.E62]-[.$B$5]/24" office:value-type="float" office:value="2460352.4625" calcext:value-type="float">
            <text:p>2460352.46</text:p>
          </table:table-cell>
          <table:table-cell table:style-name="ce10" table:formula="of:=([.F62]-2451545)/36525" office:value-type="float" office:value="0.241135181382625" calcext:value-type="float">
            <text:p>0.24113518</text:p>
          </table:table-cell>
          <table:table-cell/>
          <table:table-cell table:formula="of:=MOD(280.46646+[.G62]*(36000.76983+[.G62]*0.0003032);360)" office:value-type="float" office:value="321.518640501097" calcext:value-type="float">
            <text:p>321.518640501097</text:p>
          </table:table-cell>
          <table:table-cell table:formula="of:=357.52911+[.G62]*(35999.05029-0.0001537*[.G62])" office:value-type="float" office:value="9038.16662234432" calcext:value-type="float">
            <text:p>9038.16662234432</text:p>
          </table:table-cell>
          <table:table-cell table:formula="of:=0.016708634-[.G62]*(0.000042037+0.0000001267*[.G62])" office:value-type="float" office:value="0.0166984900332598" calcext:value-type="float">
            <text:p>0.0166984900332598</text:p>
          </table:table-cell>
          <table:table-cell table:formula="of:=SIN(RADIANS([.J62]))*(1.914602-[.G62]*(0.004817+0.000014*[.G62]))+SIN(RADIANS(2*[.J62]))*(0.019993-0.000101*[.G62])+SIN(RADIANS(3*[.J62]))*0.000289" office:value-type="float" office:value="1.20207720058213" calcext:value-type="float">
            <text:p>1.20207720058213</text:p>
          </table:table-cell>
          <table:table-cell table:formula="of:=[.I62]+[.L62]" office:value-type="float" office:value="322.720717701679" calcext:value-type="float">
            <text:p>322.720717701679</text:p>
          </table:table-cell>
          <table:table-cell table:formula="of:=[.J62]+[.L62]" office:value-type="float" office:value="9039.3686995449" calcext:value-type="float">
            <text:p>9039.3686995449</text:p>
          </table:table-cell>
          <table:table-cell table:formula="of:=(1.000001018*(1-[.K62]*[.K62]))/(1+[.K62]*COS(RADIANS([.N62])))" office:value-type="float" office:value="0.986980972157038" calcext:value-type="float">
            <text:p>0.986980972157038</text:p>
          </table:table-cell>
          <table:table-cell table:formula="of:=[.M62]-0.00569-0.00478*SIN(RADIANS(125.04-1934.136*[.G62]))" office:value-type="float" office:value="322.713498983799" calcext:value-type="float">
            <text:p>322.713498983799</text:p>
          </table:table-cell>
          <table:table-cell table:formula="of:=23+(26+((21.448-[.G62]*(46.815+[.G62]*(0.00059-[.G62]*0.001813))))/60)/60" office:value-type="float" office:value="23.4361553465549" calcext:value-type="float">
            <text:p>23.4361553465549</text:p>
          </table:table-cell>
          <table:table-cell table:formula="of:=[.Q62]+0.00256*COS(RADIANS(125.04-1934.136*[.G62]))" office:value-type="float" office:value="23.4385808949815" calcext:value-type="float">
            <text:p>23.4385808949815</text:p>
          </table:table-cell>
          <table:table-cell table:formula="of:=DEGREES(ATAN2(COS(RADIANS([.P62]));COS(RADIANS([.R62]))*SIN(RADIANS([.P62]))))" office:value-type="float" office:value="-34.9380051215485" calcext:value-type="float">
            <text:p>-34.9380051215485</text:p>
          </table:table-cell>
          <table:table-cell table:formula="of:=DEGREES(ASIN(SIN(RADIANS([.R62]))*SIN(RADIANS([.P62]))))" office:value-type="float" office:value="-13.9436144026946" calcext:value-type="float">
            <text:p>-13.9436144026946</text:p>
          </table:table-cell>
          <table:table-cell table:formula="of:=TAN(RADIANS([.R62]/2))*TAN(RADIANS([.R62]/2))" office:value-type="float" office:value="0.043031847217461" calcext:value-type="float">
            <text:p>0.043031847217461</text:p>
          </table:table-cell>
          <table:table-cell table:formula="of:=4*DEGREES([.U62]*SIN(2*RADIANS([.I62]))-2*[.K62]*SIN(RADIANS([.J62]))+4*[.K62]*[.U62]*SIN(RADIANS([.J62]))*COS(2*RADIANS([.I62]))-0.5*[.U62]*[.U62]*SIN(4*RADIANS([.I62]))-1.25*[.K62]*[.K62]*SIN(2*RADIANS([.J62])))" office:value-type="float" office:value="-14.2302928742337" calcext:value-type="float">
            <text:p>-14.2302928742337</text:p>
          </table:table-cell>
          <table:table-cell table:formula="of:=DEGREES(ACOS(COS(RADIANS(90.833))/(COS(RADIANS([.$B$3]))*COS(RADIANS([.T62])))-TAN(RADIANS([.$B$3]))*TAN(RADIANS([.T62]))))" office:value-type="float" office:value="87.9642915045664" calcext:value-type="float">
            <text:p>87.9642915045664</text:p>
          </table:table-cell>
          <table:table-cell table:style-name="ce22" table:formula="of:=(720-4*[.$B$4]-[.V62]+[.$B$5]*60)/1440" office:value-type="time" office:time-value="PT12H14M29.198452454S" calcext:value-type="time">
            <text:p>12:14:29</text:p>
          </table:table-cell>
          <table:table-cell table:style-name="ce8" table:formula="of:=[.X62]-[.W62]*4/1440" office:value-type="time" office:time-value="PT06H22M37.768491358S" calcext:value-type="time">
            <text:p>6:22:37</text:p>
          </table:table-cell>
          <table:table-cell table:style-name="ce8" table:formula="of:=[.X62]+[.W62]*4/1440" office:value-type="time" office:time-value="PT18H06M20.62841355S" calcext:value-type="time">
            <text:p>18:06:20</text:p>
          </table:table-cell>
          <table:table-cell table:style-name="ce11" table:formula="of:=8*[.W62]" office:value-type="float" office:value="703.714332036532" calcext:value-type="float">
            <text:p>703.714332036532</text:p>
          </table:table-cell>
          <table:table-cell table:formula="of:=MOD([.E62]*1440+[.V62]+4*[.$B$4]-60*[.$B$5];1440)" office:value-type="float" office:value="351.513359125766" calcext:value-type="float">
            <text:p>351.513359125766</text:p>
          </table:table-cell>
          <table:table-cell table:formula="of:=IF([.AB62]/4&lt;0;[.AB62]/4+180;[.AB62]/4-180)" office:value-type="float" office:value="-92.1216602185584" calcext:value-type="float">
            <text:p>-92.1216602185584</text:p>
          </table:table-cell>
          <table:table-cell table:formula="of:=DEGREES(ACOS(SIN(RADIANS([.$B$3]))*SIN(RADIANS([.T62]))+COS(RADIANS([.$B$3]))*COS(RADIANS([.T62]))*COS(RADIANS([.AC62]))))" office:value-type="float" office:value="94.7906148744098" calcext:value-type="float">
            <text:p>94.7906148744098</text:p>
          </table:table-cell>
          <table:table-cell table:formula="of:=90-[.AD62]" office:value-type="float" office:value="-4.79061487440981" calcext:value-type="float">
            <text:p>-4.79061487440981</text:p>
          </table:table-cell>
          <table:table-cell table:formula="of:=IF([.AE62]&gt;85;0;IF([.AE62]&gt;5;58.1/TAN(RADIANS([.AE62]))-0.07/POWER(TAN(RADIANS([.AE62]));3)+0.000086/POWER(TAN(RADIANS([.AE62]));5);IF([.AE62]&gt;-0.575;1735+[.AE62]*(-518.2+[.AE62]*(103.4+[.AE62]*(-12.79+[.AE62]*0.711)));-20.772/TAN(RADIANS([.AE62])))))/3600" office:value-type="float" office:value="0.0688483421003818" calcext:value-type="float">
            <text:p>0.0688483421003818</text:p>
          </table:table-cell>
          <table:table-cell table:formula="of:=[.AE62]+[.AF62]" office:value-type="float" office:value="-4.72176653230943" calcext:value-type="float">
            <text:p>-4.72176653230943</text:p>
          </table:table-cell>
          <table:table-cell table:formula="of:=IF([.AC62]&gt;0;MOD(DEGREES(ACOS(((SIN(RADIANS([.$B$3]))*COS(RADIANS([.AD62])))-SIN(RADIANS([.T62])))/(COS(RADIANS([.$B$3]))*SIN(RADIANS([.AD62])))))+180;360);MOD(540-DEGREES(ACOS(((SIN(RADIANS([.$B$3]))*COS(RADIANS([.AD62])))-SIN(RADIANS([.T62])))/(COS(RADIANS([.$B$3]))*SIN(RADIANS([.AD62])))));360))" office:value-type="float" office:value="103.277767458738" calcext:value-type="float">
            <text:p>103.27776745873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62]+0.1/24" office:value-type="time" office:time-value="PT06H12M00S" calcext:value-type="time">
            <text:p>6:12:00</text:p>
          </table:table-cell>
          <table:table-cell table:style-name="ce9" table:formula="of:=[.D63]+2415018.5+[.E63]-[.$B$5]/24" office:value-type="float" office:value="2460352.46666667" calcext:value-type="float">
            <text:p>2460352.47</text:p>
          </table:table-cell>
          <table:table-cell table:style-name="ce10" table:formula="of:=([.F63]-2451545)/36525" office:value-type="float" office:value="0.241135295459734" calcext:value-type="float">
            <text:p>0.24113530</text:p>
          </table:table-cell>
          <table:table-cell/>
          <table:table-cell table:formula="of:=MOD(280.46646+[.G63]*(36000.76983+[.G63]*0.0003032);360)" office:value-type="float" office:value="321.52274736487" calcext:value-type="float">
            <text:p>321.52274736487</text:p>
          </table:table-cell>
          <table:table-cell table:formula="of:=357.52911+[.G63]*(35999.05029-0.0001537*[.G63])" office:value-type="float" office:value="9038.1707290119" calcext:value-type="float">
            <text:p>9038.1707290119</text:p>
          </table:table-cell>
          <table:table-cell table:formula="of:=0.016708634-[.G63]*(0.000042037+0.0000001267*[.G63])" office:value-type="float" office:value="0.0166984900284573" calcext:value-type="float">
            <text:p>0.0166984900284573</text:p>
          </table:table-cell>
          <table:table-cell table:formula="of:=SIN(RADIANS([.J63]))*(1.914602-[.G63]*(0.004817+0.000014*[.G63]))+SIN(RADIANS(2*[.J63]))*(0.019993-0.000101*[.G63])+SIN(RADIANS(3*[.J63]))*0.000289" office:value-type="float" office:value="1.20218567370953" calcext:value-type="float">
            <text:p>1.20218567370953</text:p>
          </table:table-cell>
          <table:table-cell table:formula="of:=[.I63]+[.L63]" office:value-type="float" office:value="322.72493303858" calcext:value-type="float">
            <text:p>322.72493303858</text:p>
          </table:table-cell>
          <table:table-cell table:formula="of:=[.J63]+[.L63]" office:value-type="float" office:value="9039.37291468561" calcext:value-type="float">
            <text:p>9039.37291468561</text:p>
          </table:table-cell>
          <table:table-cell table:formula="of:=(1.000001018*(1-[.K63]*[.K63]))/(1+[.K63]*COS(RADIANS([.N63])))" office:value-type="float" office:value="0.986981731481203" calcext:value-type="float">
            <text:p>0.986981731481203</text:p>
          </table:table-cell>
          <table:table-cell table:formula="of:=[.M63]-0.00569-0.00478*SIN(RADIANS(125.04-1934.136*[.G63]))" office:value-type="float" office:value="322.71771433814" calcext:value-type="float">
            <text:p>322.71771433814</text:p>
          </table:table-cell>
          <table:table-cell table:formula="of:=23+(26+((21.448-[.G63]*(46.815+[.G63]*(0.00059-[.G63]*0.001813))))/60)/60" office:value-type="float" office:value="23.4361553450714" calcext:value-type="float">
            <text:p>23.4361553450714</text:p>
          </table:table-cell>
          <table:table-cell table:formula="of:=[.Q63]+0.00256*COS(RADIANS(125.04-1934.136*[.G63]))" office:value-type="float" office:value="23.4385808966509" calcext:value-type="float">
            <text:p>23.4385808966509</text:p>
          </table:table-cell>
          <table:table-cell table:formula="of:=DEGREES(ATAN2(COS(RADIANS([.P63]));COS(RADIANS([.R63]))*SIN(RADIANS([.P63]))))" office:value-type="float" office:value="-34.9338992010258" calcext:value-type="float">
            <text:p>-34.9338992010258</text:p>
          </table:table-cell>
          <table:table-cell table:formula="of:=DEGREES(ASIN(SIN(RADIANS([.R63]))*SIN(RADIANS([.P63]))))" office:value-type="float" office:value="-13.9422398377808" calcext:value-type="float">
            <text:p>-13.9422398377808</text:p>
          </table:table-cell>
          <table:table-cell table:formula="of:=TAN(RADIANS([.R63]/2))*TAN(RADIANS([.R63]/2))" office:value-type="float" office:value="0.043031847223765" calcext:value-type="float">
            <text:p>0.043031847223765</text:p>
          </table:table-cell>
          <table:table-cell table:formula="of:=4*DEGREES([.U63]*SIN(2*RADIANS([.I63]))-2*[.K63]*SIN(RADIANS([.J63]))+4*[.K63]*[.U63]*SIN(RADIANS([.J63]))*COS(2*RADIANS([.I63]))-0.5*[.U63]*[.U63]*SIN(4*RADIANS([.I63]))-1.25*[.K63]*[.K63]*SIN(2*RADIANS([.J63])))" office:value-type="float" office:value="-14.2302879818788" calcext:value-type="float">
            <text:p>-14.2302879818788</text:p>
          </table:table-cell>
          <table:table-cell table:formula="of:=DEGREES(ACOS(COS(RADIANS(90.833))/(COS(RADIANS([.$B$3]))*COS(RADIANS([.T63])))-TAN(RADIANS([.$B$3]))*TAN(RADIANS([.T63]))))" office:value-type="float" office:value="87.9645851227336" calcext:value-type="float">
            <text:p>87.9645851227336</text:p>
          </table:table-cell>
          <table:table-cell table:style-name="ce22" table:formula="of:=(720-4*[.$B$4]-[.V63]+[.$B$5]*60)/1440" office:value-type="time" office:time-value="PT12H14M29.198158913S" calcext:value-type="time">
            <text:p>12:14:29</text:p>
          </table:table-cell>
          <table:table-cell table:style-name="ce8" table:formula="of:=[.X63]-[.W63]*4/1440" office:value-type="time" office:time-value="PT06H22M37.697729457S" calcext:value-type="time">
            <text:p>6:22:37</text:p>
          </table:table-cell>
          <table:table-cell table:style-name="ce8" table:formula="of:=[.X63]+[.W63]*4/1440" office:value-type="time" office:time-value="PT18H06M20.698588369S" calcext:value-type="time">
            <text:p>18:06:20</text:p>
          </table:table-cell>
          <table:table-cell table:style-name="ce11" table:formula="of:=8*[.W63]" office:value-type="float" office:value="703.716680981869" calcext:value-type="float">
            <text:p>703.716680981869</text:p>
          </table:table-cell>
          <table:table-cell table:formula="of:=MOD([.E63]*1440+[.V63]+4*[.$B$4]-60*[.$B$5];1440)" office:value-type="float" office:value="357.513364018121" calcext:value-type="float">
            <text:p>357.513364018121</text:p>
          </table:table-cell>
          <table:table-cell table:formula="of:=IF([.AB63]/4&lt;0;[.AB63]/4+180;[.AB63]/4-180)" office:value-type="float" office:value="-90.6216589954697" calcext:value-type="float">
            <text:p>-90.6216589954697</text:p>
          </table:table-cell>
          <table:table-cell table:formula="of:=DEGREES(ACOS(SIN(RADIANS([.$B$3]))*SIN(RADIANS([.T63]))+COS(RADIANS([.$B$3]))*COS(RADIANS([.T63]))*COS(RADIANS([.AC63]))))" office:value-type="float" office:value="93.3609079640438" calcext:value-type="float">
            <text:p>93.3609079640438</text:p>
          </table:table-cell>
          <table:table-cell table:formula="of:=90-[.AD63]" office:value-type="float" office:value="-3.36090796404382" calcext:value-type="float">
            <text:p>-3.36090796404382</text:p>
          </table:table-cell>
          <table:table-cell table:formula="of:=IF([.AE63]&gt;85;0;IF([.AE63]&gt;5;58.1/TAN(RADIANS([.AE63]))-0.07/POWER(TAN(RADIANS([.AE63]));3)+0.000086/POWER(TAN(RADIANS([.AE63]));5);IF([.AE63]&gt;-0.575;1735+[.AE63]*(-518.2+[.AE63]*(103.4+[.AE63]*(-12.79+[.AE63]*0.711)));-20.772/TAN(RADIANS([.AE63])))))/3600" office:value-type="float" office:value="0.0982524319434798" calcext:value-type="float">
            <text:p>0.0982524319434798</text:p>
          </table:table-cell>
          <table:table-cell table:formula="of:=[.AE63]+[.AF63]" office:value-type="float" office:value="-3.26265553210034" calcext:value-type="float">
            <text:p>-3.26265553210034</text:p>
          </table:table-cell>
          <table:table-cell table:formula="of:=IF([.AC63]&gt;0;MOD(DEGREES(ACOS(((SIN(RADIANS([.$B$3]))*COS(RADIANS([.AD63])))-SIN(RADIANS([.T63])))/(COS(RADIANS([.$B$3]))*SIN(RADIANS([.AD63])))))+180;360);MOD(540-DEGREES(ACOS(((SIN(RADIANS([.$B$3]))*COS(RADIANS([.AD63])))-SIN(RADIANS([.T63])))/(COS(RADIANS([.$B$3]))*SIN(RADIANS([.AD63])))));360))" office:value-type="float" office:value="103.552883919914" calcext:value-type="float">
            <text:p>103.55288391991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63]+0.1/24" office:value-type="time" office:time-value="PT06H18M00S" calcext:value-type="time">
            <text:p>6:18:00</text:p>
          </table:table-cell>
          <table:table-cell table:style-name="ce9" table:formula="of:=[.D64]+2415018.5+[.E64]-[.$B$5]/24" office:value-type="float" office:value="2460352.47083333" calcext:value-type="float">
            <text:p>2460352.47</text:p>
          </table:table-cell>
          <table:table-cell table:style-name="ce10" table:formula="of:=([.F64]-2451545)/36525" office:value-type="float" office:value="0.241135409536856" calcext:value-type="float">
            <text:p>0.24113541</text:p>
          </table:table-cell>
          <table:table-cell/>
          <table:table-cell table:formula="of:=MOD(280.46646+[.G64]*(36000.76983+[.G64]*0.0003032);360)" office:value-type="float" office:value="321.526854229101" calcext:value-type="float">
            <text:p>321.526854229101</text:p>
          </table:table-cell>
          <table:table-cell table:formula="of:=357.52911+[.G64]*(35999.05029-0.0001537*[.G64])" office:value-type="float" office:value="9038.17483567995" calcext:value-type="float">
            <text:p>9038.17483567995</text:p>
          </table:table-cell>
          <table:table-cell table:formula="of:=0.016708634-[.G64]*(0.000042037+0.0000001267*[.G64])" office:value-type="float" office:value="0.0166984900236549" calcext:value-type="float">
            <text:p>0.0166984900236549</text:p>
          </table:table-cell>
          <table:table-cell table:formula="of:=SIN(RADIANS([.J64]))*(1.914602-[.G64]*(0.004817+0.000014*[.G64]))+SIN(RADIANS(2*[.J64]))*(0.019993-0.000101*[.G64])+SIN(RADIANS(3*[.J64]))*0.000289" office:value-type="float" office:value="1.20229414036325" calcext:value-type="float">
            <text:p>1.20229414036325</text:p>
          </table:table-cell>
          <table:table-cell table:formula="of:=[.I64]+[.L64]" office:value-type="float" office:value="322.729148369465" calcext:value-type="float">
            <text:p>322.729148369465</text:p>
          </table:table-cell>
          <table:table-cell table:formula="of:=[.J64]+[.L64]" office:value-type="float" office:value="9039.37712982031" calcext:value-type="float">
            <text:p>9039.37712982031</text:p>
          </table:table-cell>
          <table:table-cell table:formula="of:=(1.000001018*(1-[.K64]*[.K64]))/(1+[.K64]*COS(RADIANS([.N64])))" office:value-type="float" office:value="0.986982490873529" calcext:value-type="float">
            <text:p>0.986982490873529</text:p>
          </table:table-cell>
          <table:table-cell table:formula="of:=[.M64]-0.00569-0.00478*SIN(RADIANS(125.04-1934.136*[.G64]))" office:value-type="float" office:value="322.721929686466" calcext:value-type="float">
            <text:p>322.721929686466</text:p>
          </table:table-cell>
          <table:table-cell table:formula="of:=23+(26+((21.448-[.G64]*(46.815+[.G64]*(0.00059-[.G64]*0.001813))))/60)/60" office:value-type="float" office:value="23.4361553435879" calcext:value-type="float">
            <text:p>23.4361553435879</text:p>
          </table:table-cell>
          <table:table-cell table:formula="of:=[.Q64]+0.00256*COS(RADIANS(125.04-1934.136*[.G64]))" office:value-type="float" office:value="23.4385808983202" calcext:value-type="float">
            <text:p>23.4385808983202</text:p>
          </table:table-cell>
          <table:table-cell table:formula="of:=DEGREES(ATAN2(COS(RADIANS([.P64]));COS(RADIANS([.R64]))*SIN(RADIANS([.P64]))))" office:value-type="float" office:value="-34.9297933352718" calcext:value-type="float">
            <text:p>-34.9297933352718</text:p>
          </table:table-cell>
          <table:table-cell table:formula="of:=DEGREES(ASIN(SIN(RADIANS([.R64]))*SIN(RADIANS([.P64]))))" office:value-type="float" office:value="-13.9408652060231" calcext:value-type="float">
            <text:p>-13.9408652060231</text:p>
          </table:table-cell>
          <table:table-cell table:formula="of:=TAN(RADIANS([.R64]/2))*TAN(RADIANS([.R64]/2))" office:value-type="float" office:value="0.0430318472300689" calcext:value-type="float">
            <text:p>0.0430318472300689</text:p>
          </table:table-cell>
          <table:table-cell table:formula="of:=4*DEGREES([.U64]*SIN(2*RADIANS([.I64]))-2*[.K64]*SIN(RADIANS([.J64]))+4*[.K64]*[.U64]*SIN(RADIANS([.J64]))*COS(2*RADIANS([.I64]))-0.5*[.U64]*[.U64]*SIN(4*RADIANS([.I64]))-1.25*[.K64]*[.K64]*SIN(2*RADIANS([.J64])))" office:value-type="float" office:value="-14.2302828658443" calcext:value-type="float">
            <text:p>-14.2302828658443</text:p>
          </table:table-cell>
          <table:table-cell table:formula="of:=DEGREES(ACOS(COS(RADIANS(90.833))/(COS(RADIANS([.$B$3]))*COS(RADIANS([.T64])))-TAN(RADIANS([.$B$3]))*TAN(RADIANS([.T64]))))" office:value-type="float" office:value="87.9648787521326" calcext:value-type="float">
            <text:p>87.9648787521326</text:p>
          </table:table-cell>
          <table:table-cell table:style-name="ce22" table:formula="of:=(720-4*[.$B$4]-[.V64]+[.$B$5]*60)/1440" office:value-type="time" office:time-value="PT12H14M29.197851951S" calcext:value-type="time">
            <text:p>12:14:29</text:p>
          </table:table-cell>
          <table:table-cell table:style-name="ce8" table:formula="of:=[.X64]-[.W64]*4/1440" office:value-type="time" office:time-value="PT06H22M37.626951439S" calcext:value-type="time">
            <text:p>6:22:37</text:p>
          </table:table-cell>
          <table:table-cell table:style-name="ce8" table:formula="of:=[.X64]+[.W64]*4/1440" office:value-type="time" office:time-value="PT18H06M20.768752462S" calcext:value-type="time">
            <text:p>18:06:20</text:p>
          </table:table-cell>
          <table:table-cell table:style-name="ce11" table:formula="of:=8*[.W64]" office:value-type="float" office:value="703.719030017061" calcext:value-type="float">
            <text:p>703.719030017061</text:p>
          </table:table-cell>
          <table:table-cell table:formula="of:=MOD([.E64]*1440+[.V64]+4*[.$B$4]-60*[.$B$5];1440)" office:value-type="float" office:value="363.513369134156" calcext:value-type="float">
            <text:p>363.513369134156</text:p>
          </table:table-cell>
          <table:table-cell table:formula="of:=IF([.AB64]/4&lt;0;[.AB64]/4+180;[.AB64]/4-180)" office:value-type="float" office:value="-89.1216577164611" calcext:value-type="float">
            <text:p>-89.1216577164611</text:p>
          </table:table-cell>
          <table:table-cell table:formula="of:=DEGREES(ACOS(SIN(RADIANS([.$B$3]))*SIN(RADIANS([.T64]))+COS(RADIANS([.$B$3]))*COS(RADIANS([.T64]))*COS(RADIANS([.AC64]))))" office:value-type="float" office:value="91.9328712343809" calcext:value-type="float">
            <text:p>91.9328712343809</text:p>
          </table:table-cell>
          <table:table-cell table:formula="of:=90-[.AD64]" office:value-type="float" office:value="-1.93287123438091" calcext:value-type="float">
            <text:p>-1.93287123438091</text:p>
          </table:table-cell>
          <table:table-cell table:formula="of:=IF([.AE64]&gt;85;0;IF([.AE64]&gt;5;58.1/TAN(RADIANS([.AE64]))-0.07/POWER(TAN(RADIANS([.AE64]));3)+0.000086/POWER(TAN(RADIANS([.AE64]));5);IF([.AE64]&gt;-0.575;1735+[.AE64]*(-518.2+[.AE64]*(103.4+[.AE64]*(-12.79+[.AE64]*0.711)));-20.772/TAN(RADIANS([.AE64])))))/3600" office:value-type="float" office:value="0.170974258801125" calcext:value-type="float">
            <text:p>0.170974258801125</text:p>
          </table:table-cell>
          <table:table-cell table:formula="of:=[.AE64]+[.AF64]" office:value-type="float" office:value="-1.76189697557979" calcext:value-type="float">
            <text:p>-1.76189697557979</text:p>
          </table:table-cell>
          <table:table-cell table:formula="of:=IF([.AC64]&gt;0;MOD(DEGREES(ACOS(((SIN(RADIANS([.$B$3]))*COS(RADIANS([.AD64])))-SIN(RADIANS([.T64])))/(COS(RADIANS([.$B$3]))*SIN(RADIANS([.AD64])))))+180;360);MOD(540-DEGREES(ACOS(((SIN(RADIANS([.$B$3]))*COS(RADIANS([.AD64])))-SIN(RADIANS([.T64])))/(COS(RADIANS([.$B$3]))*SIN(RADIANS([.AD64])))));360))" office:value-type="float" office:value="103.836214941133" calcext:value-type="float">
            <text:p>103.8362149411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64]+0.1/24" office:value-type="time" office:time-value="PT06H24M00S" calcext:value-type="time">
            <text:p>6:24:00</text:p>
          </table:table-cell>
          <table:table-cell table:style-name="ce9" table:formula="of:=[.D65]+2415018.5+[.E65]-[.$B$5]/24" office:value-type="float" office:value="2460352.475" calcext:value-type="float">
            <text:p>2460352.48</text:p>
          </table:table-cell>
          <table:table-cell table:style-name="ce10" table:formula="of:=([.F65]-2451545)/36525" office:value-type="float" office:value="0.241135523613966" calcext:value-type="float">
            <text:p>0.24113552</text:p>
          </table:table-cell>
          <table:table-cell/>
          <table:table-cell table:formula="of:=MOD(280.46646+[.G65]*(36000.76983+[.G65]*0.0003032);360)" office:value-type="float" office:value="321.530961092874" calcext:value-type="float">
            <text:p>321.530961092874</text:p>
          </table:table-cell>
          <table:table-cell table:formula="of:=357.52911+[.G65]*(35999.05029-0.0001537*[.G65])" office:value-type="float" office:value="9038.17894234754" calcext:value-type="float">
            <text:p>9038.17894234754</text:p>
          </table:table-cell>
          <table:table-cell table:formula="of:=0.016708634-[.G65]*(0.000042037+0.0000001267*[.G65])" office:value-type="float" office:value="0.0166984900188525" calcext:value-type="float">
            <text:p>0.0166984900188525</text:p>
          </table:table-cell>
          <table:table-cell table:formula="of:=SIN(RADIANS([.J65]))*(1.914602-[.G65]*(0.004817+0.000014*[.G65]))+SIN(RADIANS(2*[.J65]))*(0.019993-0.000101*[.G65])+SIN(RADIANS(3*[.J65]))*0.000289" office:value-type="float" office:value="1.20240260051838" calcext:value-type="float">
            <text:p>1.20240260051838</text:p>
          </table:table-cell>
          <table:table-cell table:formula="of:=[.I65]+[.L65]" office:value-type="float" office:value="322.733363693393" calcext:value-type="float">
            <text:p>322.733363693393</text:p>
          </table:table-cell>
          <table:table-cell table:formula="of:=[.J65]+[.L65]" office:value-type="float" office:value="9039.38134494806" calcext:value-type="float">
            <text:p>9039.38134494806</text:p>
          </table:table-cell>
          <table:table-cell table:formula="of:=(1.000001018*(1-[.K65]*[.K65]))/(1+[.K65]*COS(RADIANS([.N65])))" office:value-type="float" office:value="0.986983250333841" calcext:value-type="float">
            <text:p>0.986983250333841</text:p>
          </table:table-cell>
          <table:table-cell table:formula="of:=[.M65]-0.00569-0.00478*SIN(RADIANS(125.04-1934.136*[.G65]))" office:value-type="float" office:value="322.726145027834" calcext:value-type="float">
            <text:p>322.726145027834</text:p>
          </table:table-cell>
          <table:table-cell table:formula="of:=23+(26+((21.448-[.G65]*(46.815+[.G65]*(0.00059-[.G65]*0.001813))))/60)/60" office:value-type="float" office:value="23.4361553421044" calcext:value-type="float">
            <text:p>23.4361553421044</text:p>
          </table:table-cell>
          <table:table-cell table:formula="of:=[.Q65]+0.00256*COS(RADIANS(125.04-1934.136*[.G65]))" office:value-type="float" office:value="23.4385808999895" calcext:value-type="float">
            <text:p>23.4385808999895</text:p>
          </table:table-cell>
          <table:table-cell table:formula="of:=DEGREES(ATAN2(COS(RADIANS([.P65]));COS(RADIANS([.R65]))*SIN(RADIANS([.P65]))))" office:value-type="float" office:value="-34.9256875252003" calcext:value-type="float">
            <text:p>-34.9256875252003</text:p>
          </table:table-cell>
          <table:table-cell table:formula="of:=DEGREES(ASIN(SIN(RADIANS([.R65]))*SIN(RADIANS([.P65]))))" office:value-type="float" office:value="-13.9394905077369" calcext:value-type="float">
            <text:p>-13.9394905077369</text:p>
          </table:table-cell>
          <table:table-cell table:formula="of:=TAN(RADIANS([.R65]/2))*TAN(RADIANS([.R65]/2))" office:value-type="float" office:value="0.0430318472363726" calcext:value-type="float">
            <text:p>0.0430318472363726</text:p>
          </table:table-cell>
          <table:table-cell table:formula="of:=4*DEGREES([.U65]*SIN(2*RADIANS([.I65]))-2*[.K65]*SIN(RADIANS([.J65]))+4*[.K65]*[.U65]*SIN(RADIANS([.J65]))*COS(2*RADIANS([.I65]))-0.5*[.U65]*[.U65]*SIN(4*RADIANS([.I65]))-1.25*[.K65]*[.K65]*SIN(2*RADIANS([.J65])))" office:value-type="float" office:value="-14.2302775261422" calcext:value-type="float">
            <text:p>-14.2302775261422</text:p>
          </table:table-cell>
          <table:table-cell table:formula="of:=DEGREES(ACOS(COS(RADIANS(90.833))/(COS(RADIANS([.$B$3]))*COS(RADIANS([.T65])))-TAN(RADIANS([.$B$3]))*TAN(RADIANS([.T65]))))" office:value-type="float" office:value="87.9651723926959" calcext:value-type="float">
            <text:p>87.9651723926959</text:p>
          </table:table-cell>
          <table:table-cell table:style-name="ce22" table:formula="of:=(720-4*[.$B$4]-[.V65]+[.$B$5]*60)/1440" office:value-type="time" office:time-value="PT12H14M29.197531569S" calcext:value-type="time">
            <text:p>12:14:29</text:p>
          </table:table-cell>
          <table:table-cell table:style-name="ce8" table:formula="of:=[.X65]-[.W65]*4/1440" office:value-type="time" office:time-value="PT06H22M37.556157322S" calcext:value-type="time">
            <text:p>6:22:37</text:p>
          </table:table-cell>
          <table:table-cell table:style-name="ce8" table:formula="of:=[.X65]+[.W65]*4/1440" office:value-type="time" office:time-value="PT18H06M20.838905816S" calcext:value-type="time">
            <text:p>18:06:20</text:p>
          </table:table-cell>
          <table:table-cell table:style-name="ce11" table:formula="of:=8*[.W65]" office:value-type="float" office:value="703.721379141567" calcext:value-type="float">
            <text:p>703.721379141567</text:p>
          </table:table-cell>
          <table:table-cell table:formula="of:=MOD([.E65]*1440+[.V65]+4*[.$B$4]-60*[.$B$5];1440)" office:value-type="float" office:value="369.513374473858" calcext:value-type="float">
            <text:p>369.513374473858</text:p>
          </table:table-cell>
          <table:table-cell table:formula="of:=IF([.AB65]/4&lt;0;[.AB65]/4+180;[.AB65]/4-180)" office:value-type="float" office:value="-87.6216563815356" calcext:value-type="float">
            <text:p>-87.6216563815356</text:p>
          </table:table-cell>
          <table:table-cell table:formula="of:=DEGREES(ACOS(SIN(RADIANS([.$B$3]))*SIN(RADIANS([.T65]))+COS(RADIANS([.$B$3]))*COS(RADIANS([.T65]))*COS(RADIANS([.AC65]))))" office:value-type="float" office:value="90.5065902920144" calcext:value-type="float">
            <text:p>90.5065902920144</text:p>
          </table:table-cell>
          <table:table-cell table:formula="of:=90-[.AD65]" office:value-type="float" office:value="-0.506590292014351" calcext:value-type="float">
            <text:p>-0.506590292014351</text:p>
          </table:table-cell>
          <table:table-cell table:formula="of:=IF([.AE65]&gt;85;0;IF([.AE65]&gt;5;58.1/TAN(RADIANS([.AE65]))-0.07/POWER(TAN(RADIANS([.AE65]));3)+0.000086/POWER(TAN(RADIANS([.AE65]));5);IF([.AE65]&gt;-0.575;1735+[.AE65]*(-518.2+[.AE65]*(103.4+[.AE65]*(-12.79+[.AE65]*0.711)));-20.772/TAN(RADIANS([.AE65])))))/3600" office:value-type="float" office:value="0.562711291037759" calcext:value-type="float">
            <text:p>0.562711291037759</text:p>
          </table:table-cell>
          <table:table-cell table:formula="of:=[.AE65]+[.AF65]" office:value-type="float" office:value="0.0561209990234074" calcext:value-type="float">
            <text:p>0.0561209990234074</text:p>
          </table:table-cell>
          <table:table-cell table:formula="of:=IF([.AC65]&gt;0;MOD(DEGREES(ACOS(((SIN(RADIANS([.$B$3]))*COS(RADIANS([.AD65])))-SIN(RADIANS([.T65])))/(COS(RADIANS([.$B$3]))*SIN(RADIANS([.AD65])))))+180;360);MOD(540-DEGREES(ACOS(((SIN(RADIANS([.$B$3]))*COS(RADIANS([.AD65])))-SIN(RADIANS([.T65])))/(COS(RADIANS([.$B$3]))*SIN(RADIANS([.AD65])))));360))" office:value-type="float" office:value="104.128072907838" calcext:value-type="float">
            <text:p>104.12807290783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65]+0.1/24" office:value-type="time" office:time-value="PT06H30M00S" calcext:value-type="time">
            <text:p>6:30:00</text:p>
          </table:table-cell>
          <table:table-cell table:style-name="ce9" table:formula="of:=[.D66]+2415018.5+[.E66]-[.$B$5]/24" office:value-type="float" office:value="2460352.47916667" calcext:value-type="float">
            <text:p>2460352.48</text:p>
          </table:table-cell>
          <table:table-cell table:style-name="ce10" table:formula="of:=([.F66]-2451545)/36525" office:value-type="float" office:value="0.241135637691088" calcext:value-type="float">
            <text:p>0.24113564</text:p>
          </table:table-cell>
          <table:table-cell/>
          <table:table-cell table:formula="of:=MOD(280.46646+[.G66]*(36000.76983+[.G66]*0.0003032);360)" office:value-type="float" office:value="321.535067957106" calcext:value-type="float">
            <text:p>321.535067957106</text:p>
          </table:table-cell>
          <table:table-cell table:formula="of:=357.52911+[.G66]*(35999.05029-0.0001537*[.G66])" office:value-type="float" office:value="9038.18304901558" calcext:value-type="float">
            <text:p>9038.18304901558</text:p>
          </table:table-cell>
          <table:table-cell table:formula="of:=0.016708634-[.G66]*(0.000042037+0.0000001267*[.G66])" office:value-type="float" office:value="0.01669849001405" calcext:value-type="float">
            <text:p>0.01669849001405</text:p>
          </table:table-cell>
          <table:table-cell table:formula="of:=SIN(RADIANS([.J66]))*(1.914602-[.G66]*(0.004817+0.000014*[.G66]))+SIN(RADIANS(2*[.J66]))*(0.019993-0.000101*[.G66])+SIN(RADIANS(3*[.J66]))*0.000289" office:value-type="float" office:value="1.20251105419857" calcext:value-type="float">
            <text:p>1.20251105419857</text:p>
          </table:table-cell>
          <table:table-cell table:formula="of:=[.I66]+[.L66]" office:value-type="float" office:value="322.737579011304" calcext:value-type="float">
            <text:p>322.737579011304</text:p>
          </table:table-cell>
          <table:table-cell table:formula="of:=[.J66]+[.L66]" office:value-type="float" office:value="9039.38556006978" calcext:value-type="float">
            <text:p>9039.38556006978</text:p>
          </table:table-cell>
          <table:table-cell table:formula="of:=(1.000001018*(1-[.K66]*[.K66]))/(1+[.K66]*COS(RADIANS([.N66])))" office:value-type="float" office:value="0.986984009862305" calcext:value-type="float">
            <text:p>0.986984009862305</text:p>
          </table:table-cell>
          <table:table-cell table:formula="of:=[.M66]-0.00569-0.00478*SIN(RADIANS(125.04-1934.136*[.G66]))" office:value-type="float" office:value="322.730360363187" calcext:value-type="float">
            <text:p>322.730360363187</text:p>
          </table:table-cell>
          <table:table-cell table:formula="of:=23+(26+((21.448-[.G66]*(46.815+[.G66]*(0.00059-[.G66]*0.001813))))/60)/60" office:value-type="float" office:value="23.436155340621" calcext:value-type="float">
            <text:p>23.436155340621</text:p>
          </table:table-cell>
          <table:table-cell table:formula="of:=[.Q66]+0.00256*COS(RADIANS(125.04-1934.136*[.G66]))" office:value-type="float" office:value="23.4385809016587" calcext:value-type="float">
            <text:p>23.4385809016587</text:p>
          </table:table-cell>
          <table:table-cell table:formula="of:=DEGREES(ATAN2(COS(RADIANS([.P66]));COS(RADIANS([.R66]))*SIN(RADIANS([.P66]))))" office:value-type="float" office:value="-34.9215817698919" calcext:value-type="float">
            <text:p>-34.9215817698919</text:p>
          </table:table-cell>
          <table:table-cell table:formula="of:=DEGREES(ASIN(SIN(RADIANS([.R66]))*SIN(RADIANS([.P66]))))" office:value-type="float" office:value="-13.9381157426237" calcext:value-type="float">
            <text:p>-13.9381157426237</text:p>
          </table:table-cell>
          <table:table-cell table:formula="of:=TAN(RADIANS([.R66]/2))*TAN(RADIANS([.R66]/2))" office:value-type="float" office:value="0.0430318472426762" calcext:value-type="float">
            <text:p>0.0430318472426762</text:p>
          </table:table-cell>
          <table:table-cell table:formula="of:=4*DEGREES([.U66]*SIN(2*RADIANS([.I66]))-2*[.K66]*SIN(RADIANS([.J66]))+4*[.K66]*[.U66]*SIN(RADIANS([.J66]))*COS(2*RADIANS([.I66]))-0.5*[.U66]*[.U66]*SIN(4*RADIANS([.I66]))-1.25*[.K66]*[.K66]*SIN(2*RADIANS([.J66])))" office:value-type="float" office:value="-14.2302719627826" calcext:value-type="float">
            <text:p>-14.2302719627826</text:p>
          </table:table-cell>
          <table:table-cell table:formula="of:=DEGREES(ACOS(COS(RADIANS(90.833))/(COS(RADIANS([.$B$3]))*COS(RADIANS([.T66])))-TAN(RADIANS([.$B$3]))*TAN(RADIANS([.T66]))))" office:value-type="float" office:value="87.9654660444872" calcext:value-type="float">
            <text:p>87.9654660444872</text:p>
          </table:table-cell>
          <table:table-cell table:style-name="ce22" table:formula="of:=(720-4*[.$B$4]-[.V66]+[.$B$5]*60)/1440" office:value-type="time" office:time-value="PT12H14M29.197197767S" calcext:value-type="time">
            <text:p>12:14:29</text:p>
          </table:table-cell>
          <table:table-cell table:style-name="ce8" table:formula="of:=[.X66]-[.W66]*4/1440" office:value-type="time" office:time-value="PT06H22M37.48534709S" calcext:value-type="time">
            <text:p>6:22:37</text:p>
          </table:table-cell>
          <table:table-cell table:style-name="ce8" table:formula="of:=[.X66]+[.W66]*4/1440" office:value-type="time" office:time-value="PT18H06M20.909048444S" calcext:value-type="time">
            <text:p>18:06:20</text:p>
          </table:table-cell>
          <table:table-cell table:style-name="ce11" table:formula="of:=8*[.W66]" office:value-type="float" office:value="703.723728355898" calcext:value-type="float">
            <text:p>703.723728355898</text:p>
          </table:table-cell>
          <table:table-cell table:formula="of:=MOD([.E66]*1440+[.V66]+4*[.$B$4]-60*[.$B$5];1440)" office:value-type="float" office:value="375.513380037217" calcext:value-type="float">
            <text:p>375.513380037217</text:p>
          </table:table-cell>
          <table:table-cell table:formula="of:=IF([.AB66]/4&lt;0;[.AB66]/4+180;[.AB66]/4-180)" office:value-type="float" office:value="-86.1216549906957" calcext:value-type="float">
            <text:p>-86.1216549906957</text:p>
          </table:table-cell>
          <table:table-cell table:formula="of:=DEGREES(ACOS(SIN(RADIANS([.$B$3]))*SIN(RADIANS([.T66]))+COS(RADIANS([.$B$3]))*COS(RADIANS([.T66]))*COS(RADIANS([.AC66]))))" office:value-type="float" office:value="89.0821558795855" calcext:value-type="float">
            <text:p>89.0821558795855</text:p>
          </table:table-cell>
          <table:table-cell table:formula="of:=90-[.AD66]" office:value-type="float" office:value="0.917844120414529" calcext:value-type="float">
            <text:p>0.917844120414529</text:p>
          </table:table-cell>
          <table:table-cell table:formula="of:=IF([.AE66]&gt;85;0;IF([.AE66]&gt;5;58.1/TAN(RADIANS([.AE66]))-0.07/POWER(TAN(RADIANS([.AE66]));3)+0.000086/POWER(TAN(RADIANS([.AE66]));5);IF([.AE66]&gt;-0.575;1735+[.AE66]*(-518.2+[.AE66]*(103.4+[.AE66]*(-12.79+[.AE66]*0.711)));-20.772/TAN(RADIANS([.AE66])))))/3600" office:value-type="float" office:value="0.37141563272225" calcext:value-type="float">
            <text:p>0.37141563272225</text:p>
          </table:table-cell>
          <table:table-cell table:formula="of:=[.AE66]+[.AF66]" office:value-type="float" office:value="1.28925975313678" calcext:value-type="float">
            <text:p>1.28925975313678</text:p>
          </table:table-cell>
          <table:table-cell table:formula="of:=IF([.AC66]&gt;0;MOD(DEGREES(ACOS(((SIN(RADIANS([.$B$3]))*COS(RADIANS([.AD66])))-SIN(RADIANS([.T66])))/(COS(RADIANS([.$B$3]))*SIN(RADIANS([.AD66])))))+180;360);MOD(540-DEGREES(ACOS(((SIN(RADIANS([.$B$3]))*COS(RADIANS([.AD66])))-SIN(RADIANS([.T66])))/(COS(RADIANS([.$B$3]))*SIN(RADIANS([.AD66])))));360))" office:value-type="float" office:value="104.428794090701" calcext:value-type="float">
            <text:p>104.42879409070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66]+0.1/24" office:value-type="time" office:time-value="PT06H36M00S" calcext:value-type="time">
            <text:p>6:36:00</text:p>
          </table:table-cell>
          <table:table-cell table:style-name="ce9" table:formula="of:=[.D67]+2415018.5+[.E67]-[.$B$5]/24" office:value-type="float" office:value="2460352.48333333" calcext:value-type="float">
            <text:p>2460352.48</text:p>
          </table:table-cell>
          <table:table-cell table:style-name="ce10" table:formula="of:=([.F67]-2451545)/36525" office:value-type="float" office:value="0.241135751768197" calcext:value-type="float">
            <text:p>0.24113575</text:p>
          </table:table-cell>
          <table:table-cell/>
          <table:table-cell table:formula="of:=MOD(280.46646+[.G67]*(36000.76983+[.G67]*0.0003032);360)" office:value-type="float" office:value="321.539174820879" calcext:value-type="float">
            <text:p>321.539174820879</text:p>
          </table:table-cell>
          <table:table-cell table:formula="of:=357.52911+[.G67]*(35999.05029-0.0001537*[.G67])" office:value-type="float" office:value="9038.18715568317" calcext:value-type="float">
            <text:p>9038.18715568317</text:p>
          </table:table-cell>
          <table:table-cell table:formula="of:=0.016708634-[.G67]*(0.000042037+0.0000001267*[.G67])" office:value-type="float" office:value="0.0166984900092476" calcext:value-type="float">
            <text:p>0.0166984900092476</text:p>
          </table:table-cell>
          <table:table-cell table:formula="of:=SIN(RADIANS([.J67]))*(1.914602-[.G67]*(0.004817+0.000014*[.G67]))+SIN(RADIANS(2*[.J67]))*(0.019993-0.000101*[.G67])+SIN(RADIANS(3*[.J67]))*0.000289" office:value-type="float" office:value="1.20261950137909" calcext:value-type="float">
            <text:p>1.20261950137909</text:p>
          </table:table-cell>
          <table:table-cell table:formula="of:=[.I67]+[.L67]" office:value-type="float" office:value="322.741794322258" calcext:value-type="float">
            <text:p>322.741794322258</text:p>
          </table:table-cell>
          <table:table-cell table:formula="of:=[.J67]+[.L67]" office:value-type="float" office:value="9039.38977518455" calcext:value-type="float">
            <text:p>9039.38977518455</text:p>
          </table:table-cell>
          <table:table-cell table:formula="of:=(1.000001018*(1-[.K67]*[.K67]))/(1+[.K67]*COS(RADIANS([.N67])))" office:value-type="float" office:value="0.986984769458747" calcext:value-type="float">
            <text:p>0.986984769458747</text:p>
          </table:table-cell>
          <table:table-cell table:formula="of:=[.M67]-0.00569-0.00478*SIN(RADIANS(125.04-1934.136*[.G67]))" office:value-type="float" office:value="322.734575691581" calcext:value-type="float">
            <text:p>322.734575691581</text:p>
          </table:table-cell>
          <table:table-cell table:formula="of:=23+(26+((21.448-[.G67]*(46.815+[.G67]*(0.00059-[.G67]*0.001813))))/60)/60" office:value-type="float" office:value="23.4361553391375" calcext:value-type="float">
            <text:p>23.4361553391375</text:p>
          </table:table-cell>
          <table:table-cell table:formula="of:=[.Q67]+0.00256*COS(RADIANS(125.04-1934.136*[.G67]))" office:value-type="float" office:value="23.4385809033279" calcext:value-type="float">
            <text:p>23.4385809033279</text:p>
          </table:table-cell>
          <table:table-cell table:formula="of:=DEGREES(ATAN2(COS(RADIANS([.P67]));COS(RADIANS([.R67]))*SIN(RADIANS([.P67]))))" office:value-type="float" office:value="-34.9174760702602" calcext:value-type="float">
            <text:p>-34.9174760702602</text:p>
          </table:table-cell>
          <table:table-cell table:formula="of:=DEGREES(ASIN(SIN(RADIANS([.R67]))*SIN(RADIANS([.P67]))))" office:value-type="float" office:value="-13.9367409109986" calcext:value-type="float">
            <text:p>-13.9367409109986</text:p>
          </table:table-cell>
          <table:table-cell table:formula="of:=TAN(RADIANS([.R67]/2))*TAN(RADIANS([.R67]/2))" office:value-type="float" office:value="0.0430318472489797" calcext:value-type="float">
            <text:p>0.0430318472489797</text:p>
          </table:table-cell>
          <table:table-cell table:formula="of:=4*DEGREES([.U67]*SIN(2*RADIANS([.I67]))-2*[.K67]*SIN(RADIANS([.J67]))+4*[.K67]*[.U67]*SIN(RADIANS([.J67]))*COS(2*RADIANS([.I67]))-0.5*[.U67]*[.U67]*SIN(4*RADIANS([.I67]))-1.25*[.K67]*[.K67]*SIN(2*RADIANS([.J67])))" office:value-type="float" office:value="-14.2302661757784" calcext:value-type="float">
            <text:p>-14.2302661757784</text:p>
          </table:table-cell>
          <table:table-cell table:formula="of:=DEGREES(ACOS(COS(RADIANS(90.833))/(COS(RADIANS([.$B$3]))*COS(RADIANS([.T67])))-TAN(RADIANS([.$B$3]))*TAN(RADIANS([.T67]))))" office:value-type="float" office:value="87.9657597074392" calcext:value-type="float">
            <text:p>87.9657597074392</text:p>
          </table:table-cell>
          <table:table-cell table:style-name="ce22" table:formula="of:=(720-4*[.$B$4]-[.V67]+[.$B$5]*60)/1440" office:value-type="time" office:time-value="PT12H14M29.196850547S" calcext:value-type="time">
            <text:p>12:14:29</text:p>
          </table:table-cell>
          <table:table-cell table:style-name="ce8" table:formula="of:=[.X67]-[.W67]*4/1440" office:value-type="time" office:time-value="PT06H22M37.414520761S" calcext:value-type="time">
            <text:p>6:22:37</text:p>
          </table:table-cell>
          <table:table-cell table:style-name="ce8" table:formula="of:=[.X67]+[.W67]*4/1440" office:value-type="time" office:time-value="PT18H06M20.979180332S" calcext:value-type="time">
            <text:p>18:06:20</text:p>
          </table:table-cell>
          <table:table-cell table:style-name="ce11" table:formula="of:=8*[.W67]" office:value-type="float" office:value="703.726077659514" calcext:value-type="float">
            <text:p>703.726077659514</text:p>
          </table:table-cell>
          <table:table-cell table:formula="of:=MOD([.E67]*1440+[.V67]+4*[.$B$4]-60*[.$B$5];1440)" office:value-type="float" office:value="381.513385824222" calcext:value-type="float">
            <text:p>381.513385824222</text:p>
          </table:table-cell>
          <table:table-cell table:formula="of:=IF([.AB67]/4&lt;0;[.AB67]/4+180;[.AB67]/4-180)" office:value-type="float" office:value="-84.6216535439446" calcext:value-type="float">
            <text:p>-84.6216535439446</text:p>
          </table:table-cell>
          <table:table-cell table:formula="of:=DEGREES(ACOS(SIN(RADIANS([.$B$3]))*SIN(RADIANS([.T67]))+COS(RADIANS([.$B$3]))*COS(RADIANS([.T67]))*COS(RADIANS([.AC67]))))" office:value-type="float" office:value="87.6596642878415" calcext:value-type="float">
            <text:p>87.6596642878415</text:p>
          </table:table-cell>
          <table:table-cell table:formula="of:=90-[.AD67]" office:value-type="float" office:value="2.34033571215855" calcext:value-type="float">
            <text:p>2.34033571215855</text:p>
          </table:table-cell>
          <table:table-cell table:formula="of:=IF([.AE67]&gt;85;0;IF([.AE67]&gt;5;58.1/TAN(RADIANS([.AE67]))-0.07/POWER(TAN(RADIANS([.AE67]));3)+0.000086/POWER(TAN(RADIANS([.AE67]));5);IF([.AE67]&gt;-0.575;1735+[.AE67]*(-518.2+[.AE67]*(103.4+[.AE67]*(-12.79+[.AE67]*0.711)));-20.772/TAN(RADIANS([.AE67])))))/3600" office:value-type="float" office:value="0.262766536837247" calcext:value-type="float">
            <text:p>0.262766536837247</text:p>
          </table:table-cell>
          <table:table-cell table:formula="of:=[.AE67]+[.AF67]" office:value-type="float" office:value="2.6031022489958" calcext:value-type="float">
            <text:p>2.6031022489958</text:p>
          </table:table-cell>
          <table:table-cell table:formula="of:=IF([.AC67]&gt;0;MOD(DEGREES(ACOS(((SIN(RADIANS([.$B$3]))*COS(RADIANS([.AD67])))-SIN(RADIANS([.T67])))/(COS(RADIANS([.$B$3]))*SIN(RADIANS([.AD67])))))+180;360);MOD(540-DEGREES(ACOS(((SIN(RADIANS([.$B$3]))*COS(RADIANS([.AD67])))-SIN(RADIANS([.T67])))/(COS(RADIANS([.$B$3]))*SIN(RADIANS([.AD67])))));360))" office:value-type="float" office:value="104.738739991468" calcext:value-type="float">
            <text:p>104.73873999146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67]+0.1/24" office:value-type="time" office:time-value="PT06H42M00S" calcext:value-type="time">
            <text:p>6:42:00</text:p>
          </table:table-cell>
          <table:table-cell table:style-name="ce9" table:formula="of:=[.D68]+2415018.5+[.E68]-[.$B$5]/24" office:value-type="float" office:value="2460352.4875" calcext:value-type="float">
            <text:p>2460352.49</text:p>
          </table:table-cell>
          <table:table-cell table:style-name="ce10" table:formula="of:=([.F68]-2451545)/36525" office:value-type="float" office:value="0.241135865845319" calcext:value-type="float">
            <text:p>0.24113587</text:p>
          </table:table-cell>
          <table:table-cell/>
          <table:table-cell table:formula="of:=MOD(280.46646+[.G68]*(36000.76983+[.G68]*0.0003032);360)" office:value-type="float" office:value="321.54328168511" calcext:value-type="float">
            <text:p>321.54328168511</text:p>
          </table:table-cell>
          <table:table-cell table:formula="of:=357.52911+[.G68]*(35999.05029-0.0001537*[.G68])" office:value-type="float" office:value="9038.19126235121" calcext:value-type="float">
            <text:p>9038.19126235121</text:p>
          </table:table-cell>
          <table:table-cell table:formula="of:=0.016708634-[.G68]*(0.000042037+0.0000001267*[.G68])" office:value-type="float" office:value="0.0166984900044452" calcext:value-type="float">
            <text:p>0.0166984900044452</text:p>
          </table:table-cell>
          <table:table-cell table:formula="of:=SIN(RADIANS([.J68]))*(1.914602-[.G68]*(0.004817+0.000014*[.G68]))+SIN(RADIANS(2*[.J68]))*(0.019993-0.000101*[.G68])+SIN(RADIANS(3*[.J68]))*0.000289" office:value-type="float" office:value="1.20272794208348" calcext:value-type="float">
            <text:p>1.20272794208348</text:p>
          </table:table-cell>
          <table:table-cell table:formula="of:=[.I68]+[.L68]" office:value-type="float" office:value="322.746009627193" calcext:value-type="float">
            <text:p>322.746009627193</text:p>
          </table:table-cell>
          <table:table-cell table:formula="of:=[.J68]+[.L68]" office:value-type="float" office:value="9039.3939902933" calcext:value-type="float">
            <text:p>9039.3939902933</text:p>
          </table:table-cell>
          <table:table-cell table:formula="of:=(1.000001018*(1-[.K68]*[.K68]))/(1+[.K68]*COS(RADIANS([.N68])))" office:value-type="float" office:value="0.986985529123332" calcext:value-type="float">
            <text:p>0.986985529123332</text:p>
          </table:table-cell>
          <table:table-cell table:formula="of:=[.M68]-0.00569-0.00478*SIN(RADIANS(125.04-1934.136*[.G68]))" office:value-type="float" office:value="322.738791013957" calcext:value-type="float">
            <text:p>322.738791013957</text:p>
          </table:table-cell>
          <table:table-cell table:formula="of:=23+(26+((21.448-[.G68]*(46.815+[.G68]*(0.00059-[.G68]*0.001813))))/60)/60" office:value-type="float" office:value="23.436155337654" calcext:value-type="float">
            <text:p>23.436155337654</text:p>
          </table:table-cell>
          <table:table-cell table:formula="of:=[.Q68]+0.00256*COS(RADIANS(125.04-1934.136*[.G68]))" office:value-type="float" office:value="23.4385809049971" calcext:value-type="float">
            <text:p>23.4385809049971</text:p>
          </table:table-cell>
          <table:table-cell table:formula="of:=DEGREES(ATAN2(COS(RADIANS([.P68]));COS(RADIANS([.R68]))*SIN(RADIANS([.P68]))))" office:value-type="float" office:value="-34.9133704253861" calcext:value-type="float">
            <text:p>-34.9133704253861</text:p>
          </table:table-cell>
          <table:table-cell table:formula="of:=DEGREES(ASIN(SIN(RADIANS([.R68]))*SIN(RADIANS([.P68]))))" office:value-type="float" office:value="-13.9353660125632" calcext:value-type="float">
            <text:p>-13.9353660125632</text:p>
          </table:table-cell>
          <table:table-cell table:formula="of:=TAN(RADIANS([.R68]/2))*TAN(RADIANS([.R68]/2))" office:value-type="float" office:value="0.043031847255283" calcext:value-type="float">
            <text:p>0.043031847255283</text:p>
          </table:table-cell>
          <table:table-cell table:formula="of:=4*DEGREES([.U68]*SIN(2*RADIANS([.I68]))-2*[.K68]*SIN(RADIANS([.J68]))+4*[.K68]*[.U68]*SIN(RADIANS([.J68]))*COS(2*RADIANS([.I68]))-0.5*[.U68]*[.U68]*SIN(4*RADIANS([.I68]))-1.25*[.K68]*[.K68]*SIN(2*RADIANS([.J68])))" office:value-type="float" office:value="-14.2302601651394" calcext:value-type="float">
            <text:p>-14.2302601651394</text:p>
          </table:table-cell>
          <table:table-cell table:formula="of:=DEGREES(ACOS(COS(RADIANS(90.833))/(COS(RADIANS([.$B$3]))*COS(RADIANS([.T68])))-TAN(RADIANS([.$B$3]))*TAN(RADIANS([.T68]))))" office:value-type="float" office:value="87.9660533816156" calcext:value-type="float">
            <text:p>87.9660533816156</text:p>
          </table:table-cell>
          <table:table-cell table:style-name="ce22" table:formula="of:=(720-4*[.$B$4]-[.V68]+[.$B$5]*60)/1440" office:value-type="time" office:time-value="PT12H14M29.196489908S" calcext:value-type="time">
            <text:p>12:14:29</text:p>
          </table:table-cell>
          <table:table-cell table:style-name="ce8" table:formula="of:=[.X68]-[.W68]*4/1440" office:value-type="time" office:time-value="PT06H22M37.343678321S" calcext:value-type="time">
            <text:p>6:22:37</text:p>
          </table:table-cell>
          <table:table-cell table:style-name="ce8" table:formula="of:=[.X68]+[.W68]*4/1440" office:value-type="time" office:time-value="PT18H06M21.049301496S" calcext:value-type="time">
            <text:p>18:06:21</text:p>
          </table:table-cell>
          <table:table-cell table:style-name="ce11" table:formula="of:=8*[.W68]" office:value-type="float" office:value="703.728427052925" calcext:value-type="float">
            <text:p>703.728427052925</text:p>
          </table:table-cell>
          <table:table-cell table:formula="of:=MOD([.E68]*1440+[.V68]+4*[.$B$4]-60*[.$B$5];1440)" office:value-type="float" office:value="387.513391834861" calcext:value-type="float">
            <text:p>387.513391834861</text:p>
          </table:table-cell>
          <table:table-cell table:formula="of:=IF([.AB68]/4&lt;0;[.AB68]/4+180;[.AB68]/4-180)" office:value-type="float" office:value="-83.1216520412849" calcext:value-type="float">
            <text:p>-83.1216520412849</text:p>
          </table:table-cell>
          <table:table-cell table:formula="of:=DEGREES(ACOS(SIN(RADIANS([.$B$3]))*SIN(RADIANS([.T68]))+COS(RADIANS([.$B$3]))*COS(RADIANS([.T68]))*COS(RADIANS([.AC68]))))" office:value-type="float" office:value="86.2392178042014" calcext:value-type="float">
            <text:p>86.2392178042014</text:p>
          </table:table-cell>
          <table:table-cell table:formula="of:=90-[.AD68]" office:value-type="float" office:value="3.76078219579864" calcext:value-type="float">
            <text:p>3.76078219579864</text:p>
          </table:table-cell>
          <table:table-cell table:formula="of:=IF([.AE68]&gt;85;0;IF([.AE68]&gt;5;58.1/TAN(RADIANS([.AE68]))-0.07/POWER(TAN(RADIANS([.AE68]));3)+0.000086/POWER(TAN(RADIANS([.AE68]));5);IF([.AE68]&gt;-0.575;1735+[.AE68]*(-518.2+[.AE68]*(103.4+[.AE68]*(-12.79+[.AE68]*0.711)));-20.772/TAN(RADIANS([.AE68])))))/3600" office:value-type="float" office:value="0.197366287344083" calcext:value-type="float">
            <text:p>0.197366287344083</text:p>
          </table:table-cell>
          <table:table-cell table:formula="of:=[.AE68]+[.AF68]" office:value-type="float" office:value="3.95814848314272" calcext:value-type="float">
            <text:p>3.95814848314272</text:p>
          </table:table-cell>
          <table:table-cell table:formula="of:=IF([.AC68]&gt;0;MOD(DEGREES(ACOS(((SIN(RADIANS([.$B$3]))*COS(RADIANS([.AD68])))-SIN(RADIANS([.T68])))/(COS(RADIANS([.$B$3]))*SIN(RADIANS([.AD68])))))+180;360);MOD(540-DEGREES(ACOS(((SIN(RADIANS([.$B$3]))*COS(RADIANS([.AD68])))-SIN(RADIANS([.T68])))/(COS(RADIANS([.$B$3]))*SIN(RADIANS([.AD68])))));360))" office:value-type="float" office:value="105.058298840931" calcext:value-type="float">
            <text:p>105.05829884093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68]+0.1/24" office:value-type="time" office:time-value="PT06H48M00S" calcext:value-type="time">
            <text:p>6:48:00</text:p>
          </table:table-cell>
          <table:table-cell table:style-name="ce9" table:formula="of:=[.D69]+2415018.5+[.E69]-[.$B$5]/24" office:value-type="float" office:value="2460352.49166667" calcext:value-type="float">
            <text:p>2460352.49</text:p>
          </table:table-cell>
          <table:table-cell table:style-name="ce10" table:formula="of:=([.F69]-2451545)/36525" office:value-type="float" office:value="0.241135979922428" calcext:value-type="float">
            <text:p>0.24113598</text:p>
          </table:table-cell>
          <table:table-cell/>
          <table:table-cell table:formula="of:=MOD(280.46646+[.G69]*(36000.76983+[.G69]*0.0003032);360)" office:value-type="float" office:value="321.547388548883" calcext:value-type="float">
            <text:p>321.547388548883</text:p>
          </table:table-cell>
          <table:table-cell table:formula="of:=357.52911+[.G69]*(35999.05029-0.0001537*[.G69])" office:value-type="float" office:value="9038.1953690188" calcext:value-type="float">
            <text:p>9038.1953690188</text:p>
          </table:table-cell>
          <table:table-cell table:formula="of:=0.016708634-[.G69]*(0.000042037+0.0000001267*[.G69])" office:value-type="float" office:value="0.0166984899996427" calcext:value-type="float">
            <text:p>0.0166984899996427</text:p>
          </table:table-cell>
          <table:table-cell table:formula="of:=SIN(RADIANS([.J69]))*(1.914602-[.G69]*(0.004817+0.000014*[.G69]))+SIN(RADIANS(2*[.J69]))*(0.019993-0.000101*[.G69])+SIN(RADIANS(3*[.J69]))*0.000289" office:value-type="float" office:value="1.20283637628715" calcext:value-type="float">
            <text:p>1.20283637628715</text:p>
          </table:table-cell>
          <table:table-cell table:formula="of:=[.I69]+[.L69]" office:value-type="float" office:value="322.75022492517" calcext:value-type="float">
            <text:p>322.75022492517</text:p>
          </table:table-cell>
          <table:table-cell table:formula="of:=[.J69]+[.L69]" office:value-type="float" office:value="9039.39820539509" calcext:value-type="float">
            <text:p>9039.39820539509</text:p>
          </table:table-cell>
          <table:table-cell table:formula="of:=(1.000001018*(1-[.K69]*[.K69]))/(1+[.K69]*COS(RADIANS([.N69])))" office:value-type="float" office:value="0.986986288855887" calcext:value-type="float">
            <text:p>0.986986288855887</text:p>
          </table:table-cell>
          <table:table-cell table:formula="of:=[.M69]-0.00569-0.00478*SIN(RADIANS(125.04-1934.136*[.G69]))" office:value-type="float" office:value="322.743006329374" calcext:value-type="float">
            <text:p>322.743006329374</text:p>
          </table:table-cell>
          <table:table-cell table:formula="of:=23+(26+((21.448-[.G69]*(46.815+[.G69]*(0.00059-[.G69]*0.001813))))/60)/60" office:value-type="float" office:value="23.4361553361705" calcext:value-type="float">
            <text:p>23.4361553361705</text:p>
          </table:table-cell>
          <table:table-cell table:formula="of:=[.Q69]+0.00256*COS(RADIANS(125.04-1934.136*[.G69]))" office:value-type="float" office:value="23.4385809066662" calcext:value-type="float">
            <text:p>23.4385809066662</text:p>
          </table:table-cell>
          <table:table-cell table:formula="of:=DEGREES(ATAN2(COS(RADIANS([.P69]));COS(RADIANS([.R69]))*SIN(RADIANS([.P69]))))" office:value-type="float" office:value="-34.909264836183" calcext:value-type="float">
            <text:p>-34.909264836183</text:p>
          </table:table-cell>
          <table:table-cell table:formula="of:=DEGREES(ASIN(SIN(RADIANS([.R69]))*SIN(RADIANS([.P69]))))" office:value-type="float" office:value="-13.9339910476328" calcext:value-type="float">
            <text:p>-13.9339910476328</text:p>
          </table:table-cell>
          <table:table-cell table:formula="of:=TAN(RADIANS([.R69]/2))*TAN(RADIANS([.R69]/2))" office:value-type="float" office:value="0.0430318472615862" calcext:value-type="float">
            <text:p>0.0430318472615862</text:p>
          </table:table-cell>
          <table:table-cell table:formula="of:=4*DEGREES([.U69]*SIN(2*RADIANS([.I69]))-2*[.K69]*SIN(RADIANS([.J69]))+4*[.K69]*[.U69]*SIN(RADIANS([.J69]))*COS(2*RADIANS([.I69]))-0.5*[.U69]*[.U69]*SIN(4*RADIANS([.I69]))-1.25*[.K69]*[.K69]*SIN(2*RADIANS([.J69])))" office:value-type="float" office:value="-14.2302539308789" calcext:value-type="float">
            <text:p>-14.2302539308789</text:p>
          </table:table-cell>
          <table:table-cell table:formula="of:=DEGREES(ACOS(COS(RADIANS(90.833))/(COS(RADIANS([.$B$3]))*COS(RADIANS([.T69])))-TAN(RADIANS([.$B$3]))*TAN(RADIANS([.T69]))))" office:value-type="float" office:value="87.966347066949" calcext:value-type="float">
            <text:p>87.966347066949</text:p>
          </table:table-cell>
          <table:table-cell table:style-name="ce22" table:formula="of:=(720-4*[.$B$4]-[.V69]+[.$B$5]*60)/1440" office:value-type="time" office:time-value="PT12H14M29.196115853S" calcext:value-type="time">
            <text:p>12:14:29</text:p>
          </table:table-cell>
          <table:table-cell table:style-name="ce8" table:formula="of:=[.X69]-[.W69]*4/1440" office:value-type="time" office:time-value="PT06H22M37.272819785S" calcext:value-type="time">
            <text:p>6:22:37</text:p>
          </table:table-cell>
          <table:table-cell table:style-name="ce8" table:formula="of:=[.X69]+[.W69]*4/1440" office:value-type="time" office:time-value="PT18H06M21.119411921S" calcext:value-type="time">
            <text:p>18:06:21</text:p>
          </table:table-cell>
          <table:table-cell table:style-name="ce11" table:formula="of:=8*[.W69]" office:value-type="float" office:value="703.730776535592" calcext:value-type="float">
            <text:p>703.730776535592</text:p>
          </table:table-cell>
          <table:table-cell table:formula="of:=MOD([.E69]*1440+[.V69]+4*[.$B$4]-60*[.$B$5];1440)" office:value-type="float" office:value="393.513398069121" calcext:value-type="float">
            <text:p>393.513398069121</text:p>
          </table:table-cell>
          <table:table-cell table:formula="of:=IF([.AB69]/4&lt;0;[.AB69]/4+180;[.AB69]/4-180)" office:value-type="float" office:value="-81.6216504827197" calcext:value-type="float">
            <text:p>-81.6216504827197</text:p>
          </table:table-cell>
          <table:table-cell table:formula="of:=DEGREES(ACOS(SIN(RADIANS([.$B$3]))*SIN(RADIANS([.T69]))+COS(RADIANS([.$B$3]))*COS(RADIANS([.T69]))*COS(RADIANS([.AC69]))))" office:value-type="float" office:value="84.8209252028682" calcext:value-type="float">
            <text:p>84.8209252028682</text:p>
          </table:table-cell>
          <table:table-cell table:formula="of:=90-[.AD69]" office:value-type="float" office:value="5.17907479713179" calcext:value-type="float">
            <text:p>5.17907479713179</text:p>
          </table:table-cell>
          <table:table-cell table:formula="of:=IF([.AE69]&gt;85;0;IF([.AE69]&gt;5;58.1/TAN(RADIANS([.AE69]))-0.07/POWER(TAN(RADIANS([.AE69]));3)+0.000086/POWER(TAN(RADIANS([.AE69]));5);IF([.AE69]&gt;-0.575;1735+[.AE69]*(-518.2+[.AE69]*(103.4+[.AE69]*(-12.79+[.AE69]*0.711)));-20.772/TAN(RADIANS([.AE69])))))/3600" office:value-type="float" office:value="0.155849300153539" calcext:value-type="float">
            <text:p>0.155849300153539</text:p>
          </table:table-cell>
          <table:table-cell table:formula="of:=[.AE69]+[.AF69]" office:value-type="float" office:value="5.33492409728533" calcext:value-type="float">
            <text:p>5.33492409728533</text:p>
          </table:table-cell>
          <table:table-cell table:formula="of:=IF([.AC69]&gt;0;MOD(DEGREES(ACOS(((SIN(RADIANS([.$B$3]))*COS(RADIANS([.AD69])))-SIN(RADIANS([.T69])))/(COS(RADIANS([.$B$3]))*SIN(RADIANS([.AD69])))))+180;360);MOD(540-DEGREES(ACOS(((SIN(RADIANS([.$B$3]))*COS(RADIANS([.AD69])))-SIN(RADIANS([.T69])))/(COS(RADIANS([.$B$3]))*SIN(RADIANS([.AD69])))));360))" office:value-type="float" office:value="105.38788726442" calcext:value-type="float">
            <text:p>105.3878872644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69]+0.1/24" office:value-type="time" office:time-value="PT06H54M00S" calcext:value-type="time">
            <text:p>6:54:00</text:p>
          </table:table-cell>
          <table:table-cell table:style-name="ce9" table:formula="of:=[.D70]+2415018.5+[.E70]-[.$B$5]/24" office:value-type="float" office:value="2460352.49583333" calcext:value-type="float">
            <text:p>2460352.50</text:p>
          </table:table-cell>
          <table:table-cell table:style-name="ce10" table:formula="of:=([.F70]-2451545)/36525" office:value-type="float" office:value="0.24113609399955" calcext:value-type="float">
            <text:p>0.24113609</text:p>
          </table:table-cell>
          <table:table-cell/>
          <table:table-cell table:formula="of:=MOD(280.46646+[.G70]*(36000.76983+[.G70]*0.0003032);360)" office:value-type="float" office:value="321.551495413114" calcext:value-type="float">
            <text:p>321.551495413114</text:p>
          </table:table-cell>
          <table:table-cell table:formula="of:=357.52911+[.G70]*(35999.05029-0.0001537*[.G70])" office:value-type="float" office:value="9038.19947568685" calcext:value-type="float">
            <text:p>9038.19947568685</text:p>
          </table:table-cell>
          <table:table-cell table:formula="of:=0.016708634-[.G70]*(0.000042037+0.0000001267*[.G70])" office:value-type="float" office:value="0.0166984899948403" calcext:value-type="float">
            <text:p>0.0166984899948403</text:p>
          </table:table-cell>
          <table:table-cell table:formula="of:=SIN(RADIANS([.J70]))*(1.914602-[.G70]*(0.004817+0.000014*[.G70]))+SIN(RADIANS(2*[.J70]))*(0.019993-0.000101*[.G70])+SIN(RADIANS(3*[.J70]))*0.000289" office:value-type="float" office:value="1.20294480401356" calcext:value-type="float">
            <text:p>1.20294480401356</text:p>
          </table:table-cell>
          <table:table-cell table:formula="of:=[.I70]+[.L70]" office:value-type="float" office:value="322.754440217128" calcext:value-type="float">
            <text:p>322.754440217128</text:p>
          </table:table-cell>
          <table:table-cell table:formula="of:=[.J70]+[.L70]" office:value-type="float" office:value="9039.40242049086" calcext:value-type="float">
            <text:p>9039.40242049086</text:p>
          </table:table-cell>
          <table:table-cell table:formula="of:=(1.000001018*(1-[.K70]*[.K70]))/(1+[.K70]*COS(RADIANS([.N70])))" office:value-type="float" office:value="0.986987048656577" calcext:value-type="float">
            <text:p>0.986987048656577</text:p>
          </table:table-cell>
          <table:table-cell table:formula="of:=[.M70]-0.00569-0.00478*SIN(RADIANS(125.04-1934.136*[.G70]))" office:value-type="float" office:value="322.747221638773" calcext:value-type="float">
            <text:p>322.747221638773</text:p>
          </table:table-cell>
          <table:table-cell table:formula="of:=23+(26+((21.448-[.G70]*(46.815+[.G70]*(0.00059-[.G70]*0.001813))))/60)/60" office:value-type="float" office:value="23.4361553346871" calcext:value-type="float">
            <text:p>23.4361553346871</text:p>
          </table:table-cell>
          <table:table-cell table:formula="of:=[.Q70]+0.00256*COS(RADIANS(125.04-1934.136*[.G70]))" office:value-type="float" office:value="23.4385809083353" calcext:value-type="float">
            <text:p>23.4385809083353</text:p>
          </table:table-cell>
          <table:table-cell table:formula="of:=DEGREES(ATAN2(COS(RADIANS([.P70]));COS(RADIANS([.R70]))*SIN(RADIANS([.P70]))))" office:value-type="float" office:value="-34.9051593017318" calcext:value-type="float">
            <text:p>-34.9051593017318</text:p>
          </table:table-cell>
          <table:table-cell table:formula="of:=DEGREES(ASIN(SIN(RADIANS([.R70]))*SIN(RADIANS([.P70]))))" office:value-type="float" office:value="-13.9326160159089" calcext:value-type="float">
            <text:p>-13.9326160159089</text:p>
          </table:table-cell>
          <table:table-cell table:formula="of:=TAN(RADIANS([.R70]/2))*TAN(RADIANS([.R70]/2))" office:value-type="float" office:value="0.0430318472678893" calcext:value-type="float">
            <text:p>0.0430318472678893</text:p>
          </table:table-cell>
          <table:table-cell table:formula="of:=4*DEGREES([.U70]*SIN(2*RADIANS([.I70]))-2*[.K70]*SIN(RADIANS([.J70]))+4*[.K70]*[.U70]*SIN(RADIANS([.J70]))*COS(2*RADIANS([.I70]))-0.5*[.U70]*[.U70]*SIN(4*RADIANS([.I70]))-1.25*[.K70]*[.K70]*SIN(2*RADIANS([.J70])))" office:value-type="float" office:value="-14.2302474730064" calcext:value-type="float">
            <text:p>-14.2302474730064</text:p>
          </table:table-cell>
          <table:table-cell table:formula="of:=DEGREES(ACOS(COS(RADIANS(90.833))/(COS(RADIANS([.$B$3]))*COS(RADIANS([.T70])))-TAN(RADIANS([.$B$3]))*TAN(RADIANS([.T70]))))" office:value-type="float" office:value="87.9666407635032" calcext:value-type="float">
            <text:p>87.9666407635032</text:p>
          </table:table-cell>
          <table:table-cell table:style-name="ce22" table:formula="of:=(720-4*[.$B$4]-[.V70]+[.$B$5]*60)/1440" office:value-type="time" office:time-value="PT12H14M29.19572838S" calcext:value-type="time">
            <text:p>12:14:29</text:p>
          </table:table-cell>
          <table:table-cell table:style-name="ce8" table:formula="of:=[.X70]-[.W70]*4/1440" office:value-type="time" office:time-value="PT06H22M37.20194514S" calcext:value-type="time">
            <text:p>6:22:37</text:p>
          </table:table-cell>
          <table:table-cell table:style-name="ce8" table:formula="of:=[.X70]+[.W70]*4/1440" office:value-type="time" office:time-value="PT18H06M21.189511621S" calcext:value-type="time">
            <text:p>18:06:21</text:p>
          </table:table-cell>
          <table:table-cell table:style-name="ce11" table:formula="of:=8*[.W70]" office:value-type="float" office:value="703.733126108026" calcext:value-type="float">
            <text:p>703.733126108026</text:p>
          </table:table-cell>
          <table:table-cell table:formula="of:=MOD([.E70]*1440+[.V70]+4*[.$B$4]-60*[.$B$5];1440)" office:value-type="float" office:value="399.513404526994" calcext:value-type="float">
            <text:p>399.513404526994</text:p>
          </table:table-cell>
          <table:table-cell table:formula="of:=IF([.AB70]/4&lt;0;[.AB70]/4+180;[.AB70]/4-180)" office:value-type="float" office:value="-80.1216488682516" calcext:value-type="float">
            <text:p>-80.1216488682516</text:p>
          </table:table-cell>
          <table:table-cell table:formula="of:=DEGREES(ACOS(SIN(RADIANS([.$B$3]))*SIN(RADIANS([.T70]))+COS(RADIANS([.$B$3]))*COS(RADIANS([.T70]))*COS(RADIANS([.AC70]))))" office:value-type="float" office:value="83.4049022799063" calcext:value-type="float">
            <text:p>83.4049022799063</text:p>
          </table:table-cell>
          <table:table-cell table:formula="of:=90-[.AD70]" office:value-type="float" office:value="6.59509772009366" calcext:value-type="float">
            <text:p>6.59509772009366</text:p>
          </table:table-cell>
          <table:table-cell table:formula="of:=IF([.AE70]&gt;85;0;IF([.AE70]&gt;5;58.1/TAN(RADIANS([.AE70]))-0.07/POWER(TAN(RADIANS([.AE70]));3)+0.000086/POWER(TAN(RADIANS([.AE70]));5);IF([.AE70]&gt;-0.575;1735+[.AE70]*(-518.2+[.AE70]*(103.4+[.AE70]*(-12.79+[.AE70]*0.711)));-20.772/TAN(RADIANS([.AE70])))))/3600" office:value-type="float" office:value="0.128163914436769" calcext:value-type="float">
            <text:p>0.128163914436769</text:p>
          </table:table-cell>
          <table:table-cell table:formula="of:=[.AE70]+[.AF70]" office:value-type="float" office:value="6.72326163453043" calcext:value-type="float">
            <text:p>6.72326163453043</text:p>
          </table:table-cell>
          <table:table-cell table:formula="of:=IF([.AC70]&gt;0;MOD(DEGREES(ACOS(((SIN(RADIANS([.$B$3]))*COS(RADIANS([.AD70])))-SIN(RADIANS([.T70])))/(COS(RADIANS([.$B$3]))*SIN(RADIANS([.AD70])))))+180;360);MOD(540-DEGREES(ACOS(((SIN(RADIANS([.$B$3]))*COS(RADIANS([.AD70])))-SIN(RADIANS([.T70])))/(COS(RADIANS([.$B$3]))*SIN(RADIANS([.AD70])))));360))" office:value-type="float" office:value="105.727952122133" calcext:value-type="float">
            <text:p>105.7279521221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70]+0.1/24" office:value-type="time" office:time-value="PT07H00M00S" calcext:value-type="time">
            <text:p>7:00:00</text:p>
          </table:table-cell>
          <table:table-cell table:style-name="ce9" table:formula="of:=[.D71]+2415018.5+[.E71]-[.$B$5]/24" office:value-type="float" office:value="2460352.5" calcext:value-type="float">
            <text:p>2460352.50</text:p>
          </table:table-cell>
          <table:table-cell table:style-name="ce10" table:formula="of:=([.F71]-2451545)/36525" office:value-type="float" office:value="0.24113620807666" calcext:value-type="float">
            <text:p>0.24113621</text:p>
          </table:table-cell>
          <table:table-cell/>
          <table:table-cell table:formula="of:=MOD(280.46646+[.G71]*(36000.76983+[.G71]*0.0003032);360)" office:value-type="float" office:value="321.555602276885" calcext:value-type="float">
            <text:p>321.555602276885</text:p>
          </table:table-cell>
          <table:table-cell table:formula="of:=357.52911+[.G71]*(35999.05029-0.0001537*[.G71])" office:value-type="float" office:value="9038.20358235444" calcext:value-type="float">
            <text:p>9038.20358235444</text:p>
          </table:table-cell>
          <table:table-cell table:formula="of:=0.016708634-[.G71]*(0.000042037+0.0000001267*[.G71])" office:value-type="float" office:value="0.0166984899900379" calcext:value-type="float">
            <text:p>0.0166984899900379</text:p>
          </table:table-cell>
          <table:table-cell table:formula="of:=SIN(RADIANS([.J71]))*(1.914602-[.G71]*(0.004817+0.000014*[.G71]))+SIN(RADIANS(2*[.J71]))*(0.019993-0.000101*[.G71])+SIN(RADIANS(3*[.J71]))*0.000289" office:value-type="float" office:value="1.20305322523795" calcext:value-type="float">
            <text:p>1.20305322523795</text:p>
          </table:table-cell>
          <table:table-cell table:formula="of:=[.I71]+[.L71]" office:value-type="float" office:value="322.758655502123" calcext:value-type="float">
            <text:p>322.758655502123</text:p>
          </table:table-cell>
          <table:table-cell table:formula="of:=[.J71]+[.L71]" office:value-type="float" office:value="9039.40663557967" calcext:value-type="float">
            <text:p>9039.40663557967</text:p>
          </table:table-cell>
          <table:table-cell table:formula="of:=(1.000001018*(1-[.K71]*[.K71]))/(1+[.K71]*COS(RADIANS([.N71])))" office:value-type="float" office:value="0.986987808525227" calcext:value-type="float">
            <text:p>0.986987808525227</text:p>
          </table:table-cell>
          <table:table-cell table:formula="of:=[.M71]-0.00569-0.00478*SIN(RADIANS(125.04-1934.136*[.G71]))" office:value-type="float" office:value="322.751436941209" calcext:value-type="float">
            <text:p>322.751436941209</text:p>
          </table:table-cell>
          <table:table-cell table:formula="of:=23+(26+((21.448-[.G71]*(46.815+[.G71]*(0.00059-[.G71]*0.001813))))/60)/60" office:value-type="float" office:value="23.4361553332036" calcext:value-type="float">
            <text:p>23.4361553332036</text:p>
          </table:table-cell>
          <table:table-cell table:formula="of:=[.Q71]+0.00256*COS(RADIANS(125.04-1934.136*[.G71]))" office:value-type="float" office:value="23.4385809100044" calcext:value-type="float">
            <text:p>23.4385809100044</text:p>
          </table:table-cell>
          <table:table-cell table:formula="of:=DEGREES(ATAN2(COS(RADIANS([.P71]));COS(RADIANS([.R71]))*SIN(RADIANS([.P71]))))" office:value-type="float" office:value="-34.9010538229478" calcext:value-type="float">
            <text:p>-34.9010538229478</text:p>
          </table:table-cell>
          <table:table-cell table:formula="of:=DEGREES(ASIN(SIN(RADIANS([.R71]))*SIN(RADIANS([.P71]))))" office:value-type="float" office:value="-13.9312409177073" calcext:value-type="float">
            <text:p>-13.9312409177073</text:p>
          </table:table-cell>
          <table:table-cell table:formula="of:=TAN(RADIANS([.R71]/2))*TAN(RADIANS([.R71]/2))" office:value-type="float" office:value="0.0430318472741922" calcext:value-type="float">
            <text:p>0.0430318472741922</text:p>
          </table:table-cell>
          <table:table-cell table:formula="of:=4*DEGREES([.U71]*SIN(2*RADIANS([.I71]))-2*[.K71]*SIN(RADIANS([.J71]))+4*[.K71]*[.U71]*SIN(RADIANS([.J71]))*COS(2*RADIANS([.I71]))-0.5*[.U71]*[.U71]*SIN(4*RADIANS([.I71]))-1.25*[.K71]*[.K71]*SIN(2*RADIANS([.J71])))" office:value-type="float" office:value="-14.2302407915348" calcext:value-type="float">
            <text:p>-14.2302407915348</text:p>
          </table:table-cell>
          <table:table-cell table:formula="of:=DEGREES(ACOS(COS(RADIANS(90.833))/(COS(RADIANS([.$B$3]))*COS(RADIANS([.T71])))-TAN(RADIANS([.$B$3]))*TAN(RADIANS([.T71]))))" office:value-type="float" office:value="87.9669344712106" calcext:value-type="float">
            <text:p>87.9669344712106</text:p>
          </table:table-cell>
          <table:table-cell table:style-name="ce22" table:formula="of:=(720-4*[.$B$4]-[.V71]+[.$B$5]*60)/1440" office:value-type="time" office:time-value="PT12H14M29.195327492S" calcext:value-type="time">
            <text:p>12:14:29</text:p>
          </table:table-cell>
          <table:table-cell table:style-name="ce8" table:formula="of:=[.X71]-[.W71]*4/1440" office:value-type="time" office:time-value="PT06H22M37.131054402S" calcext:value-type="time">
            <text:p>6:22:37</text:p>
          </table:table-cell>
          <table:table-cell table:style-name="ce8" table:formula="of:=[.X71]+[.W71]*4/1440" office:value-type="time" office:time-value="PT18H06M21.259600583S" calcext:value-type="time">
            <text:p>18:06:21</text:p>
          </table:table-cell>
          <table:table-cell table:style-name="ce11" table:formula="of:=8*[.W71]" office:value-type="float" office:value="703.735475769685" calcext:value-type="float">
            <text:p>703.735475769685</text:p>
          </table:table-cell>
          <table:table-cell table:formula="of:=MOD([.E71]*1440+[.V71]+4*[.$B$4]-60*[.$B$5];1440)" office:value-type="float" office:value="405.513411208465" calcext:value-type="float">
            <text:p>405.513411208465</text:p>
          </table:table-cell>
          <table:table-cell table:formula="of:=IF([.AB71]/4&lt;0;[.AB71]/4+180;[.AB71]/4-180)" office:value-type="float" office:value="-78.6216471978837" calcext:value-type="float">
            <text:p>-78.6216471978837</text:p>
          </table:table-cell>
          <table:table-cell table:formula="of:=DEGREES(ACOS(SIN(RADIANS([.$B$3]))*SIN(RADIANS([.T71]))+COS(RADIANS([.$B$3]))*COS(RADIANS([.T71]))*COS(RADIANS([.AC71]))))" office:value-type="float" office:value="81.9912724393699" calcext:value-type="float">
            <text:p>81.9912724393699</text:p>
          </table:table-cell>
          <table:table-cell table:formula="of:=90-[.AD71]" office:value-type="float" office:value="8.00872756063012" calcext:value-type="float">
            <text:p>8.00872756063012</text:p>
          </table:table-cell>
          <table:table-cell table:formula="of:=IF([.AE71]&gt;85;0;IF([.AE71]&gt;5;58.1/TAN(RADIANS([.AE71]))-0.07/POWER(TAN(RADIANS([.AE71]));3)+0.000086/POWER(TAN(RADIANS([.AE71]));5);IF([.AE71]&gt;-0.575;1735+[.AE71]*(-518.2+[.AE71]*(103.4+[.AE71]*(-12.79+[.AE71]*0.711)));-20.772/TAN(RADIANS([.AE71])))))/3600" office:value-type="float" office:value="0.108159174375067" calcext:value-type="float">
            <text:p>0.108159174375067</text:p>
          </table:table-cell>
          <table:table-cell table:formula="of:=[.AE71]+[.AF71]" office:value-type="float" office:value="8.11688673500519" calcext:value-type="float">
            <text:p>8.11688673500519</text:p>
          </table:table-cell>
          <table:table-cell table:formula="of:=IF([.AC71]&gt;0;MOD(DEGREES(ACOS(((SIN(RADIANS([.$B$3]))*COS(RADIANS([.AD71])))-SIN(RADIANS([.T71])))/(COS(RADIANS([.$B$3]))*SIN(RADIANS([.AD71])))))+180;360);MOD(540-DEGREES(ACOS(((SIN(RADIANS([.$B$3]))*COS(RADIANS([.AD71])))-SIN(RADIANS([.T71])))/(COS(RADIANS([.$B$3]))*SIN(RADIANS([.AD71])))));360))" office:value-type="float" office:value="106.078972542875" calcext:value-type="float">
            <text:p>106.07897254287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71]+0.1/24" office:value-type="time" office:time-value="PT07H06M00S" calcext:value-type="time">
            <text:p>7:06:00</text:p>
          </table:table-cell>
          <table:table-cell table:style-name="ce9" table:formula="of:=[.D72]+2415018.5+[.E72]-[.$B$5]/24" office:value-type="float" office:value="2460352.50416667" calcext:value-type="float">
            <text:p>2460352.50</text:p>
          </table:table-cell>
          <table:table-cell table:style-name="ce10" table:formula="of:=([.F72]-2451545)/36525" office:value-type="float" office:value="0.241136322153782" calcext:value-type="float">
            <text:p>0.24113632</text:p>
          </table:table-cell>
          <table:table-cell/>
          <table:table-cell table:formula="of:=MOD(280.46646+[.G72]*(36000.76983+[.G72]*0.0003032);360)" office:value-type="float" office:value="321.559709141118" calcext:value-type="float">
            <text:p>321.559709141118</text:p>
          </table:table-cell>
          <table:table-cell table:formula="of:=357.52911+[.G72]*(35999.05029-0.0001537*[.G72])" office:value-type="float" office:value="9038.20768902248" calcext:value-type="float">
            <text:p>9038.20768902248</text:p>
          </table:table-cell>
          <table:table-cell table:formula="of:=0.016708634-[.G72]*(0.000042037+0.0000001267*[.G72])" office:value-type="float" office:value="0.0166984899852355" calcext:value-type="float">
            <text:p>0.0166984899852355</text:p>
          </table:table-cell>
          <table:table-cell table:formula="of:=SIN(RADIANS([.J72]))*(1.914602-[.G72]*(0.004817+0.000014*[.G72]))+SIN(RADIANS(2*[.J72]))*(0.019993-0.000101*[.G72])+SIN(RADIANS(3*[.J72]))*0.000289" office:value-type="float" office:value="1.20316163998417" calcext:value-type="float">
            <text:p>1.20316163998417</text:p>
          </table:table-cell>
          <table:table-cell table:formula="of:=[.I72]+[.L72]" office:value-type="float" office:value="322.762870781102" calcext:value-type="float">
            <text:p>322.762870781102</text:p>
          </table:table-cell>
          <table:table-cell table:formula="of:=[.J72]+[.L72]" office:value-type="float" office:value="9039.41085066247" calcext:value-type="float">
            <text:p>9039.41085066247</text:p>
          </table:table-cell>
          <table:table-cell table:formula="of:=(1.000001018*(1-[.K72]*[.K72]))/(1+[.K72]*COS(RADIANS([.N72])))" office:value-type="float" office:value="0.986988568462004" calcext:value-type="float">
            <text:p>0.986988568462004</text:p>
          </table:table-cell>
          <table:table-cell table:formula="of:=[.M72]-0.00569-0.00478*SIN(RADIANS(125.04-1934.136*[.G72]))" office:value-type="float" office:value="322.755652237629" calcext:value-type="float">
            <text:p>322.755652237629</text:p>
          </table:table-cell>
          <table:table-cell table:formula="of:=23+(26+((21.448-[.G72]*(46.815+[.G72]*(0.00059-[.G72]*0.001813))))/60)/60" office:value-type="float" office:value="23.4361553317201" calcext:value-type="float">
            <text:p>23.4361553317201</text:p>
          </table:table-cell>
          <table:table-cell table:formula="of:=[.Q72]+0.00256*COS(RADIANS(125.04-1934.136*[.G72]))" office:value-type="float" office:value="23.4385809116734" calcext:value-type="float">
            <text:p>23.4385809116734</text:p>
          </table:table-cell>
          <table:table-cell table:formula="of:=DEGREES(ATAN2(COS(RADIANS([.P72]));COS(RADIANS([.R72]))*SIN(RADIANS([.P72]))))" office:value-type="float" office:value="-34.8969483989064" calcext:value-type="float">
            <text:p>-34.8969483989064</text:p>
          </table:table-cell>
          <table:table-cell table:formula="of:=DEGREES(ASIN(SIN(RADIANS([.R72]))*SIN(RADIANS([.P72]))))" office:value-type="float" office:value="-13.9298657527277" calcext:value-type="float">
            <text:p>-13.9298657527277</text:p>
          </table:table-cell>
          <table:table-cell table:formula="of:=TAN(RADIANS([.R72]/2))*TAN(RADIANS([.R72]/2))" office:value-type="float" office:value="0.043031847280495" calcext:value-type="float">
            <text:p>0.043031847280495</text:p>
          </table:table-cell>
          <table:table-cell table:formula="of:=4*DEGREES([.U72]*SIN(2*RADIANS([.I72]))-2*[.K72]*SIN(RADIANS([.J72]))+4*[.K72]*[.U72]*SIN(RADIANS([.J72]))*COS(2*RADIANS([.I72]))-0.5*[.U72]*[.U72]*SIN(4*RADIANS([.I72]))-1.25*[.K72]*[.K72]*SIN(2*RADIANS([.J72])))" office:value-type="float" office:value="-14.2302338864743" calcext:value-type="float">
            <text:p>-14.2302338864743</text:p>
          </table:table-cell>
          <table:table-cell table:formula="of:=DEGREES(ACOS(COS(RADIANS(90.833))/(COS(RADIANS([.$B$3]))*COS(RADIANS([.T72])))-TAN(RADIANS([.$B$3]))*TAN(RADIANS([.T72]))))" office:value-type="float" office:value="87.9672281901353" calcext:value-type="float">
            <text:p>87.9672281901353</text:p>
          </table:table-cell>
          <table:table-cell table:style-name="ce22" table:formula="of:=(720-4*[.$B$4]-[.V72]+[.$B$5]*60)/1440" office:value-type="time" office:time-value="PT12H14M29.194913188S" calcext:value-type="time">
            <text:p>12:14:29</text:p>
          </table:table-cell>
          <table:table-cell table:style-name="ce8" table:formula="of:=[.X72]-[.W72]*4/1440" office:value-type="time" office:time-value="PT06H22M37.060147556S" calcext:value-type="time">
            <text:p>6:22:37</text:p>
          </table:table-cell>
          <table:table-cell table:style-name="ce8" table:formula="of:=[.X72]+[.W72]*4/1440" office:value-type="time" office:time-value="PT18H06M21.329678821S" calcext:value-type="time">
            <text:p>18:06:21</text:p>
          </table:table-cell>
          <table:table-cell table:style-name="ce11" table:formula="of:=8*[.W72]" office:value-type="float" office:value="703.737825521082" calcext:value-type="float">
            <text:p>703.737825521082</text:p>
          </table:table-cell>
          <table:table-cell table:formula="of:=MOD([.E72]*1440+[.V72]+4*[.$B$4]-60*[.$B$5];1440)" office:value-type="float" office:value="411.513418113526" calcext:value-type="float">
            <text:p>411.513418113526</text:p>
          </table:table-cell>
          <table:table-cell table:formula="of:=IF([.AB72]/4&lt;0;[.AB72]/4+180;[.AB72]/4-180)" office:value-type="float" office:value="-77.1216454716186" calcext:value-type="float">
            <text:p>-77.1216454716186</text:p>
          </table:table-cell>
          <table:table-cell table:formula="of:=DEGREES(ACOS(SIN(RADIANS([.$B$3]))*SIN(RADIANS([.T72]))+COS(RADIANS([.$B$3]))*COS(RADIANS([.T72]))*COS(RADIANS([.AC72]))))" office:value-type="float" office:value="80.5801673349511" calcext:value-type="float">
            <text:p>80.5801673349511</text:p>
          </table:table-cell>
          <table:table-cell table:formula="of:=90-[.AD72]" office:value-type="float" office:value="9.41983266504887" calcext:value-type="float">
            <text:p>9.41983266504887</text:p>
          </table:table-cell>
          <table:table-cell table:formula="of:=IF([.AE72]&gt;85;0;IF([.AE72]&gt;5;58.1/TAN(RADIANS([.AE72]))-0.07/POWER(TAN(RADIANS([.AE72]));3)+0.000086/POWER(TAN(RADIANS([.AE72]));5);IF([.AE72]&gt;-0.575;1735+[.AE72]*(-518.2+[.AE72]*(103.4+[.AE72]*(-12.79+[.AE72]*0.711)));-20.772/TAN(RADIANS([.AE72])))))/3600" office:value-type="float" office:value="0.0932100613648859" calcext:value-type="float">
            <text:p>0.0932100613648859</text:p>
          </table:table-cell>
          <table:table-cell table:formula="of:=[.AE72]+[.AF72]" office:value-type="float" office:value="9.51304272641376" calcext:value-type="float">
            <text:p>9.51304272641376</text:p>
          </table:table-cell>
          <table:table-cell table:formula="of:=IF([.AC72]&gt;0;MOD(DEGREES(ACOS(((SIN(RADIANS([.$B$3]))*COS(RADIANS([.AD72])))-SIN(RADIANS([.T72])))/(COS(RADIANS([.$B$3]))*SIN(RADIANS([.AD72])))))+180;360);MOD(540-DEGREES(ACOS(((SIN(RADIANS([.$B$3]))*COS(RADIANS([.AD72])))-SIN(RADIANS([.T72])))/(COS(RADIANS([.$B$3]))*SIN(RADIANS([.AD72])))));360))" office:value-type="float" office:value="106.441462161898" calcext:value-type="float">
            <text:p>106.44146216189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72]+0.1/24" office:value-type="time" office:time-value="PT07H12M00S" calcext:value-type="time">
            <text:p>7:12:00</text:p>
          </table:table-cell>
          <table:table-cell table:style-name="ce9" table:formula="of:=[.D73]+2415018.5+[.E73]-[.$B$5]/24" office:value-type="float" office:value="2460352.50833333" calcext:value-type="float">
            <text:p>2460352.51</text:p>
          </table:table-cell>
          <table:table-cell table:style-name="ce10" table:formula="of:=([.F73]-2451545)/36525" office:value-type="float" office:value="0.241136436230891" calcext:value-type="float">
            <text:p>0.24113644</text:p>
          </table:table-cell>
          <table:table-cell/>
          <table:table-cell table:formula="of:=MOD(280.46646+[.G73]*(36000.76983+[.G73]*0.0003032);360)" office:value-type="float" office:value="321.563816004891" calcext:value-type="float">
            <text:p>321.563816004891</text:p>
          </table:table-cell>
          <table:table-cell table:formula="of:=357.52911+[.G73]*(35999.05029-0.0001537*[.G73])" office:value-type="float" office:value="9038.21179569007" calcext:value-type="float">
            <text:p>9038.21179569007</text:p>
          </table:table-cell>
          <table:table-cell table:formula="of:=0.016708634-[.G73]*(0.000042037+0.0000001267*[.G73])" office:value-type="float" office:value="0.016698489980433" calcext:value-type="float">
            <text:p>0.016698489980433</text:p>
          </table:table-cell>
          <table:table-cell table:formula="of:=SIN(RADIANS([.J73]))*(1.914602-[.G73]*(0.004817+0.000014*[.G73]))+SIN(RADIANS(2*[.J73]))*(0.019993-0.000101*[.G73])+SIN(RADIANS(3*[.J73]))*0.000289" office:value-type="float" office:value="1.20327004822718" calcext:value-type="float">
            <text:p>1.20327004822718</text:p>
          </table:table-cell>
          <table:table-cell table:formula="of:=[.I73]+[.L73]" office:value-type="float" office:value="322.767086053118" calcext:value-type="float">
            <text:p>322.767086053118</text:p>
          </table:table-cell>
          <table:table-cell table:formula="of:=[.J73]+[.L73]" office:value-type="float" office:value="9039.4150657383" calcext:value-type="float">
            <text:p>9039.4150657383</text:p>
          </table:table-cell>
          <table:table-cell table:formula="of:=(1.000001018*(1-[.K73]*[.K73]))/(1+[.K73]*COS(RADIANS([.N73])))" office:value-type="float" office:value="0.986989328466734" calcext:value-type="float">
            <text:p>0.986989328466734</text:p>
          </table:table-cell>
          <table:table-cell table:formula="of:=[.M73]-0.00569-0.00478*SIN(RADIANS(125.04-1934.136*[.G73]))" office:value-type="float" office:value="322.759867527086" calcext:value-type="float">
            <text:p>322.759867527086</text:p>
          </table:table-cell>
          <table:table-cell table:formula="of:=23+(26+((21.448-[.G73]*(46.815+[.G73]*(0.00059-[.G73]*0.001813))))/60)/60" office:value-type="float" office:value="23.4361553302366" calcext:value-type="float">
            <text:p>23.4361553302366</text:p>
          </table:table-cell>
          <table:table-cell table:formula="of:=[.Q73]+0.00256*COS(RADIANS(125.04-1934.136*[.G73]))" office:value-type="float" office:value="23.4385809133424" calcext:value-type="float">
            <text:p>23.4385809133424</text:p>
          </table:table-cell>
          <table:table-cell table:formula="of:=DEGREES(ATAN2(COS(RADIANS([.P73]));COS(RADIANS([.R73]))*SIN(RADIANS([.P73]))))" office:value-type="float" office:value="-34.8928430305265" calcext:value-type="float">
            <text:p>-34.8928430305265</text:p>
          </table:table-cell>
          <table:table-cell table:formula="of:=DEGREES(ASIN(SIN(RADIANS([.R73]))*SIN(RADIANS([.P73]))))" office:value-type="float" office:value="-13.9284905212873" calcext:value-type="float">
            <text:p>-13.9284905212873</text:p>
          </table:table-cell>
          <table:table-cell table:formula="of:=TAN(RADIANS([.R73]/2))*TAN(RADIANS([.R73]/2))" office:value-type="float" office:value="0.0430318472867977" calcext:value-type="float">
            <text:p>0.0430318472867977</text:p>
          </table:table-cell>
          <table:table-cell table:formula="of:=4*DEGREES([.U73]*SIN(2*RADIANS([.I73]))-2*[.K73]*SIN(RADIANS([.J73]))+4*[.K73]*[.U73]*SIN(RADIANS([.J73]))*COS(2*RADIANS([.I73]))-0.5*[.U73]*[.U73]*SIN(4*RADIANS([.I73]))-1.25*[.K73]*[.K73]*SIN(2*RADIANS([.J73])))" office:value-type="float" office:value="-14.2302267578375" calcext:value-type="float">
            <text:p>-14.2302267578375</text:p>
          </table:table-cell>
          <table:table-cell table:formula="of:=DEGREES(ACOS(COS(RADIANS(90.833))/(COS(RADIANS([.$B$3]))*COS(RADIANS([.T73])))-TAN(RADIANS([.$B$3]))*TAN(RADIANS([.T73]))))" office:value-type="float" office:value="87.9675219202096" calcext:value-type="float">
            <text:p>87.9675219202096</text:p>
          </table:table-cell>
          <table:table-cell table:style-name="ce22" table:formula="of:=(720-4*[.$B$4]-[.V73]+[.$B$5]*60)/1440" office:value-type="time" office:time-value="PT12H14M29.19448547S" calcext:value-type="time">
            <text:p>12:14:29</text:p>
          </table:table-cell>
          <table:table-cell table:style-name="ce8" table:formula="of:=[.X73]-[.W73]*4/1440" office:value-type="time" office:time-value="PT06H22M36.98922462S" calcext:value-type="time">
            <text:p>6:22:36</text:p>
          </table:table-cell>
          <table:table-cell table:style-name="ce8" table:formula="of:=[.X73]+[.W73]*4/1440" office:value-type="time" office:time-value="PT18H06M21.399746321S" calcext:value-type="time">
            <text:p>18:06:21</text:p>
          </table:table-cell>
          <table:table-cell table:style-name="ce11" table:formula="of:=8*[.W73]" office:value-type="float" office:value="703.740175361677" calcext:value-type="float">
            <text:p>703.740175361677</text:p>
          </table:table-cell>
          <table:table-cell table:formula="of:=MOD([.E73]*1440+[.V73]+4*[.$B$4]-60*[.$B$5];1440)" office:value-type="float" office:value="417.513425242163" calcext:value-type="float">
            <text:p>417.513425242163</text:p>
          </table:table-cell>
          <table:table-cell table:formula="of:=IF([.AB73]/4&lt;0;[.AB73]/4+180;[.AB73]/4-180)" office:value-type="float" office:value="-75.6216436894593" calcext:value-type="float">
            <text:p>-75.6216436894593</text:p>
          </table:table-cell>
          <table:table-cell table:formula="of:=DEGREES(ACOS(SIN(RADIANS([.$B$3]))*SIN(RADIANS([.T73]))+COS(RADIANS([.$B$3]))*COS(RADIANS([.T73]))*COS(RADIANS([.AC73]))))" office:value-type="float" office:value="79.171727574561" calcext:value-type="float">
            <text:p>79.171727574561</text:p>
          </table:table-cell>
          <table:table-cell table:formula="of:=90-[.AD73]" office:value-type="float" office:value="10.828272425439" calcext:value-type="float">
            <text:p>10.828272425439</text:p>
          </table:table-cell>
          <table:table-cell table:formula="of:=IF([.AE73]&gt;85;0;IF([.AE73]&gt;5;58.1/TAN(RADIANS([.AE73]))-0.07/POWER(TAN(RADIANS([.AE73]));3)+0.000086/POWER(TAN(RADIANS([.AE73]));5);IF([.AE73]&gt;-0.575;1735+[.AE73]*(-518.2+[.AE73]*(103.4+[.AE73]*(-12.79+[.AE73]*0.711)));-20.772/TAN(RADIANS([.AE73])))))/3600" office:value-type="float" office:value="0.0816913939793276" calcext:value-type="float">
            <text:p>0.0816913939793276</text:p>
          </table:table-cell>
          <table:table-cell table:formula="of:=[.AE73]+[.AF73]" office:value-type="float" office:value="10.9099638194184" calcext:value-type="float">
            <text:p>10.9099638194184</text:p>
          </table:table-cell>
          <table:table-cell table:formula="of:=IF([.AC73]&gt;0;MOD(DEGREES(ACOS(((SIN(RADIANS([.$B$3]))*COS(RADIANS([.AD73])))-SIN(RADIANS([.T73])))/(COS(RADIANS([.$B$3]))*SIN(RADIANS([.AD73])))))+180;360);MOD(540-DEGREES(ACOS(((SIN(RADIANS([.$B$3]))*COS(RADIANS([.AD73])))-SIN(RADIANS([.T73])))/(COS(RADIANS([.$B$3]))*SIN(RADIANS([.AD73])))));360))" office:value-type="float" office:value="106.815971584993" calcext:value-type="float">
            <text:p>106.8159715849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73]+0.1/24" office:value-type="time" office:time-value="PT07H18M00S" calcext:value-type="time">
            <text:p>7:18:00</text:p>
          </table:table-cell>
          <table:table-cell table:style-name="ce9" table:formula="of:=[.D74]+2415018.5+[.E74]-[.$B$5]/24" office:value-type="float" office:value="2460352.5125" calcext:value-type="float">
            <text:p>2460352.51</text:p>
          </table:table-cell>
          <table:table-cell table:style-name="ce10" table:formula="of:=([.F74]-2451545)/36525" office:value-type="float" office:value="0.241136550308013" calcext:value-type="float">
            <text:p>0.24113655</text:p>
          </table:table-cell>
          <table:table-cell/>
          <table:table-cell table:formula="of:=MOD(280.46646+[.G74]*(36000.76983+[.G74]*0.0003032);360)" office:value-type="float" office:value="321.567922869124" calcext:value-type="float">
            <text:p>321.567922869124</text:p>
          </table:table-cell>
          <table:table-cell table:formula="of:=357.52911+[.G74]*(35999.05029-0.0001537*[.G74])" office:value-type="float" office:value="9038.21590235812" calcext:value-type="float">
            <text:p>9038.21590235812</text:p>
          </table:table-cell>
          <table:table-cell table:formula="of:=0.016708634-[.G74]*(0.000042037+0.0000001267*[.G74])" office:value-type="float" office:value="0.0166984899756306" calcext:value-type="float">
            <text:p>0.0166984899756306</text:p>
          </table:table-cell>
          <table:table-cell table:formula="of:=SIN(RADIANS([.J74]))*(1.914602-[.G74]*(0.004817+0.000014*[.G74]))+SIN(RADIANS(2*[.J74]))*(0.019993-0.000101*[.G74])+SIN(RADIANS(3*[.J74]))*0.000289" office:value-type="float" office:value="1.2033784499908" calcext:value-type="float">
            <text:p>1.2033784499908</text:p>
          </table:table-cell>
          <table:table-cell table:formula="of:=[.I74]+[.L74]" office:value-type="float" office:value="322.771301319115" calcext:value-type="float">
            <text:p>322.771301319115</text:p>
          </table:table-cell>
          <table:table-cell table:formula="of:=[.J74]+[.L74]" office:value-type="float" office:value="9039.41928080811" calcext:value-type="float">
            <text:p>9039.41928080811</text:p>
          </table:table-cell>
          <table:table-cell table:formula="of:=(1.000001018*(1-[.K74]*[.K74]))/(1+[.K74]*COS(RADIANS([.N74])))" office:value-type="float" office:value="0.986990088539582" calcext:value-type="float">
            <text:p>0.986990088539582</text:p>
          </table:table-cell>
          <table:table-cell table:formula="of:=[.M74]-0.00569-0.00478*SIN(RADIANS(125.04-1934.136*[.G74]))" office:value-type="float" office:value="322.764082810523" calcext:value-type="float">
            <text:p>322.764082810523</text:p>
          </table:table-cell>
          <table:table-cell table:formula="of:=23+(26+((21.448-[.G74]*(46.815+[.G74]*(0.00059-[.G74]*0.001813))))/60)/60" office:value-type="float" office:value="23.4361553287532" calcext:value-type="float">
            <text:p>23.4361553287532</text:p>
          </table:table-cell>
          <table:table-cell table:formula="of:=[.Q74]+0.00256*COS(RADIANS(125.04-1934.136*[.G74]))" office:value-type="float" office:value="23.4385809150113" calcext:value-type="float">
            <text:p>23.4385809150113</text:p>
          </table:table-cell>
          <table:table-cell table:formula="of:=DEGREES(ATAN2(COS(RADIANS([.P74]));COS(RADIANS([.R74]))*SIN(RADIANS([.P74]))))" office:value-type="float" office:value="-34.8887377168854" calcext:value-type="float">
            <text:p>-34.8887377168854</text:p>
          </table:table-cell>
          <table:table-cell table:formula="of:=DEGREES(ASIN(SIN(RADIANS([.R74]))*SIN(RADIANS([.P74]))))" office:value-type="float" office:value="-13.9271152230861" calcext:value-type="float">
            <text:p>-13.9271152230861</text:p>
          </table:table-cell>
          <table:table-cell table:formula="of:=TAN(RADIANS([.R74]/2))*TAN(RADIANS([.R74]/2))" office:value-type="float" office:value="0.0430318472931002" calcext:value-type="float">
            <text:p>0.0430318472931002</text:p>
          </table:table-cell>
          <table:table-cell table:formula="of:=4*DEGREES([.U74]*SIN(2*RADIANS([.I74]))-2*[.K74]*SIN(RADIANS([.J74]))+4*[.K74]*[.U74]*SIN(RADIANS([.J74]))*COS(2*RADIANS([.I74]))-0.5*[.U74]*[.U74]*SIN(4*RADIANS([.I74]))-1.25*[.K74]*[.K74]*SIN(2*RADIANS([.J74])))" office:value-type="float" office:value="-14.2302194056345" calcext:value-type="float">
            <text:p>-14.2302194056345</text:p>
          </table:table-cell>
          <table:table-cell table:formula="of:=DEGREES(ACOS(COS(RADIANS(90.833))/(COS(RADIANS([.$B$3]))*COS(RADIANS([.T74])))-TAN(RADIANS([.$B$3]))*TAN(RADIANS([.T74]))))" office:value-type="float" office:value="87.9678156614974" calcext:value-type="float">
            <text:p>87.9678156614974</text:p>
          </table:table-cell>
          <table:table-cell table:style-name="ce22" table:formula="of:=(720-4*[.$B$4]-[.V74]+[.$B$5]*60)/1440" office:value-type="time" office:time-value="PT12H14M29.194044338S" calcext:value-type="time">
            <text:p>12:14:29</text:p>
          </table:table-cell>
          <table:table-cell table:style-name="ce8" table:formula="of:=[.X74]-[.W74]*4/1440" office:value-type="time" office:time-value="PT06H22M36.918285579S" calcext:value-type="time">
            <text:p>6:22:36</text:p>
          </table:table-cell>
          <table:table-cell table:style-name="ce8" table:formula="of:=[.X74]+[.W74]*4/1440" office:value-type="time" office:time-value="PT18H06M21.469803097S" calcext:value-type="time">
            <text:p>18:06:21</text:p>
          </table:table-cell>
          <table:table-cell table:style-name="ce11" table:formula="of:=8*[.W74]" office:value-type="float" office:value="703.742525291979" calcext:value-type="float">
            <text:p>703.742525291979</text:p>
          </table:table-cell>
          <table:table-cell table:formula="of:=MOD([.E74]*1440+[.V74]+4*[.$B$4]-60*[.$B$5];1440)" office:value-type="float" office:value="423.513432594366" calcext:value-type="float">
            <text:p>423.513432594366</text:p>
          </table:table-cell>
          <table:table-cell table:formula="of:=IF([.AB74]/4&lt;0;[.AB74]/4+180;[.AB74]/4-180)" office:value-type="float" office:value="-74.1216418514086" calcext:value-type="float">
            <text:p>-74.1216418514086</text:p>
          </table:table-cell>
          <table:table-cell table:formula="of:=DEGREES(ACOS(SIN(RADIANS([.$B$3]))*SIN(RADIANS([.T74]))+COS(RADIANS([.$B$3]))*COS(RADIANS([.T74]))*COS(RADIANS([.AC74]))))" office:value-type="float" office:value="77.7661034936662" calcext:value-type="float">
            <text:p>77.7661034936662</text:p>
          </table:table-cell>
          <table:table-cell table:formula="of:=90-[.AD74]" office:value-type="float" office:value="12.2338965063338" calcext:value-type="float">
            <text:p>12.2338965063338</text:p>
          </table:table-cell>
          <table:table-cell table:formula="of:=IF([.AE74]&gt;85;0;IF([.AE74]&gt;5;58.1/TAN(RADIANS([.AE74]))-0.07/POWER(TAN(RADIANS([.AE74]));3)+0.000086/POWER(TAN(RADIANS([.AE74]));5);IF([.AE74]&gt;-0.575;1735+[.AE74]*(-518.2+[.AE74]*(103.4+[.AE74]*(-12.79+[.AE74]*0.711)));-20.772/TAN(RADIANS([.AE74])))))/3600" office:value-type="float" office:value="0.0725744877749183" calcext:value-type="float">
            <text:p>0.0725744877749183</text:p>
          </table:table-cell>
          <table:table-cell table:formula="of:=[.AE74]+[.AF74]" office:value-type="float" office:value="12.3064709941087" calcext:value-type="float">
            <text:p>12.3064709941087</text:p>
          </table:table-cell>
          <table:table-cell table:formula="of:=IF([.AC74]&gt;0;MOD(DEGREES(ACOS(((SIN(RADIANS([.$B$3]))*COS(RADIANS([.AD74])))-SIN(RADIANS([.T74])))/(COS(RADIANS([.$B$3]))*SIN(RADIANS([.AD74])))))+180;360);MOD(540-DEGREES(ACOS(((SIN(RADIANS([.$B$3]))*COS(RADIANS([.AD74])))-SIN(RADIANS([.T74])))/(COS(RADIANS([.$B$3]))*SIN(RADIANS([.AD74])))));360))" office:value-type="float" office:value="107.203091093317" calcext:value-type="float">
            <text:p>107.20309109331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74]+0.1/24" office:value-type="time" office:time-value="PT07H24M00S" calcext:value-type="time">
            <text:p>7:24:00</text:p>
          </table:table-cell>
          <table:table-cell table:style-name="ce9" table:formula="of:=[.D75]+2415018.5+[.E75]-[.$B$5]/24" office:value-type="float" office:value="2460352.51666667" calcext:value-type="float">
            <text:p>2460352.52</text:p>
          </table:table-cell>
          <table:table-cell table:style-name="ce10" table:formula="of:=([.F75]-2451545)/36525" office:value-type="float" office:value="0.241136664385123" calcext:value-type="float">
            <text:p>0.24113666</text:p>
          </table:table-cell>
          <table:table-cell/>
          <table:table-cell table:formula="of:=MOD(280.46646+[.G75]*(36000.76983+[.G75]*0.0003032);360)" office:value-type="float" office:value="321.572029732895" calcext:value-type="float">
            <text:p>321.572029732895</text:p>
          </table:table-cell>
          <table:table-cell table:formula="of:=357.52911+[.G75]*(35999.05029-0.0001537*[.G75])" office:value-type="float" office:value="9038.22000902571" calcext:value-type="float">
            <text:p>9038.22000902571</text:p>
          </table:table-cell>
          <table:table-cell table:formula="of:=0.016708634-[.G75]*(0.000042037+0.0000001267*[.G75])" office:value-type="float" office:value="0.0166984899708282" calcext:value-type="float">
            <text:p>0.0166984899708282</text:p>
          </table:table-cell>
          <table:table-cell table:formula="of:=SIN(RADIANS([.J75]))*(1.914602-[.G75]*(0.004817+0.000014*[.G75]))+SIN(RADIANS(2*[.J75]))*(0.019993-0.000101*[.G75])+SIN(RADIANS(3*[.J75]))*0.000289" office:value-type="float" office:value="1.20348684525018" calcext:value-type="float">
            <text:p>1.20348684525018</text:p>
          </table:table-cell>
          <table:table-cell table:formula="of:=[.I75]+[.L75]" office:value-type="float" office:value="322.775516578145" calcext:value-type="float">
            <text:p>322.775516578145</text:p>
          </table:table-cell>
          <table:table-cell table:formula="of:=[.J75]+[.L75]" office:value-type="float" office:value="9039.42349587095" calcext:value-type="float">
            <text:p>9039.42349587095</text:p>
          </table:table-cell>
          <table:table-cell table:formula="of:=(1.000001018*(1-[.K75]*[.K75]))/(1+[.K75]*COS(RADIANS([.N75])))" office:value-type="float" office:value="0.986990848680374" calcext:value-type="float">
            <text:p>0.986990848680374</text:p>
          </table:table-cell>
          <table:table-cell table:formula="of:=[.M75]-0.00569-0.00478*SIN(RADIANS(125.04-1934.136*[.G75]))" office:value-type="float" office:value="322.768298086995" calcext:value-type="float">
            <text:p>322.768298086995</text:p>
          </table:table-cell>
          <table:table-cell table:formula="of:=23+(26+((21.448-[.G75]*(46.815+[.G75]*(0.00059-[.G75]*0.001813))))/60)/60" office:value-type="float" office:value="23.4361553272697" calcext:value-type="float">
            <text:p>23.4361553272697</text:p>
          </table:table-cell>
          <table:table-cell table:formula="of:=[.Q75]+0.00256*COS(RADIANS(125.04-1934.136*[.G75]))" office:value-type="float" office:value="23.4385809166803" calcext:value-type="float">
            <text:p>23.4385809166803</text:p>
          </table:table-cell>
          <table:table-cell table:formula="of:=DEGREES(ATAN2(COS(RADIANS([.P75]));COS(RADIANS([.R75]))*SIN(RADIANS([.P75]))))" office:value-type="float" office:value="-34.8846324589019" calcext:value-type="float">
            <text:p>-34.8846324589019</text:p>
          </table:table-cell>
          <table:table-cell table:formula="of:=DEGREES(ASIN(SIN(RADIANS([.R75]))*SIN(RADIANS([.P75]))))" office:value-type="float" office:value="-13.9257398584415" calcext:value-type="float">
            <text:p>-13.9257398584415</text:p>
          </table:table-cell>
          <table:table-cell table:formula="of:=TAN(RADIANS([.R75]/2))*TAN(RADIANS([.R75]/2))" office:value-type="float" office:value="0.0430318472994026" calcext:value-type="float">
            <text:p>0.0430318472994026</text:p>
          </table:table-cell>
          <table:table-cell table:formula="of:=4*DEGREES([.U75]*SIN(2*RADIANS([.I75]))-2*[.K75]*SIN(RADIANS([.J75]))+4*[.K75]*[.U75]*SIN(RADIANS([.J75]))*COS(2*RADIANS([.I75]))-0.5*[.U75]*[.U75]*SIN(4*RADIANS([.I75]))-1.25*[.K75]*[.K75]*SIN(2*RADIANS([.J75])))" office:value-type="float" office:value="-14.2302118298785" calcext:value-type="float">
            <text:p>-14.2302118298785</text:p>
          </table:table-cell>
          <table:table-cell table:formula="of:=DEGREES(ACOS(COS(RADIANS(90.833))/(COS(RADIANS([.$B$3]))*COS(RADIANS([.T75])))-TAN(RADIANS([.$B$3]))*TAN(RADIANS([.T75]))))" office:value-type="float" office:value="87.9681094139309" calcext:value-type="float">
            <text:p>87.9681094139309</text:p>
          </table:table-cell>
          <table:table-cell table:style-name="ce22" table:formula="of:=(720-4*[.$B$4]-[.V75]+[.$B$5]*60)/1440" office:value-type="time" office:time-value="PT12H14M29.193589793S" calcext:value-type="time">
            <text:p>12:14:29</text:p>
          </table:table-cell>
          <table:table-cell table:style-name="ce8" table:formula="of:=[.X75]-[.W75]*4/1440" office:value-type="time" office:time-value="PT06H22M36.847330449S" calcext:value-type="time">
            <text:p>6:22:36</text:p>
          </table:table-cell>
          <table:table-cell table:style-name="ce8" table:formula="of:=[.X75]+[.W75]*4/1440" office:value-type="time" office:time-value="PT18H06M21.539849136S" calcext:value-type="time">
            <text:p>18:06:21</text:p>
          </table:table-cell>
          <table:table-cell table:style-name="ce11" table:formula="of:=8*[.W75]" office:value-type="float" office:value="703.744875311447" calcext:value-type="float">
            <text:p>703.744875311447</text:p>
          </table:table-cell>
          <table:table-cell table:formula="of:=MOD([.E75]*1440+[.V75]+4*[.$B$4]-60*[.$B$5];1440)" office:value-type="float" office:value="429.513440170121" calcext:value-type="float">
            <text:p>429.513440170121</text:p>
          </table:table-cell>
          <table:table-cell table:formula="of:=IF([.AB75]/4&lt;0;[.AB75]/4+180;[.AB75]/4-180)" office:value-type="float" office:value="-72.6216399574697" calcext:value-type="float">
            <text:p>-72.6216399574697</text:p>
          </table:table-cell>
          <table:table-cell table:formula="of:=DEGREES(ACOS(SIN(RADIANS([.$B$3]))*SIN(RADIANS([.T75]))+COS(RADIANS([.$B$3]))*COS(RADIANS([.T75]))*COS(RADIANS([.AC75]))))" office:value-type="float" office:value="76.3634560064773" calcext:value-type="float">
            <text:p>76.3634560064773</text:p>
          </table:table-cell>
          <table:table-cell table:formula="of:=90-[.AD75]" office:value-type="float" office:value="13.6365439935227" calcext:value-type="float">
            <text:p>13.6365439935227</text:p>
          </table:table-cell>
          <table:table-cell table:formula="of:=IF([.AE75]&gt;85;0;IF([.AE75]&gt;5;58.1/TAN(RADIANS([.AE75]))-0.07/POWER(TAN(RADIANS([.AE75]));3)+0.000086/POWER(TAN(RADIANS([.AE75]));5);IF([.AE75]&gt;-0.575;1735+[.AE75]*(-518.2+[.AE75]*(103.4+[.AE75]*(-12.79+[.AE75]*0.711)));-20.772/TAN(RADIANS([.AE75])))))/3600" office:value-type="float" office:value="0.0651911005237541" calcext:value-type="float">
            <text:p>0.0651911005237541</text:p>
          </table:table-cell>
          <table:table-cell table:formula="of:=[.AE75]+[.AF75]" office:value-type="float" office:value="13.7017350940465" calcext:value-type="float">
            <text:p>13.7017350940465</text:p>
          </table:table-cell>
          <table:table-cell table:formula="of:=IF([.AC75]&gt;0;MOD(DEGREES(ACOS(((SIN(RADIANS([.$B$3]))*COS(RADIANS([.AD75])))-SIN(RADIANS([.T75])))/(COS(RADIANS([.$B$3]))*SIN(RADIANS([.AD75])))))+180;360);MOD(540-DEGREES(ACOS(((SIN(RADIANS([.$B$3]))*COS(RADIANS([.AD75])))-SIN(RADIANS([.T75])))/(COS(RADIANS([.$B$3]))*SIN(RADIANS([.AD75])))));360))" office:value-type="float" office:value="107.603453615194" calcext:value-type="float">
            <text:p>107.60345361519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75]+0.1/24" office:value-type="time" office:time-value="PT07H30M00S" calcext:value-type="time">
            <text:p>7:30:00</text:p>
          </table:table-cell>
          <table:table-cell table:style-name="ce9" table:formula="of:=[.D76]+2415018.5+[.E76]-[.$B$5]/24" office:value-type="float" office:value="2460352.52083333" calcext:value-type="float">
            <text:p>2460352.52</text:p>
          </table:table-cell>
          <table:table-cell table:style-name="ce10" table:formula="of:=([.F76]-2451545)/36525" office:value-type="float" office:value="0.241136778462245" calcext:value-type="float">
            <text:p>0.24113678</text:p>
          </table:table-cell>
          <table:table-cell/>
          <table:table-cell table:formula="of:=MOD(280.46646+[.G76]*(36000.76983+[.G76]*0.0003032);360)" office:value-type="float" office:value="321.576136597127" calcext:value-type="float">
            <text:p>321.576136597127</text:p>
          </table:table-cell>
          <table:table-cell table:formula="of:=357.52911+[.G76]*(35999.05029-0.0001537*[.G76])" office:value-type="float" office:value="9038.22411569375" calcext:value-type="float">
            <text:p>9038.22411569375</text:p>
          </table:table-cell>
          <table:table-cell table:formula="of:=0.016708634-[.G76]*(0.000042037+0.0000001267*[.G76])" office:value-type="float" office:value="0.0166984899660257" calcext:value-type="float">
            <text:p>0.0166984899660257</text:p>
          </table:table-cell>
          <table:table-cell table:formula="of:=SIN(RADIANS([.J76]))*(1.914602-[.G76]*(0.004817+0.000014*[.G76]))+SIN(RADIANS(2*[.J76]))*(0.019993-0.000101*[.G76])+SIN(RADIANS(3*[.J76]))*0.000289" office:value-type="float" office:value="1.2035952340289" calcext:value-type="float">
            <text:p>1.2035952340289</text:p>
          </table:table-cell>
          <table:table-cell table:formula="of:=[.I76]+[.L76]" office:value-type="float" office:value="322.779731831156" calcext:value-type="float">
            <text:p>322.779731831156</text:p>
          </table:table-cell>
          <table:table-cell table:formula="of:=[.J76]+[.L76]" office:value-type="float" office:value="9039.42771092778" calcext:value-type="float">
            <text:p>9039.42771092778</text:p>
          </table:table-cell>
          <table:table-cell table:formula="of:=(1.000001018*(1-[.K76]*[.K76]))/(1+[.K76]*COS(RADIANS([.N76])))" office:value-type="float" office:value="0.986991608889275" calcext:value-type="float">
            <text:p>0.986991608889275</text:p>
          </table:table-cell>
          <table:table-cell table:formula="of:=[.M76]-0.00569-0.00478*SIN(RADIANS(125.04-1934.136*[.G76]))" office:value-type="float" office:value="322.772513357446" calcext:value-type="float">
            <text:p>322.772513357446</text:p>
          </table:table-cell>
          <table:table-cell table:formula="of:=23+(26+((21.448-[.G76]*(46.815+[.G76]*(0.00059-[.G76]*0.001813))))/60)/60" office:value-type="float" office:value="23.4361553257862" calcext:value-type="float">
            <text:p>23.4361553257862</text:p>
          </table:table-cell>
          <table:table-cell table:formula="of:=[.Q76]+0.00256*COS(RADIANS(125.04-1934.136*[.G76]))" office:value-type="float" office:value="23.4385809183491" calcext:value-type="float">
            <text:p>23.4385809183491</text:p>
          </table:table-cell>
          <table:table-cell table:formula="of:=DEGREES(ATAN2(COS(RADIANS([.P76]));COS(RADIANS([.R76]))*SIN(RADIANS([.P76]))))" office:value-type="float" office:value="-34.8805272556516" calcext:value-type="float">
            <text:p>-34.8805272556516</text:p>
          </table:table-cell>
          <table:table-cell table:formula="of:=DEGREES(ASIN(SIN(RADIANS([.R76]))*SIN(RADIANS([.P76]))))" office:value-type="float" office:value="-13.924364427053" calcext:value-type="float">
            <text:p>-13.924364427053</text:p>
          </table:table-cell>
          <table:table-cell table:formula="of:=TAN(RADIANS([.R76]/2))*TAN(RADIANS([.R76]/2))" office:value-type="float" office:value="0.0430318473057048" calcext:value-type="float">
            <text:p>0.0430318473057048</text:p>
          </table:table-cell>
          <table:table-cell table:formula="of:=4*DEGREES([.U76]*SIN(2*RADIANS([.I76]))-2*[.K76]*SIN(RADIANS([.J76]))+4*[.K76]*[.U76]*SIN(RADIANS([.J76]))*COS(2*RADIANS([.I76]))-0.5*[.U76]*[.U76]*SIN(4*RADIANS([.I76]))-1.25*[.K76]*[.K76]*SIN(2*RADIANS([.J76])))" office:value-type="float" office:value="-14.2302040305787" calcext:value-type="float">
            <text:p>-14.2302040305787</text:p>
          </table:table-cell>
          <table:table-cell table:formula="of:=DEGREES(ACOS(COS(RADIANS(90.833))/(COS(RADIANS([.$B$3]))*COS(RADIANS([.T76])))-TAN(RADIANS([.$B$3]))*TAN(RADIANS([.T76]))))" office:value-type="float" office:value="87.9684031775744" calcext:value-type="float">
            <text:p>87.9684031775744</text:p>
          </table:table-cell>
          <table:table-cell table:style-name="ce22" table:formula="of:=(720-4*[.$B$4]-[.V76]+[.$B$5]*60)/1440" office:value-type="time" office:time-value="PT12H14M29.193121835S" calcext:value-type="time">
            <text:p>12:14:29</text:p>
          </table:table-cell>
          <table:table-cell table:style-name="ce8" table:formula="of:=[.X76]-[.W76]*4/1440" office:value-type="time" office:time-value="PT06H22M36.776359217S" calcext:value-type="time">
            <text:p>6:22:36</text:p>
          </table:table-cell>
          <table:table-cell table:style-name="ce8" table:formula="of:=[.X76]+[.W76]*4/1440" office:value-type="time" office:time-value="PT18H06M21.609884453S" calcext:value-type="time">
            <text:p>18:06:21</text:p>
          </table:table-cell>
          <table:table-cell table:style-name="ce11" table:formula="of:=8*[.W76]" office:value-type="float" office:value="703.747225420595" calcext:value-type="float">
            <text:p>703.747225420595</text:p>
          </table:table-cell>
          <table:table-cell table:formula="of:=MOD([.E76]*1440+[.V76]+4*[.$B$4]-60*[.$B$5];1440)" office:value-type="float" office:value="435.513447969421" calcext:value-type="float">
            <text:p>435.513447969421</text:p>
          </table:table-cell>
          <table:table-cell table:formula="of:=IF([.AB76]/4&lt;0;[.AB76]/4+180;[.AB76]/4-180)" office:value-type="float" office:value="-71.1216380076447" calcext:value-type="float">
            <text:p>-71.1216380076447</text:p>
          </table:table-cell>
          <table:table-cell table:formula="of:=DEGREES(ACOS(SIN(RADIANS([.$B$3]))*SIN(RADIANS([.T76]))+COS(RADIANS([.$B$3]))*COS(RADIANS([.T76]))*COS(RADIANS([.AC76]))))" office:value-type="float" office:value="74.9639575425636" calcext:value-type="float">
            <text:p>74.9639575425636</text:p>
          </table:table-cell>
          <table:table-cell table:formula="of:=90-[.AD76]" office:value-type="float" office:value="15.0360424574364" calcext:value-type="float">
            <text:p>15.0360424574364</text:p>
          </table:table-cell>
          <table:table-cell table:formula="of:=IF([.AE76]&gt;85;0;IF([.AE76]&gt;5;58.1/TAN(RADIANS([.AE76]))-0.07/POWER(TAN(RADIANS([.AE76]));3)+0.000086/POWER(TAN(RADIANS([.AE76]));5);IF([.AE76]&gt;-0.575;1735+[.AE76]*(-518.2+[.AE76]*(103.4+[.AE76]*(-12.79+[.AE76]*0.711)));-20.772/TAN(RADIANS([.AE76])))))/3600" office:value-type="float" office:value="0.0590938876171888" calcext:value-type="float">
            <text:p>0.0590938876171888</text:p>
          </table:table-cell>
          <table:table-cell table:formula="of:=[.AE76]+[.AF76]" office:value-type="float" office:value="15.0951363450536" calcext:value-type="float">
            <text:p>15.0951363450536</text:p>
          </table:table-cell>
          <table:table-cell table:formula="of:=IF([.AC76]&gt;0;MOD(DEGREES(ACOS(((SIN(RADIANS([.$B$3]))*COS(RADIANS([.AD76])))-SIN(RADIANS([.T76])))/(COS(RADIANS([.$B$3]))*SIN(RADIANS([.AD76])))))+180;360);MOD(540-DEGREES(ACOS(((SIN(RADIANS([.$B$3]))*COS(RADIANS([.AD76])))-SIN(RADIANS([.T76])))/(COS(RADIANS([.$B$3]))*SIN(RADIANS([.AD76])))));360))" office:value-type="float" office:value="108.017737983662" calcext:value-type="float">
            <text:p>108.01773798366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76]+0.1/24" office:value-type="time" office:time-value="PT07H36M00S" calcext:value-type="time">
            <text:p>7:36:00</text:p>
          </table:table-cell>
          <table:table-cell table:style-name="ce9" table:formula="of:=[.D77]+2415018.5+[.E77]-[.$B$5]/24" office:value-type="float" office:value="2460352.525" calcext:value-type="float">
            <text:p>2460352.53</text:p>
          </table:table-cell>
          <table:table-cell table:style-name="ce10" table:formula="of:=([.F77]-2451545)/36525" office:value-type="float" office:value="0.241136892539367" calcext:value-type="float">
            <text:p>0.24113689</text:p>
          </table:table-cell>
          <table:table-cell/>
          <table:table-cell table:formula="of:=MOD(280.46646+[.G77]*(36000.76983+[.G77]*0.0003032);360)" office:value-type="float" office:value="321.580243461358" calcext:value-type="float">
            <text:p>321.580243461358</text:p>
          </table:table-cell>
          <table:table-cell table:formula="of:=357.52911+[.G77]*(35999.05029-0.0001537*[.G77])" office:value-type="float" office:value="9038.2282223618" calcext:value-type="float">
            <text:p>9038.2282223618</text:p>
          </table:table-cell>
          <table:table-cell table:formula="of:=0.016708634-[.G77]*(0.000042037+0.0000001267*[.G77])" office:value-type="float" office:value="0.0166984899612233" calcext:value-type="float">
            <text:p>0.0166984899612233</text:p>
          </table:table-cell>
          <table:table-cell table:formula="of:=SIN(RADIANS([.J77]))*(1.914602-[.G77]*(0.004817+0.000014*[.G77]))+SIN(RADIANS(2*[.J77]))*(0.019993-0.000101*[.G77])+SIN(RADIANS(3*[.J77]))*0.000289" office:value-type="float" office:value="1.20370361631445" calcext:value-type="float">
            <text:p>1.20370361631445</text:p>
          </table:table-cell>
          <table:table-cell table:formula="of:=[.I77]+[.L77]" office:value-type="float" office:value="322.783947077672" calcext:value-type="float">
            <text:p>322.783947077672</text:p>
          </table:table-cell>
          <table:table-cell table:formula="of:=[.J77]+[.L77]" office:value-type="float" office:value="9039.43192597811" calcext:value-type="float">
            <text:p>9039.43192597811</text:p>
          </table:table-cell>
          <table:table-cell table:formula="of:=(1.000001018*(1-[.K77]*[.K77]))/(1+[.K77]*COS(RADIANS([.N77])))" office:value-type="float" office:value="0.986992369166198" calcext:value-type="float">
            <text:p>0.986992369166198</text:p>
          </table:table-cell>
          <table:table-cell table:formula="of:=[.M77]-0.00569-0.00478*SIN(RADIANS(125.04-1934.136*[.G77]))" office:value-type="float" office:value="322.776728621403" calcext:value-type="float">
            <text:p>322.776728621403</text:p>
          </table:table-cell>
          <table:table-cell table:formula="of:=23+(26+((21.448-[.G77]*(46.815+[.G77]*(0.00059-[.G77]*0.001813))))/60)/60" office:value-type="float" office:value="23.4361553243027" calcext:value-type="float">
            <text:p>23.4361553243027</text:p>
          </table:table-cell>
          <table:table-cell table:formula="of:=[.Q77]+0.00256*COS(RADIANS(125.04-1934.136*[.G77]))" office:value-type="float" office:value="23.438580920018" calcext:value-type="float">
            <text:p>23.438580920018</text:p>
          </table:table-cell>
          <table:table-cell table:formula="of:=DEGREES(ATAN2(COS(RADIANS([.P77]));COS(RADIANS([.R77]))*SIN(RADIANS([.P77]))))" office:value-type="float" office:value="-34.8764221075913" calcext:value-type="float">
            <text:p>-34.8764221075913</text:p>
          </table:table-cell>
          <table:table-cell table:formula="of:=DEGREES(ASIN(SIN(RADIANS([.R77]))*SIN(RADIANS([.P77]))))" office:value-type="float" office:value="-13.922988929083" calcext:value-type="float">
            <text:p>-13.922988929083</text:p>
          </table:table-cell>
          <table:table-cell table:formula="of:=TAN(RADIANS([.R77]/2))*TAN(RADIANS([.R77]/2))" office:value-type="float" office:value="0.0430318473120069" calcext:value-type="float">
            <text:p>0.0430318473120069</text:p>
          </table:table-cell>
          <table:table-cell table:formula="of:=4*DEGREES([.U77]*SIN(2*RADIANS([.I77]))-2*[.K77]*SIN(RADIANS([.J77]))+4*[.K77]*[.U77]*SIN(RADIANS([.J77]))*COS(2*RADIANS([.I77]))-0.5*[.U77]*[.U77]*SIN(4*RADIANS([.I77]))-1.25*[.K77]*[.K77]*SIN(2*RADIANS([.J77])))" office:value-type="float" office:value="-14.2301960077479" calcext:value-type="float">
            <text:p>-14.2301960077479</text:p>
          </table:table-cell>
          <table:table-cell table:formula="of:=DEGREES(ACOS(COS(RADIANS(90.833))/(COS(RADIANS([.$B$3]))*COS(RADIANS([.T77])))-TAN(RADIANS([.$B$3]))*TAN(RADIANS([.T77]))))" office:value-type="float" office:value="87.968696952393" calcext:value-type="float">
            <text:p>87.968696952393</text:p>
          </table:table-cell>
          <table:table-cell table:style-name="ce22" table:formula="of:=(720-4*[.$B$4]-[.V77]+[.$B$5]*60)/1440" office:value-type="time" office:time-value="PT12H14M29.192640465S" calcext:value-type="time">
            <text:p>12:14:29</text:p>
          </table:table-cell>
          <table:table-cell table:style-name="ce8" table:formula="of:=[.X77]-[.W77]*4/1440" office:value-type="time" office:time-value="PT06H22M36.705371891S" calcext:value-type="time">
            <text:p>6:22:36</text:p>
          </table:table-cell>
          <table:table-cell table:style-name="ce8" table:formula="of:=[.X77]+[.W77]*4/1440" office:value-type="time" office:time-value="PT18H06M21.679909039S" calcext:value-type="time">
            <text:p>18:06:21</text:p>
          </table:table-cell>
          <table:table-cell table:style-name="ce11" table:formula="of:=8*[.W77]" office:value-type="float" office:value="703.749575619144" calcext:value-type="float">
            <text:p>703.749575619144</text:p>
          </table:table-cell>
          <table:table-cell table:formula="of:=MOD([.E77]*1440+[.V77]+4*[.$B$4]-60*[.$B$5];1440)" office:value-type="float" office:value="441.513455992252" calcext:value-type="float">
            <text:p>441.513455992252</text:p>
          </table:table-cell>
          <table:table-cell table:formula="of:=IF([.AB77]/4&lt;0;[.AB77]/4+180;[.AB77]/4-180)" office:value-type="float" office:value="-69.621636001937" calcext:value-type="float">
            <text:p>-69.621636001937</text:p>
          </table:table-cell>
          <table:table-cell table:formula="of:=DEGREES(ACOS(SIN(RADIANS([.$B$3]))*SIN(RADIANS([.T77]))+COS(RADIANS([.$B$3]))*COS(RADIANS([.T77]))*COS(RADIANS([.AC77]))))" office:value-type="float" office:value="73.56779308008" calcext:value-type="float">
            <text:p>73.56779308008</text:p>
          </table:table-cell>
          <table:table-cell table:formula="of:=90-[.AD77]" office:value-type="float" office:value="16.43220691992" calcext:value-type="float">
            <text:p>16.43220691992</text:p>
          </table:table-cell>
          <table:table-cell table:formula="of:=IF([.AE77]&gt;85;0;IF([.AE77]&gt;5;58.1/TAN(RADIANS([.AE77]))-0.07/POWER(TAN(RADIANS([.AE77]));3)+0.000086/POWER(TAN(RADIANS([.AE77]));5);IF([.AE77]&gt;-0.575;1735+[.AE77]*(-518.2+[.AE77]*(103.4+[.AE77]*(-12.79+[.AE77]*0.711)));-20.772/TAN(RADIANS([.AE77])))))/3600" office:value-type="float" office:value="0.0539743904039125" calcext:value-type="float">
            <text:p>0.0539743904039125</text:p>
          </table:table-cell>
          <table:table-cell table:formula="of:=[.AE77]+[.AF77]" office:value-type="float" office:value="16.4861813103239" calcext:value-type="float">
            <text:p>16.4861813103239</text:p>
          </table:table-cell>
          <table:table-cell table:formula="of:=IF([.AC77]&gt;0;MOD(DEGREES(ACOS(((SIN(RADIANS([.$B$3]))*COS(RADIANS([.AD77])))-SIN(RADIANS([.T77])))/(COS(RADIANS([.$B$3]))*SIN(RADIANS([.AD77])))))+180;360);MOD(540-DEGREES(ACOS(((SIN(RADIANS([.$B$3]))*COS(RADIANS([.AD77])))-SIN(RADIANS([.T77])))/(COS(RADIANS([.$B$3]))*SIN(RADIANS([.AD77])))));360))" office:value-type="float" office:value="108.446672510442" calcext:value-type="float">
            <text:p>108.44667251044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77]+0.1/24" office:value-type="time" office:time-value="PT07H42M00S" calcext:value-type="time">
            <text:p>7:42:00</text:p>
          </table:table-cell>
          <table:table-cell table:style-name="ce9" table:formula="of:=[.D78]+2415018.5+[.E78]-[.$B$5]/24" office:value-type="float" office:value="2460352.52916667" calcext:value-type="float">
            <text:p>2460352.53</text:p>
          </table:table-cell>
          <table:table-cell table:style-name="ce10" table:formula="of:=([.F78]-2451545)/36525" office:value-type="float" office:value="0.241137006616476" calcext:value-type="float">
            <text:p>0.24113701</text:p>
          </table:table-cell>
          <table:table-cell/>
          <table:table-cell table:formula="of:=MOD(280.46646+[.G78]*(36000.76983+[.G78]*0.0003032);360)" office:value-type="float" office:value="321.584350325131" calcext:value-type="float">
            <text:p>321.584350325131</text:p>
          </table:table-cell>
          <table:table-cell table:formula="of:=357.52911+[.G78]*(35999.05029-0.0001537*[.G78])" office:value-type="float" office:value="9038.23232902938" calcext:value-type="float">
            <text:p>9038.23232902938</text:p>
          </table:table-cell>
          <table:table-cell table:formula="of:=0.016708634-[.G78]*(0.000042037+0.0000001267*[.G78])" office:value-type="float" office:value="0.0166984899564209" calcext:value-type="float">
            <text:p>0.0166984899564209</text:p>
          </table:table-cell>
          <table:table-cell table:formula="of:=SIN(RADIANS([.J78]))*(1.914602-[.G78]*(0.004817+0.000014*[.G78]))+SIN(RADIANS(2*[.J78]))*(0.019993-0.000101*[.G78])+SIN(RADIANS(3*[.J78]))*0.000289" office:value-type="float" office:value="1.20381199209401" calcext:value-type="float">
            <text:p>1.20381199209401</text:p>
          </table:table-cell>
          <table:table-cell table:formula="of:=[.I78]+[.L78]" office:value-type="float" office:value="322.788162317225" calcext:value-type="float">
            <text:p>322.788162317225</text:p>
          </table:table-cell>
          <table:table-cell table:formula="of:=[.J78]+[.L78]" office:value-type="float" office:value="9039.43614102148" calcext:value-type="float">
            <text:p>9039.43614102148</text:p>
          </table:table-cell>
          <table:table-cell table:formula="of:=(1.000001018*(1-[.K78]*[.K78]))/(1+[.K78]*COS(RADIANS([.N78])))" office:value-type="float" office:value="0.986993129511051" calcext:value-type="float">
            <text:p>0.986993129511051</text:p>
          </table:table-cell>
          <table:table-cell table:formula="of:=[.M78]-0.00569-0.00478*SIN(RADIANS(125.04-1934.136*[.G78]))" office:value-type="float" office:value="322.780943878397" calcext:value-type="float">
            <text:p>322.780943878397</text:p>
          </table:table-cell>
          <table:table-cell table:formula="of:=23+(26+((21.448-[.G78]*(46.815+[.G78]*(0.00059-[.G78]*0.001813))))/60)/60" office:value-type="float" office:value="23.4361553228192" calcext:value-type="float">
            <text:p>23.4361553228192</text:p>
          </table:table-cell>
          <table:table-cell table:formula="of:=[.Q78]+0.00256*COS(RADIANS(125.04-1934.136*[.G78]))" office:value-type="float" office:value="23.4385809216868" calcext:value-type="float">
            <text:p>23.4385809216868</text:p>
          </table:table-cell>
          <table:table-cell table:formula="of:=DEGREES(ATAN2(COS(RADIANS([.P78]));COS(RADIANS([.R78]))*SIN(RADIANS([.P78]))))" office:value-type="float" office:value="-34.8723170151767" calcext:value-type="float">
            <text:p>-34.8723170151767</text:p>
          </table:table-cell>
          <table:table-cell table:formula="of:=DEGREES(ASIN(SIN(RADIANS([.R78]))*SIN(RADIANS([.P78]))))" office:value-type="float" office:value="-13.9216133646936" calcext:value-type="float">
            <text:p>-13.9216133646936</text:p>
          </table:table-cell>
          <table:table-cell table:formula="of:=TAN(RADIANS([.R78]/2))*TAN(RADIANS([.R78]/2))" office:value-type="float" office:value="0.0430318473183089" calcext:value-type="float">
            <text:p>0.0430318473183089</text:p>
          </table:table-cell>
          <table:table-cell table:formula="of:=4*DEGREES([.U78]*SIN(2*RADIANS([.I78]))-2*[.K78]*SIN(RADIANS([.J78]))+4*[.K78]*[.U78]*SIN(RADIANS([.J78]))*COS(2*RADIANS([.I78]))-0.5*[.U78]*[.U78]*SIN(4*RADIANS([.I78]))-1.25*[.K78]*[.K78]*SIN(2*RADIANS([.J78])))" office:value-type="float" office:value="-14.2301877613981" calcext:value-type="float">
            <text:p>-14.2301877613981</text:p>
          </table:table-cell>
          <table:table-cell table:formula="of:=DEGREES(ACOS(COS(RADIANS(90.833))/(COS(RADIANS([.$B$3]))*COS(RADIANS([.T78])))-TAN(RADIANS([.$B$3]))*TAN(RADIANS([.T78]))))" office:value-type="float" office:value="87.9689907383521" calcext:value-type="float">
            <text:p>87.9689907383521</text:p>
          </table:table-cell>
          <table:table-cell table:style-name="ce22" table:formula="of:=(720-4*[.$B$4]-[.V78]+[.$B$5]*60)/1440" office:value-type="time" office:time-value="PT12H14M29.192145684S" calcext:value-type="time">
            <text:p>12:14:29</text:p>
          </table:table-cell>
          <table:table-cell table:style-name="ce8" table:formula="of:=[.X78]-[.W78]*4/1440" office:value-type="time" office:time-value="PT06H22M36.634368479S" calcext:value-type="time">
            <text:p>6:22:36</text:p>
          </table:table-cell>
          <table:table-cell table:style-name="ce8" table:formula="of:=[.X78]+[.W78]*4/1440" office:value-type="time" office:time-value="PT18H06M21.749922888S" calcext:value-type="time">
            <text:p>18:06:21</text:p>
          </table:table-cell>
          <table:table-cell table:style-name="ce11" table:formula="of:=8*[.W78]" office:value-type="float" office:value="703.751925906817" calcext:value-type="float">
            <text:p>703.751925906817</text:p>
          </table:table-cell>
          <table:table-cell table:formula="of:=MOD([.E78]*1440+[.V78]+4*[.$B$4]-60*[.$B$5];1440)" office:value-type="float" office:value="447.513464238602" calcext:value-type="float">
            <text:p>447.513464238602</text:p>
          </table:table-cell>
          <table:table-cell table:formula="of:=IF([.AB78]/4&lt;0;[.AB78]/4+180;[.AB78]/4-180)" office:value-type="float" office:value="-68.1216339403495" calcext:value-type="float">
            <text:p>-68.1216339403495</text:p>
          </table:table-cell>
          <table:table-cell table:formula="of:=DEGREES(ACOS(SIN(RADIANS([.$B$3]))*SIN(RADIANS([.T78]))+COS(RADIANS([.$B$3]))*COS(RADIANS([.T78]))*COS(RADIANS([.AC78]))))" office:value-type="float" office:value="72.1751612857479" calcext:value-type="float">
            <text:p>72.1751612857479</text:p>
          </table:table-cell>
          <table:table-cell table:formula="of:=90-[.AD78]" office:value-type="float" office:value="17.8248387142521" calcext:value-type="float">
            <text:p>17.8248387142521</text:p>
          </table:table-cell>
          <table:table-cell table:formula="of:=IF([.AE78]&gt;85;0;IF([.AE78]&gt;5;58.1/TAN(RADIANS([.AE78]))-0.07/POWER(TAN(RADIANS([.AE78]));3)+0.000086/POWER(TAN(RADIANS([.AE78]));5);IF([.AE78]&gt;-0.575;1735+[.AE78]*(-518.2+[.AE78]*(103.4+[.AE78]*(-12.79+[.AE78]*0.711)));-20.772/TAN(RADIANS([.AE78])))))/3600" office:value-type="float" office:value="0.0496140405844021" calcext:value-type="float">
            <text:p>0.0496140405844021</text:p>
          </table:table-cell>
          <table:table-cell table:formula="of:=[.AE78]+[.AF78]" office:value-type="float" office:value="17.8744527548365" calcext:value-type="float">
            <text:p>17.8744527548365</text:p>
          </table:table-cell>
          <table:table-cell table:formula="of:=IF([.AC78]&gt;0;MOD(DEGREES(ACOS(((SIN(RADIANS([.$B$3]))*COS(RADIANS([.AD78])))-SIN(RADIANS([.T78])))/(COS(RADIANS([.$B$3]))*SIN(RADIANS([.AD78])))))+180;360);MOD(540-DEGREES(ACOS(((SIN(RADIANS([.$B$3]))*COS(RADIANS([.AD78])))-SIN(RADIANS([.T78])))/(COS(RADIANS([.$B$3]))*SIN(RADIANS([.AD78])))));360))" office:value-type="float" office:value="108.89103890094" calcext:value-type="float">
            <text:p>108.8910389009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78]+0.1/24" office:value-type="time" office:time-value="PT07H48M00S" calcext:value-type="time">
            <text:p>7:48:00</text:p>
          </table:table-cell>
          <table:table-cell table:style-name="ce9" table:formula="of:=[.D79]+2415018.5+[.E79]-[.$B$5]/24" office:value-type="float" office:value="2460352.53333333" calcext:value-type="float">
            <text:p>2460352.53</text:p>
          </table:table-cell>
          <table:table-cell table:style-name="ce10" table:formula="of:=([.F79]-2451545)/36525" office:value-type="float" office:value="0.241137120693598" calcext:value-type="float">
            <text:p>0.24113712</text:p>
          </table:table-cell>
          <table:table-cell/>
          <table:table-cell table:formula="of:=MOD(280.46646+[.G79]*(36000.76983+[.G79]*0.0003032);360)" office:value-type="float" office:value="321.588457189362" calcext:value-type="float">
            <text:p>321.588457189362</text:p>
          </table:table-cell>
          <table:table-cell table:formula="of:=357.52911+[.G79]*(35999.05029-0.0001537*[.G79])" office:value-type="float" office:value="9038.23643569743" calcext:value-type="float">
            <text:p>9038.23643569743</text:p>
          </table:table-cell>
          <table:table-cell table:formula="of:=0.016708634-[.G79]*(0.000042037+0.0000001267*[.G79])" office:value-type="float" office:value="0.0166984899516184" calcext:value-type="float">
            <text:p>0.0166984899516184</text:p>
          </table:table-cell>
          <table:table-cell table:formula="of:=SIN(RADIANS([.J79]))*(1.914602-[.G79]*(0.004817+0.000014*[.G79]))+SIN(RADIANS(2*[.J79]))*(0.019993-0.000101*[.G79])+SIN(RADIANS(3*[.J79]))*0.000289" office:value-type="float" office:value="1.20392036139135" calcext:value-type="float">
            <text:p>1.20392036139135</text:p>
          </table:table-cell>
          <table:table-cell table:formula="of:=[.I79]+[.L79]" office:value-type="float" office:value="322.792377550753" calcext:value-type="float">
            <text:p>322.792377550753</text:p>
          </table:table-cell>
          <table:table-cell table:formula="of:=[.J79]+[.L79]" office:value-type="float" office:value="9039.44035605882" calcext:value-type="float">
            <text:p>9039.44035605882</text:p>
          </table:table-cell>
          <table:table-cell table:formula="of:=(1.000001018*(1-[.K79]*[.K79]))/(1+[.K79]*COS(RADIANS([.N79])))" office:value-type="float" office:value="0.986993889924002" calcext:value-type="float">
            <text:p>0.986993889924002</text:p>
          </table:table-cell>
          <table:table-cell table:formula="of:=[.M79]-0.00569-0.00478*SIN(RADIANS(125.04-1934.136*[.G79]))" office:value-type="float" office:value="322.785159129366" calcext:value-type="float">
            <text:p>322.785159129366</text:p>
          </table:table-cell>
          <table:table-cell table:formula="of:=23+(26+((21.448-[.G79]*(46.815+[.G79]*(0.00059-[.G79]*0.001813))))/60)/60" office:value-type="float" office:value="23.4361553213358" calcext:value-type="float">
            <text:p>23.4361553213358</text:p>
          </table:table-cell>
          <table:table-cell table:formula="of:=[.Q79]+0.00256*COS(RADIANS(125.04-1934.136*[.G79]))" office:value-type="float" office:value="23.4385809233556" calcext:value-type="float">
            <text:p>23.4385809233556</text:p>
          </table:table-cell>
          <table:table-cell table:formula="of:=DEGREES(ATAN2(COS(RADIANS([.P79]));COS(RADIANS([.R79]))*SIN(RADIANS([.P79]))))" office:value-type="float" office:value="-34.8682119774884" calcext:value-type="float">
            <text:p>-34.8682119774884</text:p>
          </table:table-cell>
          <table:table-cell table:formula="of:=DEGREES(ASIN(SIN(RADIANS([.R79]))*SIN(RADIANS([.P79]))))" office:value-type="float" office:value="-13.9202377335859" calcext:value-type="float">
            <text:p>-13.9202377335859</text:p>
          </table:table-cell>
          <table:table-cell table:formula="of:=TAN(RADIANS([.R79]/2))*TAN(RADIANS([.R79]/2))" office:value-type="float" office:value="0.0430318473246107" calcext:value-type="float">
            <text:p>0.0430318473246107</text:p>
          </table:table-cell>
          <table:table-cell table:formula="of:=4*DEGREES([.U79]*SIN(2*RADIANS([.I79]))-2*[.K79]*SIN(RADIANS([.J79]))+4*[.K79]*[.U79]*SIN(RADIANS([.J79]))*COS(2*RADIANS([.I79]))-0.5*[.U79]*[.U79]*SIN(4*RADIANS([.I79]))-1.25*[.K79]*[.K79]*SIN(2*RADIANS([.J79])))" office:value-type="float" office:value="-14.2301792915393" calcext:value-type="float">
            <text:p>-14.2301792915393</text:p>
          </table:table-cell>
          <table:table-cell table:formula="of:=DEGREES(ACOS(COS(RADIANS(90.833))/(COS(RADIANS([.$B$3]))*COS(RADIANS([.T79])))-TAN(RADIANS([.$B$3]))*TAN(RADIANS([.T79]))))" office:value-type="float" office:value="87.9692845355154" calcext:value-type="float">
            <text:p>87.9692845355154</text:p>
          </table:table-cell>
          <table:table-cell table:style-name="ce22" table:formula="of:=(720-4*[.$B$4]-[.V79]+[.$B$5]*60)/1440" office:value-type="time" office:time-value="PT12H14M29.191637492S" calcext:value-type="time">
            <text:p>12:14:29</text:p>
          </table:table-cell>
          <table:table-cell table:style-name="ce8" table:formula="of:=[.X79]-[.W79]*4/1440" office:value-type="time" office:time-value="PT06H22M36.563348969S" calcext:value-type="time">
            <text:p>6:22:36</text:p>
          </table:table-cell>
          <table:table-cell table:style-name="ce8" table:formula="of:=[.X79]+[.W79]*4/1440" office:value-type="time" office:time-value="PT18H06M21.819926016S" calcext:value-type="time">
            <text:p>18:06:21</text:p>
          </table:table-cell>
          <table:table-cell table:style-name="ce11" table:formula="of:=8*[.W79]" office:value-type="float" office:value="703.754276284124" calcext:value-type="float">
            <text:p>703.754276284124</text:p>
          </table:table-cell>
          <table:table-cell table:formula="of:=MOD([.E79]*1440+[.V79]+4*[.$B$4]-60*[.$B$5];1440)" office:value-type="float" office:value="453.513472708461" calcext:value-type="float">
            <text:p>453.513472708461</text:p>
          </table:table-cell>
          <table:table-cell table:formula="of:=IF([.AB79]/4&lt;0;[.AB79]/4+180;[.AB79]/4-180)" office:value-type="float" office:value="-66.6216318228848" calcext:value-type="float">
            <text:p>-66.6216318228848</text:p>
          </table:table-cell>
          <table:table-cell table:formula="of:=DEGREES(ACOS(SIN(RADIANS([.$B$3]))*SIN(RADIANS([.T79]))+COS(RADIANS([.$B$3]))*COS(RADIANS([.T79]))*COS(RADIANS([.AC79]))))" office:value-type="float" office:value="70.7862757745452" calcext:value-type="float">
            <text:p>70.7862757745452</text:p>
          </table:table-cell>
          <table:table-cell table:formula="of:=90-[.AD79]" office:value-type="float" office:value="19.2137242254548" calcext:value-type="float">
            <text:p>19.2137242254548</text:p>
          </table:table-cell>
          <table:table-cell table:formula="of:=IF([.AE79]&gt;85;0;IF([.AE79]&gt;5;58.1/TAN(RADIANS([.AE79]))-0.07/POWER(TAN(RADIANS([.AE79]));3)+0.000086/POWER(TAN(RADIANS([.AE79]));5);IF([.AE79]&gt;-0.575;1735+[.AE79]*(-518.2+[.AE79]*(103.4+[.AE79]*(-12.79+[.AE79]*0.711)));-20.772/TAN(RADIANS([.AE79])))))/3600" office:value-type="float" office:value="0.0458541292067982" calcext:value-type="float">
            <text:p>0.0458541292067982</text:p>
          </table:table-cell>
          <table:table-cell table:formula="of:=[.AE79]+[.AF79]" office:value-type="float" office:value="19.2595783546616" calcext:value-type="float">
            <text:p>19.2595783546616</text:p>
          </table:table-cell>
          <table:table-cell table:formula="of:=IF([.AC79]&gt;0;MOD(DEGREES(ACOS(((SIN(RADIANS([.$B$3]))*COS(RADIANS([.AD79])))-SIN(RADIANS([.T79])))/(COS(RADIANS([.$B$3]))*SIN(RADIANS([.AD79])))))+180;360);MOD(540-DEGREES(ACOS(((SIN(RADIANS([.$B$3]))*COS(RADIANS([.AD79])))-SIN(RADIANS([.T79])))/(COS(RADIANS([.$B$3]))*SIN(RADIANS([.AD79])))));360))" office:value-type="float" office:value="109.351676542755" calcext:value-type="float">
            <text:p>109.35167654275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79]+0.1/24" office:value-type="time" office:time-value="PT07H54M00S" calcext:value-type="time">
            <text:p>7:54:00</text:p>
          </table:table-cell>
          <table:table-cell table:style-name="ce9" table:formula="of:=[.D80]+2415018.5+[.E80]-[.$B$5]/24" office:value-type="float" office:value="2460352.5375" calcext:value-type="float">
            <text:p>2460352.54</text:p>
          </table:table-cell>
          <table:table-cell table:style-name="ce10" table:formula="of:=([.F80]-2451545)/36525" office:value-type="float" office:value="0.241137234770708" calcext:value-type="float">
            <text:p>0.24113723</text:p>
          </table:table-cell>
          <table:table-cell/>
          <table:table-cell table:formula="of:=MOD(280.46646+[.G80]*(36000.76983+[.G80]*0.0003032);360)" office:value-type="float" office:value="321.592564053135" calcext:value-type="float">
            <text:p>321.592564053135</text:p>
          </table:table-cell>
          <table:table-cell table:formula="of:=357.52911+[.G80]*(35999.05029-0.0001537*[.G80])" office:value-type="float" office:value="9038.24054236502" calcext:value-type="float">
            <text:p>9038.24054236502</text:p>
          </table:table-cell>
          <table:table-cell table:formula="of:=0.016708634-[.G80]*(0.000042037+0.0000001267*[.G80])" office:value-type="float" office:value="0.016698489946816" calcext:value-type="float">
            <text:p>0.016698489946816</text:p>
          </table:table-cell>
          <table:table-cell table:formula="of:=SIN(RADIANS([.J80]))*(1.914602-[.G80]*(0.004817+0.000014*[.G80]))+SIN(RADIANS(2*[.J80]))*(0.019993-0.000101*[.G80])+SIN(RADIANS(3*[.J80]))*0.000289" office:value-type="float" office:value="1.20402872418161" calcext:value-type="float">
            <text:p>1.20402872418161</text:p>
          </table:table-cell>
          <table:table-cell table:formula="of:=[.I80]+[.L80]" office:value-type="float" office:value="322.796592777317" calcext:value-type="float">
            <text:p>322.796592777317</text:p>
          </table:table-cell>
          <table:table-cell table:formula="of:=[.J80]+[.L80]" office:value-type="float" office:value="9039.4445710892" calcext:value-type="float">
            <text:p>9039.4445710892</text:p>
          </table:table-cell>
          <table:table-cell table:formula="of:=(1.000001018*(1-[.K80]*[.K80]))/(1+[.K80]*COS(RADIANS([.N80])))" office:value-type="float" office:value="0.986994650404876" calcext:value-type="float">
            <text:p>0.986994650404876</text:p>
          </table:table-cell>
          <table:table-cell table:formula="of:=[.M80]-0.00569-0.00478*SIN(RADIANS(125.04-1934.136*[.G80]))" office:value-type="float" office:value="322.789374373371" calcext:value-type="float">
            <text:p>322.789374373371</text:p>
          </table:table-cell>
          <table:table-cell table:formula="of:=23+(26+((21.448-[.G80]*(46.815+[.G80]*(0.00059-[.G80]*0.001813))))/60)/60" office:value-type="float" office:value="23.4361553198523" calcext:value-type="float">
            <text:p>23.4361553198523</text:p>
          </table:table-cell>
          <table:table-cell table:formula="of:=[.Q80]+0.00256*COS(RADIANS(125.04-1934.136*[.G80]))" office:value-type="float" office:value="23.4385809250243" calcext:value-type="float">
            <text:p>23.4385809250243</text:p>
          </table:table-cell>
          <table:table-cell table:formula="of:=DEGREES(ATAN2(COS(RADIANS([.P80]));COS(RADIANS([.R80]))*SIN(RADIANS([.P80]))))" office:value-type="float" office:value="-34.8641069954399" calcext:value-type="float">
            <text:p>-34.8641069954399</text:p>
          </table:table-cell>
          <table:table-cell table:formula="of:=DEGREES(ASIN(SIN(RADIANS([.R80]))*SIN(RADIANS([.P80]))))" office:value-type="float" office:value="-13.9188620360754" calcext:value-type="float">
            <text:p>-13.9188620360754</text:p>
          </table:table-cell>
          <table:table-cell table:formula="of:=TAN(RADIANS([.R80]/2))*TAN(RADIANS([.R80]/2))" office:value-type="float" office:value="0.0430318473309124" calcext:value-type="float">
            <text:p>0.0430318473309124</text:p>
          </table:table-cell>
          <table:table-cell table:formula="of:=4*DEGREES([.U80]*SIN(2*RADIANS([.I80]))-2*[.K80]*SIN(RADIANS([.J80]))+4*[.K80]*[.U80]*SIN(RADIANS([.J80]))*COS(2*RADIANS([.I80]))-0.5*[.U80]*[.U80]*SIN(4*RADIANS([.I80]))-1.25*[.K80]*[.K80]*SIN(2*RADIANS([.J80])))" office:value-type="float" office:value="-14.2301705981845" calcext:value-type="float">
            <text:p>-14.2301705981845</text:p>
          </table:table-cell>
          <table:table-cell table:formula="of:=DEGREES(ACOS(COS(RADIANS(90.833))/(COS(RADIANS([.$B$3]))*COS(RADIANS([.T80])))-TAN(RADIANS([.$B$3]))*TAN(RADIANS([.T80]))))" office:value-type="float" office:value="87.9695783438157" calcext:value-type="float">
            <text:p>87.9695783438157</text:p>
          </table:table-cell>
          <table:table-cell table:style-name="ce22" table:formula="of:=(720-4*[.$B$4]-[.V80]+[.$B$5]*60)/1440" office:value-type="time" office:time-value="PT12H14M29.191115891S" calcext:value-type="time">
            <text:p>12:14:29</text:p>
          </table:table-cell>
          <table:table-cell table:style-name="ce8" table:formula="of:=[.X80]-[.W80]*4/1440" office:value-type="time" office:time-value="PT06H22M36.492313375S" calcext:value-type="time">
            <text:p>6:22:36</text:p>
          </table:table-cell>
          <table:table-cell table:style-name="ce8" table:formula="of:=[.X80]+[.W80]*4/1440" office:value-type="time" office:time-value="PT18H06M21.889918407S" calcext:value-type="time">
            <text:p>18:06:21</text:p>
          </table:table-cell>
          <table:table-cell table:style-name="ce11" table:formula="of:=8*[.W80]" office:value-type="float" office:value="703.756626750525" calcext:value-type="float">
            <text:p>703.756626750525</text:p>
          </table:table-cell>
          <table:table-cell table:formula="of:=MOD([.E80]*1440+[.V80]+4*[.$B$4]-60*[.$B$5];1440)" office:value-type="float" office:value="459.513481401815" calcext:value-type="float">
            <text:p>459.513481401815</text:p>
          </table:table-cell>
          <table:table-cell table:formula="of:=IF([.AB80]/4&lt;0;[.AB80]/4+180;[.AB80]/4-180)" office:value-type="float" office:value="-65.1216296495462" calcext:value-type="float">
            <text:p>-65.1216296495462</text:p>
          </table:table-cell>
          <table:table-cell table:formula="of:=DEGREES(ACOS(SIN(RADIANS([.$B$3]))*SIN(RADIANS([.T80]))+COS(RADIANS([.$B$3]))*COS(RADIANS([.T80]))*COS(RADIANS([.AC80]))))" office:value-type="float" office:value="69.4013665037244" calcext:value-type="float">
            <text:p>69.4013665037244</text:p>
          </table:table-cell>
          <table:table-cell table:formula="of:=90-[.AD80]" office:value-type="float" office:value="20.5986334962756" calcext:value-type="float">
            <text:p>20.5986334962756</text:p>
          </table:table-cell>
          <table:table-cell table:formula="of:=IF([.AE80]&gt;85;0;IF([.AE80]&gt;5;58.1/TAN(RADIANS([.AE80]))-0.07/POWER(TAN(RADIANS([.AE80]));3)+0.000086/POWER(TAN(RADIANS([.AE80]));5);IF([.AE80]&gt;-0.575;1735+[.AE80]*(-518.2+[.AE80]*(103.4+[.AE80]*(-12.79+[.AE80]*0.711)));-20.772/TAN(RADIANS([.AE80])))))/3600" office:value-type="float" office:value="0.0425768788439258" calcext:value-type="float">
            <text:p>0.0425768788439258</text:p>
          </table:table-cell>
          <table:table-cell table:formula="of:=[.AE80]+[.AF80]" office:value-type="float" office:value="20.6412103751195" calcext:value-type="float">
            <text:p>20.6412103751195</text:p>
          </table:table-cell>
          <table:table-cell table:formula="of:=IF([.AC80]&gt;0;MOD(DEGREES(ACOS(((SIN(RADIANS([.$B$3]))*COS(RADIANS([.AD80])))-SIN(RADIANS([.T80])))/(COS(RADIANS([.$B$3]))*SIN(RADIANS([.AD80])))))+180;360);MOD(540-DEGREES(ACOS(((SIN(RADIANS([.$B$3]))*COS(RADIANS([.AD80])))-SIN(RADIANS([.T80])))/(COS(RADIANS([.$B$3]))*SIN(RADIANS([.AD80])))));360))" office:value-type="float" office:value="109.82948720276" calcext:value-type="float">
            <text:p>109.8294872027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80]+0.1/24" office:value-type="time" office:time-value="PT08H00M00S" calcext:value-type="time">
            <text:p>8:00:00</text:p>
          </table:table-cell>
          <table:table-cell table:style-name="ce9" table:formula="of:=[.D81]+2415018.5+[.E81]-[.$B$5]/24" office:value-type="float" office:value="2460352.54166667" calcext:value-type="float">
            <text:p>2460352.54</text:p>
          </table:table-cell>
          <table:table-cell table:style-name="ce10" table:formula="of:=([.F81]-2451545)/36525" office:value-type="float" office:value="0.24113734884783" calcext:value-type="float">
            <text:p>0.24113735</text:p>
          </table:table-cell>
          <table:table-cell/>
          <table:table-cell table:formula="of:=MOD(280.46646+[.G81]*(36000.76983+[.G81]*0.0003032);360)" office:value-type="float" office:value="321.596670917366" calcext:value-type="float">
            <text:p>321.596670917366</text:p>
          </table:table-cell>
          <table:table-cell table:formula="of:=357.52911+[.G81]*(35999.05029-0.0001537*[.G81])" office:value-type="float" office:value="9038.24464903306" calcext:value-type="float">
            <text:p>9038.24464903306</text:p>
          </table:table-cell>
          <table:table-cell table:formula="of:=0.016708634-[.G81]*(0.000042037+0.0000001267*[.G81])" office:value-type="float" office:value="0.0166984899420136" calcext:value-type="float">
            <text:p>0.0166984899420136</text:p>
          </table:table-cell>
          <table:table-cell table:formula="of:=SIN(RADIANS([.J81]))*(1.914602-[.G81]*(0.004817+0.000014*[.G81]))+SIN(RADIANS(2*[.J81]))*(0.019993-0.000101*[.G81])+SIN(RADIANS(3*[.J81]))*0.000289" office:value-type="float" office:value="1.20413708048839" calcext:value-type="float">
            <text:p>1.20413708048839</text:p>
          </table:table-cell>
          <table:table-cell table:formula="of:=[.I81]+[.L81]" office:value-type="float" office:value="322.800807997855" calcext:value-type="float">
            <text:p>322.800807997855</text:p>
          </table:table-cell>
          <table:table-cell table:formula="of:=[.J81]+[.L81]" office:value-type="float" office:value="9039.44878611355" calcext:value-type="float">
            <text:p>9039.44878611355</text:p>
          </table:table-cell>
          <table:table-cell table:formula="of:=(1.000001018*(1-[.K81]*[.K81]))/(1+[.K81]*COS(RADIANS([.N81])))" office:value-type="float" office:value="0.986995410953838" calcext:value-type="float">
            <text:p>0.986995410953838</text:p>
          </table:table-cell>
          <table:table-cell table:formula="of:=[.M81]-0.00569-0.00478*SIN(RADIANS(125.04-1934.136*[.G81]))" office:value-type="float" office:value="322.79358961135" calcext:value-type="float">
            <text:p>322.79358961135</text:p>
          </table:table-cell>
          <table:table-cell table:formula="of:=23+(26+((21.448-[.G81]*(46.815+[.G81]*(0.00059-[.G81]*0.001813))))/60)/60" office:value-type="float" office:value="23.4361553183688" calcext:value-type="float">
            <text:p>23.4361553183688</text:p>
          </table:table-cell>
          <table:table-cell table:formula="of:=[.Q81]+0.00256*COS(RADIANS(125.04-1934.136*[.G81]))" office:value-type="float" office:value="23.438580926693" calcext:value-type="float">
            <text:p>23.438580926693</text:p>
          </table:table-cell>
          <table:table-cell table:formula="of:=DEGREES(ATAN2(COS(RADIANS([.P81]));COS(RADIANS([.R81]))*SIN(RADIANS([.P81]))))" office:value-type="float" office:value="-34.8600020681122" calcext:value-type="float">
            <text:p>-34.8600020681122</text:p>
          </table:table-cell>
          <table:table-cell table:formula="of:=DEGREES(ASIN(SIN(RADIANS([.R81]))*SIN(RADIANS([.P81]))))" office:value-type="float" office:value="-13.9174862718636" calcext:value-type="float">
            <text:p>-13.9174862718636</text:p>
          </table:table-cell>
          <table:table-cell table:formula="of:=TAN(RADIANS([.R81]/2))*TAN(RADIANS([.R81]/2))" office:value-type="float" office:value="0.043031847337214" calcext:value-type="float">
            <text:p>0.043031847337214</text:p>
          </table:table-cell>
          <table:table-cell table:formula="of:=4*DEGREES([.U81]*SIN(2*RADIANS([.I81]))-2*[.K81]*SIN(RADIANS([.J81]))+4*[.K81]*[.U81]*SIN(RADIANS([.J81]))*COS(2*RADIANS([.I81]))-0.5*[.U81]*[.U81]*SIN(4*RADIANS([.I81]))-1.25*[.K81]*[.K81]*SIN(2*RADIANS([.J81])))" office:value-type="float" office:value="-14.2301616813431" calcext:value-type="float">
            <text:p>-14.2301616813431</text:p>
          </table:table-cell>
          <table:table-cell table:formula="of:=DEGREES(ACOS(COS(RADIANS(90.833))/(COS(RADIANS([.$B$3]))*COS(RADIANS([.T81])))-TAN(RADIANS([.$B$3]))*TAN(RADIANS([.T81]))))" office:value-type="float" office:value="87.9698721633165" calcext:value-type="float">
            <text:p>87.9698721633165</text:p>
          </table:table-cell>
          <table:table-cell table:style-name="ce22" table:formula="of:=(720-4*[.$B$4]-[.V81]+[.$B$5]*60)/1440" office:value-type="time" office:time-value="PT12H14M29.190580881S" calcext:value-type="time">
            <text:p>12:14:29</text:p>
          </table:table-cell>
          <table:table-cell table:style-name="ce8" table:formula="of:=[.X81]-[.W81]*4/1440" office:value-type="time" office:time-value="PT06H22M36.421261685S" calcext:value-type="time">
            <text:p>6:22:36</text:p>
          </table:table-cell>
          <table:table-cell table:style-name="ce8" table:formula="of:=[.X81]+[.W81]*4/1440" office:value-type="time" office:time-value="PT18H06M21.959900077S" calcext:value-type="time">
            <text:p>18:06:21</text:p>
          </table:table-cell>
          <table:table-cell table:style-name="ce11" table:formula="of:=8*[.W81]" office:value-type="float" office:value="703.758977306532" calcext:value-type="float">
            <text:p>703.758977306532</text:p>
          </table:table-cell>
          <table:table-cell table:formula="of:=MOD([.E81]*1440+[.V81]+4*[.$B$4]-60*[.$B$5];1440)" office:value-type="float" office:value="465.513490318657" calcext:value-type="float">
            <text:p>465.513490318657</text:p>
          </table:table-cell>
          <table:table-cell table:formula="of:=IF([.AB81]/4&lt;0;[.AB81]/4+180;[.AB81]/4-180)" office:value-type="float" office:value="-63.6216274203358" calcext:value-type="float">
            <text:p>-63.6216274203358</text:p>
          </table:table-cell>
          <table:table-cell table:formula="of:=DEGREES(ACOS(SIN(RADIANS([.$B$3]))*SIN(RADIANS([.T81]))+COS(RADIANS([.$B$3]))*COS(RADIANS([.T81]))*COS(RADIANS([.AC81]))))" office:value-type="float" office:value="68.0206813159279" calcext:value-type="float">
            <text:p>68.0206813159279</text:p>
          </table:table-cell>
          <table:table-cell table:formula="of:=90-[.AD81]" office:value-type="float" office:value="21.9793186840721" calcext:value-type="float">
            <text:p>21.9793186840721</text:p>
          </table:table-cell>
          <table:table-cell table:formula="of:=IF([.AE81]&gt;85;0;IF([.AE81]&gt;5;58.1/TAN(RADIANS([.AE81]))-0.07/POWER(TAN(RADIANS([.AE81]));3)+0.000086/POWER(TAN(RADIANS([.AE81]));5);IF([.AE81]&gt;-0.575;1735+[.AE81]*(-518.2+[.AE81]*(103.4+[.AE81]*(-12.79+[.AE81]*0.711)));-20.772/TAN(RADIANS([.AE81])))))/3600" office:value-type="float" office:value="0.0396931841020765" calcext:value-type="float">
            <text:p>0.0396931841020765</text:p>
          </table:table-cell>
          <table:table-cell table:formula="of:=[.AE81]+[.AF81]" office:value-type="float" office:value="22.0190118681741" calcext:value-type="float">
            <text:p>22.0190118681741</text:p>
          </table:table-cell>
          <table:table-cell table:formula="of:=IF([.AC81]&gt;0;MOD(DEGREES(ACOS(((SIN(RADIANS([.$B$3]))*COS(RADIANS([.AD81])))-SIN(RADIANS([.T81])))/(COS(RADIANS([.$B$3]))*SIN(RADIANS([.AD81])))))+180;360);MOD(540-DEGREES(ACOS(((SIN(RADIANS([.$B$3]))*COS(RADIANS([.AD81])))-SIN(RADIANS([.T81])))/(COS(RADIANS([.$B$3]))*SIN(RADIANS([.AD81])))));360))" office:value-type="float" office:value="110.325440165" calcext:value-type="float">
            <text:p>110.32544016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81]+0.1/24" office:value-type="time" office:time-value="PT08H06M00S" calcext:value-type="time">
            <text:p>8:06:00</text:p>
          </table:table-cell>
          <table:table-cell table:style-name="ce9" table:formula="of:=[.D82]+2415018.5+[.E82]-[.$B$5]/24" office:value-type="float" office:value="2460352.54583333" calcext:value-type="float">
            <text:p>2460352.55</text:p>
          </table:table-cell>
          <table:table-cell table:style-name="ce10" table:formula="of:=([.F82]-2451545)/36525" office:value-type="float" office:value="0.241137462924939" calcext:value-type="float">
            <text:p>0.24113746</text:p>
          </table:table-cell>
          <table:table-cell/>
          <table:table-cell table:formula="of:=MOD(280.46646+[.G82]*(36000.76983+[.G82]*0.0003032);360)" office:value-type="float" office:value="321.600777781139" calcext:value-type="float">
            <text:p>321.600777781139</text:p>
          </table:table-cell>
          <table:table-cell table:formula="of:=357.52911+[.G82]*(35999.05029-0.0001537*[.G82])" office:value-type="float" office:value="9038.24875570065" calcext:value-type="float">
            <text:p>9038.24875570065</text:p>
          </table:table-cell>
          <table:table-cell table:formula="of:=0.016708634-[.G82]*(0.000042037+0.0000001267*[.G82])" office:value-type="float" office:value="0.0166984899372112" calcext:value-type="float">
            <text:p>0.0166984899372112</text:p>
          </table:table-cell>
          <table:table-cell table:formula="of:=SIN(RADIANS([.J82]))*(1.914602-[.G82]*(0.004817+0.000014*[.G82]))+SIN(RADIANS(2*[.J82]))*(0.019993-0.000101*[.G82])+SIN(RADIANS(3*[.J82]))*0.000289" office:value-type="float" office:value="1.20424543028709" calcext:value-type="float">
            <text:p>1.20424543028709</text:p>
          </table:table-cell>
          <table:table-cell table:formula="of:=[.I82]+[.L82]" office:value-type="float" office:value="322.805023211426" calcext:value-type="float">
            <text:p>322.805023211426</text:p>
          </table:table-cell>
          <table:table-cell table:formula="of:=[.J82]+[.L82]" office:value-type="float" office:value="9039.45300113094" calcext:value-type="float">
            <text:p>9039.45300113094</text:p>
          </table:table-cell>
          <table:table-cell table:formula="of:=(1.000001018*(1-[.K82]*[.K82]))/(1+[.K82]*COS(RADIANS([.N82])))" office:value-type="float" office:value="0.986996171570715" calcext:value-type="float">
            <text:p>0.986996171570715</text:p>
          </table:table-cell>
          <table:table-cell table:formula="of:=[.M82]-0.00569-0.00478*SIN(RADIANS(125.04-1934.136*[.G82]))" office:value-type="float" office:value="322.797804842362" calcext:value-type="float">
            <text:p>322.797804842362</text:p>
          </table:table-cell>
          <table:table-cell table:formula="of:=23+(26+((21.448-[.G82]*(46.815+[.G82]*(0.00059-[.G82]*0.001813))))/60)/60" office:value-type="float" office:value="23.4361553168853" calcext:value-type="float">
            <text:p>23.4361553168853</text:p>
          </table:table-cell>
          <table:table-cell table:formula="of:=[.Q82]+0.00256*COS(RADIANS(125.04-1934.136*[.G82]))" office:value-type="float" office:value="23.4385809283617" calcext:value-type="float">
            <text:p>23.4385809283617</text:p>
          </table:table-cell>
          <table:table-cell table:formula="of:=DEGREES(ATAN2(COS(RADIANS([.P82]));COS(RADIANS([.R82]))*SIN(RADIANS([.P82]))))" office:value-type="float" office:value="-34.8558971964186" calcext:value-type="float">
            <text:p>-34.8558971964186</text:p>
          </table:table-cell>
          <table:table-cell table:formula="of:=DEGREES(ASIN(SIN(RADIANS([.R82]))*SIN(RADIANS([.P82]))))" office:value-type="float" office:value="-13.9161104412657" calcext:value-type="float">
            <text:p>-13.9161104412657</text:p>
          </table:table-cell>
          <table:table-cell table:formula="of:=TAN(RADIANS([.R82]/2))*TAN(RADIANS([.R82]/2))" office:value-type="float" office:value="0.0430318473435154" calcext:value-type="float">
            <text:p>0.0430318473435154</text:p>
          </table:table-cell>
          <table:table-cell table:formula="of:=4*DEGREES([.U82]*SIN(2*RADIANS([.I82]))-2*[.K82]*SIN(RADIANS([.J82]))+4*[.K82]*[.U82]*SIN(RADIANS([.J82]))*COS(2*RADIANS([.I82]))-0.5*[.U82]*[.U82]*SIN(4*RADIANS([.I82]))-1.25*[.K82]*[.K82]*SIN(2*RADIANS([.J82])))" office:value-type="float" office:value="-14.2301525410291" calcext:value-type="float">
            <text:p>-14.2301525410291</text:p>
          </table:table-cell>
          <table:table-cell table:formula="of:=DEGREES(ACOS(COS(RADIANS(90.833))/(COS(RADIANS([.$B$3]))*COS(RADIANS([.T82])))-TAN(RADIANS([.$B$3]))*TAN(RADIANS([.T82]))))" office:value-type="float" office:value="87.9701659939505" calcext:value-type="float">
            <text:p>87.9701659939505</text:p>
          </table:table-cell>
          <table:table-cell table:style-name="ce22" table:formula="of:=(720-4*[.$B$4]-[.V82]+[.$B$5]*60)/1440" office:value-type="time" office:time-value="PT12H14M29.190032462S" calcext:value-type="time">
            <text:p>12:14:29</text:p>
          </table:table-cell>
          <table:table-cell table:style-name="ce8" table:formula="of:=[.X82]-[.W82]*4/1440" office:value-type="time" office:time-value="PT06H22M36.350193914S" calcext:value-type="time">
            <text:p>6:22:36</text:p>
          </table:table-cell>
          <table:table-cell table:style-name="ce8" table:formula="of:=[.X82]+[.W82]*4/1440" office:value-type="time" office:time-value="PT18H06M22.02987101S" calcext:value-type="time">
            <text:p>18:06:22</text:p>
          </table:table-cell>
          <table:table-cell table:style-name="ce11" table:formula="of:=8*[.W82]" office:value-type="float" office:value="703.761327951604" calcext:value-type="float">
            <text:p>703.761327951604</text:p>
          </table:table-cell>
          <table:table-cell table:formula="of:=MOD([.E82]*1440+[.V82]+4*[.$B$4]-60*[.$B$5];1440)" office:value-type="float" office:value="471.513499458971" calcext:value-type="float">
            <text:p>471.513499458971</text:p>
          </table:table-cell>
          <table:table-cell table:formula="of:=IF([.AB82]/4&lt;0;[.AB82]/4+180;[.AB82]/4-180)" office:value-type="float" office:value="-62.1216251352573" calcext:value-type="float">
            <text:p>-62.1216251352573</text:p>
          </table:table-cell>
          <table:table-cell table:formula="of:=DEGREES(ACOS(SIN(RADIANS([.$B$3]))*SIN(RADIANS([.T82]))+COS(RADIANS([.$B$3]))*COS(RADIANS([.T82]))*COS(RADIANS([.AC82]))))" office:value-type="float" office:value="66.6444876507621" calcext:value-type="float">
            <text:p>66.6444876507621</text:p>
          </table:table-cell>
          <table:table-cell table:formula="of:=90-[.AD82]" office:value-type="float" office:value="23.3555123492379" calcext:value-type="float">
            <text:p>23.3555123492379</text:p>
          </table:table-cell>
          <table:table-cell table:formula="of:=IF([.AE82]&gt;85;0;IF([.AE82]&gt;5;58.1/TAN(RADIANS([.AE82]))-0.07/POWER(TAN(RADIANS([.AE82]));3)+0.000086/POWER(TAN(RADIANS([.AE82]));5);IF([.AE82]&gt;-0.575;1735+[.AE82]*(-518.2+[.AE82]*(103.4+[.AE82]*(-12.79+[.AE82]*0.711)));-20.772/TAN(RADIANS([.AE82])))))/3600" office:value-type="float" office:value="0.037134465942488" calcext:value-type="float">
            <text:p>0.037134465942488</text:p>
          </table:table-cell>
          <table:table-cell table:formula="of:=[.AE82]+[.AF82]" office:value-type="float" office:value="23.3926468151804" calcext:value-type="float">
            <text:p>23.3926468151804</text:p>
          </table:table-cell>
          <table:table-cell table:formula="of:=IF([.AC82]&gt;0;MOD(DEGREES(ACOS(((SIN(RADIANS([.$B$3]))*COS(RADIANS([.AD82])))-SIN(RADIANS([.T82])))/(COS(RADIANS([.$B$3]))*SIN(RADIANS([.AD82])))))+180;360);MOD(540-DEGREES(ACOS(((SIN(RADIANS([.$B$3]))*COS(RADIANS([.AD82])))-SIN(RADIANS([.T82])))/(COS(RADIANS([.$B$3]))*SIN(RADIANS([.AD82])))));360))" office:value-type="float" office:value="110.840577852717" calcext:value-type="float">
            <text:p>110.84057785271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82]+0.1/24" office:value-type="time" office:time-value="PT08H12M00S" calcext:value-type="time">
            <text:p>8:12:00</text:p>
          </table:table-cell>
          <table:table-cell table:style-name="ce9" table:formula="of:=[.D83]+2415018.5+[.E83]-[.$B$5]/24" office:value-type="float" office:value="2460352.55" calcext:value-type="float">
            <text:p>2460352.55</text:p>
          </table:table-cell>
          <table:table-cell table:style-name="ce10" table:formula="of:=([.F83]-2451545)/36525" office:value-type="float" office:value="0.241137577002061" calcext:value-type="float">
            <text:p>0.24113758</text:p>
          </table:table-cell>
          <table:table-cell/>
          <table:table-cell table:formula="of:=MOD(280.46646+[.G83]*(36000.76983+[.G83]*0.0003032);360)" office:value-type="float" office:value="321.60488464537" calcext:value-type="float">
            <text:p>321.60488464537</text:p>
          </table:table-cell>
          <table:table-cell table:formula="of:=357.52911+[.G83]*(35999.05029-0.0001537*[.G83])" office:value-type="float" office:value="9038.2528623687" calcext:value-type="float">
            <text:p>9038.2528623687</text:p>
          </table:table-cell>
          <table:table-cell table:formula="of:=0.016708634-[.G83]*(0.000042037+0.0000001267*[.G83])" office:value-type="float" office:value="0.0166984899324087" calcext:value-type="float">
            <text:p>0.0166984899324087</text:p>
          </table:table-cell>
          <table:table-cell table:formula="of:=SIN(RADIANS([.J83]))*(1.914602-[.G83]*(0.004817+0.000014*[.G83]))+SIN(RADIANS(2*[.J83]))*(0.019993-0.000101*[.G83])+SIN(RADIANS(3*[.J83]))*0.000289" office:value-type="float" office:value="1.20435377360116" calcext:value-type="float">
            <text:p>1.20435377360116</text:p>
          </table:table-cell>
          <table:table-cell table:formula="of:=[.I83]+[.L83]" office:value-type="float" office:value="322.809238418972" calcext:value-type="float">
            <text:p>322.809238418972</text:p>
          </table:table-cell>
          <table:table-cell table:formula="of:=[.J83]+[.L83]" office:value-type="float" office:value="9039.4572161423" calcext:value-type="float">
            <text:p>9039.4572161423</text:p>
          </table:table-cell>
          <table:table-cell table:formula="of:=(1.000001018*(1-[.K83]*[.K83]))/(1+[.K83]*COS(RADIANS([.N83])))" office:value-type="float" office:value="0.986996932255672" calcext:value-type="float">
            <text:p>0.986996932255672</text:p>
          </table:table-cell>
          <table:table-cell table:formula="of:=[.M83]-0.00569-0.00478*SIN(RADIANS(125.04-1934.136*[.G83]))" office:value-type="float" office:value="322.802020067349" calcext:value-type="float">
            <text:p>322.802020067349</text:p>
          </table:table-cell>
          <table:table-cell table:formula="of:=23+(26+((21.448-[.G83]*(46.815+[.G83]*(0.00059-[.G83]*0.001813))))/60)/60" office:value-type="float" office:value="23.4361553154019" calcext:value-type="float">
            <text:p>23.4361553154019</text:p>
          </table:table-cell>
          <table:table-cell table:formula="of:=[.Q83]+0.00256*COS(RADIANS(125.04-1934.136*[.G83]))" office:value-type="float" office:value="23.4385809300303" calcext:value-type="float">
            <text:p>23.4385809300303</text:p>
          </table:table-cell>
          <table:table-cell table:formula="of:=DEGREES(ATAN2(COS(RADIANS([.P83]));COS(RADIANS([.R83]))*SIN(RADIANS([.P83]))))" office:value-type="float" office:value="-34.8517923794401" calcext:value-type="float">
            <text:p>-34.8517923794401</text:p>
          </table:table-cell>
          <table:table-cell table:formula="of:=DEGREES(ASIN(SIN(RADIANS([.R83]))*SIN(RADIANS([.P83]))))" office:value-type="float" office:value="-13.9147345439832" calcext:value-type="float">
            <text:p>-13.9147345439832</text:p>
          </table:table-cell>
          <table:table-cell table:formula="of:=TAN(RADIANS([.R83]/2))*TAN(RADIANS([.R83]/2))" office:value-type="float" office:value="0.0430318473498167" calcext:value-type="float">
            <text:p>0.0430318473498167</text:p>
          </table:table-cell>
          <table:table-cell table:formula="of:=4*DEGREES([.U83]*SIN(2*RADIANS([.I83]))-2*[.K83]*SIN(RADIANS([.J83]))+4*[.K83]*[.U83]*SIN(RADIANS([.J83]))*COS(2*RADIANS([.I83]))-0.5*[.U83]*[.U83]*SIN(4*RADIANS([.I83]))-1.25*[.K83]*[.K83]*SIN(2*RADIANS([.J83])))" office:value-type="float" office:value="-14.2301431772514" calcext:value-type="float">
            <text:p>-14.2301431772514</text:p>
          </table:table-cell>
          <table:table-cell table:formula="of:=DEGREES(ACOS(COS(RADIANS(90.833))/(COS(RADIANS([.$B$3]))*COS(RADIANS([.T83])))-TAN(RADIANS([.$B$3]))*TAN(RADIANS([.T83]))))" office:value-type="float" office:value="87.9704598357815" calcext:value-type="float">
            <text:p>87.9704598357815</text:p>
          </table:table-cell>
          <table:table-cell table:style-name="ce22" table:formula="of:=(720-4*[.$B$4]-[.V83]+[.$B$5]*60)/1440" office:value-type="time" office:time-value="PT12H14M29.189470635S" calcext:value-type="time">
            <text:p>12:14:29</text:p>
          </table:table-cell>
          <table:table-cell table:style-name="ce8" table:formula="of:=[.X83]-[.W83]*4/1440" office:value-type="time" office:time-value="PT06H22M36.279110048S" calcext:value-type="time">
            <text:p>6:22:36</text:p>
          </table:table-cell>
          <table:table-cell table:style-name="ce8" table:formula="of:=[.X83]+[.W83]*4/1440" office:value-type="time" office:time-value="PT18H06M22.099831223S" calcext:value-type="time">
            <text:p>18:06:22</text:p>
          </table:table-cell>
          <table:table-cell table:style-name="ce11" table:formula="of:=8*[.W83]" office:value-type="float" office:value="703.763678686252" calcext:value-type="float">
            <text:p>703.763678686252</text:p>
          </table:table-cell>
          <table:table-cell table:formula="of:=MOD([.E83]*1440+[.V83]+4*[.$B$4]-60*[.$B$5];1440)" office:value-type="float" office:value="477.513508822749" calcext:value-type="float">
            <text:p>477.513508822749</text:p>
          </table:table-cell>
          <table:table-cell table:formula="of:=IF([.AB83]/4&lt;0;[.AB83]/4+180;[.AB83]/4-180)" office:value-type="float" office:value="-60.6216227943128" calcext:value-type="float">
            <text:p>-60.6216227943128</text:p>
          </table:table-cell>
          <table:table-cell table:formula="of:=DEGREES(ACOS(SIN(RADIANS([.$B$3]))*SIN(RADIANS([.T83]))+COS(RADIANS([.$B$3]))*COS(RADIANS([.T83]))*COS(RADIANS([.AC83]))))" office:value-type="float" office:value="65.2730744434663" calcext:value-type="float">
            <text:p>65.2730744434663</text:p>
          </table:table-cell>
          <table:table-cell table:formula="of:=90-[.AD83]" office:value-type="float" office:value="24.7269255565337" calcext:value-type="float">
            <text:p>24.7269255565337</text:p>
          </table:table-cell>
          <table:table-cell table:formula="of:=IF([.AE83]&gt;85;0;IF([.AE83]&gt;5;58.1/TAN(RADIANS([.AE83]))-0.07/POWER(TAN(RADIANS([.AE83]));3)+0.000086/POWER(TAN(RADIANS([.AE83]));5);IF([.AE83]&gt;-0.575;1735+[.AE83]*(-518.2+[.AE83]*(103.4+[.AE83]*(-12.79+[.AE83]*0.711)));-20.772/TAN(RADIANS([.AE83])))))/3600" office:value-type="float" office:value="0.034847130996297" calcext:value-type="float">
            <text:p>0.034847130996297</text:p>
          </table:table-cell>
          <table:table-cell table:formula="of:=[.AE83]+[.AF83]" office:value-type="float" office:value="24.76177268753" calcext:value-type="float">
            <text:p>24.76177268753</text:p>
          </table:table-cell>
          <table:table-cell table:formula="of:=IF([.AC83]&gt;0;MOD(DEGREES(ACOS(((SIN(RADIANS([.$B$3]))*COS(RADIANS([.AD83])))-SIN(RADIANS([.T83])))/(COS(RADIANS([.$B$3]))*SIN(RADIANS([.AD83])))))+180;360);MOD(540-DEGREES(ACOS(((SIN(RADIANS([.$B$3]))*COS(RADIANS([.AD83])))-SIN(RADIANS([.T83])))/(COS(RADIANS([.$B$3]))*SIN(RADIANS([.AD83])))));360))" office:value-type="float" office:value="111.376021970261" calcext:value-type="float">
            <text:p>111.37602197026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83]+0.1/24" office:value-type="time" office:time-value="PT08H18M00S" calcext:value-type="time">
            <text:p>8:18:00</text:p>
          </table:table-cell>
          <table:table-cell table:style-name="ce9" table:formula="of:=[.D84]+2415018.5+[.E84]-[.$B$5]/24" office:value-type="float" office:value="2460352.55416667" calcext:value-type="float">
            <text:p>2460352.55</text:p>
          </table:table-cell>
          <table:table-cell table:style-name="ce10" table:formula="of:=([.F84]-2451545)/36525" office:value-type="float" office:value="0.24113769107917" calcext:value-type="float">
            <text:p>0.24113769</text:p>
          </table:table-cell>
          <table:table-cell/>
          <table:table-cell table:formula="of:=MOD(280.46646+[.G84]*(36000.76983+[.G84]*0.0003032);360)" office:value-type="float" office:value="321.608991509143" calcext:value-type="float">
            <text:p>321.608991509143</text:p>
          </table:table-cell>
          <table:table-cell table:formula="of:=357.52911+[.G84]*(35999.05029-0.0001537*[.G84])" office:value-type="float" office:value="9038.25696903628" calcext:value-type="float">
            <text:p>9038.25696903628</text:p>
          </table:table-cell>
          <table:table-cell table:formula="of:=0.016708634-[.G84]*(0.000042037+0.0000001267*[.G84])" office:value-type="float" office:value="0.0166984899276063" calcext:value-type="float">
            <text:p>0.0166984899276063</text:p>
          </table:table-cell>
          <table:table-cell table:formula="of:=SIN(RADIANS([.J84]))*(1.914602-[.G84]*(0.004817+0.000014*[.G84]))+SIN(RADIANS(2*[.J84]))*(0.019993-0.000101*[.G84])+SIN(RADIANS(3*[.J84]))*0.000289" office:value-type="float" office:value="1.20446211040595" calcext:value-type="float">
            <text:p>1.20446211040595</text:p>
          </table:table-cell>
          <table:table-cell table:formula="of:=[.I84]+[.L84]" office:value-type="float" office:value="322.813453619549" calcext:value-type="float">
            <text:p>322.813453619549</text:p>
          </table:table-cell>
          <table:table-cell table:formula="of:=[.J84]+[.L84]" office:value-type="float" office:value="9039.46143114669" calcext:value-type="float">
            <text:p>9039.46143114669</text:p>
          </table:table-cell>
          <table:table-cell table:formula="of:=(1.000001018*(1-[.K84]*[.K84]))/(1+[.K84]*COS(RADIANS([.N84])))" office:value-type="float" office:value="0.986997693008535" calcext:value-type="float">
            <text:p>0.986997693008535</text:p>
          </table:table-cell>
          <table:table-cell table:formula="of:=[.M84]-0.00569-0.00478*SIN(RADIANS(125.04-1934.136*[.G84]))" office:value-type="float" office:value="322.806235285367" calcext:value-type="float">
            <text:p>322.806235285367</text:p>
          </table:table-cell>
          <table:table-cell table:formula="of:=23+(26+((21.448-[.G84]*(46.815+[.G84]*(0.00059-[.G84]*0.001813))))/60)/60" office:value-type="float" office:value="23.4361553139184" calcext:value-type="float">
            <text:p>23.4361553139184</text:p>
          </table:table-cell>
          <table:table-cell table:formula="of:=[.Q84]+0.00256*COS(RADIANS(125.04-1934.136*[.G84]))" office:value-type="float" office:value="23.4385809316989" calcext:value-type="float">
            <text:p>23.4385809316989</text:p>
          </table:table-cell>
          <table:table-cell table:formula="of:=DEGREES(ATAN2(COS(RADIANS([.P84]));COS(RADIANS([.R84]))*SIN(RADIANS([.P84]))))" office:value-type="float" office:value="-34.84768761809" calcext:value-type="float">
            <text:p>-34.84768761809</text:p>
          </table:table-cell>
          <table:table-cell table:formula="of:=DEGREES(ASIN(SIN(RADIANS([.R84]))*SIN(RADIANS([.P84]))))" office:value-type="float" office:value="-13.9133585803315" calcext:value-type="float">
            <text:p>-13.9133585803315</text:p>
          </table:table-cell>
          <table:table-cell table:formula="of:=TAN(RADIANS([.R84]/2))*TAN(RADIANS([.R84]/2))" office:value-type="float" office:value="0.0430318473561179" calcext:value-type="float">
            <text:p>0.0430318473561179</text:p>
          </table:table-cell>
          <table:table-cell table:formula="of:=4*DEGREES([.U84]*SIN(2*RADIANS([.I84]))-2*[.K84]*SIN(RADIANS([.J84]))+4*[.K84]*[.U84]*SIN(RADIANS([.J84]))*COS(2*RADIANS([.I84]))-0.5*[.U84]*[.U84]*SIN(4*RADIANS([.I84]))-1.25*[.K84]*[.K84]*SIN(2*RADIANS([.J84])))" office:value-type="float" office:value="-14.2301335900237" calcext:value-type="float">
            <text:p>-14.2301335900237</text:p>
          </table:table-cell>
          <table:table-cell table:formula="of:=DEGREES(ACOS(COS(RADIANS(90.833))/(COS(RADIANS([.$B$3]))*COS(RADIANS([.T84])))-TAN(RADIANS([.$B$3]))*TAN(RADIANS([.T84]))))" office:value-type="float" office:value="87.970753688742" calcext:value-type="float">
            <text:p>87.970753688742</text:p>
          </table:table-cell>
          <table:table-cell table:style-name="ce22" table:formula="of:=(720-4*[.$B$4]-[.V84]+[.$B$5]*60)/1440" office:value-type="time" office:time-value="PT12H14M29.188895401S" calcext:value-type="time">
            <text:p>12:14:29</text:p>
          </table:table-cell>
          <table:table-cell table:style-name="ce8" table:formula="of:=[.X84]-[.W84]*4/1440" office:value-type="time" office:time-value="PT06H22M36.208010103S" calcext:value-type="time">
            <text:p>6:22:36</text:p>
          </table:table-cell>
          <table:table-cell table:style-name="ce8" table:formula="of:=[.X84]+[.W84]*4/1440" office:value-type="time" office:time-value="PT18H06M22.1697807S" calcext:value-type="time">
            <text:p>18:06:22</text:p>
          </table:table-cell>
          <table:table-cell table:style-name="ce11" table:formula="of:=8*[.W84]" office:value-type="float" office:value="703.766029509936" calcext:value-type="float">
            <text:p>703.766029509936</text:p>
          </table:table-cell>
          <table:table-cell table:formula="of:=MOD([.E84]*1440+[.V84]+4*[.$B$4]-60*[.$B$5];1440)" office:value-type="float" office:value="483.513518409976" calcext:value-type="float">
            <text:p>483.513518409976</text:p>
          </table:table-cell>
          <table:table-cell table:formula="of:=IF([.AB84]/4&lt;0;[.AB84]/4+180;[.AB84]/4-180)" office:value-type="float" office:value="-59.1216203975059" calcext:value-type="float">
            <text:p>-59.1216203975059</text:p>
          </table:table-cell>
          <table:table-cell table:formula="of:=DEGREES(ACOS(SIN(RADIANS([.$B$3]))*SIN(RADIANS([.T84]))+COS(RADIANS([.$B$3]))*COS(RADIANS([.T84]))*COS(RADIANS([.AC84]))))" office:value-type="float" office:value="63.9067542349326" calcext:value-type="float">
            <text:p>63.9067542349326</text:p>
          </table:table-cell>
          <table:table-cell table:formula="of:=90-[.AD84]" office:value-type="float" office:value="26.0932457650674" calcext:value-type="float">
            <text:p>26.0932457650674</text:p>
          </table:table-cell>
          <table:table-cell table:formula="of:=IF([.AE84]&gt;85;0;IF([.AE84]&gt;5;58.1/TAN(RADIANS([.AE84]))-0.07/POWER(TAN(RADIANS([.AE84]));3)+0.000086/POWER(TAN(RADIANS([.AE84]));5);IF([.AE84]&gt;-0.575;1735+[.AE84]*(-518.2+[.AE84]*(103.4+[.AE84]*(-12.79+[.AE84]*0.711)));-20.772/TAN(RADIANS([.AE84])))))/3600" office:value-type="float" office:value="0.0327887214220551" calcext:value-type="float">
            <text:p>0.0327887214220551</text:p>
          </table:table-cell>
          <table:table-cell table:formula="of:=[.AE84]+[.AF84]" office:value-type="float" office:value="26.1260344864895" calcext:value-type="float">
            <text:p>26.1260344864895</text:p>
          </table:table-cell>
          <table:table-cell table:formula="of:=IF([.AC84]&gt;0;MOD(DEGREES(ACOS(((SIN(RADIANS([.$B$3]))*COS(RADIANS([.AD84])))-SIN(RADIANS([.T84])))/(COS(RADIANS([.$B$3]))*SIN(RADIANS([.AD84])))))+180;360);MOD(540-DEGREES(ACOS(((SIN(RADIANS([.$B$3]))*COS(RADIANS([.AD84])))-SIN(RADIANS([.T84])))/(COS(RADIANS([.$B$3]))*SIN(RADIANS([.AD84])))));360))" office:value-type="float" office:value="111.932980212393" calcext:value-type="float">
            <text:p>111.9329802123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84]+0.1/24" office:value-type="time" office:time-value="PT08H24M00S" calcext:value-type="time">
            <text:p>8:24:00</text:p>
          </table:table-cell>
          <table:table-cell table:style-name="ce9" table:formula="of:=[.D85]+2415018.5+[.E85]-[.$B$5]/24" office:value-type="float" office:value="2460352.55833333" calcext:value-type="float">
            <text:p>2460352.56</text:p>
          </table:table-cell>
          <table:table-cell table:style-name="ce10" table:formula="of:=([.F85]-2451545)/36525" office:value-type="float" office:value="0.241137805156292" calcext:value-type="float">
            <text:p>0.24113781</text:p>
          </table:table-cell>
          <table:table-cell/>
          <table:table-cell table:formula="of:=MOD(280.46646+[.G85]*(36000.76983+[.G85]*0.0003032);360)" office:value-type="float" office:value="321.613098373376" calcext:value-type="float">
            <text:p>321.613098373376</text:p>
          </table:table-cell>
          <table:table-cell table:formula="of:=357.52911+[.G85]*(35999.05029-0.0001537*[.G85])" office:value-type="float" office:value="9038.26107570433" calcext:value-type="float">
            <text:p>9038.26107570433</text:p>
          </table:table-cell>
          <table:table-cell table:formula="of:=0.016708634-[.G85]*(0.000042037+0.0000001267*[.G85])" office:value-type="float" office:value="0.0166984899228039" calcext:value-type="float">
            <text:p>0.0166984899228039</text:p>
          </table:table-cell>
          <table:table-cell table:formula="of:=SIN(RADIANS([.J85]))*(1.914602-[.G85]*(0.004817+0.000014*[.G85]))+SIN(RADIANS(2*[.J85]))*(0.019993-0.000101*[.G85])+SIN(RADIANS(3*[.J85]))*0.000289" office:value-type="float" office:value="1.20457044072503" calcext:value-type="float">
            <text:p>1.20457044072503</text:p>
          </table:table-cell>
          <table:table-cell table:formula="of:=[.I85]+[.L85]" office:value-type="float" office:value="322.817668814102" calcext:value-type="float">
            <text:p>322.817668814102</text:p>
          </table:table-cell>
          <table:table-cell table:formula="of:=[.J85]+[.L85]" office:value-type="float" office:value="9039.46564614506" calcext:value-type="float">
            <text:p>9039.46564614506</text:p>
          </table:table-cell>
          <table:table-cell table:formula="of:=(1.000001018*(1-[.K85]*[.K85]))/(1+[.K85]*COS(RADIANS([.N85])))" office:value-type="float" office:value="0.98699845382947" calcext:value-type="float">
            <text:p>0.98699845382947</text:p>
          </table:table-cell>
          <table:table-cell table:formula="of:=[.M85]-0.00569-0.00478*SIN(RADIANS(125.04-1934.136*[.G85]))" office:value-type="float" office:value="322.810450497361" calcext:value-type="float">
            <text:p>322.810450497361</text:p>
          </table:table-cell>
          <table:table-cell table:formula="of:=23+(26+((21.448-[.G85]*(46.815+[.G85]*(0.00059-[.G85]*0.001813))))/60)/60" office:value-type="float" office:value="23.4361553124349" calcext:value-type="float">
            <text:p>23.4361553124349</text:p>
          </table:table-cell>
          <table:table-cell table:formula="of:=[.Q85]+0.00256*COS(RADIANS(125.04-1934.136*[.G85]))" office:value-type="float" office:value="23.4385809333674" calcext:value-type="float">
            <text:p>23.4385809333674</text:p>
          </table:table-cell>
          <table:table-cell table:formula="of:=DEGREES(ATAN2(COS(RADIANS([.P85]));COS(RADIANS([.R85]))*SIN(RADIANS([.P85]))))" office:value-type="float" office:value="-34.8435829114474" calcext:value-type="float">
            <text:p>-34.8435829114474</text:p>
          </table:table-cell>
          <table:table-cell table:formula="of:=DEGREES(ASIN(SIN(RADIANS([.R85]))*SIN(RADIANS([.P85]))))" office:value-type="float" office:value="-13.9119825500112" calcext:value-type="float">
            <text:p>-13.9119825500112</text:p>
          </table:table-cell>
          <table:table-cell table:formula="of:=TAN(RADIANS([.R85]/2))*TAN(RADIANS([.R85]/2))" office:value-type="float" office:value="0.0430318473624189" calcext:value-type="float">
            <text:p>0.0430318473624189</text:p>
          </table:table-cell>
          <table:table-cell table:formula="of:=4*DEGREES([.U85]*SIN(2*RADIANS([.I85]))-2*[.K85]*SIN(RADIANS([.J85]))+4*[.K85]*[.U85]*SIN(RADIANS([.J85]))*COS(2*RADIANS([.I85]))-0.5*[.U85]*[.U85]*SIN(4*RADIANS([.I85]))-1.25*[.K85]*[.K85]*SIN(2*RADIANS([.J85])))" office:value-type="float" office:value="-14.2301237793551" calcext:value-type="float">
            <text:p>-14.2301237793551</text:p>
          </table:table-cell>
          <table:table-cell table:formula="of:=DEGREES(ACOS(COS(RADIANS(90.833))/(COS(RADIANS([.$B$3]))*COS(RADIANS([.T85])))-TAN(RADIANS([.$B$3]))*TAN(RADIANS([.T85]))))" office:value-type="float" office:value="87.971047552896" calcext:value-type="float">
            <text:p>87.971047552896</text:p>
          </table:table-cell>
          <table:table-cell table:style-name="ce22" table:formula="of:=(720-4*[.$B$4]-[.V85]+[.$B$5]*60)/1440" office:value-type="time" office:time-value="PT12H14M29.188306761S" calcext:value-type="time">
            <text:p>12:14:29</text:p>
          </table:table-cell>
          <table:table-cell table:style-name="ce8" table:formula="of:=[.X85]-[.W85]*4/1440" office:value-type="time" office:time-value="PT06H22M36.136894066S" calcext:value-type="time">
            <text:p>6:22:36</text:p>
          </table:table-cell>
          <table:table-cell table:style-name="ce8" table:formula="of:=[.X85]+[.W85]*4/1440" office:value-type="time" office:time-value="PT18H06M22.239719456S" calcext:value-type="time">
            <text:p>18:06:22</text:p>
          </table:table-cell>
          <table:table-cell table:style-name="ce11" table:formula="of:=8*[.W85]" office:value-type="float" office:value="703.768380423168" calcext:value-type="float">
            <text:p>703.768380423168</text:p>
          </table:table-cell>
          <table:table-cell table:formula="of:=MOD([.E85]*1440+[.V85]+4*[.$B$4]-60*[.$B$5];1440)" office:value-type="float" office:value="489.513528220645" calcext:value-type="float">
            <text:p>489.513528220645</text:p>
          </table:table-cell>
          <table:table-cell table:formula="of:=IF([.AB85]/4&lt;0;[.AB85]/4+180;[.AB85]/4-180)" office:value-type="float" office:value="-57.6216179448388" calcext:value-type="float">
            <text:p>-57.6216179448388</text:p>
          </table:table-cell>
          <table:table-cell table:formula="of:=DEGREES(ACOS(SIN(RADIANS([.$B$3]))*SIN(RADIANS([.T85]))+COS(RADIANS([.$B$3]))*COS(RADIANS([.T85]))*COS(RADIANS([.AC85]))))" office:value-type="float" office:value="62.5458655169433" calcext:value-type="float">
            <text:p>62.5458655169433</text:p>
          </table:table-cell>
          <table:table-cell table:formula="of:=90-[.AD85]" office:value-type="float" office:value="27.4541344830567" calcext:value-type="float">
            <text:p>27.4541344830567</text:p>
          </table:table-cell>
          <table:table-cell table:formula="of:=IF([.AE85]&gt;85;0;IF([.AE85]&gt;5;58.1/TAN(RADIANS([.AE85]))-0.07/POWER(TAN(RADIANS([.AE85]));3)+0.000086/POWER(TAN(RADIANS([.AE85]));5);IF([.AE85]&gt;-0.575;1735+[.AE85]*(-518.2+[.AE85]*(103.4+[.AE85]*(-12.79+[.AE85]*0.711)));-20.772/TAN(RADIANS([.AE85])))))/3600" office:value-type="float" office:value="0.0309251870601742" calcext:value-type="float">
            <text:p>0.0309251870601742</text:p>
          </table:table-cell>
          <table:table-cell table:formula="of:=[.AE85]+[.AF85]" office:value-type="float" office:value="27.4850596701168" calcext:value-type="float">
            <text:p>27.4850596701168</text:p>
          </table:table-cell>
          <table:table-cell table:formula="of:=IF([.AC85]&gt;0;MOD(DEGREES(ACOS(((SIN(RADIANS([.$B$3]))*COS(RADIANS([.AD85])))-SIN(RADIANS([.T85])))/(COS(RADIANS([.$B$3]))*SIN(RADIANS([.AD85])))))+180;360);MOD(540-DEGREES(ACOS(((SIN(RADIANS([.$B$3]))*COS(RADIANS([.AD85])))-SIN(RADIANS([.T85])))/(COS(RADIANS([.$B$3]))*SIN(RADIANS([.AD85])))));360))" office:value-type="float" office:value="112.512753579526" calcext:value-type="float">
            <text:p>112.5127535795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85]+0.1/24" office:value-type="time" office:time-value="PT08H30M00S" calcext:value-type="time">
            <text:p>8:30:00</text:p>
          </table:table-cell>
          <table:table-cell table:style-name="ce9" table:formula="of:=[.D86]+2415018.5+[.E86]-[.$B$5]/24" office:value-type="float" office:value="2460352.5625" calcext:value-type="float">
            <text:p>2460352.56</text:p>
          </table:table-cell>
          <table:table-cell table:style-name="ce10" table:formula="of:=([.F86]-2451545)/36525" office:value-type="float" office:value="0.241137919233402" calcext:value-type="float">
            <text:p>0.24113792</text:p>
          </table:table-cell>
          <table:table-cell/>
          <table:table-cell table:formula="of:=MOD(280.46646+[.G86]*(36000.76983+[.G86]*0.0003032);360)" office:value-type="float" office:value="321.617205237148" calcext:value-type="float">
            <text:p>321.617205237148</text:p>
          </table:table-cell>
          <table:table-cell table:formula="of:=357.52911+[.G86]*(35999.05029-0.0001537*[.G86])" office:value-type="float" office:value="9038.26518237192" calcext:value-type="float">
            <text:p>9038.26518237192</text:p>
          </table:table-cell>
          <table:table-cell table:formula="of:=0.016708634-[.G86]*(0.000042037+0.0000001267*[.G86])" office:value-type="float" office:value="0.0166984899180014" calcext:value-type="float">
            <text:p>0.0166984899180014</text:p>
          </table:table-cell>
          <table:table-cell table:formula="of:=SIN(RADIANS([.J86]))*(1.914602-[.G86]*(0.004817+0.000014*[.G86]))+SIN(RADIANS(2*[.J86]))*(0.019993-0.000101*[.G86])+SIN(RADIANS(3*[.J86]))*0.000289" office:value-type="float" office:value="1.20467876453364" calcext:value-type="float">
            <text:p>1.20467876453364</text:p>
          </table:table-cell>
          <table:table-cell table:formula="of:=[.I86]+[.L86]" office:value-type="float" office:value="322.821884001681" calcext:value-type="float">
            <text:p>322.821884001681</text:p>
          </table:table-cell>
          <table:table-cell table:formula="of:=[.J86]+[.L86]" office:value-type="float" office:value="9039.46986113645" calcext:value-type="float">
            <text:p>9039.46986113645</text:p>
          </table:table-cell>
          <table:table-cell table:formula="of:=(1.000001018*(1-[.K86]*[.K86]))/(1+[.K86]*COS(RADIANS([.N86])))" office:value-type="float" office:value="0.986999214718302" calcext:value-type="float">
            <text:p>0.986999214718302</text:p>
          </table:table-cell>
          <table:table-cell table:formula="of:=[.M86]-0.00569-0.00478*SIN(RADIANS(125.04-1934.136*[.G86]))" office:value-type="float" office:value="322.814665702381" calcext:value-type="float">
            <text:p>322.814665702381</text:p>
          </table:table-cell>
          <table:table-cell table:formula="of:=23+(26+((21.448-[.G86]*(46.815+[.G86]*(0.00059-[.G86]*0.001813))))/60)/60" office:value-type="float" office:value="23.4361553109514" calcext:value-type="float">
            <text:p>23.4361553109514</text:p>
          </table:table-cell>
          <table:table-cell table:formula="of:=[.Q86]+0.00256*COS(RADIANS(125.04-1934.136*[.G86]))" office:value-type="float" office:value="23.438580935036" calcext:value-type="float">
            <text:p>23.438580935036</text:p>
          </table:table-cell>
          <table:table-cell table:formula="of:=DEGREES(ATAN2(COS(RADIANS([.P86]));COS(RADIANS([.R86]))*SIN(RADIANS([.P86]))))" office:value-type="float" office:value="-34.8394782604312" calcext:value-type="float">
            <text:p>-34.8394782604312</text:p>
          </table:table-cell>
          <table:table-cell table:formula="of:=DEGREES(ASIN(SIN(RADIANS([.R86]))*SIN(RADIANS([.P86]))))" office:value-type="float" office:value="-13.9106064533396" calcext:value-type="float">
            <text:p>-13.9106064533396</text:p>
          </table:table-cell>
          <table:table-cell table:formula="of:=TAN(RADIANS([.R86]/2))*TAN(RADIANS([.R86]/2))" office:value-type="float" office:value="0.0430318473687197" calcext:value-type="float">
            <text:p>0.0430318473687197</text:p>
          </table:table-cell>
          <table:table-cell table:formula="of:=4*DEGREES([.U86]*SIN(2*RADIANS([.I86]))-2*[.K86]*SIN(RADIANS([.J86]))+4*[.K86]*[.U86]*SIN(RADIANS([.J86]))*COS(2*RADIANS([.I86]))-0.5*[.U86]*[.U86]*SIN(4*RADIANS([.I86]))-1.25*[.K86]*[.K86]*SIN(2*RADIANS([.J86])))" office:value-type="float" office:value="-14.2301137452599" calcext:value-type="float">
            <text:p>-14.2301137452599</text:p>
          </table:table-cell>
          <table:table-cell table:formula="of:=DEGREES(ACOS(COS(RADIANS(90.833))/(COS(RADIANS([.$B$3]))*COS(RADIANS([.T86])))-TAN(RADIANS([.$B$3]))*TAN(RADIANS([.T86]))))" office:value-type="float" office:value="87.9713414281755" calcext:value-type="float">
            <text:p>87.9713414281755</text:p>
          </table:table-cell>
          <table:table-cell table:style-name="ce22" table:formula="of:=(720-4*[.$B$4]-[.V86]+[.$B$5]*60)/1440" office:value-type="time" office:time-value="PT12H14M29.187704716S" calcext:value-type="time">
            <text:p>12:14:29</text:p>
          </table:table-cell>
          <table:table-cell table:style-name="ce8" table:formula="of:=[.X86]-[.W86]*4/1440" office:value-type="time" office:time-value="PT06H22M36.065761953S" calcext:value-type="time">
            <text:p>6:22:36</text:p>
          </table:table-cell>
          <table:table-cell table:style-name="ce8" table:formula="of:=[.X86]+[.W86]*4/1440" office:value-type="time" office:time-value="PT18H06M22.309647478S" calcext:value-type="time">
            <text:p>18:06:22</text:p>
          </table:table-cell>
          <table:table-cell table:style-name="ce11" table:formula="of:=8*[.W86]" office:value-type="float" office:value="703.770731425404" calcext:value-type="float">
            <text:p>703.770731425404</text:p>
          </table:table-cell>
          <table:table-cell table:formula="of:=MOD([.E86]*1440+[.V86]+4*[.$B$4]-60*[.$B$5];1440)" office:value-type="float" office:value="495.51353825474" calcext:value-type="float">
            <text:p>495.51353825474</text:p>
          </table:table-cell>
          <table:table-cell table:formula="of:=IF([.AB86]/4&lt;0;[.AB86]/4+180;[.AB86]/4-180)" office:value-type="float" office:value="-56.121615436315" calcext:value-type="float">
            <text:p>-56.121615436315</text:p>
          </table:table-cell>
          <table:table-cell table:formula="of:=DEGREES(ACOS(SIN(RADIANS([.$B$3]))*SIN(RADIANS([.T86]))+COS(RADIANS([.$B$3]))*COS(RADIANS([.T86]))*COS(RADIANS([.AC86]))))" office:value-type="float" office:value="61.1907753429021" calcext:value-type="float">
            <text:p>61.1907753429021</text:p>
          </table:table-cell>
          <table:table-cell table:formula="of:=90-[.AD86]" office:value-type="float" office:value="28.8092246570979" calcext:value-type="float">
            <text:p>28.8092246570979</text:p>
          </table:table-cell>
          <table:table-cell table:formula="of:=IF([.AE86]&gt;85;0;IF([.AE86]&gt;5;58.1/TAN(RADIANS([.AE86]))-0.07/POWER(TAN(RADIANS([.AE86]));3)+0.000086/POWER(TAN(RADIANS([.AE86]));5);IF([.AE86]&gt;-0.575;1735+[.AE86]*(-518.2+[.AE86]*(103.4+[.AE86]*(-12.79+[.AE86]*0.711)));-20.772/TAN(RADIANS([.AE86])))))/3600" office:value-type="float" office:value="0.0292289183687379" calcext:value-type="float">
            <text:p>0.0292289183687379</text:p>
          </table:table-cell>
          <table:table-cell table:formula="of:=[.AE86]+[.AF86]" office:value-type="float" office:value="28.8384535754667" calcext:value-type="float">
            <text:p>28.8384535754667</text:p>
          </table:table-cell>
          <table:table-cell table:formula="of:=IF([.AC86]&gt;0;MOD(DEGREES(ACOS(((SIN(RADIANS([.$B$3]))*COS(RADIANS([.AD86])))-SIN(RADIANS([.T86])))/(COS(RADIANS([.$B$3]))*SIN(RADIANS([.AD86])))))+180;360);MOD(540-DEGREES(ACOS(((SIN(RADIANS([.$B$3]))*COS(RADIANS([.AD86])))-SIN(RADIANS([.T86])))/(COS(RADIANS([.$B$3]))*SIN(RADIANS([.AD86])))));360))" office:value-type="float" office:value="113.11674434767" calcext:value-type="float">
            <text:p>113.116744347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86]+0.1/24" office:value-type="time" office:time-value="PT08H36M00S" calcext:value-type="time">
            <text:p>8:36:00</text:p>
          </table:table-cell>
          <table:table-cell table:style-name="ce9" table:formula="of:=[.D87]+2415018.5+[.E87]-[.$B$5]/24" office:value-type="float" office:value="2460352.56666667" calcext:value-type="float">
            <text:p>2460352.57</text:p>
          </table:table-cell>
          <table:table-cell table:style-name="ce10" table:formula="of:=([.F87]-2451545)/36525" office:value-type="float" office:value="0.241138033310524" calcext:value-type="float">
            <text:p>0.24113803</text:p>
          </table:table-cell>
          <table:table-cell/>
          <table:table-cell table:formula="of:=MOD(280.46646+[.G87]*(36000.76983+[.G87]*0.0003032);360)" office:value-type="float" office:value="321.621312101379" calcext:value-type="float">
            <text:p>321.621312101379</text:p>
          </table:table-cell>
          <table:table-cell table:formula="of:=357.52911+[.G87]*(35999.05029-0.0001537*[.G87])" office:value-type="float" office:value="9038.26928903997" calcext:value-type="float">
            <text:p>9038.26928903997</text:p>
          </table:table-cell>
          <table:table-cell table:formula="of:=0.016708634-[.G87]*(0.000042037+0.0000001267*[.G87])" office:value-type="float" office:value="0.016698489913199" calcext:value-type="float">
            <text:p>0.016698489913199</text:p>
          </table:table-cell>
          <table:table-cell table:formula="of:=SIN(RADIANS([.J87]))*(1.914602-[.G87]*(0.004817+0.000014*[.G87]))+SIN(RADIANS(2*[.J87]))*(0.019993-0.000101*[.G87])+SIN(RADIANS(3*[.J87]))*0.000289" office:value-type="float" office:value="1.2047870818555" calcext:value-type="float">
            <text:p>1.2047870818555</text:p>
          </table:table-cell>
          <table:table-cell table:formula="of:=[.I87]+[.L87]" office:value-type="float" office:value="322.826099183234" calcext:value-type="float">
            <text:p>322.826099183234</text:p>
          </table:table-cell>
          <table:table-cell table:formula="of:=[.J87]+[.L87]" office:value-type="float" office:value="9039.47407612182" calcext:value-type="float">
            <text:p>9039.47407612182</text:p>
          </table:table-cell>
          <table:table-cell table:formula="of:=(1.000001018*(1-[.K87]*[.K87]))/(1+[.K87]*COS(RADIANS([.N87])))" office:value-type="float" office:value="0.986999975675198" calcext:value-type="float">
            <text:p>0.986999975675198</text:p>
          </table:table-cell>
          <table:table-cell table:formula="of:=[.M87]-0.00569-0.00478*SIN(RADIANS(125.04-1934.136*[.G87]))" office:value-type="float" office:value="322.818880901376" calcext:value-type="float">
            <text:p>322.818880901376</text:p>
          </table:table-cell>
          <table:table-cell table:formula="of:=23+(26+((21.448-[.G87]*(46.815+[.G87]*(0.00059-[.G87]*0.001813))))/60)/60" office:value-type="float" office:value="23.436155309468" calcext:value-type="float">
            <text:p>23.436155309468</text:p>
          </table:table-cell>
          <table:table-cell table:formula="of:=[.Q87]+0.00256*COS(RADIANS(125.04-1934.136*[.G87]))" office:value-type="float" office:value="23.4385809367045" calcext:value-type="float">
            <text:p>23.4385809367045</text:p>
          </table:table-cell>
          <table:table-cell table:formula="of:=DEGREES(ATAN2(COS(RADIANS([.P87]));COS(RADIANS([.R87]))*SIN(RADIANS([.P87]))))" office:value-type="float" office:value="-34.8353736641168" calcext:value-type="float">
            <text:p>-34.8353736641168</text:p>
          </table:table-cell>
          <table:table-cell table:formula="of:=DEGREES(ASIN(SIN(RADIANS([.R87]))*SIN(RADIANS([.P87]))))" office:value-type="float" office:value="-13.9092302900163" calcext:value-type="float">
            <text:p>-13.9092302900163</text:p>
          </table:table-cell>
          <table:table-cell table:formula="of:=TAN(RADIANS([.R87]/2))*TAN(RADIANS([.R87]/2))" office:value-type="float" office:value="0.0430318473750205" calcext:value-type="float">
            <text:p>0.0430318473750205</text:p>
          </table:table-cell>
          <table:table-cell table:formula="of:=4*DEGREES([.U87]*SIN(2*RADIANS([.I87]))-2*[.K87]*SIN(RADIANS([.J87]))+4*[.K87]*[.U87]*SIN(RADIANS([.J87]))*COS(2*RADIANS([.I87]))-0.5*[.U87]*[.U87]*SIN(4*RADIANS([.I87]))-1.25*[.K87]*[.K87]*SIN(2*RADIANS([.J87])))" office:value-type="float" office:value="-14.2301034877469" calcext:value-type="float">
            <text:p>-14.2301034877469</text:p>
          </table:table-cell>
          <table:table-cell table:formula="of:=DEGREES(ACOS(COS(RADIANS(90.833))/(COS(RADIANS([.$B$3]))*COS(RADIANS([.T87])))-TAN(RADIANS([.$B$3]))*TAN(RADIANS([.T87]))))" office:value-type="float" office:value="87.9716353146448" calcext:value-type="float">
            <text:p>87.9716353146448</text:p>
          </table:table-cell>
          <table:table-cell table:style-name="ce22" table:formula="of:=(720-4*[.$B$4]-[.V87]+[.$B$5]*60)/1440" office:value-type="time" office:time-value="PT12H14M29.187089265S" calcext:value-type="time">
            <text:p>12:14:29</text:p>
          </table:table-cell>
          <table:table-cell table:style-name="ce8" table:formula="of:=[.X87]-[.W87]*4/1440" office:value-type="time" office:time-value="PT06H22M35.99461375S" calcext:value-type="time">
            <text:p>6:22:35</text:p>
          </table:table-cell>
          <table:table-cell table:style-name="ce8" table:formula="of:=[.X87]+[.W87]*4/1440" office:value-type="time" office:time-value="PT18H06M22.37956478S" calcext:value-type="time">
            <text:p>18:06:22</text:p>
          </table:table-cell>
          <table:table-cell table:style-name="ce11" table:formula="of:=8*[.W87]" office:value-type="float" office:value="703.773082517159" calcext:value-type="float">
            <text:p>703.773082517159</text:p>
          </table:table-cell>
          <table:table-cell table:formula="of:=MOD([.E87]*1440+[.V87]+4*[.$B$4]-60*[.$B$5];1440)" office:value-type="float" office:value="501.513548512253" calcext:value-type="float">
            <text:p>501.513548512253</text:p>
          </table:table-cell>
          <table:table-cell table:formula="of:=IF([.AB87]/4&lt;0;[.AB87]/4+180;[.AB87]/4-180)" office:value-type="float" office:value="-54.6216128719367" calcext:value-type="float">
            <text:p>-54.6216128719367</text:p>
          </table:table-cell>
          <table:table-cell table:formula="of:=DEGREES(ACOS(SIN(RADIANS([.$B$3]))*SIN(RADIANS([.T87]))+COS(RADIANS([.$B$3]))*COS(RADIANS([.T87]))*COS(RADIANS([.AC87]))))" office:value-type="float" office:value="59.8418822343857" calcext:value-type="float">
            <text:p>59.8418822343857</text:p>
          </table:table-cell>
          <table:table-cell table:formula="of:=90-[.AD87]" office:value-type="float" office:value="30.1581177656143" calcext:value-type="float">
            <text:p>30.1581177656143</text:p>
          </table:table-cell>
          <table:table-cell table:formula="of:=IF([.AE87]&gt;85;0;IF([.AE87]&gt;5;58.1/TAN(RADIANS([.AE87]))-0.07/POWER(TAN(RADIANS([.AE87]));3)+0.000086/POWER(TAN(RADIANS([.AE87]));5);IF([.AE87]&gt;-0.575;1735+[.AE87]*(-518.2+[.AE87]*(103.4+[.AE87]*(-12.79+[.AE87]*0.711)));-20.772/TAN(RADIANS([.AE87])))))/3600" office:value-type="float" office:value="0.0276773050436842" calcext:value-type="float">
            <text:p>0.0276773050436842</text:p>
          </table:table-cell>
          <table:table-cell table:formula="of:=[.AE87]+[.AF87]" office:value-type="float" office:value="30.185795070658" calcext:value-type="float">
            <text:p>30.185795070658</text:p>
          </table:table-cell>
          <table:table-cell table:formula="of:=IF([.AC87]&gt;0;MOD(DEGREES(ACOS(((SIN(RADIANS([.$B$3]))*COS(RADIANS([.AD87])))-SIN(RADIANS([.T87])))/(COS(RADIANS([.$B$3]))*SIN(RADIANS([.AD87])))))+180;360);MOD(540-DEGREES(ACOS(((SIN(RADIANS([.$B$3]))*COS(RADIANS([.AD87])))-SIN(RADIANS([.T87])))/(COS(RADIANS([.$B$3]))*SIN(RADIANS([.AD87])))));360))" office:value-type="float" office:value="113.746464730222" calcext:value-type="float">
            <text:p>113.74646473022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87]+0.1/24" office:value-type="time" office:time-value="PT08H42M00S" calcext:value-type="time">
            <text:p>8:42:00</text:p>
          </table:table-cell>
          <table:table-cell table:style-name="ce9" table:formula="of:=[.D88]+2415018.5+[.E88]-[.$B$5]/24" office:value-type="float" office:value="2460352.57083333" calcext:value-type="float">
            <text:p>2460352.57</text:p>
          </table:table-cell>
          <table:table-cell table:style-name="ce10" table:formula="of:=([.F88]-2451545)/36525" office:value-type="float" office:value="0.241138147387633" calcext:value-type="float">
            <text:p>0.24113815</text:p>
          </table:table-cell>
          <table:table-cell/>
          <table:table-cell table:formula="of:=MOD(280.46646+[.G88]*(36000.76983+[.G88]*0.0003032);360)" office:value-type="float" office:value="321.625418965152" calcext:value-type="float">
            <text:p>321.625418965152</text:p>
          </table:table-cell>
          <table:table-cell table:formula="of:=357.52911+[.G88]*(35999.05029-0.0001537*[.G88])" office:value-type="float" office:value="9038.27339570755" calcext:value-type="float">
            <text:p>9038.27339570755</text:p>
          </table:table-cell>
          <table:table-cell table:formula="of:=0.016708634-[.G88]*(0.000042037+0.0000001267*[.G88])" office:value-type="float" office:value="0.0166984899083966" calcext:value-type="float">
            <text:p>0.0166984899083966</text:p>
          </table:table-cell>
          <table:table-cell table:formula="of:=SIN(RADIANS([.J88]))*(1.914602-[.G88]*(0.004817+0.000014*[.G88]))+SIN(RADIANS(2*[.J88]))*(0.019993-0.000101*[.G88])+SIN(RADIANS(3*[.J88]))*0.000289" office:value-type="float" office:value="1.20489539266571" calcext:value-type="float">
            <text:p>1.20489539266571</text:p>
          </table:table-cell>
          <table:table-cell table:formula="of:=[.I88]+[.L88]" office:value-type="float" office:value="322.830314357817" calcext:value-type="float">
            <text:p>322.830314357817</text:p>
          </table:table-cell>
          <table:table-cell table:formula="of:=[.J88]+[.L88]" office:value-type="float" office:value="9039.47829110022" calcext:value-type="float">
            <text:p>9039.47829110022</text:p>
          </table:table-cell>
          <table:table-cell table:formula="of:=(1.000001018*(1-[.K88]*[.K88]))/(1+[.K88]*COS(RADIANS([.N88])))" office:value-type="float" office:value="0.987000736699983" calcext:value-type="float">
            <text:p>0.987000736699983</text:p>
          </table:table-cell>
          <table:table-cell table:formula="of:=[.M88]-0.00569-0.00478*SIN(RADIANS(125.04-1934.136*[.G88]))" office:value-type="float" office:value="322.8230960934" calcext:value-type="float">
            <text:p>322.8230960934</text:p>
          </table:table-cell>
          <table:table-cell table:formula="of:=23+(26+((21.448-[.G88]*(46.815+[.G88]*(0.00059-[.G88]*0.001813))))/60)/60" office:value-type="float" office:value="23.4361553079845" calcext:value-type="float">
            <text:p>23.4361553079845</text:p>
          </table:table-cell>
          <table:table-cell table:formula="of:=[.Q88]+0.00256*COS(RADIANS(125.04-1934.136*[.G88]))" office:value-type="float" office:value="23.4385809383729" calcext:value-type="float">
            <text:p>23.4385809383729</text:p>
          </table:table-cell>
          <table:table-cell table:formula="of:=DEGREES(ATAN2(COS(RADIANS([.P88]));COS(RADIANS([.R88]))*SIN(RADIANS([.P88]))))" office:value-type="float" office:value="-34.8312691234195" calcext:value-type="float">
            <text:p>-34.8312691234195</text:p>
          </table:table-cell>
          <table:table-cell table:formula="of:=DEGREES(ASIN(SIN(RADIANS([.R88]))*SIN(RADIANS([.P88]))))" office:value-type="float" office:value="-13.9078540603574" calcext:value-type="float">
            <text:p>-13.9078540603574</text:p>
          </table:table-cell>
          <table:table-cell table:formula="of:=TAN(RADIANS([.R88]/2))*TAN(RADIANS([.R88]/2))" office:value-type="float" office:value="0.0430318473813211" calcext:value-type="float">
            <text:p>0.0430318473813211</text:p>
          </table:table-cell>
          <table:table-cell table:formula="of:=4*DEGREES([.U88]*SIN(2*RADIANS([.I88]))-2*[.K88]*SIN(RADIANS([.J88]))+4*[.K88]*[.U88]*SIN(RADIANS([.J88]))*COS(2*RADIANS([.I88]))-0.5*[.U88]*[.U88]*SIN(4*RADIANS([.I88]))-1.25*[.K88]*[.K88]*SIN(2*RADIANS([.J88])))" office:value-type="float" office:value="-14.2300930068296" calcext:value-type="float">
            <text:p>-14.2300930068296</text:p>
          </table:table-cell>
          <table:table-cell table:formula="of:=DEGREES(ACOS(COS(RADIANS(90.833))/(COS(RADIANS([.$B$3]))*COS(RADIANS([.T88])))-TAN(RADIANS([.$B$3]))*TAN(RADIANS([.T88]))))" office:value-type="float" office:value="87.9719292122363" calcext:value-type="float">
            <text:p>87.9719292122363</text:p>
          </table:table-cell>
          <table:table-cell table:style-name="ce22" table:formula="of:=(720-4*[.$B$4]-[.V88]+[.$B$5]*60)/1440" office:value-type="time" office:time-value="PT12H14M29.18646041S" calcext:value-type="time">
            <text:p>12:14:29</text:p>
          </table:table-cell>
          <table:table-cell table:style-name="ce8" table:formula="of:=[.X88]-[.W88]*4/1440" office:value-type="time" office:time-value="PT06H22M35.923449473S" calcext:value-type="time">
            <text:p>6:22:35</text:p>
          </table:table-cell>
          <table:table-cell table:style-name="ce8" table:formula="of:=[.X88]+[.W88]*4/1440" office:value-type="time" office:time-value="PT18H06M22.449471347S" calcext:value-type="time">
            <text:p>18:06:22</text:p>
          </table:table-cell>
          <table:table-cell table:style-name="ce11" table:formula="of:=8*[.W88]" office:value-type="float" office:value="703.775433697891" calcext:value-type="float">
            <text:p>703.775433697891</text:p>
          </table:table-cell>
          <table:table-cell table:formula="of:=MOD([.E88]*1440+[.V88]+4*[.$B$4]-60*[.$B$5];1440)" office:value-type="float" office:value="507.51355899317" calcext:value-type="float">
            <text:p>507.51355899317</text:p>
          </table:table-cell>
          <table:table-cell table:formula="of:=IF([.AB88]/4&lt;0;[.AB88]/4+180;[.AB88]/4-180)" office:value-type="float" office:value="-53.1216102517074" calcext:value-type="float">
            <text:p>-53.1216102517074</text:p>
          </table:table-cell>
          <table:table-cell table:formula="of:=DEGREES(ACOS(SIN(RADIANS([.$B$3]))*SIN(RADIANS([.T88]))+COS(RADIANS([.$B$3]))*COS(RADIANS([.T88]))*COS(RADIANS([.AC88]))))" office:value-type="float" office:value="58.4996194211032" calcext:value-type="float">
            <text:p>58.4996194211032</text:p>
          </table:table-cell>
          <table:table-cell table:formula="of:=90-[.AD88]" office:value-type="float" office:value="31.5003805788968" calcext:value-type="float">
            <text:p>31.5003805788968</text:p>
          </table:table-cell>
          <table:table-cell table:formula="of:=IF([.AE88]&gt;85;0;IF([.AE88]&gt;5;58.1/TAN(RADIANS([.AE88]))-0.07/POWER(TAN(RADIANS([.AE88]));3)+0.000086/POWER(TAN(RADIANS([.AE88]));5);IF([.AE88]&gt;-0.575;1735+[.AE88]*(-518.2+[.AE88]*(103.4+[.AE88]*(-12.79+[.AE88]*0.711)));-20.772/TAN(RADIANS([.AE88])))))/3600" office:value-type="float" office:value="0.026251664314924" calcext:value-type="float">
            <text:p>0.026251664314924</text:p>
          </table:table-cell>
          <table:table-cell table:formula="of:=[.AE88]+[.AF88]" office:value-type="float" office:value="31.5266322432117" calcext:value-type="float">
            <text:p>31.5266322432117</text:p>
          </table:table-cell>
          <table:table-cell table:formula="of:=IF([.AC88]&gt;0;MOD(DEGREES(ACOS(((SIN(RADIANS([.$B$3]))*COS(RADIANS([.AD88])))-SIN(RADIANS([.T88])))/(COS(RADIANS([.$B$3]))*SIN(RADIANS([.AD88])))))+180;360);MOD(540-DEGREES(ACOS(((SIN(RADIANS([.$B$3]))*COS(RADIANS([.AD88])))-SIN(RADIANS([.T88])))/(COS(RADIANS([.$B$3]))*SIN(RADIANS([.AD88])))));360))" office:value-type="float" office:value="114.403546275583" calcext:value-type="float">
            <text:p>114.40354627558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88]+0.1/24" office:value-type="time" office:time-value="PT08H48M00S" calcext:value-type="time">
            <text:p>8:48:00</text:p>
          </table:table-cell>
          <table:table-cell table:style-name="ce9" table:formula="of:=[.D89]+2415018.5+[.E89]-[.$B$5]/24" office:value-type="float" office:value="2460352.575" calcext:value-type="float">
            <text:p>2460352.58</text:p>
          </table:table-cell>
          <table:table-cell table:style-name="ce10" table:formula="of:=([.F89]-2451545)/36525" office:value-type="float" office:value="0.241138261464755" calcext:value-type="float">
            <text:p>0.24113826</text:p>
          </table:table-cell>
          <table:table-cell/>
          <table:table-cell table:formula="of:=MOD(280.46646+[.G89]*(36000.76983+[.G89]*0.0003032);360)" office:value-type="float" office:value="321.629525829383" calcext:value-type="float">
            <text:p>321.629525829383</text:p>
          </table:table-cell>
          <table:table-cell table:formula="of:=357.52911+[.G89]*(35999.05029-0.0001537*[.G89])" office:value-type="float" office:value="9038.2775023756" calcext:value-type="float">
            <text:p>9038.2775023756</text:p>
          </table:table-cell>
          <table:table-cell table:formula="of:=0.016708634-[.G89]*(0.000042037+0.0000001267*[.G89])" office:value-type="float" office:value="0.0166984899035941" calcext:value-type="float">
            <text:p>0.0166984899035941</text:p>
          </table:table-cell>
          <table:table-cell table:formula="of:=SIN(RADIANS([.J89]))*(1.914602-[.G89]*(0.004817+0.000014*[.G89]))+SIN(RADIANS(2*[.J89]))*(0.019993-0.000101*[.G89])+SIN(RADIANS(3*[.J89]))*0.000289" office:value-type="float" office:value="1.20500369698804" calcext:value-type="float">
            <text:p>1.20500369698804</text:p>
          </table:table-cell>
          <table:table-cell table:formula="of:=[.I89]+[.L89]" office:value-type="float" office:value="322.834529526371" calcext:value-type="float">
            <text:p>322.834529526371</text:p>
          </table:table-cell>
          <table:table-cell table:formula="of:=[.J89]+[.L89]" office:value-type="float" office:value="9039.48250607259" calcext:value-type="float">
            <text:p>9039.48250607259</text:p>
          </table:table-cell>
          <table:table-cell table:formula="of:=(1.000001018*(1-[.K89]*[.K89]))/(1+[.K89]*COS(RADIANS([.N89])))" office:value-type="float" office:value="0.987001497792823" calcext:value-type="float">
            <text:p>0.987001497792823</text:p>
          </table:table-cell>
          <table:table-cell table:formula="of:=[.M89]-0.00569-0.00478*SIN(RADIANS(125.04-1934.136*[.G89]))" office:value-type="float" office:value="322.827311279395" calcext:value-type="float">
            <text:p>322.827311279395</text:p>
          </table:table-cell>
          <table:table-cell table:formula="of:=23+(26+((21.448-[.G89]*(46.815+[.G89]*(0.00059-[.G89]*0.001813))))/60)/60" office:value-type="float" office:value="23.436155306501" calcext:value-type="float">
            <text:p>23.436155306501</text:p>
          </table:table-cell>
          <table:table-cell table:formula="of:=[.Q89]+0.00256*COS(RADIANS(125.04-1934.136*[.G89]))" office:value-type="float" office:value="23.4385809400413" calcext:value-type="float">
            <text:p>23.4385809400413</text:p>
          </table:table-cell>
          <table:table-cell table:formula="of:=DEGREES(ATAN2(COS(RADIANS([.P89]));COS(RADIANS([.R89]))*SIN(RADIANS([.P89]))))" office:value-type="float" office:value="-34.8271646374202" calcext:value-type="float">
            <text:p>-34.8271646374202</text:p>
          </table:table-cell>
          <table:table-cell table:formula="of:=DEGREES(ASIN(SIN(RADIANS([.R89]))*SIN(RADIANS([.P89]))))" office:value-type="float" office:value="-13.9064777640639" calcext:value-type="float">
            <text:p>-13.9064777640639</text:p>
          </table:table-cell>
          <table:table-cell table:formula="of:=TAN(RADIANS([.R89]/2))*TAN(RADIANS([.R89]/2))" office:value-type="float" office:value="0.0430318473876216" calcext:value-type="float">
            <text:p>0.0430318473876216</text:p>
          </table:table-cell>
          <table:table-cell table:formula="of:=4*DEGREES([.U89]*SIN(2*RADIANS([.I89]))-2*[.K89]*SIN(RADIANS([.J89]))+4*[.K89]*[.U89]*SIN(RADIANS([.J89]))*COS(2*RADIANS([.I89]))-0.5*[.U89]*[.U89]*SIN(4*RADIANS([.I89]))-1.25*[.K89]*[.K89]*SIN(2*RADIANS([.J89])))" office:value-type="float" office:value="-14.2300823025178" calcext:value-type="float">
            <text:p>-14.2300823025178</text:p>
          </table:table-cell>
          <table:table-cell table:formula="of:=DEGREES(ACOS(COS(RADIANS(90.833))/(COS(RADIANS([.$B$3]))*COS(RADIANS([.T89])))-TAN(RADIANS([.$B$3]))*TAN(RADIANS([.T89]))))" office:value-type="float" office:value="87.9722231210139" calcext:value-type="float">
            <text:p>87.9722231210139</text:p>
          </table:table-cell>
          <table:table-cell table:style-name="ce22" table:formula="of:=(720-4*[.$B$4]-[.V89]+[.$B$5]*60)/1440" office:value-type="time" office:time-value="PT12H14M29.185818151S" calcext:value-type="time">
            <text:p>12:14:29</text:p>
          </table:table-cell>
          <table:table-cell table:style-name="ce8" table:formula="of:=[.X89]-[.W89]*4/1440" office:value-type="time" office:time-value="PT06H22M35.852269108S" calcext:value-type="time">
            <text:p>6:22:35</text:p>
          </table:table-cell>
          <table:table-cell table:style-name="ce8" table:formula="of:=[.X89]+[.W89]*4/1440" office:value-type="time" office:time-value="PT18H06M22.519367194S" calcext:value-type="time">
            <text:p>18:06:22</text:p>
          </table:table-cell>
          <table:table-cell table:style-name="ce11" table:formula="of:=8*[.W89]" office:value-type="float" office:value="703.777784968111" calcext:value-type="float">
            <text:p>703.777784968111</text:p>
          </table:table-cell>
          <table:table-cell table:formula="of:=MOD([.E89]*1440+[.V89]+4*[.$B$4]-60*[.$B$5];1440)" office:value-type="float" office:value="513.513569697482" calcext:value-type="float">
            <text:p>513.513569697482</text:p>
          </table:table-cell>
          <table:table-cell table:formula="of:=IF([.AB89]/4&lt;0;[.AB89]/4+180;[.AB89]/4-180)" office:value-type="float" office:value="-51.6216075756294" calcext:value-type="float">
            <text:p>-51.6216075756294</text:p>
          </table:table-cell>
          <table:table-cell table:formula="of:=DEGREES(ACOS(SIN(RADIANS([.$B$3]))*SIN(RADIANS([.T89]))+COS(RADIANS([.$B$3]))*COS(RADIANS([.T89]))*COS(RADIANS([.AC89]))))" office:value-type="float" office:value="57.1644584523376" calcext:value-type="float">
            <text:p>57.1644584523376</text:p>
          </table:table-cell>
          <table:table-cell table:formula="of:=90-[.AD89]" office:value-type="float" office:value="32.8355415476624" calcext:value-type="float">
            <text:p>32.8355415476624</text:p>
          </table:table-cell>
          <table:table-cell table:formula="of:=IF([.AE89]&gt;85;0;IF([.AE89]&gt;5;58.1/TAN(RADIANS([.AE89]))-0.07/POWER(TAN(RADIANS([.AE89]));3)+0.000086/POWER(TAN(RADIANS([.AE89]));5);IF([.AE89]&gt;-0.575;1735+[.AE89]*(-518.2+[.AE89]*(103.4+[.AE89]*(-12.79+[.AE89]*0.711)));-20.772/TAN(RADIANS([.AE89])))))/3600" office:value-type="float" office:value="0.0249364334322179" calcext:value-type="float">
            <text:p>0.0249364334322179</text:p>
          </table:table-cell>
          <table:table-cell table:formula="of:=[.AE89]+[.AF89]" office:value-type="float" office:value="32.8604779810946" calcext:value-type="float">
            <text:p>32.8604779810946</text:p>
          </table:table-cell>
          <table:table-cell table:formula="of:=IF([.AC89]&gt;0;MOD(DEGREES(ACOS(((SIN(RADIANS([.$B$3]))*COS(RADIANS([.AD89])))-SIN(RADIANS([.T89])))/(COS(RADIANS([.$B$3]))*SIN(RADIANS([.AD89])))))+180;360);MOD(540-DEGREES(ACOS(((SIN(RADIANS([.$B$3]))*COS(RADIANS([.AD89])))-SIN(RADIANS([.T89])))/(COS(RADIANS([.$B$3]))*SIN(RADIANS([.AD89])))));360))" office:value-type="float" office:value="115.089750027802" calcext:value-type="float">
            <text:p>115.08975002780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89]+0.1/24" office:value-type="time" office:time-value="PT08H54M00S" calcext:value-type="time">
            <text:p>8:54:00</text:p>
          </table:table-cell>
          <table:table-cell table:style-name="ce9" table:formula="of:=[.D90]+2415018.5+[.E90]-[.$B$5]/24" office:value-type="float" office:value="2460352.57916667" calcext:value-type="float">
            <text:p>2460352.58</text:p>
          </table:table-cell>
          <table:table-cell table:style-name="ce10" table:formula="of:=([.F90]-2451545)/36525" office:value-type="float" office:value="0.241138375541865" calcext:value-type="float">
            <text:p>0.24113838</text:p>
          </table:table-cell>
          <table:table-cell/>
          <table:table-cell table:formula="of:=MOD(280.46646+[.G90]*(36000.76983+[.G90]*0.0003032);360)" office:value-type="float" office:value="321.633632693156" calcext:value-type="float">
            <text:p>321.633632693156</text:p>
          </table:table-cell>
          <table:table-cell table:formula="of:=357.52911+[.G90]*(35999.05029-0.0001537*[.G90])" office:value-type="float" office:value="9038.28160904318" calcext:value-type="float">
            <text:p>9038.28160904318</text:p>
          </table:table-cell>
          <table:table-cell table:formula="of:=0.016708634-[.G90]*(0.000042037+0.0000001267*[.G90])" office:value-type="float" office:value="0.0166984898987917" calcext:value-type="float">
            <text:p>0.0166984898987917</text:p>
          </table:table-cell>
          <table:table-cell table:formula="of:=SIN(RADIANS([.J90]))*(1.914602-[.G90]*(0.004817+0.000014*[.G90]))+SIN(RADIANS(2*[.J90]))*(0.019993-0.000101*[.G90])+SIN(RADIANS(3*[.J90]))*0.000289" office:value-type="float" office:value="1.2051119947976" calcext:value-type="float">
            <text:p>1.2051119947976</text:p>
          </table:table-cell>
          <table:table-cell table:formula="of:=[.I90]+[.L90]" office:value-type="float" office:value="322.838744687954" calcext:value-type="float">
            <text:p>322.838744687954</text:p>
          </table:table-cell>
          <table:table-cell table:formula="of:=[.J90]+[.L90]" office:value-type="float" office:value="9039.48672103798" calcext:value-type="float">
            <text:p>9039.48672103798</text:p>
          </table:table-cell>
          <table:table-cell table:formula="of:=(1.000001018*(1-[.K90]*[.K90]))/(1+[.K90]*COS(RADIANS([.N90])))" office:value-type="float" office:value="0.987002258953543" calcext:value-type="float">
            <text:p>0.987002258953543</text:p>
          </table:table-cell>
          <table:table-cell table:formula="of:=[.M90]-0.00569-0.00478*SIN(RADIANS(125.04-1934.136*[.G90]))" office:value-type="float" office:value="322.831526458418" calcext:value-type="float">
            <text:p>322.831526458418</text:p>
          </table:table-cell>
          <table:table-cell table:formula="of:=23+(26+((21.448-[.G90]*(46.815+[.G90]*(0.00059-[.G90]*0.001813))))/60)/60" office:value-type="float" office:value="23.4361553050175" calcext:value-type="float">
            <text:p>23.4361553050175</text:p>
          </table:table-cell>
          <table:table-cell table:formula="of:=[.Q90]+0.00256*COS(RADIANS(125.04-1934.136*[.G90]))" office:value-type="float" office:value="23.4385809417097" calcext:value-type="float">
            <text:p>23.4385809417097</text:p>
          </table:table-cell>
          <table:table-cell table:formula="of:=DEGREES(ATAN2(COS(RADIANS([.P90]));COS(RADIANS([.R90]))*SIN(RADIANS([.P90]))))" office:value-type="float" office:value="-34.8230602070322" calcext:value-type="float">
            <text:p>-34.8230602070322</text:p>
          </table:table-cell>
          <table:table-cell table:formula="of:=DEGREES(ASIN(SIN(RADIANS([.R90]))*SIN(RADIANS([.P90]))))" office:value-type="float" office:value="-13.9051014014517" calcext:value-type="float">
            <text:p>-13.9051014014517</text:p>
          </table:table-cell>
          <table:table-cell table:formula="of:=TAN(RADIANS([.R90]/2))*TAN(RADIANS([.R90]/2))" office:value-type="float" office:value="0.0430318473939219" calcext:value-type="float">
            <text:p>0.0430318473939219</text:p>
          </table:table-cell>
          <table:table-cell table:formula="of:=4*DEGREES([.U90]*SIN(2*RADIANS([.I90]))-2*[.K90]*SIN(RADIANS([.J90]))+4*[.K90]*[.U90]*SIN(RADIANS([.J90]))*COS(2*RADIANS([.I90]))-0.5*[.U90]*[.U90]*SIN(4*RADIANS([.I90]))-1.25*[.K90]*[.K90]*SIN(2*RADIANS([.J90])))" office:value-type="float" office:value="-14.2300713748247" calcext:value-type="float">
            <text:p>-14.2300713748247</text:p>
          </table:table-cell>
          <table:table-cell table:formula="of:=DEGREES(ACOS(COS(RADIANS(90.833))/(COS(RADIANS([.$B$3]))*COS(RADIANS([.T90])))-TAN(RADIANS([.$B$3]))*TAN(RADIANS([.T90]))))" office:value-type="float" office:value="87.9725170409099" calcext:value-type="float">
            <text:p>87.9725170409099</text:p>
          </table:table-cell>
          <table:table-cell table:style-name="ce22" table:formula="of:=(720-4*[.$B$4]-[.V90]+[.$B$5]*60)/1440" office:value-type="time" office:time-value="PT12H14M29.185162489S" calcext:value-type="time">
            <text:p>12:14:29</text:p>
          </table:table-cell>
          <table:table-cell table:style-name="ce8" table:formula="of:=[.X90]-[.W90]*4/1440" office:value-type="time" office:time-value="PT06H22M35.781072671S" calcext:value-type="time">
            <text:p>6:22:35</text:p>
          </table:table-cell>
          <table:table-cell table:style-name="ce8" table:formula="of:=[.X90]+[.W90]*4/1440" office:value-type="time" office:time-value="PT18H06M22.589252308S" calcext:value-type="time">
            <text:p>18:06:22</text:p>
          </table:table-cell>
          <table:table-cell table:style-name="ce11" table:formula="of:=8*[.W90]" office:value-type="float" office:value="703.780136327279" calcext:value-type="float">
            <text:p>703.780136327279</text:p>
          </table:table-cell>
          <table:table-cell table:formula="of:=MOD([.E90]*1440+[.V90]+4*[.$B$4]-60*[.$B$5];1440)" office:value-type="float" office:value="519.513580625175" calcext:value-type="float">
            <text:p>519.513580625175</text:p>
          </table:table-cell>
          <table:table-cell table:formula="of:=IF([.AB90]/4&lt;0;[.AB90]/4+180;[.AB90]/4-180)" office:value-type="float" office:value="-50.1216048437062" calcext:value-type="float">
            <text:p>-50.1216048437062</text:p>
          </table:table-cell>
          <table:table-cell table:formula="of:=DEGREES(ACOS(SIN(RADIANS([.$B$3]))*SIN(RADIANS([.T90]))+COS(RADIANS([.$B$3]))*COS(RADIANS([.T90]))*COS(RADIANS([.AC90]))))" office:value-type="float" office:value="55.8369132259963" calcext:value-type="float">
            <text:p>55.8369132259963</text:p>
          </table:table-cell>
          <table:table-cell table:formula="of:=90-[.AD90]" office:value-type="float" office:value="34.1630867740037" calcext:value-type="float">
            <text:p>34.1630867740037</text:p>
          </table:table-cell>
          <table:table-cell table:formula="of:=IF([.AE90]&gt;85;0;IF([.AE90]&gt;5;58.1/TAN(RADIANS([.AE90]))-0.07/POWER(TAN(RADIANS([.AE90]));3)+0.000086/POWER(TAN(RADIANS([.AE90]));5);IF([.AE90]&gt;-0.575;1735+[.AE90]*(-518.2+[.AE90]*(103.4+[.AE90]*(-12.79+[.AE90]*0.711)));-20.772/TAN(RADIANS([.AE90])))))/3600" office:value-type="float" office:value="0.0237185537822348" calcext:value-type="float">
            <text:p>0.0237185537822348</text:p>
          </table:table-cell>
          <table:table-cell table:formula="of:=[.AE90]+[.AF90]" office:value-type="float" office:value="34.1868053277859" calcext:value-type="float">
            <text:p>34.1868053277859</text:p>
          </table:table-cell>
          <table:table-cell table:formula="of:=IF([.AC90]&gt;0;MOD(DEGREES(ACOS(((SIN(RADIANS([.$B$3]))*COS(RADIANS([.AD90])))-SIN(RADIANS([.T90])))/(COS(RADIANS([.$B$3]))*SIN(RADIANS([.AD90])))))+180;360);MOD(540-DEGREES(ACOS(((SIN(RADIANS([.$B$3]))*COS(RADIANS([.AD90])))-SIN(RADIANS([.T90])))/(COS(RADIANS([.$B$3]))*SIN(RADIANS([.AD90])))));360))" office:value-type="float" office:value="115.806977477595" calcext:value-type="float">
            <text:p>115.80697747759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90]+0.1/24" office:value-type="time" office:time-value="PT09H00M00S" calcext:value-type="time">
            <text:p>9:00:00</text:p>
          </table:table-cell>
          <table:table-cell table:style-name="ce9" table:formula="of:=[.D91]+2415018.5+[.E91]-[.$B$5]/24" office:value-type="float" office:value="2460352.58333333" calcext:value-type="float">
            <text:p>2460352.58</text:p>
          </table:table-cell>
          <table:table-cell table:style-name="ce10" table:formula="of:=([.F91]-2451545)/36525" office:value-type="float" office:value="0.241138489618987" calcext:value-type="float">
            <text:p>0.24113849</text:p>
          </table:table-cell>
          <table:table-cell/>
          <table:table-cell table:formula="of:=MOD(280.46646+[.G91]*(36000.76983+[.G91]*0.0003032);360)" office:value-type="float" office:value="321.637739557387" calcext:value-type="float">
            <text:p>321.637739557387</text:p>
          </table:table-cell>
          <table:table-cell table:formula="of:=357.52911+[.G91]*(35999.05029-0.0001537*[.G91])" office:value-type="float" office:value="9038.28571571123" calcext:value-type="float">
            <text:p>9038.28571571123</text:p>
          </table:table-cell>
          <table:table-cell table:formula="of:=0.016708634-[.G91]*(0.000042037+0.0000001267*[.G91])" office:value-type="float" office:value="0.0166984898939893" calcext:value-type="float">
            <text:p>0.0166984898939893</text:p>
          </table:table-cell>
          <table:table-cell table:formula="of:=SIN(RADIANS([.J91]))*(1.914602-[.G91]*(0.004817+0.000014*[.G91]))+SIN(RADIANS(2*[.J91]))*(0.019993-0.000101*[.G91])+SIN(RADIANS(3*[.J91]))*0.000289" office:value-type="float" office:value="1.20522028611813" calcext:value-type="float">
            <text:p>1.20522028611813</text:p>
          </table:table-cell>
          <table:table-cell table:formula="of:=[.I91]+[.L91]" office:value-type="float" office:value="322.842959843505" calcext:value-type="float">
            <text:p>322.842959843505</text:p>
          </table:table-cell>
          <table:table-cell table:formula="of:=[.J91]+[.L91]" office:value-type="float" office:value="9039.49093599735" calcext:value-type="float">
            <text:p>9039.49093599735</text:p>
          </table:table-cell>
          <table:table-cell table:formula="of:=(1.000001018*(1-[.K91]*[.K91]))/(1+[.K91]*COS(RADIANS([.N91])))" office:value-type="float" office:value="0.987003020182311" calcext:value-type="float">
            <text:p>0.987003020182311</text:p>
          </table:table-cell>
          <table:table-cell table:formula="of:=[.M91]-0.00569-0.00478*SIN(RADIANS(125.04-1934.136*[.G91]))" office:value-type="float" office:value="322.835741631411" calcext:value-type="float">
            <text:p>322.835741631411</text:p>
          </table:table-cell>
          <table:table-cell table:formula="of:=23+(26+((21.448-[.G91]*(46.815+[.G91]*(0.00059-[.G91]*0.001813))))/60)/60" office:value-type="float" office:value="23.436155303534" calcext:value-type="float">
            <text:p>23.436155303534</text:p>
          </table:table-cell>
          <table:table-cell table:formula="of:=[.Q91]+0.00256*COS(RADIANS(125.04-1934.136*[.G91]))" office:value-type="float" office:value="23.438580943378" calcext:value-type="float">
            <text:p>23.438580943378</text:p>
          </table:table-cell>
          <table:table-cell table:formula="of:=DEGREES(ATAN2(COS(RADIANS([.P91]));COS(RADIANS([.R91]))*SIN(RADIANS([.P91]))))" office:value-type="float" office:value="-34.8189558313366" calcext:value-type="float">
            <text:p>-34.8189558313366</text:p>
          </table:table-cell>
          <table:table-cell table:formula="of:=DEGREES(ASIN(SIN(RADIANS([.R91]))*SIN(RADIANS([.P91]))))" office:value-type="float" office:value="-13.9037249722217" calcext:value-type="float">
            <text:p>-13.9037249722217</text:p>
          </table:table-cell>
          <table:table-cell table:formula="of:=TAN(RADIANS([.R91]/2))*TAN(RADIANS([.R91]/2))" office:value-type="float" office:value="0.0430318474002221" calcext:value-type="float">
            <text:p>0.0430318474002221</text:p>
          </table:table-cell>
          <table:table-cell table:formula="of:=4*DEGREES([.U91]*SIN(2*RADIANS([.I91]))-2*[.K91]*SIN(RADIANS([.J91]))+4*[.K91]*[.U91]*SIN(RADIANS([.J91]))*COS(2*RADIANS([.I91]))-0.5*[.U91]*[.U91]*SIN(4*RADIANS([.I91]))-1.25*[.K91]*[.K91]*SIN(2*RADIANS([.J91])))" office:value-type="float" office:value="-14.23006022376" calcext:value-type="float">
            <text:p>-14.23006022376</text:p>
          </table:table-cell>
          <table:table-cell table:formula="of:=DEGREES(ACOS(COS(RADIANS(90.833))/(COS(RADIANS([.$B$3]))*COS(RADIANS([.T91])))-TAN(RADIANS([.$B$3]))*TAN(RADIANS([.T91]))))" office:value-type="float" office:value="87.9728109719883" calcext:value-type="float">
            <text:p>87.9728109719883</text:p>
          </table:table-cell>
          <table:table-cell table:style-name="ce22" table:formula="of:=(720-4*[.$B$4]-[.V91]+[.$B$5]*60)/1440" office:value-type="time" office:time-value="PT12H14M29.184493426S" calcext:value-type="time">
            <text:p>12:14:29</text:p>
          </table:table-cell>
          <table:table-cell table:style-name="ce8" table:formula="of:=[.X91]-[.W91]*4/1440" office:value-type="time" office:time-value="PT06H22M35.709860148S" calcext:value-type="time">
            <text:p>6:22:35</text:p>
          </table:table-cell>
          <table:table-cell table:style-name="ce8" table:formula="of:=[.X91]+[.W91]*4/1440" office:value-type="time" office:time-value="PT18H06M22.659126703S" calcext:value-type="time">
            <text:p>18:06:22</text:p>
          </table:table-cell>
          <table:table-cell table:style-name="ce11" table:formula="of:=8*[.W91]" office:value-type="float" office:value="703.782487775906" calcext:value-type="float">
            <text:p>703.782487775906</text:p>
          </table:table-cell>
          <table:table-cell table:formula="of:=MOD([.E91]*1440+[.V91]+4*[.$B$4]-60*[.$B$5];1440)" office:value-type="float" office:value="525.51359177624" calcext:value-type="float">
            <text:p>525.51359177624</text:p>
          </table:table-cell>
          <table:table-cell table:formula="of:=IF([.AB91]/4&lt;0;[.AB91]/4+180;[.AB91]/4-180)" office:value-type="float" office:value="-48.62160205594" calcext:value-type="float">
            <text:p>-48.62160205594</text:p>
          </table:table-cell>
          <table:table-cell table:formula="of:=DEGREES(ACOS(SIN(RADIANS([.$B$3]))*SIN(RADIANS([.T91]))+COS(RADIANS([.$B$3]))*COS(RADIANS([.T91]))*COS(RADIANS([.AC91]))))" office:value-type="float" office:value="54.5175444821775" calcext:value-type="float">
            <text:p>54.5175444821775</text:p>
          </table:table-cell>
          <table:table-cell table:formula="of:=90-[.AD91]" office:value-type="float" office:value="35.4824555178225" calcext:value-type="float">
            <text:p>35.4824555178225</text:p>
          </table:table-cell>
          <table:table-cell table:formula="of:=IF([.AE91]&gt;85;0;IF([.AE91]&gt;5;58.1/TAN(RADIANS([.AE91]))-0.07/POWER(TAN(RADIANS([.AE91]));3)+0.000086/POWER(TAN(RADIANS([.AE91]));5);IF([.AE91]&gt;-0.575;1735+[.AE91]*(-518.2+[.AE91]*(103.4+[.AE91]*(-12.79+[.AE91]*0.711)));-20.772/TAN(RADIANS([.AE91])))))/3600" office:value-type="float" office:value="0.0225869959217402" calcext:value-type="float">
            <text:p>0.0225869959217402</text:p>
          </table:table-cell>
          <table:table-cell table:formula="of:=[.AE91]+[.AF91]" office:value-type="float" office:value="35.5050425137442" calcext:value-type="float">
            <text:p>35.5050425137442</text:p>
          </table:table-cell>
          <table:table-cell table:formula="of:=IF([.AC91]&gt;0;MOD(DEGREES(ACOS(((SIN(RADIANS([.$B$3]))*COS(RADIANS([.AD91])))-SIN(RADIANS([.T91])))/(COS(RADIANS([.$B$3]))*SIN(RADIANS([.AD91])))))+180;360);MOD(540-DEGREES(ACOS(((SIN(RADIANS([.$B$3]))*COS(RADIANS([.AD91])))-SIN(RADIANS([.T91])))/(COS(RADIANS([.$B$3]))*SIN(RADIANS([.AD91])))));360))" office:value-type="float" office:value="116.557282304847" calcext:value-type="float">
            <text:p>116.55728230484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91]+0.1/24" office:value-type="time" office:time-value="PT09H06M00S" calcext:value-type="time">
            <text:p>9:06:00</text:p>
          </table:table-cell>
          <table:table-cell table:style-name="ce9" table:formula="of:=[.D92]+2415018.5+[.E92]-[.$B$5]/24" office:value-type="float" office:value="2460352.5875" calcext:value-type="float">
            <text:p>2460352.59</text:p>
          </table:table-cell>
          <table:table-cell table:style-name="ce10" table:formula="of:=([.F92]-2451545)/36525" office:value-type="float" office:value="0.241138603696109" calcext:value-type="float">
            <text:p>0.24113860</text:p>
          </table:table-cell>
          <table:table-cell/>
          <table:table-cell table:formula="of:=MOD(280.46646+[.G92]*(36000.76983+[.G92]*0.0003032);360)" office:value-type="float" office:value="321.641846421619" calcext:value-type="float">
            <text:p>321.641846421619</text:p>
          </table:table-cell>
          <table:table-cell table:formula="of:=357.52911+[.G92]*(35999.05029-0.0001537*[.G92])" office:value-type="float" office:value="9038.28982237928" calcext:value-type="float">
            <text:p>9038.28982237928</text:p>
          </table:table-cell>
          <table:table-cell table:formula="of:=0.016708634-[.G92]*(0.000042037+0.0000001267*[.G92])" office:value-type="float" office:value="0.0166984898891869" calcext:value-type="float">
            <text:p>0.0166984898891869</text:p>
          </table:table-cell>
          <table:table-cell table:formula="of:=SIN(RADIANS([.J92]))*(1.914602-[.G92]*(0.004817+0.000014*[.G92]))+SIN(RADIANS(2*[.J92]))*(0.019993-0.000101*[.G92])+SIN(RADIANS(3*[.J92]))*0.000289" office:value-type="float" office:value="1.20532857093688" calcext:value-type="float">
            <text:p>1.20532857093688</text:p>
          </table:table-cell>
          <table:table-cell table:formula="of:=[.I92]+[.L92]" office:value-type="float" office:value="322.847174992555" calcext:value-type="float">
            <text:p>322.847174992555</text:p>
          </table:table-cell>
          <table:table-cell table:formula="of:=[.J92]+[.L92]" office:value-type="float" office:value="9039.49515095021" calcext:value-type="float">
            <text:p>9039.49515095021</text:p>
          </table:table-cell>
          <table:table-cell table:formula="of:=(1.000001018*(1-[.K92]*[.K92]))/(1+[.K92]*COS(RADIANS([.N92])))" office:value-type="float" office:value="0.987003781479035" calcext:value-type="float">
            <text:p>0.987003781479035</text:p>
          </table:table-cell>
          <table:table-cell table:formula="of:=[.M92]-0.00569-0.00478*SIN(RADIANS(125.04-1934.136*[.G92]))" office:value-type="float" office:value="322.839956797903" calcext:value-type="float">
            <text:p>322.839956797903</text:p>
          </table:table-cell>
          <table:table-cell table:formula="of:=23+(26+((21.448-[.G92]*(46.815+[.G92]*(0.00059-[.G92]*0.001813))))/60)/60" office:value-type="float" office:value="23.4361553020506" calcext:value-type="float">
            <text:p>23.4361553020506</text:p>
          </table:table-cell>
          <table:table-cell table:formula="of:=[.Q92]+0.00256*COS(RADIANS(125.04-1934.136*[.G92]))" office:value-type="float" office:value="23.4385809450463" calcext:value-type="float">
            <text:p>23.4385809450463</text:p>
          </table:table-cell>
          <table:table-cell table:formula="of:=DEGREES(ATAN2(COS(RADIANS([.P92]));COS(RADIANS([.R92]))*SIN(RADIANS([.P92]))))" office:value-type="float" office:value="-34.8148515107883" calcext:value-type="float">
            <text:p>-34.8148515107883</text:p>
          </table:table-cell>
          <table:table-cell table:formula="of:=DEGREES(ASIN(SIN(RADIANS([.R92]))*SIN(RADIANS([.P92]))))" office:value-type="float" office:value="-13.9023484765359" calcext:value-type="float">
            <text:p>-13.9023484765359</text:p>
          </table:table-cell>
          <table:table-cell table:formula="of:=TAN(RADIANS([.R92]/2))*TAN(RADIANS([.R92]/2))" office:value-type="float" office:value="0.0430318474065222" calcext:value-type="float">
            <text:p>0.0430318474065222</text:p>
          </table:table-cell>
          <table:table-cell table:formula="of:=4*DEGREES([.U92]*SIN(2*RADIANS([.I92]))-2*[.K92]*SIN(RADIANS([.J92]))+4*[.K92]*[.U92]*SIN(RADIANS([.J92]))*COS(2*RADIANS([.I92]))-0.5*[.U92]*[.U92]*SIN(4*RADIANS([.I92]))-1.25*[.K92]*[.K92]*SIN(2*RADIANS([.J92])))" office:value-type="float" office:value="-14.2300488493359" calcext:value-type="float">
            <text:p>-14.2300488493359</text:p>
          </table:table-cell>
          <table:table-cell table:formula="of:=DEGREES(ACOS(COS(RADIANS(90.833))/(COS(RADIANS([.$B$3]))*COS(RADIANS([.T92])))-TAN(RADIANS([.$B$3]))*TAN(RADIANS([.T92]))))" office:value-type="float" office:value="87.9731049142143" calcext:value-type="float">
            <text:p>87.9731049142143</text:p>
          </table:table-cell>
          <table:table-cell table:style-name="ce22" table:formula="of:=(720-4*[.$B$4]-[.V92]+[.$B$5]*60)/1440" office:value-type="time" office:time-value="PT12H14M29.18381096S" calcext:value-type="time">
            <text:p>12:14:29</text:p>
          </table:table-cell>
          <table:table-cell table:style-name="ce8" table:formula="of:=[.X92]-[.W92]*4/1440" office:value-type="time" office:time-value="PT06H22M35.638631549S" calcext:value-type="time">
            <text:p>6:22:35</text:p>
          </table:table-cell>
          <table:table-cell table:style-name="ce8" table:formula="of:=[.X92]+[.W92]*4/1440" office:value-type="time" office:time-value="PT18H06M22.728990372S" calcext:value-type="time">
            <text:p>18:06:22</text:p>
          </table:table-cell>
          <table:table-cell table:style-name="ce11" table:formula="of:=8*[.W92]" office:value-type="float" office:value="703.784839313715" calcext:value-type="float">
            <text:p>703.784839313715</text:p>
          </table:table-cell>
          <table:table-cell table:formula="of:=MOD([.E92]*1440+[.V92]+4*[.$B$4]-60*[.$B$5];1440)" office:value-type="float" office:value="531.513603150664" calcext:value-type="float">
            <text:p>531.513603150664</text:p>
          </table:table-cell>
          <table:table-cell table:formula="of:=IF([.AB92]/4&lt;0;[.AB92]/4+180;[.AB92]/4-180)" office:value-type="float" office:value="-47.121599212334" calcext:value-type="float">
            <text:p>-47.121599212334</text:p>
          </table:table-cell>
          <table:table-cell table:formula="of:=DEGREES(ACOS(SIN(RADIANS([.$B$3]))*SIN(RADIANS([.T92]))+COS(RADIANS([.$B$3]))*COS(RADIANS([.T92]))*COS(RADIANS([.AC92]))))" office:value-type="float" office:value="53.2069648166427" calcext:value-type="float">
            <text:p>53.2069648166427</text:p>
          </table:table-cell>
          <table:table-cell table:formula="of:=90-[.AD92]" office:value-type="float" office:value="36.7930351833573" calcext:value-type="float">
            <text:p>36.7930351833573</text:p>
          </table:table-cell>
          <table:table-cell table:formula="of:=IF([.AE92]&gt;85;0;IF([.AE92]&gt;5;58.1/TAN(RADIANS([.AE92]))-0.07/POWER(TAN(RADIANS([.AE92]));3)+0.000086/POWER(TAN(RADIANS([.AE92]));5);IF([.AE92]&gt;-0.575;1735+[.AE92]*(-518.2+[.AE92]*(103.4+[.AE92]*(-12.79+[.AE92]*0.711)));-20.772/TAN(RADIANS([.AE92])))))/3600" office:value-type="float" office:value="0.0215323895615276" calcext:value-type="float">
            <text:p>0.0215323895615276</text:p>
          </table:table-cell>
          <table:table-cell table:formula="of:=[.AE92]+[.AF92]" office:value-type="float" office:value="36.8145675729188" calcext:value-type="float">
            <text:p>36.8145675729188</text:p>
          </table:table-cell>
          <table:table-cell table:formula="of:=IF([.AC92]&gt;0;MOD(DEGREES(ACOS(((SIN(RADIANS([.$B$3]))*COS(RADIANS([.AD92])))-SIN(RADIANS([.T92])))/(COS(RADIANS([.$B$3]))*SIN(RADIANS([.AD92])))))+180;360);MOD(540-DEGREES(ACOS(((SIN(RADIANS([.$B$3]))*COS(RADIANS([.AD92])))-SIN(RADIANS([.T92])))/(COS(RADIANS([.$B$3]))*SIN(RADIANS([.AD92])))));360))" office:value-type="float" office:value="117.342882901274" calcext:value-type="float">
            <text:p>117.34288290127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92]+0.1/24" office:value-type="time" office:time-value="PT09H12M00S" calcext:value-type="time">
            <text:p>9:12:00</text:p>
          </table:table-cell>
          <table:table-cell table:style-name="ce9" table:formula="of:=[.D93]+2415018.5+[.E93]-[.$B$5]/24" office:value-type="float" office:value="2460352.59166667" calcext:value-type="float">
            <text:p>2460352.59</text:p>
          </table:table-cell>
          <table:table-cell table:style-name="ce10" table:formula="of:=([.F93]-2451545)/36525" office:value-type="float" office:value="0.241138717773218" calcext:value-type="float">
            <text:p>0.24113872</text:p>
          </table:table-cell>
          <table:table-cell/>
          <table:table-cell table:formula="of:=MOD(280.46646+[.G93]*(36000.76983+[.G93]*0.0003032);360)" office:value-type="float" office:value="321.645953285391" calcext:value-type="float">
            <text:p>321.645953285391</text:p>
          </table:table-cell>
          <table:table-cell table:formula="of:=357.52911+[.G93]*(35999.05029-0.0001537*[.G93])" office:value-type="float" office:value="9038.29392904687" calcext:value-type="float">
            <text:p>9038.29392904687</text:p>
          </table:table-cell>
          <table:table-cell table:formula="of:=0.016708634-[.G93]*(0.000042037+0.0000001267*[.G93])" office:value-type="float" office:value="0.0166984898843844" calcext:value-type="float">
            <text:p>0.0166984898843844</text:p>
          </table:table-cell>
          <table:table-cell table:formula="of:=SIN(RADIANS([.J93]))*(1.914602-[.G93]*(0.004817+0.000014*[.G93]))+SIN(RADIANS(2*[.J93]))*(0.019993-0.000101*[.G93])+SIN(RADIANS(3*[.J93]))*0.000289" office:value-type="float" office:value="1.20543684924125" calcext:value-type="float">
            <text:p>1.20543684924125</text:p>
          </table:table-cell>
          <table:table-cell table:formula="of:=[.I93]+[.L93]" office:value-type="float" office:value="322.851390134633" calcext:value-type="float">
            <text:p>322.851390134633</text:p>
          </table:table-cell>
          <table:table-cell table:formula="of:=[.J93]+[.L93]" office:value-type="float" office:value="9039.49936589611" calcext:value-type="float">
            <text:p>9039.49936589611</text:p>
          </table:table-cell>
          <table:table-cell table:formula="of:=(1.000001018*(1-[.K93]*[.K93]))/(1+[.K93]*COS(RADIANS([.N93])))" office:value-type="float" office:value="0.987004542843627" calcext:value-type="float">
            <text:p>0.987004542843627</text:p>
          </table:table-cell>
          <table:table-cell table:formula="of:=[.M93]-0.00569-0.00478*SIN(RADIANS(125.04-1934.136*[.G93]))" office:value-type="float" office:value="322.844171957421" calcext:value-type="float">
            <text:p>322.844171957421</text:p>
          </table:table-cell>
          <table:table-cell table:formula="of:=23+(26+((21.448-[.G93]*(46.815+[.G93]*(0.00059-[.G93]*0.001813))))/60)/60" office:value-type="float" office:value="23.4361553005671" calcext:value-type="float">
            <text:p>23.4361553005671</text:p>
          </table:table-cell>
          <table:table-cell table:formula="of:=[.Q93]+0.00256*COS(RADIANS(125.04-1934.136*[.G93]))" office:value-type="float" office:value="23.4385809467146" calcext:value-type="float">
            <text:p>23.4385809467146</text:p>
          </table:table-cell>
          <table:table-cell table:formula="of:=DEGREES(ATAN2(COS(RADIANS([.P93]));COS(RADIANS([.R93]))*SIN(RADIANS([.P93]))))" office:value-type="float" office:value="-34.810747245843" calcext:value-type="float">
            <text:p>-34.810747245843</text:p>
          </table:table-cell>
          <table:table-cell table:formula="of:=DEGREES(ASIN(SIN(RADIANS([.R93]))*SIN(RADIANS([.P93]))))" office:value-type="float" office:value="-13.9009719145565" calcext:value-type="float">
            <text:p>-13.9009719145565</text:p>
          </table:table-cell>
          <table:table-cell table:formula="of:=TAN(RADIANS([.R93]/2))*TAN(RADIANS([.R93]/2))" office:value-type="float" office:value="0.0430318474128222" calcext:value-type="float">
            <text:p>0.0430318474128222</text:p>
          </table:table-cell>
          <table:table-cell table:formula="of:=4*DEGREES([.U93]*SIN(2*RADIANS([.I93]))-2*[.K93]*SIN(RADIANS([.J93]))+4*[.K93]*[.U93]*SIN(RADIANS([.J93]))*COS(2*RADIANS([.I93]))-0.5*[.U93]*[.U93]*SIN(4*RADIANS([.I93]))-1.25*[.K93]*[.K93]*SIN(2*RADIANS([.J93])))" office:value-type="float" office:value="-14.2300372515654" calcext:value-type="float">
            <text:p>-14.2300372515654</text:p>
          </table:table-cell>
          <table:table-cell table:formula="of:=DEGREES(ACOS(COS(RADIANS(90.833))/(COS(RADIANS([.$B$3]))*COS(RADIANS([.T93])))-TAN(RADIANS([.$B$3]))*TAN(RADIANS([.T93]))))" office:value-type="float" office:value="87.9733988675534" calcext:value-type="float">
            <text:p>87.9733988675534</text:p>
          </table:table-cell>
          <table:table-cell table:style-name="ce22" table:formula="of:=(720-4*[.$B$4]-[.V93]+[.$B$5]*60)/1440" office:value-type="time" office:time-value="PT12H14M29.183115094S" calcext:value-type="time">
            <text:p>12:14:29</text:p>
          </table:table-cell>
          <table:table-cell table:style-name="ce8" table:formula="of:=[.X93]-[.W93]*4/1440" office:value-type="time" office:time-value="PT06H22M35.567386881S" calcext:value-type="time">
            <text:p>6:22:35</text:p>
          </table:table-cell>
          <table:table-cell table:style-name="ce8" table:formula="of:=[.X93]+[.W93]*4/1440" office:value-type="time" office:time-value="PT18H06M22.798843307S" calcext:value-type="time">
            <text:p>18:06:22</text:p>
          </table:table-cell>
          <table:table-cell table:style-name="ce11" table:formula="of:=8*[.W93]" office:value-type="float" office:value="703.787190940428" calcext:value-type="float">
            <text:p>703.787190940428</text:p>
          </table:table-cell>
          <table:table-cell table:formula="of:=MOD([.E93]*1440+[.V93]+4*[.$B$4]-60*[.$B$5];1440)" office:value-type="float" office:value="537.513614748435" calcext:value-type="float">
            <text:p>537.513614748435</text:p>
          </table:table-cell>
          <table:table-cell table:formula="of:=IF([.AB93]/4&lt;0;[.AB93]/4+180;[.AB93]/4-180)" office:value-type="float" office:value="-45.6215963128913" calcext:value-type="float">
            <text:p>-45.6215963128913</text:p>
          </table:table-cell>
          <table:table-cell table:formula="of:=DEGREES(ACOS(SIN(RADIANS([.$B$3]))*SIN(RADIANS([.T93]))+COS(RADIANS([.$B$3]))*COS(RADIANS([.T93]))*COS(RADIANS([.AC93]))))" office:value-type="float" office:value="51.9058442706812" calcext:value-type="float">
            <text:p>51.9058442706812</text:p>
          </table:table-cell>
          <table:table-cell table:formula="of:=90-[.AD93]" office:value-type="float" office:value="38.0941557293188" calcext:value-type="float">
            <text:p>38.0941557293188</text:p>
          </table:table-cell>
          <table:table-cell table:formula="of:=IF([.AE93]&gt;85;0;IF([.AE93]&gt;5;58.1/TAN(RADIANS([.AE93]))-0.07/POWER(TAN(RADIANS([.AE93]));3)+0.000086/POWER(TAN(RADIANS([.AE93]));5);IF([.AE93]&gt;-0.575;1735+[.AE93]*(-518.2+[.AE93]*(103.4+[.AE93]*(-12.79+[.AE93]*0.711)));-20.772/TAN(RADIANS([.AE93])))))/3600" office:value-type="float" office:value="0.0205467326422943" calcext:value-type="float">
            <text:p>0.0205467326422943</text:p>
          </table:table-cell>
          <table:table-cell table:formula="of:=[.AE93]+[.AF93]" office:value-type="float" office:value="38.1147024619611" calcext:value-type="float">
            <text:p>38.1147024619611</text:p>
          </table:table-cell>
          <table:table-cell table:formula="of:=IF([.AC93]&gt;0;MOD(DEGREES(ACOS(((SIN(RADIANS([.$B$3]))*COS(RADIANS([.AD93])))-SIN(RADIANS([.T93])))/(COS(RADIANS([.$B$3]))*SIN(RADIANS([.AD93])))))+180;360);MOD(540-DEGREES(ACOS(((SIN(RADIANS([.$B$3]))*COS(RADIANS([.AD93])))-SIN(RADIANS([.T93])))/(COS(RADIANS([.$B$3]))*SIN(RADIANS([.AD93])))));360))" office:value-type="float" office:value="118.166175620258" calcext:value-type="float">
            <text:p>118.16617562025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93]+0.1/24" office:value-type="time" office:time-value="PT09H18M00S" calcext:value-type="time">
            <text:p>9:18:00</text:p>
          </table:table-cell>
          <table:table-cell table:style-name="ce9" table:formula="of:=[.D94]+2415018.5+[.E94]-[.$B$5]/24" office:value-type="float" office:value="2460352.59583333" calcext:value-type="float">
            <text:p>2460352.60</text:p>
          </table:table-cell>
          <table:table-cell table:style-name="ce10" table:formula="of:=([.F94]-2451545)/36525" office:value-type="float" office:value="0.24113883185034" calcext:value-type="float">
            <text:p>0.24113883</text:p>
          </table:table-cell>
          <table:table-cell/>
          <table:table-cell table:formula="of:=MOD(280.46646+[.G94]*(36000.76983+[.G94]*0.0003032);360)" office:value-type="float" office:value="321.650060149625" calcext:value-type="float">
            <text:p>321.650060149625</text:p>
          </table:table-cell>
          <table:table-cell table:formula="of:=357.52911+[.G94]*(35999.05029-0.0001537*[.G94])" office:value-type="float" office:value="9038.29803571491" calcext:value-type="float">
            <text:p>9038.29803571491</text:p>
          </table:table-cell>
          <table:table-cell table:formula="of:=0.016708634-[.G94]*(0.000042037+0.0000001267*[.G94])" office:value-type="float" office:value="0.016698489879582" calcext:value-type="float">
            <text:p>0.016698489879582</text:p>
          </table:table-cell>
          <table:table-cell table:formula="of:=SIN(RADIANS([.J94]))*(1.914602-[.G94]*(0.004817+0.000014*[.G94]))+SIN(RADIANS(2*[.J94]))*(0.019993-0.000101*[.G94])+SIN(RADIANS(3*[.J94]))*0.000289" office:value-type="float" office:value="1.20554512105482" calcext:value-type="float">
            <text:p>1.20554512105482</text:p>
          </table:table-cell>
          <table:table-cell table:formula="of:=[.I94]+[.L94]" office:value-type="float" office:value="322.855605270679" calcext:value-type="float">
            <text:p>322.855605270679</text:p>
          </table:table-cell>
          <table:table-cell table:formula="of:=[.J94]+[.L94]" office:value-type="float" office:value="9039.50358083597" calcext:value-type="float">
            <text:p>9039.50358083597</text:p>
          </table:table-cell>
          <table:table-cell table:formula="of:=(1.000001018*(1-[.K94]*[.K94]))/(1+[.K94]*COS(RADIANS([.N94])))" office:value-type="float" office:value="0.987005304276253" calcext:value-type="float">
            <text:p>0.987005304276253</text:p>
          </table:table-cell>
          <table:table-cell table:formula="of:=[.M94]-0.00569-0.00478*SIN(RADIANS(125.04-1934.136*[.G94]))" office:value-type="float" office:value="322.848387110909" calcext:value-type="float">
            <text:p>322.848387110909</text:p>
          </table:table-cell>
          <table:table-cell table:formula="of:=23+(26+((21.448-[.G94]*(46.815+[.G94]*(0.00059-[.G94]*0.001813))))/60)/60" office:value-type="float" office:value="23.4361552990836" calcext:value-type="float">
            <text:p>23.4361552990836</text:p>
          </table:table-cell>
          <table:table-cell table:formula="of:=[.Q94]+0.00256*COS(RADIANS(125.04-1934.136*[.G94]))" office:value-type="float" office:value="23.4385809483828" calcext:value-type="float">
            <text:p>23.4385809483828</text:p>
          </table:table-cell>
          <table:table-cell table:formula="of:=DEGREES(ATAN2(COS(RADIANS([.P94]));COS(RADIANS([.R94]))*SIN(RADIANS([.P94]))))" office:value-type="float" office:value="-34.8066430355796" calcext:value-type="float">
            <text:p>-34.8066430355796</text:p>
          </table:table-cell>
          <table:table-cell table:formula="of:=DEGREES(ASIN(SIN(RADIANS([.R94]))*SIN(RADIANS([.P94]))))" office:value-type="float" office:value="-13.8995952859839" calcext:value-type="float">
            <text:p>-13.8995952859839</text:p>
          </table:table-cell>
          <table:table-cell table:formula="of:=TAN(RADIANS([.R94]/2))*TAN(RADIANS([.R94]/2))" office:value-type="float" office:value="0.0430318474191219" calcext:value-type="float">
            <text:p>0.0430318474191219</text:p>
          </table:table-cell>
          <table:table-cell table:formula="of:=4*DEGREES([.U94]*SIN(2*RADIANS([.I94]))-2*[.K94]*SIN(RADIANS([.J94]))+4*[.K94]*[.U94]*SIN(RADIANS([.J94]))*COS(2*RADIANS([.I94]))-0.5*[.U94]*[.U94]*SIN(4*RADIANS([.I94]))-1.25*[.K94]*[.K94]*SIN(2*RADIANS([.J94])))" office:value-type="float" office:value="-14.2300254304571" calcext:value-type="float">
            <text:p>-14.2300254304571</text:p>
          </table:table-cell>
          <table:table-cell table:formula="of:=DEGREES(ACOS(COS(RADIANS(90.833))/(COS(RADIANS([.$B$3]))*COS(RADIANS([.T94])))-TAN(RADIANS([.$B$3]))*TAN(RADIANS([.T94]))))" office:value-type="float" office:value="87.9736928320695" calcext:value-type="float">
            <text:p>87.9736928320695</text:p>
          </table:table-cell>
          <table:table-cell table:style-name="ce22" table:formula="of:=(720-4*[.$B$4]-[.V94]+[.$B$5]*60)/1440" office:value-type="time" office:time-value="PT12H14M29.182405827S" calcext:value-type="time">
            <text:p>12:14:29</text:p>
          </table:table-cell>
          <table:table-cell table:style-name="ce8" table:formula="of:=[.X94]-[.W94]*4/1440" office:value-type="time" office:time-value="PT06H22M35.496126131S" calcext:value-type="time">
            <text:p>6:22:35</text:p>
          </table:table-cell>
          <table:table-cell table:style-name="ce8" table:formula="of:=[.X94]+[.W94]*4/1440" office:value-type="time" office:time-value="PT18H06M22.868685524S" calcext:value-type="time">
            <text:p>18:06:22</text:p>
          </table:table-cell>
          <table:table-cell table:style-name="ce11" table:formula="of:=8*[.W94]" office:value-type="float" office:value="703.789542656556" calcext:value-type="float">
            <text:p>703.789542656556</text:p>
          </table:table-cell>
          <table:table-cell table:formula="of:=MOD([.E94]*1440+[.V94]+4*[.$B$4]-60*[.$B$5];1440)" office:value-type="float" office:value="543.513626569543" calcext:value-type="float">
            <text:p>543.513626569543</text:p>
          </table:table-cell>
          <table:table-cell table:formula="of:=IF([.AB94]/4&lt;0;[.AB94]/4+180;[.AB94]/4-180)" office:value-type="float" office:value="-44.1215933576143" calcext:value-type="float">
            <text:p>-44.1215933576143</text:p>
          </table:table-cell>
          <table:table-cell table:formula="of:=DEGREES(ACOS(SIN(RADIANS([.$B$3]))*SIN(RADIANS([.T94]))+COS(RADIANS([.$B$3]))*COS(RADIANS([.T94]))*COS(RADIANS([.AC94]))))" office:value-type="float" office:value="50.6149165601596" calcext:value-type="float">
            <text:p>50.6149165601596</text:p>
          </table:table-cell>
          <table:table-cell table:formula="of:=90-[.AD94]" office:value-type="float" office:value="39.3850834398404" calcext:value-type="float">
            <text:p>39.3850834398404</text:p>
          </table:table-cell>
          <table:table-cell table:formula="of:=IF([.AE94]&gt;85;0;IF([.AE94]&gt;5;58.1/TAN(RADIANS([.AE94]))-0.07/POWER(TAN(RADIANS([.AE94]));3)+0.000086/POWER(TAN(RADIANS([.AE94]));5);IF([.AE94]&gt;-0.575;1735+[.AE94]*(-518.2+[.AE94]*(103.4+[.AE94]*(-12.79+[.AE94]*0.711)));-20.772/TAN(RADIANS([.AE94])))))/3600" office:value-type="float" office:value="0.0196231606793642" calcext:value-type="float">
            <text:p>0.0196231606793642</text:p>
          </table:table-cell>
          <table:table-cell table:formula="of:=[.AE94]+[.AF94]" office:value-type="float" office:value="39.4047066005198" calcext:value-type="float">
            <text:p>39.4047066005198</text:p>
          </table:table-cell>
          <table:table-cell table:formula="of:=IF([.AC94]&gt;0;MOD(DEGREES(ACOS(((SIN(RADIANS([.$B$3]))*COS(RADIANS([.AD94])))-SIN(RADIANS([.T94])))/(COS(RADIANS([.$B$3]))*SIN(RADIANS([.AD94])))))+180;360);MOD(540-DEGREES(ACOS(((SIN(RADIANS([.$B$3]))*COS(RADIANS([.AD94])))-SIN(RADIANS([.T94])))/(COS(RADIANS([.$B$3]))*SIN(RADIANS([.AD94])))));360))" office:value-type="float" office:value="119.029748661737" calcext:value-type="float">
            <text:p>119.02974866173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94]+0.1/24" office:value-type="time" office:time-value="PT09H24M00S" calcext:value-type="time">
            <text:p>9:24:00</text:p>
          </table:table-cell>
          <table:table-cell table:style-name="ce9" table:formula="of:=[.D95]+2415018.5+[.E95]-[.$B$5]/24" office:value-type="float" office:value="2460352.6" calcext:value-type="float">
            <text:p>2460352.60</text:p>
          </table:table-cell>
          <table:table-cell table:style-name="ce10" table:formula="of:=([.F95]-2451545)/36525" office:value-type="float" office:value="0.241138945927449" calcext:value-type="float">
            <text:p>0.24113895</text:p>
          </table:table-cell>
          <table:table-cell/>
          <table:table-cell table:formula="of:=MOD(280.46646+[.G95]*(36000.76983+[.G95]*0.0003032);360)" office:value-type="float" office:value="321.654167013394" calcext:value-type="float">
            <text:p>321.654167013394</text:p>
          </table:table-cell>
          <table:table-cell table:formula="of:=357.52911+[.G95]*(35999.05029-0.0001537*[.G95])" office:value-type="float" office:value="9038.3021423825" calcext:value-type="float">
            <text:p>9038.3021423825</text:p>
          </table:table-cell>
          <table:table-cell table:formula="of:=0.016708634-[.G95]*(0.000042037+0.0000001267*[.G95])" office:value-type="float" office:value="0.0166984898747796" calcext:value-type="float">
            <text:p>0.0166984898747796</text:p>
          </table:table-cell>
          <table:table-cell table:formula="of:=SIN(RADIANS([.J95]))*(1.914602-[.G95]*(0.004817+0.000014*[.G95]))+SIN(RADIANS(2*[.J95]))*(0.019993-0.000101*[.G95])+SIN(RADIANS(3*[.J95]))*0.000289" office:value-type="float" office:value="1.20565338635284" calcext:value-type="float">
            <text:p>1.20565338635284</text:p>
          </table:table-cell>
          <table:table-cell table:formula="of:=[.I95]+[.L95]" office:value-type="float" office:value="322.859820399747" calcext:value-type="float">
            <text:p>322.859820399747</text:p>
          </table:table-cell>
          <table:table-cell table:formula="of:=[.J95]+[.L95]" office:value-type="float" office:value="9039.50779576885" calcext:value-type="float">
            <text:p>9039.50779576885</text:p>
          </table:table-cell>
          <table:table-cell table:formula="of:=(1.000001018*(1-[.K95]*[.K95]))/(1+[.K95]*COS(RADIANS([.N95])))" office:value-type="float" office:value="0.987006065776738" calcext:value-type="float">
            <text:p>0.987006065776738</text:p>
          </table:table-cell>
          <table:table-cell table:formula="of:=[.M95]-0.00569-0.00478*SIN(RADIANS(125.04-1934.136*[.G95]))" office:value-type="float" office:value="322.852602257418" calcext:value-type="float">
            <text:p>322.852602257418</text:p>
          </table:table-cell>
          <table:table-cell table:formula="of:=23+(26+((21.448-[.G95]*(46.815+[.G95]*(0.00059-[.G95]*0.001813))))/60)/60" office:value-type="float" office:value="23.4361552976001" calcext:value-type="float">
            <text:p>23.4361552976001</text:p>
          </table:table-cell>
          <table:table-cell table:formula="of:=[.Q95]+0.00256*COS(RADIANS(125.04-1934.136*[.G95]))" office:value-type="float" office:value="23.438580950051" calcext:value-type="float">
            <text:p>23.438580950051</text:p>
          </table:table-cell>
          <table:table-cell table:formula="of:=DEGREES(ATAN2(COS(RADIANS([.P95]));COS(RADIANS([.R95]))*SIN(RADIANS([.P95]))))" office:value-type="float" office:value="-34.8025388809186" calcext:value-type="float">
            <text:p>-34.8025388809186</text:p>
          </table:table-cell>
          <table:table-cell table:formula="of:=DEGREES(ASIN(SIN(RADIANS([.R95]))*SIN(RADIANS([.P95]))))" office:value-type="float" office:value="-13.8982185911362" calcext:value-type="float">
            <text:p>-13.8982185911362</text:p>
          </table:table-cell>
          <table:table-cell table:formula="of:=TAN(RADIANS([.R95]/2))*TAN(RADIANS([.R95]/2))" office:value-type="float" office:value="0.0430318474254216" calcext:value-type="float">
            <text:p>0.0430318474254216</text:p>
          </table:table-cell>
          <table:table-cell table:formula="of:=4*DEGREES([.U95]*SIN(2*RADIANS([.I95]))-2*[.K95]*SIN(RADIANS([.J95]))+4*[.K95]*[.U95]*SIN(RADIANS([.J95]))*COS(2*RADIANS([.I95]))-0.5*[.U95]*[.U95]*SIN(4*RADIANS([.I95]))-1.25*[.K95]*[.K95]*SIN(2*RADIANS([.J95])))" office:value-type="float" office:value="-14.230013386026" calcext:value-type="float">
            <text:p>-14.230013386026</text:p>
          </table:table-cell>
          <table:table-cell table:formula="of:=DEGREES(ACOS(COS(RADIANS(90.833))/(COS(RADIANS([.$B$3]))*COS(RADIANS([.T95])))-TAN(RADIANS([.$B$3]))*TAN(RADIANS([.T95]))))" office:value-type="float" office:value="87.9739868076947" calcext:value-type="float">
            <text:p>87.9739868076947</text:p>
          </table:table-cell>
          <table:table-cell table:style-name="ce22" table:formula="of:=(720-4*[.$B$4]-[.V95]+[.$B$5]*60)/1440" office:value-type="time" office:time-value="PT12H14M29.181683162S" calcext:value-type="time">
            <text:p>12:14:29</text:p>
          </table:table-cell>
          <table:table-cell table:style-name="ce8" table:formula="of:=[.X95]-[.W95]*4/1440" office:value-type="time" office:time-value="PT06H22M35.424849315S" calcext:value-type="time">
            <text:p>6:22:35</text:p>
          </table:table-cell>
          <table:table-cell table:style-name="ce8" table:formula="of:=[.X95]+[.W95]*4/1440" office:value-type="time" office:time-value="PT18H06M22.938517008S" calcext:value-type="time">
            <text:p>18:06:22</text:p>
          </table:table-cell>
          <table:table-cell table:style-name="ce11" table:formula="of:=8*[.W95]" office:value-type="float" office:value="703.791894461557" calcext:value-type="float">
            <text:p>703.791894461557</text:p>
          </table:table-cell>
          <table:table-cell table:formula="of:=MOD([.E95]*1440+[.V95]+4*[.$B$4]-60*[.$B$5];1440)" office:value-type="float" office:value="549.513638613974" calcext:value-type="float">
            <text:p>549.513638613974</text:p>
          </table:table-cell>
          <table:table-cell table:formula="of:=IF([.AB95]/4&lt;0;[.AB95]/4+180;[.AB95]/4-180)" office:value-type="float" office:value="-42.6215903465065" calcext:value-type="float">
            <text:p>-42.6215903465065</text:p>
          </table:table-cell>
          <table:table-cell table:formula="of:=DEGREES(ACOS(SIN(RADIANS([.$B$3]))*SIN(RADIANS([.T95]))+COS(RADIANS([.$B$3]))*COS(RADIANS([.T95]))*COS(RADIANS([.AC95]))))" office:value-type="float" office:value="49.3349860100655" calcext:value-type="float">
            <text:p>49.3349860100655</text:p>
          </table:table-cell>
          <table:table-cell table:formula="of:=90-[.AD95]" office:value-type="float" office:value="40.6650139899345" calcext:value-type="float">
            <text:p>40.6650139899345</text:p>
          </table:table-cell>
          <table:table-cell table:formula="of:=IF([.AE95]&gt;85;0;IF([.AE95]&gt;5;58.1/TAN(RADIANS([.AE95]))-0.07/POWER(TAN(RADIANS([.AE95]));3)+0.000086/POWER(TAN(RADIANS([.AE95]));5);IF([.AE95]&gt;-0.575;1735+[.AE95]*(-518.2+[.AE95]*(103.4+[.AE95]*(-12.79+[.AE95]*0.711)));-20.772/TAN(RADIANS([.AE95])))))/3600" office:value-type="float" office:value="0.0187557625131443" calcext:value-type="float">
            <text:p>0.0187557625131443</text:p>
          </table:table-cell>
          <table:table-cell table:formula="of:=[.AE95]+[.AF95]" office:value-type="float" office:value="40.6837697524477" calcext:value-type="float">
            <text:p>40.6837697524477</text:p>
          </table:table-cell>
          <table:table-cell table:formula="of:=IF([.AC95]&gt;0;MOD(DEGREES(ACOS(((SIN(RADIANS([.$B$3]))*COS(RADIANS([.AD95])))-SIN(RADIANS([.T95])))/(COS(RADIANS([.$B$3]))*SIN(RADIANS([.AD95])))))+180;360);MOD(540-DEGREES(ACOS(((SIN(RADIANS([.$B$3]))*COS(RADIANS([.AD95])))-SIN(RADIANS([.T95])))/(COS(RADIANS([.$B$3]))*SIN(RADIANS([.AD95])))));360))" office:value-type="float" office:value="119.936396439041" calcext:value-type="float">
            <text:p>119.93639643904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95]+0.1/24" office:value-type="time" office:time-value="PT09H30M00S" calcext:value-type="time">
            <text:p>9:30:00</text:p>
          </table:table-cell>
          <table:table-cell table:style-name="ce9" table:formula="of:=[.D96]+2415018.5+[.E96]-[.$B$5]/24" office:value-type="float" office:value="2460352.60416667" calcext:value-type="float">
            <text:p>2460352.60</text:p>
          </table:table-cell>
          <table:table-cell table:style-name="ce10" table:formula="of:=([.F96]-2451545)/36525" office:value-type="float" office:value="0.241139060004572" calcext:value-type="float">
            <text:p>0.24113906</text:p>
          </table:table-cell>
          <table:table-cell/>
          <table:table-cell table:formula="of:=MOD(280.46646+[.G96]*(36000.76983+[.G96]*0.0003032);360)" office:value-type="float" office:value="321.658273877627" calcext:value-type="float">
            <text:p>321.658273877627</text:p>
          </table:table-cell>
          <table:table-cell table:formula="of:=357.52911+[.G96]*(35999.05029-0.0001537*[.G96])" office:value-type="float" office:value="9038.30624905055" calcext:value-type="float">
            <text:p>9038.30624905055</text:p>
          </table:table-cell>
          <table:table-cell table:formula="of:=0.016708634-[.G96]*(0.000042037+0.0000001267*[.G96])" office:value-type="float" office:value="0.0166984898699771" calcext:value-type="float">
            <text:p>0.0166984898699771</text:p>
          </table:table-cell>
          <table:table-cell table:formula="of:=SIN(RADIANS([.J96]))*(1.914602-[.G96]*(0.004817+0.000014*[.G96]))+SIN(RADIANS(2*[.J96]))*(0.019993-0.000101*[.G96])+SIN(RADIANS(3*[.J96]))*0.000289" office:value-type="float" office:value="1.205761645159" calcext:value-type="float">
            <text:p>1.205761645159</text:p>
          </table:table-cell>
          <table:table-cell table:formula="of:=[.I96]+[.L96]" office:value-type="float" office:value="322.864035522786" calcext:value-type="float">
            <text:p>322.864035522786</text:p>
          </table:table-cell>
          <table:table-cell table:formula="of:=[.J96]+[.L96]" office:value-type="float" office:value="9039.5120106957" calcext:value-type="float">
            <text:p>9039.5120106957</text:p>
          </table:table-cell>
          <table:table-cell table:formula="of:=(1.000001018*(1-[.K96]*[.K96]))/(1+[.K96]*COS(RADIANS([.N96])))" office:value-type="float" office:value="0.98700682734525" calcext:value-type="float">
            <text:p>0.98700682734525</text:p>
          </table:table-cell>
          <table:table-cell table:formula="of:=[.M96]-0.00569-0.00478*SIN(RADIANS(125.04-1934.136*[.G96]))" office:value-type="float" office:value="322.856817397898" calcext:value-type="float">
            <text:p>322.856817397898</text:p>
          </table:table-cell>
          <table:table-cell table:formula="of:=23+(26+((21.448-[.G96]*(46.815+[.G96]*(0.00059-[.G96]*0.001813))))/60)/60" office:value-type="float" office:value="23.4361552961167" calcext:value-type="float">
            <text:p>23.4361552961167</text:p>
          </table:table-cell>
          <table:table-cell table:formula="of:=[.Q96]+0.00256*COS(RADIANS(125.04-1934.136*[.G96]))" office:value-type="float" office:value="23.4385809517192" calcext:value-type="float">
            <text:p>23.4385809517192</text:p>
          </table:table-cell>
          <table:table-cell table:formula="of:=DEGREES(ATAN2(COS(RADIANS([.P96]));COS(RADIANS([.R96]))*SIN(RADIANS([.P96]))))" office:value-type="float" office:value="-34.7984347809303" calcext:value-type="float">
            <text:p>-34.7984347809303</text:p>
          </table:table-cell>
          <table:table-cell table:formula="of:=DEGREES(ASIN(SIN(RADIANS([.R96]))*SIN(RADIANS([.P96]))))" office:value-type="float" office:value="-13.8968418297109" calcext:value-type="float">
            <text:p>-13.8968418297109</text:p>
          </table:table-cell>
          <table:table-cell table:formula="of:=TAN(RADIANS([.R96]/2))*TAN(RADIANS([.R96]/2))" office:value-type="float" office:value="0.0430318474317211" calcext:value-type="float">
            <text:p>0.0430318474317211</text:p>
          </table:table-cell>
          <table:table-cell table:formula="of:=4*DEGREES([.U96]*SIN(2*RADIANS([.I96]))-2*[.K96]*SIN(RADIANS([.J96]))+4*[.K96]*[.U96]*SIN(RADIANS([.J96]))*COS(2*RADIANS([.I96]))-0.5*[.U96]*[.U96]*SIN(4*RADIANS([.I96]))-1.25*[.K96]*[.K96]*SIN(2*RADIANS([.J96])))" office:value-type="float" office:value="-14.2300011182799" calcext:value-type="float">
            <text:p>-14.2300011182799</text:p>
          </table:table-cell>
          <table:table-cell table:formula="of:=DEGREES(ACOS(COS(RADIANS(90.833))/(COS(RADIANS([.$B$3]))*COS(RADIANS([.T96])))-TAN(RADIANS([.$B$3]))*TAN(RADIANS([.T96]))))" office:value-type="float" office:value="87.9742807944933" calcext:value-type="float">
            <text:p>87.9742807944933</text:p>
          </table:table-cell>
          <table:table-cell table:style-name="ce22" table:formula="of:=(720-4*[.$B$4]-[.V96]+[.$B$5]*60)/1440" office:value-type="time" office:time-value="PT12H14M29.180947097S" calcext:value-type="time">
            <text:p>12:14:29</text:p>
          </table:table-cell>
          <table:table-cell table:style-name="ce8" table:formula="of:=[.X96]-[.W96]*4/1440" office:value-type="time" office:time-value="PT06H22M35.353556418S" calcext:value-type="time">
            <text:p>6:22:35</text:p>
          </table:table-cell>
          <table:table-cell table:style-name="ce8" table:formula="of:=[.X96]+[.W96]*4/1440" office:value-type="time" office:time-value="PT18H06M23.008337775S" calcext:value-type="time">
            <text:p>18:06:23</text:p>
          </table:table-cell>
          <table:table-cell table:style-name="ce11" table:formula="of:=8*[.W96]" office:value-type="float" office:value="703.794246355947" calcext:value-type="float">
            <text:p>703.794246355947</text:p>
          </table:table-cell>
          <table:table-cell table:formula="of:=MOD([.E96]*1440+[.V96]+4*[.$B$4]-60*[.$B$5];1440)" office:value-type="float" office:value="555.51365088172" calcext:value-type="float">
            <text:p>555.51365088172</text:p>
          </table:table-cell>
          <table:table-cell table:formula="of:=IF([.AB96]/4&lt;0;[.AB96]/4+180;[.AB96]/4-180)" office:value-type="float" office:value="-41.12158727957" calcext:value-type="float">
            <text:p>-41.12158727957</text:p>
          </table:table-cell>
          <table:table-cell table:formula="of:=DEGREES(ACOS(SIN(RADIANS([.$B$3]))*SIN(RADIANS([.T96]))+COS(RADIANS([.$B$3]))*COS(RADIANS([.T96]))*COS(RADIANS([.AC96]))))" office:value-type="float" office:value="48.0669352602581" calcext:value-type="float">
            <text:p>48.0669352602581</text:p>
          </table:table-cell>
          <table:table-cell table:formula="of:=90-[.AD96]" office:value-type="float" office:value="41.9330647397419" calcext:value-type="float">
            <text:p>41.9330647397419</text:p>
          </table:table-cell>
          <table:table-cell table:formula="of:=IF([.AE96]&gt;85;0;IF([.AE96]&gt;5;58.1/TAN(RADIANS([.AE96]))-0.07/POWER(TAN(RADIANS([.AE96]));3)+0.000086/POWER(TAN(RADIANS([.AE96]));5);IF([.AE96]&gt;-0.575;1735+[.AE96]*(-518.2+[.AE96]*(103.4+[.AE96]*(-12.79+[.AE96]*0.711)));-20.772/TAN(RADIANS([.AE96])))))/3600" office:value-type="float" office:value="0.0179394321427391" calcext:value-type="float">
            <text:p>0.0179394321427391</text:p>
          </table:table-cell>
          <table:table-cell table:formula="of:=[.AE96]+[.AF96]" office:value-type="float" office:value="41.9510041718847" calcext:value-type="float">
            <text:p>41.9510041718847</text:p>
          </table:table-cell>
          <table:table-cell table:formula="of:=IF([.AC96]&gt;0;MOD(DEGREES(ACOS(((SIN(RADIANS([.$B$3]))*COS(RADIANS([.AD96])))-SIN(RADIANS([.T96])))/(COS(RADIANS([.$B$3]))*SIN(RADIANS([.AD96])))))+180;360);MOD(540-DEGREES(ACOS(((SIN(RADIANS([.$B$3]))*COS(RADIANS([.AD96])))-SIN(RADIANS([.T96])))/(COS(RADIANS([.$B$3]))*SIN(RADIANS([.AD96])))));360))" office:value-type="float" office:value="120.889134186084" calcext:value-type="float">
            <text:p>120.88913418608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96]+0.1/24" office:value-type="time" office:time-value="PT09H36M00S" calcext:value-type="time">
            <text:p>9:36:00</text:p>
          </table:table-cell>
          <table:table-cell table:style-name="ce9" table:formula="of:=[.D97]+2415018.5+[.E97]-[.$B$5]/24" office:value-type="float" office:value="2460352.60833333" calcext:value-type="float">
            <text:p>2460352.61</text:p>
          </table:table-cell>
          <table:table-cell table:style-name="ce10" table:formula="of:=([.F97]-2451545)/36525" office:value-type="float" office:value="0.241139174081681" calcext:value-type="float">
            <text:p>0.24113917</text:p>
          </table:table-cell>
          <table:table-cell/>
          <table:table-cell table:formula="of:=MOD(280.46646+[.G97]*(36000.76983+[.G97]*0.0003032);360)" office:value-type="float" office:value="321.6623807414" calcext:value-type="float">
            <text:p>321.6623807414</text:p>
          </table:table-cell>
          <table:table-cell table:formula="of:=357.52911+[.G97]*(35999.05029-0.0001537*[.G97])" office:value-type="float" office:value="9038.31035571813" calcext:value-type="float">
            <text:p>9038.31035571813</text:p>
          </table:table-cell>
          <table:table-cell table:formula="of:=0.016708634-[.G97]*(0.000042037+0.0000001267*[.G97])" office:value-type="float" office:value="0.0166984898651747" calcext:value-type="float">
            <text:p>0.0166984898651747</text:p>
          </table:table-cell>
          <table:table-cell table:formula="of:=SIN(RADIANS([.J97]))*(1.914602-[.G97]*(0.004817+0.000014*[.G97]))+SIN(RADIANS(2*[.J97]))*(0.019993-0.000101*[.G97])+SIN(RADIANS(3*[.J97]))*0.000289" office:value-type="float" office:value="1.20586989744849" calcext:value-type="float">
            <text:p>1.20586989744849</text:p>
          </table:table-cell>
          <table:table-cell table:formula="of:=[.I97]+[.L97]" office:value-type="float" office:value="322.868250638848" calcext:value-type="float">
            <text:p>322.868250638848</text:p>
          </table:table-cell>
          <table:table-cell table:formula="of:=[.J97]+[.L97]" office:value-type="float" office:value="9039.51622561558" calcext:value-type="float">
            <text:p>9039.51622561558</text:p>
          </table:table-cell>
          <table:table-cell table:formula="of:=(1.000001018*(1-[.K97]*[.K97]))/(1+[.K97]*COS(RADIANS([.N97])))" office:value-type="float" office:value="0.987007588981612" calcext:value-type="float">
            <text:p>0.987007588981612</text:p>
          </table:table-cell>
          <table:table-cell table:formula="of:=[.M97]-0.00569-0.00478*SIN(RADIANS(125.04-1934.136*[.G97]))" office:value-type="float" office:value="322.861032531402" calcext:value-type="float">
            <text:p>322.861032531402</text:p>
          </table:table-cell>
          <table:table-cell table:formula="of:=23+(26+((21.448-[.G97]*(46.815+[.G97]*(0.00059-[.G97]*0.001813))))/60)/60" office:value-type="float" office:value="23.4361552946332" calcext:value-type="float">
            <text:p>23.4361552946332</text:p>
          </table:table-cell>
          <table:table-cell table:formula="of:=[.Q97]+0.00256*COS(RADIANS(125.04-1934.136*[.G97]))" office:value-type="float" office:value="23.4385809533873" calcext:value-type="float">
            <text:p>23.4385809533873</text:p>
          </table:table-cell>
          <table:table-cell table:formula="of:=DEGREES(ATAN2(COS(RADIANS([.P97]));COS(RADIANS([.R97]))*SIN(RADIANS([.P97]))))" office:value-type="float" office:value="-34.794330736535" calcext:value-type="float">
            <text:p>-34.794330736535</text:p>
          </table:table-cell>
          <table:table-cell table:formula="of:=DEGREES(ASIN(SIN(RADIANS([.R97]))*SIN(RADIANS([.P97]))))" office:value-type="float" office:value="-13.8954650020259" calcext:value-type="float">
            <text:p>-13.8954650020259</text:p>
          </table:table-cell>
          <table:table-cell table:formula="of:=TAN(RADIANS([.R97]/2))*TAN(RADIANS([.R97]/2))" office:value-type="float" office:value="0.0430318474380205" calcext:value-type="float">
            <text:p>0.0430318474380205</text:p>
          </table:table-cell>
          <table:table-cell table:formula="of:=4*DEGREES([.U97]*SIN(2*RADIANS([.I97]))-2*[.K97]*SIN(RADIANS([.J97]))+4*[.K97]*[.U97]*SIN(RADIANS([.J97]))*COS(2*RADIANS([.I97]))-0.5*[.U97]*[.U97]*SIN(4*RADIANS([.I97]))-1.25*[.K97]*[.K97]*SIN(2*RADIANS([.J97])))" office:value-type="float" office:value="-14.2299886272337" calcext:value-type="float">
            <text:p>-14.2299886272337</text:p>
          </table:table-cell>
          <table:table-cell table:formula="of:=DEGREES(ACOS(COS(RADIANS(90.833))/(COS(RADIANS([.$B$3]))*COS(RADIANS([.T97])))-TAN(RADIANS([.$B$3]))*TAN(RADIANS([.T97]))))" office:value-type="float" office:value="87.9745747923976" calcext:value-type="float">
            <text:p>87.9745747923976</text:p>
          </table:table-cell>
          <table:table-cell table:style-name="ce22" table:formula="of:=(720-4*[.$B$4]-[.V97]+[.$B$5]*60)/1440" office:value-type="time" office:time-value="PT12H14M29.180197634S" calcext:value-type="time">
            <text:p>12:14:29</text:p>
          </table:table-cell>
          <table:table-cell table:style-name="ce8" table:formula="of:=[.X97]-[.W97]*4/1440" office:value-type="time" office:time-value="PT06H22M35.282247459S" calcext:value-type="time">
            <text:p>6:22:35</text:p>
          </table:table-cell>
          <table:table-cell table:style-name="ce8" table:formula="of:=[.X97]+[.W97]*4/1440" office:value-type="time" office:time-value="PT18H06M23.078147809S" calcext:value-type="time">
            <text:p>18:06:23</text:p>
          </table:table-cell>
          <table:table-cell table:style-name="ce11" table:formula="of:=8*[.W97]" office:value-type="float" office:value="703.796598339181" calcext:value-type="float">
            <text:p>703.796598339181</text:p>
          </table:table-cell>
          <table:table-cell table:formula="of:=MOD([.E97]*1440+[.V97]+4*[.$B$4]-60*[.$B$5];1440)" office:value-type="float" office:value="561.513663372766" calcext:value-type="float">
            <text:p>561.513663372766</text:p>
          </table:table-cell>
          <table:table-cell table:formula="of:=IF([.AB97]/4&lt;0;[.AB97]/4+180;[.AB97]/4-180)" office:value-type="float" office:value="-39.6215841568084" calcext:value-type="float">
            <text:p>-39.6215841568084</text:p>
          </table:table-cell>
          <table:table-cell table:formula="of:=DEGREES(ACOS(SIN(RADIANS([.$B$3]))*SIN(RADIANS([.T97]))+COS(RADIANS([.$B$3]))*COS(RADIANS([.T97]))*COS(RADIANS([.AC97]))))" office:value-type="float" office:value="46.8117338118242" calcext:value-type="float">
            <text:p>46.8117338118242</text:p>
          </table:table-cell>
          <table:table-cell table:formula="of:=90-[.AD97]" office:value-type="float" office:value="43.1882661881758" calcext:value-type="float">
            <text:p>43.1882661881758</text:p>
          </table:table-cell>
          <table:table-cell table:formula="of:=IF([.AE97]&gt;85;0;IF([.AE97]&gt;5;58.1/TAN(RADIANS([.AE97]))-0.07/POWER(TAN(RADIANS([.AE97]));3)+0.000086/POWER(TAN(RADIANS([.AE97]));5);IF([.AE97]&gt;-0.575;1735+[.AE97]*(-518.2+[.AE97]*(103.4+[.AE97]*(-12.79+[.AE97]*0.711)));-20.772/TAN(RADIANS([.AE97])))))/3600" office:value-type="float" office:value="0.0171697488825332" calcext:value-type="float">
            <text:p>0.0171697488825332</text:p>
          </table:table-cell>
          <table:table-cell table:formula="of:=[.AE97]+[.AF97]" office:value-type="float" office:value="43.2054359370584" calcext:value-type="float">
            <text:p>43.2054359370584</text:p>
          </table:table-cell>
          <table:table-cell table:formula="of:=IF([.AC97]&gt;0;MOD(DEGREES(ACOS(((SIN(RADIANS([.$B$3]))*COS(RADIANS([.AD97])))-SIN(RADIANS([.T97])))/(COS(RADIANS([.$B$3]))*SIN(RADIANS([.AD97])))))+180;360);MOD(540-DEGREES(ACOS(((SIN(RADIANS([.$B$3]))*COS(RADIANS([.AD97])))-SIN(RADIANS([.T97])))/(COS(RADIANS([.$B$3]))*SIN(RADIANS([.AD97])))));360))" office:value-type="float" office:value="121.891212463962" calcext:value-type="float">
            <text:p>121.89121246396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97]+0.1/24" office:value-type="time" office:time-value="PT09H42M00S" calcext:value-type="time">
            <text:p>9:42:00</text:p>
          </table:table-cell>
          <table:table-cell table:style-name="ce9" table:formula="of:=[.D98]+2415018.5+[.E98]-[.$B$5]/24" office:value-type="float" office:value="2460352.6125" calcext:value-type="float">
            <text:p>2460352.61</text:p>
          </table:table-cell>
          <table:table-cell table:style-name="ce10" table:formula="of:=([.F98]-2451545)/36525" office:value-type="float" office:value="0.241139288158803" calcext:value-type="float">
            <text:p>0.24113929</text:p>
          </table:table-cell>
          <table:table-cell/>
          <table:table-cell table:formula="of:=MOD(280.46646+[.G98]*(36000.76983+[.G98]*0.0003032);360)" office:value-type="float" office:value="321.666487605633" calcext:value-type="float">
            <text:p>321.666487605633</text:p>
          </table:table-cell>
          <table:table-cell table:formula="of:=357.52911+[.G98]*(35999.05029-0.0001537*[.G98])" office:value-type="float" office:value="9038.31446238618" calcext:value-type="float">
            <text:p>9038.31446238618</text:p>
          </table:table-cell>
          <table:table-cell table:formula="of:=0.016708634-[.G98]*(0.000042037+0.0000001267*[.G98])" office:value-type="float" office:value="0.0166984898603723" calcext:value-type="float">
            <text:p>0.0166984898603723</text:p>
          </table:table-cell>
          <table:table-cell table:formula="of:=SIN(RADIANS([.J98]))*(1.914602-[.G98]*(0.004817+0.000014*[.G98]))+SIN(RADIANS(2*[.J98]))*(0.019993-0.000101*[.G98])+SIN(RADIANS(3*[.J98]))*0.000289" office:value-type="float" office:value="1.2059781432449" calcext:value-type="float">
            <text:p>1.2059781432449</text:p>
          </table:table-cell>
          <table:table-cell table:formula="of:=[.I98]+[.L98]" office:value-type="float" office:value="322.872465748878" calcext:value-type="float">
            <text:p>322.872465748878</text:p>
          </table:table-cell>
          <table:table-cell table:formula="of:=[.J98]+[.L98]" office:value-type="float" office:value="9039.52044052942" calcext:value-type="float">
            <text:p>9039.52044052942</text:p>
          </table:table-cell>
          <table:table-cell table:formula="of:=(1.000001018*(1-[.K98]*[.K98]))/(1+[.K98]*COS(RADIANS([.N98])))" office:value-type="float" office:value="0.987008350685991" calcext:value-type="float">
            <text:p>0.987008350685991</text:p>
          </table:table-cell>
          <table:table-cell table:formula="of:=[.M98]-0.00569-0.00478*SIN(RADIANS(125.04-1934.136*[.G98]))" office:value-type="float" office:value="322.865247658873" calcext:value-type="float">
            <text:p>322.865247658873</text:p>
          </table:table-cell>
          <table:table-cell table:formula="of:=23+(26+((21.448-[.G98]*(46.815+[.G98]*(0.00059-[.G98]*0.001813))))/60)/60" office:value-type="float" office:value="23.4361552931497" calcext:value-type="float">
            <text:p>23.4361552931497</text:p>
          </table:table-cell>
          <table:table-cell table:formula="of:=[.Q98]+0.00256*COS(RADIANS(125.04-1934.136*[.G98]))" office:value-type="float" office:value="23.4385809550554" calcext:value-type="float">
            <text:p>23.4385809550554</text:p>
          </table:table-cell>
          <table:table-cell table:formula="of:=DEGREES(ATAN2(COS(RADIANS([.P98]));COS(RADIANS([.R98]))*SIN(RADIANS([.P98]))))" office:value-type="float" office:value="-34.7902267468104" calcext:value-type="float">
            <text:p>-34.7902267468104</text:p>
          </table:table-cell>
          <table:table-cell table:formula="of:=DEGREES(ASIN(SIN(RADIANS([.R98]))*SIN(RADIANS([.P98]))))" office:value-type="float" office:value="-13.8940881077813" calcext:value-type="float">
            <text:p>-13.8940881077813</text:p>
          </table:table-cell>
          <table:table-cell table:formula="of:=TAN(RADIANS([.R98]/2))*TAN(RADIANS([.R98]/2))" office:value-type="float" office:value="0.0430318474443198" calcext:value-type="float">
            <text:p>0.0430318474443198</text:p>
          </table:table-cell>
          <table:table-cell table:formula="of:=4*DEGREES([.U98]*SIN(2*RADIANS([.I98]))-2*[.K98]*SIN(RADIANS([.J98]))+4*[.K98]*[.U98]*SIN(RADIANS([.J98]))*COS(2*RADIANS([.I98]))-0.5*[.U98]*[.U98]*SIN(4*RADIANS([.I98]))-1.25*[.K98]*[.K98]*SIN(2*RADIANS([.J98])))" office:value-type="float" office:value="-14.2299759128957" calcext:value-type="float">
            <text:p>-14.2299759128957</text:p>
          </table:table-cell>
          <table:table-cell table:formula="of:=DEGREES(ACOS(COS(RADIANS(90.833))/(COS(RADIANS([.$B$3]))*COS(RADIANS([.T98])))-TAN(RADIANS([.$B$3]))*TAN(RADIANS([.T98]))))" office:value-type="float" office:value="87.9748688014716" calcext:value-type="float">
            <text:p>87.9748688014716</text:p>
          </table:table-cell>
          <table:table-cell table:style-name="ce22" table:formula="of:=(720-4*[.$B$4]-[.V98]+[.$B$5]*60)/1440" office:value-type="time" office:time-value="PT12H14M29.179434774S" calcext:value-type="time">
            <text:p>12:14:29</text:p>
          </table:table-cell>
          <table:table-cell table:style-name="ce8" table:formula="of:=[.X98]-[.W98]*4/1440" office:value-type="time" office:time-value="PT06H22M35.210922421S" calcext:value-type="time">
            <text:p>6:22:35</text:p>
          </table:table-cell>
          <table:table-cell table:style-name="ce8" table:formula="of:=[.X98]+[.W98]*4/1440" office:value-type="time" office:time-value="PT18H06M23.147947127S" calcext:value-type="time">
            <text:p>18:06:23</text:p>
          </table:table-cell>
          <table:table-cell table:style-name="ce11" table:formula="of:=8*[.W98]" office:value-type="float" office:value="703.798950411773" calcext:value-type="float">
            <text:p>703.798950411773</text:p>
          </table:table-cell>
          <table:table-cell table:formula="of:=MOD([.E98]*1440+[.V98]+4*[.$B$4]-60*[.$B$5];1440)" office:value-type="float" office:value="567.513676087104" calcext:value-type="float">
            <text:p>567.513676087104</text:p>
          </table:table-cell>
          <table:table-cell table:formula="of:=IF([.AB98]/4&lt;0;[.AB98]/4+180;[.AB98]/4-180)" office:value-type="float" office:value="-38.1215809782239" calcext:value-type="float">
            <text:p>-38.1215809782239</text:p>
          </table:table-cell>
          <table:table-cell table:formula="of:=DEGREES(ACOS(SIN(RADIANS([.$B$3]))*SIN(RADIANS([.T98]))+COS(RADIANS([.$B$3]))*COS(RADIANS([.T98]))*COS(RADIANS([.AC98]))))" office:value-type="float" office:value="45.5704474750104" calcext:value-type="float">
            <text:p>45.5704474750104</text:p>
          </table:table-cell>
          <table:table-cell table:formula="of:=90-[.AD98]" office:value-type="float" office:value="44.4295525249896" calcext:value-type="float">
            <text:p>44.4295525249896</text:p>
          </table:table-cell>
          <table:table-cell table:formula="of:=IF([.AE98]&gt;85;0;IF([.AE98]&gt;5;58.1/TAN(RADIANS([.AE98]))-0.07/POWER(TAN(RADIANS([.AE98]));3)+0.000086/POWER(TAN(RADIANS([.AE98]));5);IF([.AE98]&gt;-0.575;1735+[.AE98]*(-518.2+[.AE98]*(103.4+[.AE98]*(-12.79+[.AE98]*0.711)));-20.772/TAN(RADIANS([.AE98])))))/3600" office:value-type="float" office:value="0.0164428799476934" calcext:value-type="float">
            <text:p>0.0164428799476934</text:p>
          </table:table-cell>
          <table:table-cell table:formula="of:=[.AE98]+[.AF98]" office:value-type="float" office:value="44.4459954049373" calcext:value-type="float">
            <text:p>44.4459954049373</text:p>
          </table:table-cell>
          <table:table-cell table:formula="of:=IF([.AC98]&gt;0;MOD(DEGREES(ACOS(((SIN(RADIANS([.$B$3]))*COS(RADIANS([.AD98])))-SIN(RADIANS([.T98])))/(COS(RADIANS([.$B$3]))*SIN(RADIANS([.AD98])))))+180;360);MOD(540-DEGREES(ACOS(((SIN(RADIANS([.$B$3]))*COS(RADIANS([.AD98])))-SIN(RADIANS([.T98])))/(COS(RADIANS([.$B$3]))*SIN(RADIANS([.AD98])))));360))" office:value-type="float" office:value="122.946131071472" calcext:value-type="float">
            <text:p>122.94613107147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98]+0.1/24" office:value-type="time" office:time-value="PT09H48M00S" calcext:value-type="time">
            <text:p>9:48:00</text:p>
          </table:table-cell>
          <table:table-cell table:style-name="ce9" table:formula="of:=[.D99]+2415018.5+[.E99]-[.$B$5]/24" office:value-type="float" office:value="2460352.61666667" calcext:value-type="float">
            <text:p>2460352.62</text:p>
          </table:table-cell>
          <table:table-cell table:style-name="ce10" table:formula="of:=([.F99]-2451545)/36525" office:value-type="float" office:value="0.241139402235912" calcext:value-type="float">
            <text:p>0.24113940</text:p>
          </table:table-cell>
          <table:table-cell/>
          <table:table-cell table:formula="of:=MOD(280.46646+[.G99]*(36000.76983+[.G99]*0.0003032);360)" office:value-type="float" office:value="321.670594469402" calcext:value-type="float">
            <text:p>321.670594469402</text:p>
          </table:table-cell>
          <table:table-cell table:formula="of:=357.52911+[.G99]*(35999.05029-0.0001537*[.G99])" office:value-type="float" office:value="9038.31856905377" calcext:value-type="float">
            <text:p>9038.31856905377</text:p>
          </table:table-cell>
          <table:table-cell table:formula="of:=0.016708634-[.G99]*(0.000042037+0.0000001267*[.G99])" office:value-type="float" office:value="0.0166984898555698" calcext:value-type="float">
            <text:p>0.0166984898555698</text:p>
          </table:table-cell>
          <table:table-cell table:formula="of:=SIN(RADIANS([.J99]))*(1.914602-[.G99]*(0.004817+0.000014*[.G99]))+SIN(RADIANS(2*[.J99]))*(0.019993-0.000101*[.G99])+SIN(RADIANS(3*[.J99]))*0.000289" office:value-type="float" office:value="1.20608638252355" calcext:value-type="float">
            <text:p>1.20608638252355</text:p>
          </table:table-cell>
          <table:table-cell table:formula="of:=[.I99]+[.L99]" office:value-type="float" office:value="322.876680851926" calcext:value-type="float">
            <text:p>322.876680851926</text:p>
          </table:table-cell>
          <table:table-cell table:formula="of:=[.J99]+[.L99]" office:value-type="float" office:value="9039.52465543629" calcext:value-type="float">
            <text:p>9039.52465543629</text:p>
          </table:table-cell>
          <table:table-cell table:formula="of:=(1.000001018*(1-[.K99]*[.K99]))/(1+[.K99]*COS(RADIANS([.N99])))" office:value-type="float" office:value="0.987009112458212" calcext:value-type="float">
            <text:p>0.987009112458212</text:p>
          </table:table-cell>
          <table:table-cell table:formula="of:=[.M99]-0.00569-0.00478*SIN(RADIANS(125.04-1934.136*[.G99]))" office:value-type="float" office:value="322.869462779362" calcext:value-type="float">
            <text:p>322.869462779362</text:p>
          </table:table-cell>
          <table:table-cell table:formula="of:=23+(26+((21.448-[.G99]*(46.815+[.G99]*(0.00059-[.G99]*0.001813))))/60)/60" office:value-type="float" office:value="23.4361552916662" calcext:value-type="float">
            <text:p>23.4361552916662</text:p>
          </table:table-cell>
          <table:table-cell table:formula="of:=[.Q99]+0.00256*COS(RADIANS(125.04-1934.136*[.G99]))" office:value-type="float" office:value="23.4385809567235" calcext:value-type="float">
            <text:p>23.4385809567235</text:p>
          </table:table-cell>
          <table:table-cell table:formula="of:=DEGREES(ATAN2(COS(RADIANS([.P99]));COS(RADIANS([.R99]))*SIN(RADIANS([.P99]))))" office:value-type="float" office:value="-34.7861228126767" calcext:value-type="float">
            <text:p>-34.7861228126767</text:p>
          </table:table-cell>
          <table:table-cell table:formula="of:=DEGREES(ASIN(SIN(RADIANS([.R99]))*SIN(RADIANS([.P99]))))" office:value-type="float" office:value="-13.8927111472951" calcext:value-type="float">
            <text:p>-13.8927111472951</text:p>
          </table:table-cell>
          <table:table-cell table:formula="of:=TAN(RADIANS([.R99]/2))*TAN(RADIANS([.R99]/2))" office:value-type="float" office:value="0.0430318474506189" calcext:value-type="float">
            <text:p>0.0430318474506189</text:p>
          </table:table-cell>
          <table:table-cell table:formula="of:=4*DEGREES([.U99]*SIN(2*RADIANS([.I99]))-2*[.K99]*SIN(RADIANS([.J99]))+4*[.K99]*[.U99]*SIN(RADIANS([.J99]))*COS(2*RADIANS([.I99]))-0.5*[.U99]*[.U99]*SIN(4*RADIANS([.I99]))-1.25*[.K99]*[.K99]*SIN(2*RADIANS([.J99])))" office:value-type="float" office:value="-14.2299629752811" calcext:value-type="float">
            <text:p>-14.2299629752811</text:p>
          </table:table-cell>
          <table:table-cell table:formula="of:=DEGREES(ACOS(COS(RADIANS(90.833))/(COS(RADIANS([.$B$3]))*COS(RADIANS([.T99])))-TAN(RADIANS([.$B$3]))*TAN(RADIANS([.T99]))))" office:value-type="float" office:value="87.9751628216473" calcext:value-type="float">
            <text:p>87.9751628216473</text:p>
          </table:table-cell>
          <table:table-cell table:style-name="ce22" table:formula="of:=(720-4*[.$B$4]-[.V99]+[.$B$5]*60)/1440" office:value-type="time" office:time-value="PT12H14M29.178658517S" calcext:value-type="time">
            <text:p>12:14:29</text:p>
          </table:table-cell>
          <table:table-cell table:style-name="ce8" table:formula="of:=[.X99]-[.W99]*4/1440" office:value-type="time" office:time-value="PT06H22M35.139581322S" calcext:value-type="time">
            <text:p>6:22:35</text:p>
          </table:table-cell>
          <table:table-cell table:style-name="ce8" table:formula="of:=[.X99]+[.W99]*4/1440" office:value-type="time" office:time-value="PT18H06M23.217735712S" calcext:value-type="time">
            <text:p>18:06:23</text:p>
          </table:table-cell>
          <table:table-cell table:style-name="ce11" table:formula="of:=8*[.W99]" office:value-type="float" office:value="703.801302573178" calcext:value-type="float">
            <text:p>703.801302573178</text:p>
          </table:table-cell>
          <table:table-cell table:formula="of:=MOD([.E99]*1440+[.V99]+4*[.$B$4]-60*[.$B$5];1440)" office:value-type="float" office:value="573.513689024719" calcext:value-type="float">
            <text:p>573.513689024719</text:p>
          </table:table-cell>
          <table:table-cell table:formula="of:=IF([.AB99]/4&lt;0;[.AB99]/4+180;[.AB99]/4-180)" office:value-type="float" office:value="-36.6215777438203" calcext:value-type="float">
            <text:p>-36.6215777438203</text:p>
          </table:table-cell>
          <table:table-cell table:formula="of:=DEGREES(ACOS(SIN(RADIANS([.$B$3]))*SIN(RADIANS([.T99]))+COS(RADIANS([.$B$3]))*COS(RADIANS([.T99]))*COS(RADIANS([.AC99]))))" office:value-type="float" office:value="44.344248775674" calcext:value-type="float">
            <text:p>44.344248775674</text:p>
          </table:table-cell>
          <table:table-cell table:formula="of:=90-[.AD99]" office:value-type="float" office:value="45.655751224326" calcext:value-type="float">
            <text:p>45.655751224326</text:p>
          </table:table-cell>
          <table:table-cell table:formula="of:=IF([.AE99]&gt;85;0;IF([.AE99]&gt;5;58.1/TAN(RADIANS([.AE99]))-0.07/POWER(TAN(RADIANS([.AE99]));3)+0.000086/POWER(TAN(RADIANS([.AE99]));5);IF([.AE99]&gt;-0.575;1735+[.AE99]*(-518.2+[.AE99]*(103.4+[.AE99]*(-12.79+[.AE99]*0.711)));-20.772/TAN(RADIANS([.AE99])))))/3600" office:value-type="float" office:value="0.0157555009563741" calcext:value-type="float">
            <text:p>0.0157555009563741</text:p>
          </table:table-cell>
          <table:table-cell table:formula="of:=[.AE99]+[.AF99]" office:value-type="float" office:value="45.6715067252824" calcext:value-type="float">
            <text:p>45.6715067252824</text:p>
          </table:table-cell>
          <table:table-cell table:formula="of:=IF([.AC99]&gt;0;MOD(DEGREES(ACOS(((SIN(RADIANS([.$B$3]))*COS(RADIANS([.AD99])))-SIN(RADIANS([.T99])))/(COS(RADIANS([.$B$3]))*SIN(RADIANS([.AD99])))))+180;360);MOD(540-DEGREES(ACOS(((SIN(RADIANS([.$B$3]))*COS(RADIANS([.AD99])))-SIN(RADIANS([.T99])))/(COS(RADIANS([.$B$3]))*SIN(RADIANS([.AD99])))));360))" office:value-type="float" office:value="124.057651689526" calcext:value-type="float">
            <text:p>124.0576516895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99]+0.1/24" office:value-type="time" office:time-value="PT09H54M00S" calcext:value-type="time">
            <text:p>9:54:00</text:p>
          </table:table-cell>
          <table:table-cell table:style-name="ce9" table:formula="of:=[.D100]+2415018.5+[.E100]-[.$B$5]/24" office:value-type="float" office:value="2460352.62083333" calcext:value-type="float">
            <text:p>2460352.62</text:p>
          </table:table-cell>
          <table:table-cell table:style-name="ce10" table:formula="of:=([.F100]-2451545)/36525" office:value-type="float" office:value="0.241139516313034" calcext:value-type="float">
            <text:p>0.24113952</text:p>
          </table:table-cell>
          <table:table-cell/>
          <table:table-cell table:formula="of:=MOD(280.46646+[.G100]*(36000.76983+[.G100]*0.0003032);360)" office:value-type="float" office:value="321.674701333635" calcext:value-type="float">
            <text:p>321.674701333635</text:p>
          </table:table-cell>
          <table:table-cell table:formula="of:=357.52911+[.G100]*(35999.05029-0.0001537*[.G100])" office:value-type="float" office:value="9038.32267572181" calcext:value-type="float">
            <text:p>9038.32267572181</text:p>
          </table:table-cell>
          <table:table-cell table:formula="of:=0.016708634-[.G100]*(0.000042037+0.0000001267*[.G100])" office:value-type="float" office:value="0.0166984898507674" calcext:value-type="float">
            <text:p>0.0166984898507674</text:p>
          </table:table-cell>
          <table:table-cell table:formula="of:=SIN(RADIANS([.J100]))*(1.914602-[.G100]*(0.004817+0.000014*[.G100]))+SIN(RADIANS(2*[.J100]))*(0.019993-0.000101*[.G100])+SIN(RADIANS(3*[.J100]))*0.000289" office:value-type="float" office:value="1.20619461530796" calcext:value-type="float">
            <text:p>1.20619461530796</text:p>
          </table:table-cell>
          <table:table-cell table:formula="of:=[.I100]+[.L100]" office:value-type="float" office:value="322.880895948943" calcext:value-type="float">
            <text:p>322.880895948943</text:p>
          </table:table-cell>
          <table:table-cell table:formula="of:=[.J100]+[.L100]" office:value-type="float" office:value="9039.52887033712" calcext:value-type="float">
            <text:p>9039.52887033712</text:p>
          </table:table-cell>
          <table:table-cell table:formula="of:=(1.000001018*(1-[.K100]*[.K100]))/(1+[.K100]*COS(RADIANS([.N100])))" office:value-type="float" office:value="0.987009874298442" calcext:value-type="float">
            <text:p>0.987009874298442</text:p>
          </table:table-cell>
          <table:table-cell table:formula="of:=[.M100]-0.00569-0.00478*SIN(RADIANS(125.04-1934.136*[.G100]))" office:value-type="float" office:value="322.873677893821" calcext:value-type="float">
            <text:p>322.873677893821</text:p>
          </table:table-cell>
          <table:table-cell table:formula="of:=23+(26+((21.448-[.G100]*(46.815+[.G100]*(0.00059-[.G100]*0.001813))))/60)/60" office:value-type="float" office:value="23.4361552901828" calcext:value-type="float">
            <text:p>23.4361552901828</text:p>
          </table:table-cell>
          <table:table-cell table:formula="of:=[.Q100]+0.00256*COS(RADIANS(125.04-1934.136*[.G100]))" office:value-type="float" office:value="23.4385809583915" calcext:value-type="float">
            <text:p>23.4385809583915</text:p>
          </table:table-cell>
          <table:table-cell table:formula="of:=DEGREES(ATAN2(COS(RADIANS([.P100]));COS(RADIANS([.R100]))*SIN(RADIANS([.P100]))))" office:value-type="float" office:value="-34.7820189332043" calcext:value-type="float">
            <text:p>-34.7820189332043</text:p>
          </table:table-cell>
          <table:table-cell table:formula="of:=DEGREES(ASIN(SIN(RADIANS([.R100]))*SIN(RADIANS([.P100]))))" office:value-type="float" office:value="-13.8913341202648" calcext:value-type="float">
            <text:p>-13.8913341202648</text:p>
          </table:table-cell>
          <table:table-cell table:formula="of:=TAN(RADIANS([.R100]/2))*TAN(RADIANS([.R100]/2))" office:value-type="float" office:value="0.0430318474569179" calcext:value-type="float">
            <text:p>0.0430318474569179</text:p>
          </table:table-cell>
          <table:table-cell table:formula="of:=4*DEGREES([.U100]*SIN(2*RADIANS([.I100]))-2*[.K100]*SIN(RADIANS([.J100]))+4*[.K100]*[.U100]*SIN(RADIANS([.J100]))*COS(2*RADIANS([.I100]))-0.5*[.U100]*[.U100]*SIN(4*RADIANS([.I100]))-1.25*[.K100]*[.K100]*SIN(2*RADIANS([.J100])))" office:value-type="float" office:value="-14.2299498143971" calcext:value-type="float">
            <text:p>-14.2299498143971</text:p>
          </table:table-cell>
          <table:table-cell table:formula="of:=DEGREES(ACOS(COS(RADIANS(90.833))/(COS(RADIANS([.$B$3]))*COS(RADIANS([.T100])))-TAN(RADIANS([.$B$3]))*TAN(RADIANS([.T100]))))" office:value-type="float" office:value="87.9754568529892" calcext:value-type="float">
            <text:p>87.9754568529892</text:p>
          </table:table-cell>
          <table:table-cell table:style-name="ce22" table:formula="of:=(720-4*[.$B$4]-[.V100]+[.$B$5]*60)/1440" office:value-type="time" office:time-value="PT12H14M29.177868864S" calcext:value-type="time">
            <text:p>12:14:29</text:p>
          </table:table-cell>
          <table:table-cell table:style-name="ce8" table:formula="of:=[.X100]-[.W100]*4/1440" office:value-type="time" office:time-value="PT06H22M35.068224146S" calcext:value-type="time">
            <text:p>6:22:35</text:p>
          </table:table-cell>
          <table:table-cell table:style-name="ce8" table:formula="of:=[.X100]+[.W100]*4/1440" office:value-type="time" office:time-value="PT18H06M23.287513581S" calcext:value-type="time">
            <text:p>18:06:23</text:p>
          </table:table-cell>
          <table:table-cell table:style-name="ce11" table:formula="of:=8*[.W100]" office:value-type="float" office:value="703.803654823914" calcext:value-type="float">
            <text:p>703.803654823914</text:p>
          </table:table-cell>
          <table:table-cell table:formula="of:=MOD([.E100]*1440+[.V100]+4*[.$B$4]-60*[.$B$5];1440)" office:value-type="float" office:value="579.513702185603" calcext:value-type="float">
            <text:p>579.513702185603</text:p>
          </table:table-cell>
          <table:table-cell table:formula="of:=IF([.AB100]/4&lt;0;[.AB100]/4+180;[.AB100]/4-180)" office:value-type="float" office:value="-35.1215744535993" calcext:value-type="float">
            <text:p>-35.1215744535993</text:p>
          </table:table-cell>
          <table:table-cell table:formula="of:=DEGREES(ACOS(SIN(RADIANS([.$B$3]))*SIN(RADIANS([.T100]))+COS(RADIANS([.$B$3]))*COS(RADIANS([.T100]))*COS(RADIANS([.AC100]))))" office:value-type="float" office:value="43.1344283561251" calcext:value-type="float">
            <text:p>43.1344283561251</text:p>
          </table:table-cell>
          <table:table-cell table:formula="of:=90-[.AD100]" office:value-type="float" office:value="46.8655716438749" calcext:value-type="float">
            <text:p>46.8655716438749</text:p>
          </table:table-cell>
          <table:table-cell table:formula="of:=IF([.AE100]&gt;85;0;IF([.AE100]&gt;5;58.1/TAN(RADIANS([.AE100]))-0.07/POWER(TAN(RADIANS([.AE100]));3)+0.000086/POWER(TAN(RADIANS([.AE100]));5);IF([.AE100]&gt;-0.575;1735+[.AE100]*(-518.2+[.AE100]*(103.4+[.AE100]*(-12.79+[.AE100]*0.711)));-20.772/TAN(RADIANS([.AE100])))))/3600" office:value-type="float" office:value="0.0151047308586659" calcext:value-type="float">
            <text:p>0.0151047308586659</text:p>
          </table:table-cell>
          <table:table-cell table:formula="of:=[.AE100]+[.AF100]" office:value-type="float" office:value="46.8806763747336" calcext:value-type="float">
            <text:p>46.8806763747336</text:p>
          </table:table-cell>
          <table:table-cell table:formula="of:=IF([.AC100]&gt;0;MOD(DEGREES(ACOS(((SIN(RADIANS([.$B$3]))*COS(RADIANS([.AD100])))-SIN(RADIANS([.T100])))/(COS(RADIANS([.$B$3]))*SIN(RADIANS([.AD100])))))+180;360);MOD(540-DEGREES(ACOS(((SIN(RADIANS([.$B$3]))*COS(RADIANS([.AD100])))-SIN(RADIANS([.T100])))/(COS(RADIANS([.$B$3]))*SIN(RADIANS([.AD100])))));360))" office:value-type="float" office:value="125.229808339646" calcext:value-type="float">
            <text:p>125.22980833964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00]+0.1/24" office:value-type="time" office:time-value="PT10H00M00S" calcext:value-type="time">
            <text:p>10:00:00</text:p>
          </table:table-cell>
          <table:table-cell table:style-name="ce9" table:formula="of:=[.D101]+2415018.5+[.E101]-[.$B$5]/24" office:value-type="float" office:value="2460352.625" calcext:value-type="float">
            <text:p>2460352.63</text:p>
          </table:table-cell>
          <table:table-cell table:style-name="ce10" table:formula="of:=([.F101]-2451545)/36525" office:value-type="float" office:value="0.241139630390144" calcext:value-type="float">
            <text:p>0.24113963</text:p>
          </table:table-cell>
          <table:table-cell/>
          <table:table-cell table:formula="of:=MOD(280.46646+[.G101]*(36000.76983+[.G101]*0.0003032);360)" office:value-type="float" office:value="321.678808197408" calcext:value-type="float">
            <text:p>321.678808197408</text:p>
          </table:table-cell>
          <table:table-cell table:formula="of:=357.52911+[.G101]*(35999.05029-0.0001537*[.G101])" office:value-type="float" office:value="9038.3267823894" calcext:value-type="float">
            <text:p>9038.3267823894</text:p>
          </table:table-cell>
          <table:table-cell table:formula="of:=0.016708634-[.G101]*(0.000042037+0.0000001267*[.G101])" office:value-type="float" office:value="0.016698489845965" calcext:value-type="float">
            <text:p>0.016698489845965</text:p>
          </table:table-cell>
          <table:table-cell table:formula="of:=SIN(RADIANS([.J101]))*(1.914602-[.G101]*(0.004817+0.000014*[.G101]))+SIN(RADIANS(2*[.J101]))*(0.019993-0.000101*[.G101])+SIN(RADIANS(3*[.J101]))*0.000289" office:value-type="float" office:value="1.20630284157355" calcext:value-type="float">
            <text:p>1.20630284157355</text:p>
          </table:table-cell>
          <table:table-cell table:formula="of:=[.I101]+[.L101]" office:value-type="float" office:value="322.885111038982" calcext:value-type="float">
            <text:p>322.885111038982</text:p>
          </table:table-cell>
          <table:table-cell table:formula="of:=[.J101]+[.L101]" office:value-type="float" office:value="9039.53308523098" calcext:value-type="float">
            <text:p>9039.53308523098</text:p>
          </table:table-cell>
          <table:table-cell table:formula="of:=(1.000001018*(1-[.K101]*[.K101]))/(1+[.K101]*COS(RADIANS([.N101])))" office:value-type="float" office:value="0.987010636206506" calcext:value-type="float">
            <text:p>0.987010636206506</text:p>
          </table:table-cell>
          <table:table-cell table:formula="of:=[.M101]-0.00569-0.00478*SIN(RADIANS(125.04-1934.136*[.G101]))" office:value-type="float" office:value="322.877893001301" calcext:value-type="float">
            <text:p>322.877893001301</text:p>
          </table:table-cell>
          <table:table-cell table:formula="of:=23+(26+((21.448-[.G101]*(46.815+[.G101]*(0.00059-[.G101]*0.001813))))/60)/60" office:value-type="float" office:value="23.4361552886993" calcext:value-type="float">
            <text:p>23.4361552886993</text:p>
          </table:table-cell>
          <table:table-cell table:formula="of:=[.Q101]+0.00256*COS(RADIANS(125.04-1934.136*[.G101]))" office:value-type="float" office:value="23.4385809600595" calcext:value-type="float">
            <text:p>23.4385809600595</text:p>
          </table:table-cell>
          <table:table-cell table:formula="of:=DEGREES(ATAN2(COS(RADIANS([.P101]));COS(RADIANS([.R101]))*SIN(RADIANS([.P101]))))" office:value-type="float" office:value="-34.7779151093136" calcext:value-type="float">
            <text:p>-34.7779151093136</text:p>
          </table:table-cell>
          <table:table-cell table:formula="of:=DEGREES(ASIN(SIN(RADIANS([.R101]))*SIN(RADIANS([.P101]))))" office:value-type="float" office:value="-13.8899570270085" calcext:value-type="float">
            <text:p>-13.8899570270085</text:p>
          </table:table-cell>
          <table:table-cell table:formula="of:=TAN(RADIANS([.R101]/2))*TAN(RADIANS([.R101]/2))" office:value-type="float" office:value="0.0430318474632167" calcext:value-type="float">
            <text:p>0.0430318474632167</text:p>
          </table:table-cell>
          <table:table-cell table:formula="of:=4*DEGREES([.U101]*SIN(2*RADIANS([.I101]))-2*[.K101]*SIN(RADIANS([.J101]))+4*[.K101]*[.U101]*SIN(RADIANS([.J101]))*COS(2*RADIANS([.I101]))-0.5*[.U101]*[.U101]*SIN(4*RADIANS([.I101]))-1.25*[.K101]*[.K101]*SIN(2*RADIANS([.J101])))" office:value-type="float" office:value="-14.2299364302596" calcext:value-type="float">
            <text:p>-14.2299364302596</text:p>
          </table:table-cell>
          <table:table-cell table:formula="of:=DEGREES(ACOS(COS(RADIANS(90.833))/(COS(RADIANS([.$B$3]))*COS(RADIANS([.T101])))-TAN(RADIANS([.$B$3]))*TAN(RADIANS([.T101]))))" office:value-type="float" office:value="87.9757508954294" calcext:value-type="float">
            <text:p>87.9757508954294</text:p>
          </table:table-cell>
          <table:table-cell table:style-name="ce22" table:formula="of:=(720-4*[.$B$4]-[.V101]+[.$B$5]*60)/1440" office:value-type="time" office:time-value="PT12H14M29.177065816S" calcext:value-type="time">
            <text:p>12:14:29</text:p>
          </table:table-cell>
          <table:table-cell table:style-name="ce8" table:formula="of:=[.X101]-[.W101]*4/1440" office:value-type="time" office:time-value="PT06H22M34.996850913S" calcext:value-type="time">
            <text:p>6:22:34</text:p>
          </table:table-cell>
          <table:table-cell table:style-name="ce8" table:formula="of:=[.X101]+[.W101]*4/1440" office:value-type="time" office:time-value="PT18H06M23.357280719S" calcext:value-type="time">
            <text:p>18:06:23</text:p>
          </table:table-cell>
          <table:table-cell table:style-name="ce11" table:formula="of:=8*[.W101]" office:value-type="float" office:value="703.806007163436" calcext:value-type="float">
            <text:p>703.806007163436</text:p>
          </table:table-cell>
          <table:table-cell table:formula="of:=MOD([.E101]*1440+[.V101]+4*[.$B$4]-60*[.$B$5];1440)" office:value-type="float" office:value="585.51371556974" calcext:value-type="float">
            <text:p>585.51371556974</text:p>
          </table:table-cell>
          <table:table-cell table:formula="of:=IF([.AB101]/4&lt;0;[.AB101]/4+180;[.AB101]/4-180)" office:value-type="float" office:value="-33.6215711075649" calcext:value-type="float">
            <text:p>-33.6215711075649</text:p>
          </table:table-cell>
          <table:table-cell table:formula="of:=DEGREES(ACOS(SIN(RADIANS([.$B$3]))*SIN(RADIANS([.T101]))+COS(RADIANS([.$B$3]))*COS(RADIANS([.T101]))*COS(RADIANS([.AC101]))))" office:value-type="float" office:value="41.9424073852279" calcext:value-type="float">
            <text:p>41.9424073852279</text:p>
          </table:table-cell>
          <table:table-cell table:formula="of:=90-[.AD101]" office:value-type="float" office:value="48.0575926147721" calcext:value-type="float">
            <text:p>48.0575926147721</text:p>
          </table:table-cell>
          <table:table-cell table:formula="of:=IF([.AE101]&gt;85;0;IF([.AE101]&gt;5;58.1/TAN(RADIANS([.AE101]))-0.07/POWER(TAN(RADIANS([.AE101]));3)+0.000086/POWER(TAN(RADIANS([.AE101]));5);IF([.AE101]&gt;-0.575;1735+[.AE101]*(-518.2+[.AE101]*(103.4+[.AE101]*(-12.79+[.AE101]*0.711)));-20.772/TAN(RADIANS([.AE101])))))/3600" office:value-type="float" office:value="0.014488078573238" calcext:value-type="float">
            <text:p>0.014488078573238</text:p>
          </table:table-cell>
          <table:table-cell table:formula="of:=[.AE101]+[.AF101]" office:value-type="float" office:value="48.0720806933453" calcext:value-type="float">
            <text:p>48.0720806933453</text:p>
          </table:table-cell>
          <table:table-cell table:formula="of:=IF([.AC101]&gt;0;MOD(DEGREES(ACOS(((SIN(RADIANS([.$B$3]))*COS(RADIANS([.AD101])))-SIN(RADIANS([.T101])))/(COS(RADIANS([.$B$3]))*SIN(RADIANS([.AD101])))))+180;360);MOD(540-DEGREES(ACOS(((SIN(RADIANS([.$B$3]))*COS(RADIANS([.AD101])))-SIN(RADIANS([.T101])))/(COS(RADIANS([.$B$3]))*SIN(RADIANS([.AD101])))));360))" office:value-type="float" office:value="126.466914447162" calcext:value-type="float">
            <text:p>126.46691444716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01]+0.1/24" office:value-type="time" office:time-value="PT10H06M00S" calcext:value-type="time">
            <text:p>10:06:00</text:p>
          </table:table-cell>
          <table:table-cell table:style-name="ce9" table:formula="of:=[.D102]+2415018.5+[.E102]-[.$B$5]/24" office:value-type="float" office:value="2460352.62916667" calcext:value-type="float">
            <text:p>2460352.63</text:p>
          </table:table-cell>
          <table:table-cell table:style-name="ce10" table:formula="of:=([.F102]-2451545)/36525" office:value-type="float" office:value="0.241139744467266" calcext:value-type="float">
            <text:p>0.24113974</text:p>
          </table:table-cell>
          <table:table-cell/>
          <table:table-cell table:formula="of:=MOD(280.46646+[.G102]*(36000.76983+[.G102]*0.0003032);360)" office:value-type="float" office:value="321.682915061639" calcext:value-type="float">
            <text:p>321.682915061639</text:p>
          </table:table-cell>
          <table:table-cell table:formula="of:=357.52911+[.G102]*(35999.05029-0.0001537*[.G102])" office:value-type="float" office:value="9038.33088905745" calcext:value-type="float">
            <text:p>9038.33088905745</text:p>
          </table:table-cell>
          <table:table-cell table:formula="of:=0.016708634-[.G102]*(0.000042037+0.0000001267*[.G102])" office:value-type="float" office:value="0.0166984898411625" calcext:value-type="float">
            <text:p>0.0166984898411625</text:p>
          </table:table-cell>
          <table:table-cell table:formula="of:=SIN(RADIANS([.J102]))*(1.914602-[.G102]*(0.004817+0.000014*[.G102]))+SIN(RADIANS(2*[.J102]))*(0.019993-0.000101*[.G102])+SIN(RADIANS(3*[.J102]))*0.000289" office:value-type="float" office:value="1.20641106134377" calcext:value-type="float">
            <text:p>1.20641106134377</text:p>
          </table:table-cell>
          <table:table-cell table:formula="of:=[.I102]+[.L102]" office:value-type="float" office:value="322.889326122983" calcext:value-type="float">
            <text:p>322.889326122983</text:p>
          </table:table-cell>
          <table:table-cell table:formula="of:=[.J102]+[.L102]" office:value-type="float" office:value="9039.53730011879" calcext:value-type="float">
            <text:p>9039.53730011879</text:p>
          </table:table-cell>
          <table:table-cell table:formula="of:=(1.000001018*(1-[.K102]*[.K102]))/(1+[.K102]*COS(RADIANS([.N102])))" office:value-type="float" office:value="0.987011398182571" calcext:value-type="float">
            <text:p>0.987011398182571</text:p>
          </table:table-cell>
          <table:table-cell table:formula="of:=[.M102]-0.00569-0.00478*SIN(RADIANS(125.04-1934.136*[.G102]))" office:value-type="float" office:value="322.882108102744" calcext:value-type="float">
            <text:p>322.882108102744</text:p>
          </table:table-cell>
          <table:table-cell table:formula="of:=23+(26+((21.448-[.G102]*(46.815+[.G102]*(0.00059-[.G102]*0.001813))))/60)/60" office:value-type="float" office:value="23.4361552872158" calcext:value-type="float">
            <text:p>23.4361552872158</text:p>
          </table:table-cell>
          <table:table-cell table:formula="of:=[.Q102]+0.00256*COS(RADIANS(125.04-1934.136*[.G102]))" office:value-type="float" office:value="23.4385809617274" calcext:value-type="float">
            <text:p>23.4385809617274</text:p>
          </table:table-cell>
          <table:table-cell table:formula="of:=DEGREES(ATAN2(COS(RADIANS([.P102]));COS(RADIANS([.R102]))*SIN(RADIANS([.P102]))))" office:value-type="float" office:value="-34.7738113400838" calcext:value-type="float">
            <text:p>-34.7738113400838</text:p>
          </table:table-cell>
          <table:table-cell table:formula="of:=DEGREES(ASIN(SIN(RADIANS([.R102]))*SIN(RADIANS([.P102]))))" office:value-type="float" office:value="-13.8885798672266" calcext:value-type="float">
            <text:p>-13.8885798672266</text:p>
          </table:table-cell>
          <table:table-cell table:formula="of:=TAN(RADIANS([.R102]/2))*TAN(RADIANS([.R102]/2))" office:value-type="float" office:value="0.0430318474695154" calcext:value-type="float">
            <text:p>0.0430318474695154</text:p>
          </table:table-cell>
          <table:table-cell table:formula="of:=4*DEGREES([.U102]*SIN(2*RADIANS([.I102]))-2*[.K102]*SIN(RADIANS([.J102]))+4*[.K102]*[.U102]*SIN(RADIANS([.J102]))*COS(2*RADIANS([.I102]))-0.5*[.U102]*[.U102]*SIN(4*RADIANS([.I102]))-1.25*[.K102]*[.K102]*SIN(2*RADIANS([.J102])))" office:value-type="float" office:value="-14.2299228228763" calcext:value-type="float">
            <text:p>-14.2299228228763</text:p>
          </table:table-cell>
          <table:table-cell table:formula="of:=DEGREES(ACOS(COS(RADIANS(90.833))/(COS(RADIANS([.$B$3]))*COS(RADIANS([.T102])))-TAN(RADIANS([.$B$3]))*TAN(RADIANS([.T102]))))" office:value-type="float" office:value="87.9760449490319" calcext:value-type="float">
            <text:p>87.9760449490319</text:p>
          </table:table-cell>
          <table:table-cell table:style-name="ce22" table:formula="of:=(720-4*[.$B$4]-[.V102]+[.$B$5]*60)/1440" office:value-type="time" office:time-value="PT12H14M29.176249373S" calcext:value-type="time">
            <text:p>12:14:29</text:p>
          </table:table-cell>
          <table:table-cell table:style-name="ce8" table:formula="of:=[.X102]-[.W102]*4/1440" office:value-type="time" office:time-value="PT06H22M34.925461605S" calcext:value-type="time">
            <text:p>6:22:34</text:p>
          </table:table-cell>
          <table:table-cell table:style-name="ce8" table:formula="of:=[.X102]+[.W102]*4/1440" office:value-type="time" office:time-value="PT18H06M23.42703714S" calcext:value-type="time">
            <text:p>18:06:23</text:p>
          </table:table-cell>
          <table:table-cell table:style-name="ce11" table:formula="of:=8*[.W102]" office:value-type="float" office:value="703.808359592255" calcext:value-type="float">
            <text:p>703.808359592255</text:p>
          </table:table-cell>
          <table:table-cell table:formula="of:=MOD([.E102]*1440+[.V102]+4*[.$B$4]-60*[.$B$5];1440)" office:value-type="float" office:value="591.513729177124" calcext:value-type="float">
            <text:p>591.513729177124</text:p>
          </table:table-cell>
          <table:table-cell table:formula="of:=IF([.AB102]/4&lt;0;[.AB102]/4+180;[.AB102]/4-180)" office:value-type="float" office:value="-32.1215677057191" calcext:value-type="float">
            <text:p>-32.1215677057191</text:p>
          </table:table-cell>
          <table:table-cell table:formula="of:=DEGREES(ACOS(SIN(RADIANS([.$B$3]))*SIN(RADIANS([.T102]))+COS(RADIANS([.$B$3]))*COS(RADIANS([.T102]))*COS(RADIANS([.AC102]))))" office:value-type="float" office:value="40.7697509474556" calcext:value-type="float">
            <text:p>40.7697509474556</text:p>
          </table:table-cell>
          <table:table-cell table:formula="of:=90-[.AD102]" office:value-type="float" office:value="49.2302490525444" calcext:value-type="float">
            <text:p>49.2302490525444</text:p>
          </table:table-cell>
          <table:table-cell table:formula="of:=IF([.AE102]&gt;85;0;IF([.AE102]&gt;5;58.1/TAN(RADIANS([.AE102]))-0.07/POWER(TAN(RADIANS([.AE102]));3)+0.000086/POWER(TAN(RADIANS([.AE102]));5);IF([.AE102]&gt;-0.575;1735+[.AE102]*(-518.2+[.AE102]*(103.4+[.AE102]*(-12.79+[.AE102]*0.711)));-20.772/TAN(RADIANS([.AE102])))))/3600" office:value-type="float" office:value="0.0139033991870341" calcext:value-type="float">
            <text:p>0.0139033991870341</text:p>
          </table:table-cell>
          <table:table-cell table:formula="of:=[.AE102]+[.AF102]" office:value-type="float" office:value="49.2441524517314" calcext:value-type="float">
            <text:p>49.2441524517314</text:p>
          </table:table-cell>
          <table:table-cell table:formula="of:=IF([.AC102]&gt;0;MOD(DEGREES(ACOS(((SIN(RADIANS([.$B$3]))*COS(RADIANS([.AD102])))-SIN(RADIANS([.T102])))/(COS(RADIANS([.$B$3]))*SIN(RADIANS([.AD102])))))+180;360);MOD(540-DEGREES(ACOS(((SIN(RADIANS([.$B$3]))*COS(RADIANS([.AD102])))-SIN(RADIANS([.T102])))/(COS(RADIANS([.$B$3]))*SIN(RADIANS([.AD102])))));360))" office:value-type="float" office:value="127.773564913285" calcext:value-type="float">
            <text:p>127.77356491328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02]+0.1/24" office:value-type="time" office:time-value="PT10H12M00S" calcext:value-type="time">
            <text:p>10:12:00</text:p>
          </table:table-cell>
          <table:table-cell table:style-name="ce9" table:formula="of:=[.D103]+2415018.5+[.E103]-[.$B$5]/24" office:value-type="float" office:value="2460352.63333333" calcext:value-type="float">
            <text:p>2460352.63</text:p>
          </table:table-cell>
          <table:table-cell table:style-name="ce10" table:formula="of:=([.F103]-2451545)/36525" office:value-type="float" office:value="0.241139858544375" calcext:value-type="float">
            <text:p>0.24113986</text:p>
          </table:table-cell>
          <table:table-cell/>
          <table:table-cell table:formula="of:=MOD(280.46646+[.G103]*(36000.76983+[.G103]*0.0003032);360)" office:value-type="float" office:value="321.687021925411" calcext:value-type="float">
            <text:p>321.687021925411</text:p>
          </table:table-cell>
          <table:table-cell table:formula="of:=357.52911+[.G103]*(35999.05029-0.0001537*[.G103])" office:value-type="float" office:value="9038.33499572503" calcext:value-type="float">
            <text:p>9038.33499572503</text:p>
          </table:table-cell>
          <table:table-cell table:formula="of:=0.016708634-[.G103]*(0.000042037+0.0000001267*[.G103])" office:value-type="float" office:value="0.0166984898363601" calcext:value-type="float">
            <text:p>0.0166984898363601</text:p>
          </table:table-cell>
          <table:table-cell table:formula="of:=SIN(RADIANS([.J103]))*(1.914602-[.G103]*(0.004817+0.000014*[.G103]))+SIN(RADIANS(2*[.J103]))*(0.019993-0.000101*[.G103])+SIN(RADIANS(3*[.J103]))*0.000289" office:value-type="float" office:value="1.20651927459393" calcext:value-type="float">
            <text:p>1.20651927459393</text:p>
          </table:table-cell>
          <table:table-cell table:formula="of:=[.I103]+[.L103]" office:value-type="float" office:value="322.893541200004" calcext:value-type="float">
            <text:p>322.893541200004</text:p>
          </table:table-cell>
          <table:table-cell table:formula="of:=[.J103]+[.L103]" office:value-type="float" office:value="9039.54151499963" calcext:value-type="float">
            <text:p>9039.54151499963</text:p>
          </table:table-cell>
          <table:table-cell table:formula="of:=(1.000001018*(1-[.K103]*[.K103]))/(1+[.K103]*COS(RADIANS([.N103])))" office:value-type="float" office:value="0.98701216022646" calcext:value-type="float">
            <text:p>0.98701216022646</text:p>
          </table:table-cell>
          <table:table-cell table:formula="of:=[.M103]-0.00569-0.00478*SIN(RADIANS(125.04-1934.136*[.G103]))" office:value-type="float" office:value="322.886323197207" calcext:value-type="float">
            <text:p>322.886323197207</text:p>
          </table:table-cell>
          <table:table-cell table:formula="of:=23+(26+((21.448-[.G103]*(46.815+[.G103]*(0.00059-[.G103]*0.001813))))/60)/60" office:value-type="float" office:value="23.4361552857323" calcext:value-type="float">
            <text:p>23.4361552857323</text:p>
          </table:table-cell>
          <table:table-cell table:formula="of:=[.Q103]+0.00256*COS(RADIANS(125.04-1934.136*[.G103]))" office:value-type="float" office:value="23.4385809633953" calcext:value-type="float">
            <text:p>23.4385809633953</text:p>
          </table:table-cell>
          <table:table-cell table:formula="of:=DEGREES(ATAN2(COS(RADIANS([.P103]));COS(RADIANS([.R103]))*SIN(RADIANS([.P103]))))" office:value-type="float" office:value="-34.7697076264299" calcext:value-type="float">
            <text:p>-34.7697076264299</text:p>
          </table:table-cell>
          <table:table-cell table:formula="of:=DEGREES(ASIN(SIN(RADIANS([.R103]))*SIN(RADIANS([.P103]))))" office:value-type="float" office:value="-13.8872026412354" calcext:value-type="float">
            <text:p>-13.8872026412354</text:p>
          </table:table-cell>
          <table:table-cell table:formula="of:=TAN(RADIANS([.R103]/2))*TAN(RADIANS([.R103]/2))" office:value-type="float" office:value="0.043031847475814" calcext:value-type="float">
            <text:p>0.043031847475814</text:p>
          </table:table-cell>
          <table:table-cell table:formula="of:=4*DEGREES([.U103]*SIN(2*RADIANS([.I103]))-2*[.K103]*SIN(RADIANS([.J103]))+4*[.K103]*[.U103]*SIN(RADIANS([.J103]))*COS(2*RADIANS([.I103]))-0.5*[.U103]*[.U103]*SIN(4*RADIANS([.I103]))-1.25*[.K103]*[.K103]*SIN(2*RADIANS([.J103])))" office:value-type="float" office:value="-14.2299089922621" calcext:value-type="float">
            <text:p>-14.2299089922621</text:p>
          </table:table-cell>
          <table:table-cell table:formula="of:=DEGREES(ACOS(COS(RADIANS(90.833))/(COS(RADIANS([.$B$3]))*COS(RADIANS([.T103])))-TAN(RADIANS([.$B$3]))*TAN(RADIANS([.T103]))))" office:value-type="float" office:value="87.976339013729" calcext:value-type="float">
            <text:p>87.976339013729</text:p>
          </table:table-cell>
          <table:table-cell table:style-name="ce22" table:formula="of:=(720-4*[.$B$4]-[.V103]+[.$B$5]*60)/1440" office:value-type="time" office:time-value="PT12H14M29.175419536S" calcext:value-type="time">
            <text:p>12:14:29</text:p>
          </table:table-cell>
          <table:table-cell table:style-name="ce8" table:formula="of:=[.X103]-[.W103]*4/1440" office:value-type="time" office:time-value="PT06H22M34.854056241S" calcext:value-type="time">
            <text:p>6:22:34</text:p>
          </table:table-cell>
          <table:table-cell table:style-name="ce8" table:formula="of:=[.X103]+[.W103]*4/1440" office:value-type="time" office:time-value="PT18H06M23.496782831S" calcext:value-type="time">
            <text:p>18:06:23</text:p>
          </table:table-cell>
          <table:table-cell table:style-name="ce11" table:formula="of:=8*[.W103]" office:value-type="float" office:value="703.810712109832" calcext:value-type="float">
            <text:p>703.810712109832</text:p>
          </table:table-cell>
          <table:table-cell table:formula="of:=MOD([.E103]*1440+[.V103]+4*[.$B$4]-60*[.$B$5];1440)" office:value-type="float" office:value="597.513743007738" calcext:value-type="float">
            <text:p>597.513743007738</text:p>
          </table:table-cell>
          <table:table-cell table:formula="of:=IF([.AB103]/4&lt;0;[.AB103]/4+180;[.AB103]/4-180)" office:value-type="float" office:value="-30.6215642480655" calcext:value-type="float">
            <text:p>-30.6215642480655</text:p>
          </table:table-cell>
          <table:table-cell table:formula="of:=DEGREES(ACOS(SIN(RADIANS([.$B$3]))*SIN(RADIANS([.T103]))+COS(RADIANS([.$B$3]))*COS(RADIANS([.T103]))*COS(RADIANS([.AC103]))))" office:value-type="float" office:value="39.618182327875" calcext:value-type="float">
            <text:p>39.618182327875</text:p>
          </table:table-cell>
          <table:table-cell table:formula="of:=90-[.AD103]" office:value-type="float" office:value="50.381817672125" calcext:value-type="float">
            <text:p>50.381817672125</text:p>
          </table:table-cell>
          <table:table-cell table:formula="of:=IF([.AE103]&gt;85;0;IF([.AE103]&gt;5;58.1/TAN(RADIANS([.AE103]))-0.07/POWER(TAN(RADIANS([.AE103]));3)+0.000086/POWER(TAN(RADIANS([.AE103]));5);IF([.AE103]&gt;-0.575;1735+[.AE103]*(-518.2+[.AE103]*(103.4+[.AE103]*(-12.79+[.AE103]*0.711)));-20.772/TAN(RADIANS([.AE103])))))/3600" office:value-type="float" office:value="0.0133488580108293" calcext:value-type="float">
            <text:p>0.0133488580108293</text:p>
          </table:table-cell>
          <table:table-cell table:formula="of:=[.AE103]+[.AF103]" office:value-type="float" office:value="50.3951665301358" calcext:value-type="float">
            <text:p>50.3951665301358</text:p>
          </table:table-cell>
          <table:table-cell table:formula="of:=IF([.AC103]&gt;0;MOD(DEGREES(ACOS(((SIN(RADIANS([.$B$3]))*COS(RADIANS([.AD103])))-SIN(RADIANS([.T103])))/(COS(RADIANS([.$B$3]))*SIN(RADIANS([.AD103])))))+180;360);MOD(540-DEGREES(ACOS(((SIN(RADIANS([.$B$3]))*COS(RADIANS([.AD103])))-SIN(RADIANS([.T103])))/(COS(RADIANS([.$B$3]))*SIN(RADIANS([.AD103])))));360))" office:value-type="float" office:value="129.154631154703" calcext:value-type="float">
            <text:p>129.15463115470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03]+0.1/24" office:value-type="time" office:time-value="PT10H18M00S" calcext:value-type="time">
            <text:p>10:18:00</text:p>
          </table:table-cell>
          <table:table-cell table:style-name="ce9" table:formula="of:=[.D104]+2415018.5+[.E104]-[.$B$5]/24" office:value-type="float" office:value="2460352.6375" calcext:value-type="float">
            <text:p>2460352.64</text:p>
          </table:table-cell>
          <table:table-cell table:style-name="ce10" table:formula="of:=([.F104]-2451545)/36525" office:value-type="float" office:value="0.241139972621497" calcext:value-type="float">
            <text:p>0.24113997</text:p>
          </table:table-cell>
          <table:table-cell/>
          <table:table-cell table:formula="of:=MOD(280.46646+[.G104]*(36000.76983+[.G104]*0.0003032);360)" office:value-type="float" office:value="321.691128789644" calcext:value-type="float">
            <text:p>321.691128789644</text:p>
          </table:table-cell>
          <table:table-cell table:formula="of:=357.52911+[.G104]*(35999.05029-0.0001537*[.G104])" office:value-type="float" office:value="9038.33910239308" calcext:value-type="float">
            <text:p>9038.33910239308</text:p>
          </table:table-cell>
          <table:table-cell table:formula="of:=0.016708634-[.G104]*(0.000042037+0.0000001267*[.G104])" office:value-type="float" office:value="0.0166984898315577" calcext:value-type="float">
            <text:p>0.0166984898315577</text:p>
          </table:table-cell>
          <table:table-cell table:formula="of:=SIN(RADIANS([.J104]))*(1.914602-[.G104]*(0.004817+0.000014*[.G104]))+SIN(RADIANS(2*[.J104]))*(0.019993-0.000101*[.G104])+SIN(RADIANS(3*[.J104]))*0.000289" office:value-type="float" office:value="1.20662748134771" calcext:value-type="float">
            <text:p>1.20662748134771</text:p>
          </table:table-cell>
          <table:table-cell table:formula="of:=[.I104]+[.L104]" office:value-type="float" office:value="322.897756270991" calcext:value-type="float">
            <text:p>322.897756270991</text:p>
          </table:table-cell>
          <table:table-cell table:formula="of:=[.J104]+[.L104]" office:value-type="float" office:value="9039.54572987443" calcext:value-type="float">
            <text:p>9039.54572987443</text:p>
          </table:table-cell>
          <table:table-cell table:formula="of:=(1.000001018*(1-[.K104]*[.K104]))/(1+[.K104]*COS(RADIANS([.N104])))" office:value-type="float" office:value="0.987012922338342" calcext:value-type="float">
            <text:p>0.987012922338342</text:p>
          </table:table-cell>
          <table:table-cell table:formula="of:=[.M104]-0.00569-0.00478*SIN(RADIANS(125.04-1934.136*[.G104]))" office:value-type="float" office:value="322.890538285635" calcext:value-type="float">
            <text:p>322.890538285635</text:p>
          </table:table-cell>
          <table:table-cell table:formula="of:=23+(26+((21.448-[.G104]*(46.815+[.G104]*(0.00059-[.G104]*0.001813))))/60)/60" office:value-type="float" office:value="23.4361552842488" calcext:value-type="float">
            <text:p>23.4361552842488</text:p>
          </table:table-cell>
          <table:table-cell table:formula="of:=[.Q104]+0.00256*COS(RADIANS(125.04-1934.136*[.G104]))" office:value-type="float" office:value="23.4385809650632" calcext:value-type="float">
            <text:p>23.4385809650632</text:p>
          </table:table-cell>
          <table:table-cell table:formula="of:=DEGREES(ATAN2(COS(RADIANS([.P104]));COS(RADIANS([.R104]))*SIN(RADIANS([.P104]))))" office:value-type="float" office:value="-34.7656039674277" calcext:value-type="float">
            <text:p>-34.7656039674277</text:p>
          </table:table-cell>
          <table:table-cell table:formula="of:=DEGREES(ASIN(SIN(RADIANS([.R104]))*SIN(RADIANS([.P104]))))" office:value-type="float" office:value="-13.8858253487342" calcext:value-type="float">
            <text:p>-13.8858253487342</text:p>
          </table:table-cell>
          <table:table-cell table:formula="of:=TAN(RADIANS([.R104]/2))*TAN(RADIANS([.R104]/2))" office:value-type="float" office:value="0.0430318474821125" calcext:value-type="float">
            <text:p>0.0430318474821125</text:p>
          </table:table-cell>
          <table:table-cell table:formula="of:=4*DEGREES([.U104]*SIN(2*RADIANS([.I104]))-2*[.K104]*SIN(RADIANS([.J104]))+4*[.K104]*[.U104]*SIN(RADIANS([.J104]))*COS(2*RADIANS([.I104]))-0.5*[.U104]*[.U104]*SIN(4*RADIANS([.I104]))-1.25*[.K104]*[.K104]*SIN(2*RADIANS([.J104])))" office:value-type="float" office:value="-14.2298949384253" calcext:value-type="float">
            <text:p>-14.2298949384253</text:p>
          </table:table-cell>
          <table:table-cell table:formula="of:=DEGREES(ACOS(COS(RADIANS(90.833))/(COS(RADIANS([.$B$3]))*COS(RADIANS([.T104])))-TAN(RADIANS([.$B$3]))*TAN(RADIANS([.T104]))))" office:value-type="float" office:value="87.976633089585" calcext:value-type="float">
            <text:p>87.976633089585</text:p>
          </table:table-cell>
          <table:table-cell table:style-name="ce22" table:formula="of:=(720-4*[.$B$4]-[.V104]+[.$B$5]*60)/1440" office:value-type="time" office:time-value="PT12H14M29.174576306S" calcext:value-type="time">
            <text:p>12:14:29</text:p>
          </table:table-cell>
          <table:table-cell table:style-name="ce8" table:formula="of:=[.X104]-[.W104]*4/1440" office:value-type="time" office:time-value="PT06H22M34.782634805S" calcext:value-type="time">
            <text:p>6:22:34</text:p>
          </table:table-cell>
          <table:table-cell table:style-name="ce8" table:formula="of:=[.X104]+[.W104]*4/1440" office:value-type="time" office:time-value="PT18H06M23.566517806S" calcext:value-type="time">
            <text:p>18:06:23</text:p>
          </table:table-cell>
          <table:table-cell table:style-name="ce11" table:formula="of:=8*[.W104]" office:value-type="float" office:value="703.81306471668" calcext:value-type="float">
            <text:p>703.81306471668</text:p>
          </table:table-cell>
          <table:table-cell table:formula="of:=MOD([.E104]*1440+[.V104]+4*[.$B$4]-60*[.$B$5];1440)" office:value-type="float" office:value="603.513757061575" calcext:value-type="float">
            <text:p>603.513757061575</text:p>
          </table:table-cell>
          <table:table-cell table:formula="of:=IF([.AB104]/4&lt;0;[.AB104]/4+180;[.AB104]/4-180)" office:value-type="float" office:value="-29.1215607346063" calcext:value-type="float">
            <text:p>-29.1215607346063</text:p>
          </table:table-cell>
          <table:table-cell table:formula="of:=DEGREES(ACOS(SIN(RADIANS([.$B$3]))*SIN(RADIANS([.T104]))+COS(RADIANS([.$B$3]))*COS(RADIANS([.T104]))*COS(RADIANS([.AC104]))))" office:value-type="float" office:value="38.4895980222515" calcext:value-type="float">
            <text:p>38.4895980222515</text:p>
          </table:table-cell>
          <table:table-cell table:formula="of:=90-[.AD104]" office:value-type="float" office:value="51.5104019777485" calcext:value-type="float">
            <text:p>51.5104019777485</text:p>
          </table:table-cell>
          <table:table-cell table:formula="of:=IF([.AE104]&gt;85;0;IF([.AE104]&gt;5;58.1/TAN(RADIANS([.AE104]))-0.07/POWER(TAN(RADIANS([.AE104]));3)+0.000086/POWER(TAN(RADIANS([.AE104]));5);IF([.AE104]&gt;-0.575;1735+[.AE104]*(-518.2+[.AE104]*(103.4+[.AE104]*(-12.79+[.AE104]*0.711)));-20.772/TAN(RADIANS([.AE104])))))/3600" office:value-type="float" office:value="0.012822901105454" calcext:value-type="float">
            <text:p>0.012822901105454</text:p>
          </table:table-cell>
          <table:table-cell table:formula="of:=[.AE104]+[.AF104]" office:value-type="float" office:value="51.5232248788539" calcext:value-type="float">
            <text:p>51.5232248788539</text:p>
          </table:table-cell>
          <table:table-cell table:formula="of:=IF([.AC104]&gt;0;MOD(DEGREES(ACOS(((SIN(RADIANS([.$B$3]))*COS(RADIANS([.AD104])))-SIN(RADIANS([.T104])))/(COS(RADIANS([.$B$3]))*SIN(RADIANS([.AD104])))))+180;360);MOD(540-DEGREES(ACOS(((SIN(RADIANS([.$B$3]))*COS(RADIANS([.AD104])))-SIN(RADIANS([.T104])))/(COS(RADIANS([.$B$3]))*SIN(RADIANS([.AD104])))));360))" office:value-type="float" office:value="130.615246512559" calcext:value-type="float">
            <text:p>130.61524651255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04]+0.1/24" office:value-type="time" office:time-value="PT10H24M00S" calcext:value-type="time">
            <text:p>10:24:00</text:p>
          </table:table-cell>
          <table:table-cell table:style-name="ce9" table:formula="of:=[.D105]+2415018.5+[.E105]-[.$B$5]/24" office:value-type="float" office:value="2460352.64166667" calcext:value-type="float">
            <text:p>2460352.64</text:p>
          </table:table-cell>
          <table:table-cell table:style-name="ce10" table:formula="of:=([.F105]-2451545)/36525" office:value-type="float" office:value="0.241140086698607" calcext:value-type="float">
            <text:p>0.24114009</text:p>
          </table:table-cell>
          <table:table-cell/>
          <table:table-cell table:formula="of:=MOD(280.46646+[.G105]*(36000.76983+[.G105]*0.0003032);360)" office:value-type="float" office:value="321.695235653417" calcext:value-type="float">
            <text:p>321.695235653417</text:p>
          </table:table-cell>
          <table:table-cell table:formula="of:=357.52911+[.G105]*(35999.05029-0.0001537*[.G105])" office:value-type="float" office:value="9038.34320906067" calcext:value-type="float">
            <text:p>9038.34320906067</text:p>
          </table:table-cell>
          <table:table-cell table:formula="of:=0.016708634-[.G105]*(0.000042037+0.0000001267*[.G105])" office:value-type="float" office:value="0.0166984898267553" calcext:value-type="float">
            <text:p>0.0166984898267553</text:p>
          </table:table-cell>
          <table:table-cell table:formula="of:=SIN(RADIANS([.J105]))*(1.914602-[.G105]*(0.004817+0.000014*[.G105]))+SIN(RADIANS(2*[.J105]))*(0.019993-0.000101*[.G105])+SIN(RADIANS(3*[.J105]))*0.000289" office:value-type="float" office:value="1.2067356815802" calcext:value-type="float">
            <text:p>1.2067356815802</text:p>
          </table:table-cell>
          <table:table-cell table:formula="of:=[.I105]+[.L105]" office:value-type="float" office:value="322.901971334997" calcext:value-type="float">
            <text:p>322.901971334997</text:p>
          </table:table-cell>
          <table:table-cell table:formula="of:=[.J105]+[.L105]" office:value-type="float" office:value="9039.54994474225" calcext:value-type="float">
            <text:p>9039.54994474225</text:p>
          </table:table-cell>
          <table:table-cell table:formula="of:=(1.000001018*(1-[.K105]*[.K105]))/(1+[.K105]*COS(RADIANS([.N105])))" office:value-type="float" office:value="0.987013684518041" calcext:value-type="float">
            <text:p>0.987013684518041</text:p>
          </table:table-cell>
          <table:table-cell table:formula="of:=[.M105]-0.00569-0.00478*SIN(RADIANS(125.04-1934.136*[.G105]))" office:value-type="float" office:value="322.894753367082" calcext:value-type="float">
            <text:p>322.894753367082</text:p>
          </table:table-cell>
          <table:table-cell table:formula="of:=23+(26+((21.448-[.G105]*(46.815+[.G105]*(0.00059-[.G105]*0.001813))))/60)/60" office:value-type="float" office:value="23.4361552827654" calcext:value-type="float">
            <text:p>23.4361552827654</text:p>
          </table:table-cell>
          <table:table-cell table:formula="of:=[.Q105]+0.00256*COS(RADIANS(125.04-1934.136*[.G105]))" office:value-type="float" office:value="23.438580966731" calcext:value-type="float">
            <text:p>23.438580966731</text:p>
          </table:table-cell>
          <table:table-cell table:formula="of:=DEGREES(ATAN2(COS(RADIANS([.P105]));COS(RADIANS([.R105]))*SIN(RADIANS([.P105]))))" office:value-type="float" office:value="-34.7615003639958" calcext:value-type="float">
            <text:p>-34.7615003639958</text:p>
          </table:table-cell>
          <table:table-cell table:formula="of:=DEGREES(ASIN(SIN(RADIANS([.R105]))*SIN(RADIANS([.P105]))))" office:value-type="float" office:value="-13.8844479900406" calcext:value-type="float">
            <text:p>-13.8844479900406</text:p>
          </table:table-cell>
          <table:table-cell table:formula="of:=TAN(RADIANS([.R105]/2))*TAN(RADIANS([.R105]/2))" office:value-type="float" office:value="0.0430318474884108" calcext:value-type="float">
            <text:p>0.0430318474884108</text:p>
          </table:table-cell>
          <table:table-cell table:formula="of:=4*DEGREES([.U105]*SIN(2*RADIANS([.I105]))-2*[.K105]*SIN(RADIANS([.J105]))+4*[.K105]*[.U105]*SIN(RADIANS([.J105]))*COS(2*RADIANS([.I105]))-0.5*[.U105]*[.U105]*SIN(4*RADIANS([.I105]))-1.25*[.K105]*[.K105]*SIN(2*RADIANS([.J105])))" office:value-type="float" office:value="-14.2298806613804" calcext:value-type="float">
            <text:p>-14.2298806613804</text:p>
          </table:table-cell>
          <table:table-cell table:formula="of:=DEGREES(ACOS(COS(RADIANS(90.833))/(COS(RADIANS([.$B$3]))*COS(RADIANS([.T105])))-TAN(RADIANS([.$B$3]))*TAN(RADIANS([.T105]))))" office:value-type="float" office:value="87.9769271765319" calcext:value-type="float">
            <text:p>87.9769271765319</text:p>
          </table:table-cell>
          <table:table-cell table:style-name="ce22" table:formula="of:=(720-4*[.$B$4]-[.V105]+[.$B$5]*60)/1440" office:value-type="time" office:time-value="PT12H14M29.173719683S" calcext:value-type="time">
            <text:p>12:14:29</text:p>
          </table:table-cell>
          <table:table-cell table:style-name="ce8" table:formula="of:=[.X105]-[.W105]*4/1440" office:value-type="time" office:time-value="PT06H22M34.711197315S" calcext:value-type="time">
            <text:p>6:22:34</text:p>
          </table:table-cell>
          <table:table-cell table:style-name="ce8" table:formula="of:=[.X105]+[.W105]*4/1440" office:value-type="time" office:time-value="PT18H06M23.63624205S" calcext:value-type="time">
            <text:p>18:06:23</text:p>
          </table:table-cell>
          <table:table-cell table:style-name="ce11" table:formula="of:=8*[.W105]" office:value-type="float" office:value="703.815417412255" calcext:value-type="float">
            <text:p>703.815417412255</text:p>
          </table:table-cell>
          <table:table-cell table:formula="of:=MOD([.E105]*1440+[.V105]+4*[.$B$4]-60*[.$B$5];1440)" office:value-type="float" office:value="609.51377133862" calcext:value-type="float">
            <text:p>609.51377133862</text:p>
          </table:table-cell>
          <table:table-cell table:formula="of:=IF([.AB105]/4&lt;0;[.AB105]/4+180;[.AB105]/4-180)" office:value-type="float" office:value="-27.6215571653451" calcext:value-type="float">
            <text:p>-27.6215571653451</text:p>
          </table:table-cell>
          <table:table-cell table:formula="of:=DEGREES(ACOS(SIN(RADIANS([.$B$3]))*SIN(RADIANS([.T105]))+COS(RADIANS([.$B$3]))*COS(RADIANS([.T105]))*COS(RADIANS([.AC105]))))" office:value-type="float" office:value="37.3860831945459" calcext:value-type="float">
            <text:p>37.3860831945459</text:p>
          </table:table-cell>
          <table:table-cell table:formula="of:=90-[.AD105]" office:value-type="float" office:value="52.6139168054541" calcext:value-type="float">
            <text:p>52.6139168054541</text:p>
          </table:table-cell>
          <table:table-cell table:formula="of:=IF([.AE105]&gt;85;0;IF([.AE105]&gt;5;58.1/TAN(RADIANS([.AE105]))-0.07/POWER(TAN(RADIANS([.AE105]));3)+0.000086/POWER(TAN(RADIANS([.AE105]));5);IF([.AE105]&gt;-0.575;1735+[.AE105]*(-518.2+[.AE105]*(103.4+[.AE105]*(-12.79+[.AE105]*0.711)));-20.772/TAN(RADIANS([.AE105])))))/3600" office:value-type="float" office:value="0.0123242311355952" calcext:value-type="float">
            <text:p>0.0123242311355952</text:p>
          </table:table-cell>
          <table:table-cell table:formula="of:=[.AE105]+[.AF105]" office:value-type="float" office:value="52.6262410365897" calcext:value-type="float">
            <text:p>52.6262410365897</text:p>
          </table:table-cell>
          <table:table-cell table:formula="of:=IF([.AC105]&gt;0;MOD(DEGREES(ACOS(((SIN(RADIANS([.$B$3]))*COS(RADIANS([.AD105])))-SIN(RADIANS([.T105])))/(COS(RADIANS([.$B$3]))*SIN(RADIANS([.AD105])))))+180;360);MOD(540-DEGREES(ACOS(((SIN(RADIANS([.$B$3]))*COS(RADIANS([.AD105])))-SIN(RADIANS([.T105])))/(COS(RADIANS([.$B$3]))*SIN(RADIANS([.AD105])))));360))" office:value-type="float" office:value="132.160778815779" calcext:value-type="float">
            <text:p>132.16077881577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05]+0.1/24" office:value-type="time" office:time-value="PT10H30M00S" calcext:value-type="time">
            <text:p>10:30:00</text:p>
          </table:table-cell>
          <table:table-cell table:style-name="ce9" table:formula="of:=[.D106]+2415018.5+[.E106]-[.$B$5]/24" office:value-type="float" office:value="2460352.64583333" calcext:value-type="float">
            <text:p>2460352.65</text:p>
          </table:table-cell>
          <table:table-cell table:style-name="ce10" table:formula="of:=([.F106]-2451545)/36525" office:value-type="float" office:value="0.241140200775729" calcext:value-type="float">
            <text:p>0.24114020</text:p>
          </table:table-cell>
          <table:table-cell/>
          <table:table-cell table:formula="of:=MOD(280.46646+[.G106]*(36000.76983+[.G106]*0.0003032);360)" office:value-type="float" office:value="321.699342517648" calcext:value-type="float">
            <text:p>321.699342517648</text:p>
          </table:table-cell>
          <table:table-cell table:formula="of:=357.52911+[.G106]*(35999.05029-0.0001537*[.G106])" office:value-type="float" office:value="9038.34731572871" calcext:value-type="float">
            <text:p>9038.34731572871</text:p>
          </table:table-cell>
          <table:table-cell table:formula="of:=0.016708634-[.G106]*(0.000042037+0.0000001267*[.G106])" office:value-type="float" office:value="0.0166984898219528" calcext:value-type="float">
            <text:p>0.0166984898219528</text:p>
          </table:table-cell>
          <table:table-cell table:formula="of:=SIN(RADIANS([.J106]))*(1.914602-[.G106]*(0.004817+0.000014*[.G106]))+SIN(RADIANS(2*[.J106]))*(0.019993-0.000101*[.G106])+SIN(RADIANS(3*[.J106]))*0.000289" office:value-type="float" office:value="1.20684387531527" calcext:value-type="float">
            <text:p>1.20684387531527</text:p>
          </table:table-cell>
          <table:table-cell table:formula="of:=[.I106]+[.L106]" office:value-type="float" office:value="322.906186392963" calcext:value-type="float">
            <text:p>322.906186392963</text:p>
          </table:table-cell>
          <table:table-cell table:formula="of:=[.J106]+[.L106]" office:value-type="float" office:value="9039.55415960403" calcext:value-type="float">
            <text:p>9039.55415960403</text:p>
          </table:table-cell>
          <table:table-cell table:formula="of:=(1.000001018*(1-[.K106]*[.K106]))/(1+[.K106]*COS(RADIANS([.N106])))" office:value-type="float" office:value="0.987014446765723" calcext:value-type="float">
            <text:p>0.987014446765723</text:p>
          </table:table-cell>
          <table:table-cell table:formula="of:=[.M106]-0.00569-0.00478*SIN(RADIANS(125.04-1934.136*[.G106]))" office:value-type="float" office:value="322.89896844249" calcext:value-type="float">
            <text:p>322.89896844249</text:p>
          </table:table-cell>
          <table:table-cell table:formula="of:=23+(26+((21.448-[.G106]*(46.815+[.G106]*(0.00059-[.G106]*0.001813))))/60)/60" office:value-type="float" office:value="23.4361552812819" calcext:value-type="float">
            <text:p>23.4361552812819</text:p>
          </table:table-cell>
          <table:table-cell table:formula="of:=[.Q106]+0.00256*COS(RADIANS(125.04-1934.136*[.G106]))" office:value-type="float" office:value="23.4385809683988" calcext:value-type="float">
            <text:p>23.4385809683988</text:p>
          </table:table-cell>
          <table:table-cell table:formula="of:=DEGREES(ATAN2(COS(RADIANS([.P106]));COS(RADIANS([.R106]))*SIN(RADIANS([.P106]))))" office:value-type="float" office:value="-34.7573968152132" calcext:value-type="float">
            <text:p>-34.7573968152132</text:p>
          </table:table-cell>
          <table:table-cell table:formula="of:=DEGREES(ASIN(SIN(RADIANS([.R106]))*SIN(RADIANS([.P106]))))" office:value-type="float" office:value="-13.8830705648548" calcext:value-type="float">
            <text:p>-13.8830705648548</text:p>
          </table:table-cell>
          <table:table-cell table:formula="of:=TAN(RADIANS([.R106]/2))*TAN(RADIANS([.R106]/2))" office:value-type="float" office:value="0.0430318474947089" calcext:value-type="float">
            <text:p>0.0430318474947089</text:p>
          </table:table-cell>
          <table:table-cell table:formula="of:=4*DEGREES([.U106]*SIN(2*RADIANS([.I106]))-2*[.K106]*SIN(RADIANS([.J106]))+4*[.K106]*[.U106]*SIN(RADIANS([.J106]))*COS(2*RADIANS([.I106]))-0.5*[.U106]*[.U106]*SIN(4*RADIANS([.I106]))-1.25*[.K106]*[.K106]*SIN(2*RADIANS([.J106])))" office:value-type="float" office:value="-14.2298661611365" calcext:value-type="float">
            <text:p>-14.2298661611365</text:p>
          </table:table-cell>
          <table:table-cell table:formula="of:=DEGREES(ACOS(COS(RADIANS(90.833))/(COS(RADIANS([.$B$3]))*COS(RADIANS([.T106])))-TAN(RADIANS([.$B$3]))*TAN(RADIANS([.T106]))))" office:value-type="float" office:value="87.9772212746338" calcext:value-type="float">
            <text:p>87.9772212746338</text:p>
          </table:table-cell>
          <table:table-cell table:style-name="ce22" table:formula="of:=(720-4*[.$B$4]-[.V106]+[.$B$5]*60)/1440" office:value-type="time" office:time-value="PT12H14M29.172849668S" calcext:value-type="time">
            <text:p>12:14:29</text:p>
          </table:table-cell>
          <table:table-cell table:style-name="ce8" table:formula="of:=[.X106]-[.W106]*4/1440" office:value-type="time" office:time-value="PT06H22M34.639743756S" calcext:value-type="time">
            <text:p>6:22:34</text:p>
          </table:table-cell>
          <table:table-cell table:style-name="ce8" table:formula="of:=[.X106]+[.W106]*4/1440" office:value-type="time" office:time-value="PT18H06M23.70595558S" calcext:value-type="time">
            <text:p>18:06:23</text:p>
          </table:table-cell>
          <table:table-cell table:style-name="ce11" table:formula="of:=8*[.W106]" office:value-type="float" office:value="703.81777019707" calcext:value-type="float">
            <text:p>703.81777019707</text:p>
          </table:table-cell>
          <table:table-cell table:formula="of:=MOD([.E106]*1440+[.V106]+4*[.$B$4]-60*[.$B$5];1440)" office:value-type="float" office:value="615.513785838864" calcext:value-type="float">
            <text:p>615.513785838864</text:p>
          </table:table-cell>
          <table:table-cell table:formula="of:=IF([.AB106]/4&lt;0;[.AB106]/4+180;[.AB106]/4-180)" office:value-type="float" office:value="-26.1215535402841" calcext:value-type="float">
            <text:p>-26.1215535402841</text:p>
          </table:table-cell>
          <table:table-cell table:formula="of:=DEGREES(ACOS(SIN(RADIANS([.$B$3]))*SIN(RADIANS([.T106]))+COS(RADIANS([.$B$3]))*COS(RADIANS([.T106]))*COS(RADIANS([.AC106]))))" office:value-type="float" office:value="36.3099271475133" calcext:value-type="float">
            <text:p>36.3099271475133</text:p>
          </table:table-cell>
          <table:table-cell table:formula="of:=90-[.AD106]" office:value-type="float" office:value="53.6900728524867" calcext:value-type="float">
            <text:p>53.6900728524867</text:p>
          </table:table-cell>
          <table:table-cell table:formula="of:=IF([.AE106]&gt;85;0;IF([.AE106]&gt;5;58.1/TAN(RADIANS([.AE106]))-0.07/POWER(TAN(RADIANS([.AE106]));3)+0.000086/POWER(TAN(RADIANS([.AE106]));5);IF([.AE106]&gt;-0.575;1735+[.AE106]*(-518.2+[.AE106]*(103.4+[.AE106]*(-12.79+[.AE106]*0.711)));-20.772/TAN(RADIANS([.AE106])))))/3600" office:value-type="float" office:value="0.0118517875751735" calcext:value-type="float">
            <text:p>0.0118517875751735</text:p>
          </table:table-cell>
          <table:table-cell table:formula="of:=[.AE106]+[.AF106]" office:value-type="float" office:value="53.7019246400619" calcext:value-type="float">
            <text:p>53.7019246400619</text:p>
          </table:table-cell>
          <table:table-cell table:formula="of:=IF([.AC106]&gt;0;MOD(DEGREES(ACOS(((SIN(RADIANS([.$B$3]))*COS(RADIANS([.AD106])))-SIN(RADIANS([.T106])))/(COS(RADIANS([.$B$3]))*SIN(RADIANS([.AD106])))))+180;360);MOD(540-DEGREES(ACOS(((SIN(RADIANS([.$B$3]))*COS(RADIANS([.AD106])))-SIN(RADIANS([.T106])))/(COS(RADIANS([.$B$3]))*SIN(RADIANS([.AD106])))));360))" office:value-type="float" office:value="133.796786177568" calcext:value-type="float">
            <text:p>133.79678617756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06]+0.1/24" office:value-type="time" office:time-value="PT10H36M00S" calcext:value-type="time">
            <text:p>10:36:00</text:p>
          </table:table-cell>
          <table:table-cell table:style-name="ce9" table:formula="of:=[.D107]+2415018.5+[.E107]-[.$B$5]/24" office:value-type="float" office:value="2460352.65" calcext:value-type="float">
            <text:p>2460352.65</text:p>
          </table:table-cell>
          <table:table-cell table:style-name="ce10" table:formula="of:=([.F107]-2451545)/36525" office:value-type="float" office:value="0.241140314852851" calcext:value-type="float">
            <text:p>0.24114031</text:p>
          </table:table-cell>
          <table:table-cell/>
          <table:table-cell table:formula="of:=MOD(280.46646+[.G107]*(36000.76983+[.G107]*0.0003032);360)" office:value-type="float" office:value="321.703449381879" calcext:value-type="float">
            <text:p>321.703449381879</text:p>
          </table:table-cell>
          <table:table-cell table:formula="of:=357.52911+[.G107]*(35999.05029-0.0001537*[.G107])" office:value-type="float" office:value="9038.35142239676" calcext:value-type="float">
            <text:p>9038.35142239676</text:p>
          </table:table-cell>
          <table:table-cell table:formula="of:=0.016708634-[.G107]*(0.000042037+0.0000001267*[.G107])" office:value-type="float" office:value="0.0166984898171504" calcext:value-type="float">
            <text:p>0.0166984898171504</text:p>
          </table:table-cell>
          <table:table-cell table:formula="of:=SIN(RADIANS([.J107]))*(1.914602-[.G107]*(0.004817+0.000014*[.G107]))+SIN(RADIANS(2*[.J107]))*(0.019993-0.000101*[.G107])+SIN(RADIANS(3*[.J107]))*0.000289" office:value-type="float" office:value="1.20695206253999" calcext:value-type="float">
            <text:p>1.20695206253999</text:p>
          </table:table-cell>
          <table:table-cell table:formula="of:=[.I107]+[.L107]" office:value-type="float" office:value="322.910401444419" calcext:value-type="float">
            <text:p>322.910401444419</text:p>
          </table:table-cell>
          <table:table-cell table:formula="of:=[.J107]+[.L107]" office:value-type="float" office:value="9039.5583744593" calcext:value-type="float">
            <text:p>9039.5583744593</text:p>
          </table:table-cell>
          <table:table-cell table:formula="of:=(1.000001018*(1-[.K107]*[.K107]))/(1+[.K107]*COS(RADIANS([.N107])))" office:value-type="float" office:value="0.987015209081298" calcext:value-type="float">
            <text:p>0.987015209081298</text:p>
          </table:table-cell>
          <table:table-cell table:formula="of:=[.M107]-0.00569-0.00478*SIN(RADIANS(125.04-1934.136*[.G107]))" office:value-type="float" office:value="322.903183511388" calcext:value-type="float">
            <text:p>322.903183511388</text:p>
          </table:table-cell>
          <table:table-cell table:formula="of:=23+(26+((21.448-[.G107]*(46.815+[.G107]*(0.00059-[.G107]*0.001813))))/60)/60" office:value-type="float" office:value="23.4361552797984" calcext:value-type="float">
            <text:p>23.4361552797984</text:p>
          </table:table-cell>
          <table:table-cell table:formula="of:=[.Q107]+0.00256*COS(RADIANS(125.04-1934.136*[.G107]))" office:value-type="float" office:value="23.4385809700666" calcext:value-type="float">
            <text:p>23.4385809700666</text:p>
          </table:table-cell>
          <table:table-cell table:formula="of:=DEGREES(ATAN2(COS(RADIANS([.P107]));COS(RADIANS([.R107]))*SIN(RADIANS([.P107]))))" office:value-type="float" office:value="-34.7532933215354" calcext:value-type="float">
            <text:p>-34.7532933215354</text:p>
          </table:table-cell>
          <table:table-cell table:formula="of:=DEGREES(ASIN(SIN(RADIANS([.R107]))*SIN(RADIANS([.P107]))))" office:value-type="float" office:value="-13.8816930733391" calcext:value-type="float">
            <text:p>-13.8816930733391</text:p>
          </table:table-cell>
          <table:table-cell table:formula="of:=TAN(RADIANS([.R107]/2))*TAN(RADIANS([.R107]/2))" office:value-type="float" office:value="0.043031847501007" calcext:value-type="float">
            <text:p>0.043031847501007</text:p>
          </table:table-cell>
          <table:table-cell table:formula="of:=4*DEGREES([.U107]*SIN(2*RADIANS([.I107]))-2*[.K107]*SIN(RADIANS([.J107]))+4*[.K107]*[.U107]*SIN(RADIANS([.J107]))*COS(2*RADIANS([.I107]))-0.5*[.U107]*[.U107]*SIN(4*RADIANS([.I107]))-1.25*[.K107]*[.K107]*SIN(2*RADIANS([.J107])))" office:value-type="float" office:value="-14.2298514377059" calcext:value-type="float">
            <text:p>-14.2298514377059</text:p>
          </table:table-cell>
          <table:table-cell table:formula="of:=DEGREES(ACOS(COS(RADIANS(90.833))/(COS(RADIANS([.$B$3]))*COS(RADIANS([.T107])))-TAN(RADIANS([.$B$3]))*TAN(RADIANS([.T107]))))" office:value-type="float" office:value="87.9775153838559" calcext:value-type="float">
            <text:p>87.9775153838559</text:p>
          </table:table-cell>
          <table:table-cell table:style-name="ce22" table:formula="of:=(720-4*[.$B$4]-[.V107]+[.$B$5]*60)/1440" office:value-type="time" office:time-value="PT12H14M29.171966262S" calcext:value-type="time">
            <text:p>12:14:29</text:p>
          </table:table-cell>
          <table:table-cell table:style-name="ce8" table:formula="of:=[.X107]-[.W107]*4/1440" office:value-type="time" office:time-value="PT06H22M34.568274137S" calcext:value-type="time">
            <text:p>6:22:34</text:p>
          </table:table-cell>
          <table:table-cell table:style-name="ce8" table:formula="of:=[.X107]+[.W107]*4/1440" office:value-type="time" office:time-value="PT18H06M23.775658388S" calcext:value-type="time">
            <text:p>18:06:23</text:p>
          </table:table-cell>
          <table:table-cell table:style-name="ce11" table:formula="of:=8*[.W107]" office:value-type="float" office:value="703.820123070847" calcext:value-type="float">
            <text:p>703.820123070847</text:p>
          </table:table-cell>
          <table:table-cell table:formula="of:=MOD([.E107]*1440+[.V107]+4*[.$B$4]-60*[.$B$5];1440)" office:value-type="float" office:value="621.513800562294" calcext:value-type="float">
            <text:p>621.513800562294</text:p>
          </table:table-cell>
          <table:table-cell table:formula="of:=IF([.AB107]/4&lt;0;[.AB107]/4+180;[.AB107]/4-180)" office:value-type="float" office:value="-24.6215498594264" calcext:value-type="float">
            <text:p>-24.6215498594264</text:p>
          </table:table-cell>
          <table:table-cell table:formula="of:=DEGREES(ACOS(SIN(RADIANS([.$B$3]))*SIN(RADIANS([.T107]))+COS(RADIANS([.$B$3]))*COS(RADIANS([.T107]))*COS(RADIANS([.AC107]))))" office:value-type="float" office:value="35.2636381824551" calcext:value-type="float">
            <text:p>35.2636381824551</text:p>
          </table:table-cell>
          <table:table-cell table:formula="of:=90-[.AD107]" office:value-type="float" office:value="54.7363618175449" calcext:value-type="float">
            <text:p>54.7363618175449</text:p>
          </table:table-cell>
          <table:table-cell table:formula="of:=IF([.AE107]&gt;85;0;IF([.AE107]&gt;5;58.1/TAN(RADIANS([.AE107]))-0.07/POWER(TAN(RADIANS([.AE107]));3)+0.000086/POWER(TAN(RADIANS([.AE107]));5);IF([.AE107]&gt;-0.575;1735+[.AE107]*(-518.2+[.AE107]*(103.4+[.AE107]*(-12.79+[.AE107]*0.711)));-20.772/TAN(RADIANS([.AE107])))))/3600" office:value-type="float" office:value="0.0114047304038131" calcext:value-type="float">
            <text:p>0.0114047304038131</text:p>
          </table:table-cell>
          <table:table-cell table:formula="of:=[.AE107]+[.AF107]" office:value-type="float" office:value="54.7477665479487" calcext:value-type="float">
            <text:p>54.7477665479487</text:p>
          </table:table-cell>
          <table:table-cell table:formula="of:=IF([.AC107]&gt;0;MOD(DEGREES(ACOS(((SIN(RADIANS([.$B$3]))*COS(RADIANS([.AD107])))-SIN(RADIANS([.T107])))/(COS(RADIANS([.$B$3]))*SIN(RADIANS([.AD107])))))+180;360);MOD(540-DEGREES(ACOS(((SIN(RADIANS([.$B$3]))*COS(RADIANS([.AD107])))-SIN(RADIANS([.T107])))/(COS(RADIANS([.$B$3]))*SIN(RADIANS([.AD107])))));360))" office:value-type="float" office:value="135.528951399186" calcext:value-type="float">
            <text:p>135.52895139918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07]+0.1/24" office:value-type="time" office:time-value="PT10H42M00S" calcext:value-type="time">
            <text:p>10:42:00</text:p>
          </table:table-cell>
          <table:table-cell table:style-name="ce9" table:formula="of:=[.D108]+2415018.5+[.E108]-[.$B$5]/24" office:value-type="float" office:value="2460352.65416667" calcext:value-type="float">
            <text:p>2460352.65</text:p>
          </table:table-cell>
          <table:table-cell table:style-name="ce10" table:formula="of:=([.F108]-2451545)/36525" office:value-type="float" office:value="0.24114042892996" calcext:value-type="float">
            <text:p>0.24114043</text:p>
          </table:table-cell>
          <table:table-cell/>
          <table:table-cell table:formula="of:=MOD(280.46646+[.G108]*(36000.76983+[.G108]*0.0003032);360)" office:value-type="float" office:value="321.707556245652" calcext:value-type="float">
            <text:p>321.707556245652</text:p>
          </table:table-cell>
          <table:table-cell table:formula="of:=357.52911+[.G108]*(35999.05029-0.0001537*[.G108])" office:value-type="float" office:value="9038.35552906435" calcext:value-type="float">
            <text:p>9038.35552906435</text:p>
          </table:table-cell>
          <table:table-cell table:formula="of:=0.016708634-[.G108]*(0.000042037+0.0000001267*[.G108])" office:value-type="float" office:value="0.016698489812348" calcext:value-type="float">
            <text:p>0.016698489812348</text:p>
          </table:table-cell>
          <table:table-cell table:formula="of:=SIN(RADIANS([.J108]))*(1.914602-[.G108]*(0.004817+0.000014*[.G108]))+SIN(RADIANS(2*[.J108]))*(0.019993-0.000101*[.G108])+SIN(RADIANS(3*[.J108]))*0.000289" office:value-type="float" office:value="1.20706024324192" calcext:value-type="float">
            <text:p>1.20706024324192</text:p>
          </table:table-cell>
          <table:table-cell table:formula="of:=[.I108]+[.L108]" office:value-type="float" office:value="322.914616488894" calcext:value-type="float">
            <text:p>322.914616488894</text:p>
          </table:table-cell>
          <table:table-cell table:formula="of:=[.J108]+[.L108]" office:value-type="float" office:value="9039.56258930759" calcext:value-type="float">
            <text:p>9039.56258930759</text:p>
          </table:table-cell>
          <table:table-cell table:formula="of:=(1.000001018*(1-[.K108]*[.K108]))/(1+[.K108]*COS(RADIANS([.N108])))" office:value-type="float" office:value="0.987015971464678" calcext:value-type="float">
            <text:p>0.987015971464678</text:p>
          </table:table-cell>
          <table:table-cell table:formula="of:=[.M108]-0.00569-0.00478*SIN(RADIANS(125.04-1934.136*[.G108]))" office:value-type="float" office:value="322.907398573304" calcext:value-type="float">
            <text:p>322.907398573304</text:p>
          </table:table-cell>
          <table:table-cell table:formula="of:=23+(26+((21.448-[.G108]*(46.815+[.G108]*(0.00059-[.G108]*0.001813))))/60)/60" office:value-type="float" office:value="23.4361552783149" calcext:value-type="float">
            <text:p>23.4361552783149</text:p>
          </table:table-cell>
          <table:table-cell table:formula="of:=[.Q108]+0.00256*COS(RADIANS(125.04-1934.136*[.G108]))" office:value-type="float" office:value="23.4385809717343" calcext:value-type="float">
            <text:p>23.4385809717343</text:p>
          </table:table-cell>
          <table:table-cell table:formula="of:=DEGREES(ATAN2(COS(RADIANS([.P108]));COS(RADIANS([.R108]))*SIN(RADIANS([.P108]))))" office:value-type="float" office:value="-34.7491898834173" calcext:value-type="float">
            <text:p>-34.7491898834173</text:p>
          </table:table-cell>
          <table:table-cell table:formula="of:=DEGREES(ASIN(SIN(RADIANS([.R108]))*SIN(RADIANS([.P108]))))" office:value-type="float" office:value="-13.8803155156555" calcext:value-type="float">
            <text:p>-13.8803155156555</text:p>
          </table:table-cell>
          <table:table-cell table:formula="of:=TAN(RADIANS([.R108]/2))*TAN(RADIANS([.R108]/2))" office:value-type="float" office:value="0.0430318475073049" calcext:value-type="float">
            <text:p>0.0430318475073049</text:p>
          </table:table-cell>
          <table:table-cell table:formula="of:=4*DEGREES([.U108]*SIN(2*RADIANS([.I108]))-2*[.K108]*SIN(RADIANS([.J108]))+4*[.K108]*[.U108]*SIN(RADIANS([.J108]))*COS(2*RADIANS([.I108]))-0.5*[.U108]*[.U108]*SIN(4*RADIANS([.I108]))-1.25*[.K108]*[.K108]*SIN(2*RADIANS([.J108])))" office:value-type="float" office:value="-14.2298364911024" calcext:value-type="float">
            <text:p>-14.2298364911024</text:p>
          </table:table-cell>
          <table:table-cell table:formula="of:=DEGREES(ACOS(COS(RADIANS(90.833))/(COS(RADIANS([.$B$3]))*COS(RADIANS([.T108])))-TAN(RADIANS([.$B$3]))*TAN(RADIANS([.T108]))))" office:value-type="float" office:value="87.9778095041637" calcext:value-type="float">
            <text:p>87.9778095041637</text:p>
          </table:table-cell>
          <table:table-cell table:style-name="ce22" table:formula="of:=(720-4*[.$B$4]-[.V108]+[.$B$5]*60)/1440" office:value-type="time" office:time-value="PT12H14M29.171069466S" calcext:value-type="time">
            <text:p>12:14:29</text:p>
          </table:table-cell>
          <table:table-cell table:style-name="ce8" table:formula="of:=[.X108]-[.W108]*4/1440" office:value-type="time" office:time-value="PT06H22M34.496788467S" calcext:value-type="time">
            <text:p>6:22:34</text:p>
          </table:table-cell>
          <table:table-cell table:style-name="ce8" table:formula="of:=[.X108]+[.W108]*4/1440" office:value-type="time" office:time-value="PT18H06M23.845350465S" calcext:value-type="time">
            <text:p>18:06:23</text:p>
          </table:table-cell>
          <table:table-cell table:style-name="ce11" table:formula="of:=8*[.W108]" office:value-type="float" office:value="703.82247603331" calcext:value-type="float">
            <text:p>703.82247603331</text:p>
          </table:table-cell>
          <table:table-cell table:formula="of:=MOD([.E108]*1440+[.V108]+4*[.$B$4]-60*[.$B$5];1440)" office:value-type="float" office:value="627.513815508898" calcext:value-type="float">
            <text:p>627.513815508898</text:p>
          </table:table-cell>
          <table:table-cell table:formula="of:=IF([.AB108]/4&lt;0;[.AB108]/4+180;[.AB108]/4-180)" office:value-type="float" office:value="-23.1215461227756" calcext:value-type="float">
            <text:p>-23.1215461227756</text:p>
          </table:table-cell>
          <table:table-cell table:formula="of:=DEGREES(ACOS(SIN(RADIANS([.$B$3]))*SIN(RADIANS([.T108]))+COS(RADIANS([.$B$3]))*COS(RADIANS([.T108]))*COS(RADIANS([.AC108]))))" office:value-type="float" office:value="34.2499569717818" calcext:value-type="float">
            <text:p>34.2499569717818</text:p>
          </table:table-cell>
          <table:table-cell table:formula="of:=90-[.AD108]" office:value-type="float" office:value="55.7500430282182" calcext:value-type="float">
            <text:p>55.7500430282182</text:p>
          </table:table-cell>
          <table:table-cell table:formula="of:=IF([.AE108]&gt;85;0;IF([.AE108]&gt;5;58.1/TAN(RADIANS([.AE108]))-0.07/POWER(TAN(RADIANS([.AE108]));3)+0.000086/POWER(TAN(RADIANS([.AE108]));5);IF([.AE108]&gt;-0.575;1735+[.AE108]*(-518.2+[.AE108]*(103.4+[.AE108]*(-12.79+[.AE108]*0.711)));-20.772/TAN(RADIANS([.AE108])))))/3600" office:value-type="float" office:value="0.0109824264951705" calcext:value-type="float">
            <text:p>0.0109824264951705</text:p>
          </table:table-cell>
          <table:table-cell table:formula="of:=[.AE108]+[.AF108]" office:value-type="float" office:value="55.7610254547133" calcext:value-type="float">
            <text:p>55.7610254547133</text:p>
          </table:table-cell>
          <table:table-cell table:formula="of:=IF([.AC108]&gt;0;MOD(DEGREES(ACOS(((SIN(RADIANS([.$B$3]))*COS(RADIANS([.AD108])))-SIN(RADIANS([.T108])))/(COS(RADIANS([.$B$3]))*SIN(RADIANS([.AD108])))))+180;360);MOD(540-DEGREES(ACOS(((SIN(RADIANS([.$B$3]))*COS(RADIANS([.AD108])))-SIN(RADIANS([.T108])))/(COS(RADIANS([.$B$3]))*SIN(RADIANS([.AD108])))));360))" office:value-type="float" office:value="137.36298968497" calcext:value-type="float">
            <text:p>137.3629896849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08]+0.1/24" office:value-type="time" office:time-value="PT10H48M00S" calcext:value-type="time">
            <text:p>10:48:00</text:p>
          </table:table-cell>
          <table:table-cell table:style-name="ce9" table:formula="of:=[.D109]+2415018.5+[.E109]-[.$B$5]/24" office:value-type="float" office:value="2460352.65833333" calcext:value-type="float">
            <text:p>2460352.66</text:p>
          </table:table-cell>
          <table:table-cell table:style-name="ce10" table:formula="of:=([.F109]-2451545)/36525" office:value-type="float" office:value="0.241140543007082" calcext:value-type="float">
            <text:p>0.24114054</text:p>
          </table:table-cell>
          <table:table-cell/>
          <table:table-cell table:formula="of:=MOD(280.46646+[.G109]*(36000.76983+[.G109]*0.0003032);360)" office:value-type="float" office:value="321.711663109883" calcext:value-type="float">
            <text:p>321.711663109883</text:p>
          </table:table-cell>
          <table:table-cell table:formula="of:=357.52911+[.G109]*(35999.05029-0.0001537*[.G109])" office:value-type="float" office:value="9038.35963573239" calcext:value-type="float">
            <text:p>9038.35963573239</text:p>
          </table:table-cell>
          <table:table-cell table:formula="of:=0.016708634-[.G109]*(0.000042037+0.0000001267*[.G109])" office:value-type="float" office:value="0.0166984898075455" calcext:value-type="float">
            <text:p>0.0166984898075455</text:p>
          </table:table-cell>
          <table:table-cell table:formula="of:=SIN(RADIANS([.J109]))*(1.914602-[.G109]*(0.004817+0.000014*[.G109]))+SIN(RADIANS(2*[.J109]))*(0.019993-0.000101*[.G109])+SIN(RADIANS(3*[.J109]))*0.000289" office:value-type="float" office:value="1.20716841744459" calcext:value-type="float">
            <text:p>1.20716841744459</text:p>
          </table:table-cell>
          <table:table-cell table:formula="of:=[.I109]+[.L109]" office:value-type="float" office:value="322.918831527328" calcext:value-type="float">
            <text:p>322.918831527328</text:p>
          </table:table-cell>
          <table:table-cell table:formula="of:=[.J109]+[.L109]" office:value-type="float" office:value="9039.56680414984" calcext:value-type="float">
            <text:p>9039.56680414984</text:p>
          </table:table-cell>
          <table:table-cell table:formula="of:=(1.000001018*(1-[.K109]*[.K109]))/(1+[.K109]*COS(RADIANS([.N109])))" office:value-type="float" office:value="0.987016733916029" calcext:value-type="float">
            <text:p>0.987016733916029</text:p>
          </table:table-cell>
          <table:table-cell table:formula="of:=[.M109]-0.00569-0.00478*SIN(RADIANS(125.04-1934.136*[.G109]))" office:value-type="float" office:value="322.91161362918" calcext:value-type="float">
            <text:p>322.91161362918</text:p>
          </table:table-cell>
          <table:table-cell table:formula="of:=23+(26+((21.448-[.G109]*(46.815+[.G109]*(0.00059-[.G109]*0.001813))))/60)/60" office:value-type="float" office:value="23.4361552768315" calcext:value-type="float">
            <text:p>23.4361552768315</text:p>
          </table:table-cell>
          <table:table-cell table:formula="of:=[.Q109]+0.00256*COS(RADIANS(125.04-1934.136*[.G109]))" office:value-type="float" office:value="23.438580973402" calcext:value-type="float">
            <text:p>23.438580973402</text:p>
          </table:table-cell>
          <table:table-cell table:formula="of:=DEGREES(ATAN2(COS(RADIANS([.P109]));COS(RADIANS([.R109]))*SIN(RADIANS([.P109]))))" office:value-type="float" office:value="-34.7450864999403" calcext:value-type="float">
            <text:p>-34.7450864999403</text:p>
          </table:table-cell>
          <table:table-cell table:formula="of:=DEGREES(ASIN(SIN(RADIANS([.R109]))*SIN(RADIANS([.P109]))))" office:value-type="float" office:value="-13.8789378915049" calcext:value-type="float">
            <text:p>-13.8789378915049</text:p>
          </table:table-cell>
          <table:table-cell table:formula="of:=TAN(RADIANS([.R109]/2))*TAN(RADIANS([.R109]/2))" office:value-type="float" office:value="0.0430318475136026" calcext:value-type="float">
            <text:p>0.0430318475136026</text:p>
          </table:table-cell>
          <table:table-cell table:formula="of:=4*DEGREES([.U109]*SIN(2*RADIANS([.I109]))-2*[.K109]*SIN(RADIANS([.J109]))+4*[.K109]*[.U109]*SIN(RADIANS([.J109]))*COS(2*RADIANS([.I109]))-0.5*[.U109]*[.U109]*SIN(4*RADIANS([.I109]))-1.25*[.K109]*[.K109]*SIN(2*RADIANS([.J109])))" office:value-type="float" office:value="-14.229821321334" calcext:value-type="float">
            <text:p>-14.229821321334</text:p>
          </table:table-cell>
          <table:table-cell table:formula="of:=DEGREES(ACOS(COS(RADIANS(90.833))/(COS(RADIANS([.$B$3]))*COS(RADIANS([.T109])))-TAN(RADIANS([.$B$3]))*TAN(RADIANS([.T109]))))" office:value-type="float" office:value="87.9781036356209" calcext:value-type="float">
            <text:p>87.9781036356209</text:p>
          </table:table-cell>
          <table:table-cell table:style-name="ce22" table:formula="of:=(720-4*[.$B$4]-[.V109]+[.$B$5]*60)/1440" office:value-type="time" office:time-value="PT12H14M29.17015928S" calcext:value-type="time">
            <text:p>12:14:29</text:p>
          </table:table-cell>
          <table:table-cell table:style-name="ce8" table:formula="of:=[.X109]-[.W109]*4/1440" office:value-type="time" office:time-value="PT06H22M34.425286731S" calcext:value-type="time">
            <text:p>6:22:34</text:p>
          </table:table-cell>
          <table:table-cell table:style-name="ce8" table:formula="of:=[.X109]+[.W109]*4/1440" office:value-type="time" office:time-value="PT18H06M23.915031829S" calcext:value-type="time">
            <text:p>18:06:23</text:p>
          </table:table-cell>
          <table:table-cell table:style-name="ce11" table:formula="of:=8*[.W109]" office:value-type="float" office:value="703.824829084967" calcext:value-type="float">
            <text:p>703.824829084967</text:p>
          </table:table-cell>
          <table:table-cell table:formula="of:=MOD([.E109]*1440+[.V109]+4*[.$B$4]-60*[.$B$5];1440)" office:value-type="float" office:value="633.513830678666" calcext:value-type="float">
            <text:p>633.513830678666</text:p>
          </table:table-cell>
          <table:table-cell table:formula="of:=IF([.AB109]/4&lt;0;[.AB109]/4+180;[.AB109]/4-180)" office:value-type="float" office:value="-21.6215423303335" calcext:value-type="float">
            <text:p>-21.6215423303335</text:p>
          </table:table-cell>
          <table:table-cell table:formula="of:=DEGREES(ACOS(SIN(RADIANS([.$B$3]))*SIN(RADIANS([.T109]))+COS(RADIANS([.$B$3]))*COS(RADIANS([.T109]))*COS(RADIANS([.AC109]))))" office:value-type="float" office:value="33.2718672708661" calcext:value-type="float">
            <text:p>33.2718672708661</text:p>
          </table:table-cell>
          <table:table-cell table:formula="of:=90-[.AD109]" office:value-type="float" office:value="56.7281327291339" calcext:value-type="float">
            <text:p>56.7281327291339</text:p>
          </table:table-cell>
          <table:table-cell table:formula="of:=IF([.AE109]&gt;85;0;IF([.AE109]&gt;5;58.1/TAN(RADIANS([.AE109]))-0.07/POWER(TAN(RADIANS([.AE109]));3)+0.000086/POWER(TAN(RADIANS([.AE109]));5);IF([.AE109]&gt;-0.575;1735+[.AE109]*(-518.2+[.AE109]*(103.4+[.AE109]*(-12.79+[.AE109]*0.711)));-20.772/TAN(RADIANS([.AE109])))))/3600" office:value-type="float" office:value="0.0105844379213187" calcext:value-type="float">
            <text:p>0.0105844379213187</text:p>
          </table:table-cell>
          <table:table-cell table:formula="of:=[.AE109]+[.AF109]" office:value-type="float" office:value="56.7387171670552" calcext:value-type="float">
            <text:p>56.7387171670552</text:p>
          </table:table-cell>
          <table:table-cell table:formula="of:=IF([.AC109]&gt;0;MOD(DEGREES(ACOS(((SIN(RADIANS([.$B$3]))*COS(RADIANS([.AD109])))-SIN(RADIANS([.T109])))/(COS(RADIANS([.$B$3]))*SIN(RADIANS([.AD109])))))+180;360);MOD(540-DEGREES(ACOS(((SIN(RADIANS([.$B$3]))*COS(RADIANS([.AD109])))-SIN(RADIANS([.T109])))/(COS(RADIANS([.$B$3]))*SIN(RADIANS([.AD109])))));360))" office:value-type="float" office:value="139.30452390746" calcext:value-type="float">
            <text:p>139.3045239074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09]+0.1/24" office:value-type="time" office:time-value="PT10H54M00S" calcext:value-type="time">
            <text:p>10:54:00</text:p>
          </table:table-cell>
          <table:table-cell table:style-name="ce9" table:formula="of:=[.D110]+2415018.5+[.E110]-[.$B$5]/24" office:value-type="float" office:value="2460352.6625" calcext:value-type="float">
            <text:p>2460352.66</text:p>
          </table:table-cell>
          <table:table-cell table:style-name="ce10" table:formula="of:=([.F110]-2451545)/36525" office:value-type="float" office:value="0.241140657084191" calcext:value-type="float">
            <text:p>0.24114066</text:p>
          </table:table-cell>
          <table:table-cell/>
          <table:table-cell table:formula="of:=MOD(280.46646+[.G110]*(36000.76983+[.G110]*0.0003032);360)" office:value-type="float" office:value="321.715769973656" calcext:value-type="float">
            <text:p>321.715769973656</text:p>
          </table:table-cell>
          <table:table-cell table:formula="of:=357.52911+[.G110]*(35999.05029-0.0001537*[.G110])" office:value-type="float" office:value="9038.36374239998" calcext:value-type="float">
            <text:p>9038.36374239998</text:p>
          </table:table-cell>
          <table:table-cell table:formula="of:=0.016708634-[.G110]*(0.000042037+0.0000001267*[.G110])" office:value-type="float" office:value="0.0166984898027431" calcext:value-type="float">
            <text:p>0.0166984898027431</text:p>
          </table:table-cell>
          <table:table-cell table:formula="of:=SIN(RADIANS([.J110]))*(1.914602-[.G110]*(0.004817+0.000014*[.G110]))+SIN(RADIANS(2*[.J110]))*(0.019993-0.000101*[.G110])+SIN(RADIANS(3*[.J110]))*0.000289" office:value-type="float" office:value="1.20727658512316" calcext:value-type="float">
            <text:p>1.20727658512316</text:p>
          </table:table-cell>
          <table:table-cell table:formula="of:=[.I110]+[.L110]" office:value-type="float" office:value="322.923046558779" calcext:value-type="float">
            <text:p>322.923046558779</text:p>
          </table:table-cell>
          <table:table-cell table:formula="of:=[.J110]+[.L110]" office:value-type="float" office:value="9039.5710189851" calcext:value-type="float">
            <text:p>9039.5710189851</text:p>
          </table:table-cell>
          <table:table-cell table:formula="of:=(1.000001018*(1-[.K110]*[.K110]))/(1+[.K110]*COS(RADIANS([.N110])))" office:value-type="float" office:value="0.987017496435175" calcext:value-type="float">
            <text:p>0.987017496435175</text:p>
          </table:table-cell>
          <table:table-cell table:formula="of:=[.M110]-0.00569-0.00478*SIN(RADIANS(125.04-1934.136*[.G110]))" office:value-type="float" office:value="322.915828678073" calcext:value-type="float">
            <text:p>322.915828678073</text:p>
          </table:table-cell>
          <table:table-cell table:formula="of:=23+(26+((21.448-[.G110]*(46.815+[.G110]*(0.00059-[.G110]*0.001813))))/60)/60" office:value-type="float" office:value="23.436155275348" calcext:value-type="float">
            <text:p>23.436155275348</text:p>
          </table:table-cell>
          <table:table-cell table:formula="of:=[.Q110]+0.00256*COS(RADIANS(125.04-1934.136*[.G110]))" office:value-type="float" office:value="23.4385809750697" calcext:value-type="float">
            <text:p>23.4385809750697</text:p>
          </table:table-cell>
          <table:table-cell table:formula="of:=DEGREES(ATAN2(COS(RADIANS([.P110]));COS(RADIANS([.R110]))*SIN(RADIANS([.P110]))))" office:value-type="float" office:value="-34.7409831720172" calcext:value-type="float">
            <text:p>-34.7409831720172</text:p>
          </table:table-cell>
          <table:table-cell table:formula="of:=DEGREES(ASIN(SIN(RADIANS([.R110]))*SIN(RADIANS([.P110]))))" office:value-type="float" office:value="-13.8775602012032" calcext:value-type="float">
            <text:p>-13.8775602012032</text:p>
          </table:table-cell>
          <table:table-cell table:formula="of:=TAN(RADIANS([.R110]/2))*TAN(RADIANS([.R110]/2))" office:value-type="float" office:value="0.0430318475199002" calcext:value-type="float">
            <text:p>0.0430318475199002</text:p>
          </table:table-cell>
          <table:table-cell table:formula="of:=4*DEGREES([.U110]*SIN(2*RADIANS([.I110]))-2*[.K110]*SIN(RADIANS([.J110]))+4*[.K110]*[.U110]*SIN(RADIANS([.J110]))*COS(2*RADIANS([.I110]))-0.5*[.U110]*[.U110]*SIN(4*RADIANS([.I110]))-1.25*[.K110]*[.K110]*SIN(2*RADIANS([.J110])))" office:value-type="float" office:value="-14.2298059284154" calcext:value-type="float">
            <text:p>-14.2298059284154</text:p>
          </table:table-cell>
          <table:table-cell table:formula="of:=DEGREES(ACOS(COS(RADIANS(90.833))/(COS(RADIANS([.$B$3]))*COS(RADIANS([.T110])))-TAN(RADIANS([.$B$3]))*TAN(RADIANS([.T110]))))" office:value-type="float" office:value="87.9783977781601" calcext:value-type="float">
            <text:p>87.9783977781601</text:p>
          </table:table-cell>
          <table:table-cell table:style-name="ce22" table:formula="of:=(720-4*[.$B$4]-[.V110]+[.$B$5]*60)/1440" office:value-type="time" office:time-value="PT12H14M29.169235705S" calcext:value-type="time">
            <text:p>12:14:29</text:p>
          </table:table-cell>
          <table:table-cell table:style-name="ce8" table:formula="of:=[.X110]-[.W110]*4/1440" office:value-type="time" office:time-value="PT06H22M34.353768946S" calcext:value-type="time">
            <text:p>6:22:34</text:p>
          </table:table-cell>
          <table:table-cell table:style-name="ce8" table:formula="of:=[.X110]+[.W110]*4/1440" office:value-type="time" office:time-value="PT18H06M23.984702463S" calcext:value-type="time">
            <text:p>18:06:23</text:p>
          </table:table-cell>
          <table:table-cell table:style-name="ce11" table:formula="of:=8*[.W110]" office:value-type="float" office:value="703.827182225281" calcext:value-type="float">
            <text:p>703.827182225281</text:p>
          </table:table-cell>
          <table:table-cell table:formula="of:=MOD([.E110]*1440+[.V110]+4*[.$B$4]-60*[.$B$5];1440)" office:value-type="float" office:value="639.513846071585" calcext:value-type="float">
            <text:p>639.513846071585</text:p>
          </table:table-cell>
          <table:table-cell table:formula="of:=IF([.AB110]/4&lt;0;[.AB110]/4+180;[.AB110]/4-180)" office:value-type="float" office:value="-20.1215384821038" calcext:value-type="float">
            <text:p>-20.1215384821038</text:p>
          </table:table-cell>
          <table:table-cell table:formula="of:=DEGREES(ACOS(SIN(RADIANS([.$B$3]))*SIN(RADIANS([.T110]))+COS(RADIANS([.$B$3]))*COS(RADIANS([.T110]))*COS(RADIANS([.AC110]))))" office:value-type="float" office:value="32.3326024460292" calcext:value-type="float">
            <text:p>32.3326024460292</text:p>
          </table:table-cell>
          <table:table-cell table:formula="of:=90-[.AD110]" office:value-type="float" office:value="57.6673975539708" calcext:value-type="float">
            <text:p>57.6673975539708</text:p>
          </table:table-cell>
          <table:table-cell table:formula="of:=IF([.AE110]&gt;85;0;IF([.AE110]&gt;5;58.1/TAN(RADIANS([.AE110]))-0.07/POWER(TAN(RADIANS([.AE110]));3)+0.000086/POWER(TAN(RADIANS([.AE110]));5);IF([.AE110]&gt;-0.575;1735+[.AE110]*(-518.2+[.AE110]*(103.4+[.AE110]*(-12.79+[.AE110]*0.711)));-20.772/TAN(RADIANS([.AE110])))))/3600" office:value-type="float" office:value="0.0102105113841277" calcext:value-type="float">
            <text:p>0.0102105113841277</text:p>
          </table:table-cell>
          <table:table-cell table:formula="of:=[.AE110]+[.AF110]" office:value-type="float" office:value="57.677608065355" calcext:value-type="float">
            <text:p>57.677608065355</text:p>
          </table:table-cell>
          <table:table-cell table:formula="of:=IF([.AC110]&gt;0;MOD(DEGREES(ACOS(((SIN(RADIANS([.$B$3]))*COS(RADIANS([.AD110])))-SIN(RADIANS([.T110])))/(COS(RADIANS([.$B$3]))*SIN(RADIANS([.AD110])))))+180;360);MOD(540-DEGREES(ACOS(((SIN(RADIANS([.$B$3]))*COS(RADIANS([.AD110])))-SIN(RADIANS([.T110])))/(COS(RADIANS([.$B$3]))*SIN(RADIANS([.AD110])))));360))" office:value-type="float" office:value="141.358921575393" calcext:value-type="float">
            <text:p>141.3589215753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10]+0.1/24" office:value-type="time" office:time-value="PT11H00M00S" calcext:value-type="time">
            <text:p>11:00:00</text:p>
          </table:table-cell>
          <table:table-cell table:style-name="ce9" table:formula="of:=[.D111]+2415018.5+[.E111]-[.$B$5]/24" office:value-type="float" office:value="2460352.66666667" calcext:value-type="float">
            <text:p>2460352.67</text:p>
          </table:table-cell>
          <table:table-cell table:style-name="ce10" table:formula="of:=([.F111]-2451545)/36525" office:value-type="float" office:value="0.241140771161314" calcext:value-type="float">
            <text:p>0.24114077</text:p>
          </table:table-cell>
          <table:table-cell/>
          <table:table-cell table:formula="of:=MOD(280.46646+[.G111]*(36000.76983+[.G111]*0.0003032);360)" office:value-type="float" office:value="321.719876837888" calcext:value-type="float">
            <text:p>321.719876837888</text:p>
          </table:table-cell>
          <table:table-cell table:formula="of:=357.52911+[.G111]*(35999.05029-0.0001537*[.G111])" office:value-type="float" office:value="9038.36784906803" calcext:value-type="float">
            <text:p>9038.36784906803</text:p>
          </table:table-cell>
          <table:table-cell table:formula="of:=0.016708634-[.G111]*(0.000042037+0.0000001267*[.G111])" office:value-type="float" office:value="0.0166984897979407" calcext:value-type="float">
            <text:p>0.0166984897979407</text:p>
          </table:table-cell>
          <table:table-cell table:formula="of:=SIN(RADIANS([.J111]))*(1.914602-[.G111]*(0.004817+0.000014*[.G111]))+SIN(RADIANS(2*[.J111]))*(0.019993-0.000101*[.G111])+SIN(RADIANS(3*[.J111]))*0.000289" office:value-type="float" office:value="1.20738474630147" calcext:value-type="float">
            <text:p>1.20738474630147</text:p>
          </table:table-cell>
          <table:table-cell table:formula="of:=[.I111]+[.L111]" office:value-type="float" office:value="322.927261584189" calcext:value-type="float">
            <text:p>322.927261584189</text:p>
          </table:table-cell>
          <table:table-cell table:formula="of:=[.J111]+[.L111]" office:value-type="float" office:value="9039.57523381433" calcext:value-type="float">
            <text:p>9039.57523381433</text:p>
          </table:table-cell>
          <table:table-cell table:formula="of:=(1.000001018*(1-[.K111]*[.K111]))/(1+[.K111]*COS(RADIANS([.N111])))" office:value-type="float" office:value="0.987018259022284" calcext:value-type="float">
            <text:p>0.987018259022284</text:p>
          </table:table-cell>
          <table:table-cell table:formula="of:=[.M111]-0.00569-0.00478*SIN(RADIANS(125.04-1934.136*[.G111]))" office:value-type="float" office:value="322.920043720924" calcext:value-type="float">
            <text:p>322.920043720924</text:p>
          </table:table-cell>
          <table:table-cell table:formula="of:=23+(26+((21.448-[.G111]*(46.815+[.G111]*(0.00059-[.G111]*0.001813))))/60)/60" office:value-type="float" office:value="23.4361552738645" calcext:value-type="float">
            <text:p>23.4361552738645</text:p>
          </table:table-cell>
          <table:table-cell table:formula="of:=[.Q111]+0.00256*COS(RADIANS(125.04-1934.136*[.G111]))" office:value-type="float" office:value="23.4385809767373" calcext:value-type="float">
            <text:p>23.4385809767373</text:p>
          </table:table-cell>
          <table:table-cell table:formula="of:=DEGREES(ATAN2(COS(RADIANS([.P111]));COS(RADIANS([.R111]))*SIN(RADIANS([.P111]))))" office:value-type="float" office:value="-34.7368798987292" calcext:value-type="float">
            <text:p>-34.7368798987292</text:p>
          </table:table-cell>
          <table:table-cell table:formula="of:=DEGREES(ASIN(SIN(RADIANS([.R111]))*SIN(RADIANS([.P111]))))" office:value-type="float" office:value="-13.8761824444512" calcext:value-type="float">
            <text:p>-13.8761824444512</text:p>
          </table:table-cell>
          <table:table-cell table:formula="of:=TAN(RADIANS([.R111]/2))*TAN(RADIANS([.R111]/2))" office:value-type="float" office:value="0.0430318475261977" calcext:value-type="float">
            <text:p>0.0430318475261977</text:p>
          </table:table-cell>
          <table:table-cell table:formula="of:=4*DEGREES([.U111]*SIN(2*RADIANS([.I111]))-2*[.K111]*SIN(RADIANS([.J111]))+4*[.K111]*[.U111]*SIN(RADIANS([.J111]))*COS(2*RADIANS([.I111]))-0.5*[.U111]*[.U111]*SIN(4*RADIANS([.I111]))-1.25*[.K111]*[.K111]*SIN(2*RADIANS([.J111])))" office:value-type="float" office:value="-14.2297903123555" calcext:value-type="float">
            <text:p>-14.2297903123555</text:p>
          </table:table-cell>
          <table:table-cell table:formula="of:=DEGREES(ACOS(COS(RADIANS(90.833))/(COS(RADIANS([.$B$3]))*COS(RADIANS([.T111])))-TAN(RADIANS([.$B$3]))*TAN(RADIANS([.T111]))))" office:value-type="float" office:value="87.9786919318452" calcext:value-type="float">
            <text:p>87.9786919318452</text:p>
          </table:table-cell>
          <table:table-cell table:style-name="ce22" table:formula="of:=(720-4*[.$B$4]-[.V111]+[.$B$5]*60)/1440" office:value-type="time" office:time-value="PT12H14M29.168298741S" calcext:value-type="time">
            <text:p>12:14:29</text:p>
          </table:table-cell>
          <table:table-cell table:style-name="ce8" table:formula="of:=[.X111]-[.W111]*4/1440" office:value-type="time" office:time-value="PT06H22M34.282235098S" calcext:value-type="time">
            <text:p>6:22:34</text:p>
          </table:table-cell>
          <table:table-cell table:style-name="ce8" table:formula="of:=[.X111]+[.W111]*4/1440" office:value-type="time" office:time-value="PT18H06M24.054362384S" calcext:value-type="time">
            <text:p>18:06:24</text:p>
          </table:table-cell>
          <table:table-cell table:style-name="ce11" table:formula="of:=8*[.W111]" office:value-type="float" office:value="703.829535454761" calcext:value-type="float">
            <text:p>703.829535454761</text:p>
          </table:table-cell>
          <table:table-cell table:formula="of:=MOD([.E111]*1440+[.V111]+4*[.$B$4]-60*[.$B$5];1440)" office:value-type="float" office:value="645.513861687645" calcext:value-type="float">
            <text:p>645.513861687645</text:p>
          </table:table-cell>
          <table:table-cell table:formula="of:=IF([.AB111]/4&lt;0;[.AB111]/4+180;[.AB111]/4-180)" office:value-type="float" office:value="-18.6215345780889" calcext:value-type="float">
            <text:p>-18.6215345780889</text:p>
          </table:table-cell>
          <table:table-cell table:formula="of:=DEGREES(ACOS(SIN(RADIANS([.$B$3]))*SIN(RADIANS([.T111]))+COS(RADIANS([.$B$3]))*COS(RADIANS([.T111]))*COS(RADIANS([.AC111]))))" office:value-type="float" office:value="31.4356459082484" calcext:value-type="float">
            <text:p>31.4356459082484</text:p>
          </table:table-cell>
          <table:table-cell table:formula="of:=90-[.AD111]" office:value-type="float" office:value="58.5643540917516" calcext:value-type="float">
            <text:p>58.5643540917516</text:p>
          </table:table-cell>
          <table:table-cell table:formula="of:=IF([.AE111]&gt;85;0;IF([.AE111]&gt;5;58.1/TAN(RADIANS([.AE111]))-0.07/POWER(TAN(RADIANS([.AE111]));3)+0.000086/POWER(TAN(RADIANS([.AE111]));5);IF([.AE111]&gt;-0.575;1735+[.AE111]*(-518.2+[.AE111]*(103.4+[.AE111]*(-12.79+[.AE111]*0.711)));-20.772/TAN(RADIANS([.AE111])))))/3600" office:value-type="float" office:value="0.00986056794313458" calcext:value-type="float">
            <text:p>0.00986056794313458</text:p>
          </table:table-cell>
          <table:table-cell table:formula="of:=[.AE111]+[.AF111]" office:value-type="float" office:value="58.5742146596947" calcext:value-type="float">
            <text:p>58.5742146596947</text:p>
          </table:table-cell>
          <table:table-cell table:formula="of:=IF([.AC111]&gt;0;MOD(DEGREES(ACOS(((SIN(RADIANS([.$B$3]))*COS(RADIANS([.AD111])))-SIN(RADIANS([.T111])))/(COS(RADIANS([.$B$3]))*SIN(RADIANS([.AD111])))))+180;360);MOD(540-DEGREES(ACOS(((SIN(RADIANS([.$B$3]))*COS(RADIANS([.AD111])))-SIN(RADIANS([.T111])))/(COS(RADIANS([.$B$3]))*SIN(RADIANS([.AD111])))));360))" office:value-type="float" office:value="143.531088226887" calcext:value-type="float">
            <text:p>143.53108822688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11]+0.1/24" office:value-type="time" office:time-value="PT11H06M00S" calcext:value-type="time">
            <text:p>11:06:00</text:p>
          </table:table-cell>
          <table:table-cell table:style-name="ce9" table:formula="of:=[.D112]+2415018.5+[.E112]-[.$B$5]/24" office:value-type="float" office:value="2460352.67083333" calcext:value-type="float">
            <text:p>2460352.67</text:p>
          </table:table-cell>
          <table:table-cell table:style-name="ce10" table:formula="of:=([.F112]-2451545)/36525" office:value-type="float" office:value="0.241140885238423" calcext:value-type="float">
            <text:p>0.24114089</text:p>
          </table:table-cell>
          <table:table-cell/>
          <table:table-cell table:formula="of:=MOD(280.46646+[.G112]*(36000.76983+[.G112]*0.0003032);360)" office:value-type="float" office:value="321.723983701659" calcext:value-type="float">
            <text:p>321.723983701659</text:p>
          </table:table-cell>
          <table:table-cell table:formula="of:=357.52911+[.G112]*(35999.05029-0.0001537*[.G112])" office:value-type="float" office:value="9038.37195573561" calcext:value-type="float">
            <text:p>9038.37195573561</text:p>
          </table:table-cell>
          <table:table-cell table:formula="of:=0.016708634-[.G112]*(0.000042037+0.0000001267*[.G112])" office:value-type="float" office:value="0.0166984897931382" calcext:value-type="float">
            <text:p>0.0166984897931382</text:p>
          </table:table-cell>
          <table:table-cell table:formula="of:=SIN(RADIANS([.J112]))*(1.914602-[.G112]*(0.004817+0.000014*[.G112]))+SIN(RADIANS(2*[.J112]))*(0.019993-0.000101*[.G112])+SIN(RADIANS(3*[.J112]))*0.000289" office:value-type="float" office:value="1.20749290095456" calcext:value-type="float">
            <text:p>1.20749290095456</text:p>
          </table:table-cell>
          <table:table-cell table:formula="of:=[.I112]+[.L112]" office:value-type="float" office:value="322.931476602613" calcext:value-type="float">
            <text:p>322.931476602613</text:p>
          </table:table-cell>
          <table:table-cell table:formula="of:=[.J112]+[.L112]" office:value-type="float" office:value="9039.57944863657" calcext:value-type="float">
            <text:p>9039.57944863657</text:p>
          </table:table-cell>
          <table:table-cell table:formula="of:=(1.000001018*(1-[.K112]*[.K112]))/(1+[.K112]*COS(RADIANS([.N112])))" office:value-type="float" office:value="0.98701902167718" calcext:value-type="float">
            <text:p>0.98701902167718</text:p>
          </table:table-cell>
          <table:table-cell table:formula="of:=[.M112]-0.00569-0.00478*SIN(RADIANS(125.04-1934.136*[.G112]))" office:value-type="float" office:value="322.92425875679" calcext:value-type="float">
            <text:p>322.92425875679</text:p>
          </table:table-cell>
          <table:table-cell table:formula="of:=23+(26+((21.448-[.G112]*(46.815+[.G112]*(0.00059-[.G112]*0.001813))))/60)/60" office:value-type="float" office:value="23.436155272381" calcext:value-type="float">
            <text:p>23.436155272381</text:p>
          </table:table-cell>
          <table:table-cell table:formula="of:=[.Q112]+0.00256*COS(RADIANS(125.04-1934.136*[.G112]))" office:value-type="float" office:value="23.4385809784049" calcext:value-type="float">
            <text:p>23.4385809784049</text:p>
          </table:table-cell>
          <table:table-cell table:formula="of:=DEGREES(ATAN2(COS(RADIANS([.P112]));COS(RADIANS([.R112]))*SIN(RADIANS([.P112]))))" office:value-type="float" office:value="-34.7327766809915" calcext:value-type="float">
            <text:p>-34.7327766809915</text:p>
          </table:table-cell>
          <table:table-cell table:formula="of:=DEGREES(ASIN(SIN(RADIANS([.R112]))*SIN(RADIANS([.P112]))))" office:value-type="float" office:value="-13.8748046215655" calcext:value-type="float">
            <text:p>-13.8748046215655</text:p>
          </table:table-cell>
          <table:table-cell table:formula="of:=TAN(RADIANS([.R112]/2))*TAN(RADIANS([.R112]/2))" office:value-type="float" office:value="0.0430318475324951" calcext:value-type="float">
            <text:p>0.0430318475324951</text:p>
          </table:table-cell>
          <table:table-cell table:formula="of:=4*DEGREES([.U112]*SIN(2*RADIANS([.I112]))-2*[.K112]*SIN(RADIANS([.J112]))+4*[.K112]*[.U112]*SIN(RADIANS([.J112]))*COS(2*RADIANS([.I112]))-0.5*[.U112]*[.U112]*SIN(4*RADIANS([.I112]))-1.25*[.K112]*[.K112]*SIN(2*RADIANS([.J112])))" office:value-type="float" office:value="-14.2297744731686" calcext:value-type="float">
            <text:p>-14.2297744731686</text:p>
          </table:table-cell>
          <table:table-cell table:formula="of:=DEGREES(ACOS(COS(RADIANS(90.833))/(COS(RADIANS([.$B$3]))*COS(RADIANS([.T112])))-TAN(RADIANS([.$B$3]))*TAN(RADIANS([.T112]))))" office:value-type="float" office:value="87.9789860966084" calcext:value-type="float">
            <text:p>87.9789860966084</text:p>
          </table:table-cell>
          <table:table-cell table:style-name="ce22" table:formula="of:=(720-4*[.$B$4]-[.V112]+[.$B$5]*60)/1440" office:value-type="time" office:time-value="PT12H14M29.16734839S" calcext:value-type="time">
            <text:p>12:14:29</text:p>
          </table:table-cell>
          <table:table-cell table:style-name="ce8" table:formula="of:=[.X112]-[.W112]*4/1440" office:value-type="time" office:time-value="PT06H22M34.210685204S" calcext:value-type="time">
            <text:p>6:22:34</text:p>
          </table:table-cell>
          <table:table-cell table:style-name="ce8" table:formula="of:=[.X112]+[.W112]*4/1440" office:value-type="time" office:time-value="PT18H06M24.124011576S" calcext:value-type="time">
            <text:p>18:06:24</text:p>
          </table:table-cell>
          <table:table-cell table:style-name="ce11" table:formula="of:=8*[.W112]" office:value-type="float" office:value="703.831888772867" calcext:value-type="float">
            <text:p>703.831888772867</text:p>
          </table:table-cell>
          <table:table-cell table:formula="of:=MOD([.E112]*1440+[.V112]+4*[.$B$4]-60*[.$B$5];1440)" office:value-type="float" office:value="651.513877526832" calcext:value-type="float">
            <text:p>651.513877526832</text:p>
          </table:table-cell>
          <table:table-cell table:formula="of:=IF([.AB112]/4&lt;0;[.AB112]/4+180;[.AB112]/4-180)" office:value-type="float" office:value="-17.1215306182921" calcext:value-type="float">
            <text:p>-17.1215306182921</text:p>
          </table:table-cell>
          <table:table-cell table:formula="of:=DEGREES(ACOS(SIN(RADIANS([.$B$3]))*SIN(RADIANS([.T112]))+COS(RADIANS([.$B$3]))*COS(RADIANS([.T112]))*COS(RADIANS([.AC112]))))" office:value-type="float" office:value="30.5847231656918" calcext:value-type="float">
            <text:p>30.5847231656918</text:p>
          </table:table-cell>
          <table:table-cell table:formula="of:=90-[.AD112]" office:value-type="float" office:value="59.4152768343082" calcext:value-type="float">
            <text:p>59.4152768343082</text:p>
          </table:table-cell>
          <table:table-cell table:formula="of:=IF([.AE112]&gt;85;0;IF([.AE112]&gt;5;58.1/TAN(RADIANS([.AE112]))-0.07/POWER(TAN(RADIANS([.AE112]));3)+0.000086/POWER(TAN(RADIANS([.AE112]));5);IF([.AE112]&gt;-0.575;1735+[.AE112]*(-518.2+[.AE112]*(103.4+[.AE112]*(-12.79+[.AE112]*0.711)));-20.772/TAN(RADIANS([.AE112])))))/3600" office:value-type="float" office:value="0.00953469215804473" calcext:value-type="float">
            <text:p>0.00953469215804473</text:p>
          </table:table-cell>
          <table:table-cell table:formula="of:=[.AE112]+[.AF112]" office:value-type="float" office:value="59.4248115264662" calcext:value-type="float">
            <text:p>59.4248115264662</text:p>
          </table:table-cell>
          <table:table-cell table:formula="of:=IF([.AC112]&gt;0;MOD(DEGREES(ACOS(((SIN(RADIANS([.$B$3]))*COS(RADIANS([.AD112])))-SIN(RADIANS([.T112])))/(COS(RADIANS([.$B$3]))*SIN(RADIANS([.AD112])))))+180;360);MOD(540-DEGREES(ACOS(((SIN(RADIANS([.$B$3]))*COS(RADIANS([.AD112])))-SIN(RADIANS([.T112])))/(COS(RADIANS([.$B$3]))*SIN(RADIANS([.AD112])))));360))" office:value-type="float" office:value="145.825213573001" calcext:value-type="float">
            <text:p>145.82521357300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12]+0.1/24" office:value-type="time" office:time-value="PT11H12M00S" calcext:value-type="time">
            <text:p>11:12:00</text:p>
          </table:table-cell>
          <table:table-cell table:style-name="ce9" table:formula="of:=[.D113]+2415018.5+[.E113]-[.$B$5]/24" office:value-type="float" office:value="2460352.675" calcext:value-type="float">
            <text:p>2460352.68</text:p>
          </table:table-cell>
          <table:table-cell table:style-name="ce10" table:formula="of:=([.F113]-2451545)/36525" office:value-type="float" office:value="0.241140999315545" calcext:value-type="float">
            <text:p>0.24114100</text:p>
          </table:table-cell>
          <table:table-cell/>
          <table:table-cell table:formula="of:=MOD(280.46646+[.G113]*(36000.76983+[.G113]*0.0003032);360)" office:value-type="float" office:value="321.728090565892" calcext:value-type="float">
            <text:p>321.728090565892</text:p>
          </table:table-cell>
          <table:table-cell table:formula="of:=357.52911+[.G113]*(35999.05029-0.0001537*[.G113])" office:value-type="float" office:value="9038.37606240366" calcext:value-type="float">
            <text:p>9038.37606240366</text:p>
          </table:table-cell>
          <table:table-cell table:formula="of:=0.016708634-[.G113]*(0.000042037+0.0000001267*[.G113])" office:value-type="float" office:value="0.0166984897883358" calcext:value-type="float">
            <text:p>0.0166984897883358</text:p>
          </table:table-cell>
          <table:table-cell table:formula="of:=SIN(RADIANS([.J113]))*(1.914602-[.G113]*(0.004817+0.000014*[.G113]))+SIN(RADIANS(2*[.J113]))*(0.019993-0.000101*[.G113])+SIN(RADIANS(3*[.J113]))*0.000289" office:value-type="float" office:value="1.20760104910614" calcext:value-type="float">
            <text:p>1.20760104910614</text:p>
          </table:table-cell>
          <table:table-cell table:formula="of:=[.I113]+[.L113]" office:value-type="float" office:value="322.935691614998" calcext:value-type="float">
            <text:p>322.935691614998</text:p>
          </table:table-cell>
          <table:table-cell table:formula="of:=[.J113]+[.L113]" office:value-type="float" office:value="9039.58366345276" calcext:value-type="float">
            <text:p>9039.58366345276</text:p>
          </table:table-cell>
          <table:table-cell table:formula="of:=(1.000001018*(1-[.K113]*[.K113]))/(1+[.K113]*COS(RADIANS([.N113])))" office:value-type="float" office:value="0.98701978440003" calcext:value-type="float">
            <text:p>0.98701978440003</text:p>
          </table:table-cell>
          <table:table-cell table:formula="of:=[.M113]-0.00569-0.00478*SIN(RADIANS(125.04-1934.136*[.G113]))" office:value-type="float" office:value="322.928473786617" calcext:value-type="float">
            <text:p>322.928473786617</text:p>
          </table:table-cell>
          <table:table-cell table:formula="of:=23+(26+((21.448-[.G113]*(46.815+[.G113]*(0.00059-[.G113]*0.001813))))/60)/60" office:value-type="float" office:value="23.4361552708976" calcext:value-type="float">
            <text:p>23.4361552708976</text:p>
          </table:table-cell>
          <table:table-cell table:formula="of:=[.Q113]+0.00256*COS(RADIANS(125.04-1934.136*[.G113]))" office:value-type="float" office:value="23.4385809800724" calcext:value-type="float">
            <text:p>23.4385809800724</text:p>
          </table:table-cell>
          <table:table-cell table:formula="of:=DEGREES(ATAN2(COS(RADIANS([.P113]));COS(RADIANS([.R113]))*SIN(RADIANS([.P113]))))" office:value-type="float" office:value="-34.7286735178797" calcext:value-type="float">
            <text:p>-34.7286735178797</text:p>
          </table:table-cell>
          <table:table-cell table:formula="of:=DEGREES(ASIN(SIN(RADIANS([.R113]))*SIN(RADIANS([.P113]))))" office:value-type="float" office:value="-13.8734267322452" calcext:value-type="float">
            <text:p>-13.8734267322452</text:p>
          </table:table-cell>
          <table:table-cell table:formula="of:=TAN(RADIANS([.R113]/2))*TAN(RADIANS([.R113]/2))" office:value-type="float" office:value="0.0430318475387923" calcext:value-type="float">
            <text:p>0.0430318475387923</text:p>
          </table:table-cell>
          <table:table-cell table:formula="of:=4*DEGREES([.U113]*SIN(2*RADIANS([.I113]))-2*[.K113]*SIN(RADIANS([.J113]))+4*[.K113]*[.U113]*SIN(RADIANS([.J113]))*COS(2*RADIANS([.I113]))-0.5*[.U113]*[.U113]*SIN(4*RADIANS([.I113]))-1.25*[.K113]*[.K113]*SIN(2*RADIANS([.J113])))" office:value-type="float" office:value="-14.2297584108627" calcext:value-type="float">
            <text:p>-14.2297584108627</text:p>
          </table:table-cell>
          <table:table-cell table:formula="of:=DEGREES(ACOS(COS(RADIANS(90.833))/(COS(RADIANS([.$B$3]))*COS(RADIANS([.T113])))-TAN(RADIANS([.$B$3]))*TAN(RADIANS([.T113]))))" office:value-type="float" office:value="87.979280272514" calcext:value-type="float">
            <text:p>87.979280272514</text:p>
          </table:table-cell>
          <table:table-cell table:style-name="ce22" table:formula="of:=(720-4*[.$B$4]-[.V113]+[.$B$5]*60)/1440" office:value-type="time" office:time-value="PT12H14M29.166384652S" calcext:value-type="time">
            <text:p>12:14:29</text:p>
          </table:table-cell>
          <table:table-cell table:style-name="ce8" table:formula="of:=[.X113]-[.W113]*4/1440" office:value-type="time" office:time-value="PT06H22M34.139119248S" calcext:value-type="time">
            <text:p>6:22:34</text:p>
          </table:table-cell>
          <table:table-cell table:style-name="ce8" table:formula="of:=[.X113]+[.W113]*4/1440" office:value-type="time" office:time-value="PT18H06M24.193650055S" calcext:value-type="time">
            <text:p>18:06:24</text:p>
          </table:table-cell>
          <table:table-cell table:style-name="ce11" table:formula="of:=8*[.W113]" office:value-type="float" office:value="703.834242180112" calcext:value-type="float">
            <text:p>703.834242180112</text:p>
          </table:table-cell>
          <table:table-cell table:formula="of:=MOD([.E113]*1440+[.V113]+4*[.$B$4]-60*[.$B$5];1440)" office:value-type="float" office:value="657.513893589137" calcext:value-type="float">
            <text:p>657.513893589137</text:p>
          </table:table-cell>
          <table:table-cell table:formula="of:=IF([.AB113]/4&lt;0;[.AB113]/4+180;[.AB113]/4-180)" office:value-type="float" office:value="-15.6215266027157" calcext:value-type="float">
            <text:p>-15.6215266027157</text:p>
          </table:table-cell>
          <table:table-cell table:formula="of:=DEGREES(ACOS(SIN(RADIANS([.$B$3]))*SIN(RADIANS([.T113]))+COS(RADIANS([.$B$3]))*COS(RADIANS([.T113]))*COS(RADIANS([.AC113]))))" office:value-type="float" office:value="29.7837828763411" calcext:value-type="float">
            <text:p>29.7837828763411</text:p>
          </table:table-cell>
          <table:table-cell table:formula="of:=90-[.AD113]" office:value-type="float" office:value="60.2162171236589" calcext:value-type="float">
            <text:p>60.2162171236589</text:p>
          </table:table-cell>
          <table:table-cell table:formula="of:=IF([.AE113]&gt;85;0;IF([.AE113]&gt;5;58.1/TAN(RADIANS([.AE113]))-0.07/POWER(TAN(RADIANS([.AE113]));3)+0.000086/POWER(TAN(RADIANS([.AE113]));5);IF([.AE113]&gt;-0.575;1735+[.AE113]*(-518.2+[.AE113]*(103.4+[.AE113]*(-12.79+[.AE113]*0.711)));-20.772/TAN(RADIANS([.AE113])))))/3600" office:value-type="float" office:value="0.00923311971126804" calcext:value-type="float">
            <text:p>0.00923311971126804</text:p>
          </table:table-cell>
          <table:table-cell table:formula="of:=[.AE113]+[.AF113]" office:value-type="float" office:value="60.2254502433702" calcext:value-type="float">
            <text:p>60.2254502433702</text:p>
          </table:table-cell>
          <table:table-cell table:formula="of:=IF([.AC113]&gt;0;MOD(DEGREES(ACOS(((SIN(RADIANS([.$B$3]))*COS(RADIANS([.AD113])))-SIN(RADIANS([.T113])))/(COS(RADIANS([.$B$3]))*SIN(RADIANS([.AD113])))))+180;360);MOD(540-DEGREES(ACOS(((SIN(RADIANS([.$B$3]))*COS(RADIANS([.AD113])))-SIN(RADIANS([.T113])))/(COS(RADIANS([.$B$3]))*SIN(RADIANS([.AD113])))));360))" office:value-type="float" office:value="148.244469720122" calcext:value-type="float">
            <text:p>148.24446972012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13]+0.1/24" office:value-type="time" office:time-value="PT11H18M00S" calcext:value-type="time">
            <text:p>11:18:00</text:p>
          </table:table-cell>
          <table:table-cell table:style-name="ce9" table:formula="of:=[.D114]+2415018.5+[.E114]-[.$B$5]/24" office:value-type="float" office:value="2460352.67916667" calcext:value-type="float">
            <text:p>2460352.68</text:p>
          </table:table-cell>
          <table:table-cell table:style-name="ce10" table:formula="of:=([.F114]-2451545)/36525" office:value-type="float" office:value="0.241141113392654" calcext:value-type="float">
            <text:p>0.24114111</text:p>
          </table:table-cell>
          <table:table-cell/>
          <table:table-cell table:formula="of:=MOD(280.46646+[.G114]*(36000.76983+[.G114]*0.0003032);360)" office:value-type="float" office:value="321.732197429665" calcext:value-type="float">
            <text:p>321.732197429665</text:p>
          </table:table-cell>
          <table:table-cell table:formula="of:=357.52911+[.G114]*(35999.05029-0.0001537*[.G114])" office:value-type="float" office:value="9038.38016907125" calcext:value-type="float">
            <text:p>9038.38016907125</text:p>
          </table:table-cell>
          <table:table-cell table:formula="of:=0.016708634-[.G114]*(0.000042037+0.0000001267*[.G114])" office:value-type="float" office:value="0.0166984897835334" calcext:value-type="float">
            <text:p>0.0166984897835334</text:p>
          </table:table-cell>
          <table:table-cell table:formula="of:=SIN(RADIANS([.J114]))*(1.914602-[.G114]*(0.004817+0.000014*[.G114]))+SIN(RADIANS(2*[.J114]))*(0.019993-0.000101*[.G114])+SIN(RADIANS(3*[.J114]))*0.000289" office:value-type="float" office:value="1.20770919073153" calcext:value-type="float">
            <text:p>1.20770919073153</text:p>
          </table:table-cell>
          <table:table-cell table:formula="of:=[.I114]+[.L114]" office:value-type="float" office:value="322.939906620396" calcext:value-type="float">
            <text:p>322.939906620396</text:p>
          </table:table-cell>
          <table:table-cell table:formula="of:=[.J114]+[.L114]" office:value-type="float" office:value="9039.58787826198" calcext:value-type="float">
            <text:p>9039.58787826198</text:p>
          </table:table-cell>
          <table:table-cell table:formula="of:=(1.000001018*(1-[.K114]*[.K114]))/(1+[.K114]*COS(RADIANS([.N114])))" office:value-type="float" office:value="0.98702054719066" calcext:value-type="float">
            <text:p>0.98702054719066</text:p>
          </table:table-cell>
          <table:table-cell table:formula="of:=[.M114]-0.00569-0.00478*SIN(RADIANS(125.04-1934.136*[.G114]))" office:value-type="float" office:value="322.932688809457" calcext:value-type="float">
            <text:p>322.932688809457</text:p>
          </table:table-cell>
          <table:table-cell table:formula="of:=23+(26+((21.448-[.G114]*(46.815+[.G114]*(0.00059-[.G114]*0.001813))))/60)/60" office:value-type="float" office:value="23.4361552694141" calcext:value-type="float">
            <text:p>23.4361552694141</text:p>
          </table:table-cell>
          <table:table-cell table:formula="of:=[.Q114]+0.00256*COS(RADIANS(125.04-1934.136*[.G114]))" office:value-type="float" office:value="23.4385809817399" calcext:value-type="float">
            <text:p>23.4385809817399</text:p>
          </table:table-cell>
          <table:table-cell table:formula="of:=DEGREES(ATAN2(COS(RADIANS([.P114]));COS(RADIANS([.R114]))*SIN(RADIANS([.P114]))))" office:value-type="float" office:value="-34.7245704103121" calcext:value-type="float">
            <text:p>-34.7245704103121</text:p>
          </table:table-cell>
          <table:table-cell table:formula="of:=DEGREES(ASIN(SIN(RADIANS([.R114]))*SIN(RADIANS([.P114]))))" office:value-type="float" office:value="-13.8720487768079" calcext:value-type="float">
            <text:p>-13.8720487768079</text:p>
          </table:table-cell>
          <table:table-cell table:formula="of:=TAN(RADIANS([.R114]/2))*TAN(RADIANS([.R114]/2))" office:value-type="float" office:value="0.0430318475450894" calcext:value-type="float">
            <text:p>0.0430318475450894</text:p>
          </table:table-cell>
          <table:table-cell table:formula="of:=4*DEGREES([.U114]*SIN(2*RADIANS([.I114]))-2*[.K114]*SIN(RADIANS([.J114]))+4*[.K114]*[.U114]*SIN(RADIANS([.J114]))*COS(2*RADIANS([.I114]))-0.5*[.U114]*[.U114]*SIN(4*RADIANS([.I114]))-1.25*[.K114]*[.K114]*SIN(2*RADIANS([.J114])))" office:value-type="float" office:value="-14.2297421254538" calcext:value-type="float">
            <text:p>-14.2297421254538</text:p>
          </table:table-cell>
          <table:table-cell table:formula="of:=DEGREES(ACOS(COS(RADIANS(90.833))/(COS(RADIANS([.$B$3]))*COS(RADIANS([.T114])))-TAN(RADIANS([.$B$3]))*TAN(RADIANS([.T114]))))" office:value-type="float" office:value="87.9795744594942" calcext:value-type="float">
            <text:p>87.9795744594942</text:p>
          </table:table-cell>
          <table:table-cell table:style-name="ce22" table:formula="of:=(720-4*[.$B$4]-[.V114]+[.$B$5]*60)/1440" office:value-type="time" office:time-value="PT12H14M29.165407527S" calcext:value-type="time">
            <text:p>12:14:29</text:p>
          </table:table-cell>
          <table:table-cell table:style-name="ce8" table:formula="of:=[.X114]-[.W114]*4/1440" office:value-type="time" office:time-value="PT06H22M34.067537249S" calcext:value-type="time">
            <text:p>6:22:34</text:p>
          </table:table-cell>
          <table:table-cell table:style-name="ce8" table:formula="of:=[.X114]+[.W114]*4/1440" office:value-type="time" office:time-value="PT18H06M24.263277806S" calcext:value-type="time">
            <text:p>18:06:24</text:p>
          </table:table-cell>
          <table:table-cell table:style-name="ce11" table:formula="of:=8*[.W114]" office:value-type="float" office:value="703.836595675954" calcext:value-type="float">
            <text:p>703.836595675954</text:p>
          </table:table-cell>
          <table:table-cell table:formula="of:=MOD([.E114]*1440+[.V114]+4*[.$B$4]-60*[.$B$5];1440)" office:value-type="float" office:value="663.513909874546" calcext:value-type="float">
            <text:p>663.513909874546</text:p>
          </table:table-cell>
          <table:table-cell table:formula="of:=IF([.AB114]/4&lt;0;[.AB114]/4+180;[.AB114]/4-180)" office:value-type="float" office:value="-14.1215225313634" calcext:value-type="float">
            <text:p>-14.1215225313634</text:p>
          </table:table-cell>
          <table:table-cell table:formula="of:=DEGREES(ACOS(SIN(RADIANS([.$B$3]))*SIN(RADIANS([.T114]))+COS(RADIANS([.$B$3]))*COS(RADIANS([.T114]))*COS(RADIANS([.AC114]))))" office:value-type="float" office:value="29.0369641110838" calcext:value-type="float">
            <text:p>29.0369641110838</text:p>
          </table:table-cell>
          <table:table-cell table:formula="of:=90-[.AD114]" office:value-type="float" office:value="60.9630358889162" calcext:value-type="float">
            <text:p>60.9630358889162</text:p>
          </table:table-cell>
          <table:table-cell table:formula="of:=IF([.AE114]&gt;85;0;IF([.AE114]&gt;5;58.1/TAN(RADIANS([.AE114]))-0.07/POWER(TAN(RADIANS([.AE114]));3)+0.000086/POWER(TAN(RADIANS([.AE114]));5);IF([.AE114]&gt;-0.575;1735+[.AE114]*(-518.2+[.AE114]*(103.4+[.AE114]*(-12.79+[.AE114]*0.711)));-20.772/TAN(RADIANS([.AE114])))))/3600" office:value-type="float" office:value="0.008956222559274" calcext:value-type="float">
            <text:p>0.008956222559274</text:p>
          </table:table-cell>
          <table:table-cell table:formula="of:=[.AE114]+[.AF114]" office:value-type="float" office:value="60.9719921114755" calcext:value-type="float">
            <text:p>60.9719921114755</text:p>
          </table:table-cell>
          <table:table-cell table:formula="of:=IF([.AC114]&gt;0;MOD(DEGREES(ACOS(((SIN(RADIANS([.$B$3]))*COS(RADIANS([.AD114])))-SIN(RADIANS([.T114])))/(COS(RADIANS([.$B$3]))*SIN(RADIANS([.AD114])))))+180;360);MOD(540-DEGREES(ACOS(((SIN(RADIANS([.$B$3]))*COS(RADIANS([.AD114])))-SIN(RADIANS([.T114])))/(COS(RADIANS([.$B$3]))*SIN(RADIANS([.AD114])))));360))" office:value-type="float" office:value="150.790665636176" calcext:value-type="float">
            <text:p>150.79066563617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14]+0.1/24" office:value-type="time" office:time-value="PT11H24M00S" calcext:value-type="time">
            <text:p>11:24:00</text:p>
          </table:table-cell>
          <table:table-cell table:style-name="ce9" table:formula="of:=[.D115]+2415018.5+[.E115]-[.$B$5]/24" office:value-type="float" office:value="2460352.68333333" calcext:value-type="float">
            <text:p>2460352.68</text:p>
          </table:table-cell>
          <table:table-cell table:style-name="ce10" table:formula="of:=([.F115]-2451545)/36525" office:value-type="float" office:value="0.241141227469776" calcext:value-type="float">
            <text:p>0.24114123</text:p>
          </table:table-cell>
          <table:table-cell/>
          <table:table-cell table:formula="of:=MOD(280.46646+[.G115]*(36000.76983+[.G115]*0.0003032);360)" office:value-type="float" office:value="321.736304293896" calcext:value-type="float">
            <text:p>321.736304293896</text:p>
          </table:table-cell>
          <table:table-cell table:formula="of:=357.52911+[.G115]*(35999.05029-0.0001537*[.G115])" office:value-type="float" office:value="9038.38427573929" calcext:value-type="float">
            <text:p>9038.38427573929</text:p>
          </table:table-cell>
          <table:table-cell table:formula="of:=0.016708634-[.G115]*(0.000042037+0.0000001267*[.G115])" office:value-type="float" office:value="0.0166984897787309" calcext:value-type="float">
            <text:p>0.0166984897787309</text:p>
          </table:table-cell>
          <table:table-cell table:formula="of:=SIN(RADIANS([.J115]))*(1.914602-[.G115]*(0.004817+0.000014*[.G115]))+SIN(RADIANS(2*[.J115]))*(0.019993-0.000101*[.G115])+SIN(RADIANS(3*[.J115]))*0.000289" office:value-type="float" office:value="1.20781732585415" calcext:value-type="float">
            <text:p>1.20781732585415</text:p>
          </table:table-cell>
          <table:table-cell table:formula="of:=[.I115]+[.L115]" office:value-type="float" office:value="322.94412161975" calcext:value-type="float">
            <text:p>322.94412161975</text:p>
          </table:table-cell>
          <table:table-cell table:formula="of:=[.J115]+[.L115]" office:value-type="float" office:value="9039.59209306515" calcext:value-type="float">
            <text:p>9039.59209306515</text:p>
          </table:table-cell>
          <table:table-cell table:formula="of:=(1.000001018*(1-[.K115]*[.K115]))/(1+[.K115]*COS(RADIANS([.N115])))" office:value-type="float" office:value="0.987021310049233" calcext:value-type="float">
            <text:p>0.987021310049233</text:p>
          </table:table-cell>
          <table:table-cell table:formula="of:=[.M115]-0.00569-0.00478*SIN(RADIANS(125.04-1934.136*[.G115]))" office:value-type="float" office:value="322.936903826252" calcext:value-type="float">
            <text:p>322.936903826252</text:p>
          </table:table-cell>
          <table:table-cell table:formula="of:=23+(26+((21.448-[.G115]*(46.815+[.G115]*(0.00059-[.G115]*0.001813))))/60)/60" office:value-type="float" office:value="23.4361552679306" calcext:value-type="float">
            <text:p>23.4361552679306</text:p>
          </table:table-cell>
          <table:table-cell table:formula="of:=[.Q115]+0.00256*COS(RADIANS(125.04-1934.136*[.G115]))" office:value-type="float" office:value="23.4385809834074" calcext:value-type="float">
            <text:p>23.4385809834074</text:p>
          </table:table-cell>
          <table:table-cell table:formula="of:=DEGREES(ATAN2(COS(RADIANS([.P115]));COS(RADIANS([.R115]))*SIN(RADIANS([.P115]))))" office:value-type="float" office:value="-34.7204673573684" calcext:value-type="float">
            <text:p>-34.7204673573684</text:p>
          </table:table-cell>
          <table:table-cell table:formula="of:=DEGREES(ASIN(SIN(RADIANS([.R115]))*SIN(RADIANS([.P115]))))" office:value-type="float" office:value="-13.8706707549538" calcext:value-type="float">
            <text:p>-13.8706707549538</text:p>
          </table:table-cell>
          <table:table-cell table:formula="of:=TAN(RADIANS([.R115]/2))*TAN(RADIANS([.R115]/2))" office:value-type="float" office:value="0.0430318475513863" calcext:value-type="float">
            <text:p>0.0430318475513863</text:p>
          </table:table-cell>
          <table:table-cell table:formula="of:=4*DEGREES([.U115]*SIN(2*RADIANS([.I115]))-2*[.K115]*SIN(RADIANS([.J115]))+4*[.K115]*[.U115]*SIN(RADIANS([.J115]))*COS(2*RADIANS([.I115]))-0.5*[.U115]*[.U115]*SIN(4*RADIANS([.I115]))-1.25*[.K115]*[.K115]*SIN(2*RADIANS([.J115])))" office:value-type="float" office:value="-14.2297256169488" calcext:value-type="float">
            <text:p>-14.2297256169488</text:p>
          </table:table-cell>
          <table:table-cell table:formula="of:=DEGREES(ACOS(COS(RADIANS(90.833))/(COS(RADIANS([.$B$3]))*COS(RADIANS([.T115])))-TAN(RADIANS([.$B$3]))*TAN(RADIANS([.T115]))))" office:value-type="float" office:value="87.9798686576129" calcext:value-type="float">
            <text:p>87.9798686576129</text:p>
          </table:table-cell>
          <table:table-cell table:style-name="ce22" table:formula="of:=(720-4*[.$B$4]-[.V115]+[.$B$5]*60)/1440" office:value-type="time" office:time-value="PT12H14M29.164417017S" calcext:value-type="time">
            <text:p>12:14:29</text:p>
          </table:table-cell>
          <table:table-cell table:style-name="ce8" table:formula="of:=[.X115]-[.W115]*4/1440" office:value-type="time" office:time-value="PT06H22M33.99593919S" calcext:value-type="time">
            <text:p>6:22:33</text:p>
          </table:table-cell>
          <table:table-cell table:style-name="ce8" table:formula="of:=[.X115]+[.W115]*4/1440" office:value-type="time" office:time-value="PT18H06M24.332894844S" calcext:value-type="time">
            <text:p>18:06:24</text:p>
          </table:table-cell>
          <table:table-cell table:style-name="ce11" table:formula="of:=8*[.W115]" office:value-type="float" office:value="703.838949260903" calcext:value-type="float">
            <text:p>703.838949260903</text:p>
          </table:table-cell>
          <table:table-cell table:formula="of:=MOD([.E115]*1440+[.V115]+4*[.$B$4]-60*[.$B$5];1440)" office:value-type="float" office:value="669.513926383051" calcext:value-type="float">
            <text:p>669.513926383051</text:p>
          </table:table-cell>
          <table:table-cell table:formula="of:=IF([.AB115]/4&lt;0;[.AB115]/4+180;[.AB115]/4-180)" office:value-type="float" office:value="-12.6215184042372" calcext:value-type="float">
            <text:p>-12.6215184042372</text:p>
          </table:table-cell>
          <table:table-cell table:formula="of:=DEGREES(ACOS(SIN(RADIANS([.$B$3]))*SIN(RADIANS([.T115]))+COS(RADIANS([.$B$3]))*COS(RADIANS([.T115]))*COS(RADIANS([.AC115]))))" office:value-type="float" office:value="28.3485471151045" calcext:value-type="float">
            <text:p>28.3485471151045</text:p>
          </table:table-cell>
          <table:table-cell table:formula="of:=90-[.AD115]" office:value-type="float" office:value="61.6514528848955" calcext:value-type="float">
            <text:p>61.6514528848955</text:p>
          </table:table-cell>
          <table:table-cell table:formula="of:=IF([.AE115]&gt;85;0;IF([.AE115]&gt;5;58.1/TAN(RADIANS([.AE115]))-0.07/POWER(TAN(RADIANS([.AE115]));3)+0.000086/POWER(TAN(RADIANS([.AE115]));5);IF([.AE115]&gt;-0.575;1735+[.AE115]*(-518.2+[.AE115]*(103.4+[.AE115]*(-12.79+[.AE115]*0.711)));-20.772/TAN(RADIANS([.AE115])))))/3600" office:value-type="float" office:value="0.00870449070303924" calcext:value-type="float">
            <text:p>0.00870449070303924</text:p>
          </table:table-cell>
          <table:table-cell table:formula="of:=[.AE115]+[.AF115]" office:value-type="float" office:value="61.6601573755985" calcext:value-type="float">
            <text:p>61.6601573755985</text:p>
          </table:table-cell>
          <table:table-cell table:formula="of:=IF([.AC115]&gt;0;MOD(DEGREES(ACOS(((SIN(RADIANS([.$B$3]))*COS(RADIANS([.AD115])))-SIN(RADIANS([.T115])))/(COS(RADIANS([.$B$3]))*SIN(RADIANS([.AD115])))))+180;360);MOD(540-DEGREES(ACOS(((SIN(RADIANS([.$B$3]))*COS(RADIANS([.AD115])))-SIN(RADIANS([.T115])))/(COS(RADIANS([.$B$3]))*SIN(RADIANS([.AD115])))));360))" office:value-type="float" office:value="153.463868889745" calcext:value-type="float">
            <text:p>153.46386888974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15]+0.1/24" office:value-type="time" office:time-value="PT11H30M00S" calcext:value-type="time">
            <text:p>11:30:00</text:p>
          </table:table-cell>
          <table:table-cell table:style-name="ce25" table:formula="of:=[.D116]+2415018.5+[.E116]-[.$B$5]/24" office:value-type="date" office:date-value="8636-03-18T16:30:00" calcext:value-type="date">
            <text:p>Mar 18, 8636</text:p>
          </table:table-cell>
          <table:table-cell table:style-name="ce10" table:formula="of:=([.F116]-2451545)/36525" office:value-type="float" office:value="0.241141341546886" calcext:value-type="float">
            <text:p>0.24114134</text:p>
          </table:table-cell>
          <table:table-cell/>
          <table:table-cell table:formula="of:=MOD(280.46646+[.G116]*(36000.76983+[.G116]*0.0003032);360)" office:value-type="float" office:value="321.740411157667" calcext:value-type="float">
            <text:p>321.740411157667</text:p>
          </table:table-cell>
          <table:table-cell table:formula="of:=357.52911+[.G116]*(35999.05029-0.0001537*[.G116])" office:value-type="float" office:value="9038.38838240688" calcext:value-type="float">
            <text:p>9038.38838240688</text:p>
          </table:table-cell>
          <table:table-cell table:formula="of:=0.016708634-[.G116]*(0.000042037+0.0000001267*[.G116])" office:value-type="float" office:value="0.0166984897739285" calcext:value-type="float">
            <text:p>0.0166984897739285</text:p>
          </table:table-cell>
          <table:table-cell table:formula="of:=SIN(RADIANS([.J116]))*(1.914602-[.G116]*(0.004817+0.000014*[.G116]))+SIN(RADIANS(2*[.J116]))*(0.019993-0.000101*[.G116])+SIN(RADIANS(3*[.J116]))*0.000289" office:value-type="float" office:value="1.20792545444946" calcext:value-type="float">
            <text:p>1.20792545444946</text:p>
          </table:table-cell>
          <table:table-cell table:formula="of:=[.I116]+[.L116]" office:value-type="float" office:value="322.948336612116" calcext:value-type="float">
            <text:p>322.948336612116</text:p>
          </table:table-cell>
          <table:table-cell table:formula="of:=[.J116]+[.L116]" office:value-type="float" office:value="9039.59630786133" calcext:value-type="float">
            <text:p>9039.59630786133</text:p>
          </table:table-cell>
          <table:table-cell table:formula="of:=(1.000001018*(1-[.K116]*[.K116]))/(1+[.K116]*COS(RADIANS([.N116])))" office:value-type="float" office:value="0.987022072975578" calcext:value-type="float">
            <text:p>0.987022072975578</text:p>
          </table:table-cell>
          <table:table-cell table:formula="of:=[.M116]-0.00569-0.00478*SIN(RADIANS(125.04-1934.136*[.G116]))" office:value-type="float" office:value="322.941118836061" calcext:value-type="float">
            <text:p>322.941118836061</text:p>
          </table:table-cell>
          <table:table-cell table:formula="of:=23+(26+((21.448-[.G116]*(46.815+[.G116]*(0.00059-[.G116]*0.001813))))/60)/60" office:value-type="float" office:value="23.4361552664471" calcext:value-type="float">
            <text:p>23.4361552664471</text:p>
          </table:table-cell>
          <table:table-cell table:formula="of:=[.Q116]+0.00256*COS(RADIANS(125.04-1934.136*[.G116]))" office:value-type="float" office:value="23.4385809850749" calcext:value-type="float">
            <text:p>23.4385809850749</text:p>
          </table:table-cell>
          <table:table-cell table:formula="of:=DEGREES(ATAN2(COS(RADIANS([.P116]));COS(RADIANS([.R116]))*SIN(RADIANS([.P116]))))" office:value-type="float" office:value="-34.7163643599631" calcext:value-type="float">
            <text:p>-34.7163643599631</text:p>
          </table:table-cell>
          <table:table-cell table:formula="of:=DEGREES(ASIN(SIN(RADIANS([.R116]))*SIN(RADIANS([.P116]))))" office:value-type="float" office:value="-13.8692926669996" calcext:value-type="float">
            <text:p>-13.8692926669996</text:p>
          </table:table-cell>
          <table:table-cell table:formula="of:=TAN(RADIANS([.R116]/2))*TAN(RADIANS([.R116]/2))" office:value-type="float" office:value="0.0430318475576831" calcext:value-type="float">
            <text:p>0.0430318475576831</text:p>
          </table:table-cell>
          <table:table-cell table:formula="of:=4*DEGREES([.U116]*SIN(2*RADIANS([.I116]))-2*[.K116]*SIN(RADIANS([.J116]))+4*[.K116]*[.U116]*SIN(RADIANS([.J116]))*COS(2*RADIANS([.I116]))-0.5*[.U116]*[.U116]*SIN(4*RADIANS([.I116]))-1.25*[.K116]*[.K116]*SIN(2*RADIANS([.J116])))" office:value-type="float" office:value="-14.229708885364" calcext:value-type="float">
            <text:p>-14.229708885364</text:p>
          </table:table-cell>
          <table:table-cell table:formula="of:=DEGREES(ACOS(COS(RADIANS(90.833))/(COS(RADIANS([.$B$3]))*COS(RADIANS([.T116])))-TAN(RADIANS([.$B$3]))*TAN(RADIANS([.T116]))))" office:value-type="float" office:value="87.9801628668024" calcext:value-type="float">
            <text:p>87.9801628668024</text:p>
          </table:table-cell>
          <table:table-cell table:style-name="ce22" table:formula="of:=(720-4*[.$B$4]-[.V116]+[.$B$5]*60)/1440" office:value-type="time" office:time-value="PT12H14M29.163413122S" calcext:value-type="time">
            <text:p>12:14:29</text:p>
          </table:table-cell>
          <table:table-cell table:style-name="ce8" table:formula="of:=[.X116]-[.W116]*4/1440" office:value-type="time" office:time-value="PT06H22M33.924325089S" calcext:value-type="time">
            <text:p>6:22:33</text:p>
          </table:table-cell>
          <table:table-cell table:style-name="ce8" table:formula="of:=[.X116]+[.W116]*4/1440" office:value-type="time" office:time-value="PT18H06M24.402501154S" calcext:value-type="time">
            <text:p>18:06:24</text:p>
          </table:table-cell>
          <table:table-cell table:style-name="ce11" table:formula="of:=8*[.W116]" office:value-type="float" office:value="703.84130293442" calcext:value-type="float">
            <text:p>703.84130293442</text:p>
          </table:table-cell>
          <table:table-cell table:formula="of:=MOD([.E116]*1440+[.V116]+4*[.$B$4]-60*[.$B$5];1440)" office:value-type="float" office:value="675.513943114636" calcext:value-type="float">
            <text:p>675.513943114636</text:p>
          </table:table-cell>
          <table:table-cell table:formula="of:=IF([.AB116]/4&lt;0;[.AB116]/4+180;[.AB116]/4-180)" office:value-type="float" office:value="-11.121514221341" calcext:value-type="float">
            <text:p>-11.121514221341</text:p>
          </table:table-cell>
          <table:table-cell table:formula="of:=DEGREES(ACOS(SIN(RADIANS([.$B$3]))*SIN(RADIANS([.T116]))+COS(RADIANS([.$B$3]))*COS(RADIANS([.T116]))*COS(RADIANS([.AC116]))))" office:value-type="float" office:value="27.7228853524461" calcext:value-type="float">
            <text:p>27.7228853524461</text:p>
          </table:table-cell>
          <table:table-cell table:formula="of:=90-[.AD116]" office:value-type="float" office:value="62.2771146475539" calcext:value-type="float">
            <text:p>62.2771146475539</text:p>
          </table:table-cell>
          <table:table-cell table:formula="of:=IF([.AE116]&gt;85;0;IF([.AE116]&gt;5;58.1/TAN(RADIANS([.AE116]))-0.07/POWER(TAN(RADIANS([.AE116]));3)+0.000086/POWER(TAN(RADIANS([.AE116]));5);IF([.AE116]&gt;-0.575;1735+[.AE116]*(-518.2+[.AE116]*(103.4+[.AE116]*(-12.79+[.AE116]*0.711)));-20.772/TAN(RADIANS([.AE116])))))/3600" office:value-type="float" office:value="0.00847850981966875" calcext:value-type="float">
            <text:p>0.00847850981966875</text:p>
          </table:table-cell>
          <table:table-cell table:formula="of:=[.AE116]+[.AF116]" office:value-type="float" office:value="62.2855931573736" calcext:value-type="float">
            <text:p>62.2855931573736</text:p>
          </table:table-cell>
          <table:table-cell table:formula="of:=IF([.AC116]&gt;0;MOD(DEGREES(ACOS(((SIN(RADIANS([.$B$3]))*COS(RADIANS([.AD116])))-SIN(RADIANS([.T116])))/(COS(RADIANS([.$B$3]))*SIN(RADIANS([.AD116])))))+180;360);MOD(540-DEGREES(ACOS(((SIN(RADIANS([.$B$3]))*COS(RADIANS([.AD116])))-SIN(RADIANS([.T116])))/(COS(RADIANS([.$B$3]))*SIN(RADIANS([.AD116])))));360))" office:value-type="float" office:value="156.262014523518" calcext:value-type="float">
            <text:p>156.26201452351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16]+0.1/24" office:value-type="time" office:time-value="PT11H36M00S" calcext:value-type="time">
            <text:p>11:36:00</text:p>
          </table:table-cell>
          <table:table-cell table:style-name="ce25" table:formula="of:=[.D117]+2415018.5+[.E117]-[.$B$5]/24" office:value-type="date" office:date-value="8636-03-18T16:36:00" calcext:value-type="date">
            <text:p>Mar 18, 8636</text:p>
          </table:table-cell>
          <table:table-cell table:style-name="ce10" table:formula="of:=([.F117]-2451545)/36525" office:value-type="float" office:value="0.241141455624008" calcext:value-type="float">
            <text:p>0.24114146</text:p>
          </table:table-cell>
          <table:table-cell/>
          <table:table-cell table:formula="of:=MOD(280.46646+[.G117]*(36000.76983+[.G117]*0.0003032);360)" office:value-type="float" office:value="321.7445180219" calcext:value-type="float">
            <text:p>321.7445180219</text:p>
          </table:table-cell>
          <table:table-cell table:formula="of:=357.52911+[.G117]*(35999.05029-0.0001537*[.G117])" office:value-type="float" office:value="9038.39248907493" calcext:value-type="float">
            <text:p>9038.39248907493</text:p>
          </table:table-cell>
          <table:table-cell table:formula="of:=0.016708634-[.G117]*(0.000042037+0.0000001267*[.G117])" office:value-type="float" office:value="0.0166984897691261" calcext:value-type="float">
            <text:p>0.0166984897691261</text:p>
          </table:table-cell>
          <table:table-cell table:formula="of:=SIN(RADIANS([.J117]))*(1.914602-[.G117]*(0.004817+0.000014*[.G117]))+SIN(RADIANS(2*[.J117]))*(0.019993-0.000101*[.G117])+SIN(RADIANS(3*[.J117]))*0.000289" office:value-type="float" office:value="1.20803357654096" calcext:value-type="float">
            <text:p>1.20803357654096</text:p>
          </table:table-cell>
          <table:table-cell table:formula="of:=[.I117]+[.L117]" office:value-type="float" office:value="322.952551598441" calcext:value-type="float">
            <text:p>322.952551598441</text:p>
          </table:table-cell>
          <table:table-cell table:formula="of:=[.J117]+[.L117]" office:value-type="float" office:value="9039.60052265147" calcext:value-type="float">
            <text:p>9039.60052265147</text:p>
          </table:table-cell>
          <table:table-cell table:formula="of:=(1.000001018*(1-[.K117]*[.K117]))/(1+[.K117]*COS(RADIANS([.N117])))" office:value-type="float" office:value="0.987022835969859" calcext:value-type="float">
            <text:p>0.987022835969859</text:p>
          </table:table-cell>
          <table:table-cell table:formula="of:=[.M117]-0.00569-0.00478*SIN(RADIANS(125.04-1934.136*[.G117]))" office:value-type="float" office:value="322.945333839827" calcext:value-type="float">
            <text:p>322.945333839827</text:p>
          </table:table-cell>
          <table:table-cell table:formula="of:=23+(26+((21.448-[.G117]*(46.815+[.G117]*(0.00059-[.G117]*0.001813))))/60)/60" office:value-type="float" office:value="23.4361552649637" calcext:value-type="float">
            <text:p>23.4361552649637</text:p>
          </table:table-cell>
          <table:table-cell table:formula="of:=[.Q117]+0.00256*COS(RADIANS(125.04-1934.136*[.G117]))" office:value-type="float" office:value="23.4385809867423" calcext:value-type="float">
            <text:p>23.4385809867423</text:p>
          </table:table-cell>
          <table:table-cell table:formula="of:=DEGREES(ATAN2(COS(RADIANS([.P117]));COS(RADIANS([.R117]))*SIN(RADIANS([.P117]))))" office:value-type="float" office:value="-34.7122614171723" calcext:value-type="float">
            <text:p>-34.7122614171723</text:p>
          </table:table-cell>
          <table:table-cell table:formula="of:=DEGREES(ASIN(SIN(RADIANS([.R117]))*SIN(RADIANS([.P117]))))" office:value-type="float" office:value="-13.8679145126442" calcext:value-type="float">
            <text:p>-13.8679145126442</text:p>
          </table:table-cell>
          <table:table-cell table:formula="of:=TAN(RADIANS([.R117]/2))*TAN(RADIANS([.R117]/2))" office:value-type="float" office:value="0.0430318475639798" calcext:value-type="float">
            <text:p>0.0430318475639798</text:p>
          </table:table-cell>
          <table:table-cell table:formula="of:=4*DEGREES([.U117]*SIN(2*RADIANS([.I117]))-2*[.K117]*SIN(RADIANS([.J117]))+4*[.K117]*[.U117]*SIN(RADIANS([.J117]))*COS(2*RADIANS([.I117]))-0.5*[.U117]*[.U117]*SIN(4*RADIANS([.I117]))-1.25*[.K117]*[.K117]*SIN(2*RADIANS([.J117])))" office:value-type="float" office:value="-14.2296919307062" calcext:value-type="float">
            <text:p>-14.2296919307062</text:p>
          </table:table-cell>
          <table:table-cell table:formula="of:=DEGREES(ACOS(COS(RADIANS(90.833))/(COS(RADIANS([.$B$3]))*COS(RADIANS([.T117])))-TAN(RADIANS([.$B$3]))*TAN(RADIANS([.T117]))))" office:value-type="float" office:value="87.9804570871272" calcext:value-type="float">
            <text:p>87.9804570871272</text:p>
          </table:table-cell>
          <table:table-cell table:style-name="ce22" table:formula="of:=(720-4*[.$B$4]-[.V117]+[.$B$5]*60)/1440" office:value-type="time" office:time-value="PT12H14M29.162395842S" calcext:value-type="time">
            <text:p>12:14:29</text:p>
          </table:table-cell>
          <table:table-cell table:style-name="ce8" table:formula="of:=[.X117]-[.W117]*4/1440" office:value-type="time" office:time-value="PT06H22M33.852694932S" calcext:value-type="time">
            <text:p>6:22:33</text:p>
          </table:table-cell>
          <table:table-cell table:style-name="ce8" table:formula="of:=[.X117]+[.W117]*4/1440" office:value-type="time" office:time-value="PT18H06M24.472096753S" calcext:value-type="time">
            <text:p>18:06:24</text:p>
          </table:table-cell>
          <table:table-cell table:style-name="ce11" table:formula="of:=8*[.W117]" office:value-type="float" office:value="703.843656697017" calcext:value-type="float">
            <text:p>703.843656697017</text:p>
          </table:table-cell>
          <table:table-cell table:formula="of:=MOD([.E117]*1440+[.V117]+4*[.$B$4]-60*[.$B$5];1440)" office:value-type="float" office:value="681.513960069294" calcext:value-type="float">
            <text:p>681.513960069294</text:p>
          </table:table-cell>
          <table:table-cell table:formula="of:=IF([.AB117]/4&lt;0;[.AB117]/4+180;[.AB117]/4-180)" office:value-type="float" office:value="-9.62150998267657" calcext:value-type="float">
            <text:p>-9.62150998267657</text:p>
          </table:table-cell>
          <table:table-cell table:formula="of:=DEGREES(ACOS(SIN(RADIANS([.$B$3]))*SIN(RADIANS([.T117]))+COS(RADIANS([.$B$3]))*COS(RADIANS([.T117]))*COS(RADIANS([.AC117]))))" office:value-type="float" office:value="27.1643176400865" calcext:value-type="float">
            <text:p>27.1643176400865</text:p>
          </table:table-cell>
          <table:table-cell table:formula="of:=90-[.AD117]" office:value-type="float" office:value="62.8356823599135" calcext:value-type="float">
            <text:p>62.8356823599135</text:p>
          </table:table-cell>
          <table:table-cell table:formula="of:=IF([.AE117]&gt;85;0;IF([.AE117]&gt;5;58.1/TAN(RADIANS([.AE117]))-0.07/POWER(TAN(RADIANS([.AE117]));3)+0.000086/POWER(TAN(RADIANS([.AE117]));5);IF([.AE117]&gt;-0.575;1735+[.AE117]*(-518.2+[.AE117]*(103.4+[.AE117]*(-12.79+[.AE117]*0.711)));-20.772/TAN(RADIANS([.AE117])))))/3600" office:value-type="float" office:value="0.00827893428649598" calcext:value-type="float">
            <text:p>0.00827893428649598</text:p>
          </table:table-cell>
          <table:table-cell table:formula="of:=[.AE117]+[.AF117]" office:value-type="float" office:value="62.8439612942" calcext:value-type="float">
            <text:p>62.8439612942</text:p>
          </table:table-cell>
          <table:table-cell table:formula="of:=IF([.AC117]&gt;0;MOD(DEGREES(ACOS(((SIN(RADIANS([.$B$3]))*COS(RADIANS([.AD117])))-SIN(RADIANS([.T117])))/(COS(RADIANS([.$B$3]))*SIN(RADIANS([.AD117])))))+180;360);MOD(540-DEGREES(ACOS(((SIN(RADIANS([.$B$3]))*COS(RADIANS([.AD117])))-SIN(RADIANS([.T117])))/(COS(RADIANS([.$B$3]))*SIN(RADIANS([.AD117])))));360))" office:value-type="float" office:value="159.180530990062" calcext:value-type="float">
            <text:p>159.180530990062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7" table:formula="of:=NOW()" office:value-type="date" office:date-value="2024-02-13T16:09:18.76" calcext:value-type="date">
            <text:p>02/13/24 04:09 PM</text:p>
          </table:table-cell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17]+0.1/24" office:value-type="time" office:time-value="PT11H42M00S" calcext:value-type="time">
            <text:p>11:42:00</text:p>
          </table:table-cell>
          <table:table-cell table:style-name="ce25" table:formula="of:=[.D118]+2415018.5+[.E118]-[.$B$5]/24" office:value-type="date" office:date-value="8636-03-18T16:42:00" calcext:value-type="date">
            <text:p>Mar 18, 8636</text:p>
          </table:table-cell>
          <table:table-cell table:style-name="ce10" table:formula="of:=([.F118]-2451545)/36525" office:value-type="float" office:value="0.241141569701117" calcext:value-type="float">
            <text:p>0.24114157</text:p>
          </table:table-cell>
          <table:table-cell/>
          <table:table-cell table:formula="of:=MOD(280.46646+[.G118]*(36000.76983+[.G118]*0.0003032);360)" office:value-type="float" office:value="321.748624885673" calcext:value-type="float">
            <text:p>321.748624885673</text:p>
          </table:table-cell>
          <table:table-cell table:formula="of:=357.52911+[.G118]*(35999.05029-0.0001537*[.G118])" office:value-type="float" office:value="9038.39659574251" calcext:value-type="float">
            <text:p>9038.39659574251</text:p>
          </table:table-cell>
          <table:table-cell table:formula="of:=0.016708634-[.G118]*(0.000042037+0.0000001267*[.G118])" office:value-type="float" office:value="0.0166984897643237" calcext:value-type="float">
            <text:p>0.0166984897643237</text:p>
          </table:table-cell>
          <table:table-cell table:formula="of:=SIN(RADIANS([.J118]))*(1.914602-[.G118]*(0.004817+0.000014*[.G118]))+SIN(RADIANS(2*[.J118]))*(0.019993-0.000101*[.G118])+SIN(RADIANS(3*[.J118]))*0.000289" office:value-type="float" office:value="1.20814169210393" calcext:value-type="float">
            <text:p>1.20814169210393</text:p>
          </table:table-cell>
          <table:table-cell table:formula="of:=[.I118]+[.L118]" office:value-type="float" office:value="322.956766577777" calcext:value-type="float">
            <text:p>322.956766577777</text:p>
          </table:table-cell>
          <table:table-cell table:formula="of:=[.J118]+[.L118]" office:value-type="float" office:value="9039.60473743462" calcext:value-type="float">
            <text:p>9039.60473743462</text:p>
          </table:table-cell>
          <table:table-cell table:formula="of:=(1.000001018*(1-[.K118]*[.K118]))/(1+[.K118]*COS(RADIANS([.N118])))" office:value-type="float" office:value="0.987023599031903" calcext:value-type="float">
            <text:p>0.987023599031903</text:p>
          </table:table-cell>
          <table:table-cell table:formula="of:=[.M118]-0.00569-0.00478*SIN(RADIANS(125.04-1934.136*[.G118]))" office:value-type="float" office:value="322.949548836605" calcext:value-type="float">
            <text:p>322.949548836605</text:p>
          </table:table-cell>
          <table:table-cell table:formula="of:=23+(26+((21.448-[.G118]*(46.815+[.G118]*(0.00059-[.G118]*0.001813))))/60)/60" office:value-type="float" office:value="23.4361552634802" calcext:value-type="float">
            <text:p>23.4361552634802</text:p>
          </table:table-cell>
          <table:table-cell table:formula="of:=[.Q118]+0.00256*COS(RADIANS(125.04-1934.136*[.G118]))" office:value-type="float" office:value="23.4385809884096" calcext:value-type="float">
            <text:p>23.4385809884096</text:p>
          </table:table-cell>
          <table:table-cell table:formula="of:=DEGREES(ATAN2(COS(RADIANS([.P118]));COS(RADIANS([.R118]))*SIN(RADIANS([.P118]))))" office:value-type="float" office:value="-34.7081585299145" calcext:value-type="float">
            <text:p>-34.7081585299145</text:p>
          </table:table-cell>
          <table:table-cell table:formula="of:=DEGREES(ASIN(SIN(RADIANS([.R118]))*SIN(RADIANS([.P118]))))" office:value-type="float" office:value="-13.8665362922054" calcext:value-type="float">
            <text:p>-13.8665362922054</text:p>
          </table:table-cell>
          <table:table-cell table:formula="of:=TAN(RADIANS([.R118]/2))*TAN(RADIANS([.R118]/2))" office:value-type="float" office:value="0.0430318475702763" calcext:value-type="float">
            <text:p>0.0430318475702763</text:p>
          </table:table-cell>
          <table:table-cell table:formula="of:=4*DEGREES([.U118]*SIN(2*RADIANS([.I118]))-2*[.K118]*SIN(RADIANS([.J118]))+4*[.K118]*[.U118]*SIN(RADIANS([.J118]))*COS(2*RADIANS([.I118]))-0.5*[.U118]*[.U118]*SIN(4*RADIANS([.I118]))-1.25*[.K118]*[.K118]*SIN(2*RADIANS([.J118])))" office:value-type="float" office:value="-14.2296747529915" calcext:value-type="float">
            <text:p>-14.2296747529915</text:p>
          </table:table-cell>
          <table:table-cell table:formula="of:=DEGREES(ACOS(COS(RADIANS(90.833))/(COS(RADIANS([.$B$3]))*COS(RADIANS([.T118])))-TAN(RADIANS([.$B$3]))*TAN(RADIANS([.T118]))))" office:value-type="float" office:value="87.9807513185191" calcext:value-type="float">
            <text:p>87.9807513185191</text:p>
          </table:table-cell>
          <table:table-cell table:style-name="ce22" table:formula="of:=(720-4*[.$B$4]-[.V118]+[.$B$5]*60)/1440" office:value-type="time" office:time-value="PT12H14M29.161365179S" calcext:value-type="time">
            <text:p>12:14:29</text:p>
          </table:table-cell>
          <table:table-cell table:style-name="ce8" table:formula="of:=[.X118]-[.W118]*4/1440" office:value-type="time" office:time-value="PT06H22M33.781048735S" calcext:value-type="time">
            <text:p>6:22:33</text:p>
          </table:table-cell>
          <table:table-cell table:style-name="ce8" table:formula="of:=[.X118]+[.W118]*4/1440" office:value-type="time" office:time-value="PT18H06M24.541681624S" calcext:value-type="time">
            <text:p>18:06:24</text:p>
          </table:table-cell>
          <table:table-cell table:style-name="ce11" table:formula="of:=8*[.W118]" office:value-type="float" office:value="703.846010548153" calcext:value-type="float">
            <text:p>703.846010548153</text:p>
          </table:table-cell>
          <table:table-cell table:formula="of:=MOD([.E118]*1440+[.V118]+4*[.$B$4]-60*[.$B$5];1440)" office:value-type="float" office:value="687.513977247008" calcext:value-type="float">
            <text:p>687.513977247008</text:p>
          </table:table-cell>
          <table:table-cell table:formula="of:=IF([.AB118]/4&lt;0;[.AB118]/4+180;[.AB118]/4-180)" office:value-type="float" office:value="-8.12150568824791" calcext:value-type="float">
            <text:p>-8.12150568824791</text:p>
          </table:table-cell>
          <table:table-cell table:formula="of:=DEGREES(ACOS(SIN(RADIANS([.$B$3]))*SIN(RADIANS([.T118]))+COS(RADIANS([.$B$3]))*COS(RADIANS([.T118]))*COS(RADIANS([.AC118]))))" office:value-type="float" office:value="26.6770608501338" calcext:value-type="float">
            <text:p>26.6770608501338</text:p>
          </table:table-cell>
          <table:table-cell table:formula="of:=90-[.AD118]" office:value-type="float" office:value="63.3229391498662" calcext:value-type="float">
            <text:p>63.3229391498662</text:p>
          </table:table-cell>
          <table:table-cell table:formula="of:=IF([.AE118]&gt;85;0;IF([.AE118]&gt;5;58.1/TAN(RADIANS([.AE118]))-0.07/POWER(TAN(RADIANS([.AE118]));3)+0.000086/POWER(TAN(RADIANS([.AE118]));5);IF([.AE118]&gt;-0.575;1735+[.AE118]*(-518.2+[.AE118]*(103.4+[.AE118]*(-12.79+[.AE118]*0.711)));-20.772/TAN(RADIANS([.AE118])))))/3600" office:value-type="float" office:value="0.00810645559554872" calcext:value-type="float">
            <text:p>0.00810645559554872</text:p>
          </table:table-cell>
          <table:table-cell table:formula="of:=[.AE118]+[.AF118]" office:value-type="float" office:value="63.3310456054617" calcext:value-type="float">
            <text:p>63.3310456054617</text:p>
          </table:table-cell>
          <table:table-cell table:formula="of:=IF([.AC118]&gt;0;MOD(DEGREES(ACOS(((SIN(RADIANS([.$B$3]))*COS(RADIANS([.AD118])))-SIN(RADIANS([.T118])))/(COS(RADIANS([.$B$3]))*SIN(RADIANS([.AD118])))))+180;360);MOD(540-DEGREES(ACOS(((SIN(RADIANS([.$B$3]))*COS(RADIANS([.AD118])))-SIN(RADIANS([.T118])))/(COS(RADIANS([.$B$3]))*SIN(RADIANS([.AD118])))));360))" office:value-type="float" office:value="162.21202292664" calcext:value-type="float">
            <text:p>162.21202292664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formula="of:=NOW() / 2" office:value-type="float" office:value="22667.8365669206" calcext:value-type="float">
            <text:p>22667.8365669206</text:p>
          </table:table-cell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18]+0.1/24" office:value-type="time" office:time-value="PT11H48M00S" calcext:value-type="time">
            <text:p>11:48:00</text:p>
          </table:table-cell>
          <table:table-cell table:style-name="ce25" table:formula="of:=[.D119]+2415018.5+[.E119]-[.$B$5]/24" office:value-type="date" office:date-value="8636-03-18T16:48:00" calcext:value-type="date">
            <text:p>Mar 18, 8636</text:p>
          </table:table-cell>
          <table:table-cell table:style-name="ce10" table:formula="of:=([.F119]-2451545)/36525" office:value-type="float" office:value="0.241141683778239" calcext:value-type="float">
            <text:p>0.24114168</text:p>
          </table:table-cell>
          <table:table-cell/>
          <table:table-cell table:formula="of:=MOD(280.46646+[.G119]*(36000.76983+[.G119]*0.0003032);360)" office:value-type="float" office:value="321.752731749904" calcext:value-type="float">
            <text:p>321.752731749904</text:p>
          </table:table-cell>
          <table:table-cell table:formula="of:=357.52911+[.G119]*(35999.05029-0.0001537*[.G119])" office:value-type="float" office:value="9038.40070241056" calcext:value-type="float">
            <text:p>9038.40070241056</text:p>
          </table:table-cell>
          <table:table-cell table:formula="of:=0.016708634-[.G119]*(0.000042037+0.0000001267*[.G119])" office:value-type="float" office:value="0.0166984897595212" calcext:value-type="float">
            <text:p>0.0166984897595212</text:p>
          </table:table-cell>
          <table:table-cell table:formula="of:=SIN(RADIANS([.J119]))*(1.914602-[.G119]*(0.004817+0.000014*[.G119]))+SIN(RADIANS(2*[.J119]))*(0.019993-0.000101*[.G119])+SIN(RADIANS(3*[.J119]))*0.000289" office:value-type="float" office:value="1.20824980116207" calcext:value-type="float">
            <text:p>1.20824980116207</text:p>
          </table:table-cell>
          <table:table-cell table:formula="of:=[.I119]+[.L119]" office:value-type="float" office:value="322.960981551066" calcext:value-type="float">
            <text:p>322.960981551066</text:p>
          </table:table-cell>
          <table:table-cell table:formula="of:=[.J119]+[.L119]" office:value-type="float" office:value="9039.60895221172" calcext:value-type="float">
            <text:p>9039.60895221172</text:p>
          </table:table-cell>
          <table:table-cell table:formula="of:=(1.000001018*(1-[.K119]*[.K119]))/(1+[.K119]*COS(RADIANS([.N119])))" office:value-type="float" office:value="0.987024362161874" calcext:value-type="float">
            <text:p>0.987024362161874</text:p>
          </table:table-cell>
          <table:table-cell table:formula="of:=[.M119]-0.00569-0.00478*SIN(RADIANS(125.04-1934.136*[.G119]))" office:value-type="float" office:value="322.953763827336" calcext:value-type="float">
            <text:p>322.953763827336</text:p>
          </table:table-cell>
          <table:table-cell table:formula="of:=23+(26+((21.448-[.G119]*(46.815+[.G119]*(0.00059-[.G119]*0.001813))))/60)/60" office:value-type="float" office:value="23.4361552619967" calcext:value-type="float">
            <text:p>23.4361552619967</text:p>
          </table:table-cell>
          <table:table-cell table:formula="of:=[.Q119]+0.00256*COS(RADIANS(125.04-1934.136*[.G119]))" office:value-type="float" office:value="23.438580990077" calcext:value-type="float">
            <text:p>23.438580990077</text:p>
          </table:table-cell>
          <table:table-cell table:formula="of:=DEGREES(ATAN2(COS(RADIANS([.P119]));COS(RADIANS([.R119]))*SIN(RADIANS([.P119]))))" office:value-type="float" office:value="-34.7040556972687" calcext:value-type="float">
            <text:p>-34.7040556972687</text:p>
          </table:table-cell>
          <table:table-cell table:formula="of:=DEGREES(ASIN(SIN(RADIANS([.R119]))*SIN(RADIANS([.P119]))))" office:value-type="float" office:value="-13.8651580053833" calcext:value-type="float">
            <text:p>-13.8651580053833</text:p>
          </table:table-cell>
          <table:table-cell table:formula="of:=TAN(RADIANS([.R119]/2))*TAN(RADIANS([.R119]/2))" office:value-type="float" office:value="0.0430318475765727" calcext:value-type="float">
            <text:p>0.0430318475765727</text:p>
          </table:table-cell>
          <table:table-cell table:formula="of:=4*DEGREES([.U119]*SIN(2*RADIANS([.I119]))-2*[.K119]*SIN(RADIANS([.J119]))+4*[.K119]*[.U119]*SIN(RADIANS([.J119]))*COS(2*RADIANS([.I119]))-0.5*[.U119]*[.U119]*SIN(4*RADIANS([.I119]))-1.25*[.K119]*[.K119]*SIN(2*RADIANS([.J119])))" office:value-type="float" office:value="-14.2296573522279" calcext:value-type="float">
            <text:p>-14.2296573522279</text:p>
          </table:table-cell>
          <table:table-cell table:formula="of:=DEGREES(ACOS(COS(RADIANS(90.833))/(COS(RADIANS([.$B$3]))*COS(RADIANS([.T119])))-TAN(RADIANS([.$B$3]))*TAN(RADIANS([.T119]))))" office:value-type="float" office:value="87.9810455610422" calcext:value-type="float">
            <text:p>87.9810455610422</text:p>
          </table:table-cell>
          <table:table-cell table:style-name="ce22" table:formula="of:=(720-4*[.$B$4]-[.V119]+[.$B$5]*60)/1440" office:value-type="time" office:time-value="PT12H14M29.160321134S" calcext:value-type="time">
            <text:p>12:14:29</text:p>
          </table:table-cell>
          <table:table-cell table:style-name="ce8" table:formula="of:=[.X119]-[.W119]*4/1440" office:value-type="time" office:time-value="PT06H22M33.709386484S" calcext:value-type="time">
            <text:p>6:22:33</text:p>
          </table:table-cell>
          <table:table-cell table:style-name="ce8" table:formula="of:=[.X119]+[.W119]*4/1440" office:value-type="time" office:time-value="PT18H06M24.611255784S" calcext:value-type="time">
            <text:p>18:06:24</text:p>
          </table:table-cell>
          <table:table-cell table:style-name="ce11" table:formula="of:=8*[.W119]" office:value-type="float" office:value="703.848364488338" calcext:value-type="float">
            <text:p>703.848364488338</text:p>
          </table:table-cell>
          <table:table-cell table:formula="of:=MOD([.E119]*1440+[.V119]+4*[.$B$4]-60*[.$B$5];1440)" office:value-type="float" office:value="693.513994647772" calcext:value-type="float">
            <text:p>693.513994647772</text:p>
          </table:table-cell>
          <table:table-cell table:formula="of:=IF([.AB119]/4&lt;0;[.AB119]/4+180;[.AB119]/4-180)" office:value-type="float" office:value="-6.62150133805699" calcext:value-type="float">
            <text:p>-6.62150133805699</text:p>
          </table:table-cell>
          <table:table-cell table:formula="of:=DEGREES(ACOS(SIN(RADIANS([.$B$3]))*SIN(RADIANS([.T119]))+COS(RADIANS([.$B$3]))*COS(RADIANS([.T119]))*COS(RADIANS([.AC119]))))" office:value-type="float" office:value="26.265085936415" calcext:value-type="float">
            <text:p>26.265085936415</text:p>
          </table:table-cell>
          <table:table-cell table:formula="of:=90-[.AD119]" office:value-type="float" office:value="63.734914063585" calcext:value-type="float">
            <text:p>63.734914063585</text:p>
          </table:table-cell>
          <table:table-cell table:formula="of:=IF([.AE119]&gt;85;0;IF([.AE119]&gt;5;58.1/TAN(RADIANS([.AE119]))-0.07/POWER(TAN(RADIANS([.AE119]));3)+0.000086/POWER(TAN(RADIANS([.AE119]));5);IF([.AE119]&gt;-0.575;1735+[.AE119]*(-518.2+[.AE119]*(103.4+[.AE119]*(-12.79+[.AE119]*0.711)));-20.772/TAN(RADIANS([.AE119])))))/3600" office:value-type="float" office:value="0.00796176678656875" calcext:value-type="float">
            <text:p>0.00796176678656875</text:p>
          </table:table-cell>
          <table:table-cell table:formula="of:=[.AE119]+[.AF119]" office:value-type="float" office:value="63.7428758303715" calcext:value-type="float">
            <text:p>63.7428758303715</text:p>
          </table:table-cell>
          <table:table-cell table:formula="of:=IF([.AC119]&gt;0;MOD(DEGREES(ACOS(((SIN(RADIANS([.$B$3]))*COS(RADIANS([.AD119])))-SIN(RADIANS([.T119])))/(COS(RADIANS([.$B$3]))*SIN(RADIANS([.AD119])))))+180;360);MOD(540-DEGREES(ACOS(((SIN(RADIANS([.$B$3]))*COS(RADIANS([.AD119])))-SIN(RADIANS([.T119])))/(COS(RADIANS([.$B$3]))*SIN(RADIANS([.AD119])))));360))" office:value-type="float" office:value="165.346057779533" calcext:value-type="float">
            <text:p>165.3460577795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19]+0.1/24" office:value-type="time" office:time-value="PT11H54M00S" calcext:value-type="time">
            <text:p>11:54:00</text:p>
          </table:table-cell>
          <table:table-cell table:style-name="ce25" table:formula="of:=[.D120]+2415018.5+[.E120]-[.$B$5]/24" office:value-type="date" office:date-value="8636-03-18T16:54:00" calcext:value-type="date">
            <text:p>Mar 18, 8636</text:p>
          </table:table-cell>
          <table:table-cell table:style-name="ce10" table:formula="of:=([.F120]-2451545)/36525" office:value-type="float" office:value="0.241141797855348" calcext:value-type="float">
            <text:p>0.24114180</text:p>
          </table:table-cell>
          <table:table-cell/>
          <table:table-cell table:formula="of:=MOD(280.46646+[.G120]*(36000.76983+[.G120]*0.0003032);360)" office:value-type="float" office:value="321.756838613675" calcext:value-type="float">
            <text:p>321.756838613675</text:p>
          </table:table-cell>
          <table:table-cell table:formula="of:=357.52911+[.G120]*(35999.05029-0.0001537*[.G120])" office:value-type="float" office:value="9038.40480907815" calcext:value-type="float">
            <text:p>9038.40480907815</text:p>
          </table:table-cell>
          <table:table-cell table:formula="of:=0.016708634-[.G120]*(0.000042037+0.0000001267*[.G120])" office:value-type="float" office:value="0.0166984897547188" calcext:value-type="float">
            <text:p>0.0166984897547188</text:p>
          </table:table-cell>
          <table:table-cell table:formula="of:=SIN(RADIANS([.J120]))*(1.914602-[.G120]*(0.004817+0.000014*[.G120]))+SIN(RADIANS(2*[.J120]))*(0.019993-0.000101*[.G120])+SIN(RADIANS(3*[.J120]))*0.000289" office:value-type="float" office:value="1.20835790369044" calcext:value-type="float">
            <text:p>1.20835790369044</text:p>
          </table:table-cell>
          <table:table-cell table:formula="of:=[.I120]+[.L120]" office:value-type="float" office:value="322.965196517366" calcext:value-type="float">
            <text:p>322.965196517366</text:p>
          </table:table-cell>
          <table:table-cell table:formula="of:=[.J120]+[.L120]" office:value-type="float" office:value="9039.61316698184" calcext:value-type="float">
            <text:p>9039.61316698184</text:p>
          </table:table-cell>
          <table:table-cell table:formula="of:=(1.000001018*(1-[.K120]*[.K120]))/(1+[.K120]*COS(RADIANS([.N120])))" office:value-type="float" office:value="0.987025125359599" calcext:value-type="float">
            <text:p>0.987025125359599</text:p>
          </table:table-cell>
          <table:table-cell table:formula="of:=[.M120]-0.00569-0.00478*SIN(RADIANS(125.04-1934.136*[.G120]))" office:value-type="float" office:value="322.957978811077" calcext:value-type="float">
            <text:p>322.957978811077</text:p>
          </table:table-cell>
          <table:table-cell table:formula="of:=23+(26+((21.448-[.G120]*(46.815+[.G120]*(0.00059-[.G120]*0.001813))))/60)/60" office:value-type="float" office:value="23.4361552605132" calcext:value-type="float">
            <text:p>23.4361552605132</text:p>
          </table:table-cell>
          <table:table-cell table:formula="of:=[.Q120]+0.00256*COS(RADIANS(125.04-1934.136*[.G120]))" office:value-type="float" office:value="23.4385809917443" calcext:value-type="float">
            <text:p>23.4385809917443</text:p>
          </table:table-cell>
          <table:table-cell table:formula="of:=DEGREES(ATAN2(COS(RADIANS([.P120]));COS(RADIANS([.R120]))*SIN(RADIANS([.P120]))))" office:value-type="float" office:value="-34.6999529201501" calcext:value-type="float">
            <text:p>-34.6999529201501</text:p>
          </table:table-cell>
          <table:table-cell table:formula="of:=DEGREES(ASIN(SIN(RADIANS([.R120]))*SIN(RADIANS([.P120]))))" office:value-type="float" office:value="-13.8637796524946" calcext:value-type="float">
            <text:p>-13.8637796524946</text:p>
          </table:table-cell>
          <table:table-cell table:formula="of:=TAN(RADIANS([.R120]/2))*TAN(RADIANS([.R120]/2))" office:value-type="float" office:value="0.043031847582869" calcext:value-type="float">
            <text:p>0.043031847582869</text:p>
          </table:table-cell>
          <table:table-cell table:formula="of:=4*DEGREES([.U120]*SIN(2*RADIANS([.I120]))-2*[.K120]*SIN(RADIANS([.J120]))+4*[.K120]*[.U120]*SIN(RADIANS([.J120]))*COS(2*RADIANS([.I120]))-0.5*[.U120]*[.U120]*SIN(4*RADIANS([.I120]))-1.25*[.K120]*[.K120]*SIN(2*RADIANS([.J120])))" office:value-type="float" office:value="-14.2296397284301" calcext:value-type="float">
            <text:p>-14.2296397284301</text:p>
          </table:table-cell>
          <table:table-cell table:formula="of:=DEGREES(ACOS(COS(RADIANS(90.833))/(COS(RADIANS([.$B$3]))*COS(RADIANS([.T120])))-TAN(RADIANS([.$B$3]))*TAN(RADIANS([.T120]))))" office:value-type="float" office:value="87.981339814629" calcext:value-type="float">
            <text:p>87.981339814629</text:p>
          </table:table-cell>
          <table:table-cell table:style-name="ce22" table:formula="of:=(720-4*[.$B$4]-[.V120]+[.$B$5]*60)/1440" office:value-type="time" office:time-value="PT12H14M29.159263706S" calcext:value-type="time">
            <text:p>12:14:29</text:p>
          </table:table-cell>
          <table:table-cell table:style-name="ce8" table:formula="of:=[.X120]-[.W120]*4/1440" office:value-type="time" office:time-value="PT06H22M33.637708195S" calcext:value-type="time">
            <text:p>6:22:33</text:p>
          </table:table-cell>
          <table:table-cell table:style-name="ce8" table:formula="of:=[.X120]+[.W120]*4/1440" office:value-type="time" office:time-value="PT18H06M24.680819217S" calcext:value-type="time">
            <text:p>18:06:24</text:p>
          </table:table-cell>
          <table:table-cell table:style-name="ce11" table:formula="of:=8*[.W120]" office:value-type="float" office:value="703.850718517032" calcext:value-type="float">
            <text:p>703.850718517032</text:p>
          </table:table-cell>
          <table:table-cell table:formula="of:=MOD([.E120]*1440+[.V120]+4*[.$B$4]-60*[.$B$5];1440)" office:value-type="float" office:value="699.51401227157" calcext:value-type="float">
            <text:p>699.51401227157</text:p>
          </table:table-cell>
          <table:table-cell table:formula="of:=IF([.AB120]/4&lt;0;[.AB120]/4+180;[.AB120]/4-180)" office:value-type="float" office:value="-5.12149693210756" calcext:value-type="float">
            <text:p>-5.12149693210756</text:p>
          </table:table-cell>
          <table:table-cell table:formula="of:=DEGREES(ACOS(SIN(RADIANS([.$B$3]))*SIN(RADIANS([.T120]))+COS(RADIANS([.$B$3]))*COS(RADIANS([.T120]))*COS(RADIANS([.AC120]))))" office:value-type="float" office:value="25.9319827831908" calcext:value-type="float">
            <text:p>25.9319827831908</text:p>
          </table:table-cell>
          <table:table-cell table:formula="of:=90-[.AD120]" office:value-type="float" office:value="64.0680172168092" calcext:value-type="float">
            <text:p>64.0680172168092</text:p>
          </table:table-cell>
          <table:table-cell table:formula="of:=IF([.AE120]&gt;85;0;IF([.AE120]&gt;5;58.1/TAN(RADIANS([.AE120]))-0.07/POWER(TAN(RADIANS([.AE120]));3)+0.000086/POWER(TAN(RADIANS([.AE120]));5);IF([.AE120]&gt;-0.575;1735+[.AE120]*(-518.2+[.AE120]*(103.4+[.AE120]*(-12.79+[.AE120]*0.711)));-20.772/TAN(RADIANS([.AE120])))))/3600" office:value-type="float" office:value="0.00784552428700185" calcext:value-type="float">
            <text:p>0.00784552428700185</text:p>
          </table:table-cell>
          <table:table-cell table:formula="of:=[.AE120]+[.AF120]" office:value-type="float" office:value="64.0758627410962" calcext:value-type="float">
            <text:p>64.0758627410962</text:p>
          </table:table-cell>
          <table:table-cell table:formula="of:=IF([.AC120]&gt;0;MOD(DEGREES(ACOS(((SIN(RADIANS([.$B$3]))*COS(RADIANS([.AD120])))-SIN(RADIANS([.T120])))/(COS(RADIANS([.$B$3]))*SIN(RADIANS([.AD120])))))+180;360);MOD(540-DEGREES(ACOS(((SIN(RADIANS([.$B$3]))*COS(RADIANS([.AD120])))-SIN(RADIANS([.T120])))/(COS(RADIANS([.$B$3]))*SIN(RADIANS([.AD120])))));360))" office:value-type="float" office:value="168.569104981738" calcext:value-type="float">
            <text:p>168.569104981738</text:p>
          </table:table-cell>
          <table:table-cell table:number-columns-repeated="990"/>
        </table:table-row>
        <table:table-row table:style-name="ro2">
          <table:table-cell table:style-name="ce4" table:number-columns-repeated="3"/>
          <table:table-cell table:style-name="ce5" table:formula="of:=[.$B$7]" office:value-type="date" office:date-value="2024-02-12" calcext:value-type="date">
            <text:p>2/12/2024</text:p>
          </table:table-cell>
          <table:table-cell table:style-name="ce22" table:formula="of:=[.E120]+0.1/24" office:value-type="time" office:time-value="PT12H00M00S" calcext:value-type="time">
            <text:p>12:00:00</text:p>
          </table:table-cell>
          <table:table-cell table:style-name="ce26" table:formula="of:=[.D121]+2415018.5+[.E121]-[.$B$5]/24" office:value-type="date" office:date-value="8636-03-18T17:00:00" calcext:value-type="date">
            <text:p>Mar 18, 8636</text:p>
          </table:table-cell>
          <table:table-cell table:style-name="ce28" table:formula="of:=([.F121]-2451545)/36525" office:value-type="float" office:value="0.241141911932471" calcext:value-type="float">
            <text:p>0.24114191</text:p>
          </table:table-cell>
          <table:table-cell table:style-name="ce4"/>
          <table:table-cell table:style-name="ce4" table:formula="of:=MOD(280.46646+[.G121]*(36000.76983+[.G121]*0.0003032);360)" office:value-type="float" office:value="321.760945477909" calcext:value-type="float">
            <text:p>321.760945477909</text:p>
          </table:table-cell>
          <table:table-cell table:style-name="ce4" table:formula="of:=357.52911+[.G121]*(35999.05029-0.0001537*[.G121])" office:value-type="float" office:value="9038.40891574619" calcext:value-type="float">
            <text:p>9038.40891574619</text:p>
          </table:table-cell>
          <table:table-cell table:style-name="ce4" table:formula="of:=0.016708634-[.G121]*(0.000042037+0.0000001267*[.G121])" office:value-type="float" office:value="0.0166984897499164" calcext:value-type="float">
            <text:p>0.0166984897499164</text:p>
          </table:table-cell>
          <table:table-cell table:style-name="ce4" table:formula="of:=SIN(RADIANS([.J121]))*(1.914602-[.G121]*(0.004817+0.000014*[.G121]))+SIN(RADIANS(2*[.J121]))*(0.019993-0.000101*[.G121])+SIN(RADIANS(3*[.J121]))*0.000289" office:value-type="float" office:value="1.20846599971286" calcext:value-type="float">
            <text:p>1.20846599971286</text:p>
          </table:table-cell>
          <table:table-cell table:style-name="ce4" table:formula="of:=[.I121]+[.L121]" office:value-type="float" office:value="322.969411477621" calcext:value-type="float">
            <text:p>322.969411477621</text:p>
          </table:table-cell>
          <table:table-cell table:style-name="ce4" table:formula="of:=[.J121]+[.L121]" office:value-type="float" office:value="9039.61738174591" calcext:value-type="float">
            <text:p>9039.61738174591</text:p>
          </table:table-cell>
          <table:table-cell table:style-name="ce4" table:formula="of:=(1.000001018*(1-[.K121]*[.K121]))/(1+[.K121]*COS(RADIANS([.N121])))" office:value-type="float" office:value="0.987025888625244" calcext:value-type="float">
            <text:p>0.987025888625244</text:p>
          </table:table-cell>
          <table:table-cell table:style-name="ce4" table:formula="of:=[.M121]-0.00569-0.00478*SIN(RADIANS(125.04-1934.136*[.G121]))" office:value-type="float" office:value="322.962193788775" calcext:value-type="float">
            <text:p>322.962193788775</text:p>
          </table:table-cell>
          <table:table-cell table:style-name="ce4" table:formula="of:=23+(26+((21.448-[.G121]*(46.815+[.G121]*(0.00059-[.G121]*0.001813))))/60)/60" office:value-type="float" office:value="23.4361552590297" calcext:value-type="float">
            <text:p>23.4361552590297</text:p>
          </table:table-cell>
          <table:table-cell table:style-name="ce4" table:formula="of:=[.Q121]+0.00256*COS(RADIANS(125.04-1934.136*[.G121]))" office:value-type="float" office:value="23.4385809934115" calcext:value-type="float">
            <text:p>23.4385809934115</text:p>
          </table:table-cell>
          <table:table-cell table:style-name="ce4" table:formula="of:=DEGREES(ATAN2(COS(RADIANS([.P121]));COS(RADIANS([.R121]))*SIN(RADIANS([.P121]))))" office:value-type="float" office:value="-34.6958501976344" calcext:value-type="float">
            <text:p>-34.6958501976344</text:p>
          </table:table-cell>
          <table:table-cell table:style-name="ce4" table:formula="of:=DEGREES(ASIN(SIN(RADIANS([.R121]))*SIN(RADIANS([.P121]))))" office:value-type="float" office:value="-13.8624012332382" calcext:value-type="float">
            <text:p>-13.8624012332382</text:p>
          </table:table-cell>
          <table:table-cell table:style-name="ce4" table:formula="of:=TAN(RADIANS([.R121]/2))*TAN(RADIANS([.R121]/2))" office:value-type="float" office:value="0.0430318475891651" calcext:value-type="float">
            <text:p>0.0430318475891651</text:p>
          </table:table-cell>
          <table:table-cell table:style-name="ce4" table:formula="of:=4*DEGREES([.U121]*SIN(2*RADIANS([.I121]))-2*[.K121]*SIN(RADIANS([.J121]))+4*[.K121]*[.U121]*SIN(RADIANS([.J121]))*COS(2*RADIANS([.I121]))-0.5*[.U121]*[.U121]*SIN(4*RADIANS([.I121]))-1.25*[.K121]*[.K121]*SIN(2*RADIANS([.J121])))" office:value-type="float" office:value="-14.2296218816062" calcext:value-type="float">
            <text:p>-14.2296218816062</text:p>
          </table:table-cell>
          <table:table-cell table:style-name="ce4" table:formula="of:=DEGREES(ACOS(COS(RADIANS(90.833))/(COS(RADIANS([.$B$3]))*COS(RADIANS([.T121])))-TAN(RADIANS([.$B$3]))*TAN(RADIANS([.T121]))))" office:value-type="float" office:value="87.9816340793435" calcext:value-type="float">
            <text:p>87.9816340793435</text:p>
          </table:table-cell>
          <table:table-cell table:style-name="ce22" table:formula="of:=(720-4*[.$B$4]-[.V121]+[.$B$5]*60)/1440" office:value-type="time" office:time-value="PT12H14M29.158192896S" calcext:value-type="time">
            <text:p>12:14:29</text:p>
          </table:table-cell>
          <table:table-cell table:style-name="ce22" table:formula="of:=[.X121]-[.W121]*4/1440" office:value-type="time" office:time-value="PT06H22M33.566013854S" calcext:value-type="time">
            <text:p>6:22:33</text:p>
          </table:table-cell>
          <table:table-cell table:style-name="ce22" table:formula="of:=[.X121]+[.W121]*4/1440" office:value-type="time" office:time-value="PT18H06M24.750371939S" calcext:value-type="time">
            <text:p>18:06:24</text:p>
          </table:table-cell>
          <table:table-cell table:style-name="ce30" table:formula="of:=8*[.W121]" office:value-type="float" office:value="703.853072634748" calcext:value-type="float">
            <text:p>703.853072634748</text:p>
          </table:table-cell>
          <table:table-cell table:style-name="ce4" table:formula="of:=MOD([.E121]*1440+[.V121]+4*[.$B$4]-60*[.$B$5];1440)" office:value-type="float" office:value="705.514030118394" calcext:value-type="float">
            <text:p>705.514030118394</text:p>
          </table:table-cell>
          <table:table-cell table:style-name="ce4" table:formula="of:=IF([.AB121]/4&lt;0;[.AB121]/4+180;[.AB121]/4-180)" office:value-type="float" office:value="-3.62149247040156" calcext:value-type="float">
            <text:p>-3.62149247040156</text:p>
          </table:table-cell>
          <table:table-cell table:style-name="ce4" table:formula="of:=DEGREES(ACOS(SIN(RADIANS([.$B$3]))*SIN(RADIANS([.T121]))+COS(RADIANS([.$B$3]))*COS(RADIANS([.T121]))*COS(RADIANS([.AC121]))))" office:value-type="float" office:value="25.6808221612552" calcext:value-type="float">
            <text:p>25.6808221612552</text:p>
          </table:table-cell>
          <table:table-cell table:style-name="ce4" table:formula="of:=90-[.AD121]" office:value-type="float" office:value="64.3191778387448" calcext:value-type="float">
            <text:p>64.3191778387448</text:p>
          </table:table-cell>
          <table:table-cell table:style-name="ce4" table:formula="of:=IF([.AE121]&gt;85;0;IF([.AE121]&gt;5;58.1/TAN(RADIANS([.AE121]))-0.07/POWER(TAN(RADIANS([.AE121]));3)+0.000086/POWER(TAN(RADIANS([.AE121]));5);IF([.AE121]&gt;-0.575;1735+[.AE121]*(-518.2+[.AE121]*(103.4+[.AE121]*(-12.79+[.AE121]*0.711)));-20.772/TAN(RADIANS([.AE121])))))/3600" office:value-type="float" office:value="0.0077583093213388" calcext:value-type="float">
            <text:p>0.0077583093213388</text:p>
          </table:table-cell>
          <table:table-cell table:style-name="ce4" table:formula="of:=[.AE121]+[.AF121]" office:value-type="float" office:value="64.3269361480661" calcext:value-type="float">
            <text:p>64.3269361480661</text:p>
          </table:table-cell>
          <table:table-cell table:style-name="ce4" table:formula="of:=IF([.AC121]&gt;0;MOD(DEGREES(ACOS(((SIN(RADIANS([.$B$3]))*COS(RADIANS([.AD121])))-SIN(RADIANS([.T121])))/(COS(RADIANS([.$B$3]))*SIN(RADIANS([.AD121])))))+180;360);MOD(540-DEGREES(ACOS(((SIN(RADIANS([.$B$3]))*COS(RADIANS([.AD121])))-SIN(RADIANS([.T121])))/(COS(RADIANS([.$B$3]))*SIN(RADIANS([.AD121])))));360))" office:value-type="float" office:value="171.864669649938" calcext:value-type="float">
            <text:p>171.864669649938</text:p>
          </table:table-cell>
          <table:table-cell table:style-name="ce4"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21]+0.1/24" office:value-type="time" office:time-value="PT12H06M00S" calcext:value-type="time">
            <text:p>12:06:00</text:p>
          </table:table-cell>
          <table:table-cell table:style-name="ce9" table:formula="of:=[.D122]+2415018.5+[.E122]-[.$B$5]/24" office:value-type="float" office:value="2460352.7125" calcext:value-type="float">
            <text:p>2460352.71</text:p>
          </table:table-cell>
          <table:table-cell table:style-name="ce10" table:formula="of:=([.F122]-2451545)/36525" office:value-type="float" office:value="0.241142026009593" calcext:value-type="float">
            <text:p>0.24114203</text:p>
          </table:table-cell>
          <table:table-cell/>
          <table:table-cell table:formula="of:=MOD(280.46646+[.G122]*(36000.76983+[.G122]*0.0003032);360)" office:value-type="float" office:value="321.76505234214" calcext:value-type="float">
            <text:p>321.76505234214</text:p>
          </table:table-cell>
          <table:table-cell table:formula="of:=357.52911+[.G122]*(35999.05029-0.0001537*[.G122])" office:value-type="float" office:value="9038.41302241424" calcext:value-type="float">
            <text:p>9038.41302241424</text:p>
          </table:table-cell>
          <table:table-cell table:formula="of:=0.016708634-[.G122]*(0.000042037+0.0000001267*[.G122])" office:value-type="float" office:value="0.0166984897451139" calcext:value-type="float">
            <text:p>0.0166984897451139</text:p>
          </table:table-cell>
          <table:table-cell table:formula="of:=SIN(RADIANS([.J122]))*(1.914602-[.G122]*(0.004817+0.000014*[.G122]))+SIN(RADIANS(2*[.J122]))*(0.019993-0.000101*[.G122])+SIN(RADIANS(3*[.J122]))*0.000289" office:value-type="float" office:value="1.20857408921655" calcext:value-type="float">
            <text:p>1.20857408921655</text:p>
          </table:table-cell>
          <table:table-cell table:formula="of:=[.I122]+[.L122]" office:value-type="float" office:value="322.973626431356" calcext:value-type="float">
            <text:p>322.973626431356</text:p>
          </table:table-cell>
          <table:table-cell table:formula="of:=[.J122]+[.L122]" office:value-type="float" office:value="9039.62159650346" calcext:value-type="float">
            <text:p>9039.62159650346</text:p>
          </table:table-cell>
          <table:table-cell table:formula="of:=(1.000001018*(1-[.K122]*[.K122]))/(1+[.K122]*COS(RADIANS([.N122])))" office:value-type="float" office:value="0.987026651958719" calcext:value-type="float">
            <text:p>0.987026651958719</text:p>
          </table:table-cell>
          <table:table-cell table:formula="of:=[.M122]-0.00569-0.00478*SIN(RADIANS(125.04-1934.136*[.G122]))" office:value-type="float" office:value="322.966408759952" calcext:value-type="float">
            <text:p>322.966408759952</text:p>
          </table:table-cell>
          <table:table-cell table:formula="of:=23+(26+((21.448-[.G122]*(46.815+[.G122]*(0.00059-[.G122]*0.001813))))/60)/60" office:value-type="float" office:value="23.4361552575463" calcext:value-type="float">
            <text:p>23.4361552575463</text:p>
          </table:table-cell>
          <table:table-cell table:formula="of:=[.Q122]+0.00256*COS(RADIANS(125.04-1934.136*[.G122]))" office:value-type="float" office:value="23.4385809950788" calcext:value-type="float">
            <text:p>23.4385809950788</text:p>
          </table:table-cell>
          <table:table-cell table:formula="of:=DEGREES(ATAN2(COS(RADIANS([.P122]));COS(RADIANS([.R122]))*SIN(RADIANS([.P122]))))" office:value-type="float" office:value="-34.6917475301822" calcext:value-type="float">
            <text:p>-34.6917475301822</text:p>
          </table:table-cell>
          <table:table-cell table:formula="of:=DEGREES(ASIN(SIN(RADIANS([.R122]))*SIN(RADIANS([.P122]))))" office:value-type="float" office:value="-13.8610227477782" calcext:value-type="float">
            <text:p>-13.8610227477782</text:p>
          </table:table-cell>
          <table:table-cell table:formula="of:=TAN(RADIANS([.R122]/2))*TAN(RADIANS([.R122]/2))" office:value-type="float" office:value="0.0430318475954611" calcext:value-type="float">
            <text:p>0.0430318475954611</text:p>
          </table:table-cell>
          <table:table-cell table:formula="of:=4*DEGREES([.U122]*SIN(2*RADIANS([.I122]))-2*[.K122]*SIN(RADIANS([.J122]))+4*[.K122]*[.U122]*SIN(RADIANS([.J122]))*COS(2*RADIANS([.I122]))-0.5*[.U122]*[.U122]*SIN(4*RADIANS([.I122]))-1.25*[.K122]*[.K122]*SIN(2*RADIANS([.J122])))" office:value-type="float" office:value="-14.2296038117697" calcext:value-type="float">
            <text:p>-14.2296038117697</text:p>
          </table:table-cell>
          <table:table-cell table:formula="of:=DEGREES(ACOS(COS(RADIANS(90.833))/(COS(RADIANS([.$B$3]))*COS(RADIANS([.T122])))-TAN(RADIANS([.$B$3]))*TAN(RADIANS([.T122]))))" office:value-type="float" office:value="87.9819283551509" calcext:value-type="float">
            <text:p>87.9819283551509</text:p>
          </table:table-cell>
          <table:table-cell table:style-name="ce22" table:formula="of:=(720-4*[.$B$4]-[.V122]+[.$B$5]*60)/1440" office:value-type="time" office:time-value="PT12H14M29.157108706S" calcext:value-type="time">
            <text:p>12:14:29</text:p>
          </table:table-cell>
          <table:table-cell table:style-name="ce8" table:formula="of:=[.X122]-[.W122]*4/1440" office:value-type="time" office:time-value="PT06H22M33.49430347S" calcext:value-type="time">
            <text:p>6:22:33</text:p>
          </table:table-cell>
          <table:table-cell table:style-name="ce8" table:formula="of:=[.X122]+[.W122]*4/1440" office:value-type="time" office:time-value="PT18H06M24.819913942S" calcext:value-type="time">
            <text:p>18:06:24</text:p>
          </table:table-cell>
          <table:table-cell table:style-name="ce11" table:formula="of:=8*[.W122]" office:value-type="float" office:value="703.855426841207" calcext:value-type="float">
            <text:p>703.855426841207</text:p>
          </table:table-cell>
          <table:table-cell table:formula="of:=MOD([.E122]*1440+[.V122]+4*[.$B$4]-60*[.$B$5];1440)" office:value-type="float" office:value="711.51404818823" calcext:value-type="float">
            <text:p>711.51404818823</text:p>
          </table:table-cell>
          <table:table-cell table:formula="of:=IF([.AB122]/4&lt;0;[.AB122]/4+180;[.AB122]/4-180)" office:value-type="float" office:value="-2.1214879529424" calcext:value-type="float">
            <text:p>-2.1214879529424</text:p>
          </table:table-cell>
          <table:table-cell table:formula="of:=DEGREES(ACOS(SIN(RADIANS([.$B$3]))*SIN(RADIANS([.T122]))+COS(RADIANS([.$B$3]))*COS(RADIANS([.T122]))*COS(RADIANS([.AC122]))))" office:value-type="float" office:value="25.5140253806818" calcext:value-type="float">
            <text:p>25.5140253806818</text:p>
          </table:table-cell>
          <table:table-cell table:formula="of:=90-[.AD122]" office:value-type="float" office:value="64.4859746193182" calcext:value-type="float">
            <text:p>64.4859746193182</text:p>
          </table:table-cell>
          <table:table-cell table:formula="of:=IF([.AE122]&gt;85;0;IF([.AE122]&gt;5;58.1/TAN(RADIANS([.AE122]))-0.07/POWER(TAN(RADIANS([.AE122]));3)+0.000086/POWER(TAN(RADIANS([.AE122]));5);IF([.AE122]&gt;-0.575;1735+[.AE122]*(-518.2+[.AE122]*(103.4+[.AE122]*(-12.79+[.AE122]*0.711)));-20.772/TAN(RADIANS([.AE122])))))/3600" office:value-type="float" office:value="0.00770059169834375" calcext:value-type="float">
            <text:p>0.00770059169834375</text:p>
          </table:table-cell>
          <table:table-cell table:formula="of:=[.AE122]+[.AF122]" office:value-type="float" office:value="64.4936752110166" calcext:value-type="float">
            <text:p>64.4936752110166</text:p>
          </table:table-cell>
          <table:table-cell table:formula="of:=IF([.AC122]&gt;0;MOD(DEGREES(ACOS(((SIN(RADIANS([.$B$3]))*COS(RADIANS([.AD122])))-SIN(RADIANS([.T122])))/(COS(RADIANS([.$B$3]))*SIN(RADIANS([.AD122])))))+180;360);MOD(540-DEGREES(ACOS(((SIN(RADIANS([.$B$3]))*COS(RADIANS([.AD122])))-SIN(RADIANS([.T122])))/(COS(RADIANS([.$B$3]))*SIN(RADIANS([.AD122])))));360))" office:value-type="float" office:value="175.213645988549" calcext:value-type="float">
            <text:p>175.21364598854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22]+0.1/24" office:value-type="time" office:time-value="PT12H12M00S" calcext:value-type="time">
            <text:p>12:12:00</text:p>
          </table:table-cell>
          <table:table-cell table:style-name="ce9" table:formula="of:=[.D123]+2415018.5+[.E123]-[.$B$5]/24" office:value-type="float" office:value="2460352.71666667" calcext:value-type="float">
            <text:p>2460352.72</text:p>
          </table:table-cell>
          <table:table-cell table:style-name="ce10" table:formula="of:=([.F123]-2451545)/36525" office:value-type="float" office:value="0.241142140086702" calcext:value-type="float">
            <text:p>0.24114214</text:p>
          </table:table-cell>
          <table:table-cell/>
          <table:table-cell table:formula="of:=MOD(280.46646+[.G123]*(36000.76983+[.G123]*0.0003032);360)" office:value-type="float" office:value="321.769159205911" calcext:value-type="float">
            <text:p>321.769159205911</text:p>
          </table:table-cell>
          <table:table-cell table:formula="of:=357.52911+[.G123]*(35999.05029-0.0001537*[.G123])" office:value-type="float" office:value="9038.41712908183" calcext:value-type="float">
            <text:p>9038.41712908183</text:p>
          </table:table-cell>
          <table:table-cell table:formula="of:=0.016708634-[.G123]*(0.000042037+0.0000001267*[.G123])" office:value-type="float" office:value="0.0166984897403115" calcext:value-type="float">
            <text:p>0.0166984897403115</text:p>
          </table:table-cell>
          <table:table-cell table:formula="of:=SIN(RADIANS([.J123]))*(1.914602-[.G123]*(0.004817+0.000014*[.G123]))+SIN(RADIANS(2*[.J123]))*(0.019993-0.000101*[.G123])+SIN(RADIANS(3*[.J123]))*0.000289" office:value-type="float" office:value="1.20868217218889" calcext:value-type="float">
            <text:p>1.20868217218889</text:p>
          </table:table-cell>
          <table:table-cell table:formula="of:=[.I123]+[.L123]" office:value-type="float" office:value="322.9778413781" calcext:value-type="float">
            <text:p>322.9778413781</text:p>
          </table:table-cell>
          <table:table-cell table:formula="of:=[.J123]+[.L123]" office:value-type="float" office:value="9039.62581125402" calcext:value-type="float">
            <text:p>9039.62581125402</text:p>
          </table:table-cell>
          <table:table-cell table:formula="of:=(1.000001018*(1-[.K123]*[.K123]))/(1+[.K123]*COS(RADIANS([.N123])))" office:value-type="float" office:value="0.987027415359936" calcext:value-type="float">
            <text:p>0.987027415359936</text:p>
          </table:table-cell>
          <table:table-cell table:formula="of:=[.M123]-0.00569-0.00478*SIN(RADIANS(125.04-1934.136*[.G123]))" office:value-type="float" office:value="322.970623724137" calcext:value-type="float">
            <text:p>322.970623724137</text:p>
          </table:table-cell>
          <table:table-cell table:formula="of:=23+(26+((21.448-[.G123]*(46.815+[.G123]*(0.00059-[.G123]*0.001813))))/60)/60" office:value-type="float" office:value="23.4361552560628" calcext:value-type="float">
            <text:p>23.4361552560628</text:p>
          </table:table-cell>
          <table:table-cell table:formula="of:=[.Q123]+0.00256*COS(RADIANS(125.04-1934.136*[.G123]))" office:value-type="float" office:value="23.438580996746" calcext:value-type="float">
            <text:p>23.438580996746</text:p>
          </table:table-cell>
          <table:table-cell table:formula="of:=DEGREES(ATAN2(COS(RADIANS([.P123]));COS(RADIANS([.R123]))*SIN(RADIANS([.P123]))))" office:value-type="float" office:value="-34.6876449182483" calcext:value-type="float">
            <text:p>-34.6876449182483</text:p>
          </table:table-cell>
          <table:table-cell table:formula="of:=DEGREES(ASIN(SIN(RADIANS([.R123]))*SIN(RADIANS([.P123]))))" office:value-type="float" office:value="-13.8596441962766" calcext:value-type="float">
            <text:p>-13.8596441962766</text:p>
          </table:table-cell>
          <table:table-cell table:formula="of:=TAN(RADIANS([.R123]/2))*TAN(RADIANS([.R123]/2))" office:value-type="float" office:value="0.043031847601757" calcext:value-type="float">
            <text:p>0.043031847601757</text:p>
          </table:table-cell>
          <table:table-cell table:formula="of:=4*DEGREES([.U123]*SIN(2*RADIANS([.I123]))-2*[.K123]*SIN(RADIANS([.J123]))+4*[.K123]*[.U123]*SIN(RADIANS([.J123]))*COS(2*RADIANS([.I123]))-0.5*[.U123]*[.U123]*SIN(4*RADIANS([.I123]))-1.25*[.K123]*[.K123]*SIN(2*RADIANS([.J123])))" office:value-type="float" office:value="-14.2295855189345" calcext:value-type="float">
            <text:p>-14.2295855189345</text:p>
          </table:table-cell>
          <table:table-cell table:formula="of:=DEGREES(ACOS(COS(RADIANS(90.833))/(COS(RADIANS([.$B$3]))*COS(RADIANS([.T123])))-TAN(RADIANS([.$B$3]))*TAN(RADIANS([.T123]))))" office:value-type="float" office:value="87.9822226420163" calcext:value-type="float">
            <text:p>87.9822226420163</text:p>
          </table:table-cell>
          <table:table-cell table:style-name="ce22" table:formula="of:=(720-4*[.$B$4]-[.V123]+[.$B$5]*60)/1440" office:value-type="time" office:time-value="PT12H14M29.156011136S" calcext:value-type="time">
            <text:p>12:14:29</text:p>
          </table:table-cell>
          <table:table-cell table:style-name="ce8" table:formula="of:=[.X123]-[.W123]*4/1440" office:value-type="time" office:time-value="PT06H22M33.422577052S" calcext:value-type="time">
            <text:p>6:22:33</text:p>
          </table:table-cell>
          <table:table-cell table:style-name="ce8" table:formula="of:=[.X123]+[.W123]*4/1440" office:value-type="time" office:time-value="PT18H06M24.88944522S" calcext:value-type="time">
            <text:p>18:06:24</text:p>
          </table:table-cell>
          <table:table-cell table:style-name="ce11" table:formula="of:=8*[.W123]" office:value-type="float" office:value="703.857781136131" calcext:value-type="float">
            <text:p>703.857781136131</text:p>
          </table:table-cell>
          <table:table-cell table:formula="of:=MOD([.E123]*1440+[.V123]+4*[.$B$4]-60*[.$B$5];1440)" office:value-type="float" office:value="717.514066481066" calcext:value-type="float">
            <text:p>717.514066481066</text:p>
          </table:table-cell>
          <table:table-cell table:formula="of:=IF([.AB123]/4&lt;0;[.AB123]/4+180;[.AB123]/4-180)" office:value-type="float" office:value="-0.621483379733604" calcext:value-type="float">
            <text:p>-0.621483379733604</text:p>
          </table:table-cell>
          <table:table-cell table:formula="of:=DEGREES(ACOS(SIN(RADIANS([.$B$3]))*SIN(RADIANS([.T123]))+COS(RADIANS([.$B$3]))*COS(RADIANS([.T123]))*COS(RADIANS([.AC123]))))" office:value-type="float" office:value="25.4332533684499" calcext:value-type="float">
            <text:p>25.4332533684499</text:p>
          </table:table-cell>
          <table:table-cell table:formula="of:=90-[.AD123]" office:value-type="float" office:value="64.5667466315501" calcext:value-type="float">
            <text:p>64.5667466315501</text:p>
          </table:table-cell>
          <table:table-cell table:formula="of:=IF([.AE123]&gt;85;0;IF([.AE123]&gt;5;58.1/TAN(RADIANS([.AE123]))-0.07/POWER(TAN(RADIANS([.AE123]));3)+0.000086/POWER(TAN(RADIANS([.AE123]));5);IF([.AE123]&gt;-0.575;1735+[.AE123]*(-518.2+[.AE123]*(103.4+[.AE123]*(-12.79+[.AE123]*0.711)));-20.772/TAN(RADIANS([.AE123])))))/3600" office:value-type="float" office:value="0.00767269911314521" calcext:value-type="float">
            <text:p>0.00767269911314521</text:p>
          </table:table-cell>
          <table:table-cell table:formula="of:=[.AE123]+[.AF123]" office:value-type="float" office:value="64.5744193306632" calcext:value-type="float">
            <text:p>64.5744193306632</text:p>
          </table:table-cell>
          <table:table-cell table:formula="of:=IF([.AC123]&gt;0;MOD(DEGREES(ACOS(((SIN(RADIANS([.$B$3]))*COS(RADIANS([.AD123])))-SIN(RADIANS([.T123])))/(COS(RADIANS([.$B$3]))*SIN(RADIANS([.AD123])))))+180;360);MOD(540-DEGREES(ACOS(((SIN(RADIANS([.$B$3]))*COS(RADIANS([.AD123])))-SIN(RADIANS([.T123])))/(COS(RADIANS([.$B$3]))*SIN(RADIANS([.AD123])))));360))" office:value-type="float" office:value="178.594889518989" calcext:value-type="float">
            <text:p>178.59488951898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23]+0.1/24" office:value-type="time" office:time-value="PT12H18M00S" calcext:value-type="time">
            <text:p>12:18:00</text:p>
          </table:table-cell>
          <table:table-cell table:style-name="ce9" table:formula="of:=[.D124]+2415018.5+[.E124]-[.$B$5]/24" office:value-type="float" office:value="2460352.72083333" calcext:value-type="float">
            <text:p>2460352.72</text:p>
          </table:table-cell>
          <table:table-cell table:style-name="ce10" table:formula="of:=([.F124]-2451545)/36525" office:value-type="float" office:value="0.241142254163824" calcext:value-type="float">
            <text:p>0.24114225</text:p>
          </table:table-cell>
          <table:table-cell/>
          <table:table-cell table:formula="of:=MOD(280.46646+[.G124]*(36000.76983+[.G124]*0.0003032);360)" office:value-type="float" office:value="321.773266070144" calcext:value-type="float">
            <text:p>321.773266070144</text:p>
          </table:table-cell>
          <table:table-cell table:formula="of:=357.52911+[.G124]*(35999.05029-0.0001537*[.G124])" office:value-type="float" office:value="9038.42123574987" calcext:value-type="float">
            <text:p>9038.42123574987</text:p>
          </table:table-cell>
          <table:table-cell table:formula="of:=0.016708634-[.G124]*(0.000042037+0.0000001267*[.G124])" office:value-type="float" office:value="0.0166984897355091" calcext:value-type="float">
            <text:p>0.0166984897355091</text:p>
          </table:table-cell>
          <table:table-cell table:formula="of:=SIN(RADIANS([.J124]))*(1.914602-[.G124]*(0.004817+0.000014*[.G124]))+SIN(RADIANS(2*[.J124]))*(0.019993-0.000101*[.G124])+SIN(RADIANS(3*[.J124]))*0.000289" office:value-type="float" office:value="1.20879024865355" calcext:value-type="float">
            <text:p>1.20879024865355</text:p>
          </table:table-cell>
          <table:table-cell table:formula="of:=[.I124]+[.L124]" office:value-type="float" office:value="322.982056318798" calcext:value-type="float">
            <text:p>322.982056318798</text:p>
          </table:table-cell>
          <table:table-cell table:formula="of:=[.J124]+[.L124]" office:value-type="float" office:value="9039.63002599853" calcext:value-type="float">
            <text:p>9039.63002599853</text:p>
          </table:table-cell>
          <table:table-cell table:formula="of:=(1.000001018*(1-[.K124]*[.K124]))/(1+[.K124]*COS(RADIANS([.N124])))" office:value-type="float" office:value="0.987028178829059" calcext:value-type="float">
            <text:p>0.987028178829059</text:p>
          </table:table-cell>
          <table:table-cell table:formula="of:=[.M124]-0.00569-0.00478*SIN(RADIANS(125.04-1934.136*[.G124]))" office:value-type="float" office:value="322.974838682277" calcext:value-type="float">
            <text:p>322.974838682277</text:p>
          </table:table-cell>
          <table:table-cell table:formula="of:=23+(26+((21.448-[.G124]*(46.815+[.G124]*(0.00059-[.G124]*0.001813))))/60)/60" office:value-type="float" office:value="23.4361552545793" calcext:value-type="float">
            <text:p>23.4361552545793</text:p>
          </table:table-cell>
          <table:table-cell table:formula="of:=[.Q124]+0.00256*COS(RADIANS(125.04-1934.136*[.G124]))" office:value-type="float" office:value="23.4385809984131" calcext:value-type="float">
            <text:p>23.4385809984131</text:p>
          </table:table-cell>
          <table:table-cell table:formula="of:=DEGREES(ATAN2(COS(RADIANS([.P124]));COS(RADIANS([.R124]))*SIN(RADIANS([.P124]))))" office:value-type="float" office:value="-34.6835423609087" calcext:value-type="float">
            <text:p>-34.6835423609087</text:p>
          </table:table-cell>
          <table:table-cell table:formula="of:=DEGREES(ASIN(SIN(RADIANS([.R124]))*SIN(RADIANS([.P124]))))" office:value-type="float" office:value="-13.8582655784325" calcext:value-type="float">
            <text:p>-13.8582655784325</text:p>
          </table:table-cell>
          <table:table-cell table:formula="of:=TAN(RADIANS([.R124]/2))*TAN(RADIANS([.R124]/2))" office:value-type="float" office:value="0.0430318476080527" calcext:value-type="float">
            <text:p>0.0430318476080527</text:p>
          </table:table-cell>
          <table:table-cell table:formula="of:=4*DEGREES([.U124]*SIN(2*RADIANS([.I124]))-2*[.K124]*SIN(RADIANS([.J124]))+4*[.K124]*[.U124]*SIN(RADIANS([.J124]))*COS(2*RADIANS([.I124]))-0.5*[.U124]*[.U124]*SIN(4*RADIANS([.I124]))-1.25*[.K124]*[.K124]*SIN(2*RADIANS([.J124])))" office:value-type="float" office:value="-14.2295670031077" calcext:value-type="float">
            <text:p>-14.2295670031077</text:p>
          </table:table-cell>
          <table:table-cell table:formula="of:=DEGREES(ACOS(COS(RADIANS(90.833))/(COS(RADIANS([.$B$3]))*COS(RADIANS([.T124])))-TAN(RADIANS([.$B$3]))*TAN(RADIANS([.T124]))))" office:value-type="float" office:value="87.9825169400042" calcext:value-type="float">
            <text:p>87.9825169400042</text:p>
          </table:table-cell>
          <table:table-cell table:style-name="ce22" table:formula="of:=(720-4*[.$B$4]-[.V124]+[.$B$5]*60)/1440" office:value-type="time" office:time-value="PT12H14M29.154900186S" calcext:value-type="time">
            <text:p>12:14:29</text:p>
          </table:table-cell>
          <table:table-cell table:style-name="ce8" table:formula="of:=[.X124]-[.W124]*4/1440" office:value-type="time" office:time-value="PT06H22M33.350834585S" calcext:value-type="time">
            <text:p>6:22:33</text:p>
          </table:table-cell>
          <table:table-cell table:style-name="ce8" table:formula="of:=[.X124]+[.W124]*4/1440" office:value-type="time" office:time-value="PT18H06M24.958965787S" calcext:value-type="time">
            <text:p>18:06:24</text:p>
          </table:table-cell>
          <table:table-cell table:style-name="ce11" table:formula="of:=8*[.W124]" office:value-type="float" office:value="703.860135520033" calcext:value-type="float">
            <text:p>703.860135520033</text:p>
          </table:table-cell>
          <table:table-cell table:formula="of:=MOD([.E124]*1440+[.V124]+4*[.$B$4]-60*[.$B$5];1440)" office:value-type="float" office:value="723.514084996892" calcext:value-type="float">
            <text:p>723.514084996892</text:p>
          </table:table-cell>
          <table:table-cell table:formula="of:=IF([.AB124]/4&lt;0;[.AB124]/4+180;[.AB124]/4-180)" office:value-type="float" office:value="0.878521249223013" calcext:value-type="float">
            <text:p>0.878521249223013</text:p>
          </table:table-cell>
          <table:table-cell table:formula="of:=DEGREES(ACOS(SIN(RADIANS([.$B$3]))*SIN(RADIANS([.T124]))+COS(RADIANS([.$B$3]))*COS(RADIANS([.T124]))*COS(RADIANS([.AC124]))))" office:value-type="float" office:value="25.4393263659019" calcext:value-type="float">
            <text:p>25.4393263659019</text:p>
          </table:table-cell>
          <table:table-cell table:formula="of:=90-[.AD124]" office:value-type="float" office:value="64.5606736340981" calcext:value-type="float">
            <text:p>64.5606736340981</text:p>
          </table:table-cell>
          <table:table-cell table:formula="of:=IF([.AE124]&gt;85;0;IF([.AE124]&gt;5;58.1/TAN(RADIANS([.AE124]))-0.07/POWER(TAN(RADIANS([.AE124]));3)+0.000086/POWER(TAN(RADIANS([.AE124]));5);IF([.AE124]&gt;-0.575;1735+[.AE124]*(-518.2+[.AE124]*(103.4+[.AE124]*(-12.79+[.AE124]*0.711)));-20.772/TAN(RADIANS([.AE124])))))/3600" office:value-type="float" office:value="0.00767479497434923" calcext:value-type="float">
            <text:p>0.00767479497434923</text:p>
          </table:table-cell>
          <table:table-cell table:formula="of:=[.AE124]+[.AF124]" office:value-type="float" office:value="64.5683484290724" calcext:value-type="float">
            <text:p>64.5683484290724</text:p>
          </table:table-cell>
          <table:table-cell table:formula="of:=IF([.AC124]&gt;0;MOD(DEGREES(ACOS(((SIN(RADIANS([.$B$3]))*COS(RADIANS([.AD124])))-SIN(RADIANS([.T124])))/(COS(RADIANS([.$B$3]))*SIN(RADIANS([.AD124])))))+180;360);MOD(540-DEGREES(ACOS(((SIN(RADIANS([.$B$3]))*COS(RADIANS([.AD124])))-SIN(RADIANS([.T124])))/(COS(RADIANS([.$B$3]))*SIN(RADIANS([.AD124])))));360))" office:value-type="float" office:value="181.985975788386" calcext:value-type="float">
            <text:p>181.98597578838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24]+0.1/24" office:value-type="time" office:time-value="PT12H24M00S" calcext:value-type="time">
            <text:p>12:24:00</text:p>
          </table:table-cell>
          <table:table-cell table:style-name="ce9" table:formula="of:=[.D125]+2415018.5+[.E125]-[.$B$5]/24" office:value-type="float" office:value="2460352.725" calcext:value-type="float">
            <text:p>2460352.73</text:p>
          </table:table-cell>
          <table:table-cell table:style-name="ce10" table:formula="of:=([.F125]-2451545)/36525" office:value-type="float" office:value="0.241142368240933" calcext:value-type="float">
            <text:p>0.24114237</text:p>
          </table:table-cell>
          <table:table-cell/>
          <table:table-cell table:formula="of:=MOD(280.46646+[.G125]*(36000.76983+[.G125]*0.0003032);360)" office:value-type="float" office:value="321.777372933917" calcext:value-type="float">
            <text:p>321.777372933917</text:p>
          </table:table-cell>
          <table:table-cell table:formula="of:=357.52911+[.G125]*(35999.05029-0.0001537*[.G125])" office:value-type="float" office:value="9038.42534241746" calcext:value-type="float">
            <text:p>9038.42534241746</text:p>
          </table:table-cell>
          <table:table-cell table:formula="of:=0.016708634-[.G125]*(0.000042037+0.0000001267*[.G125])" office:value-type="float" office:value="0.0166984897307066" calcext:value-type="float">
            <text:p>0.0166984897307066</text:p>
          </table:table-cell>
          <table:table-cell table:formula="of:=SIN(RADIANS([.J125]))*(1.914602-[.G125]*(0.004817+0.000014*[.G125]))+SIN(RADIANS(2*[.J125]))*(0.019993-0.000101*[.G125])+SIN(RADIANS(3*[.J125]))*0.000289" office:value-type="float" office:value="1.20889831858574" calcext:value-type="float">
            <text:p>1.20889831858574</text:p>
          </table:table-cell>
          <table:table-cell table:formula="of:=[.I125]+[.L125]" office:value-type="float" office:value="322.986271252503" calcext:value-type="float">
            <text:p>322.986271252503</text:p>
          </table:table-cell>
          <table:table-cell table:formula="of:=[.J125]+[.L125]" office:value-type="float" office:value="9039.63424073605" calcext:value-type="float">
            <text:p>9039.63424073605</text:p>
          </table:table-cell>
          <table:table-cell table:formula="of:=(1.000001018*(1-[.K125]*[.K125]))/(1+[.K125]*COS(RADIANS([.N125])))" office:value-type="float" office:value="0.987028942365915" calcext:value-type="float">
            <text:p>0.987028942365915</text:p>
          </table:table-cell>
          <table:table-cell table:formula="of:=[.M125]-0.00569-0.00478*SIN(RADIANS(125.04-1934.136*[.G125]))" office:value-type="float" office:value="322.979053633424" calcext:value-type="float">
            <text:p>322.979053633424</text:p>
          </table:table-cell>
          <table:table-cell table:formula="of:=23+(26+((21.448-[.G125]*(46.815+[.G125]*(0.00059-[.G125]*0.001813))))/60)/60" office:value-type="float" office:value="23.4361552530958" calcext:value-type="float">
            <text:p>23.4361552530958</text:p>
          </table:table-cell>
          <table:table-cell table:formula="of:=[.Q125]+0.00256*COS(RADIANS(125.04-1934.136*[.G125]))" office:value-type="float" office:value="23.4385810000802" calcext:value-type="float">
            <text:p>23.4385810000802</text:p>
          </table:table-cell>
          <table:table-cell table:formula="of:=DEGREES(ATAN2(COS(RADIANS([.P125]));COS(RADIANS([.R125]))*SIN(RADIANS([.P125]))))" office:value-type="float" office:value="-34.6794398590818" calcext:value-type="float">
            <text:p>-34.6794398590818</text:p>
          </table:table-cell>
          <table:table-cell table:formula="of:=DEGREES(ASIN(SIN(RADIANS([.R125]))*SIN(RADIANS([.P125]))))" office:value-type="float" office:value="-13.8568868945637" calcext:value-type="float">
            <text:p>-13.8568868945637</text:p>
          </table:table-cell>
          <table:table-cell table:formula="of:=TAN(RADIANS([.R125]/2))*TAN(RADIANS([.R125]/2))" office:value-type="float" office:value="0.0430318476143483" calcext:value-type="float">
            <text:p>0.0430318476143483</text:p>
          </table:table-cell>
          <table:table-cell table:formula="of:=4*DEGREES([.U125]*SIN(2*RADIANS([.I125]))-2*[.K125]*SIN(RADIANS([.J125]))+4*[.K125]*[.U125]*SIN(RADIANS([.J125]))*COS(2*RADIANS([.I125]))-0.5*[.U125]*[.U125]*SIN(4*RADIANS([.I125]))-1.25*[.K125]*[.K125]*SIN(2*RADIANS([.J125])))" office:value-type="float" office:value="-14.2295482643055" calcext:value-type="float">
            <text:p>-14.2295482643055</text:p>
          </table:table-cell>
          <table:table-cell table:formula="of:=DEGREES(ACOS(COS(RADIANS(90.833))/(COS(RADIANS([.$B$3]))*COS(RADIANS([.T125])))-TAN(RADIANS([.$B$3]))*TAN(RADIANS([.T125]))))" office:value-type="float" office:value="87.9828112490464" calcext:value-type="float">
            <text:p>87.9828112490464</text:p>
          </table:table-cell>
          <table:table-cell table:style-name="ce22" table:formula="of:=(720-4*[.$B$4]-[.V125]+[.$B$5]*60)/1440" office:value-type="time" office:time-value="PT12H14M29.153775858S" calcext:value-type="time">
            <text:p>12:14:29</text:p>
          </table:table-cell>
          <table:table-cell table:style-name="ce8" table:formula="of:=[.X125]-[.W125]*4/1440" office:value-type="time" office:time-value="PT06H22M33.279076087S" calcext:value-type="time">
            <text:p>6:22:33</text:p>
          </table:table-cell>
          <table:table-cell table:style-name="ce8" table:formula="of:=[.X125]+[.W125]*4/1440" office:value-type="time" office:time-value="PT18H06M25.028475629S" calcext:value-type="time">
            <text:p>18:06:25</text:p>
          </table:table-cell>
          <table:table-cell table:style-name="ce11" table:formula="of:=8*[.W125]" office:value-type="float" office:value="703.862489992371" calcext:value-type="float">
            <text:p>703.862489992371</text:p>
          </table:table-cell>
          <table:table-cell table:formula="of:=MOD([.E125]*1440+[.V125]+4*[.$B$4]-60*[.$B$5];1440)" office:value-type="float" office:value="729.514103735695" calcext:value-type="float">
            <text:p>729.514103735695</text:p>
          </table:table-cell>
          <table:table-cell table:formula="of:=IF([.AB125]/4&lt;0;[.AB125]/4+180;[.AB125]/4-180)" office:value-type="float" office:value="2.3785259339237" calcext:value-type="float">
            <text:p>2.3785259339237</text:p>
          </table:table-cell>
          <table:table-cell table:formula="of:=DEGREES(ACOS(SIN(RADIANS([.$B$3]))*SIN(RADIANS([.T125]))+COS(RADIANS([.$B$3]))*COS(RADIANS([.T125]))*COS(RADIANS([.AC125]))))" office:value-type="float" office:value="25.5321829996951" calcext:value-type="float">
            <text:p>25.5321829996951</text:p>
          </table:table-cell>
          <table:table-cell table:formula="of:=90-[.AD125]" office:value-type="float" office:value="64.4678170003049" calcext:value-type="float">
            <text:p>64.4678170003049</text:p>
          </table:table-cell>
          <table:table-cell table:formula="of:=IF([.AE125]&gt;85;0;IF([.AE125]&gt;5;58.1/TAN(RADIANS([.AE125]))-0.07/POWER(TAN(RADIANS([.AE125]));3)+0.000086/POWER(TAN(RADIANS([.AE125]));5);IF([.AE125]&gt;-0.575;1735+[.AE125]*(-518.2+[.AE125]*(103.4+[.AE125]*(-12.79+[.AE125]*0.711)));-20.772/TAN(RADIANS([.AE125])))))/3600" office:value-type="float" office:value="0.00770686711707969" calcext:value-type="float">
            <text:p>0.00770686711707969</text:p>
          </table:table-cell>
          <table:table-cell table:formula="of:=[.AE125]+[.AF125]" office:value-type="float" office:value="64.475523867422" calcext:value-type="float">
            <text:p>64.475523867422</text:p>
          </table:table-cell>
          <table:table-cell table:formula="of:=IF([.AC125]&gt;0;MOD(DEGREES(ACOS(((SIN(RADIANS([.$B$3]))*COS(RADIANS([.AD125])))-SIN(RADIANS([.T125])))/(COS(RADIANS([.$B$3]))*SIN(RADIANS([.AD125])))))+180;360);MOD(540-DEGREES(ACOS(((SIN(RADIANS([.$B$3]))*COS(RADIANS([.AD125])))-SIN(RADIANS([.T125])))/(COS(RADIANS([.$B$3]))*SIN(RADIANS([.AD125])))));360))" office:value-type="float" office:value="185.364082894531" calcext:value-type="float">
            <text:p>185.36408289453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25]+0.1/24" office:value-type="time" office:time-value="PT12H30M00S" calcext:value-type="time">
            <text:p>12:30:00</text:p>
          </table:table-cell>
          <table:table-cell table:style-name="ce9" table:formula="of:=[.D126]+2415018.5+[.E126]-[.$B$5]/24" office:value-type="float" office:value="2460352.72916667" calcext:value-type="float">
            <text:p>2460352.73</text:p>
          </table:table-cell>
          <table:table-cell table:style-name="ce10" table:formula="of:=([.F126]-2451545)/36525" office:value-type="float" office:value="0.241142482318055" calcext:value-type="float">
            <text:p>0.24114248</text:p>
          </table:table-cell>
          <table:table-cell/>
          <table:table-cell table:formula="of:=MOD(280.46646+[.G126]*(36000.76983+[.G126]*0.0003032);360)" office:value-type="float" office:value="321.781479798148" calcext:value-type="float">
            <text:p>321.781479798148</text:p>
          </table:table-cell>
          <table:table-cell table:formula="of:=357.52911+[.G126]*(35999.05029-0.0001537*[.G126])" office:value-type="float" office:value="9038.42944908551" calcext:value-type="float">
            <text:p>9038.42944908551</text:p>
          </table:table-cell>
          <table:table-cell table:formula="of:=0.016708634-[.G126]*(0.000042037+0.0000001267*[.G126])" office:value-type="float" office:value="0.0166984897259042" calcext:value-type="float">
            <text:p>0.0166984897259042</text:p>
          </table:table-cell>
          <table:table-cell table:formula="of:=SIN(RADIANS([.J126]))*(1.914602-[.G126]*(0.004817+0.000014*[.G126]))+SIN(RADIANS(2*[.J126]))*(0.019993-0.000101*[.G126])+SIN(RADIANS(3*[.J126]))*0.000289" office:value-type="float" office:value="1.20900638200902" calcext:value-type="float">
            <text:p>1.20900638200902</text:p>
          </table:table-cell>
          <table:table-cell table:formula="of:=[.I126]+[.L126]" office:value-type="float" office:value="322.990486180157" calcext:value-type="float">
            <text:p>322.990486180157</text:p>
          </table:table-cell>
          <table:table-cell table:formula="of:=[.J126]+[.L126]" office:value-type="float" office:value="9039.63845546751" calcext:value-type="float">
            <text:p>9039.63845546751</text:p>
          </table:table-cell>
          <table:table-cell table:formula="of:=(1.000001018*(1-[.K126]*[.K126]))/(1+[.K126]*COS(RADIANS([.N126])))" office:value-type="float" office:value="0.987029705970669" calcext:value-type="float">
            <text:p>0.987029705970669</text:p>
          </table:table-cell>
          <table:table-cell table:formula="of:=[.M126]-0.00569-0.00478*SIN(RADIANS(125.04-1934.136*[.G126]))" office:value-type="float" office:value="322.98326857852" calcext:value-type="float">
            <text:p>322.98326857852</text:p>
          </table:table-cell>
          <table:table-cell table:formula="of:=23+(26+((21.448-[.G126]*(46.815+[.G126]*(0.00059-[.G126]*0.001813))))/60)/60" office:value-type="float" office:value="23.4361552516124" calcext:value-type="float">
            <text:p>23.4361552516124</text:p>
          </table:table-cell>
          <table:table-cell table:formula="of:=[.Q126]+0.00256*COS(RADIANS(125.04-1934.136*[.G126]))" office:value-type="float" office:value="23.4385810017473" calcext:value-type="float">
            <text:p>23.4385810017473</text:p>
          </table:table-cell>
          <table:table-cell table:formula="of:=DEGREES(ATAN2(COS(RADIANS([.P126]));COS(RADIANS([.R126]))*SIN(RADIANS([.P126]))))" office:value-type="float" office:value="-34.675337411847" calcext:value-type="float">
            <text:p>-34.675337411847</text:p>
          </table:table-cell>
          <table:table-cell table:formula="of:=DEGREES(ASIN(SIN(RADIANS([.R126]))*SIN(RADIANS([.P126]))))" office:value-type="float" office:value="-13.8555081443703" calcext:value-type="float">
            <text:p>-13.8555081443703</text:p>
          </table:table-cell>
          <table:table-cell table:formula="of:=TAN(RADIANS([.R126]/2))*TAN(RADIANS([.R126]/2))" office:value-type="float" office:value="0.0430318476206438" calcext:value-type="float">
            <text:p>0.0430318476206438</text:p>
          </table:table-cell>
          <table:table-cell table:formula="of:=4*DEGREES([.U126]*SIN(2*RADIANS([.I126]))-2*[.K126]*SIN(RADIANS([.J126]))+4*[.K126]*[.U126]*SIN(RADIANS([.J126]))*COS(2*RADIANS([.I126]))-0.5*[.U126]*[.U126]*SIN(4*RADIANS([.I126]))-1.25*[.K126]*[.K126]*SIN(2*RADIANS([.J126])))" office:value-type="float" office:value="-14.229529302535" calcext:value-type="float">
            <text:p>-14.229529302535</text:p>
          </table:table-cell>
          <table:table-cell table:formula="of:=DEGREES(ACOS(COS(RADIANS(90.833))/(COS(RADIANS([.$B$3]))*COS(RADIANS([.T126])))-TAN(RADIANS([.$B$3]))*TAN(RADIANS([.T126]))))" office:value-type="float" office:value="87.9831055692072" calcext:value-type="float">
            <text:p>87.9831055692072</text:p>
          </table:table-cell>
          <table:table-cell table:style-name="ce22" table:formula="of:=(720-4*[.$B$4]-[.V126]+[.$B$5]*60)/1440" office:value-type="time" office:time-value="PT12H14M29.152638152S" calcext:value-type="time">
            <text:p>12:14:29</text:p>
          </table:table-cell>
          <table:table-cell table:style-name="ce8" table:formula="of:=[.X126]-[.W126]*4/1440" office:value-type="time" office:time-value="PT06H22M33.207301542S" calcext:value-type="time">
            <text:p>6:22:33</text:p>
          </table:table-cell>
          <table:table-cell table:style-name="ce8" table:formula="of:=[.X126]+[.W126]*4/1440" office:value-type="time" office:time-value="PT18H06M25.097974762S" calcext:value-type="time">
            <text:p>18:06:25</text:p>
          </table:table-cell>
          <table:table-cell table:style-name="ce11" table:formula="of:=8*[.W126]" office:value-type="float" office:value="703.864844553657" calcext:value-type="float">
            <text:p>703.864844553657</text:p>
          </table:table-cell>
          <table:table-cell table:formula="of:=MOD([.E126]*1440+[.V126]+4*[.$B$4]-60*[.$B$5];1440)" office:value-type="float" office:value="735.514122697465" calcext:value-type="float">
            <text:p>735.514122697465</text:p>
          </table:table-cell>
          <table:table-cell table:formula="of:=IF([.AB126]/4&lt;0;[.AB126]/4+180;[.AB126]/4-180)" office:value-type="float" office:value="3.87853067436629" calcext:value-type="float">
            <text:p>3.87853067436629</text:p>
          </table:table-cell>
          <table:table-cell table:formula="of:=DEGREES(ACOS(SIN(RADIANS([.$B$3]))*SIN(RADIANS([.T126]))+COS(RADIANS([.$B$3]))*COS(RADIANS([.T126]))*COS(RADIANS([.AC126]))))" office:value-type="float" office:value="25.7108833838059" calcext:value-type="float">
            <text:p>25.7108833838059</text:p>
          </table:table-cell>
          <table:table-cell table:formula="of:=90-[.AD126]" office:value-type="float" office:value="64.2891166161941" calcext:value-type="float">
            <text:p>64.2891166161941</text:p>
          </table:table-cell>
          <table:table-cell table:formula="of:=IF([.AE126]&gt;85;0;IF([.AE126]&gt;5;58.1/TAN(RADIANS([.AE126]))-0.07/POWER(TAN(RADIANS([.AE126]));3)+0.000086/POWER(TAN(RADIANS([.AE126]));5);IF([.AE126]&gt;-0.575;1735+[.AE126]*(-518.2+[.AE126]*(103.4+[.AE126]*(-12.79+[.AE126]*0.711)));-20.772/TAN(RADIANS([.AE126])))))/3600" office:value-type="float" office:value="0.00776872865977707" calcext:value-type="float">
            <text:p>0.00776872865977707</text:p>
          </table:table-cell>
          <table:table-cell table:formula="of:=[.AE126]+[.AF126]" office:value-type="float" office:value="64.2968853448538" calcext:value-type="float">
            <text:p>64.2968853448538</text:p>
          </table:table-cell>
          <table:table-cell table:formula="of:=IF([.AC126]&gt;0;MOD(DEGREES(ACOS(((SIN(RADIANS([.$B$3]))*COS(RADIANS([.AD126])))-SIN(RADIANS([.T126])))/(COS(RADIANS([.$B$3]))*SIN(RADIANS([.AD126])))))+180;360);MOD(540-DEGREES(ACOS(((SIN(RADIANS([.$B$3]))*COS(RADIANS([.AD126])))-SIN(RADIANS([.T126])))/(COS(RADIANS([.$B$3]))*SIN(RADIANS([.AD126])))));360))" office:value-type="float" office:value="188.706913492349" calcext:value-type="float">
            <text:p>188.70691349234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26]+0.1/24" office:value-type="time" office:time-value="PT12H36M00S" calcext:value-type="time">
            <text:p>12:36:00</text:p>
          </table:table-cell>
          <table:table-cell table:style-name="ce9" table:formula="of:=[.D127]+2415018.5+[.E127]-[.$B$5]/24" office:value-type="float" office:value="2460352.73333333" calcext:value-type="float">
            <text:p>2460352.73</text:p>
          </table:table-cell>
          <table:table-cell table:style-name="ce10" table:formula="of:=([.F127]-2451545)/36525" office:value-type="float" office:value="0.241142596395165" calcext:value-type="float">
            <text:p>0.24114260</text:p>
          </table:table-cell>
          <table:table-cell/>
          <table:table-cell table:formula="of:=MOD(280.46646+[.G127]*(36000.76983+[.G127]*0.0003032);360)" office:value-type="float" office:value="321.785586661919" calcext:value-type="float">
            <text:p>321.785586661919</text:p>
          </table:table-cell>
          <table:table-cell table:formula="of:=357.52911+[.G127]*(35999.05029-0.0001537*[.G127])" office:value-type="float" office:value="9038.43355575309" calcext:value-type="float">
            <text:p>9038.43355575309</text:p>
          </table:table-cell>
          <table:table-cell table:formula="of:=0.016708634-[.G127]*(0.000042037+0.0000001267*[.G127])" office:value-type="float" office:value="0.0166984897211018" calcext:value-type="float">
            <text:p>0.0166984897211018</text:p>
          </table:table-cell>
          <table:table-cell table:formula="of:=SIN(RADIANS([.J127]))*(1.914602-[.G127]*(0.004817+0.000014*[.G127]))+SIN(RADIANS(2*[.J127]))*(0.019993-0.000101*[.G127])+SIN(RADIANS(3*[.J127]))*0.000289" office:value-type="float" office:value="1.20911443889876" calcext:value-type="float">
            <text:p>1.20911443889876</text:p>
          </table:table-cell>
          <table:table-cell table:formula="of:=[.I127]+[.L127]" office:value-type="float" office:value="322.994701100818" calcext:value-type="float">
            <text:p>322.994701100818</text:p>
          </table:table-cell>
          <table:table-cell table:formula="of:=[.J127]+[.L127]" office:value-type="float" office:value="9039.64267019199" calcext:value-type="float">
            <text:p>9039.64267019199</text:p>
          </table:table-cell>
          <table:table-cell table:formula="of:=(1.000001018*(1-[.K127]*[.K127]))/(1+[.K127]*COS(RADIANS([.N127])))" office:value-type="float" office:value="0.987030469643147" calcext:value-type="float">
            <text:p>0.987030469643147</text:p>
          </table:table-cell>
          <table:table-cell table:formula="of:=[.M127]-0.00569-0.00478*SIN(RADIANS(125.04-1934.136*[.G127]))" office:value-type="float" office:value="322.987483516623" calcext:value-type="float">
            <text:p>322.987483516623</text:p>
          </table:table-cell>
          <table:table-cell table:formula="of:=23+(26+((21.448-[.G127]*(46.815+[.G127]*(0.00059-[.G127]*0.001813))))/60)/60" office:value-type="float" office:value="23.4361552501289" calcext:value-type="float">
            <text:p>23.4361552501289</text:p>
          </table:table-cell>
          <table:table-cell table:formula="of:=[.Q127]+0.00256*COS(RADIANS(125.04-1934.136*[.G127]))" office:value-type="float" office:value="23.4385810034143" calcext:value-type="float">
            <text:p>23.4385810034143</text:p>
          </table:table-cell>
          <table:table-cell table:formula="of:=DEGREES(ATAN2(COS(RADIANS([.P127]));COS(RADIANS([.R127]))*SIN(RADIANS([.P127]))))" office:value-type="float" office:value="-34.671235020119" calcext:value-type="float">
            <text:p>-34.671235020119</text:p>
          </table:table-cell>
          <table:table-cell table:formula="of:=DEGREES(ASIN(SIN(RADIANS([.R127]))*SIN(RADIANS([.P127]))))" office:value-type="float" office:value="-13.8541293281689" calcext:value-type="float">
            <text:p>-13.8541293281689</text:p>
          </table:table-cell>
          <table:table-cell table:formula="of:=TAN(RADIANS([.R127]/2))*TAN(RADIANS([.R127]/2))" office:value-type="float" office:value="0.0430318476269391" calcext:value-type="float">
            <text:p>0.0430318476269391</text:p>
          </table:table-cell>
          <table:table-cell table:formula="of:=4*DEGREES([.U127]*SIN(2*RADIANS([.I127]))-2*[.K127]*SIN(RADIANS([.J127]))+4*[.K127]*[.U127]*SIN(RADIANS([.J127]))*COS(2*RADIANS([.I127]))-0.5*[.U127]*[.U127]*SIN(4*RADIANS([.I127]))-1.25*[.K127]*[.K127]*SIN(2*RADIANS([.J127])))" office:value-type="float" office:value="-14.2295101178125" calcext:value-type="float">
            <text:p>-14.2295101178125</text:p>
          </table:table-cell>
          <table:table-cell table:formula="of:=DEGREES(ACOS(COS(RADIANS(90.833))/(COS(RADIANS([.$B$3]))*COS(RADIANS([.T127])))-TAN(RADIANS([.$B$3]))*TAN(RADIANS([.T127]))))" office:value-type="float" office:value="87.9833999004187" calcext:value-type="float">
            <text:p>87.9833999004187</text:p>
          </table:table-cell>
          <table:table-cell table:style-name="ce22" table:formula="of:=(720-4*[.$B$4]-[.V127]+[.$B$5]*60)/1440" office:value-type="time" office:time-value="PT12H14M29.151487069S" calcext:value-type="time">
            <text:p>12:14:29</text:p>
          </table:table-cell>
          <table:table-cell table:style-name="ce8" table:formula="of:=[.X127]-[.W127]*4/1440" office:value-type="time" office:time-value="PT06H22M33.135510968S" calcext:value-type="time">
            <text:p>6:22:33</text:p>
          </table:table-cell>
          <table:table-cell table:style-name="ce8" table:formula="of:=[.X127]+[.W127]*4/1440" office:value-type="time" office:time-value="PT18H06M25.167463169S" calcext:value-type="time">
            <text:p>18:06:25</text:p>
          </table:table-cell>
          <table:table-cell table:style-name="ce11" table:formula="of:=8*[.W127]" office:value-type="float" office:value="703.86719920335" calcext:value-type="float">
            <text:p>703.86719920335</text:p>
          </table:table-cell>
          <table:table-cell table:formula="of:=MOD([.E127]*1440+[.V127]+4*[.$B$4]-60*[.$B$5];1440)" office:value-type="float" office:value="741.514141882188" calcext:value-type="float">
            <text:p>741.514141882188</text:p>
          </table:table-cell>
          <table:table-cell table:formula="of:=IF([.AB127]/4&lt;0;[.AB127]/4+180;[.AB127]/4-180)" office:value-type="float" office:value="5.37853547054692" calcext:value-type="float">
            <text:p>5.37853547054692</text:p>
          </table:table-cell>
          <table:table-cell table:formula="of:=DEGREES(ACOS(SIN(RADIANS([.$B$3]))*SIN(RADIANS([.T127]))+COS(RADIANS([.$B$3]))*COS(RADIANS([.T127]))*COS(RADIANS([.AC127]))))" office:value-type="float" office:value="25.9736558990612" calcext:value-type="float">
            <text:p>25.9736558990612</text:p>
          </table:table-cell>
          <table:table-cell table:formula="of:=90-[.AD127]" office:value-type="float" office:value="64.0263441009388" calcext:value-type="float">
            <text:p>64.0263441009388</text:p>
          </table:table-cell>
          <table:table-cell table:formula="of:=IF([.AE127]&gt;85;0;IF([.AE127]&gt;5;58.1/TAN(RADIANS([.AE127]))-0.07/POWER(TAN(RADIANS([.AE127]));3)+0.000086/POWER(TAN(RADIANS([.AE127]));5);IF([.AE127]&gt;-0.575;1735+[.AE127]*(-518.2+[.AE127]*(103.4+[.AE127]*(-12.79+[.AE127]*0.711)));-20.772/TAN(RADIANS([.AE127])))))/3600" office:value-type="float" office:value="0.00786003090958952" calcext:value-type="float">
            <text:p>0.00786003090958952</text:p>
          </table:table-cell>
          <table:table-cell table:formula="of:=[.AE127]+[.AF127]" office:value-type="float" office:value="64.0342041318484" calcext:value-type="float">
            <text:p>64.0342041318484</text:p>
          </table:table-cell>
          <table:table-cell table:formula="of:=IF([.AC127]&gt;0;MOD(DEGREES(ACOS(((SIN(RADIANS([.$B$3]))*COS(RADIANS([.AD127])))-SIN(RADIANS([.T127])))/(COS(RADIANS([.$B$3]))*SIN(RADIANS([.AD127])))))+180;360);MOD(540-DEGREES(ACOS(((SIN(RADIANS([.$B$3]))*COS(RADIANS([.AD127])))-SIN(RADIANS([.T127])))/(COS(RADIANS([.$B$3]))*SIN(RADIANS([.AD127])))));360))" office:value-type="float" office:value="191.993564797558" calcext:value-type="float">
            <text:p>191.99356479755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27]+0.1/24" office:value-type="time" office:time-value="PT12H42M00S" calcext:value-type="time">
            <text:p>12:42:00</text:p>
          </table:table-cell>
          <table:table-cell table:style-name="ce9" table:formula="of:=[.D128]+2415018.5+[.E128]-[.$B$5]/24" office:value-type="float" office:value="2460352.7375" calcext:value-type="float">
            <text:p>2460352.74</text:p>
          </table:table-cell>
          <table:table-cell table:style-name="ce10" table:formula="of:=([.F128]-2451545)/36525" office:value-type="float" office:value="0.241142710472287" calcext:value-type="float">
            <text:p>0.24114271</text:p>
          </table:table-cell>
          <table:table-cell/>
          <table:table-cell table:formula="of:=MOD(280.46646+[.G128]*(36000.76983+[.G128]*0.0003032);360)" office:value-type="float" office:value="321.789693526152" calcext:value-type="float">
            <text:p>321.789693526152</text:p>
          </table:table-cell>
          <table:table-cell table:formula="of:=357.52911+[.G128]*(35999.05029-0.0001537*[.G128])" office:value-type="float" office:value="9038.43766242114" calcext:value-type="float">
            <text:p>9038.43766242114</text:p>
          </table:table-cell>
          <table:table-cell table:formula="of:=0.016708634-[.G128]*(0.000042037+0.0000001267*[.G128])" office:value-type="float" office:value="0.0166984897162994" calcext:value-type="float">
            <text:p>0.0166984897162994</text:p>
          </table:table-cell>
          <table:table-cell table:formula="of:=SIN(RADIANS([.J128]))*(1.914602-[.G128]*(0.004817+0.000014*[.G128]))+SIN(RADIANS(2*[.J128]))*(0.019993-0.000101*[.G128])+SIN(RADIANS(3*[.J128]))*0.000289" office:value-type="float" office:value="1.20922248927846" calcext:value-type="float">
            <text:p>1.20922248927846</text:p>
          </table:table-cell>
          <table:table-cell table:formula="of:=[.I128]+[.L128]" office:value-type="float" office:value="322.998916015431" calcext:value-type="float">
            <text:p>322.998916015431</text:p>
          </table:table-cell>
          <table:table-cell table:formula="of:=[.J128]+[.L128]" office:value-type="float" office:value="9039.64688491042" calcext:value-type="float">
            <text:p>9039.64688491042</text:p>
          </table:table-cell>
          <table:table-cell table:formula="of:=(1.000001018*(1-[.K128]*[.K128]))/(1+[.K128]*COS(RADIANS([.N128])))" office:value-type="float" office:value="0.987031233383516" calcext:value-type="float">
            <text:p>0.987031233383516</text:p>
          </table:table-cell>
          <table:table-cell table:formula="of:=[.M128]-0.00569-0.00478*SIN(RADIANS(125.04-1934.136*[.G128]))" office:value-type="float" office:value="322.991698448678" calcext:value-type="float">
            <text:p>322.991698448678</text:p>
          </table:table-cell>
          <table:table-cell table:formula="of:=23+(26+((21.448-[.G128]*(46.815+[.G128]*(0.00059-[.G128]*0.001813))))/60)/60" office:value-type="float" office:value="23.4361552486454" calcext:value-type="float">
            <text:p>23.4361552486454</text:p>
          </table:table-cell>
          <table:table-cell table:formula="of:=[.Q128]+0.00256*COS(RADIANS(125.04-1934.136*[.G128]))" office:value-type="float" office:value="23.4385810050814" calcext:value-type="float">
            <text:p>23.4385810050814</text:p>
          </table:table-cell>
          <table:table-cell table:formula="of:=DEGREES(ATAN2(COS(RADIANS([.P128]));COS(RADIANS([.R128]))*SIN(RADIANS([.P128]))))" office:value-type="float" office:value="-34.667132682974" calcext:value-type="float">
            <text:p>-34.667132682974</text:p>
          </table:table-cell>
          <table:table-cell table:formula="of:=DEGREES(ASIN(SIN(RADIANS([.R128]))*SIN(RADIANS([.P128]))))" office:value-type="float" office:value="-13.8527504456585" calcext:value-type="float">
            <text:p>-13.8527504456585</text:p>
          </table:table-cell>
          <table:table-cell table:formula="of:=TAN(RADIANS([.R128]/2))*TAN(RADIANS([.R128]/2))" office:value-type="float" office:value="0.0430318476332343" calcext:value-type="float">
            <text:p>0.0430318476332343</text:p>
          </table:table-cell>
          <table:table-cell table:formula="of:=4*DEGREES([.U128]*SIN(2*RADIANS([.I128]))-2*[.K128]*SIN(RADIANS([.J128]))+4*[.K128]*[.U128]*SIN(RADIANS([.J128]))*COS(2*RADIANS([.I128]))-0.5*[.U128]*[.U128]*SIN(4*RADIANS([.I128]))-1.25*[.K128]*[.K128]*SIN(2*RADIANS([.J128])))" office:value-type="float" office:value="-14.2294907101445" calcext:value-type="float">
            <text:p>-14.2294907101445</text:p>
          </table:table-cell>
          <table:table-cell table:formula="of:=DEGREES(ACOS(COS(RADIANS(90.833))/(COS(RADIANS([.$B$3]))*COS(RADIANS([.T128])))-TAN(RADIANS([.$B$3]))*TAN(RADIANS([.T128]))))" office:value-type="float" office:value="87.9836942427454" calcext:value-type="float">
            <text:p>87.9836942427454</text:p>
          </table:table-cell>
          <table:table-cell table:style-name="ce22" table:formula="of:=(720-4*[.$B$4]-[.V128]+[.$B$5]*60)/1440" office:value-type="time" office:time-value="PT12H14M29.150322609S" calcext:value-type="time">
            <text:p>12:14:29</text:p>
          </table:table-cell>
          <table:table-cell table:style-name="ce8" table:formula="of:=[.X128]-[.W128]*4/1440" office:value-type="time" office:time-value="PT06H22M33.06370435S" calcext:value-type="time">
            <text:p>6:22:33</text:p>
          </table:table-cell>
          <table:table-cell table:style-name="ce8" table:formula="of:=[.X128]+[.W128]*4/1440" office:value-type="time" office:time-value="PT18H06M25.236940868S" calcext:value-type="time">
            <text:p>18:06:25</text:p>
          </table:table-cell>
          <table:table-cell table:style-name="ce11" table:formula="of:=8*[.W128]" office:value-type="float" office:value="703.869553941963" calcext:value-type="float">
            <text:p>703.869553941963</text:p>
          </table:table-cell>
          <table:table-cell table:formula="of:=MOD([.E128]*1440+[.V128]+4*[.$B$4]-60*[.$B$5];1440)" office:value-type="float" office:value="747.514161289856" calcext:value-type="float">
            <text:p>747.514161289856</text:p>
          </table:table-cell>
          <table:table-cell table:formula="of:=IF([.AB128]/4&lt;0;[.AB128]/4+180;[.AB128]/4-180)" office:value-type="float" office:value="6.87854032246389" calcext:value-type="float">
            <text:p>6.87854032246389</text:p>
          </table:table-cell>
          <table:table-cell table:formula="of:=DEGREES(ACOS(SIN(RADIANS([.$B$3]))*SIN(RADIANS([.T128]))+COS(RADIANS([.$B$3]))*COS(RADIANS([.T128]))*COS(RADIANS([.AC128]))))" office:value-type="float" office:value="26.3179823398542" calcext:value-type="float">
            <text:p>26.3179823398542</text:p>
          </table:table-cell>
          <table:table-cell table:formula="of:=90-[.AD128]" office:value-type="float" office:value="63.6820176601458" calcext:value-type="float">
            <text:p>63.6820176601458</text:p>
          </table:table-cell>
          <table:table-cell table:formula="of:=IF([.AE128]&gt;85;0;IF([.AE128]&gt;5;58.1/TAN(RADIANS([.AE128]))-0.07/POWER(TAN(RADIANS([.AE128]));3)+0.000086/POWER(TAN(RADIANS([.AE128]));5);IF([.AE128]&gt;-0.575;1735+[.AE128]*(-518.2+[.AE128]*(103.4+[.AE128]*(-12.79+[.AE128]*0.711)));-20.772/TAN(RADIANS([.AE128])))))/3600" office:value-type="float" office:value="0.0079802868817765" calcext:value-type="float">
            <text:p>0.0079802868817765</text:p>
          </table:table-cell>
          <table:table-cell table:formula="of:=[.AE128]+[.AF128]" office:value-type="float" office:value="63.6899979470276" calcext:value-type="float">
            <text:p>63.6899979470276</text:p>
          </table:table-cell>
          <table:table-cell table:formula="of:=IF([.AC128]&gt;0;MOD(DEGREES(ACOS(((SIN(RADIANS([.$B$3]))*COS(RADIANS([.AD128])))-SIN(RADIANS([.T128])))/(COS(RADIANS([.$B$3]))*SIN(RADIANS([.AD128])))))+180;360);MOD(540-DEGREES(ACOS(((SIN(RADIANS([.$B$3]))*COS(RADIANS([.AD128])))-SIN(RADIANS([.T128])))/(COS(RADIANS([.$B$3]))*SIN(RADIANS([.AD128])))));360))" office:value-type="float" office:value="195.205264497399" calcext:value-type="float">
            <text:p>195.20526449739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28]+0.1/24" office:value-type="time" office:time-value="PT12H48M00S" calcext:value-type="time">
            <text:p>12:48:00</text:p>
          </table:table-cell>
          <table:table-cell table:style-name="ce9" table:formula="of:=[.D129]+2415018.5+[.E129]-[.$B$5]/24" office:value-type="float" office:value="2460352.74166667" calcext:value-type="float">
            <text:p>2460352.74</text:p>
          </table:table-cell>
          <table:table-cell table:style-name="ce10" table:formula="of:=([.F129]-2451545)/36525" office:value-type="float" office:value="0.241142824549396" calcext:value-type="float">
            <text:p>0.24114282</text:p>
          </table:table-cell>
          <table:table-cell/>
          <table:table-cell table:formula="of:=MOD(280.46646+[.G129]*(36000.76983+[.G129]*0.0003032);360)" office:value-type="float" office:value="321.793800389923" calcext:value-type="float">
            <text:p>321.793800389923</text:p>
          </table:table-cell>
          <table:table-cell table:formula="of:=357.52911+[.G129]*(35999.05029-0.0001537*[.G129])" office:value-type="float" office:value="9038.44176908873" calcext:value-type="float">
            <text:p>9038.44176908873</text:p>
          </table:table-cell>
          <table:table-cell table:formula="of:=0.016708634-[.G129]*(0.000042037+0.0000001267*[.G129])" office:value-type="float" office:value="0.0166984897114969" calcext:value-type="float">
            <text:p>0.0166984897114969</text:p>
          </table:table-cell>
          <table:table-cell table:formula="of:=SIN(RADIANS([.J129]))*(1.914602-[.G129]*(0.004817+0.000014*[.G129]))+SIN(RADIANS(2*[.J129]))*(0.019993-0.000101*[.G129])+SIN(RADIANS(3*[.J129]))*0.000289" office:value-type="float" office:value="1.20933053312344" calcext:value-type="float">
            <text:p>1.20933053312344</text:p>
          </table:table-cell>
          <table:table-cell table:formula="of:=[.I129]+[.L129]" office:value-type="float" office:value="323.003130923047" calcext:value-type="float">
            <text:p>323.003130923047</text:p>
          </table:table-cell>
          <table:table-cell table:formula="of:=[.J129]+[.L129]" office:value-type="float" office:value="9039.65109962185" calcext:value-type="float">
            <text:p>9039.65109962185</text:p>
          </table:table-cell>
          <table:table-cell table:formula="of:=(1.000001018*(1-[.K129]*[.K129]))/(1+[.K129]*COS(RADIANS([.N129])))" office:value-type="float" office:value="0.987031997191599" calcext:value-type="float">
            <text:p>0.987031997191599</text:p>
          </table:table-cell>
          <table:table-cell table:formula="of:=[.M129]-0.00569-0.00478*SIN(RADIANS(125.04-1934.136*[.G129]))" office:value-type="float" office:value="322.995913373736" calcext:value-type="float">
            <text:p>322.995913373736</text:p>
          </table:table-cell>
          <table:table-cell table:formula="of:=23+(26+((21.448-[.G129]*(46.815+[.G129]*(0.00059-[.G129]*0.001813))))/60)/60" office:value-type="float" office:value="23.4361552471619" calcext:value-type="float">
            <text:p>23.4361552471619</text:p>
          </table:table-cell>
          <table:table-cell table:formula="of:=[.Q129]+0.00256*COS(RADIANS(125.04-1934.136*[.G129]))" office:value-type="float" office:value="23.4385810067483" calcext:value-type="float">
            <text:p>23.4385810067483</text:p>
          </table:table-cell>
          <table:table-cell table:formula="of:=DEGREES(ATAN2(COS(RADIANS([.P129]));COS(RADIANS([.R129]))*SIN(RADIANS([.P129]))))" office:value-type="float" office:value="-34.6630304013318" calcext:value-type="float">
            <text:p>-34.6630304013318</text:p>
          </table:table-cell>
          <table:table-cell table:formula="of:=DEGREES(ASIN(SIN(RADIANS([.R129]))*SIN(RADIANS([.P129]))))" office:value-type="float" office:value="-13.8513714971576" calcext:value-type="float">
            <text:p>-13.8513714971576</text:p>
          </table:table-cell>
          <table:table-cell table:formula="of:=TAN(RADIANS([.R129]/2))*TAN(RADIANS([.R129]/2))" office:value-type="float" office:value="0.0430318476395293" calcext:value-type="float">
            <text:p>0.0430318476395293</text:p>
          </table:table-cell>
          <table:table-cell table:formula="of:=4*DEGREES([.U129]*SIN(2*RADIANS([.I129]))-2*[.K129]*SIN(RADIANS([.J129]))+4*[.K129]*[.U129]*SIN(RADIANS([.J129]))*COS(2*RADIANS([.I129]))-0.5*[.U129]*[.U129]*SIN(4*RADIANS([.I129]))-1.25*[.K129]*[.K129]*SIN(2*RADIANS([.J129])))" office:value-type="float" office:value="-14.229471079548" calcext:value-type="float">
            <text:p>-14.229471079548</text:p>
          </table:table-cell>
          <table:table-cell table:formula="of:=DEGREES(ACOS(COS(RADIANS(90.833))/(COS(RADIANS([.$B$3]))*COS(RADIANS([.T129])))-TAN(RADIANS([.$B$3]))*TAN(RADIANS([.T129]))))" office:value-type="float" office:value="87.983988596119" calcext:value-type="float">
            <text:p>87.983988596119</text:p>
          </table:table-cell>
          <table:table-cell table:style-name="ce22" table:formula="of:=(720-4*[.$B$4]-[.V129]+[.$B$5]*60)/1440" office:value-type="time" office:time-value="PT12H14M29.149144773S" calcext:value-type="time">
            <text:p>12:14:29</text:p>
          </table:table-cell>
          <table:table-cell table:style-name="ce8" table:formula="of:=[.X129]-[.W129]*4/1440" office:value-type="time" office:time-value="PT06H22M32.991881704S" calcext:value-type="time">
            <text:p>6:22:32</text:p>
          </table:table-cell>
          <table:table-cell table:style-name="ce8" table:formula="of:=[.X129]+[.W129]*4/1440" office:value-type="time" office:time-value="PT18H06M25.306407841S" calcext:value-type="time">
            <text:p>18:06:25</text:p>
          </table:table-cell>
          <table:table-cell table:style-name="ce11" table:formula="of:=8*[.W129]" office:value-type="float" office:value="703.871908768952" calcext:value-type="float">
            <text:p>703.871908768952</text:p>
          </table:table-cell>
          <table:table-cell table:formula="of:=MOD([.E129]*1440+[.V129]+4*[.$B$4]-60*[.$B$5];1440)" office:value-type="float" office:value="753.514180920452" calcext:value-type="float">
            <text:p>753.514180920452</text:p>
          </table:table-cell>
          <table:table-cell table:formula="of:=IF([.AB129]/4&lt;0;[.AB129]/4+180;[.AB129]/4-180)" office:value-type="float" office:value="8.37854523011299" calcext:value-type="float">
            <text:p>8.37854523011299</text:p>
          </table:table-cell>
          <table:table-cell table:formula="of:=DEGREES(ACOS(SIN(RADIANS([.$B$3]))*SIN(RADIANS([.T129]))+COS(RADIANS([.$B$3]))*COS(RADIANS([.T129]))*COS(RADIANS([.AC129]))))" office:value-type="float" office:value="26.7407122322297" calcext:value-type="float">
            <text:p>26.7407122322297</text:p>
          </table:table-cell>
          <table:table-cell table:formula="of:=90-[.AD129]" office:value-type="float" office:value="63.2592877677703" calcext:value-type="float">
            <text:p>63.2592877677703</text:p>
          </table:table-cell>
          <table:table-cell table:formula="of:=IF([.AE129]&gt;85;0;IF([.AE129]&gt;5;58.1/TAN(RADIANS([.AE129]))-0.07/POWER(TAN(RADIANS([.AE129]));3)+0.000086/POWER(TAN(RADIANS([.AE129]));5);IF([.AE129]&gt;-0.575;1735+[.AE129]*(-518.2+[.AE129]*(103.4+[.AE129]*(-12.79+[.AE129]*0.711)));-20.772/TAN(RADIANS([.AE129])))))/3600" office:value-type="float" office:value="0.00812890295430696" calcext:value-type="float">
            <text:p>0.00812890295430696</text:p>
          </table:table-cell>
          <table:table-cell table:formula="of:=[.AE129]+[.AF129]" office:value-type="float" office:value="63.2674166707246" calcext:value-type="float">
            <text:p>63.2674166707246</text:p>
          </table:table-cell>
          <table:table-cell table:formula="of:=IF([.AC129]&gt;0;MOD(DEGREES(ACOS(((SIN(RADIANS([.$B$3]))*COS(RADIANS([.AD129])))-SIN(RADIANS([.T129])))/(COS(RADIANS([.$B$3]))*SIN(RADIANS([.AD129])))))+180;360);MOD(540-DEGREES(ACOS(((SIN(RADIANS([.$B$3]))*COS(RADIANS([.AD129])))-SIN(RADIANS([.T129])))/(COS(RADIANS([.$B$3]))*SIN(RADIANS([.AD129])))));360))" office:value-type="float" office:value="198.325913765653" calcext:value-type="float">
            <text:p>198.32591376565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29]+0.1/24" office:value-type="time" office:time-value="PT12H54M00S" calcext:value-type="time">
            <text:p>12:54:00</text:p>
          </table:table-cell>
          <table:table-cell table:style-name="ce9" table:formula="of:=[.D130]+2415018.5+[.E130]-[.$B$5]/24" office:value-type="float" office:value="2460352.74583333" calcext:value-type="float">
            <text:p>2460352.75</text:p>
          </table:table-cell>
          <table:table-cell table:style-name="ce10" table:formula="of:=([.F130]-2451545)/36525" office:value-type="float" office:value="0.241142938626518" calcext:value-type="float">
            <text:p>0.24114294</text:p>
          </table:table-cell>
          <table:table-cell/>
          <table:table-cell table:formula="of:=MOD(280.46646+[.G130]*(36000.76983+[.G130]*0.0003032);360)" office:value-type="float" office:value="321.797907254157" calcext:value-type="float">
            <text:p>321.797907254157</text:p>
          </table:table-cell>
          <table:table-cell table:formula="of:=357.52911+[.G130]*(35999.05029-0.0001537*[.G130])" office:value-type="float" office:value="9038.44587575677" calcext:value-type="float">
            <text:p>9038.44587575677</text:p>
          </table:table-cell>
          <table:table-cell table:formula="of:=0.016708634-[.G130]*(0.000042037+0.0000001267*[.G130])" office:value-type="float" office:value="0.0166984897066945" calcext:value-type="float">
            <text:p>0.0166984897066945</text:p>
          </table:table-cell>
          <table:table-cell table:formula="of:=SIN(RADIANS([.J130]))*(1.914602-[.G130]*(0.004817+0.000014*[.G130]))+SIN(RADIANS(2*[.J130]))*(0.019993-0.000101*[.G130])+SIN(RADIANS(3*[.J130]))*0.000289" office:value-type="float" office:value="1.20943857045734" calcext:value-type="float">
            <text:p>1.20943857045734</text:p>
          </table:table-cell>
          <table:table-cell table:formula="of:=[.I130]+[.L130]" office:value-type="float" office:value="323.007345824614" calcext:value-type="float">
            <text:p>323.007345824614</text:p>
          </table:table-cell>
          <table:table-cell table:formula="of:=[.J130]+[.L130]" office:value-type="float" office:value="9039.65531432723" calcext:value-type="float">
            <text:p>9039.65531432723</text:p>
          </table:table-cell>
          <table:table-cell table:formula="of:=(1.000001018*(1-[.K130]*[.K130]))/(1+[.K130]*COS(RADIANS([.N130])))" office:value-type="float" office:value="0.987032761067565" calcext:value-type="float">
            <text:p>0.987032761067565</text:p>
          </table:table-cell>
          <table:table-cell table:formula="of:=[.M130]-0.00569-0.00478*SIN(RADIANS(125.04-1934.136*[.G130]))" office:value-type="float" office:value="323.000128292745" calcext:value-type="float">
            <text:p>323.000128292745</text:p>
          </table:table-cell>
          <table:table-cell table:formula="of:=23+(26+((21.448-[.G130]*(46.815+[.G130]*(0.00059-[.G130]*0.001813))))/60)/60" office:value-type="float" office:value="23.4361552456785" calcext:value-type="float">
            <text:p>23.4361552456785</text:p>
          </table:table-cell>
          <table:table-cell table:formula="of:=[.Q130]+0.00256*COS(RADIANS(125.04-1934.136*[.G130]))" office:value-type="float" office:value="23.4385810084153" calcext:value-type="float">
            <text:p>23.4385810084153</text:p>
          </table:table-cell>
          <table:table-cell table:formula="of:=DEGREES(ATAN2(COS(RADIANS([.P130]));COS(RADIANS([.R130]))*SIN(RADIANS([.P130]))))" office:value-type="float" office:value="-34.6589281742666" calcext:value-type="float">
            <text:p>-34.6589281742666</text:p>
          </table:table-cell>
          <table:table-cell table:formula="of:=DEGREES(ASIN(SIN(RADIANS([.R130]))*SIN(RADIANS([.P130]))))" office:value-type="float" office:value="-13.8499924823643" calcext:value-type="float">
            <text:p>-13.8499924823643</text:p>
          </table:table-cell>
          <table:table-cell table:formula="of:=TAN(RADIANS([.R130]/2))*TAN(RADIANS([.R130]/2))" office:value-type="float" office:value="0.0430318476458242" calcext:value-type="float">
            <text:p>0.0430318476458242</text:p>
          </table:table-cell>
          <table:table-cell table:formula="of:=4*DEGREES([.U130]*SIN(2*RADIANS([.I130]))-2*[.K130]*SIN(RADIANS([.J130]))+4*[.K130]*[.U130]*SIN(RADIANS([.J130]))*COS(2*RADIANS([.I130]))-0.5*[.U130]*[.U130]*SIN(4*RADIANS([.I130]))-1.25*[.K130]*[.K130]*SIN(2*RADIANS([.J130])))" office:value-type="float" office:value="-14.2294512260295" calcext:value-type="float">
            <text:p>-14.2294512260295</text:p>
          </table:table-cell>
          <table:table-cell table:formula="of:=DEGREES(ACOS(COS(RADIANS(90.833))/(COS(RADIANS([.$B$3]))*COS(RADIANS([.T130])))-TAN(RADIANS([.$B$3]))*TAN(RADIANS([.T130]))))" office:value-type="float" office:value="87.9842829606041" calcext:value-type="float">
            <text:p>87.9842829606041</text:p>
          </table:table-cell>
          <table:table-cell table:style-name="ce22" table:formula="of:=(720-4*[.$B$4]-[.V130]+[.$B$5]*60)/1440" office:value-type="time" office:time-value="PT12H14M29.147953562S" calcext:value-type="time">
            <text:p>12:14:29</text:p>
          </table:table-cell>
          <table:table-cell table:style-name="ce8" table:formula="of:=[.X130]-[.W130]*4/1440" office:value-type="time" office:time-value="PT06H22M32.920043017S" calcext:value-type="time">
            <text:p>6:22:32</text:p>
          </table:table-cell>
          <table:table-cell table:style-name="ce8" table:formula="of:=[.X130]+[.W130]*4/1440" office:value-type="time" office:time-value="PT18H06M25.375864107S" calcext:value-type="time">
            <text:p>18:06:25</text:p>
          </table:table-cell>
          <table:table-cell table:style-name="ce11" table:formula="of:=8*[.W130]" office:value-type="float" office:value="703.874263684833" calcext:value-type="float">
            <text:p>703.874263684833</text:p>
          </table:table-cell>
          <table:table-cell table:formula="of:=MOD([.E130]*1440+[.V130]+4*[.$B$4]-60*[.$B$5];1440)" office:value-type="float" office:value="759.514200773971" calcext:value-type="float">
            <text:p>759.514200773971</text:p>
          </table:table-cell>
          <table:table-cell table:formula="of:=IF([.AB130]/4&lt;0;[.AB130]/4+180;[.AB130]/4-180)" office:value-type="float" office:value="9.87855019349263" calcext:value-type="float">
            <text:p>9.87855019349263</text:p>
          </table:table-cell>
          <table:table-cell table:formula="of:=DEGREES(ACOS(SIN(RADIANS([.$B$3]))*SIN(RADIANS([.T130]))+COS(RADIANS([.$B$3]))*COS(RADIANS([.T130]))*COS(RADIANS([.AC130]))))" office:value-type="float" office:value="27.2381949369911" calcext:value-type="float">
            <text:p>27.2381949369911</text:p>
          </table:table-cell>
          <table:table-cell table:formula="of:=90-[.AD130]" office:value-type="float" office:value="62.7618050630089" calcext:value-type="float">
            <text:p>62.7618050630089</text:p>
          </table:table-cell>
          <table:table-cell table:formula="of:=IF([.AE130]&gt;85;0;IF([.AE130]&gt;5;58.1/TAN(RADIANS([.AE130]))-0.07/POWER(TAN(RADIANS([.AE130]));3)+0.000086/POWER(TAN(RADIANS([.AE130]));5);IF([.AE130]&gt;-0.575;1735+[.AE130]*(-518.2+[.AE130]*(103.4+[.AE130]*(-12.79+[.AE130]*0.711)));-20.772/TAN(RADIANS([.AE130])))))/3600" office:value-type="float" office:value="0.00830521559754535" calcext:value-type="float">
            <text:p>0.00830521559754535</text:p>
          </table:table-cell>
          <table:table-cell table:formula="of:=[.AE130]+[.AF130]" office:value-type="float" office:value="62.7701102786064" calcext:value-type="float">
            <text:p>62.7701102786064</text:p>
          </table:table-cell>
          <table:table-cell table:formula="of:=IF([.AC130]&gt;0;MOD(DEGREES(ACOS(((SIN(RADIANS([.$B$3]))*COS(RADIANS([.AD130])))-SIN(RADIANS([.T130])))/(COS(RADIANS([.$B$3]))*SIN(RADIANS([.AD130])))))+180;360);MOD(540-DEGREES(ACOS(((SIN(RADIANS([.$B$3]))*COS(RADIANS([.AD130])))-SIN(RADIANS([.T130])))/(COS(RADIANS([.$B$3]))*SIN(RADIANS([.AD130])))));360))" office:value-type="float" office:value="201.342409510702" calcext:value-type="float">
            <text:p>201.34240951070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30]+0.1/24" office:value-type="time" office:time-value="PT13H00M00S" calcext:value-type="time">
            <text:p>13:00:00</text:p>
          </table:table-cell>
          <table:table-cell table:style-name="ce9" table:formula="of:=[.D131]+2415018.5+[.E131]-[.$B$5]/24" office:value-type="float" office:value="2460352.75" calcext:value-type="float">
            <text:p>2460352.75</text:p>
          </table:table-cell>
          <table:table-cell table:style-name="ce10" table:formula="of:=([.F131]-2451545)/36525" office:value-type="float" office:value="0.241143052703628" calcext:value-type="float">
            <text:p>0.24114305</text:p>
          </table:table-cell>
          <table:table-cell/>
          <table:table-cell table:formula="of:=MOD(280.46646+[.G131]*(36000.76983+[.G131]*0.0003032);360)" office:value-type="float" office:value="321.802014117928" calcext:value-type="float">
            <text:p>321.802014117928</text:p>
          </table:table-cell>
          <table:table-cell table:formula="of:=357.52911+[.G131]*(35999.05029-0.0001537*[.G131])" office:value-type="float" office:value="9038.44998242436" calcext:value-type="float">
            <text:p>9038.44998242436</text:p>
          </table:table-cell>
          <table:table-cell table:formula="of:=0.016708634-[.G131]*(0.000042037+0.0000001267*[.G131])" office:value-type="float" office:value="0.0166984897018921" calcext:value-type="float">
            <text:p>0.0166984897018921</text:p>
          </table:table-cell>
          <table:table-cell table:formula="of:=SIN(RADIANS([.J131]))*(1.914602-[.G131]*(0.004817+0.000014*[.G131]))+SIN(RADIANS(2*[.J131]))*(0.019993-0.000101*[.G131])+SIN(RADIANS(3*[.J131]))*0.000289" office:value-type="float" office:value="1.20954660125535" calcext:value-type="float">
            <text:p>1.20954660125535</text:p>
          </table:table-cell>
          <table:table-cell table:formula="of:=[.I131]+[.L131]" office:value-type="float" office:value="323.011560719183" calcext:value-type="float">
            <text:p>323.011560719183</text:p>
          </table:table-cell>
          <table:table-cell table:formula="of:=[.J131]+[.L131]" office:value-type="float" office:value="9039.65952902562" calcext:value-type="float">
            <text:p>9039.65952902562</text:p>
          </table:table-cell>
          <table:table-cell table:formula="of:=(1.000001018*(1-[.K131]*[.K131]))/(1+[.K131]*COS(RADIANS([.N131])))" office:value-type="float" office:value="0.987033525011237" calcext:value-type="float">
            <text:p>0.987033525011237</text:p>
          </table:table-cell>
          <table:table-cell table:formula="of:=[.M131]-0.00569-0.00478*SIN(RADIANS(125.04-1934.136*[.G131]))" office:value-type="float" office:value="323.004343204757" calcext:value-type="float">
            <text:p>323.004343204757</text:p>
          </table:table-cell>
          <table:table-cell table:formula="of:=23+(26+((21.448-[.G131]*(46.815+[.G131]*(0.00059-[.G131]*0.001813))))/60)/60" office:value-type="float" office:value="23.436155244195" calcext:value-type="float">
            <text:p>23.436155244195</text:p>
          </table:table-cell>
          <table:table-cell table:formula="of:=[.Q131]+0.00256*COS(RADIANS(125.04-1934.136*[.G131]))" office:value-type="float" office:value="23.4385810100822" calcext:value-type="float">
            <text:p>23.4385810100822</text:p>
          </table:table-cell>
          <table:table-cell table:formula="of:=DEGREES(ATAN2(COS(RADIANS([.P131]));COS(RADIANS([.R131]))*SIN(RADIANS([.P131]))))" office:value-type="float" office:value="-34.6548260026985" calcext:value-type="float">
            <text:p>-34.6548260026985</text:p>
          </table:table-cell>
          <table:table-cell table:formula="of:=DEGREES(ASIN(SIN(RADIANS([.R131]))*SIN(RADIANS([.P131]))))" office:value-type="float" office:value="-13.8486134015973" calcext:value-type="float">
            <text:p>-13.8486134015973</text:p>
          </table:table-cell>
          <table:table-cell table:formula="of:=TAN(RADIANS([.R131]/2))*TAN(RADIANS([.R131]/2))" office:value-type="float" office:value="0.043031847652119" calcext:value-type="float">
            <text:p>0.043031847652119</text:p>
          </table:table-cell>
          <table:table-cell table:formula="of:=4*DEGREES([.U131]*SIN(2*RADIANS([.I131]))-2*[.K131]*SIN(RADIANS([.J131]))+4*[.K131]*[.U131]*SIN(RADIANS([.J131]))*COS(2*RADIANS([.I131]))-0.5*[.U131]*[.U131]*SIN(4*RADIANS([.I131]))-1.25*[.K131]*[.K131]*SIN(2*RADIANS([.J131])))" office:value-type="float" office:value="-14.2294311496056" calcext:value-type="float">
            <text:p>-14.2294311496056</text:p>
          </table:table-cell>
          <table:table-cell table:formula="of:=DEGREES(ACOS(COS(RADIANS(90.833))/(COS(RADIANS([.$B$3]))*COS(RADIANS([.T131])))-TAN(RADIANS([.$B$3]))*TAN(RADIANS([.T131]))))" office:value-type="float" office:value="87.9845773361326" calcext:value-type="float">
            <text:p>87.9845773361326</text:p>
          </table:table-cell>
          <table:table-cell table:style-name="ce22" table:formula="of:=(720-4*[.$B$4]-[.V131]+[.$B$5]*60)/1440" office:value-type="time" office:time-value="PT12H14M29.146748976S" calcext:value-type="time">
            <text:p>12:14:29</text:p>
          </table:table-cell>
          <table:table-cell table:style-name="ce8" table:formula="of:=[.X131]-[.W131]*4/1440" office:value-type="time" office:time-value="PT06H22M32.848188305S" calcext:value-type="time">
            <text:p>6:22:32</text:p>
          </table:table-cell>
          <table:table-cell table:style-name="ce8" table:formula="of:=[.X131]+[.W131]*4/1440" office:value-type="time" office:time-value="PT18H06M25.445309648S" calcext:value-type="time">
            <text:p>18:06:25</text:p>
          </table:table-cell>
          <table:table-cell table:style-name="ce11" table:formula="of:=8*[.W131]" office:value-type="float" office:value="703.876618689061" calcext:value-type="float">
            <text:p>703.876618689061</text:p>
          </table:table-cell>
          <table:table-cell table:formula="of:=MOD([.E131]*1440+[.V131]+4*[.$B$4]-60*[.$B$5];1440)" office:value-type="float" office:value="765.514220850394" calcext:value-type="float">
            <text:p>765.514220850394</text:p>
          </table:table-cell>
          <table:table-cell table:formula="of:=IF([.AB131]/4&lt;0;[.AB131]/4+180;[.AB131]/4-180)" office:value-type="float" office:value="11.3785552125986" calcext:value-type="float">
            <text:p>11.3785552125986</text:p>
          </table:table-cell>
          <table:table-cell table:formula="of:=DEGREES(ACOS(SIN(RADIANS([.$B$3]))*SIN(RADIANS([.T131]))+COS(RADIANS([.$B$3]))*COS(RADIANS([.T131]))*COS(RADIANS([.AC131]))))" office:value-type="float" office:value="27.8064178790933" calcext:value-type="float">
            <text:p>27.8064178790933</text:p>
          </table:table-cell>
          <table:table-cell table:formula="of:=90-[.AD131]" office:value-type="float" office:value="62.1935821209067" calcext:value-type="float">
            <text:p>62.1935821209067</text:p>
          </table:table-cell>
          <table:table-cell table:formula="of:=IF([.AE131]&gt;85;0;IF([.AE131]&gt;5;58.1/TAN(RADIANS([.AE131]))-0.07/POWER(TAN(RADIANS([.AE131]));3)+0.000086/POWER(TAN(RADIANS([.AE131]));5);IF([.AE131]&gt;-0.575;1735+[.AE131]*(-518.2+[.AE131]*(103.4+[.AE131]*(-12.79+[.AE131]*0.711)));-20.772/TAN(RADIANS([.AE131])))))/3600" office:value-type="float" office:value="0.00850853006372384" calcext:value-type="float">
            <text:p>0.00850853006372384</text:p>
          </table:table-cell>
          <table:table-cell table:formula="of:=[.AE131]+[.AF131]" office:value-type="float" office:value="62.2020906509705" calcext:value-type="float">
            <text:p>62.2020906509705</text:p>
          </table:table-cell>
          <table:table-cell table:formula="of:=IF([.AC131]&gt;0;MOD(DEGREES(ACOS(((SIN(RADIANS([.$B$3]))*COS(RADIANS([.AD131])))-SIN(RADIANS([.T131])))/(COS(RADIANS([.$B$3]))*SIN(RADIANS([.AD131])))))+180;360);MOD(540-DEGREES(ACOS(((SIN(RADIANS([.$B$3]))*COS(RADIANS([.AD131])))-SIN(RADIANS([.T131])))/(COS(RADIANS([.$B$3]))*SIN(RADIANS([.AD131])))));360))" office:value-type="float" office:value="204.244749041449" calcext:value-type="float">
            <text:p>204.24474904144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31]+0.1/24" office:value-type="time" office:time-value="PT13H06M00S" calcext:value-type="time">
            <text:p>13:06:00</text:p>
          </table:table-cell>
          <table:table-cell table:style-name="ce9" table:formula="of:=[.D132]+2415018.5+[.E132]-[.$B$5]/24" office:value-type="float" office:value="2460352.75416667" calcext:value-type="float">
            <text:p>2460352.75</text:p>
          </table:table-cell>
          <table:table-cell table:style-name="ce10" table:formula="of:=([.F132]-2451545)/36525" office:value-type="float" office:value="0.24114316678075" calcext:value-type="float">
            <text:p>0.24114317</text:p>
          </table:table-cell>
          <table:table-cell/>
          <table:table-cell table:formula="of:=MOD(280.46646+[.G132]*(36000.76983+[.G132]*0.0003032);360)" office:value-type="float" office:value="321.806120982161" calcext:value-type="float">
            <text:p>321.806120982161</text:p>
          </table:table-cell>
          <table:table-cell table:formula="of:=357.52911+[.G132]*(35999.05029-0.0001537*[.G132])" office:value-type="float" office:value="9038.45408909241" calcext:value-type="float">
            <text:p>9038.45408909241</text:p>
          </table:table-cell>
          <table:table-cell table:formula="of:=0.016708634-[.G132]*(0.000042037+0.0000001267*[.G132])" office:value-type="float" office:value="0.0166984896970896" calcext:value-type="float">
            <text:p>0.0166984896970896</text:p>
          </table:table-cell>
          <table:table-cell table:formula="of:=SIN(RADIANS([.J132]))*(1.914602-[.G132]*(0.004817+0.000014*[.G132]))+SIN(RADIANS(2*[.J132]))*(0.019993-0.000101*[.G132])+SIN(RADIANS(3*[.J132]))*0.000289" office:value-type="float" office:value="1.20965462554115" calcext:value-type="float">
            <text:p>1.20965462554115</text:p>
          </table:table-cell>
          <table:table-cell table:formula="of:=[.I132]+[.L132]" office:value-type="float" office:value="323.015775607702" calcext:value-type="float">
            <text:p>323.015775607702</text:p>
          </table:table-cell>
          <table:table-cell table:formula="of:=[.J132]+[.L132]" office:value-type="float" office:value="9039.66374371795" calcext:value-type="float">
            <text:p>9039.66374371795</text:p>
          </table:table-cell>
          <table:table-cell table:formula="of:=(1.000001018*(1-[.K132]*[.K132]))/(1+[.K132]*COS(RADIANS([.N132])))" office:value-type="float" office:value="0.987034289022783" calcext:value-type="float">
            <text:p>0.987034289022783</text:p>
          </table:table-cell>
          <table:table-cell table:formula="of:=[.M132]-0.00569-0.00478*SIN(RADIANS(125.04-1934.136*[.G132]))" office:value-type="float" office:value="323.008558110718" calcext:value-type="float">
            <text:p>323.008558110718</text:p>
          </table:table-cell>
          <table:table-cell table:formula="of:=23+(26+((21.448-[.G132]*(46.815+[.G132]*(0.00059-[.G132]*0.001813))))/60)/60" office:value-type="float" office:value="23.4361552427115" calcext:value-type="float">
            <text:p>23.4361552427115</text:p>
          </table:table-cell>
          <table:table-cell table:formula="of:=[.Q132]+0.00256*COS(RADIANS(125.04-1934.136*[.G132]))" office:value-type="float" office:value="23.438581011749" calcext:value-type="float">
            <text:p>23.438581011749</text:p>
          </table:table-cell>
          <table:table-cell table:formula="of:=DEGREES(ATAN2(COS(RADIANS([.P132]));COS(RADIANS([.R132]))*SIN(RADIANS([.P132]))))" office:value-type="float" office:value="-34.6507238857017" calcext:value-type="float">
            <text:p>-34.6507238857017</text:p>
          </table:table-cell>
          <table:table-cell table:formula="of:=DEGREES(ASIN(SIN(RADIANS([.R132]))*SIN(RADIANS([.P132]))))" office:value-type="float" office:value="-13.8472342545547" calcext:value-type="float">
            <text:p>-13.8472342545547</text:p>
          </table:table-cell>
          <table:table-cell table:formula="of:=TAN(RADIANS([.R132]/2))*TAN(RADIANS([.R132]/2))" office:value-type="float" office:value="0.0430318476584136" calcext:value-type="float">
            <text:p>0.0430318476584136</text:p>
          </table:table-cell>
          <table:table-cell table:formula="of:=4*DEGREES([.U132]*SIN(2*RADIANS([.I132]))-2*[.K132]*SIN(RADIANS([.J132]))+4*[.K132]*[.U132]*SIN(RADIANS([.J132]))*COS(2*RADIANS([.I132]))-0.5*[.U132]*[.U132]*SIN(4*RADIANS([.I132]))-1.25*[.K132]*[.K132]*SIN(2*RADIANS([.J132])))" office:value-type="float" office:value="-14.2294108502831" calcext:value-type="float">
            <text:p>-14.2294108502831</text:p>
          </table:table-cell>
          <table:table-cell table:formula="of:=DEGREES(ACOS(COS(RADIANS(90.833))/(COS(RADIANS([.$B$3]))*COS(RADIANS([.T132])))-TAN(RADIANS([.$B$3]))*TAN(RADIANS([.T132]))))" office:value-type="float" office:value="87.9848717227688" calcext:value-type="float">
            <text:p>87.9848717227688</text:p>
          </table:table-cell>
          <table:table-cell table:style-name="ce22" table:formula="of:=(720-4*[.$B$4]-[.V132]+[.$B$5]*60)/1440" office:value-type="time" office:time-value="PT12H14M29.145531017S" calcext:value-type="time">
            <text:p>12:14:29</text:p>
          </table:table-cell>
          <table:table-cell table:style-name="ce8" table:formula="of:=[.X132]-[.W132]*4/1440" office:value-type="time" office:time-value="PT06H22M32.776317552S" calcext:value-type="time">
            <text:p>6:22:32</text:p>
          </table:table-cell>
          <table:table-cell table:style-name="ce8" table:formula="of:=[.X132]+[.W132]*4/1440" office:value-type="time" office:time-value="PT18H06M25.514744482S" calcext:value-type="time">
            <text:p>18:06:25</text:p>
          </table:table-cell>
          <table:table-cell table:style-name="ce11" table:formula="of:=8*[.W132]" office:value-type="float" office:value="703.878973782151" calcext:value-type="float">
            <text:p>703.878973782151</text:p>
          </table:table-cell>
          <table:table-cell table:formula="of:=MOD([.E132]*1440+[.V132]+4*[.$B$4]-60*[.$B$5];1440)" office:value-type="float" office:value="771.514241149717" calcext:value-type="float">
            <text:p>771.514241149717</text:p>
          </table:table-cell>
          <table:table-cell table:formula="of:=IF([.AB132]/4&lt;0;[.AB132]/4+180;[.AB132]/4-180)" office:value-type="float" office:value="12.8785602874292" calcext:value-type="float">
            <text:p>12.8785602874292</text:p>
          </table:table-cell>
          <table:table-cell table:formula="of:=DEGREES(ACOS(SIN(RADIANS([.$B$3]))*SIN(RADIANS([.T132]))+COS(RADIANS([.$B$3]))*COS(RADIANS([.T132]))*COS(RADIANS([.AC132]))))" office:value-type="float" office:value="28.4411405785874" calcext:value-type="float">
            <text:p>28.4411405785874</text:p>
          </table:table-cell>
          <table:table-cell table:formula="of:=90-[.AD132]" office:value-type="float" office:value="61.5588594214126" calcext:value-type="float">
            <text:p>61.5588594214126</text:p>
          </table:table-cell>
          <table:table-cell table:formula="of:=IF([.AE132]&gt;85;0;IF([.AE132]&gt;5;58.1/TAN(RADIANS([.AE132]))-0.07/POWER(TAN(RADIANS([.AE132]));3)+0.000086/POWER(TAN(RADIANS([.AE132]));5);IF([.AE132]&gt;-0.575;1735+[.AE132]*(-518.2+[.AE132]*(103.4+[.AE132]*(-12.79+[.AE132]*0.711)));-20.772/TAN(RADIANS([.AE132])))))/3600" office:value-type="float" office:value="0.00873815830234713" calcext:value-type="float">
            <text:p>0.00873815830234713</text:p>
          </table:table-cell>
          <table:table-cell table:formula="of:=[.AE132]+[.AF132]" office:value-type="float" office:value="61.567597579715" calcext:value-type="float">
            <text:p>61.567597579715</text:p>
          </table:table-cell>
          <table:table-cell table:formula="of:=IF([.AC132]&gt;0;MOD(DEGREES(ACOS(((SIN(RADIANS([.$B$3]))*COS(RADIANS([.AD132])))-SIN(RADIANS([.T132])))/(COS(RADIANS([.$B$3]))*SIN(RADIANS([.AD132])))))+180;360);MOD(540-DEGREES(ACOS(((SIN(RADIANS([.$B$3]))*COS(RADIANS([.AD132])))-SIN(RADIANS([.T132])))/(COS(RADIANS([.$B$3]))*SIN(RADIANS([.AD132])))));360))" office:value-type="float" office:value="207.025945276259" calcext:value-type="float">
            <text:p>207.02594527625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32]+0.1/24" office:value-type="time" office:time-value="PT13H12M00S" calcext:value-type="time">
            <text:p>13:12:00</text:p>
          </table:table-cell>
          <table:table-cell table:style-name="ce9" table:formula="of:=[.D133]+2415018.5+[.E133]-[.$B$5]/24" office:value-type="float" office:value="2460352.75833333" calcext:value-type="float">
            <text:p>2460352.76</text:p>
          </table:table-cell>
          <table:table-cell table:style-name="ce10" table:formula="of:=([.F133]-2451545)/36525" office:value-type="float" office:value="0.241143280857859" calcext:value-type="float">
            <text:p>0.24114328</text:p>
          </table:table-cell>
          <table:table-cell/>
          <table:table-cell table:formula="of:=MOD(280.46646+[.G133]*(36000.76983+[.G133]*0.0003032);360)" office:value-type="float" office:value="321.810227845934" calcext:value-type="float">
            <text:p>321.810227845934</text:p>
          </table:table-cell>
          <table:table-cell table:formula="of:=357.52911+[.G133]*(35999.05029-0.0001537*[.G133])" office:value-type="float" office:value="9038.45819576" calcext:value-type="float">
            <text:p>9038.45819576</text:p>
          </table:table-cell>
          <table:table-cell table:formula="of:=0.016708634-[.G133]*(0.000042037+0.0000001267*[.G133])" office:value-type="float" office:value="0.0166984896922872" calcext:value-type="float">
            <text:p>0.0166984896922872</text:p>
          </table:table-cell>
          <table:table-cell table:formula="of:=SIN(RADIANS([.J133]))*(1.914602-[.G133]*(0.004817+0.000014*[.G133]))+SIN(RADIANS(2*[.J133]))*(0.019993-0.000101*[.G133])+SIN(RADIANS(3*[.J133]))*0.000289" office:value-type="float" office:value="1.20976264328994" calcext:value-type="float">
            <text:p>1.20976264328994</text:p>
          </table:table-cell>
          <table:table-cell table:formula="of:=[.I133]+[.L133]" office:value-type="float" office:value="323.019990489224" calcext:value-type="float">
            <text:p>323.019990489224</text:p>
          </table:table-cell>
          <table:table-cell table:formula="of:=[.J133]+[.L133]" office:value-type="float" office:value="9039.66795840329" calcext:value-type="float">
            <text:p>9039.66795840329</text:p>
          </table:table-cell>
          <table:table-cell table:formula="of:=(1.000001018*(1-[.K133]*[.K133]))/(1+[.K133]*COS(RADIANS([.N133])))" office:value-type="float" office:value="0.987035053102027" calcext:value-type="float">
            <text:p>0.987035053102027</text:p>
          </table:table-cell>
          <table:table-cell table:formula="of:=[.M133]-0.00569-0.00478*SIN(RADIANS(125.04-1934.136*[.G133]))" office:value-type="float" office:value="323.012773009681" calcext:value-type="float">
            <text:p>323.012773009681</text:p>
          </table:table-cell>
          <table:table-cell table:formula="of:=23+(26+((21.448-[.G133]*(46.815+[.G133]*(0.00059-[.G133]*0.001813))))/60)/60" office:value-type="float" office:value="23.436155241228" calcext:value-type="float">
            <text:p>23.436155241228</text:p>
          </table:table-cell>
          <table:table-cell table:formula="of:=[.Q133]+0.00256*COS(RADIANS(125.04-1934.136*[.G133]))" office:value-type="float" office:value="23.4385810134159" calcext:value-type="float">
            <text:p>23.4385810134159</text:p>
          </table:table-cell>
          <table:table-cell table:formula="of:=DEGREES(ATAN2(COS(RADIANS([.P133]));COS(RADIANS([.R133]))*SIN(RADIANS([.P133]))))" office:value-type="float" office:value="-34.6466218241944" calcext:value-type="float">
            <text:p>-34.6466218241944</text:p>
          </table:table-cell>
          <table:table-cell table:formula="of:=DEGREES(ASIN(SIN(RADIANS([.R133]))*SIN(RADIANS([.P133]))))" office:value-type="float" office:value="-13.8458550415545" calcext:value-type="float">
            <text:p>-13.8458550415545</text:p>
          </table:table-cell>
          <table:table-cell table:formula="of:=TAN(RADIANS([.R133]/2))*TAN(RADIANS([.R133]/2))" office:value-type="float" office:value="0.0430318476647081" calcext:value-type="float">
            <text:p>0.0430318476647081</text:p>
          </table:table-cell>
          <table:table-cell table:formula="of:=4*DEGREES([.U133]*SIN(2*RADIANS([.I133]))-2*[.K133]*SIN(RADIANS([.J133]))+4*[.K133]*[.U133]*SIN(RADIANS([.J133]))*COS(2*RADIANS([.I133]))-0.5*[.U133]*[.U133]*SIN(4*RADIANS([.I133]))-1.25*[.K133]*[.K133]*SIN(2*RADIANS([.J133])))" office:value-type="float" office:value="-14.2293903280783" calcext:value-type="float">
            <text:p>-14.2293903280783</text:p>
          </table:table-cell>
          <table:table-cell table:formula="of:=DEGREES(ACOS(COS(RADIANS(90.833))/(COS(RADIANS([.$B$3]))*COS(RADIANS([.T133])))-TAN(RADIANS([.$B$3]))*TAN(RADIANS([.T133]))))" office:value-type="float" office:value="87.9851661204449" calcext:value-type="float">
            <text:p>87.9851661204449</text:p>
          </table:table-cell>
          <table:table-cell table:style-name="ce22" table:formula="of:=(720-4*[.$B$4]-[.V133]+[.$B$5]*60)/1440" office:value-type="time" office:time-value="PT12H14M29.144299685S" calcext:value-type="time">
            <text:p>12:14:29</text:p>
          </table:table-cell>
          <table:table-cell table:style-name="ce8" table:formula="of:=[.X133]-[.W133]*4/1440" office:value-type="time" office:time-value="PT06H22M32.704430778S" calcext:value-type="time">
            <text:p>6:22:32</text:p>
          </table:table-cell>
          <table:table-cell table:style-name="ce8" table:formula="of:=[.X133]+[.W133]*4/1440" office:value-type="time" office:time-value="PT18H06M25.584168591S" calcext:value-type="time">
            <text:p>18:06:25</text:p>
          </table:table-cell>
          <table:table-cell table:style-name="ce11" table:formula="of:=8*[.W133]" office:value-type="float" office:value="703.88132896356" calcext:value-type="float">
            <text:p>703.88132896356</text:p>
          </table:table-cell>
          <table:table-cell table:formula="of:=MOD([.E133]*1440+[.V133]+4*[.$B$4]-60*[.$B$5];1440)" office:value-type="float" office:value="777.514261671922" calcext:value-type="float">
            <text:p>777.514261671922</text:p>
          </table:table-cell>
          <table:table-cell table:formula="of:=IF([.AB133]/4&lt;0;[.AB133]/4+180;[.AB133]/4-180)" office:value-type="float" office:value="14.3785654179804" calcext:value-type="float">
            <text:p>14.3785654179804</text:p>
          </table:table-cell>
          <table:table-cell table:formula="of:=DEGREES(ACOS(SIN(RADIANS([.$B$3]))*SIN(RADIANS([.T133]))+COS(RADIANS([.$B$3]))*COS(RADIANS([.T133]))*COS(RADIANS([.AC133]))))" office:value-type="float" office:value="29.1380165706526" calcext:value-type="float">
            <text:p>29.1380165706526</text:p>
          </table:table-cell>
          <table:table-cell table:formula="of:=90-[.AD133]" office:value-type="float" office:value="60.8619834293474" calcext:value-type="float">
            <text:p>60.8619834293474</text:p>
          </table:table-cell>
          <table:table-cell table:formula="of:=IF([.AE133]&gt;85;0;IF([.AE133]&gt;5;58.1/TAN(RADIANS([.AE133]))-0.07/POWER(TAN(RADIANS([.AE133]));3)+0.000086/POWER(TAN(RADIANS([.AE133]));5);IF([.AE133]&gt;-0.575;1735+[.AE133]*(-518.2+[.AE133]*(103.4+[.AE133]*(-12.79+[.AE133]*0.711)));-20.772/TAN(RADIANS([.AE133])))))/3600" office:value-type="float" office:value="0.00899345404308181" calcext:value-type="float">
            <text:p>0.00899345404308181</text:p>
          </table:table-cell>
          <table:table-cell table:formula="of:=[.AE133]+[.AF133]" office:value-type="float" office:value="60.8709768833905" calcext:value-type="float">
            <text:p>60.8709768833905</text:p>
          </table:table-cell>
          <table:table-cell table:formula="of:=IF([.AC133]&gt;0;MOD(DEGREES(ACOS(((SIN(RADIANS([.$B$3]))*COS(RADIANS([.AD133])))-SIN(RADIANS([.T133])))/(COS(RADIANS([.$B$3]))*SIN(RADIANS([.AD133])))))+180;360);MOD(540-DEGREES(ACOS(((SIN(RADIANS([.$B$3]))*COS(RADIANS([.AD133])))-SIN(RADIANS([.T133])))/(COS(RADIANS([.$B$3]))*SIN(RADIANS([.AD133])))));360))" office:value-type="float" office:value="209.681795980991" calcext:value-type="float">
            <text:p>209.68179598099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33]+0.1/24" office:value-type="time" office:time-value="PT13H18M00S" calcext:value-type="time">
            <text:p>13:18:00</text:p>
          </table:table-cell>
          <table:table-cell table:style-name="ce9" table:formula="of:=[.D134]+2415018.5+[.E134]-[.$B$5]/24" office:value-type="float" office:value="2460352.7625" calcext:value-type="float">
            <text:p>2460352.76</text:p>
          </table:table-cell>
          <table:table-cell table:style-name="ce10" table:formula="of:=([.F134]-2451545)/36525" office:value-type="float" office:value="0.241143394934981" calcext:value-type="float">
            <text:p>0.24114339</text:p>
          </table:table-cell>
          <table:table-cell/>
          <table:table-cell table:formula="of:=MOD(280.46646+[.G134]*(36000.76983+[.G134]*0.0003032);360)" office:value-type="float" office:value="321.814334710165" calcext:value-type="float">
            <text:p>321.814334710165</text:p>
          </table:table-cell>
          <table:table-cell table:formula="of:=357.52911+[.G134]*(35999.05029-0.0001537*[.G134])" office:value-type="float" office:value="9038.46230242804" calcext:value-type="float">
            <text:p>9038.46230242804</text:p>
          </table:table-cell>
          <table:table-cell table:formula="of:=0.016708634-[.G134]*(0.000042037+0.0000001267*[.G134])" office:value-type="float" office:value="0.0166984896874848" calcext:value-type="float">
            <text:p>0.0166984896874848</text:p>
          </table:table-cell>
          <table:table-cell table:formula="of:=SIN(RADIANS([.J134]))*(1.914602-[.G134]*(0.004817+0.000014*[.G134]))+SIN(RADIANS(2*[.J134]))*(0.019993-0.000101*[.G134])+SIN(RADIANS(3*[.J134]))*0.000289" office:value-type="float" office:value="1.20987065452535" calcext:value-type="float">
            <text:p>1.20987065452535</text:p>
          </table:table-cell>
          <table:table-cell table:formula="of:=[.I134]+[.L134]" office:value-type="float" office:value="323.02420536469" calcext:value-type="float">
            <text:p>323.02420536469</text:p>
          </table:table-cell>
          <table:table-cell table:formula="of:=[.J134]+[.L134]" office:value-type="float" office:value="9039.67217308256" calcext:value-type="float">
            <text:p>9039.67217308256</text:p>
          </table:table-cell>
          <table:table-cell table:formula="of:=(1.000001018*(1-[.K134]*[.K134]))/(1+[.K134]*COS(RADIANS([.N134])))" office:value-type="float" office:value="0.987035817249136" calcext:value-type="float">
            <text:p>0.987035817249136</text:p>
          </table:table-cell>
          <table:table-cell table:formula="of:=[.M134]-0.00569-0.00478*SIN(RADIANS(125.04-1934.136*[.G134]))" office:value-type="float" office:value="323.01698790259" calcext:value-type="float">
            <text:p>323.01698790259</text:p>
          </table:table-cell>
          <table:table-cell table:formula="of:=23+(26+((21.448-[.G134]*(46.815+[.G134]*(0.00059-[.G134]*0.001813))))/60)/60" office:value-type="float" office:value="23.4361552397445" calcext:value-type="float">
            <text:p>23.4361552397445</text:p>
          </table:table-cell>
          <table:table-cell table:formula="of:=[.Q134]+0.00256*COS(RADIANS(125.04-1934.136*[.G134]))" office:value-type="float" office:value="23.4385810150827" calcext:value-type="float">
            <text:p>23.4385810150827</text:p>
          </table:table-cell>
          <table:table-cell table:formula="of:=DEGREES(ATAN2(COS(RADIANS([.P134]));COS(RADIANS([.R134]))*SIN(RADIANS([.P134]))))" office:value-type="float" office:value="-34.6425198172563" calcext:value-type="float">
            <text:p>-34.6425198172563</text:p>
          </table:table-cell>
          <table:table-cell table:formula="of:=DEGREES(ASIN(SIN(RADIANS([.R134]))*SIN(RADIANS([.P134]))))" office:value-type="float" office:value="-13.8444757622966" calcext:value-type="float">
            <text:p>-13.8444757622966</text:p>
          </table:table-cell>
          <table:table-cell table:formula="of:=TAN(RADIANS([.R134]/2))*TAN(RADIANS([.R134]/2))" office:value-type="float" office:value="0.0430318476710025" calcext:value-type="float">
            <text:p>0.0430318476710025</text:p>
          </table:table-cell>
          <table:table-cell table:formula="of:=4*DEGREES([.U134]*SIN(2*RADIANS([.I134]))-2*[.K134]*SIN(RADIANS([.J134]))+4*[.K134]*[.U134]*SIN(RADIANS([.J134]))*COS(2*RADIANS([.I134]))-0.5*[.U134]*[.U134]*SIN(4*RADIANS([.I134]))-1.25*[.K134]*[.K134]*SIN(2*RADIANS([.J134])))" office:value-type="float" office:value="-14.2293695829984" calcext:value-type="float">
            <text:p>-14.2293695829984</text:p>
          </table:table-cell>
          <table:table-cell table:formula="of:=DEGREES(ACOS(COS(RADIANS(90.833))/(COS(RADIANS([.$B$3]))*COS(RADIANS([.T134])))-TAN(RADIANS([.$B$3]))*TAN(RADIANS([.T134]))))" office:value-type="float" office:value="87.985460529225" calcext:value-type="float">
            <text:p>87.985460529225</text:p>
          </table:table-cell>
          <table:table-cell table:style-name="ce22" table:formula="of:=(720-4*[.$B$4]-[.V134]+[.$B$5]*60)/1440" office:value-type="time" office:time-value="PT12H14M29.14305498S" calcext:value-type="time">
            <text:p>12:14:29</text:p>
          </table:table-cell>
          <table:table-cell table:style-name="ce8" table:formula="of:=[.X134]-[.W134]*4/1440" office:value-type="time" office:time-value="PT06H22M32.632527966S" calcext:value-type="time">
            <text:p>6:22:32</text:p>
          </table:table-cell>
          <table:table-cell table:style-name="ce8" table:formula="of:=[.X134]+[.W134]*4/1440" office:value-type="time" office:time-value="PT18H06M25.653581994S" calcext:value-type="time">
            <text:p>18:06:25</text:p>
          </table:table-cell>
          <table:table-cell table:style-name="ce11" table:formula="of:=8*[.W134]" office:value-type="float" office:value="703.8836842338" calcext:value-type="float">
            <text:p>703.8836842338</text:p>
          </table:table-cell>
          <table:table-cell table:formula="of:=MOD([.E134]*1440+[.V134]+4*[.$B$4]-60*[.$B$5];1440)" office:value-type="float" office:value="783.514282417002" calcext:value-type="float">
            <text:p>783.514282417002</text:p>
          </table:table-cell>
          <table:table-cell table:formula="of:=IF([.AB134]/4&lt;0;[.AB134]/4+180;[.AB134]/4-180)" office:value-type="float" office:value="15.8785706042504" calcext:value-type="float">
            <text:p>15.8785706042504</text:p>
          </table:table-cell>
          <table:table-cell table:formula="of:=DEGREES(ACOS(SIN(RADIANS([.$B$3]))*SIN(RADIANS([.T134]))+COS(RADIANS([.$B$3]))*COS(RADIANS([.T134]))*COS(RADIANS([.AC134]))))" office:value-type="float" office:value="29.8926981111631" calcext:value-type="float">
            <text:p>29.8926981111631</text:p>
          </table:table-cell>
          <table:table-cell table:formula="of:=90-[.AD134]" office:value-type="float" office:value="60.1073018888369" calcext:value-type="float">
            <text:p>60.1073018888369</text:p>
          </table:table-cell>
          <table:table-cell table:formula="of:=IF([.AE134]&gt;85;0;IF([.AE134]&gt;5;58.1/TAN(RADIANS([.AE134]))-0.07/POWER(TAN(RADIANS([.AE134]));3)+0.000086/POWER(TAN(RADIANS([.AE134]));5);IF([.AE134]&gt;-0.575;1735+[.AE134]*(-518.2+[.AE134]*(103.4+[.AE134]*(-12.79+[.AE134]*0.711)));-20.772/TAN(RADIANS([.AE134])))))/3600" office:value-type="float" office:value="0.00927384376709931" calcext:value-type="float">
            <text:p>0.00927384376709931</text:p>
          </table:table-cell>
          <table:table-cell table:formula="of:=[.AE134]+[.AF134]" office:value-type="float" office:value="60.116575732604" calcext:value-type="float">
            <text:p>60.116575732604</text:p>
          </table:table-cell>
          <table:table-cell table:formula="of:=IF([.AC134]&gt;0;MOD(DEGREES(ACOS(((SIN(RADIANS([.$B$3]))*COS(RADIANS([.AD134])))-SIN(RADIANS([.T134])))/(COS(RADIANS([.$B$3]))*SIN(RADIANS([.AD134])))))+180;360);MOD(540-DEGREES(ACOS(((SIN(RADIANS([.$B$3]))*COS(RADIANS([.AD134])))-SIN(RADIANS([.T134])))/(COS(RADIANS([.$B$3]))*SIN(RADIANS([.AD134])))));360))" office:value-type="float" office:value="212.210555951743" calcext:value-type="float">
            <text:p>212.21055595174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34]+0.1/24" office:value-type="time" office:time-value="PT13H24M00S" calcext:value-type="time">
            <text:p>13:24:00</text:p>
          </table:table-cell>
          <table:table-cell table:style-name="ce9" table:formula="of:=[.D135]+2415018.5+[.E135]-[.$B$5]/24" office:value-type="float" office:value="2460352.76666667" calcext:value-type="float">
            <text:p>2460352.77</text:p>
          </table:table-cell>
          <table:table-cell table:style-name="ce10" table:formula="of:=([.F135]-2451545)/36525" office:value-type="float" office:value="0.24114350901209" calcext:value-type="float">
            <text:p>0.24114351</text:p>
          </table:table-cell>
          <table:table-cell/>
          <table:table-cell table:formula="of:=MOD(280.46646+[.G135]*(36000.76983+[.G135]*0.0003032);360)" office:value-type="float" office:value="321.818441573936" calcext:value-type="float">
            <text:p>321.818441573936</text:p>
          </table:table-cell>
          <table:table-cell table:formula="of:=357.52911+[.G135]*(35999.05029-0.0001537*[.G135])" office:value-type="float" office:value="9038.46640909563" calcext:value-type="float">
            <text:p>9038.46640909563</text:p>
          </table:table-cell>
          <table:table-cell table:formula="of:=0.016708634-[.G135]*(0.000042037+0.0000001267*[.G135])" office:value-type="float" office:value="0.0166984896826823" calcext:value-type="float">
            <text:p>0.0166984896826823</text:p>
          </table:table-cell>
          <table:table-cell table:formula="of:=SIN(RADIANS([.J135]))*(1.914602-[.G135]*(0.004817+0.000014*[.G135]))+SIN(RADIANS(2*[.J135]))*(0.019993-0.000101*[.G135])+SIN(RADIANS(3*[.J135]))*0.000289" office:value-type="float" office:value="1.20997865922275" calcext:value-type="float">
            <text:p>1.20997865922275</text:p>
          </table:table-cell>
          <table:table-cell table:formula="of:=[.I135]+[.L135]" office:value-type="float" office:value="323.028420233159" calcext:value-type="float">
            <text:p>323.028420233159</text:p>
          </table:table-cell>
          <table:table-cell table:formula="of:=[.J135]+[.L135]" office:value-type="float" office:value="9039.67638775485" calcext:value-type="float">
            <text:p>9039.67638775485</text:p>
          </table:table-cell>
          <table:table-cell table:formula="of:=(1.000001018*(1-[.K135]*[.K135]))/(1+[.K135]*COS(RADIANS([.N135])))" office:value-type="float" office:value="0.987036581463935" calcext:value-type="float">
            <text:p>0.987036581463935</text:p>
          </table:table-cell>
          <table:table-cell table:formula="of:=[.M135]-0.00569-0.00478*SIN(RADIANS(125.04-1934.136*[.G135]))" office:value-type="float" office:value="323.021202788501" calcext:value-type="float">
            <text:p>323.021202788501</text:p>
          </table:table-cell>
          <table:table-cell table:formula="of:=23+(26+((21.448-[.G135]*(46.815+[.G135]*(0.00059-[.G135]*0.001813))))/60)/60" office:value-type="float" office:value="23.4361552382611" calcext:value-type="float">
            <text:p>23.4361552382611</text:p>
          </table:table-cell>
          <table:table-cell table:formula="of:=[.Q135]+0.00256*COS(RADIANS(125.04-1934.136*[.G135]))" office:value-type="float" office:value="23.4385810167494" calcext:value-type="float">
            <text:p>23.4385810167494</text:p>
          </table:table-cell>
          <table:table-cell table:formula="of:=DEGREES(ATAN2(COS(RADIANS([.P135]));COS(RADIANS([.R135]))*SIN(RADIANS([.P135]))))" office:value-type="float" office:value="-34.6384178658018" calcext:value-type="float">
            <text:p>-34.6384178658018</text:p>
          </table:table-cell>
          <table:table-cell table:formula="of:=DEGREES(ASIN(SIN(RADIANS([.R135]))*SIN(RADIANS([.P135]))))" office:value-type="float" office:value="-13.8430964170979" calcext:value-type="float">
            <text:p>-13.8430964170979</text:p>
          </table:table-cell>
          <table:table-cell table:formula="of:=TAN(RADIANS([.R135]/2))*TAN(RADIANS([.R135]/2))" office:value-type="float" office:value="0.0430318476772967" calcext:value-type="float">
            <text:p>0.0430318476772967</text:p>
          </table:table-cell>
          <table:table-cell table:formula="of:=4*DEGREES([.U135]*SIN(2*RADIANS([.I135]))-2*[.K135]*SIN(RADIANS([.J135]))+4*[.K135]*[.U135]*SIN(RADIANS([.J135]))*COS(2*RADIANS([.I135]))-0.5*[.U135]*[.U135]*SIN(4*RADIANS([.I135]))-1.25*[.K135]*[.K135]*SIN(2*RADIANS([.J135])))" office:value-type="float" office:value="-14.2293486150601" calcext:value-type="float">
            <text:p>-14.2293486150601</text:p>
          </table:table-cell>
          <table:table-cell table:formula="of:=DEGREES(ACOS(COS(RADIANS(90.833))/(COS(RADIANS([.$B$3]))*COS(RADIANS([.T135])))-TAN(RADIANS([.$B$3]))*TAN(RADIANS([.T135]))))" office:value-type="float" office:value="87.9857549490412" calcext:value-type="float">
            <text:p>87.9857549490412</text:p>
          </table:table-cell>
          <table:table-cell table:style-name="ce22" table:formula="of:=(720-4*[.$B$4]-[.V135]+[.$B$5]*60)/1440" office:value-type="time" office:time-value="PT12H14M29.141796904S" calcext:value-type="time">
            <text:p>12:14:29</text:p>
          </table:table-cell>
          <table:table-cell table:style-name="ce8" table:formula="of:=[.X135]-[.W135]*4/1440" office:value-type="time" office:time-value="PT06H22M32.560609134S" calcext:value-type="time">
            <text:p>6:22:32</text:p>
          </table:table-cell>
          <table:table-cell table:style-name="ce8" table:formula="of:=[.X135]+[.W135]*4/1440" office:value-type="time" office:time-value="PT18H06M25.722984673S" calcext:value-type="time">
            <text:p>18:06:25</text:p>
          </table:table-cell>
          <table:table-cell table:style-name="ce11" table:formula="of:=8*[.W135]" office:value-type="float" office:value="703.88603959233" calcext:value-type="float">
            <text:p>703.88603959233</text:p>
          </table:table-cell>
          <table:table-cell table:formula="of:=MOD([.E135]*1440+[.V135]+4*[.$B$4]-60*[.$B$5];1440)" office:value-type="float" office:value="789.51430338494" calcext:value-type="float">
            <text:p>789.51430338494</text:p>
          </table:table-cell>
          <table:table-cell table:formula="of:=IF([.AB135]/4&lt;0;[.AB135]/4+180;[.AB135]/4-180)" office:value-type="float" office:value="17.378575846235" calcext:value-type="float">
            <text:p>17.378575846235</text:p>
          </table:table-cell>
          <table:table-cell table:formula="of:=DEGREES(ACOS(SIN(RADIANS([.$B$3]))*SIN(RADIANS([.T135]))+COS(RADIANS([.$B$3]))*COS(RADIANS([.T135]))*COS(RADIANS([.AC135]))))" office:value-type="float" office:value="30.7009212617103" calcext:value-type="float">
            <text:p>30.7009212617103</text:p>
          </table:table-cell>
          <table:table-cell table:formula="of:=90-[.AD135]" office:value-type="float" office:value="59.2990787382898" calcext:value-type="float">
            <text:p>59.2990787382898</text:p>
          </table:table-cell>
          <table:table-cell table:formula="of:=IF([.AE135]&gt;85;0;IF([.AE135]&gt;5;58.1/TAN(RADIANS([.AE135]))-0.07/POWER(TAN(RADIANS([.AE135]));3)+0.000086/POWER(TAN(RADIANS([.AE135]));5);IF([.AE135]&gt;-0.575;1735+[.AE135]*(-518.2+[.AE135]*(103.4+[.AE135]*(-12.79+[.AE135]*0.711)));-20.772/TAN(RADIANS([.AE135])))))/3600" office:value-type="float" office:value="0.00957885303576266" calcext:value-type="float">
            <text:p>0.00957885303576266</text:p>
          </table:table-cell>
          <table:table-cell table:formula="of:=[.AE135]+[.AF135]" office:value-type="float" office:value="59.3086575913255" calcext:value-type="float">
            <text:p>59.3086575913255</text:p>
          </table:table-cell>
          <table:table-cell table:formula="of:=IF([.AC135]&gt;0;MOD(DEGREES(ACOS(((SIN(RADIANS([.$B$3]))*COS(RADIANS([.AD135])))-SIN(RADIANS([.T135])))/(COS(RADIANS([.$B$3]))*SIN(RADIANS([.AD135])))))+180;360);MOD(540-DEGREES(ACOS(((SIN(RADIANS([.$B$3]))*COS(RADIANS([.AD135])))-SIN(RADIANS([.T135])))/(COS(RADIANS([.$B$3]))*SIN(RADIANS([.AD135])))));360))" office:value-type="float" office:value="214.612558408153" calcext:value-type="float">
            <text:p>214.61255840815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35]+0.1/24" office:value-type="time" office:time-value="PT13H30M00S" calcext:value-type="time">
            <text:p>13:30:00</text:p>
          </table:table-cell>
          <table:table-cell table:style-name="ce9" table:formula="of:=[.D136]+2415018.5+[.E136]-[.$B$5]/24" office:value-type="float" office:value="2460352.77083333" calcext:value-type="float">
            <text:p>2460352.77</text:p>
          </table:table-cell>
          <table:table-cell table:style-name="ce10" table:formula="of:=([.F136]-2451545)/36525" office:value-type="float" office:value="0.241143623089213" calcext:value-type="float">
            <text:p>0.24114362</text:p>
          </table:table-cell>
          <table:table-cell/>
          <table:table-cell table:formula="of:=MOD(280.46646+[.G136]*(36000.76983+[.G136]*0.0003032);360)" office:value-type="float" office:value="321.822548438167" calcext:value-type="float">
            <text:p>321.822548438167</text:p>
          </table:table-cell>
          <table:table-cell table:formula="of:=357.52911+[.G136]*(35999.05029-0.0001537*[.G136])" office:value-type="float" office:value="9038.47051576367" calcext:value-type="float">
            <text:p>9038.47051576367</text:p>
          </table:table-cell>
          <table:table-cell table:formula="of:=0.016708634-[.G136]*(0.000042037+0.0000001267*[.G136])" office:value-type="float" office:value="0.0166984896778799" calcext:value-type="float">
            <text:p>0.0166984896778799</text:p>
          </table:table-cell>
          <table:table-cell table:formula="of:=SIN(RADIANS([.J136]))*(1.914602-[.G136]*(0.004817+0.000014*[.G136]))+SIN(RADIANS(2*[.J136]))*(0.019993-0.000101*[.G136])+SIN(RADIANS(3*[.J136]))*0.000289" office:value-type="float" office:value="1.2100866574055" calcext:value-type="float">
            <text:p>1.2100866574055</text:p>
          </table:table-cell>
          <table:table-cell table:formula="of:=[.I136]+[.L136]" office:value-type="float" office:value="323.032635095573" calcext:value-type="float">
            <text:p>323.032635095573</text:p>
          </table:table-cell>
          <table:table-cell table:formula="of:=[.J136]+[.L136]" office:value-type="float" office:value="9039.68060242108" calcext:value-type="float">
            <text:p>9039.68060242108</text:p>
          </table:table-cell>
          <table:table-cell table:formula="of:=(1.000001018*(1-[.K136]*[.K136]))/(1+[.K136]*COS(RADIANS([.N136])))" office:value-type="float" office:value="0.98703734574659" calcext:value-type="float">
            <text:p>0.98703734574659</text:p>
          </table:table-cell>
          <table:table-cell table:formula="of:=[.M136]-0.00569-0.00478*SIN(RADIANS(125.04-1934.136*[.G136]))" office:value-type="float" office:value="323.025417668357" calcext:value-type="float">
            <text:p>323.025417668357</text:p>
          </table:table-cell>
          <table:table-cell table:formula="of:=23+(26+((21.448-[.G136]*(46.815+[.G136]*(0.00059-[.G136]*0.001813))))/60)/60" office:value-type="float" office:value="23.4361552367776" calcext:value-type="float">
            <text:p>23.4361552367776</text:p>
          </table:table-cell>
          <table:table-cell table:formula="of:=[.Q136]+0.00256*COS(RADIANS(125.04-1934.136*[.G136]))" office:value-type="float" office:value="23.4385810184161" calcext:value-type="float">
            <text:p>23.4385810184161</text:p>
          </table:table-cell>
          <table:table-cell table:formula="of:=DEGREES(ATAN2(COS(RADIANS([.P136]));COS(RADIANS([.R136]))*SIN(RADIANS([.P136]))))" office:value-type="float" office:value="-34.634315968909" calcext:value-type="float">
            <text:p>-34.634315968909</text:p>
          </table:table-cell>
          <table:table-cell table:formula="of:=DEGREES(ASIN(SIN(RADIANS([.R136]))*SIN(RADIANS([.P136]))))" office:value-type="float" office:value="-13.8417170056578" calcext:value-type="float">
            <text:p>-13.8417170056578</text:p>
          </table:table-cell>
          <table:table-cell table:formula="of:=TAN(RADIANS([.R136]/2))*TAN(RADIANS([.R136]/2))" office:value-type="float" office:value="0.0430318476835908" calcext:value-type="float">
            <text:p>0.0430318476835908</text:p>
          </table:table-cell>
          <table:table-cell table:formula="of:=4*DEGREES([.U136]*SIN(2*RADIANS([.I136]))-2*[.K136]*SIN(RADIANS([.J136]))+4*[.K136]*[.U136]*SIN(RADIANS([.J136]))*COS(2*RADIANS([.I136]))-0.5*[.U136]*[.U136]*SIN(4*RADIANS([.I136]))-1.25*[.K136]*[.K136]*SIN(2*RADIANS([.J136])))" office:value-type="float" office:value="-14.2293274242692" calcext:value-type="float">
            <text:p>-14.2293274242692</text:p>
          </table:table-cell>
          <table:table-cell table:formula="of:=DEGREES(ACOS(COS(RADIANS(90.833))/(COS(RADIANS([.$B$3]))*COS(RADIANS([.T136])))-TAN(RADIANS([.$B$3]))*TAN(RADIANS([.T136]))))" office:value-type="float" office:value="87.9860493799578" calcext:value-type="float">
            <text:p>87.9860493799578</text:p>
          </table:table-cell>
          <table:table-cell table:style-name="ce22" table:formula="of:=(720-4*[.$B$4]-[.V136]+[.$B$5]*60)/1440" office:value-type="time" office:time-value="PT12H14M29.140525456S" calcext:value-type="time">
            <text:p>12:14:29</text:p>
          </table:table-cell>
          <table:table-cell table:style-name="ce8" table:formula="of:=[.X136]-[.W136]*4/1440" office:value-type="time" office:time-value="PT06H22M32.488674266S" calcext:value-type="time">
            <text:p>6:22:32</text:p>
          </table:table-cell>
          <table:table-cell table:style-name="ce8" table:formula="of:=[.X136]+[.W136]*4/1440" office:value-type="time" office:time-value="PT18H06M25.792376646S" calcext:value-type="time">
            <text:p>18:06:25</text:p>
          </table:table-cell>
          <table:table-cell table:style-name="ce11" table:formula="of:=8*[.W136]" office:value-type="float" office:value="703.888395039663" calcext:value-type="float">
            <text:p>703.888395039663</text:p>
          </table:table-cell>
          <table:table-cell table:formula="of:=MOD([.E136]*1440+[.V136]+4*[.$B$4]-60*[.$B$5];1440)" office:value-type="float" office:value="795.514324575731" calcext:value-type="float">
            <text:p>795.514324575731</text:p>
          </table:table-cell>
          <table:table-cell table:formula="of:=IF([.AB136]/4&lt;0;[.AB136]/4+180;[.AB136]/4-180)" office:value-type="float" office:value="18.8785811439327" calcext:value-type="float">
            <text:p>18.8785811439327</text:p>
          </table:table-cell>
          <table:table-cell table:formula="of:=DEGREES(ACOS(SIN(RADIANS([.$B$3]))*SIN(RADIANS([.T136]))+COS(RADIANS([.$B$3]))*COS(RADIANS([.T136]))*COS(RADIANS([.AC136]))))" office:value-type="float" office:value="31.5585711454135" calcext:value-type="float">
            <text:p>31.5585711454135</text:p>
          </table:table-cell>
          <table:table-cell table:formula="of:=90-[.AD136]" office:value-type="float" office:value="58.4414288545865" calcext:value-type="float">
            <text:p>58.4414288545865</text:p>
          </table:table-cell>
          <table:table-cell table:formula="of:=IF([.AE136]&gt;85;0;IF([.AE136]&gt;5;58.1/TAN(RADIANS([.AE136]))-0.07/POWER(TAN(RADIANS([.AE136]));3)+0.000086/POWER(TAN(RADIANS([.AE136]));5);IF([.AE136]&gt;-0.575;1735+[.AE136]*(-518.2+[.AE136]*(103.4+[.AE136]*(-12.79+[.AE136]*0.711)));-20.772/TAN(RADIANS([.AE136])))))/3600" office:value-type="float" office:value="0.00990812825383655" calcext:value-type="float">
            <text:p>0.00990812825383655</text:p>
          </table:table-cell>
          <table:table-cell table:formula="of:=[.AE136]+[.AF136]" office:value-type="float" office:value="58.4513369828403" calcext:value-type="float">
            <text:p>58.4513369828403</text:p>
          </table:table-cell>
          <table:table-cell table:formula="of:=IF([.AC136]&gt;0;MOD(DEGREES(ACOS(((SIN(RADIANS([.$B$3]))*COS(RADIANS([.AD136])))-SIN(RADIANS([.T136])))/(COS(RADIANS([.$B$3]))*SIN(RADIANS([.AD136])))))+180;360);MOD(540-DEGREES(ACOS(((SIN(RADIANS([.$B$3]))*COS(RADIANS([.AD136])))-SIN(RADIANS([.T136])))/(COS(RADIANS([.$B$3]))*SIN(RADIANS([.AD136])))));360))" office:value-type="float" office:value="216.889824099968" calcext:value-type="float">
            <text:p>216.88982409996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36]+0.1/24" office:value-type="time" office:time-value="PT13H36M00S" calcext:value-type="time">
            <text:p>13:36:00</text:p>
          </table:table-cell>
          <table:table-cell table:style-name="ce9" table:formula="of:=[.D137]+2415018.5+[.E137]-[.$B$5]/24" office:value-type="float" office:value="2460352.775" calcext:value-type="float">
            <text:p>2460352.78</text:p>
          </table:table-cell>
          <table:table-cell table:style-name="ce10" table:formula="of:=([.F137]-2451545)/36525" office:value-type="float" office:value="0.241143737166335" calcext:value-type="float">
            <text:p>0.24114374</text:p>
          </table:table-cell>
          <table:table-cell/>
          <table:table-cell table:formula="of:=MOD(280.46646+[.G137]*(36000.76983+[.G137]*0.0003032);360)" office:value-type="float" office:value="321.8266553024" calcext:value-type="float">
            <text:p>321.8266553024</text:p>
          </table:table-cell>
          <table:table-cell table:formula="of:=357.52911+[.G137]*(35999.05029-0.0001537*[.G137])" office:value-type="float" office:value="9038.47462243172" calcext:value-type="float">
            <text:p>9038.47462243172</text:p>
          </table:table-cell>
          <table:table-cell table:formula="of:=0.016708634-[.G137]*(0.000042037+0.0000001267*[.G137])" office:value-type="float" office:value="0.0166984896730775" calcext:value-type="float">
            <text:p>0.0166984896730775</text:p>
          </table:table-cell>
          <table:table-cell table:formula="of:=SIN(RADIANS([.J137]))*(1.914602-[.G137]*(0.004817+0.000014*[.G137]))+SIN(RADIANS(2*[.J137]))*(0.019993-0.000101*[.G137])+SIN(RADIANS(3*[.J137]))*0.000289" office:value-type="float" office:value="1.2101946490612" calcext:value-type="float">
            <text:p>1.2101946490612</text:p>
          </table:table-cell>
          <table:table-cell table:formula="of:=[.I137]+[.L137]" office:value-type="float" office:value="323.036849951462" calcext:value-type="float">
            <text:p>323.036849951462</text:p>
          </table:table-cell>
          <table:table-cell table:formula="of:=[.J137]+[.L137]" office:value-type="float" office:value="9039.68481708078" calcext:value-type="float">
            <text:p>9039.68481708078</text:p>
          </table:table-cell>
          <table:table-cell table:formula="of:=(1.000001018*(1-[.K137]*[.K137]))/(1+[.K137]*COS(RADIANS([.N137])))" office:value-type="float" office:value="0.987038110097012" calcext:value-type="float">
            <text:p>0.987038110097012</text:p>
          </table:table-cell>
          <table:table-cell table:formula="of:=[.M137]-0.00569-0.00478*SIN(RADIANS(125.04-1934.136*[.G137]))" office:value-type="float" office:value="323.029632541688" calcext:value-type="float">
            <text:p>323.029632541688</text:p>
          </table:table-cell>
          <table:table-cell table:formula="of:=23+(26+((21.448-[.G137]*(46.815+[.G137]*(0.00059-[.G137]*0.001813))))/60)/60" office:value-type="float" office:value="23.4361552352941" calcext:value-type="float">
            <text:p>23.4361552352941</text:p>
          </table:table-cell>
          <table:table-cell table:formula="of:=[.Q137]+0.00256*COS(RADIANS(125.04-1934.136*[.G137]))" office:value-type="float" office:value="23.4385810200828" calcext:value-type="float">
            <text:p>23.4385810200828</text:p>
          </table:table-cell>
          <table:table-cell table:formula="of:=DEGREES(ATAN2(COS(RADIANS([.P137]));COS(RADIANS([.R137]))*SIN(RADIANS([.P137]))))" office:value-type="float" office:value="-34.6302141270326" calcext:value-type="float">
            <text:p>-34.6302141270326</text:p>
          </table:table-cell>
          <table:table-cell table:formula="of:=DEGREES(ASIN(SIN(RADIANS([.R137]))*SIN(RADIANS([.P137]))))" office:value-type="float" office:value="-13.8403375281385" calcext:value-type="float">
            <text:p>-13.8403375281385</text:p>
          </table:table-cell>
          <table:table-cell table:formula="of:=TAN(RADIANS([.R137]/2))*TAN(RADIANS([.R137]/2))" office:value-type="float" office:value="0.0430318476898848" calcext:value-type="float">
            <text:p>0.0430318476898848</text:p>
          </table:table-cell>
          <table:table-cell table:formula="of:=4*DEGREES([.U137]*SIN(2*RADIANS([.I137]))-2*[.K137]*SIN(RADIANS([.J137]))+4*[.K137]*[.U137]*SIN(RADIANS([.J137]))*COS(2*RADIANS([.I137]))-0.5*[.U137]*[.U137]*SIN(4*RADIANS([.I137]))-1.25*[.K137]*[.K137]*SIN(2*RADIANS([.J137])))" office:value-type="float" office:value="-14.2293060106406" calcext:value-type="float">
            <text:p>-14.2293060106406</text:p>
          </table:table-cell>
          <table:table-cell table:formula="of:=DEGREES(ACOS(COS(RADIANS(90.833))/(COS(RADIANS([.$B$3]))*COS(RADIANS([.T137])))-TAN(RADIANS([.$B$3]))*TAN(RADIANS([.T137]))))" office:value-type="float" office:value="87.9863438219401" calcext:value-type="float">
            <text:p>87.9863438219401</text:p>
          </table:table-cell>
          <table:table-cell table:style-name="ce22" table:formula="of:=(720-4*[.$B$4]-[.V137]+[.$B$5]*60)/1440" office:value-type="time" office:time-value="PT12H14M29.139240638S" calcext:value-type="time">
            <text:p>12:14:29</text:p>
          </table:table-cell>
          <table:table-cell table:style-name="ce8" table:formula="of:=[.X137]-[.W137]*4/1440" office:value-type="time" office:time-value="PT06H22M32.416723373S" calcext:value-type="time">
            <text:p>6:22:32</text:p>
          </table:table-cell>
          <table:table-cell table:style-name="ce8" table:formula="of:=[.X137]+[.W137]*4/1440" office:value-type="time" office:time-value="PT18H06M25.861757904S" calcext:value-type="time">
            <text:p>18:06:25</text:p>
          </table:table-cell>
          <table:table-cell table:style-name="ce11" table:formula="of:=8*[.W137]" office:value-type="float" office:value="703.890750575521" calcext:value-type="float">
            <text:p>703.890750575521</text:p>
          </table:table-cell>
          <table:table-cell table:formula="of:=MOD([.E137]*1440+[.V137]+4*[.$B$4]-60*[.$B$5];1440)" office:value-type="float" office:value="801.514345989359" calcext:value-type="float">
            <text:p>801.514345989359</text:p>
          </table:table-cell>
          <table:table-cell table:formula="of:=IF([.AB137]/4&lt;0;[.AB137]/4+180;[.AB137]/4-180)" office:value-type="float" office:value="20.3785864973398" calcext:value-type="float">
            <text:p>20.3785864973398</text:p>
          </table:table-cell>
          <table:table-cell table:formula="of:=DEGREES(ACOS(SIN(RADIANS([.$B$3]))*SIN(RADIANS([.T137]))+COS(RADIANS([.$B$3]))*COS(RADIANS([.T137]))*COS(RADIANS([.AC137]))))" office:value-type="float" office:value="32.4617287464865" calcext:value-type="float">
            <text:p>32.4617287464865</text:p>
          </table:table-cell>
          <table:table-cell table:formula="of:=90-[.AD137]" office:value-type="float" office:value="57.5382712535135" calcext:value-type="float">
            <text:p>57.5382712535135</text:p>
          </table:table-cell>
          <table:table-cell table:formula="of:=IF([.AE137]&gt;85;0;IF([.AE137]&gt;5;58.1/TAN(RADIANS([.AE137]))-0.07/POWER(TAN(RADIANS([.AE137]));3)+0.000086/POWER(TAN(RADIANS([.AE137]));5);IF([.AE137]&gt;-0.575;1735+[.AE137]*(-518.2+[.AE137]*(103.4+[.AE137]*(-12.79+[.AE137]*0.711)));-20.772/TAN(RADIANS([.AE137])))))/3600" office:value-type="float" office:value="0.0102614543864004" calcext:value-type="float">
            <text:p>0.0102614543864004</text:p>
          </table:table-cell>
          <table:table-cell table:formula="of:=[.AE137]+[.AF137]" office:value-type="float" office:value="57.5485327078999" calcext:value-type="float">
            <text:p>57.5485327078999</text:p>
          </table:table-cell>
          <table:table-cell table:formula="of:=IF([.AC137]&gt;0;MOD(DEGREES(ACOS(((SIN(RADIANS([.$B$3]))*COS(RADIANS([.AD137])))-SIN(RADIANS([.T137])))/(COS(RADIANS([.$B$3]))*SIN(RADIANS([.AD137])))))+180;360);MOD(540-DEGREES(ACOS(((SIN(RADIANS([.$B$3]))*COS(RADIANS([.AD137])))-SIN(RADIANS([.T137])))/(COS(RADIANS([.$B$3]))*SIN(RADIANS([.AD137])))));360))" office:value-type="float" office:value="219.045686625346" calcext:value-type="float">
            <text:p>219.04568662534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37]+0.1/24" office:value-type="time" office:time-value="PT13H42M00S" calcext:value-type="time">
            <text:p>13:42:00</text:p>
          </table:table-cell>
          <table:table-cell table:style-name="ce9" table:formula="of:=[.D138]+2415018.5+[.E138]-[.$B$5]/24" office:value-type="float" office:value="2460352.77916667" calcext:value-type="float">
            <text:p>2460352.78</text:p>
          </table:table-cell>
          <table:table-cell table:style-name="ce10" table:formula="of:=([.F138]-2451545)/36525" office:value-type="float" office:value="0.241143851243444" calcext:value-type="float">
            <text:p>0.24114385</text:p>
          </table:table-cell>
          <table:table-cell/>
          <table:table-cell table:formula="of:=MOD(280.46646+[.G138]*(36000.76983+[.G138]*0.0003032);360)" office:value-type="float" office:value="321.830762166173" calcext:value-type="float">
            <text:p>321.830762166173</text:p>
          </table:table-cell>
          <table:table-cell table:formula="of:=357.52911+[.G138]*(35999.05029-0.0001537*[.G138])" office:value-type="float" office:value="9038.47872909931" calcext:value-type="float">
            <text:p>9038.47872909931</text:p>
          </table:table-cell>
          <table:table-cell table:formula="of:=0.016708634-[.G138]*(0.000042037+0.0000001267*[.G138])" office:value-type="float" office:value="0.016698489668275" calcext:value-type="float">
            <text:p>0.016698489668275</text:p>
          </table:table-cell>
          <table:table-cell table:formula="of:=SIN(RADIANS([.J138]))*(1.914602-[.G138]*(0.004817+0.000014*[.G138]))+SIN(RADIANS(2*[.J138]))*(0.019993-0.000101*[.G138])+SIN(RADIANS(3*[.J138]))*0.000289" office:value-type="float" office:value="1.21030263417711" calcext:value-type="float">
            <text:p>1.21030263417711</text:p>
          </table:table-cell>
          <table:table-cell table:formula="of:=[.I138]+[.L138]" office:value-type="float" office:value="323.04106480035" calcext:value-type="float">
            <text:p>323.04106480035</text:p>
          </table:table-cell>
          <table:table-cell table:formula="of:=[.J138]+[.L138]" office:value-type="float" office:value="9039.68903173349" calcext:value-type="float">
            <text:p>9039.68903173349</text:p>
          </table:table-cell>
          <table:table-cell table:formula="of:=(1.000001018*(1-[.K138]*[.K138]))/(1+[.K138]*COS(RADIANS([.N138])))" office:value-type="float" office:value="0.987038874515111" calcext:value-type="float">
            <text:p>0.987038874515111</text:p>
          </table:table-cell>
          <table:table-cell table:formula="of:=[.M138]-0.00569-0.00478*SIN(RADIANS(125.04-1934.136*[.G138]))" office:value-type="float" office:value="323.033847408019" calcext:value-type="float">
            <text:p>323.033847408019</text:p>
          </table:table-cell>
          <table:table-cell table:formula="of:=23+(26+((21.448-[.G138]*(46.815+[.G138]*(0.00059-[.G138]*0.001813))))/60)/60" office:value-type="float" office:value="23.4361552338106" calcext:value-type="float">
            <text:p>23.4361552338106</text:p>
          </table:table-cell>
          <table:table-cell table:formula="of:=[.Q138]+0.00256*COS(RADIANS(125.04-1934.136*[.G138]))" office:value-type="float" office:value="23.4385810217495" calcext:value-type="float">
            <text:p>23.4385810217495</text:p>
          </table:table-cell>
          <table:table-cell table:formula="of:=DEGREES(ATAN2(COS(RADIANS([.P138]));COS(RADIANS([.R138]))*SIN(RADIANS([.P138]))))" office:value-type="float" office:value="-34.6261123406313" calcext:value-type="float">
            <text:p>-34.6261123406313</text:p>
          </table:table-cell>
          <table:table-cell table:formula="of:=DEGREES(ASIN(SIN(RADIANS([.R138]))*SIN(RADIANS([.P138]))))" office:value-type="float" office:value="-13.8389579847036" calcext:value-type="float">
            <text:p>-13.8389579847036</text:p>
          </table:table-cell>
          <table:table-cell table:formula="of:=TAN(RADIANS([.R138]/2))*TAN(RADIANS([.R138]/2))" office:value-type="float" office:value="0.0430318476961786" calcext:value-type="float">
            <text:p>0.0430318476961786</text:p>
          </table:table-cell>
          <table:table-cell table:formula="of:=4*DEGREES([.U138]*SIN(2*RADIANS([.I138]))-2*[.K138]*SIN(RADIANS([.J138]))+4*[.K138]*[.U138]*SIN(RADIANS([.J138]))*COS(2*RADIANS([.I138]))-0.5*[.U138]*[.U138]*SIN(4*RADIANS([.I138]))-1.25*[.K138]*[.K138]*SIN(2*RADIANS([.J138])))" office:value-type="float" office:value="-14.2292843741883" calcext:value-type="float">
            <text:p>-14.2292843741883</text:p>
          </table:table-cell>
          <table:table-cell table:formula="of:=DEGREES(ACOS(COS(RADIANS(90.833))/(COS(RADIANS([.$B$3]))*COS(RADIANS([.T138])))-TAN(RADIANS([.$B$3]))*TAN(RADIANS([.T138]))))" office:value-type="float" office:value="87.9866382749532" calcext:value-type="float">
            <text:p>87.9866382749532</text:p>
          </table:table-cell>
          <table:table-cell table:style-name="ce22" table:formula="of:=(720-4*[.$B$4]-[.V138]+[.$B$5]*60)/1440" office:value-type="time" office:time-value="PT12H14M29.137942451S" calcext:value-type="time">
            <text:p>12:14:29</text:p>
          </table:table-cell>
          <table:table-cell table:style-name="ce8" table:formula="of:=[.X138]-[.W138]*4/1440" office:value-type="time" office:time-value="PT06H22M32.344756463S" calcext:value-type="time">
            <text:p>6:22:32</text:p>
          </table:table-cell>
          <table:table-cell table:style-name="ce8" table:formula="of:=[.X138]+[.W138]*4/1440" office:value-type="time" office:time-value="PT18H06M25.93112844S" calcext:value-type="time">
            <text:p>18:06:25</text:p>
          </table:table-cell>
          <table:table-cell table:style-name="ce11" table:formula="of:=8*[.W138]" office:value-type="float" office:value="703.893106199625" calcext:value-type="float">
            <text:p>703.893106199625</text:p>
          </table:table-cell>
          <table:table-cell table:formula="of:=MOD([.E138]*1440+[.V138]+4*[.$B$4]-60*[.$B$5];1440)" office:value-type="float" office:value="807.514367625812" calcext:value-type="float">
            <text:p>807.514367625812</text:p>
          </table:table-cell>
          <table:table-cell table:formula="of:=IF([.AB138]/4&lt;0;[.AB138]/4+180;[.AB138]/4-180)" office:value-type="float" office:value="21.8785919064529" calcext:value-type="float">
            <text:p>21.8785919064529</text:p>
          </table:table-cell>
          <table:table-cell table:formula="of:=DEGREES(ACOS(SIN(RADIANS([.$B$3]))*SIN(RADIANS([.T138]))+COS(RADIANS([.$B$3]))*COS(RADIANS([.T138]))*COS(RADIANS([.AC138]))))" office:value-type="float" office:value="33.4067015667771" calcext:value-type="float">
            <text:p>33.4067015667771</text:p>
          </table:table-cell>
          <table:table-cell table:formula="of:=90-[.AD138]" office:value-type="float" office:value="56.5932984332229" calcext:value-type="float">
            <text:p>56.5932984332229</text:p>
          </table:table-cell>
          <table:table-cell table:formula="of:=IF([.AE138]&gt;85;0;IF([.AE138]&gt;5;58.1/TAN(RADIANS([.AE138]))-0.07/POWER(TAN(RADIANS([.AE138]));3)+0.000086/POWER(TAN(RADIANS([.AE138]));5);IF([.AE138]&gt;-0.575;1735+[.AE138]*(-518.2+[.AE138]*(103.4+[.AE138]*(-12.79+[.AE138]*0.711)));-20.772/TAN(RADIANS([.AE138])))))/3600" office:value-type="float" office:value="0.0106387694162796" calcext:value-type="float">
            <text:p>0.0106387694162796</text:p>
          </table:table-cell>
          <table:table-cell table:formula="of:=[.AE138]+[.AF138]" office:value-type="float" office:value="56.6039372026392" calcext:value-type="float">
            <text:p>56.6039372026392</text:p>
          </table:table-cell>
          <table:table-cell table:formula="of:=IF([.AC138]&gt;0;MOD(DEGREES(ACOS(((SIN(RADIANS([.$B$3]))*COS(RADIANS([.AD138])))-SIN(RADIANS([.T138])))/(COS(RADIANS([.$B$3]))*SIN(RADIANS([.AD138])))))+180;360);MOD(540-DEGREES(ACOS(((SIN(RADIANS([.$B$3]))*COS(RADIANS([.AD138])))-SIN(RADIANS([.T138])))/(COS(RADIANS([.$B$3]))*SIN(RADIANS([.AD138])))));360))" office:value-type="float" office:value="221.084452496596" calcext:value-type="float">
            <text:p>221.08445249659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38]+0.1/24" office:value-type="time" office:time-value="PT13H48M00S" calcext:value-type="time">
            <text:p>13:48:00</text:p>
          </table:table-cell>
          <table:table-cell table:style-name="ce9" table:formula="of:=[.D139]+2415018.5+[.E139]-[.$B$5]/24" office:value-type="float" office:value="2460352.78333333" calcext:value-type="float">
            <text:p>2460352.78</text:p>
          </table:table-cell>
          <table:table-cell table:style-name="ce10" table:formula="of:=([.F139]-2451545)/36525" office:value-type="float" office:value="0.241143965320566" calcext:value-type="float">
            <text:p>0.24114397</text:p>
          </table:table-cell>
          <table:table-cell/>
          <table:table-cell table:formula="of:=MOD(280.46646+[.G139]*(36000.76983+[.G139]*0.0003032);360)" office:value-type="float" office:value="321.834869030405" calcext:value-type="float">
            <text:p>321.834869030405</text:p>
          </table:table-cell>
          <table:table-cell table:formula="of:=357.52911+[.G139]*(35999.05029-0.0001537*[.G139])" office:value-type="float" office:value="9038.48283576735" calcext:value-type="float">
            <text:p>9038.48283576735</text:p>
          </table:table-cell>
          <table:table-cell table:formula="of:=0.016708634-[.G139]*(0.000042037+0.0000001267*[.G139])" office:value-type="float" office:value="0.0166984896634726" calcext:value-type="float">
            <text:p>0.0166984896634726</text:p>
          </table:table-cell>
          <table:table-cell table:formula="of:=SIN(RADIANS([.J139]))*(1.914602-[.G139]*(0.004817+0.000014*[.G139]))+SIN(RADIANS(2*[.J139]))*(0.019993-0.000101*[.G139])+SIN(RADIANS(3*[.J139]))*0.000289" office:value-type="float" office:value="1.21041061277673" calcext:value-type="float">
            <text:p>1.21041061277673</text:p>
          </table:table-cell>
          <table:table-cell table:formula="of:=[.I139]+[.L139]" office:value-type="float" office:value="323.045279643181" calcext:value-type="float">
            <text:p>323.045279643181</text:p>
          </table:table-cell>
          <table:table-cell table:formula="of:=[.J139]+[.L139]" office:value-type="float" office:value="9039.69324638013" calcext:value-type="float">
            <text:p>9039.69324638013</text:p>
          </table:table-cell>
          <table:table-cell table:formula="of:=(1.000001018*(1-[.K139]*[.K139]))/(1+[.K139]*COS(RADIANS([.N139])))" office:value-type="float" office:value="0.987039639001054" calcext:value-type="float">
            <text:p>0.987039639001054</text:p>
          </table:table-cell>
          <table:table-cell table:formula="of:=[.M139]-0.00569-0.00478*SIN(RADIANS(125.04-1934.136*[.G139]))" office:value-type="float" office:value="323.038062268293" calcext:value-type="float">
            <text:p>323.038062268293</text:p>
          </table:table-cell>
          <table:table-cell table:formula="of:=23+(26+((21.448-[.G139]*(46.815+[.G139]*(0.00059-[.G139]*0.001813))))/60)/60" office:value-type="float" office:value="23.4361552323272" calcext:value-type="float">
            <text:p>23.4361552323272</text:p>
          </table:table-cell>
          <table:table-cell table:formula="of:=[.Q139]+0.00256*COS(RADIANS(125.04-1934.136*[.G139]))" office:value-type="float" office:value="23.4385810234161" calcext:value-type="float">
            <text:p>23.4385810234161</text:p>
          </table:table-cell>
          <table:table-cell table:formula="of:=DEGREES(ATAN2(COS(RADIANS([.P139]));COS(RADIANS([.R139]))*SIN(RADIANS([.P139]))))" office:value-type="float" office:value="-34.6220106087845" calcext:value-type="float">
            <text:p>-34.6220106087845</text:p>
          </table:table-cell>
          <table:table-cell table:formula="of:=DEGREES(ASIN(SIN(RADIANS([.R139]))*SIN(RADIANS([.P139]))))" office:value-type="float" office:value="-13.8375783750528" calcext:value-type="float">
            <text:p>-13.8375783750528</text:p>
          </table:table-cell>
          <table:table-cell table:formula="of:=TAN(RADIANS([.R139]/2))*TAN(RADIANS([.R139]/2))" office:value-type="float" office:value="0.0430318477024723" calcext:value-type="float">
            <text:p>0.0430318477024723</text:p>
          </table:table-cell>
          <table:table-cell table:formula="of:=4*DEGREES([.U139]*SIN(2*RADIANS([.I139]))-2*[.K139]*SIN(RADIANS([.J139]))+4*[.K139]*[.U139]*SIN(RADIANS([.J139]))*COS(2*RADIANS([.I139]))-0.5*[.U139]*[.U139]*SIN(4*RADIANS([.I139]))-1.25*[.K139]*[.K139]*SIN(2*RADIANS([.J139])))" office:value-type="float" office:value="-14.2292625149188" calcext:value-type="float">
            <text:p>-14.2292625149188</text:p>
          </table:table-cell>
          <table:table-cell table:formula="of:=DEGREES(ACOS(COS(RADIANS(90.833))/(COS(RADIANS([.$B$3]))*COS(RADIANS([.T139])))-TAN(RADIANS([.$B$3]))*TAN(RADIANS([.T139]))))" office:value-type="float" office:value="87.9869327390611" calcext:value-type="float">
            <text:p>87.9869327390611</text:p>
          </table:table-cell>
          <table:table-cell table:style-name="ce22" table:formula="of:=(720-4*[.$B$4]-[.V139]+[.$B$5]*60)/1440" office:value-type="time" office:time-value="PT12H14M29.136630895S" calcext:value-type="time">
            <text:p>12:14:29</text:p>
          </table:table-cell>
          <table:table-cell table:style-name="ce8" table:formula="of:=[.X139]-[.W139]*4/1440" office:value-type="time" office:time-value="PT06H22M32.27277352S" calcext:value-type="time">
            <text:p>6:22:32</text:p>
          </table:table-cell>
          <table:table-cell table:style-name="ce8" table:formula="of:=[.X139]+[.W139]*4/1440" office:value-type="time" office:time-value="PT18H06M26.00048827S" calcext:value-type="time">
            <text:p>18:06:26</text:p>
          </table:table-cell>
          <table:table-cell table:style-name="ce11" table:formula="of:=8*[.W139]" office:value-type="float" office:value="703.895461912488" calcext:value-type="float">
            <text:p>703.895461912488</text:p>
          </table:table-cell>
          <table:table-cell table:formula="of:=MOD([.E139]*1440+[.V139]+4*[.$B$4]-60*[.$B$5];1440)" office:value-type="float" office:value="813.514389485081" calcext:value-type="float">
            <text:p>813.514389485081</text:p>
          </table:table-cell>
          <table:table-cell table:formula="of:=IF([.AB139]/4&lt;0;[.AB139]/4+180;[.AB139]/4-180)" office:value-type="float" office:value="23.3785973712703" calcext:value-type="float">
            <text:p>23.3785973712703</text:p>
          </table:table-cell>
          <table:table-cell table:formula="of:=DEGREES(ACOS(SIN(RADIANS([.$B$3]))*SIN(RADIANS([.T139]))+COS(RADIANS([.$B$3]))*COS(RADIANS([.T139]))*COS(RADIANS([.AC139]))))" office:value-type="float" office:value="34.3900408813461" calcext:value-type="float">
            <text:p>34.3900408813461</text:p>
          </table:table-cell>
          <table:table-cell table:formula="of:=90-[.AD139]" office:value-type="float" office:value="55.6099591186539" calcext:value-type="float">
            <text:p>55.6099591186539</text:p>
          </table:table-cell>
          <table:table-cell table:formula="of:=IF([.AE139]&gt;85;0;IF([.AE139]&gt;5;58.1/TAN(RADIANS([.AE139]))-0.07/POWER(TAN(RADIANS([.AE139]));3)+0.000086/POWER(TAN(RADIANS([.AE139]));5);IF([.AE139]&gt;-0.575;1735+[.AE139]*(-518.2+[.AE139]*(103.4+[.AE139]*(-12.79+[.AE139]*0.711)));-20.772/TAN(RADIANS([.AE139])))))/3600" office:value-type="float" office:value="0.0110401764623317" calcext:value-type="float">
            <text:p>0.0110401764623317</text:p>
          </table:table-cell>
          <table:table-cell table:formula="of:=[.AE139]+[.AF139]" office:value-type="float" office:value="55.6209992951162" calcext:value-type="float">
            <text:p>55.6209992951162</text:p>
          </table:table-cell>
          <table:table-cell table:formula="of:=IF([.AC139]&gt;0;MOD(DEGREES(ACOS(((SIN(RADIANS([.$B$3]))*COS(RADIANS([.AD139])))-SIN(RADIANS([.T139])))/(COS(RADIANS([.$B$3]))*SIN(RADIANS([.AD139])))))+180;360);MOD(540-DEGREES(ACOS(((SIN(RADIANS([.$B$3]))*COS(RADIANS([.AD139])))-SIN(RADIANS([.T139])))/(COS(RADIANS([.$B$3]))*SIN(RADIANS([.AD139])))));360))" office:value-type="float" office:value="223.011105906994" calcext:value-type="float">
            <text:p>223.01110590699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39]+0.1/24" office:value-type="time" office:time-value="PT13H54M00S" calcext:value-type="time">
            <text:p>13:54:00</text:p>
          </table:table-cell>
          <table:table-cell table:style-name="ce9" table:formula="of:=[.D140]+2415018.5+[.E140]-[.$B$5]/24" office:value-type="float" office:value="2460352.7875" calcext:value-type="float">
            <text:p>2460352.79</text:p>
          </table:table-cell>
          <table:table-cell table:style-name="ce10" table:formula="of:=([.F140]-2451545)/36525" office:value-type="float" office:value="0.241144079397675" calcext:value-type="float">
            <text:p>0.24114408</text:p>
          </table:table-cell>
          <table:table-cell/>
          <table:table-cell table:formula="of:=MOD(280.46646+[.G140]*(36000.76983+[.G140]*0.0003032);360)" office:value-type="float" office:value="321.838975894176" calcext:value-type="float">
            <text:p>321.838975894176</text:p>
          </table:table-cell>
          <table:table-cell table:formula="of:=357.52911+[.G140]*(35999.05029-0.0001537*[.G140])" office:value-type="float" office:value="9038.48694243494" calcext:value-type="float">
            <text:p>9038.48694243494</text:p>
          </table:table-cell>
          <table:table-cell table:formula="of:=0.016708634-[.G140]*(0.000042037+0.0000001267*[.G140])" office:value-type="float" office:value="0.0166984896586702" calcext:value-type="float">
            <text:p>0.0166984896586702</text:p>
          </table:table-cell>
          <table:table-cell table:formula="of:=SIN(RADIANS([.J140]))*(1.914602-[.G140]*(0.004817+0.000014*[.G140]))+SIN(RADIANS(2*[.J140]))*(0.019993-0.000101*[.G140])+SIN(RADIANS(3*[.J140]))*0.000289" office:value-type="float" office:value="1.21051858483556" calcext:value-type="float">
            <text:p>1.21051858483556</text:p>
          </table:table-cell>
          <table:table-cell table:formula="of:=[.I140]+[.L140]" office:value-type="float" office:value="323.049494479011" calcext:value-type="float">
            <text:p>323.049494479011</text:p>
          </table:table-cell>
          <table:table-cell table:formula="of:=[.J140]+[.L140]" office:value-type="float" office:value="9039.69746101978" calcext:value-type="float">
            <text:p>9039.69746101978</text:p>
          </table:table-cell>
          <table:table-cell table:formula="of:=(1.000001018*(1-[.K140]*[.K140]))/(1+[.K140]*COS(RADIANS([.N140])))" office:value-type="float" office:value="0.987040403554666" calcext:value-type="float">
            <text:p>0.987040403554666</text:p>
          </table:table-cell>
          <table:table-cell table:formula="of:=[.M140]-0.00569-0.00478*SIN(RADIANS(125.04-1934.136*[.G140]))" office:value-type="float" office:value="323.042277121565" calcext:value-type="float">
            <text:p>323.042277121565</text:p>
          </table:table-cell>
          <table:table-cell table:formula="of:=23+(26+((21.448-[.G140]*(46.815+[.G140]*(0.00059-[.G140]*0.001813))))/60)/60" office:value-type="float" office:value="23.4361552308437" calcext:value-type="float">
            <text:p>23.4361552308437</text:p>
          </table:table-cell>
          <table:table-cell table:formula="of:=[.Q140]+0.00256*COS(RADIANS(125.04-1934.136*[.G140]))" office:value-type="float" office:value="23.4385810250827" calcext:value-type="float">
            <text:p>23.4385810250827</text:p>
          </table:table-cell>
          <table:table-cell table:formula="of:=DEGREES(ATAN2(COS(RADIANS([.P140]));COS(RADIANS([.R140]))*SIN(RADIANS([.P140]))))" office:value-type="float" office:value="-34.6179089324071" calcext:value-type="float">
            <text:p>-34.6179089324071</text:p>
          </table:table-cell>
          <table:table-cell table:formula="of:=DEGREES(ASIN(SIN(RADIANS([.R140]))*SIN(RADIANS([.P140]))))" office:value-type="float" office:value="-13.8361986995032" calcext:value-type="float">
            <text:p>-13.8361986995032</text:p>
          </table:table-cell>
          <table:table-cell table:formula="of:=TAN(RADIANS([.R140]/2))*TAN(RADIANS([.R140]/2))" office:value-type="float" office:value="0.0430318477087658" calcext:value-type="float">
            <text:p>0.0430318477087658</text:p>
          </table:table-cell>
          <table:table-cell table:formula="of:=4*DEGREES([.U140]*SIN(2*RADIANS([.I140]))-2*[.K140]*SIN(RADIANS([.J140]))+4*[.K140]*[.U140]*SIN(RADIANS([.J140]))*COS(2*RADIANS([.I140]))-0.5*[.U140]*[.U140]*SIN(4*RADIANS([.I140]))-1.25*[.K140]*[.K140]*SIN(2*RADIANS([.J140])))" office:value-type="float" office:value="-14.2292404328495" calcext:value-type="float">
            <text:p>-14.2292404328495</text:p>
          </table:table-cell>
          <table:table-cell table:formula="of:=DEGREES(ACOS(COS(RADIANS(90.833))/(COS(RADIANS([.$B$3]))*COS(RADIANS([.T140])))-TAN(RADIANS([.$B$3]))*TAN(RADIANS([.T140]))))" office:value-type="float" office:value="87.987227214196" calcext:value-type="float">
            <text:p>87.987227214196</text:p>
          </table:table-cell>
          <table:table-cell table:style-name="ce22" table:formula="of:=(720-4*[.$B$4]-[.V140]+[.$B$5]*60)/1440" office:value-type="time" office:time-value="PT12H14M29.135305971S" calcext:value-type="time">
            <text:p>12:14:29</text:p>
          </table:table-cell>
          <table:table-cell table:style-name="ce8" table:formula="of:=[.X140]-[.W140]*4/1440" office:value-type="time" office:time-value="PT06H22M32.200774564S" calcext:value-type="time">
            <text:p>6:22:32</text:p>
          </table:table-cell>
          <table:table-cell table:style-name="ce8" table:formula="of:=[.X140]+[.W140]*4/1440" office:value-type="time" office:time-value="PT18H06M26.069837378S" calcext:value-type="time">
            <text:p>18:06:26</text:p>
          </table:table-cell>
          <table:table-cell table:style-name="ce11" table:formula="of:=8*[.W140]" office:value-type="float" office:value="703.897817713568" calcext:value-type="float">
            <text:p>703.897817713568</text:p>
          </table:table-cell>
          <table:table-cell table:formula="of:=MOD([.E140]*1440+[.V140]+4*[.$B$4]-60*[.$B$5];1440)" office:value-type="float" office:value="819.514411567151" calcext:value-type="float">
            <text:p>819.514411567151</text:p>
          </table:table-cell>
          <table:table-cell table:formula="of:=IF([.AB140]/4&lt;0;[.AB140]/4+180;[.AB140]/4-180)" office:value-type="float" office:value="24.8786028917876" calcext:value-type="float">
            <text:p>24.8786028917876</text:p>
          </table:table-cell>
          <table:table-cell table:formula="of:=DEGREES(ACOS(SIN(RADIANS([.$B$3]))*SIN(RADIANS([.T140]))+COS(RADIANS([.$B$3]))*COS(RADIANS([.T140]))*COS(RADIANS([.AC140]))))" office:value-type="float" office:value="35.4085483755781" calcext:value-type="float">
            <text:p>35.4085483755781</text:p>
          </table:table-cell>
          <table:table-cell table:formula="of:=90-[.AD140]" office:value-type="float" office:value="54.5914516244219" calcext:value-type="float">
            <text:p>54.5914516244219</text:p>
          </table:table-cell>
          <table:table-cell table:formula="of:=IF([.AE140]&gt;85;0;IF([.AE140]&gt;5;58.1/TAN(RADIANS([.AE140]))-0.07/POWER(TAN(RADIANS([.AE140]));3)+0.000086/POWER(TAN(RADIANS([.AE140]));5);IF([.AE140]&gt;-0.575;1735+[.AE140]*(-518.2+[.AE140]*(103.4+[.AE140]*(-12.79+[.AE140]*0.711)));-20.772/TAN(RADIANS([.AE140])))))/3600" office:value-type="float" office:value="0.0114659545122761" calcext:value-type="float">
            <text:p>0.0114659545122761</text:p>
          </table:table-cell>
          <table:table-cell table:formula="of:=[.AE140]+[.AF140]" office:value-type="float" office:value="54.6029175789342" calcext:value-type="float">
            <text:p>54.6029175789342</text:p>
          </table:table-cell>
          <table:table-cell table:formula="of:=IF([.AC140]&gt;0;MOD(DEGREES(ACOS(((SIN(RADIANS([.$B$3]))*COS(RADIANS([.AD140])))-SIN(RADIANS([.T140])))/(COS(RADIANS([.$B$3]))*SIN(RADIANS([.AD140])))))+180;360);MOD(540-DEGREES(ACOS(((SIN(RADIANS([.$B$3]))*COS(RADIANS([.AD140])))-SIN(RADIANS([.T140])))/(COS(RADIANS([.$B$3]))*SIN(RADIANS([.AD140])))));360))" office:value-type="float" office:value="224.831061565551" calcext:value-type="float">
            <text:p>224.8310615655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40]+0.1/24" office:value-type="time" office:time-value="PT14H00M00S" calcext:value-type="time">
            <text:p>14:00:00</text:p>
          </table:table-cell>
          <table:table-cell table:style-name="ce9" table:formula="of:=[.D141]+2415018.5+[.E141]-[.$B$5]/24" office:value-type="float" office:value="2460352.79166667" calcext:value-type="float">
            <text:p>2460352.79</text:p>
          </table:table-cell>
          <table:table-cell table:style-name="ce10" table:formula="of:=([.F141]-2451545)/36525" office:value-type="float" office:value="0.241144193474797" calcext:value-type="float">
            <text:p>0.24114419</text:p>
          </table:table-cell>
          <table:table-cell/>
          <table:table-cell table:formula="of:=MOD(280.46646+[.G141]*(36000.76983+[.G141]*0.0003032);360)" office:value-type="float" office:value="321.843082758409" calcext:value-type="float">
            <text:p>321.843082758409</text:p>
          </table:table-cell>
          <table:table-cell table:formula="of:=357.52911+[.G141]*(35999.05029-0.0001537*[.G141])" office:value-type="float" office:value="9038.49104910299" calcext:value-type="float">
            <text:p>9038.49104910299</text:p>
          </table:table-cell>
          <table:table-cell table:formula="of:=0.016708634-[.G141]*(0.000042037+0.0000001267*[.G141])" office:value-type="float" office:value="0.0166984896538678" calcext:value-type="float">
            <text:p>0.0166984896538678</text:p>
          </table:table-cell>
          <table:table-cell table:formula="of:=SIN(RADIANS([.J141]))*(1.914602-[.G141]*(0.004817+0.000014*[.G141]))+SIN(RADIANS(2*[.J141]))*(0.019993-0.000101*[.G141])+SIN(RADIANS(3*[.J141]))*0.000289" office:value-type="float" office:value="1.21062655037698" calcext:value-type="float">
            <text:p>1.21062655037698</text:p>
          </table:table-cell>
          <table:table-cell table:formula="of:=[.I141]+[.L141]" office:value-type="float" office:value="323.053709308786" calcext:value-type="float">
            <text:p>323.053709308786</text:p>
          </table:table-cell>
          <table:table-cell table:formula="of:=[.J141]+[.L141]" office:value-type="float" office:value="9039.70167565337" calcext:value-type="float">
            <text:p>9039.70167565337</text:p>
          </table:table-cell>
          <table:table-cell table:formula="of:=(1.000001018*(1-[.K141]*[.K141]))/(1+[.K141]*COS(RADIANS([.N141])))" office:value-type="float" office:value="0.987041168176112" calcext:value-type="float">
            <text:p>0.987041168176112</text:p>
          </table:table-cell>
          <table:table-cell table:formula="of:=[.M141]-0.00569-0.00478*SIN(RADIANS(125.04-1934.136*[.G141]))" office:value-type="float" office:value="323.046491968782" calcext:value-type="float">
            <text:p>323.046491968782</text:p>
          </table:table-cell>
          <table:table-cell table:formula="of:=23+(26+((21.448-[.G141]*(46.815+[.G141]*(0.00059-[.G141]*0.001813))))/60)/60" office:value-type="float" office:value="23.4361552293602" calcext:value-type="float">
            <text:p>23.4361552293602</text:p>
          </table:table-cell>
          <table:table-cell table:formula="of:=[.Q141]+0.00256*COS(RADIANS(125.04-1934.136*[.G141]))" office:value-type="float" office:value="23.4385810267492" calcext:value-type="float">
            <text:p>23.4385810267492</text:p>
          </table:table-cell>
          <table:table-cell table:formula="of:=DEGREES(ATAN2(COS(RADIANS([.P141]));COS(RADIANS([.R141]))*SIN(RADIANS([.P141]))))" office:value-type="float" office:value="-34.613807310575" calcext:value-type="float">
            <text:p>-34.613807310575</text:p>
          </table:table-cell>
          <table:table-cell table:formula="of:=DEGREES(ASIN(SIN(RADIANS([.R141]))*SIN(RADIANS([.P141]))))" office:value-type="float" office:value="-13.8348189577534" calcext:value-type="float">
            <text:p>-13.8348189577534</text:p>
          </table:table-cell>
          <table:table-cell table:formula="of:=TAN(RADIANS([.R141]/2))*TAN(RADIANS([.R141]/2))" office:value-type="float" office:value="0.0430318477150592" calcext:value-type="float">
            <text:p>0.0430318477150592</text:p>
          </table:table-cell>
          <table:table-cell table:formula="of:=4*DEGREES([.U141]*SIN(2*RADIANS([.I141]))-2*[.K141]*SIN(RADIANS([.J141]))+4*[.K141]*[.U141]*SIN(RADIANS([.J141]))*COS(2*RADIANS([.I141]))-0.5*[.U141]*[.U141]*SIN(4*RADIANS([.I141]))-1.25*[.K141]*[.K141]*SIN(2*RADIANS([.J141])))" office:value-type="float" office:value="-14.2292181279859" calcext:value-type="float">
            <text:p>-14.2292181279859</text:p>
          </table:table-cell>
          <table:table-cell table:formula="of:=DEGREES(ACOS(COS(RADIANS(90.833))/(COS(RADIANS([.$B$3]))*COS(RADIANS([.T141])))-TAN(RADIANS([.$B$3]))*TAN(RADIANS([.T141]))))" office:value-type="float" office:value="87.9875217004224" calcext:value-type="float">
            <text:p>87.9875217004224</text:p>
          </table:table-cell>
          <table:table-cell table:style-name="ce22" table:formula="of:=(720-4*[.$B$4]-[.V141]+[.$B$5]*60)/1440" office:value-type="time" office:time-value="PT12H14M29.133967679S" calcext:value-type="time">
            <text:p>12:14:29</text:p>
          </table:table-cell>
          <table:table-cell table:style-name="ce8" table:formula="of:=[.X141]-[.W141]*4/1440" office:value-type="time" office:time-value="PT06H22M32.128759578S" calcext:value-type="time">
            <text:p>6:22:32</text:p>
          </table:table-cell>
          <table:table-cell table:style-name="ce8" table:formula="of:=[.X141]+[.W141]*4/1440" office:value-type="time" office:time-value="PT18H06M26.139175781S" calcext:value-type="time">
            <text:p>18:06:26</text:p>
          </table:table-cell>
          <table:table-cell table:style-name="ce11" table:formula="of:=8*[.W141]" office:value-type="float" office:value="703.900173603379" calcext:value-type="float">
            <text:p>703.900173603379</text:p>
          </table:table-cell>
          <table:table-cell table:formula="of:=MOD([.E141]*1440+[.V141]+4*[.$B$4]-60*[.$B$5];1440)" office:value-type="float" office:value="825.514433872014" calcext:value-type="float">
            <text:p>825.514433872014</text:p>
          </table:table-cell>
          <table:table-cell table:formula="of:=IF([.AB141]/4&lt;0;[.AB141]/4+180;[.AB141]/4-180)" office:value-type="float" office:value="26.3786084680035" calcext:value-type="float">
            <text:p>26.3786084680035</text:p>
          </table:table-cell>
          <table:table-cell table:formula="of:=DEGREES(ACOS(SIN(RADIANS([.$B$3]))*SIN(RADIANS([.T141]))+COS(RADIANS([.$B$3]))*COS(RADIANS([.T141]))*COS(RADIANS([.AC141]))))" office:value-type="float" office:value="36.4592747371652" calcext:value-type="float">
            <text:p>36.4592747371652</text:p>
          </table:table-cell>
          <table:table-cell table:formula="of:=90-[.AD141]" office:value-type="float" office:value="53.5407252628348" calcext:value-type="float">
            <text:p>53.5407252628348</text:p>
          </table:table-cell>
          <table:table-cell table:formula="of:=IF([.AE141]&gt;85;0;IF([.AE141]&gt;5;58.1/TAN(RADIANS([.AE141]))-0.07/POWER(TAN(RADIANS([.AE141]));3)+0.000086/POWER(TAN(RADIANS([.AE141]));5);IF([.AE141]&gt;-0.575;1735+[.AE141]*(-518.2+[.AE141]*(103.4+[.AE141]*(-12.79+[.AE141]*0.711)));-20.772/TAN(RADIANS([.AE141])))))/3600" office:value-type="float" office:value="0.0119165686965058" calcext:value-type="float">
            <text:p>0.0119165686965058</text:p>
          </table:table-cell>
          <table:table-cell table:formula="of:=[.AE141]+[.AF141]" office:value-type="float" office:value="53.5526418315313" calcext:value-type="float">
            <text:p>53.5526418315313</text:p>
          </table:table-cell>
          <table:table-cell table:formula="of:=IF([.AC141]&gt;0;MOD(DEGREES(ACOS(((SIN(RADIANS([.$B$3]))*COS(RADIANS([.AD141])))-SIN(RADIANS([.T141])))/(COS(RADIANS([.$B$3]))*SIN(RADIANS([.AD141])))))+180;360);MOD(540-DEGREES(ACOS(((SIN(RADIANS([.$B$3]))*COS(RADIANS([.AD141])))-SIN(RADIANS([.T141])))/(COS(RADIANS([.$B$3]))*SIN(RADIANS([.AD141])))));360))" office:value-type="float" office:value="226.549964419367" calcext:value-type="float">
            <text:p>226.5499644193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41]+0.1/24" office:value-type="time" office:time-value="PT14H06M00S" calcext:value-type="time">
            <text:p>14:06:00</text:p>
          </table:table-cell>
          <table:table-cell table:style-name="ce9" table:formula="of:=[.D142]+2415018.5+[.E142]-[.$B$5]/24" office:value-type="float" office:value="2460352.79583333" calcext:value-type="float">
            <text:p>2460352.80</text:p>
          </table:table-cell>
          <table:table-cell table:style-name="ce10" table:formula="of:=([.F142]-2451545)/36525" office:value-type="float" office:value="0.241144307551907" calcext:value-type="float">
            <text:p>0.24114431</text:p>
          </table:table-cell>
          <table:table-cell/>
          <table:table-cell table:formula="of:=MOD(280.46646+[.G142]*(36000.76983+[.G142]*0.0003032);360)" office:value-type="float" office:value="321.847189622182" calcext:value-type="float">
            <text:p>321.847189622182</text:p>
          </table:table-cell>
          <table:table-cell table:formula="of:=357.52911+[.G142]*(35999.05029-0.0001537*[.G142])" office:value-type="float" office:value="9038.49515577058" calcext:value-type="float">
            <text:p>9038.49515577058</text:p>
          </table:table-cell>
          <table:table-cell table:formula="of:=0.016708634-[.G142]*(0.000042037+0.0000001267*[.G142])" office:value-type="float" office:value="0.0166984896490653" calcext:value-type="float">
            <text:p>0.0166984896490653</text:p>
          </table:table-cell>
          <table:table-cell table:formula="of:=SIN(RADIANS([.J142]))*(1.914602-[.G142]*(0.004817+0.000014*[.G142]))+SIN(RADIANS(2*[.J142]))*(0.019993-0.000101*[.G142])+SIN(RADIANS(3*[.J142]))*0.000289" office:value-type="float" office:value="1.2107345093764" calcext:value-type="float">
            <text:p>1.2107345093764</text:p>
          </table:table-cell>
          <table:table-cell table:formula="of:=[.I142]+[.L142]" office:value-type="float" office:value="323.057924131558" calcext:value-type="float">
            <text:p>323.057924131558</text:p>
          </table:table-cell>
          <table:table-cell table:formula="of:=[.J142]+[.L142]" office:value-type="float" office:value="9039.70589027995" calcext:value-type="float">
            <text:p>9039.70589027995</text:p>
          </table:table-cell>
          <table:table-cell table:formula="of:=(1.000001018*(1-[.K142]*[.K142]))/(1+[.K142]*COS(RADIANS([.N142])))" office:value-type="float" office:value="0.987041932865219" calcext:value-type="float">
            <text:p>0.987041932865219</text:p>
          </table:table-cell>
          <table:table-cell table:formula="of:=[.M142]-0.00569-0.00478*SIN(RADIANS(125.04-1934.136*[.G142]))" office:value-type="float" office:value="323.050706808997" calcext:value-type="float">
            <text:p>323.050706808997</text:p>
          </table:table-cell>
          <table:table-cell table:formula="of:=23+(26+((21.448-[.G142]*(46.815+[.G142]*(0.00059-[.G142]*0.001813))))/60)/60" office:value-type="float" office:value="23.4361552278767" calcext:value-type="float">
            <text:p>23.4361552278767</text:p>
          </table:table-cell>
          <table:table-cell table:formula="of:=[.Q142]+0.00256*COS(RADIANS(125.04-1934.136*[.G142]))" office:value-type="float" office:value="23.4385810284157" calcext:value-type="float">
            <text:p>23.4385810284157</text:p>
          </table:table-cell>
          <table:table-cell table:formula="of:=DEGREES(ATAN2(COS(RADIANS([.P142]));COS(RADIANS([.R142]))*SIN(RADIANS([.P142]))))" office:value-type="float" office:value="-34.6097057442063" calcext:value-type="float">
            <text:p>-34.6097057442063</text:p>
          </table:table-cell>
          <table:table-cell table:formula="of:=DEGREES(ASIN(SIN(RADIANS([.R142]))*SIN(RADIANS([.P142]))))" office:value-type="float" office:value="-13.8334391501215" calcext:value-type="float">
            <text:p>-13.8334391501215</text:p>
          </table:table-cell>
          <table:table-cell table:formula="of:=TAN(RADIANS([.R142]/2))*TAN(RADIANS([.R142]/2))" office:value-type="float" office:value="0.0430318477213525" calcext:value-type="float">
            <text:p>0.0430318477213525</text:p>
          </table:table-cell>
          <table:table-cell table:formula="of:=4*DEGREES([.U142]*SIN(2*RADIANS([.I142]))-2*[.K142]*SIN(RADIANS([.J142]))+4*[.K142]*[.U142]*SIN(RADIANS([.J142]))*COS(2*RADIANS([.I142]))-0.5*[.U142]*[.U142]*SIN(4*RADIANS([.I142]))-1.25*[.K142]*[.K142]*SIN(2*RADIANS([.J142])))" office:value-type="float" office:value="-14.2291956003457" calcext:value-type="float">
            <text:p>-14.2291956003457</text:p>
          </table:table-cell>
          <table:table-cell table:formula="of:=DEGREES(ACOS(COS(RADIANS(90.833))/(COS(RADIANS([.$B$3]))*COS(RADIANS([.T142])))-TAN(RADIANS([.$B$3]))*TAN(RADIANS([.T142]))))" office:value-type="float" office:value="87.9878161976722" calcext:value-type="float">
            <text:p>87.9878161976722</text:p>
          </table:table-cell>
          <table:table-cell table:style-name="ce22" table:formula="of:=(720-4*[.$B$4]-[.V142]+[.$B$5]*60)/1440" office:value-type="time" office:time-value="PT12H14M29.132616021S" calcext:value-type="time">
            <text:p>12:14:29</text:p>
          </table:table-cell>
          <table:table-cell table:style-name="ce8" table:formula="of:=[.X142]-[.W142]*4/1440" office:value-type="time" office:time-value="PT06H22M32.056728579S" calcext:value-type="time">
            <text:p>6:22:32</text:p>
          </table:table-cell>
          <table:table-cell table:style-name="ce8" table:formula="of:=[.X142]+[.W142]*4/1440" office:value-type="time" office:time-value="PT18H06M26.208503462S" calcext:value-type="time">
            <text:p>18:06:26</text:p>
          </table:table-cell>
          <table:table-cell table:style-name="ce11" table:formula="of:=8*[.W142]" office:value-type="float" office:value="703.902529581377" calcext:value-type="float">
            <text:p>703.902529581377</text:p>
          </table:table-cell>
          <table:table-cell table:formula="of:=MOD([.E142]*1440+[.V142]+4*[.$B$4]-60*[.$B$5];1440)" office:value-type="float" office:value="831.514456399654" calcext:value-type="float">
            <text:p>831.514456399654</text:p>
          </table:table-cell>
          <table:table-cell table:formula="of:=IF([.AB142]/4&lt;0;[.AB142]/4+180;[.AB142]/4-180)" office:value-type="float" office:value="27.8786140999135" calcext:value-type="float">
            <text:p>27.8786140999135</text:p>
          </table:table-cell>
          <table:table-cell table:formula="of:=DEGREES(ACOS(SIN(RADIANS([.$B$3]))*SIN(RADIANS([.T142]))+COS(RADIANS([.$B$3]))*COS(RADIANS([.T142]))*COS(RADIANS([.AC142]))))" office:value-type="float" office:value="37.5395124455545" calcext:value-type="float">
            <text:p>37.5395124455545</text:p>
          </table:table-cell>
          <table:table-cell table:formula="of:=90-[.AD142]" office:value-type="float" office:value="52.4604875544455" calcext:value-type="float">
            <text:p>52.4604875544455</text:p>
          </table:table-cell>
          <table:table-cell table:formula="of:=IF([.AE142]&gt;85;0;IF([.AE142]&gt;5;58.1/TAN(RADIANS([.AE142]))-0.07/POWER(TAN(RADIANS([.AE142]));3)+0.000086/POWER(TAN(RADIANS([.AE142]));5);IF([.AE142]&gt;-0.575;1735+[.AE142]*(-518.2+[.AE142]*(103.4+[.AE142]*(-12.79+[.AE142]*0.711)));-20.772/TAN(RADIANS([.AE142])))))/3600" office:value-type="float" office:value="0.012392680980266" calcext:value-type="float">
            <text:p>0.012392680980266</text:p>
          </table:table-cell>
          <table:table-cell table:formula="of:=[.AE142]+[.AF142]" office:value-type="float" office:value="52.4728802354257" calcext:value-type="float">
            <text:p>52.4728802354257</text:p>
          </table:table-cell>
          <table:table-cell table:formula="of:=IF([.AC142]&gt;0;MOD(DEGREES(ACOS(((SIN(RADIANS([.$B$3]))*COS(RADIANS([.AD142])))-SIN(RADIANS([.T142])))/(COS(RADIANS([.$B$3]))*SIN(RADIANS([.AD142])))))+180;360);MOD(540-DEGREES(ACOS(((SIN(RADIANS([.$B$3]))*COS(RADIANS([.AD142])))-SIN(RADIANS([.T142])))/(COS(RADIANS([.$B$3]))*SIN(RADIANS([.AD142])))));360))" office:value-type="float" office:value="228.173532280255" calcext:value-type="float">
            <text:p>228.17353228025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42]+0.1/24" office:value-type="time" office:time-value="PT14H12M00S" calcext:value-type="time">
            <text:p>14:12:00</text:p>
          </table:table-cell>
          <table:table-cell table:style-name="ce9" table:formula="of:=[.D143]+2415018.5+[.E143]-[.$B$5]/24" office:value-type="float" office:value="2460352.8" calcext:value-type="float">
            <text:p>2460352.80</text:p>
          </table:table-cell>
          <table:table-cell table:style-name="ce10" table:formula="of:=([.F143]-2451545)/36525" office:value-type="float" office:value="0.241144421629029" calcext:value-type="float">
            <text:p>0.24114442</text:p>
          </table:table-cell>
          <table:table-cell/>
          <table:table-cell table:formula="of:=MOD(280.46646+[.G143]*(36000.76983+[.G143]*0.0003032);360)" office:value-type="float" office:value="321.851296486413" calcext:value-type="float">
            <text:p>321.851296486413</text:p>
          </table:table-cell>
          <table:table-cell table:formula="of:=357.52911+[.G143]*(35999.05029-0.0001537*[.G143])" office:value-type="float" office:value="9038.49926243862" calcext:value-type="float">
            <text:p>9038.49926243862</text:p>
          </table:table-cell>
          <table:table-cell table:formula="of:=0.016708634-[.G143]*(0.000042037+0.0000001267*[.G143])" office:value-type="float" office:value="0.0166984896442629" calcext:value-type="float">
            <text:p>0.0166984896442629</text:p>
          </table:table-cell>
          <table:table-cell table:formula="of:=SIN(RADIANS([.J143]))*(1.914602-[.G143]*(0.004817+0.000014*[.G143]))+SIN(RADIANS(2*[.J143]))*(0.019993-0.000101*[.G143])+SIN(RADIANS(3*[.J143]))*0.000289" office:value-type="float" office:value="1.21084246185732" calcext:value-type="float">
            <text:p>1.21084246185732</text:p>
          </table:table-cell>
          <table:table-cell table:formula="of:=[.I143]+[.L143]" office:value-type="float" office:value="323.06213894827" calcext:value-type="float">
            <text:p>323.06213894827</text:p>
          </table:table-cell>
          <table:table-cell table:formula="of:=[.J143]+[.L143]" office:value-type="float" office:value="9039.71010490048" calcext:value-type="float">
            <text:p>9039.71010490048</text:p>
          </table:table-cell>
          <table:table-cell table:formula="of:=(1.000001018*(1-[.K143]*[.K143]))/(1+[.K143]*COS(RADIANS([.N143])))" office:value-type="float" office:value="0.987042697622153" calcext:value-type="float">
            <text:p>0.987042697622153</text:p>
          </table:table-cell>
          <table:table-cell table:formula="of:=[.M143]-0.00569-0.00478*SIN(RADIANS(125.04-1934.136*[.G143]))" office:value-type="float" office:value="323.054921643151" calcext:value-type="float">
            <text:p>323.054921643151</text:p>
          </table:table-cell>
          <table:table-cell table:formula="of:=23+(26+((21.448-[.G143]*(46.815+[.G143]*(0.00059-[.G143]*0.001813))))/60)/60" office:value-type="float" office:value="23.4361552263933" calcext:value-type="float">
            <text:p>23.4361552263933</text:p>
          </table:table-cell>
          <table:table-cell table:formula="of:=[.Q143]+0.00256*COS(RADIANS(125.04-1934.136*[.G143]))" office:value-type="float" office:value="23.4385810300822" calcext:value-type="float">
            <text:p>23.4385810300822</text:p>
          </table:table-cell>
          <table:table-cell table:formula="of:=DEGREES(ATAN2(COS(RADIANS([.P143]));COS(RADIANS([.R143]))*SIN(RADIANS([.P143]))))" office:value-type="float" office:value="-34.6056042323807" calcext:value-type="float">
            <text:p>-34.6056042323807</text:p>
          </table:table-cell>
          <table:table-cell table:formula="of:=DEGREES(ASIN(SIN(RADIANS([.R143]))*SIN(RADIANS([.P143]))))" office:value-type="float" office:value="-13.8320592763073" calcext:value-type="float">
            <text:p>-13.8320592763073</text:p>
          </table:table-cell>
          <table:table-cell table:formula="of:=TAN(RADIANS([.R143]/2))*TAN(RADIANS([.R143]/2))" office:value-type="float" office:value="0.0430318477276456" calcext:value-type="float">
            <text:p>0.0430318477276456</text:p>
          </table:table-cell>
          <table:table-cell table:formula="of:=4*DEGREES([.U143]*SIN(2*RADIANS([.I143]))-2*[.K143]*SIN(RADIANS([.J143]))+4*[.K143]*[.U143]*SIN(RADIANS([.J143]))*COS(2*RADIANS([.I143]))-0.5*[.U143]*[.U143]*SIN(4*RADIANS([.I143]))-1.25*[.K143]*[.K143]*SIN(2*RADIANS([.J143])))" office:value-type="float" office:value="-14.2291728499352" calcext:value-type="float">
            <text:p>-14.2291728499352</text:p>
          </table:table-cell>
          <table:table-cell table:formula="of:=DEGREES(ACOS(COS(RADIANS(90.833))/(COS(RADIANS([.$B$3]))*COS(RADIANS([.T143])))-TAN(RADIANS([.$B$3]))*TAN(RADIANS([.T143]))))" office:value-type="float" office:value="87.9881107060095" calcext:value-type="float">
            <text:p>87.9881107060095</text:p>
          </table:table-cell>
          <table:table-cell table:style-name="ce22" table:formula="of:=(720-4*[.$B$4]-[.V143]+[.$B$5]*60)/1440" office:value-type="time" office:time-value="PT12H14M29.131250996S" calcext:value-type="time">
            <text:p>12:14:29</text:p>
          </table:table-cell>
          <table:table-cell table:style-name="ce8" table:formula="of:=[.X143]-[.W143]*4/1440" office:value-type="time" office:time-value="PT06H22M31.984681554S" calcext:value-type="time">
            <text:p>6:22:31</text:p>
          </table:table-cell>
          <table:table-cell table:style-name="ce8" table:formula="of:=[.X143]+[.W143]*4/1440" office:value-type="time" office:time-value="PT18H06M26.277820438S" calcext:value-type="time">
            <text:p>18:06:26</text:p>
          </table:table-cell>
          <table:table-cell table:style-name="ce11" table:formula="of:=8*[.W143]" office:value-type="float" office:value="703.904885648076" calcext:value-type="float">
            <text:p>703.904885648076</text:p>
          </table:table-cell>
          <table:table-cell table:formula="of:=MOD([.E143]*1440+[.V143]+4*[.$B$4]-60*[.$B$5];1440)" office:value-type="float" office:value="837.514479150065" calcext:value-type="float">
            <text:p>837.514479150065</text:p>
          </table:table-cell>
          <table:table-cell table:formula="of:=IF([.AB143]/4&lt;0;[.AB143]/4+180;[.AB143]/4-180)" office:value-type="float" office:value="29.3786197875162" calcext:value-type="float">
            <text:p>29.3786197875162</text:p>
          </table:table-cell>
          <table:table-cell table:formula="of:=DEGREES(ACOS(SIN(RADIANS([.$B$3]))*SIN(RADIANS([.T143]))+COS(RADIANS([.$B$3]))*COS(RADIANS([.T143]))*COS(RADIANS([.AC143]))))" office:value-type="float" office:value="38.646784608676" calcext:value-type="float">
            <text:p>38.646784608676</text:p>
          </table:table-cell>
          <table:table-cell table:formula="of:=90-[.AD143]" office:value-type="float" office:value="51.353215391324" calcext:value-type="float">
            <text:p>51.353215391324</text:p>
          </table:table-cell>
          <table:table-cell table:formula="of:=IF([.AE143]&gt;85;0;IF([.AE143]&gt;5;58.1/TAN(RADIANS([.AE143]))-0.07/POWER(TAN(RADIANS([.AE143]));3)+0.000086/POWER(TAN(RADIANS([.AE143]));5);IF([.AE143]&gt;-0.575;1735+[.AE143]*(-518.2+[.AE143]*(103.4+[.AE143]*(-12.79+[.AE143]*0.711)));-20.772/TAN(RADIANS([.AE143])))))/3600" office:value-type="float" office:value="0.0128951620958387" calcext:value-type="float">
            <text:p>0.0128951620958387</text:p>
          </table:table-cell>
          <table:table-cell table:formula="of:=[.AE143]+[.AF143]" office:value-type="float" office:value="51.3661105534199" calcext:value-type="float">
            <text:p>51.3661105534199</text:p>
          </table:table-cell>
          <table:table-cell table:formula="of:=IF([.AC143]&gt;0;MOD(DEGREES(ACOS(((SIN(RADIANS([.$B$3]))*COS(RADIANS([.AD143])))-SIN(RADIANS([.T143])))/(COS(RADIANS([.$B$3]))*SIN(RADIANS([.AD143])))))+180;360);MOD(540-DEGREES(ACOS(((SIN(RADIANS([.$B$3]))*COS(RADIANS([.AD143])))-SIN(RADIANS([.T143])))/(COS(RADIANS([.$B$3]))*SIN(RADIANS([.AD143])))));360))" office:value-type="float" office:value="229.707435956569" calcext:value-type="float">
            <text:p>229.70743595656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43]+0.1/24" office:value-type="time" office:time-value="PT14H18M00S" calcext:value-type="time">
            <text:p>14:18:00</text:p>
          </table:table-cell>
          <table:table-cell table:style-name="ce9" table:formula="of:=[.D144]+2415018.5+[.E144]-[.$B$5]/24" office:value-type="float" office:value="2460352.80416667" calcext:value-type="float">
            <text:p>2460352.80</text:p>
          </table:table-cell>
          <table:table-cell table:style-name="ce10" table:formula="of:=([.F144]-2451545)/36525" office:value-type="float" office:value="0.241144535706138" calcext:value-type="float">
            <text:p>0.24114454</text:p>
          </table:table-cell>
          <table:table-cell/>
          <table:table-cell table:formula="of:=MOD(280.46646+[.G144]*(36000.76983+[.G144]*0.0003032);360)" office:value-type="float" office:value="321.855403350184" calcext:value-type="float">
            <text:p>321.855403350184</text:p>
          </table:table-cell>
          <table:table-cell table:formula="of:=357.52911+[.G144]*(35999.05029-0.0001537*[.G144])" office:value-type="float" office:value="9038.50336910621" calcext:value-type="float">
            <text:p>9038.50336910621</text:p>
          </table:table-cell>
          <table:table-cell table:formula="of:=0.016708634-[.G144]*(0.000042037+0.0000001267*[.G144])" office:value-type="float" office:value="0.0166984896394605" calcext:value-type="float">
            <text:p>0.0166984896394605</text:p>
          </table:table-cell>
          <table:table-cell table:formula="of:=SIN(RADIANS([.J144]))*(1.914602-[.G144]*(0.004817+0.000014*[.G144]))+SIN(RADIANS(2*[.J144]))*(0.019993-0.000101*[.G144])+SIN(RADIANS(3*[.J144]))*0.000289" office:value-type="float" office:value="1.21095040779508" calcext:value-type="float">
            <text:p>1.21095040779508</text:p>
          </table:table-cell>
          <table:table-cell table:formula="of:=[.I144]+[.L144]" office:value-type="float" office:value="323.066353757979" calcext:value-type="float">
            <text:p>323.066353757979</text:p>
          </table:table-cell>
          <table:table-cell table:formula="of:=[.J144]+[.L144]" office:value-type="float" office:value="9039.714319514" calcext:value-type="float">
            <text:p>9039.714319514</text:p>
          </table:table-cell>
          <table:table-cell table:formula="of:=(1.000001018*(1-[.K144]*[.K144]))/(1+[.K144]*COS(RADIANS([.N144])))" office:value-type="float" office:value="0.987043462446737" calcext:value-type="float">
            <text:p>0.987043462446737</text:p>
          </table:table-cell>
          <table:table-cell table:formula="of:=[.M144]-0.00569-0.00478*SIN(RADIANS(125.04-1934.136*[.G144]))" office:value-type="float" office:value="323.059136470302" calcext:value-type="float">
            <text:p>323.059136470302</text:p>
          </table:table-cell>
          <table:table-cell table:formula="of:=23+(26+((21.448-[.G144]*(46.815+[.G144]*(0.00059-[.G144]*0.001813))))/60)/60" office:value-type="float" office:value="23.4361552249098" calcext:value-type="float">
            <text:p>23.4361552249098</text:p>
          </table:table-cell>
          <table:table-cell table:formula="of:=[.Q144]+0.00256*COS(RADIANS(125.04-1934.136*[.G144]))" office:value-type="float" office:value="23.4385810317486" calcext:value-type="float">
            <text:p>23.4385810317486</text:p>
          </table:table-cell>
          <table:table-cell table:formula="of:=DEGREES(ATAN2(COS(RADIANS([.P144]));COS(RADIANS([.R144]))*SIN(RADIANS([.P144]))))" office:value-type="float" office:value="-34.6015027760128" calcext:value-type="float">
            <text:p>-34.6015027760128</text:p>
          </table:table-cell>
          <table:table-cell table:formula="of:=DEGREES(ASIN(SIN(RADIANS([.R144]))*SIN(RADIANS([.P144]))))" office:value-type="float" office:value="-13.8306793366278" calcext:value-type="float">
            <text:p>-13.8306793366278</text:p>
          </table:table-cell>
          <table:table-cell table:formula="of:=TAN(RADIANS([.R144]/2))*TAN(RADIANS([.R144]/2))" office:value-type="float" office:value="0.0430318477339386" calcext:value-type="float">
            <text:p>0.0430318477339386</text:p>
          </table:table-cell>
          <table:table-cell table:formula="of:=4*DEGREES([.U144]*SIN(2*RADIANS([.I144]))-2*[.K144]*SIN(RADIANS([.J144]))+4*[.K144]*[.U144]*SIN(RADIANS([.J144]))*COS(2*RADIANS([.I144]))-0.5*[.U144]*[.U144]*SIN(4*RADIANS([.I144]))-1.25*[.K144]*[.K144]*SIN(2*RADIANS([.J144])))" office:value-type="float" office:value="-14.2291498767712" calcext:value-type="float">
            <text:p>-14.2291498767712</text:p>
          </table:table-cell>
          <table:table-cell table:formula="of:=DEGREES(ACOS(COS(RADIANS(90.833))/(COS(RADIANS([.$B$3]))*COS(RADIANS([.T144])))-TAN(RADIANS([.$B$3]))*TAN(RADIANS([.T144]))))" office:value-type="float" office:value="87.9884052253667" calcext:value-type="float">
            <text:p>87.9884052253667</text:p>
          </table:table-cell>
          <table:table-cell table:style-name="ce22" table:formula="of:=(720-4*[.$B$4]-[.V144]+[.$B$5]*60)/1440" office:value-type="time" office:time-value="PT12H14M29.129872606S" calcext:value-type="time">
            <text:p>12:14:29</text:p>
          </table:table-cell>
          <table:table-cell table:style-name="ce8" table:formula="of:=[.X144]-[.W144]*4/1440" office:value-type="time" office:time-value="PT06H22M31.912618518S" calcext:value-type="time">
            <text:p>6:22:31</text:p>
          </table:table-cell>
          <table:table-cell table:style-name="ce8" table:formula="of:=[.X144]+[.W144]*4/1440" office:value-type="time" office:time-value="PT18H06M26.347126694S" calcext:value-type="time">
            <text:p>18:06:26</text:p>
          </table:table-cell>
          <table:table-cell table:style-name="ce11" table:formula="of:=8*[.W144]" office:value-type="float" office:value="703.907241802933" calcext:value-type="float">
            <text:p>703.907241802933</text:p>
          </table:table-cell>
          <table:table-cell table:formula="of:=MOD([.E144]*1440+[.V144]+4*[.$B$4]-60*[.$B$5];1440)" office:value-type="float" office:value="843.514502123229" calcext:value-type="float">
            <text:p>843.514502123229</text:p>
          </table:table-cell>
          <table:table-cell table:formula="of:=IF([.AB144]/4&lt;0;[.AB144]/4+180;[.AB144]/4-180)" office:value-type="float" office:value="30.8786255308072" calcext:value-type="float">
            <text:p>30.8786255308072</text:p>
          </table:table-cell>
          <table:table-cell table:formula="of:=DEGREES(ACOS(SIN(RADIANS([.$B$3]))*SIN(RADIANS([.T144]))+COS(RADIANS([.$B$3]))*COS(RADIANS([.T144]))*COS(RADIANS([.AC144]))))" office:value-type="float" office:value="39.7788313235732" calcext:value-type="float">
            <text:p>39.7788313235732</text:p>
          </table:table-cell>
          <table:table-cell table:formula="of:=90-[.AD144]" office:value-type="float" office:value="50.2211686764269" calcext:value-type="float">
            <text:p>50.2211686764269</text:p>
          </table:table-cell>
          <table:table-cell table:formula="of:=IF([.AE144]&gt;85;0;IF([.AE144]&gt;5;58.1/TAN(RADIANS([.AE144]))-0.07/POWER(TAN(RADIANS([.AE144]));3)+0.000086/POWER(TAN(RADIANS([.AE144]));5);IF([.AE144]&gt;-0.575;1735+[.AE144]*(-518.2+[.AE144]*(103.4+[.AE144]*(-12.79+[.AE144]*0.711)));-20.772/TAN(RADIANS([.AE144])))))/3600" office:value-type="float" office:value="0.013425105502672" calcext:value-type="float">
            <text:p>0.013425105502672</text:p>
          </table:table-cell>
          <table:table-cell table:formula="of:=[.AE144]+[.AF144]" office:value-type="float" office:value="50.2345937819295" calcext:value-type="float">
            <text:p>50.2345937819295</text:p>
          </table:table-cell>
          <table:table-cell table:formula="of:=IF([.AC144]&gt;0;MOD(DEGREES(ACOS(((SIN(RADIANS([.$B$3]))*COS(RADIANS([.AD144])))-SIN(RADIANS([.T144])))/(COS(RADIANS([.$B$3]))*SIN(RADIANS([.AD144])))))+180;360);MOD(540-DEGREES(ACOS(((SIN(RADIANS([.$B$3]))*COS(RADIANS([.AD144])))-SIN(RADIANS([.T144])))/(COS(RADIANS([.$B$3]))*SIN(RADIANS([.AD144])))));360))" office:value-type="float" office:value="231.157211014547" calcext:value-type="float">
            <text:p>231.15721101454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44]+0.1/24" office:value-type="time" office:time-value="PT14H24M00S" calcext:value-type="time">
            <text:p>14:24:00</text:p>
          </table:table-cell>
          <table:table-cell table:style-name="ce9" table:formula="of:=[.D145]+2415018.5+[.E145]-[.$B$5]/24" office:value-type="float" office:value="2460352.80833333" calcext:value-type="float">
            <text:p>2460352.81</text:p>
          </table:table-cell>
          <table:table-cell table:style-name="ce10" table:formula="of:=([.F145]-2451545)/36525" office:value-type="float" office:value="0.24114464978326" calcext:value-type="float">
            <text:p>0.24114465</text:p>
          </table:table-cell>
          <table:table-cell/>
          <table:table-cell table:formula="of:=MOD(280.46646+[.G145]*(36000.76983+[.G145]*0.0003032);360)" office:value-type="float" office:value="321.859510214417" calcext:value-type="float">
            <text:p>321.859510214417</text:p>
          </table:table-cell>
          <table:table-cell table:formula="of:=357.52911+[.G145]*(35999.05029-0.0001537*[.G145])" office:value-type="float" office:value="9038.50747577426" calcext:value-type="float">
            <text:p>9038.50747577426</text:p>
          </table:table-cell>
          <table:table-cell table:formula="of:=0.016708634-[.G145]*(0.000042037+0.0000001267*[.G145])" office:value-type="float" office:value="0.016698489634658" calcext:value-type="float">
            <text:p>0.016698489634658</text:p>
          </table:table-cell>
          <table:table-cell table:formula="of:=SIN(RADIANS([.J145]))*(1.914602-[.G145]*(0.004817+0.000014*[.G145]))+SIN(RADIANS(2*[.J145]))*(0.019993-0.000101*[.G145])+SIN(RADIANS(3*[.J145]))*0.000289" office:value-type="float" office:value="1.21105834721329" calcext:value-type="float">
            <text:p>1.21105834721329</text:p>
          </table:table-cell>
          <table:table-cell table:formula="of:=[.I145]+[.L145]" office:value-type="float" office:value="323.070568561631" calcext:value-type="float">
            <text:p>323.070568561631</text:p>
          </table:table-cell>
          <table:table-cell table:formula="of:=[.J145]+[.L145]" office:value-type="float" office:value="9039.71853412147" calcext:value-type="float">
            <text:p>9039.71853412147</text:p>
          </table:table-cell>
          <table:table-cell table:formula="of:=(1.000001018*(1-[.K145]*[.K145]))/(1+[.K145]*COS(RADIANS([.N145])))" office:value-type="float" office:value="0.987044227339141" calcext:value-type="float">
            <text:p>0.987044227339141</text:p>
          </table:table-cell>
          <table:table-cell table:formula="of:=[.M145]-0.00569-0.00478*SIN(RADIANS(125.04-1934.136*[.G145]))" office:value-type="float" office:value="323.063351291396" calcext:value-type="float">
            <text:p>323.063351291396</text:p>
          </table:table-cell>
          <table:table-cell table:formula="of:=23+(26+((21.448-[.G145]*(46.815+[.G145]*(0.00059-[.G145]*0.001813))))/60)/60" office:value-type="float" office:value="23.4361552234263" calcext:value-type="float">
            <text:p>23.4361552234263</text:p>
          </table:table-cell>
          <table:table-cell table:formula="of:=[.Q145]+0.00256*COS(RADIANS(125.04-1934.136*[.G145]))" office:value-type="float" office:value="23.438581033415" calcext:value-type="float">
            <text:p>23.438581033415</text:p>
          </table:table-cell>
          <table:table-cell table:formula="of:=DEGREES(ATAN2(COS(RADIANS([.P145]));COS(RADIANS([.R145]))*SIN(RADIANS([.P145]))))" office:value-type="float" office:value="-34.5974013741785" calcext:value-type="float">
            <text:p>-34.5974013741785</text:p>
          </table:table-cell>
          <table:table-cell table:formula="of:=DEGREES(ASIN(SIN(RADIANS([.R145]))*SIN(RADIANS([.P145]))))" office:value-type="float" office:value="-13.8292993307816" calcext:value-type="float">
            <text:p>-13.8292993307816</text:p>
          </table:table-cell>
          <table:table-cell table:formula="of:=TAN(RADIANS([.R145]/2))*TAN(RADIANS([.R145]/2))" office:value-type="float" office:value="0.0430318477402315" calcext:value-type="float">
            <text:p>0.0430318477402315</text:p>
          </table:table-cell>
          <table:table-cell table:formula="of:=4*DEGREES([.U145]*SIN(2*RADIANS([.I145]))-2*[.K145]*SIN(RADIANS([.J145]))+4*[.K145]*[.U145]*SIN(RADIANS([.J145]))*COS(2*RADIANS([.I145]))-0.5*[.U145]*[.U145]*SIN(4*RADIANS([.I145]))-1.25*[.K145]*[.K145]*SIN(2*RADIANS([.J145])))" office:value-type="float" office:value="-14.2291266808602" calcext:value-type="float">
            <text:p>-14.2291266808602</text:p>
          </table:table-cell>
          <table:table-cell table:formula="of:=DEGREES(ACOS(COS(RADIANS(90.833))/(COS(RADIANS([.$B$3]))*COS(RADIANS([.T145])))-TAN(RADIANS([.$B$3]))*TAN(RADIANS([.T145]))))" office:value-type="float" office:value="87.9886997558079" calcext:value-type="float">
            <text:p>87.9886997558079</text:p>
          </table:table-cell>
          <table:table-cell table:style-name="ce22" table:formula="of:=(720-4*[.$B$4]-[.V145]+[.$B$5]*60)/1440" office:value-type="time" office:time-value="PT12H14M29.128480852S" calcext:value-type="time">
            <text:p>12:14:29</text:p>
          </table:table-cell>
          <table:table-cell table:style-name="ce8" table:formula="of:=[.X145]-[.W145]*4/1440" office:value-type="time" office:time-value="PT06H22M31.840539458S" calcext:value-type="time">
            <text:p>6:22:31</text:p>
          </table:table-cell>
          <table:table-cell table:style-name="ce8" table:formula="of:=[.X145]+[.W145]*4/1440" office:value-type="time" office:time-value="PT18H06M26.416422246S" calcext:value-type="time">
            <text:p>18:06:26</text:p>
          </table:table-cell>
          <table:table-cell table:style-name="ce11" table:formula="of:=8*[.W145]" office:value-type="float" office:value="703.909598046463" calcext:value-type="float">
            <text:p>703.909598046463</text:p>
          </table:table-cell>
          <table:table-cell table:formula="of:=MOD([.E145]*1440+[.V145]+4*[.$B$4]-60*[.$B$5];1440)" office:value-type="float" office:value="849.51452531914" calcext:value-type="float">
            <text:p>849.51452531914</text:p>
          </table:table-cell>
          <table:table-cell table:formula="of:=IF([.AB145]/4&lt;0;[.AB145]/4+180;[.AB145]/4-180)" office:value-type="float" office:value="32.378631329785" calcext:value-type="float">
            <text:p>32.378631329785</text:p>
          </table:table-cell>
          <table:table-cell table:formula="of:=DEGREES(ACOS(SIN(RADIANS([.$B$3]))*SIN(RADIANS([.T145]))+COS(RADIANS([.$B$3]))*COS(RADIANS([.T145]))*COS(RADIANS([.AC145]))))" office:value-type="float" office:value="40.9335946871761" calcext:value-type="float">
            <text:p>40.9335946871761</text:p>
          </table:table-cell>
          <table:table-cell table:formula="of:=90-[.AD145]" office:value-type="float" office:value="49.0664053128239" calcext:value-type="float">
            <text:p>49.0664053128239</text:p>
          </table:table-cell>
          <table:table-cell table:formula="of:=IF([.AE145]&gt;85;0;IF([.AE145]&gt;5;58.1/TAN(RADIANS([.AE145]))-0.07/POWER(TAN(RADIANS([.AE145]));3)+0.000086/POWER(TAN(RADIANS([.AE145]));5);IF([.AE145]&gt;-0.575;1735+[.AE145]*(-518.2+[.AE145]*(103.4+[.AE145]*(-12.79+[.AE145]*0.711)));-20.772/TAN(RADIANS([.AE145])))))/3600" office:value-type="float" office:value="0.0139838441517731" calcext:value-type="float">
            <text:p>0.0139838441517731</text:p>
          </table:table-cell>
          <table:table-cell table:formula="of:=[.AE145]+[.AF145]" office:value-type="float" office:value="49.0803891569757" calcext:value-type="float">
            <text:p>49.0803891569757</text:p>
          </table:table-cell>
          <table:table-cell table:formula="of:=IF([.AC145]&gt;0;MOD(DEGREES(ACOS(((SIN(RADIANS([.$B$3]))*COS(RADIANS([.AD145])))-SIN(RADIANS([.T145])))/(COS(RADIANS([.$B$3]))*SIN(RADIANS([.AD145])))))+180;360);MOD(540-DEGREES(ACOS(((SIN(RADIANS([.$B$3]))*COS(RADIANS([.AD145])))-SIN(RADIANS([.T145])))/(COS(RADIANS([.$B$3]))*SIN(RADIANS([.AD145])))));360))" office:value-type="float" office:value="232.528195460015" calcext:value-type="float">
            <text:p>232.52819546001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45]+0.1/24" office:value-type="time" office:time-value="PT14H30M00S" calcext:value-type="time">
            <text:p>14:30:00</text:p>
          </table:table-cell>
          <table:table-cell table:style-name="ce9" table:formula="of:=[.D146]+2415018.5+[.E146]-[.$B$5]/24" office:value-type="float" office:value="2460352.8125" calcext:value-type="float">
            <text:p>2460352.81</text:p>
          </table:table-cell>
          <table:table-cell table:style-name="ce10" table:formula="of:=([.F146]-2451545)/36525" office:value-type="float" office:value="0.24114476386037" calcext:value-type="float">
            <text:p>0.24114476</text:p>
          </table:table-cell>
          <table:table-cell/>
          <table:table-cell table:formula="of:=MOD(280.46646+[.G146]*(36000.76983+[.G146]*0.0003032);360)" office:value-type="float" office:value="321.86361707819" calcext:value-type="float">
            <text:p>321.86361707819</text:p>
          </table:table-cell>
          <table:table-cell table:formula="of:=357.52911+[.G146]*(35999.05029-0.0001537*[.G146])" office:value-type="float" office:value="9038.51158244184" calcext:value-type="float">
            <text:p>9038.51158244184</text:p>
          </table:table-cell>
          <table:table-cell table:formula="of:=0.016708634-[.G146]*(0.000042037+0.0000001267*[.G146])" office:value-type="float" office:value="0.0166984896298556" calcext:value-type="float">
            <text:p>0.0166984896298556</text:p>
          </table:table-cell>
          <table:table-cell table:formula="of:=SIN(RADIANS([.J146]))*(1.914602-[.G146]*(0.004817+0.000014*[.G146]))+SIN(RADIANS(2*[.J146]))*(0.019993-0.000101*[.G146])+SIN(RADIANS(3*[.J146]))*0.000289" office:value-type="float" office:value="1.21116628008713" calcext:value-type="float">
            <text:p>1.21116628008713</text:p>
          </table:table-cell>
          <table:table-cell table:formula="of:=[.I146]+[.L146]" office:value-type="float" office:value="323.074783358277" calcext:value-type="float">
            <text:p>323.074783358277</text:p>
          </table:table-cell>
          <table:table-cell table:formula="of:=[.J146]+[.L146]" office:value-type="float" office:value="9039.72274872193" calcext:value-type="float">
            <text:p>9039.72274872193</text:p>
          </table:table-cell>
          <table:table-cell table:formula="of:=(1.000001018*(1-[.K146]*[.K146]))/(1+[.K146]*COS(RADIANS([.N146])))" office:value-type="float" office:value="0.987044992299187" calcext:value-type="float">
            <text:p>0.987044992299187</text:p>
          </table:table-cell>
          <table:table-cell table:formula="of:=[.M146]-0.00569-0.00478*SIN(RADIANS(125.04-1934.136*[.G146]))" office:value-type="float" office:value="323.067566105485" calcext:value-type="float">
            <text:p>323.067566105485</text:p>
          </table:table-cell>
          <table:table-cell table:formula="of:=23+(26+((21.448-[.G146]*(46.815+[.G146]*(0.00059-[.G146]*0.001813))))/60)/60" office:value-type="float" office:value="23.4361552219428" calcext:value-type="float">
            <text:p>23.4361552219428</text:p>
          </table:table-cell>
          <table:table-cell table:formula="of:=[.Q146]+0.00256*COS(RADIANS(125.04-1934.136*[.G146]))" office:value-type="float" office:value="23.4385810350814" calcext:value-type="float">
            <text:p>23.4385810350814</text:p>
          </table:table-cell>
          <table:table-cell table:formula="of:=DEGREES(ATAN2(COS(RADIANS([.P146]));COS(RADIANS([.R146]))*SIN(RADIANS([.P146]))))" office:value-type="float" office:value="-34.5933000277962" calcext:value-type="float">
            <text:p>-34.5933000277962</text:p>
          </table:table-cell>
          <table:table-cell table:formula="of:=DEGREES(ASIN(SIN(RADIANS([.R146]))*SIN(RADIANS([.P146]))))" office:value-type="float" office:value="-13.8279192590868" calcext:value-type="float">
            <text:p>-13.8279192590868</text:p>
          </table:table-cell>
          <table:table-cell table:formula="of:=TAN(RADIANS([.R146]/2))*TAN(RADIANS([.R146]/2))" office:value-type="float" office:value="0.0430318477465243" calcext:value-type="float">
            <text:p>0.0430318477465243</text:p>
          </table:table-cell>
          <table:table-cell table:formula="of:=4*DEGREES([.U146]*SIN(2*RADIANS([.I146]))-2*[.K146]*SIN(RADIANS([.J146]))+4*[.K146]*[.U146]*SIN(RADIANS([.J146]))*COS(2*RADIANS([.I146]))-0.5*[.U146]*[.U146]*SIN(4*RADIANS([.I146]))-1.25*[.K146]*[.K146]*SIN(2*RADIANS([.J146])))" office:value-type="float" office:value="-14.2291032622189" calcext:value-type="float">
            <text:p>-14.2291032622189</text:p>
          </table:table-cell>
          <table:table-cell table:formula="of:=DEGREES(ACOS(COS(RADIANS(90.833))/(COS(RADIANS([.$B$3]))*COS(RADIANS([.T146])))-TAN(RADIANS([.$B$3]))*TAN(RADIANS([.T146]))))" office:value-type="float" office:value="87.9889942972654" calcext:value-type="float">
            <text:p>87.9889942972654</text:p>
          </table:table-cell>
          <table:table-cell table:style-name="ce22" table:formula="of:=(720-4*[.$B$4]-[.V146]+[.$B$5]*60)/1440" office:value-type="time" office:time-value="PT12H14M29.127075733S" calcext:value-type="time">
            <text:p>12:14:29</text:p>
          </table:table-cell>
          <table:table-cell table:style-name="ce8" table:formula="of:=[.X146]-[.W146]*4/1440" office:value-type="time" office:time-value="PT06H22M31.768444389S" calcext:value-type="time">
            <text:p>6:22:31</text:p>
          </table:table-cell>
          <table:table-cell table:style-name="ce8" table:formula="of:=[.X146]+[.W146]*4/1440" office:value-type="time" office:time-value="PT18H06M26.485707077S" calcext:value-type="time">
            <text:p>18:06:26</text:p>
          </table:table-cell>
          <table:table-cell table:style-name="ce11" table:formula="of:=8*[.W146]" office:value-type="float" office:value="703.911954378123" calcext:value-type="float">
            <text:p>703.911954378123</text:p>
          </table:table-cell>
          <table:table-cell table:formula="of:=MOD([.E146]*1440+[.V146]+4*[.$B$4]-60*[.$B$5];1440)" office:value-type="float" office:value="855.514548737781" calcext:value-type="float">
            <text:p>855.514548737781</text:p>
          </table:table-cell>
          <table:table-cell table:formula="of:=IF([.AB146]/4&lt;0;[.AB146]/4+180;[.AB146]/4-180)" office:value-type="float" office:value="33.8786371844453" calcext:value-type="float">
            <text:p>33.8786371844453</text:p>
          </table:table-cell>
          <table:table-cell table:formula="of:=DEGREES(ACOS(SIN(RADIANS([.$B$3]))*SIN(RADIANS([.T146]))+COS(RADIANS([.$B$3]))*COS(RADIANS([.T146]))*COS(RADIANS([.AC146]))))" office:value-type="float" office:value="42.1092032967837" calcext:value-type="float">
            <text:p>42.1092032967837</text:p>
          </table:table-cell>
          <table:table-cell table:formula="of:=90-[.AD146]" office:value-type="float" office:value="47.8907967032163" calcext:value-type="float">
            <text:p>47.8907967032163</text:p>
          </table:table-cell>
          <table:table-cell table:formula="of:=IF([.AE146]&gt;85;0;IF([.AE146]&gt;5;58.1/TAN(RADIANS([.AE146]))-0.07/POWER(TAN(RADIANS([.AE146]));3)+0.000086/POWER(TAN(RADIANS([.AE146]));5);IF([.AE146]&gt;-0.575;1735+[.AE146]*(-518.2+[.AE146]*(103.4+[.AE146]*(-12.79+[.AE146]*0.711)));-20.772/TAN(RADIANS([.AE146])))))/3600" office:value-type="float" office:value="0.0145729708610758" calcext:value-type="float">
            <text:p>0.0145729708610758</text:p>
          </table:table-cell>
          <table:table-cell table:formula="of:=[.AE146]+[.AF146]" office:value-type="float" office:value="47.9053696740773" calcext:value-type="float">
            <text:p>47.9053696740773</text:p>
          </table:table-cell>
          <table:table-cell table:formula="of:=IF([.AC146]&gt;0;MOD(DEGREES(ACOS(((SIN(RADIANS([.$B$3]))*COS(RADIANS([.AD146])))-SIN(RADIANS([.T146])))/(COS(RADIANS([.$B$3]))*SIN(RADIANS([.AD146])))))+180;360);MOD(540-DEGREES(ACOS(((SIN(RADIANS([.$B$3]))*COS(RADIANS([.AD146])))-SIN(RADIANS([.T146])))/(COS(RADIANS([.$B$3]))*SIN(RADIANS([.AD146])))));360))" office:value-type="float" office:value="233.825488127075" calcext:value-type="float">
            <text:p>233.82548812707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46]+0.1/24" office:value-type="time" office:time-value="PT14H36M00S" calcext:value-type="time">
            <text:p>14:36:00</text:p>
          </table:table-cell>
          <table:table-cell table:style-name="ce9" table:formula="of:=[.D147]+2415018.5+[.E147]-[.$B$5]/24" office:value-type="float" office:value="2460352.81666667" calcext:value-type="float">
            <text:p>2460352.82</text:p>
          </table:table-cell>
          <table:table-cell table:style-name="ce10" table:formula="of:=([.F147]-2451545)/36525" office:value-type="float" office:value="0.241144877937492" calcext:value-type="float">
            <text:p>0.24114488</text:p>
          </table:table-cell>
          <table:table-cell/>
          <table:table-cell table:formula="of:=MOD(280.46646+[.G147]*(36000.76983+[.G147]*0.0003032);360)" office:value-type="float" office:value="321.867723942421" calcext:value-type="float">
            <text:p>321.867723942421</text:p>
          </table:table-cell>
          <table:table-cell table:formula="of:=357.52911+[.G147]*(35999.05029-0.0001537*[.G147])" office:value-type="float" office:value="9038.51568910989" calcext:value-type="float">
            <text:p>9038.51568910989</text:p>
          </table:table-cell>
          <table:table-cell table:formula="of:=0.016708634-[.G147]*(0.000042037+0.0000001267*[.G147])" office:value-type="float" office:value="0.0166984896250532" calcext:value-type="float">
            <text:p>0.0166984896250532</text:p>
          </table:table-cell>
          <table:table-cell table:formula="of:=SIN(RADIANS([.J147]))*(1.914602-[.G147]*(0.004817+0.000014*[.G147]))+SIN(RADIANS(2*[.J147]))*(0.019993-0.000101*[.G147])+SIN(RADIANS(3*[.J147]))*0.000289" office:value-type="float" office:value="1.21127420644038" calcext:value-type="float">
            <text:p>1.21127420644038</text:p>
          </table:table-cell>
          <table:table-cell table:formula="of:=[.I147]+[.L147]" office:value-type="float" office:value="323.078998148862" calcext:value-type="float">
            <text:p>323.078998148862</text:p>
          </table:table-cell>
          <table:table-cell table:formula="of:=[.J147]+[.L147]" office:value-type="float" office:value="9039.72696331633" calcext:value-type="float">
            <text:p>9039.72696331633</text:p>
          </table:table-cell>
          <table:table-cell table:formula="of:=(1.000001018*(1-[.K147]*[.K147]))/(1+[.K147]*COS(RADIANS([.N147])))" office:value-type="float" office:value="0.987045757327044" calcext:value-type="float">
            <text:p>0.987045757327044</text:p>
          </table:table-cell>
          <table:table-cell table:formula="of:=[.M147]-0.00569-0.00478*SIN(RADIANS(125.04-1934.136*[.G147]))" office:value-type="float" office:value="323.071780913512" calcext:value-type="float">
            <text:p>323.071780913512</text:p>
          </table:table-cell>
          <table:table-cell table:formula="of:=23+(26+((21.448-[.G147]*(46.815+[.G147]*(0.00059-[.G147]*0.001813))))/60)/60" office:value-type="float" office:value="23.4361552204593" calcext:value-type="float">
            <text:p>23.4361552204593</text:p>
          </table:table-cell>
          <table:table-cell table:formula="of:=[.Q147]+0.00256*COS(RADIANS(125.04-1934.136*[.G147]))" office:value-type="float" office:value="23.4385810367477" calcext:value-type="float">
            <text:p>23.4385810367477</text:p>
          </table:table-cell>
          <table:table-cell table:formula="of:=DEGREES(ATAN2(COS(RADIANS([.P147]));COS(RADIANS([.R147]))*SIN(RADIANS([.P147]))))" office:value-type="float" office:value="-34.5891987359453" calcext:value-type="float">
            <text:p>-34.5891987359453</text:p>
          </table:table-cell>
          <table:table-cell table:formula="of:=DEGREES(ASIN(SIN(RADIANS([.R147]))*SIN(RADIANS([.P147]))))" office:value-type="float" office:value="-13.8265391212432" calcext:value-type="float">
            <text:p>-13.8265391212432</text:p>
          </table:table-cell>
          <table:table-cell table:formula="of:=TAN(RADIANS([.R147]/2))*TAN(RADIANS([.R147]/2))" office:value-type="float" office:value="0.0430318477528169" calcext:value-type="float">
            <text:p>0.0430318477528169</text:p>
          </table:table-cell>
          <table:table-cell table:formula="of:=4*DEGREES([.U147]*SIN(2*RADIANS([.I147]))-2*[.K147]*SIN(RADIANS([.J147]))+4*[.K147]*[.U147]*SIN(RADIANS([.J147]))*COS(2*RADIANS([.I147]))-0.5*[.U147]*[.U147]*SIN(4*RADIANS([.I147]))-1.25*[.K147]*[.K147]*SIN(2*RADIANS([.J147])))" office:value-type="float" office:value="-14.2290796208547" calcext:value-type="float">
            <text:p>-14.2290796208547</text:p>
          </table:table-cell>
          <table:table-cell table:formula="of:=DEGREES(ACOS(COS(RADIANS(90.833))/(COS(RADIANS([.$B$3]))*COS(RADIANS([.T147])))-TAN(RADIANS([.$B$3]))*TAN(RADIANS([.T147]))))" office:value-type="float" office:value="87.9892888498031" calcext:value-type="float">
            <text:p>87.9892888498031</text:p>
          </table:table-cell>
          <table:table-cell table:style-name="ce22" table:formula="of:=(720-4*[.$B$4]-[.V147]+[.$B$5]*60)/1440" office:value-type="time" office:time-value="PT12H14M29.125657251S" calcext:value-type="time">
            <text:p>12:14:29</text:p>
          </table:table-cell>
          <table:table-cell table:style-name="ce8" table:formula="of:=[.X147]-[.W147]*4/1440" office:value-type="time" office:time-value="PT06H22M31.696333299S" calcext:value-type="time">
            <text:p>6:22:31</text:p>
          </table:table-cell>
          <table:table-cell table:style-name="ce8" table:formula="of:=[.X147]+[.W147]*4/1440" office:value-type="time" office:time-value="PT18H06M26.554981204S" calcext:value-type="time">
            <text:p>18:06:26</text:p>
          </table:table-cell>
          <table:table-cell table:style-name="ce11" table:formula="of:=8*[.W147]" office:value-type="float" office:value="703.914310798425" calcext:value-type="float">
            <text:p>703.914310798425</text:p>
          </table:table-cell>
          <table:table-cell table:formula="of:=MOD([.E147]*1440+[.V147]+4*[.$B$4]-60*[.$B$5];1440)" office:value-type="float" office:value="861.514572379145" calcext:value-type="float">
            <text:p>861.514572379145</text:p>
          </table:table-cell>
          <table:table-cell table:formula="of:=IF([.AB147]/4&lt;0;[.AB147]/4+180;[.AB147]/4-180)" office:value-type="float" office:value="35.3786430947864" calcext:value-type="float">
            <text:p>35.3786430947864</text:p>
          </table:table-cell>
          <table:table-cell table:formula="of:=DEGREES(ACOS(SIN(RADIANS([.$B$3]))*SIN(RADIANS([.T147]))+COS(RADIANS([.$B$3]))*COS(RADIANS([.T147]))*COS(RADIANS([.AC147]))))" office:value-type="float" office:value="43.3039568340084" calcext:value-type="float">
            <text:p>43.3039568340084</text:p>
          </table:table-cell>
          <table:table-cell table:formula="of:=90-[.AD147]" office:value-type="float" office:value="46.6960431659916" calcext:value-type="float">
            <text:p>46.6960431659916</text:p>
          </table:table-cell>
          <table:table-cell table:formula="of:=IF([.AE147]&gt;85;0;IF([.AE147]&gt;5;58.1/TAN(RADIANS([.AE147]))-0.07/POWER(TAN(RADIANS([.AE147]));3)+0.000086/POWER(TAN(RADIANS([.AE147]));5);IF([.AE147]&gt;-0.575;1735+[.AE147]*(-518.2+[.AE147]*(103.4+[.AE147]*(-12.79+[.AE147]*0.711)));-20.772/TAN(RADIANS([.AE147])))))/3600" office:value-type="float" office:value="0.0151943631759953" calcext:value-type="float">
            <text:p>0.0151943631759953</text:p>
          </table:table-cell>
          <table:table-cell table:formula="of:=[.AE147]+[.AF147]" office:value-type="float" office:value="46.7112375291676" calcext:value-type="float">
            <text:p>46.7112375291676</text:p>
          </table:table-cell>
          <table:table-cell table:formula="of:=IF([.AC147]&gt;0;MOD(DEGREES(ACOS(((SIN(RADIANS([.$B$3]))*COS(RADIANS([.AD147])))-SIN(RADIANS([.T147])))/(COS(RADIANS([.$B$3]))*SIN(RADIANS([.AD147])))))+180;360);MOD(540-DEGREES(ACOS(((SIN(RADIANS([.$B$3]))*COS(RADIANS([.AD147])))-SIN(RADIANS([.T147])))/(COS(RADIANS([.$B$3]))*SIN(RADIANS([.AD147])))));360))" office:value-type="float" office:value="235.053923246615" calcext:value-type="float">
            <text:p>235.05392324661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47]+0.1/24" office:value-type="time" office:time-value="PT14H42M00S" calcext:value-type="time">
            <text:p>14:42:00</text:p>
          </table:table-cell>
          <table:table-cell table:style-name="ce9" table:formula="of:=[.D148]+2415018.5+[.E148]-[.$B$5]/24" office:value-type="float" office:value="2460352.82083333" calcext:value-type="float">
            <text:p>2460352.82</text:p>
          </table:table-cell>
          <table:table-cell table:style-name="ce10" table:formula="of:=([.F148]-2451545)/36525" office:value-type="float" office:value="0.241144992014601" calcext:value-type="float">
            <text:p>0.24114499</text:p>
          </table:table-cell>
          <table:table-cell/>
          <table:table-cell table:formula="of:=MOD(280.46646+[.G148]*(36000.76983+[.G148]*0.0003032);360)" office:value-type="float" office:value="321.871830806193" calcext:value-type="float">
            <text:p>321.871830806193</text:p>
          </table:table-cell>
          <table:table-cell table:formula="of:=357.52911+[.G148]*(35999.05029-0.0001537*[.G148])" office:value-type="float" office:value="9038.51979577748" calcext:value-type="float">
            <text:p>9038.51979577748</text:p>
          </table:table-cell>
          <table:table-cell table:formula="of:=0.016708634-[.G148]*(0.000042037+0.0000001267*[.G148])" office:value-type="float" office:value="0.0166984896202507" calcext:value-type="float">
            <text:p>0.0166984896202507</text:p>
          </table:table-cell>
          <table:table-cell table:formula="of:=SIN(RADIANS([.J148]))*(1.914602-[.G148]*(0.004817+0.000014*[.G148]))+SIN(RADIANS(2*[.J148]))*(0.019993-0.000101*[.G148])+SIN(RADIANS(3*[.J148]))*0.000289" office:value-type="float" office:value="1.21138212624817" calcext:value-type="float">
            <text:p>1.21138212624817</text:p>
          </table:table-cell>
          <table:table-cell table:formula="of:=[.I148]+[.L148]" office:value-type="float" office:value="323.083212932441" calcext:value-type="float">
            <text:p>323.083212932441</text:p>
          </table:table-cell>
          <table:table-cell table:formula="of:=[.J148]+[.L148]" office:value-type="float" office:value="9039.73117790373" calcext:value-type="float">
            <text:p>9039.73117790373</text:p>
          </table:table-cell>
          <table:table-cell table:formula="of:=(1.000001018*(1-[.K148]*[.K148]))/(1+[.K148]*COS(RADIANS([.N148])))" office:value-type="float" office:value="0.987046522422535" calcext:value-type="float">
            <text:p>0.987046522422535</text:p>
          </table:table-cell>
          <table:table-cell table:formula="of:=[.M148]-0.00569-0.00478*SIN(RADIANS(125.04-1934.136*[.G148]))" office:value-type="float" office:value="323.075995714534" calcext:value-type="float">
            <text:p>323.075995714534</text:p>
          </table:table-cell>
          <table:table-cell table:formula="of:=23+(26+((21.448-[.G148]*(46.815+[.G148]*(0.00059-[.G148]*0.001813))))/60)/60" office:value-type="float" office:value="23.4361552189759" calcext:value-type="float">
            <text:p>23.4361552189759</text:p>
          </table:table-cell>
          <table:table-cell table:formula="of:=[.Q148]+0.00256*COS(RADIANS(125.04-1934.136*[.G148]))" office:value-type="float" office:value="23.438581038414" calcext:value-type="float">
            <text:p>23.438581038414</text:p>
          </table:table-cell>
          <table:table-cell table:formula="of:=DEGREES(ATAN2(COS(RADIANS([.P148]));COS(RADIANS([.R148]))*SIN(RADIANS([.P148]))))" office:value-type="float" office:value="-34.5850974995404" calcext:value-type="float">
            <text:p>-34.5850974995404</text:p>
          </table:table-cell>
          <table:table-cell table:formula="of:=DEGREES(ASIN(SIN(RADIANS([.R148]))*SIN(RADIANS([.P148]))))" office:value-type="float" office:value="-13.8251589175679" calcext:value-type="float">
            <text:p>-13.8251589175679</text:p>
          </table:table-cell>
          <table:table-cell table:formula="of:=TAN(RADIANS([.R148]/2))*TAN(RADIANS([.R148]/2))" office:value-type="float" office:value="0.0430318477591093" calcext:value-type="float">
            <text:p>0.0430318477591093</text:p>
          </table:table-cell>
          <table:table-cell table:formula="of:=4*DEGREES([.U148]*SIN(2*RADIANS([.I148]))-2*[.K148]*SIN(RADIANS([.J148]))+4*[.K148]*[.U148]*SIN(RADIANS([.J148]))*COS(2*RADIANS([.I148]))-0.5*[.U148]*[.U148]*SIN(4*RADIANS([.I148]))-1.25*[.K148]*[.K148]*SIN(2*RADIANS([.J148])))" office:value-type="float" office:value="-14.2290557567838" calcext:value-type="float">
            <text:p>-14.2290557567838</text:p>
          </table:table-cell>
          <table:table-cell table:formula="of:=DEGREES(ACOS(COS(RADIANS(90.833))/(COS(RADIANS([.$B$3]))*COS(RADIANS([.T148])))-TAN(RADIANS([.$B$3]))*TAN(RADIANS([.T148]))))" office:value-type="float" office:value="87.9895834133533" calcext:value-type="float">
            <text:p>87.9895834133533</text:p>
          </table:table-cell>
          <table:table-cell table:style-name="ce22" table:formula="of:=(720-4*[.$B$4]-[.V148]+[.$B$5]*60)/1440" office:value-type="time" office:time-value="PT12H14M29.124225407S" calcext:value-type="time">
            <text:p>12:14:29</text:p>
          </table:table-cell>
          <table:table-cell table:style-name="ce8" table:formula="of:=[.X148]-[.W148]*4/1440" office:value-type="time" office:time-value="PT06H22M31.624206202S" calcext:value-type="time">
            <text:p>6:22:31</text:p>
          </table:table-cell>
          <table:table-cell table:style-name="ce8" table:formula="of:=[.X148]+[.W148]*4/1440" office:value-type="time" office:time-value="PT18H06M26.624244612S" calcext:value-type="time">
            <text:p>18:06:26</text:p>
          </table:table-cell>
          <table:table-cell table:style-name="ce11" table:formula="of:=8*[.W148]" office:value-type="float" office:value="703.916667306826" calcext:value-type="float">
            <text:p>703.916667306826</text:p>
          </table:table-cell>
          <table:table-cell table:formula="of:=MOD([.E148]*1440+[.V148]+4*[.$B$4]-60*[.$B$5];1440)" office:value-type="float" office:value="867.514596243216" calcext:value-type="float">
            <text:p>867.514596243216</text:p>
          </table:table-cell>
          <table:table-cell table:formula="of:=IF([.AB148]/4&lt;0;[.AB148]/4+180;[.AB148]/4-180)" office:value-type="float" office:value="36.878649060804" calcext:value-type="float">
            <text:p>36.878649060804</text:p>
          </table:table-cell>
          <table:table-cell table:formula="of:=DEGREES(ACOS(SIN(RADIANS([.$B$3]))*SIN(RADIANS([.T148]))+COS(RADIANS([.$B$3]))*COS(RADIANS([.T148]))*COS(RADIANS([.AC148]))))" office:value-type="float" office:value="44.516311142989" calcext:value-type="float">
            <text:p>44.516311142989</text:p>
          </table:table-cell>
          <table:table-cell table:formula="of:=90-[.AD148]" office:value-type="float" office:value="45.483688857011" calcext:value-type="float">
            <text:p>45.483688857011</text:p>
          </table:table-cell>
          <table:table-cell table:formula="of:=IF([.AE148]&gt;85;0;IF([.AE148]&gt;5;58.1/TAN(RADIANS([.AE148]))-0.07/POWER(TAN(RADIANS([.AE148]));3)+0.000086/POWER(TAN(RADIANS([.AE148]));5);IF([.AE148]&gt;-0.575;1735+[.AE148]*(-518.2+[.AE148]*(103.4+[.AE148]*(-12.79+[.AE148]*0.711)));-20.772/TAN(RADIANS([.AE148])))))/3600" office:value-type="float" office:value="0.0158502137126601" calcext:value-type="float">
            <text:p>0.0158502137126601</text:p>
          </table:table-cell>
          <table:table-cell table:formula="of:=[.AE148]+[.AF148]" office:value-type="float" office:value="45.4995390707237" calcext:value-type="float">
            <text:p>45.4995390707237</text:p>
          </table:table-cell>
          <table:table-cell table:formula="of:=IF([.AC148]&gt;0;MOD(DEGREES(ACOS(((SIN(RADIANS([.$B$3]))*COS(RADIANS([.AD148])))-SIN(RADIANS([.T148])))/(COS(RADIANS([.$B$3]))*SIN(RADIANS([.AD148])))))+180;360);MOD(540-DEGREES(ACOS(((SIN(RADIANS([.$B$3]))*COS(RADIANS([.AD148])))-SIN(RADIANS([.T148])))/(COS(RADIANS([.$B$3]))*SIN(RADIANS([.AD148])))));360))" office:value-type="float" office:value="236.218057372504" calcext:value-type="float">
            <text:p>236.21805737250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48]+0.1/24" office:value-type="time" office:time-value="PT14H48M00S" calcext:value-type="time">
            <text:p>14:48:00</text:p>
          </table:table-cell>
          <table:table-cell table:style-name="ce9" table:formula="of:=[.D149]+2415018.5+[.E149]-[.$B$5]/24" office:value-type="float" office:value="2460352.825" calcext:value-type="float">
            <text:p>2460352.83</text:p>
          </table:table-cell>
          <table:table-cell table:style-name="ce10" table:formula="of:=([.F149]-2451545)/36525" office:value-type="float" office:value="0.241145106091723" calcext:value-type="float">
            <text:p>0.24114511</text:p>
          </table:table-cell>
          <table:table-cell/>
          <table:table-cell table:formula="of:=MOD(280.46646+[.G149]*(36000.76983+[.G149]*0.0003032);360)" office:value-type="float" office:value="321.875937670426" calcext:value-type="float">
            <text:p>321.875937670426</text:p>
          </table:table-cell>
          <table:table-cell table:formula="of:=357.52911+[.G149]*(35999.05029-0.0001537*[.G149])" office:value-type="float" office:value="9038.52390244552" calcext:value-type="float">
            <text:p>9038.52390244552</text:p>
          </table:table-cell>
          <table:table-cell table:formula="of:=0.016708634-[.G149]*(0.000042037+0.0000001267*[.G149])" office:value-type="float" office:value="0.0166984896154483" calcext:value-type="float">
            <text:p>0.0166984896154483</text:p>
          </table:table-cell>
          <table:table-cell table:formula="of:=SIN(RADIANS([.J149]))*(1.914602-[.G149]*(0.004817+0.000014*[.G149]))+SIN(RADIANS(2*[.J149]))*(0.019993-0.000101*[.G149])+SIN(RADIANS(3*[.J149]))*0.000289" office:value-type="float" office:value="1.21149003953404" calcext:value-type="float">
            <text:p>1.21149003953404</text:p>
          </table:table-cell>
          <table:table-cell table:formula="of:=[.I149]+[.L149]" office:value-type="float" office:value="323.08742770996" calcext:value-type="float">
            <text:p>323.08742770996</text:p>
          </table:table-cell>
          <table:table-cell table:formula="of:=[.J149]+[.L149]" office:value-type="float" office:value="9039.73539248505" calcext:value-type="float">
            <text:p>9039.73539248505</text:p>
          </table:table-cell>
          <table:table-cell table:formula="of:=(1.000001018*(1-[.K149]*[.K149]))/(1+[.K149]*COS(RADIANS([.N149])))" office:value-type="float" office:value="0.987047287585827" calcext:value-type="float">
            <text:p>0.987047287585827</text:p>
          </table:table-cell>
          <table:table-cell table:formula="of:=[.M149]-0.00569-0.00478*SIN(RADIANS(125.04-1934.136*[.G149]))" office:value-type="float" office:value="323.080210509495" calcext:value-type="float">
            <text:p>323.080210509495</text:p>
          </table:table-cell>
          <table:table-cell table:formula="of:=23+(26+((21.448-[.G149]*(46.815+[.G149]*(0.00059-[.G149]*0.001813))))/60)/60" office:value-type="float" office:value="23.4361552174924" calcext:value-type="float">
            <text:p>23.4361552174924</text:p>
          </table:table-cell>
          <table:table-cell table:formula="of:=[.Q149]+0.00256*COS(RADIANS(125.04-1934.136*[.G149]))" office:value-type="float" office:value="23.4385810400803" calcext:value-type="float">
            <text:p>23.4385810400803</text:p>
          </table:table-cell>
          <table:table-cell table:formula="of:=DEGREES(ATAN2(COS(RADIANS([.P149]));COS(RADIANS([.R149]))*SIN(RADIANS([.P149]))))" office:value-type="float" office:value="-34.5809963176577" calcext:value-type="float">
            <text:p>-34.5809963176577</text:p>
          </table:table-cell>
          <table:table-cell table:formula="of:=DEGREES(ASIN(SIN(RADIANS([.R149]))*SIN(RADIANS([.P149]))))" office:value-type="float" office:value="-13.8237786477594" calcext:value-type="float">
            <text:p>-13.8237786477594</text:p>
          </table:table-cell>
          <table:table-cell table:formula="of:=TAN(RADIANS([.R149]/2))*TAN(RADIANS([.R149]/2))" office:value-type="float" office:value="0.0430318477654016" calcext:value-type="float">
            <text:p>0.0430318477654016</text:p>
          </table:table-cell>
          <table:table-cell table:formula="of:=4*DEGREES([.U149]*SIN(2*RADIANS([.I149]))-2*[.K149]*SIN(RADIANS([.J149]))+4*[.K149]*[.U149]*SIN(RADIANS([.J149]))*COS(2*RADIANS([.I149]))-0.5*[.U149]*[.U149]*SIN(4*RADIANS([.I149]))-1.25*[.K149]*[.K149]*SIN(2*RADIANS([.J149])))" office:value-type="float" office:value="-14.2290316700121" calcext:value-type="float">
            <text:p>-14.2290316700121</text:p>
          </table:table-cell>
          <table:table-cell table:formula="of:=DEGREES(ACOS(COS(RADIANS(90.833))/(COS(RADIANS([.$B$3]))*COS(RADIANS([.T149])))-TAN(RADIANS([.$B$3]))*TAN(RADIANS([.T149]))))" office:value-type="float" office:value="87.9898779879803" calcext:value-type="float">
            <text:p>87.9898779879803</text:p>
          </table:table-cell>
          <table:table-cell table:style-name="ce22" table:formula="of:=(720-4*[.$B$4]-[.V149]+[.$B$5]*60)/1440" office:value-type="time" office:time-value="PT12H14M29.122780201S" calcext:value-type="time">
            <text:p>12:14:29</text:p>
          </table:table-cell>
          <table:table-cell table:style-name="ce8" table:formula="of:=[.X149]-[.W149]*4/1440" office:value-type="time" office:time-value="PT06H22M31.552063085S" calcext:value-type="time">
            <text:p>6:22:31</text:p>
          </table:table-cell>
          <table:table-cell table:style-name="ce8" table:formula="of:=[.X149]+[.W149]*4/1440" office:value-type="time" office:time-value="PT18H06M26.693497316S" calcext:value-type="time">
            <text:p>18:06:26</text:p>
          </table:table-cell>
          <table:table-cell table:style-name="ce11" table:formula="of:=8*[.W149]" office:value-type="float" office:value="703.919023903843" calcext:value-type="float">
            <text:p>703.919023903843</text:p>
          </table:table-cell>
          <table:table-cell table:formula="of:=MOD([.E149]*1440+[.V149]+4*[.$B$4]-60*[.$B$5];1440)" office:value-type="float" office:value="873.514620329988" calcext:value-type="float">
            <text:p>873.514620329988</text:p>
          </table:table-cell>
          <table:table-cell table:formula="of:=IF([.AB149]/4&lt;0;[.AB149]/4+180;[.AB149]/4-180)" office:value-type="float" office:value="38.3786550824969" calcext:value-type="float">
            <text:p>38.3786550824969</text:p>
          </table:table-cell>
          <table:table-cell table:formula="of:=DEGREES(ACOS(SIN(RADIANS([.$B$3]))*SIN(RADIANS([.T149]))+COS(RADIANS([.$B$3]))*COS(RADIANS([.T149]))*COS(RADIANS([.AC149]))))" office:value-type="float" office:value="45.744864062902" calcext:value-type="float">
            <text:p>45.744864062902</text:p>
          </table:table-cell>
          <table:table-cell table:formula="of:=90-[.AD149]" office:value-type="float" office:value="44.255135937098" calcext:value-type="float">
            <text:p>44.255135937098</text:p>
          </table:table-cell>
          <table:table-cell table:formula="of:=IF([.AE149]&gt;85;0;IF([.AE149]&gt;5;58.1/TAN(RADIANS([.AE149]))-0.07/POWER(TAN(RADIANS([.AE149]));3)+0.000086/POWER(TAN(RADIANS([.AE149]));5);IF([.AE149]&gt;-0.575;1735+[.AE149]*(-518.2+[.AE149]*(103.4+[.AE149]*(-12.79+[.AE149]*0.711)));-20.772/TAN(RADIANS([.AE149])))))/3600" office:value-type="float" office:value="0.0165430671576702" calcext:value-type="float">
            <text:p>0.0165430671576702</text:p>
          </table:table-cell>
          <table:table-cell table:formula="of:=[.AE149]+[.AF149]" office:value-type="float" office:value="44.2716790042556" calcext:value-type="float">
            <text:p>44.2716790042556</text:p>
          </table:table-cell>
          <table:table-cell table:formula="of:=IF([.AC149]&gt;0;MOD(DEGREES(ACOS(((SIN(RADIANS([.$B$3]))*COS(RADIANS([.AD149])))-SIN(RADIANS([.T149])))/(COS(RADIANS([.$B$3]))*SIN(RADIANS([.AD149])))))+180;360);MOD(540-DEGREES(ACOS(((SIN(RADIANS([.$B$3]))*COS(RADIANS([.AD149])))-SIN(RADIANS([.T149])))/(COS(RADIANS([.$B$3]))*SIN(RADIANS([.AD149])))));360))" office:value-type="float" office:value="237.322165542462" calcext:value-type="float">
            <text:p>237.32216554246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49]+0.1/24" office:value-type="time" office:time-value="PT14H54M00S" calcext:value-type="time">
            <text:p>14:54:00</text:p>
          </table:table-cell>
          <table:table-cell table:style-name="ce9" table:formula="of:=[.D150]+2415018.5+[.E150]-[.$B$5]/24" office:value-type="float" office:value="2460352.82916667" calcext:value-type="float">
            <text:p>2460352.83</text:p>
          </table:table-cell>
          <table:table-cell table:style-name="ce10" table:formula="of:=([.F150]-2451545)/36525" office:value-type="float" office:value="0.241145220168832" calcext:value-type="float">
            <text:p>0.24114522</text:p>
          </table:table-cell>
          <table:table-cell/>
          <table:table-cell table:formula="of:=MOD(280.46646+[.G150]*(36000.76983+[.G150]*0.0003032);360)" office:value-type="float" office:value="321.880044534199" calcext:value-type="float">
            <text:p>321.880044534199</text:p>
          </table:table-cell>
          <table:table-cell table:formula="of:=357.52911+[.G150]*(35999.05029-0.0001537*[.G150])" office:value-type="float" office:value="9038.52800911311" calcext:value-type="float">
            <text:p>9038.52800911311</text:p>
          </table:table-cell>
          <table:table-cell table:formula="of:=0.016708634-[.G150]*(0.000042037+0.0000001267*[.G150])" office:value-type="float" office:value="0.0166984896106459" calcext:value-type="float">
            <text:p>0.0166984896106459</text:p>
          </table:table-cell>
          <table:table-cell table:formula="of:=SIN(RADIANS([.J150]))*(1.914602-[.G150]*(0.004817+0.000014*[.G150]))+SIN(RADIANS(2*[.J150]))*(0.019993-0.000101*[.G150])+SIN(RADIANS(3*[.J150]))*0.000289" office:value-type="float" office:value="1.21159794627349" calcext:value-type="float">
            <text:p>1.21159794627349</text:p>
          </table:table-cell>
          <table:table-cell table:formula="of:=[.I150]+[.L150]" office:value-type="float" office:value="323.091642480472" calcext:value-type="float">
            <text:p>323.091642480472</text:p>
          </table:table-cell>
          <table:table-cell table:formula="of:=[.J150]+[.L150]" office:value-type="float" office:value="9039.73960705939" calcext:value-type="float">
            <text:p>9039.73960705939</text:p>
          </table:table-cell>
          <table:table-cell table:formula="of:=(1.000001018*(1-[.K150]*[.K150]))/(1+[.K150]*COS(RADIANS([.N150])))" office:value-type="float" office:value="0.987048052816746" calcext:value-type="float">
            <text:p>0.987048052816746</text:p>
          </table:table-cell>
          <table:table-cell table:formula="of:=[.M150]-0.00569-0.00478*SIN(RADIANS(125.04-1934.136*[.G150]))" office:value-type="float" office:value="323.08442529745" calcext:value-type="float">
            <text:p>323.08442529745</text:p>
          </table:table-cell>
          <table:table-cell table:formula="of:=23+(26+((21.448-[.G150]*(46.815+[.G150]*(0.00059-[.G150]*0.001813))))/60)/60" office:value-type="float" office:value="23.4361552160089" calcext:value-type="float">
            <text:p>23.4361552160089</text:p>
          </table:table-cell>
          <table:table-cell table:formula="of:=[.Q150]+0.00256*COS(RADIANS(125.04-1934.136*[.G150]))" office:value-type="float" office:value="23.4385810417465" calcext:value-type="float">
            <text:p>23.4385810417465</text:p>
          </table:table-cell>
          <table:table-cell table:formula="of:=DEGREES(ATAN2(COS(RADIANS([.P150]));COS(RADIANS([.R150]))*SIN(RADIANS([.P150]))))" office:value-type="float" office:value="-34.5768951912152" calcext:value-type="float">
            <text:p>-34.5768951912152</text:p>
          </table:table-cell>
          <table:table-cell table:formula="of:=DEGREES(ASIN(SIN(RADIANS([.R150]))*SIN(RADIANS([.P150]))))" office:value-type="float" office:value="-13.8223983121359" calcext:value-type="float">
            <text:p>-13.8223983121359</text:p>
          </table:table-cell>
          <table:table-cell table:formula="of:=TAN(RADIANS([.R150]/2))*TAN(RADIANS([.R150]/2))" office:value-type="float" office:value="0.0430318477716938" calcext:value-type="float">
            <text:p>0.0430318477716938</text:p>
          </table:table-cell>
          <table:table-cell table:formula="of:=4*DEGREES([.U150]*SIN(2*RADIANS([.I150]))-2*[.K150]*SIN(RADIANS([.J150]))+4*[.K150]*[.U150]*SIN(RADIANS([.J150]))*COS(2*RADIANS([.I150]))-0.5*[.U150]*[.U150]*SIN(4*RADIANS([.I150]))-1.25*[.K150]*[.K150]*SIN(2*RADIANS([.J150])))" office:value-type="float" office:value="-14.229007360558" calcext:value-type="float">
            <text:p>-14.229007360558</text:p>
          </table:table-cell>
          <table:table-cell table:formula="of:=DEGREES(ACOS(COS(RADIANS(90.833))/(COS(RADIANS([.$B$3]))*COS(RADIANS([.T150])))-TAN(RADIANS([.$B$3]))*TAN(RADIANS([.T150]))))" office:value-type="float" office:value="87.9901725736163" calcext:value-type="float">
            <text:p>87.9901725736163</text:p>
          </table:table-cell>
          <table:table-cell table:style-name="ce22" table:formula="of:=(720-4*[.$B$4]-[.V150]+[.$B$5]*60)/1440" office:value-type="time" office:time-value="PT12H14M29.121321633S" calcext:value-type="time">
            <text:p>12:14:29</text:p>
          </table:table-cell>
          <table:table-cell table:style-name="ce8" table:formula="of:=[.X150]-[.W150]*4/1440" office:value-type="time" office:time-value="PT06H22M31.479903966S" calcext:value-type="time">
            <text:p>6:22:31</text:p>
          </table:table-cell>
          <table:table-cell table:style-name="ce8" table:formula="of:=[.X150]+[.W150]*4/1440" office:value-type="time" office:time-value="PT18H06M26.762739301S" calcext:value-type="time">
            <text:p>18:06:26</text:p>
          </table:table-cell>
          <table:table-cell table:style-name="ce11" table:formula="of:=8*[.W150]" office:value-type="float" office:value="703.92138058893" calcext:value-type="float">
            <text:p>703.92138058893</text:p>
          </table:table-cell>
          <table:table-cell table:formula="of:=MOD([.E150]*1440+[.V150]+4*[.$B$4]-60*[.$B$5];1440)" office:value-type="float" office:value="879.514644639442" calcext:value-type="float">
            <text:p>879.514644639442</text:p>
          </table:table-cell>
          <table:table-cell table:formula="of:=IF([.AB150]/4&lt;0;[.AB150]/4+180;[.AB150]/4-180)" office:value-type="float" office:value="39.8786611598605" calcext:value-type="float">
            <text:p>39.8786611598605</text:p>
          </table:table-cell>
          <table:table-cell table:formula="of:=DEGREES(ACOS(SIN(RADIANS([.$B$3]))*SIN(RADIANS([.T150]))+COS(RADIANS([.$B$3]))*COS(RADIANS([.T150]))*COS(RADIANS([.AC150]))))" office:value-type="float" office:value="46.9883421724733" calcext:value-type="float">
            <text:p>46.9883421724733</text:p>
          </table:table-cell>
          <table:table-cell table:formula="of:=90-[.AD150]" office:value-type="float" office:value="43.0116578275267" calcext:value-type="float">
            <text:p>43.0116578275267</text:p>
          </table:table-cell>
          <table:table-cell table:formula="of:=IF([.AE150]&gt;85;0;IF([.AE150]&gt;5;58.1/TAN(RADIANS([.AE150]))-0.07/POWER(TAN(RADIANS([.AE150]));3)+0.000086/POWER(TAN(RADIANS([.AE150]));5);IF([.AE150]&gt;-0.575;1735+[.AE150]*(-518.2+[.AE150]*(103.4+[.AE150]*(-12.79+[.AE150]*0.711)));-20.772/TAN(RADIANS([.AE150])))))/3600" office:value-type="float" office:value="0.017275865351668" calcext:value-type="float">
            <text:p>0.017275865351668</text:p>
          </table:table-cell>
          <table:table-cell table:formula="of:=[.AE150]+[.AF150]" office:value-type="float" office:value="43.0289336928783" calcext:value-type="float">
            <text:p>43.0289336928783</text:p>
          </table:table-cell>
          <table:table-cell table:formula="of:=IF([.AC150]&gt;0;MOD(DEGREES(ACOS(((SIN(RADIANS([.$B$3]))*COS(RADIANS([.AD150])))-SIN(RADIANS([.T150])))/(COS(RADIANS([.$B$3]))*SIN(RADIANS([.AD150])))))+180;360);MOD(540-DEGREES(ACOS(((SIN(RADIANS([.$B$3]))*COS(RADIANS([.AD150])))-SIN(RADIANS([.T150])))/(COS(RADIANS([.$B$3]))*SIN(RADIANS([.AD150])))));360))" office:value-type="float" office:value="238.370244156359" calcext:value-type="float">
            <text:p>238.37024415635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50]+0.1/24" office:value-type="time" office:time-value="PT15H00M00S" calcext:value-type="time">
            <text:p>15:00:00</text:p>
          </table:table-cell>
          <table:table-cell table:style-name="ce9" table:formula="of:=[.D151]+2415018.5+[.E151]-[.$B$5]/24" office:value-type="float" office:value="2460352.83333333" calcext:value-type="float">
            <text:p>2460352.83</text:p>
          </table:table-cell>
          <table:table-cell table:style-name="ce10" table:formula="of:=([.F151]-2451545)/36525" office:value-type="float" office:value="0.241145334245954" calcext:value-type="float">
            <text:p>0.24114533</text:p>
          </table:table-cell>
          <table:table-cell/>
          <table:table-cell table:formula="of:=MOD(280.46646+[.G151]*(36000.76983+[.G151]*0.0003032);360)" office:value-type="float" office:value="321.88415139843" calcext:value-type="float">
            <text:p>321.88415139843</text:p>
          </table:table-cell>
          <table:table-cell table:formula="of:=357.52911+[.G151]*(35999.05029-0.0001537*[.G151])" office:value-type="float" office:value="9038.53211578115" calcext:value-type="float">
            <text:p>9038.53211578115</text:p>
          </table:table-cell>
          <table:table-cell table:formula="of:=0.016708634-[.G151]*(0.000042037+0.0000001267*[.G151])" office:value-type="float" office:value="0.0166984896058435" calcext:value-type="float">
            <text:p>0.0166984896058435</text:p>
          </table:table-cell>
          <table:table-cell table:formula="of:=SIN(RADIANS([.J151]))*(1.914602-[.G151]*(0.004817+0.000014*[.G151]))+SIN(RADIANS(2*[.J151]))*(0.019993-0.000101*[.G151])+SIN(RADIANS(3*[.J151]))*0.000289" office:value-type="float" office:value="1.2117058464898" calcext:value-type="float">
            <text:p>1.2117058464898</text:p>
          </table:table-cell>
          <table:table-cell table:formula="of:=[.I151]+[.L151]" office:value-type="float" office:value="323.09585724492" calcext:value-type="float">
            <text:p>323.09585724492</text:p>
          </table:table-cell>
          <table:table-cell table:formula="of:=[.J151]+[.L151]" office:value-type="float" office:value="9039.74382162764" calcext:value-type="float">
            <text:p>9039.74382162764</text:p>
          </table:table-cell>
          <table:table-cell table:formula="of:=(1.000001018*(1-[.K151]*[.K151]))/(1+[.K151]*COS(RADIANS([.N151])))" office:value-type="float" office:value="0.987048818115457" calcext:value-type="float">
            <text:p>0.987048818115457</text:p>
          </table:table-cell>
          <table:table-cell table:formula="of:=[.M151]-0.00569-0.00478*SIN(RADIANS(125.04-1934.136*[.G151]))" office:value-type="float" office:value="323.08864007934" calcext:value-type="float">
            <text:p>323.08864007934</text:p>
          </table:table-cell>
          <table:table-cell table:formula="of:=23+(26+((21.448-[.G151]*(46.815+[.G151]*(0.00059-[.G151]*0.001813))))/60)/60" office:value-type="float" office:value="23.4361552145254" calcext:value-type="float">
            <text:p>23.4361552145254</text:p>
          </table:table-cell>
          <table:table-cell table:formula="of:=[.Q151]+0.00256*COS(RADIANS(125.04-1934.136*[.G151]))" office:value-type="float" office:value="23.4385810434127" calcext:value-type="float">
            <text:p>23.4385810434127</text:p>
          </table:table-cell>
          <table:table-cell table:formula="of:=DEGREES(ATAN2(COS(RADIANS([.P151]));COS(RADIANS([.R151]))*SIN(RADIANS([.P151]))))" office:value-type="float" office:value="-34.5727941192927" calcext:value-type="float">
            <text:p>-34.5727941192927</text:p>
          </table:table-cell>
          <table:table-cell table:formula="of:=DEGREES(ASIN(SIN(RADIANS([.R151]))*SIN(RADIANS([.P151]))))" office:value-type="float" office:value="-13.8210179103971" calcext:value-type="float">
            <text:p>-13.8210179103971</text:p>
          </table:table-cell>
          <table:table-cell table:formula="of:=TAN(RADIANS([.R151]/2))*TAN(RADIANS([.R151]/2))" office:value-type="float" office:value="0.0430318477779859" calcext:value-type="float">
            <text:p>0.0430318477779859</text:p>
          </table:table-cell>
          <table:table-cell table:formula="of:=4*DEGREES([.U151]*SIN(2*RADIANS([.I151]))-2*[.K151]*SIN(RADIANS([.J151]))+4*[.K151]*[.U151]*SIN(RADIANS([.J151]))*COS(2*RADIANS([.I151]))-0.5*[.U151]*[.U151]*SIN(4*RADIANS([.I151]))-1.25*[.K151]*[.K151]*SIN(2*RADIANS([.J151])))" office:value-type="float" office:value="-14.2289828284265" calcext:value-type="float">
            <text:p>-14.2289828284265</text:p>
          </table:table-cell>
          <table:table-cell table:formula="of:=DEGREES(ACOS(COS(RADIANS(90.833))/(COS(RADIANS([.$B$3]))*COS(RADIANS([.T151])))-TAN(RADIANS([.$B$3]))*TAN(RADIANS([.T151]))))" office:value-type="float" office:value="87.9904671703252" calcext:value-type="float">
            <text:p>87.9904671703252</text:p>
          </table:table-cell>
          <table:table-cell table:style-name="ce22" table:formula="of:=(720-4*[.$B$4]-[.V151]+[.$B$5]*60)/1440" office:value-type="time" office:time-value="PT12H14M29.119849706S" calcext:value-type="time">
            <text:p>12:14:29</text:p>
          </table:table-cell>
          <table:table-cell table:style-name="ce8" table:formula="of:=[.X151]-[.W151]*4/1440" office:value-type="time" office:time-value="PT06H22M31.407728828S" calcext:value-type="time">
            <text:p>6:22:31</text:p>
          </table:table-cell>
          <table:table-cell table:style-name="ce8" table:formula="of:=[.X151]+[.W151]*4/1440" office:value-type="time" office:time-value="PT18H06M26.831970584S" calcext:value-type="time">
            <text:p>18:06:26</text:p>
          </table:table-cell>
          <table:table-cell table:style-name="ce11" table:formula="of:=8*[.W151]" office:value-type="float" office:value="703.923737362601" calcext:value-type="float">
            <text:p>703.923737362601</text:p>
          </table:table-cell>
          <table:table-cell table:formula="of:=MOD([.E151]*1440+[.V151]+4*[.$B$4]-60*[.$B$5];1440)" office:value-type="float" office:value="885.514669171574" calcext:value-type="float">
            <text:p>885.514669171574</text:p>
          </table:table-cell>
          <table:table-cell table:formula="of:=IF([.AB151]/4&lt;0;[.AB151]/4+180;[.AB151]/4-180)" office:value-type="float" office:value="41.3786672928934" calcext:value-type="float">
            <text:p>41.3786672928934</text:p>
          </table:table-cell>
          <table:table-cell table:formula="of:=DEGREES(ACOS(SIN(RADIANS([.$B$3]))*SIN(RADIANS([.T151]))+COS(RADIANS([.$B$3]))*COS(RADIANS([.T151]))*COS(RADIANS([.AC151]))))" office:value-type="float" office:value="48.2455885202031" calcext:value-type="float">
            <text:p>48.2455885202031</text:p>
          </table:table-cell>
          <table:table-cell table:formula="of:=90-[.AD151]" office:value-type="float" office:value="41.7544114797969" calcext:value-type="float">
            <text:p>41.7544114797969</text:p>
          </table:table-cell>
          <table:table-cell table:formula="of:=IF([.AE151]&gt;85;0;IF([.AE151]&gt;5;58.1/TAN(RADIANS([.AE151]))-0.07/POWER(TAN(RADIANS([.AE151]));3)+0.000086/POWER(TAN(RADIANS([.AE151]));5);IF([.AE151]&gt;-0.575;1735+[.AE151]*(-518.2+[.AE151]*(103.4+[.AE151]*(-12.79+[.AE151]*0.711)));-20.772/TAN(RADIANS([.AE151])))))/3600" office:value-type="float" office:value="0.018052002220411" calcext:value-type="float">
            <text:p>0.018052002220411</text:p>
          </table:table-cell>
          <table:table-cell table:formula="of:=[.AE151]+[.AF151]" office:value-type="float" office:value="41.7724634820173" calcext:value-type="float">
            <text:p>41.7724634820173</text:p>
          </table:table-cell>
          <table:table-cell table:formula="of:=IF([.AC151]&gt;0;MOD(DEGREES(ACOS(((SIN(RADIANS([.$B$3]))*COS(RADIANS([.AD151])))-SIN(RADIANS([.T151])))/(COS(RADIANS([.$B$3]))*SIN(RADIANS([.AD151])))))+180;360);MOD(540-DEGREES(ACOS(((SIN(RADIANS([.$B$3]))*COS(RADIANS([.AD151])))-SIN(RADIANS([.T151])))/(COS(RADIANS([.$B$3]))*SIN(RADIANS([.AD151])))));360))" office:value-type="float" office:value="239.36601859941" calcext:value-type="float">
            <text:p>239.3660185994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51]+0.1/24" office:value-type="time" office:time-value="PT15H06M00S" calcext:value-type="time">
            <text:p>15:06:00</text:p>
          </table:table-cell>
          <table:table-cell table:style-name="ce9" table:formula="of:=[.D152]+2415018.5+[.E152]-[.$B$5]/24" office:value-type="float" office:value="2460352.8375" calcext:value-type="float">
            <text:p>2460352.84</text:p>
          </table:table-cell>
          <table:table-cell table:style-name="ce10" table:formula="of:=([.F152]-2451545)/36525" office:value-type="float" office:value="0.241145448323077" calcext:value-type="float">
            <text:p>0.24114545</text:p>
          </table:table-cell>
          <table:table-cell/>
          <table:table-cell table:formula="of:=MOD(280.46646+[.G152]*(36000.76983+[.G152]*0.0003032);360)" office:value-type="float" office:value="321.888258262661" calcext:value-type="float">
            <text:p>321.888258262661</text:p>
          </table:table-cell>
          <table:table-cell table:formula="of:=357.52911+[.G152]*(35999.05029-0.0001537*[.G152])" office:value-type="float" office:value="9038.5362224492" calcext:value-type="float">
            <text:p>9038.5362224492</text:p>
          </table:table-cell>
          <table:table-cell table:formula="of:=0.016708634-[.G152]*(0.000042037+0.0000001267*[.G152])" office:value-type="float" office:value="0.016698489601041" calcext:value-type="float">
            <text:p>0.016698489601041</text:p>
          </table:table-cell>
          <table:table-cell table:formula="of:=SIN(RADIANS([.J152]))*(1.914602-[.G152]*(0.004817+0.000014*[.G152]))+SIN(RADIANS(2*[.J152]))*(0.019993-0.000101*[.G152])+SIN(RADIANS(3*[.J152]))*0.000289" office:value-type="float" office:value="1.21181374017068" calcext:value-type="float">
            <text:p>1.21181374017068</text:p>
          </table:table-cell>
          <table:table-cell table:formula="of:=[.I152]+[.L152]" office:value-type="float" office:value="323.100072002832" calcext:value-type="float">
            <text:p>323.100072002832</text:p>
          </table:table-cell>
          <table:table-cell table:formula="of:=[.J152]+[.L152]" office:value-type="float" office:value="9039.74803618937" calcext:value-type="float">
            <text:p>9039.74803618937</text:p>
          </table:table-cell>
          <table:table-cell table:formula="of:=(1.000001018*(1-[.K152]*[.K152]))/(1+[.K152]*COS(RADIANS([.N152])))" office:value-type="float" office:value="0.987049583481871" calcext:value-type="float">
            <text:p>0.987049583481871</text:p>
          </table:table-cell>
          <table:table-cell table:formula="of:=[.M152]-0.00569-0.00478*SIN(RADIANS(125.04-1934.136*[.G152]))" office:value-type="float" office:value="323.092854854695" calcext:value-type="float">
            <text:p>323.092854854695</text:p>
          </table:table-cell>
          <table:table-cell table:formula="of:=23+(26+((21.448-[.G152]*(46.815+[.G152]*(0.00059-[.G152]*0.001813))))/60)/60" office:value-type="float" office:value="23.436155213042" calcext:value-type="float">
            <text:p>23.436155213042</text:p>
          </table:table-cell>
          <table:table-cell table:formula="of:=[.Q152]+0.00256*COS(RADIANS(125.04-1934.136*[.G152]))" office:value-type="float" office:value="23.4385810450788" calcext:value-type="float">
            <text:p>23.4385810450788</text:p>
          </table:table-cell>
          <table:table-cell table:formula="of:=DEGREES(ATAN2(COS(RADIANS([.P152]));COS(RADIANS([.R152]))*SIN(RADIANS([.P152]))))" office:value-type="float" office:value="-34.568693102345" calcext:value-type="float">
            <text:p>-34.568693102345</text:p>
          </table:table-cell>
          <table:table-cell table:formula="of:=DEGREES(ASIN(SIN(RADIANS([.R152]))*SIN(RADIANS([.P152]))))" office:value-type="float" office:value="-13.8196374427053" calcext:value-type="float">
            <text:p>-13.8196374427053</text:p>
          </table:table-cell>
          <table:table-cell table:formula="of:=TAN(RADIANS([.R152]/2))*TAN(RADIANS([.R152]/2))" office:value-type="float" office:value="0.0430318477842778" calcext:value-type="float">
            <text:p>0.0430318477842778</text:p>
          </table:table-cell>
          <table:table-cell table:formula="of:=4*DEGREES([.U152]*SIN(2*RADIANS([.I152]))-2*[.K152]*SIN(RADIANS([.J152]))+4*[.K152]*[.U152]*SIN(RADIANS([.J152]))*COS(2*RADIANS([.I152]))-0.5*[.U152]*[.U152]*SIN(4*RADIANS([.I152]))-1.25*[.K152]*[.K152]*SIN(2*RADIANS([.J152])))" office:value-type="float" office:value="-14.2289580736334" calcext:value-type="float">
            <text:p>-14.2289580736334</text:p>
          </table:table-cell>
          <table:table-cell table:formula="of:=DEGREES(ACOS(COS(RADIANS(90.833))/(COS(RADIANS([.$B$3]))*COS(RADIANS([.T152])))-TAN(RADIANS([.$B$3]))*TAN(RADIANS([.T152]))))" office:value-type="float" office:value="87.9907617780724" calcext:value-type="float">
            <text:p>87.9907617780724</text:p>
          </table:table-cell>
          <table:table-cell table:style-name="ce22" table:formula="of:=(720-4*[.$B$4]-[.V152]+[.$B$5]*60)/1440" office:value-type="time" office:time-value="PT12H14M29.118364418S" calcext:value-type="time">
            <text:p>12:14:29</text:p>
          </table:table-cell>
          <table:table-cell table:style-name="ce8" table:formula="of:=[.X152]-[.W152]*4/1440" office:value-type="time" office:time-value="PT06H22M31.335537681S" calcext:value-type="time">
            <text:p>6:22:31</text:p>
          </table:table-cell>
          <table:table-cell table:style-name="ce8" table:formula="of:=[.X152]+[.W152]*4/1440" office:value-type="time" office:time-value="PT18H06M26.901191155S" calcext:value-type="time">
            <text:p>18:06:26</text:p>
          </table:table-cell>
          <table:table-cell table:style-name="ce11" table:formula="of:=8*[.W152]" office:value-type="float" office:value="703.926094224579" calcext:value-type="float">
            <text:p>703.926094224579</text:p>
          </table:table-cell>
          <table:table-cell table:formula="of:=MOD([.E152]*1440+[.V152]+4*[.$B$4]-60*[.$B$5];1440)" office:value-type="float" office:value="891.514693926367" calcext:value-type="float">
            <text:p>891.514693926367</text:p>
          </table:table-cell>
          <table:table-cell table:formula="of:=IF([.AB152]/4&lt;0;[.AB152]/4+180;[.AB152]/4-180)" office:value-type="float" office:value="42.8786734815917" calcext:value-type="float">
            <text:p>42.8786734815917</text:p>
          </table:table-cell>
          <table:table-cell table:formula="of:=DEGREES(ACOS(SIN(RADIANS([.$B$3]))*SIN(RADIANS([.T152]))+COS(RADIANS([.$B$3]))*COS(RADIANS([.T152]))*COS(RADIANS([.AC152]))))" office:value-type="float" office:value="49.5155513639722" calcext:value-type="float">
            <text:p>49.5155513639722</text:p>
          </table:table-cell>
          <table:table-cell table:formula="of:=90-[.AD152]" office:value-type="float" office:value="40.4844486360278" calcext:value-type="float">
            <text:p>40.4844486360278</text:p>
          </table:table-cell>
          <table:table-cell table:formula="of:=IF([.AE152]&gt;85;0;IF([.AE152]&gt;5;58.1/TAN(RADIANS([.AE152]))-0.07/POWER(TAN(RADIANS([.AE152]));3)+0.000086/POWER(TAN(RADIANS([.AE152]));5);IF([.AE152]&gt;-0.575;1735+[.AE152]*(-518.2+[.AE152]*(103.4+[.AE152]*(-12.79+[.AE152]*0.711)));-20.772/TAN(RADIANS([.AE152])))))/3600" office:value-type="float" office:value="0.0188753907730154" calcext:value-type="float">
            <text:p>0.0188753907730154</text:p>
          </table:table-cell>
          <table:table-cell table:formula="of:=[.AE152]+[.AF152]" office:value-type="float" office:value="40.5033240268009" calcext:value-type="float">
            <text:p>40.5033240268009</text:p>
          </table:table-cell>
          <table:table-cell table:formula="of:=IF([.AC152]&gt;0;MOD(DEGREES(ACOS(((SIN(RADIANS([.$B$3]))*COS(RADIANS([.AD152])))-SIN(RADIANS([.T152])))/(COS(RADIANS([.$B$3]))*SIN(RADIANS([.AD152])))))+180;360);MOD(540-DEGREES(ACOS(((SIN(RADIANS([.$B$3]))*COS(RADIANS([.AD152])))-SIN(RADIANS([.T152])))/(COS(RADIANS([.$B$3]))*SIN(RADIANS([.AD152])))));360))" office:value-type="float" office:value="240.312954071439" calcext:value-type="float">
            <text:p>240.31295407143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52]+0.1/24" office:value-type="time" office:time-value="PT15H12M00S" calcext:value-type="time">
            <text:p>15:12:00</text:p>
          </table:table-cell>
          <table:table-cell table:style-name="ce9" table:formula="of:=[.D153]+2415018.5+[.E153]-[.$B$5]/24" office:value-type="float" office:value="2460352.84166667" calcext:value-type="float">
            <text:p>2460352.84</text:p>
          </table:table-cell>
          <table:table-cell table:style-name="ce10" table:formula="of:=([.F153]-2451545)/36525" office:value-type="float" office:value="0.241145562400186" calcext:value-type="float">
            <text:p>0.24114556</text:p>
          </table:table-cell>
          <table:table-cell/>
          <table:table-cell table:formula="of:=MOD(280.46646+[.G153]*(36000.76983+[.G153]*0.0003032);360)" office:value-type="float" office:value="321.892365126432" calcext:value-type="float">
            <text:p>321.892365126432</text:p>
          </table:table-cell>
          <table:table-cell table:formula="of:=357.52911+[.G153]*(35999.05029-0.0001537*[.G153])" office:value-type="float" office:value="9038.54032911679" calcext:value-type="float">
            <text:p>9038.54032911679</text:p>
          </table:table-cell>
          <table:table-cell table:formula="of:=0.016708634-[.G153]*(0.000042037+0.0000001267*[.G153])" office:value-type="float" office:value="0.0166984895962386" calcext:value-type="float">
            <text:p>0.0166984895962386</text:p>
          </table:table-cell>
          <table:table-cell table:formula="of:=SIN(RADIANS([.J153]))*(1.914602-[.G153]*(0.004817+0.000014*[.G153]))+SIN(RADIANS(2*[.J153]))*(0.019993-0.000101*[.G153])+SIN(RADIANS(3*[.J153]))*0.000289" office:value-type="float" office:value="1.2119216273033" calcext:value-type="float">
            <text:p>1.2119216273033</text:p>
          </table:table-cell>
          <table:table-cell table:formula="of:=[.I153]+[.L153]" office:value-type="float" office:value="323.104286753735" calcext:value-type="float">
            <text:p>323.104286753735</text:p>
          </table:table-cell>
          <table:table-cell table:formula="of:=[.J153]+[.L153]" office:value-type="float" office:value="9039.75225074409" calcext:value-type="float">
            <text:p>9039.75225074409</text:p>
          </table:table-cell>
          <table:table-cell table:formula="of:=(1.000001018*(1-[.K153]*[.K153]))/(1+[.K153]*COS(RADIANS([.N153])))" office:value-type="float" office:value="0.987050348915899" calcext:value-type="float">
            <text:p>0.987050348915899</text:p>
          </table:table-cell>
          <table:table-cell table:formula="of:=[.M153]-0.00569-0.00478*SIN(RADIANS(125.04-1934.136*[.G153]))" office:value-type="float" office:value="323.097069623042" calcext:value-type="float">
            <text:p>323.097069623042</text:p>
          </table:table-cell>
          <table:table-cell table:formula="of:=23+(26+((21.448-[.G153]*(46.815+[.G153]*(0.00059-[.G153]*0.001813))))/60)/60" office:value-type="float" office:value="23.4361552115585" calcext:value-type="float">
            <text:p>23.4361552115585</text:p>
          </table:table-cell>
          <table:table-cell table:formula="of:=[.Q153]+0.00256*COS(RADIANS(125.04-1934.136*[.G153]))" office:value-type="float" office:value="23.4385810467449" calcext:value-type="float">
            <text:p>23.4385810467449</text:p>
          </table:table-cell>
          <table:table-cell table:formula="of:=DEGREES(ATAN2(COS(RADIANS([.P153]));COS(RADIANS([.R153]))*SIN(RADIANS([.P153]))))" office:value-type="float" office:value="-34.5645921408286" calcext:value-type="float">
            <text:p>-34.5645921408286</text:p>
          </table:table-cell>
          <table:table-cell table:formula="of:=DEGREES(ASIN(SIN(RADIANS([.R153]))*SIN(RADIANS([.P153]))))" office:value-type="float" office:value="-13.8182569092238" calcext:value-type="float">
            <text:p>-13.8182569092238</text:p>
          </table:table-cell>
          <table:table-cell table:formula="of:=TAN(RADIANS([.R153]/2))*TAN(RADIANS([.R153]/2))" office:value-type="float" office:value="0.0430318477905696" calcext:value-type="float">
            <text:p>0.0430318477905696</text:p>
          </table:table-cell>
          <table:table-cell table:formula="of:=4*DEGREES([.U153]*SIN(2*RADIANS([.I153]))-2*[.K153]*SIN(RADIANS([.J153]))+4*[.K153]*[.U153]*SIN(RADIANS([.J153]))*COS(2*RADIANS([.I153]))-0.5*[.U153]*[.U153]*SIN(4*RADIANS([.I153]))-1.25*[.K153]*[.K153]*SIN(2*RADIANS([.J153])))" office:value-type="float" office:value="-14.2289330961924" calcext:value-type="float">
            <text:p>-14.2289330961924</text:p>
          </table:table-cell>
          <table:table-cell table:formula="of:=DEGREES(ACOS(COS(RADIANS(90.833))/(COS(RADIANS([.$B$3]))*COS(RADIANS([.T153])))-TAN(RADIANS([.$B$3]))*TAN(RADIANS([.T153]))))" office:value-type="float" office:value="87.991056396823" calcext:value-type="float">
            <text:p>87.991056396823</text:p>
          </table:table-cell>
          <table:table-cell table:style-name="ce22" table:formula="of:=(720-4*[.$B$4]-[.V153]+[.$B$5]*60)/1440" office:value-type="time" office:time-value="PT12H14M29.116865772S" calcext:value-type="time">
            <text:p>12:14:29</text:p>
          </table:table-cell>
          <table:table-cell table:style-name="ce8" table:formula="of:=[.X153]-[.W153]*4/1440" office:value-type="time" office:time-value="PT06H22M31.263330534S" calcext:value-type="time">
            <text:p>6:22:31</text:p>
          </table:table-cell>
          <table:table-cell table:style-name="ce8" table:formula="of:=[.X153]+[.W153]*4/1440" office:value-type="time" office:time-value="PT18H06M26.970401009S" calcext:value-type="time">
            <text:p>18:06:26</text:p>
          </table:table-cell>
          <table:table-cell table:style-name="ce11" table:formula="of:=8*[.W153]" office:value-type="float" office:value="703.928451174584" calcext:value-type="float">
            <text:p>703.928451174584</text:p>
          </table:table-cell>
          <table:table-cell table:formula="of:=MOD([.E153]*1440+[.V153]+4*[.$B$4]-60*[.$B$5];1440)" office:value-type="float" office:value="897.514718903808" calcext:value-type="float">
            <text:p>897.514718903808</text:p>
          </table:table-cell>
          <table:table-cell table:formula="of:=IF([.AB153]/4&lt;0;[.AB153]/4+180;[.AB153]/4-180)" office:value-type="float" office:value="44.3786797259519" calcext:value-type="float">
            <text:p>44.3786797259519</text:p>
          </table:table-cell>
          <table:table-cell table:formula="of:=DEGREES(ACOS(SIN(RADIANS([.$B$3]))*SIN(RADIANS([.T153]))+COS(RADIANS([.$B$3]))*COS(RADIANS([.T153]))*COS(RADIANS([.AC153]))))" office:value-type="float" office:value="50.7972739013941" calcext:value-type="float">
            <text:p>50.7972739013941</text:p>
          </table:table-cell>
          <table:table-cell table:formula="of:=90-[.AD153]" office:value-type="float" office:value="39.2027260986059" calcext:value-type="float">
            <text:p>39.2027260986059</text:p>
          </table:table-cell>
          <table:table-cell table:formula="of:=IF([.AE153]&gt;85;0;IF([.AE153]&gt;5;58.1/TAN(RADIANS([.AE153]))-0.07/POWER(TAN(RADIANS([.AE153]));3)+0.000086/POWER(TAN(RADIANS([.AE153]));5);IF([.AE153]&gt;-0.575;1735+[.AE153]*(-518.2+[.AE153]*(103.4+[.AE153]*(-12.79+[.AE153]*0.711)));-20.772/TAN(RADIANS([.AE153])))))/3600" office:value-type="float" office:value="0.0197505449865194" calcext:value-type="float">
            <text:p>0.0197505449865194</text:p>
          </table:table-cell>
          <table:table-cell table:formula="of:=[.AE153]+[.AF153]" office:value-type="float" office:value="39.2224766435924" calcext:value-type="float">
            <text:p>39.2224766435924</text:p>
          </table:table-cell>
          <table:table-cell table:formula="of:=IF([.AC153]&gt;0;MOD(DEGREES(ACOS(((SIN(RADIANS([.$B$3]))*COS(RADIANS([.AD153])))-SIN(RADIANS([.T153])))/(COS(RADIANS([.$B$3]))*SIN(RADIANS([.AD153])))))+180;360);MOD(540-DEGREES(ACOS(((SIN(RADIANS([.$B$3]))*COS(RADIANS([.AD153])))-SIN(RADIANS([.T153])))/(COS(RADIANS([.$B$3]))*SIN(RADIANS([.AD153])))));360))" office:value-type="float" office:value="241.214268457644" calcext:value-type="float">
            <text:p>241.21426845764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53]+0.1/24" office:value-type="time" office:time-value="PT15H18M00S" calcext:value-type="time">
            <text:p>15:18:00</text:p>
          </table:table-cell>
          <table:table-cell table:style-name="ce9" table:formula="of:=[.D154]+2415018.5+[.E154]-[.$B$5]/24" office:value-type="float" office:value="2460352.84583333" calcext:value-type="float">
            <text:p>2460352.85</text:p>
          </table:table-cell>
          <table:table-cell table:style-name="ce10" table:formula="of:=([.F154]-2451545)/36525" office:value-type="float" office:value="0.241145676477308" calcext:value-type="float">
            <text:p>0.24114568</text:p>
          </table:table-cell>
          <table:table-cell/>
          <table:table-cell table:formula="of:=MOD(280.46646+[.G154]*(36000.76983+[.G154]*0.0003032);360)" office:value-type="float" office:value="321.896471990665" calcext:value-type="float">
            <text:p>321.896471990665</text:p>
          </table:table-cell>
          <table:table-cell table:formula="of:=357.52911+[.G154]*(35999.05029-0.0001537*[.G154])" office:value-type="float" office:value="9038.54443578483" calcext:value-type="float">
            <text:p>9038.54443578483</text:p>
          </table:table-cell>
          <table:table-cell table:formula="of:=0.016708634-[.G154]*(0.000042037+0.0000001267*[.G154])" office:value-type="float" office:value="0.0166984895914362" calcext:value-type="float">
            <text:p>0.0166984895914362</text:p>
          </table:table-cell>
          <table:table-cell table:formula="of:=SIN(RADIANS([.J154]))*(1.914602-[.G154]*(0.004817+0.000014*[.G154]))+SIN(RADIANS(2*[.J154]))*(0.019993-0.000101*[.G154])+SIN(RADIANS(3*[.J154]))*0.000289" office:value-type="float" office:value="1.21202950791116" calcext:value-type="float">
            <text:p>1.21202950791116</text:p>
          </table:table-cell>
          <table:table-cell table:formula="of:=[.I154]+[.L154]" office:value-type="float" office:value="323.108501498576" calcext:value-type="float">
            <text:p>323.108501498576</text:p>
          </table:table-cell>
          <table:table-cell table:formula="of:=[.J154]+[.L154]" office:value-type="float" office:value="9039.75646529275" calcext:value-type="float">
            <text:p>9039.75646529275</text:p>
          </table:table-cell>
          <table:table-cell table:formula="of:=(1.000001018*(1-[.K154]*[.K154]))/(1+[.K154]*COS(RADIANS([.N154])))" office:value-type="float" office:value="0.987051114417707" calcext:value-type="float">
            <text:p>0.987051114417707</text:p>
          </table:table-cell>
          <table:table-cell table:formula="of:=[.M154]-0.00569-0.00478*SIN(RADIANS(125.04-1934.136*[.G154]))" office:value-type="float" office:value="323.101284385325" calcext:value-type="float">
            <text:p>323.101284385325</text:p>
          </table:table-cell>
          <table:table-cell table:formula="of:=23+(26+((21.448-[.G154]*(46.815+[.G154]*(0.00059-[.G154]*0.001813))))/60)/60" office:value-type="float" office:value="23.436155210075" calcext:value-type="float">
            <text:p>23.436155210075</text:p>
          </table:table-cell>
          <table:table-cell table:formula="of:=[.Q154]+0.00256*COS(RADIANS(125.04-1934.136*[.G154]))" office:value-type="float" office:value="23.438581048411" calcext:value-type="float">
            <text:p>23.438581048411</text:p>
          </table:table-cell>
          <table:table-cell table:formula="of:=DEGREES(ATAN2(COS(RADIANS([.P154]));COS(RADIANS([.R154]))*SIN(RADIANS([.P154]))))" office:value-type="float" office:value="-34.56049123382" calcext:value-type="float">
            <text:p>-34.56049123382</text:p>
          </table:table-cell>
          <table:table-cell table:formula="of:=DEGREES(ASIN(SIN(RADIANS([.R154]))*SIN(RADIANS([.P154]))))" office:value-type="float" office:value="-13.8168763096509" calcext:value-type="float">
            <text:p>-13.8168763096509</text:p>
          </table:table-cell>
          <table:table-cell table:formula="of:=TAN(RADIANS([.R154]/2))*TAN(RADIANS([.R154]/2))" office:value-type="float" office:value="0.0430318477968612" calcext:value-type="float">
            <text:p>0.0430318477968612</text:p>
          </table:table-cell>
          <table:table-cell table:formula="of:=4*DEGREES([.U154]*SIN(2*RADIANS([.I154]))-2*[.K154]*SIN(RADIANS([.J154]))+4*[.K154]*[.U154]*SIN(RADIANS([.J154]))*COS(2*RADIANS([.I154]))-0.5*[.U154]*[.U154]*SIN(4*RADIANS([.I154]))-1.25*[.K154]*[.K154]*SIN(2*RADIANS([.J154])))" office:value-type="float" office:value="-14.2289078961091" calcext:value-type="float">
            <text:p>-14.2289078961091</text:p>
          </table:table-cell>
          <table:table-cell table:formula="of:=DEGREES(ACOS(COS(RADIANS(90.833))/(COS(RADIANS([.$B$3]))*COS(RADIANS([.T154])))-TAN(RADIANS([.$B$3]))*TAN(RADIANS([.T154]))))" office:value-type="float" office:value="87.9913510266413" calcext:value-type="float">
            <text:p>87.9913510266413</text:p>
          </table:table-cell>
          <table:table-cell table:style-name="ce22" table:formula="of:=(720-4*[.$B$4]-[.V154]+[.$B$5]*60)/1440" office:value-type="time" office:time-value="PT12H14M29.115353767S" calcext:value-type="time">
            <text:p>12:14:29</text:p>
          </table:table-cell>
          <table:table-cell table:style-name="ce8" table:formula="of:=[.X154]-[.W154]*4/1440" office:value-type="time" office:time-value="PT06H22M31.191107373S" calcext:value-type="time">
            <text:p>6:22:31</text:p>
          </table:table-cell>
          <table:table-cell table:style-name="ce8" table:formula="of:=[.X154]+[.W154]*4/1440" office:value-type="time" office:time-value="PT18H06M27.03960016S" calcext:value-type="time">
            <text:p>18:06:27</text:p>
          </table:table-cell>
          <table:table-cell table:style-name="ce11" table:formula="of:=8*[.W154]" office:value-type="float" office:value="703.93080821313" calcext:value-type="float">
            <text:p>703.93080821313</text:p>
          </table:table-cell>
          <table:table-cell table:formula="of:=MOD([.E154]*1440+[.V154]+4*[.$B$4]-60*[.$B$5];1440)" office:value-type="float" office:value="903.514744103891" calcext:value-type="float">
            <text:p>903.514744103891</text:p>
          </table:table-cell>
          <table:table-cell table:formula="of:=IF([.AB154]/4&lt;0;[.AB154]/4+180;[.AB154]/4-180)" office:value-type="float" office:value="45.8786860259727" calcext:value-type="float">
            <text:p>45.8786860259727</text:p>
          </table:table-cell>
          <table:table-cell table:formula="of:=DEGREES(ACOS(SIN(RADIANS([.$B$3]))*SIN(RADIANS([.T154]))+COS(RADIANS([.$B$3]))*COS(RADIANS([.T154]))*COS(RADIANS([.AC154]))))" office:value-type="float" office:value="52.0898849506106" calcext:value-type="float">
            <text:p>52.0898849506106</text:p>
          </table:table-cell>
          <table:table-cell table:formula="of:=90-[.AD154]" office:value-type="float" office:value="37.9101150493894" calcext:value-type="float">
            <text:p>37.9101150493894</text:p>
          </table:table-cell>
          <table:table-cell table:formula="of:=IF([.AE154]&gt;85;0;IF([.AE154]&gt;5;58.1/TAN(RADIANS([.AE154]))-0.07/POWER(TAN(RADIANS([.AE154]));3)+0.000086/POWER(TAN(RADIANS([.AE154]));5);IF([.AE154]&gt;-0.575;1735+[.AE154]*(-518.2+[.AE154]*(103.4+[.AE154]*(-12.79+[.AE154]*0.711)));-20.772/TAN(RADIANS([.AE154])))))/3600" office:value-type="float" office:value="0.0206826801984777" calcext:value-type="float">
            <text:p>0.0206826801984777</text:p>
          </table:table-cell>
          <table:table-cell table:formula="of:=[.AE154]+[.AF154]" office:value-type="float" office:value="37.9307977295879" calcext:value-type="float">
            <text:p>37.9307977295879</text:p>
          </table:table-cell>
          <table:table-cell table:formula="of:=IF([.AC154]&gt;0;MOD(DEGREES(ACOS(((SIN(RADIANS([.$B$3]))*COS(RADIANS([.AD154])))-SIN(RADIANS([.T154])))/(COS(RADIANS([.$B$3]))*SIN(RADIANS([.AD154])))))+180;360);MOD(540-DEGREES(ACOS(((SIN(RADIANS([.$B$3]))*COS(RADIANS([.AD154])))-SIN(RADIANS([.T154])))/(COS(RADIANS([.$B$3]))*SIN(RADIANS([.AD154])))));360))" office:value-type="float" office:value="242.072946361596" calcext:value-type="float">
            <text:p>242.07294636159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54]+0.1/24" office:value-type="time" office:time-value="PT15H24M00S" calcext:value-type="time">
            <text:p>15:24:00</text:p>
          </table:table-cell>
          <table:table-cell table:style-name="ce9" table:formula="of:=[.D155]+2415018.5+[.E155]-[.$B$5]/24" office:value-type="float" office:value="2460352.85" calcext:value-type="float">
            <text:p>2460352.85</text:p>
          </table:table-cell>
          <table:table-cell table:style-name="ce10" table:formula="of:=([.F155]-2451545)/36525" office:value-type="float" office:value="0.241145790554417" calcext:value-type="float">
            <text:p>0.24114579</text:p>
          </table:table-cell>
          <table:table-cell/>
          <table:table-cell table:formula="of:=MOD(280.46646+[.G155]*(36000.76983+[.G155]*0.0003032);360)" office:value-type="float" office:value="321.900578854438" calcext:value-type="float">
            <text:p>321.900578854438</text:p>
          </table:table-cell>
          <table:table-cell table:formula="of:=357.52911+[.G155]*(35999.05029-0.0001537*[.G155])" office:value-type="float" office:value="9038.54854245242" calcext:value-type="float">
            <text:p>9038.54854245242</text:p>
          </table:table-cell>
          <table:table-cell table:formula="of:=0.016708634-[.G155]*(0.000042037+0.0000001267*[.G155])" office:value-type="float" office:value="0.0166984895866337" calcext:value-type="float">
            <text:p>0.0166984895866337</text:p>
          </table:table-cell>
          <table:table-cell table:formula="of:=SIN(RADIANS([.J155]))*(1.914602-[.G155]*(0.004817+0.000014*[.G155]))+SIN(RADIANS(2*[.J155]))*(0.019993-0.000101*[.G155])+SIN(RADIANS(3*[.J155]))*0.000289" office:value-type="float" office:value="1.21213738196981" calcext:value-type="float">
            <text:p>1.21213738196981</text:p>
          </table:table-cell>
          <table:table-cell table:formula="of:=[.I155]+[.L155]" office:value-type="float" office:value="323.112716236408" calcext:value-type="float">
            <text:p>323.112716236408</text:p>
          </table:table-cell>
          <table:table-cell table:formula="of:=[.J155]+[.L155]" office:value-type="float" office:value="9039.76067983439" calcext:value-type="float">
            <text:p>9039.76067983439</text:p>
          </table:table-cell>
          <table:table-cell table:formula="of:=(1.000001018*(1-[.K155]*[.K155]))/(1+[.K155]*COS(RADIANS([.N155])))" office:value-type="float" office:value="0.98705187998712" calcext:value-type="float">
            <text:p>0.98705187998712</text:p>
          </table:table-cell>
          <table:table-cell table:formula="of:=[.M155]-0.00569-0.00478*SIN(RADIANS(125.04-1934.136*[.G155]))" office:value-type="float" office:value="323.105499140599" calcext:value-type="float">
            <text:p>323.105499140599</text:p>
          </table:table-cell>
          <table:table-cell table:formula="of:=23+(26+((21.448-[.G155]*(46.815+[.G155]*(0.00059-[.G155]*0.001813))))/60)/60" office:value-type="float" office:value="23.4361552085915" calcext:value-type="float">
            <text:p>23.4361552085915</text:p>
          </table:table-cell>
          <table:table-cell table:formula="of:=[.Q155]+0.00256*COS(RADIANS(125.04-1934.136*[.G155]))" office:value-type="float" office:value="23.438581050077" calcext:value-type="float">
            <text:p>23.438581050077</text:p>
          </table:table-cell>
          <table:table-cell table:formula="of:=DEGREES(ATAN2(COS(RADIANS([.P155]));COS(RADIANS([.R155]))*SIN(RADIANS([.P155]))))" office:value-type="float" office:value="-34.556390382237" calcext:value-type="float">
            <text:p>-34.556390382237</text:p>
          </table:table-cell>
          <table:table-cell table:formula="of:=DEGREES(ASIN(SIN(RADIANS([.R155]))*SIN(RADIANS([.P155]))))" office:value-type="float" office:value="-13.815495644305" calcext:value-type="float">
            <text:p>-13.815495644305</text:p>
          </table:table-cell>
          <table:table-cell table:formula="of:=TAN(RADIANS([.R155]/2))*TAN(RADIANS([.R155]/2))" office:value-type="float" office:value="0.0430318478031527" calcext:value-type="float">
            <text:p>0.0430318478031527</text:p>
          </table:table-cell>
          <table:table-cell table:formula="of:=4*DEGREES([.U155]*SIN(2*RADIANS([.I155]))-2*[.K155]*SIN(RADIANS([.J155]))+4*[.K155]*[.U155]*SIN(RADIANS([.J155]))*COS(2*RADIANS([.I155]))-0.5*[.U155]*[.U155]*SIN(4*RADIANS([.I155]))-1.25*[.K155]*[.K155]*SIN(2*RADIANS([.J155])))" office:value-type="float" office:value="-14.2288824734022" calcext:value-type="float">
            <text:p>-14.2288824734022</text:p>
          </table:table-cell>
          <table:table-cell table:formula="of:=DEGREES(ACOS(COS(RADIANS(90.833))/(COS(RADIANS([.$B$3]))*COS(RADIANS([.T155])))-TAN(RADIANS([.$B$3]))*TAN(RADIANS([.T155]))))" office:value-type="float" office:value="87.9916456674595" calcext:value-type="float">
            <text:p>87.9916456674595</text:p>
          </table:table-cell>
          <table:table-cell table:style-name="ce22" table:formula="of:=(720-4*[.$B$4]-[.V155]+[.$B$5]*60)/1440" office:value-type="time" office:time-value="PT12H14M29.113828404S" calcext:value-type="time">
            <text:p>12:14:29</text:p>
          </table:table-cell>
          <table:table-cell table:style-name="ce8" table:formula="of:=[.X155]-[.W155]*4/1440" office:value-type="time" office:time-value="PT06H22M31.118868214S" calcext:value-type="time">
            <text:p>6:22:31</text:p>
          </table:table-cell>
          <table:table-cell table:style-name="ce8" table:formula="of:=[.X155]+[.W155]*4/1440" office:value-type="time" office:time-value="PT18H06M27.108788594S" calcext:value-type="time">
            <text:p>18:06:27</text:p>
          </table:table-cell>
          <table:table-cell table:style-name="ce11" table:formula="of:=8*[.W155]" office:value-type="float" office:value="703.933165339676" calcext:value-type="float">
            <text:p>703.933165339676</text:p>
          </table:table-cell>
          <table:table-cell table:formula="of:=MOD([.E155]*1440+[.V155]+4*[.$B$4]-60*[.$B$5];1440)" office:value-type="float" office:value="909.514769526598" calcext:value-type="float">
            <text:p>909.514769526598</text:p>
          </table:table-cell>
          <table:table-cell table:formula="of:=IF([.AB155]/4&lt;0;[.AB155]/4+180;[.AB155]/4-180)" office:value-type="float" office:value="47.3786923816494" calcext:value-type="float">
            <text:p>47.3786923816494</text:p>
          </table:table-cell>
          <table:table-cell table:formula="of:=DEGREES(ACOS(SIN(RADIANS([.$B$3]))*SIN(RADIANS([.T155]))+COS(RADIANS([.$B$3]))*COS(RADIANS([.T155]))*COS(RADIANS([.AC155]))))" office:value-type="float" office:value="53.3925905261181" calcext:value-type="float">
            <text:p>53.3925905261181</text:p>
          </table:table-cell>
          <table:table-cell table:formula="of:=90-[.AD155]" office:value-type="float" office:value="36.6074094738819" calcext:value-type="float">
            <text:p>36.6074094738819</text:p>
          </table:table-cell>
          <table:table-cell table:formula="of:=IF([.AE155]&gt;85;0;IF([.AE155]&gt;5;58.1/TAN(RADIANS([.AE155]))-0.07/POWER(TAN(RADIANS([.AE155]));3)+0.000086/POWER(TAN(RADIANS([.AE155]));5);IF([.AE155]&gt;-0.575;1735+[.AE155]*(-518.2+[.AE155]*(103.4+[.AE155]*(-12.79+[.AE155]*0.711)));-20.772/TAN(RADIANS([.AE155])))))/3600" office:value-type="float" office:value="0.0216778366999641" calcext:value-type="float">
            <text:p>0.0216778366999641</text:p>
          </table:table-cell>
          <table:table-cell table:formula="of:=[.AE155]+[.AF155]" office:value-type="float" office:value="36.6290873105818" calcext:value-type="float">
            <text:p>36.6290873105818</text:p>
          </table:table-cell>
          <table:table-cell table:formula="of:=IF([.AC155]&gt;0;MOD(DEGREES(ACOS(((SIN(RADIANS([.$B$3]))*COS(RADIANS([.AD155])))-SIN(RADIANS([.T155])))/(COS(RADIANS([.$B$3]))*SIN(RADIANS([.AD155])))))+180;360);MOD(540-DEGREES(ACOS(((SIN(RADIANS([.$B$3]))*COS(RADIANS([.AD155])))-SIN(RADIANS([.T155])))/(COS(RADIANS([.$B$3]))*SIN(RADIANS([.AD155])))));360))" office:value-type="float" office:value="242.891753651736" calcext:value-type="float">
            <text:p>242.89175365173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55]+0.1/24" office:value-type="time" office:time-value="PT15H30M00S" calcext:value-type="time">
            <text:p>15:30:00</text:p>
          </table:table-cell>
          <table:table-cell table:style-name="ce9" table:formula="of:=[.D156]+2415018.5+[.E156]-[.$B$5]/24" office:value-type="float" office:value="2460352.85416667" calcext:value-type="float">
            <text:p>2460352.85</text:p>
          </table:table-cell>
          <table:table-cell table:style-name="ce10" table:formula="of:=([.F156]-2451545)/36525" office:value-type="float" office:value="0.241145904631539" calcext:value-type="float">
            <text:p>0.24114590</text:p>
          </table:table-cell>
          <table:table-cell/>
          <table:table-cell table:formula="of:=MOD(280.46646+[.G156]*(36000.76983+[.G156]*0.0003032);360)" office:value-type="float" office:value="321.904685718669" calcext:value-type="float">
            <text:p>321.904685718669</text:p>
          </table:table-cell>
          <table:table-cell table:formula="of:=357.52911+[.G156]*(35999.05029-0.0001537*[.G156])" office:value-type="float" office:value="9038.55264912047" calcext:value-type="float">
            <text:p>9038.55264912047</text:p>
          </table:table-cell>
          <table:table-cell table:formula="of:=0.016708634-[.G156]*(0.000042037+0.0000001267*[.G156])" office:value-type="float" office:value="0.0166984895818313" calcext:value-type="float">
            <text:p>0.0166984895818313</text:p>
          </table:table-cell>
          <table:table-cell table:formula="of:=SIN(RADIANS([.J156]))*(1.914602-[.G156]*(0.004817+0.000014*[.G156]))+SIN(RADIANS(2*[.J156]))*(0.019993-0.000101*[.G156])+SIN(RADIANS(3*[.J156]))*0.000289" office:value-type="float" office:value="1.21224524950257" calcext:value-type="float">
            <text:p>1.21224524950257</text:p>
          </table:table-cell>
          <table:table-cell table:formula="of:=[.I156]+[.L156]" office:value-type="float" office:value="323.116930968172" calcext:value-type="float">
            <text:p>323.116930968172</text:p>
          </table:table-cell>
          <table:table-cell table:formula="of:=[.J156]+[.L156]" office:value-type="float" office:value="9039.76489436997" calcext:value-type="float">
            <text:p>9039.76489436997</text:p>
          </table:table-cell>
          <table:table-cell table:formula="of:=(1.000001018*(1-[.K156]*[.K156]))/(1+[.K156]*COS(RADIANS([.N156])))" office:value-type="float" office:value="0.987052645624304" calcext:value-type="float">
            <text:p>0.987052645624304</text:p>
          </table:table-cell>
          <table:table-cell table:formula="of:=[.M156]-0.00569-0.00478*SIN(RADIANS(125.04-1934.136*[.G156]))" office:value-type="float" office:value="323.109713889806" calcext:value-type="float">
            <text:p>323.109713889806</text:p>
          </table:table-cell>
          <table:table-cell table:formula="of:=23+(26+((21.448-[.G156]*(46.815+[.G156]*(0.00059-[.G156]*0.001813))))/60)/60" office:value-type="float" office:value="23.4361552071081" calcext:value-type="float">
            <text:p>23.4361552071081</text:p>
          </table:table-cell>
          <table:table-cell table:formula="of:=[.Q156]+0.00256*COS(RADIANS(125.04-1934.136*[.G156]))" office:value-type="float" office:value="23.438581051743" calcext:value-type="float">
            <text:p>23.438581051743</text:p>
          </table:table-cell>
          <table:table-cell table:formula="of:=DEGREES(ATAN2(COS(RADIANS([.P156]));COS(RADIANS([.R156]))*SIN(RADIANS([.P156]))))" office:value-type="float" office:value="-34.5522895851594" calcext:value-type="float">
            <text:p>-34.5522895851594</text:p>
          </table:table-cell>
          <table:table-cell table:formula="of:=DEGREES(ASIN(SIN(RADIANS([.R156]))*SIN(RADIANS([.P156]))))" office:value-type="float" office:value="-13.8141149128857" calcext:value-type="float">
            <text:p>-13.8141149128857</text:p>
          </table:table-cell>
          <table:table-cell table:formula="of:=TAN(RADIANS([.R156]/2))*TAN(RADIANS([.R156]/2))" office:value-type="float" office:value="0.0430318478094441" calcext:value-type="float">
            <text:p>0.0430318478094441</text:p>
          </table:table-cell>
          <table:table-cell table:formula="of:=4*DEGREES([.U156]*SIN(2*RADIANS([.I156]))-2*[.K156]*SIN(RADIANS([.J156]))+4*[.K156]*[.U156]*SIN(RADIANS([.J156]))*COS(2*RADIANS([.I156]))-0.5*[.U156]*[.U156]*SIN(4*RADIANS([.I156]))-1.25*[.K156]*[.K156]*SIN(2*RADIANS([.J156])))" office:value-type="float" office:value="-14.2288568280769" calcext:value-type="float">
            <text:p>-14.2288568280769</text:p>
          </table:table-cell>
          <table:table-cell table:formula="of:=DEGREES(ACOS(COS(RADIANS(90.833))/(COS(RADIANS([.$B$3]))*COS(RADIANS([.T156])))-TAN(RADIANS([.$B$3]))*TAN(RADIANS([.T156]))))" office:value-type="float" office:value="87.9919403193415" calcext:value-type="float">
            <text:p>87.9919403193415</text:p>
          </table:table-cell>
          <table:table-cell table:style-name="ce22" table:formula="of:=(720-4*[.$B$4]-[.V156]+[.$B$5]*60)/1440" office:value-type="time" office:time-value="PT12H14M29.112289685S" calcext:value-type="time">
            <text:p>12:14:29</text:p>
          </table:table-cell>
          <table:table-cell table:style-name="ce8" table:formula="of:=[.X156]-[.W156]*4/1440" office:value-type="time" office:time-value="PT06H22M31.046613043S" calcext:value-type="time">
            <text:p>6:22:31</text:p>
          </table:table-cell>
          <table:table-cell table:style-name="ce8" table:formula="of:=[.X156]+[.W156]*4/1440" office:value-type="time" office:time-value="PT18H06M27.177966327S" calcext:value-type="time">
            <text:p>18:06:27</text:p>
          </table:table-cell>
          <table:table-cell table:style-name="ce11" table:formula="of:=8*[.W156]" office:value-type="float" office:value="703.935522554732" calcext:value-type="float">
            <text:p>703.935522554732</text:p>
          </table:table-cell>
          <table:table-cell table:formula="of:=MOD([.E156]*1440+[.V156]+4*[.$B$4]-60*[.$B$5];1440)" office:value-type="float" office:value="915.514795171923" calcext:value-type="float">
            <text:p>915.514795171923</text:p>
          </table:table-cell>
          <table:table-cell table:formula="of:=IF([.AB156]/4&lt;0;[.AB156]/4+180;[.AB156]/4-180)" office:value-type="float" office:value="48.8786987929808" calcext:value-type="float">
            <text:p>48.8786987929808</text:p>
          </table:table-cell>
          <table:table-cell table:formula="of:=DEGREES(ACOS(SIN(RADIANS([.$B$3]))*SIN(RADIANS([.T156]))+COS(RADIANS([.$B$3]))*COS(RADIANS([.T156]))*COS(RADIANS([.AC156]))))" office:value-type="float" office:value="54.7046662437128" calcext:value-type="float">
            <text:p>54.7046662437128</text:p>
          </table:table-cell>
          <table:table-cell table:formula="of:=90-[.AD156]" office:value-type="float" office:value="35.2953337562872" calcext:value-type="float">
            <text:p>35.2953337562872</text:p>
          </table:table-cell>
          <table:table-cell table:formula="of:=IF([.AE156]&gt;85;0;IF([.AE156]&gt;5;58.1/TAN(RADIANS([.AE156]))-0.07/POWER(TAN(RADIANS([.AE156]));3)+0.000086/POWER(TAN(RADIANS([.AE156]));5);IF([.AE156]&gt;-0.575;1735+[.AE156]*(-518.2+[.AE156]*(103.4+[.AE156]*(-12.79+[.AE156]*0.711)));-20.772/TAN(RADIANS([.AE156])))))/3600" office:value-type="float" office:value="0.0227430326606657" calcext:value-type="float">
            <text:p>0.0227430326606657</text:p>
          </table:table-cell>
          <table:table-cell table:formula="of:=[.AE156]+[.AF156]" office:value-type="float" office:value="35.3180767889479" calcext:value-type="float">
            <text:p>35.3180767889479</text:p>
          </table:table-cell>
          <table:table-cell table:formula="of:=IF([.AC156]&gt;0;MOD(DEGREES(ACOS(((SIN(RADIANS([.$B$3]))*COS(RADIANS([.AD156])))-SIN(RADIANS([.T156])))/(COS(RADIANS([.$B$3]))*SIN(RADIANS([.AD156])))))+180;360);MOD(540-DEGREES(ACOS(((SIN(RADIANS([.$B$3]))*COS(RADIANS([.AD156])))-SIN(RADIANS([.T156])))/(COS(RADIANS([.$B$3]))*SIN(RADIANS([.AD156])))));360))" office:value-type="float" office:value="243.673252058274" calcext:value-type="float">
            <text:p>243.67325205827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56]+0.1/24" office:value-type="time" office:time-value="PT15H36M00S" calcext:value-type="time">
            <text:p>15:36:00</text:p>
          </table:table-cell>
          <table:table-cell table:style-name="ce9" table:formula="of:=[.D157]+2415018.5+[.E157]-[.$B$5]/24" office:value-type="float" office:value="2460352.85833333" calcext:value-type="float">
            <text:p>2460352.86</text:p>
          </table:table-cell>
          <table:table-cell table:style-name="ce10" table:formula="of:=([.F157]-2451545)/36525" office:value-type="float" office:value="0.241146018708649" calcext:value-type="float">
            <text:p>0.24114602</text:p>
          </table:table-cell>
          <table:table-cell/>
          <table:table-cell table:formula="of:=MOD(280.46646+[.G157]*(36000.76983+[.G157]*0.0003032);360)" office:value-type="float" office:value="321.908792582441" calcext:value-type="float">
            <text:p>321.908792582441</text:p>
          </table:table-cell>
          <table:table-cell table:formula="of:=357.52911+[.G157]*(35999.05029-0.0001537*[.G157])" office:value-type="float" office:value="9038.55675578805" calcext:value-type="float">
            <text:p>9038.55675578805</text:p>
          </table:table-cell>
          <table:table-cell table:formula="of:=0.016708634-[.G157]*(0.000042037+0.0000001267*[.G157])" office:value-type="float" office:value="0.0166984895770289" calcext:value-type="float">
            <text:p>0.0166984895770289</text:p>
          </table:table-cell>
          <table:table-cell table:formula="of:=SIN(RADIANS([.J157]))*(1.914602-[.G157]*(0.004817+0.000014*[.G157]))+SIN(RADIANS(2*[.J157]))*(0.019993-0.000101*[.G157])+SIN(RADIANS(3*[.J157]))*0.000289" office:value-type="float" office:value="1.21235311048487" calcext:value-type="float">
            <text:p>1.21235311048487</text:p>
          </table:table-cell>
          <table:table-cell table:formula="of:=[.I157]+[.L157]" office:value-type="float" office:value="323.121145692925" calcext:value-type="float">
            <text:p>323.121145692925</text:p>
          </table:table-cell>
          <table:table-cell table:formula="of:=[.J157]+[.L157]" office:value-type="float" office:value="9039.76910889854" calcext:value-type="float">
            <text:p>9039.76910889854</text:p>
          </table:table-cell>
          <table:table-cell table:formula="of:=(1.000001018*(1-[.K157]*[.K157]))/(1+[.K157]*COS(RADIANS([.N157])))" office:value-type="float" office:value="0.987053411329085" calcext:value-type="float">
            <text:p>0.987053411329085</text:p>
          </table:table-cell>
          <table:table-cell table:formula="of:=[.M157]-0.00569-0.00478*SIN(RADIANS(125.04-1934.136*[.G157]))" office:value-type="float" office:value="323.113928632002" calcext:value-type="float">
            <text:p>323.113928632002</text:p>
          </table:table-cell>
          <table:table-cell table:formula="of:=23+(26+((21.448-[.G157]*(46.815+[.G157]*(0.00059-[.G157]*0.001813))))/60)/60" office:value-type="float" office:value="23.4361552056246" calcext:value-type="float">
            <text:p>23.4361552056246</text:p>
          </table:table-cell>
          <table:table-cell table:formula="of:=[.Q157]+0.00256*COS(RADIANS(125.04-1934.136*[.G157]))" office:value-type="float" office:value="23.438581053409" calcext:value-type="float">
            <text:p>23.438581053409</text:p>
          </table:table-cell>
          <table:table-cell table:formula="of:=DEGREES(ATAN2(COS(RADIANS([.P157]));COS(RADIANS([.R157]))*SIN(RADIANS([.P157]))))" office:value-type="float" office:value="-34.5481888435016" calcext:value-type="float">
            <text:p>-34.5481888435016</text:p>
          </table:table-cell>
          <table:table-cell table:formula="of:=DEGREES(ASIN(SIN(RADIANS([.R157]))*SIN(RADIANS([.P157]))))" office:value-type="float" office:value="-13.8127341157101" calcext:value-type="float">
            <text:p>-13.8127341157101</text:p>
          </table:table-cell>
          <table:table-cell table:formula="of:=TAN(RADIANS([.R157]/2))*TAN(RADIANS([.R157]/2))" office:value-type="float" office:value="0.0430318478157354" calcext:value-type="float">
            <text:p>0.0430318478157354</text:p>
          </table:table-cell>
          <table:table-cell table:formula="of:=4*DEGREES([.U157]*SIN(2*RADIANS([.I157]))-2*[.K157]*SIN(RADIANS([.J157]))+4*[.K157]*[.U157]*SIN(RADIANS([.J157]))*COS(2*RADIANS([.I157]))-0.5*[.U157]*[.U157]*SIN(4*RADIANS([.I157]))-1.25*[.K157]*[.K157]*SIN(2*RADIANS([.J157])))" office:value-type="float" office:value="-14.2288309601509" calcext:value-type="float">
            <text:p>-14.2288309601509</text:p>
          </table:table-cell>
          <table:table-cell table:formula="of:=DEGREES(ACOS(COS(RADIANS(90.833))/(COS(RADIANS([.$B$3]))*COS(RADIANS([.T157])))-TAN(RADIANS([.$B$3]))*TAN(RADIANS([.T157]))))" office:value-type="float" office:value="87.9922349822196" calcext:value-type="float">
            <text:p>87.9922349822196</text:p>
          </table:table-cell>
          <table:table-cell table:style-name="ce22" table:formula="of:=(720-4*[.$B$4]-[.V157]+[.$B$5]*60)/1440" office:value-type="time" office:time-value="PT12H14M29.110737609S" calcext:value-type="time">
            <text:p>12:14:29</text:p>
          </table:table-cell>
          <table:table-cell table:style-name="ce8" table:formula="of:=[.X157]-[.W157]*4/1440" office:value-type="time" office:time-value="PT06H22M30.974341876S" calcext:value-type="time">
            <text:p>6:22:30</text:p>
          </table:table-cell>
          <table:table-cell table:style-name="ce8" table:formula="of:=[.X157]+[.W157]*4/1440" office:value-type="time" office:time-value="PT18H06M27.247133342S" calcext:value-type="time">
            <text:p>18:06:27</text:p>
          </table:table-cell>
          <table:table-cell table:style-name="ce11" table:formula="of:=8*[.W157]" office:value-type="float" office:value="703.937879857757" calcext:value-type="float">
            <text:p>703.937879857757</text:p>
          </table:table-cell>
          <table:table-cell table:formula="of:=MOD([.E157]*1440+[.V157]+4*[.$B$4]-60*[.$B$5];1440)" office:value-type="float" office:value="921.514821039849" calcext:value-type="float">
            <text:p>921.514821039849</text:p>
          </table:table-cell>
          <table:table-cell table:formula="of:=IF([.AB157]/4&lt;0;[.AB157]/4+180;[.AB157]/4-180)" office:value-type="float" office:value="50.3787052599623" calcext:value-type="float">
            <text:p>50.3787052599623</text:p>
          </table:table-cell>
          <table:table-cell table:formula="of:=DEGREES(ACOS(SIN(RADIANS([.$B$3]))*SIN(RADIANS([.T157]))+COS(RADIANS([.$B$3]))*COS(RADIANS([.T157]))*COS(RADIANS([.AC157]))))" office:value-type="float" office:value="56.0254504893625" calcext:value-type="float">
            <text:p>56.0254504893625</text:p>
          </table:table-cell>
          <table:table-cell table:formula="of:=90-[.AD157]" office:value-type="float" office:value="33.9745495106375" calcext:value-type="float">
            <text:p>33.9745495106375</text:p>
          </table:table-cell>
          <table:table-cell table:formula="of:=IF([.AE157]&gt;85;0;IF([.AE157]&gt;5;58.1/TAN(RADIANS([.AE157]))-0.07/POWER(TAN(RADIANS([.AE157]));3)+0.000086/POWER(TAN(RADIANS([.AE157]));5);IF([.AE157]&gt;-0.575;1735+[.AE157]*(-518.2+[.AE157]*(103.4+[.AE157]*(-12.79+[.AE157]*0.711)));-20.772/TAN(RADIANS([.AE157])))))/3600" office:value-type="float" office:value="0.0238864544773479" calcext:value-type="float">
            <text:p>0.0238864544773479</text:p>
          </table:table-cell>
          <table:table-cell table:formula="of:=[.AE157]+[.AF157]" office:value-type="float" office:value="33.9984359651148" calcext:value-type="float">
            <text:p>33.9984359651148</text:p>
          </table:table-cell>
          <table:table-cell table:formula="of:=IF([.AC157]&gt;0;MOD(DEGREES(ACOS(((SIN(RADIANS([.$B$3]))*COS(RADIANS([.AD157])))-SIN(RADIANS([.T157])))/(COS(RADIANS([.$B$3]))*SIN(RADIANS([.AD157])))))+180;360);MOD(540-DEGREES(ACOS(((SIN(RADIANS([.$B$3]))*COS(RADIANS([.AD157])))-SIN(RADIANS([.T157])))/(COS(RADIANS([.$B$3]))*SIN(RADIANS([.AD157])))));360))" office:value-type="float" office:value="244.419813485685" calcext:value-type="float">
            <text:p>244.41981348568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57]+0.1/24" office:value-type="time" office:time-value="PT15H42M00S" calcext:value-type="time">
            <text:p>15:42:00</text:p>
          </table:table-cell>
          <table:table-cell table:style-name="ce9" table:formula="of:=[.D158]+2415018.5+[.E158]-[.$B$5]/24" office:value-type="float" office:value="2460352.8625" calcext:value-type="float">
            <text:p>2460352.86</text:p>
          </table:table-cell>
          <table:table-cell table:style-name="ce10" table:formula="of:=([.F158]-2451545)/36525" office:value-type="float" office:value="0.241146132785771" calcext:value-type="float">
            <text:p>0.24114613</text:p>
          </table:table-cell>
          <table:table-cell/>
          <table:table-cell table:formula="of:=MOD(280.46646+[.G158]*(36000.76983+[.G158]*0.0003032);360)" office:value-type="float" office:value="321.912899446674" calcext:value-type="float">
            <text:p>321.912899446674</text:p>
          </table:table-cell>
          <table:table-cell table:formula="of:=357.52911+[.G158]*(35999.05029-0.0001537*[.G158])" office:value-type="float" office:value="9038.5608624561" calcext:value-type="float">
            <text:p>9038.5608624561</text:p>
          </table:table-cell>
          <table:table-cell table:formula="of:=0.016708634-[.G158]*(0.000042037+0.0000001267*[.G158])" office:value-type="float" office:value="0.0166984895722264" calcext:value-type="float">
            <text:p>0.0166984895722264</text:p>
          </table:table-cell>
          <table:table-cell table:formula="of:=SIN(RADIANS([.J158]))*(1.914602-[.G158]*(0.004817+0.000014*[.G158]))+SIN(RADIANS(2*[.J158]))*(0.019993-0.000101*[.G158])+SIN(RADIANS(3*[.J158]))*0.000289" office:value-type="float" office:value="1.21246096494028" calcext:value-type="float">
            <text:p>1.21246096494028</text:p>
          </table:table-cell>
          <table:table-cell table:formula="of:=[.I158]+[.L158]" office:value-type="float" office:value="323.125360411614" calcext:value-type="float">
            <text:p>323.125360411614</text:p>
          </table:table-cell>
          <table:table-cell table:formula="of:=[.J158]+[.L158]" office:value-type="float" office:value="9039.77332342104" calcext:value-type="float">
            <text:p>9039.77332342104</text:p>
          </table:table-cell>
          <table:table-cell table:formula="of:=(1.000001018*(1-[.K158]*[.K158]))/(1+[.K158]*COS(RADIANS([.N158])))" office:value-type="float" office:value="0.987054177101629" calcext:value-type="float">
            <text:p>0.987054177101629</text:p>
          </table:table-cell>
          <table:table-cell table:formula="of:=[.M158]-0.00569-0.00478*SIN(RADIANS(125.04-1934.136*[.G158]))" office:value-type="float" office:value="323.118143368134" calcext:value-type="float">
            <text:p>323.118143368134</text:p>
          </table:table-cell>
          <table:table-cell table:formula="of:=23+(26+((21.448-[.G158]*(46.815+[.G158]*(0.00059-[.G158]*0.001813))))/60)/60" office:value-type="float" office:value="23.4361552041411" calcext:value-type="float">
            <text:p>23.4361552041411</text:p>
          </table:table-cell>
          <table:table-cell table:formula="of:=[.Q158]+0.00256*COS(RADIANS(125.04-1934.136*[.G158]))" office:value-type="float" office:value="23.4385810550749" calcext:value-type="float">
            <text:p>23.4385810550749</text:p>
          </table:table-cell>
          <table:table-cell table:formula="of:=DEGREES(ATAN2(COS(RADIANS([.P158]));COS(RADIANS([.R158]))*SIN(RADIANS([.P158]))))" office:value-type="float" office:value="-34.5440881563399" calcext:value-type="float">
            <text:p>-34.5440881563399</text:p>
          </table:table-cell>
          <table:table-cell table:formula="of:=DEGREES(ASIN(SIN(RADIANS([.R158]))*SIN(RADIANS([.P158]))))" office:value-type="float" office:value="-13.8113532524765" calcext:value-type="float">
            <text:p>-13.8113532524765</text:p>
          </table:table-cell>
          <table:table-cell table:formula="of:=TAN(RADIANS([.R158]/2))*TAN(RADIANS([.R158]/2))" office:value-type="float" office:value="0.0430318478220265" calcext:value-type="float">
            <text:p>0.0430318478220265</text:p>
          </table:table-cell>
          <table:table-cell table:formula="of:=4*DEGREES([.U158]*SIN(2*RADIANS([.I158]))-2*[.K158]*SIN(RADIANS([.J158]))+4*[.K158]*[.U158]*SIN(RADIANS([.J158]))*COS(2*RADIANS([.I158]))-0.5*[.U158]*[.U158]*SIN(4*RADIANS([.I158]))-1.25*[.K158]*[.K158]*SIN(2*RADIANS([.J158])))" office:value-type="float" office:value="-14.2288048696301" calcext:value-type="float">
            <text:p>-14.2288048696301</text:p>
          </table:table-cell>
          <table:table-cell table:formula="of:=DEGREES(ACOS(COS(RADIANS(90.833))/(COS(RADIANS([.$B$3]))*COS(RADIANS([.T158])))-TAN(RADIANS([.$B$3]))*TAN(RADIANS([.T158]))))" office:value-type="float" office:value="87.9925296561583" calcext:value-type="float">
            <text:p>87.9925296561583</text:p>
          </table:table-cell>
          <table:table-cell table:style-name="ce22" table:formula="of:=(720-4*[.$B$4]-[.V158]+[.$B$5]*60)/1440" office:value-type="time" office:time-value="PT12H14M29.109172178S" calcext:value-type="time">
            <text:p>12:14:29</text:p>
          </table:table-cell>
          <table:table-cell table:style-name="ce8" table:formula="of:=[.X158]-[.W158]*4/1440" office:value-type="time" office:time-value="PT06H22M30.9020547S" calcext:value-type="time">
            <text:p>6:22:30</text:p>
          </table:table-cell>
          <table:table-cell table:style-name="ce8" table:formula="of:=[.X158]+[.W158]*4/1440" office:value-type="time" office:time-value="PT18H06M27.316289656S" calcext:value-type="time">
            <text:p>18:06:27</text:p>
          </table:table-cell>
          <table:table-cell table:style-name="ce11" table:formula="of:=8*[.W158]" office:value-type="float" office:value="703.940237249266" calcext:value-type="float">
            <text:p>703.940237249266</text:p>
          </table:table-cell>
          <table:table-cell table:formula="of:=MOD([.E158]*1440+[.V158]+4*[.$B$4]-60*[.$B$5];1440)" office:value-type="float" office:value="927.51484713037" calcext:value-type="float">
            <text:p>927.51484713037</text:p>
          </table:table-cell>
          <table:table-cell table:formula="of:=IF([.AB158]/4&lt;0;[.AB158]/4+180;[.AB158]/4-180)" office:value-type="float" office:value="51.8787117825925" calcext:value-type="float">
            <text:p>51.8787117825925</text:p>
          </table:table-cell>
          <table:table-cell table:formula="of:=DEGREES(ACOS(SIN(RADIANS([.$B$3]))*SIN(RADIANS([.T158]))+COS(RADIANS([.$B$3]))*COS(RADIANS([.T158]))*COS(RADIANS([.AC158]))))" office:value-type="float" office:value="57.3543382824878" calcext:value-type="float">
            <text:p>57.3543382824878</text:p>
          </table:table-cell>
          <table:table-cell table:formula="of:=90-[.AD158]" office:value-type="float" office:value="32.6456617175122" calcext:value-type="float">
            <text:p>32.6456617175122</text:p>
          </table:table-cell>
          <table:table-cell table:formula="of:=IF([.AE158]&gt;85;0;IF([.AE158]&gt;5;58.1/TAN(RADIANS([.AE158]))-0.07/POWER(TAN(RADIANS([.AE158]));3)+0.000086/POWER(TAN(RADIANS([.AE158]));5);IF([.AE158]&gt;-0.575;1735+[.AE158]*(-518.2+[.AE158]*(103.4+[.AE158]*(-12.79+[.AE158]*0.711)));-20.772/TAN(RADIANS([.AE158])))))/3600" office:value-type="float" office:value="0.0251176953169924" calcext:value-type="float">
            <text:p>0.0251176953169924</text:p>
          </table:table-cell>
          <table:table-cell table:formula="of:=[.AE158]+[.AF158]" office:value-type="float" office:value="32.6707794128292" calcext:value-type="float">
            <text:p>32.6707794128292</text:p>
          </table:table-cell>
          <table:table-cell table:formula="of:=IF([.AC158]&gt;0;MOD(DEGREES(ACOS(((SIN(RADIANS([.$B$3]))*COS(RADIANS([.AD158])))-SIN(RADIANS([.T158])))/(COS(RADIANS([.$B$3]))*SIN(RADIANS([.AD158])))))+180;360);MOD(540-DEGREES(ACOS(((SIN(RADIANS([.$B$3]))*COS(RADIANS([.AD158])))-SIN(RADIANS([.T158])))/(COS(RADIANS([.$B$3]))*SIN(RADIANS([.AD158])))));360))" office:value-type="float" office:value="245.133633822084" calcext:value-type="float">
            <text:p>245.13363382208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58]+0.1/24" office:value-type="time" office:time-value="PT15H48M00S" calcext:value-type="time">
            <text:p>15:48:00</text:p>
          </table:table-cell>
          <table:table-cell table:style-name="ce9" table:formula="of:=[.D159]+2415018.5+[.E159]-[.$B$5]/24" office:value-type="float" office:value="2460352.86666667" calcext:value-type="float">
            <text:p>2460352.87</text:p>
          </table:table-cell>
          <table:table-cell table:style-name="ce10" table:formula="of:=([.F159]-2451545)/36525" office:value-type="float" office:value="0.24114624686288" calcext:value-type="float">
            <text:p>0.24114625</text:p>
          </table:table-cell>
          <table:table-cell/>
          <table:table-cell table:formula="of:=MOD(280.46646+[.G159]*(36000.76983+[.G159]*0.0003032);360)" office:value-type="float" office:value="321.917006310447" calcext:value-type="float">
            <text:p>321.917006310447</text:p>
          </table:table-cell>
          <table:table-cell table:formula="of:=357.52911+[.G159]*(35999.05029-0.0001537*[.G159])" office:value-type="float" office:value="9038.56496912369" calcext:value-type="float">
            <text:p>9038.56496912369</text:p>
          </table:table-cell>
          <table:table-cell table:formula="of:=0.016708634-[.G159]*(0.000042037+0.0000001267*[.G159])" office:value-type="float" office:value="0.016698489567424" calcext:value-type="float">
            <text:p>0.016698489567424</text:p>
          </table:table-cell>
          <table:table-cell table:formula="of:=SIN(RADIANS([.J159]))*(1.914602-[.G159]*(0.004817+0.000014*[.G159]))+SIN(RADIANS(2*[.J159]))*(0.019993-0.000101*[.G159])+SIN(RADIANS(3*[.J159]))*0.000289" office:value-type="float" office:value="1.21256881284402" calcext:value-type="float">
            <text:p>1.21256881284402</text:p>
          </table:table-cell>
          <table:table-cell table:formula="of:=[.I159]+[.L159]" office:value-type="float" office:value="323.129575123291" calcext:value-type="float">
            <text:p>323.129575123291</text:p>
          </table:table-cell>
          <table:table-cell table:formula="of:=[.J159]+[.L159]" office:value-type="float" office:value="9039.77753793653" calcext:value-type="float">
            <text:p>9039.77753793653</text:p>
          </table:table-cell>
          <table:table-cell table:formula="of:=(1.000001018*(1-[.K159]*[.K159]))/(1+[.K159]*COS(RADIANS([.N159])))" office:value-type="float" office:value="0.98705494294176" calcext:value-type="float">
            <text:p>0.98705494294176</text:p>
          </table:table-cell>
          <table:table-cell table:formula="of:=[.M159]-0.00569-0.00478*SIN(RADIANS(125.04-1934.136*[.G159]))" office:value-type="float" office:value="323.122358097253" calcext:value-type="float">
            <text:p>323.122358097253</text:p>
          </table:table-cell>
          <table:table-cell table:formula="of:=23+(26+((21.448-[.G159]*(46.815+[.G159]*(0.00059-[.G159]*0.001813))))/60)/60" office:value-type="float" office:value="23.4361552026576" calcext:value-type="float">
            <text:p>23.4361552026576</text:p>
          </table:table-cell>
          <table:table-cell table:formula="of:=[.Q159]+0.00256*COS(RADIANS(125.04-1934.136*[.G159]))" office:value-type="float" office:value="23.4385810567408" calcext:value-type="float">
            <text:p>23.4385810567408</text:p>
          </table:table-cell>
          <table:table-cell table:formula="of:=DEGREES(ATAN2(COS(RADIANS([.P159]));COS(RADIANS([.R159]))*SIN(RADIANS([.P159]))))" office:value-type="float" office:value="-34.5399875245922" calcext:value-type="float">
            <text:p>-34.5399875245922</text:p>
          </table:table-cell>
          <table:table-cell table:formula="of:=DEGREES(ASIN(SIN(RADIANS([.R159]))*SIN(RADIANS([.P159]))))" office:value-type="float" office:value="-13.8099723235036" calcext:value-type="float">
            <text:p>-13.8099723235036</text:p>
          </table:table-cell>
          <table:table-cell table:formula="of:=TAN(RADIANS([.R159]/2))*TAN(RADIANS([.R159]/2))" office:value-type="float" office:value="0.0430318478283174" calcext:value-type="float">
            <text:p>0.0430318478283174</text:p>
          </table:table-cell>
          <table:table-cell table:formula="of:=4*DEGREES([.U159]*SIN(2*RADIANS([.I159]))-2*[.K159]*SIN(RADIANS([.J159]))+4*[.K159]*[.U159]*SIN(RADIANS([.J159]))*COS(2*RADIANS([.I159]))-0.5*[.U159]*[.U159]*SIN(4*RADIANS([.I159]))-1.25*[.K159]*[.K159]*SIN(2*RADIANS([.J159])))" office:value-type="float" office:value="-14.2287785565319" calcext:value-type="float">
            <text:p>-14.2287785565319</text:p>
          </table:table-cell>
          <table:table-cell table:formula="of:=DEGREES(ACOS(COS(RADIANS(90.833))/(COS(RADIANS([.$B$3]))*COS(RADIANS([.T159])))-TAN(RADIANS([.$B$3]))*TAN(RADIANS([.T159]))))" office:value-type="float" office:value="87.9928243410894" calcext:value-type="float">
            <text:p>87.9928243410894</text:p>
          </table:table-cell>
          <table:table-cell table:style-name="ce22" table:formula="of:=(720-4*[.$B$4]-[.V159]+[.$B$5]*60)/1440" office:value-type="time" office:time-value="PT12H14M29.107593392S" calcext:value-type="time">
            <text:p>12:14:29</text:p>
          </table:table-cell>
          <table:table-cell table:style-name="ce8" table:formula="of:=[.X159]-[.W159]*4/1440" office:value-type="time" office:time-value="PT06H22M30.82975153S" calcext:value-type="time">
            <text:p>6:22:30</text:p>
          </table:table-cell>
          <table:table-cell table:style-name="ce8" table:formula="of:=[.X159]+[.W159]*4/1440" office:value-type="time" office:time-value="PT18H06M27.385435253S" calcext:value-type="time">
            <text:p>18:06:27</text:p>
          </table:table-cell>
          <table:table-cell table:style-name="ce11" table:formula="of:=8*[.W159]" office:value-type="float" office:value="703.942594728715" calcext:value-type="float">
            <text:p>703.942594728715</text:p>
          </table:table-cell>
          <table:table-cell table:formula="of:=MOD([.E159]*1440+[.V159]+4*[.$B$4]-60*[.$B$5];1440)" office:value-type="float" office:value="933.514873443468" calcext:value-type="float">
            <text:p>933.514873443468</text:p>
          </table:table-cell>
          <table:table-cell table:formula="of:=IF([.AB159]/4&lt;0;[.AB159]/4+180;[.AB159]/4-180)" office:value-type="float" office:value="53.378718360867" calcext:value-type="float">
            <text:p>53.378718360867</text:p>
          </table:table-cell>
          <table:table-cell table:formula="of:=DEGREES(ACOS(SIN(RADIANS([.$B$3]))*SIN(RADIANS([.T159]))+COS(RADIANS([.$B$3]))*COS(RADIANS([.T159]))*COS(RADIANS([.AC159]))))" office:value-type="float" office:value="58.6907757706163" calcext:value-type="float">
            <text:p>58.6907757706163</text:p>
          </table:table-cell>
          <table:table-cell table:formula="of:=90-[.AD159]" office:value-type="float" office:value="31.3092242293837" calcext:value-type="float">
            <text:p>31.3092242293837</text:p>
          </table:table-cell>
          <table:table-cell table:formula="of:=IF([.AE159]&gt;85;0;IF([.AE159]&gt;5;58.1/TAN(RADIANS([.AE159]))-0.07/POWER(TAN(RADIANS([.AE159]));3)+0.000086/POWER(TAN(RADIANS([.AE159]));5);IF([.AE159]&gt;-0.575;1735+[.AE159]*(-518.2+[.AE159]*(103.4+[.AE159]*(-12.79+[.AE159]*0.711)));-20.772/TAN(RADIANS([.AE159])))))/3600" office:value-type="float" office:value="0.0264480563492045" calcext:value-type="float">
            <text:p>0.0264480563492045</text:p>
          </table:table-cell>
          <table:table-cell table:formula="of:=[.AE159]+[.AF159]" office:value-type="float" office:value="31.3356722857329" calcext:value-type="float">
            <text:p>31.3356722857329</text:p>
          </table:table-cell>
          <table:table-cell table:formula="of:=IF([.AC159]&gt;0;MOD(DEGREES(ACOS(((SIN(RADIANS([.$B$3]))*COS(RADIANS([.AD159])))-SIN(RADIANS([.T159])))/(COS(RADIANS([.$B$3]))*SIN(RADIANS([.AD159])))))+180;360);MOD(540-DEGREES(ACOS(((SIN(RADIANS([.$B$3]))*COS(RADIANS([.AD159])))-SIN(RADIANS([.T159])))/(COS(RADIANS([.$B$3]))*SIN(RADIANS([.AD159])))));360))" office:value-type="float" office:value="245.816746094725" calcext:value-type="float">
            <text:p>245.81674609472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59]+0.1/24" office:value-type="time" office:time-value="PT15H54M00S" calcext:value-type="time">
            <text:p>15:54:00</text:p>
          </table:table-cell>
          <table:table-cell table:style-name="ce9" table:formula="of:=[.D160]+2415018.5+[.E160]-[.$B$5]/24" office:value-type="float" office:value="2460352.87083333" calcext:value-type="float">
            <text:p>2460352.87</text:p>
          </table:table-cell>
          <table:table-cell table:style-name="ce10" table:formula="of:=([.F160]-2451545)/36525" office:value-type="float" office:value="0.241146360940002" calcext:value-type="float">
            <text:p>0.24114636</text:p>
          </table:table-cell>
          <table:table-cell/>
          <table:table-cell table:formula="of:=MOD(280.46646+[.G160]*(36000.76983+[.G160]*0.0003032);360)" office:value-type="float" office:value="321.921113174678" calcext:value-type="float">
            <text:p>321.921113174678</text:p>
          </table:table-cell>
          <table:table-cell table:formula="of:=357.52911+[.G160]*(35999.05029-0.0001537*[.G160])" office:value-type="float" office:value="9038.56907579174" calcext:value-type="float">
            <text:p>9038.56907579174</text:p>
          </table:table-cell>
          <table:table-cell table:formula="of:=0.016708634-[.G160]*(0.000042037+0.0000001267*[.G160])" office:value-type="float" office:value="0.0166984895626216" calcext:value-type="float">
            <text:p>0.0166984895626216</text:p>
          </table:table-cell>
          <table:table-cell table:formula="of:=SIN(RADIANS([.J160]))*(1.914602-[.G160]*(0.004817+0.000014*[.G160]))+SIN(RADIANS(2*[.J160]))*(0.019993-0.000101*[.G160])+SIN(RADIANS(3*[.J160]))*0.000289" office:value-type="float" office:value="1.21267665421984" calcext:value-type="float">
            <text:p>1.21267665421984</text:p>
          </table:table-cell>
          <table:table-cell table:formula="of:=[.I160]+[.L160]" office:value-type="float" office:value="323.133789828898" calcext:value-type="float">
            <text:p>323.133789828898</text:p>
          </table:table-cell>
          <table:table-cell table:formula="of:=[.J160]+[.L160]" office:value-type="float" office:value="9039.78175244596" calcext:value-type="float">
            <text:p>9039.78175244596</text:p>
          </table:table-cell>
          <table:table-cell table:formula="of:=(1.000001018*(1-[.K160]*[.K160]))/(1+[.K160]*COS(RADIANS([.N160])))" office:value-type="float" office:value="0.987055708849647" calcext:value-type="float">
            <text:p>0.987055708849647</text:p>
          </table:table-cell>
          <table:table-cell table:formula="of:=[.M160]-0.00569-0.00478*SIN(RADIANS(125.04-1934.136*[.G160]))" office:value-type="float" office:value="323.126572820303" calcext:value-type="float">
            <text:p>323.126572820303</text:p>
          </table:table-cell>
          <table:table-cell table:formula="of:=23+(26+((21.448-[.G160]*(46.815+[.G160]*(0.00059-[.G160]*0.001813))))/60)/60" office:value-type="float" office:value="23.4361552011741" calcext:value-type="float">
            <text:p>23.4361552011741</text:p>
          </table:table-cell>
          <table:table-cell table:formula="of:=[.Q160]+0.00256*COS(RADIANS(125.04-1934.136*[.G160]))" office:value-type="float" office:value="23.4385810584067" calcext:value-type="float">
            <text:p>23.4385810584067</text:p>
          </table:table-cell>
          <table:table-cell table:formula="of:=DEGREES(ATAN2(COS(RADIANS([.P160]));COS(RADIANS([.R160]))*SIN(RADIANS([.P160]))))" office:value-type="float" office:value="-34.5358869473382" calcext:value-type="float">
            <text:p>-34.5358869473382</text:p>
          </table:table-cell>
          <table:table-cell table:formula="of:=DEGREES(ASIN(SIN(RADIANS([.R160]))*SIN(RADIANS([.P160]))))" office:value-type="float" office:value="-13.8085913284906" calcext:value-type="float">
            <text:p>-13.8085913284906</text:p>
          </table:table-cell>
          <table:table-cell table:formula="of:=TAN(RADIANS([.R160]/2))*TAN(RADIANS([.R160]/2))" office:value-type="float" office:value="0.0430318478346083" calcext:value-type="float">
            <text:p>0.0430318478346083</text:p>
          </table:table-cell>
          <table:table-cell table:formula="of:=4*DEGREES([.U160]*SIN(2*RADIANS([.I160]))-2*[.K160]*SIN(RADIANS([.J160]))+4*[.K160]*[.U160]*SIN(RADIANS([.J160]))*COS(2*RADIANS([.I160]))-0.5*[.U160]*[.U160]*SIN(4*RADIANS([.I160]))-1.25*[.K160]*[.K160]*SIN(2*RADIANS([.J160])))" office:value-type="float" office:value="-14.2287520208631" calcext:value-type="float">
            <text:p>-14.2287520208631</text:p>
          </table:table-cell>
          <table:table-cell table:formula="of:=DEGREES(ACOS(COS(RADIANS(90.833))/(COS(RADIANS([.$B$3]))*COS(RADIANS([.T160])))-TAN(RADIANS([.$B$3]))*TAN(RADIANS([.T160]))))" office:value-type="float" office:value="87.9931190370772" calcext:value-type="float">
            <text:p>87.9931190370772</text:p>
          </table:table-cell>
          <table:table-cell table:style-name="ce22" table:formula="of:=(720-4*[.$B$4]-[.V160]+[.$B$5]*60)/1440" office:value-type="time" office:time-value="PT12H14M29.106001252S" calcext:value-type="time">
            <text:p>12:14:29</text:p>
          </table:table-cell>
          <table:table-cell table:style-name="ce8" table:formula="of:=[.X160]-[.W160]*4/1440" office:value-type="time" office:time-value="PT06H22M30.757432353S" calcext:value-type="time">
            <text:p>6:22:30</text:p>
          </table:table-cell>
          <table:table-cell table:style-name="ce8" table:formula="of:=[.X160]+[.W160]*4/1440" office:value-type="time" office:time-value="PT18H06M27.45457015S" calcext:value-type="time">
            <text:p>18:06:27</text:p>
          </table:table-cell>
          <table:table-cell table:style-name="ce11" table:formula="of:=8*[.W160]" office:value-type="float" office:value="703.944952296618" calcext:value-type="float">
            <text:p>703.944952296618</text:p>
          </table:table-cell>
          <table:table-cell table:formula="of:=MOD([.E160]*1440+[.V160]+4*[.$B$4]-60*[.$B$5];1440)" office:value-type="float" office:value="939.514899979137" calcext:value-type="float">
            <text:p>939.514899979137</text:p>
          </table:table-cell>
          <table:table-cell table:formula="of:=IF([.AB160]/4&lt;0;[.AB160]/4+180;[.AB160]/4-180)" office:value-type="float" office:value="54.8787249947842" calcext:value-type="float">
            <text:p>54.8787249947842</text:p>
          </table:table-cell>
          <table:table-cell table:formula="of:=DEGREES(ACOS(SIN(RADIANS([.$B$3]))*SIN(RADIANS([.T160]))+COS(RADIANS([.$B$3]))*COS(RADIANS([.T160]))*COS(RADIANS([.AC160]))))" office:value-type="float" office:value="60.0342552916871" calcext:value-type="float">
            <text:p>60.0342552916871</text:p>
          </table:table-cell>
          <table:table-cell table:formula="of:=90-[.AD160]" office:value-type="float" office:value="29.9657447083129" calcext:value-type="float">
            <text:p>29.9657447083129</text:p>
          </table:table-cell>
          <table:table-cell table:formula="of:=IF([.AE160]&gt;85;0;IF([.AE160]&gt;5;58.1/TAN(RADIANS([.AE160]))-0.07/POWER(TAN(RADIANS([.AE160]));3)+0.000086/POWER(TAN(RADIANS([.AE160]));5);IF([.AE160]&gt;-0.575;1735+[.AE160]*(-518.2+[.AE160]*(103.4+[.AE160]*(-12.79+[.AE160]*0.711)));-20.772/TAN(RADIANS([.AE160])))))/3600" office:value-type="float" office:value="0.027890930377227" calcext:value-type="float">
            <text:p>0.027890930377227</text:p>
          </table:table-cell>
          <table:table-cell table:formula="of:=[.AE160]+[.AF160]" office:value-type="float" office:value="29.9936356386901" calcext:value-type="float">
            <text:p>29.9936356386901</text:p>
          </table:table-cell>
          <table:table-cell table:formula="of:=IF([.AC160]&gt;0;MOD(DEGREES(ACOS(((SIN(RADIANS([.$B$3]))*COS(RADIANS([.AD160])))-SIN(RADIANS([.T160])))/(COS(RADIANS([.$B$3]))*SIN(RADIANS([.AD160])))))+180;360);MOD(540-DEGREES(ACOS(((SIN(RADIANS([.$B$3]))*COS(RADIANS([.AD160])))-SIN(RADIANS([.T160])))/(COS(RADIANS([.$B$3]))*SIN(RADIANS([.AD160])))));360))" office:value-type="float" office:value="246.471032890504" calcext:value-type="float">
            <text:p>246.47103289050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60]+0.1/24" office:value-type="time" office:time-value="PT16H00M00S" calcext:value-type="time">
            <text:p>16:00:00</text:p>
          </table:table-cell>
          <table:table-cell table:style-name="ce9" table:formula="of:=[.D161]+2415018.5+[.E161]-[.$B$5]/24" office:value-type="float" office:value="2460352.875" calcext:value-type="float">
            <text:p>2460352.88</text:p>
          </table:table-cell>
          <table:table-cell table:style-name="ce10" table:formula="of:=([.F161]-2451545)/36525" office:value-type="float" office:value="0.241146475017112" calcext:value-type="float">
            <text:p>0.24114648</text:p>
          </table:table-cell>
          <table:table-cell/>
          <table:table-cell table:formula="of:=MOD(280.46646+[.G161]*(36000.76983+[.G161]*0.0003032);360)" office:value-type="float" office:value="321.925220038449" calcext:value-type="float">
            <text:p>321.925220038449</text:p>
          </table:table-cell>
          <table:table-cell table:formula="of:=357.52911+[.G161]*(35999.05029-0.0001537*[.G161])" office:value-type="float" office:value="9038.57318245932" calcext:value-type="float">
            <text:p>9038.57318245932</text:p>
          </table:table-cell>
          <table:table-cell table:formula="of:=0.016708634-[.G161]*(0.000042037+0.0000001267*[.G161])" office:value-type="float" office:value="0.0166984895578191" calcext:value-type="float">
            <text:p>0.0166984895578191</text:p>
          </table:table-cell>
          <table:table-cell table:formula="of:=SIN(RADIANS([.J161]))*(1.914602-[.G161]*(0.004817+0.000014*[.G161]))+SIN(RADIANS(2*[.J161]))*(0.019993-0.000101*[.G161])+SIN(RADIANS(3*[.J161]))*0.000289" office:value-type="float" office:value="1.2127844890428" calcext:value-type="float">
            <text:p>1.2127844890428</text:p>
          </table:table-cell>
          <table:table-cell table:formula="of:=[.I161]+[.L161]" office:value-type="float" office:value="323.138004527492" calcext:value-type="float">
            <text:p>323.138004527492</text:p>
          </table:table-cell>
          <table:table-cell table:formula="of:=[.J161]+[.L161]" office:value-type="float" office:value="9039.78596694836" calcext:value-type="float">
            <text:p>9039.78596694836</text:p>
          </table:table-cell>
          <table:table-cell table:formula="of:=(1.000001018*(1-[.K161]*[.K161]))/(1+[.K161]*COS(RADIANS([.N161])))" office:value-type="float" office:value="0.987056474825112" calcext:value-type="float">
            <text:p>0.987056474825112</text:p>
          </table:table-cell>
          <table:table-cell table:formula="of:=[.M161]-0.00569-0.00478*SIN(RADIANS(125.04-1934.136*[.G161]))" office:value-type="float" office:value="323.13078753634" calcext:value-type="float">
            <text:p>323.13078753634</text:p>
          </table:table-cell>
          <table:table-cell table:formula="of:=23+(26+((21.448-[.G161]*(46.815+[.G161]*(0.00059-[.G161]*0.001813))))/60)/60" office:value-type="float" office:value="23.4361551996907" calcext:value-type="float">
            <text:p>23.4361551996907</text:p>
          </table:table-cell>
          <table:table-cell table:formula="of:=[.Q161]+0.00256*COS(RADIANS(125.04-1934.136*[.G161]))" office:value-type="float" office:value="23.4385810600725" calcext:value-type="float">
            <text:p>23.4385810600725</text:p>
          </table:table-cell>
          <table:table-cell table:formula="of:=DEGREES(ATAN2(COS(RADIANS([.P161]));COS(RADIANS([.R161]))*SIN(RADIANS([.P161]))))" office:value-type="float" office:value="-34.5317864254924" calcext:value-type="float">
            <text:p>-34.5317864254924</text:p>
          </table:table-cell>
          <table:table-cell table:formula="of:=DEGREES(ASIN(SIN(RADIANS([.R161]))*SIN(RADIANS([.P161]))))" office:value-type="float" office:value="-13.807210267755" calcext:value-type="float">
            <text:p>-13.807210267755</text:p>
          </table:table-cell>
          <table:table-cell table:formula="of:=TAN(RADIANS([.R161]/2))*TAN(RADIANS([.R161]/2))" office:value-type="float" office:value="0.043031847840899" calcext:value-type="float">
            <text:p>0.043031847840899</text:p>
          </table:table-cell>
          <table:table-cell table:formula="of:=4*DEGREES([.U161]*SIN(2*RADIANS([.I161]))-2*[.K161]*SIN(RADIANS([.J161]))+4*[.K161]*[.U161]*SIN(RADIANS([.J161]))*COS(2*RADIANS([.I161]))-0.5*[.U161]*[.U161]*SIN(4*RADIANS([.I161]))-1.25*[.K161]*[.K161]*SIN(2*RADIANS([.J161])))" office:value-type="float" office:value="-14.2287252626403" calcext:value-type="float">
            <text:p>-14.2287252626403</text:p>
          </table:table-cell>
          <table:table-cell table:formula="of:=DEGREES(ACOS(COS(RADIANS(90.833))/(COS(RADIANS([.$B$3]))*COS(RADIANS([.T161])))-TAN(RADIANS([.$B$3]))*TAN(RADIANS([.T161]))))" office:value-type="float" office:value="87.9934137440538" calcext:value-type="float">
            <text:p>87.9934137440538</text:p>
          </table:table-cell>
          <table:table-cell table:style-name="ce22" table:formula="of:=(720-4*[.$B$4]-[.V161]+[.$B$5]*60)/1440" office:value-type="time" office:time-value="PT12H14M29.104395758S" calcext:value-type="time">
            <text:p>12:14:29</text:p>
          </table:table-cell>
          <table:table-cell table:style-name="ce8" table:formula="of:=[.X161]-[.W161]*4/1440" office:value-type="time" office:time-value="PT06H22M30.685097186S" calcext:value-type="time">
            <text:p>6:22:30</text:p>
          </table:table-cell>
          <table:table-cell table:style-name="ce8" table:formula="of:=[.X161]+[.W161]*4/1440" office:value-type="time" office:time-value="PT18H06M27.523694331S" calcext:value-type="time">
            <text:p>18:06:27</text:p>
          </table:table-cell>
          <table:table-cell table:style-name="ce11" table:formula="of:=8*[.W161]" office:value-type="float" office:value="703.947309952431" calcext:value-type="float">
            <text:p>703.947309952431</text:p>
          </table:table-cell>
          <table:table-cell table:formula="of:=MOD([.E161]*1440+[.V161]+4*[.$B$4]-60*[.$B$5];1440)" office:value-type="float" office:value="945.51492673736" calcext:value-type="float">
            <text:p>945.51492673736</text:p>
          </table:table-cell>
          <table:table-cell table:formula="of:=IF([.AB161]/4&lt;0;[.AB161]/4+180;[.AB161]/4-180)" office:value-type="float" office:value="56.3787316843399" calcext:value-type="float">
            <text:p>56.3787316843399</text:p>
          </table:table-cell>
          <table:table-cell table:formula="of:=DEGREES(ACOS(SIN(RADIANS([.$B$3]))*SIN(RADIANS([.T161]))+COS(RADIANS([.$B$3]))*COS(RADIANS([.T161]))*COS(RADIANS([.AC161]))))" office:value-type="float" office:value="61.3843109485929" calcext:value-type="float">
            <text:p>61.3843109485929</text:p>
          </table:table-cell>
          <table:table-cell table:formula="of:=90-[.AD161]" office:value-type="float" office:value="28.6156890514071" calcext:value-type="float">
            <text:p>28.6156890514071</text:p>
          </table:table-cell>
          <table:table-cell table:formula="of:=IF([.AE161]&gt;85;0;IF([.AE161]&gt;5;58.1/TAN(RADIANS([.AE161]))-0.07/POWER(TAN(RADIANS([.AE161]));3)+0.000086/POWER(TAN(RADIANS([.AE161]));5);IF([.AE161]&gt;-0.575;1735+[.AE161]*(-518.2+[.AE161]*(103.4+[.AE161]*(-12.79+[.AE161]*0.711)));-20.772/TAN(RADIANS([.AE161])))))/3600" office:value-type="float" office:value="0.0294622949946738" calcext:value-type="float">
            <text:p>0.0294622949946738</text:p>
          </table:table-cell>
          <table:table-cell table:formula="of:=[.AE161]+[.AF161]" office:value-type="float" office:value="28.6451513464018" calcext:value-type="float">
            <text:p>28.6451513464018</text:p>
          </table:table-cell>
          <table:table-cell table:formula="of:=IF([.AC161]&gt;0;MOD(DEGREES(ACOS(((SIN(RADIANS([.$B$3]))*COS(RADIANS([.AD161])))-SIN(RADIANS([.T161])))/(COS(RADIANS([.$B$3]))*SIN(RADIANS([.AD161])))))+180;360);MOD(540-DEGREES(ACOS(((SIN(RADIANS([.$B$3]))*COS(RADIANS([.AD161])))-SIN(RADIANS([.T161])))/(COS(RADIANS([.$B$3]))*SIN(RADIANS([.AD161])))));360))" office:value-type="float" office:value="247.09823799239" calcext:value-type="float">
            <text:p>247.0982379923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61]+0.1/24" office:value-type="time" office:time-value="PT16H06M00S" calcext:value-type="time">
            <text:p>16:06:00</text:p>
          </table:table-cell>
          <table:table-cell table:style-name="ce9" table:formula="of:=[.D162]+2415018.5+[.E162]-[.$B$5]/24" office:value-type="float" office:value="2460352.87916667" calcext:value-type="float">
            <text:p>2460352.88</text:p>
          </table:table-cell>
          <table:table-cell table:style-name="ce10" table:formula="of:=([.F162]-2451545)/36525" office:value-type="float" office:value="0.241146589094234" calcext:value-type="float">
            <text:p>0.24114659</text:p>
          </table:table-cell>
          <table:table-cell/>
          <table:table-cell table:formula="of:=MOD(280.46646+[.G162]*(36000.76983+[.G162]*0.0003032);360)" office:value-type="float" office:value="321.929326902682" calcext:value-type="float">
            <text:p>321.929326902682</text:p>
          </table:table-cell>
          <table:table-cell table:formula="of:=357.52911+[.G162]*(35999.05029-0.0001537*[.G162])" office:value-type="float" office:value="9038.57728912737" calcext:value-type="float">
            <text:p>9038.57728912737</text:p>
          </table:table-cell>
          <table:table-cell table:formula="of:=0.016708634-[.G162]*(0.000042037+0.0000001267*[.G162])" office:value-type="float" office:value="0.0166984895530167" calcext:value-type="float">
            <text:p>0.0166984895530167</text:p>
          </table:table-cell>
          <table:table-cell table:formula="of:=SIN(RADIANS([.J162]))*(1.914602-[.G162]*(0.004817+0.000014*[.G162]))+SIN(RADIANS(2*[.J162]))*(0.019993-0.000101*[.G162])+SIN(RADIANS(3*[.J162]))*0.000289" office:value-type="float" office:value="1.21289231733668" calcext:value-type="float">
            <text:p>1.21289231733668</text:p>
          </table:table-cell>
          <table:table-cell table:formula="of:=[.I162]+[.L162]" office:value-type="float" office:value="323.142219220019" calcext:value-type="float">
            <text:p>323.142219220019</text:p>
          </table:table-cell>
          <table:table-cell table:formula="of:=[.J162]+[.L162]" office:value-type="float" office:value="9039.7901814447" calcext:value-type="float">
            <text:p>9039.7901814447</text:p>
          </table:table-cell>
          <table:table-cell table:formula="of:=(1.000001018*(1-[.K162]*[.K162]))/(1+[.K162]*COS(RADIANS([.N162])))" office:value-type="float" office:value="0.987057240868325" calcext:value-type="float">
            <text:p>0.987057240868325</text:p>
          </table:table-cell>
          <table:table-cell table:formula="of:=[.M162]-0.00569-0.00478*SIN(RADIANS(125.04-1934.136*[.G162]))" office:value-type="float" office:value="323.135002246309" calcext:value-type="float">
            <text:p>323.135002246309</text:p>
          </table:table-cell>
          <table:table-cell table:formula="of:=23+(26+((21.448-[.G162]*(46.815+[.G162]*(0.00059-[.G162]*0.001813))))/60)/60" office:value-type="float" office:value="23.4361551982072" calcext:value-type="float">
            <text:p>23.4361551982072</text:p>
          </table:table-cell>
          <table:table-cell table:formula="of:=[.Q162]+0.00256*COS(RADIANS(125.04-1934.136*[.G162]))" office:value-type="float" office:value="23.4385810617383" calcext:value-type="float">
            <text:p>23.4385810617383</text:p>
          </table:table-cell>
          <table:table-cell table:formula="of:=DEGREES(ATAN2(COS(RADIANS([.P162]));COS(RADIANS([.R162]))*SIN(RADIANS([.P162]))))" office:value-type="float" office:value="-34.527685958131" calcext:value-type="float">
            <text:p>-34.527685958131</text:p>
          </table:table-cell>
          <table:table-cell table:formula="of:=DEGREES(ASIN(SIN(RADIANS([.R162]))*SIN(RADIANS([.P162]))))" office:value-type="float" office:value="-13.805829140995" calcext:value-type="float">
            <text:p>-13.805829140995</text:p>
          </table:table-cell>
          <table:table-cell table:formula="of:=TAN(RADIANS([.R162]/2))*TAN(RADIANS([.R162]/2))" office:value-type="float" office:value="0.0430318478471895" calcext:value-type="float">
            <text:p>0.0430318478471895</text:p>
          </table:table-cell>
          <table:table-cell table:formula="of:=4*DEGREES([.U162]*SIN(2*RADIANS([.I162]))-2*[.K162]*SIN(RADIANS([.J162]))+4*[.K162]*[.U162]*SIN(RADIANS([.J162]))*COS(2*RADIANS([.I162]))-0.5*[.U162]*[.U162]*SIN(4*RADIANS([.I162]))-1.25*[.K162]*[.K162]*SIN(2*RADIANS([.J162])))" office:value-type="float" office:value="-14.2286982818697" calcext:value-type="float">
            <text:p>-14.2286982818697</text:p>
          </table:table-cell>
          <table:table-cell table:formula="of:=DEGREES(ACOS(COS(RADIANS(90.833))/(COS(RADIANS([.$B$3]))*COS(RADIANS([.T162])))-TAN(RADIANS([.$B$3]))*TAN(RADIANS([.T162]))))" office:value-type="float" office:value="87.9937084620837" calcext:value-type="float">
            <text:p>87.9937084620837</text:p>
          </table:table-cell>
          <table:table-cell table:style-name="ce22" table:formula="of:=(720-4*[.$B$4]-[.V162]+[.$B$5]*60)/1440" office:value-type="time" office:time-value="PT12H14M29.102776912S" calcext:value-type="time">
            <text:p>12:14:29</text:p>
          </table:table-cell>
          <table:table-cell table:style-name="ce8" table:formula="of:=[.X162]-[.W162]*4/1440" office:value-type="time" office:time-value="PT06H22M30.612746012S" calcext:value-type="time">
            <text:p>6:22:30</text:p>
          </table:table-cell>
          <table:table-cell table:style-name="ce8" table:formula="of:=[.X162]+[.W162]*4/1440" office:value-type="time" office:time-value="PT18H06M27.592807812S" calcext:value-type="time">
            <text:p>18:06:27</text:p>
          </table:table-cell>
          <table:table-cell table:style-name="ce11" table:formula="of:=8*[.W162]" office:value-type="float" office:value="703.949667696669" calcext:value-type="float">
            <text:p>703.949667696669</text:p>
          </table:table-cell>
          <table:table-cell table:formula="of:=MOD([.E162]*1440+[.V162]+4*[.$B$4]-60*[.$B$5];1440)" office:value-type="float" office:value="951.51495371813" calcext:value-type="float">
            <text:p>951.51495371813</text:p>
          </table:table-cell>
          <table:table-cell table:formula="of:=IF([.AB162]/4&lt;0;[.AB162]/4+180;[.AB162]/4-180)" office:value-type="float" office:value="57.8787384295325" calcext:value-type="float">
            <text:p>57.8787384295325</text:p>
          </table:table-cell>
          <table:table-cell table:formula="of:=DEGREES(ACOS(SIN(RADIANS([.$B$3]))*SIN(RADIANS([.T162]))+COS(RADIANS([.$B$3]))*COS(RADIANS([.T162]))*COS(RADIANS([.AC162]))))" office:value-type="float" office:value="62.7405146411789" calcext:value-type="float">
            <text:p>62.7405146411789</text:p>
          </table:table-cell>
          <table:table-cell table:formula="of:=90-[.AD162]" office:value-type="float" office:value="27.2594853588211" calcext:value-type="float">
            <text:p>27.2594853588211</text:p>
          </table:table-cell>
          <table:table-cell table:formula="of:=IF([.AE162]&gt;85;0;IF([.AE162]&gt;5;58.1/TAN(RADIANS([.AE162]))-0.07/POWER(TAN(RADIANS([.AE162]));3)+0.000086/POWER(TAN(RADIANS([.AE162]));5);IF([.AE162]&gt;-0.575;1735+[.AE162]*(-518.2+[.AE162]*(103.4+[.AE162]*(-12.79+[.AE162]*0.711)));-20.772/TAN(RADIANS([.AE162])))))/3600" office:value-type="float" office:value="0.0311813530707399" calcext:value-type="float">
            <text:p>0.0311813530707399</text:p>
          </table:table-cell>
          <table:table-cell table:formula="of:=[.AE162]+[.AF162]" office:value-type="float" office:value="27.2906667118918" calcext:value-type="float">
            <text:p>27.2906667118918</text:p>
          </table:table-cell>
          <table:table-cell table:formula="of:=IF([.AC162]&gt;0;MOD(DEGREES(ACOS(((SIN(RADIANS([.$B$3]))*COS(RADIANS([.AD162])))-SIN(RADIANS([.T162])))/(COS(RADIANS([.$B$3]))*SIN(RADIANS([.AD162])))))+180;360);MOD(540-DEGREES(ACOS(((SIN(RADIANS([.$B$3]))*COS(RADIANS([.AD162])))-SIN(RADIANS([.T162])))/(COS(RADIANS([.$B$3]))*SIN(RADIANS([.AD162])))));360))" office:value-type="float" office:value="247.699977224404" calcext:value-type="float">
            <text:p>247.69997722440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62]+0.1/24" office:value-type="time" office:time-value="PT16H12M00S" calcext:value-type="time">
            <text:p>16:12:00</text:p>
          </table:table-cell>
          <table:table-cell table:style-name="ce9" table:formula="of:=[.D163]+2415018.5+[.E163]-[.$B$5]/24" office:value-type="float" office:value="2460352.88333333" calcext:value-type="float">
            <text:p>2460352.88</text:p>
          </table:table-cell>
          <table:table-cell table:style-name="ce10" table:formula="of:=([.F163]-2451545)/36525" office:value-type="float" office:value="0.241146703171343" calcext:value-type="float">
            <text:p>0.24114670</text:p>
          </table:table-cell>
          <table:table-cell/>
          <table:table-cell table:formula="of:=MOD(280.46646+[.G163]*(36000.76983+[.G163]*0.0003032);360)" office:value-type="float" office:value="321.933433766455" calcext:value-type="float">
            <text:p>321.933433766455</text:p>
          </table:table-cell>
          <table:table-cell table:formula="of:=357.52911+[.G163]*(35999.05029-0.0001537*[.G163])" office:value-type="float" office:value="9038.58139579496" calcext:value-type="float">
            <text:p>9038.58139579496</text:p>
          </table:table-cell>
          <table:table-cell table:formula="of:=0.016708634-[.G163]*(0.000042037+0.0000001267*[.G163])" office:value-type="float" office:value="0.0166984895482143" calcext:value-type="float">
            <text:p>0.0166984895482143</text:p>
          </table:table-cell>
          <table:table-cell table:formula="of:=SIN(RADIANS([.J163]))*(1.914602-[.G163]*(0.004817+0.000014*[.G163]))+SIN(RADIANS(2*[.J163]))*(0.019993-0.000101*[.G163])+SIN(RADIANS(3*[.J163]))*0.000289" office:value-type="float" office:value="1.21300013907676" calcext:value-type="float">
            <text:p>1.21300013907676</text:p>
          </table:table-cell>
          <table:table-cell table:formula="of:=[.I163]+[.L163]" office:value-type="float" office:value="323.146433905532" calcext:value-type="float">
            <text:p>323.146433905532</text:p>
          </table:table-cell>
          <table:table-cell table:formula="of:=[.J163]+[.L163]" office:value-type="float" office:value="9039.79439593403" calcext:value-type="float">
            <text:p>9039.79439593403</text:p>
          </table:table-cell>
          <table:table-cell table:formula="of:=(1.000001018*(1-[.K163]*[.K163]))/(1+[.K163]*COS(RADIANS([.N163])))" office:value-type="float" office:value="0.987058006979108" calcext:value-type="float">
            <text:p>0.987058006979108</text:p>
          </table:table-cell>
          <table:table-cell table:formula="of:=[.M163]-0.00569-0.00478*SIN(RADIANS(125.04-1934.136*[.G163]))" office:value-type="float" office:value="323.139216949265" calcext:value-type="float">
            <text:p>323.139216949265</text:p>
          </table:table-cell>
          <table:table-cell table:formula="of:=23+(26+((21.448-[.G163]*(46.815+[.G163]*(0.00059-[.G163]*0.001813))))/60)/60" office:value-type="float" office:value="23.4361551967237" calcext:value-type="float">
            <text:p>23.4361551967237</text:p>
          </table:table-cell>
          <table:table-cell table:formula="of:=[.Q163]+0.00256*COS(RADIANS(125.04-1934.136*[.G163]))" office:value-type="float" office:value="23.438581063404" calcext:value-type="float">
            <text:p>23.438581063404</text:p>
          </table:table-cell>
          <table:table-cell table:formula="of:=DEGREES(ATAN2(COS(RADIANS([.P163]));COS(RADIANS([.R163]))*SIN(RADIANS([.P163]))))" office:value-type="float" office:value="-34.5235855461718" calcext:value-type="float">
            <text:p>-34.5235855461718</text:p>
          </table:table-cell>
          <table:table-cell table:formula="of:=DEGREES(ASIN(SIN(RADIANS([.R163]))*SIN(RADIANS([.P163]))))" office:value-type="float" office:value="-13.804447948529" calcext:value-type="float">
            <text:p>-13.804447948529</text:p>
          </table:table-cell>
          <table:table-cell table:formula="of:=TAN(RADIANS([.R163]/2))*TAN(RADIANS([.R163]/2))" office:value-type="float" office:value="0.0430318478534799" calcext:value-type="float">
            <text:p>0.0430318478534799</text:p>
          </table:table-cell>
          <table:table-cell table:formula="of:=4*DEGREES([.U163]*SIN(2*RADIANS([.I163]))-2*[.K163]*SIN(RADIANS([.J163]))+4*[.K163]*[.U163]*SIN(RADIANS([.J163]))*COS(2*RADIANS([.I163]))-0.5*[.U163]*[.U163]*SIN(4*RADIANS([.I163]))-1.25*[.K163]*[.K163]*SIN(2*RADIANS([.J163])))" office:value-type="float" office:value="-14.2286710785695" calcext:value-type="float">
            <text:p>-14.2286710785695</text:p>
          </table:table-cell>
          <table:table-cell table:formula="of:=DEGREES(ACOS(COS(RADIANS(90.833))/(COS(RADIANS([.$B$3]))*COS(RADIANS([.T163])))-TAN(RADIANS([.$B$3]))*TAN(RADIANS([.T163]))))" office:value-type="float" office:value="87.9940031910988" calcext:value-type="float">
            <text:p>87.9940031910988</text:p>
          </table:table-cell>
          <table:table-cell table:style-name="ce22" table:formula="of:=(720-4*[.$B$4]-[.V163]+[.$B$5]*60)/1440" office:value-type="time" office:time-value="PT12H14M29.101144714S" calcext:value-type="time">
            <text:p>12:14:29</text:p>
          </table:table-cell>
          <table:table-cell table:style-name="ce8" table:formula="of:=[.X163]-[.W163]*4/1440" office:value-type="time" office:time-value="PT06H22M30.54037885S" calcext:value-type="time">
            <text:p>6:22:30</text:p>
          </table:table-cell>
          <table:table-cell table:style-name="ce8" table:formula="of:=[.X163]+[.W163]*4/1440" office:value-type="time" office:time-value="PT18H06M27.661910578S" calcext:value-type="time">
            <text:p>18:06:27</text:p>
          </table:table-cell>
          <table:table-cell table:style-name="ce11" table:formula="of:=8*[.W163]" office:value-type="float" office:value="703.95202552879" calcext:value-type="float">
            <text:p>703.95202552879</text:p>
          </table:table-cell>
          <table:table-cell table:formula="of:=MOD([.E163]*1440+[.V163]+4*[.$B$4]-60*[.$B$5];1440)" office:value-type="float" office:value="957.51498092143" calcext:value-type="float">
            <text:p>957.51498092143</text:p>
          </table:table-cell>
          <table:table-cell table:formula="of:=IF([.AB163]/4&lt;0;[.AB163]/4+180;[.AB163]/4-180)" office:value-type="float" office:value="59.3787452303576" calcext:value-type="float">
            <text:p>59.3787452303576</text:p>
          </table:table-cell>
          <table:table-cell table:formula="of:=DEGREES(ACOS(SIN(RADIANS([.$B$3]))*SIN(RADIANS([.T163]))+COS(RADIANS([.$B$3]))*COS(RADIANS([.T163]))*COS(RADIANS([.AC163]))))" office:value-type="float" office:value="64.1024725094124" calcext:value-type="float">
            <text:p>64.1024725094124</text:p>
          </table:table-cell>
          <table:table-cell table:formula="of:=90-[.AD163]" office:value-type="float" office:value="25.8975274905876" calcext:value-type="float">
            <text:p>25.8975274905876</text:p>
          </table:table-cell>
          <table:table-cell table:formula="of:=IF([.AE163]&gt;85;0;IF([.AE163]&gt;5;58.1/TAN(RADIANS([.AE163]))-0.07/POWER(TAN(RADIANS([.AE163]));3)+0.000086/POWER(TAN(RADIANS([.AE163]));5);IF([.AE163]&gt;-0.575;1735+[.AE163]*(-518.2+[.AE163]*(103.4+[.AE163]*(-12.79+[.AE163]*0.711)));-20.772/TAN(RADIANS([.AE163])))))/3600" office:value-type="float" office:value="0.0330713739823306" calcext:value-type="float">
            <text:p>0.0330713739823306</text:p>
          </table:table-cell>
          <table:table-cell table:formula="of:=[.AE163]+[.AF163]" office:value-type="float" office:value="25.93059886457" calcext:value-type="float">
            <text:p>25.93059886457</text:p>
          </table:table-cell>
          <table:table-cell table:formula="of:=IF([.AC163]&gt;0;MOD(DEGREES(ACOS(((SIN(RADIANS([.$B$3]))*COS(RADIANS([.AD163])))-SIN(RADIANS([.T163])))/(COS(RADIANS([.$B$3]))*SIN(RADIANS([.AD163])))))+180;360);MOD(540-DEGREES(ACOS(((SIN(RADIANS([.$B$3]))*COS(RADIANS([.AD163])))-SIN(RADIANS([.T163])))/(COS(RADIANS([.$B$3]))*SIN(RADIANS([.AD163])))));360))" office:value-type="float" office:value="248.277748508812" calcext:value-type="float">
            <text:p>248.27774850881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63]+0.1/24" office:value-type="time" office:time-value="PT16H18M00S" calcext:value-type="time">
            <text:p>16:18:00</text:p>
          </table:table-cell>
          <table:table-cell table:style-name="ce9" table:formula="of:=[.D164]+2415018.5+[.E164]-[.$B$5]/24" office:value-type="float" office:value="2460352.8875" calcext:value-type="float">
            <text:p>2460352.89</text:p>
          </table:table-cell>
          <table:table-cell table:style-name="ce10" table:formula="of:=([.F164]-2451545)/36525" office:value-type="float" office:value="0.241146817248465" calcext:value-type="float">
            <text:p>0.24114682</text:p>
          </table:table-cell>
          <table:table-cell/>
          <table:table-cell table:formula="of:=MOD(280.46646+[.G164]*(36000.76983+[.G164]*0.0003032);360)" office:value-type="float" office:value="321.937540630684" calcext:value-type="float">
            <text:p>321.937540630684</text:p>
          </table:table-cell>
          <table:table-cell table:formula="of:=357.52911+[.G164]*(35999.05029-0.0001537*[.G164])" office:value-type="float" office:value="9038.585502463" calcext:value-type="float">
            <text:p>9038.585502463</text:p>
          </table:table-cell>
          <table:table-cell table:formula="of:=0.016708634-[.G164]*(0.000042037+0.0000001267*[.G164])" office:value-type="float" office:value="0.0166984895434119" calcext:value-type="float">
            <text:p>0.0166984895434119</text:p>
          </table:table-cell>
          <table:table-cell table:formula="of:=SIN(RADIANS([.J164]))*(1.914602-[.G164]*(0.004817+0.000014*[.G164]))+SIN(RADIANS(2*[.J164]))*(0.019993-0.000101*[.G164])+SIN(RADIANS(3*[.J164]))*0.000289" office:value-type="float" office:value="1.21310795428645" calcext:value-type="float">
            <text:p>1.21310795428645</text:p>
          </table:table-cell>
          <table:table-cell table:formula="of:=[.I164]+[.L164]" office:value-type="float" office:value="323.150648584971" calcext:value-type="float">
            <text:p>323.150648584971</text:p>
          </table:table-cell>
          <table:table-cell table:formula="of:=[.J164]+[.L164]" office:value-type="float" office:value="9039.79861041729" calcext:value-type="float">
            <text:p>9039.79861041729</text:p>
          </table:table-cell>
          <table:table-cell table:formula="of:=(1.000001018*(1-[.K164]*[.K164]))/(1+[.K164]*COS(RADIANS([.N164])))" office:value-type="float" office:value="0.987058773157628" calcext:value-type="float">
            <text:p>0.987058773157628</text:p>
          </table:table-cell>
          <table:table-cell table:formula="of:=[.M164]-0.00569-0.00478*SIN(RADIANS(125.04-1934.136*[.G164]))" office:value-type="float" office:value="323.143431646147" calcext:value-type="float">
            <text:p>323.143431646147</text:p>
          </table:table-cell>
          <table:table-cell table:formula="of:=23+(26+((21.448-[.G164]*(46.815+[.G164]*(0.00059-[.G164]*0.001813))))/60)/60" office:value-type="float" office:value="23.4361551952402" calcext:value-type="float">
            <text:p>23.4361551952402</text:p>
          </table:table-cell>
          <table:table-cell table:formula="of:=[.Q164]+0.00256*COS(RADIANS(125.04-1934.136*[.G164]))" office:value-type="float" office:value="23.4385810650698" calcext:value-type="float">
            <text:p>23.4385810650698</text:p>
          </table:table-cell>
          <table:table-cell table:formula="of:=DEGREES(ATAN2(COS(RADIANS([.P164]));COS(RADIANS([.R164]))*SIN(RADIANS([.P164]))))" office:value-type="float" office:value="-34.5194851886967" calcext:value-type="float">
            <text:p>-34.5194851886967</text:p>
          </table:table-cell>
          <table:table-cell table:formula="of:=DEGREES(ASIN(SIN(RADIANS([.R164]))*SIN(RADIANS([.P164]))))" office:value-type="float" office:value="-13.8030666900572" calcext:value-type="float">
            <text:p>-13.8030666900572</text:p>
          </table:table-cell>
          <table:table-cell table:formula="of:=TAN(RADIANS([.R164]/2))*TAN(RADIANS([.R164]/2))" office:value-type="float" office:value="0.0430318478597703" calcext:value-type="float">
            <text:p>0.0430318478597703</text:p>
          </table:table-cell>
          <table:table-cell table:formula="of:=4*DEGREES([.U164]*SIN(2*RADIANS([.I164]))-2*[.K164]*SIN(RADIANS([.J164]))+4*[.K164]*[.U164]*SIN(RADIANS([.J164]))*COS(2*RADIANS([.I164]))-0.5*[.U164]*[.U164]*SIN(4*RADIANS([.I164]))-1.25*[.K164]*[.K164]*SIN(2*RADIANS([.J164])))" office:value-type="float" office:value="-14.228643652745" calcext:value-type="float">
            <text:p>-14.228643652745</text:p>
          </table:table-cell>
          <table:table-cell table:formula="of:=DEGREES(ACOS(COS(RADIANS(90.833))/(COS(RADIANS([.$B$3]))*COS(RADIANS([.T164])))-TAN(RADIANS([.$B$3]))*TAN(RADIANS([.T164]))))" office:value-type="float" office:value="87.9942979311631" calcext:value-type="float">
            <text:p>87.9942979311631</text:p>
          </table:table-cell>
          <table:table-cell table:style-name="ce22" table:formula="of:=(720-4*[.$B$4]-[.V164]+[.$B$5]*60)/1440" office:value-type="time" office:time-value="PT12H14M29.099499165S" calcext:value-type="time">
            <text:p>12:14:29</text:p>
          </table:table-cell>
          <table:table-cell table:style-name="ce8" table:formula="of:=[.X164]-[.W164]*4/1440" office:value-type="time" office:time-value="PT06H22M30.467995686S" calcext:value-type="time">
            <text:p>6:22:30</text:p>
          </table:table-cell>
          <table:table-cell table:style-name="ce8" table:formula="of:=[.X164]+[.W164]*4/1440" office:value-type="time" office:time-value="PT18H06M27.731002644S" calcext:value-type="time">
            <text:p>18:06:27</text:p>
          </table:table-cell>
          <table:table-cell table:style-name="ce11" table:formula="of:=8*[.W164]" office:value-type="float" office:value="703.954383449304" calcext:value-type="float">
            <text:p>703.954383449304</text:p>
          </table:table-cell>
          <table:table-cell table:formula="of:=MOD([.E164]*1440+[.V164]+4*[.$B$4]-60*[.$B$5];1440)" office:value-type="float" office:value="963.515008347255" calcext:value-type="float">
            <text:p>963.515008347255</text:p>
          </table:table-cell>
          <table:table-cell table:formula="of:=IF([.AB164]/4&lt;0;[.AB164]/4+180;[.AB164]/4-180)" office:value-type="float" office:value="60.8787520868137" calcext:value-type="float">
            <text:p>60.8787520868137</text:p>
          </table:table-cell>
          <table:table-cell table:formula="of:=DEGREES(ACOS(SIN(RADIANS([.$B$3]))*SIN(RADIANS([.T164]))+COS(RADIANS([.$B$3]))*COS(RADIANS([.T164]))*COS(RADIANS([.AC164]))))" office:value-type="float" office:value="65.4698217422516" calcext:value-type="float">
            <text:p>65.4698217422516</text:p>
          </table:table-cell>
          <table:table-cell table:formula="of:=90-[.AD164]" office:value-type="float" office:value="24.5301782577484" calcext:value-type="float">
            <text:p>24.5301782577484</text:p>
          </table:table-cell>
          <table:table-cell table:formula="of:=IF([.AE164]&gt;85;0;IF([.AE164]&gt;5;58.1/TAN(RADIANS([.AE164]))-0.07/POWER(TAN(RADIANS([.AE164]));3)+0.000086/POWER(TAN(RADIANS([.AE164]));5);IF([.AE164]&gt;-0.575;1735+[.AE164]*(-518.2+[.AE164]*(103.4+[.AE164]*(-12.79+[.AE164]*0.711)));-20.772/TAN(RADIANS([.AE164])))))/3600" office:value-type="float" office:value="0.0351608121947672" calcext:value-type="float">
            <text:p>0.0351608121947672</text:p>
          </table:table-cell>
          <table:table-cell table:formula="of:=[.AE164]+[.AF164]" office:value-type="float" office:value="24.5653390699432" calcext:value-type="float">
            <text:p>24.5653390699432</text:p>
          </table:table-cell>
          <table:table-cell table:formula="of:=IF([.AC164]&gt;0;MOD(DEGREES(ACOS(((SIN(RADIANS([.$B$3]))*COS(RADIANS([.AD164])))-SIN(RADIANS([.T164])))/(COS(RADIANS([.$B$3]))*SIN(RADIANS([.AD164])))))+180;360);MOD(540-DEGREES(ACOS(((SIN(RADIANS([.$B$3]))*COS(RADIANS([.AD164])))-SIN(RADIANS([.T164])))/(COS(RADIANS([.$B$3]))*SIN(RADIANS([.AD164])))));360))" office:value-type="float" office:value="248.832941164637" calcext:value-type="float">
            <text:p>248.83294116463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64]+0.1/24" office:value-type="time" office:time-value="PT16H24M00S" calcext:value-type="time">
            <text:p>16:24:00</text:p>
          </table:table-cell>
          <table:table-cell table:style-name="ce9" table:formula="of:=[.D165]+2415018.5+[.E165]-[.$B$5]/24" office:value-type="float" office:value="2460352.89166667" calcext:value-type="float">
            <text:p>2460352.89</text:p>
          </table:table-cell>
          <table:table-cell table:style-name="ce10" table:formula="of:=([.F165]-2451545)/36525" office:value-type="float" office:value="0.241146931325574" calcext:value-type="float">
            <text:p>0.24114693</text:p>
          </table:table-cell>
          <table:table-cell/>
          <table:table-cell table:formula="of:=MOD(280.46646+[.G165]*(36000.76983+[.G165]*0.0003032);360)" office:value-type="float" office:value="321.941647494457" calcext:value-type="float">
            <text:p>321.941647494457</text:p>
          </table:table-cell>
          <table:table-cell table:formula="of:=357.52911+[.G165]*(35999.05029-0.0001537*[.G165])" office:value-type="float" office:value="9038.58960913059" calcext:value-type="float">
            <text:p>9038.58960913059</text:p>
          </table:table-cell>
          <table:table-cell table:formula="of:=0.016708634-[.G165]*(0.000042037+0.0000001267*[.G165])" office:value-type="float" office:value="0.0166984895386094" calcext:value-type="float">
            <text:p>0.0166984895386094</text:p>
          </table:table-cell>
          <table:table-cell table:formula="of:=SIN(RADIANS([.J165]))*(1.914602-[.G165]*(0.004817+0.000014*[.G165]))+SIN(RADIANS(2*[.J165]))*(0.019993-0.000101*[.G165])+SIN(RADIANS(3*[.J165]))*0.000289" office:value-type="float" office:value="1.21321576294117" calcext:value-type="float">
            <text:p>1.21321576294117</text:p>
          </table:table-cell>
          <table:table-cell table:formula="of:=[.I165]+[.L165]" office:value-type="float" office:value="323.154863257399" calcext:value-type="float">
            <text:p>323.154863257399</text:p>
          </table:table-cell>
          <table:table-cell table:formula="of:=[.J165]+[.L165]" office:value-type="float" office:value="9039.80282489353" calcext:value-type="float">
            <text:p>9039.80282489353</text:p>
          </table:table-cell>
          <table:table-cell table:formula="of:=(1.000001018*(1-[.K165]*[.K165]))/(1+[.K165]*COS(RADIANS([.N165])))" office:value-type="float" office:value="0.98705953940371" calcext:value-type="float">
            <text:p>0.98705953940371</text:p>
          </table:table-cell>
          <table:table-cell table:formula="of:=[.M165]-0.00569-0.00478*SIN(RADIANS(125.04-1934.136*[.G165]))" office:value-type="float" office:value="323.147646336018" calcext:value-type="float">
            <text:p>323.147646336018</text:p>
          </table:table-cell>
          <table:table-cell table:formula="of:=23+(26+((21.448-[.G165]*(46.815+[.G165]*(0.00059-[.G165]*0.001813))))/60)/60" office:value-type="float" office:value="23.4361551937568" calcext:value-type="float">
            <text:p>23.4361551937568</text:p>
          </table:table-cell>
          <table:table-cell table:formula="of:=[.Q165]+0.00256*COS(RADIANS(125.04-1934.136*[.G165]))" office:value-type="float" office:value="23.4385810667354" calcext:value-type="float">
            <text:p>23.4385810667354</text:p>
          </table:table-cell>
          <table:table-cell table:formula="of:=DEGREES(ATAN2(COS(RADIANS([.P165]));COS(RADIANS([.R165]))*SIN(RADIANS([.P165]))))" office:value-type="float" office:value="-34.5153848866144" calcext:value-type="float">
            <text:p>-34.5153848866144</text:p>
          </table:table-cell>
          <table:table-cell table:formula="of:=DEGREES(ASIN(SIN(RADIANS([.R165]))*SIN(RADIANS([.P165]))))" office:value-type="float" office:value="-13.8016853658951" calcext:value-type="float">
            <text:p>-13.8016853658951</text:p>
          </table:table-cell>
          <table:table-cell table:formula="of:=TAN(RADIANS([.R165]/2))*TAN(RADIANS([.R165]/2))" office:value-type="float" office:value="0.0430318478660604" calcext:value-type="float">
            <text:p>0.0430318478660604</text:p>
          </table:table-cell>
          <table:table-cell table:formula="of:=4*DEGREES([.U165]*SIN(2*RADIANS([.I165]))-2*[.K165]*SIN(RADIANS([.J165]))+4*[.K165]*[.U165]*SIN(RADIANS([.J165]))*COS(2*RADIANS([.I165]))-0.5*[.U165]*[.U165]*SIN(4*RADIANS([.I165]))-1.25*[.K165]*[.K165]*SIN(2*RADIANS([.J165])))" office:value-type="float" office:value="-14.2286160044138" calcext:value-type="float">
            <text:p>-14.2286160044138</text:p>
          </table:table-cell>
          <table:table-cell table:formula="of:=DEGREES(ACOS(COS(RADIANS(90.833))/(COS(RADIANS([.$B$3]))*COS(RADIANS([.T165])))-TAN(RADIANS([.$B$3]))*TAN(RADIANS([.T165]))))" office:value-type="float" office:value="87.9945926822092" calcext:value-type="float">
            <text:p>87.9945926822092</text:p>
          </table:table-cell>
          <table:table-cell table:style-name="ce22" table:formula="of:=(720-4*[.$B$4]-[.V165]+[.$B$5]*60)/1440" office:value-type="time" office:time-value="PT12H14M29.097840265S" calcext:value-type="time">
            <text:p>12:14:29</text:p>
          </table:table-cell>
          <table:table-cell table:style-name="ce8" table:formula="of:=[.X165]-[.W165]*4/1440" office:value-type="time" office:time-value="PT06H22M30.395596535S" calcext:value-type="time">
            <text:p>6:22:30</text:p>
          </table:table-cell>
          <table:table-cell table:style-name="ce8" table:formula="of:=[.X165]+[.W165]*4/1440" office:value-type="time" office:time-value="PT18H06M27.800083995S" calcext:value-type="time">
            <text:p>18:06:27</text:p>
          </table:table-cell>
          <table:table-cell table:style-name="ce11" table:formula="of:=8*[.W165]" office:value-type="float" office:value="703.956741457674" calcext:value-type="float">
            <text:p>703.956741457674</text:p>
          </table:table-cell>
          <table:table-cell table:formula="of:=MOD([.E165]*1440+[.V165]+4*[.$B$4]-60*[.$B$5];1440)" office:value-type="float" office:value="969.515035995586" calcext:value-type="float">
            <text:p>969.515035995586</text:p>
          </table:table-cell>
          <table:table-cell table:formula="of:=IF([.AB165]/4&lt;0;[.AB165]/4+180;[.AB165]/4-180)" office:value-type="float" office:value="62.3787589988966" calcext:value-type="float">
            <text:p>62.3787589988966</text:p>
          </table:table-cell>
          <table:table-cell table:formula="of:=DEGREES(ACOS(SIN(RADIANS([.$B$3]))*SIN(RADIANS([.T165]))+COS(RADIANS([.$B$3]))*COS(RADIANS([.T165]))*COS(RADIANS([.AC165]))))" office:value-type="float" office:value="66.8422277146891" calcext:value-type="float">
            <text:p>66.8422277146891</text:p>
          </table:table-cell>
          <table:table-cell table:formula="of:=90-[.AD165]" office:value-type="float" office:value="23.1577722853109" calcext:value-type="float">
            <text:p>23.1577722853109</text:p>
          </table:table-cell>
          <table:table-cell table:formula="of:=IF([.AE165]&gt;85;0;IF([.AE165]&gt;5;58.1/TAN(RADIANS([.AE165]))-0.07/POWER(TAN(RADIANS([.AE165]));3)+0.000086/POWER(TAN(RADIANS([.AE165]));5);IF([.AE165]&gt;-0.575;1735+[.AE165]*(-518.2+[.AE165]*(103.4+[.AE165]*(-12.79+[.AE165]*0.711)));-20.772/TAN(RADIANS([.AE165])))))/3600" office:value-type="float" office:value="0.0374848148313667" calcext:value-type="float">
            <text:p>0.0374848148313667</text:p>
          </table:table-cell>
          <table:table-cell table:formula="of:=[.AE165]+[.AF165]" office:value-type="float" office:value="23.1952571001422" calcext:value-type="float">
            <text:p>23.1952571001422</text:p>
          </table:table-cell>
          <table:table-cell table:formula="of:=IF([.AC165]&gt;0;MOD(DEGREES(ACOS(((SIN(RADIANS([.$B$3]))*COS(RADIANS([.AD165])))-SIN(RADIANS([.T165])))/(COS(RADIANS([.$B$3]))*SIN(RADIANS([.AD165])))))+180;360);MOD(540-DEGREES(ACOS(((SIN(RADIANS([.$B$3]))*COS(RADIANS([.AD165])))-SIN(RADIANS([.T165])))/(COS(RADIANS([.$B$3]))*SIN(RADIANS([.AD165])))));360))" office:value-type="float" office:value="249.366844475823" calcext:value-type="float">
            <text:p>249.36684447582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65]+0.1/24" office:value-type="time" office:time-value="PT16H30M00S" calcext:value-type="time">
            <text:p>16:30:00</text:p>
          </table:table-cell>
          <table:table-cell table:style-name="ce9" table:formula="of:=[.D166]+2415018.5+[.E166]-[.$B$5]/24" office:value-type="float" office:value="2460352.89583333" calcext:value-type="float">
            <text:p>2460352.90</text:p>
          </table:table-cell>
          <table:table-cell table:style-name="ce10" table:formula="of:=([.F166]-2451545)/36525" office:value-type="float" office:value="0.241147045402696" calcext:value-type="float">
            <text:p>0.24114705</text:p>
          </table:table-cell>
          <table:table-cell/>
          <table:table-cell table:formula="of:=MOD(280.46646+[.G166]*(36000.76983+[.G166]*0.0003032);360)" office:value-type="float" office:value="321.94575435869" calcext:value-type="float">
            <text:p>321.94575435869</text:p>
          </table:table-cell>
          <table:table-cell table:formula="of:=357.52911+[.G166]*(35999.05029-0.0001537*[.G166])" office:value-type="float" office:value="9038.59371579864" calcext:value-type="float">
            <text:p>9038.59371579864</text:p>
          </table:table-cell>
          <table:table-cell table:formula="of:=0.016708634-[.G166]*(0.000042037+0.0000001267*[.G166])" office:value-type="float" office:value="0.016698489533807" calcext:value-type="float">
            <text:p>0.016698489533807</text:p>
          </table:table-cell>
          <table:table-cell table:formula="of:=SIN(RADIANS([.J166]))*(1.914602-[.G166]*(0.004817+0.000014*[.G166]))+SIN(RADIANS(2*[.J166]))*(0.019993-0.000101*[.G166])+SIN(RADIANS(3*[.J166]))*0.000289" office:value-type="float" office:value="1.21332356506443" calcext:value-type="float">
            <text:p>1.21332356506443</text:p>
          </table:table-cell>
          <table:table-cell table:formula="of:=[.I166]+[.L166]" office:value-type="float" office:value="323.159077923755" calcext:value-type="float">
            <text:p>323.159077923755</text:p>
          </table:table-cell>
          <table:table-cell table:formula="of:=[.J166]+[.L166]" office:value-type="float" office:value="9039.8070393637" calcext:value-type="float">
            <text:p>9039.8070393637</text:p>
          </table:table-cell>
          <table:table-cell table:formula="of:=(1.000001018*(1-[.K166]*[.K166]))/(1+[.K166]*COS(RADIANS([.N166])))" office:value-type="float" office:value="0.987060305717522" calcext:value-type="float">
            <text:p>0.987060305717522</text:p>
          </table:table-cell>
          <table:table-cell table:formula="of:=[.M166]-0.00569-0.00478*SIN(RADIANS(125.04-1934.136*[.G166]))" office:value-type="float" office:value="323.151861019817" calcext:value-type="float">
            <text:p>323.151861019817</text:p>
          </table:table-cell>
          <table:table-cell table:formula="of:=23+(26+((21.448-[.G166]*(46.815+[.G166]*(0.00059-[.G166]*0.001813))))/60)/60" office:value-type="float" office:value="23.4361551922733" calcext:value-type="float">
            <text:p>23.4361551922733</text:p>
          </table:table-cell>
          <table:table-cell table:formula="of:=[.Q166]+0.00256*COS(RADIANS(125.04-1934.136*[.G166]))" office:value-type="float" office:value="23.4385810684011" calcext:value-type="float">
            <text:p>23.4385810684011</text:p>
          </table:table-cell>
          <table:table-cell table:formula="of:=DEGREES(ATAN2(COS(RADIANS([.P166]));COS(RADIANS([.R166]))*SIN(RADIANS([.P166]))))" office:value-type="float" office:value="-34.5112846390067" calcext:value-type="float">
            <text:p>-34.5112846390067</text:p>
          </table:table-cell>
          <table:table-cell table:formula="of:=DEGREES(ASIN(SIN(RADIANS([.R166]))*SIN(RADIANS([.P166]))))" office:value-type="float" office:value="-13.8003039757426" calcext:value-type="float">
            <text:p>-13.8003039757426</text:p>
          </table:table-cell>
          <table:table-cell table:formula="of:=TAN(RADIANS([.R166]/2))*TAN(RADIANS([.R166]/2))" office:value-type="float" office:value="0.0430318478723504" calcext:value-type="float">
            <text:p>0.0430318478723504</text:p>
          </table:table-cell>
          <table:table-cell table:formula="of:=4*DEGREES([.U166]*SIN(2*RADIANS([.I166]))-2*[.K166]*SIN(RADIANS([.J166]))+4*[.K166]*[.U166]*SIN(RADIANS([.J166]))*COS(2*RADIANS([.I166]))-0.5*[.U166]*[.U166]*SIN(4*RADIANS([.I166]))-1.25*[.K166]*[.K166]*SIN(2*RADIANS([.J166])))" office:value-type="float" office:value="-14.2285881335816" calcext:value-type="float">
            <text:p>-14.2285881335816</text:p>
          </table:table-cell>
          <table:table-cell table:formula="of:=DEGREES(ACOS(COS(RADIANS(90.833))/(COS(RADIANS([.$B$3]))*COS(RADIANS([.T166])))-TAN(RADIANS([.$B$3]))*TAN(RADIANS([.T166]))))" office:value-type="float" office:value="87.9948874443012" calcext:value-type="float">
            <text:p>87.9948874443012</text:p>
          </table:table-cell>
          <table:table-cell table:style-name="ce22" table:formula="of:=(720-4*[.$B$4]-[.V166]+[.$B$5]*60)/1440" office:value-type="time" office:time-value="PT12H14M29.096168015S" calcext:value-type="time">
            <text:p>12:14:29</text:p>
          </table:table-cell>
          <table:table-cell table:style-name="ce8" table:formula="of:=[.X166]-[.W166]*4/1440" office:value-type="time" office:time-value="PT06H22M30.323181383S" calcext:value-type="time">
            <text:p>6:22:30</text:p>
          </table:table-cell>
          <table:table-cell table:style-name="ce8" table:formula="of:=[.X166]+[.W166]*4/1440" office:value-type="time" office:time-value="PT18H06M27.869154647S" calcext:value-type="time">
            <text:p>18:06:27</text:p>
          </table:table-cell>
          <table:table-cell table:style-name="ce11" table:formula="of:=8*[.W166]" office:value-type="float" office:value="703.959099554409" calcext:value-type="float">
            <text:p>703.959099554409</text:p>
          </table:table-cell>
          <table:table-cell table:formula="of:=MOD([.E166]*1440+[.V166]+4*[.$B$4]-60*[.$B$5];1440)" office:value-type="float" office:value="975.515063866418" calcext:value-type="float">
            <text:p>975.515063866418</text:p>
          </table:table-cell>
          <table:table-cell table:formula="of:=IF([.AB166]/4&lt;0;[.AB166]/4+180;[.AB166]/4-180)" office:value-type="float" office:value="63.8787659666046" calcext:value-type="float">
            <text:p>63.8787659666046</text:p>
          </table:table-cell>
          <table:table-cell table:formula="of:=DEGREES(ACOS(SIN(RADIANS([.$B$3]))*SIN(RADIANS([.T166]))+COS(RADIANS([.$B$3]))*COS(RADIANS([.T166]))*COS(RADIANS([.AC166]))))" office:value-type="float" office:value="68.2193814159739" calcext:value-type="float">
            <text:p>68.2193814159739</text:p>
          </table:table-cell>
          <table:table-cell table:formula="of:=90-[.AD166]" office:value-type="float" office:value="21.7806185840261" calcext:value-type="float">
            <text:p>21.7806185840261</text:p>
          </table:table-cell>
          <table:table-cell table:formula="of:=IF([.AE166]&gt;85;0;IF([.AE166]&gt;5;58.1/TAN(RADIANS([.AE166]))-0.07/POWER(TAN(RADIANS([.AE166]));3)+0.000086/POWER(TAN(RADIANS([.AE166]));5);IF([.AE166]&gt;-0.575;1735+[.AE166]*(-518.2+[.AE166]*(103.4+[.AE166]*(-12.79+[.AE166]*0.711)));-20.772/TAN(RADIANS([.AE166])))))/3600" office:value-type="float" office:value="0.0400872837874305" calcext:value-type="float">
            <text:p>0.0400872837874305</text:p>
          </table:table-cell>
          <table:table-cell table:formula="of:=[.AE166]+[.AF166]" office:value-type="float" office:value="21.8207058678135" calcext:value-type="float">
            <text:p>21.8207058678135</text:p>
          </table:table-cell>
          <table:table-cell table:formula="of:=IF([.AC166]&gt;0;MOD(DEGREES(ACOS(((SIN(RADIANS([.$B$3]))*COS(RADIANS([.AD166])))-SIN(RADIANS([.T166])))/(COS(RADIANS([.$B$3]))*SIN(RADIANS([.AD166])))))+180;360);MOD(540-DEGREES(ACOS(((SIN(RADIANS([.$B$3]))*COS(RADIANS([.AD166])))-SIN(RADIANS([.T166])))/(COS(RADIANS([.$B$3]))*SIN(RADIANS([.AD166])))));360))" office:value-type="float" office:value="249.880655573696" calcext:value-type="float">
            <text:p>249.88065557369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66]+0.1/24" office:value-type="time" office:time-value="PT16H36M00S" calcext:value-type="time">
            <text:p>16:36:00</text:p>
          </table:table-cell>
          <table:table-cell table:style-name="ce9" table:formula="of:=[.D167]+2415018.5+[.E167]-[.$B$5]/24" office:value-type="float" office:value="2460352.9" calcext:value-type="float">
            <text:p>2460352.90</text:p>
          </table:table-cell>
          <table:table-cell table:style-name="ce10" table:formula="of:=([.F167]-2451545)/36525" office:value-type="float" office:value="0.241147159479819" calcext:value-type="float">
            <text:p>0.24114716</text:p>
          </table:table-cell>
          <table:table-cell/>
          <table:table-cell table:formula="of:=MOD(280.46646+[.G167]*(36000.76983+[.G167]*0.0003032);360)" office:value-type="float" office:value="321.949861222922" calcext:value-type="float">
            <text:p>321.949861222922</text:p>
          </table:table-cell>
          <table:table-cell table:formula="of:=357.52911+[.G167]*(35999.05029-0.0001537*[.G167])" office:value-type="float" office:value="9038.59782246668" calcext:value-type="float">
            <text:p>9038.59782246668</text:p>
          </table:table-cell>
          <table:table-cell table:formula="of:=0.016708634-[.G167]*(0.000042037+0.0000001267*[.G167])" office:value-type="float" office:value="0.0166984895290046" calcext:value-type="float">
            <text:p>0.0166984895290046</text:p>
          </table:table-cell>
          <table:table-cell table:formula="of:=SIN(RADIANS([.J167]))*(1.914602-[.G167]*(0.004817+0.000014*[.G167]))+SIN(RADIANS(2*[.J167]))*(0.019993-0.000101*[.G167])+SIN(RADIANS(3*[.J167]))*0.000289" office:value-type="float" office:value="1.21343136064377" calcext:value-type="float">
            <text:p>1.21343136064377</text:p>
          </table:table-cell>
          <table:table-cell table:formula="of:=[.I167]+[.L167]" office:value-type="float" office:value="323.163292583565" calcext:value-type="float">
            <text:p>323.163292583565</text:p>
          </table:table-cell>
          <table:table-cell table:formula="of:=[.J167]+[.L167]" office:value-type="float" office:value="9039.81125382733" calcext:value-type="float">
            <text:p>9039.81125382733</text:p>
          </table:table-cell>
          <table:table-cell table:formula="of:=(1.000001018*(1-[.K167]*[.K167]))/(1+[.K167]*COS(RADIANS([.N167])))" office:value-type="float" office:value="0.987061072098975" calcext:value-type="float">
            <text:p>0.987061072098975</text:p>
          </table:table-cell>
          <table:table-cell table:formula="of:=[.M167]-0.00569-0.00478*SIN(RADIANS(125.04-1934.136*[.G167]))" office:value-type="float" office:value="323.156075697071" calcext:value-type="float">
            <text:p>323.156075697071</text:p>
          </table:table-cell>
          <table:table-cell table:formula="of:=23+(26+((21.448-[.G167]*(46.815+[.G167]*(0.00059-[.G167]*0.001813))))/60)/60" office:value-type="float" office:value="23.4361551907898" calcext:value-type="float">
            <text:p>23.4361551907898</text:p>
          </table:table-cell>
          <table:table-cell table:formula="of:=[.Q167]+0.00256*COS(RADIANS(125.04-1934.136*[.G167]))" office:value-type="float" office:value="23.4385810700667" calcext:value-type="float">
            <text:p>23.4385810700667</text:p>
          </table:table-cell>
          <table:table-cell table:formula="of:=DEGREES(ATAN2(COS(RADIANS([.P167]));COS(RADIANS([.R167]))*SIN(RADIANS([.P167]))))" office:value-type="float" office:value="-34.5071844463318" calcext:value-type="float">
            <text:p>-34.5071844463318</text:p>
          </table:table-cell>
          <table:table-cell table:formula="of:=DEGREES(ASIN(SIN(RADIANS([.R167]))*SIN(RADIANS([.P167]))))" office:value-type="float" office:value="-13.7989225197636" calcext:value-type="float">
            <text:p>-13.7989225197636</text:p>
          </table:table-cell>
          <table:table-cell table:formula="of:=TAN(RADIANS([.R167]/2))*TAN(RADIANS([.R167]/2))" office:value-type="float" office:value="0.0430318478786403" calcext:value-type="float">
            <text:p>0.0430318478786403</text:p>
          </table:table-cell>
          <table:table-cell table:formula="of:=4*DEGREES([.U167]*SIN(2*RADIANS([.I167]))-2*[.K167]*SIN(RADIANS([.J167]))+4*[.K167]*[.U167]*SIN(RADIANS([.J167]))*COS(2*RADIANS([.I167]))-0.5*[.U167]*[.U167]*SIN(4*RADIANS([.I167]))-1.25*[.K167]*[.K167]*SIN(2*RADIANS([.J167])))" office:value-type="float" office:value="-14.2285600402643" calcext:value-type="float">
            <text:p>-14.2285600402643</text:p>
          </table:table-cell>
          <table:table-cell table:formula="of:=DEGREES(ACOS(COS(RADIANS(90.833))/(COS(RADIANS([.$B$3]))*COS(RADIANS([.T167])))-TAN(RADIANS([.$B$3]))*TAN(RADIANS([.T167]))))" office:value-type="float" office:value="87.995182217404" calcext:value-type="float">
            <text:p>87.995182217404</text:p>
          </table:table-cell>
          <table:table-cell table:style-name="ce22" table:formula="of:=(720-4*[.$B$4]-[.V167]+[.$B$5]*60)/1440" office:value-type="time" office:time-value="PT12H14M29.094482416S" calcext:value-type="time">
            <text:p>12:14:29</text:p>
          </table:table-cell>
          <table:table-cell table:style-name="ce8" table:formula="of:=[.X167]-[.W167]*4/1440" office:value-type="time" office:time-value="PT06H22M30.250750239S" calcext:value-type="time">
            <text:p>6:22:30</text:p>
          </table:table-cell>
          <table:table-cell table:style-name="ce8" table:formula="of:=[.X167]+[.W167]*4/1440" office:value-type="time" office:time-value="PT18H06M27.938214593S" calcext:value-type="time">
            <text:p>18:06:27</text:p>
          </table:table-cell>
          <table:table-cell table:style-name="ce11" table:formula="of:=8*[.W167]" office:value-type="float" office:value="703.961457739232" calcext:value-type="float">
            <text:p>703.961457739232</text:p>
          </table:table-cell>
          <table:table-cell table:formula="of:=MOD([.E167]*1440+[.V167]+4*[.$B$4]-60*[.$B$5];1440)" office:value-type="float" office:value="981.515091959736" calcext:value-type="float">
            <text:p>981.515091959736</text:p>
          </table:table-cell>
          <table:table-cell table:formula="of:=IF([.AB167]/4&lt;0;[.AB167]/4+180;[.AB167]/4-180)" office:value-type="float" office:value="65.378772989934" calcext:value-type="float">
            <text:p>65.378772989934</text:p>
          </table:table-cell>
          <table:table-cell table:formula="of:=DEGREES(ACOS(SIN(RADIANS([.$B$3]))*SIN(RADIANS([.T167]))+COS(RADIANS([.$B$3]))*COS(RADIANS([.T167]))*COS(RADIANS([.AC167]))))" office:value-type="float" office:value="69.600997139093" calcext:value-type="float">
            <text:p>69.600997139093</text:p>
          </table:table-cell>
          <table:table-cell table:formula="of:=90-[.AD167]" office:value-type="float" office:value="20.399002860907" calcext:value-type="float">
            <text:p>20.399002860907</text:p>
          </table:table-cell>
          <table:table-cell table:formula="of:=IF([.AE167]&gt;85;0;IF([.AE167]&gt;5;58.1/TAN(RADIANS([.AE167]))-0.07/POWER(TAN(RADIANS([.AE167]));3)+0.000086/POWER(TAN(RADIANS([.AE167]));5);IF([.AE167]&gt;-0.575;1735+[.AE167]*(-518.2+[.AE167]*(103.4+[.AE167]*(-12.79+[.AE167]*0.711)));-20.772/TAN(RADIANS([.AE167])))))/3600" office:value-type="float" office:value="0.0430237426020724" calcext:value-type="float">
            <text:p>0.0430237426020724</text:p>
          </table:table-cell>
          <table:table-cell table:formula="of:=[.AE167]+[.AF167]" office:value-type="float" office:value="20.442026603509" calcext:value-type="float">
            <text:p>20.442026603509</text:p>
          </table:table-cell>
          <table:table-cell table:formula="of:=IF([.AC167]&gt;0;MOD(DEGREES(ACOS(((SIN(RADIANS([.$B$3]))*COS(RADIANS([.AD167])))-SIN(RADIANS([.T167])))/(COS(RADIANS([.$B$3]))*SIN(RADIANS([.AD167])))))+180;360);MOD(540-DEGREES(ACOS(((SIN(RADIANS([.$B$3]))*COS(RADIANS([.AD167])))-SIN(RADIANS([.T167])))/(COS(RADIANS([.$B$3]))*SIN(RADIANS([.AD167])))));360))" office:value-type="float" office:value="250.375486671354" calcext:value-type="float">
            <text:p>250.37548667135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67]+0.1/24" office:value-type="time" office:time-value="PT16H42M00S" calcext:value-type="time">
            <text:p>16:42:00</text:p>
          </table:table-cell>
          <table:table-cell table:style-name="ce9" table:formula="of:=[.D168]+2415018.5+[.E168]-[.$B$5]/24" office:value-type="float" office:value="2460352.90416667" calcext:value-type="float">
            <text:p>2460352.90</text:p>
          </table:table-cell>
          <table:table-cell table:style-name="ce10" table:formula="of:=([.F168]-2451545)/36525" office:value-type="float" office:value="0.241147273556928" calcext:value-type="float">
            <text:p>0.24114727</text:p>
          </table:table-cell>
          <table:table-cell/>
          <table:table-cell table:formula="of:=MOD(280.46646+[.G168]*(36000.76983+[.G168]*0.0003032);360)" office:value-type="float" office:value="321.953968086693" calcext:value-type="float">
            <text:p>321.953968086693</text:p>
          </table:table-cell>
          <table:table-cell table:formula="of:=357.52911+[.G168]*(35999.05029-0.0001537*[.G168])" office:value-type="float" office:value="9038.60192913427" calcext:value-type="float">
            <text:p>9038.60192913427</text:p>
          </table:table-cell>
          <table:table-cell table:formula="of:=0.016708634-[.G168]*(0.000042037+0.0000001267*[.G168])" office:value-type="float" office:value="0.0166984895242021" calcext:value-type="float">
            <text:p>0.0166984895242021</text:p>
          </table:table-cell>
          <table:table-cell table:formula="of:=SIN(RADIANS([.J168]))*(1.914602-[.G168]*(0.004817+0.000014*[.G168]))+SIN(RADIANS(2*[.J168]))*(0.019993-0.000101*[.G168])+SIN(RADIANS(3*[.J168]))*0.000289" office:value-type="float" office:value="1.21353914966637" calcext:value-type="float">
            <text:p>1.21353914966637</text:p>
          </table:table-cell>
          <table:table-cell table:formula="of:=[.I168]+[.L168]" office:value-type="float" office:value="323.167507236359" calcext:value-type="float">
            <text:p>323.167507236359</text:p>
          </table:table-cell>
          <table:table-cell table:formula="of:=[.J168]+[.L168]" office:value-type="float" office:value="9039.81546828394" calcext:value-type="float">
            <text:p>9039.81546828394</text:p>
          </table:table-cell>
          <table:table-cell table:formula="of:=(1.000001018*(1-[.K168]*[.K168]))/(1+[.K168]*COS(RADIANS([.N168])))" office:value-type="float" office:value="0.987061838547975" calcext:value-type="float">
            <text:p>0.987061838547975</text:p>
          </table:table-cell>
          <table:table-cell table:formula="of:=[.M168]-0.00569-0.00478*SIN(RADIANS(125.04-1934.136*[.G168]))" office:value-type="float" office:value="323.160290367307" calcext:value-type="float">
            <text:p>323.160290367307</text:p>
          </table:table-cell>
          <table:table-cell table:formula="of:=23+(26+((21.448-[.G168]*(46.815+[.G168]*(0.00059-[.G168]*0.001813))))/60)/60" office:value-type="float" office:value="23.4361551893063" calcext:value-type="float">
            <text:p>23.4361551893063</text:p>
          </table:table-cell>
          <table:table-cell table:formula="of:=[.Q168]+0.00256*COS(RADIANS(125.04-1934.136*[.G168]))" office:value-type="float" office:value="23.4385810717323" calcext:value-type="float">
            <text:p>23.4385810717323</text:p>
          </table:table-cell>
          <table:table-cell table:formula="of:=DEGREES(ATAN2(COS(RADIANS([.P168]));COS(RADIANS([.R168]))*SIN(RADIANS([.P168]))))" office:value-type="float" office:value="-34.5030843090447" calcext:value-type="float">
            <text:p>-34.5030843090447</text:p>
          </table:table-cell>
          <table:table-cell table:formula="of:=DEGREES(ASIN(SIN(RADIANS([.R168]))*SIN(RADIANS([.P168]))))" office:value-type="float" office:value="-13.7975409981206" calcext:value-type="float">
            <text:p>-13.7975409981206</text:p>
          </table:table-cell>
          <table:table-cell table:formula="of:=TAN(RADIANS([.R168]/2))*TAN(RADIANS([.R168]/2))" office:value-type="float" office:value="0.04303184788493" calcext:value-type="float">
            <text:p>0.04303184788493</text:p>
          </table:table-cell>
          <table:table-cell table:formula="of:=4*DEGREES([.U168]*SIN(2*RADIANS([.I168]))-2*[.K168]*SIN(RADIANS([.J168]))+4*[.K168]*[.U168]*SIN(RADIANS([.J168]))*COS(2*RADIANS([.I168]))-0.5*[.U168]*[.U168]*SIN(4*RADIANS([.I168]))-1.25*[.K168]*[.K168]*SIN(2*RADIANS([.J168])))" office:value-type="float" office:value="-14.2285317244758" calcext:value-type="float">
            <text:p>-14.2285317244758</text:p>
          </table:table-cell>
          <table:table-cell table:formula="of:=DEGREES(ACOS(COS(RADIANS(90.833))/(COS(RADIANS([.$B$3]))*COS(RADIANS([.T168])))-TAN(RADIANS([.$B$3]))*TAN(RADIANS([.T168]))))" office:value-type="float" office:value="87.995477001483" calcext:value-type="float">
            <text:p>87.995477001483</text:p>
          </table:table-cell>
          <table:table-cell table:style-name="ce22" table:formula="of:=(720-4*[.$B$4]-[.V168]+[.$B$5]*60)/1440" office:value-type="time" office:time-value="PT12H14M29.092783469S" calcext:value-type="time">
            <text:p>12:14:29</text:p>
          </table:table-cell>
          <table:table-cell table:style-name="ce8" table:formula="of:=[.X168]-[.W168]*4/1440" office:value-type="time" office:time-value="PT06H22M30.178303113S" calcext:value-type="time">
            <text:p>6:22:30</text:p>
          </table:table-cell>
          <table:table-cell table:style-name="ce8" table:formula="of:=[.X168]+[.W168]*4/1440" office:value-type="time" office:time-value="PT18H06M28.007263824S" calcext:value-type="time">
            <text:p>18:06:28</text:p>
          </table:table-cell>
          <table:table-cell table:style-name="ce11" table:formula="of:=8*[.W168]" office:value-type="float" office:value="703.963816011864" calcext:value-type="float">
            <text:p>703.963816011864</text:p>
          </table:table-cell>
          <table:table-cell table:formula="of:=MOD([.E168]*1440+[.V168]+4*[.$B$4]-60*[.$B$5];1440)" office:value-type="float" office:value="987.515120275524" calcext:value-type="float">
            <text:p>987.515120275524</text:p>
          </table:table-cell>
          <table:table-cell table:formula="of:=IF([.AB168]/4&lt;0;[.AB168]/4+180;[.AB168]/4-180)" office:value-type="float" office:value="66.878780068881" calcext:value-type="float">
            <text:p>66.878780068881</text:p>
          </table:table-cell>
          <table:table-cell table:formula="of:=DEGREES(ACOS(SIN(RADIANS([.$B$3]))*SIN(RADIANS([.T168]))+COS(RADIANS([.$B$3]))*COS(RADIANS([.T168]))*COS(RADIANS([.AC168]))))" office:value-type="float" office:value="70.9868104020666" calcext:value-type="float">
            <text:p>70.9868104020666</text:p>
          </table:table-cell>
          <table:table-cell table:formula="of:=90-[.AD168]" office:value-type="float" office:value="19.0131895979334" calcext:value-type="float">
            <text:p>19.0131895979334</text:p>
          </table:table-cell>
          <table:table-cell table:formula="of:=IF([.AE168]&gt;85;0;IF([.AE168]&gt;5;58.1/TAN(RADIANS([.AE168]))-0.07/POWER(TAN(RADIANS([.AE168]));3)+0.000086/POWER(TAN(RADIANS([.AE168]));5);IF([.AE168]&gt;-0.575;1735+[.AE168]*(-518.2+[.AE168]*(103.4+[.AE168]*(-12.79+[.AE168]*0.711)));-20.772/TAN(RADIANS([.AE168])))))/3600" office:value-type="float" office:value="0.046365394070106" calcext:value-type="float">
            <text:p>0.046365394070106</text:p>
          </table:table-cell>
          <table:table-cell table:formula="of:=[.AE168]+[.AF168]" office:value-type="float" office:value="19.0595549920035" calcext:value-type="float">
            <text:p>19.0595549920035</text:p>
          </table:table-cell>
          <table:table-cell table:formula="of:=IF([.AC168]&gt;0;MOD(DEGREES(ACOS(((SIN(RADIANS([.$B$3]))*COS(RADIANS([.AD168])))-SIN(RADIANS([.T168])))/(COS(RADIANS([.$B$3]))*SIN(RADIANS([.AD168])))))+180;360);MOD(540-DEGREES(ACOS(((SIN(RADIANS([.$B$3]))*COS(RADIANS([.AD168])))-SIN(RADIANS([.T168])))/(COS(RADIANS([.$B$3]))*SIN(RADIANS([.AD168])))));360))" office:value-type="float" office:value="250.852371697789" calcext:value-type="float">
            <text:p>250.85237169778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68]+0.1/24" office:value-type="time" office:time-value="PT16H48M00S" calcext:value-type="time">
            <text:p>16:48:00</text:p>
          </table:table-cell>
          <table:table-cell table:style-name="ce9" table:formula="of:=[.D169]+2415018.5+[.E169]-[.$B$5]/24" office:value-type="float" office:value="2460352.90833333" calcext:value-type="float">
            <text:p>2460352.91</text:p>
          </table:table-cell>
          <table:table-cell table:style-name="ce10" table:formula="of:=([.F169]-2451545)/36525" office:value-type="float" office:value="0.24114738763405" calcext:value-type="float">
            <text:p>0.24114739</text:p>
          </table:table-cell>
          <table:table-cell/>
          <table:table-cell table:formula="of:=MOD(280.46646+[.G169]*(36000.76983+[.G169]*0.0003032);360)" office:value-type="float" office:value="321.958074950926" calcext:value-type="float">
            <text:p>321.958074950926</text:p>
          </table:table-cell>
          <table:table-cell table:formula="of:=357.52911+[.G169]*(35999.05029-0.0001537*[.G169])" office:value-type="float" office:value="9038.60603580232" calcext:value-type="float">
            <text:p>9038.60603580232</text:p>
          </table:table-cell>
          <table:table-cell table:formula="of:=0.016708634-[.G169]*(0.000042037+0.0000001267*[.G169])" office:value-type="float" office:value="0.0166984895193997" calcext:value-type="float">
            <text:p>0.0166984895193997</text:p>
          </table:table-cell>
          <table:table-cell table:formula="of:=SIN(RADIANS([.J169]))*(1.914602-[.G169]*(0.004817+0.000014*[.G169]))+SIN(RADIANS(2*[.J169]))*(0.019993-0.000101*[.G169])+SIN(RADIANS(3*[.J169]))*0.000289" office:value-type="float" office:value="1.2136469321559" calcext:value-type="float">
            <text:p>1.2136469321559</text:p>
          </table:table-cell>
          <table:table-cell table:formula="of:=[.I169]+[.L169]" office:value-type="float" office:value="323.171721883082" calcext:value-type="float">
            <text:p>323.171721883082</text:p>
          </table:table-cell>
          <table:table-cell table:formula="of:=[.J169]+[.L169]" office:value-type="float" office:value="9039.81968273447" calcext:value-type="float">
            <text:p>9039.81968273447</text:p>
          </table:table-cell>
          <table:table-cell table:formula="of:=(1.000001018*(1-[.K169]*[.K169]))/(1+[.K169]*COS(RADIANS([.N169])))" office:value-type="float" office:value="0.987062605064693" calcext:value-type="float">
            <text:p>0.987062605064693</text:p>
          </table:table-cell>
          <table:table-cell table:formula="of:=[.M169]-0.00569-0.00478*SIN(RADIANS(125.04-1934.136*[.G169]))" office:value-type="float" office:value="323.164505031473" calcext:value-type="float">
            <text:p>323.164505031473</text:p>
          </table:table-cell>
          <table:table-cell table:formula="of:=23+(26+((21.448-[.G169]*(46.815+[.G169]*(0.00059-[.G169]*0.001813))))/60)/60" office:value-type="float" office:value="23.4361551878229" calcext:value-type="float">
            <text:p>23.4361551878229</text:p>
          </table:table-cell>
          <table:table-cell table:formula="of:=[.Q169]+0.00256*COS(RADIANS(125.04-1934.136*[.G169]))" office:value-type="float" office:value="23.4385810733978" calcext:value-type="float">
            <text:p>23.4385810733978</text:p>
          </table:table-cell>
          <table:table-cell table:formula="of:=DEGREES(ATAN2(COS(RADIANS([.P169]));COS(RADIANS([.R169]))*SIN(RADIANS([.P169]))))" office:value-type="float" office:value="-34.4989842262216" calcext:value-type="float">
            <text:p>-34.4989842262216</text:p>
          </table:table-cell>
          <table:table-cell table:formula="of:=DEGREES(ASIN(SIN(RADIANS([.R169]))*SIN(RADIANS([.P169]))))" office:value-type="float" office:value="-13.7961594105118" calcext:value-type="float">
            <text:p>-13.7961594105118</text:p>
          </table:table-cell>
          <table:table-cell table:formula="of:=TAN(RADIANS([.R169]/2))*TAN(RADIANS([.R169]/2))" office:value-type="float" office:value="0.0430318478912196" calcext:value-type="float">
            <text:p>0.0430318478912196</text:p>
          </table:table-cell>
          <table:table-cell table:formula="of:=4*DEGREES([.U169]*SIN(2*RADIANS([.I169]))-2*[.K169]*SIN(RADIANS([.J169]))+4*[.K169]*[.U169]*SIN(RADIANS([.J169]))*COS(2*RADIANS([.I169]))-0.5*[.U169]*[.U169]*SIN(4*RADIANS([.I169]))-1.25*[.K169]*[.K169]*SIN(2*RADIANS([.J169])))" office:value-type="float" office:value="-14.2285031862217" calcext:value-type="float">
            <text:p>-14.2285031862217</text:p>
          </table:table-cell>
          <table:table-cell table:formula="of:=DEGREES(ACOS(COS(RADIANS(90.833))/(COS(RADIANS([.$B$3]))*COS(RADIANS([.T169])))-TAN(RADIANS([.$B$3]))*TAN(RADIANS([.T169]))))" office:value-type="float" office:value="87.9957717966024" calcext:value-type="float">
            <text:p>87.9957717966024</text:p>
          </table:table-cell>
          <table:table-cell table:style-name="ce22" table:formula="of:=(720-4*[.$B$4]-[.V169]+[.$B$5]*60)/1440" office:value-type="time" office:time-value="PT12H14M29.091071173S" calcext:value-type="time">
            <text:p>12:14:29</text:p>
          </table:table-cell>
          <table:table-cell table:style-name="ce8" table:formula="of:=[.X169]-[.W169]*4/1440" office:value-type="time" office:time-value="PT06H22M30.105839989S" calcext:value-type="time">
            <text:p>6:22:30</text:p>
          </table:table-cell>
          <table:table-cell table:style-name="ce8" table:formula="of:=[.X169]+[.W169]*4/1440" office:value-type="time" office:time-value="PT18H06M28.076302358S" calcext:value-type="time">
            <text:p>18:06:28</text:p>
          </table:table-cell>
          <table:table-cell table:style-name="ce11" table:formula="of:=8*[.W169]" office:value-type="float" office:value="703.96617437282" calcext:value-type="float">
            <text:p>703.96617437282</text:p>
          </table:table-cell>
          <table:table-cell table:formula="of:=MOD([.E169]*1440+[.V169]+4*[.$B$4]-60*[.$B$5];1440)" office:value-type="float" office:value="993.515148813778" calcext:value-type="float">
            <text:p>993.515148813778</text:p>
          </table:table-cell>
          <table:table-cell table:formula="of:=IF([.AB169]/4&lt;0;[.AB169]/4+180;[.AB169]/4-180)" office:value-type="float" office:value="68.3787872034445" calcext:value-type="float">
            <text:p>68.3787872034445</text:p>
          </table:table-cell>
          <table:table-cell table:formula="of:=DEGREES(ACOS(SIN(RADIANS([.$B$3]))*SIN(RADIANS([.T169]))+COS(RADIANS([.$B$3]))*COS(RADIANS([.T169]))*COS(RADIANS([.AC169]))))" office:value-type="float" office:value="72.3765760765212" calcext:value-type="float">
            <text:p>72.3765760765212</text:p>
          </table:table-cell>
          <table:table-cell table:formula="of:=90-[.AD169]" office:value-type="float" office:value="17.6234239234788" calcext:value-type="float">
            <text:p>17.6234239234788</text:p>
          </table:table-cell>
          <table:table-cell table:formula="of:=IF([.AE169]&gt;85;0;IF([.AE169]&gt;5;58.1/TAN(RADIANS([.AE169]))-0.07/POWER(TAN(RADIANS([.AE169]));3)+0.000086/POWER(TAN(RADIANS([.AE169]));5);IF([.AE169]&gt;-0.575;1735+[.AE169]*(-518.2+[.AE169]*(103.4+[.AE169]*(-12.79+[.AE169]*0.711)));-20.772/TAN(RADIANS([.AE169])))))/3600" office:value-type="float" office:value="0.0502049773705604" calcext:value-type="float">
            <text:p>0.0502049773705604</text:p>
          </table:table-cell>
          <table:table-cell table:formula="of:=[.AE169]+[.AF169]" office:value-type="float" office:value="17.6736289008494" calcext:value-type="float">
            <text:p>17.6736289008494</text:p>
          </table:table-cell>
          <table:table-cell table:formula="of:=IF([.AC169]&gt;0;MOD(DEGREES(ACOS(((SIN(RADIANS([.$B$3]))*COS(RADIANS([.AD169])))-SIN(RADIANS([.T169])))/(COS(RADIANS([.$B$3]))*SIN(RADIANS([.AD169])))))+180;360);MOD(540-DEGREES(ACOS(((SIN(RADIANS([.$B$3]))*COS(RADIANS([.AD169])))-SIN(RADIANS([.T169])))/(COS(RADIANS([.$B$3]))*SIN(RADIANS([.AD169])))));360))" office:value-type="float" office:value="251.312272373645" calcext:value-type="float">
            <text:p>251.31227237364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69]+0.1/24" office:value-type="time" office:time-value="PT16H54M00S" calcext:value-type="time">
            <text:p>16:54:00</text:p>
          </table:table-cell>
          <table:table-cell table:style-name="ce9" table:formula="of:=[.D170]+2415018.5+[.E170]-[.$B$5]/24" office:value-type="float" office:value="2460352.9125" calcext:value-type="float">
            <text:p>2460352.91</text:p>
          </table:table-cell>
          <table:table-cell table:style-name="ce10" table:formula="of:=([.F170]-2451545)/36525" office:value-type="float" office:value="0.241147501711159" calcext:value-type="float">
            <text:p>0.24114750</text:p>
          </table:table-cell>
          <table:table-cell/>
          <table:table-cell table:formula="of:=MOD(280.46646+[.G170]*(36000.76983+[.G170]*0.0003032);360)" office:value-type="float" office:value="321.962181814697" calcext:value-type="float">
            <text:p>321.962181814697</text:p>
          </table:table-cell>
          <table:table-cell table:formula="of:=357.52911+[.G170]*(35999.05029-0.0001537*[.G170])" office:value-type="float" office:value="9038.6101424699" calcext:value-type="float">
            <text:p>9038.6101424699</text:p>
          </table:table-cell>
          <table:table-cell table:formula="of:=0.016708634-[.G170]*(0.000042037+0.0000001267*[.G170])" office:value-type="float" office:value="0.0166984895145973" calcext:value-type="float">
            <text:p>0.0166984895145973</text:p>
          </table:table-cell>
          <table:table-cell table:formula="of:=SIN(RADIANS([.J170]))*(1.914602-[.G170]*(0.004817+0.000014*[.G170]))+SIN(RADIANS(2*[.J170]))*(0.019993-0.000101*[.G170])+SIN(RADIANS(3*[.J170]))*0.000289" office:value-type="float" office:value="1.21375470808761" calcext:value-type="float">
            <text:p>1.21375470808761</text:p>
          </table:table-cell>
          <table:table-cell table:formula="of:=[.I170]+[.L170]" office:value-type="float" office:value="323.175936522785" calcext:value-type="float">
            <text:p>323.175936522785</text:p>
          </table:table-cell>
          <table:table-cell table:formula="of:=[.J170]+[.L170]" office:value-type="float" office:value="9039.82389717799" calcext:value-type="float">
            <text:p>9039.82389717799</text:p>
          </table:table-cell>
          <table:table-cell table:formula="of:=(1.000001018*(1-[.K170]*[.K170]))/(1+[.K170]*COS(RADIANS([.N170])))" office:value-type="float" office:value="0.987063371648951" calcext:value-type="float">
            <text:p>0.987063371648951</text:p>
          </table:table-cell>
          <table:table-cell table:formula="of:=[.M170]-0.00569-0.00478*SIN(RADIANS(125.04-1934.136*[.G170]))" office:value-type="float" office:value="323.168719688619" calcext:value-type="float">
            <text:p>323.168719688619</text:p>
          </table:table-cell>
          <table:table-cell table:formula="of:=23+(26+((21.448-[.G170]*(46.815+[.G170]*(0.00059-[.G170]*0.001813))))/60)/60" office:value-type="float" office:value="23.4361551863394" calcext:value-type="float">
            <text:p>23.4361551863394</text:p>
          </table:table-cell>
          <table:table-cell table:formula="of:=[.Q170]+0.00256*COS(RADIANS(125.04-1934.136*[.G170]))" office:value-type="float" office:value="23.4385810750633" calcext:value-type="float">
            <text:p>23.4385810750633</text:p>
          </table:table-cell>
          <table:table-cell table:formula="of:=DEGREES(ATAN2(COS(RADIANS([.P170]));COS(RADIANS([.R170]))*SIN(RADIANS([.P170]))))" office:value-type="float" office:value="-34.4948841987821" calcext:value-type="float">
            <text:p>-34.4948841987821</text:p>
          </table:table-cell>
          <table:table-cell table:formula="of:=DEGREES(ASIN(SIN(RADIANS([.R170]))*SIN(RADIANS([.P170]))))" office:value-type="float" office:value="-13.7947777572564" calcext:value-type="float">
            <text:p>-13.7947777572564</text:p>
          </table:table-cell>
          <table:table-cell table:formula="of:=TAN(RADIANS([.R170]/2))*TAN(RADIANS([.R170]/2))" office:value-type="float" office:value="0.0430318478975091" calcext:value-type="float">
            <text:p>0.0430318478975091</text:p>
          </table:table-cell>
          <table:table-cell table:formula="of:=4*DEGREES([.U170]*SIN(2*RADIANS([.I170]))-2*[.K170]*SIN(RADIANS([.J170]))+4*[.K170]*[.U170]*SIN(RADIANS([.J170]))*COS(2*RADIANS([.I170]))-0.5*[.U170]*[.U170]*SIN(4*RADIANS([.I170]))-1.25*[.K170]*[.K170]*SIN(2*RADIANS([.J170])))" office:value-type="float" office:value="-14.2284744255205" calcext:value-type="float">
            <text:p>-14.2284744255205</text:p>
          </table:table-cell>
          <table:table-cell table:formula="of:=DEGREES(ACOS(COS(RADIANS(90.833))/(COS(RADIANS([.$B$3]))*COS(RADIANS([.T170])))-TAN(RADIANS([.$B$3]))*TAN(RADIANS([.T170]))))" office:value-type="float" office:value="87.9960666026943" calcext:value-type="float">
            <text:p>87.9960666026943</text:p>
          </table:table-cell>
          <table:table-cell table:style-name="ce22" table:formula="of:=(720-4*[.$B$4]-[.V170]+[.$B$5]*60)/1440" office:value-type="time" office:time-value="PT12H14M29.089345531S" calcext:value-type="time">
            <text:p>12:14:29</text:p>
          </table:table-cell>
          <table:table-cell table:style-name="ce8" table:formula="of:=[.X170]-[.W170]*4/1440" office:value-type="time" office:time-value="PT06H22M30.033360885S" calcext:value-type="time">
            <text:p>6:22:30</text:p>
          </table:table-cell>
          <table:table-cell table:style-name="ce8" table:formula="of:=[.X170]+[.W170]*4/1440" office:value-type="time" office:time-value="PT18H06M28.145330178S" calcext:value-type="time">
            <text:p>18:06:28</text:p>
          </table:table-cell>
          <table:table-cell table:style-name="ce11" table:formula="of:=8*[.W170]" office:value-type="float" office:value="703.968532821554" calcext:value-type="float">
            <text:p>703.968532821554</text:p>
          </table:table-cell>
          <table:table-cell table:formula="of:=MOD([.E170]*1440+[.V170]+4*[.$B$4]-60*[.$B$5];1440)" office:value-type="float" office:value="999.515177574479" calcext:value-type="float">
            <text:p>999.515177574479</text:p>
          </table:table-cell>
          <table:table-cell table:formula="of:=IF([.AB170]/4&lt;0;[.AB170]/4+180;[.AB170]/4-180)" office:value-type="float" office:value="69.8787943936198" calcext:value-type="float">
            <text:p>69.8787943936198</text:p>
          </table:table-cell>
          <table:table-cell table:formula="of:=DEGREES(ACOS(SIN(RADIANS([.$B$3]))*SIN(RADIANS([.T170]))+COS(RADIANS([.$B$3]))*COS(RADIANS([.T170]))*COS(RADIANS([.AC170]))))" office:value-type="float" office:value="73.7700667016661" calcext:value-type="float">
            <text:p>73.7700667016661</text:p>
          </table:table-cell>
          <table:table-cell table:formula="of:=90-[.AD170]" office:value-type="float" office:value="16.2299332983339" calcext:value-type="float">
            <text:p>16.2299332983339</text:p>
          </table:table-cell>
          <table:table-cell table:formula="of:=IF([.AE170]&gt;85;0;IF([.AE170]&gt;5;58.1/TAN(RADIANS([.AE170]))-0.07/POWER(TAN(RADIANS([.AE170]));3)+0.000086/POWER(TAN(RADIANS([.AE170]));5);IF([.AE170]&gt;-0.575;1735+[.AE170]*(-518.2+[.AE170]*(103.4+[.AE170]*(-12.79+[.AE170]*0.711)));-20.772/TAN(RADIANS([.AE170])))))/3600" office:value-type="float" office:value="0.0546654079860691" calcext:value-type="float">
            <text:p>0.0546654079860691</text:p>
          </table:table-cell>
          <table:table-cell table:formula="of:=[.AE170]+[.AF170]" office:value-type="float" office:value="16.28459870632" calcext:value-type="float">
            <text:p>16.28459870632</text:p>
          </table:table-cell>
          <table:table-cell table:formula="of:=IF([.AC170]&gt;0;MOD(DEGREES(ACOS(((SIN(RADIANS([.$B$3]))*COS(RADIANS([.AD170])))-SIN(RADIANS([.T170])))/(COS(RADIANS([.$B$3]))*SIN(RADIANS([.AD170])))))+180;360);MOD(540-DEGREES(ACOS(((SIN(RADIANS([.$B$3]))*COS(RADIANS([.AD170])))-SIN(RADIANS([.T170])))/(COS(RADIANS([.$B$3]))*SIN(RADIANS([.AD170])))));360))" office:value-type="float" office:value="251.75608376941" calcext:value-type="float">
            <text:p>251.7560837694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70]+0.1/24" office:value-type="time" office:time-value="PT17H00M00S" calcext:value-type="time">
            <text:p>17:00:00</text:p>
          </table:table-cell>
          <table:table-cell table:style-name="ce9" table:formula="of:=[.D171]+2415018.5+[.E171]-[.$B$5]/24" office:value-type="float" office:value="2460352.91666667" calcext:value-type="float">
            <text:p>2460352.92</text:p>
          </table:table-cell>
          <table:table-cell table:style-name="ce10" table:formula="of:=([.F171]-2451545)/36525" office:value-type="float" office:value="0.241147615788281" calcext:value-type="float">
            <text:p>0.24114762</text:p>
          </table:table-cell>
          <table:table-cell/>
          <table:table-cell table:formula="of:=MOD(280.46646+[.G171]*(36000.76983+[.G171]*0.0003032);360)" office:value-type="float" office:value="321.96628867893" calcext:value-type="float">
            <text:p>321.96628867893</text:p>
          </table:table-cell>
          <table:table-cell table:formula="of:=357.52911+[.G171]*(35999.05029-0.0001537*[.G171])" office:value-type="float" office:value="9038.61424913795" calcext:value-type="float">
            <text:p>9038.61424913795</text:p>
          </table:table-cell>
          <table:table-cell table:formula="of:=0.016708634-[.G171]*(0.000042037+0.0000001267*[.G171])" office:value-type="float" office:value="0.0166984895097948" calcext:value-type="float">
            <text:p>0.0166984895097948</text:p>
          </table:table-cell>
          <table:table-cell table:formula="of:=SIN(RADIANS([.J171]))*(1.914602-[.G171]*(0.004817+0.000014*[.G171]))+SIN(RADIANS(2*[.J171]))*(0.019993-0.000101*[.G171])+SIN(RADIANS(3*[.J171]))*0.000289" office:value-type="float" office:value="1.21386247748508" calcext:value-type="float">
            <text:p>1.21386247748508</text:p>
          </table:table-cell>
          <table:table-cell table:formula="of:=[.I171]+[.L171]" office:value-type="float" office:value="323.180151156415" calcext:value-type="float">
            <text:p>323.180151156415</text:p>
          </table:table-cell>
          <table:table-cell table:formula="of:=[.J171]+[.L171]" office:value-type="float" office:value="9039.82811161543" calcext:value-type="float">
            <text:p>9039.82811161543</text:p>
          </table:table-cell>
          <table:table-cell table:formula="of:=(1.000001018*(1-[.K171]*[.K171]))/(1+[.K171]*COS(RADIANS([.N171])))" office:value-type="float" office:value="0.987064138300917" calcext:value-type="float">
            <text:p>0.987064138300917</text:p>
          </table:table-cell>
          <table:table-cell table:formula="of:=[.M171]-0.00569-0.00478*SIN(RADIANS(125.04-1934.136*[.G171]))" office:value-type="float" office:value="323.172934339692" calcext:value-type="float">
            <text:p>323.172934339692</text:p>
          </table:table-cell>
          <table:table-cell table:formula="of:=23+(26+((21.448-[.G171]*(46.815+[.G171]*(0.00059-[.G171]*0.001813))))/60)/60" office:value-type="float" office:value="23.4361551848559" calcext:value-type="float">
            <text:p>23.4361551848559</text:p>
          </table:table-cell>
          <table:table-cell table:formula="of:=[.Q171]+0.00256*COS(RADIANS(125.04-1934.136*[.G171]))" office:value-type="float" office:value="23.4385810767288" calcext:value-type="float">
            <text:p>23.4385810767288</text:p>
          </table:table-cell>
          <table:table-cell table:formula="of:=DEGREES(ATAN2(COS(RADIANS([.P171]));COS(RADIANS([.R171]))*SIN(RADIANS([.P171]))))" office:value-type="float" office:value="-34.4907842258008" calcext:value-type="float">
            <text:p>-34.4907842258008</text:p>
          </table:table-cell>
          <table:table-cell table:formula="of:=DEGREES(ASIN(SIN(RADIANS([.R171]))*SIN(RADIANS([.P171]))))" office:value-type="float" office:value="-13.7933960380519" calcext:value-type="float">
            <text:p>-13.7933960380519</text:p>
          </table:table-cell>
          <table:table-cell table:formula="of:=TAN(RADIANS([.R171]/2))*TAN(RADIANS([.R171]/2))" office:value-type="float" office:value="0.0430318479037985" calcext:value-type="float">
            <text:p>0.0430318479037985</text:p>
          </table:table-cell>
          <table:table-cell table:formula="of:=4*DEGREES([.U171]*SIN(2*RADIANS([.I171]))-2*[.K171]*SIN(RADIANS([.J171]))+4*[.K171]*[.U171]*SIN(RADIANS([.J171]))*COS(2*RADIANS([.I171]))-0.5*[.U171]*[.U171]*SIN(4*RADIANS([.I171]))-1.25*[.K171]*[.K171]*SIN(2*RADIANS([.J171])))" office:value-type="float" office:value="-14.2284454423772" calcext:value-type="float">
            <text:p>-14.2284454423772</text:p>
          </table:table-cell>
          <table:table-cell table:formula="of:=DEGREES(ACOS(COS(RADIANS(90.833))/(COS(RADIANS([.$B$3]))*COS(RADIANS([.T171])))-TAN(RADIANS([.$B$3]))*TAN(RADIANS([.T171]))))" office:value-type="float" office:value="87.996361419823" calcext:value-type="float">
            <text:p>87.996361419823</text:p>
          </table:table-cell>
          <table:table-cell table:style-name="ce22" table:formula="of:=(720-4*[.$B$4]-[.V171]+[.$B$5]*60)/1440" office:value-type="time" office:time-value="PT12H14M29.087606543S" calcext:value-type="time">
            <text:p>12:14:29</text:p>
          </table:table-cell>
          <table:table-cell table:style-name="ce8" table:formula="of:=[.X171]-[.W171]*4/1440" office:value-type="time" office:time-value="PT06H22M29.960865785S" calcext:value-type="time">
            <text:p>6:22:29</text:p>
          </table:table-cell>
          <table:table-cell table:style-name="ce8" table:formula="of:=[.X171]+[.W171]*4/1440" office:value-type="time" office:time-value="PT18H06M28.2143473S" calcext:value-type="time">
            <text:p>18:06:28</text:p>
          </table:table-cell>
          <table:table-cell table:style-name="ce11" table:formula="of:=8*[.W171]" office:value-type="float" office:value="703.970891358584" calcext:value-type="float">
            <text:p>703.970891358584</text:p>
          </table:table-cell>
          <table:table-cell table:formula="of:=MOD([.E171]*1440+[.V171]+4*[.$B$4]-60*[.$B$5];1440)" office:value-type="float" office:value="1005.51520655762" calcext:value-type="float">
            <text:p>1005.51520655762</text:p>
          </table:table-cell>
          <table:table-cell table:formula="of:=IF([.AB171]/4&lt;0;[.AB171]/4+180;[.AB171]/4-180)" office:value-type="float" office:value="71.3788016394057" calcext:value-type="float">
            <text:p>71.3788016394057</text:p>
          </table:table-cell>
          <table:table-cell table:formula="of:=DEGREES(ACOS(SIN(RADIANS([.$B$3]))*SIN(RADIANS([.T171]))+COS(RADIANS([.$B$3]))*COS(RADIANS([.T171]))*COS(RADIANS([.AC171]))))" office:value-type="float" office:value="75.1670709626874" calcext:value-type="float">
            <text:p>75.1670709626874</text:p>
          </table:table-cell>
          <table:table-cell table:formula="of:=90-[.AD171]" office:value-type="float" office:value="14.8329290373126" calcext:value-type="float">
            <text:p>14.8329290373126</text:p>
          </table:table-cell>
          <table:table-cell table:formula="of:=IF([.AE171]&gt;85;0;IF([.AE171]&gt;5;58.1/TAN(RADIANS([.AE171]))-0.07/POWER(TAN(RADIANS([.AE171]));3)+0.000086/POWER(TAN(RADIANS([.AE171]));5);IF([.AE171]&gt;-0.575;1735+[.AE171]*(-518.2+[.AE171]*(103.4+[.AE171]*(-12.79+[.AE171]*0.711)));-20.772/TAN(RADIANS([.AE171])))))/3600" office:value-type="float" office:value="0.0599128290195882" calcext:value-type="float">
            <text:p>0.0599128290195882</text:p>
          </table:table-cell>
          <table:table-cell table:formula="of:=[.AE171]+[.AF171]" office:value-type="float" office:value="14.8928418663321" calcext:value-type="float">
            <text:p>14.8928418663321</text:p>
          </table:table-cell>
          <table:table-cell table:formula="of:=IF([.AC171]&gt;0;MOD(DEGREES(ACOS(((SIN(RADIANS([.$B$3]))*COS(RADIANS([.AD171])))-SIN(RADIANS([.T171])))/(COS(RADIANS([.$B$3]))*SIN(RADIANS([.AD171])))))+180;360);MOD(540-DEGREES(ACOS(((SIN(RADIANS([.$B$3]))*COS(RADIANS([.AD171])))-SIN(RADIANS([.T171])))/(COS(RADIANS([.$B$3]))*SIN(RADIANS([.AD171])))));360))" office:value-type="float" office:value="252.184639390463" calcext:value-type="float">
            <text:p>252.18463939046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71]+0.1/24" office:value-type="time" office:time-value="PT17H06M00S" calcext:value-type="time">
            <text:p>17:06:00</text:p>
          </table:table-cell>
          <table:table-cell table:style-name="ce9" table:formula="of:=[.D172]+2415018.5+[.E172]-[.$B$5]/24" office:value-type="float" office:value="2460352.92083333" calcext:value-type="float">
            <text:p>2460352.92</text:p>
          </table:table-cell>
          <table:table-cell table:style-name="ce10" table:formula="of:=([.F172]-2451545)/36525" office:value-type="float" office:value="0.241147729865391" calcext:value-type="float">
            <text:p>0.24114773</text:p>
          </table:table-cell>
          <table:table-cell/>
          <table:table-cell table:formula="of:=MOD(280.46646+[.G172]*(36000.76983+[.G172]*0.0003032);360)" office:value-type="float" office:value="321.970395542701" calcext:value-type="float">
            <text:p>321.970395542701</text:p>
          </table:table-cell>
          <table:table-cell table:formula="of:=357.52911+[.G172]*(35999.05029-0.0001537*[.G172])" office:value-type="float" office:value="9038.61835580554" calcext:value-type="float">
            <text:p>9038.61835580554</text:p>
          </table:table-cell>
          <table:table-cell table:formula="of:=0.016708634-[.G172]*(0.000042037+0.0000001267*[.G172])" office:value-type="float" office:value="0.0166984895049924" calcext:value-type="float">
            <text:p>0.0166984895049924</text:p>
          </table:table-cell>
          <table:table-cell table:formula="of:=SIN(RADIANS([.J172]))*(1.914602-[.G172]*(0.004817+0.000014*[.G172]))+SIN(RADIANS(2*[.J172]))*(0.019993-0.000101*[.G172])+SIN(RADIANS(3*[.J172]))*0.000289" office:value-type="float" office:value="1.21397024032369" calcext:value-type="float">
            <text:p>1.21397024032369</text:p>
          </table:table-cell>
          <table:table-cell table:formula="of:=[.I172]+[.L172]" office:value-type="float" office:value="323.184365783025" calcext:value-type="float">
            <text:p>323.184365783025</text:p>
          </table:table-cell>
          <table:table-cell table:formula="of:=[.J172]+[.L172]" office:value-type="float" office:value="9039.83232604586" calcext:value-type="float">
            <text:p>9039.83232604586</text:p>
          </table:table-cell>
          <table:table-cell table:formula="of:=(1.000001018*(1-[.K172]*[.K172]))/(1+[.K172]*COS(RADIANS([.N172])))" office:value-type="float" office:value="0.987064905020417" calcext:value-type="float">
            <text:p>0.987064905020417</text:p>
          </table:table-cell>
          <table:table-cell table:formula="of:=[.M172]-0.00569-0.00478*SIN(RADIANS(125.04-1934.136*[.G172]))" office:value-type="float" office:value="323.177148983745" calcext:value-type="float">
            <text:p>323.177148983745</text:p>
          </table:table-cell>
          <table:table-cell table:formula="of:=23+(26+((21.448-[.G172]*(46.815+[.G172]*(0.00059-[.G172]*0.001813))))/60)/60" office:value-type="float" office:value="23.4361551833724" calcext:value-type="float">
            <text:p>23.4361551833724</text:p>
          </table:table-cell>
          <table:table-cell table:formula="of:=[.Q172]+0.00256*COS(RADIANS(125.04-1934.136*[.G172]))" office:value-type="float" office:value="23.4385810783942" calcext:value-type="float">
            <text:p>23.4385810783942</text:p>
          </table:table-cell>
          <table:table-cell table:formula="of:=DEGREES(ATAN2(COS(RADIANS([.P172]));COS(RADIANS([.R172]))*SIN(RADIANS([.P172]))))" office:value-type="float" office:value="-34.4866843081972" calcext:value-type="float">
            <text:p>-34.4866843081972</text:p>
          </table:table-cell>
          <table:table-cell table:formula="of:=DEGREES(ASIN(SIN(RADIANS([.R172]))*SIN(RADIANS([.P172]))))" office:value-type="float" office:value="-13.7920142532176" calcext:value-type="float">
            <text:p>-13.7920142532176</text:p>
          </table:table-cell>
          <table:table-cell table:formula="of:=TAN(RADIANS([.R172]/2))*TAN(RADIANS([.R172]/2))" office:value-type="float" office:value="0.0430318479100877" calcext:value-type="float">
            <text:p>0.0430318479100877</text:p>
          </table:table-cell>
          <table:table-cell table:formula="of:=4*DEGREES([.U172]*SIN(2*RADIANS([.I172]))-2*[.K172]*SIN(RADIANS([.J172]))+4*[.K172]*[.U172]*SIN(RADIANS([.J172]))*COS(2*RADIANS([.I172]))-0.5*[.U172]*[.U172]*SIN(4*RADIANS([.I172]))-1.25*[.K172]*[.K172]*SIN(2*RADIANS([.J172])))" office:value-type="float" office:value="-14.2284162368108" calcext:value-type="float">
            <text:p>-14.2284162368108</text:p>
          </table:table-cell>
          <table:table-cell table:formula="of:=DEGREES(ACOS(COS(RADIANS(90.833))/(COS(RADIANS([.$B$3]))*COS(RADIANS([.T172])))-TAN(RADIANS([.$B$3]))*TAN(RADIANS([.T172]))))" office:value-type="float" office:value="87.9966562479205" calcext:value-type="float">
            <text:p>87.9966562479205</text:p>
          </table:table-cell>
          <table:table-cell table:style-name="ce22" table:formula="of:=(720-4*[.$B$4]-[.V172]+[.$B$5]*60)/1440" office:value-type="time" office:time-value="PT12H14M29.085854209S" calcext:value-type="time">
            <text:p>12:14:29</text:p>
          </table:table-cell>
          <table:table-cell table:style-name="ce8" table:formula="of:=[.X172]-[.W172]*4/1440" office:value-type="time" office:time-value="PT06H22M29.888354708S" calcext:value-type="time">
            <text:p>6:22:29</text:p>
          </table:table-cell>
          <table:table-cell table:style-name="ce8" table:formula="of:=[.X172]+[.W172]*4/1440" office:value-type="time" office:time-value="PT18H06M28.28335371S" calcext:value-type="time">
            <text:p>18:06:28</text:p>
          </table:table-cell>
          <table:table-cell table:style-name="ce11" table:formula="of:=8*[.W172]" office:value-type="float" office:value="703.973249983364" calcext:value-type="float">
            <text:p>703.973249983364</text:p>
          </table:table-cell>
          <table:table-cell table:formula="of:=MOD([.E172]*1440+[.V172]+4*[.$B$4]-60*[.$B$5];1440)" office:value-type="float" office:value="1011.51523576319" calcext:value-type="float">
            <text:p>1011.51523576319</text:p>
          </table:table-cell>
          <table:table-cell table:formula="of:=IF([.AB172]/4&lt;0;[.AB172]/4+180;[.AB172]/4-180)" office:value-type="float" office:value="72.8788089407973" calcext:value-type="float">
            <text:p>72.8788089407973</text:p>
          </table:table-cell>
          <table:table-cell table:formula="of:=DEGREES(ACOS(SIN(RADIANS([.$B$3]))*SIN(RADIANS([.T172]))+COS(RADIANS([.$B$3]))*COS(RADIANS([.T172]))*COS(RADIANS([.AC172]))))" office:value-type="float" office:value="76.5673923173486" calcext:value-type="float">
            <text:p>76.5673923173486</text:p>
          </table:table-cell>
          <table:table-cell table:formula="of:=90-[.AD172]" office:value-type="float" office:value="13.4326076826514" calcext:value-type="float">
            <text:p>13.4326076826514</text:p>
          </table:table-cell>
          <table:table-cell table:formula="of:=IF([.AE172]&gt;85;0;IF([.AE172]&gt;5;58.1/TAN(RADIANS([.AE172]))-0.07/POWER(TAN(RADIANS([.AE172]));3)+0.000086/POWER(TAN(RADIANS([.AE172]));5);IF([.AE172]&gt;-0.575;1735+[.AE172]*(-518.2+[.AE172]*(103.4+[.AE172]*(-12.79+[.AE172]*0.711)));-20.772/TAN(RADIANS([.AE172])))))/3600" office:value-type="float" office:value="0.0661768419793486" calcext:value-type="float">
            <text:p>0.0661768419793486</text:p>
          </table:table-cell>
          <table:table-cell table:formula="of:=[.AE172]+[.AF172]" office:value-type="float" office:value="13.4987845246308" calcext:value-type="float">
            <text:p>13.4987845246308</text:p>
          </table:table-cell>
          <table:table-cell table:formula="of:=IF([.AC172]&gt;0;MOD(DEGREES(ACOS(((SIN(RADIANS([.$B$3]))*COS(RADIANS([.AD172])))-SIN(RADIANS([.T172])))/(COS(RADIANS([.$B$3]))*SIN(RADIANS([.AD172])))))+180;360);MOD(540-DEGREES(ACOS(((SIN(RADIANS([.$B$3]))*COS(RADIANS([.AD172])))-SIN(RADIANS([.T172])))/(COS(RADIANS([.$B$3]))*SIN(RADIANS([.AD172])))));360))" office:value-type="float" office:value="252.598715822374" calcext:value-type="float">
            <text:p>252.59871582237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72]+0.1/24" office:value-type="time" office:time-value="PT17H12M00S" calcext:value-type="time">
            <text:p>17:12:00</text:p>
          </table:table-cell>
          <table:table-cell table:style-name="ce9" table:formula="of:=[.D173]+2415018.5+[.E173]-[.$B$5]/24" office:value-type="float" office:value="2460352.925" calcext:value-type="float">
            <text:p>2460352.93</text:p>
          </table:table-cell>
          <table:table-cell table:style-name="ce10" table:formula="of:=([.F173]-2451545)/36525" office:value-type="float" office:value="0.241147843942513" calcext:value-type="float">
            <text:p>0.24114784</text:p>
          </table:table-cell>
          <table:table-cell/>
          <table:table-cell table:formula="of:=MOD(280.46646+[.G173]*(36000.76983+[.G173]*0.0003032);360)" office:value-type="float" office:value="321.974502406934" calcext:value-type="float">
            <text:p>321.974502406934</text:p>
          </table:table-cell>
          <table:table-cell table:formula="of:=357.52911+[.G173]*(35999.05029-0.0001537*[.G173])" office:value-type="float" office:value="9038.62246247358" calcext:value-type="float">
            <text:p>9038.62246247358</text:p>
          </table:table-cell>
          <table:table-cell table:formula="of:=0.016708634-[.G173]*(0.000042037+0.0000001267*[.G173])" office:value-type="float" office:value="0.01669848950019" calcext:value-type="float">
            <text:p>0.01669848950019</text:p>
          </table:table-cell>
          <table:table-cell table:formula="of:=SIN(RADIANS([.J173]))*(1.914602-[.G173]*(0.004817+0.000014*[.G173]))+SIN(RADIANS(2*[.J173]))*(0.019993-0.000101*[.G173])+SIN(RADIANS(3*[.J173]))*0.000289" office:value-type="float" office:value="1.21407799662689" calcext:value-type="float">
            <text:p>1.21407799662689</text:p>
          </table:table-cell>
          <table:table-cell table:formula="of:=[.I173]+[.L173]" office:value-type="float" office:value="323.188580403561" calcext:value-type="float">
            <text:p>323.188580403561</text:p>
          </table:table-cell>
          <table:table-cell table:formula="of:=[.J173]+[.L173]" office:value-type="float" office:value="9039.83654047021" calcext:value-type="float">
            <text:p>9039.83654047021</text:p>
          </table:table-cell>
          <table:table-cell table:formula="of:=(1.000001018*(1-[.K173]*[.K173]))/(1+[.K173]*COS(RADIANS([.N173])))" office:value-type="float" office:value="0.987065671807615" calcext:value-type="float">
            <text:p>0.987065671807615</text:p>
          </table:table-cell>
          <table:table-cell table:formula="of:=[.M173]-0.00569-0.00478*SIN(RADIANS(125.04-1934.136*[.G173]))" office:value-type="float" office:value="323.181363621725" calcext:value-type="float">
            <text:p>323.181363621725</text:p>
          </table:table-cell>
          <table:table-cell table:formula="of:=23+(26+((21.448-[.G173]*(46.815+[.G173]*(0.00059-[.G173]*0.001813))))/60)/60" office:value-type="float" office:value="23.436155181889" calcext:value-type="float">
            <text:p>23.436155181889</text:p>
          </table:table-cell>
          <table:table-cell table:formula="of:=[.Q173]+0.00256*COS(RADIANS(125.04-1934.136*[.G173]))" office:value-type="float" office:value="23.4385810800596" calcext:value-type="float">
            <text:p>23.4385810800596</text:p>
          </table:table-cell>
          <table:table-cell table:formula="of:=DEGREES(ATAN2(COS(RADIANS([.P173]));COS(RADIANS([.R173]))*SIN(RADIANS([.P173]))))" office:value-type="float" office:value="-34.4825844450461" calcext:value-type="float">
            <text:p>-34.4825844450461</text:p>
          </table:table-cell>
          <table:table-cell table:formula="of:=DEGREES(ASIN(SIN(RADIANS([.R173]))*SIN(RADIANS([.P173]))))" office:value-type="float" office:value="-13.7906324024511" calcext:value-type="float">
            <text:p>-13.7906324024511</text:p>
          </table:table-cell>
          <table:table-cell table:formula="of:=TAN(RADIANS([.R173]/2))*TAN(RADIANS([.R173]/2))" office:value-type="float" office:value="0.0430318479163767" calcext:value-type="float">
            <text:p>0.0430318479163767</text:p>
          </table:table-cell>
          <table:table-cell table:formula="of:=4*DEGREES([.U173]*SIN(2*RADIANS([.I173]))-2*[.K173]*SIN(RADIANS([.J173]))+4*[.K173]*[.U173]*SIN(RADIANS([.J173]))*COS(2*RADIANS([.I173]))-0.5*[.U173]*[.U173]*SIN(4*RADIANS([.I173]))-1.25*[.K173]*[.K173]*SIN(2*RADIANS([.J173])))" office:value-type="float" office:value="-14.2283868088256" calcext:value-type="float">
            <text:p>-14.2283868088256</text:p>
          </table:table-cell>
          <table:table-cell table:formula="of:=DEGREES(ACOS(COS(RADIANS(90.833))/(COS(RADIANS([.$B$3]))*COS(RADIANS([.T173])))-TAN(RADIANS([.$B$3]))*TAN(RADIANS([.T173]))))" office:value-type="float" office:value="87.9969510870512" calcext:value-type="float">
            <text:p>87.9969510870512</text:p>
          </table:table-cell>
          <table:table-cell table:style-name="ce22" table:formula="of:=(720-4*[.$B$4]-[.V173]+[.$B$5]*60)/1440" office:value-type="time" office:time-value="PT12H14M29.08408853S" calcext:value-type="time">
            <text:p>12:14:29</text:p>
          </table:table-cell>
          <table:table-cell table:style-name="ce8" table:formula="of:=[.X173]-[.W173]*4/1440" office:value-type="time" office:time-value="PT06H22M29.815827637S" calcext:value-type="time">
            <text:p>6:22:29</text:p>
          </table:table-cell>
          <table:table-cell table:style-name="ce8" table:formula="of:=[.X173]+[.W173]*4/1440" office:value-type="time" office:time-value="PT18H06M28.352349422S" calcext:value-type="time">
            <text:p>18:06:28</text:p>
          </table:table-cell>
          <table:table-cell table:style-name="ce11" table:formula="of:=8*[.W173]" office:value-type="float" office:value="703.97560869641" calcext:value-type="float">
            <text:p>703.97560869641</text:p>
          </table:table-cell>
          <table:table-cell table:formula="of:=MOD([.E173]*1440+[.V173]+4*[.$B$4]-60*[.$B$5];1440)" office:value-type="float" office:value="1017.51526519117" calcext:value-type="float">
            <text:p>1017.51526519117</text:p>
          </table:table-cell>
          <table:table-cell table:formula="of:=IF([.AB173]/4&lt;0;[.AB173]/4+180;[.AB173]/4-180)" office:value-type="float" office:value="74.3788162977936" calcext:value-type="float">
            <text:p>74.3788162977936</text:p>
          </table:table-cell>
          <table:table-cell table:formula="of:=DEGREES(ACOS(SIN(RADIANS([.$B$3]))*SIN(RADIANS([.T173]))+COS(RADIANS([.$B$3]))*COS(RADIANS([.T173]))*COS(RADIANS([.AC173]))))" office:value-type="float" office:value="77.9708477537228" calcext:value-type="float">
            <text:p>77.9708477537228</text:p>
          </table:table-cell>
          <table:table-cell table:formula="of:=90-[.AD173]" office:value-type="float" office:value="12.0291522462772" calcext:value-type="float">
            <text:p>12.0291522462772</text:p>
          </table:table-cell>
          <table:table-cell table:formula="of:=IF([.AE173]&gt;85;0;IF([.AE173]&gt;5;58.1/TAN(RADIANS([.AE173]))-0.07/POWER(TAN(RADIANS([.AE173]));3)+0.000086/POWER(TAN(RADIANS([.AE173]));5);IF([.AE173]&gt;-0.575;1735+[.AE173]*(-518.2+[.AE173]*(103.4+[.AE173]*(-12.79+[.AE173]*0.711)));-20.772/TAN(RADIANS([.AE173])))))/3600" office:value-type="float" office:value="0.0737827398118322" calcext:value-type="float">
            <text:p>0.0737827398118322</text:p>
          </table:table-cell>
          <table:table-cell table:formula="of:=[.AE173]+[.AF173]" office:value-type="float" office:value="12.1029349860891" calcext:value-type="float">
            <text:p>12.1029349860891</text:p>
          </table:table-cell>
          <table:table-cell table:formula="of:=IF([.AC173]&gt;0;MOD(DEGREES(ACOS(((SIN(RADIANS([.$B$3]))*COS(RADIANS([.AD173])))-SIN(RADIANS([.T173])))/(COS(RADIANS([.$B$3]))*SIN(RADIANS([.AD173])))))+180;360);MOD(540-DEGREES(ACOS(((SIN(RADIANS([.$B$3]))*COS(RADIANS([.AD173])))-SIN(RADIANS([.T173])))/(COS(RADIANS([.$B$3]))*SIN(RADIANS([.AD173])))));360))" office:value-type="float" office:value="252.999036977265" calcext:value-type="float">
            <text:p>252.99903697726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73]+0.1/24" office:value-type="time" office:time-value="PT17H18M00S" calcext:value-type="time">
            <text:p>17:18:00</text:p>
          </table:table-cell>
          <table:table-cell table:style-name="ce9" table:formula="of:=[.D174]+2415018.5+[.E174]-[.$B$5]/24" office:value-type="float" office:value="2460352.92916667" calcext:value-type="float">
            <text:p>2460352.93</text:p>
          </table:table-cell>
          <table:table-cell table:style-name="ce10" table:formula="of:=([.F174]-2451545)/36525" office:value-type="float" office:value="0.241147958019622" calcext:value-type="float">
            <text:p>0.24114796</text:p>
          </table:table-cell>
          <table:table-cell/>
          <table:table-cell table:formula="of:=MOD(280.46646+[.G174]*(36000.76983+[.G174]*0.0003032);360)" office:value-type="float" office:value="321.978609270705" calcext:value-type="float">
            <text:p>321.978609270705</text:p>
          </table:table-cell>
          <table:table-cell table:formula="of:=357.52911+[.G174]*(35999.05029-0.0001537*[.G174])" office:value-type="float" office:value="9038.62656914117" calcext:value-type="float">
            <text:p>9038.62656914117</text:p>
          </table:table-cell>
          <table:table-cell table:formula="of:=0.016708634-[.G174]*(0.000042037+0.0000001267*[.G174])" office:value-type="float" office:value="0.0166984894953875" calcext:value-type="float">
            <text:p>0.0166984894953875</text:p>
          </table:table-cell>
          <table:table-cell table:formula="of:=SIN(RADIANS([.J174]))*(1.914602-[.G174]*(0.004817+0.000014*[.G174]))+SIN(RADIANS(2*[.J174]))*(0.019993-0.000101*[.G174])+SIN(RADIANS(3*[.J174]))*0.000289" office:value-type="float" office:value="1.21418574637006" calcext:value-type="float">
            <text:p>1.21418574637006</text:p>
          </table:table-cell>
          <table:table-cell table:formula="of:=[.I174]+[.L174]" office:value-type="float" office:value="323.192795017075" calcext:value-type="float">
            <text:p>323.192795017075</text:p>
          </table:table-cell>
          <table:table-cell table:formula="of:=[.J174]+[.L174]" office:value-type="float" office:value="9039.84075488754" calcext:value-type="float">
            <text:p>9039.84075488754</text:p>
          </table:table-cell>
          <table:table-cell table:formula="of:=(1.000001018*(1-[.K174]*[.K174]))/(1+[.K174]*COS(RADIANS([.N174])))" office:value-type="float" office:value="0.987066438662337" calcext:value-type="float">
            <text:p>0.987066438662337</text:p>
          </table:table-cell>
          <table:table-cell table:formula="of:=[.M174]-0.00569-0.00478*SIN(RADIANS(125.04-1934.136*[.G174]))" office:value-type="float" office:value="323.185578252682" calcext:value-type="float">
            <text:p>323.185578252682</text:p>
          </table:table-cell>
          <table:table-cell table:formula="of:=23+(26+((21.448-[.G174]*(46.815+[.G174]*(0.00059-[.G174]*0.001813))))/60)/60" office:value-type="float" office:value="23.4361551804055" calcext:value-type="float">
            <text:p>23.4361551804055</text:p>
          </table:table-cell>
          <table:table-cell table:formula="of:=[.Q174]+0.00256*COS(RADIANS(125.04-1934.136*[.G174]))" office:value-type="float" office:value="23.4385810817249" calcext:value-type="float">
            <text:p>23.4385810817249</text:p>
          </table:table-cell>
          <table:table-cell table:formula="of:=DEGREES(ATAN2(COS(RADIANS([.P174]));COS(RADIANS([.R174]))*SIN(RADIANS([.P174]))))" office:value-type="float" office:value="-34.4784846372668" calcext:value-type="float">
            <text:p>-34.4784846372668</text:p>
          </table:table-cell>
          <table:table-cell table:formula="of:=DEGREES(ASIN(SIN(RADIANS([.R174]))*SIN(RADIANS([.P174]))))" office:value-type="float" office:value="-13.7892504860715" calcext:value-type="float">
            <text:p>-13.7892504860715</text:p>
          </table:table-cell>
          <table:table-cell table:formula="of:=TAN(RADIANS([.R174]/2))*TAN(RADIANS([.R174]/2))" office:value-type="float" office:value="0.0430318479226657" calcext:value-type="float">
            <text:p>0.0430318479226657</text:p>
          </table:table-cell>
          <table:table-cell table:formula="of:=4*DEGREES([.U174]*SIN(2*RADIANS([.I174]))-2*[.K174]*SIN(RADIANS([.J174]))+4*[.K174]*[.U174]*SIN(RADIANS([.J174]))*COS(2*RADIANS([.I174]))-0.5*[.U174]*[.U174]*SIN(4*RADIANS([.I174]))-1.25*[.K174]*[.K174]*SIN(2*RADIANS([.J174])))" office:value-type="float" office:value="-14.2283571584408" calcext:value-type="float">
            <text:p>-14.2283571584408</text:p>
          </table:table-cell>
          <table:table-cell table:formula="of:=DEGREES(ACOS(COS(RADIANS(90.833))/(COS(RADIANS([.$B$3]))*COS(RADIANS([.T174])))-TAN(RADIANS([.$B$3]))*TAN(RADIANS([.T174]))))" office:value-type="float" office:value="87.997245937147" calcext:value-type="float">
            <text:p>87.997245937147</text:p>
          </table:table-cell>
          <table:table-cell table:style-name="ce22" table:formula="of:=(720-4*[.$B$4]-[.V174]+[.$B$5]*60)/1440" office:value-type="time" office:time-value="PT12H14M29.082309506S" calcext:value-type="time">
            <text:p>12:14:29</text:p>
          </table:table-cell>
          <table:table-cell table:style-name="ce8" table:formula="of:=[.X174]-[.W174]*4/1440" office:value-type="time" office:time-value="PT06H22M29.743284591S" calcext:value-type="time">
            <text:p>6:22:29</text:p>
          </table:table-cell>
          <table:table-cell table:style-name="ce8" table:formula="of:=[.X174]+[.W174]*4/1440" office:value-type="time" office:time-value="PT18H06M28.421334422S" calcext:value-type="time">
            <text:p>18:06:28</text:p>
          </table:table-cell>
          <table:table-cell table:style-name="ce11" table:formula="of:=8*[.W174]" office:value-type="float" office:value="703.977967497176" calcext:value-type="float">
            <text:p>703.977967497176</text:p>
          </table:table-cell>
          <table:table-cell table:formula="of:=MOD([.E174]*1440+[.V174]+4*[.$B$4]-60*[.$B$5];1440)" office:value-type="float" office:value="1023.51529484156" calcext:value-type="float">
            <text:p>1023.51529484156</text:p>
          </table:table-cell>
          <table:table-cell table:formula="of:=IF([.AB174]/4&lt;0;[.AB174]/4+180;[.AB174]/4-180)" office:value-type="float" office:value="75.8788237103898" calcext:value-type="float">
            <text:p>75.8788237103898</text:p>
          </table:table-cell>
          <table:table-cell table:formula="of:=DEGREES(ACOS(SIN(RADIANS([.$B$3]))*SIN(RADIANS([.T174]))+COS(RADIANS([.$B$3]))*COS(RADIANS([.T174]))*COS(RADIANS([.AC174]))))" office:value-type="float" office:value="79.3772666665293" calcext:value-type="float">
            <text:p>79.3772666665293</text:p>
          </table:table-cell>
          <table:table-cell table:formula="of:=90-[.AD174]" office:value-type="float" office:value="10.6227333334707" calcext:value-type="float">
            <text:p>10.6227333334707</text:p>
          </table:table-cell>
          <table:table-cell table:formula="of:=IF([.AE174]&gt;85;0;IF([.AE174]&gt;5;58.1/TAN(RADIANS([.AE174]))-0.07/POWER(TAN(RADIANS([.AE174]));3)+0.000086/POWER(TAN(RADIANS([.AE174]));5);IF([.AE174]&gt;-0.575;1735+[.AE174]*(-518.2+[.AE174]*(103.4+[.AE174]*(-12.79+[.AE174]*0.711)));-20.772/TAN(RADIANS([.AE174])))))/3600" office:value-type="float" office:value="0.0832043122995592" calcext:value-type="float">
            <text:p>0.0832043122995592</text:p>
          </table:table-cell>
          <table:table-cell table:formula="of:=[.AE174]+[.AF174]" office:value-type="float" office:value="10.7059376457703" calcext:value-type="float">
            <text:p>10.7059376457703</text:p>
          </table:table-cell>
          <table:table-cell table:formula="of:=IF([.AC174]&gt;0;MOD(DEGREES(ACOS(((SIN(RADIANS([.$B$3]))*COS(RADIANS([.AD174])))-SIN(RADIANS([.T174])))/(COS(RADIANS([.$B$3]))*SIN(RADIANS([.AD174])))))+180;360);MOD(540-DEGREES(ACOS(((SIN(RADIANS([.$B$3]))*COS(RADIANS([.AD174])))-SIN(RADIANS([.T174])))/(COS(RADIANS([.$B$3]))*SIN(RADIANS([.AD174])))));360))" office:value-type="float" office:value="253.386277969507" calcext:value-type="float">
            <text:p>253.38627796950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74]+0.1/24" office:value-type="time" office:time-value="PT17H24M00S" calcext:value-type="time">
            <text:p>17:24:00</text:p>
          </table:table-cell>
          <table:table-cell table:style-name="ce9" table:formula="of:=[.D175]+2415018.5+[.E175]-[.$B$5]/24" office:value-type="float" office:value="2460352.93333333" calcext:value-type="float">
            <text:p>2460352.93</text:p>
          </table:table-cell>
          <table:table-cell table:style-name="ce10" table:formula="of:=([.F175]-2451545)/36525" office:value-type="float" office:value="0.241148072096744" calcext:value-type="float">
            <text:p>0.24114807</text:p>
          </table:table-cell>
          <table:table-cell/>
          <table:table-cell table:formula="of:=MOD(280.46646+[.G175]*(36000.76983+[.G175]*0.0003032);360)" office:value-type="float" office:value="321.982716134939" calcext:value-type="float">
            <text:p>321.982716134939</text:p>
          </table:table-cell>
          <table:table-cell table:formula="of:=357.52911+[.G175]*(35999.05029-0.0001537*[.G175])" office:value-type="float" office:value="9038.63067580922" calcext:value-type="float">
            <text:p>9038.63067580922</text:p>
          </table:table-cell>
          <table:table-cell table:formula="of:=0.016708634-[.G175]*(0.000042037+0.0000001267*[.G175])" office:value-type="float" office:value="0.0166984894905851" calcext:value-type="float">
            <text:p>0.0166984894905851</text:p>
          </table:table-cell>
          <table:table-cell table:formula="of:=SIN(RADIANS([.J175]))*(1.914602-[.G175]*(0.004817+0.000014*[.G175]))+SIN(RADIANS(2*[.J175]))*(0.019993-0.000101*[.G175])+SIN(RADIANS(3*[.J175]))*0.000289" office:value-type="float" office:value="1.21429348957679" calcext:value-type="float">
            <text:p>1.21429348957679</text:p>
          </table:table-cell>
          <table:table-cell table:formula="of:=[.I175]+[.L175]" office:value-type="float" office:value="323.197009624515" calcext:value-type="float">
            <text:p>323.197009624515</text:p>
          </table:table-cell>
          <table:table-cell table:formula="of:=[.J175]+[.L175]" office:value-type="float" office:value="9039.84496929879" calcext:value-type="float">
            <text:p>9039.84496929879</text:p>
          </table:table-cell>
          <table:table-cell table:formula="of:=(1.000001018*(1-[.K175]*[.K175]))/(1+[.K175]*COS(RADIANS([.N175])))" office:value-type="float" office:value="0.987067205584751" calcext:value-type="float">
            <text:p>0.987067205584751</text:p>
          </table:table-cell>
          <table:table-cell table:formula="of:=[.M175]-0.00569-0.00478*SIN(RADIANS(125.04-1934.136*[.G175]))" office:value-type="float" office:value="323.189792877565" calcext:value-type="float">
            <text:p>323.189792877565</text:p>
          </table:table-cell>
          <table:table-cell table:formula="of:=23+(26+((21.448-[.G175]*(46.815+[.G175]*(0.00059-[.G175]*0.001813))))/60)/60" office:value-type="float" office:value="23.436155178922" calcext:value-type="float">
            <text:p>23.436155178922</text:p>
          </table:table-cell>
          <table:table-cell table:formula="of:=[.Q175]+0.00256*COS(RADIANS(125.04-1934.136*[.G175]))" office:value-type="float" office:value="23.4385810833902" calcext:value-type="float">
            <text:p>23.4385810833902</text:p>
          </table:table-cell>
          <table:table-cell table:formula="of:=DEGREES(ATAN2(COS(RADIANS([.P175]));COS(RADIANS([.R175]))*SIN(RADIANS([.P175]))))" office:value-type="float" office:value="-34.474384883934" calcext:value-type="float">
            <text:p>-34.474384883934</text:p>
          </table:table-cell>
          <table:table-cell table:formula="of:=DEGREES(ASIN(SIN(RADIANS([.R175]))*SIN(RADIANS([.P175]))))" office:value-type="float" office:value="-13.7878685037762" calcext:value-type="float">
            <text:p>-13.7878685037762</text:p>
          </table:table-cell>
          <table:table-cell table:formula="of:=TAN(RADIANS([.R175]/2))*TAN(RADIANS([.R175]/2))" office:value-type="float" office:value="0.0430318479289545" calcext:value-type="float">
            <text:p>0.0430318479289545</text:p>
          </table:table-cell>
          <table:table-cell table:formula="of:=4*DEGREES([.U175]*SIN(2*RADIANS([.I175]))-2*[.K175]*SIN(RADIANS([.J175]))+4*[.K175]*[.U175]*SIN(RADIANS([.J175]))*COS(2*RADIANS([.I175]))-0.5*[.U175]*[.U175]*SIN(4*RADIANS([.I175]))-1.25*[.K175]*[.K175]*SIN(2*RADIANS([.J175])))" office:value-type="float" office:value="-14.2283272856612" calcext:value-type="float">
            <text:p>-14.2283272856612</text:p>
          </table:table-cell>
          <table:table-cell table:formula="of:=DEGREES(ACOS(COS(RADIANS(90.833))/(COS(RADIANS([.$B$3]))*COS(RADIANS([.T175])))-TAN(RADIANS([.$B$3]))*TAN(RADIANS([.T175]))))" office:value-type="float" office:value="87.9975407982725" calcext:value-type="float">
            <text:p>87.9975407982725</text:p>
          </table:table-cell>
          <table:table-cell table:style-name="ce22" table:formula="of:=(720-4*[.$B$4]-[.V175]+[.$B$5]*60)/1440" office:value-type="time" office:time-value="PT12H14M29.08051714S" calcext:value-type="time">
            <text:p>12:14:29</text:p>
          </table:table-cell>
          <table:table-cell table:style-name="ce8" table:formula="of:=[.X175]-[.W175]*4/1440" office:value-type="time" office:time-value="PT06H22M29.670725554S" calcext:value-type="time">
            <text:p>6:22:29</text:p>
          </table:table-cell>
          <table:table-cell table:style-name="ce8" table:formula="of:=[.X175]+[.W175]*4/1440" office:value-type="time" office:time-value="PT18H06M28.490308725S" calcext:value-type="time">
            <text:p>18:06:28</text:p>
          </table:table-cell>
          <table:table-cell table:style-name="ce11" table:formula="of:=8*[.W175]" office:value-type="float" office:value="703.98032638618" calcext:value-type="float">
            <text:p>703.98032638618</text:p>
          </table:table-cell>
          <table:table-cell table:formula="of:=MOD([.E175]*1440+[.V175]+4*[.$B$4]-60*[.$B$5];1440)" office:value-type="float" office:value="1029.51532471434" calcext:value-type="float">
            <text:p>1029.51532471434</text:p>
          </table:table-cell>
          <table:table-cell table:formula="of:=IF([.AB175]/4&lt;0;[.AB175]/4+180;[.AB175]/4-180)" office:value-type="float" office:value="77.3788311785847" calcext:value-type="float">
            <text:p>77.3788311785847</text:p>
          </table:table-cell>
          <table:table-cell table:formula="of:=DEGREES(ACOS(SIN(RADIANS([.$B$3]))*SIN(RADIANS([.T175]))+COS(RADIANS([.$B$3]))*COS(RADIANS([.T175]))*COS(RADIANS([.AC175]))))" office:value-type="float" office:value="80.7864898383801" calcext:value-type="float">
            <text:p>80.7864898383801</text:p>
          </table:table-cell>
          <table:table-cell table:formula="of:=90-[.AD175]" office:value-type="float" office:value="9.21351016161988" calcext:value-type="float">
            <text:p>9.21351016161988</text:p>
          </table:table-cell>
          <table:table-cell table:formula="of:=IF([.AE175]&gt;85;0;IF([.AE175]&gt;5;58.1/TAN(RADIANS([.AE175]))-0.07/POWER(TAN(RADIANS([.AE175]));3)+0.000086/POWER(TAN(RADIANS([.AE175]));5);IF([.AE175]&gt;-0.575;1735+[.AE175]*(-518.2+[.AE175]*(103.4+[.AE175]*(-12.79+[.AE175]*0.711)));-20.772/TAN(RADIANS([.AE175])))))/3600" office:value-type="float" office:value="0.0951525327020364" calcext:value-type="float">
            <text:p>0.0951525327020364</text:p>
          </table:table-cell>
          <table:table-cell table:formula="of:=[.AE175]+[.AF175]" office:value-type="float" office:value="9.30866269432192" calcext:value-type="float">
            <text:p>9.30866269432192</text:p>
          </table:table-cell>
          <table:table-cell table:formula="of:=IF([.AC175]&gt;0;MOD(DEGREES(ACOS(((SIN(RADIANS([.$B$3]))*COS(RADIANS([.AD175])))-SIN(RADIANS([.T175])))/(COS(RADIANS([.$B$3]))*SIN(RADIANS([.AD175])))))+180;360);MOD(540-DEGREES(ACOS(((SIN(RADIANS([.$B$3]))*COS(RADIANS([.AD175])))-SIN(RADIANS([.T175])))/(COS(RADIANS([.$B$3]))*SIN(RADIANS([.AD175])))));360))" office:value-type="float" office:value="253.761068656391" calcext:value-type="float">
            <text:p>253.76106865639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75]+0.1/24" office:value-type="time" office:time-value="PT17H30M00S" calcext:value-type="time">
            <text:p>17:30:00</text:p>
          </table:table-cell>
          <table:table-cell table:style-name="ce9" table:formula="of:=[.D176]+2415018.5+[.E176]-[.$B$5]/24" office:value-type="float" office:value="2460352.9375" calcext:value-type="float">
            <text:p>2460352.94</text:p>
          </table:table-cell>
          <table:table-cell table:style-name="ce10" table:formula="of:=([.F176]-2451545)/36525" office:value-type="float" office:value="0.241148186173853" calcext:value-type="float">
            <text:p>0.24114819</text:p>
          </table:table-cell>
          <table:table-cell/>
          <table:table-cell table:formula="of:=MOD(280.46646+[.G176]*(36000.76983+[.G176]*0.0003032);360)" office:value-type="float" office:value="321.98682299871" calcext:value-type="float">
            <text:p>321.98682299871</text:p>
          </table:table-cell>
          <table:table-cell table:formula="of:=357.52911+[.G176]*(35999.05029-0.0001537*[.G176])" office:value-type="float" office:value="9038.6347824768" calcext:value-type="float">
            <text:p>9038.6347824768</text:p>
          </table:table-cell>
          <table:table-cell table:formula="of:=0.016708634-[.G176]*(0.000042037+0.0000001267*[.G176])" office:value-type="float" office:value="0.0166984894857827" calcext:value-type="float">
            <text:p>0.0166984894857827</text:p>
          </table:table-cell>
          <table:table-cell table:formula="of:=SIN(RADIANS([.J176]))*(1.914602-[.G176]*(0.004817+0.000014*[.G176]))+SIN(RADIANS(2*[.J176]))*(0.019993-0.000101*[.G176])+SIN(RADIANS(3*[.J176]))*0.000289" office:value-type="float" office:value="1.21440122622232" calcext:value-type="float">
            <text:p>1.21440122622232</text:p>
          </table:table-cell>
          <table:table-cell table:formula="of:=[.I176]+[.L176]" office:value-type="float" office:value="323.201224224932" calcext:value-type="float">
            <text:p>323.201224224932</text:p>
          </table:table-cell>
          <table:table-cell table:formula="of:=[.J176]+[.L176]" office:value-type="float" office:value="9039.84918370302" calcext:value-type="float">
            <text:p>9039.84918370302</text:p>
          </table:table-cell>
          <table:table-cell table:formula="of:=(1.000001018*(1-[.K176]*[.K176]))/(1+[.K176]*COS(RADIANS([.N176])))" office:value-type="float" office:value="0.987067972574679" calcext:value-type="float">
            <text:p>0.987067972574679</text:p>
          </table:table-cell>
          <table:table-cell table:formula="of:=[.M176]-0.00569-0.00478*SIN(RADIANS(125.04-1934.136*[.G176]))" office:value-type="float" office:value="323.194007495425" calcext:value-type="float">
            <text:p>323.194007495425</text:p>
          </table:table-cell>
          <table:table-cell table:formula="of:=23+(26+((21.448-[.G176]*(46.815+[.G176]*(0.00059-[.G176]*0.001813))))/60)/60" office:value-type="float" office:value="23.4361551774385" calcext:value-type="float">
            <text:p>23.4361551774385</text:p>
          </table:table-cell>
          <table:table-cell table:formula="of:=[.Q176]+0.00256*COS(RADIANS(125.04-1934.136*[.G176]))" office:value-type="float" office:value="23.4385810850555" calcext:value-type="float">
            <text:p>23.4385810850555</text:p>
          </table:table-cell>
          <table:table-cell table:formula="of:=DEGREES(ATAN2(COS(RADIANS([.P176]));COS(RADIANS([.R176]))*SIN(RADIANS([.P176]))))" office:value-type="float" office:value="-34.4702851859672" calcext:value-type="float">
            <text:p>-34.4702851859672</text:p>
          </table:table-cell>
          <table:table-cell table:formula="of:=DEGREES(ASIN(SIN(RADIANS([.R176]))*SIN(RADIANS([.P176]))))" office:value-type="float" office:value="-13.7864864558848" calcext:value-type="float">
            <text:p>-13.7864864558848</text:p>
          </table:table-cell>
          <table:table-cell table:formula="of:=TAN(RADIANS([.R176]/2))*TAN(RADIANS([.R176]/2))" office:value-type="float" office:value="0.0430318479352431" calcext:value-type="float">
            <text:p>0.0430318479352431</text:p>
          </table:table-cell>
          <table:table-cell table:formula="of:=4*DEGREES([.U176]*SIN(2*RADIANS([.I176]))-2*[.K176]*SIN(RADIANS([.J176]))+4*[.K176]*[.U176]*SIN(RADIANS([.J176]))*COS(2*RADIANS([.I176]))-0.5*[.U176]*[.U176]*SIN(4*RADIANS([.I176]))-1.25*[.K176]*[.K176]*SIN(2*RADIANS([.J176])))" office:value-type="float" office:value="-14.2282971905055" calcext:value-type="float">
            <text:p>-14.2282971905055</text:p>
          </table:table-cell>
          <table:table-cell table:formula="of:=DEGREES(ACOS(COS(RADIANS(90.833))/(COS(RADIANS([.$B$3]))*COS(RADIANS([.T176])))-TAN(RADIANS([.$B$3]))*TAN(RADIANS([.T176]))))" office:value-type="float" office:value="87.9978356703594" calcext:value-type="float">
            <text:p>87.9978356703594</text:p>
          </table:table-cell>
          <table:table-cell table:style-name="ce22" table:formula="of:=(720-4*[.$B$4]-[.V176]+[.$B$5]*60)/1440" office:value-type="time" office:time-value="PT12H14M29.07871143S" calcext:value-type="time">
            <text:p>12:14:29</text:p>
          </table:table-cell>
          <table:table-cell table:style-name="ce8" table:formula="of:=[.X176]-[.W176]*4/1440" office:value-type="time" office:time-value="PT06H22M29.598150544S" calcext:value-type="time">
            <text:p>6:22:29</text:p>
          </table:table-cell>
          <table:table-cell table:style-name="ce8" table:formula="of:=[.X176]+[.W176]*4/1440" office:value-type="time" office:time-value="PT18H06M28.559272317S" calcext:value-type="time">
            <text:p>18:06:28</text:p>
          </table:table-cell>
          <table:table-cell table:style-name="ce11" table:formula="of:=8*[.W176]" office:value-type="float" office:value="703.982685362876" calcext:value-type="float">
            <text:p>703.982685362876</text:p>
          </table:table-cell>
          <table:table-cell table:formula="of:=MOD([.E176]*1440+[.V176]+4*[.$B$4]-60*[.$B$5];1440)" office:value-type="float" office:value="1035.51535480949" calcext:value-type="float">
            <text:p>1035.51535480949</text:p>
          </table:table-cell>
          <table:table-cell table:formula="of:=IF([.AB176]/4&lt;0;[.AB176]/4+180;[.AB176]/4-180)" office:value-type="float" office:value="78.8788387023736" calcext:value-type="float">
            <text:p>78.8788387023736</text:p>
          </table:table-cell>
          <table:table-cell table:formula="of:=DEGREES(ACOS(SIN(RADIANS([.$B$3]))*SIN(RADIANS([.T176]))+COS(RADIANS([.$B$3]))*COS(RADIANS([.T176]))*COS(RADIANS([.AC176]))))" office:value-type="float" office:value="82.1983685162556" calcext:value-type="float">
            <text:p>82.1983685162556</text:p>
          </table:table-cell>
          <table:table-cell table:formula="of:=90-[.AD176]" office:value-type="float" office:value="7.8016314837444" calcext:value-type="float">
            <text:p>7.8016314837444</text:p>
          </table:table-cell>
          <table:table-cell table:formula="of:=IF([.AE176]&gt;85;0;IF([.AE176]&gt;5;58.1/TAN(RADIANS([.AE176]))-0.07/POWER(TAN(RADIANS([.AE176]));3)+0.000086/POWER(TAN(RADIANS([.AE176]));5);IF([.AE176]&gt;-0.575;1735+[.AE176]*(-518.2+[.AE176]*(103.4+[.AE176]*(-12.79+[.AE176]*0.711)));-20.772/TAN(RADIANS([.AE176])))))/3600" office:value-type="float" office:value="0.110726618243811" calcext:value-type="float">
            <text:p>0.110726618243811</text:p>
          </table:table-cell>
          <table:table-cell table:formula="of:=[.AE176]+[.AF176]" office:value-type="float" office:value="7.91235810198821" calcext:value-type="float">
            <text:p>7.91235810198821</text:p>
          </table:table-cell>
          <table:table-cell table:formula="of:=IF([.AC176]&gt;0;MOD(DEGREES(ACOS(((SIN(RADIANS([.$B$3]))*COS(RADIANS([.AD176])))-SIN(RADIANS([.T176])))/(COS(RADIANS([.$B$3]))*SIN(RADIANS([.AD176])))))+180;360);MOD(540-DEGREES(ACOS(((SIN(RADIANS([.$B$3]))*COS(RADIANS([.AD176])))-SIN(RADIANS([.T176])))/(COS(RADIANS([.$B$3]))*SIN(RADIANS([.AD176])))));360))" office:value-type="float" office:value="254.123996867" calcext:value-type="float">
            <text:p>254.1239968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76]+0.1/24" office:value-type="time" office:time-value="PT17H36M00S" calcext:value-type="time">
            <text:p>17:36:00</text:p>
          </table:table-cell>
          <table:table-cell table:style-name="ce9" table:formula="of:=[.D177]+2415018.5+[.E177]-[.$B$5]/24" office:value-type="float" office:value="2460352.94166667" calcext:value-type="float">
            <text:p>2460352.94</text:p>
          </table:table-cell>
          <table:table-cell table:style-name="ce10" table:formula="of:=([.F177]-2451545)/36525" office:value-type="float" office:value="0.241148300250976" calcext:value-type="float">
            <text:p>0.24114830</text:p>
          </table:table-cell>
          <table:table-cell/>
          <table:table-cell table:formula="of:=MOD(280.46646+[.G177]*(36000.76983+[.G177]*0.0003032);360)" office:value-type="float" office:value="321.990929862941" calcext:value-type="float">
            <text:p>321.990929862941</text:p>
          </table:table-cell>
          <table:table-cell table:formula="of:=357.52911+[.G177]*(35999.05029-0.0001537*[.G177])" office:value-type="float" office:value="9038.63888914485" calcext:value-type="float">
            <text:p>9038.63888914485</text:p>
          </table:table-cell>
          <table:table-cell table:formula="of:=0.016708634-[.G177]*(0.000042037+0.0000001267*[.G177])" office:value-type="float" office:value="0.0166984894809803" calcext:value-type="float">
            <text:p>0.0166984894809803</text:p>
          </table:table-cell>
          <table:table-cell table:formula="of:=SIN(RADIANS([.J177]))*(1.914602-[.G177]*(0.004817+0.000014*[.G177]))+SIN(RADIANS(2*[.J177]))*(0.019993-0.000101*[.G177])+SIN(RADIANS(3*[.J177]))*0.000289" office:value-type="float" office:value="1.21450895633032" calcext:value-type="float">
            <text:p>1.21450895633032</text:p>
          </table:table-cell>
          <table:table-cell table:formula="of:=[.I177]+[.L177]" office:value-type="float" office:value="323.205438819271" calcext:value-type="float">
            <text:p>323.205438819271</text:p>
          </table:table-cell>
          <table:table-cell table:formula="of:=[.J177]+[.L177]" office:value-type="float" office:value="9039.85339810118" calcext:value-type="float">
            <text:p>9039.85339810118</text:p>
          </table:table-cell>
          <table:table-cell table:formula="of:=(1.000001018*(1-[.K177]*[.K177]))/(1+[.K177]*COS(RADIANS([.N177])))" office:value-type="float" office:value="0.987068739632291" calcext:value-type="float">
            <text:p>0.987068739632291</text:p>
          </table:table-cell>
          <table:table-cell table:formula="of:=[.M177]-0.00569-0.00478*SIN(RADIANS(125.04-1934.136*[.G177]))" office:value-type="float" office:value="323.198222107207" calcext:value-type="float">
            <text:p>323.198222107207</text:p>
          </table:table-cell>
          <table:table-cell table:formula="of:=23+(26+((21.448-[.G177]*(46.815+[.G177]*(0.00059-[.G177]*0.001813))))/60)/60" office:value-type="float" office:value="23.436155175955" calcext:value-type="float">
            <text:p>23.436155175955</text:p>
          </table:table-cell>
          <table:table-cell table:formula="of:=[.Q177]+0.00256*COS(RADIANS(125.04-1934.136*[.G177]))" office:value-type="float" office:value="23.4385810867208" calcext:value-type="float">
            <text:p>23.4385810867208</text:p>
          </table:table-cell>
          <table:table-cell table:formula="of:=DEGREES(ATAN2(COS(RADIANS([.P177]));COS(RADIANS([.R177]))*SIN(RADIANS([.P177]))))" office:value-type="float" office:value="-34.4661855424428" calcext:value-type="float">
            <text:p>-34.4661855424428</text:p>
          </table:table-cell>
          <table:table-cell table:formula="of:=DEGREES(ASIN(SIN(RADIANS([.R177]))*SIN(RADIANS([.P177]))))" office:value-type="float" office:value="-13.7851043420951" calcext:value-type="float">
            <text:p>-13.7851043420951</text:p>
          </table:table-cell>
          <table:table-cell table:formula="of:=TAN(RADIANS([.R177]/2))*TAN(RADIANS([.R177]/2))" office:value-type="float" office:value="0.0430318479415316" calcext:value-type="float">
            <text:p>0.0430318479415316</text:p>
          </table:table-cell>
          <table:table-cell table:formula="of:=4*DEGREES([.U177]*SIN(2*RADIANS([.I177]))-2*[.K177]*SIN(RADIANS([.J177]))+4*[.K177]*[.U177]*SIN(RADIANS([.J177]))*COS(2*RADIANS([.I177]))-0.5*[.U177]*[.U177]*SIN(4*RADIANS([.I177]))-1.25*[.K177]*[.K177]*SIN(2*RADIANS([.J177])))" office:value-type="float" office:value="-14.228266872979" calcext:value-type="float">
            <text:p>-14.228266872979</text:p>
          </table:table-cell>
          <table:table-cell table:formula="of:=DEGREES(ACOS(COS(RADIANS(90.833))/(COS(RADIANS([.$B$3]))*COS(RADIANS([.T177])))-TAN(RADIANS([.$B$3]))*TAN(RADIANS([.T177]))))" office:value-type="float" office:value="87.9981305534722" calcext:value-type="float">
            <text:p>87.9981305534722</text:p>
          </table:table-cell>
          <table:table-cell table:style-name="ce22" table:formula="of:=(720-4*[.$B$4]-[.V177]+[.$B$5]*60)/1440" office:value-type="time" office:time-value="PT12H14M29.076892379S" calcext:value-type="time">
            <text:p>12:14:29</text:p>
          </table:table-cell>
          <table:table-cell table:style-name="ce8" table:formula="of:=[.X177]-[.W177]*4/1440" office:value-type="time" office:time-value="PT06H22M29.525559545S" calcext:value-type="time">
            <text:p>6:22:29</text:p>
          </table:table-cell>
          <table:table-cell table:style-name="ce8" table:formula="of:=[.X177]+[.W177]*4/1440" office:value-type="time" office:time-value="PT18H06M28.628225212S" calcext:value-type="time">
            <text:p>18:06:28</text:p>
          </table:table-cell>
          <table:table-cell table:style-name="ce11" table:formula="of:=8*[.W177]" office:value-type="float" office:value="703.985044427778" calcext:value-type="float">
            <text:p>703.985044427778</text:p>
          </table:table-cell>
          <table:table-cell table:formula="of:=MOD([.E177]*1440+[.V177]+4*[.$B$4]-60*[.$B$5];1440)" office:value-type="float" office:value="1041.51538512702" calcext:value-type="float">
            <text:p>1041.51538512702</text:p>
          </table:table-cell>
          <table:table-cell table:formula="of:=IF([.AB177]/4&lt;0;[.AB177]/4+180;[.AB177]/4-180)" office:value-type="float" office:value="80.3788462817553" calcext:value-type="float">
            <text:p>80.3788462817553</text:p>
          </table:table-cell>
          <table:table-cell table:formula="of:=DEGREES(ACOS(SIN(RADIANS([.$B$3]))*SIN(RADIANS([.T177]))+COS(RADIANS([.$B$3]))*COS(RADIANS([.T177]))*COS(RADIANS([.AC177]))))" office:value-type="float" office:value="83.6127635721784" calcext:value-type="float">
            <text:p>83.6127635721784</text:p>
          </table:table-cell>
          <table:table-cell table:formula="of:=90-[.AD177]" office:value-type="float" office:value="6.38723642782159" calcext:value-type="float">
            <text:p>6.38723642782159</text:p>
          </table:table-cell>
          <table:table-cell table:formula="of:=IF([.AE177]&gt;85;0;IF([.AE177]&gt;5;58.1/TAN(RADIANS([.AE177]))-0.07/POWER(TAN(RADIANS([.AE177]));3)+0.000086/POWER(TAN(RADIANS([.AE177]));5);IF([.AE177]&gt;-0.575;1735+[.AE177]*(-518.2+[.AE177]*(103.4+[.AE177]*(-12.79+[.AE177]*0.711)));-20.772/TAN(RADIANS([.AE177])))))/3600" office:value-type="float" office:value="0.131668822955134" calcext:value-type="float">
            <text:p>0.131668822955134</text:p>
          </table:table-cell>
          <table:table-cell table:formula="of:=[.AE177]+[.AF177]" office:value-type="float" office:value="6.51890525077673" calcext:value-type="float">
            <text:p>6.51890525077673</text:p>
          </table:table-cell>
          <table:table-cell table:formula="of:=IF([.AC177]&gt;0;MOD(DEGREES(ACOS(((SIN(RADIANS([.$B$3]))*COS(RADIANS([.AD177])))-SIN(RADIANS([.T177])))/(COS(RADIANS([.$B$3]))*SIN(RADIANS([.AD177])))))+180;360);MOD(540-DEGREES(ACOS(((SIN(RADIANS([.$B$3]))*COS(RADIANS([.AD177])))-SIN(RADIANS([.T177])))/(COS(RADIANS([.$B$3]))*SIN(RADIANS([.AD177])))));360))" office:value-type="float" office:value="254.475611349956" calcext:value-type="float">
            <text:p>254.4756113499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77]+0.1/24" office:value-type="time" office:time-value="PT17H42M00S" calcext:value-type="time">
            <text:p>17:42:00</text:p>
          </table:table-cell>
          <table:table-cell table:style-name="ce9" table:formula="of:=[.D178]+2415018.5+[.E178]-[.$B$5]/24" office:value-type="float" office:value="2460352.94583333" calcext:value-type="float">
            <text:p>2460352.95</text:p>
          </table:table-cell>
          <table:table-cell table:style-name="ce10" table:formula="of:=([.F178]-2451545)/36525" office:value-type="float" office:value="0.241148414328085" calcext:value-type="float">
            <text:p>0.24114841</text:p>
          </table:table-cell>
          <table:table-cell/>
          <table:table-cell table:formula="of:=MOD(280.46646+[.G178]*(36000.76983+[.G178]*0.0003032);360)" office:value-type="float" office:value="321.995036726714" calcext:value-type="float">
            <text:p>321.995036726714</text:p>
          </table:table-cell>
          <table:table-cell table:formula="of:=357.52911+[.G178]*(35999.05029-0.0001537*[.G178])" office:value-type="float" office:value="9038.64299581244" calcext:value-type="float">
            <text:p>9038.64299581244</text:p>
          </table:table-cell>
          <table:table-cell table:formula="of:=0.016708634-[.G178]*(0.000042037+0.0000001267*[.G178])" office:value-type="float" office:value="0.0166984894761778" calcext:value-type="float">
            <text:p>0.0166984894761778</text:p>
          </table:table-cell>
          <table:table-cell table:formula="of:=SIN(RADIANS([.J178]))*(1.914602-[.G178]*(0.004817+0.000014*[.G178]))+SIN(RADIANS(2*[.J178]))*(0.019993-0.000101*[.G178])+SIN(RADIANS(3*[.J178]))*0.000289" office:value-type="float" office:value="1.21461667987597" calcext:value-type="float">
            <text:p>1.21461667987597</text:p>
          </table:table-cell>
          <table:table-cell table:formula="of:=[.I178]+[.L178]" office:value-type="float" office:value="323.20965340659" calcext:value-type="float">
            <text:p>323.20965340659</text:p>
          </table:table-cell>
          <table:table-cell table:formula="of:=[.J178]+[.L178]" office:value-type="float" office:value="9039.85761249231" calcext:value-type="float">
            <text:p>9039.85761249231</text:p>
          </table:table-cell>
          <table:table-cell table:formula="of:=(1.000001018*(1-[.K178]*[.K178]))/(1+[.K178]*COS(RADIANS([.N178])))" office:value-type="float" office:value="0.987069506757409" calcext:value-type="float">
            <text:p>0.987069506757409</text:p>
          </table:table-cell>
          <table:table-cell table:formula="of:=[.M178]-0.00569-0.00478*SIN(RADIANS(125.04-1934.136*[.G178]))" office:value-type="float" office:value="323.202436711969" calcext:value-type="float">
            <text:p>323.202436711969</text:p>
          </table:table-cell>
          <table:table-cell table:formula="of:=23+(26+((21.448-[.G178]*(46.815+[.G178]*(0.00059-[.G178]*0.001813))))/60)/60" office:value-type="float" office:value="23.4361551744716" calcext:value-type="float">
            <text:p>23.4361551744716</text:p>
          </table:table-cell>
          <table:table-cell table:formula="of:=[.Q178]+0.00256*COS(RADIANS(125.04-1934.136*[.G178]))" office:value-type="float" office:value="23.438581088386" calcext:value-type="float">
            <text:p>23.438581088386</text:p>
          </table:table-cell>
          <table:table-cell table:formula="of:=DEGREES(ATAN2(COS(RADIANS([.P178]));COS(RADIANS([.R178]))*SIN(RADIANS([.P178]))))" office:value-type="float" office:value="-34.4620859542751" calcext:value-type="float">
            <text:p>-34.4620859542751</text:p>
          </table:table-cell>
          <table:table-cell table:formula="of:=DEGREES(ASIN(SIN(RADIANS([.R178]))*SIN(RADIANS([.P178]))))" office:value-type="float" office:value="-13.7837221627247" calcext:value-type="float">
            <text:p>-13.7837221627247</text:p>
          </table:table-cell>
          <table:table-cell table:formula="of:=TAN(RADIANS([.R178]/2))*TAN(RADIANS([.R178]/2))" office:value-type="float" office:value="0.04303184794782" calcext:value-type="float">
            <text:p>0.04303184794782</text:p>
          </table:table-cell>
          <table:table-cell table:formula="of:=4*DEGREES([.U178]*SIN(2*RADIANS([.I178]))-2*[.K178]*SIN(RADIANS([.J178]))+4*[.K178]*[.U178]*SIN(RADIANS([.J178]))*COS(2*RADIANS([.I178]))-0.5*[.U178]*[.U178]*SIN(4*RADIANS([.I178]))-1.25*[.K178]*[.K178]*SIN(2*RADIANS([.J178])))" office:value-type="float" office:value="-14.2282363330995" calcext:value-type="float">
            <text:p>-14.2282363330995</text:p>
          </table:table-cell>
          <table:table-cell table:formula="of:=DEGREES(ACOS(COS(RADIANS(90.833))/(COS(RADIANS([.$B$3]))*COS(RADIANS([.T178])))-TAN(RADIANS([.$B$3]))*TAN(RADIANS([.T178]))))" office:value-type="float" office:value="87.9984254475431" calcext:value-type="float">
            <text:p>87.9984254475431</text:p>
          </table:table-cell>
          <table:table-cell table:style-name="ce22" table:formula="of:=(720-4*[.$B$4]-[.V178]+[.$B$5]*60)/1440" office:value-type="time" office:time-value="PT12H14M29.075059986S" calcext:value-type="time">
            <text:p>12:14:29</text:p>
          </table:table-cell>
          <table:table-cell table:style-name="ce8" table:formula="of:=[.X178]-[.W178]*4/1440" office:value-type="time" office:time-value="PT06H22M29.452952576S" calcext:value-type="time">
            <text:p>6:22:29</text:p>
          </table:table-cell>
          <table:table-cell table:style-name="ce8" table:formula="of:=[.X178]+[.W178]*4/1440" office:value-type="time" office:time-value="PT18H06M28.697167396S" calcext:value-type="time">
            <text:p>18:06:28</text:p>
          </table:table-cell>
          <table:table-cell table:style-name="ce11" table:formula="of:=8*[.W178]" office:value-type="float" office:value="703.987403580345" calcext:value-type="float">
            <text:p>703.987403580345</text:p>
          </table:table-cell>
          <table:table-cell table:formula="of:=MOD([.E178]*1440+[.V178]+4*[.$B$4]-60*[.$B$5];1440)" office:value-type="float" office:value="1047.5154156669" calcext:value-type="float">
            <text:p>1047.5154156669</text:p>
          </table:table-cell>
          <table:table-cell table:formula="of:=IF([.AB178]/4&lt;0;[.AB178]/4+180;[.AB178]/4-180)" office:value-type="float" office:value="81.8788539167251" calcext:value-type="float">
            <text:p>81.8788539167251</text:p>
          </table:table-cell>
          <table:table-cell table:formula="of:=DEGREES(ACOS(SIN(RADIANS([.$B$3]))*SIN(RADIANS([.T178]))+COS(RADIANS([.$B$3]))*COS(RADIANS([.T178]))*COS(RADIANS([.AC178]))))" office:value-type="float" office:value="85.0295447406259" calcext:value-type="float">
            <text:p>85.0295447406259</text:p>
          </table:table-cell>
          <table:table-cell table:formula="of:=90-[.AD178]" office:value-type="float" office:value="4.97045525937415" calcext:value-type="float">
            <text:p>4.97045525937415</text:p>
          </table:table-cell>
          <table:table-cell table:formula="of:=IF([.AE178]&gt;85;0;IF([.AE178]&gt;5;58.1/TAN(RADIANS([.AE178]))-0.07/POWER(TAN(RADIANS([.AE178]));3)+0.000086/POWER(TAN(RADIANS([.AE178]));5);IF([.AE178]&gt;-0.575;1735+[.AE178]*(-518.2+[.AE178]*(103.4+[.AE178]*(-12.79+[.AE178]*0.711)));-20.772/TAN(RADIANS([.AE178])))))/3600" office:value-type="float" office:value="0.160344252841643" calcext:value-type="float">
            <text:p>0.160344252841643</text:p>
          </table:table-cell>
          <table:table-cell table:formula="of:=[.AE178]+[.AF178]" office:value-type="float" office:value="5.13079951221579" calcext:value-type="float">
            <text:p>5.13079951221579</text:p>
          </table:table-cell>
          <table:table-cell table:formula="of:=IF([.AC178]&gt;0;MOD(DEGREES(ACOS(((SIN(RADIANS([.$B$3]))*COS(RADIANS([.AD178])))-SIN(RADIANS([.T178])))/(COS(RADIANS([.$B$3]))*SIN(RADIANS([.AD178])))))+180;360);MOD(540-DEGREES(ACOS(((SIN(RADIANS([.$B$3]))*COS(RADIANS([.AD178])))-SIN(RADIANS([.T178])))/(COS(RADIANS([.$B$3]))*SIN(RADIANS([.AD178])))));360))" office:value-type="float" office:value="254.816424458567" calcext:value-type="float">
            <text:p>254.8164244585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78]+0.1/24" office:value-type="time" office:time-value="PT17H48M00S" calcext:value-type="time">
            <text:p>17:48:00</text:p>
          </table:table-cell>
          <table:table-cell table:style-name="ce9" table:formula="of:=[.D179]+2415018.5+[.E179]-[.$B$5]/24" office:value-type="float" office:value="2460352.95" calcext:value-type="float">
            <text:p>2460352.95</text:p>
          </table:table-cell>
          <table:table-cell table:style-name="ce10" table:formula="of:=([.F179]-2451545)/36525" office:value-type="float" office:value="0.241148528405207" calcext:value-type="float">
            <text:p>0.24114853</text:p>
          </table:table-cell>
          <table:table-cell/>
          <table:table-cell table:formula="of:=MOD(280.46646+[.G179]*(36000.76983+[.G179]*0.0003032);360)" office:value-type="float" office:value="321.999143590947" calcext:value-type="float">
            <text:p>321.999143590947</text:p>
          </table:table-cell>
          <table:table-cell table:formula="of:=357.52911+[.G179]*(35999.05029-0.0001537*[.G179])" office:value-type="float" office:value="9038.64710248048" calcext:value-type="float">
            <text:p>9038.64710248048</text:p>
          </table:table-cell>
          <table:table-cell table:formula="of:=0.016708634-[.G179]*(0.000042037+0.0000001267*[.G179])" office:value-type="float" office:value="0.0166984894713754" calcext:value-type="float">
            <text:p>0.0166984894713754</text:p>
          </table:table-cell>
          <table:table-cell table:formula="of:=SIN(RADIANS([.J179]))*(1.914602-[.G179]*(0.004817+0.000014*[.G179]))+SIN(RADIANS(2*[.J179]))*(0.019993-0.000101*[.G179])+SIN(RADIANS(3*[.J179]))*0.000289" office:value-type="float" office:value="1.21472439688283" calcext:value-type="float">
            <text:p>1.21472439688283</text:p>
          </table:table-cell>
          <table:table-cell table:formula="of:=[.I179]+[.L179]" office:value-type="float" office:value="323.21386798783" calcext:value-type="float">
            <text:p>323.21386798783</text:p>
          </table:table-cell>
          <table:table-cell table:formula="of:=[.J179]+[.L179]" office:value-type="float" office:value="9039.86182687737" calcext:value-type="float">
            <text:p>9039.86182687737</text:p>
          </table:table-cell>
          <table:table-cell table:formula="of:=(1.000001018*(1-[.K179]*[.K179]))/(1+[.K179]*COS(RADIANS([.N179])))" office:value-type="float" office:value="0.987070273950201" calcext:value-type="float">
            <text:p>0.987070273950201</text:p>
          </table:table-cell>
          <table:table-cell table:formula="of:=[.M179]-0.00569-0.00478*SIN(RADIANS(125.04-1934.136*[.G179]))" office:value-type="float" office:value="323.206651310652" calcext:value-type="float">
            <text:p>323.206651310652</text:p>
          </table:table-cell>
          <table:table-cell table:formula="of:=23+(26+((21.448-[.G179]*(46.815+[.G179]*(0.00059-[.G179]*0.001813))))/60)/60" office:value-type="float" office:value="23.4361551729881" calcext:value-type="float">
            <text:p>23.4361551729881</text:p>
          </table:table-cell>
          <table:table-cell table:formula="of:=[.Q179]+0.00256*COS(RADIANS(125.04-1934.136*[.G179]))" office:value-type="float" office:value="23.4385810900512" calcext:value-type="float">
            <text:p>23.4385810900512</text:p>
          </table:table-cell>
          <table:table-cell table:formula="of:=DEGREES(ATAN2(COS(RADIANS([.P179]));COS(RADIANS([.R179]))*SIN(RADIANS([.P179]))))" office:value-type="float" office:value="-34.457986420544" calcext:value-type="float">
            <text:p>-34.457986420544</text:p>
          </table:table-cell>
          <table:table-cell table:formula="of:=DEGREES(ASIN(SIN(RADIANS([.R179]))*SIN(RADIANS([.P179]))))" office:value-type="float" office:value="-13.7823399174729" calcext:value-type="float">
            <text:p>-13.7823399174729</text:p>
          </table:table-cell>
          <table:table-cell table:formula="of:=TAN(RADIANS([.R179]/2))*TAN(RADIANS([.R179]/2))" office:value-type="float" office:value="0.0430318479541083" calcext:value-type="float">
            <text:p>0.0430318479541083</text:p>
          </table:table-cell>
          <table:table-cell table:formula="of:=4*DEGREES([.U179]*SIN(2*RADIANS([.I179]))-2*[.K179]*SIN(RADIANS([.J179]))+4*[.K179]*[.U179]*SIN(RADIANS([.J179]))*COS(2*RADIANS([.I179]))-0.5*[.U179]*[.U179]*SIN(4*RADIANS([.I179]))-1.25*[.K179]*[.K179]*SIN(2*RADIANS([.J179])))" office:value-type="float" office:value="-14.2282055708723" calcext:value-type="float">
            <text:p>-14.2282055708723</text:p>
          </table:table-cell>
          <table:table-cell table:formula="of:=DEGREES(ACOS(COS(RADIANS(90.833))/(COS(RADIANS([.$B$3]))*COS(RADIANS([.T179])))-TAN(RADIANS([.$B$3]))*TAN(RADIANS([.T179]))))" office:value-type="float" office:value="87.9987203526362" calcext:value-type="float">
            <text:p>87.9987203526362</text:p>
          </table:table-cell>
          <table:table-cell table:style-name="ce22" table:formula="of:=(720-4*[.$B$4]-[.V179]+[.$B$5]*60)/1440" office:value-type="time" office:time-value="PT12H14M29.073214252S" calcext:value-type="time">
            <text:p>12:14:29</text:p>
          </table:table-cell>
          <table:table-cell table:style-name="ce8" table:formula="of:=[.X179]-[.W179]*4/1440" office:value-type="time" office:time-value="PT06H22M29.38032962S" calcext:value-type="time">
            <text:p>6:22:29</text:p>
          </table:table-cell>
          <table:table-cell table:style-name="ce8" table:formula="of:=[.X179]+[.W179]*4/1440" office:value-type="time" office:time-value="PT18H06M28.766098885S" calcext:value-type="time">
            <text:p>18:06:28</text:p>
          </table:table-cell>
          <table:table-cell table:style-name="ce11" table:formula="of:=8*[.W179]" office:value-type="float" office:value="703.98976282109" calcext:value-type="float">
            <text:p>703.98976282109</text:p>
          </table:table-cell>
          <table:table-cell table:formula="of:=MOD([.E179]*1440+[.V179]+4*[.$B$4]-60*[.$B$5];1440)" office:value-type="float" office:value="1053.51544642913" calcext:value-type="float">
            <text:p>1053.51544642913</text:p>
          </table:table-cell>
          <table:table-cell table:formula="of:=IF([.AB179]/4&lt;0;[.AB179]/4+180;[.AB179]/4-180)" office:value-type="float" office:value="83.3788616072819" calcext:value-type="float">
            <text:p>83.3788616072819</text:p>
          </table:table-cell>
          <table:table-cell table:formula="of:=DEGREES(ACOS(SIN(RADIANS([.$B$3]))*SIN(RADIANS([.T179]))+COS(RADIANS([.$B$3]))*COS(RADIANS([.T179]))*COS(RADIANS([.AC179]))))" office:value-type="float" office:value="86.4485899237483" calcext:value-type="float">
            <text:p>86.4485899237483</text:p>
          </table:table-cell>
          <table:table-cell table:formula="of:=90-[.AD179]" office:value-type="float" office:value="3.5514100762517" calcext:value-type="float">
            <text:p>3.5514100762517</text:p>
          </table:table-cell>
          <table:table-cell table:formula="of:=IF([.AE179]&gt;85;0;IF([.AE179]&gt;5;58.1/TAN(RADIANS([.AE179]))-0.07/POWER(TAN(RADIANS([.AE179]));3)+0.000086/POWER(TAN(RADIANS([.AE179]));5);IF([.AE179]&gt;-0.575;1735+[.AE179]*(-518.2+[.AE179]*(103.4+[.AE179]*(-12.79+[.AE179]*0.711)));-20.772/TAN(RADIANS([.AE179])))))/3600" office:value-type="float" office:value="0.205278761260762" calcext:value-type="float">
            <text:p>0.205278761260762</text:p>
          </table:table-cell>
          <table:table-cell table:formula="of:=[.AE179]+[.AF179]" office:value-type="float" office:value="3.75668883751246" calcext:value-type="float">
            <text:p>3.75668883751246</text:p>
          </table:table-cell>
          <table:table-cell table:formula="of:=IF([.AC179]&gt;0;MOD(DEGREES(ACOS(((SIN(RADIANS([.$B$3]))*COS(RADIANS([.AD179])))-SIN(RADIANS([.T179])))/(COS(RADIANS([.$B$3]))*SIN(RADIANS([.AD179])))))+180;360);MOD(540-DEGREES(ACOS(((SIN(RADIANS([.$B$3]))*COS(RADIANS([.AD179])))-SIN(RADIANS([.T179])))/(COS(RADIANS([.$B$3]))*SIN(RADIANS([.AD179])))));360))" office:value-type="float" office:value="255.146914599477" calcext:value-type="float">
            <text:p>255.14691459947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79]+0.1/24" office:value-type="time" office:time-value="PT17H54M00S" calcext:value-type="time">
            <text:p>17:54:00</text:p>
          </table:table-cell>
          <table:table-cell table:style-name="ce9" table:formula="of:=[.D180]+2415018.5+[.E180]-[.$B$5]/24" office:value-type="float" office:value="2460352.95416667" calcext:value-type="float">
            <text:p>2460352.95</text:p>
          </table:table-cell>
          <table:table-cell table:style-name="ce10" table:formula="of:=([.F180]-2451545)/36525" office:value-type="float" office:value="0.241148642482316" calcext:value-type="float">
            <text:p>0.24114864</text:p>
          </table:table-cell>
          <table:table-cell/>
          <table:table-cell table:formula="of:=MOD(280.46646+[.G180]*(36000.76983+[.G180]*0.0003032);360)" office:value-type="float" office:value="322.003250454718" calcext:value-type="float">
            <text:p>322.003250454718</text:p>
          </table:table-cell>
          <table:table-cell table:formula="of:=357.52911+[.G180]*(35999.05029-0.0001537*[.G180])" office:value-type="float" office:value="9038.65120914807" calcext:value-type="float">
            <text:p>9038.65120914807</text:p>
          </table:table-cell>
          <table:table-cell table:formula="of:=0.016708634-[.G180]*(0.000042037+0.0000001267*[.G180])" office:value-type="float" office:value="0.016698489466573" calcext:value-type="float">
            <text:p>0.016698489466573</text:p>
          </table:table-cell>
          <table:table-cell table:formula="of:=SIN(RADIANS([.J180]))*(1.914602-[.G180]*(0.004817+0.000014*[.G180]))+SIN(RADIANS(2*[.J180]))*(0.019993-0.000101*[.G180])+SIN(RADIANS(3*[.J180]))*0.000289" office:value-type="float" office:value="1.21483210732642" calcext:value-type="float">
            <text:p>1.21483210732642</text:p>
          </table:table-cell>
          <table:table-cell table:formula="of:=[.I180]+[.L180]" office:value-type="float" office:value="323.218082562044" calcext:value-type="float">
            <text:p>323.218082562044</text:p>
          </table:table-cell>
          <table:table-cell table:formula="of:=[.J180]+[.L180]" office:value-type="float" office:value="9039.8660412554" calcext:value-type="float">
            <text:p>9039.8660412554</text:p>
          </table:table-cell>
          <table:table-cell table:formula="of:=(1.000001018*(1-[.K180]*[.K180]))/(1+[.K180]*COS(RADIANS([.N180])))" office:value-type="float" office:value="0.987071041210493" calcext:value-type="float">
            <text:p>0.987071041210493</text:p>
          </table:table-cell>
          <table:table-cell table:formula="of:=[.M180]-0.00569-0.00478*SIN(RADIANS(125.04-1934.136*[.G180]))" office:value-type="float" office:value="323.21086590231" calcext:value-type="float">
            <text:p>323.21086590231</text:p>
          </table:table-cell>
          <table:table-cell table:formula="of:=23+(26+((21.448-[.G180]*(46.815+[.G180]*(0.00059-[.G180]*0.001813))))/60)/60" office:value-type="float" office:value="23.4361551715046" calcext:value-type="float">
            <text:p>23.4361551715046</text:p>
          </table:table-cell>
          <table:table-cell table:formula="of:=[.Q180]+0.00256*COS(RADIANS(125.04-1934.136*[.G180]))" office:value-type="float" office:value="23.4385810917163" calcext:value-type="float">
            <text:p>23.4385810917163</text:p>
          </table:table-cell>
          <table:table-cell table:formula="of:=DEGREES(ATAN2(COS(RADIANS([.P180]));COS(RADIANS([.R180]))*SIN(RADIANS([.P180]))))" office:value-type="float" office:value="-34.4538869421673" calcext:value-type="float">
            <text:p>-34.4538869421673</text:p>
          </table:table-cell>
          <table:table-cell table:formula="of:=DEGREES(ASIN(SIN(RADIANS([.R180]))*SIN(RADIANS([.P180]))))" office:value-type="float" office:value="-13.7809576066584" calcext:value-type="float">
            <text:p>-13.7809576066584</text:p>
          </table:table-cell>
          <table:table-cell table:formula="of:=TAN(RADIANS([.R180]/2))*TAN(RADIANS([.R180]/2))" office:value-type="float" office:value="0.0430318479603964" calcext:value-type="float">
            <text:p>0.0430318479603964</text:p>
          </table:table-cell>
          <table:table-cell table:formula="of:=4*DEGREES([.U180]*SIN(2*RADIANS([.I180]))-2*[.K180]*SIN(RADIANS([.J180]))+4*[.K180]*[.U180]*SIN(RADIANS([.J180]))*COS(2*RADIANS([.I180]))-0.5*[.U180]*[.U180]*SIN(4*RADIANS([.I180]))-1.25*[.K180]*[.K180]*SIN(2*RADIANS([.J180])))" office:value-type="float" office:value="-14.2281745863172" calcext:value-type="float">
            <text:p>-14.2281745863172</text:p>
          </table:table-cell>
          <table:table-cell table:formula="of:=DEGREES(ACOS(COS(RADIANS(90.833))/(COS(RADIANS([.$B$3]))*COS(RADIANS([.T180])))-TAN(RADIANS([.$B$3]))*TAN(RADIANS([.T180]))))" office:value-type="float" office:value="87.9990152686835" calcext:value-type="float">
            <text:p>87.9990152686835</text:p>
          </table:table-cell>
          <table:table-cell table:style-name="ce22" table:formula="of:=(720-4*[.$B$4]-[.V180]+[.$B$5]*60)/1440" office:value-type="time" office:time-value="PT12H14M29.071355179S" calcext:value-type="time">
            <text:p>12:14:29</text:p>
          </table:table-cell>
          <table:table-cell table:style-name="ce8" table:formula="of:=[.X180]-[.W180]*4/1440" office:value-type="time" office:time-value="PT06H22M29.307690695S" calcext:value-type="time">
            <text:p>6:22:29</text:p>
          </table:table-cell>
          <table:table-cell table:style-name="ce8" table:formula="of:=[.X180]+[.W180]*4/1440" office:value-type="time" office:time-value="PT18H06M28.835019663S" calcext:value-type="time">
            <text:p>18:06:28</text:p>
          </table:table-cell>
          <table:table-cell table:style-name="ce11" table:formula="of:=8*[.W180]" office:value-type="float" office:value="703.992122149468" calcext:value-type="float">
            <text:p>703.992122149468</text:p>
          </table:table-cell>
          <table:table-cell table:formula="of:=MOD([.E180]*1440+[.V180]+4*[.$B$4]-60*[.$B$5];1440)" office:value-type="float" office:value="1059.51547741368" calcext:value-type="float">
            <text:p>1059.51547741368</text:p>
          </table:table-cell>
          <table:table-cell table:formula="of:=IF([.AB180]/4&lt;0;[.AB180]/4+180;[.AB180]/4-180)" office:value-type="float" office:value="84.8788693534207" calcext:value-type="float">
            <text:p>84.8788693534207</text:p>
          </table:table-cell>
          <table:table-cell table:formula="of:=DEGREES(ACOS(SIN(RADIANS([.$B$3]))*SIN(RADIANS([.T180]))+COS(RADIANS([.$B$3]))*COS(RADIANS([.T180]))*COS(RADIANS([.AC180]))))" office:value-type="float" office:value="87.8697845586549" calcext:value-type="float">
            <text:p>87.8697845586549</text:p>
          </table:table-cell>
          <table:table-cell table:formula="of:=90-[.AD180]" office:value-type="float" office:value="2.13021544134507" calcext:value-type="float">
            <text:p>2.13021544134507</text:p>
          </table:table-cell>
          <table:table-cell table:formula="of:=IF([.AE180]&gt;85;0;IF([.AE180]&gt;5;58.1/TAN(RADIANS([.AE180]))-0.07/POWER(TAN(RADIANS([.AE180]));3)+0.000086/POWER(TAN(RADIANS([.AE180]));5);IF([.AE180]&gt;-0.575;1735+[.AE180]*(-518.2+[.AE180]*(103.4+[.AE180]*(-12.79+[.AE180]*0.711)));-20.772/TAN(RADIANS([.AE180])))))/3600" office:value-type="float" office:value="0.275371825294114" calcext:value-type="float">
            <text:p>0.275371825294114</text:p>
          </table:table-cell>
          <table:table-cell table:formula="of:=[.AE180]+[.AF180]" office:value-type="float" office:value="2.40558726663919" calcext:value-type="float">
            <text:p>2.40558726663919</text:p>
          </table:table-cell>
          <table:table-cell table:formula="of:=IF([.AC180]&gt;0;MOD(DEGREES(ACOS(((SIN(RADIANS([.$B$3]))*COS(RADIANS([.AD180])))-SIN(RADIANS([.T180])))/(COS(RADIANS([.$B$3]))*SIN(RADIANS([.AD180])))))+180;360);MOD(540-DEGREES(ACOS(((SIN(RADIANS([.$B$3]))*COS(RADIANS([.AD180])))-SIN(RADIANS([.T180])))/(COS(RADIANS([.$B$3]))*SIN(RADIANS([.AD180])))));360))" office:value-type="float" office:value="255.467528459178" calcext:value-type="float">
            <text:p>255.4675284591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80]+0.1/24" office:value-type="time" office:time-value="PT18H00M00S" calcext:value-type="time">
            <text:p>18:00:00</text:p>
          </table:table-cell>
          <table:table-cell table:style-name="ce9" table:formula="of:=[.D181]+2415018.5+[.E181]-[.$B$5]/24" office:value-type="float" office:value="2460352.95833333" calcext:value-type="float">
            <text:p>2460352.96</text:p>
          </table:table-cell>
          <table:table-cell table:style-name="ce10" table:formula="of:=([.F181]-2451545)/36525" office:value-type="float" office:value="0.241148756559438" calcext:value-type="float">
            <text:p>0.24114876</text:p>
          </table:table-cell>
          <table:table-cell/>
          <table:table-cell table:formula="of:=MOD(280.46646+[.G181]*(36000.76983+[.G181]*0.0003032);360)" office:value-type="float" office:value="322.007357318949" calcext:value-type="float">
            <text:p>322.007357318949</text:p>
          </table:table-cell>
          <table:table-cell table:formula="of:=357.52911+[.G181]*(35999.05029-0.0001537*[.G181])" office:value-type="float" office:value="9038.65531581612" calcext:value-type="float">
            <text:p>9038.65531581612</text:p>
          </table:table-cell>
          <table:table-cell table:formula="of:=0.016708634-[.G181]*(0.000042037+0.0000001267*[.G181])" office:value-type="float" office:value="0.0166984894617705" calcext:value-type="float">
            <text:p>0.0166984894617705</text:p>
          </table:table-cell>
          <table:table-cell table:formula="of:=SIN(RADIANS([.J181]))*(1.914602-[.G181]*(0.004817+0.000014*[.G181]))+SIN(RADIANS(2*[.J181]))*(0.019993-0.000101*[.G181])+SIN(RADIANS(3*[.J181]))*0.000289" office:value-type="float" office:value="1.21493981123006" calcext:value-type="float">
            <text:p>1.21493981123006</text:p>
          </table:table-cell>
          <table:table-cell table:formula="of:=[.I181]+[.L181]" office:value-type="float" office:value="323.222297130179" calcext:value-type="float">
            <text:p>323.222297130179</text:p>
          </table:table-cell>
          <table:table-cell table:formula="of:=[.J181]+[.L181]" office:value-type="float" office:value="9039.87025562735" calcext:value-type="float">
            <text:p>9039.87025562735</text:p>
          </table:table-cell>
          <table:table-cell table:formula="of:=(1.000001018*(1-[.K181]*[.K181]))/(1+[.K181]*COS(RADIANS([.N181])))" office:value-type="float" office:value="0.987071808538448" calcext:value-type="float">
            <text:p>0.987071808538448</text:p>
          </table:table-cell>
          <table:table-cell table:formula="of:=[.M181]-0.00569-0.00478*SIN(RADIANS(125.04-1934.136*[.G181]))" office:value-type="float" office:value="323.215080487888" calcext:value-type="float">
            <text:p>323.215080487888</text:p>
          </table:table-cell>
          <table:table-cell table:formula="of:=23+(26+((21.448-[.G181]*(46.815+[.G181]*(0.00059-[.G181]*0.001813))))/60)/60" office:value-type="float" office:value="23.4361551700211" calcext:value-type="float">
            <text:p>23.4361551700211</text:p>
          </table:table-cell>
          <table:table-cell table:formula="of:=[.Q181]+0.00256*COS(RADIANS(125.04-1934.136*[.G181]))" office:value-type="float" office:value="23.4385810933814" calcext:value-type="float">
            <text:p>23.4385810933814</text:p>
          </table:table-cell>
          <table:table-cell table:formula="of:=DEGREES(ATAN2(COS(RADIANS([.P181]));COS(RADIANS([.R181]))*SIN(RADIANS([.P181]))))" office:value-type="float" office:value="-34.4497875182212" calcext:value-type="float">
            <text:p>-34.4497875182212</text:p>
          </table:table-cell>
          <table:table-cell table:formula="of:=DEGREES(ASIN(SIN(RADIANS([.R181]))*SIN(RADIANS([.P181]))))" office:value-type="float" office:value="-13.7795752299791" calcext:value-type="float">
            <text:p>-13.7795752299791</text:p>
          </table:table-cell>
          <table:table-cell table:formula="of:=TAN(RADIANS([.R181]/2))*TAN(RADIANS([.R181]/2))" office:value-type="float" office:value="0.0430318479666844" calcext:value-type="float">
            <text:p>0.0430318479666844</text:p>
          </table:table-cell>
          <table:table-cell table:formula="of:=4*DEGREES([.U181]*SIN(2*RADIANS([.I181]))-2*[.K181]*SIN(RADIANS([.J181]))+4*[.K181]*[.U181]*SIN(RADIANS([.J181]))*COS(2*RADIANS([.I181]))-0.5*[.U181]*[.U181]*SIN(4*RADIANS([.I181]))-1.25*[.K181]*[.K181]*SIN(2*RADIANS([.J181])))" office:value-type="float" office:value="-14.2281433794378" calcext:value-type="float">
            <text:p>-14.2281433794378</text:p>
          </table:table-cell>
          <table:table-cell table:formula="of:=DEGREES(ACOS(COS(RADIANS(90.833))/(COS(RADIANS([.$B$3]))*COS(RADIANS([.T181])))-TAN(RADIANS([.$B$3]))*TAN(RADIANS([.T181]))))" office:value-type="float" office:value="87.9993101957495" calcext:value-type="float">
            <text:p>87.9993101957495</text:p>
          </table:table-cell>
          <table:table-cell table:style-name="ce22" table:formula="of:=(720-4*[.$B$4]-[.V181]+[.$B$5]*60)/1440" office:value-type="time" office:time-value="PT12H14M29.069482766S" calcext:value-type="time">
            <text:p>12:14:29</text:p>
          </table:table-cell>
          <table:table-cell table:style-name="ce8" table:formula="of:=[.X181]-[.W181]*4/1440" office:value-type="time" office:time-value="PT06H22M29.235035786S" calcext:value-type="time">
            <text:p>6:22:29</text:p>
          </table:table-cell>
          <table:table-cell table:style-name="ce8" table:formula="of:=[.X181]+[.W181]*4/1440" office:value-type="time" office:time-value="PT18H06M28.903929746S" calcext:value-type="time">
            <text:p>18:06:28</text:p>
          </table:table-cell>
          <table:table-cell table:style-name="ce11" table:formula="of:=8*[.W181]" office:value-type="float" office:value="703.994481565996" calcext:value-type="float">
            <text:p>703.994481565996</text:p>
          </table:table-cell>
          <table:table-cell table:formula="of:=MOD([.E181]*1440+[.V181]+4*[.$B$4]-60*[.$B$5];1440)" office:value-type="float" office:value="1065.51550862056" calcext:value-type="float">
            <text:p>1065.51550862056</text:p>
          </table:table-cell>
          <table:table-cell table:formula="of:=IF([.AB181]/4&lt;0;[.AB181]/4+180;[.AB181]/4-180)" office:value-type="float" office:value="86.3788771551406" calcext:value-type="float">
            <text:p>86.3788771551406</text:p>
          </table:table-cell>
          <table:table-cell table:formula="of:=DEGREES(ACOS(SIN(RADIANS([.$B$3]))*SIN(RADIANS([.T181]))+COS(RADIANS([.$B$3]))*COS(RADIANS([.T181]))*COS(RADIANS([.AC181]))))" office:value-type="float" office:value="89.2930210394917" calcext:value-type="float">
            <text:p>89.2930210394917</text:p>
          </table:table-cell>
          <table:table-cell table:formula="of:=90-[.AD181]" office:value-type="float" office:value="0.706978960508337" calcext:value-type="float">
            <text:p>0.706978960508337</text:p>
          </table:table-cell>
          <table:table-cell table:formula="of:=IF([.AE181]&gt;85;0;IF([.AE181]&gt;5;58.1/TAN(RADIANS([.AE181]))-0.07/POWER(TAN(RADIANS([.AE181]));3)+0.000086/POWER(TAN(RADIANS([.AE181]));5);IF([.AE181]&gt;-0.575;1735+[.AE181]*(-518.2+[.AE181]*(103.4+[.AE181]*(-12.79+[.AE181]*0.711)));-20.772/TAN(RADIANS([.AE181])))))/3600" office:value-type="float" office:value="0.39332859406054" calcext:value-type="float">
            <text:p>0.39332859406054</text:p>
          </table:table-cell>
          <table:table-cell table:formula="of:=[.AE181]+[.AF181]" office:value-type="float" office:value="1.10030755456888" calcext:value-type="float">
            <text:p>1.10030755456888</text:p>
          </table:table-cell>
          <table:table-cell table:formula="of:=IF([.AC181]&gt;0;MOD(DEGREES(ACOS(((SIN(RADIANS([.$B$3]))*COS(RADIANS([.AD181])))-SIN(RADIANS([.T181])))/(COS(RADIANS([.$B$3]))*SIN(RADIANS([.AD181])))))+180;360);MOD(540-DEGREES(ACOS(((SIN(RADIANS([.$B$3]))*COS(RADIANS([.AD181])))-SIN(RADIANS([.T181])))/(COS(RADIANS([.$B$3]))*SIN(RADIANS([.AD181])))));360))" office:value-type="float" office:value="255.778683030449" calcext:value-type="float">
            <text:p>255.77868303044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81]+0.1/24" office:value-type="time" office:time-value="PT18H06M00S" calcext:value-type="time">
            <text:p>18:06:00</text:p>
          </table:table-cell>
          <table:table-cell table:style-name="ce9" table:formula="of:=[.D182]+2415018.5+[.E182]-[.$B$5]/24" office:value-type="float" office:value="2460352.9625" calcext:value-type="float">
            <text:p>2460352.96</text:p>
          </table:table-cell>
          <table:table-cell table:style-name="ce10" table:formula="of:=([.F182]-2451545)/36525" office:value-type="float" office:value="0.24114887063656" calcext:value-type="float">
            <text:p>0.24114887</text:p>
          </table:table-cell>
          <table:table-cell/>
          <table:table-cell table:formula="of:=MOD(280.46646+[.G182]*(36000.76983+[.G182]*0.0003032);360)" office:value-type="float" office:value="322.011464183182" calcext:value-type="float">
            <text:p>322.011464183182</text:p>
          </table:table-cell>
          <table:table-cell table:formula="of:=357.52911+[.G182]*(35999.05029-0.0001537*[.G182])" office:value-type="float" office:value="9038.65942248416" calcext:value-type="float">
            <text:p>9038.65942248416</text:p>
          </table:table-cell>
          <table:table-cell table:formula="of:=0.016708634-[.G182]*(0.000042037+0.0000001267*[.G182])" office:value-type="float" office:value="0.0166984894569681" calcext:value-type="float">
            <text:p>0.0166984894569681</text:p>
          </table:table-cell>
          <table:table-cell table:formula="of:=SIN(RADIANS([.J182]))*(1.914602-[.G182]*(0.004817+0.000014*[.G182]))+SIN(RADIANS(2*[.J182]))*(0.019993-0.000101*[.G182])+SIN(RADIANS(3*[.J182]))*0.000289" office:value-type="float" office:value="1.21504750858128" calcext:value-type="float">
            <text:p>1.21504750858128</text:p>
          </table:table-cell>
          <table:table-cell table:formula="of:=[.I182]+[.L182]" office:value-type="float" office:value="323.226511691764" calcext:value-type="float">
            <text:p>323.226511691764</text:p>
          </table:table-cell>
          <table:table-cell table:formula="of:=[.J182]+[.L182]" office:value-type="float" office:value="9039.87446999275" calcext:value-type="float">
            <text:p>9039.87446999275</text:p>
          </table:table-cell>
          <table:table-cell table:formula="of:=(1.000001018*(1-[.K182]*[.K182]))/(1+[.K182]*COS(RADIANS([.N182])))" office:value-type="float" office:value="0.98707257593398" calcext:value-type="float">
            <text:p>0.98707257593398</text:p>
          </table:table-cell>
          <table:table-cell table:formula="of:=[.M182]-0.00569-0.00478*SIN(RADIANS(125.04-1934.136*[.G182]))" office:value-type="float" office:value="323.219295066916" calcext:value-type="float">
            <text:p>323.219295066916</text:p>
          </table:table-cell>
          <table:table-cell table:formula="of:=23+(26+((21.448-[.G182]*(46.815+[.G182]*(0.00059-[.G182]*0.001813))))/60)/60" office:value-type="float" office:value="23.4361551685377" calcext:value-type="float">
            <text:p>23.4361551685377</text:p>
          </table:table-cell>
          <table:table-cell table:formula="of:=[.Q182]+0.00256*COS(RADIANS(125.04-1934.136*[.G182]))" office:value-type="float" office:value="23.4385810950465" calcext:value-type="float">
            <text:p>23.4385810950465</text:p>
          </table:table-cell>
          <table:table-cell table:formula="of:=DEGREES(ATAN2(COS(RADIANS([.P182]));COS(RADIANS([.R182]))*SIN(RADIANS([.P182]))))" office:value-type="float" office:value="-34.4456881491606" calcext:value-type="float">
            <text:p>-34.4456881491606</text:p>
          </table:table-cell>
          <table:table-cell table:formula="of:=DEGREES(ASIN(SIN(RADIANS([.R182]))*SIN(RADIANS([.P182]))))" office:value-type="float" office:value="-13.7781927875977" calcext:value-type="float">
            <text:p>-13.7781927875977</text:p>
          </table:table-cell>
          <table:table-cell table:formula="of:=TAN(RADIANS([.R182]/2))*TAN(RADIANS([.R182]/2))" office:value-type="float" office:value="0.0430318479729722" calcext:value-type="float">
            <text:p>0.0430318479729722</text:p>
          </table:table-cell>
          <table:table-cell table:formula="of:=4*DEGREES([.U182]*SIN(2*RADIANS([.I182]))-2*[.K182]*SIN(RADIANS([.J182]))+4*[.K182]*[.U182]*SIN(RADIANS([.J182]))*COS(2*RADIANS([.I182]))-0.5*[.U182]*[.U182]*SIN(4*RADIANS([.I182]))-1.25*[.K182]*[.K182]*SIN(2*RADIANS([.J182])))" office:value-type="float" office:value="-14.2281119502499" calcext:value-type="float">
            <text:p>-14.2281119502499</text:p>
          </table:table-cell>
          <table:table-cell table:formula="of:=DEGREES(ACOS(COS(RADIANS(90.833))/(COS(RADIANS([.$B$3]))*COS(RADIANS([.T182])))-TAN(RADIANS([.$B$3]))*TAN(RADIANS([.T182]))))" office:value-type="float" office:value="87.9996051337993" calcext:value-type="float">
            <text:p>87.9996051337993</text:p>
          </table:table-cell>
          <table:table-cell table:style-name="ce22" table:formula="of:=(720-4*[.$B$4]-[.V182]+[.$B$5]*60)/1440" office:value-type="time" office:time-value="PT12H14M29.067597015S" calcext:value-type="time">
            <text:p>12:14:29</text:p>
          </table:table-cell>
          <table:table-cell table:style-name="ce8" table:formula="of:=[.X182]-[.W182]*4/1440" office:value-type="time" office:time-value="PT06H22M29.162364903S" calcext:value-type="time">
            <text:p>6:22:29</text:p>
          </table:table-cell>
          <table:table-cell table:style-name="ce8" table:formula="of:=[.X182]+[.W182]*4/1440" office:value-type="time" office:time-value="PT18H06M28.972829127S" calcext:value-type="time">
            <text:p>18:06:28</text:p>
          </table:table-cell>
          <table:table-cell table:style-name="ce11" table:formula="of:=8*[.W182]" office:value-type="float" office:value="703.996841070394" calcext:value-type="float">
            <text:p>703.996841070394</text:p>
          </table:table-cell>
          <table:table-cell table:formula="of:=MOD([.E182]*1440+[.V182]+4*[.$B$4]-60*[.$B$5];1440)" office:value-type="float" office:value="1071.51554004975" calcext:value-type="float">
            <text:p>1071.51554004975</text:p>
          </table:table-cell>
          <table:table-cell table:formula="of:=IF([.AB182]/4&lt;0;[.AB182]/4+180;[.AB182]/4-180)" office:value-type="float" office:value="87.8788850124375" calcext:value-type="float">
            <text:p>87.8788850124375</text:p>
          </table:table-cell>
          <table:table-cell table:formula="of:=DEGREES(ACOS(SIN(RADIANS([.$B$3]))*SIN(RADIANS([.T182]))+COS(RADIANS([.$B$3]))*COS(RADIANS([.T182]))*COS(RADIANS([.AC182]))))" office:value-type="float" office:value="90.718198189875" calcext:value-type="float">
            <text:p>90.718198189875</text:p>
          </table:table-cell>
          <table:table-cell table:formula="of:=90-[.AD182]" office:value-type="float" office:value="-0.718198189874983" calcext:value-type="float">
            <text:p>-0.718198189874983</text:p>
          </table:table-cell>
          <table:table-cell table:formula="of:=IF([.AE182]&gt;85;0;IF([.AE182]&gt;5;58.1/TAN(RADIANS([.AE182]))-0.07/POWER(TAN(RADIANS([.AE182]));3)+0.000086/POWER(TAN(RADIANS([.AE182]));5);IF([.AE182]&gt;-0.575;1735+[.AE182]*(-518.2+[.AE182]*(103.4+[.AE182]*(-12.79+[.AE182]*0.711)));-20.772/TAN(RADIANS([.AE182])))))/3600" office:value-type="float" office:value="0.460289843872616" calcext:value-type="float">
            <text:p>0.460289843872616</text:p>
          </table:table-cell>
          <table:table-cell table:formula="of:=[.AE182]+[.AF182]" office:value-type="float" office:value="-0.257908346002367" calcext:value-type="float">
            <text:p>-0.257908346002367</text:p>
          </table:table-cell>
          <table:table-cell table:formula="of:=IF([.AC182]&gt;0;MOD(DEGREES(ACOS(((SIN(RADIANS([.$B$3]))*COS(RADIANS([.AD182])))-SIN(RADIANS([.T182])))/(COS(RADIANS([.$B$3]))*SIN(RADIANS([.AD182])))))+180;360);MOD(540-DEGREES(ACOS(((SIN(RADIANS([.$B$3]))*COS(RADIANS([.AD182])))-SIN(RADIANS([.T182])))/(COS(RADIANS([.$B$3]))*SIN(RADIANS([.AD182])))));360))" office:value-type="float" office:value="256.080767449503" calcext:value-type="float">
            <text:p>256.08076744950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82]+0.1/24" office:value-type="time" office:time-value="PT18H12M00S" calcext:value-type="time">
            <text:p>18:12:00</text:p>
          </table:table-cell>
          <table:table-cell table:style-name="ce9" table:formula="of:=[.D183]+2415018.5+[.E183]-[.$B$5]/24" office:value-type="float" office:value="2460352.96666667" calcext:value-type="float">
            <text:p>2460352.97</text:p>
          </table:table-cell>
          <table:table-cell table:style-name="ce10" table:formula="of:=([.F183]-2451545)/36525" office:value-type="float" office:value="0.24114898471367" calcext:value-type="float">
            <text:p>0.24114898</text:p>
          </table:table-cell>
          <table:table-cell/>
          <table:table-cell table:formula="of:=MOD(280.46646+[.G183]*(36000.76983+[.G183]*0.0003032);360)" office:value-type="float" office:value="322.015571046955" calcext:value-type="float">
            <text:p>322.015571046955</text:p>
          </table:table-cell>
          <table:table-cell table:formula="of:=357.52911+[.G183]*(35999.05029-0.0001537*[.G183])" office:value-type="float" office:value="9038.66352915175" calcext:value-type="float">
            <text:p>9038.66352915175</text:p>
          </table:table-cell>
          <table:table-cell table:formula="of:=0.016708634-[.G183]*(0.000042037+0.0000001267*[.G183])" office:value-type="float" office:value="0.0166984894521657" calcext:value-type="float">
            <text:p>0.0166984894521657</text:p>
          </table:table-cell>
          <table:table-cell table:formula="of:=SIN(RADIANS([.J183]))*(1.914602-[.G183]*(0.004817+0.000014*[.G183]))+SIN(RADIANS(2*[.J183]))*(0.019993-0.000101*[.G183])+SIN(RADIANS(3*[.J183]))*0.000289" office:value-type="float" office:value="1.21515519936737" calcext:value-type="float">
            <text:p>1.21515519936737</text:p>
          </table:table-cell>
          <table:table-cell table:formula="of:=[.I183]+[.L183]" office:value-type="float" office:value="323.230726246323" calcext:value-type="float">
            <text:p>323.230726246323</text:p>
          </table:table-cell>
          <table:table-cell table:formula="of:=[.J183]+[.L183]" office:value-type="float" office:value="9039.87868435112" calcext:value-type="float">
            <text:p>9039.87868435112</text:p>
          </table:table-cell>
          <table:table-cell table:formula="of:=(1.000001018*(1-[.K183]*[.K183]))/(1+[.K183]*COS(RADIANS([.N183])))" office:value-type="float" office:value="0.987073343396997" calcext:value-type="float">
            <text:p>0.987073343396997</text:p>
          </table:table-cell>
          <table:table-cell table:formula="of:=[.M183]-0.00569-0.00478*SIN(RADIANS(125.04-1934.136*[.G183]))" office:value-type="float" office:value="323.223509638918" calcext:value-type="float">
            <text:p>323.223509638918</text:p>
          </table:table-cell>
          <table:table-cell table:formula="of:=23+(26+((21.448-[.G183]*(46.815+[.G183]*(0.00059-[.G183]*0.001813))))/60)/60" office:value-type="float" office:value="23.4361551670542" calcext:value-type="float">
            <text:p>23.4361551670542</text:p>
          </table:table-cell>
          <table:table-cell table:formula="of:=[.Q183]+0.00256*COS(RADIANS(125.04-1934.136*[.G183]))" office:value-type="float" office:value="23.4385810967115" calcext:value-type="float">
            <text:p>23.4385810967115</text:p>
          </table:table-cell>
          <table:table-cell table:formula="of:=DEGREES(ATAN2(COS(RADIANS([.P183]));COS(RADIANS([.R183]))*SIN(RADIANS([.P183]))))" office:value-type="float" office:value="-34.4415888354437" calcext:value-type="float">
            <text:p>-34.4415888354437</text:p>
          </table:table-cell>
          <table:table-cell table:formula="of:=DEGREES(ASIN(SIN(RADIANS([.R183]))*SIN(RADIANS([.P183]))))" office:value-type="float" office:value="-13.7768102796782" calcext:value-type="float">
            <text:p>-13.7768102796782</text:p>
          </table:table-cell>
          <table:table-cell table:formula="of:=TAN(RADIANS([.R183]/2))*TAN(RADIANS([.R183]/2))" office:value-type="float" office:value="0.0430318479792599" calcext:value-type="float">
            <text:p>0.0430318479792599</text:p>
          </table:table-cell>
          <table:table-cell table:formula="of:=4*DEGREES([.U183]*SIN(2*RADIANS([.I183]))-2*[.K183]*SIN(RADIANS([.J183]))+4*[.K183]*[.U183]*SIN(RADIANS([.J183]))*COS(2*RADIANS([.I183]))-0.5*[.U183]*[.U183]*SIN(4*RADIANS([.I183]))-1.25*[.K183]*[.K183]*SIN(2*RADIANS([.J183])))" office:value-type="float" office:value="-14.2280802987688" calcext:value-type="float">
            <text:p>-14.2280802987688</text:p>
          </table:table-cell>
          <table:table-cell table:formula="of:=DEGREES(ACOS(COS(RADIANS(90.833))/(COS(RADIANS([.$B$3]))*COS(RADIANS([.T183])))-TAN(RADIANS([.$B$3]))*TAN(RADIANS([.T183]))))" office:value-type="float" office:value="87.999900082798" calcext:value-type="float">
            <text:p>87.999900082798</text:p>
          </table:table-cell>
          <table:table-cell table:style-name="ce22" table:formula="of:=(720-4*[.$B$4]-[.V183]+[.$B$5]*60)/1440" office:value-type="time" office:time-value="PT12H14M29.065697926S" calcext:value-type="time">
            <text:p>12:14:29</text:p>
          </table:table-cell>
          <table:table-cell table:style-name="ce8" table:formula="of:=[.X183]-[.W183]*4/1440" office:value-type="time" office:time-value="PT06H22M29.089678055S" calcext:value-type="time">
            <text:p>6:22:29</text:p>
          </table:table-cell>
          <table:table-cell table:style-name="ce8" table:formula="of:=[.X183]+[.W183]*4/1440" office:value-type="time" office:time-value="PT18H06M29.041717798S" calcext:value-type="time">
            <text:p>18:06:29</text:p>
          </table:table-cell>
          <table:table-cell table:style-name="ce11" table:formula="of:=8*[.W183]" office:value-type="float" office:value="703.999200662384" calcext:value-type="float">
            <text:p>703.999200662384</text:p>
          </table:table-cell>
          <table:table-cell table:formula="of:=MOD([.E183]*1440+[.V183]+4*[.$B$4]-60*[.$B$5];1440)" office:value-type="float" office:value="1077.51557170123" calcext:value-type="float">
            <text:p>1077.51557170123</text:p>
          </table:table-cell>
          <table:table-cell table:formula="of:=IF([.AB183]/4&lt;0;[.AB183]/4+180;[.AB183]/4-180)" office:value-type="float" office:value="89.3788929253078" calcext:value-type="float">
            <text:p>89.3788929253078</text:p>
          </table:table-cell>
          <table:table-cell table:formula="of:=DEGREES(ACOS(SIN(RADIANS([.$B$3]))*SIN(RADIANS([.T183]))+COS(RADIANS([.$B$3]))*COS(RADIANS([.T183]))*COS(RADIANS([.AC183]))))" office:value-type="float" office:value="92.1452207799287" calcext:value-type="float">
            <text:p>92.1452207799287</text:p>
          </table:table-cell>
          <table:table-cell table:formula="of:=90-[.AD183]" office:value-type="float" office:value="-2.14522077992868" calcext:value-type="float">
            <text:p>-2.14522077992868</text:p>
          </table:table-cell>
          <table:table-cell table:formula="of:=IF([.AE183]&gt;85;0;IF([.AE183]&gt;5;58.1/TAN(RADIANS([.AE183]))-0.07/POWER(TAN(RADIANS([.AE183]));3)+0.000086/POWER(TAN(RADIANS([.AE183]));5);IF([.AE183]&gt;-0.575;1735+[.AE183]*(-518.2+[.AE183]*(103.4+[.AE183]*(-12.79+[.AE183]*0.711)));-20.772/TAN(RADIANS([.AE183])))))/3600" office:value-type="float" office:value="0.154036430722076" calcext:value-type="float">
            <text:p>0.154036430722076</text:p>
          </table:table-cell>
          <table:table-cell table:formula="of:=[.AE183]+[.AF183]" office:value-type="float" office:value="-1.9911843492066" calcext:value-type="float">
            <text:p>-1.9911843492066</text:p>
          </table:table-cell>
          <table:table-cell table:formula="of:=IF([.AC183]&gt;0;MOD(DEGREES(ACOS(((SIN(RADIANS([.$B$3]))*COS(RADIANS([.AD183])))-SIN(RADIANS([.T183])))/(COS(RADIANS([.$B$3]))*SIN(RADIANS([.AD183])))))+180;360);MOD(540-DEGREES(ACOS(((SIN(RADIANS([.$B$3]))*COS(RADIANS([.AD183])))-SIN(RADIANS([.T183])))/(COS(RADIANS([.$B$3]))*SIN(RADIANS([.AD183])))));360))" office:value-type="float" office:value="256.374144661362" calcext:value-type="float">
            <text:p>256.37414466136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83]+0.1/24" office:value-type="time" office:time-value="PT18H18M00S" calcext:value-type="time">
            <text:p>18:18:00</text:p>
          </table:table-cell>
          <table:table-cell table:style-name="ce9" table:formula="of:=[.D184]+2415018.5+[.E184]-[.$B$5]/24" office:value-type="float" office:value="2460352.97083333" calcext:value-type="float">
            <text:p>2460352.97</text:p>
          </table:table-cell>
          <table:table-cell table:style-name="ce10" table:formula="of:=([.F184]-2451545)/36525" office:value-type="float" office:value="0.241149098790792" calcext:value-type="float">
            <text:p>0.24114910</text:p>
          </table:table-cell>
          <table:table-cell/>
          <table:table-cell table:formula="of:=MOD(280.46646+[.G184]*(36000.76983+[.G184]*0.0003032);360)" office:value-type="float" office:value="322.019677911185" calcext:value-type="float">
            <text:p>322.019677911185</text:p>
          </table:table-cell>
          <table:table-cell table:formula="of:=357.52911+[.G184]*(35999.05029-0.0001537*[.G184])" office:value-type="float" office:value="9038.6676358198" calcext:value-type="float">
            <text:p>9038.6676358198</text:p>
          </table:table-cell>
          <table:table-cell table:formula="of:=0.016708634-[.G184]*(0.000042037+0.0000001267*[.G184])" office:value-type="float" office:value="0.0166984894473632" calcext:value-type="float">
            <text:p>0.0166984894473632</text:p>
          </table:table-cell>
          <table:table-cell table:formula="of:=SIN(RADIANS([.J184]))*(1.914602-[.G184]*(0.004817+0.000014*[.G184]))+SIN(RADIANS(2*[.J184]))*(0.019993-0.000101*[.G184])+SIN(RADIANS(3*[.J184]))*0.000289" office:value-type="float" office:value="1.2152628836119" calcext:value-type="float">
            <text:p>1.2152628836119</text:p>
          </table:table-cell>
          <table:table-cell table:formula="of:=[.I184]+[.L184]" office:value-type="float" office:value="323.234940794797" calcext:value-type="float">
            <text:p>323.234940794797</text:p>
          </table:table-cell>
          <table:table-cell table:formula="of:=[.J184]+[.L184]" office:value-type="float" office:value="9039.88289870341" calcext:value-type="float">
            <text:p>9039.88289870341</text:p>
          </table:table-cell>
          <table:table-cell table:formula="of:=(1.000001018*(1-[.K184]*[.K184]))/(1+[.K184]*COS(RADIANS([.N184])))" office:value-type="float" office:value="0.987074110927668" calcext:value-type="float">
            <text:p>0.987074110927668</text:p>
          </table:table-cell>
          <table:table-cell table:formula="of:=[.M184]-0.00569-0.00478*SIN(RADIANS(125.04-1934.136*[.G184]))" office:value-type="float" office:value="323.227724204835" calcext:value-type="float">
            <text:p>323.227724204835</text:p>
          </table:table-cell>
          <table:table-cell table:formula="of:=23+(26+((21.448-[.G184]*(46.815+[.G184]*(0.00059-[.G184]*0.001813))))/60)/60" office:value-type="float" office:value="23.4361551655707" calcext:value-type="float">
            <text:p>23.4361551655707</text:p>
          </table:table-cell>
          <table:table-cell table:formula="of:=[.Q184]+0.00256*COS(RADIANS(125.04-1934.136*[.G184]))" office:value-type="float" office:value="23.4385810983765" calcext:value-type="float">
            <text:p>23.4385810983765</text:p>
          </table:table-cell>
          <table:table-cell table:formula="of:=DEGREES(ATAN2(COS(RADIANS([.P184]));COS(RADIANS([.R184]))*SIN(RADIANS([.P184]))))" office:value-type="float" office:value="-34.4374895761524" calcext:value-type="float">
            <text:p>-34.4374895761524</text:p>
          </table:table-cell>
          <table:table-cell table:formula="of:=DEGREES(ASIN(SIN(RADIANS([.R184]))*SIN(RADIANS([.P184]))))" office:value-type="float" office:value="-13.7754277059204" calcext:value-type="float">
            <text:p>-13.7754277059204</text:p>
          </table:table-cell>
          <table:table-cell table:formula="of:=TAN(RADIANS([.R184]/2))*TAN(RADIANS([.R184]/2))" office:value-type="float" office:value="0.0430318479855475" calcext:value-type="float">
            <text:p>0.0430318479855475</text:p>
          </table:table-cell>
          <table:table-cell table:formula="of:=4*DEGREES([.U184]*SIN(2*RADIANS([.I184]))-2*[.K184]*SIN(RADIANS([.J184]))+4*[.K184]*[.U184]*SIN(RADIANS([.J184]))*COS(2*RADIANS([.I184]))-0.5*[.U184]*[.U184]*SIN(4*RADIANS([.I184]))-1.25*[.K184]*[.K184]*SIN(2*RADIANS([.J184])))" office:value-type="float" office:value="-14.2280484249996" calcext:value-type="float">
            <text:p>-14.2280484249996</text:p>
          </table:table-cell>
          <table:table-cell table:formula="of:=DEGREES(ACOS(COS(RADIANS(90.833))/(COS(RADIANS([.$B$3]))*COS(RADIANS([.T184])))-TAN(RADIANS([.$B$3]))*TAN(RADIANS([.T184]))))" office:value-type="float" office:value="88.0001950428096" calcext:value-type="float">
            <text:p>88.0001950428096</text:p>
          </table:table-cell>
          <table:table-cell table:style-name="ce22" table:formula="of:=(720-4*[.$B$4]-[.V184]+[.$B$5]*60)/1440" office:value-type="time" office:time-value="PT12H14M29.0637855S" calcext:value-type="time">
            <text:p>12:14:29</text:p>
          </table:table-cell>
          <table:table-cell table:style-name="ce8" table:formula="of:=[.X184]-[.W184]*4/1440" office:value-type="time" office:time-value="PT06H22M29.016975226S" calcext:value-type="time">
            <text:p>6:22:29</text:p>
          </table:table-cell>
          <table:table-cell table:style-name="ce8" table:formula="of:=[.X184]+[.W184]*4/1440" office:value-type="time" office:time-value="PT18H06M29.110595774S" calcext:value-type="time">
            <text:p>18:06:29</text:p>
          </table:table-cell>
          <table:table-cell table:style-name="ce11" table:formula="of:=8*[.W184]" office:value-type="float" office:value="704.001560342477" calcext:value-type="float">
            <text:p>704.001560342477</text:p>
          </table:table-cell>
          <table:table-cell table:formula="of:=MOD([.E184]*1440+[.V184]+4*[.$B$4]-60*[.$B$5];1440)" office:value-type="float" office:value="1083.515603575" calcext:value-type="float">
            <text:p>1083.515603575</text:p>
          </table:table-cell>
          <table:table-cell table:formula="of:=IF([.AB184]/4&lt;0;[.AB184]/4+180;[.AB184]/4-180)" office:value-type="float" office:value="90.8789008937501" calcext:value-type="float">
            <text:p>90.8789008937501</text:p>
          </table:table-cell>
          <table:table-cell table:formula="of:=DEGREES(ACOS(SIN(RADIANS([.$B$3]))*SIN(RADIANS([.T184]))+COS(RADIANS([.$B$3]))*COS(RADIANS([.T184]))*COS(RADIANS([.AC184]))))" office:value-type="float" office:value="93.5739990838779" calcext:value-type="float">
            <text:p>93.5739990838779</text:p>
          </table:table-cell>
          <table:table-cell table:formula="of:=90-[.AD184]" office:value-type="float" office:value="-3.57399908387788" calcext:value-type="float">
            <text:p>-3.57399908387788</text:p>
          </table:table-cell>
          <table:table-cell table:formula="of:=IF([.AE184]&gt;85;0;IF([.AE184]&gt;5;58.1/TAN(RADIANS([.AE184]))-0.07/POWER(TAN(RADIANS([.AE184]));3)+0.000086/POWER(TAN(RADIANS([.AE184]));5);IF([.AE184]&gt;-0.575;1735+[.AE184]*(-518.2+[.AE184]*(103.4+[.AE184]*(-12.79+[.AE184]*0.711)));-20.772/TAN(RADIANS([.AE184])))))/3600" office:value-type="float" office:value="0.0923804798414142" calcext:value-type="float">
            <text:p>0.0923804798414142</text:p>
          </table:table-cell>
          <table:table-cell table:formula="of:=[.AE184]+[.AF184]" office:value-type="float" office:value="-3.48161860403647" calcext:value-type="float">
            <text:p>-3.48161860403647</text:p>
          </table:table-cell>
          <table:table-cell table:formula="of:=IF([.AC184]&gt;0;MOD(DEGREES(ACOS(((SIN(RADIANS([.$B$3]))*COS(RADIANS([.AD184])))-SIN(RADIANS([.T184])))/(COS(RADIANS([.$B$3]))*SIN(RADIANS([.AD184])))))+180;360);MOD(540-DEGREES(ACOS(((SIN(RADIANS([.$B$3]))*COS(RADIANS([.AD184])))-SIN(RADIANS([.T184])))/(COS(RADIANS([.$B$3]))*SIN(RADIANS([.AD184])))));360))" office:value-type="float" office:value="256.659152924128" calcext:value-type="float">
            <text:p>256.65915292412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84]+0.1/24" office:value-type="time" office:time-value="PT18H24M00S" calcext:value-type="time">
            <text:p>18:24:00</text:p>
          </table:table-cell>
          <table:table-cell table:style-name="ce9" table:formula="of:=[.D185]+2415018.5+[.E185]-[.$B$5]/24" office:value-type="float" office:value="2460352.975" calcext:value-type="float">
            <text:p>2460352.98</text:p>
          </table:table-cell>
          <table:table-cell table:style-name="ce10" table:formula="of:=([.F185]-2451545)/36525" office:value-type="float" office:value="0.241149212867901" calcext:value-type="float">
            <text:p>0.24114921</text:p>
          </table:table-cell>
          <table:table-cell/>
          <table:table-cell table:formula="of:=MOD(280.46646+[.G185]*(36000.76983+[.G185]*0.0003032);360)" office:value-type="float" office:value="322.023784774958" calcext:value-type="float">
            <text:p>322.023784774958</text:p>
          </table:table-cell>
          <table:table-cell table:formula="of:=357.52911+[.G185]*(35999.05029-0.0001537*[.G185])" office:value-type="float" office:value="9038.67174248738" calcext:value-type="float">
            <text:p>9038.67174248738</text:p>
          </table:table-cell>
          <table:table-cell table:formula="of:=0.016708634-[.G185]*(0.000042037+0.0000001267*[.G185])" office:value-type="float" office:value="0.0166984894425608" calcext:value-type="float">
            <text:p>0.0166984894425608</text:p>
          </table:table-cell>
          <table:table-cell table:formula="of:=SIN(RADIANS([.J185]))*(1.914602-[.G185]*(0.004817+0.000014*[.G185]))+SIN(RADIANS(2*[.J185]))*(0.019993-0.000101*[.G185])+SIN(RADIANS(3*[.J185]))*0.000289" office:value-type="float" office:value="1.21537056129024" calcext:value-type="float">
            <text:p>1.21537056129024</text:p>
          </table:table-cell>
          <table:table-cell table:formula="of:=[.I185]+[.L185]" office:value-type="float" office:value="323.239155336248" calcext:value-type="float">
            <text:p>323.239155336248</text:p>
          </table:table-cell>
          <table:table-cell table:formula="of:=[.J185]+[.L185]" office:value-type="float" office:value="9039.88711304867" calcext:value-type="float">
            <text:p>9039.88711304867</text:p>
          </table:table-cell>
          <table:table-cell table:formula="of:=(1.000001018*(1-[.K185]*[.K185]))/(1+[.K185]*COS(RADIANS([.N185])))" office:value-type="float" office:value="0.987074878525815" calcext:value-type="float">
            <text:p>0.987074878525815</text:p>
          </table:table-cell>
          <table:table-cell table:formula="of:=[.M185]-0.00569-0.00478*SIN(RADIANS(125.04-1934.136*[.G185]))" office:value-type="float" office:value="323.23193876373" calcext:value-type="float">
            <text:p>323.23193876373</text:p>
          </table:table-cell>
          <table:table-cell table:formula="of:=23+(26+((21.448-[.G185]*(46.815+[.G185]*(0.00059-[.G185]*0.001813))))/60)/60" office:value-type="float" office:value="23.4361551640872" calcext:value-type="float">
            <text:p>23.4361551640872</text:p>
          </table:table-cell>
          <table:table-cell table:formula="of:=[.Q185]+0.00256*COS(RADIANS(125.04-1934.136*[.G185]))" office:value-type="float" office:value="23.4385811000415" calcext:value-type="float">
            <text:p>23.4385811000415</text:p>
          </table:table-cell>
          <table:table-cell table:formula="of:=DEGREES(ATAN2(COS(RADIANS([.P185]));COS(RADIANS([.R185]))*SIN(RADIANS([.P185]))))" office:value-type="float" office:value="-34.4333903721952" calcext:value-type="float">
            <text:p>-34.4333903721952</text:p>
          </table:table-cell>
          <table:table-cell table:formula="of:=DEGREES(ASIN(SIN(RADIANS([.R185]))*SIN(RADIANS([.P185]))))" office:value-type="float" office:value="-13.7740450666399" calcext:value-type="float">
            <text:p>-13.7740450666399</text:p>
          </table:table-cell>
          <table:table-cell table:formula="of:=TAN(RADIANS([.R185]/2))*TAN(RADIANS([.R185]/2))" office:value-type="float" office:value="0.0430318479918349" calcext:value-type="float">
            <text:p>0.0430318479918349</text:p>
          </table:table-cell>
          <table:table-cell table:formula="of:=4*DEGREES([.U185]*SIN(2*RADIANS([.I185]))-2*[.K185]*SIN(RADIANS([.J185]))+4*[.K185]*[.U185]*SIN(RADIANS([.J185]))*COS(2*RADIANS([.I185]))-0.5*[.U185]*[.U185]*SIN(4*RADIANS([.I185]))-1.25*[.K185]*[.K185]*SIN(2*RADIANS([.J185])))" office:value-type="float" office:value="-14.2280163289609" calcext:value-type="float">
            <text:p>-14.2280163289609</text:p>
          </table:table-cell>
          <table:table-cell table:formula="of:=DEGREES(ACOS(COS(RADIANS(90.833))/(COS(RADIANS([.$B$3]))*COS(RADIANS([.T185])))-TAN(RADIANS([.$B$3]))*TAN(RADIANS([.T185]))))" office:value-type="float" office:value="88.0004900137667" calcext:value-type="float">
            <text:p>88.0004900137667</text:p>
          </table:table-cell>
          <table:table-cell table:style-name="ce22" table:formula="of:=(720-4*[.$B$4]-[.V185]+[.$B$5]*60)/1440" office:value-type="time" office:time-value="PT12H14M29.061859738S" calcext:value-type="time">
            <text:p>12:14:29</text:p>
          </table:table-cell>
          <table:table-cell table:style-name="ce8" table:formula="of:=[.X185]-[.W185]*4/1440" office:value-type="time" office:time-value="PT06H22M28.944256434S" calcext:value-type="time">
            <text:p>6:22:28</text:p>
          </table:table-cell>
          <table:table-cell table:style-name="ce8" table:formula="of:=[.X185]+[.W185]*4/1440" office:value-type="time" office:time-value="PT18H06M29.179463042S" calcext:value-type="time">
            <text:p>18:06:29</text:p>
          </table:table-cell>
          <table:table-cell table:style-name="ce11" table:formula="of:=8*[.W185]" office:value-type="float" office:value="704.003920110133" calcext:value-type="float">
            <text:p>704.003920110133</text:p>
          </table:table-cell>
          <table:table-cell table:formula="of:=MOD([.E185]*1440+[.V185]+4*[.$B$4]-60*[.$B$5];1440)" office:value-type="float" office:value="1089.51563567104" calcext:value-type="float">
            <text:p>1089.51563567104</text:p>
          </table:table-cell>
          <table:table-cell table:formula="of:=IF([.AB185]/4&lt;0;[.AB185]/4+180;[.AB185]/4-180)" office:value-type="float" office:value="92.3789089177598" calcext:value-type="float">
            <text:p>92.3789089177598</text:p>
          </table:table-cell>
          <table:table-cell table:formula="of:=DEGREES(ACOS(SIN(RADIANS([.$B$3]))*SIN(RADIANS([.T185]))+COS(RADIANS([.$B$3]))*COS(RADIANS([.T185]))*COS(RADIANS([.AC185]))))" office:value-type="float" office:value="95.0044484745383" calcext:value-type="float">
            <text:p>95.0044484745383</text:p>
          </table:table-cell>
          <table:table-cell table:formula="of:=90-[.AD185]" office:value-type="float" office:value="-5.00444847453828" calcext:value-type="float">
            <text:p>-5.00444847453828</text:p>
          </table:table-cell>
          <table:table-cell table:formula="of:=IF([.AE185]&gt;85;0;IF([.AE185]&gt;5;58.1/TAN(RADIANS([.AE185]))-0.07/POWER(TAN(RADIANS([.AE185]));3)+0.000086/POWER(TAN(RADIANS([.AE185]));5);IF([.AE185]&gt;-0.575;1735+[.AE185]*(-518.2+[.AE185]*(103.4+[.AE185]*(-12.79+[.AE185]*0.711)));-20.772/TAN(RADIANS([.AE185])))))/3600" office:value-type="float" office:value="0.0658924784902918" calcext:value-type="float">
            <text:p>0.0658924784902918</text:p>
          </table:table-cell>
          <table:table-cell table:formula="of:=[.AE185]+[.AF185]" office:value-type="float" office:value="-4.93855599604799" calcext:value-type="float">
            <text:p>-4.93855599604799</text:p>
          </table:table-cell>
          <table:table-cell table:formula="of:=IF([.AC185]&gt;0;MOD(DEGREES(ACOS(((SIN(RADIANS([.$B$3]))*COS(RADIANS([.AD185])))-SIN(RADIANS([.T185])))/(COS(RADIANS([.$B$3]))*SIN(RADIANS([.AD185])))))+180;360);MOD(540-DEGREES(ACOS(((SIN(RADIANS([.$B$3]))*COS(RADIANS([.AD185])))-SIN(RADIANS([.T185])))/(COS(RADIANS([.$B$3]))*SIN(RADIANS([.AD185])))));360))" office:value-type="float" office:value="256.936107161293" calcext:value-type="float">
            <text:p>256.9361071612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85]+0.1/24" office:value-type="time" office:time-value="PT18H30M00S" calcext:value-type="time">
            <text:p>18:30:00</text:p>
          </table:table-cell>
          <table:table-cell table:style-name="ce9" table:formula="of:=[.D186]+2415018.5+[.E186]-[.$B$5]/24" office:value-type="float" office:value="2460352.97916667" calcext:value-type="float">
            <text:p>2460352.98</text:p>
          </table:table-cell>
          <table:table-cell table:style-name="ce10" table:formula="of:=([.F186]-2451545)/36525" office:value-type="float" office:value="0.241149326945023" calcext:value-type="float">
            <text:p>0.24114933</text:p>
          </table:table-cell>
          <table:table-cell/>
          <table:table-cell table:formula="of:=MOD(280.46646+[.G186]*(36000.76983+[.G186]*0.0003032);360)" office:value-type="float" office:value="322.027891639191" calcext:value-type="float">
            <text:p>322.027891639191</text:p>
          </table:table-cell>
          <table:table-cell table:formula="of:=357.52911+[.G186]*(35999.05029-0.0001537*[.G186])" office:value-type="float" office:value="9038.67584915543" calcext:value-type="float">
            <text:p>9038.67584915543</text:p>
          </table:table-cell>
          <table:table-cell table:formula="of:=0.016708634-[.G186]*(0.000042037+0.0000001267*[.G186])" office:value-type="float" office:value="0.0166984894377584" calcext:value-type="float">
            <text:p>0.0166984894377584</text:p>
          </table:table-cell>
          <table:table-cell table:formula="of:=SIN(RADIANS([.J186]))*(1.914602-[.G186]*(0.004817+0.000014*[.G186]))+SIN(RADIANS(2*[.J186]))*(0.019993-0.000101*[.G186])+SIN(RADIANS(3*[.J186]))*0.000289" office:value-type="float" office:value="1.21547823242593" calcext:value-type="float">
            <text:p>1.21547823242593</text:p>
          </table:table-cell>
          <table:table-cell table:formula="of:=[.I186]+[.L186]" office:value-type="float" office:value="323.243369871617" calcext:value-type="float">
            <text:p>323.243369871617</text:p>
          </table:table-cell>
          <table:table-cell table:formula="of:=[.J186]+[.L186]" office:value-type="float" office:value="9039.89132738785" calcext:value-type="float">
            <text:p>9039.89132738785</text:p>
          </table:table-cell>
          <table:table-cell table:formula="of:=(1.000001018*(1-[.K186]*[.K186]))/(1+[.K186]*COS(RADIANS([.N186])))" office:value-type="float" office:value="0.987075646191607" calcext:value-type="float">
            <text:p>0.987075646191607</text:p>
          </table:table-cell>
          <table:table-cell table:formula="of:=[.M186]-0.00569-0.00478*SIN(RADIANS(125.04-1934.136*[.G186]))" office:value-type="float" office:value="323.236153316542" calcext:value-type="float">
            <text:p>323.236153316542</text:p>
          </table:table-cell>
          <table:table-cell table:formula="of:=23+(26+((21.448-[.G186]*(46.815+[.G186]*(0.00059-[.G186]*0.001813))))/60)/60" office:value-type="float" office:value="23.4361551626038" calcext:value-type="float">
            <text:p>23.4361551626038</text:p>
          </table:table-cell>
          <table:table-cell table:formula="of:=[.Q186]+0.00256*COS(RADIANS(125.04-1934.136*[.G186]))" office:value-type="float" office:value="23.4385811017064" calcext:value-type="float">
            <text:p>23.4385811017064</text:p>
          </table:table-cell>
          <table:table-cell table:formula="of:=DEGREES(ATAN2(COS(RADIANS([.P186]));COS(RADIANS([.R186]))*SIN(RADIANS([.P186]))))" office:value-type="float" office:value="-34.4292912226542" calcext:value-type="float">
            <text:p>-34.4292912226542</text:p>
          </table:table-cell>
          <table:table-cell table:formula="of:=DEGREES(ASIN(SIN(RADIANS([.R186]))*SIN(RADIANS([.P186]))))" office:value-type="float" office:value="-13.7726623615366" calcext:value-type="float">
            <text:p>-13.7726623615366</text:p>
          </table:table-cell>
          <table:table-cell table:formula="of:=TAN(RADIANS([.R186]/2))*TAN(RADIANS([.R186]/2))" office:value-type="float" office:value="0.0430318479981223" calcext:value-type="float">
            <text:p>0.0430318479981223</text:p>
          </table:table-cell>
          <table:table-cell table:formula="of:=4*DEGREES([.U186]*SIN(2*RADIANS([.I186]))-2*[.K186]*SIN(RADIANS([.J186]))+4*[.K186]*[.U186]*SIN(RADIANS([.J186]))*COS(2*RADIANS([.I186]))-0.5*[.U186]*[.U186]*SIN(4*RADIANS([.I186]))-1.25*[.K186]*[.K186]*SIN(2*RADIANS([.J186])))" office:value-type="float" office:value="-14.2279840106575" calcext:value-type="float">
            <text:p>-14.2279840106575</text:p>
          </table:table-cell>
          <table:table-cell table:formula="of:=DEGREES(ACOS(COS(RADIANS(90.833))/(COS(RADIANS([.$B$3]))*COS(RADIANS([.T186])))-TAN(RADIANS([.$B$3]))*TAN(RADIANS([.T186]))))" office:value-type="float" office:value="88.0007849957333" calcext:value-type="float">
            <text:p>88.0007849957333</text:p>
          </table:table-cell>
          <table:table-cell table:style-name="ce22" table:formula="of:=(720-4*[.$B$4]-[.V186]+[.$B$5]*60)/1440" office:value-type="time" office:time-value="PT12H14M29.059920639S" calcext:value-type="time">
            <text:p>12:14:29</text:p>
          </table:table-cell>
          <table:table-cell table:style-name="ce8" table:formula="of:=[.X186]-[.W186]*4/1440" office:value-type="time" office:time-value="PT06H22M28.871521663S" calcext:value-type="time">
            <text:p>6:22:28</text:p>
          </table:table-cell>
          <table:table-cell table:style-name="ce8" table:formula="of:=[.X186]+[.W186]*4/1440" office:value-type="time" office:time-value="PT18H06M29.248319615S" calcext:value-type="time">
            <text:p>18:06:29</text:p>
          </table:table-cell>
          <table:table-cell table:style-name="ce11" table:formula="of:=8*[.W186]" office:value-type="float" office:value="704.006279965867" calcext:value-type="float">
            <text:p>704.006279965867</text:p>
          </table:table-cell>
          <table:table-cell table:formula="of:=MOD([.E186]*1440+[.V186]+4*[.$B$4]-60*[.$B$5];1440)" office:value-type="float" office:value="1095.51566798934" calcext:value-type="float">
            <text:p>1095.51566798934</text:p>
          </table:table-cell>
          <table:table-cell table:formula="of:=IF([.AB186]/4&lt;0;[.AB186]/4+180;[.AB186]/4-180)" office:value-type="float" office:value="93.8789169973356" calcext:value-type="float">
            <text:p>93.8789169973356</text:p>
          </table:table-cell>
          <table:table-cell table:formula="of:=DEGREES(ACOS(SIN(RADIANS([.$B$3]))*SIN(RADIANS([.T186]))+COS(RADIANS([.$B$3]))*COS(RADIANS([.T186]))*COS(RADIANS([.AC186]))))" office:value-type="float" office:value="96.4364890504266" calcext:value-type="float">
            <text:p>96.4364890504266</text:p>
          </table:table-cell>
          <table:table-cell table:formula="of:=90-[.AD186]" office:value-type="float" office:value="-6.43648905042662" calcext:value-type="float">
            <text:p>-6.43648905042662</text:p>
          </table:table-cell>
          <table:table-cell table:formula="of:=IF([.AE186]&gt;85;0;IF([.AE186]&gt;5;58.1/TAN(RADIANS([.AE186]))-0.07/POWER(TAN(RADIANS([.AE186]));3)+0.000086/POWER(TAN(RADIANS([.AE186]));5);IF([.AE186]&gt;-0.575;1735+[.AE186]*(-518.2+[.AE186]*(103.4+[.AE186]*(-12.79+[.AE186]*0.711)));-20.772/TAN(RADIANS([.AE186])))))/3600" office:value-type="float" office:value="0.0511466398629173" calcext:value-type="float">
            <text:p>0.0511466398629173</text:p>
          </table:table-cell>
          <table:table-cell table:formula="of:=[.AE186]+[.AF186]" office:value-type="float" office:value="-6.3853424105637" calcext:value-type="float">
            <text:p>-6.3853424105637</text:p>
          </table:table-cell>
          <table:table-cell table:formula="of:=IF([.AC186]&gt;0;MOD(DEGREES(ACOS(((SIN(RADIANS([.$B$3]))*COS(RADIANS([.AD186])))-SIN(RADIANS([.T186])))/(COS(RADIANS([.$B$3]))*SIN(RADIANS([.AD186])))))+180;360);MOD(540-DEGREES(ACOS(((SIN(RADIANS([.$B$3]))*COS(RADIANS([.AD186])))-SIN(RADIANS([.T186])))/(COS(RADIANS([.$B$3]))*SIN(RADIANS([.AD186])))));360))" office:value-type="float" office:value="257.205300175121" calcext:value-type="float">
            <text:p>257.20530017512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86]+0.1/24" office:value-type="time" office:time-value="PT18H36M00S" calcext:value-type="time">
            <text:p>18:36:00</text:p>
          </table:table-cell>
          <table:table-cell table:style-name="ce9" table:formula="of:=[.D187]+2415018.5+[.E187]-[.$B$5]/24" office:value-type="float" office:value="2460352.98333333" calcext:value-type="float">
            <text:p>2460352.98</text:p>
          </table:table-cell>
          <table:table-cell table:style-name="ce10" table:formula="of:=([.F187]-2451545)/36525" office:value-type="float" office:value="0.241149441022133" calcext:value-type="float">
            <text:p>0.24114944</text:p>
          </table:table-cell>
          <table:table-cell/>
          <table:table-cell table:formula="of:=MOD(280.46646+[.G187]*(36000.76983+[.G187]*0.0003032);360)" office:value-type="float" office:value="322.031998502962" calcext:value-type="float">
            <text:p>322.031998502962</text:p>
          </table:table-cell>
          <table:table-cell table:formula="of:=357.52911+[.G187]*(35999.05029-0.0001537*[.G187])" office:value-type="float" office:value="9038.67995582302" calcext:value-type="float">
            <text:p>9038.67995582302</text:p>
          </table:table-cell>
          <table:table-cell table:formula="of:=0.016708634-[.G187]*(0.000042037+0.0000001267*[.G187])" office:value-type="float" office:value="0.016698489432956" calcext:value-type="float">
            <text:p>0.016698489432956</text:p>
          </table:table-cell>
          <table:table-cell table:formula="of:=SIN(RADIANS([.J187]))*(1.914602-[.G187]*(0.004817+0.000014*[.G187]))+SIN(RADIANS(2*[.J187]))*(0.019993-0.000101*[.G187])+SIN(RADIANS(3*[.J187]))*0.000289" office:value-type="float" office:value="1.21558589699427" calcext:value-type="float">
            <text:p>1.21558589699427</text:p>
          </table:table-cell>
          <table:table-cell table:formula="of:=[.I187]+[.L187]" office:value-type="float" office:value="323.247584399956" calcext:value-type="float">
            <text:p>323.247584399956</text:p>
          </table:table-cell>
          <table:table-cell table:formula="of:=[.J187]+[.L187]" office:value-type="float" office:value="9039.89554172001" calcext:value-type="float">
            <text:p>9039.89554172001</text:p>
          </table:table-cell>
          <table:table-cell table:formula="of:=(1.000001018*(1-[.K187]*[.K187]))/(1+[.K187]*COS(RADIANS([.N187])))" office:value-type="float" office:value="0.987076413924867" calcext:value-type="float">
            <text:p>0.987076413924867</text:p>
          </table:table-cell>
          <table:table-cell table:formula="of:=[.M187]-0.00569-0.00478*SIN(RADIANS(125.04-1934.136*[.G187]))" office:value-type="float" office:value="323.240367862325" calcext:value-type="float">
            <text:p>323.240367862325</text:p>
          </table:table-cell>
          <table:table-cell table:formula="of:=23+(26+((21.448-[.G187]*(46.815+[.G187]*(0.00059-[.G187]*0.001813))))/60)/60" office:value-type="float" office:value="23.4361551611203" calcext:value-type="float">
            <text:p>23.4361551611203</text:p>
          </table:table-cell>
          <table:table-cell table:formula="of:=[.Q187]+0.00256*COS(RADIANS(125.04-1934.136*[.G187]))" office:value-type="float" office:value="23.4385811033713" calcext:value-type="float">
            <text:p>23.4385811033713</text:p>
          </table:table-cell>
          <table:table-cell table:formula="of:=DEGREES(ATAN2(COS(RADIANS([.P187]));COS(RADIANS([.R187]))*SIN(RADIANS([.P187]))))" office:value-type="float" office:value="-34.4251921284469" calcext:value-type="float">
            <text:p>-34.4251921284469</text:p>
          </table:table-cell>
          <table:table-cell table:formula="of:=DEGREES(ASIN(SIN(RADIANS([.R187]))*SIN(RADIANS([.P187]))))" office:value-type="float" office:value="-13.7712795909292" calcext:value-type="float">
            <text:p>-13.7712795909292</text:p>
          </table:table-cell>
          <table:table-cell table:formula="of:=TAN(RADIANS([.R187]/2))*TAN(RADIANS([.R187]/2))" office:value-type="float" office:value="0.0430318480044094" calcext:value-type="float">
            <text:p>0.0430318480044094</text:p>
          </table:table-cell>
          <table:table-cell table:formula="of:=4*DEGREES([.U187]*SIN(2*RADIANS([.I187]))-2*[.K187]*SIN(RADIANS([.J187]))+4*[.K187]*[.U187]*SIN(RADIANS([.J187]))*COS(2*RADIANS([.I187]))-0.5*[.U187]*[.U187]*SIN(4*RADIANS([.I187]))-1.25*[.K187]*[.K187]*SIN(2*RADIANS([.J187])))" office:value-type="float" office:value="-14.2279514701087" calcext:value-type="float">
            <text:p>-14.2279514701087</text:p>
          </table:table-cell>
          <table:table-cell table:formula="of:=DEGREES(ACOS(COS(RADIANS(90.833))/(COS(RADIANS([.$B$3]))*COS(RADIANS([.T187])))-TAN(RADIANS([.$B$3]))*TAN(RADIANS([.T187]))))" office:value-type="float" office:value="88.0010799886415" calcext:value-type="float">
            <text:p>88.0010799886415</text:p>
          </table:table-cell>
          <table:table-cell table:style-name="ce22" table:formula="of:=(720-4*[.$B$4]-[.V187]+[.$B$5]*60)/1440" office:value-type="time" office:time-value="PT12H14M29.057968207S" calcext:value-type="time">
            <text:p>12:14:29</text:p>
          </table:table-cell>
          <table:table-cell table:style-name="ce8" table:formula="of:=[.X187]-[.W187]*4/1440" office:value-type="time" office:time-value="PT06H22M28.798770933S" calcext:value-type="time">
            <text:p>6:22:28</text:p>
          </table:table-cell>
          <table:table-cell table:style-name="ce8" table:formula="of:=[.X187]+[.W187]*4/1440" office:value-type="time" office:time-value="PT18H06M29.31716548S" calcext:value-type="time">
            <text:p>18:06:29</text:p>
          </table:table-cell>
          <table:table-cell table:style-name="ce11" table:formula="of:=8*[.W187]" office:value-type="float" office:value="704.008639909132" calcext:value-type="float">
            <text:p>704.008639909132</text:p>
          </table:table-cell>
          <table:table-cell table:formula="of:=MOD([.E187]*1440+[.V187]+4*[.$B$4]-60*[.$B$5];1440)" office:value-type="float" office:value="1101.51570052989" calcext:value-type="float">
            <text:p>1101.51570052989</text:p>
          </table:table-cell>
          <table:table-cell table:formula="of:=IF([.AB187]/4&lt;0;[.AB187]/4+180;[.AB187]/4-180)" office:value-type="float" office:value="95.3789251324729" calcext:value-type="float">
            <text:p>95.3789251324729</text:p>
          </table:table-cell>
          <table:table-cell table:formula="of:=DEGREES(ACOS(SIN(RADIANS([.$B$3]))*SIN(RADIANS([.T187]))+COS(RADIANS([.$B$3]))*COS(RADIANS([.T187]))*COS(RADIANS([.AC187]))))" office:value-type="float" office:value="97.8700452932098" calcext:value-type="float">
            <text:p>97.8700452932098</text:p>
          </table:table-cell>
          <table:table-cell table:formula="of:=90-[.AD187]" office:value-type="float" office:value="-7.87004529320976" calcext:value-type="float">
            <text:p>-7.87004529320976</text:p>
          </table:table-cell>
          <table:table-cell table:formula="of:=IF([.AE187]&gt;85;0;IF([.AE187]&gt;5;58.1/TAN(RADIANS([.AE187]))-0.07/POWER(TAN(RADIANS([.AE187]));3)+0.000086/POWER(TAN(RADIANS([.AE187]));5);IF([.AE187]&gt;-0.575;1735+[.AE187]*(-518.2+[.AE187]*(103.4+[.AE187]*(-12.79+[.AE187]*0.711)));-20.772/TAN(RADIANS([.AE187])))))/3600" office:value-type="float" office:value="0.041742437677545" calcext:value-type="float">
            <text:p>0.041742437677545</text:p>
          </table:table-cell>
          <table:table-cell table:formula="of:=[.AE187]+[.AF187]" office:value-type="float" office:value="-7.82830285553221" calcext:value-type="float">
            <text:p>-7.82830285553221</text:p>
          </table:table-cell>
          <table:table-cell table:formula="of:=IF([.AC187]&gt;0;MOD(DEGREES(ACOS(((SIN(RADIANS([.$B$3]))*COS(RADIANS([.AD187])))-SIN(RADIANS([.T187])))/(COS(RADIANS([.$B$3]))*SIN(RADIANS([.AD187])))))+180;360);MOD(540-DEGREES(ACOS(((SIN(RADIANS([.$B$3]))*COS(RADIANS([.AD187])))-SIN(RADIANS([.T187])))/(COS(RADIANS([.$B$3]))*SIN(RADIANS([.AD187])))));360))" office:value-type="float" office:value="257.46700372428" calcext:value-type="float">
            <text:p>257.4670037242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87]+0.1/24" office:value-type="time" office:time-value="PT18H42M00S" calcext:value-type="time">
            <text:p>18:42:00</text:p>
          </table:table-cell>
          <table:table-cell table:style-name="ce9" table:formula="of:=[.D188]+2415018.5+[.E188]-[.$B$5]/24" office:value-type="float" office:value="2460352.9875" calcext:value-type="float">
            <text:p>2460352.99</text:p>
          </table:table-cell>
          <table:table-cell table:style-name="ce10" table:formula="of:=([.F188]-2451545)/36525" office:value-type="float" office:value="0.241149555099255" calcext:value-type="float">
            <text:p>0.24114956</text:p>
          </table:table-cell>
          <table:table-cell/>
          <table:table-cell table:formula="of:=MOD(280.46646+[.G188]*(36000.76983+[.G188]*0.0003032);360)" office:value-type="float" office:value="322.036105367193" calcext:value-type="float">
            <text:p>322.036105367193</text:p>
          </table:table-cell>
          <table:table-cell table:formula="of:=357.52911+[.G188]*(35999.05029-0.0001537*[.G188])" office:value-type="float" office:value="9038.68406249106" calcext:value-type="float">
            <text:p>9038.68406249106</text:p>
          </table:table-cell>
          <table:table-cell table:formula="of:=0.016708634-[.G188]*(0.000042037+0.0000001267*[.G188])" office:value-type="float" office:value="0.0166984894281535" calcext:value-type="float">
            <text:p>0.0166984894281535</text:p>
          </table:table-cell>
          <table:table-cell table:formula="of:=SIN(RADIANS([.J188]))*(1.914602-[.G188]*(0.004817+0.000014*[.G188]))+SIN(RADIANS(2*[.J188]))*(0.019993-0.000101*[.G188])+SIN(RADIANS(3*[.J188]))*0.000289" office:value-type="float" office:value="1.21569355501884" calcext:value-type="float">
            <text:p>1.21569355501884</text:p>
          </table:table-cell>
          <table:table-cell table:formula="of:=[.I188]+[.L188]" office:value-type="float" office:value="323.251798922212" calcext:value-type="float">
            <text:p>323.251798922212</text:p>
          </table:table-cell>
          <table:table-cell table:formula="of:=[.J188]+[.L188]" office:value-type="float" office:value="9039.89975604608" calcext:value-type="float">
            <text:p>9039.89975604608</text:p>
          </table:table-cell>
          <table:table-cell table:formula="of:=(1.000001018*(1-[.K188]*[.K188]))/(1+[.K188]*COS(RADIANS([.N188])))" office:value-type="float" office:value="0.987077181725762" calcext:value-type="float">
            <text:p>0.987077181725762</text:p>
          </table:table-cell>
          <table:table-cell table:formula="of:=[.M188]-0.00569-0.00478*SIN(RADIANS(125.04-1934.136*[.G188]))" office:value-type="float" office:value="323.244582402024" calcext:value-type="float">
            <text:p>323.244582402024</text:p>
          </table:table-cell>
          <table:table-cell table:formula="of:=23+(26+((21.448-[.G188]*(46.815+[.G188]*(0.00059-[.G188]*0.001813))))/60)/60" office:value-type="float" office:value="23.4361551596368" calcext:value-type="float">
            <text:p>23.4361551596368</text:p>
          </table:table-cell>
          <table:table-cell table:formula="of:=[.Q188]+0.00256*COS(RADIANS(125.04-1934.136*[.G188]))" office:value-type="float" office:value="23.4385811050361" calcext:value-type="float">
            <text:p>23.4385811050361</text:p>
          </table:table-cell>
          <table:table-cell table:formula="of:=DEGREES(ATAN2(COS(RADIANS([.P188]));COS(RADIANS([.R188]))*SIN(RADIANS([.P188]))))" office:value-type="float" office:value="-34.4210930886499" calcext:value-type="float">
            <text:p>-34.4210930886499</text:p>
          </table:table-cell>
          <table:table-cell table:formula="of:=DEGREES(ASIN(SIN(RADIANS([.R188]))*SIN(RADIANS([.P188]))))" office:value-type="float" office:value="-13.7698967545158" calcext:value-type="float">
            <text:p>-13.7698967545158</text:p>
          </table:table-cell>
          <table:table-cell table:formula="of:=TAN(RADIANS([.R188]/2))*TAN(RADIANS([.R188]/2))" office:value-type="float" office:value="0.0430318480106964" calcext:value-type="float">
            <text:p>0.0430318480106964</text:p>
          </table:table-cell>
          <table:table-cell table:formula="of:=4*DEGREES([.U188]*SIN(2*RADIANS([.I188]))-2*[.K188]*SIN(RADIANS([.J188]))+4*[.K188]*[.U188]*SIN(RADIANS([.J188]))*COS(2*RADIANS([.I188]))-0.5*[.U188]*[.U188]*SIN(4*RADIANS([.I188]))-1.25*[.K188]*[.K188]*SIN(2*RADIANS([.J188])))" office:value-type="float" office:value="-14.227918707319" calcext:value-type="float">
            <text:p>-14.227918707319</text:p>
          </table:table-cell>
          <table:table-cell table:formula="of:=DEGREES(ACOS(COS(RADIANS(90.833))/(COS(RADIANS([.$B$3]))*COS(RADIANS([.T188])))-TAN(RADIANS([.$B$3]))*TAN(RADIANS([.T188]))))" office:value-type="float" office:value="88.0013749925555" calcext:value-type="float">
            <text:p>88.0013749925555</text:p>
          </table:table-cell>
          <table:table-cell table:style-name="ce22" table:formula="of:=(720-4*[.$B$4]-[.V188]+[.$B$5]*60)/1440" office:value-type="time" office:time-value="PT12H14M29.056002439S" calcext:value-type="time">
            <text:p>12:14:29</text:p>
          </table:table-cell>
          <table:table-cell table:style-name="ce8" table:formula="of:=[.X188]-[.W188]*4/1440" office:value-type="time" office:time-value="PT06H22M28.726004226S" calcext:value-type="time">
            <text:p>6:22:28</text:p>
          </table:table-cell>
          <table:table-cell table:style-name="ce8" table:formula="of:=[.X188]+[.W188]*4/1440" office:value-type="time" office:time-value="PT18H06M29.386000652S" calcext:value-type="time">
            <text:p>18:06:29</text:p>
          </table:table-cell>
          <table:table-cell table:style-name="ce11" table:formula="of:=8*[.W188]" office:value-type="float" office:value="704.010999940444" calcext:value-type="float">
            <text:p>704.010999940444</text:p>
          </table:table-cell>
          <table:table-cell table:formula="of:=MOD([.E188]*1440+[.V188]+4*[.$B$4]-60*[.$B$5];1440)" office:value-type="float" office:value="1107.51573329268" calcext:value-type="float">
            <text:p>1107.51573329268</text:p>
          </table:table-cell>
          <table:table-cell table:formula="of:=IF([.AB188]/4&lt;0;[.AB188]/4+180;[.AB188]/4-180)" office:value-type="float" office:value="96.8789333231703" calcext:value-type="float">
            <text:p>96.8789333231703</text:p>
          </table:table-cell>
          <table:table-cell table:formula="of:=DEGREES(ACOS(SIN(RADIANS([.$B$3]))*SIN(RADIANS([.T188]))+COS(RADIANS([.$B$3]))*COS(RADIANS([.T188]))*COS(RADIANS([.AC188]))))" office:value-type="float" office:value="99.3050457517224" calcext:value-type="float">
            <text:p>99.3050457517224</text:p>
          </table:table-cell>
          <table:table-cell table:formula="of:=90-[.AD188]" office:value-type="float" office:value="-9.3050457517224" calcext:value-type="float">
            <text:p>-9.3050457517224</text:p>
          </table:table-cell>
          <table:table-cell table:formula="of:=IF([.AE188]&gt;85;0;IF([.AE188]&gt;5;58.1/TAN(RADIANS([.AE188]))-0.07/POWER(TAN(RADIANS([.AE188]));3)+0.000086/POWER(TAN(RADIANS([.AE188]));5);IF([.AE188]&gt;-0.575;1735+[.AE188]*(-518.2+[.AE188]*(103.4+[.AE188]*(-12.79+[.AE188]*0.711)));-20.772/TAN(RADIANS([.AE188])))))/3600" office:value-type="float" office:value="0.0352158433496491" calcext:value-type="float">
            <text:p>0.0352158433496491</text:p>
          </table:table-cell>
          <table:table-cell table:formula="of:=[.AE188]+[.AF188]" office:value-type="float" office:value="-9.26982990837275" calcext:value-type="float">
            <text:p>-9.26982990837275</text:p>
          </table:table-cell>
          <table:table-cell table:formula="of:=IF([.AC188]&gt;0;MOD(DEGREES(ACOS(((SIN(RADIANS([.$B$3]))*COS(RADIANS([.AD188])))-SIN(RADIANS([.T188])))/(COS(RADIANS([.$B$3]))*SIN(RADIANS([.AD188])))))+180;360);MOD(540-DEGREES(ACOS(((SIN(RADIANS([.$B$3]))*COS(RADIANS([.AD188])))-SIN(RADIANS([.T188])))/(COS(RADIANS([.$B$3]))*SIN(RADIANS([.AD188])))));360))" office:value-type="float" office:value="257.721469477187" calcext:value-type="float">
            <text:p>257.72146947718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88]+0.1/24" office:value-type="time" office:time-value="PT18H48M00S" calcext:value-type="time">
            <text:p>18:48:00</text:p>
          </table:table-cell>
          <table:table-cell table:style-name="ce9" table:formula="of:=[.D189]+2415018.5+[.E189]-[.$B$5]/24" office:value-type="float" office:value="2460352.99166667" calcext:value-type="float">
            <text:p>2460352.99</text:p>
          </table:table-cell>
          <table:table-cell table:style-name="ce10" table:formula="of:=([.F189]-2451545)/36525" office:value-type="float" office:value="0.241149669176364" calcext:value-type="float">
            <text:p>0.24114967</text:p>
          </table:table-cell>
          <table:table-cell/>
          <table:table-cell table:formula="of:=MOD(280.46646+[.G189]*(36000.76983+[.G189]*0.0003032);360)" office:value-type="float" office:value="322.040212230966" calcext:value-type="float">
            <text:p>322.040212230966</text:p>
          </table:table-cell>
          <table:table-cell table:formula="of:=357.52911+[.G189]*(35999.05029-0.0001537*[.G189])" office:value-type="float" office:value="9038.68816915865" calcext:value-type="float">
            <text:p>9038.68816915865</text:p>
          </table:table-cell>
          <table:table-cell table:formula="of:=0.016708634-[.G189]*(0.000042037+0.0000001267*[.G189])" office:value-type="float" office:value="0.0166984894233511" calcext:value-type="float">
            <text:p>0.0166984894233511</text:p>
          </table:table-cell>
          <table:table-cell table:formula="of:=SIN(RADIANS([.J189]))*(1.914602-[.G189]*(0.004817+0.000014*[.G189]))+SIN(RADIANS(2*[.J189]))*(0.019993-0.000101*[.G189])+SIN(RADIANS(3*[.J189]))*0.000289" office:value-type="float" office:value="1.21580120647492" calcext:value-type="float">
            <text:p>1.21580120647492</text:p>
          </table:table-cell>
          <table:table-cell table:formula="of:=[.I189]+[.L189]" office:value-type="float" office:value="323.256013437441" calcext:value-type="float">
            <text:p>323.256013437441</text:p>
          </table:table-cell>
          <table:table-cell table:formula="of:=[.J189]+[.L189]" office:value-type="float" office:value="9039.90397036513" calcext:value-type="float">
            <text:p>9039.90397036513</text:p>
          </table:table-cell>
          <table:table-cell table:formula="of:=(1.000001018*(1-[.K189]*[.K189]))/(1+[.K189]*COS(RADIANS([.N189])))" office:value-type="float" office:value="0.987077949594118" calcext:value-type="float">
            <text:p>0.987077949594118</text:p>
          </table:table-cell>
          <table:table-cell table:formula="of:=[.M189]-0.00569-0.00478*SIN(RADIANS(125.04-1934.136*[.G189]))" office:value-type="float" office:value="323.248796934697" calcext:value-type="float">
            <text:p>323.248796934697</text:p>
          </table:table-cell>
          <table:table-cell table:formula="of:=23+(26+((21.448-[.G189]*(46.815+[.G189]*(0.00059-[.G189]*0.001813))))/60)/60" office:value-type="float" office:value="23.4361551581533" calcext:value-type="float">
            <text:p>23.4361551581533</text:p>
          </table:table-cell>
          <table:table-cell table:formula="of:=[.Q189]+0.00256*COS(RADIANS(125.04-1934.136*[.G189]))" office:value-type="float" office:value="23.4385811067009" calcext:value-type="float">
            <text:p>23.4385811067009</text:p>
          </table:table-cell>
          <table:table-cell table:formula="of:=DEGREES(ATAN2(COS(RADIANS([.P189]));COS(RADIANS([.R189]))*SIN(RADIANS([.P189]))))" office:value-type="float" office:value="-34.4169941041771" calcext:value-type="float">
            <text:p>-34.4169941041771</text:p>
          </table:table-cell>
          <table:table-cell table:formula="of:=DEGREES(ASIN(SIN(RADIANS([.R189]))*SIN(RADIANS([.P189]))))" office:value-type="float" office:value="-13.7685138526139" calcext:value-type="float">
            <text:p>-13.7685138526139</text:p>
          </table:table-cell>
          <table:table-cell table:formula="of:=TAN(RADIANS([.R189]/2))*TAN(RADIANS([.R189]/2))" office:value-type="float" office:value="0.0430318480169833" calcext:value-type="float">
            <text:p>0.0430318480169833</text:p>
          </table:table-cell>
          <table:table-cell table:formula="of:=4*DEGREES([.U189]*SIN(2*RADIANS([.I189]))-2*[.K189]*SIN(RADIANS([.J189]))+4*[.K189]*[.U189]*SIN(RADIANS([.J189]))*COS(2*RADIANS([.I189]))-0.5*[.U189]*[.U189]*SIN(4*RADIANS([.I189]))-1.25*[.K189]*[.K189]*SIN(2*RADIANS([.J189])))" office:value-type="float" office:value="-14.2278857223073" calcext:value-type="float">
            <text:p>-14.2278857223073</text:p>
          </table:table-cell>
          <table:table-cell table:formula="of:=DEGREES(ACOS(COS(RADIANS(90.833))/(COS(RADIANS([.$B$3]))*COS(RADIANS([.T189])))-TAN(RADIANS([.$B$3]))*TAN(RADIANS([.T189]))))" office:value-type="float" office:value="88.0016700074077" calcext:value-type="float">
            <text:p>88.0016700074077</text:p>
          </table:table-cell>
          <table:table-cell table:style-name="ce22" table:formula="of:=(720-4*[.$B$4]-[.V189]+[.$B$5]*60)/1440" office:value-type="time" office:time-value="PT12H14M29.054023338S" calcext:value-type="time">
            <text:p>12:14:29</text:p>
          </table:table-cell>
          <table:table-cell table:style-name="ce8" table:formula="of:=[.X189]-[.W189]*4/1440" office:value-type="time" office:time-value="PT06H22M28.653221561S" calcext:value-type="time">
            <text:p>6:22:28</text:p>
          </table:table-cell>
          <table:table-cell table:style-name="ce8" table:formula="of:=[.X189]+[.W189]*4/1440" office:value-type="time" office:time-value="PT18H06M29.454825116S" calcext:value-type="time">
            <text:p>18:06:29</text:p>
          </table:table-cell>
          <table:table-cell table:style-name="ce11" table:formula="of:=8*[.W189]" office:value-type="float" office:value="704.013360059262" calcext:value-type="float">
            <text:p>704.013360059262</text:p>
          </table:table-cell>
          <table:table-cell table:formula="of:=MOD([.E189]*1440+[.V189]+4*[.$B$4]-60*[.$B$5];1440)" office:value-type="float" office:value="1113.51576627769" calcext:value-type="float">
            <text:p>1113.51576627769</text:p>
          </table:table-cell>
          <table:table-cell table:formula="of:=IF([.AB189]/4&lt;0;[.AB189]/4+180;[.AB189]/4-180)" office:value-type="float" office:value="98.3789415694232" calcext:value-type="float">
            <text:p>98.3789415694232</text:p>
          </table:table-cell>
          <table:table-cell table:formula="of:=DEGREES(ACOS(SIN(RADIANS([.$B$3]))*SIN(RADIANS([.T189]))+COS(RADIANS([.$B$3]))*COS(RADIANS([.T189]))*COS(RADIANS([.AC189]))))" office:value-type="float" office:value="100.741422750845" calcext:value-type="float">
            <text:p>100.741422750845</text:p>
          </table:table-cell>
          <table:table-cell table:formula="of:=90-[.AD189]" office:value-type="float" office:value="-10.7414227508445" calcext:value-type="float">
            <text:p>-10.7414227508445</text:p>
          </table:table-cell>
          <table:table-cell table:formula="of:=IF([.AE189]&gt;85;0;IF([.AE189]&gt;5;58.1/TAN(RADIANS([.AE189]))-0.07/POWER(TAN(RADIANS([.AE189]));3)+0.000086/POWER(TAN(RADIANS([.AE189]));5);IF([.AE189]&gt;-0.575;1735+[.AE189]*(-518.2+[.AE189]*(103.4+[.AE189]*(-12.79+[.AE189]*0.711)));-20.772/TAN(RADIANS([.AE189])))))/3600" office:value-type="float" office:value="0.0304163124566613" calcext:value-type="float">
            <text:p>0.0304163124566613</text:p>
          </table:table-cell>
          <table:table-cell table:formula="of:=[.AE189]+[.AF189]" office:value-type="float" office:value="-10.7110064383879" calcext:value-type="float">
            <text:p>-10.7110064383879</text:p>
          </table:table-cell>
          <table:table-cell table:formula="of:=IF([.AC189]&gt;0;MOD(DEGREES(ACOS(((SIN(RADIANS([.$B$3]))*COS(RADIANS([.AD189])))-SIN(RADIANS([.T189])))/(COS(RADIANS([.$B$3]))*SIN(RADIANS([.AD189])))))+180;360);MOD(540-DEGREES(ACOS(((SIN(RADIANS([.$B$3]))*COS(RADIANS([.AD189])))-SIN(RADIANS([.T189])))/(COS(RADIANS([.$B$3]))*SIN(RADIANS([.AD189])))));360))" office:value-type="float" office:value="257.968929841426" calcext:value-type="float">
            <text:p>257.9689298414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89]+0.1/24" office:value-type="time" office:time-value="PT18H54M00S" calcext:value-type="time">
            <text:p>18:54:00</text:p>
          </table:table-cell>
          <table:table-cell table:style-name="ce9" table:formula="of:=[.D190]+2415018.5+[.E190]-[.$B$5]/24" office:value-type="float" office:value="2460352.99583333" calcext:value-type="float">
            <text:p>2460353.00</text:p>
          </table:table-cell>
          <table:table-cell table:style-name="ce10" table:formula="of:=([.F190]-2451545)/36525" office:value-type="float" office:value="0.241149783253486" calcext:value-type="float">
            <text:p>0.24114978</text:p>
          </table:table-cell>
          <table:table-cell/>
          <table:table-cell table:formula="of:=MOD(280.46646+[.G190]*(36000.76983+[.G190]*0.0003032);360)" office:value-type="float" office:value="322.044319095199" calcext:value-type="float">
            <text:p>322.044319095199</text:p>
          </table:table-cell>
          <table:table-cell table:formula="of:=357.52911+[.G190]*(35999.05029-0.0001537*[.G190])" office:value-type="float" office:value="9038.6922758267" calcext:value-type="float">
            <text:p>9038.6922758267</text:p>
          </table:table-cell>
          <table:table-cell table:formula="of:=0.016708634-[.G190]*(0.000042037+0.0000001267*[.G190])" office:value-type="float" office:value="0.0166984894185487" calcext:value-type="float">
            <text:p>0.0166984894185487</text:p>
          </table:table-cell>
          <table:table-cell table:formula="of:=SIN(RADIANS([.J190]))*(1.914602-[.G190]*(0.004817+0.000014*[.G190]))+SIN(RADIANS(2*[.J190]))*(0.019993-0.000101*[.G190])+SIN(RADIANS(3*[.J190]))*0.000289" office:value-type="float" office:value="1.21590885138608" calcext:value-type="float">
            <text:p>1.21590885138608</text:p>
          </table:table-cell>
          <table:table-cell table:formula="of:=[.I190]+[.L190]" office:value-type="float" office:value="323.260227946585" calcext:value-type="float">
            <text:p>323.260227946585</text:p>
          </table:table-cell>
          <table:table-cell table:formula="of:=[.J190]+[.L190]" office:value-type="float" office:value="9039.90818467808" calcext:value-type="float">
            <text:p>9039.90818467808</text:p>
          </table:table-cell>
          <table:table-cell table:formula="of:=(1.000001018*(1-[.K190]*[.K190]))/(1+[.K190]*COS(RADIANS([.N190])))" office:value-type="float" office:value="0.987078717530101" calcext:value-type="float">
            <text:p>0.987078717530101</text:p>
          </table:table-cell>
          <table:table-cell table:formula="of:=[.M190]-0.00569-0.00478*SIN(RADIANS(125.04-1934.136*[.G190]))" office:value-type="float" office:value="323.253011461284" calcext:value-type="float">
            <text:p>323.253011461284</text:p>
          </table:table-cell>
          <table:table-cell table:formula="of:=23+(26+((21.448-[.G190]*(46.815+[.G190]*(0.00059-[.G190]*0.001813))))/60)/60" office:value-type="float" office:value="23.4361551566698" calcext:value-type="float">
            <text:p>23.4361551566698</text:p>
          </table:table-cell>
          <table:table-cell table:formula="of:=[.Q190]+0.00256*COS(RADIANS(125.04-1934.136*[.G190]))" office:value-type="float" office:value="23.4385811083657" calcext:value-type="float">
            <text:p>23.4385811083657</text:p>
          </table:table-cell>
          <table:table-cell table:formula="of:=DEGREES(ATAN2(COS(RADIANS([.P190]));COS(RADIANS([.R190]))*SIN(RADIANS([.P190]))))" office:value-type="float" office:value="-34.4128951741088" calcext:value-type="float">
            <text:p>-34.4128951741088</text:p>
          </table:table-cell>
          <table:table-cell table:formula="of:=DEGREES(ASIN(SIN(RADIANS([.R190]))*SIN(RADIANS([.P190]))))" office:value-type="float" office:value="-13.7671308849227" calcext:value-type="float">
            <text:p>-13.7671308849227</text:p>
          </table:table-cell>
          <table:table-cell table:formula="of:=TAN(RADIANS([.R190]/2))*TAN(RADIANS([.R190]/2))" office:value-type="float" office:value="0.0430318480232701" calcext:value-type="float">
            <text:p>0.0430318480232701</text:p>
          </table:table-cell>
          <table:table-cell table:formula="of:=4*DEGREES([.U190]*SIN(2*RADIANS([.I190]))-2*[.K190]*SIN(RADIANS([.J190]))+4*[.K190]*[.U190]*SIN(RADIANS([.J190]))*COS(2*RADIANS([.I190]))-0.5*[.U190]*[.U190]*SIN(4*RADIANS([.I190]))-1.25*[.K190]*[.K190]*SIN(2*RADIANS([.J190])))" office:value-type="float" office:value="-14.2278525150782" calcext:value-type="float">
            <text:p>-14.2278525150782</text:p>
          </table:table-cell>
          <table:table-cell table:formula="of:=DEGREES(ACOS(COS(RADIANS(90.833))/(COS(RADIANS([.$B$3]))*COS(RADIANS([.T190])))-TAN(RADIANS([.$B$3]))*TAN(RADIANS([.T190]))))" office:value-type="float" office:value="88.0019650332622" calcext:value-type="float">
            <text:p>88.0019650332622</text:p>
          </table:table-cell>
          <table:table-cell table:style-name="ce22" table:formula="of:=(720-4*[.$B$4]-[.V190]+[.$B$5]*60)/1440" office:value-type="time" office:time-value="PT12H14M29.052030905S" calcext:value-type="time">
            <text:p>12:14:29</text:p>
          </table:table-cell>
          <table:table-cell table:style-name="ce8" table:formula="of:=[.X190]-[.W190]*4/1440" office:value-type="time" office:time-value="PT06H22M28.580422922S" calcext:value-type="time">
            <text:p>6:22:28</text:p>
          </table:table-cell>
          <table:table-cell table:style-name="ce8" table:formula="of:=[.X190]+[.W190]*4/1440" office:value-type="time" office:time-value="PT18H06M29.523638888S" calcext:value-type="time">
            <text:p>18:06:29</text:p>
          </table:table-cell>
          <table:table-cell table:style-name="ce11" table:formula="of:=8*[.W190]" office:value-type="float" office:value="704.015720266098" calcext:value-type="float">
            <text:p>704.015720266098</text:p>
          </table:table-cell>
          <table:table-cell table:formula="of:=MOD([.E190]*1440+[.V190]+4*[.$B$4]-60*[.$B$5];1440)" office:value-type="float" office:value="1119.51579948492" calcext:value-type="float">
            <text:p>1119.51579948492</text:p>
          </table:table-cell>
          <table:table-cell table:formula="of:=IF([.AB190]/4&lt;0;[.AB190]/4+180;[.AB190]/4-180)" office:value-type="float" office:value="99.8789498712305" calcext:value-type="float">
            <text:p>99.8789498712305</text:p>
          </table:table-cell>
          <table:table-cell table:formula="of:=DEGREES(ACOS(SIN(RADIANS([.$B$3]))*SIN(RADIANS([.T190]))+COS(RADIANS([.$B$3]))*COS(RADIANS([.T190]))*COS(RADIANS([.AC190]))))" office:value-type="float" office:value="102.179112122043" calcext:value-type="float">
            <text:p>102.179112122043</text:p>
          </table:table-cell>
          <table:table-cell table:formula="of:=90-[.AD190]" office:value-type="float" office:value="-12.1791121220431" calcext:value-type="float">
            <text:p>-12.1791121220431</text:p>
          </table:table-cell>
          <table:table-cell table:formula="of:=IF([.AE190]&gt;85;0;IF([.AE190]&gt;5;58.1/TAN(RADIANS([.AE190]))-0.07/POWER(TAN(RADIANS([.AE190]));3)+0.000086/POWER(TAN(RADIANS([.AE190]));5);IF([.AE190]&gt;-0.575;1735+[.AE190]*(-518.2+[.AE190]*(103.4+[.AE190]*(-12.79+[.AE190]*0.711)));-20.772/TAN(RADIANS([.AE190])))))/3600" office:value-type="float" office:value="0.0267344892982907" calcext:value-type="float">
            <text:p>0.0267344892982907</text:p>
          </table:table-cell>
          <table:table-cell table:formula="of:=[.AE190]+[.AF190]" office:value-type="float" office:value="-12.1523776327448" calcext:value-type="float">
            <text:p>-12.1523776327448</text:p>
          </table:table-cell>
          <table:table-cell table:formula="of:=IF([.AC190]&gt;0;MOD(DEGREES(ACOS(((SIN(RADIANS([.$B$3]))*COS(RADIANS([.AD190])))-SIN(RADIANS([.T190])))/(COS(RADIANS([.$B$3]))*SIN(RADIANS([.AD190])))))+180;360);MOD(540-DEGREES(ACOS(((SIN(RADIANS([.$B$3]))*COS(RADIANS([.AD190])))-SIN(RADIANS([.T190])))/(COS(RADIANS([.$B$3]))*SIN(RADIANS([.AD190])))));360))" office:value-type="float" office:value="258.209598678184" calcext:value-type="float">
            <text:p>258.20959867818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90]+0.1/24" office:value-type="time" office:time-value="PT19H00M00S" calcext:value-type="time">
            <text:p>19:00:00</text:p>
          </table:table-cell>
          <table:table-cell table:style-name="ce9" table:formula="of:=[.D191]+2415018.5+[.E191]-[.$B$5]/24" office:value-type="float" office:value="2460353" calcext:value-type="float">
            <text:p>2460353.00</text:p>
          </table:table-cell>
          <table:table-cell table:style-name="ce10" table:formula="of:=([.F191]-2451545)/36525" office:value-type="float" office:value="0.241149897330595" calcext:value-type="float">
            <text:p>0.24114990</text:p>
          </table:table-cell>
          <table:table-cell/>
          <table:table-cell table:formula="of:=MOD(280.46646+[.G191]*(36000.76983+[.G191]*0.0003032);360)" office:value-type="float" office:value="322.04842595897" calcext:value-type="float">
            <text:p>322.04842595897</text:p>
          </table:table-cell>
          <table:table-cell table:formula="of:=357.52911+[.G191]*(35999.05029-0.0001537*[.G191])" office:value-type="float" office:value="9038.69638249429" calcext:value-type="float">
            <text:p>9038.69638249429</text:p>
          </table:table-cell>
          <table:table-cell table:formula="of:=0.016708634-[.G191]*(0.000042037+0.0000001267*[.G191])" office:value-type="float" office:value="0.0166984894137462" calcext:value-type="float">
            <text:p>0.0166984894137462</text:p>
          </table:table-cell>
          <table:table-cell table:formula="of:=SIN(RADIANS([.J191]))*(1.914602-[.G191]*(0.004817+0.000014*[.G191]))+SIN(RADIANS(2*[.J191]))*(0.019993-0.000101*[.G191])+SIN(RADIANS(3*[.J191]))*0.000289" office:value-type="float" office:value="1.21601648972776" calcext:value-type="float">
            <text:p>1.21601648972776</text:p>
          </table:table-cell>
          <table:table-cell table:formula="of:=[.I191]+[.L191]" office:value-type="float" office:value="323.264442448698" calcext:value-type="float">
            <text:p>323.264442448698</text:p>
          </table:table-cell>
          <table:table-cell table:formula="of:=[.J191]+[.L191]" office:value-type="float" office:value="9039.91239898401" calcext:value-type="float">
            <text:p>9039.91239898401</text:p>
          </table:table-cell>
          <table:table-cell table:formula="of:=(1.000001018*(1-[.K191]*[.K191]))/(1+[.K191]*COS(RADIANS([.N191])))" office:value-type="float" office:value="0.987079485533536" calcext:value-type="float">
            <text:p>0.987079485533536</text:p>
          </table:table-cell>
          <table:table-cell table:formula="of:=[.M191]-0.00569-0.00478*SIN(RADIANS(125.04-1934.136*[.G191]))" office:value-type="float" office:value="323.257225980841" calcext:value-type="float">
            <text:p>323.257225980841</text:p>
          </table:table-cell>
          <table:table-cell table:formula="of:=23+(26+((21.448-[.G191]*(46.815+[.G191]*(0.00059-[.G191]*0.001813))))/60)/60" office:value-type="float" office:value="23.4361551551864" calcext:value-type="float">
            <text:p>23.4361551551864</text:p>
          </table:table-cell>
          <table:table-cell table:formula="of:=[.Q191]+0.00256*COS(RADIANS(125.04-1934.136*[.G191]))" office:value-type="float" office:value="23.4385811100305" calcext:value-type="float">
            <text:p>23.4385811100305</text:p>
          </table:table-cell>
          <table:table-cell table:formula="of:=DEGREES(ATAN2(COS(RADIANS([.P191]));COS(RADIANS([.R191]))*SIN(RADIANS([.P191]))))" office:value-type="float" office:value="-34.4087962993623" calcext:value-type="float">
            <text:p>-34.4087962993623</text:p>
          </table:table-cell>
          <table:table-cell table:formula="of:=DEGREES(ASIN(SIN(RADIANS([.R191]))*SIN(RADIANS([.P191]))))" office:value-type="float" office:value="-13.765747851761" calcext:value-type="float">
            <text:p>-13.765747851761</text:p>
          </table:table-cell>
          <table:table-cell table:formula="of:=TAN(RADIANS([.R191]/2))*TAN(RADIANS([.R191]/2))" office:value-type="float" office:value="0.0430318480295567" calcext:value-type="float">
            <text:p>0.0430318480295567</text:p>
          </table:table-cell>
          <table:table-cell table:formula="of:=4*DEGREES([.U191]*SIN(2*RADIANS([.I191]))-2*[.K191]*SIN(RADIANS([.J191]))+4*[.K191]*[.U191]*SIN(RADIANS([.J191]))*COS(2*RADIANS([.I191]))-0.5*[.U191]*[.U191]*SIN(4*RADIANS([.I191]))-1.25*[.K191]*[.K191]*SIN(2*RADIANS([.J191])))" office:value-type="float" office:value="-14.2278190856518" calcext:value-type="float">
            <text:p>-14.2278190856518</text:p>
          </table:table-cell>
          <table:table-cell table:formula="of:=DEGREES(ACOS(COS(RADIANS(90.833))/(COS(RADIANS([.$B$3]))*COS(RADIANS([.T191])))-TAN(RADIANS([.$B$3]))*TAN(RADIANS([.T191]))))" office:value-type="float" office:value="88.0022600700509" calcext:value-type="float">
            <text:p>88.0022600700509</text:p>
          </table:table-cell>
          <table:table-cell table:style-name="ce22" table:formula="of:=(720-4*[.$B$4]-[.V191]+[.$B$5]*60)/1440" office:value-type="time" office:time-value="PT12H14M29.050025139S" calcext:value-type="time">
            <text:p>12:14:29</text:p>
          </table:table-cell>
          <table:table-cell table:style-name="ce8" table:formula="of:=[.X191]-[.W191]*4/1440" office:value-type="time" office:time-value="PT06H22M28.507608327S" calcext:value-type="time">
            <text:p>6:22:28</text:p>
          </table:table-cell>
          <table:table-cell table:style-name="ce8" table:formula="of:=[.X191]+[.W191]*4/1440" office:value-type="time" office:time-value="PT18H06M29.592441951S" calcext:value-type="time">
            <text:p>18:06:29</text:p>
          </table:table-cell>
          <table:table-cell table:style-name="ce11" table:formula="of:=8*[.W191]" office:value-type="float" office:value="704.018080560408" calcext:value-type="float">
            <text:p>704.018080560408</text:p>
          </table:table-cell>
          <table:table-cell table:formula="of:=MOD([.E191]*1440+[.V191]+4*[.$B$4]-60*[.$B$5];1440)" office:value-type="float" office:value="1125.51583291435" calcext:value-type="float">
            <text:p>1125.51583291435</text:p>
          </table:table-cell>
          <table:table-cell table:formula="of:=IF([.AB191]/4&lt;0;[.AB191]/4+180;[.AB191]/4-180)" office:value-type="float" office:value="101.378958228587" calcext:value-type="float">
            <text:p>101.378958228587</text:p>
          </table:table-cell>
          <table:table-cell table:formula="of:=DEGREES(ACOS(SIN(RADIANS([.$B$3]))*SIN(RADIANS([.T191]))+COS(RADIANS([.$B$3]))*COS(RADIANS([.T191]))*COS(RADIANS([.AC191]))))" office:value-type="float" office:value="103.618052954278" calcext:value-type="float">
            <text:p>103.618052954278</text:p>
          </table:table-cell>
          <table:table-cell table:formula="of:=90-[.AD191]" office:value-type="float" office:value="-13.6180529542782" calcext:value-type="float">
            <text:p>-13.6180529542782</text:p>
          </table:table-cell>
          <table:table-cell table:formula="of:=IF([.AE191]&gt;85;0;IF([.AE191]&gt;5;58.1/TAN(RADIANS([.AE191]))-0.07/POWER(TAN(RADIANS([.AE191]));3)+0.000086/POWER(TAN(RADIANS([.AE191]));5);IF([.AE191]&gt;-0.575;1735+[.AE191]*(-518.2+[.AE191]*(103.4+[.AE191]*(-12.79+[.AE191]*0.711)));-20.772/TAN(RADIANS([.AE191])))))/3600" office:value-type="float" office:value="0.0238174835041042" calcext:value-type="float">
            <text:p>0.0238174835041042</text:p>
          </table:table-cell>
          <table:table-cell table:formula="of:=[.AE191]+[.AF191]" office:value-type="float" office:value="-13.5942354707741" calcext:value-type="float">
            <text:p>-13.5942354707741</text:p>
          </table:table-cell>
          <table:table-cell table:formula="of:=IF([.AC191]&gt;0;MOD(DEGREES(ACOS(((SIN(RADIANS([.$B$3]))*COS(RADIANS([.AD191])))-SIN(RADIANS([.T191])))/(COS(RADIANS([.$B$3]))*SIN(RADIANS([.AD191])))))+180;360);MOD(540-DEGREES(ACOS(((SIN(RADIANS([.$B$3]))*COS(RADIANS([.AD191])))-SIN(RADIANS([.T191])))/(COS(RADIANS([.$B$3]))*SIN(RADIANS([.AD191])))));360))" office:value-type="float" office:value="258.443671899485" calcext:value-type="float">
            <text:p>258.44367189948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91]+0.1/24" office:value-type="time" office:time-value="PT19H06M00S" calcext:value-type="time">
            <text:p>19:06:00</text:p>
          </table:table-cell>
          <table:table-cell table:style-name="ce9" table:formula="of:=[.D192]+2415018.5+[.E192]-[.$B$5]/24" office:value-type="float" office:value="2460353.00416667" calcext:value-type="float">
            <text:p>2460353.00</text:p>
          </table:table-cell>
          <table:table-cell table:style-name="ce10" table:formula="of:=([.F192]-2451545)/36525" office:value-type="float" office:value="0.241150011407718" calcext:value-type="float">
            <text:p>0.24115001</text:p>
          </table:table-cell>
          <table:table-cell/>
          <table:table-cell table:formula="of:=MOD(280.46646+[.G192]*(36000.76983+[.G192]*0.0003032);360)" office:value-type="float" office:value="322.052532823202" calcext:value-type="float">
            <text:p>322.052532823202</text:p>
          </table:table-cell>
          <table:table-cell table:formula="of:=357.52911+[.G192]*(35999.05029-0.0001537*[.G192])" office:value-type="float" office:value="9038.70048916233" calcext:value-type="float">
            <text:p>9038.70048916233</text:p>
          </table:table-cell>
          <table:table-cell table:formula="of:=0.016708634-[.G192]*(0.000042037+0.0000001267*[.G192])" office:value-type="float" office:value="0.0166984894089438" calcext:value-type="float">
            <text:p>0.0166984894089438</text:p>
          </table:table-cell>
          <table:table-cell table:formula="of:=SIN(RADIANS([.J192]))*(1.914602-[.G192]*(0.004817+0.000014*[.G192]))+SIN(RADIANS(2*[.J192]))*(0.019993-0.000101*[.G192])+SIN(RADIANS(3*[.J192]))*0.000289" office:value-type="float" office:value="1.21612412152325" calcext:value-type="float">
            <text:p>1.21612412152325</text:p>
          </table:table-cell>
          <table:table-cell table:formula="of:=[.I192]+[.L192]" office:value-type="float" office:value="323.268656944725" calcext:value-type="float">
            <text:p>323.268656944725</text:p>
          </table:table-cell>
          <table:table-cell table:formula="of:=[.J192]+[.L192]" office:value-type="float" office:value="9039.91661328385" calcext:value-type="float">
            <text:p>9039.91661328385</text:p>
          </table:table-cell>
          <table:table-cell table:formula="of:=(1.000001018*(1-[.K192]*[.K192]))/(1+[.K192]*COS(RADIANS([.N192])))" office:value-type="float" office:value="0.98708025360459" calcext:value-type="float">
            <text:p>0.98708025360459</text:p>
          </table:table-cell>
          <table:table-cell table:formula="of:=[.M192]-0.00569-0.00478*SIN(RADIANS(125.04-1934.136*[.G192]))" office:value-type="float" office:value="323.261440494311" calcext:value-type="float">
            <text:p>323.261440494311</text:p>
          </table:table-cell>
          <table:table-cell table:formula="of:=23+(26+((21.448-[.G192]*(46.815+[.G192]*(0.00059-[.G192]*0.001813))))/60)/60" office:value-type="float" office:value="23.4361551537029" calcext:value-type="float">
            <text:p>23.4361551537029</text:p>
          </table:table-cell>
          <table:table-cell table:formula="of:=[.Q192]+0.00256*COS(RADIANS(125.04-1934.136*[.G192]))" office:value-type="float" office:value="23.4385811116952" calcext:value-type="float">
            <text:p>23.4385811116952</text:p>
          </table:table-cell>
          <table:table-cell table:formula="of:=DEGREES(ATAN2(COS(RADIANS([.P192]));COS(RADIANS([.R192]))*SIN(RADIANS([.P192]))))" office:value-type="float" office:value="-34.4046974790144" calcext:value-type="float">
            <text:p>-34.4046974790144</text:p>
          </table:table-cell>
          <table:table-cell table:formula="of:=DEGREES(ASIN(SIN(RADIANS([.R192]))*SIN(RADIANS([.P192]))))" office:value-type="float" office:value="-13.7643647528267" calcext:value-type="float">
            <text:p>-13.7643647528267</text:p>
          </table:table-cell>
          <table:table-cell table:formula="of:=TAN(RADIANS([.R192]/2))*TAN(RADIANS([.R192]/2))" office:value-type="float" office:value="0.0430318480358432" calcext:value-type="float">
            <text:p>0.0430318480358432</text:p>
          </table:table-cell>
          <table:table-cell table:formula="of:=4*DEGREES([.U192]*SIN(2*RADIANS([.I192]))-2*[.K192]*SIN(RADIANS([.J192]))+4*[.K192]*[.U192]*SIN(RADIANS([.J192]))*COS(2*RADIANS([.I192]))-0.5*[.U192]*[.U192]*SIN(4*RADIANS([.I192]))-1.25*[.K192]*[.K192]*SIN(2*RADIANS([.J192])))" office:value-type="float" office:value="-14.2277854340313" calcext:value-type="float">
            <text:p>-14.2277854340313</text:p>
          </table:table-cell>
          <table:table-cell table:formula="of:=DEGREES(ACOS(COS(RADIANS(90.833))/(COS(RADIANS([.$B$3]))*COS(RADIANS([.T192])))-TAN(RADIANS([.$B$3]))*TAN(RADIANS([.T192]))))" office:value-type="float" office:value="88.0025551178383" calcext:value-type="float">
            <text:p>88.0025551178383</text:p>
          </table:table-cell>
          <table:table-cell table:style-name="ce22" table:formula="of:=(720-4*[.$B$4]-[.V192]+[.$B$5]*60)/1440" office:value-type="time" office:time-value="PT12H14M29.048006042S" calcext:value-type="time">
            <text:p>12:14:29</text:p>
          </table:table-cell>
          <table:table-cell table:style-name="ce8" table:formula="of:=[.X192]-[.W192]*4/1440" office:value-type="time" office:time-value="PT06H22M28.434777761S" calcext:value-type="time">
            <text:p>6:22:28</text:p>
          </table:table-cell>
          <table:table-cell table:style-name="ce8" table:formula="of:=[.X192]+[.W192]*4/1440" office:value-type="time" office:time-value="PT18H06M29.661234323S" calcext:value-type="time">
            <text:p>18:06:29</text:p>
          </table:table-cell>
          <table:table-cell table:style-name="ce11" table:formula="of:=8*[.W192]" office:value-type="float" office:value="704.020440942707" calcext:value-type="float">
            <text:p>704.020440942707</text:p>
          </table:table-cell>
          <table:table-cell table:formula="of:=MOD([.E192]*1440+[.V192]+4*[.$B$4]-60*[.$B$5];1440)" office:value-type="float" office:value="1131.51586656597" calcext:value-type="float">
            <text:p>1131.51586656597</text:p>
          </table:table-cell>
          <table:table-cell table:formula="of:=IF([.AB192]/4&lt;0;[.AB192]/4+180;[.AB192]/4-180)" office:value-type="float" office:value="102.878966641492" calcext:value-type="float">
            <text:p>102.878966641492</text:p>
          </table:table-cell>
          <table:table-cell table:formula="of:=DEGREES(ACOS(SIN(RADIANS([.$B$3]))*SIN(RADIANS([.T192]))+COS(RADIANS([.$B$3]))*COS(RADIANS([.T192]))*COS(RADIANS([.AC192]))))" office:value-type="float" office:value="105.058187362541" calcext:value-type="float">
            <text:p>105.058187362541</text:p>
          </table:table-cell>
          <table:table-cell table:formula="of:=90-[.AD192]" office:value-type="float" office:value="-15.0581873625414" calcext:value-type="float">
            <text:p>-15.0581873625414</text:p>
          </table:table-cell>
          <table:table-cell table:formula="of:=IF([.AE192]&gt;85;0;IF([.AE192]&gt;5;58.1/TAN(RADIANS([.AE192]))-0.07/POWER(TAN(RADIANS([.AE192]));3)+0.000086/POWER(TAN(RADIANS([.AE192]));5);IF([.AE192]&gt;-0.575;1735+[.AE192]*(-518.2+[.AE192]*(103.4+[.AE192]*(-12.79+[.AE192]*0.711)));-20.772/TAN(RADIANS([.AE192])))))/3600" office:value-type="float" office:value="0.0214467873274605" calcext:value-type="float">
            <text:p>0.0214467873274605</text:p>
          </table:table-cell>
          <table:table-cell table:formula="of:=[.AE192]+[.AF192]" office:value-type="float" office:value="-15.0367405752139" calcext:value-type="float">
            <text:p>-15.0367405752139</text:p>
          </table:table-cell>
          <table:table-cell table:formula="of:=IF([.AC192]&gt;0;MOD(DEGREES(ACOS(((SIN(RADIANS([.$B$3]))*COS(RADIANS([.AD192])))-SIN(RADIANS([.T192])))/(COS(RADIANS([.$B$3]))*SIN(RADIANS([.AD192])))))+180;360);MOD(540-DEGREES(ACOS(((SIN(RADIANS([.$B$3]))*COS(RADIANS([.AD192])))-SIN(RADIANS([.T192])))/(COS(RADIANS([.$B$3]))*SIN(RADIANS([.AD192])))));360))" office:value-type="float" office:value="258.671327954576" calcext:value-type="float">
            <text:p>258.67132795457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92]+0.1/24" office:value-type="time" office:time-value="PT19H12M00S" calcext:value-type="time">
            <text:p>19:12:00</text:p>
          </table:table-cell>
          <table:table-cell table:style-name="ce9" table:formula="of:=[.D193]+2415018.5+[.E193]-[.$B$5]/24" office:value-type="float" office:value="2460353.00833333" calcext:value-type="float">
            <text:p>2460353.01</text:p>
          </table:table-cell>
          <table:table-cell table:style-name="ce10" table:formula="of:=([.F193]-2451545)/36525" office:value-type="float" office:value="0.241150125484827" calcext:value-type="float">
            <text:p>0.24115013</text:p>
          </table:table-cell>
          <table:table-cell/>
          <table:table-cell table:formula="of:=MOD(280.46646+[.G193]*(36000.76983+[.G193]*0.0003032);360)" office:value-type="float" office:value="322.056639686974" calcext:value-type="float">
            <text:p>322.056639686974</text:p>
          </table:table-cell>
          <table:table-cell table:formula="of:=357.52911+[.G193]*(35999.05029-0.0001537*[.G193])" office:value-type="float" office:value="9038.70459582992" calcext:value-type="float">
            <text:p>9038.70459582992</text:p>
          </table:table-cell>
          <table:table-cell table:formula="of:=0.016708634-[.G193]*(0.000042037+0.0000001267*[.G193])" office:value-type="float" office:value="0.0166984894041414" calcext:value-type="float">
            <text:p>0.0166984894041414</text:p>
          </table:table-cell>
          <table:table-cell table:formula="of:=SIN(RADIANS([.J193]))*(1.914602-[.G193]*(0.004817+0.000014*[.G193]))+SIN(RADIANS(2*[.J193]))*(0.019993-0.000101*[.G193])+SIN(RADIANS(3*[.J193]))*0.000289" office:value-type="float" office:value="1.21623174674814" calcext:value-type="float">
            <text:p>1.21623174674814</text:p>
          </table:table-cell>
          <table:table-cell table:formula="of:=[.I193]+[.L193]" office:value-type="float" office:value="323.272871433723" calcext:value-type="float">
            <text:p>323.272871433723</text:p>
          </table:table-cell>
          <table:table-cell table:formula="of:=[.J193]+[.L193]" office:value-type="float" office:value="9039.92082757667" calcext:value-type="float">
            <text:p>9039.92082757667</text:p>
          </table:table-cell>
          <table:table-cell table:formula="of:=(1.000001018*(1-[.K193]*[.K193]))/(1+[.K193]*COS(RADIANS([.N193])))" office:value-type="float" office:value="0.987081021743086" calcext:value-type="float">
            <text:p>0.987081021743086</text:p>
          </table:table-cell>
          <table:table-cell table:formula="of:=[.M193]-0.00569-0.00478*SIN(RADIANS(125.04-1934.136*[.G193]))" office:value-type="float" office:value="323.265655000752" calcext:value-type="float">
            <text:p>323.265655000752</text:p>
          </table:table-cell>
          <table:table-cell table:formula="of:=23+(26+((21.448-[.G193]*(46.815+[.G193]*(0.00059-[.G193]*0.001813))))/60)/60" office:value-type="float" office:value="23.4361551522194" calcext:value-type="float">
            <text:p>23.4361551522194</text:p>
          </table:table-cell>
          <table:table-cell table:formula="of:=[.Q193]+0.00256*COS(RADIANS(125.04-1934.136*[.G193]))" office:value-type="float" office:value="23.4385811133598" calcext:value-type="float">
            <text:p>23.4385811133598</text:p>
          </table:table-cell>
          <table:table-cell table:formula="of:=DEGREES(ATAN2(COS(RADIANS([.P193]));COS(RADIANS([.R193]))*SIN(RADIANS([.P193]))))" office:value-type="float" office:value="-34.4005987139789" calcext:value-type="float">
            <text:p>-34.4005987139789</text:p>
          </table:table-cell>
          <table:table-cell table:formula="of:=DEGREES(ASIN(SIN(RADIANS([.R193]))*SIN(RADIANS([.P193]))))" office:value-type="float" office:value="-13.7629815884375" calcext:value-type="float">
            <text:p>-13.7629815884375</text:p>
          </table:table-cell>
          <table:table-cell table:formula="of:=TAN(RADIANS([.R193]/2))*TAN(RADIANS([.R193]/2))" office:value-type="float" office:value="0.0430318480421295" calcext:value-type="float">
            <text:p>0.0430318480421295</text:p>
          </table:table-cell>
          <table:table-cell table:formula="of:=4*DEGREES([.U193]*SIN(2*RADIANS([.I193]))-2*[.K193]*SIN(RADIANS([.J193]))+4*[.K193]*[.U193]*SIN(RADIANS([.J193]))*COS(2*RADIANS([.I193]))-0.5*[.U193]*[.U193]*SIN(4*RADIANS([.I193]))-1.25*[.K193]*[.K193]*SIN(2*RADIANS([.J193])))" office:value-type="float" office:value="-14.227751560237" calcext:value-type="float">
            <text:p>-14.227751560237</text:p>
          </table:table-cell>
          <table:table-cell table:formula="of:=DEGREES(ACOS(COS(RADIANS(90.833))/(COS(RADIANS([.$B$3]))*COS(RADIANS([.T193])))-TAN(RADIANS([.$B$3]))*TAN(RADIANS([.T193]))))" office:value-type="float" office:value="88.0028501765566" calcext:value-type="float">
            <text:p>88.0028501765566</text:p>
          </table:table-cell>
          <table:table-cell table:style-name="ce22" table:formula="of:=(720-4*[.$B$4]-[.V193]+[.$B$5]*60)/1440" office:value-type="time" office:time-value="PT12H14M29.045973614S" calcext:value-type="time">
            <text:p>12:14:29</text:p>
          </table:table-cell>
          <table:table-cell table:style-name="ce8" table:formula="of:=[.X193]-[.W193]*4/1440" office:value-type="time" office:time-value="PT06H22M28.361931241S" calcext:value-type="time">
            <text:p>6:22:28</text:p>
          </table:table-cell>
          <table:table-cell table:style-name="ce8" table:formula="of:=[.X193]+[.W193]*4/1440" office:value-type="time" office:time-value="PT18H06M29.730015988S" calcext:value-type="time">
            <text:p>18:06:29</text:p>
          </table:table-cell>
          <table:table-cell table:style-name="ce11" table:formula="of:=8*[.W193]" office:value-type="float" office:value="704.022801412452" calcext:value-type="float">
            <text:p>704.022801412452</text:p>
          </table:table-cell>
          <table:table-cell table:formula="of:=MOD([.E193]*1440+[.V193]+4*[.$B$4]-60*[.$B$5];1440)" office:value-type="float" office:value="1137.51590043976" calcext:value-type="float">
            <text:p>1137.51590043976</text:p>
          </table:table-cell>
          <table:table-cell table:formula="of:=IF([.AB193]/4&lt;0;[.AB193]/4+180;[.AB193]/4-180)" office:value-type="float" office:value="104.378975109941" calcext:value-type="float">
            <text:p>104.378975109941</text:p>
          </table:table-cell>
          <table:table-cell table:formula="of:=DEGREES(ACOS(SIN(RADIANS([.$B$3]))*SIN(RADIANS([.T193]))+COS(RADIANS([.$B$3]))*COS(RADIANS([.T193]))*COS(RADIANS([.AC193]))))" office:value-type="float" office:value="106.499460273023" calcext:value-type="float">
            <text:p>106.499460273023</text:p>
          </table:table-cell>
          <table:table-cell table:formula="of:=90-[.AD193]" office:value-type="float" office:value="-16.4994602730233" calcext:value-type="float">
            <text:p>-16.4994602730233</text:p>
          </table:table-cell>
          <table:table-cell table:formula="of:=IF([.AE193]&gt;85;0;IF([.AE193]&gt;5;58.1/TAN(RADIANS([.AE193]))-0.07/POWER(TAN(RADIANS([.AE193]));3)+0.000086/POWER(TAN(RADIANS([.AE193]));5);IF([.AE193]&gt;-0.575;1735+[.AE193]*(-518.2+[.AE193]*(103.4+[.AE193]*(-12.79+[.AE193]*0.711)));-20.772/TAN(RADIANS([.AE193])))))/3600" office:value-type="float" office:value="0.0194798673894698" calcext:value-type="float">
            <text:p>0.0194798673894698</text:p>
          </table:table-cell>
          <table:table-cell table:formula="of:=[.AE193]+[.AF193]" office:value-type="float" office:value="-16.4799804056338" calcext:value-type="float">
            <text:p>-16.4799804056338</text:p>
          </table:table-cell>
          <table:table-cell table:formula="of:=IF([.AC193]&gt;0;MOD(DEGREES(ACOS(((SIN(RADIANS([.$B$3]))*COS(RADIANS([.AD193])))-SIN(RADIANS([.T193])))/(COS(RADIANS([.$B$3]))*SIN(RADIANS([.AD193])))))+180;360);MOD(540-DEGREES(ACOS(((SIN(RADIANS([.$B$3]))*COS(RADIANS([.AD193])))-SIN(RADIANS([.T193])))/(COS(RADIANS([.$B$3]))*SIN(RADIANS([.AD193])))));360))" office:value-type="float" office:value="258.892728200493" calcext:value-type="float">
            <text:p>258.8927282004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93]+0.1/24" office:value-type="time" office:time-value="PT19H18M00S" calcext:value-type="time">
            <text:p>19:18:00</text:p>
          </table:table-cell>
          <table:table-cell table:style-name="ce9" table:formula="of:=[.D194]+2415018.5+[.E194]-[.$B$5]/24" office:value-type="float" office:value="2460353.0125" calcext:value-type="float">
            <text:p>2460353.01</text:p>
          </table:table-cell>
          <table:table-cell table:style-name="ce10" table:formula="of:=([.F194]-2451545)/36525" office:value-type="float" office:value="0.241150239561949" calcext:value-type="float">
            <text:p>0.24115024</text:p>
          </table:table-cell>
          <table:table-cell/>
          <table:table-cell table:formula="of:=MOD(280.46646+[.G194]*(36000.76983+[.G194]*0.0003032);360)" office:value-type="float" office:value="322.060746551206" calcext:value-type="float">
            <text:p>322.060746551206</text:p>
          </table:table-cell>
          <table:table-cell table:formula="of:=357.52911+[.G194]*(35999.05029-0.0001537*[.G194])" office:value-type="float" office:value="9038.70870249797" calcext:value-type="float">
            <text:p>9038.70870249797</text:p>
          </table:table-cell>
          <table:table-cell table:formula="of:=0.016708634-[.G194]*(0.000042037+0.0000001267*[.G194])" office:value-type="float" office:value="0.0166984893993389" calcext:value-type="float">
            <text:p>0.0166984893993389</text:p>
          </table:table-cell>
          <table:table-cell table:formula="of:=SIN(RADIANS([.J194]))*(1.914602-[.G194]*(0.004817+0.000014*[.G194]))+SIN(RADIANS(2*[.J194]))*(0.019993-0.000101*[.G194])+SIN(RADIANS(3*[.J194]))*0.000289" office:value-type="float" office:value="1.21633936542586" calcext:value-type="float">
            <text:p>1.21633936542586</text:p>
          </table:table-cell>
          <table:table-cell table:formula="of:=[.I194]+[.L194]" office:value-type="float" office:value="323.277085916632" calcext:value-type="float">
            <text:p>323.277085916632</text:p>
          </table:table-cell>
          <table:table-cell table:formula="of:=[.J194]+[.L194]" office:value-type="float" office:value="9039.92504186339" calcext:value-type="float">
            <text:p>9039.92504186339</text:p>
          </table:table-cell>
          <table:table-cell table:formula="of:=(1.000001018*(1-[.K194]*[.K194]))/(1+[.K194]*COS(RADIANS([.N194])))" office:value-type="float" office:value="0.987081789949192" calcext:value-type="float">
            <text:p>0.987081789949192</text:p>
          </table:table-cell>
          <table:table-cell table:formula="of:=[.M194]-0.00569-0.00478*SIN(RADIANS(125.04-1934.136*[.G194]))" office:value-type="float" office:value="323.269869501105" calcext:value-type="float">
            <text:p>323.269869501105</text:p>
          </table:table-cell>
          <table:table-cell table:formula="of:=23+(26+((21.448-[.G194]*(46.815+[.G194]*(0.00059-[.G194]*0.001813))))/60)/60" office:value-type="float" office:value="23.4361551507359" calcext:value-type="float">
            <text:p>23.4361551507359</text:p>
          </table:table-cell>
          <table:table-cell table:formula="of:=[.Q194]+0.00256*COS(RADIANS(125.04-1934.136*[.G194]))" office:value-type="float" office:value="23.4385811150245" calcext:value-type="float">
            <text:p>23.4385811150245</text:p>
          </table:table-cell>
          <table:table-cell table:formula="of:=DEGREES(ATAN2(COS(RADIANS([.P194]));COS(RADIANS([.R194]))*SIN(RADIANS([.P194]))))" office:value-type="float" office:value="-34.3965000033378" calcext:value-type="float">
            <text:p>-34.3965000033378</text:p>
          </table:table-cell>
          <table:table-cell table:formula="of:=DEGREES(ASIN(SIN(RADIANS([.R194]))*SIN(RADIANS([.P194]))))" office:value-type="float" office:value="-13.7615983582931" calcext:value-type="float">
            <text:p>-13.7615983582931</text:p>
          </table:table-cell>
          <table:table-cell table:formula="of:=TAN(RADIANS([.R194]/2))*TAN(RADIANS([.R194]/2))" office:value-type="float" office:value="0.0430318480484157" calcext:value-type="float">
            <text:p>0.0430318480484157</text:p>
          </table:table-cell>
          <table:table-cell table:formula="of:=4*DEGREES([.U194]*SIN(2*RADIANS([.I194]))-2*[.K194]*SIN(RADIANS([.J194]))+4*[.K194]*[.U194]*SIN(RADIANS([.J194]))*COS(2*RADIANS([.I194]))-0.5*[.U194]*[.U194]*SIN(4*RADIANS([.I194]))-1.25*[.K194]*[.K194]*SIN(2*RADIANS([.J194])))" office:value-type="float" office:value="-14.2277174642729" calcext:value-type="float">
            <text:p>-14.2277174642729</text:p>
          </table:table-cell>
          <table:table-cell table:formula="of:=DEGREES(ACOS(COS(RADIANS(90.833))/(COS(RADIANS([.$B$3]))*COS(RADIANS([.T194])))-TAN(RADIANS([.$B$3]))*TAN(RADIANS([.T194]))))" office:value-type="float" office:value="88.0031452462697" calcext:value-type="float">
            <text:p>88.0031452462697</text:p>
          </table:table-cell>
          <table:table-cell table:style-name="ce22" table:formula="of:=(720-4*[.$B$4]-[.V194]+[.$B$5]*60)/1440" office:value-type="time" office:time-value="PT12H14M29.043927856S" calcext:value-type="time">
            <text:p>12:14:29</text:p>
          </table:table-cell>
          <table:table-cell table:style-name="ce8" table:formula="of:=[.X194]-[.W194]*4/1440" office:value-type="time" office:time-value="PT06H22M28.289068752S" calcext:value-type="time">
            <text:p>6:22:28</text:p>
          </table:table-cell>
          <table:table-cell table:style-name="ce8" table:formula="of:=[.X194]+[.W194]*4/1440" office:value-type="time" office:time-value="PT18H06M29.798786961S" calcext:value-type="time">
            <text:p>18:06:29</text:p>
          </table:table-cell>
          <table:table-cell table:style-name="ce11" table:formula="of:=8*[.W194]" office:value-type="float" office:value="704.025161970158" calcext:value-type="float">
            <text:p>704.025161970158</text:p>
          </table:table-cell>
          <table:table-cell table:formula="of:=MOD([.E194]*1440+[.V194]+4*[.$B$4]-60*[.$B$5];1440)" office:value-type="float" office:value="1143.51593453573" calcext:value-type="float">
            <text:p>1143.51593453573</text:p>
          </table:table-cell>
          <table:table-cell table:formula="of:=IF([.AB194]/4&lt;0;[.AB194]/4+180;[.AB194]/4-180)" office:value-type="float" office:value="105.878983633932" calcext:value-type="float">
            <text:p>105.878983633932</text:p>
          </table:table-cell>
          <table:table-cell table:formula="of:=DEGREES(ACOS(SIN(RADIANS([.$B$3]))*SIN(RADIANS([.T194]))+COS(RADIANS([.$B$3]))*COS(RADIANS([.T194]))*COS(RADIANS([.AC194]))))" office:value-type="float" office:value="107.941819222546" calcext:value-type="float">
            <text:p>107.941819222546</text:p>
          </table:table-cell>
          <table:table-cell table:formula="of:=90-[.AD194]" office:value-type="float" office:value="-17.9418192225465" calcext:value-type="float">
            <text:p>-17.9418192225465</text:p>
          </table:table-cell>
          <table:table-cell table:formula="of:=IF([.AE194]&gt;85;0;IF([.AE194]&gt;5;58.1/TAN(RADIANS([.AE194]))-0.07/POWER(TAN(RADIANS([.AE194]));3)+0.000086/POWER(TAN(RADIANS([.AE194]));5);IF([.AE194]&gt;-0.575;1735+[.AE194]*(-518.2+[.AE194]*(103.4+[.AE194]*(-12.79+[.AE194]*0.711)));-20.772/TAN(RADIANS([.AE194])))))/3600" office:value-type="float" office:value="0.0178197839325815" calcext:value-type="float">
            <text:p>0.0178197839325815</text:p>
          </table:table-cell>
          <table:table-cell table:formula="of:=[.AE194]+[.AF194]" office:value-type="float" office:value="-17.9239994386139" calcext:value-type="float">
            <text:p>-17.9239994386139</text:p>
          </table:table-cell>
          <table:table-cell table:formula="of:=IF([.AC194]&gt;0;MOD(DEGREES(ACOS(((SIN(RADIANS([.$B$3]))*COS(RADIANS([.AD194])))-SIN(RADIANS([.T194])))/(COS(RADIANS([.$B$3]))*SIN(RADIANS([.AD194])))))+180;360);MOD(540-DEGREES(ACOS(((SIN(RADIANS([.$B$3]))*COS(RADIANS([.AD194])))-SIN(RADIANS([.T194])))/(COS(RADIANS([.$B$3]))*SIN(RADIANS([.AD194])))));360))" office:value-type="float" office:value="259.108017160366" calcext:value-type="float">
            <text:p>259.10801716036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94]+0.1/24" office:value-type="time" office:time-value="PT19H24M00S" calcext:value-type="time">
            <text:p>19:24:00</text:p>
          </table:table-cell>
          <table:table-cell table:style-name="ce9" table:formula="of:=[.D195]+2415018.5+[.E195]-[.$B$5]/24" office:value-type="float" office:value="2460353.01666667" calcext:value-type="float">
            <text:p>2460353.02</text:p>
          </table:table-cell>
          <table:table-cell table:style-name="ce10" table:formula="of:=([.F195]-2451545)/36525" office:value-type="float" office:value="0.241150353639058" calcext:value-type="float">
            <text:p>0.24115035</text:p>
          </table:table-cell>
          <table:table-cell/>
          <table:table-cell table:formula="of:=MOD(280.46646+[.G195]*(36000.76983+[.G195]*0.0003032);360)" office:value-type="float" office:value="322.06485341498" calcext:value-type="float">
            <text:p>322.06485341498</text:p>
          </table:table-cell>
          <table:table-cell table:formula="of:=357.52911+[.G195]*(35999.05029-0.0001537*[.G195])" office:value-type="float" office:value="9038.71280916555" calcext:value-type="float">
            <text:p>9038.71280916555</text:p>
          </table:table-cell>
          <table:table-cell table:formula="of:=0.016708634-[.G195]*(0.000042037+0.0000001267*[.G195])" office:value-type="float" office:value="0.0166984893945365" calcext:value-type="float">
            <text:p>0.0166984893945365</text:p>
          </table:table-cell>
          <table:table-cell table:formula="of:=SIN(RADIANS([.J195]))*(1.914602-[.G195]*(0.004817+0.000014*[.G195]))+SIN(RADIANS(2*[.J195]))*(0.019993-0.000101*[.G195])+SIN(RADIANS(3*[.J195]))*0.000289" office:value-type="float" office:value="1.21644697753172" calcext:value-type="float">
            <text:p>1.21644697753172</text:p>
          </table:table-cell>
          <table:table-cell table:formula="of:=[.I195]+[.L195]" office:value-type="float" office:value="323.281300392512" calcext:value-type="float">
            <text:p>323.281300392512</text:p>
          </table:table-cell>
          <table:table-cell table:formula="of:=[.J195]+[.L195]" office:value-type="float" office:value="9039.92925614308" calcext:value-type="float">
            <text:p>9039.92925614308</text:p>
          </table:table-cell>
          <table:table-cell table:formula="of:=(1.000001018*(1-[.K195]*[.K195]))/(1+[.K195]*COS(RADIANS([.N195])))" office:value-type="float" office:value="0.987082558222734" calcext:value-type="float">
            <text:p>0.987082558222734</text:p>
          </table:table-cell>
          <table:table-cell table:formula="of:=[.M195]-0.00569-0.00478*SIN(RADIANS(125.04-1934.136*[.G195]))" office:value-type="float" office:value="323.274083994429" calcext:value-type="float">
            <text:p>323.274083994429</text:p>
          </table:table-cell>
          <table:table-cell table:formula="of:=23+(26+((21.448-[.G195]*(46.815+[.G195]*(0.00059-[.G195]*0.001813))))/60)/60" office:value-type="float" office:value="23.4361551492525" calcext:value-type="float">
            <text:p>23.4361551492525</text:p>
          </table:table-cell>
          <table:table-cell table:formula="of:=[.Q195]+0.00256*COS(RADIANS(125.04-1934.136*[.G195]))" office:value-type="float" office:value="23.4385811166891" calcext:value-type="float">
            <text:p>23.4385811166891</text:p>
          </table:table-cell>
          <table:table-cell table:formula="of:=DEGREES(ATAN2(COS(RADIANS([.P195]));COS(RADIANS([.R195]))*SIN(RADIANS([.P195]))))" office:value-type="float" office:value="-34.3924013480015" calcext:value-type="float">
            <text:p>-34.3924013480015</text:p>
          </table:table-cell>
          <table:table-cell table:formula="of:=DEGREES(ASIN(SIN(RADIANS([.R195]))*SIN(RADIANS([.P195]))))" office:value-type="float" office:value="-13.7602150627099" calcext:value-type="float">
            <text:p>-13.7602150627099</text:p>
          </table:table-cell>
          <table:table-cell table:formula="of:=TAN(RADIANS([.R195]/2))*TAN(RADIANS([.R195]/2))" office:value-type="float" office:value="0.0430318480547018" calcext:value-type="float">
            <text:p>0.0430318480547018</text:p>
          </table:table-cell>
          <table:table-cell table:formula="of:=4*DEGREES([.U195]*SIN(2*RADIANS([.I195]))-2*[.K195]*SIN(RADIANS([.J195]))+4*[.K195]*[.U195]*SIN(RADIANS([.J195]))*COS(2*RADIANS([.I195]))-0.5*[.U195]*[.U195]*SIN(4*RADIANS([.I195]))-1.25*[.K195]*[.K195]*SIN(2*RADIANS([.J195])))" office:value-type="float" office:value="-14.2276831461582" calcext:value-type="float">
            <text:p>-14.2276831461582</text:p>
          </table:table-cell>
          <table:table-cell table:formula="of:=DEGREES(ACOS(COS(RADIANS(90.833))/(COS(RADIANS([.$B$3]))*COS(RADIANS([.T195])))-TAN(RADIANS([.$B$3]))*TAN(RADIANS([.T195]))))" office:value-type="float" office:value="88.0034403269103" calcext:value-type="float">
            <text:p>88.0034403269103</text:p>
          </table:table-cell>
          <table:table-cell table:style-name="ce22" table:formula="of:=(720-4*[.$B$4]-[.V195]+[.$B$5]*60)/1440" office:value-type="time" office:time-value="PT12H14M29.041868769S" calcext:value-type="time">
            <text:p>12:14:29</text:p>
          </table:table-cell>
          <table:table-cell table:style-name="ce8" table:formula="of:=[.X195]-[.W195]*4/1440" office:value-type="time" office:time-value="PT06H22M28.216190311S" calcext:value-type="time">
            <text:p>6:22:28</text:p>
          </table:table-cell>
          <table:table-cell table:style-name="ce8" table:formula="of:=[.X195]+[.W195]*4/1440" office:value-type="time" office:time-value="PT18H06M29.867547228S" calcext:value-type="time">
            <text:p>18:06:29</text:p>
          </table:table-cell>
          <table:table-cell table:style-name="ce11" table:formula="of:=8*[.W195]" office:value-type="float" office:value="704.027522615282" calcext:value-type="float">
            <text:p>704.027522615282</text:p>
          </table:table-cell>
          <table:table-cell table:formula="of:=MOD([.E195]*1440+[.V195]+4*[.$B$4]-60*[.$B$5];1440)" office:value-type="float" office:value="1149.51596885384" calcext:value-type="float">
            <text:p>1149.51596885384</text:p>
          </table:table-cell>
          <table:table-cell table:formula="of:=IF([.AB195]/4&lt;0;[.AB195]/4+180;[.AB195]/4-180)" office:value-type="float" office:value="107.378992213461" calcext:value-type="float">
            <text:p>107.378992213461</text:p>
          </table:table-cell>
          <table:table-cell table:formula="of:=DEGREES(ACOS(SIN(RADIANS([.$B$3]))*SIN(RADIANS([.T195]))+COS(RADIANS([.$B$3]))*COS(RADIANS([.T195]))*COS(RADIANS([.AC195]))))" office:value-type="float" office:value="109.385214171472" calcext:value-type="float">
            <text:p>109.385214171472</text:p>
          </table:table-cell>
          <table:table-cell table:formula="of:=90-[.AD195]" office:value-type="float" office:value="-19.3852141714719" calcext:value-type="float">
            <text:p>-19.3852141714719</text:p>
          </table:table-cell>
          <table:table-cell table:formula="of:=IF([.AE195]&gt;85;0;IF([.AE195]&gt;5;58.1/TAN(RADIANS([.AE195]))-0.07/POWER(TAN(RADIANS([.AE195]));3)+0.000086/POWER(TAN(RADIANS([.AE195]));5);IF([.AE195]&gt;-0.575;1735+[.AE195]*(-518.2+[.AE195]*(103.4+[.AE195]*(-12.79+[.AE195]*0.711)));-20.772/TAN(RADIANS([.AE195])))))/3600" office:value-type="float" office:value="0.0163983088566905" calcext:value-type="float">
            <text:p>0.0163983088566905</text:p>
          </table:table-cell>
          <table:table-cell table:formula="of:=[.AE195]+[.AF195]" office:value-type="float" office:value="-19.3688158626152" calcext:value-type="float">
            <text:p>-19.3688158626152</text:p>
          </table:table-cell>
          <table:table-cell table:formula="of:=IF([.AC195]&gt;0;MOD(DEGREES(ACOS(((SIN(RADIANS([.$B$3]))*COS(RADIANS([.AD195])))-SIN(RADIANS([.T195])))/(COS(RADIANS([.$B$3]))*SIN(RADIANS([.AD195])))))+180;360);MOD(540-DEGREES(ACOS(((SIN(RADIANS([.$B$3]))*COS(RADIANS([.AD195])))-SIN(RADIANS([.T195])))/(COS(RADIANS([.$B$3]))*SIN(RADIANS([.AD195])))));360))" office:value-type="float" office:value="259.317322661355" calcext:value-type="float">
            <text:p>259.31732266135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95]+0.1/24" office:value-type="time" office:time-value="PT19H30M00S" calcext:value-type="time">
            <text:p>19:30:00</text:p>
          </table:table-cell>
          <table:table-cell table:style-name="ce9" table:formula="of:=[.D196]+2415018.5+[.E196]-[.$B$5]/24" office:value-type="float" office:value="2460353.02083333" calcext:value-type="float">
            <text:p>2460353.02</text:p>
          </table:table-cell>
          <table:table-cell table:style-name="ce10" table:formula="of:=([.F196]-2451545)/36525" office:value-type="float" office:value="0.24115046771618" calcext:value-type="float">
            <text:p>0.24115047</text:p>
          </table:table-cell>
          <table:table-cell/>
          <table:table-cell table:formula="of:=MOD(280.46646+[.G196]*(36000.76983+[.G196]*0.0003032);360)" office:value-type="float" office:value="322.06896027921" calcext:value-type="float">
            <text:p>322.06896027921</text:p>
          </table:table-cell>
          <table:table-cell table:formula="of:=357.52911+[.G196]*(35999.05029-0.0001537*[.G196])" office:value-type="float" office:value="9038.7169158336" calcext:value-type="float">
            <text:p>9038.7169158336</text:p>
          </table:table-cell>
          <table:table-cell table:formula="of:=0.016708634-[.G196]*(0.000042037+0.0000001267*[.G196])" office:value-type="float" office:value="0.0166984893897341" calcext:value-type="float">
            <text:p>0.0166984893897341</text:p>
          </table:table-cell>
          <table:table-cell table:formula="of:=SIN(RADIANS([.J196]))*(1.914602-[.G196]*(0.004817+0.000014*[.G196]))+SIN(RADIANS(2*[.J196]))*(0.019993-0.000101*[.G196])+SIN(RADIANS(3*[.J196]))*0.000289" office:value-type="float" office:value="1.21655458308933" calcext:value-type="float">
            <text:p>1.21655458308933</text:p>
          </table:table-cell>
          <table:table-cell table:formula="of:=[.I196]+[.L196]" office:value-type="float" office:value="323.285514862299" calcext:value-type="float">
            <text:p>323.285514862299</text:p>
          </table:table-cell>
          <table:table-cell table:formula="of:=[.J196]+[.L196]" office:value-type="float" office:value="9039.93347041669" calcext:value-type="float">
            <text:p>9039.93347041669</text:p>
          </table:table-cell>
          <table:table-cell table:formula="of:=(1.000001018*(1-[.K196]*[.K196]))/(1+[.K196]*COS(RADIANS([.N196])))" office:value-type="float" office:value="0.987083326563876" calcext:value-type="float">
            <text:p>0.987083326563876</text:p>
          </table:table-cell>
          <table:table-cell table:formula="of:=[.M196]-0.00569-0.00478*SIN(RADIANS(125.04-1934.136*[.G196]))" office:value-type="float" office:value="323.27829848166" calcext:value-type="float">
            <text:p>323.27829848166</text:p>
          </table:table-cell>
          <table:table-cell table:formula="of:=23+(26+((21.448-[.G196]*(46.815+[.G196]*(0.00059-[.G196]*0.001813))))/60)/60" office:value-type="float" office:value="23.436155147769" calcext:value-type="float">
            <text:p>23.436155147769</text:p>
          </table:table-cell>
          <table:table-cell table:formula="of:=[.Q196]+0.00256*COS(RADIANS(125.04-1934.136*[.G196]))" office:value-type="float" office:value="23.4385811183536" calcext:value-type="float">
            <text:p>23.4385811183536</text:p>
          </table:table-cell>
          <table:table-cell table:formula="of:=DEGREES(ATAN2(COS(RADIANS([.P196]));COS(RADIANS([.R196]))*SIN(RADIANS([.P196]))))" office:value-type="float" office:value="-34.3883027470575" calcext:value-type="float">
            <text:p>-34.3883027470575</text:p>
          </table:table-cell>
          <table:table-cell table:formula="of:=DEGREES(ASIN(SIN(RADIANS([.R196]))*SIN(RADIANS([.P196]))))" office:value-type="float" office:value="-13.7588317013894" calcext:value-type="float">
            <text:p>-13.7588317013894</text:p>
          </table:table-cell>
          <table:table-cell table:formula="of:=TAN(RADIANS([.R196]/2))*TAN(RADIANS([.R196]/2))" office:value-type="float" office:value="0.0430318480609878" calcext:value-type="float">
            <text:p>0.0430318480609878</text:p>
          </table:table-cell>
          <table:table-cell table:formula="of:=4*DEGREES([.U196]*SIN(2*RADIANS([.I196]))-2*[.K196]*SIN(RADIANS([.J196]))+4*[.K196]*[.U196]*SIN(RADIANS([.J196]))*COS(2*RADIANS([.I196]))-0.5*[.U196]*[.U196]*SIN(4*RADIANS([.I196]))-1.25*[.K196]*[.K196]*SIN(2*RADIANS([.J196])))" office:value-type="float" office:value="-14.2276486058981" calcext:value-type="float">
            <text:p>-14.2276486058981</text:p>
          </table:table-cell>
          <table:table-cell table:formula="of:=DEGREES(ACOS(COS(RADIANS(90.833))/(COS(RADIANS([.$B$3]))*COS(RADIANS([.T196])))-TAN(RADIANS([.$B$3]))*TAN(RADIANS([.T196]))))" office:value-type="float" office:value="88.0037354185418" calcext:value-type="float">
            <text:p>88.0037354185418</text:p>
          </table:table-cell>
          <table:table-cell table:style-name="ce22" table:formula="of:=(720-4*[.$B$4]-[.V196]+[.$B$5]*60)/1440" office:value-type="time" office:time-value="PT12H14M29.039796354S" calcext:value-type="time">
            <text:p>12:14:29</text:p>
          </table:table-cell>
          <table:table-cell table:style-name="ce8" table:formula="of:=[.X196]-[.W196]*4/1440" office:value-type="time" office:time-value="PT06H22M28.143295904S" calcext:value-type="time">
            <text:p>6:22:28</text:p>
          </table:table-cell>
          <table:table-cell table:style-name="ce8" table:formula="of:=[.X196]+[.W196]*4/1440" office:value-type="time" office:time-value="PT18H06M29.936296804S" calcext:value-type="time">
            <text:p>18:06:29</text:p>
          </table:table-cell>
          <table:table-cell table:style-name="ce11" table:formula="of:=8*[.W196]" office:value-type="float" office:value="704.029883348334" calcext:value-type="float">
            <text:p>704.029883348334</text:p>
          </table:table-cell>
          <table:table-cell table:formula="of:=MOD([.E196]*1440+[.V196]+4*[.$B$4]-60*[.$B$5];1440)" office:value-type="float" office:value="1155.5160033941" calcext:value-type="float">
            <text:p>1155.5160033941</text:p>
          </table:table-cell>
          <table:table-cell table:formula="of:=IF([.AB196]/4&lt;0;[.AB196]/4+180;[.AB196]/4-180)" office:value-type="float" office:value="108.879000848525" calcext:value-type="float">
            <text:p>108.879000848525</text:p>
          </table:table-cell>
          <table:table-cell table:formula="of:=DEGREES(ACOS(SIN(RADIANS([.$B$3]))*SIN(RADIANS([.T196]))+COS(RADIANS([.$B$3]))*COS(RADIANS([.T196]))*COS(RADIANS([.AC196]))))" office:value-type="float" office:value="110.829597327995" calcext:value-type="float">
            <text:p>110.829597327995</text:p>
          </table:table-cell>
          <table:table-cell table:formula="of:=90-[.AD196]" office:value-type="float" office:value="-20.8295973279953" calcext:value-type="float">
            <text:p>-20.8295973279953</text:p>
          </table:table-cell>
          <table:table-cell table:formula="of:=IF([.AE196]&gt;85;0;IF([.AE196]&gt;5;58.1/TAN(RADIANS([.AE196]))-0.07/POWER(TAN(RADIANS([.AE196]));3)+0.000086/POWER(TAN(RADIANS([.AE196]));5);IF([.AE196]&gt;-0.575;1735+[.AE196]*(-518.2+[.AE196]*(103.4+[.AE196]*(-12.79+[.AE196]*0.711)));-20.772/TAN(RADIANS([.AE196])))))/3600" office:value-type="float" office:value="0.0151660275780338" calcext:value-type="float">
            <text:p>0.0151660275780338</text:p>
          </table:table-cell>
          <table:table-cell table:formula="of:=[.AE196]+[.AF196]" office:value-type="float" office:value="-20.8144313004173" calcext:value-type="float">
            <text:p>-20.8144313004173</text:p>
          </table:table-cell>
          <table:table-cell table:formula="of:=IF([.AC196]&gt;0;MOD(DEGREES(ACOS(((SIN(RADIANS([.$B$3]))*COS(RADIANS([.AD196])))-SIN(RADIANS([.T196])))/(COS(RADIANS([.$B$3]))*SIN(RADIANS([.AD196])))))+180;360);MOD(540-DEGREES(ACOS(((SIN(RADIANS([.$B$3]))*COS(RADIANS([.AD196])))-SIN(RADIANS([.T196])))/(COS(RADIANS([.$B$3]))*SIN(RADIANS([.AD196])))));360))" office:value-type="float" office:value="259.520755852466" calcext:value-type="float">
            <text:p>259.52075585246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96]+0.1/24" office:value-type="time" office:time-value="PT19H36M00S" calcext:value-type="time">
            <text:p>19:36:00</text:p>
          </table:table-cell>
          <table:table-cell table:style-name="ce9" table:formula="of:=[.D197]+2415018.5+[.E197]-[.$B$5]/24" office:value-type="float" office:value="2460353.025" calcext:value-type="float">
            <text:p>2460353.03</text:p>
          </table:table-cell>
          <table:table-cell table:style-name="ce10" table:formula="of:=([.F197]-2451545)/36525" office:value-type="float" office:value="0.241150581793302" calcext:value-type="float">
            <text:p>0.24115058</text:p>
          </table:table-cell>
          <table:table-cell/>
          <table:table-cell table:formula="of:=MOD(280.46646+[.G197]*(36000.76983+[.G197]*0.0003032);360)" office:value-type="float" office:value="322.073067143441" calcext:value-type="float">
            <text:p>322.073067143441</text:p>
          </table:table-cell>
          <table:table-cell table:formula="of:=357.52911+[.G197]*(35999.05029-0.0001537*[.G197])" office:value-type="float" office:value="9038.72102250164" calcext:value-type="float">
            <text:p>9038.72102250164</text:p>
          </table:table-cell>
          <table:table-cell table:formula="of:=0.016708634-[.G197]*(0.000042037+0.0000001267*[.G197])" office:value-type="float" office:value="0.0166984893849316" calcext:value-type="float">
            <text:p>0.0166984893849316</text:p>
          </table:table-cell>
          <table:table-cell table:formula="of:=SIN(RADIANS([.J197]))*(1.914602-[.G197]*(0.004817+0.000014*[.G197]))+SIN(RADIANS(2*[.J197]))*(0.019993-0.000101*[.G197])+SIN(RADIANS(3*[.J197]))*0.000289" office:value-type="float" office:value="1.21666218208599" calcext:value-type="float">
            <text:p>1.21666218208599</text:p>
          </table:table-cell>
          <table:table-cell table:formula="of:=[.I197]+[.L197]" office:value-type="float" office:value="323.289729325527" calcext:value-type="float">
            <text:p>323.289729325527</text:p>
          </table:table-cell>
          <table:table-cell table:formula="of:=[.J197]+[.L197]" office:value-type="float" office:value="9039.93768468373" calcext:value-type="float">
            <text:p>9039.93768468373</text:p>
          </table:table-cell>
          <table:table-cell table:formula="of:=(1.000001018*(1-[.K197]*[.K197]))/(1+[.K197]*COS(RADIANS([.N197])))" office:value-type="float" office:value="0.98708409497253" calcext:value-type="float">
            <text:p>0.98708409497253</text:p>
          </table:table-cell>
          <table:table-cell table:formula="of:=[.M197]-0.00569-0.00478*SIN(RADIANS(125.04-1934.136*[.G197]))" office:value-type="float" office:value="323.282512962331" calcext:value-type="float">
            <text:p>323.282512962331</text:p>
          </table:table-cell>
          <table:table-cell table:formula="of:=23+(26+((21.448-[.G197]*(46.815+[.G197]*(0.00059-[.G197]*0.001813))))/60)/60" office:value-type="float" office:value="23.4361551462855" calcext:value-type="float">
            <text:p>23.4361551462855</text:p>
          </table:table-cell>
          <table:table-cell table:formula="of:=[.Q197]+0.00256*COS(RADIANS(125.04-1934.136*[.G197]))" office:value-type="float" office:value="23.4385811200182" calcext:value-type="float">
            <text:p>23.4385811200182</text:p>
          </table:table-cell>
          <table:table-cell table:formula="of:=DEGREES(ATAN2(COS(RADIANS([.P197]));COS(RADIANS([.R197]))*SIN(RADIANS([.P197]))))" office:value-type="float" office:value="-34.3842042009547" calcext:value-type="float">
            <text:p>-34.3842042009547</text:p>
          </table:table-cell>
          <table:table-cell table:formula="of:=DEGREES(ASIN(SIN(RADIANS([.R197]))*SIN(RADIANS([.P197]))))" office:value-type="float" office:value="-13.7574482744926" calcext:value-type="float">
            <text:p>-13.7574482744926</text:p>
          </table:table-cell>
          <table:table-cell table:formula="of:=TAN(RADIANS([.R197]/2))*TAN(RADIANS([.R197]/2))" office:value-type="float" office:value="0.0430318480672736" calcext:value-type="float">
            <text:p>0.0430318480672736</text:p>
          </table:table-cell>
          <table:table-cell table:formula="of:=4*DEGREES([.U197]*SIN(2*RADIANS([.I197]))-2*[.K197]*SIN(RADIANS([.J197]))+4*[.K197]*[.U197]*SIN(RADIANS([.J197]))*COS(2*RADIANS([.I197]))-0.5*[.U197]*[.U197]*SIN(4*RADIANS([.I197]))-1.25*[.K197]*[.K197]*SIN(2*RADIANS([.J197])))" office:value-type="float" office:value="-14.2276138435073" calcext:value-type="float">
            <text:p>-14.2276138435073</text:p>
          </table:table-cell>
          <table:table-cell table:formula="of:=DEGREES(ACOS(COS(RADIANS(90.833))/(COS(RADIANS([.$B$3]))*COS(RADIANS([.T197])))-TAN(RADIANS([.$B$3]))*TAN(RADIANS([.T197]))))" office:value-type="float" office:value="88.0040305211301" calcext:value-type="float">
            <text:p>88.0040305211301</text:p>
          </table:table-cell>
          <table:table-cell table:style-name="ce22" table:formula="of:=(720-4*[.$B$4]-[.V197]+[.$B$5]*60)/1440" office:value-type="time" office:time-value="PT12H14M29.03771061S" calcext:value-type="time">
            <text:p>12:14:29</text:p>
          </table:table-cell>
          <table:table-cell table:style-name="ce8" table:formula="of:=[.X197]-[.W197]*4/1440" office:value-type="time" office:time-value="PT06H22M28.070385539S" calcext:value-type="time">
            <text:p>6:22:28</text:p>
          </table:table-cell>
          <table:table-cell table:style-name="ce8" table:formula="of:=[.X197]+[.W197]*4/1440" office:value-type="time" office:time-value="PT18H06M30.005035682S" calcext:value-type="time">
            <text:p>18:06:30</text:p>
          </table:table-cell>
          <table:table-cell table:style-name="ce11" table:formula="of:=8*[.W197]" office:value-type="float" office:value="704.03224416904" calcext:value-type="float">
            <text:p>704.03224416904</text:p>
          </table:table-cell>
          <table:table-cell table:formula="of:=MOD([.E197]*1440+[.V197]+4*[.$B$4]-60*[.$B$5];1440)" office:value-type="float" office:value="1161.51603815649" calcext:value-type="float">
            <text:p>1161.51603815649</text:p>
          </table:table-cell>
          <table:table-cell table:formula="of:=IF([.AB197]/4&lt;0;[.AB197]/4+180;[.AB197]/4-180)" office:value-type="float" office:value="110.379009539123" calcext:value-type="float">
            <text:p>110.379009539123</text:p>
          </table:table-cell>
          <table:table-cell table:formula="of:=DEGREES(ACOS(SIN(RADIANS([.$B$3]))*SIN(RADIANS([.T197]))+COS(RADIANS([.$B$3]))*COS(RADIANS([.T197]))*COS(RADIANS([.AC197]))))" office:value-type="float" office:value="112.274922983166" calcext:value-type="float">
            <text:p>112.274922983166</text:p>
          </table:table-cell>
          <table:table-cell table:formula="of:=90-[.AD197]" office:value-type="float" office:value="-22.2749229831656" calcext:value-type="float">
            <text:p>-22.2749229831656</text:p>
          </table:table-cell>
          <table:table-cell table:formula="of:=IF([.AE197]&gt;85;0;IF([.AE197]&gt;5;58.1/TAN(RADIANS([.AE197]))-0.07/POWER(TAN(RADIANS([.AE197]));3)+0.000086/POWER(TAN(RADIANS([.AE197]));5);IF([.AE197]&gt;-0.575;1735+[.AE197]*(-518.2+[.AE197]*(103.4+[.AE197]*(-12.79+[.AE197]*0.711)));-20.772/TAN(RADIANS([.AE197])))))/3600" office:value-type="float" office:value="0.014086271492081" calcext:value-type="float">
            <text:p>0.014086271492081</text:p>
          </table:table-cell>
          <table:table-cell table:formula="of:=[.AE197]+[.AF197]" office:value-type="float" office:value="-22.2608367116735" calcext:value-type="float">
            <text:p>-22.2608367116735</text:p>
          </table:table-cell>
          <table:table-cell table:formula="of:=IF([.AC197]&gt;0;MOD(DEGREES(ACOS(((SIN(RADIANS([.$B$3]))*COS(RADIANS([.AD197])))-SIN(RADIANS([.T197])))/(COS(RADIANS([.$B$3]))*SIN(RADIANS([.AD197])))))+180;360);MOD(540-DEGREES(ACOS(((SIN(RADIANS([.$B$3]))*COS(RADIANS([.AD197])))-SIN(RADIANS([.T197])))/(COS(RADIANS([.$B$3]))*SIN(RADIANS([.AD197])))));360))" office:value-type="float" office:value="259.718411090496" calcext:value-type="float">
            <text:p>259.71841109049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97]+0.1/24" office:value-type="time" office:time-value="PT19H42M00S" calcext:value-type="time">
            <text:p>19:42:00</text:p>
          </table:table-cell>
          <table:table-cell table:style-name="ce9" table:formula="of:=[.D198]+2415018.5+[.E198]-[.$B$5]/24" office:value-type="float" office:value="2460353.02916667" calcext:value-type="float">
            <text:p>2460353.03</text:p>
          </table:table-cell>
          <table:table-cell table:style-name="ce10" table:formula="of:=([.F198]-2451545)/36525" office:value-type="float" office:value="0.241150695870412" calcext:value-type="float">
            <text:p>0.24115070</text:p>
          </table:table-cell>
          <table:table-cell/>
          <table:table-cell table:formula="of:=MOD(280.46646+[.G198]*(36000.76983+[.G198]*0.0003032);360)" office:value-type="float" office:value="322.077174007214" calcext:value-type="float">
            <text:p>322.077174007214</text:p>
          </table:table-cell>
          <table:table-cell table:formula="of:=357.52911+[.G198]*(35999.05029-0.0001537*[.G198])" office:value-type="float" office:value="9038.72512916923" calcext:value-type="float">
            <text:p>9038.72512916923</text:p>
          </table:table-cell>
          <table:table-cell table:formula="of:=0.016708634-[.G198]*(0.000042037+0.0000001267*[.G198])" office:value-type="float" office:value="0.0166984893801292" calcext:value-type="float">
            <text:p>0.0166984893801292</text:p>
          </table:table-cell>
          <table:table-cell table:formula="of:=SIN(RADIANS([.J198]))*(1.914602-[.G198]*(0.004817+0.000014*[.G198]))+SIN(RADIANS(2*[.J198]))*(0.019993-0.000101*[.G198])+SIN(RADIANS(3*[.J198]))*0.000289" office:value-type="float" office:value="1.21676977450917" calcext:value-type="float">
            <text:p>1.21676977450917</text:p>
          </table:table-cell>
          <table:table-cell table:formula="of:=[.I198]+[.L198]" office:value-type="float" office:value="323.293943781723" calcext:value-type="float">
            <text:p>323.293943781723</text:p>
          </table:table-cell>
          <table:table-cell table:formula="of:=[.J198]+[.L198]" office:value-type="float" office:value="9039.94189894374" calcext:value-type="float">
            <text:p>9039.94189894374</text:p>
          </table:table-cell>
          <table:table-cell table:formula="of:=(1.000001018*(1-[.K198]*[.K198]))/(1+[.K198]*COS(RADIANS([.N198])))" office:value-type="float" office:value="0.987084863448607" calcext:value-type="float">
            <text:p>0.987084863448607</text:p>
          </table:table-cell>
          <table:table-cell table:formula="of:=[.M198]-0.00569-0.00478*SIN(RADIANS(125.04-1934.136*[.G198]))" office:value-type="float" office:value="323.286727435971" calcext:value-type="float">
            <text:p>323.286727435971</text:p>
          </table:table-cell>
          <table:table-cell table:formula="of:=23+(26+((21.448-[.G198]*(46.815+[.G198]*(0.00059-[.G198]*0.001813))))/60)/60" office:value-type="float" office:value="23.436155144802" calcext:value-type="float">
            <text:p>23.436155144802</text:p>
          </table:table-cell>
          <table:table-cell table:formula="of:=[.Q198]+0.00256*COS(RADIANS(125.04-1934.136*[.G198]))" office:value-type="float" office:value="23.4385811216827" calcext:value-type="float">
            <text:p>23.4385811216827</text:p>
          </table:table-cell>
          <table:table-cell table:formula="of:=DEGREES(ATAN2(COS(RADIANS([.P198]));COS(RADIANS([.R198]))*SIN(RADIANS([.P198]))))" office:value-type="float" office:value="-34.3801057101497" calcext:value-type="float">
            <text:p>-34.3801057101497</text:p>
          </table:table-cell>
          <table:table-cell table:formula="of:=DEGREES(ASIN(SIN(RADIANS([.R198]))*SIN(RADIANS([.P198]))))" office:value-type="float" office:value="-13.7560647821828" calcext:value-type="float">
            <text:p>-13.7560647821828</text:p>
          </table:table-cell>
          <table:table-cell table:formula="of:=TAN(RADIANS([.R198]/2))*TAN(RADIANS([.R198]/2))" office:value-type="float" office:value="0.0430318480735592" calcext:value-type="float">
            <text:p>0.0430318480735592</text:p>
          </table:table-cell>
          <table:table-cell table:formula="of:=4*DEGREES([.U198]*SIN(2*RADIANS([.I198]))-2*[.K198]*SIN(RADIANS([.J198]))+4*[.K198]*[.U198]*SIN(RADIANS([.J198]))*COS(2*RADIANS([.I198]))-0.5*[.U198]*[.U198]*SIN(4*RADIANS([.I198]))-1.25*[.K198]*[.K198]*SIN(2*RADIANS([.J198])))" office:value-type="float" office:value="-14.227578859002" calcext:value-type="float">
            <text:p>-14.227578859002</text:p>
          </table:table-cell>
          <table:table-cell table:formula="of:=DEGREES(ACOS(COS(RADIANS(90.833))/(COS(RADIANS([.$B$3]))*COS(RADIANS([.T198])))-TAN(RADIANS([.$B$3]))*TAN(RADIANS([.T198]))))" office:value-type="float" office:value="88.0043256346401" calcext:value-type="float">
            <text:p>88.0043256346401</text:p>
          </table:table-cell>
          <table:table-cell table:style-name="ce22" table:formula="of:=(720-4*[.$B$4]-[.V198]+[.$B$5]*60)/1440" office:value-type="time" office:time-value="PT12H14M29.03561154S" calcext:value-type="time">
            <text:p>12:14:29</text:p>
          </table:table-cell>
          <table:table-cell table:style-name="ce8" table:formula="of:=[.X198]-[.W198]*4/1440" office:value-type="time" office:time-value="PT06H22M27.997459226S" calcext:value-type="time">
            <text:p>6:22:27</text:p>
          </table:table-cell>
          <table:table-cell table:style-name="ce8" table:formula="of:=[.X198]+[.W198]*4/1440" office:value-type="time" office:time-value="PT18H06M30.073763854S" calcext:value-type="time">
            <text:p>18:06:30</text:p>
          </table:table-cell>
          <table:table-cell table:style-name="ce11" table:formula="of:=8*[.W198]" office:value-type="float" office:value="704.034605077121" calcext:value-type="float">
            <text:p>704.034605077121</text:p>
          </table:table-cell>
          <table:table-cell table:formula="of:=MOD([.E198]*1440+[.V198]+4*[.$B$4]-60*[.$B$5];1440)" office:value-type="float" office:value="1167.516073141" calcext:value-type="float">
            <text:p>1167.516073141</text:p>
          </table:table-cell>
          <table:table-cell table:formula="of:=IF([.AB198]/4&lt;0;[.AB198]/4+180;[.AB198]/4-180)" office:value-type="float" office:value="111.879018285249" calcext:value-type="float">
            <text:p>111.879018285249</text:p>
          </table:table-cell>
          <table:table-cell table:formula="of:=DEGREES(ACOS(SIN(RADIANS([.$B$3]))*SIN(RADIANS([.T198]))+COS(RADIANS([.$B$3]))*COS(RADIANS([.T198]))*COS(RADIANS([.AC198]))))" office:value-type="float" office:value="113.721147354869" calcext:value-type="float">
            <text:p>113.721147354869</text:p>
          </table:table-cell>
          <table:table-cell table:formula="of:=90-[.AD198]" office:value-type="float" office:value="-23.721147354869" calcext:value-type="float">
            <text:p>-23.721147354869</text:p>
          </table:table-cell>
          <table:table-cell table:formula="of:=IF([.AE198]&gt;85;0;IF([.AE198]&gt;5;58.1/TAN(RADIANS([.AE198]))-0.07/POWER(TAN(RADIANS([.AE198]));3)+0.000086/POWER(TAN(RADIANS([.AE198]));5);IF([.AE198]&gt;-0.575;1735+[.AE198]*(-518.2+[.AE198]*(103.4+[.AE198]*(-12.79+[.AE198]*0.711)));-20.772/TAN(RADIANS([.AE198])))))/3600" office:value-type="float" office:value="0.0131312563067305" calcext:value-type="float">
            <text:p>0.0131312563067305</text:p>
          </table:table-cell>
          <table:table-cell table:formula="of:=[.AE198]+[.AF198]" office:value-type="float" office:value="-23.7080160985623" calcext:value-type="float">
            <text:p>-23.7080160985623</text:p>
          </table:table-cell>
          <table:table-cell table:formula="of:=IF([.AC198]&gt;0;MOD(DEGREES(ACOS(((SIN(RADIANS([.$B$3]))*COS(RADIANS([.AD198])))-SIN(RADIANS([.T198])))/(COS(RADIANS([.$B$3]))*SIN(RADIANS([.AD198])))))+180;360);MOD(540-DEGREES(ACOS(((SIN(RADIANS([.$B$3]))*COS(RADIANS([.AD198])))-SIN(RADIANS([.T198])))/(COS(RADIANS([.$B$3]))*SIN(RADIANS([.AD198])))));360))" office:value-type="float" office:value="259.910365689005" calcext:value-type="float">
            <text:p>259.91036568900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98]+0.1/24" office:value-type="time" office:time-value="PT19H48M00S" calcext:value-type="time">
            <text:p>19:48:00</text:p>
          </table:table-cell>
          <table:table-cell table:style-name="ce9" table:formula="of:=[.D199]+2415018.5+[.E199]-[.$B$5]/24" office:value-type="float" office:value="2460353.03333333" calcext:value-type="float">
            <text:p>2460353.03</text:p>
          </table:table-cell>
          <table:table-cell table:style-name="ce10" table:formula="of:=([.F199]-2451545)/36525" office:value-type="float" office:value="0.241150809947534" calcext:value-type="float">
            <text:p>0.24115081</text:p>
          </table:table-cell>
          <table:table-cell/>
          <table:table-cell table:formula="of:=MOD(280.46646+[.G199]*(36000.76983+[.G199]*0.0003032);360)" office:value-type="float" office:value="322.081280871447" calcext:value-type="float">
            <text:p>322.081280871447</text:p>
          </table:table-cell>
          <table:table-cell table:formula="of:=357.52911+[.G199]*(35999.05029-0.0001537*[.G199])" office:value-type="float" office:value="9038.72923583728" calcext:value-type="float">
            <text:p>9038.72923583728</text:p>
          </table:table-cell>
          <table:table-cell table:formula="of:=0.016708634-[.G199]*(0.000042037+0.0000001267*[.G199])" office:value-type="float" office:value="0.0166984893753268" calcext:value-type="float">
            <text:p>0.0166984893753268</text:p>
          </table:table-cell>
          <table:table-cell table:formula="of:=SIN(RADIANS([.J199]))*(1.914602-[.G199]*(0.004817+0.000014*[.G199]))+SIN(RADIANS(2*[.J199]))*(0.019993-0.000101*[.G199])+SIN(RADIANS(3*[.J199]))*0.000289" office:value-type="float" office:value="1.2168773603824" calcext:value-type="float">
            <text:p>1.2168773603824</text:p>
          </table:table-cell>
          <table:table-cell table:formula="of:=[.I199]+[.L199]" office:value-type="float" office:value="323.29815823183" calcext:value-type="float">
            <text:p>323.29815823183</text:p>
          </table:table-cell>
          <table:table-cell table:formula="of:=[.J199]+[.L199]" office:value-type="float" office:value="9039.94611319766" calcext:value-type="float">
            <text:p>9039.94611319766</text:p>
          </table:table-cell>
          <table:table-cell table:formula="of:=(1.000001018*(1-[.K199]*[.K199]))/(1+[.K199]*COS(RADIANS([.N199])))" office:value-type="float" office:value="0.987085631992272" calcext:value-type="float">
            <text:p>0.987085631992272</text:p>
          </table:table-cell>
          <table:table-cell table:formula="of:=[.M199]-0.00569-0.00478*SIN(RADIANS(125.04-1934.136*[.G199]))" office:value-type="float" office:value="323.290941903521" calcext:value-type="float">
            <text:p>323.290941903521</text:p>
          </table:table-cell>
          <table:table-cell table:formula="of:=23+(26+((21.448-[.G199]*(46.815+[.G199]*(0.00059-[.G199]*0.001813))))/60)/60" office:value-type="float" office:value="23.4361551433186" calcext:value-type="float">
            <text:p>23.4361551433186</text:p>
          </table:table-cell>
          <table:table-cell table:formula="of:=[.Q199]+0.00256*COS(RADIANS(125.04-1934.136*[.G199]))" office:value-type="float" office:value="23.4385811233471" calcext:value-type="float">
            <text:p>23.4385811233471</text:p>
          </table:table-cell>
          <table:table-cell table:formula="of:=DEGREES(ATAN2(COS(RADIANS([.P199]));COS(RADIANS([.R199]))*SIN(RADIANS([.P199]))))" office:value-type="float" office:value="-34.3760072737225" calcext:value-type="float">
            <text:p>-34.3760072737225</text:p>
          </table:table-cell>
          <table:table-cell table:formula="of:=DEGREES(ASIN(SIN(RADIANS([.R199]))*SIN(RADIANS([.P199]))))" office:value-type="float" office:value="-13.754681224159" calcext:value-type="float">
            <text:p>-13.754681224159</text:p>
          </table:table-cell>
          <table:table-cell table:formula="of:=TAN(RADIANS([.R199]/2))*TAN(RADIANS([.R199]/2))" office:value-type="float" office:value="0.0430318480798448" calcext:value-type="float">
            <text:p>0.0430318480798448</text:p>
          </table:table-cell>
          <table:table-cell table:formula="of:=4*DEGREES([.U199]*SIN(2*RADIANS([.I199]))-2*[.K199]*SIN(RADIANS([.J199]))+4*[.K199]*[.U199]*SIN(RADIANS([.J199]))*COS(2*RADIANS([.I199]))-0.5*[.U199]*[.U199]*SIN(4*RADIANS([.I199]))-1.25*[.K199]*[.K199]*SIN(2*RADIANS([.J199])))" office:value-type="float" office:value="-14.2275436523864" calcext:value-type="float">
            <text:p>-14.2275436523864</text:p>
          </table:table-cell>
          <table:table-cell table:formula="of:=DEGREES(ACOS(COS(RADIANS(90.833))/(COS(RADIANS([.$B$3]))*COS(RADIANS([.T199])))-TAN(RADIANS([.$B$3]))*TAN(RADIANS([.T199]))))" office:value-type="float" office:value="88.0046207591361" calcext:value-type="float">
            <text:p>88.0046207591361</text:p>
          </table:table-cell>
          <table:table-cell table:style-name="ce22" table:formula="of:=(720-4*[.$B$4]-[.V199]+[.$B$5]*60)/1440" office:value-type="time" office:time-value="PT12H14M29.033499143S" calcext:value-type="time">
            <text:p>12:14:29</text:p>
          </table:table-cell>
          <table:table-cell table:style-name="ce8" table:formula="of:=[.X199]-[.W199]*4/1440" office:value-type="time" office:time-value="PT06H22M27.924516951S" calcext:value-type="time">
            <text:p>6:22:27</text:p>
          </table:table-cell>
          <table:table-cell table:style-name="ce8" table:formula="of:=[.X199]+[.W199]*4/1440" office:value-type="time" office:time-value="PT18H06M30.142481336S" calcext:value-type="time">
            <text:p>18:06:30</text:p>
          </table:table-cell>
          <table:table-cell table:style-name="ce11" table:formula="of:=8*[.W199]" office:value-type="float" office:value="704.036966073089" calcext:value-type="float">
            <text:p>704.036966073089</text:p>
          </table:table-cell>
          <table:table-cell table:formula="of:=MOD([.E199]*1440+[.V199]+4*[.$B$4]-60*[.$B$5];1440)" office:value-type="float" office:value="1173.51610834761" calcext:value-type="float">
            <text:p>1173.51610834761</text:p>
          </table:table-cell>
          <table:table-cell table:formula="of:=IF([.AB199]/4&lt;0;[.AB199]/4+180;[.AB199]/4-180)" office:value-type="float" office:value="113.379027086903" calcext:value-type="float">
            <text:p>113.379027086903</text:p>
          </table:table-cell>
          <table:table-cell table:formula="of:=DEGREES(ACOS(SIN(RADIANS([.$B$3]))*SIN(RADIANS([.T199]))+COS(RADIANS([.$B$3]))*COS(RADIANS([.T199]))*COS(RADIANS([.AC199]))))" office:value-type="float" office:value="115.168228439806" calcext:value-type="float">
            <text:p>115.168228439806</text:p>
          </table:table-cell>
          <table:table-cell table:formula="of:=90-[.AD199]" office:value-type="float" office:value="-25.1682284398065" calcext:value-type="float">
            <text:p>-25.1682284398065</text:p>
          </table:table-cell>
          <table:table-cell table:formula="of:=IF([.AE199]&gt;85;0;IF([.AE199]&gt;5;58.1/TAN(RADIANS([.AE199]))-0.07/POWER(TAN(RADIANS([.AE199]));3)+0.000086/POWER(TAN(RADIANS([.AE199]));5);IF([.AE199]&gt;-0.575;1735+[.AE199]*(-518.2+[.AE199]*(103.4+[.AE199]*(-12.79+[.AE199]*0.711)));-20.772/TAN(RADIANS([.AE199])))))/3600" office:value-type="float" office:value="0.0122795440869874" calcext:value-type="float">
            <text:p>0.0122795440869874</text:p>
          </table:table-cell>
          <table:table-cell table:formula="of:=[.AE199]+[.AF199]" office:value-type="float" office:value="-25.1559488957195" calcext:value-type="float">
            <text:p>-25.1559488957195</text:p>
          </table:table-cell>
          <table:table-cell table:formula="of:=IF([.AC199]&gt;0;MOD(DEGREES(ACOS(((SIN(RADIANS([.$B$3]))*COS(RADIANS([.AD199])))-SIN(RADIANS([.T199])))/(COS(RADIANS([.$B$3]))*SIN(RADIANS([.AD199])))))+180;360);MOD(540-DEGREES(ACOS(((SIN(RADIANS([.$B$3]))*COS(RADIANS([.AD199])))-SIN(RADIANS([.T199])))/(COS(RADIANS([.$B$3]))*SIN(RADIANS([.AD199])))));360))" office:value-type="float" office:value="260.096679517091" calcext:value-type="float">
            <text:p>260.09667951709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199]+0.1/24" office:value-type="time" office:time-value="PT19H54M00S" calcext:value-type="time">
            <text:p>19:54:00</text:p>
          </table:table-cell>
          <table:table-cell table:style-name="ce9" table:formula="of:=[.D200]+2415018.5+[.E200]-[.$B$5]/24" office:value-type="float" office:value="2460353.0375" calcext:value-type="float">
            <text:p>2460353.04</text:p>
          </table:table-cell>
          <table:table-cell table:style-name="ce10" table:formula="of:=([.F200]-2451545)/36525" office:value-type="float" office:value="0.241150924024643" calcext:value-type="float">
            <text:p>0.24115092</text:p>
          </table:table-cell>
          <table:table-cell/>
          <table:table-cell table:formula="of:=MOD(280.46646+[.G200]*(36000.76983+[.G200]*0.0003032);360)" office:value-type="float" office:value="322.085387735218" calcext:value-type="float">
            <text:p>322.085387735218</text:p>
          </table:table-cell>
          <table:table-cell table:formula="of:=357.52911+[.G200]*(35999.05029-0.0001537*[.G200])" office:value-type="float" office:value="9038.73334250487" calcext:value-type="float">
            <text:p>9038.73334250487</text:p>
          </table:table-cell>
          <table:table-cell table:formula="of:=0.016708634-[.G200]*(0.000042037+0.0000001267*[.G200])" office:value-type="float" office:value="0.0166984893705244" calcext:value-type="float">
            <text:p>0.0166984893705244</text:p>
          </table:table-cell>
          <table:table-cell table:formula="of:=SIN(RADIANS([.J200]))*(1.914602-[.G200]*(0.004817+0.000014*[.G200]))+SIN(RADIANS(2*[.J200]))*(0.019993-0.000101*[.G200])+SIN(RADIANS(3*[.J200]))*0.000289" office:value-type="float" office:value="1.21698493968097" calcext:value-type="float">
            <text:p>1.21698493968097</text:p>
          </table:table-cell>
          <table:table-cell table:formula="of:=[.I200]+[.L200]" office:value-type="float" office:value="323.302372674899" calcext:value-type="float">
            <text:p>323.302372674899</text:p>
          </table:table-cell>
          <table:table-cell table:formula="of:=[.J200]+[.L200]" office:value-type="float" office:value="9039.95032744455" calcext:value-type="float">
            <text:p>9039.95032744455</text:p>
          </table:table-cell>
          <table:table-cell table:formula="of:=(1.000001018*(1-[.K200]*[.K200]))/(1+[.K200]*COS(RADIANS([.N200])))" office:value-type="float" office:value="0.98708640060335" calcext:value-type="float">
            <text:p>0.98708640060335</text:p>
          </table:table-cell>
          <table:table-cell table:formula="of:=[.M200]-0.00569-0.00478*SIN(RADIANS(125.04-1934.136*[.G200]))" office:value-type="float" office:value="323.295156364034" calcext:value-type="float">
            <text:p>323.295156364034</text:p>
          </table:table-cell>
          <table:table-cell table:formula="of:=23+(26+((21.448-[.G200]*(46.815+[.G200]*(0.00059-[.G200]*0.001813))))/60)/60" office:value-type="float" office:value="23.4361551418351" calcext:value-type="float">
            <text:p>23.4361551418351</text:p>
          </table:table-cell>
          <table:table-cell table:formula="of:=[.Q200]+0.00256*COS(RADIANS(125.04-1934.136*[.G200]))" office:value-type="float" office:value="23.4385811250115" calcext:value-type="float">
            <text:p>23.4385811250115</text:p>
          </table:table-cell>
          <table:table-cell table:formula="of:=DEGREES(ATAN2(COS(RADIANS([.P200]));COS(RADIANS([.R200]))*SIN(RADIANS([.P200]))))" office:value-type="float" office:value="-34.3719088925908" calcext:value-type="float">
            <text:p>-34.3719088925908</text:p>
          </table:table-cell>
          <table:table-cell table:formula="of:=DEGREES(ASIN(SIN(RADIANS([.R200]))*SIN(RADIANS([.P200]))))" office:value-type="float" office:value="-13.7532976007403" calcext:value-type="float">
            <text:p>-13.7532976007403</text:p>
          </table:table-cell>
          <table:table-cell table:formula="of:=TAN(RADIANS([.R200]/2))*TAN(RADIANS([.R200]/2))" office:value-type="float" office:value="0.0430318480861302" calcext:value-type="float">
            <text:p>0.0430318480861302</text:p>
          </table:table-cell>
          <table:table-cell table:formula="of:=4*DEGREES([.U200]*SIN(2*RADIANS([.I200]))-2*[.K200]*SIN(RADIANS([.J200]))+4*[.K200]*[.U200]*SIN(RADIANS([.J200]))*COS(2*RADIANS([.I200]))-0.5*[.U200]*[.U200]*SIN(4*RADIANS([.I200]))-1.25*[.K200]*[.K200]*SIN(2*RADIANS([.J200])))" office:value-type="float" office:value="-14.2275082236804" calcext:value-type="float">
            <text:p>-14.2275082236804</text:p>
          </table:table-cell>
          <table:table-cell table:formula="of:=DEGREES(ACOS(COS(RADIANS(90.833))/(COS(RADIANS([.$B$3]))*COS(RADIANS([.T200])))-TAN(RADIANS([.$B$3]))*TAN(RADIANS([.T200]))))" office:value-type="float" office:value="88.00491589455" calcext:value-type="float">
            <text:p>88.00491589455</text:p>
          </table:table-cell>
          <table:table-cell table:style-name="ce22" table:formula="of:=(720-4*[.$B$4]-[.V200]+[.$B$5]*60)/1440" office:value-type="time" office:time-value="PT12H14M29.031373421S" calcext:value-type="time">
            <text:p>12:14:29</text:p>
          </table:table-cell>
          <table:table-cell table:style-name="ce8" table:formula="of:=[.X200]-[.W200]*4/1440" office:value-type="time" office:time-value="PT06H22M27.851558729S" calcext:value-type="time">
            <text:p>6:22:27</text:p>
          </table:table-cell>
          <table:table-cell table:style-name="ce8" table:formula="of:=[.X200]+[.W200]*4/1440" office:value-type="time" office:time-value="PT18H06M30.211188113S" calcext:value-type="time">
            <text:p>18:06:30</text:p>
          </table:table-cell>
          <table:table-cell table:style-name="ce11" table:formula="of:=8*[.W200]" office:value-type="float" office:value="704.0393271564" calcext:value-type="float">
            <text:p>704.0393271564</text:p>
          </table:table-cell>
          <table:table-cell table:formula="of:=MOD([.E200]*1440+[.V200]+4*[.$B$4]-60*[.$B$5];1440)" office:value-type="float" office:value="1179.51614377632" calcext:value-type="float">
            <text:p>1179.51614377632</text:p>
          </table:table-cell>
          <table:table-cell table:formula="of:=IF([.AB200]/4&lt;0;[.AB200]/4+180;[.AB200]/4-180)" office:value-type="float" office:value="114.87903594408" calcext:value-type="float">
            <text:p>114.87903594408</text:p>
          </table:table-cell>
          <table:table-cell table:formula="of:=DEGREES(ACOS(SIN(RADIANS([.$B$3]))*SIN(RADIANS([.T200]))+COS(RADIANS([.$B$3]))*COS(RADIANS([.T200]))*COS(RADIANS([.AC200]))))" office:value-type="float" office:value="116.616125872458" calcext:value-type="float">
            <text:p>116.616125872458</text:p>
          </table:table-cell>
          <table:table-cell table:formula="of:=90-[.AD200]" office:value-type="float" office:value="-26.616125872458" calcext:value-type="float">
            <text:p>-26.616125872458</text:p>
          </table:table-cell>
          <table:table-cell table:formula="of:=IF([.AE200]&gt;85;0;IF([.AE200]&gt;5;58.1/TAN(RADIANS([.AE200]))-0.07/POWER(TAN(RADIANS([.AE200]));3)+0.000086/POWER(TAN(RADIANS([.AE200]));5);IF([.AE200]&gt;-0.575;1735+[.AE200]*(-518.2+[.AE200]*(103.4+[.AE200]*(-12.79+[.AE200]*0.711)));-20.772/TAN(RADIANS([.AE200])))))/3600" office:value-type="float" office:value="0.0115143282487808" calcext:value-type="float">
            <text:p>0.0115143282487808</text:p>
          </table:table-cell>
          <table:table-cell table:formula="of:=[.AE200]+[.AF200]" office:value-type="float" office:value="-26.6046115442092" calcext:value-type="float">
            <text:p>-26.6046115442092</text:p>
          </table:table-cell>
          <table:table-cell table:formula="of:=IF([.AC200]&gt;0;MOD(DEGREES(ACOS(((SIN(RADIANS([.$B$3]))*COS(RADIANS([.AD200])))-SIN(RADIANS([.T200])))/(COS(RADIANS([.$B$3]))*SIN(RADIANS([.AD200])))))+180;360);MOD(540-DEGREES(ACOS(((SIN(RADIANS([.$B$3]))*COS(RADIANS([.AD200])))-SIN(RADIANS([.T200])))/(COS(RADIANS([.$B$3]))*SIN(RADIANS([.AD200])))));360))" office:value-type="float" office:value="260.277394431461" calcext:value-type="float">
            <text:p>260.27739443146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00]+0.1/24" office:value-type="time" office:time-value="PT20H00M00S" calcext:value-type="time">
            <text:p>20:00:00</text:p>
          </table:table-cell>
          <table:table-cell table:style-name="ce9" table:formula="of:=[.D201]+2415018.5+[.E201]-[.$B$5]/24" office:value-type="float" office:value="2460353.04166667" calcext:value-type="float">
            <text:p>2460353.04</text:p>
          </table:table-cell>
          <table:table-cell table:style-name="ce10" table:formula="of:=([.F201]-2451545)/36525" office:value-type="float" office:value="0.241151038101765" calcext:value-type="float">
            <text:p>0.24115104</text:p>
          </table:table-cell>
          <table:table-cell/>
          <table:table-cell table:formula="of:=MOD(280.46646+[.G201]*(36000.76983+[.G201]*0.0003032);360)" office:value-type="float" office:value="322.08949459945" calcext:value-type="float">
            <text:p>322.08949459945</text:p>
          </table:table-cell>
          <table:table-cell table:formula="of:=357.52911+[.G201]*(35999.05029-0.0001537*[.G201])" office:value-type="float" office:value="9038.73744917291" calcext:value-type="float">
            <text:p>9038.73744917291</text:p>
          </table:table-cell>
          <table:table-cell table:formula="of:=0.016708634-[.G201]*(0.000042037+0.0000001267*[.G201])" office:value-type="float" office:value="0.0166984893657219" calcext:value-type="float">
            <text:p>0.0166984893657219</text:p>
          </table:table-cell>
          <table:table-cell table:formula="of:=SIN(RADIANS([.J201]))*(1.914602-[.G201]*(0.004817+0.000014*[.G201]))+SIN(RADIANS(2*[.J201]))*(0.019993-0.000101*[.G201])+SIN(RADIANS(3*[.J201]))*0.000289" office:value-type="float" office:value="1.21709251242848" calcext:value-type="float">
            <text:p>1.21709251242848</text:p>
          </table:table-cell>
          <table:table-cell table:formula="of:=[.I201]+[.L201]" office:value-type="float" office:value="323.306587111878" calcext:value-type="float">
            <text:p>323.306587111878</text:p>
          </table:table-cell>
          <table:table-cell table:formula="of:=[.J201]+[.L201]" office:value-type="float" office:value="9039.95454168534" calcext:value-type="float">
            <text:p>9039.95454168534</text:p>
          </table:table-cell>
          <table:table-cell table:formula="of:=(1.000001018*(1-[.K201]*[.K201]))/(1+[.K201]*COS(RADIANS([.N201])))" office:value-type="float" office:value="0.987087169282008" calcext:value-type="float">
            <text:p>0.987087169282008</text:p>
          </table:table-cell>
          <table:table-cell table:formula="of:=[.M201]-0.00569-0.00478*SIN(RADIANS(125.04-1934.136*[.G201]))" office:value-type="float" office:value="323.299370818457" calcext:value-type="float">
            <text:p>323.299370818457</text:p>
          </table:table-cell>
          <table:table-cell table:formula="of:=23+(26+((21.448-[.G201]*(46.815+[.G201]*(0.00059-[.G201]*0.001813))))/60)/60" office:value-type="float" office:value="23.4361551403516" calcext:value-type="float">
            <text:p>23.4361551403516</text:p>
          </table:table-cell>
          <table:table-cell table:formula="of:=[.Q201]+0.00256*COS(RADIANS(125.04-1934.136*[.G201]))" office:value-type="float" office:value="23.4385811266759" calcext:value-type="float">
            <text:p>23.4385811266759</text:p>
          </table:table-cell>
          <table:table-cell table:formula="of:=DEGREES(ATAN2(COS(RADIANS([.P201]));COS(RADIANS([.R201]))*SIN(RADIANS([.P201]))))" office:value-type="float" office:value="-34.3678105658311" calcext:value-type="float">
            <text:p>-34.3678105658311</text:p>
          </table:table-cell>
          <table:table-cell table:formula="of:=DEGREES(ASIN(SIN(RADIANS([.R201]))*SIN(RADIANS([.P201]))))" office:value-type="float" office:value="-13.7519139116242" calcext:value-type="float">
            <text:p>-13.7519139116242</text:p>
          </table:table-cell>
          <table:table-cell table:formula="of:=TAN(RADIANS([.R201]/2))*TAN(RADIANS([.R201]/2))" office:value-type="float" office:value="0.0430318480924154" calcext:value-type="float">
            <text:p>0.0430318480924154</text:p>
          </table:table-cell>
          <table:table-cell table:formula="of:=4*DEGREES([.U201]*SIN(2*RADIANS([.I201]))-2*[.K201]*SIN(RADIANS([.J201]))+4*[.K201]*[.U201]*SIN(RADIANS([.J201]))*COS(2*RADIANS([.I201]))-0.5*[.U201]*[.U201]*SIN(4*RADIANS([.I201]))-1.25*[.K201]*[.K201]*SIN(2*RADIANS([.J201])))" office:value-type="float" office:value="-14.2274725728879" calcext:value-type="float">
            <text:p>-14.2274725728879</text:p>
          </table:table-cell>
          <table:table-cell table:formula="of:=DEGREES(ACOS(COS(RADIANS(90.833))/(COS(RADIANS([.$B$3]))*COS(RADIANS([.T201])))-TAN(RADIANS([.$B$3]))*TAN(RADIANS([.T201]))))" office:value-type="float" office:value="88.0052110409463" calcext:value-type="float">
            <text:p>88.0052110409463</text:p>
          </table:table-cell>
          <table:table-cell table:style-name="ce22" table:formula="of:=(720-4*[.$B$4]-[.V201]+[.$B$5]*60)/1440" office:value-type="time" office:time-value="PT12H14M29.029234373S" calcext:value-type="time">
            <text:p>12:14:29</text:p>
          </table:table-cell>
          <table:table-cell table:style-name="ce8" table:formula="of:=[.X201]-[.W201]*4/1440" office:value-type="time" office:time-value="PT06H22M27.778584546S" calcext:value-type="time">
            <text:p>6:22:27</text:p>
          </table:table-cell>
          <table:table-cell table:style-name="ce8" table:formula="of:=[.X201]+[.W201]*4/1440" office:value-type="time" office:time-value="PT18H06M30.2798842S" calcext:value-type="time">
            <text:p>18:06:30</text:p>
          </table:table-cell>
          <table:table-cell table:style-name="ce11" table:formula="of:=8*[.W201]" office:value-type="float" office:value="704.041688327571" calcext:value-type="float">
            <text:p>704.041688327571</text:p>
          </table:table-cell>
          <table:table-cell table:formula="of:=MOD([.E201]*1440+[.V201]+4*[.$B$4]-60*[.$B$5];1440)" office:value-type="float" office:value="1185.51617942711" calcext:value-type="float">
            <text:p>1185.51617942711</text:p>
          </table:table-cell>
          <table:table-cell table:formula="of:=IF([.AB201]/4&lt;0;[.AB201]/4+180;[.AB201]/4-180)" office:value-type="float" office:value="116.379044856778" calcext:value-type="float">
            <text:p>116.379044856778</text:p>
          </table:table-cell>
          <table:table-cell table:formula="of:=DEGREES(ACOS(SIN(RADIANS([.$B$3]))*SIN(RADIANS([.T201]))+COS(RADIANS([.$B$3]))*COS(RADIANS([.T201]))*COS(RADIANS([.AC201]))))" office:value-type="float" office:value="118.06480078946" calcext:value-type="float">
            <text:p>118.06480078946</text:p>
          </table:table-cell>
          <table:table-cell table:formula="of:=90-[.AD201]" office:value-type="float" office:value="-28.0648007894604" calcext:value-type="float">
            <text:p>-28.0648007894604</text:p>
          </table:table-cell>
          <table:table-cell table:formula="of:=IF([.AE201]&gt;85;0;IF([.AE201]&gt;5;58.1/TAN(RADIANS([.AE201]))-0.07/POWER(TAN(RADIANS([.AE201]));3)+0.000086/POWER(TAN(RADIANS([.AE201]));5);IF([.AE201]&gt;-0.575;1735+[.AE201]*(-518.2+[.AE201]*(103.4+[.AE201]*(-12.79+[.AE201]*0.711)));-20.772/TAN(RADIANS([.AE201])))))/3600" office:value-type="float" office:value="0.0108222461411267" calcext:value-type="float">
            <text:p>0.0108222461411267</text:p>
          </table:table-cell>
          <table:table-cell table:formula="of:=[.AE201]+[.AF201]" office:value-type="float" office:value="-28.0539785433192" calcext:value-type="float">
            <text:p>-28.0539785433192</text:p>
          </table:table-cell>
          <table:table-cell table:formula="of:=IF([.AC201]&gt;0;MOD(DEGREES(ACOS(((SIN(RADIANS([.$B$3]))*COS(RADIANS([.AD201])))-SIN(RADIANS([.T201])))/(COS(RADIANS([.$B$3]))*SIN(RADIANS([.AD201])))))+180;360);MOD(540-DEGREES(ACOS(((SIN(RADIANS([.$B$3]))*COS(RADIANS([.AD201])))-SIN(RADIANS([.T201])))/(COS(RADIANS([.$B$3]))*SIN(RADIANS([.AD201])))));360))" office:value-type="float" office:value="260.452533527672" calcext:value-type="float">
            <text:p>260.45253352767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01]+0.1/24" office:value-type="time" office:time-value="PT20H06M00S" calcext:value-type="time">
            <text:p>20:06:00</text:p>
          </table:table-cell>
          <table:table-cell table:style-name="ce9" table:formula="of:=[.D202]+2415018.5+[.E202]-[.$B$5]/24" office:value-type="float" office:value="2460353.04583333" calcext:value-type="float">
            <text:p>2460353.05</text:p>
          </table:table-cell>
          <table:table-cell table:style-name="ce10" table:formula="of:=([.F202]-2451545)/36525" office:value-type="float" office:value="0.241151152178875" calcext:value-type="float">
            <text:p>0.24115115</text:p>
          </table:table-cell>
          <table:table-cell/>
          <table:table-cell table:formula="of:=MOD(280.46646+[.G202]*(36000.76983+[.G202]*0.0003032);360)" office:value-type="float" office:value="322.093601463223" calcext:value-type="float">
            <text:p>322.093601463223</text:p>
          </table:table-cell>
          <table:table-cell table:formula="of:=357.52911+[.G202]*(35999.05029-0.0001537*[.G202])" office:value-type="float" office:value="9038.7415558405" calcext:value-type="float">
            <text:p>9038.7415558405</text:p>
          </table:table-cell>
          <table:table-cell table:formula="of:=0.016708634-[.G202]*(0.000042037+0.0000001267*[.G202])" office:value-type="float" office:value="0.0166984893609195" calcext:value-type="float">
            <text:p>0.0166984893609195</text:p>
          </table:table-cell>
          <table:table-cell table:formula="of:=SIN(RADIANS([.J202]))*(1.914602-[.G202]*(0.004817+0.000014*[.G202]))+SIN(RADIANS(2*[.J202]))*(0.019993-0.000101*[.G202])+SIN(RADIANS(3*[.J202]))*0.000289" office:value-type="float" office:value="1.21720007860022" calcext:value-type="float">
            <text:p>1.21720007860022</text:p>
          </table:table-cell>
          <table:table-cell table:formula="of:=[.I202]+[.L202]" office:value-type="float" office:value="323.310801541823" calcext:value-type="float">
            <text:p>323.310801541823</text:p>
          </table:table-cell>
          <table:table-cell table:formula="of:=[.J202]+[.L202]" office:value-type="float" office:value="9039.9587559191" calcext:value-type="float">
            <text:p>9039.9587559191</text:p>
          </table:table-cell>
          <table:table-cell table:formula="of:=(1.000001018*(1-[.K202]*[.K202]))/(1+[.K202]*COS(RADIANS([.N202])))" office:value-type="float" office:value="0.987087938028071" calcext:value-type="float">
            <text:p>0.987087938028071</text:p>
          </table:table-cell>
          <table:table-cell table:formula="of:=[.M202]-0.00569-0.00478*SIN(RADIANS(125.04-1934.136*[.G202]))" office:value-type="float" office:value="323.303585265845" calcext:value-type="float">
            <text:p>323.303585265845</text:p>
          </table:table-cell>
          <table:table-cell table:formula="of:=23+(26+((21.448-[.G202]*(46.815+[.G202]*(0.00059-[.G202]*0.001813))))/60)/60" office:value-type="float" office:value="23.4361551388681" calcext:value-type="float">
            <text:p>23.4361551388681</text:p>
          </table:table-cell>
          <table:table-cell table:formula="of:=[.Q202]+0.00256*COS(RADIANS(125.04-1934.136*[.G202]))" office:value-type="float" office:value="23.4385811283403" calcext:value-type="float">
            <text:p>23.4385811283403</text:p>
          </table:table-cell>
          <table:table-cell table:formula="of:=DEGREES(ATAN2(COS(RADIANS([.P202]));COS(RADIANS([.R202]))*SIN(RADIANS([.P202]))))" office:value-type="float" office:value="-34.3637122943573" calcext:value-type="float">
            <text:p>-34.3637122943573</text:p>
          </table:table-cell>
          <table:table-cell table:formula="of:=DEGREES(ASIN(SIN(RADIANS([.R202]))*SIN(RADIANS([.P202]))))" office:value-type="float" office:value="-13.7505301571288" calcext:value-type="float">
            <text:p>-13.7505301571288</text:p>
          </table:table-cell>
          <table:table-cell table:formula="of:=TAN(RADIANS([.R202]/2))*TAN(RADIANS([.R202]/2))" office:value-type="float" office:value="0.0430318480987006" calcext:value-type="float">
            <text:p>0.0430318480987006</text:p>
          </table:table-cell>
          <table:table-cell table:formula="of:=4*DEGREES([.U202]*SIN(2*RADIANS([.I202]))-2*[.K202]*SIN(RADIANS([.J202]))+4*[.K202]*[.U202]*SIN(RADIANS([.J202]))*COS(2*RADIANS([.I202]))-0.5*[.U202]*[.U202]*SIN(4*RADIANS([.I202]))-1.25*[.K202]*[.K202]*SIN(2*RADIANS([.J202])))" office:value-type="float" office:value="-14.2274367000285" calcext:value-type="float">
            <text:p>-14.2274367000285</text:p>
          </table:table-cell>
          <table:table-cell table:formula="of:=DEGREES(ACOS(COS(RADIANS(90.833))/(COS(RADIANS([.$B$3]))*COS(RADIANS([.T202])))-TAN(RADIANS([.$B$3]))*TAN(RADIANS([.T202]))))" office:value-type="float" office:value="88.0055061982572" calcext:value-type="float">
            <text:p>88.0055061982572</text:p>
          </table:table-cell>
          <table:table-cell table:style-name="ce22" table:formula="of:=(720-4*[.$B$4]-[.V202]+[.$B$5]*60)/1440" office:value-type="time" office:time-value="PT12H14M29.027082002S" calcext:value-type="time">
            <text:p>12:14:29</text:p>
          </table:table-cell>
          <table:table-cell table:style-name="ce8" table:formula="of:=[.X202]-[.W202]*4/1440" office:value-type="time" office:time-value="PT06H22M27.70559442S" calcext:value-type="time">
            <text:p>6:22:27</text:p>
          </table:table-cell>
          <table:table-cell table:style-name="ce8" table:formula="of:=[.X202]+[.W202]*4/1440" office:value-type="time" office:time-value="PT18H06M30.348569583S" calcext:value-type="time">
            <text:p>18:06:30</text:p>
          </table:table-cell>
          <table:table-cell table:style-name="ce11" table:formula="of:=8*[.W202]" office:value-type="float" office:value="704.044049586057" calcext:value-type="float">
            <text:p>704.044049586057</text:p>
          </table:table-cell>
          <table:table-cell table:formula="of:=MOD([.E202]*1440+[.V202]+4*[.$B$4]-60*[.$B$5];1440)" office:value-type="float" office:value="1191.51621529997" calcext:value-type="float">
            <text:p>1191.51621529997</text:p>
          </table:table-cell>
          <table:table-cell table:formula="of:=IF([.AB202]/4&lt;0;[.AB202]/4+180;[.AB202]/4-180)" office:value-type="float" office:value="117.879053824993" calcext:value-type="float">
            <text:p>117.879053824993</text:p>
          </table:table-cell>
          <table:table-cell table:formula="of:=DEGREES(ACOS(SIN(RADIANS([.$B$3]))*SIN(RADIANS([.T202]))+COS(RADIANS([.$B$3]))*COS(RADIANS([.T202]))*COS(RADIANS([.AC202]))))" office:value-type="float" office:value="119.514215698762" calcext:value-type="float">
            <text:p>119.514215698762</text:p>
          </table:table-cell>
          <table:table-cell table:formula="of:=90-[.AD202]" office:value-type="float" office:value="-29.514215698762" calcext:value-type="float">
            <text:p>-29.514215698762</text:p>
          </table:table-cell>
          <table:table-cell table:formula="of:=IF([.AE202]&gt;85;0;IF([.AE202]&gt;5;58.1/TAN(RADIANS([.AE202]))-0.07/POWER(TAN(RADIANS([.AE202]));3)+0.000086/POWER(TAN(RADIANS([.AE202]));5);IF([.AE202]&gt;-0.575;1735+[.AE202]*(-518.2+[.AE202]*(103.4+[.AE202]*(-12.79+[.AE202]*0.711)));-20.772/TAN(RADIANS([.AE202])))))/3600" office:value-type="float" office:value="0.0101925390969483" calcext:value-type="float">
            <text:p>0.0101925390969483</text:p>
          </table:table-cell>
          <table:table-cell table:formula="of:=[.AE202]+[.AF202]" office:value-type="float" office:value="-29.5040231596651" calcext:value-type="float">
            <text:p>-29.5040231596651</text:p>
          </table:table-cell>
          <table:table-cell table:formula="of:=IF([.AC202]&gt;0;MOD(DEGREES(ACOS(((SIN(RADIANS([.$B$3]))*COS(RADIANS([.AD202])))-SIN(RADIANS([.T202])))/(COS(RADIANS([.$B$3]))*SIN(RADIANS([.AD202])))))+180;360);MOD(540-DEGREES(ACOS(((SIN(RADIANS([.$B$3]))*COS(RADIANS([.AD202])))-SIN(RADIANS([.T202])))/(COS(RADIANS([.$B$3]))*SIN(RADIANS([.AD202])))));360))" office:value-type="float" office:value="260.622100182557" calcext:value-type="float">
            <text:p>260.62210018255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02]+0.1/24" office:value-type="time" office:time-value="PT20H12M00S" calcext:value-type="time">
            <text:p>20:12:00</text:p>
          </table:table-cell>
          <table:table-cell table:style-name="ce9" table:formula="of:=[.D203]+2415018.5+[.E203]-[.$B$5]/24" office:value-type="float" office:value="2460353.05" calcext:value-type="float">
            <text:p>2460353.05</text:p>
          </table:table-cell>
          <table:table-cell table:style-name="ce10" table:formula="of:=([.F203]-2451545)/36525" office:value-type="float" office:value="0.241151266255997" calcext:value-type="float">
            <text:p>0.24115127</text:p>
          </table:table-cell>
          <table:table-cell/>
          <table:table-cell table:formula="of:=MOD(280.46646+[.G203]*(36000.76983+[.G203]*0.0003032);360)" office:value-type="float" office:value="322.097708327456" calcext:value-type="float">
            <text:p>322.097708327456</text:p>
          </table:table-cell>
          <table:table-cell table:formula="of:=357.52911+[.G203]*(35999.05029-0.0001537*[.G203])" office:value-type="float" office:value="9038.74566250854" calcext:value-type="float">
            <text:p>9038.74566250854</text:p>
          </table:table-cell>
          <table:table-cell table:formula="of:=0.016708634-[.G203]*(0.000042037+0.0000001267*[.G203])" office:value-type="float" office:value="0.0166984893561171" calcext:value-type="float">
            <text:p>0.0166984893561171</text:p>
          </table:table-cell>
          <table:table-cell table:formula="of:=SIN(RADIANS([.J203]))*(1.914602-[.G203]*(0.004817+0.000014*[.G203]))+SIN(RADIANS(2*[.J203]))*(0.019993-0.000101*[.G203])+SIN(RADIANS(3*[.J203]))*0.000289" office:value-type="float" office:value="1.21730763821971" calcext:value-type="float">
            <text:p>1.21730763821971</text:p>
          </table:table-cell>
          <table:table-cell table:formula="of:=[.I203]+[.L203]" office:value-type="float" office:value="323.315015965675" calcext:value-type="float">
            <text:p>323.315015965675</text:p>
          </table:table-cell>
          <table:table-cell table:formula="of:=[.J203]+[.L203]" office:value-type="float" office:value="9039.96297014677" calcext:value-type="float">
            <text:p>9039.96297014677</text:p>
          </table:table-cell>
          <table:table-cell table:formula="of:=(1.000001018*(1-[.K203]*[.K203]))/(1+[.K203]*COS(RADIANS([.N203])))" office:value-type="float" office:value="0.987088706841706" calcext:value-type="float">
            <text:p>0.987088706841706</text:p>
          </table:table-cell>
          <table:table-cell table:formula="of:=[.M203]-0.00569-0.00478*SIN(RADIANS(125.04-1934.136*[.G203]))" office:value-type="float" office:value="323.307799707141" calcext:value-type="float">
            <text:p>323.307799707141</text:p>
          </table:table-cell>
          <table:table-cell table:formula="of:=23+(26+((21.448-[.G203]*(46.815+[.G203]*(0.00059-[.G203]*0.001813))))/60)/60" office:value-type="float" office:value="23.4361551373846" calcext:value-type="float">
            <text:p>23.4361551373846</text:p>
          </table:table-cell>
          <table:table-cell table:formula="of:=[.Q203]+0.00256*COS(RADIANS(125.04-1934.136*[.G203]))" office:value-type="float" office:value="23.4385811300046" calcext:value-type="float">
            <text:p>23.4385811300046</text:p>
          </table:table-cell>
          <table:table-cell table:formula="of:=DEGREES(ATAN2(COS(RADIANS([.P203]));COS(RADIANS([.R203]))*SIN(RADIANS([.P203]))))" office:value-type="float" office:value="-34.3596140772499" calcext:value-type="float">
            <text:p>-34.3596140772499</text:p>
          </table:table-cell>
          <table:table-cell table:formula="of:=DEGREES(ASIN(SIN(RADIANS([.R203]))*SIN(RADIANS([.P203]))))" office:value-type="float" office:value="-13.7491463369529" calcext:value-type="float">
            <text:p>-13.7491463369529</text:p>
          </table:table-cell>
          <table:table-cell table:formula="of:=TAN(RADIANS([.R203]/2))*TAN(RADIANS([.R203]/2))" office:value-type="float" office:value="0.0430318481049855" calcext:value-type="float">
            <text:p>0.0430318481049855</text:p>
          </table:table-cell>
          <table:table-cell table:formula="of:=4*DEGREES([.U203]*SIN(2*RADIANS([.I203]))-2*[.K203]*SIN(RADIANS([.J203]))+4*[.K203]*[.U203]*SIN(RADIANS([.J203]))*COS(2*RADIANS([.I203]))-0.5*[.U203]*[.U203]*SIN(4*RADIANS([.I203]))-1.25*[.K203]*[.K203]*SIN(2*RADIANS([.J203])))" office:value-type="float" office:value="-14.2274006051062" calcext:value-type="float">
            <text:p>-14.2274006051062</text:p>
          </table:table-cell>
          <table:table-cell table:formula="of:=DEGREES(ACOS(COS(RADIANS(90.833))/(COS(RADIANS([.$B$3]))*COS(RADIANS([.T203])))-TAN(RADIANS([.$B$3]))*TAN(RADIANS([.T203]))))" office:value-type="float" office:value="88.0058013665467" calcext:value-type="float">
            <text:p>88.0058013665467</text:p>
          </table:table-cell>
          <table:table-cell table:style-name="ce22" table:formula="of:=(720-4*[.$B$4]-[.V203]+[.$B$5]*60)/1440" office:value-type="time" office:time-value="PT12H14M29.024916306S" calcext:value-type="time">
            <text:p>12:14:29</text:p>
          </table:table-cell>
          <table:table-cell table:style-name="ce8" table:formula="of:=[.X203]-[.W203]*4/1440" office:value-type="time" office:time-value="PT06H22M27.632588335S" calcext:value-type="time">
            <text:p>6:22:27</text:p>
          </table:table-cell>
          <table:table-cell table:style-name="ce8" table:formula="of:=[.X203]+[.W203]*4/1440" office:value-type="time" office:time-value="PT18H06M30.417244278S" calcext:value-type="time">
            <text:p>18:06:30</text:p>
          </table:table-cell>
          <table:table-cell table:style-name="ce11" table:formula="of:=8*[.W203]" office:value-type="float" office:value="704.046410932374" calcext:value-type="float">
            <text:p>704.046410932374</text:p>
          </table:table-cell>
          <table:table-cell table:formula="of:=MOD([.E203]*1440+[.V203]+4*[.$B$4]-60*[.$B$5];1440)" office:value-type="float" office:value="1197.51625139489" calcext:value-type="float">
            <text:p>1197.51625139489</text:p>
          </table:table-cell>
          <table:table-cell table:formula="of:=IF([.AB203]/4&lt;0;[.AB203]/4+180;[.AB203]/4-180)" office:value-type="float" office:value="119.379062848723" calcext:value-type="float">
            <text:p>119.379062848723</text:p>
          </table:table-cell>
          <table:table-cell table:formula="of:=DEGREES(ACOS(SIN(RADIANS([.$B$3]))*SIN(RADIANS([.T203]))+COS(RADIANS([.$B$3]))*COS(RADIANS([.T203]))*COS(RADIANS([.AC203]))))" office:value-type="float" office:value="120.96433435185" calcext:value-type="float">
            <text:p>120.96433435185</text:p>
          </table:table-cell>
          <table:table-cell table:formula="of:=90-[.AD203]" office:value-type="float" office:value="-30.9643343518501" calcext:value-type="float">
            <text:p>-30.9643343518501</text:p>
          </table:table-cell>
          <table:table-cell table:formula="of:=IF([.AE203]&gt;85;0;IF([.AE203]&gt;5;58.1/TAN(RADIANS([.AE203]))-0.07/POWER(TAN(RADIANS([.AE203]));3)+0.000086/POWER(TAN(RADIANS([.AE203]));5);IF([.AE203]&gt;-0.575;1735+[.AE203]*(-518.2+[.AE203]*(103.4+[.AE203]*(-12.79+[.AE203]*0.711)));-20.772/TAN(RADIANS([.AE203])))))/3600" office:value-type="float" office:value="0.00961644684287694" calcext:value-type="float">
            <text:p>0.00961644684287694</text:p>
          </table:table-cell>
          <table:table-cell table:formula="of:=[.AE203]+[.AF203]" office:value-type="float" office:value="-30.9547179050072" calcext:value-type="float">
            <text:p>-30.9547179050072</text:p>
          </table:table-cell>
          <table:table-cell table:formula="of:=IF([.AC203]&gt;0;MOD(DEGREES(ACOS(((SIN(RADIANS([.$B$3]))*COS(RADIANS([.AD203])))-SIN(RADIANS([.T203])))/(COS(RADIANS([.$B$3]))*SIN(RADIANS([.AD203])))))+180;360);MOD(540-DEGREES(ACOS(((SIN(RADIANS([.$B$3]))*COS(RADIANS([.AD203])))-SIN(RADIANS([.T203])))/(COS(RADIANS([.$B$3]))*SIN(RADIANS([.AD203])))));360))" office:value-type="float" office:value="260.786076865452" calcext:value-type="float">
            <text:p>260.78607686545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03]+0.1/24" office:value-type="time" office:time-value="PT20H18M00S" calcext:value-type="time">
            <text:p>20:18:00</text:p>
          </table:table-cell>
          <table:table-cell table:style-name="ce9" table:formula="of:=[.D204]+2415018.5+[.E204]-[.$B$5]/24" office:value-type="float" office:value="2460353.05416667" calcext:value-type="float">
            <text:p>2460353.05</text:p>
          </table:table-cell>
          <table:table-cell table:style-name="ce10" table:formula="of:=([.F204]-2451545)/36525" office:value-type="float" office:value="0.241151380333106" calcext:value-type="float">
            <text:p>0.24115138</text:p>
          </table:table-cell>
          <table:table-cell/>
          <table:table-cell table:formula="of:=MOD(280.46646+[.G204]*(36000.76983+[.G204]*0.0003032);360)" office:value-type="float" office:value="322.101815191229" calcext:value-type="float">
            <text:p>322.101815191229</text:p>
          </table:table-cell>
          <table:table-cell table:formula="of:=357.52911+[.G204]*(35999.05029-0.0001537*[.G204])" office:value-type="float" office:value="9038.74976917613" calcext:value-type="float">
            <text:p>9038.74976917613</text:p>
          </table:table-cell>
          <table:table-cell table:formula="of:=0.016708634-[.G204]*(0.000042037+0.0000001267*[.G204])" office:value-type="float" office:value="0.0166984893513146" calcext:value-type="float">
            <text:p>0.0166984893513146</text:p>
          </table:table-cell>
          <table:table-cell table:formula="of:=SIN(RADIANS([.J204]))*(1.914602-[.G204]*(0.004817+0.000014*[.G204]))+SIN(RADIANS(2*[.J204]))*(0.019993-0.000101*[.G204])+SIN(RADIANS(3*[.J204]))*0.000289" office:value-type="float" office:value="1.21741519126245" calcext:value-type="float">
            <text:p>1.21741519126245</text:p>
          </table:table-cell>
          <table:table-cell table:formula="of:=[.I204]+[.L204]" office:value-type="float" office:value="323.319230382491" calcext:value-type="float">
            <text:p>323.319230382491</text:p>
          </table:table-cell>
          <table:table-cell table:formula="of:=[.J204]+[.L204]" office:value-type="float" office:value="9039.9671843674" calcext:value-type="float">
            <text:p>9039.9671843674</text:p>
          </table:table-cell>
          <table:table-cell table:formula="of:=(1.000001018*(1-[.K204]*[.K204]))/(1+[.K204]*COS(RADIANS([.N204])))" office:value-type="float" office:value="0.987089475722737" calcext:value-type="float">
            <text:p>0.987089475722737</text:p>
          </table:table-cell>
          <table:table-cell table:formula="of:=[.M204]-0.00569-0.00478*SIN(RADIANS(125.04-1934.136*[.G204]))" office:value-type="float" office:value="323.312014141401" calcext:value-type="float">
            <text:p>323.312014141401</text:p>
          </table:table-cell>
          <table:table-cell table:formula="of:=23+(26+((21.448-[.G204]*(46.815+[.G204]*(0.00059-[.G204]*0.001813))))/60)/60" office:value-type="float" office:value="23.4361551359012" calcext:value-type="float">
            <text:p>23.4361551359012</text:p>
          </table:table-cell>
          <table:table-cell table:formula="of:=[.Q204]+0.00256*COS(RADIANS(125.04-1934.136*[.G204]))" office:value-type="float" office:value="23.4385811316689" calcext:value-type="float">
            <text:p>23.4385811316689</text:p>
          </table:table-cell>
          <table:table-cell table:formula="of:=DEGREES(ATAN2(COS(RADIANS([.P204]));COS(RADIANS([.R204]))*SIN(RADIANS([.P204]))))" office:value-type="float" office:value="-34.3555159154239" calcext:value-type="float">
            <text:p>-34.3555159154239</text:p>
          </table:table-cell>
          <table:table-cell table:formula="of:=DEGREES(ASIN(SIN(RADIANS([.R204]))*SIN(RADIANS([.P204]))))" office:value-type="float" office:value="-13.747762451415" calcext:value-type="float">
            <text:p>-13.747762451415</text:p>
          </table:table-cell>
          <table:table-cell table:formula="of:=TAN(RADIANS([.R204]/2))*TAN(RADIANS([.R204]/2))" office:value-type="float" office:value="0.0430318481112704" calcext:value-type="float">
            <text:p>0.0430318481112704</text:p>
          </table:table-cell>
          <table:table-cell table:formula="of:=4*DEGREES([.U204]*SIN(2*RADIANS([.I204]))-2*[.K204]*SIN(RADIANS([.J204]))+4*[.K204]*[.U204]*SIN(RADIANS([.J204]))*COS(2*RADIANS([.I204]))-0.5*[.U204]*[.U204]*SIN(4*RADIANS([.I204]))-1.25*[.K204]*[.K204]*SIN(2*RADIANS([.J204])))" office:value-type="float" office:value="-14.2273642881417" calcext:value-type="float">
            <text:p>-14.2273642881417</text:p>
          </table:table-cell>
          <table:table-cell table:formula="of:=DEGREES(ACOS(COS(RADIANS(90.833))/(COS(RADIANS([.$B$3]))*COS(RADIANS([.T204])))-TAN(RADIANS([.$B$3]))*TAN(RADIANS([.T204]))))" office:value-type="float" office:value="88.0060965457471" calcext:value-type="float">
            <text:p>88.0060965457471</text:p>
          </table:table-cell>
          <table:table-cell table:style-name="ce22" table:formula="of:=(720-4*[.$B$4]-[.V204]+[.$B$5]*60)/1440" office:value-type="time" office:time-value="PT12H14M29.022737289S" calcext:value-type="time">
            <text:p>12:14:29</text:p>
          </table:table-cell>
          <table:table-cell table:style-name="ce8" table:formula="of:=[.X204]-[.W204]*4/1440" office:value-type="time" office:time-value="PT06H22M27.559566309S" calcext:value-type="time">
            <text:p>6:22:27</text:p>
          </table:table-cell>
          <table:table-cell table:style-name="ce8" table:formula="of:=[.X204]+[.W204]*4/1440" office:value-type="time" office:time-value="PT18H06M30.485908268S" calcext:value-type="time">
            <text:p>18:06:30</text:p>
          </table:table-cell>
          <table:table-cell table:style-name="ce11" table:formula="of:=8*[.W204]" office:value-type="float" office:value="704.048772365977" calcext:value-type="float">
            <text:p>704.048772365977</text:p>
          </table:table-cell>
          <table:table-cell table:formula="of:=MOD([.E204]*1440+[.V204]+4*[.$B$4]-60*[.$B$5];1440)" office:value-type="float" office:value="1203.51628771186" calcext:value-type="float">
            <text:p>1203.51628771186</text:p>
          </table:table-cell>
          <table:table-cell table:formula="of:=IF([.AB204]/4&lt;0;[.AB204]/4+180;[.AB204]/4-180)" office:value-type="float" office:value="120.879071927965" calcext:value-type="float">
            <text:p>120.879071927965</text:p>
          </table:table-cell>
          <table:table-cell table:formula="of:=DEGREES(ACOS(SIN(RADIANS([.$B$3]))*SIN(RADIANS([.T204]))+COS(RADIANS([.$B$3]))*COS(RADIANS([.T204]))*COS(RADIANS([.AC204]))))" office:value-type="float" office:value="122.415121618296" calcext:value-type="float">
            <text:p>122.415121618296</text:p>
          </table:table-cell>
          <table:table-cell table:formula="of:=90-[.AD204]" office:value-type="float" office:value="-32.4151216182959" calcext:value-type="float">
            <text:p>-32.4151216182959</text:p>
          </table:table-cell>
          <table:table-cell table:formula="of:=IF([.AE204]&gt;85;0;IF([.AE204]&gt;5;58.1/TAN(RADIANS([.AE204]))-0.07/POWER(TAN(RADIANS([.AE204]));3)+0.000086/POWER(TAN(RADIANS([.AE204]));5);IF([.AE204]&gt;-0.575;1735+[.AE204]*(-518.2+[.AE204]*(103.4+[.AE204]*(-12.79+[.AE204]*0.711)));-20.772/TAN(RADIANS([.AE204])))))/3600" office:value-type="float" office:value="0.00908676336798884" calcext:value-type="float">
            <text:p>0.00908676336798884</text:p>
          </table:table-cell>
          <table:table-cell table:formula="of:=[.AE204]+[.AF204]" office:value-type="float" office:value="-32.4060348549279" calcext:value-type="float">
            <text:p>-32.4060348549279</text:p>
          </table:table-cell>
          <table:table-cell table:formula="of:=IF([.AC204]&gt;0;MOD(DEGREES(ACOS(((SIN(RADIANS([.$B$3]))*COS(RADIANS([.AD204])))-SIN(RADIANS([.T204])))/(COS(RADIANS([.$B$3]))*SIN(RADIANS([.AD204])))))+180;360);MOD(540-DEGREES(ACOS(((SIN(RADIANS([.$B$3]))*COS(RADIANS([.AD204])))-SIN(RADIANS([.T204])))/(COS(RADIANS([.$B$3]))*SIN(RADIANS([.AD204])))));360))" office:value-type="float" office:value="260.944423678434" calcext:value-type="float">
            <text:p>260.94442367843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04]+0.1/24" office:value-type="time" office:time-value="PT20H24M00S" calcext:value-type="time">
            <text:p>20:24:00</text:p>
          </table:table-cell>
          <table:table-cell table:style-name="ce9" table:formula="of:=[.D205]+2415018.5+[.E205]-[.$B$5]/24" office:value-type="float" office:value="2460353.05833333" calcext:value-type="float">
            <text:p>2460353.06</text:p>
          </table:table-cell>
          <table:table-cell table:style-name="ce10" table:formula="of:=([.F205]-2451545)/36525" office:value-type="float" office:value="0.241151494410228" calcext:value-type="float">
            <text:p>0.24115149</text:p>
          </table:table-cell>
          <table:table-cell/>
          <table:table-cell table:formula="of:=MOD(280.46646+[.G205]*(36000.76983+[.G205]*0.0003032);360)" office:value-type="float" office:value="322.105922055458" calcext:value-type="float">
            <text:p>322.105922055458</text:p>
          </table:table-cell>
          <table:table-cell table:formula="of:=357.52911+[.G205]*(35999.05029-0.0001537*[.G205])" office:value-type="float" office:value="9038.75387584418" calcext:value-type="float">
            <text:p>9038.75387584418</text:p>
          </table:table-cell>
          <table:table-cell table:formula="of:=0.016708634-[.G205]*(0.000042037+0.0000001267*[.G205])" office:value-type="float" office:value="0.0166984893465122" calcext:value-type="float">
            <text:p>0.0166984893465122</text:p>
          </table:table-cell>
          <table:table-cell table:formula="of:=SIN(RADIANS([.J205]))*(1.914602-[.G205]*(0.004817+0.000014*[.G205]))+SIN(RADIANS(2*[.J205]))*(0.019993-0.000101*[.G205])+SIN(RADIANS(3*[.J205]))*0.000289" office:value-type="float" office:value="1.21752273775165" calcext:value-type="float">
            <text:p>1.21752273775165</text:p>
          </table:table-cell>
          <table:table-cell table:formula="of:=[.I205]+[.L205]" office:value-type="float" office:value="323.32344479321" calcext:value-type="float">
            <text:p>323.32344479321</text:p>
          </table:table-cell>
          <table:table-cell table:formula="of:=[.J205]+[.L205]" office:value-type="float" office:value="9039.97139858193" calcext:value-type="float">
            <text:p>9039.97139858193</text:p>
          </table:table-cell>
          <table:table-cell table:formula="of:=(1.000001018*(1-[.K205]*[.K205]))/(1+[.K205]*COS(RADIANS([.N205])))" office:value-type="float" office:value="0.987090244671331" calcext:value-type="float">
            <text:p>0.987090244671331</text:p>
          </table:table-cell>
          <table:table-cell table:formula="of:=[.M205]-0.00569-0.00478*SIN(RADIANS(125.04-1934.136*[.G205]))" office:value-type="float" office:value="323.316228569563" calcext:value-type="float">
            <text:p>323.316228569563</text:p>
          </table:table-cell>
          <table:table-cell table:formula="of:=23+(26+((21.448-[.G205]*(46.815+[.G205]*(0.00059-[.G205]*0.001813))))/60)/60" office:value-type="float" office:value="23.4361551344177" calcext:value-type="float">
            <text:p>23.4361551344177</text:p>
          </table:table-cell>
          <table:table-cell table:formula="of:=[.Q205]+0.00256*COS(RADIANS(125.04-1934.136*[.G205]))" office:value-type="float" office:value="23.4385811333331" calcext:value-type="float">
            <text:p>23.4385811333331</text:p>
          </table:table-cell>
          <table:table-cell table:formula="of:=DEGREES(ATAN2(COS(RADIANS([.P205]));COS(RADIANS([.R205]))*SIN(RADIANS([.P205]))))" office:value-type="float" office:value="-34.3514178079621" calcext:value-type="float">
            <text:p>-34.3514178079621</text:p>
          </table:table-cell>
          <table:table-cell table:formula="of:=DEGREES(ASIN(SIN(RADIANS([.R205]))*SIN(RADIANS([.P205]))))" office:value-type="float" office:value="-13.7463785002145" calcext:value-type="float">
            <text:p>-13.7463785002145</text:p>
          </table:table-cell>
          <table:table-cell table:formula="of:=TAN(RADIANS([.R205]/2))*TAN(RADIANS([.R205]/2))" office:value-type="float" office:value="0.0430318481175551" calcext:value-type="float">
            <text:p>0.0430318481175551</text:p>
          </table:table-cell>
          <table:table-cell table:formula="of:=4*DEGREES([.U205]*SIN(2*RADIANS([.I205]))-2*[.K205]*SIN(RADIANS([.J205]))+4*[.K205]*[.U205]*SIN(RADIANS([.J205]))*COS(2*RADIANS([.I205]))-0.5*[.U205]*[.U205]*SIN(4*RADIANS([.I205]))-1.25*[.K205]*[.K205]*SIN(2*RADIANS([.J205])))" office:value-type="float" office:value="-14.2273277491378" calcext:value-type="float">
            <text:p>-14.2273277491378</text:p>
          </table:table-cell>
          <table:table-cell table:formula="of:=DEGREES(ACOS(COS(RADIANS(90.833))/(COS(RADIANS([.$B$3]))*COS(RADIANS([.T205])))-TAN(RADIANS([.$B$3]))*TAN(RADIANS([.T205]))))" office:value-type="float" office:value="88.0063917359223" calcext:value-type="float">
            <text:p>88.0063917359223</text:p>
          </table:table-cell>
          <table:table-cell table:style-name="ce22" table:formula="of:=(720-4*[.$B$4]-[.V205]+[.$B$5]*60)/1440" office:value-type="time" office:time-value="PT12H14M29.020544948S" calcext:value-type="time">
            <text:p>12:14:29</text:p>
          </table:table-cell>
          <table:table-cell table:style-name="ce8" table:formula="of:=[.X205]-[.W205]*4/1440" office:value-type="time" office:time-value="PT06H22M27.486528327S" calcext:value-type="time">
            <text:p>6:22:27</text:p>
          </table:table-cell>
          <table:table-cell table:style-name="ce8" table:formula="of:=[.X205]+[.W205]*4/1440" office:value-type="time" office:time-value="PT18H06M30.55456157S" calcext:value-type="time">
            <text:p>18:06:30</text:p>
          </table:table-cell>
          <table:table-cell table:style-name="ce11" table:formula="of:=8*[.W205]" office:value-type="float" office:value="704.051133887379" calcext:value-type="float">
            <text:p>704.051133887379</text:p>
          </table:table-cell>
          <table:table-cell table:formula="of:=MOD([.E205]*1440+[.V205]+4*[.$B$4]-60*[.$B$5];1440)" office:value-type="float" office:value="1209.51632425086" calcext:value-type="float">
            <text:p>1209.51632425086</text:p>
          </table:table-cell>
          <table:table-cell table:formula="of:=IF([.AB205]/4&lt;0;[.AB205]/4+180;[.AB205]/4-180)" office:value-type="float" office:value="122.379081062716" calcext:value-type="float">
            <text:p>122.379081062716</text:p>
          </table:table-cell>
          <table:table-cell table:formula="of:=DEGREES(ACOS(SIN(RADIANS([.$B$3]))*SIN(RADIANS([.T205]))+COS(RADIANS([.$B$3]))*COS(RADIANS([.T205]))*COS(RADIANS([.AC205]))))" office:value-type="float" office:value="123.866543360812" calcext:value-type="float">
            <text:p>123.866543360812</text:p>
          </table:table-cell>
          <table:table-cell table:formula="of:=90-[.AD205]" office:value-type="float" office:value="-33.8665433608124" calcext:value-type="float">
            <text:p>-33.8665433608124</text:p>
          </table:table-cell>
          <table:table-cell table:formula="of:=IF([.AE205]&gt;85;0;IF([.AE205]&gt;5;58.1/TAN(RADIANS([.AE205]))-0.07/POWER(TAN(RADIANS([.AE205]));3)+0.000086/POWER(TAN(RADIANS([.AE205]));5);IF([.AE205]&gt;-0.575;1735+[.AE205]*(-518.2+[.AE205]*(103.4+[.AE205]*(-12.79+[.AE205]*0.711)));-20.772/TAN(RADIANS([.AE205])))))/3600" office:value-type="float" office:value="0.00859750616486944" calcext:value-type="float">
            <text:p>0.00859750616486944</text:p>
          </table:table-cell>
          <table:table-cell table:formula="of:=[.AE205]+[.AF205]" office:value-type="float" office:value="-33.8579458546476" calcext:value-type="float">
            <text:p>-33.8579458546476</text:p>
          </table:table-cell>
          <table:table-cell table:formula="of:=IF([.AC205]&gt;0;MOD(DEGREES(ACOS(((SIN(RADIANS([.$B$3]))*COS(RADIANS([.AD205])))-SIN(RADIANS([.T205])))/(COS(RADIANS([.$B$3]))*SIN(RADIANS([.AD205])))))+180;360);MOD(540-DEGREES(ACOS(((SIN(RADIANS([.$B$3]))*COS(RADIANS([.AD205])))-SIN(RADIANS([.T205])))/(COS(RADIANS([.$B$3]))*SIN(RADIANS([.AD205])))));360))" office:value-type="float" office:value="261.097076589258" calcext:value-type="float">
            <text:p>261.09707658925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05]+0.1/24" office:value-type="time" office:time-value="PT20H30M00S" calcext:value-type="time">
            <text:p>20:30:00</text:p>
          </table:table-cell>
          <table:table-cell table:style-name="ce9" table:formula="of:=[.D206]+2415018.5+[.E206]-[.$B$5]/24" office:value-type="float" office:value="2460353.0625" calcext:value-type="float">
            <text:p>2460353.06</text:p>
          </table:table-cell>
          <table:table-cell table:style-name="ce10" table:formula="of:=([.F206]-2451545)/36525" office:value-type="float" office:value="0.241151608487337" calcext:value-type="float">
            <text:p>0.24115161</text:p>
          </table:table-cell>
          <table:table-cell/>
          <table:table-cell table:formula="of:=MOD(280.46646+[.G206]*(36000.76983+[.G206]*0.0003032);360)" office:value-type="float" office:value="322.110028919231" calcext:value-type="float">
            <text:p>322.110028919231</text:p>
          </table:table-cell>
          <table:table-cell table:formula="of:=357.52911+[.G206]*(35999.05029-0.0001537*[.G206])" office:value-type="float" office:value="9038.75798251177" calcext:value-type="float">
            <text:p>9038.75798251177</text:p>
          </table:table-cell>
          <table:table-cell table:formula="of:=0.016708634-[.G206]*(0.000042037+0.0000001267*[.G206])" office:value-type="float" office:value="0.0166984893417098" calcext:value-type="float">
            <text:p>0.0166984893417098</text:p>
          </table:table-cell>
          <table:table-cell table:formula="of:=SIN(RADIANS([.J206]))*(1.914602-[.G206]*(0.004817+0.000014*[.G206]))+SIN(RADIANS(2*[.J206]))*(0.019993-0.000101*[.G206])+SIN(RADIANS(3*[.J206]))*0.000289" office:value-type="float" office:value="1.21763027766305" calcext:value-type="float">
            <text:p>1.21763027766305</text:p>
          </table:table-cell>
          <table:table-cell table:formula="of:=[.I206]+[.L206]" office:value-type="float" office:value="323.327659196894" calcext:value-type="float">
            <text:p>323.327659196894</text:p>
          </table:table-cell>
          <table:table-cell table:formula="of:=[.J206]+[.L206]" office:value-type="float" office:value="9039.97561278943" calcext:value-type="float">
            <text:p>9039.97561278943</text:p>
          </table:table-cell>
          <table:table-cell table:formula="of:=(1.000001018*(1-[.K206]*[.K206]))/(1+[.K206]*COS(RADIANS([.N206])))" office:value-type="float" office:value="0.987091013687314" calcext:value-type="float">
            <text:p>0.987091013687314</text:p>
          </table:table-cell>
          <table:table-cell table:formula="of:=[.M206]-0.00569-0.00478*SIN(RADIANS(125.04-1934.136*[.G206]))" office:value-type="float" office:value="323.320442990692" calcext:value-type="float">
            <text:p>323.320442990692</text:p>
          </table:table-cell>
          <table:table-cell table:formula="of:=23+(26+((21.448-[.G206]*(46.815+[.G206]*(0.00059-[.G206]*0.001813))))/60)/60" office:value-type="float" office:value="23.4361551329342" calcext:value-type="float">
            <text:p>23.4361551329342</text:p>
          </table:table-cell>
          <table:table-cell table:formula="of:=[.Q206]+0.00256*COS(RADIANS(125.04-1934.136*[.G206]))" office:value-type="float" office:value="23.4385811349973" calcext:value-type="float">
            <text:p>23.4385811349973</text:p>
          </table:table-cell>
          <table:table-cell table:formula="of:=DEGREES(ATAN2(COS(RADIANS([.P206]));COS(RADIANS([.R206]))*SIN(RADIANS([.P206]))))" office:value-type="float" office:value="-34.3473197557723" calcext:value-type="float">
            <text:p>-34.3473197557723</text:p>
          </table:table-cell>
          <table:table-cell table:formula="of:=DEGREES(ASIN(SIN(RADIANS([.R206]))*SIN(RADIANS([.P206]))))" office:value-type="float" office:value="-13.7449944836676" calcext:value-type="float">
            <text:p>-13.7449944836676</text:p>
          </table:table-cell>
          <table:table-cell table:formula="of:=TAN(RADIANS([.R206]/2))*TAN(RADIANS([.R206]/2))" office:value-type="float" office:value="0.0430318481238397" calcext:value-type="float">
            <text:p>0.0430318481238397</text:p>
          </table:table-cell>
          <table:table-cell table:formula="of:=4*DEGREES([.U206]*SIN(2*RADIANS([.I206]))-2*[.K206]*SIN(RADIANS([.J206]))+4*[.K206]*[.U206]*SIN(RADIANS([.J206]))*COS(2*RADIANS([.I206]))-0.5*[.U206]*[.U206]*SIN(4*RADIANS([.I206]))-1.25*[.K206]*[.K206]*SIN(2*RADIANS([.J206])))" office:value-type="float" office:value="-14.2272909881156" calcext:value-type="float">
            <text:p>-14.2272909881156</text:p>
          </table:table-cell>
          <table:table-cell table:formula="of:=DEGREES(ACOS(COS(RADIANS(90.833))/(COS(RADIANS([.$B$3]))*COS(RADIANS([.T206])))-TAN(RADIANS([.$B$3]))*TAN(RADIANS([.T206]))))" office:value-type="float" office:value="88.006686937005" calcext:value-type="float">
            <text:p>88.006686937005</text:p>
          </table:table-cell>
          <table:table-cell table:style-name="ce22" table:formula="of:=(720-4*[.$B$4]-[.V206]+[.$B$5]*60)/1440" office:value-type="time" office:time-value="PT12H14M29.018339287S" calcext:value-type="time">
            <text:p>12:14:29</text:p>
          </table:table-cell>
          <table:table-cell table:style-name="ce8" table:formula="of:=[.X206]-[.W206]*4/1440" office:value-type="time" office:time-value="PT06H22M27.413474406S" calcext:value-type="time">
            <text:p>6:22:27</text:p>
          </table:table-cell>
          <table:table-cell table:style-name="ce8" table:formula="of:=[.X206]+[.W206]*4/1440" office:value-type="time" office:time-value="PT18H06M30.623204168S" calcext:value-type="time">
            <text:p>18:06:30</text:p>
          </table:table-cell>
          <table:table-cell table:style-name="ce11" table:formula="of:=8*[.W206]" office:value-type="float" office:value="704.05349549604" calcext:value-type="float">
            <text:p>704.05349549604</text:p>
          </table:table-cell>
          <table:table-cell table:formula="of:=MOD([.E206]*1440+[.V206]+4*[.$B$4]-60*[.$B$5];1440)" office:value-type="float" office:value="1215.51636101188" calcext:value-type="float">
            <text:p>1215.51636101188</text:p>
          </table:table-cell>
          <table:table-cell table:formula="of:=IF([.AB206]/4&lt;0;[.AB206]/4+180;[.AB206]/4-180)" office:value-type="float" office:value="123.879090252971" calcext:value-type="float">
            <text:p>123.879090252971</text:p>
          </table:table-cell>
          <table:table-cell table:formula="of:=DEGREES(ACOS(SIN(RADIANS([.$B$3]))*SIN(RADIANS([.T206]))+COS(RADIANS([.$B$3]))*COS(RADIANS([.T206]))*COS(RADIANS([.AC206]))))" office:value-type="float" office:value="125.318566309798" calcext:value-type="float">
            <text:p>125.318566309798</text:p>
          </table:table-cell>
          <table:table-cell table:formula="of:=90-[.AD206]" office:value-type="float" office:value="-35.3185663097981" calcext:value-type="float">
            <text:p>-35.3185663097981</text:p>
          </table:table-cell>
          <table:table-cell table:formula="of:=IF([.AE206]&gt;85;0;IF([.AE206]&gt;5;58.1/TAN(RADIANS([.AE206]))-0.07/POWER(TAN(RADIANS([.AE206]));3)+0.000086/POWER(TAN(RADIANS([.AE206]));5);IF([.AE206]&gt;-0.575;1735+[.AE206]*(-518.2+[.AE206]*(103.4+[.AE206]*(-12.79+[.AE206]*0.711)));-20.772/TAN(RADIANS([.AE206])))))/3600" office:value-type="float" office:value="0.0081436664554318" calcext:value-type="float">
            <text:p>0.0081436664554318</text:p>
          </table:table-cell>
          <table:table-cell table:formula="of:=[.AE206]+[.AF206]" office:value-type="float" office:value="-35.3104226433427" calcext:value-type="float">
            <text:p>-35.3104226433427</text:p>
          </table:table-cell>
          <table:table-cell table:formula="of:=IF([.AC206]&gt;0;MOD(DEGREES(ACOS(((SIN(RADIANS([.$B$3]))*COS(RADIANS([.AD206])))-SIN(RADIANS([.T206])))/(COS(RADIANS([.$B$3]))*SIN(RADIANS([.AD206])))))+180;360);MOD(540-DEGREES(ACOS(((SIN(RADIANS([.$B$3]))*COS(RADIANS([.AD206])))-SIN(RADIANS([.T206])))/(COS(RADIANS([.$B$3]))*SIN(RADIANS([.AD206])))));360))" office:value-type="float" office:value="261.243945299819" calcext:value-type="float">
            <text:p>261.24394529981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06]+0.1/24" office:value-type="time" office:time-value="PT20H36M00S" calcext:value-type="time">
            <text:p>20:36:00</text:p>
          </table:table-cell>
          <table:table-cell table:style-name="ce9" table:formula="of:=[.D207]+2415018.5+[.E207]-[.$B$5]/24" office:value-type="float" office:value="2460353.06666667" calcext:value-type="float">
            <text:p>2460353.07</text:p>
          </table:table-cell>
          <table:table-cell table:style-name="ce10" table:formula="of:=([.F207]-2451545)/36525" office:value-type="float" office:value="0.241151722564459" calcext:value-type="float">
            <text:p>0.24115172</text:p>
          </table:table-cell>
          <table:table-cell/>
          <table:table-cell table:formula="of:=MOD(280.46646+[.G207]*(36000.76983+[.G207]*0.0003032);360)" office:value-type="float" office:value="322.114135783464" calcext:value-type="float">
            <text:p>322.114135783464</text:p>
          </table:table-cell>
          <table:table-cell table:formula="of:=357.52911+[.G207]*(35999.05029-0.0001537*[.G207])" office:value-type="float" office:value="9038.76208917981" calcext:value-type="float">
            <text:p>9038.76208917981</text:p>
          </table:table-cell>
          <table:table-cell table:formula="of:=0.016708634-[.G207]*(0.000042037+0.0000001267*[.G207])" office:value-type="float" office:value="0.0166984893369073" calcext:value-type="float">
            <text:p>0.0166984893369073</text:p>
          </table:table-cell>
          <table:table-cell table:formula="of:=SIN(RADIANS([.J207]))*(1.914602-[.G207]*(0.004817+0.000014*[.G207]))+SIN(RADIANS(2*[.J207]))*(0.019993-0.000101*[.G207])+SIN(RADIANS(3*[.J207]))*0.000289" office:value-type="float" office:value="1.21773781101984" calcext:value-type="float">
            <text:p>1.21773781101984</text:p>
          </table:table-cell>
          <table:table-cell table:formula="of:=[.I207]+[.L207]" office:value-type="float" office:value="323.331873594484" calcext:value-type="float">
            <text:p>323.331873594484</text:p>
          </table:table-cell>
          <table:table-cell table:formula="of:=[.J207]+[.L207]" office:value-type="float" office:value="9039.97982699083" calcext:value-type="float">
            <text:p>9039.97982699083</text:p>
          </table:table-cell>
          <table:table-cell table:formula="of:=(1.000001018*(1-[.K207]*[.K207]))/(1+[.K207]*COS(RADIANS([.N207])))" office:value-type="float" office:value="0.98709178277085" calcext:value-type="float">
            <text:p>0.98709178277085</text:p>
          </table:table-cell>
          <table:table-cell table:formula="of:=[.M207]-0.00569-0.00478*SIN(RADIANS(125.04-1934.136*[.G207]))" office:value-type="float" office:value="323.324657405725" calcext:value-type="float">
            <text:p>323.324657405725</text:p>
          </table:table-cell>
          <table:table-cell table:formula="of:=23+(26+((21.448-[.G207]*(46.815+[.G207]*(0.00059-[.G207]*0.001813))))/60)/60" office:value-type="float" office:value="23.4361551314507" calcext:value-type="float">
            <text:p>23.4361551314507</text:p>
          </table:table-cell>
          <table:table-cell table:formula="of:=[.Q207]+0.00256*COS(RADIANS(125.04-1934.136*[.G207]))" office:value-type="float" office:value="23.4385811366615" calcext:value-type="float">
            <text:p>23.4385811366615</text:p>
          </table:table-cell>
          <table:table-cell table:formula="of:=DEGREES(ATAN2(COS(RADIANS([.P207]));COS(RADIANS([.R207]))*SIN(RADIANS([.P207]))))" office:value-type="float" office:value="-34.3432217579371" calcext:value-type="float">
            <text:p>-34.3432217579371</text:p>
          </table:table-cell>
          <table:table-cell table:formula="of:=DEGREES(ASIN(SIN(RADIANS([.R207]))*SIN(RADIANS([.P207]))))" office:value-type="float" office:value="-13.7436104014736" calcext:value-type="float">
            <text:p>-13.7436104014736</text:p>
          </table:table-cell>
          <table:table-cell table:formula="of:=TAN(RADIANS([.R207]/2))*TAN(RADIANS([.R207]/2))" office:value-type="float" office:value="0.0430318481301242" calcext:value-type="float">
            <text:p>0.0430318481301242</text:p>
          </table:table-cell>
          <table:table-cell table:formula="of:=4*DEGREES([.U207]*SIN(2*RADIANS([.I207]))-2*[.K207]*SIN(RADIANS([.J207]))+4*[.K207]*[.U207]*SIN(RADIANS([.J207]))*COS(2*RADIANS([.I207]))-0.5*[.U207]*[.U207]*SIN(4*RADIANS([.I207]))-1.25*[.K207]*[.K207]*SIN(2*RADIANS([.J207])))" office:value-type="float" office:value="-14.2272540050776" calcext:value-type="float">
            <text:p>-14.2272540050776</text:p>
          </table:table-cell>
          <table:table-cell table:formula="of:=DEGREES(ACOS(COS(RADIANS(90.833))/(COS(RADIANS([.$B$3]))*COS(RADIANS([.T207])))-TAN(RADIANS([.$B$3]))*TAN(RADIANS([.T207]))))" office:value-type="float" office:value="88.0069821490592" calcext:value-type="float">
            <text:p>88.0069821490592</text:p>
          </table:table-cell>
          <table:table-cell table:style-name="ce22" table:formula="of:=(720-4*[.$B$4]-[.V207]+[.$B$5]*60)/1440" office:value-type="time" office:time-value="PT12H14M29.016120305S" calcext:value-type="time">
            <text:p>12:14:29</text:p>
          </table:table-cell>
          <table:table-cell table:style-name="ce8" table:formula="of:=[.X207]-[.W207]*4/1440" office:value-type="time" office:time-value="PT06H22M27.34040453S" calcext:value-type="time">
            <text:p>6:22:27</text:p>
          </table:table-cell>
          <table:table-cell table:style-name="ce8" table:formula="of:=[.X207]+[.W207]*4/1440" office:value-type="time" office:time-value="PT18H06M30.691836079S" calcext:value-type="time">
            <text:p>18:06:30</text:p>
          </table:table-cell>
          <table:table-cell table:style-name="ce11" table:formula="of:=8*[.W207]" office:value-type="float" office:value="704.055857192474" calcext:value-type="float">
            <text:p>704.055857192474</text:p>
          </table:table-cell>
          <table:table-cell table:formula="of:=MOD([.E207]*1440+[.V207]+4*[.$B$4]-60*[.$B$5];1440)" office:value-type="float" office:value="1221.51639799492" calcext:value-type="float">
            <text:p>1221.51639799492</text:p>
          </table:table-cell>
          <table:table-cell table:formula="of:=IF([.AB207]/4&lt;0;[.AB207]/4+180;[.AB207]/4-180)" office:value-type="float" office:value="125.379099498731" calcext:value-type="float">
            <text:p>125.379099498731</text:p>
          </table:table-cell>
          <table:table-cell table:formula="of:=DEGREES(ACOS(SIN(RADIANS([.$B$3]))*SIN(RADIANS([.T207]))+COS(RADIANS([.$B$3]))*COS(RADIANS([.T207]))*COS(RADIANS([.AC207]))))" office:value-type="float" office:value="126.771157935307" calcext:value-type="float">
            <text:p>126.771157935307</text:p>
          </table:table-cell>
          <table:table-cell table:formula="of:=90-[.AD207]" office:value-type="float" office:value="-36.7711579353075" calcext:value-type="float">
            <text:p>-36.7711579353075</text:p>
          </table:table-cell>
          <table:table-cell table:formula="of:=IF([.AE207]&gt;85;0;IF([.AE207]&gt;5;58.1/TAN(RADIANS([.AE207]))-0.07/POWER(TAN(RADIANS([.AE207]));3)+0.000086/POWER(TAN(RADIANS([.AE207]));5);IF([.AE207]&gt;-0.575;1735+[.AE207]*(-518.2+[.AE207]*(103.4+[.AE207]*(-12.79+[.AE207]*0.711)));-20.772/TAN(RADIANS([.AE207])))))/3600" office:value-type="float" office:value="0.00772101817352416" calcext:value-type="float">
            <text:p>0.00772101817352416</text:p>
          </table:table-cell>
          <table:table-cell table:formula="of:=[.AE207]+[.AF207]" office:value-type="float" office:value="-36.7634369171339" calcext:value-type="float">
            <text:p>-36.7634369171339</text:p>
          </table:table-cell>
          <table:table-cell table:formula="of:=IF([.AC207]&gt;0;MOD(DEGREES(ACOS(((SIN(RADIANS([.$B$3]))*COS(RADIANS([.AD207])))-SIN(RADIANS([.T207])))/(COS(RADIANS([.$B$3]))*SIN(RADIANS([.AD207])))))+180;360);MOD(540-DEGREES(ACOS(((SIN(RADIANS([.$B$3]))*COS(RADIANS([.AD207])))-SIN(RADIANS([.T207])))/(COS(RADIANS([.$B$3]))*SIN(RADIANS([.AD207])))));360))" office:value-type="float" office:value="261.384910692664" calcext:value-type="float">
            <text:p>261.38491069266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07]+0.1/24" office:value-type="time" office:time-value="PT20H42M00S" calcext:value-type="time">
            <text:p>20:42:00</text:p>
          </table:table-cell>
          <table:table-cell table:style-name="ce9" table:formula="of:=[.D208]+2415018.5+[.E208]-[.$B$5]/24" office:value-type="float" office:value="2460353.07083333" calcext:value-type="float">
            <text:p>2460353.07</text:p>
          </table:table-cell>
          <table:table-cell table:style-name="ce10" table:formula="of:=([.F208]-2451545)/36525" office:value-type="float" office:value="0.241151836641569" calcext:value-type="float">
            <text:p>0.24115184</text:p>
          </table:table-cell>
          <table:table-cell/>
          <table:table-cell table:formula="of:=MOD(280.46646+[.G208]*(36000.76983+[.G208]*0.0003032);360)" office:value-type="float" office:value="322.118242647237" calcext:value-type="float">
            <text:p>322.118242647237</text:p>
          </table:table-cell>
          <table:table-cell table:formula="of:=357.52911+[.G208]*(35999.05029-0.0001537*[.G208])" office:value-type="float" office:value="9038.7661958474" calcext:value-type="float">
            <text:p>9038.7661958474</text:p>
          </table:table-cell>
          <table:table-cell table:formula="of:=0.016708634-[.G208]*(0.000042037+0.0000001267*[.G208])" office:value-type="float" office:value="0.0166984893321049" calcext:value-type="float">
            <text:p>0.0166984893321049</text:p>
          </table:table-cell>
          <table:table-cell table:formula="of:=SIN(RADIANS([.J208]))*(1.914602-[.G208]*(0.004817+0.000014*[.G208]))+SIN(RADIANS(2*[.J208]))*(0.019993-0.000101*[.G208])+SIN(RADIANS(3*[.J208]))*0.000289" office:value-type="float" office:value="1.21784533779767" calcext:value-type="float">
            <text:p>1.21784533779767</text:p>
          </table:table-cell>
          <table:table-cell table:formula="of:=[.I208]+[.L208]" office:value-type="float" office:value="323.336087985035" calcext:value-type="float">
            <text:p>323.336087985035</text:p>
          </table:table-cell>
          <table:table-cell table:formula="of:=[.J208]+[.L208]" office:value-type="float" office:value="9039.9840411852" calcext:value-type="float">
            <text:p>9039.9840411852</text:p>
          </table:table-cell>
          <table:table-cell table:formula="of:=(1.000001018*(1-[.K208]*[.K208]))/(1+[.K208]*COS(RADIANS([.N208])))" office:value-type="float" office:value="0.987092551921766" calcext:value-type="float">
            <text:p>0.987092551921766</text:p>
          </table:table-cell>
          <table:table-cell table:formula="of:=[.M208]-0.00569-0.00478*SIN(RADIANS(125.04-1934.136*[.G208]))" office:value-type="float" office:value="323.32887181372" calcext:value-type="float">
            <text:p>323.32887181372</text:p>
          </table:table-cell>
          <table:table-cell table:formula="of:=23+(26+((21.448-[.G208]*(46.815+[.G208]*(0.00059-[.G208]*0.001813))))/60)/60" office:value-type="float" office:value="23.4361551299673" calcext:value-type="float">
            <text:p>23.4361551299673</text:p>
          </table:table-cell>
          <table:table-cell table:formula="of:=[.Q208]+0.00256*COS(RADIANS(125.04-1934.136*[.G208]))" office:value-type="float" office:value="23.4385811383256" calcext:value-type="float">
            <text:p>23.4385811383256</text:p>
          </table:table-cell>
          <table:table-cell table:formula="of:=DEGREES(ATAN2(COS(RADIANS([.P208]));COS(RADIANS([.R208]))*SIN(RADIANS([.P208]))))" office:value-type="float" office:value="-34.3391238153716" calcext:value-type="float">
            <text:p>-34.3391238153716</text:p>
          </table:table-cell>
          <table:table-cell table:formula="of:=DEGREES(ASIN(SIN(RADIANS([.R208]))*SIN(RADIANS([.P208]))))" office:value-type="float" office:value="-13.7422262539512" calcext:value-type="float">
            <text:p>-13.7422262539512</text:p>
          </table:table-cell>
          <table:table-cell table:formula="of:=TAN(RADIANS([.R208]/2))*TAN(RADIANS([.R208]/2))" office:value-type="float" office:value="0.0430318481364085" calcext:value-type="float">
            <text:p>0.0430318481364085</text:p>
          </table:table-cell>
          <table:table-cell table:formula="of:=4*DEGREES([.U208]*SIN(2*RADIANS([.I208]))-2*[.K208]*SIN(RADIANS([.J208]))+4*[.K208]*[.U208]*SIN(RADIANS([.J208]))*COS(2*RADIANS([.I208]))-0.5*[.U208]*[.U208]*SIN(4*RADIANS([.I208]))-1.25*[.K208]*[.K208]*SIN(2*RADIANS([.J208])))" office:value-type="float" office:value="-14.2272168000455" calcext:value-type="float">
            <text:p>-14.2272168000455</text:p>
          </table:table-cell>
          <table:table-cell table:formula="of:=DEGREES(ACOS(COS(RADIANS(90.833))/(COS(RADIANS([.$B$3]))*COS(RADIANS([.T208])))-TAN(RADIANS([.$B$3]))*TAN(RADIANS([.T208]))))" office:value-type="float" office:value="88.0072773720169" calcext:value-type="float">
            <text:p>88.0072773720169</text:p>
          </table:table-cell>
          <table:table-cell table:style-name="ce22" table:formula="of:=(720-4*[.$B$4]-[.V208]+[.$B$5]*60)/1440" office:value-type="time" office:time-value="PT12H14M29.013888003S" calcext:value-type="time">
            <text:p>12:14:29</text:p>
          </table:table-cell>
          <table:table-cell table:style-name="ce8" table:formula="of:=[.X208]-[.W208]*4/1440" office:value-type="time" office:time-value="PT06H22M27.267318719S" calcext:value-type="time">
            <text:p>6:22:27</text:p>
          </table:table-cell>
          <table:table-cell table:style-name="ce8" table:formula="of:=[.X208]+[.W208]*4/1440" office:value-type="time" office:time-value="PT18H06M30.760457287S" calcext:value-type="time">
            <text:p>18:06:30</text:p>
          </table:table-cell>
          <table:table-cell table:style-name="ce11" table:formula="of:=8*[.W208]" office:value-type="float" office:value="704.058218976135" calcext:value-type="float">
            <text:p>704.058218976135</text:p>
          </table:table-cell>
          <table:table-cell table:formula="of:=MOD([.E208]*1440+[.V208]+4*[.$B$4]-60*[.$B$5];1440)" office:value-type="float" office:value="1227.51643519995" calcext:value-type="float">
            <text:p>1227.51643519995</text:p>
          </table:table-cell>
          <table:table-cell table:formula="of:=IF([.AB208]/4&lt;0;[.AB208]/4+180;[.AB208]/4-180)" office:value-type="float" office:value="126.879108799989" calcext:value-type="float">
            <text:p>126.879108799989</text:p>
          </table:table-cell>
          <table:table-cell table:formula="of:=DEGREES(ACOS(SIN(RADIANS([.$B$3]))*SIN(RADIANS([.T208]))+COS(RADIANS([.$B$3]))*COS(RADIANS([.T208]))*COS(RADIANS([.AC208]))))" office:value-type="float" office:value="128.224286314958" calcext:value-type="float">
            <text:p>128.224286314958</text:p>
          </table:table-cell>
          <table:table-cell table:formula="of:=90-[.AD208]" office:value-type="float" office:value="-38.2242863149578" calcext:value-type="float">
            <text:p>-38.2242863149578</text:p>
          </table:table-cell>
          <table:table-cell table:formula="of:=IF([.AE208]&gt;85;0;IF([.AE208]&gt;5;58.1/TAN(RADIANS([.AE208]))-0.07/POWER(TAN(RADIANS([.AE208]));3)+0.000086/POWER(TAN(RADIANS([.AE208]));5);IF([.AE208]&gt;-0.575;1735+[.AE208]*(-518.2+[.AE208]*(103.4+[.AE208]*(-12.79+[.AE208]*0.711)));-20.772/TAN(RADIANS([.AE208])))))/3600" office:value-type="float" office:value="0.00732597018552709" calcext:value-type="float">
            <text:p>0.00732597018552709</text:p>
          </table:table-cell>
          <table:table-cell table:formula="of:=[.AE208]+[.AF208]" office:value-type="float" office:value="-38.2169603447722" calcext:value-type="float">
            <text:p>-38.2169603447722</text:p>
          </table:table-cell>
          <table:table-cell table:formula="of:=IF([.AC208]&gt;0;MOD(DEGREES(ACOS(((SIN(RADIANS([.$B$3]))*COS(RADIANS([.AD208])))-SIN(RADIANS([.T208])))/(COS(RADIANS([.$B$3]))*SIN(RADIANS([.AD208])))))+180;360);MOD(540-DEGREES(ACOS(((SIN(RADIANS([.$B$3]))*COS(RADIANS([.AD208])))-SIN(RADIANS([.T208])))/(COS(RADIANS([.$B$3]))*SIN(RADIANS([.AD208])))));360))" office:value-type="float" office:value="261.51982177164" calcext:value-type="float">
            <text:p>261.5198217716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08]+0.1/24" office:value-type="time" office:time-value="PT20H48M00S" calcext:value-type="time">
            <text:p>20:48:00</text:p>
          </table:table-cell>
          <table:table-cell table:style-name="ce9" table:formula="of:=[.D209]+2415018.5+[.E209]-[.$B$5]/24" office:value-type="float" office:value="2460353.075" calcext:value-type="float">
            <text:p>2460353.08</text:p>
          </table:table-cell>
          <table:table-cell table:style-name="ce10" table:formula="of:=([.F209]-2451545)/36525" office:value-type="float" office:value="0.241151950718691" calcext:value-type="float">
            <text:p>0.24115195</text:p>
          </table:table-cell>
          <table:table-cell/>
          <table:table-cell table:formula="of:=MOD(280.46646+[.G209]*(36000.76983+[.G209]*0.0003032);360)" office:value-type="float" office:value="322.122349511466" calcext:value-type="float">
            <text:p>322.122349511466</text:p>
          </table:table-cell>
          <table:table-cell table:formula="of:=357.52911+[.G209]*(35999.05029-0.0001537*[.G209])" office:value-type="float" office:value="9038.77030251545" calcext:value-type="float">
            <text:p>9038.77030251545</text:p>
          </table:table-cell>
          <table:table-cell table:formula="of:=0.016708634-[.G209]*(0.000042037+0.0000001267*[.G209])" office:value-type="float" office:value="0.0166984893273025" calcext:value-type="float">
            <text:p>0.0166984893273025</text:p>
          </table:table-cell>
          <table:table-cell table:formula="of:=SIN(RADIANS([.J209]))*(1.914602-[.G209]*(0.004817+0.000014*[.G209]))+SIN(RADIANS(2*[.J209]))*(0.019993-0.000101*[.G209])+SIN(RADIANS(3*[.J209]))*0.000289" office:value-type="float" office:value="1.21795285801985" calcext:value-type="float">
            <text:p>1.21795285801985</text:p>
          </table:table-cell>
          <table:table-cell table:formula="of:=[.I209]+[.L209]" office:value-type="float" office:value="323.340302369486" calcext:value-type="float">
            <text:p>323.340302369486</text:p>
          </table:table-cell>
          <table:table-cell table:formula="of:=[.J209]+[.L209]" office:value-type="float" office:value="9039.98825537347" calcext:value-type="float">
            <text:p>9039.98825537347</text:p>
          </table:table-cell>
          <table:table-cell table:formula="of:=(1.000001018*(1-[.K209]*[.K209]))/(1+[.K209]*COS(RADIANS([.N209])))" office:value-type="float" office:value="0.987093321140228" calcext:value-type="float">
            <text:p>0.987093321140228</text:p>
          </table:table-cell>
          <table:table-cell table:formula="of:=[.M209]-0.00569-0.00478*SIN(RADIANS(125.04-1934.136*[.G209]))" office:value-type="float" office:value="323.333086215615" calcext:value-type="float">
            <text:p>323.333086215615</text:p>
          </table:table-cell>
          <table:table-cell table:formula="of:=23+(26+((21.448-[.G209]*(46.815+[.G209]*(0.00059-[.G209]*0.001813))))/60)/60" office:value-type="float" office:value="23.4361551284838" calcext:value-type="float">
            <text:p>23.4361551284838</text:p>
          </table:table-cell>
          <table:table-cell table:formula="of:=[.Q209]+0.00256*COS(RADIANS(125.04-1934.136*[.G209]))" office:value-type="float" office:value="23.4385811399897" calcext:value-type="float">
            <text:p>23.4385811399897</text:p>
          </table:table-cell>
          <table:table-cell table:formula="of:=DEGREES(ATAN2(COS(RADIANS([.P209]));COS(RADIANS([.R209]))*SIN(RADIANS([.P209]))))" office:value-type="float" office:value="-34.3350259271582" calcext:value-type="float">
            <text:p>-34.3350259271582</text:p>
          </table:table-cell>
          <table:table-cell table:formula="of:=DEGREES(ASIN(SIN(RADIANS([.R209]))*SIN(RADIANS([.P209]))))" office:value-type="float" office:value="-13.7408420407996" calcext:value-type="float">
            <text:p>-13.7408420407996</text:p>
          </table:table-cell>
          <table:table-cell table:formula="of:=TAN(RADIANS([.R209]/2))*TAN(RADIANS([.R209]/2))" office:value-type="float" office:value="0.0430318481426926" calcext:value-type="float">
            <text:p>0.0430318481426926</text:p>
          </table:table-cell>
          <table:table-cell table:formula="of:=4*DEGREES([.U209]*SIN(2*RADIANS([.I209]))-2*[.K209]*SIN(RADIANS([.J209]))+4*[.K209]*[.U209]*SIN(RADIANS([.J209]))*COS(2*RADIANS([.I209]))-0.5*[.U209]*[.U209]*SIN(4*RADIANS([.I209]))-1.25*[.K209]*[.K209]*SIN(2*RADIANS([.J209])))" office:value-type="float" office:value="-14.2271793730222" calcext:value-type="float">
            <text:p>-14.2271793730222</text:p>
          </table:table-cell>
          <table:table-cell table:formula="of:=DEGREES(ACOS(COS(RADIANS(90.833))/(COS(RADIANS([.$B$3]))*COS(RADIANS([.T209])))-TAN(RADIANS([.$B$3]))*TAN(RADIANS([.T209]))))" office:value-type="float" office:value="88.0075726059422" calcext:value-type="float">
            <text:p>88.0075726059422</text:p>
          </table:table-cell>
          <table:table-cell table:style-name="ce22" table:formula="of:=(720-4*[.$B$4]-[.V209]+[.$B$5]*60)/1440" office:value-type="time" office:time-value="PT12H14M29.011642381S" calcext:value-type="time">
            <text:p>12:14:29</text:p>
          </table:table-cell>
          <table:table-cell table:style-name="ce8" table:formula="of:=[.X209]-[.W209]*4/1440" office:value-type="time" office:time-value="PT06H22M27.194216955S" calcext:value-type="time">
            <text:p>6:22:27</text:p>
          </table:table-cell>
          <table:table-cell table:style-name="ce8" table:formula="of:=[.X209]+[.W209]*4/1440" office:value-type="time" office:time-value="PT18H06M30.829067807S" calcext:value-type="time">
            <text:p>18:06:30</text:p>
          </table:table-cell>
          <table:table-cell table:style-name="ce11" table:formula="of:=8*[.W209]" office:value-type="float" office:value="704.060580847538" calcext:value-type="float">
            <text:p>704.060580847538</text:p>
          </table:table-cell>
          <table:table-cell table:formula="of:=MOD([.E209]*1440+[.V209]+4*[.$B$4]-60*[.$B$5];1440)" office:value-type="float" office:value="1233.51647262698" calcext:value-type="float">
            <text:p>1233.51647262698</text:p>
          </table:table-cell>
          <table:table-cell table:formula="of:=IF([.AB209]/4&lt;0;[.AB209]/4+180;[.AB209]/4-180)" office:value-type="float" office:value="128.379118156744" calcext:value-type="float">
            <text:p>128.379118156744</text:p>
          </table:table-cell>
          <table:table-cell table:formula="of:=DEGREES(ACOS(SIN(RADIANS([.$B$3]))*SIN(RADIANS([.T209]))+COS(RADIANS([.$B$3]))*COS(RADIANS([.T209]))*COS(RADIANS([.AC209]))))" office:value-type="float" office:value="129.677919995216" calcext:value-type="float">
            <text:p>129.677919995216</text:p>
          </table:table-cell>
          <table:table-cell table:formula="of:=90-[.AD209]" office:value-type="float" office:value="-39.6779199952157" calcext:value-type="float">
            <text:p>-39.6779199952157</text:p>
          </table:table-cell>
          <table:table-cell table:formula="of:=IF([.AE209]&gt;85;0;IF([.AE209]&gt;5;58.1/TAN(RADIANS([.AE209]))-0.07/POWER(TAN(RADIANS([.AE209]));3)+0.000086/POWER(TAN(RADIANS([.AE209]));5);IF([.AE209]&gt;-0.575;1735+[.AE209]*(-518.2+[.AE209]*(103.4+[.AE209]*(-12.79+[.AE209]*0.711)));-20.772/TAN(RADIANS([.AE209])))))/3600" office:value-type="float" office:value="0.0069554507443373" calcext:value-type="float">
            <text:p>0.0069554507443373</text:p>
          </table:table-cell>
          <table:table-cell table:formula="of:=[.AE209]+[.AF209]" office:value-type="float" office:value="-39.6709645444713" calcext:value-type="float">
            <text:p>-39.6709645444713</text:p>
          </table:table-cell>
          <table:table-cell table:formula="of:=IF([.AC209]&gt;0;MOD(DEGREES(ACOS(((SIN(RADIANS([.$B$3]))*COS(RADIANS([.AD209])))-SIN(RADIANS([.T209])))/(COS(RADIANS([.$B$3]))*SIN(RADIANS([.AD209])))))+180;360);MOD(540-DEGREES(ACOS(((SIN(RADIANS([.$B$3]))*COS(RADIANS([.AD209])))-SIN(RADIANS([.T209])))/(COS(RADIANS([.$B$3]))*SIN(RADIANS([.AD209])))));360))" office:value-type="float" office:value="261.648492006158" calcext:value-type="float">
            <text:p>261.64849200615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09]+0.1/24" office:value-type="time" office:time-value="PT20H54M00S" calcext:value-type="time">
            <text:p>20:54:00</text:p>
          </table:table-cell>
          <table:table-cell table:style-name="ce9" table:formula="of:=[.D210]+2415018.5+[.E210]-[.$B$5]/24" office:value-type="float" office:value="2460353.07916667" calcext:value-type="float">
            <text:p>2460353.08</text:p>
          </table:table-cell>
          <table:table-cell table:style-name="ce10" table:formula="of:=([.F210]-2451545)/36525" office:value-type="float" office:value="0.2411520647958" calcext:value-type="float">
            <text:p>0.24115206</text:p>
          </table:table-cell>
          <table:table-cell/>
          <table:table-cell table:formula="of:=MOD(280.46646+[.G210]*(36000.76983+[.G210]*0.0003032);360)" office:value-type="float" office:value="322.126456375239" calcext:value-type="float">
            <text:p>322.126456375239</text:p>
          </table:table-cell>
          <table:table-cell table:formula="of:=357.52911+[.G210]*(35999.05029-0.0001537*[.G210])" office:value-type="float" office:value="9038.77440918303" calcext:value-type="float">
            <text:p>9038.77440918303</text:p>
          </table:table-cell>
          <table:table-cell table:formula="of:=0.016708634-[.G210]*(0.000042037+0.0000001267*[.G210])" office:value-type="float" office:value="0.0166984893225" calcext:value-type="float">
            <text:p>0.0166984893225</text:p>
          </table:table-cell>
          <table:table-cell table:formula="of:=SIN(RADIANS([.J210]))*(1.914602-[.G210]*(0.004817+0.000014*[.G210]))+SIN(RADIANS(2*[.J210]))*(0.019993-0.000101*[.G210])+SIN(RADIANS(3*[.J210]))*0.000289" office:value-type="float" office:value="1.21806037166173" calcext:value-type="float">
            <text:p>1.21806037166173</text:p>
          </table:table-cell>
          <table:table-cell table:formula="of:=[.I210]+[.L210]" office:value-type="float" office:value="323.344516746901" calcext:value-type="float">
            <text:p>323.344516746901</text:p>
          </table:table-cell>
          <table:table-cell table:formula="of:=[.J210]+[.L210]" office:value-type="float" office:value="9039.99246955469" calcext:value-type="float">
            <text:p>9039.99246955469</text:p>
          </table:table-cell>
          <table:table-cell table:formula="of:=(1.000001018*(1-[.K210]*[.K210]))/(1+[.K210]*COS(RADIANS([.N210])))" office:value-type="float" office:value="0.98709409042606" calcext:value-type="float">
            <text:p>0.98709409042606</text:p>
          </table:table-cell>
          <table:table-cell table:formula="of:=[.M210]-0.00569-0.00478*SIN(RADIANS(125.04-1934.136*[.G210]))" office:value-type="float" office:value="323.337300610474" calcext:value-type="float">
            <text:p>323.337300610474</text:p>
          </table:table-cell>
          <table:table-cell table:formula="of:=23+(26+((21.448-[.G210]*(46.815+[.G210]*(0.00059-[.G210]*0.001813))))/60)/60" office:value-type="float" office:value="23.4361551270003" calcext:value-type="float">
            <text:p>23.4361551270003</text:p>
          </table:table-cell>
          <table:table-cell table:formula="of:=[.Q210]+0.00256*COS(RADIANS(125.04-1934.136*[.G210]))" office:value-type="float" office:value="23.4385811416538" calcext:value-type="float">
            <text:p>23.4385811416538</text:p>
          </table:table-cell>
          <table:table-cell table:formula="of:=DEGREES(ATAN2(COS(RADIANS([.P210]));COS(RADIANS([.R210]))*SIN(RADIANS([.P210]))))" office:value-type="float" office:value="-34.3309280942054" calcext:value-type="float">
            <text:p>-34.3309280942054</text:p>
          </table:table-cell>
          <table:table-cell table:formula="of:=DEGREES(ASIN(SIN(RADIANS([.R210]))*SIN(RADIANS([.P210]))))" office:value-type="float" office:value="-13.7394577623353" calcext:value-type="float">
            <text:p>-13.7394577623353</text:p>
          </table:table-cell>
          <table:table-cell table:formula="of:=TAN(RADIANS([.R210]/2))*TAN(RADIANS([.R210]/2))" office:value-type="float" office:value="0.0430318481489767" calcext:value-type="float">
            <text:p>0.0430318481489767</text:p>
          </table:table-cell>
          <table:table-cell table:formula="of:=4*DEGREES([.U210]*SIN(2*RADIANS([.I210]))-2*[.K210]*SIN(RADIANS([.J210]))+4*[.K210]*[.U210]*SIN(RADIANS([.J210]))*COS(2*RADIANS([.I210]))-0.5*[.U210]*[.U210]*SIN(4*RADIANS([.I210]))-1.25*[.K210]*[.K210]*SIN(2*RADIANS([.J210])))" office:value-type="float" office:value="-14.2271417240275" calcext:value-type="float">
            <text:p>-14.2271417240275</text:p>
          </table:table-cell>
          <table:table-cell table:formula="of:=DEGREES(ACOS(COS(RADIANS(90.833))/(COS(RADIANS([.$B$3]))*COS(RADIANS([.T210])))-TAN(RADIANS([.$B$3]))*TAN(RADIANS([.T210]))))" office:value-type="float" office:value="88.0078678507677" calcext:value-type="float">
            <text:p>88.0078678507677</text:p>
          </table:table-cell>
          <table:table-cell table:style-name="ce22" table:formula="of:=(720-4*[.$B$4]-[.V210]+[.$B$5]*60)/1440" office:value-type="time" office:time-value="PT12H14M29.009383442S" calcext:value-type="time">
            <text:p>12:14:29</text:p>
          </table:table-cell>
          <table:table-cell table:style-name="ce8" table:formula="of:=[.X210]-[.W210]*4/1440" office:value-type="time" office:time-value="PT06H22M27.121099257S" calcext:value-type="time">
            <text:p>6:22:27</text:p>
          </table:table-cell>
          <table:table-cell table:style-name="ce8" table:formula="of:=[.X210]+[.W210]*4/1440" office:value-type="time" office:time-value="PT18H06M30.897667626S" calcext:value-type="time">
            <text:p>18:06:30</text:p>
          </table:table-cell>
          <table:table-cell table:style-name="ce11" table:formula="of:=8*[.W210]" office:value-type="float" office:value="704.062942806142" calcext:value-type="float">
            <text:p>704.062942806142</text:p>
          </table:table-cell>
          <table:table-cell table:formula="of:=MOD([.E210]*1440+[.V210]+4*[.$B$4]-60*[.$B$5];1440)" office:value-type="float" office:value="1239.51651027597" calcext:value-type="float">
            <text:p>1239.51651027597</text:p>
          </table:table-cell>
          <table:table-cell table:formula="of:=IF([.AB210]/4&lt;0;[.AB210]/4+180;[.AB210]/4-180)" office:value-type="float" office:value="129.879127568993" calcext:value-type="float">
            <text:p>129.879127568993</text:p>
          </table:table-cell>
          <table:table-cell table:formula="of:=DEGREES(ACOS(SIN(RADIANS([.$B$3]))*SIN(RADIANS([.T210]))+COS(RADIANS([.$B$3]))*COS(RADIANS([.T210]))*COS(RADIANS([.AC210]))))" office:value-type="float" office:value="131.132027843812" calcext:value-type="float">
            <text:p>131.132027843812</text:p>
          </table:table-cell>
          <table:table-cell table:formula="of:=90-[.AD210]" office:value-type="float" office:value="-41.1320278438124" calcext:value-type="float">
            <text:p>-41.1320278438124</text:p>
          </table:table-cell>
          <table:table-cell table:formula="of:=IF([.AE210]&gt;85;0;IF([.AE210]&gt;5;58.1/TAN(RADIANS([.AE210]))-0.07/POWER(TAN(RADIANS([.AE210]));3)+0.000086/POWER(TAN(RADIANS([.AE210]));5);IF([.AE210]&gt;-0.575;1735+[.AE210]*(-518.2+[.AE210]*(103.4+[.AE210]*(-12.79+[.AE210]*0.711)));-20.772/TAN(RADIANS([.AE210])))))/3600" office:value-type="float" office:value="0.00660681626060973" calcext:value-type="float">
            <text:p>0.00660681626060973</text:p>
          </table:table-cell>
          <table:table-cell table:formula="of:=[.AE210]+[.AF210]" office:value-type="float" office:value="-41.1254210275518" calcext:value-type="float">
            <text:p>-41.1254210275518</text:p>
          </table:table-cell>
          <table:table-cell table:formula="of:=IF([.AC210]&gt;0;MOD(DEGREES(ACOS(((SIN(RADIANS([.$B$3]))*COS(RADIANS([.AD210])))-SIN(RADIANS([.T210])))/(COS(RADIANS([.$B$3]))*SIN(RADIANS([.AD210])))))+180;360);MOD(540-DEGREES(ACOS(((SIN(RADIANS([.$B$3]))*COS(RADIANS([.AD210])))-SIN(RADIANS([.T210])))/(COS(RADIANS([.$B$3]))*SIN(RADIANS([.AD210])))));360))" office:value-type="float" office:value="261.770694952951" calcext:value-type="float">
            <text:p>261.7706949529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10]+0.1/24" office:value-type="time" office:time-value="PT21H00M00S" calcext:value-type="time">
            <text:p>21:00:00</text:p>
          </table:table-cell>
          <table:table-cell table:style-name="ce9" table:formula="of:=[.D211]+2415018.5+[.E211]-[.$B$5]/24" office:value-type="float" office:value="2460353.08333333" calcext:value-type="float">
            <text:p>2460353.08</text:p>
          </table:table-cell>
          <table:table-cell table:style-name="ce10" table:formula="of:=([.F211]-2451545)/36525" office:value-type="float" office:value="0.241152178872922" calcext:value-type="float">
            <text:p>0.24115218</text:p>
          </table:table-cell>
          <table:table-cell/>
          <table:table-cell table:formula="of:=MOD(280.46646+[.G211]*(36000.76983+[.G211]*0.0003032);360)" office:value-type="float" office:value="322.130563239471" calcext:value-type="float">
            <text:p>322.130563239471</text:p>
          </table:table-cell>
          <table:table-cell table:formula="of:=357.52911+[.G211]*(35999.05029-0.0001537*[.G211])" office:value-type="float" office:value="9038.77851585108" calcext:value-type="float">
            <text:p>9038.77851585108</text:p>
          </table:table-cell>
          <table:table-cell table:formula="of:=0.016708634-[.G211]*(0.000042037+0.0000001267*[.G211])" office:value-type="float" office:value="0.0166984893176976" calcext:value-type="float">
            <text:p>0.0166984893176976</text:p>
          </table:table-cell>
          <table:table-cell table:formula="of:=SIN(RADIANS([.J211]))*(1.914602-[.G211]*(0.004817+0.000014*[.G211]))+SIN(RADIANS(2*[.J211]))*(0.019993-0.000101*[.G211])+SIN(RADIANS(3*[.J211]))*0.000289" office:value-type="float" office:value="1.21816787874697" calcext:value-type="float">
            <text:p>1.21816787874697</text:p>
          </table:table-cell>
          <table:table-cell table:formula="of:=[.I211]+[.L211]" office:value-type="float" office:value="323.348731118218" calcext:value-type="float">
            <text:p>323.348731118218</text:p>
          </table:table-cell>
          <table:table-cell table:formula="of:=[.J211]+[.L211]" office:value-type="float" office:value="9039.99668372983" calcext:value-type="float">
            <text:p>9039.99668372983</text:p>
          </table:table-cell>
          <table:table-cell table:formula="of:=(1.000001018*(1-[.K211]*[.K211]))/(1+[.K211]*COS(RADIANS([.N211])))" office:value-type="float" office:value="0.987094859779431" calcext:value-type="float">
            <text:p>0.987094859779431</text:p>
          </table:table-cell>
          <table:table-cell table:formula="of:=[.M211]-0.00569-0.00478*SIN(RADIANS(125.04-1934.136*[.G211]))" office:value-type="float" office:value="323.341514999235" calcext:value-type="float">
            <text:p>323.341514999235</text:p>
          </table:table-cell>
          <table:table-cell table:formula="of:=23+(26+((21.448-[.G211]*(46.815+[.G211]*(0.00059-[.G211]*0.001813))))/60)/60" office:value-type="float" office:value="23.4361551255168" calcext:value-type="float">
            <text:p>23.4361551255168</text:p>
          </table:table-cell>
          <table:table-cell table:formula="of:=[.Q211]+0.00256*COS(RADIANS(125.04-1934.136*[.G211]))" office:value-type="float" office:value="23.4385811433178" calcext:value-type="float">
            <text:p>23.4385811433178</text:p>
          </table:table-cell>
          <table:table-cell table:formula="of:=DEGREES(ATAN2(COS(RADIANS([.P211]));COS(RADIANS([.R211]))*SIN(RADIANS([.P211]))))" office:value-type="float" office:value="-34.3268303155969" calcext:value-type="float">
            <text:p>-34.3268303155969</text:p>
          </table:table-cell>
          <table:table-cell table:formula="of:=DEGREES(ASIN(SIN(RADIANS([.R211]))*SIN(RADIANS([.P211]))))" office:value-type="float" office:value="-13.7380734182579" calcext:value-type="float">
            <text:p>-13.7380734182579</text:p>
          </table:table-cell>
          <table:table-cell table:formula="of:=TAN(RADIANS([.R211]/2))*TAN(RADIANS([.R211]/2))" office:value-type="float" office:value="0.0430318481552606" calcext:value-type="float">
            <text:p>0.0430318481552606</text:p>
          </table:table-cell>
          <table:table-cell table:formula="of:=4*DEGREES([.U211]*SIN(2*RADIANS([.I211]))-2*[.K211]*SIN(RADIANS([.J211]))+4*[.K211]*[.U211]*SIN(RADIANS([.J211]))*COS(2*RADIANS([.I211]))-0.5*[.U211]*[.U211]*SIN(4*RADIANS([.I211]))-1.25*[.K211]*[.K211]*SIN(2*RADIANS([.J211])))" office:value-type="float" office:value="-14.2271038530659" calcext:value-type="float">
            <text:p>-14.2271038530659</text:p>
          </table:table-cell>
          <table:table-cell table:formula="of:=DEGREES(ACOS(COS(RADIANS(90.833))/(COS(RADIANS([.$B$3]))*COS(RADIANS([.T211])))-TAN(RADIANS([.$B$3]))*TAN(RADIANS([.T211]))))" office:value-type="float" office:value="88.0081631065574" calcext:value-type="float">
            <text:p>88.0081631065574</text:p>
          </table:table-cell>
          <table:table-cell table:style-name="ce22" table:formula="of:=(720-4*[.$B$4]-[.V211]+[.$B$5]*60)/1440" office:value-type="time" office:time-value="PT12H14M29.007111184S" calcext:value-type="time">
            <text:p>12:14:29</text:p>
          </table:table-cell>
          <table:table-cell table:style-name="ce8" table:formula="of:=[.X211]-[.W211]*4/1440" office:value-type="time" office:time-value="PT06H22M27.04796561S" calcext:value-type="time">
            <text:p>6:22:27</text:p>
          </table:table-cell>
          <table:table-cell table:style-name="ce8" table:formula="of:=[.X211]+[.W211]*4/1440" office:value-type="time" office:time-value="PT18H06M30.966256758S" calcext:value-type="time">
            <text:p>18:06:30</text:p>
          </table:table-cell>
          <table:table-cell table:style-name="ce11" table:formula="of:=8*[.W211]" office:value-type="float" office:value="704.065304852459" calcext:value-type="float">
            <text:p>704.065304852459</text:p>
          </table:table-cell>
          <table:table-cell table:formula="of:=MOD([.E211]*1440+[.V211]+4*[.$B$4]-60*[.$B$5];1440)" office:value-type="float" office:value="1245.51654814693" calcext:value-type="float">
            <text:p>1245.51654814693</text:p>
          </table:table-cell>
          <table:table-cell table:formula="of:=IF([.AB211]/4&lt;0;[.AB211]/4+180;[.AB211]/4-180)" office:value-type="float" office:value="131.379137036733" calcext:value-type="float">
            <text:p>131.379137036733</text:p>
          </table:table-cell>
          <table:table-cell table:formula="of:=DEGREES(ACOS(SIN(RADIANS([.$B$3]))*SIN(RADIANS([.T211]))+COS(RADIANS([.$B$3]))*COS(RADIANS([.T211]))*COS(RADIANS([.AC211]))))" office:value-type="float" office:value="132.586578889839" calcext:value-type="float">
            <text:p>132.586578889839</text:p>
          </table:table-cell>
          <table:table-cell table:formula="of:=90-[.AD211]" office:value-type="float" office:value="-42.5865788898394" calcext:value-type="float">
            <text:p>-42.5865788898394</text:p>
          </table:table-cell>
          <table:table-cell table:formula="of:=IF([.AE211]&gt;85;0;IF([.AE211]&gt;5;58.1/TAN(RADIANS([.AE211]))-0.07/POWER(TAN(RADIANS([.AE211]));3)+0.000086/POWER(TAN(RADIANS([.AE211]));5);IF([.AE211]&gt;-0.575;1735+[.AE211]*(-518.2+[.AE211]*(103.4+[.AE211]*(-12.79+[.AE211]*0.711)));-20.772/TAN(RADIANS([.AE211])))))/3600" office:value-type="float" office:value="0.00627777862184298" calcext:value-type="float">
            <text:p>0.00627777862184298</text:p>
          </table:table-cell>
          <table:table-cell table:formula="of:=[.AE211]+[.AF211]" office:value-type="float" office:value="-42.5803011112176" calcext:value-type="float">
            <text:p>-42.5803011112176</text:p>
          </table:table-cell>
          <table:table-cell table:formula="of:=IF([.AC211]&gt;0;MOD(DEGREES(ACOS(((SIN(RADIANS([.$B$3]))*COS(RADIANS([.AD211])))-SIN(RADIANS([.T211])))/(COS(RADIANS([.$B$3]))*SIN(RADIANS([.AD211])))))+180;360);MOD(540-DEGREES(ACOS(((SIN(RADIANS([.$B$3]))*COS(RADIANS([.AD211])))-SIN(RADIANS([.T211])))/(COS(RADIANS([.$B$3]))*SIN(RADIANS([.AD211])))));360))" office:value-type="float" office:value="261.886159011712" calcext:value-type="float">
            <text:p>261.88615901171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11]+0.1/24" office:value-type="time" office:time-value="PT21H06M00S" calcext:value-type="time">
            <text:p>21:06:00</text:p>
          </table:table-cell>
          <table:table-cell table:style-name="ce9" table:formula="of:=[.D212]+2415018.5+[.E212]-[.$B$5]/24" office:value-type="float" office:value="2460353.0875" calcext:value-type="float">
            <text:p>2460353.09</text:p>
          </table:table-cell>
          <table:table-cell table:style-name="ce10" table:formula="of:=([.F212]-2451545)/36525" office:value-type="float" office:value="0.241152292950044" calcext:value-type="float">
            <text:p>0.24115229</text:p>
          </table:table-cell>
          <table:table-cell/>
          <table:table-cell table:formula="of:=MOD(280.46646+[.G212]*(36000.76983+[.G212]*0.0003032);360)" office:value-type="float" office:value="322.134670103704" calcext:value-type="float">
            <text:p>322.134670103704</text:p>
          </table:table-cell>
          <table:table-cell table:formula="of:=357.52911+[.G212]*(35999.05029-0.0001537*[.G212])" office:value-type="float" office:value="9038.78262251912" calcext:value-type="float">
            <text:p>9038.78262251912</text:p>
          </table:table-cell>
          <table:table-cell table:formula="of:=0.016708634-[.G212]*(0.000042037+0.0000001267*[.G212])" office:value-type="float" office:value="0.0166984893128952" calcext:value-type="float">
            <text:p>0.0166984893128952</text:p>
          </table:table-cell>
          <table:table-cell table:formula="of:=SIN(RADIANS([.J212]))*(1.914602-[.G212]*(0.004817+0.000014*[.G212]))+SIN(RADIANS(2*[.J212]))*(0.019993-0.000101*[.G212])+SIN(RADIANS(3*[.J212]))*0.000289" office:value-type="float" office:value="1.21827537926281" calcext:value-type="float">
            <text:p>1.21827537926281</text:p>
          </table:table-cell>
          <table:table-cell table:formula="of:=[.I212]+[.L212]" office:value-type="float" office:value="323.352945482966" calcext:value-type="float">
            <text:p>323.352945482966</text:p>
          </table:table-cell>
          <table:table-cell table:formula="of:=[.J212]+[.L212]" office:value-type="float" office:value="9040.00089789839" calcext:value-type="float">
            <text:p>9040.00089789839</text:p>
          </table:table-cell>
          <table:table-cell table:formula="of:=(1.000001018*(1-[.K212]*[.K212]))/(1+[.K212]*COS(RADIANS([.N212])))" office:value-type="float" office:value="0.987095629200248" calcext:value-type="float">
            <text:p>0.987095629200248</text:p>
          </table:table-cell>
          <table:table-cell table:formula="of:=[.M212]-0.00569-0.00478*SIN(RADIANS(125.04-1934.136*[.G212]))" office:value-type="float" office:value="323.345729381428" calcext:value-type="float">
            <text:p>323.345729381428</text:p>
          </table:table-cell>
          <table:table-cell table:formula="of:=23+(26+((21.448-[.G212]*(46.815+[.G212]*(0.00059-[.G212]*0.001813))))/60)/60" office:value-type="float" office:value="23.4361551240334" calcext:value-type="float">
            <text:p>23.4361551240334</text:p>
          </table:table-cell>
          <table:table-cell table:formula="of:=[.Q212]+0.00256*COS(RADIANS(125.04-1934.136*[.G212]))" office:value-type="float" office:value="23.4385811449818" calcext:value-type="float">
            <text:p>23.4385811449818</text:p>
          </table:table-cell>
          <table:table-cell table:formula="of:=DEGREES(ATAN2(COS(RADIANS([.P212]));COS(RADIANS([.R212]))*SIN(RADIANS([.P212]))))" office:value-type="float" office:value="-34.3227325917855" calcext:value-type="float">
            <text:p>-34.3227325917855</text:p>
          </table:table-cell>
          <table:table-cell table:formula="of:=DEGREES(ASIN(SIN(RADIANS([.R212]))*SIN(RADIANS([.P212]))))" office:value-type="float" office:value="-13.73668900873" calcext:value-type="float">
            <text:p>-13.73668900873</text:p>
          </table:table-cell>
          <table:table-cell table:formula="of:=TAN(RADIANS([.R212]/2))*TAN(RADIANS([.R212]/2))" office:value-type="float" office:value="0.0430318481615443" calcext:value-type="float">
            <text:p>0.0430318481615443</text:p>
          </table:table-cell>
          <table:table-cell table:formula="of:=4*DEGREES([.U212]*SIN(2*RADIANS([.I212]))-2*[.K212]*SIN(RADIANS([.J212]))+4*[.K212]*[.U212]*SIN(RADIANS([.J212]))*COS(2*RADIANS([.I212]))-0.5*[.U212]*[.U212]*SIN(4*RADIANS([.I212]))-1.25*[.K212]*[.K212]*SIN(2*RADIANS([.J212])))" office:value-type="float" office:value="-14.2270657601525" calcext:value-type="float">
            <text:p>-14.2270657601525</text:p>
          </table:table-cell>
          <table:table-cell table:formula="of:=DEGREES(ACOS(COS(RADIANS(90.833))/(COS(RADIANS([.$B$3]))*COS(RADIANS([.T212])))-TAN(RADIANS([.$B$3]))*TAN(RADIANS([.T212]))))" office:value-type="float" office:value="88.0084583732765" calcext:value-type="float">
            <text:p>88.0084583732765</text:p>
          </table:table-cell>
          <table:table-cell table:style-name="ce22" table:formula="of:=(720-4*[.$B$4]-[.V212]+[.$B$5]*60)/1440" office:value-type="time" office:time-value="PT12H14M29.004825609S" calcext:value-type="time">
            <text:p>12:14:29</text:p>
          </table:table-cell>
          <table:table-cell table:style-name="ce8" table:formula="of:=[.X212]-[.W212]*4/1440" office:value-type="time" office:time-value="PT06H22M26.974816023S" calcext:value-type="time">
            <text:p>6:22:26</text:p>
          </table:table-cell>
          <table:table-cell table:style-name="ce8" table:formula="of:=[.X212]+[.W212]*4/1440" office:value-type="time" office:time-value="PT18H06M31.034835196S" calcext:value-type="time">
            <text:p>18:06:31</text:p>
          </table:table-cell>
          <table:table-cell table:style-name="ce11" table:formula="of:=8*[.W212]" office:value-type="float" office:value="704.067666986212" calcext:value-type="float">
            <text:p>704.067666986212</text:p>
          </table:table-cell>
          <table:table-cell table:formula="of:=MOD([.E212]*1440+[.V212]+4*[.$B$4]-60*[.$B$5];1440)" office:value-type="float" office:value="1251.51658623985" calcext:value-type="float">
            <text:p>1251.51658623985</text:p>
          </table:table-cell>
          <table:table-cell table:formula="of:=IF([.AB212]/4&lt;0;[.AB212]/4+180;[.AB212]/4-180)" office:value-type="float" office:value="132.879146559962" calcext:value-type="float">
            <text:p>132.879146559962</text:p>
          </table:table-cell>
          <table:table-cell table:formula="of:=DEGREES(ACOS(SIN(RADIANS([.$B$3]))*SIN(RADIANS([.T212]))+COS(RADIANS([.$B$3]))*COS(RADIANS([.T212]))*COS(RADIANS([.AC212]))))" office:value-type="float" office:value="134.041542148006" calcext:value-type="float">
            <text:p>134.041542148006</text:p>
          </table:table-cell>
          <table:table-cell table:formula="of:=90-[.AD212]" office:value-type="float" office:value="-44.0415421480065" calcext:value-type="float">
            <text:p>-44.0415421480065</text:p>
          </table:table-cell>
          <table:table-cell table:formula="of:=IF([.AE212]&gt;85;0;IF([.AE212]&gt;5;58.1/TAN(RADIANS([.AE212]))-0.07/POWER(TAN(RADIANS([.AE212]));3)+0.000086/POWER(TAN(RADIANS([.AE212]));5);IF([.AE212]&gt;-0.575;1735+[.AE212]*(-518.2+[.AE212]*(103.4+[.AE212]*(-12.79+[.AE212]*0.711)));-20.772/TAN(RADIANS([.AE212])))))/3600" office:value-type="float" office:value="0.00596634680295426" calcext:value-type="float">
            <text:p>0.00596634680295426</text:p>
          </table:table-cell>
          <table:table-cell table:formula="of:=[.AE212]+[.AF212]" office:value-type="float" office:value="-44.0355758012035" calcext:value-type="float">
            <text:p>-44.0355758012035</text:p>
          </table:table-cell>
          <table:table-cell table:formula="of:=IF([.AC212]&gt;0;MOD(DEGREES(ACOS(((SIN(RADIANS([.$B$3]))*COS(RADIANS([.AD212])))-SIN(RADIANS([.T212])))/(COS(RADIANS([.$B$3]))*SIN(RADIANS([.AD212])))))+180;360);MOD(540-DEGREES(ACOS(((SIN(RADIANS([.$B$3]))*COS(RADIANS([.AD212])))-SIN(RADIANS([.T212])))/(COS(RADIANS([.$B$3]))*SIN(RADIANS([.AD212])))));360))" office:value-type="float" office:value="261.994561120261" calcext:value-type="float">
            <text:p>261.99456112026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12]+0.1/24" office:value-type="time" office:time-value="PT21H12M00S" calcext:value-type="time">
            <text:p>21:12:00</text:p>
          </table:table-cell>
          <table:table-cell table:style-name="ce9" table:formula="of:=[.D213]+2415018.5+[.E213]-[.$B$5]/24" office:value-type="float" office:value="2460353.09166667" calcext:value-type="float">
            <text:p>2460353.09</text:p>
          </table:table-cell>
          <table:table-cell table:style-name="ce10" table:formula="of:=([.F213]-2451545)/36525" office:value-type="float" office:value="0.241152407027154" calcext:value-type="float">
            <text:p>0.24115241</text:p>
          </table:table-cell>
          <table:table-cell/>
          <table:table-cell table:formula="of:=MOD(280.46646+[.G213]*(36000.76983+[.G213]*0.0003032);360)" office:value-type="float" office:value="322.138776967475" calcext:value-type="float">
            <text:p>322.138776967475</text:p>
          </table:table-cell>
          <table:table-cell table:formula="of:=357.52911+[.G213]*(35999.05029-0.0001537*[.G213])" office:value-type="float" office:value="9038.78672918671" calcext:value-type="float">
            <text:p>9038.78672918671</text:p>
          </table:table-cell>
          <table:table-cell table:formula="of:=0.016708634-[.G213]*(0.000042037+0.0000001267*[.G213])" office:value-type="float" office:value="0.0166984893080928" calcext:value-type="float">
            <text:p>0.0166984893080928</text:p>
          </table:table-cell>
          <table:table-cell table:formula="of:=SIN(RADIANS([.J213]))*(1.914602-[.G213]*(0.004817+0.000014*[.G213]))+SIN(RADIANS(2*[.J213]))*(0.019993-0.000101*[.G213])+SIN(RADIANS(3*[.J213]))*0.000289" office:value-type="float" office:value="1.21838287319689" calcext:value-type="float">
            <text:p>1.21838287319689</text:p>
          </table:table-cell>
          <table:table-cell table:formula="of:=[.I213]+[.L213]" office:value-type="float" office:value="323.357159840672" calcext:value-type="float">
            <text:p>323.357159840672</text:p>
          </table:table-cell>
          <table:table-cell table:formula="of:=[.J213]+[.L213]" office:value-type="float" office:value="9040.00511205991" calcext:value-type="float">
            <text:p>9040.00511205991</text:p>
          </table:table-cell>
          <table:table-cell table:formula="of:=(1.000001018*(1-[.K213]*[.K213]))/(1+[.K213]*COS(RADIANS([.N213])))" office:value-type="float" office:value="0.987096398688424" calcext:value-type="float">
            <text:p>0.987096398688424</text:p>
          </table:table-cell>
          <table:table-cell table:formula="of:=[.M213]-0.00569-0.00478*SIN(RADIANS(125.04-1934.136*[.G213]))" office:value-type="float" office:value="323.349943756577" calcext:value-type="float">
            <text:p>323.349943756577</text:p>
          </table:table-cell>
          <table:table-cell table:formula="of:=23+(26+((21.448-[.G213]*(46.815+[.G213]*(0.00059-[.G213]*0.001813))))/60)/60" office:value-type="float" office:value="23.4361551225499" calcext:value-type="float">
            <text:p>23.4361551225499</text:p>
          </table:table-cell>
          <table:table-cell table:formula="of:=[.Q213]+0.00256*COS(RADIANS(125.04-1934.136*[.G213]))" office:value-type="float" office:value="23.4385811466457" calcext:value-type="float">
            <text:p>23.4385811466457</text:p>
          </table:table-cell>
          <table:table-cell table:formula="of:=DEGREES(ATAN2(COS(RADIANS([.P213]));COS(RADIANS([.R213]))*SIN(RADIANS([.P213]))))" office:value-type="float" office:value="-34.3186349232308" calcext:value-type="float">
            <text:p>-34.3186349232308</text:p>
          </table:table-cell>
          <table:table-cell table:formula="of:=DEGREES(ASIN(SIN(RADIANS([.R213]))*SIN(RADIANS([.P213]))))" office:value-type="float" office:value="-13.735304533916" calcext:value-type="float">
            <text:p>-13.735304533916</text:p>
          </table:table-cell>
          <table:table-cell table:formula="of:=TAN(RADIANS([.R213]/2))*TAN(RADIANS([.R213]/2))" office:value-type="float" office:value="0.043031848167828" calcext:value-type="float">
            <text:p>0.043031848167828</text:p>
          </table:table-cell>
          <table:table-cell table:formula="of:=4*DEGREES([.U213]*SIN(2*RADIANS([.I213]))-2*[.K213]*SIN(RADIANS([.J213]))+4*[.K213]*[.U213]*SIN(RADIANS([.J213]))*COS(2*RADIANS([.I213]))-0.5*[.U213]*[.U213]*SIN(4*RADIANS([.I213]))-1.25*[.K213]*[.K213]*SIN(2*RADIANS([.J213])))" office:value-type="float" office:value="-14.2270274453051" calcext:value-type="float">
            <text:p>-14.2270274453051</text:p>
          </table:table-cell>
          <table:table-cell table:formula="of:=DEGREES(ACOS(COS(RADIANS(90.833))/(COS(RADIANS([.$B$3]))*COS(RADIANS([.T213])))-TAN(RADIANS([.$B$3]))*TAN(RADIANS([.T213]))))" office:value-type="float" office:value="88.00875365089" calcext:value-type="float">
            <text:p>88.00875365089</text:p>
          </table:table-cell>
          <table:table-cell table:style-name="ce22" table:formula="of:=(720-4*[.$B$4]-[.V213]+[.$B$5]*60)/1440" office:value-type="time" office:time-value="PT12H14M29.002526718S" calcext:value-type="time">
            <text:p>12:14:29</text:p>
          </table:table-cell>
          <table:table-cell table:style-name="ce8" table:formula="of:=[.X213]-[.W213]*4/1440" office:value-type="time" office:time-value="PT06H22M26.901650505S" calcext:value-type="time">
            <text:p>6:22:26</text:p>
          </table:table-cell>
          <table:table-cell table:style-name="ce8" table:formula="of:=[.X213]+[.W213]*4/1440" office:value-type="time" office:time-value="PT18H06M31.103402932S" calcext:value-type="time">
            <text:p>18:06:31</text:p>
          </table:table-cell>
          <table:table-cell table:style-name="ce11" table:formula="of:=8*[.W213]" office:value-type="float" office:value="704.07002920712" calcext:value-type="float">
            <text:p>704.07002920712</text:p>
          </table:table-cell>
          <table:table-cell table:formula="of:=MOD([.E213]*1440+[.V213]+4*[.$B$4]-60*[.$B$5];1440)" office:value-type="float" office:value="1257.51662455469" calcext:value-type="float">
            <text:p>1257.51662455469</text:p>
          </table:table-cell>
          <table:table-cell table:formula="of:=IF([.AB213]/4&lt;0;[.AB213]/4+180;[.AB213]/4-180)" office:value-type="float" office:value="134.379156138674" calcext:value-type="float">
            <text:p>134.379156138674</text:p>
          </table:table-cell>
          <table:table-cell table:formula="of:=DEGREES(ACOS(SIN(RADIANS([.$B$3]))*SIN(RADIANS([.T213]))+COS(RADIANS([.$B$3]))*COS(RADIANS([.T213]))*COS(RADIANS([.AC213]))))" office:value-type="float" office:value="135.496886422112" calcext:value-type="float">
            <text:p>135.496886422112</text:p>
          </table:table-cell>
          <table:table-cell table:formula="of:=90-[.AD213]" office:value-type="float" office:value="-45.4968864221123" calcext:value-type="float">
            <text:p>-45.4968864221123</text:p>
          </table:table-cell>
          <table:table-cell table:formula="of:=IF([.AE213]&gt;85;0;IF([.AE213]&gt;5;58.1/TAN(RADIANS([.AE213]))-0.07/POWER(TAN(RADIANS([.AE213]));3)+0.000086/POWER(TAN(RADIANS([.AE213]));5);IF([.AE213]&gt;-0.575;1735+[.AE213]*(-518.2+[.AE213]*(103.4+[.AE213]*(-12.79+[.AE213]*0.711)));-20.772/TAN(RADIANS([.AE213])))))/3600" office:value-type="float" office:value="0.00567077959309121" calcext:value-type="float">
            <text:p>0.00567077959309121</text:p>
          </table:table-cell>
          <table:table-cell table:formula="of:=[.AE213]+[.AF213]" office:value-type="float" office:value="-45.4912156425192" calcext:value-type="float">
            <text:p>-45.4912156425192</text:p>
          </table:table-cell>
          <table:table-cell table:formula="of:=IF([.AC213]&gt;0;MOD(DEGREES(ACOS(((SIN(RADIANS([.$B$3]))*COS(RADIANS([.AD213])))-SIN(RADIANS([.T213])))/(COS(RADIANS([.$B$3]))*SIN(RADIANS([.AD213])))))+180;360);MOD(540-DEGREES(ACOS(((SIN(RADIANS([.$B$3]))*COS(RADIANS([.AD213])))-SIN(RADIANS([.T213])))/(COS(RADIANS([.$B$3]))*SIN(RADIANS([.AD213])))));360))" office:value-type="float" office:value="262.095519156443" calcext:value-type="float">
            <text:p>262.09551915644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13]+0.1/24" office:value-type="time" office:time-value="PT21H18M00S" calcext:value-type="time">
            <text:p>21:18:00</text:p>
          </table:table-cell>
          <table:table-cell table:style-name="ce9" table:formula="of:=[.D214]+2415018.5+[.E214]-[.$B$5]/24" office:value-type="float" office:value="2460353.09583333" calcext:value-type="float">
            <text:p>2460353.10</text:p>
          </table:table-cell>
          <table:table-cell table:style-name="ce10" table:formula="of:=([.F214]-2451545)/36525" office:value-type="float" office:value="0.241152521104276" calcext:value-type="float">
            <text:p>0.24115252</text:p>
          </table:table-cell>
          <table:table-cell/>
          <table:table-cell table:formula="of:=MOD(280.46646+[.G214]*(36000.76983+[.G214]*0.0003032);360)" office:value-type="float" office:value="322.142883831708" calcext:value-type="float">
            <text:p>322.142883831708</text:p>
          </table:table-cell>
          <table:table-cell table:formula="of:=357.52911+[.G214]*(35999.05029-0.0001537*[.G214])" office:value-type="float" office:value="9038.79083585476" calcext:value-type="float">
            <text:p>9038.79083585476</text:p>
          </table:table-cell>
          <table:table-cell table:formula="of:=0.016708634-[.G214]*(0.000042037+0.0000001267*[.G214])" office:value-type="float" office:value="0.0166984893032903" calcext:value-type="float">
            <text:p>0.0166984893032903</text:p>
          </table:table-cell>
          <table:table-cell table:formula="of:=SIN(RADIANS([.J214]))*(1.914602-[.G214]*(0.004817+0.000014*[.G214]))+SIN(RADIANS(2*[.J214]))*(0.019993-0.000101*[.G214])+SIN(RADIANS(3*[.J214]))*0.000289" office:value-type="float" office:value="1.21849036057251" calcext:value-type="float">
            <text:p>1.21849036057251</text:p>
          </table:table-cell>
          <table:table-cell table:formula="of:=[.I214]+[.L214]" office:value-type="float" office:value="323.36137419228" calcext:value-type="float">
            <text:p>323.36137419228</text:p>
          </table:table-cell>
          <table:table-cell table:formula="of:=[.J214]+[.L214]" office:value-type="float" office:value="9040.00932621533" calcext:value-type="float">
            <text:p>9040.00932621533</text:p>
          </table:table-cell>
          <table:table-cell table:formula="of:=(1.000001018*(1-[.K214]*[.K214]))/(1+[.K214]*COS(RADIANS([.N214])))" office:value-type="float" office:value="0.987097168244125" calcext:value-type="float">
            <text:p>0.987097168244125</text:p>
          </table:table-cell>
          <table:table-cell table:formula="of:=[.M214]-0.00569-0.00478*SIN(RADIANS(125.04-1934.136*[.G214]))" office:value-type="float" office:value="323.354158125629" calcext:value-type="float">
            <text:p>323.354158125629</text:p>
          </table:table-cell>
          <table:table-cell table:formula="of:=23+(26+((21.448-[.G214]*(46.815+[.G214]*(0.00059-[.G214]*0.001813))))/60)/60" office:value-type="float" office:value="23.4361551210664" calcext:value-type="float">
            <text:p>23.4361551210664</text:p>
          </table:table-cell>
          <table:table-cell table:formula="of:=[.Q214]+0.00256*COS(RADIANS(125.04-1934.136*[.G214]))" office:value-type="float" office:value="23.4385811483096" calcext:value-type="float">
            <text:p>23.4385811483096</text:p>
          </table:table-cell>
          <table:table-cell table:formula="of:=DEGREES(ATAN2(COS(RADIANS([.P214]));COS(RADIANS([.R214]))*SIN(RADIANS([.P214]))))" office:value-type="float" office:value="-34.3145373090082" calcext:value-type="float">
            <text:p>-34.3145373090082</text:p>
          </table:table-cell>
          <table:table-cell table:formula="of:=DEGREES(ASIN(SIN(RADIANS([.R214]))*SIN(RADIANS([.P214]))))" office:value-type="float" office:value="-13.7339199935131" calcext:value-type="float">
            <text:p>-13.7339199935131</text:p>
          </table:table-cell>
          <table:table-cell table:formula="of:=TAN(RADIANS([.R214]/2))*TAN(RADIANS([.R214]/2))" office:value-type="float" office:value="0.0430318481741115" calcext:value-type="float">
            <text:p>0.0430318481741115</text:p>
          </table:table-cell>
          <table:table-cell table:formula="of:=4*DEGREES([.U214]*SIN(2*RADIANS([.I214]))-2*[.K214]*SIN(RADIANS([.J214]))+4*[.K214]*[.U214]*SIN(RADIANS([.J214]))*COS(2*RADIANS([.I214]))-0.5*[.U214]*[.U214]*SIN(4*RADIANS([.I214]))-1.25*[.K214]*[.K214]*SIN(2*RADIANS([.J214])))" office:value-type="float" office:value="-14.2269889085257" calcext:value-type="float">
            <text:p>-14.2269889085257</text:p>
          </table:table-cell>
          <table:table-cell table:formula="of:=DEGREES(ACOS(COS(RADIANS(90.833))/(COS(RADIANS([.$B$3]))*COS(RADIANS([.T214])))-TAN(RADIANS([.$B$3]))*TAN(RADIANS([.T214]))))" office:value-type="float" office:value="88.0090489394625" calcext:value-type="float">
            <text:p>88.0090489394625</text:p>
          </table:table-cell>
          <table:table-cell table:style-name="ce22" table:formula="of:=(720-4*[.$B$4]-[.V214]+[.$B$5]*60)/1440" office:value-type="time" office:time-value="PT12H14M29.000214512S" calcext:value-type="time">
            <text:p>12:14:29</text:p>
          </table:table-cell>
          <table:table-cell table:style-name="ce8" table:formula="of:=[.X214]-[.W214]*4/1440" office:value-type="time" office:time-value="PT06H22M26.828469041S" calcext:value-type="time">
            <text:p>6:22:26</text:p>
          </table:table-cell>
          <table:table-cell table:style-name="ce8" table:formula="of:=[.X214]+[.W214]*4/1440" office:value-type="time" office:time-value="PT18H06M31.171959983S" calcext:value-type="time">
            <text:p>18:06:31</text:p>
          </table:table-cell>
          <table:table-cell table:style-name="ce11" table:formula="of:=8*[.W214]" office:value-type="float" office:value="704.0723915157" calcext:value-type="float">
            <text:p>704.0723915157</text:p>
          </table:table-cell>
          <table:table-cell table:formula="of:=MOD([.E214]*1440+[.V214]+4*[.$B$4]-60*[.$B$5];1440)" office:value-type="float" office:value="1263.51666309147" calcext:value-type="float">
            <text:p>1263.51666309147</text:p>
          </table:table-cell>
          <table:table-cell table:formula="of:=IF([.AB214]/4&lt;0;[.AB214]/4+180;[.AB214]/4-180)" office:value-type="float" office:value="135.879165772869" calcext:value-type="float">
            <text:p>135.879165772869</text:p>
          </table:table-cell>
          <table:table-cell table:formula="of:=DEGREES(ACOS(SIN(RADIANS([.$B$3]))*SIN(RADIANS([.T214]))+COS(RADIANS([.$B$3]))*COS(RADIANS([.T214]))*COS(RADIANS([.AC214]))))" office:value-type="float" office:value="136.952580081937" calcext:value-type="float">
            <text:p>136.952580081937</text:p>
          </table:table-cell>
          <table:table-cell table:formula="of:=90-[.AD214]" office:value-type="float" office:value="-46.9525800819366" calcext:value-type="float">
            <text:p>-46.9525800819366</text:p>
          </table:table-cell>
          <table:table-cell table:formula="of:=IF([.AE214]&gt;85;0;IF([.AE214]&gt;5;58.1/TAN(RADIANS([.AE214]))-0.07/POWER(TAN(RADIANS([.AE214]));3)+0.000086/POWER(TAN(RADIANS([.AE214]));5);IF([.AE214]&gt;-0.575;1735+[.AE214]*(-518.2+[.AE214]*(103.4+[.AE214]*(-12.79+[.AE214]*0.711)));-20.772/TAN(RADIANS([.AE214])))))/3600" office:value-type="float" office:value="0.00538954704504524" calcext:value-type="float">
            <text:p>0.00538954704504524</text:p>
          </table:table-cell>
          <table:table-cell table:formula="of:=[.AE214]+[.AF214]" office:value-type="float" office:value="-46.9471905348916" calcext:value-type="float">
            <text:p>-46.9471905348916</text:p>
          </table:table-cell>
          <table:table-cell table:formula="of:=IF([.AC214]&gt;0;MOD(DEGREES(ACOS(((SIN(RADIANS([.$B$3]))*COS(RADIANS([.AD214])))-SIN(RADIANS([.T214])))/(COS(RADIANS([.$B$3]))*SIN(RADIANS([.AD214])))))+180;360);MOD(540-DEGREES(ACOS(((SIN(RADIANS([.$B$3]))*COS(RADIANS([.AD214])))-SIN(RADIANS([.T214])))/(COS(RADIANS([.$B$3]))*SIN(RADIANS([.AD214])))));360))" office:value-type="float" office:value="262.188582742499" calcext:value-type="float">
            <text:p>262.18858274249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14]+0.1/24" office:value-type="time" office:time-value="PT21H24M00S" calcext:value-type="time">
            <text:p>21:24:00</text:p>
          </table:table-cell>
          <table:table-cell table:style-name="ce9" table:formula="of:=[.D215]+2415018.5+[.E215]-[.$B$5]/24" office:value-type="float" office:value="2460353.1" calcext:value-type="float">
            <text:p>2460353.10</text:p>
          </table:table-cell>
          <table:table-cell table:style-name="ce10" table:formula="of:=([.F215]-2451545)/36525" office:value-type="float" office:value="0.241152635181385" calcext:value-type="float">
            <text:p>0.24115264</text:p>
          </table:table-cell>
          <table:table-cell/>
          <table:table-cell table:formula="of:=MOD(280.46646+[.G215]*(36000.76983+[.G215]*0.0003032);360)" office:value-type="float" office:value="322.146990695479" calcext:value-type="float">
            <text:p>322.146990695479</text:p>
          </table:table-cell>
          <table:table-cell table:formula="of:=357.52911+[.G215]*(35999.05029-0.0001537*[.G215])" office:value-type="float" office:value="9038.79494252235" calcext:value-type="float">
            <text:p>9038.79494252235</text:p>
          </table:table-cell>
          <table:table-cell table:formula="of:=0.016708634-[.G215]*(0.000042037+0.0000001267*[.G215])" office:value-type="float" office:value="0.0166984892984879" calcext:value-type="float">
            <text:p>0.0166984892984879</text:p>
          </table:table-cell>
          <table:table-cell table:formula="of:=SIN(RADIANS([.J215]))*(1.914602-[.G215]*(0.004817+0.000014*[.G215]))+SIN(RADIANS(2*[.J215]))*(0.019993-0.000101*[.G215])+SIN(RADIANS(3*[.J215]))*0.000289" office:value-type="float" office:value="1.21859784136504" calcext:value-type="float">
            <text:p>1.21859784136504</text:p>
          </table:table-cell>
          <table:table-cell table:formula="of:=[.I215]+[.L215]" office:value-type="float" office:value="323.365588536844" calcext:value-type="float">
            <text:p>323.365588536844</text:p>
          </table:table-cell>
          <table:table-cell table:formula="of:=[.J215]+[.L215]" office:value-type="float" office:value="9040.01354036371" calcext:value-type="float">
            <text:p>9040.01354036371</text:p>
          </table:table-cell>
          <table:table-cell table:formula="of:=(1.000001018*(1-[.K215]*[.K215]))/(1+[.K215]*COS(RADIANS([.N215])))" office:value-type="float" office:value="0.987097937867174" calcext:value-type="float">
            <text:p>0.987097937867174</text:p>
          </table:table-cell>
          <table:table-cell table:formula="of:=[.M215]-0.00569-0.00478*SIN(RADIANS(125.04-1934.136*[.G215]))" office:value-type="float" office:value="323.358372487637" calcext:value-type="float">
            <text:p>323.358372487637</text:p>
          </table:table-cell>
          <table:table-cell table:formula="of:=23+(26+((21.448-[.G215]*(46.815+[.G215]*(0.00059-[.G215]*0.001813))))/60)/60" office:value-type="float" office:value="23.4361551195829" calcext:value-type="float">
            <text:p>23.4361551195829</text:p>
          </table:table-cell>
          <table:table-cell table:formula="of:=[.Q215]+0.00256*COS(RADIANS(125.04-1934.136*[.G215]))" office:value-type="float" office:value="23.4385811499735" calcext:value-type="float">
            <text:p>23.4385811499735</text:p>
          </table:table-cell>
          <table:table-cell table:formula="of:=DEGREES(ATAN2(COS(RADIANS([.P215]));COS(RADIANS([.R215]))*SIN(RADIANS([.P215]))))" office:value-type="float" office:value="-34.3104397500365" calcext:value-type="float">
            <text:p>-34.3104397500365</text:p>
          </table:table-cell>
          <table:table-cell table:formula="of:=DEGREES(ASIN(SIN(RADIANS([.R215]))*SIN(RADIANS([.P215]))))" office:value-type="float" office:value="-13.7325353878411" calcext:value-type="float">
            <text:p>-13.7325353878411</text:p>
          </table:table-cell>
          <table:table-cell table:formula="of:=TAN(RADIANS([.R215]/2))*TAN(RADIANS([.R215]/2))" office:value-type="float" office:value="0.0430318481803948" calcext:value-type="float">
            <text:p>0.0430318481803948</text:p>
          </table:table-cell>
          <table:table-cell table:formula="of:=4*DEGREES([.U215]*SIN(2*RADIANS([.I215]))-2*[.K215]*SIN(RADIANS([.J215]))+4*[.K215]*[.U215]*SIN(RADIANS([.J215]))*COS(2*RADIANS([.I215]))-0.5*[.U215]*[.U215]*SIN(4*RADIANS([.I215]))-1.25*[.K215]*[.K215]*SIN(2*RADIANS([.J215])))" office:value-type="float" office:value="-14.2269501498354" calcext:value-type="float">
            <text:p>-14.2269501498354</text:p>
          </table:table-cell>
          <table:table-cell table:formula="of:=DEGREES(ACOS(COS(RADIANS(90.833))/(COS(RADIANS([.$B$3]))*COS(RADIANS([.T215])))-TAN(RADIANS([.$B$3]))*TAN(RADIANS([.T215]))))" office:value-type="float" office:value="88.0093442389257" calcext:value-type="float">
            <text:p>88.0093442389257</text:p>
          </table:table-cell>
          <table:table-cell table:style-name="ce22" table:formula="of:=(720-4*[.$B$4]-[.V215]+[.$B$5]*60)/1440" office:value-type="time" office:time-value="PT12H14M28.99788899S" calcext:value-type="time">
            <text:p>12:14:28</text:p>
          </table:table-cell>
          <table:table-cell table:style-name="ce8" table:formula="of:=[.X215]-[.W215]*4/1440" office:value-type="time" office:time-value="PT06H22M26.755271648S" calcext:value-type="time">
            <text:p>6:22:26</text:p>
          </table:table-cell>
          <table:table-cell table:style-name="ce8" table:formula="of:=[.X215]+[.W215]*4/1440" office:value-type="time" office:time-value="PT18H06M31.240506332S" calcext:value-type="time">
            <text:p>18:06:31</text:p>
          </table:table-cell>
          <table:table-cell table:style-name="ce11" table:formula="of:=8*[.W215]" office:value-type="float" office:value="704.074753911406" calcext:value-type="float">
            <text:p>704.074753911406</text:p>
          </table:table-cell>
          <table:table-cell table:formula="of:=MOD([.E215]*1440+[.V215]+4*[.$B$4]-60*[.$B$5];1440)" office:value-type="float" office:value="1269.51670185016" calcext:value-type="float">
            <text:p>1269.51670185016</text:p>
          </table:table-cell>
          <table:table-cell table:formula="of:=IF([.AB215]/4&lt;0;[.AB215]/4+180;[.AB215]/4-180)" office:value-type="float" office:value="137.379175462541" calcext:value-type="float">
            <text:p>137.379175462541</text:p>
          </table:table-cell>
          <table:table-cell table:formula="of:=DEGREES(ACOS(SIN(RADIANS([.$B$3]))*SIN(RADIANS([.T215]))+COS(RADIANS([.$B$3]))*COS(RADIANS([.T215]))*COS(RADIANS([.AC215]))))" office:value-type="float" office:value="138.408590806123" calcext:value-type="float">
            <text:p>138.408590806123</text:p>
          </table:table-cell>
          <table:table-cell table:formula="of:=90-[.AD215]" office:value-type="float" office:value="-48.4085908061232" calcext:value-type="float">
            <text:p>-48.4085908061232</text:p>
          </table:table-cell>
          <table:table-cell table:formula="of:=IF([.AE215]&gt;85;0;IF([.AE215]&gt;5;58.1/TAN(RADIANS([.AE215]))-0.07/POWER(TAN(RADIANS([.AE215]));3)+0.000086/POWER(TAN(RADIANS([.AE215]));5);IF([.AE215]&gt;-0.575;1735+[.AE215]*(-518.2+[.AE215]*(103.4+[.AE215]*(-12.79+[.AE215]*0.711)));-20.772/TAN(RADIANS([.AE215])))))/3600" office:value-type="float" office:value="0.00512129882543794" calcext:value-type="float">
            <text:p>0.00512129882543794</text:p>
          </table:table-cell>
          <table:table-cell table:formula="of:=[.AE215]+[.AF215]" office:value-type="float" office:value="-48.4034695072977" calcext:value-type="float">
            <text:p>-48.4034695072977</text:p>
          </table:table-cell>
          <table:table-cell table:formula="of:=IF([.AC215]&gt;0;MOD(DEGREES(ACOS(((SIN(RADIANS([.$B$3]))*COS(RADIANS([.AD215])))-SIN(RADIANS([.T215])))/(COS(RADIANS([.$B$3]))*SIN(RADIANS([.AD215])))))+180;360);MOD(540-DEGREES(ACOS(((SIN(RADIANS([.$B$3]))*COS(RADIANS([.AD215])))-SIN(RADIANS([.T215])))/(COS(RADIANS([.$B$3]))*SIN(RADIANS([.AD215])))));360))" office:value-type="float" office:value="262.273222062286" calcext:value-type="float">
            <text:p>262.27322206228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15]+0.1/24" office:value-type="time" office:time-value="PT21H30M00S" calcext:value-type="time">
            <text:p>21:30:00</text:p>
          </table:table-cell>
          <table:table-cell table:style-name="ce9" table:formula="of:=[.D216]+2415018.5+[.E216]-[.$B$5]/24" office:value-type="float" office:value="2460353.10416667" calcext:value-type="float">
            <text:p>2460353.10</text:p>
          </table:table-cell>
          <table:table-cell table:style-name="ce10" table:formula="of:=([.F216]-2451545)/36525" office:value-type="float" office:value="0.241152749258507" calcext:value-type="float">
            <text:p>0.24115275</text:p>
          </table:table-cell>
          <table:table-cell/>
          <table:table-cell table:formula="of:=MOD(280.46646+[.G216]*(36000.76983+[.G216]*0.0003032);360)" office:value-type="float" office:value="322.151097559712" calcext:value-type="float">
            <text:p>322.151097559712</text:p>
          </table:table-cell>
          <table:table-cell table:formula="of:=357.52911+[.G216]*(35999.05029-0.0001537*[.G216])" office:value-type="float" office:value="9038.79904919039" calcext:value-type="float">
            <text:p>9038.79904919039</text:p>
          </table:table-cell>
          <table:table-cell table:formula="of:=0.016708634-[.G216]*(0.000042037+0.0000001267*[.G216])" office:value-type="float" office:value="0.0166984892936855" calcext:value-type="float">
            <text:p>0.0166984892936855</text:p>
          </table:table-cell>
          <table:table-cell table:formula="of:=SIN(RADIANS([.J216]))*(1.914602-[.G216]*(0.004817+0.000014*[.G216]))+SIN(RADIANS(2*[.J216]))*(0.019993-0.000101*[.G216])+SIN(RADIANS(3*[.J216]))*0.000289" office:value-type="float" office:value="1.21870531559812" calcext:value-type="float">
            <text:p>1.21870531559812</text:p>
          </table:table-cell>
          <table:table-cell table:formula="of:=[.I216]+[.L216]" office:value-type="float" office:value="323.36980287531" calcext:value-type="float">
            <text:p>323.36980287531</text:p>
          </table:table-cell>
          <table:table-cell table:formula="of:=[.J216]+[.L216]" office:value-type="float" office:value="9040.01775450599" calcext:value-type="float">
            <text:p>9040.01775450599</text:p>
          </table:table-cell>
          <table:table-cell table:formula="of:=(1.000001018*(1-[.K216]*[.K216]))/(1+[.K216]*COS(RADIANS([.N216])))" office:value-type="float" office:value="0.98709870755774" calcext:value-type="float">
            <text:p>0.98709870755774</text:p>
          </table:table-cell>
          <table:table-cell table:formula="of:=[.M216]-0.00569-0.00478*SIN(RADIANS(125.04-1934.136*[.G216]))" office:value-type="float" office:value="323.362586843547" calcext:value-type="float">
            <text:p>323.362586843547</text:p>
          </table:table-cell>
          <table:table-cell table:formula="of:=23+(26+((21.448-[.G216]*(46.815+[.G216]*(0.00059-[.G216]*0.001813))))/60)/60" office:value-type="float" office:value="23.4361551180994" calcext:value-type="float">
            <text:p>23.4361551180994</text:p>
          </table:table-cell>
          <table:table-cell table:formula="of:=[.Q216]+0.00256*COS(RADIANS(125.04-1934.136*[.G216]))" office:value-type="float" office:value="23.4385811516374" calcext:value-type="float">
            <text:p>23.4385811516374</text:p>
          </table:table-cell>
          <table:table-cell table:formula="of:=DEGREES(ATAN2(COS(RADIANS([.P216]));COS(RADIANS([.R216]))*SIN(RADIANS([.P216]))))" office:value-type="float" office:value="-34.3063422453909" calcext:value-type="float">
            <text:p>-34.3063422453909</text:p>
          </table:table-cell>
          <table:table-cell table:formula="of:=DEGREES(ASIN(SIN(RADIANS([.R216]))*SIN(RADIANS([.P216]))))" office:value-type="float" office:value="-13.7311507165967" calcext:value-type="float">
            <text:p>-13.7311507165967</text:p>
          </table:table-cell>
          <table:table-cell table:formula="of:=TAN(RADIANS([.R216]/2))*TAN(RADIANS([.R216]/2))" office:value-type="float" office:value="0.043031848186678" calcext:value-type="float">
            <text:p>0.043031848186678</text:p>
          </table:table-cell>
          <table:table-cell table:formula="of:=4*DEGREES([.U216]*SIN(2*RADIANS([.I216]))-2*[.K216]*SIN(RADIANS([.J216]))+4*[.K216]*[.U216]*SIN(RADIANS([.J216]))*COS(2*RADIANS([.I216]))-0.5*[.U216]*[.U216]*SIN(4*RADIANS([.I216]))-1.25*[.K216]*[.K216]*SIN(2*RADIANS([.J216])))" office:value-type="float" office:value="-14.2269111692376" calcext:value-type="float">
            <text:p>-14.2269111692376</text:p>
          </table:table-cell>
          <table:table-cell table:formula="of:=DEGREES(ACOS(COS(RADIANS(90.833))/(COS(RADIANS([.$B$3]))*COS(RADIANS([.T216])))-TAN(RADIANS([.$B$3]))*TAN(RADIANS([.T216]))))" office:value-type="float" office:value="88.0096395493442" calcext:value-type="float">
            <text:p>88.0096395493442</text:p>
          </table:table-cell>
          <table:table-cell table:style-name="ce22" table:formula="of:=(720-4*[.$B$4]-[.V216]+[.$B$5]*60)/1440" office:value-type="time" office:time-value="PT12H14M28.995550154S" calcext:value-type="time">
            <text:p>12:14:28</text:p>
          </table:table-cell>
          <table:table-cell table:style-name="ce8" table:formula="of:=[.X216]-[.W216]*4/1440" office:value-type="time" office:time-value="PT06H22M26.682058312S" calcext:value-type="time">
            <text:p>6:22:26</text:p>
          </table:table-cell>
          <table:table-cell table:style-name="ce8" table:formula="of:=[.X216]+[.W216]*4/1440" office:value-type="time" office:time-value="PT18H06M31.309041997S" calcext:value-type="time">
            <text:p>18:06:31</text:p>
          </table:table-cell>
          <table:table-cell table:style-name="ce11" table:formula="of:=8*[.W216]" office:value-type="float" office:value="704.077116394754" calcext:value-type="float">
            <text:p>704.077116394754</text:p>
          </table:table-cell>
          <table:table-cell table:formula="of:=MOD([.E216]*1440+[.V216]+4*[.$B$4]-60*[.$B$5];1440)" office:value-type="float" office:value="1275.51674083076" calcext:value-type="float">
            <text:p>1275.51674083076</text:p>
          </table:table-cell>
          <table:table-cell table:formula="of:=IF([.AB216]/4&lt;0;[.AB216]/4+180;[.AB216]/4-180)" office:value-type="float" office:value="138.879185207691" calcext:value-type="float">
            <text:p>138.879185207691</text:p>
          </table:table-cell>
          <table:table-cell table:formula="of:=DEGREES(ACOS(SIN(RADIANS([.$B$3]))*SIN(RADIANS([.T216]))+COS(RADIANS([.$B$3]))*COS(RADIANS([.T216]))*COS(RADIANS([.AC216]))))" office:value-type="float" office:value="139.864885281353" calcext:value-type="float">
            <text:p>139.864885281353</text:p>
          </table:table-cell>
          <table:table-cell table:formula="of:=90-[.AD216]" office:value-type="float" office:value="-49.8648852813533" calcext:value-type="float">
            <text:p>-49.8648852813533</text:p>
          </table:table-cell>
          <table:table-cell table:formula="of:=IF([.AE216]&gt;85;0;IF([.AE216]&gt;5;58.1/TAN(RADIANS([.AE216]))-0.07/POWER(TAN(RADIANS([.AE216]));3)+0.000086/POWER(TAN(RADIANS([.AE216]));5);IF([.AE216]&gt;-0.575;1735+[.AE216]*(-518.2+[.AE216]*(103.4+[.AE216]*(-12.79+[.AE216]*0.711)));-20.772/TAN(RADIANS([.AE216])))))/3600" office:value-type="float" office:value="0.00486483806661188" calcext:value-type="float">
            <text:p>0.00486483806661188</text:p>
          </table:table-cell>
          <table:table-cell table:formula="of:=[.AE216]+[.AF216]" office:value-type="float" office:value="-49.8600204432867" calcext:value-type="float">
            <text:p>-49.8600204432867</text:p>
          </table:table-cell>
          <table:table-cell table:formula="of:=IF([.AC216]&gt;0;MOD(DEGREES(ACOS(((SIN(RADIANS([.$B$3]))*COS(RADIANS([.AD216])))-SIN(RADIANS([.T216])))/(COS(RADIANS([.$B$3]))*SIN(RADIANS([.AD216])))))+180;360);MOD(540-DEGREES(ACOS(((SIN(RADIANS([.$B$3]))*COS(RADIANS([.AD216])))-SIN(RADIANS([.T216])))/(COS(RADIANS([.$B$3]))*SIN(RADIANS([.AD216])))));360))" office:value-type="float" office:value="262.348814197201" calcext:value-type="float">
            <text:p>262.34881419720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16]+0.1/24" office:value-type="time" office:time-value="PT21H36M00S" calcext:value-type="time">
            <text:p>21:36:00</text:p>
          </table:table-cell>
          <table:table-cell table:style-name="ce9" table:formula="of:=[.D217]+2415018.5+[.E217]-[.$B$5]/24" office:value-type="float" office:value="2460353.10833333" calcext:value-type="float">
            <text:p>2460353.11</text:p>
          </table:table-cell>
          <table:table-cell table:style-name="ce10" table:formula="of:=([.F217]-2451545)/36525" office:value-type="float" office:value="0.241152863335617" calcext:value-type="float">
            <text:p>0.24115286</text:p>
          </table:table-cell>
          <table:table-cell/>
          <table:table-cell table:formula="of:=MOD(280.46646+[.G217]*(36000.76983+[.G217]*0.0003032);360)" office:value-type="float" office:value="322.155204423483" calcext:value-type="float">
            <text:p>322.155204423483</text:p>
          </table:table-cell>
          <table:table-cell table:formula="of:=357.52911+[.G217]*(35999.05029-0.0001537*[.G217])" office:value-type="float" office:value="9038.80315585798" calcext:value-type="float">
            <text:p>9038.80315585798</text:p>
          </table:table-cell>
          <table:table-cell table:formula="of:=0.016708634-[.G217]*(0.000042037+0.0000001267*[.G217])" office:value-type="float" office:value="0.016698489288883" calcext:value-type="float">
            <text:p>0.016698489288883</text:p>
          </table:table-cell>
          <table:table-cell table:formula="of:=SIN(RADIANS([.J217]))*(1.914602-[.G217]*(0.004817+0.000014*[.G217]))+SIN(RADIANS(2*[.J217]))*(0.019993-0.000101*[.G217])+SIN(RADIANS(3*[.J217]))*0.000289" office:value-type="float" office:value="1.21881278324702" calcext:value-type="float">
            <text:p>1.21881278324702</text:p>
          </table:table-cell>
          <table:table-cell table:formula="of:=[.I217]+[.L217]" office:value-type="float" office:value="323.37401720673" calcext:value-type="float">
            <text:p>323.37401720673</text:p>
          </table:table-cell>
          <table:table-cell table:formula="of:=[.J217]+[.L217]" office:value-type="float" office:value="9040.02196864123" calcext:value-type="float">
            <text:p>9040.02196864123</text:p>
          </table:table-cell>
          <table:table-cell table:formula="of:=(1.000001018*(1-[.K217]*[.K217]))/(1+[.K217]*COS(RADIANS([.N217])))" office:value-type="float" office:value="0.987099477315647" calcext:value-type="float">
            <text:p>0.987099477315647</text:p>
          </table:table-cell>
          <table:table-cell table:formula="of:=[.M217]-0.00569-0.00478*SIN(RADIANS(125.04-1934.136*[.G217]))" office:value-type="float" office:value="323.366801192411" calcext:value-type="float">
            <text:p>323.366801192411</text:p>
          </table:table-cell>
          <table:table-cell table:formula="of:=23+(26+((21.448-[.G217]*(46.815+[.G217]*(0.00059-[.G217]*0.001813))))/60)/60" office:value-type="float" office:value="23.436155116616" calcext:value-type="float">
            <text:p>23.436155116616</text:p>
          </table:table-cell>
          <table:table-cell table:formula="of:=[.Q217]+0.00256*COS(RADIANS(125.04-1934.136*[.G217]))" office:value-type="float" office:value="23.4385811533012" calcext:value-type="float">
            <text:p>23.4385811533012</text:p>
          </table:table-cell>
          <table:table-cell table:formula="of:=DEGREES(ATAN2(COS(RADIANS([.P217]));COS(RADIANS([.R217]))*SIN(RADIANS([.P217]))))" office:value-type="float" office:value="-34.3022447959902" calcext:value-type="float">
            <text:p>-34.3022447959902</text:p>
          </table:table-cell>
          <table:table-cell table:formula="of:=DEGREES(ASIN(SIN(RADIANS([.R217]))*SIN(RADIANS([.P217]))))" office:value-type="float" office:value="-13.7297659801" calcext:value-type="float">
            <text:p>-13.7297659801</text:p>
          </table:table-cell>
          <table:table-cell table:formula="of:=TAN(RADIANS([.R217]/2))*TAN(RADIANS([.R217]/2))" office:value-type="float" office:value="0.0430318481929611" calcext:value-type="float">
            <text:p>0.0430318481929611</text:p>
          </table:table-cell>
          <table:table-cell table:formula="of:=4*DEGREES([.U217]*SIN(2*RADIANS([.I217]))-2*[.K217]*SIN(RADIANS([.J217]))+4*[.K217]*[.U217]*SIN(RADIANS([.J217]))*COS(2*RADIANS([.I217]))-0.5*[.U217]*[.U217]*SIN(4*RADIANS([.I217]))-1.25*[.K217]*[.K217]*SIN(2*RADIANS([.J217])))" office:value-type="float" office:value="-14.226871966753" calcext:value-type="float">
            <text:p>-14.226871966753</text:p>
          </table:table-cell>
          <table:table-cell table:formula="of:=DEGREES(ACOS(COS(RADIANS(90.833))/(COS(RADIANS([.$B$3]))*COS(RADIANS([.T217])))-TAN(RADIANS([.$B$3]))*TAN(RADIANS([.T217]))))" office:value-type="float" office:value="88.0099348706499" calcext:value-type="float">
            <text:p>88.0099348706499</text:p>
          </table:table-cell>
          <table:table-cell table:style-name="ce22" table:formula="of:=(720-4*[.$B$4]-[.V217]+[.$B$5]*60)/1440" office:value-type="time" office:time-value="PT12H14M28.993198005S" calcext:value-type="time">
            <text:p>12:14:28</text:p>
          </table:table-cell>
          <table:table-cell table:style-name="ce8" table:formula="of:=[.X217]-[.W217]*4/1440" office:value-type="time" office:time-value="PT06H22M26.608829049S" calcext:value-type="time">
            <text:p>6:22:26</text:p>
          </table:table-cell>
          <table:table-cell table:style-name="ce8" table:formula="of:=[.X217]+[.W217]*4/1440" office:value-type="time" office:time-value="PT18H06M31.377566961S" calcext:value-type="time">
            <text:p>18:06:31</text:p>
          </table:table-cell>
          <table:table-cell table:style-name="ce11" table:formula="of:=8*[.W217]" office:value-type="float" office:value="704.079478965199" calcext:value-type="float">
            <text:p>704.079478965199</text:p>
          </table:table-cell>
          <table:table-cell table:formula="of:=MOD([.E217]*1440+[.V217]+4*[.$B$4]-60*[.$B$5];1440)" office:value-type="float" office:value="1281.51678003325" calcext:value-type="float">
            <text:p>1281.51678003325</text:p>
          </table:table-cell>
          <table:table-cell table:formula="of:=IF([.AB217]/4&lt;0;[.AB217]/4+180;[.AB217]/4-180)" office:value-type="float" office:value="140.379195008312" calcext:value-type="float">
            <text:p>140.379195008312</text:p>
          </table:table-cell>
          <table:table-cell table:formula="of:=DEGREES(ACOS(SIN(RADIANS([.$B$3]))*SIN(RADIANS([.T217]))+COS(RADIANS([.$B$3]))*COS(RADIANS([.T217]))*COS(RADIANS([.AC217]))))" office:value-type="float" office:value="141.321428845625" calcext:value-type="float">
            <text:p>141.321428845625</text:p>
          </table:table-cell>
          <table:table-cell table:formula="of:=90-[.AD217]" office:value-type="float" office:value="-51.3214288456253" calcext:value-type="float">
            <text:p>-51.3214288456253</text:p>
          </table:table-cell>
          <table:table-cell table:formula="of:=IF([.AE217]&gt;85;0;IF([.AE217]&gt;5;58.1/TAN(RADIANS([.AE217]))-0.07/POWER(TAN(RADIANS([.AE217]));3)+0.000086/POWER(TAN(RADIANS([.AE217]));5);IF([.AE217]&gt;-0.575;1735+[.AE217]*(-518.2+[.AE217]*(103.4+[.AE217]*(-12.79+[.AE217]*0.711)));-20.772/TAN(RADIANS([.AE217])))))/3600" office:value-type="float" office:value="0.00461909963678322" calcext:value-type="float">
            <text:p>0.00461909963678322</text:p>
          </table:table-cell>
          <table:table-cell table:formula="of:=[.AE217]+[.AF217]" office:value-type="float" office:value="-51.3168097459885" calcext:value-type="float">
            <text:p>-51.3168097459885</text:p>
          </table:table-cell>
          <table:table-cell table:formula="of:=IF([.AC217]&gt;0;MOD(DEGREES(ACOS(((SIN(RADIANS([.$B$3]))*COS(RADIANS([.AD217])))-SIN(RADIANS([.T217])))/(COS(RADIANS([.$B$3]))*SIN(RADIANS([.AD217])))))+180;360);MOD(540-DEGREES(ACOS(((SIN(RADIANS([.$B$3]))*COS(RADIANS([.AD217])))-SIN(RADIANS([.T217])))/(COS(RADIANS([.$B$3]))*SIN(RADIANS([.AD217])))));360))" office:value-type="float" office:value="262.414626323588" calcext:value-type="float">
            <text:p>262.41462632358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17]+0.1/24" office:value-type="time" office:time-value="PT21H42M00S" calcext:value-type="time">
            <text:p>21:42:00</text:p>
          </table:table-cell>
          <table:table-cell table:style-name="ce9" table:formula="of:=[.D218]+2415018.5+[.E218]-[.$B$5]/24" office:value-type="float" office:value="2460353.1125" calcext:value-type="float">
            <text:p>2460353.11</text:p>
          </table:table-cell>
          <table:table-cell table:style-name="ce10" table:formula="of:=([.F218]-2451545)/36525" office:value-type="float" office:value="0.241152977412739" calcext:value-type="float">
            <text:p>0.24115298</text:p>
          </table:table-cell>
          <table:table-cell/>
          <table:table-cell table:formula="of:=MOD(280.46646+[.G218]*(36000.76983+[.G218]*0.0003032);360)" office:value-type="float" office:value="322.159311287716" calcext:value-type="float">
            <text:p>322.159311287716</text:p>
          </table:table-cell>
          <table:table-cell table:formula="of:=357.52911+[.G218]*(35999.05029-0.0001537*[.G218])" office:value-type="float" office:value="9038.80726252603" calcext:value-type="float">
            <text:p>9038.80726252603</text:p>
          </table:table-cell>
          <table:table-cell table:formula="of:=0.016708634-[.G218]*(0.000042037+0.0000001267*[.G218])" office:value-type="float" office:value="0.0166984892840806" calcext:value-type="float">
            <text:p>0.0166984892840806</text:p>
          </table:table-cell>
          <table:table-cell table:formula="of:=SIN(RADIANS([.J218]))*(1.914602-[.G218]*(0.004817+0.000014*[.G218]))+SIN(RADIANS(2*[.J218]))*(0.019993-0.000101*[.G218])+SIN(RADIANS(3*[.J218]))*0.000289" office:value-type="float" office:value="1.21892024433531" calcext:value-type="float">
            <text:p>1.21892024433531</text:p>
          </table:table-cell>
          <table:table-cell table:formula="of:=[.I218]+[.L218]" office:value-type="float" office:value="323.378231532052" calcext:value-type="float">
            <text:p>323.378231532052</text:p>
          </table:table-cell>
          <table:table-cell table:formula="of:=[.J218]+[.L218]" office:value-type="float" office:value="9040.02618277036" calcext:value-type="float">
            <text:p>9040.02618277036</text:p>
          </table:table-cell>
          <table:table-cell table:formula="of:=(1.000001018*(1-[.K218]*[.K218]))/(1+[.K218]*COS(RADIANS([.N218])))" office:value-type="float" office:value="0.987100247141062" calcext:value-type="float">
            <text:p>0.987100247141062</text:p>
          </table:table-cell>
          <table:table-cell table:formula="of:=[.M218]-0.00569-0.00478*SIN(RADIANS(125.04-1934.136*[.G218]))" office:value-type="float" office:value="323.371015535177" calcext:value-type="float">
            <text:p>323.371015535177</text:p>
          </table:table-cell>
          <table:table-cell table:formula="of:=23+(26+((21.448-[.G218]*(46.815+[.G218]*(0.00059-[.G218]*0.001813))))/60)/60" office:value-type="float" office:value="23.4361551151325" calcext:value-type="float">
            <text:p>23.4361551151325</text:p>
          </table:table-cell>
          <table:table-cell table:formula="of:=[.Q218]+0.00256*COS(RADIANS(125.04-1934.136*[.G218]))" office:value-type="float" office:value="23.4385811549649" calcext:value-type="float">
            <text:p>23.4385811549649</text:p>
          </table:table-cell>
          <table:table-cell table:formula="of:=DEGREES(ATAN2(COS(RADIANS([.P218]));COS(RADIANS([.R218]))*SIN(RADIANS([.P218]))))" office:value-type="float" office:value="-34.2981474009096" calcext:value-type="float">
            <text:p>-34.2981474009096</text:p>
          </table:table-cell>
          <table:table-cell table:formula="of:=DEGREES(ASIN(SIN(RADIANS([.R218]))*SIN(RADIANS([.P218]))))" office:value-type="float" office:value="-13.7283811780478" calcext:value-type="float">
            <text:p>-13.7283811780478</text:p>
          </table:table-cell>
          <table:table-cell table:formula="of:=TAN(RADIANS([.R218]/2))*TAN(RADIANS([.R218]/2))" office:value-type="float" office:value="0.0430318481992441" calcext:value-type="float">
            <text:p>0.0430318481992441</text:p>
          </table:table-cell>
          <table:table-cell table:formula="of:=4*DEGREES([.U218]*SIN(2*RADIANS([.I218]))-2*[.K218]*SIN(RADIANS([.J218]))+4*[.K218]*[.U218]*SIN(RADIANS([.J218]))*COS(2*RADIANS([.I218]))-0.5*[.U218]*[.U218]*SIN(4*RADIANS([.I218]))-1.25*[.K218]*[.K218]*SIN(2*RADIANS([.J218])))" office:value-type="float" office:value="-14.2268325423847" calcext:value-type="float">
            <text:p>-14.2268325423847</text:p>
          </table:table-cell>
          <table:table-cell table:formula="of:=DEGREES(ACOS(COS(RADIANS(90.833))/(COS(RADIANS([.$B$3]))*COS(RADIANS([.T218])))-TAN(RADIANS([.$B$3]))*TAN(RADIANS([.T218]))))" office:value-type="float" office:value="88.0102302029073" calcext:value-type="float">
            <text:p>88.0102302029073</text:p>
          </table:table-cell>
          <table:table-cell table:style-name="ce22" table:formula="of:=(720-4*[.$B$4]-[.V218]+[.$B$5]*60)/1440" office:value-type="time" office:time-value="PT12H14M28.990832543S" calcext:value-type="time">
            <text:p>12:14:28</text:p>
          </table:table-cell>
          <table:table-cell table:style-name="ce8" table:formula="of:=[.X218]-[.W218]*4/1440" office:value-type="time" office:time-value="PT06H22M26.535583845S" calcext:value-type="time">
            <text:p>6:22:26</text:p>
          </table:table-cell>
          <table:table-cell table:style-name="ce8" table:formula="of:=[.X218]+[.W218]*4/1440" office:value-type="time" office:time-value="PT18H06M31.446081241S" calcext:value-type="time">
            <text:p>18:06:31</text:p>
          </table:table-cell>
          <table:table-cell table:style-name="ce11" table:formula="of:=8*[.W218]" office:value-type="float" office:value="704.081841623259" calcext:value-type="float">
            <text:p>704.081841623259</text:p>
          </table:table-cell>
          <table:table-cell table:formula="of:=MOD([.E218]*1440+[.V218]+4*[.$B$4]-60*[.$B$5];1440)" office:value-type="float" office:value="1287.51681945762" calcext:value-type="float">
            <text:p>1287.51681945762</text:p>
          </table:table-cell>
          <table:table-cell table:formula="of:=IF([.AB218]/4&lt;0;[.AB218]/4+180;[.AB218]/4-180)" office:value-type="float" office:value="141.879204864404" calcext:value-type="float">
            <text:p>141.879204864404</text:p>
          </table:table-cell>
          <table:table-cell table:formula="of:=DEGREES(ACOS(SIN(RADIANS([.$B$3]))*SIN(RADIANS([.T218]))+COS(RADIANS([.$B$3]))*COS(RADIANS([.T218]))*COS(RADIANS([.AC218]))))" office:value-type="float" office:value="142.778185059332" calcext:value-type="float">
            <text:p>142.778185059332</text:p>
          </table:table-cell>
          <table:table-cell table:formula="of:=90-[.AD218]" office:value-type="float" office:value="-52.7781850593318" calcext:value-type="float">
            <text:p>-52.7781850593318</text:p>
          </table:table-cell>
          <table:table-cell table:formula="of:=IF([.AE218]&gt;85;0;IF([.AE218]&gt;5;58.1/TAN(RADIANS([.AE218]))-0.07/POWER(TAN(RADIANS([.AE218]));3)+0.000086/POWER(TAN(RADIANS([.AE218]));5);IF([.AE218]&gt;-0.575;1735+[.AE218]*(-518.2+[.AE218]*(103.4+[.AE218]*(-12.79+[.AE218]*0.711)));-20.772/TAN(RADIANS([.AE218])))))/3600" office:value-type="float" office:value="0.00438313198309261" calcext:value-type="float">
            <text:p>0.00438313198309261</text:p>
          </table:table-cell>
          <table:table-cell table:formula="of:=[.AE218]+[.AF218]" office:value-type="float" office:value="-52.7738019273487" calcext:value-type="float">
            <text:p>-52.7738019273487</text:p>
          </table:table-cell>
          <table:table-cell table:formula="of:=IF([.AC218]&gt;0;MOD(DEGREES(ACOS(((SIN(RADIANS([.$B$3]))*COS(RADIANS([.AD218])))-SIN(RADIANS([.T218])))/(COS(RADIANS([.$B$3]))*SIN(RADIANS([.AD218])))))+180;360);MOD(540-DEGREES(ACOS(((SIN(RADIANS([.$B$3]))*COS(RADIANS([.AD218])))-SIN(RADIANS([.T218])))/(COS(RADIANS([.$B$3]))*SIN(RADIANS([.AD218])))));360))" office:value-type="float" office:value="262.469794925623" calcext:value-type="float">
            <text:p>262.46979492562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18]+0.1/24" office:value-type="time" office:time-value="PT21H48M00S" calcext:value-type="time">
            <text:p>21:48:00</text:p>
          </table:table-cell>
          <table:table-cell table:style-name="ce9" table:formula="of:=[.D219]+2415018.5+[.E219]-[.$B$5]/24" office:value-type="float" office:value="2460353.11666667" calcext:value-type="float">
            <text:p>2460353.12</text:p>
          </table:table-cell>
          <table:table-cell table:style-name="ce10" table:formula="of:=([.F219]-2451545)/36525" office:value-type="float" office:value="0.241153091489848" calcext:value-type="float">
            <text:p>0.24115309</text:p>
          </table:table-cell>
          <table:table-cell/>
          <table:table-cell table:formula="of:=MOD(280.46646+[.G219]*(36000.76983+[.G219]*0.0003032);360)" office:value-type="float" office:value="322.163418151487" calcext:value-type="float">
            <text:p>322.163418151487</text:p>
          </table:table-cell>
          <table:table-cell table:formula="of:=357.52911+[.G219]*(35999.05029-0.0001537*[.G219])" office:value-type="float" office:value="9038.81136919361" calcext:value-type="float">
            <text:p>9038.81136919361</text:p>
          </table:table-cell>
          <table:table-cell table:formula="of:=0.016708634-[.G219]*(0.000042037+0.0000001267*[.G219])" office:value-type="float" office:value="0.0166984892792782" calcext:value-type="float">
            <text:p>0.0166984892792782</text:p>
          </table:table-cell>
          <table:table-cell table:formula="of:=SIN(RADIANS([.J219]))*(1.914602-[.G219]*(0.004817+0.000014*[.G219]))+SIN(RADIANS(2*[.J219]))*(0.019993-0.000101*[.G219])+SIN(RADIANS(3*[.J219]))*0.000289" office:value-type="float" office:value="1.21902769883835" calcext:value-type="float">
            <text:p>1.21902769883835</text:p>
          </table:table-cell>
          <table:table-cell table:formula="of:=[.I219]+[.L219]" office:value-type="float" office:value="323.382445850326" calcext:value-type="float">
            <text:p>323.382445850326</text:p>
          </table:table-cell>
          <table:table-cell table:formula="of:=[.J219]+[.L219]" office:value-type="float" office:value="9040.03039689245" calcext:value-type="float">
            <text:p>9040.03039689245</text:p>
          </table:table-cell>
          <table:table-cell table:formula="of:=(1.000001018*(1-[.K219]*[.K219]))/(1+[.K219]*COS(RADIANS([.N219])))" office:value-type="float" office:value="0.987101017033808" calcext:value-type="float">
            <text:p>0.987101017033808</text:p>
          </table:table-cell>
          <table:table-cell table:formula="of:=[.M219]-0.00569-0.00478*SIN(RADIANS(125.04-1934.136*[.G219]))" office:value-type="float" office:value="323.375229870895" calcext:value-type="float">
            <text:p>323.375229870895</text:p>
          </table:table-cell>
          <table:table-cell table:formula="of:=23+(26+((21.448-[.G219]*(46.815+[.G219]*(0.00059-[.G219]*0.001813))))/60)/60" office:value-type="float" office:value="23.436155113649" calcext:value-type="float">
            <text:p>23.436155113649</text:p>
          </table:table-cell>
          <table:table-cell table:formula="of:=[.Q219]+0.00256*COS(RADIANS(125.04-1934.136*[.G219]))" office:value-type="float" office:value="23.4385811566287" calcext:value-type="float">
            <text:p>23.4385811566287</text:p>
          </table:table-cell>
          <table:table-cell table:formula="of:=DEGREES(ATAN2(COS(RADIANS([.P219]));COS(RADIANS([.R219]))*SIN(RADIANS([.P219]))))" office:value-type="float" office:value="-34.2940500610681" calcext:value-type="float">
            <text:p>-34.2940500610681</text:p>
          </table:table-cell>
          <table:table-cell table:formula="of:=DEGREES(ASIN(SIN(RADIANS([.R219]))*SIN(RADIANS([.P219]))))" office:value-type="float" office:value="-13.7269963107599" calcext:value-type="float">
            <text:p>-13.7269963107599</text:p>
          </table:table-cell>
          <table:table-cell table:formula="of:=TAN(RADIANS([.R219]/2))*TAN(RADIANS([.R219]/2))" office:value-type="float" office:value="0.0430318482055269" calcext:value-type="float">
            <text:p>0.0430318482055269</text:p>
          </table:table-cell>
          <table:table-cell table:formula="of:=4*DEGREES([.U219]*SIN(2*RADIANS([.I219]))-2*[.K219]*SIN(RADIANS([.J219]))+4*[.K219]*[.U219]*SIN(RADIANS([.J219]))*COS(2*RADIANS([.I219]))-0.5*[.U219]*[.U219]*SIN(4*RADIANS([.I219]))-1.25*[.K219]*[.K219]*SIN(2*RADIANS([.J219])))" office:value-type="float" office:value="-14.2267928961538" calcext:value-type="float">
            <text:p>-14.2267928961538</text:p>
          </table:table-cell>
          <table:table-cell table:formula="of:=DEGREES(ACOS(COS(RADIANS(90.833))/(COS(RADIANS([.$B$3]))*COS(RADIANS([.T219])))-TAN(RADIANS([.$B$3]))*TAN(RADIANS([.T219]))))" office:value-type="float" office:value="88.0105255460482" calcext:value-type="float">
            <text:p>88.0105255460482</text:p>
          </table:table-cell>
          <table:table-cell table:style-name="ce22" table:formula="of:=(720-4*[.$B$4]-[.V219]+[.$B$5]*60)/1440" office:value-type="time" office:time-value="PT12H14M28.988453769S" calcext:value-type="time">
            <text:p>12:14:28</text:p>
          </table:table-cell>
          <table:table-cell table:style-name="ce8" table:formula="of:=[.X219]-[.W219]*4/1440" office:value-type="time" office:time-value="PT06H22M26.462322718S" calcext:value-type="time">
            <text:p>6:22:26</text:p>
          </table:table-cell>
          <table:table-cell table:style-name="ce8" table:formula="of:=[.X219]+[.W219]*4/1440" office:value-type="time" office:time-value="PT18H06M31.514584821S" calcext:value-type="time">
            <text:p>18:06:31</text:p>
          </table:table-cell>
          <table:table-cell table:style-name="ce11" table:formula="of:=8*[.W219]" office:value-type="float" office:value="704.084204368386" calcext:value-type="float">
            <text:p>704.084204368386</text:p>
          </table:table-cell>
          <table:table-cell table:formula="of:=MOD([.E219]*1440+[.V219]+4*[.$B$4]-60*[.$B$5];1440)" office:value-type="float" office:value="1293.51685910385" calcext:value-type="float">
            <text:p>1293.51685910385</text:p>
          </table:table-cell>
          <table:table-cell table:formula="of:=IF([.AB219]/4&lt;0;[.AB219]/4+180;[.AB219]/4-180)" office:value-type="float" office:value="143.379214775962" calcext:value-type="float">
            <text:p>143.379214775962</text:p>
          </table:table-cell>
          <table:table-cell table:formula="of:=DEGREES(ACOS(SIN(RADIANS([.$B$3]))*SIN(RADIANS([.T219]))+COS(RADIANS([.$B$3]))*COS(RADIANS([.T219]))*COS(RADIANS([.AC219]))))" office:value-type="float" office:value="144.235115182931" calcext:value-type="float">
            <text:p>144.235115182931</text:p>
          </table:table-cell>
          <table:table-cell table:formula="of:=90-[.AD219]" office:value-type="float" office:value="-54.2351151829313" calcext:value-type="float">
            <text:p>-54.2351151829313</text:p>
          </table:table-cell>
          <table:table-cell table:formula="of:=IF([.AE219]&gt;85;0;IF([.AE219]&gt;5;58.1/TAN(RADIANS([.AE219]))-0.07/POWER(TAN(RADIANS([.AE219]));3)+0.000086/POWER(TAN(RADIANS([.AE219]));5);IF([.AE219]&gt;-0.575;1735+[.AE219]*(-518.2+[.AE219]*(103.4+[.AE219]*(-12.79+[.AE219]*0.711)));-20.772/TAN(RADIANS([.AE219])))))/3600" office:value-type="float" office:value="0.00415608188326218" calcext:value-type="float">
            <text:p>0.00415608188326218</text:p>
          </table:table-cell>
          <table:table-cell table:formula="of:=[.AE219]+[.AF219]" office:value-type="float" office:value="-54.230959101048" calcext:value-type="float">
            <text:p>-54.230959101048</text:p>
          </table:table-cell>
          <table:table-cell table:formula="of:=IF([.AC219]&gt;0;MOD(DEGREES(ACOS(((SIN(RADIANS([.$B$3]))*COS(RADIANS([.AD219])))-SIN(RADIANS([.T219])))/(COS(RADIANS([.$B$3]))*SIN(RADIANS([.AD219])))))+180;360);MOD(540-DEGREES(ACOS(((SIN(RADIANS([.$B$3]))*COS(RADIANS([.AD219])))-SIN(RADIANS([.T219])))/(COS(RADIANS([.$B$3]))*SIN(RADIANS([.AD219])))));360))" office:value-type="float" office:value="262.513299885321" calcext:value-type="float">
            <text:p>262.51329988532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19]+0.1/24" office:value-type="time" office:time-value="PT21H54M00S" calcext:value-type="time">
            <text:p>21:54:00</text:p>
          </table:table-cell>
          <table:table-cell table:style-name="ce9" table:formula="of:=[.D220]+2415018.5+[.E220]-[.$B$5]/24" office:value-type="float" office:value="2460353.12083333" calcext:value-type="float">
            <text:p>2460353.12</text:p>
          </table:table-cell>
          <table:table-cell table:style-name="ce10" table:formula="of:=([.F220]-2451545)/36525" office:value-type="float" office:value="0.24115320556697" calcext:value-type="float">
            <text:p>0.24115321</text:p>
          </table:table-cell>
          <table:table-cell/>
          <table:table-cell table:formula="of:=MOD(280.46646+[.G220]*(36000.76983+[.G220]*0.0003032);360)" office:value-type="float" office:value="322.16752501572" calcext:value-type="float">
            <text:p>322.16752501572</text:p>
          </table:table-cell>
          <table:table-cell table:formula="of:=357.52911+[.G220]*(35999.05029-0.0001537*[.G220])" office:value-type="float" office:value="9038.81547586166" calcext:value-type="float">
            <text:p>9038.81547586166</text:p>
          </table:table-cell>
          <table:table-cell table:formula="of:=0.016708634-[.G220]*(0.000042037+0.0000001267*[.G220])" office:value-type="float" office:value="0.0166984892744757" calcext:value-type="float">
            <text:p>0.0166984892744757</text:p>
          </table:table-cell>
          <table:table-cell table:formula="of:=SIN(RADIANS([.J220]))*(1.914602-[.G220]*(0.004817+0.000014*[.G220]))+SIN(RADIANS(2*[.J220]))*(0.019993-0.000101*[.G220])+SIN(RADIANS(3*[.J220]))*0.000289" office:value-type="float" office:value="1.21913514677952" calcext:value-type="float">
            <text:p>1.21913514677952</text:p>
          </table:table-cell>
          <table:table-cell table:formula="of:=[.I220]+[.L220]" office:value-type="float" office:value="323.3866601625" calcext:value-type="float">
            <text:p>323.3866601625</text:p>
          </table:table-cell>
          <table:table-cell table:formula="of:=[.J220]+[.L220]" office:value-type="float" office:value="9040.03461100844" calcext:value-type="float">
            <text:p>9040.03461100844</text:p>
          </table:table-cell>
          <table:table-cell table:formula="of:=(1.000001018*(1-[.K220]*[.K220]))/(1+[.K220]*COS(RADIANS([.N220])))" office:value-type="float" office:value="0.987101786994054" calcext:value-type="float">
            <text:p>0.987101786994054</text:p>
          </table:table-cell>
          <table:table-cell table:formula="of:=[.M220]-0.00569-0.00478*SIN(RADIANS(125.04-1934.136*[.G220]))" office:value-type="float" office:value="323.379444200513" calcext:value-type="float">
            <text:p>323.379444200513</text:p>
          </table:table-cell>
          <table:table-cell table:formula="of:=23+(26+((21.448-[.G220]*(46.815+[.G220]*(0.00059-[.G220]*0.001813))))/60)/60" office:value-type="float" office:value="23.4361551121655" calcext:value-type="float">
            <text:p>23.4361551121655</text:p>
          </table:table-cell>
          <table:table-cell table:formula="of:=[.Q220]+0.00256*COS(RADIANS(125.04-1934.136*[.G220]))" office:value-type="float" office:value="23.4385811582924" calcext:value-type="float">
            <text:p>23.4385811582924</text:p>
          </table:table-cell>
          <table:table-cell table:formula="of:=DEGREES(ATAN2(COS(RADIANS([.P220]));COS(RADIANS([.R220]))*SIN(RADIANS([.P220]))))" office:value-type="float" office:value="-34.289952775541" calcext:value-type="float">
            <text:p>-34.289952775541</text:p>
          </table:table-cell>
          <table:table-cell table:formula="of:=DEGREES(ASIN(SIN(RADIANS([.R220]))*SIN(RADIANS([.P220]))))" office:value-type="float" office:value="-13.7256113779333" calcext:value-type="float">
            <text:p>-13.7256113779333</text:p>
          </table:table-cell>
          <table:table-cell table:formula="of:=TAN(RADIANS([.R220]/2))*TAN(RADIANS([.R220]/2))" office:value-type="float" office:value="0.0430318482118096" calcext:value-type="float">
            <text:p>0.0430318482118096</text:p>
          </table:table-cell>
          <table:table-cell table:formula="of:=4*DEGREES([.U220]*SIN(2*RADIANS([.I220]))-2*[.K220]*SIN(RADIANS([.J220]))+4*[.K220]*[.U220]*SIN(RADIANS([.J220]))*COS(2*RADIANS([.I220]))-0.5*[.U220]*[.U220]*SIN(4*RADIANS([.I220]))-1.25*[.K220]*[.K220]*SIN(2*RADIANS([.J220])))" office:value-type="float" office:value="-14.2267530280626" calcext:value-type="float">
            <text:p>-14.2267530280626</text:p>
          </table:table-cell>
          <table:table-cell table:formula="of:=DEGREES(ACOS(COS(RADIANS(90.833))/(COS(RADIANS([.$B$3]))*COS(RADIANS([.T220])))-TAN(RADIANS([.$B$3]))*TAN(RADIANS([.T220]))))" office:value-type="float" office:value="88.0108209001372" calcext:value-type="float">
            <text:p>88.0108209001372</text:p>
          </table:table-cell>
          <table:table-cell table:style-name="ce22" table:formula="of:=(720-4*[.$B$4]-[.V220]+[.$B$5]*60)/1440" office:value-type="time" office:time-value="PT12H14M28.986061684S" calcext:value-type="time">
            <text:p>12:14:28</text:p>
          </table:table-cell>
          <table:table-cell table:style-name="ce8" table:formula="of:=[.X220]-[.W220]*4/1440" office:value-type="time" office:time-value="PT06H22M26.389045651S" calcext:value-type="time">
            <text:p>6:22:26</text:p>
          </table:table-cell>
          <table:table-cell table:style-name="ce8" table:formula="of:=[.X220]+[.W220]*4/1440" office:value-type="time" office:time-value="PT18H06M31.583077717S" calcext:value-type="time">
            <text:p>18:06:31</text:p>
          </table:table-cell>
          <table:table-cell table:style-name="ce11" table:formula="of:=8*[.W220]" office:value-type="float" office:value="704.086567201098" calcext:value-type="float">
            <text:p>704.086567201098</text:p>
          </table:table-cell>
          <table:table-cell table:formula="of:=MOD([.E220]*1440+[.V220]+4*[.$B$4]-60*[.$B$5];1440)" office:value-type="float" office:value="1299.51689897194" calcext:value-type="float">
            <text:p>1299.51689897194</text:p>
          </table:table-cell>
          <table:table-cell table:formula="of:=IF([.AB220]/4&lt;0;[.AB220]/4+180;[.AB220]/4-180)" office:value-type="float" office:value="144.879224742984" calcext:value-type="float">
            <text:p>144.879224742984</text:p>
          </table:table-cell>
          <table:table-cell table:formula="of:=DEGREES(ACOS(SIN(RADIANS([.$B$3]))*SIN(RADIANS([.T220]))+COS(RADIANS([.$B$3]))*COS(RADIANS([.T220]))*COS(RADIANS([.AC220]))))" office:value-type="float" office:value="145.692177532605" calcext:value-type="float">
            <text:p>145.692177532605</text:p>
          </table:table-cell>
          <table:table-cell table:formula="of:=90-[.AD220]" office:value-type="float" office:value="-55.6921775326051" calcext:value-type="float">
            <text:p>-55.6921775326051</text:p>
          </table:table-cell>
          <table:table-cell table:formula="of:=IF([.AE220]&gt;85;0;IF([.AE220]&gt;5;58.1/TAN(RADIANS([.AE220]))-0.07/POWER(TAN(RADIANS([.AE220]));3)+0.000086/POWER(TAN(RADIANS([.AE220]));5);IF([.AE220]&gt;-0.575;1735+[.AE220]*(-518.2+[.AE220]*(103.4+[.AE220]*(-12.79+[.AE220]*0.711)));-20.772/TAN(RADIANS([.AE220])))))/3600" office:value-type="float" office:value="0.00393718158070855" calcext:value-type="float">
            <text:p>0.00393718158070855</text:p>
          </table:table-cell>
          <table:table-cell table:formula="of:=[.AE220]+[.AF220]" office:value-type="float" office:value="-55.6882403510244" calcext:value-type="float">
            <text:p>-55.6882403510244</text:p>
          </table:table-cell>
          <table:table-cell table:formula="of:=IF([.AC220]&gt;0;MOD(DEGREES(ACOS(((SIN(RADIANS([.$B$3]))*COS(RADIANS([.AD220])))-SIN(RADIANS([.T220])))/(COS(RADIANS([.$B$3]))*SIN(RADIANS([.AD220])))))+180;360);MOD(540-DEGREES(ACOS(((SIN(RADIANS([.$B$3]))*COS(RADIANS([.AD220])))-SIN(RADIANS([.T220])))/(COS(RADIANS([.$B$3]))*SIN(RADIANS([.AD220])))));360))" office:value-type="float" office:value="262.543931944026" calcext:value-type="float">
            <text:p>262.5439319440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20]+0.1/24" office:value-type="time" office:time-value="PT22H00M00S" calcext:value-type="time">
            <text:p>22:00:00</text:p>
          </table:table-cell>
          <table:table-cell table:style-name="ce9" table:formula="of:=[.D221]+2415018.5+[.E221]-[.$B$5]/24" office:value-type="float" office:value="2460353.125" calcext:value-type="float">
            <text:p>2460353.13</text:p>
          </table:table-cell>
          <table:table-cell table:style-name="ce10" table:formula="of:=([.F221]-2451545)/36525" office:value-type="float" office:value="0.241153319644079" calcext:value-type="float">
            <text:p>0.24115332</text:p>
          </table:table-cell>
          <table:table-cell/>
          <table:table-cell table:formula="of:=MOD(280.46646+[.G221]*(36000.76983+[.G221]*0.0003032);360)" office:value-type="float" office:value="322.171631879492" calcext:value-type="float">
            <text:p>322.171631879492</text:p>
          </table:table-cell>
          <table:table-cell table:formula="of:=357.52911+[.G221]*(35999.05029-0.0001537*[.G221])" office:value-type="float" office:value="9038.81958252925" calcext:value-type="float">
            <text:p>9038.81958252925</text:p>
          </table:table-cell>
          <table:table-cell table:formula="of:=0.016708634-[.G221]*(0.000042037+0.0000001267*[.G221])" office:value-type="float" office:value="0.0166984892696733" calcext:value-type="float">
            <text:p>0.0166984892696733</text:p>
          </table:table-cell>
          <table:table-cell table:formula="of:=SIN(RADIANS([.J221]))*(1.914602-[.G221]*(0.004817+0.000014*[.G221]))+SIN(RADIANS(2*[.J221]))*(0.019993-0.000101*[.G221])+SIN(RADIANS(3*[.J221]))*0.000289" office:value-type="float" office:value="1.21924258813445" calcext:value-type="float">
            <text:p>1.21924258813445</text:p>
          </table:table-cell>
          <table:table-cell table:formula="of:=[.I221]+[.L221]" office:value-type="float" office:value="323.390874467626" calcext:value-type="float">
            <text:p>323.390874467626</text:p>
          </table:table-cell>
          <table:table-cell table:formula="of:=[.J221]+[.L221]" office:value-type="float" office:value="9040.03882511738" calcext:value-type="float">
            <text:p>9040.03882511738</text:p>
          </table:table-cell>
          <table:table-cell table:formula="of:=(1.000001018*(1-[.K221]*[.K221]))/(1+[.K221]*COS(RADIANS([.N221])))" office:value-type="float" office:value="0.987102557021624" calcext:value-type="float">
            <text:p>0.987102557021624</text:p>
          </table:table-cell>
          <table:table-cell table:formula="of:=[.M221]-0.00569-0.00478*SIN(RADIANS(125.04-1934.136*[.G221]))" office:value-type="float" office:value="323.383658523084" calcext:value-type="float">
            <text:p>323.383658523084</text:p>
          </table:table-cell>
          <table:table-cell table:formula="of:=23+(26+((21.448-[.G221]*(46.815+[.G221]*(0.00059-[.G221]*0.001813))))/60)/60" office:value-type="float" office:value="23.4361551106821" calcext:value-type="float">
            <text:p>23.4361551106821</text:p>
          </table:table-cell>
          <table:table-cell table:formula="of:=[.Q221]+0.00256*COS(RADIANS(125.04-1934.136*[.G221]))" office:value-type="float" office:value="23.438581159956" calcext:value-type="float">
            <text:p>23.438581159956</text:p>
          </table:table-cell>
          <table:table-cell table:formula="of:=DEGREES(ATAN2(COS(RADIANS([.P221]));COS(RADIANS([.R221]))*SIN(RADIANS([.P221]))))" office:value-type="float" office:value="-34.2858555452467" calcext:value-type="float">
            <text:p>-34.2858555452467</text:p>
          </table:table-cell>
          <table:table-cell table:formula="of:=DEGREES(ASIN(SIN(RADIANS([.R221]))*SIN(RADIANS([.P221]))))" office:value-type="float" office:value="-13.7242263798878" calcext:value-type="float">
            <text:p>-13.7242263798878</text:p>
          </table:table-cell>
          <table:table-cell table:formula="of:=TAN(RADIANS([.R221]/2))*TAN(RADIANS([.R221]/2))" office:value-type="float" office:value="0.0430318482180921" calcext:value-type="float">
            <text:p>0.0430318482180921</text:p>
          </table:table-cell>
          <table:table-cell table:formula="of:=4*DEGREES([.U221]*SIN(2*RADIANS([.I221]))-2*[.K221]*SIN(RADIANS([.J221]))+4*[.K221]*[.U221]*SIN(RADIANS([.J221]))*COS(2*RADIANS([.I221]))-0.5*[.U221]*[.U221]*SIN(4*RADIANS([.I221]))-1.25*[.K221]*[.K221]*SIN(2*RADIANS([.J221])))" office:value-type="float" office:value="-14.2267129381335" calcext:value-type="float">
            <text:p>-14.2267129381335</text:p>
          </table:table-cell>
          <table:table-cell table:formula="of:=DEGREES(ACOS(COS(RADIANS(90.833))/(COS(RADIANS([.$B$3]))*COS(RADIANS([.T221])))-TAN(RADIANS([.$B$3]))*TAN(RADIANS([.T221]))))" office:value-type="float" office:value="88.0111162651061" calcext:value-type="float">
            <text:p>88.0111162651061</text:p>
          </table:table-cell>
          <table:table-cell table:style-name="ce22" table:formula="of:=(720-4*[.$B$4]-[.V221]+[.$B$5]*60)/1440" office:value-type="time" office:time-value="PT12H14M28.983656288S" calcext:value-type="time">
            <text:p>12:14:28</text:p>
          </table:table-cell>
          <table:table-cell table:style-name="ce8" table:formula="of:=[.X221]-[.W221]*4/1440" office:value-type="time" office:time-value="PT06H22M26.315752663S" calcext:value-type="time">
            <text:p>6:22:26</text:p>
          </table:table-cell>
          <table:table-cell table:style-name="ce8" table:formula="of:=[.X221]+[.W221]*4/1440" office:value-type="time" office:time-value="PT18H06M31.651559913S" calcext:value-type="time">
            <text:p>18:06:31</text:p>
          </table:table-cell>
          <table:table-cell table:style-name="ce11" table:formula="of:=8*[.W221]" office:value-type="float" office:value="704.088930120849" calcext:value-type="float">
            <text:p>704.088930120849</text:p>
          </table:table-cell>
          <table:table-cell table:formula="of:=MOD([.E221]*1440+[.V221]+4*[.$B$4]-60*[.$B$5];1440)" office:value-type="float" office:value="1305.51693906187" calcext:value-type="float">
            <text:p>1305.51693906187</text:p>
          </table:table-cell>
          <table:table-cell table:formula="of:=IF([.AB221]/4&lt;0;[.AB221]/4+180;[.AB221]/4-180)" office:value-type="float" office:value="146.379234765467" calcext:value-type="float">
            <text:p>146.379234765467</text:p>
          </table:table-cell>
          <table:table-cell table:formula="of:=DEGREES(ACOS(SIN(RADIANS([.$B$3]))*SIN(RADIANS([.T221]))+COS(RADIANS([.$B$3]))*COS(RADIANS([.T221]))*COS(RADIANS([.AC221]))))" office:value-type="float" office:value="147.149326675442" calcext:value-type="float">
            <text:p>147.149326675442</text:p>
          </table:table-cell>
          <table:table-cell table:formula="of:=90-[.AD221]" office:value-type="float" office:value="-57.1493266754422" calcext:value-type="float">
            <text:p>-57.1493266754422</text:p>
          </table:table-cell>
          <table:table-cell table:formula="of:=IF([.AE221]&gt;85;0;IF([.AE221]&gt;5;58.1/TAN(RADIANS([.AE221]))-0.07/POWER(TAN(RADIANS([.AE221]));3)+0.000086/POWER(TAN(RADIANS([.AE221]));5);IF([.AE221]&gt;-0.575;1735+[.AE221]*(-518.2+[.AE221]*(103.4+[.AE221]*(-12.79+[.AE221]*0.711)));-20.772/TAN(RADIANS([.AE221])))))/3600" office:value-type="float" office:value="0.00372573788578543" calcext:value-type="float">
            <text:p>0.00372573788578543</text:p>
          </table:table-cell>
          <table:table-cell table:formula="of:=[.AE221]+[.AF221]" office:value-type="float" office:value="-57.1456009375565" calcext:value-type="float">
            <text:p>-57.1456009375565</text:p>
          </table:table-cell>
          <table:table-cell table:formula="of:=IF([.AC221]&gt;0;MOD(DEGREES(ACOS(((SIN(RADIANS([.$B$3]))*COS(RADIANS([.AD221])))-SIN(RADIANS([.T221])))/(COS(RADIANS([.$B$3]))*SIN(RADIANS([.AD221])))))+180;360);MOD(540-DEGREES(ACOS(((SIN(RADIANS([.$B$3]))*COS(RADIANS([.AD221])))-SIN(RADIANS([.T221])))/(COS(RADIANS([.$B$3]))*SIN(RADIANS([.AD221])))));360))" office:value-type="float" office:value="262.560251479217" calcext:value-type="float">
            <text:p>262.56025147921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21]+0.1/24" office:value-type="time" office:time-value="PT22H06M00S" calcext:value-type="time">
            <text:p>22:06:00</text:p>
          </table:table-cell>
          <table:table-cell table:style-name="ce9" table:formula="of:=[.D222]+2415018.5+[.E222]-[.$B$5]/24" office:value-type="float" office:value="2460353.12916667" calcext:value-type="float">
            <text:p>2460353.13</text:p>
          </table:table-cell>
          <table:table-cell table:style-name="ce10" table:formula="of:=([.F222]-2451545)/36525" office:value-type="float" office:value="0.241153433721201" calcext:value-type="float">
            <text:p>0.24115343</text:p>
          </table:table-cell>
          <table:table-cell/>
          <table:table-cell table:formula="of:=MOD(280.46646+[.G222]*(36000.76983+[.G222]*0.0003032);360)" office:value-type="float" office:value="322.175738743723" calcext:value-type="float">
            <text:p>322.175738743723</text:p>
          </table:table-cell>
          <table:table-cell table:formula="of:=357.52911+[.G222]*(35999.05029-0.0001537*[.G222])" office:value-type="float" office:value="9038.82368919729" calcext:value-type="float">
            <text:p>9038.82368919729</text:p>
          </table:table-cell>
          <table:table-cell table:formula="of:=0.016708634-[.G222]*(0.000042037+0.0000001267*[.G222])" office:value-type="float" office:value="0.0166984892648709" calcext:value-type="float">
            <text:p>0.0166984892648709</text:p>
          </table:table-cell>
          <table:table-cell table:formula="of:=SIN(RADIANS([.J222]))*(1.914602-[.G222]*(0.004817+0.000014*[.G222]))+SIN(RADIANS(2*[.J222]))*(0.019993-0.000101*[.G222])+SIN(RADIANS(3*[.J222]))*0.000289" office:value-type="float" office:value="1.21935002292635" calcext:value-type="float">
            <text:p>1.21935002292635</text:p>
          </table:table-cell>
          <table:table-cell table:formula="of:=[.I222]+[.L222]" office:value-type="float" office:value="323.395088766649" calcext:value-type="float">
            <text:p>323.395088766649</text:p>
          </table:table-cell>
          <table:table-cell table:formula="of:=[.J222]+[.L222]" office:value-type="float" office:value="9040.04303922022" calcext:value-type="float">
            <text:p>9040.04303922022</text:p>
          </table:table-cell>
          <table:table-cell table:formula="of:=(1.000001018*(1-[.K222]*[.K222]))/(1+[.K222]*COS(RADIANS([.N222])))" office:value-type="float" office:value="0.987103327116684" calcext:value-type="float">
            <text:p>0.987103327116684</text:p>
          </table:table-cell>
          <table:table-cell table:formula="of:=[.M222]-0.00569-0.00478*SIN(RADIANS(125.04-1934.136*[.G222]))" office:value-type="float" office:value="323.387872839551" calcext:value-type="float">
            <text:p>323.387872839551</text:p>
          </table:table-cell>
          <table:table-cell table:formula="of:=23+(26+((21.448-[.G222]*(46.815+[.G222]*(0.00059-[.G222]*0.001813))))/60)/60" office:value-type="float" office:value="23.4361551091986" calcext:value-type="float">
            <text:p>23.4361551091986</text:p>
          </table:table-cell>
          <table:table-cell table:formula="of:=[.Q222]+0.00256*COS(RADIANS(125.04-1934.136*[.G222]))" office:value-type="float" office:value="23.4385811616197" calcext:value-type="float">
            <text:p>23.4385811616197</text:p>
          </table:table-cell>
          <table:table-cell table:formula="of:=DEGREES(ATAN2(COS(RADIANS([.P222]));COS(RADIANS([.R222]))*SIN(RADIANS([.P222]))))" office:value-type="float" office:value="-34.2817583692627" calcext:value-type="float">
            <text:p>-34.2817583692627</text:p>
          </table:table-cell>
          <table:table-cell table:formula="of:=DEGREES(ASIN(SIN(RADIANS([.R222]))*SIN(RADIANS([.P222]))))" office:value-type="float" office:value="-13.722841316321" calcext:value-type="float">
            <text:p>-13.722841316321</text:p>
          </table:table-cell>
          <table:table-cell table:formula="of:=TAN(RADIANS([.R222]/2))*TAN(RADIANS([.R222]/2))" office:value-type="float" office:value="0.0430318482243746" calcext:value-type="float">
            <text:p>0.0430318482243746</text:p>
          </table:table-cell>
          <table:table-cell table:formula="of:=4*DEGREES([.U222]*SIN(2*RADIANS([.I222]))-2*[.K222]*SIN(RADIANS([.J222]))+4*[.K222]*[.U222]*SIN(RADIANS([.J222]))*COS(2*RADIANS([.I222]))-0.5*[.U222]*[.U222]*SIN(4*RADIANS([.I222]))-1.25*[.K222]*[.K222]*SIN(2*RADIANS([.J222])))" office:value-type="float" office:value="-14.226672626368" calcext:value-type="float">
            <text:p>-14.226672626368</text:p>
          </table:table-cell>
          <table:table-cell table:formula="of:=DEGREES(ACOS(COS(RADIANS(90.833))/(COS(RADIANS([.$B$3]))*COS(RADIANS([.T222])))-TAN(RADIANS([.$B$3]))*TAN(RADIANS([.T222]))))" office:value-type="float" office:value="88.0114116410194" calcext:value-type="float">
            <text:p>88.0114116410194</text:p>
          </table:table-cell>
          <table:table-cell table:style-name="ce22" table:formula="of:=(720-4*[.$B$4]-[.V222]+[.$B$5]*60)/1440" office:value-type="time" office:time-value="PT12H14M28.981237582S" calcext:value-type="time">
            <text:p>12:14:28</text:p>
          </table:table-cell>
          <table:table-cell table:style-name="ce8" table:formula="of:=[.X222]-[.W222]*4/1440" office:value-type="time" office:time-value="PT06H22M26.242443737S" calcext:value-type="time">
            <text:p>6:22:26</text:p>
          </table:table-cell>
          <table:table-cell table:style-name="ce8" table:formula="of:=[.X222]+[.W222]*4/1440" office:value-type="time" office:time-value="PT18H06M31.720031427S" calcext:value-type="time">
            <text:p>18:06:31</text:p>
          </table:table-cell>
          <table:table-cell table:style-name="ce11" table:formula="of:=8*[.W222]" office:value-type="float" office:value="704.091293128155" calcext:value-type="float">
            <text:p>704.091293128155</text:p>
          </table:table-cell>
          <table:table-cell table:formula="of:=MOD([.E222]*1440+[.V222]+4*[.$B$4]-60*[.$B$5];1440)" office:value-type="float" office:value="1311.51697937363" calcext:value-type="float">
            <text:p>1311.51697937363</text:p>
          </table:table-cell>
          <table:table-cell table:formula="of:=IF([.AB222]/4&lt;0;[.AB222]/4+180;[.AB222]/4-180)" office:value-type="float" office:value="147.879244843408" calcext:value-type="float">
            <text:p>147.879244843408</text:p>
          </table:table-cell>
          <table:table-cell table:formula="of:=DEGREES(ACOS(SIN(RADIANS([.$B$3]))*SIN(RADIANS([.T222]))+COS(RADIANS([.$B$3]))*COS(RADIANS([.T222]))*COS(RADIANS([.AC222]))))" office:value-type="float" office:value="148.606512411365" calcext:value-type="float">
            <text:p>148.606512411365</text:p>
          </table:table-cell>
          <table:table-cell table:formula="of:=90-[.AD222]" office:value-type="float" office:value="-58.6065124113653" calcext:value-type="float">
            <text:p>-58.6065124113653</text:p>
          </table:table-cell>
          <table:table-cell table:formula="of:=IF([.AE222]&gt;85;0;IF([.AE222]&gt;5;58.1/TAN(RADIANS([.AE222]))-0.07/POWER(TAN(RADIANS([.AE222]));3)+0.000086/POWER(TAN(RADIANS([.AE222]));5);IF([.AE222]&gt;-0.575;1735+[.AE222]*(-518.2+[.AE222]*(103.4+[.AE222]*(-12.79+[.AE222]*0.711)));-20.772/TAN(RADIANS([.AE222])))))/3600" office:value-type="float" office:value="0.00352112291037445" calcext:value-type="float">
            <text:p>0.00352112291037445</text:p>
          </table:table-cell>
          <table:table-cell table:formula="of:=[.AE222]+[.AF222]" office:value-type="float" office:value="-58.6029912884549" calcext:value-type="float">
            <text:p>-58.6029912884549</text:p>
          </table:table-cell>
          <table:table-cell table:formula="of:=IF([.AC222]&gt;0;MOD(DEGREES(ACOS(((SIN(RADIANS([.$B$3]))*COS(RADIANS([.AD222])))-SIN(RADIANS([.T222])))/(COS(RADIANS([.$B$3]))*SIN(RADIANS([.AD222])))))+180;360);MOD(540-DEGREES(ACOS(((SIN(RADIANS([.$B$3]))*COS(RADIANS([.AD222])))-SIN(RADIANS([.T222])))/(COS(RADIANS([.$B$3]))*SIN(RADIANS([.AD222])))));360))" office:value-type="float" office:value="262.560535800644" calcext:value-type="float">
            <text:p>262.56053580064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22]+0.1/24" office:value-type="time" office:time-value="PT22H12M00S" calcext:value-type="time">
            <text:p>22:12:00</text:p>
          </table:table-cell>
          <table:table-cell table:style-name="ce9" table:formula="of:=[.D223]+2415018.5+[.E223]-[.$B$5]/24" office:value-type="float" office:value="2460353.13333333" calcext:value-type="float">
            <text:p>2460353.13</text:p>
          </table:table-cell>
          <table:table-cell table:style-name="ce10" table:formula="of:=([.F223]-2451545)/36525" office:value-type="float" office:value="0.241153547798311" calcext:value-type="float">
            <text:p>0.24115355</text:p>
          </table:table-cell>
          <table:table-cell/>
          <table:table-cell table:formula="of:=MOD(280.46646+[.G223]*(36000.76983+[.G223]*0.0003032);360)" office:value-type="float" office:value="322.179845607496" calcext:value-type="float">
            <text:p>322.179845607496</text:p>
          </table:table-cell>
          <table:table-cell table:formula="of:=357.52911+[.G223]*(35999.05029-0.0001537*[.G223])" office:value-type="float" office:value="9038.82779586488" calcext:value-type="float">
            <text:p>9038.82779586488</text:p>
          </table:table-cell>
          <table:table-cell table:formula="of:=0.016708634-[.G223]*(0.000042037+0.0000001267*[.G223])" office:value-type="float" office:value="0.0166984892600684" calcext:value-type="float">
            <text:p>0.0166984892600684</text:p>
          </table:table-cell>
          <table:table-cell table:formula="of:=SIN(RADIANS([.J223]))*(1.914602-[.G223]*(0.004817+0.000014*[.G223]))+SIN(RADIANS(2*[.J223]))*(0.019993-0.000101*[.G223])+SIN(RADIANS(3*[.J223]))*0.000289" office:value-type="float" office:value="1.21945745113085" calcext:value-type="float">
            <text:p>1.21945745113085</text:p>
          </table:table-cell>
          <table:table-cell table:formula="of:=[.I223]+[.L223]" office:value-type="float" office:value="323.399303058627" calcext:value-type="float">
            <text:p>323.399303058627</text:p>
          </table:table-cell>
          <table:table-cell table:formula="of:=[.J223]+[.L223]" office:value-type="float" office:value="9040.04725331601" calcext:value-type="float">
            <text:p>9040.04725331601</text:p>
          </table:table-cell>
          <table:table-cell table:formula="of:=(1.000001018*(1-[.K223]*[.K223]))/(1+[.K223]*COS(RADIANS([.N223])))" office:value-type="float" office:value="0.987104097279059" calcext:value-type="float">
            <text:p>0.987104097279059</text:p>
          </table:table-cell>
          <table:table-cell table:formula="of:=[.M223]-0.00569-0.00478*SIN(RADIANS(125.04-1934.136*[.G223]))" office:value-type="float" office:value="323.392087148973" calcext:value-type="float">
            <text:p>323.392087148973</text:p>
          </table:table-cell>
          <table:table-cell table:formula="of:=23+(26+((21.448-[.G223]*(46.815+[.G223]*(0.00059-[.G223]*0.001813))))/60)/60" office:value-type="float" office:value="23.4361551077151" calcext:value-type="float">
            <text:p>23.4361551077151</text:p>
          </table:table-cell>
          <table:table-cell table:formula="of:=[.Q223]+0.00256*COS(RADIANS(125.04-1934.136*[.G223]))" office:value-type="float" office:value="23.4385811632833" calcext:value-type="float">
            <text:p>23.4385811632833</text:p>
          </table:table-cell>
          <table:table-cell table:formula="of:=DEGREES(ATAN2(COS(RADIANS([.P223]));COS(RADIANS([.R223]))*SIN(RADIANS([.P223]))))" office:value-type="float" office:value="-34.2776612485022" calcext:value-type="float">
            <text:p>-34.2776612485022</text:p>
          </table:table-cell>
          <table:table-cell table:formula="of:=DEGREES(ASIN(SIN(RADIANS([.R223]))*SIN(RADIANS([.P223]))))" office:value-type="float" office:value="-13.7214561875508" calcext:value-type="float">
            <text:p>-13.7214561875508</text:p>
          </table:table-cell>
          <table:table-cell table:formula="of:=TAN(RADIANS([.R223]/2))*TAN(RADIANS([.R223]/2))" office:value-type="float" office:value="0.0430318482306568" calcext:value-type="float">
            <text:p>0.0430318482306568</text:p>
          </table:table-cell>
          <table:table-cell table:formula="of:=4*DEGREES([.U223]*SIN(2*RADIANS([.I223]))-2*[.K223]*SIN(RADIANS([.J223]))+4*[.K223]*[.U223]*SIN(RADIANS([.J223]))*COS(2*RADIANS([.I223]))-0.5*[.U223]*[.U223]*SIN(4*RADIANS([.I223]))-1.25*[.K223]*[.K223]*SIN(2*RADIANS([.J223])))" office:value-type="float" office:value="-14.2266320927881" calcext:value-type="float">
            <text:p>-14.2266320927881</text:p>
          </table:table-cell>
          <table:table-cell table:formula="of:=DEGREES(ACOS(COS(RADIANS(90.833))/(COS(RADIANS([.$B$3]))*COS(RADIANS([.T223])))-TAN(RADIANS([.$B$3]))*TAN(RADIANS([.T223]))))" office:value-type="float" office:value="88.0117070278092" calcext:value-type="float">
            <text:p>88.0117070278092</text:p>
          </table:table-cell>
          <table:table-cell table:style-name="ce22" table:formula="of:=(720-4*[.$B$4]-[.V223]+[.$B$5]*60)/1440" office:value-type="time" office:time-value="PT12H14M28.978805567S" calcext:value-type="time">
            <text:p>12:14:28</text:p>
          </table:table-cell>
          <table:table-cell table:style-name="ce8" table:formula="of:=[.X223]-[.W223]*4/1440" office:value-type="time" office:time-value="PT06H22M26.169118893S" calcext:value-type="time">
            <text:p>6:22:26</text:p>
          </table:table-cell>
          <table:table-cell table:style-name="ce8" table:formula="of:=[.X223]+[.W223]*4/1440" office:value-type="time" office:time-value="PT18H06M31.788492241S" calcext:value-type="time">
            <text:p>18:06:31</text:p>
          </table:table-cell>
          <table:table-cell table:style-name="ce11" table:formula="of:=8*[.W223]" office:value-type="float" office:value="704.093656222473" calcext:value-type="float">
            <text:p>704.093656222473</text:p>
          </table:table-cell>
          <table:table-cell table:formula="of:=MOD([.E223]*1440+[.V223]+4*[.$B$4]-60*[.$B$5];1440)" office:value-type="float" office:value="1317.51701990721" calcext:value-type="float">
            <text:p>1317.51701990721</text:p>
          </table:table-cell>
          <table:table-cell table:formula="of:=IF([.AB223]/4&lt;0;[.AB223]/4+180;[.AB223]/4-180)" office:value-type="float" office:value="149.379254976803" calcext:value-type="float">
            <text:p>149.379254976803</text:p>
          </table:table-cell>
          <table:table-cell table:formula="of:=DEGREES(ACOS(SIN(RADIANS([.$B$3]))*SIN(RADIANS([.T223]))+COS(RADIANS([.$B$3]))*COS(RADIANS([.T223]))*COS(RADIANS([.AC223]))))" office:value-type="float" office:value="150.063678468666" calcext:value-type="float">
            <text:p>150.063678468666</text:p>
          </table:table-cell>
          <table:table-cell table:formula="of:=90-[.AD223]" office:value-type="float" office:value="-60.0636784686657" calcext:value-type="float">
            <text:p>-60.0636784686657</text:p>
          </table:table-cell>
          <table:table-cell table:formula="of:=IF([.AE223]&gt;85;0;IF([.AE223]&gt;5;58.1/TAN(RADIANS([.AE223]))-0.07/POWER(TAN(RADIANS([.AE223]));3)+0.000086/POWER(TAN(RADIANS([.AE223]));5);IF([.AE223]&gt;-0.575;1735+[.AE223]*(-518.2+[.AE223]*(103.4+[.AE223]*(-12.79+[.AE223]*0.711)));-20.772/TAN(RADIANS([.AE223])))))/3600" office:value-type="float" office:value="0.0033227661701527" calcext:value-type="float">
            <text:p>0.0033227661701527</text:p>
          </table:table-cell>
          <table:table-cell table:formula="of:=[.AE223]+[.AF223]" office:value-type="float" office:value="-60.0603557024956" calcext:value-type="float">
            <text:p>-60.0603557024956</text:p>
          </table:table-cell>
          <table:table-cell table:formula="of:=IF([.AC223]&gt;0;MOD(DEGREES(ACOS(((SIN(RADIANS([.$B$3]))*COS(RADIANS([.AD223])))-SIN(RADIANS([.T223])))/(COS(RADIANS([.$B$3]))*SIN(RADIANS([.AD223])))))+180;360);MOD(540-DEGREES(ACOS(((SIN(RADIANS([.$B$3]))*COS(RADIANS([.AD223])))-SIN(RADIANS([.T223])))/(COS(RADIANS([.$B$3]))*SIN(RADIANS([.AD223])))));360))" office:value-type="float" office:value="262.542711067682" calcext:value-type="float">
            <text:p>262.54271106768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23]+0.1/24" office:value-type="time" office:time-value="PT22H18M00S" calcext:value-type="time">
            <text:p>22:18:00</text:p>
          </table:table-cell>
          <table:table-cell table:style-name="ce9" table:formula="of:=[.D224]+2415018.5+[.E224]-[.$B$5]/24" office:value-type="float" office:value="2460353.1375" calcext:value-type="float">
            <text:p>2460353.14</text:p>
          </table:table-cell>
          <table:table-cell table:style-name="ce10" table:formula="of:=([.F224]-2451545)/36525" office:value-type="float" office:value="0.241153661875433" calcext:value-type="float">
            <text:p>0.24115366</text:p>
          </table:table-cell>
          <table:table-cell/>
          <table:table-cell table:formula="of:=MOD(280.46646+[.G224]*(36000.76983+[.G224]*0.0003032);360)" office:value-type="float" office:value="322.183952471729" calcext:value-type="float">
            <text:p>322.183952471729</text:p>
          </table:table-cell>
          <table:table-cell table:formula="of:=357.52911+[.G224]*(35999.05029-0.0001537*[.G224])" office:value-type="float" office:value="9038.83190253293" calcext:value-type="float">
            <text:p>9038.83190253293</text:p>
          </table:table-cell>
          <table:table-cell table:formula="of:=0.016708634-[.G224]*(0.000042037+0.0000001267*[.G224])" office:value-type="float" office:value="0.016698489255266" calcext:value-type="float">
            <text:p>0.016698489255266</text:p>
          </table:table-cell>
          <table:table-cell table:formula="of:=SIN(RADIANS([.J224]))*(1.914602-[.G224]*(0.004817+0.000014*[.G224]))+SIN(RADIANS(2*[.J224]))*(0.019993-0.000101*[.G224])+SIN(RADIANS(3*[.J224]))*0.000289" office:value-type="float" office:value="1.21956487277133" calcext:value-type="float">
            <text:p>1.21956487277133</text:p>
          </table:table-cell>
          <table:table-cell table:formula="of:=[.I224]+[.L224]" office:value-type="float" office:value="323.4035173445" calcext:value-type="float">
            <text:p>323.4035173445</text:p>
          </table:table-cell>
          <table:table-cell table:formula="of:=[.J224]+[.L224]" office:value-type="float" office:value="9040.0514674057" calcext:value-type="float">
            <text:p>9040.0514674057</text:p>
          </table:table-cell>
          <table:table-cell table:formula="of:=(1.000001018*(1-[.K224]*[.K224]))/(1+[.K224]*COS(RADIANS([.N224])))" office:value-type="float" office:value="0.987104867508917" calcext:value-type="float">
            <text:p>0.987104867508917</text:p>
          </table:table-cell>
          <table:table-cell table:formula="of:=[.M224]-0.00569-0.00478*SIN(RADIANS(125.04-1934.136*[.G224]))" office:value-type="float" office:value="323.396301452291" calcext:value-type="float">
            <text:p>323.396301452291</text:p>
          </table:table-cell>
          <table:table-cell table:formula="of:=23+(26+((21.448-[.G224]*(46.815+[.G224]*(0.00059-[.G224]*0.001813))))/60)/60" office:value-type="float" office:value="23.4361551062316" calcext:value-type="float">
            <text:p>23.4361551062316</text:p>
          </table:table-cell>
          <table:table-cell table:formula="of:=[.Q224]+0.00256*COS(RADIANS(125.04-1934.136*[.G224]))" office:value-type="float" office:value="23.4385811649468" calcext:value-type="float">
            <text:p>23.4385811649468</text:p>
          </table:table-cell>
          <table:table-cell table:formula="of:=DEGREES(ATAN2(COS(RADIANS([.P224]));COS(RADIANS([.R224]))*SIN(RADIANS([.P224]))))" office:value-type="float" office:value="-34.2735641820458" calcext:value-type="float">
            <text:p>-34.2735641820458</text:p>
          </table:table-cell>
          <table:table-cell table:formula="of:=DEGREES(ASIN(SIN(RADIANS([.R224]))*SIN(RADIANS([.P224]))))" office:value-type="float" office:value="-13.720070993276" calcext:value-type="float">
            <text:p>-13.720070993276</text:p>
          </table:table-cell>
          <table:table-cell table:formula="of:=TAN(RADIANS([.R224]/2))*TAN(RADIANS([.R224]/2))" office:value-type="float" office:value="0.043031848236939" calcext:value-type="float">
            <text:p>0.043031848236939</text:p>
          </table:table-cell>
          <table:table-cell table:formula="of:=4*DEGREES([.U224]*SIN(2*RADIANS([.I224]))-2*[.K224]*SIN(RADIANS([.J224]))+4*[.K224]*[.U224]*SIN(RADIANS([.J224]))*COS(2*RADIANS([.I224]))-0.5*[.U224]*[.U224]*SIN(4*RADIANS([.I224]))-1.25*[.K224]*[.K224]*SIN(2*RADIANS([.J224])))" office:value-type="float" office:value="-14.2265913373963" calcext:value-type="float">
            <text:p>-14.2265913373963</text:p>
          </table:table-cell>
          <table:table-cell table:formula="of:=DEGREES(ACOS(COS(RADIANS(90.833))/(COS(RADIANS([.$B$3]))*COS(RADIANS([.T224])))-TAN(RADIANS([.$B$3]))*TAN(RADIANS([.T224]))))" office:value-type="float" office:value="88.0120024255397" calcext:value-type="float">
            <text:p>88.0120024255397</text:p>
          </table:table-cell>
          <table:table-cell table:style-name="ce22" table:formula="of:=(720-4*[.$B$4]-[.V224]+[.$B$5]*60)/1440" office:value-type="time" office:time-value="PT12H14M28.976360244S" calcext:value-type="time">
            <text:p>12:14:28</text:p>
          </table:table-cell>
          <table:table-cell table:style-name="ce8" table:formula="of:=[.X224]-[.W224]*4/1440" office:value-type="time" office:time-value="PT06H22M26.095778114S" calcext:value-type="time">
            <text:p>6:22:26</text:p>
          </table:table-cell>
          <table:table-cell table:style-name="ce8" table:formula="of:=[.X224]+[.W224]*4/1440" office:value-type="time" office:time-value="PT18H06M31.856942373S" calcext:value-type="time">
            <text:p>18:06:31</text:p>
          </table:table-cell>
          <table:table-cell table:style-name="ce11" table:formula="of:=8*[.W224]" office:value-type="float" office:value="704.096019404318" calcext:value-type="float">
            <text:p>704.096019404318</text:p>
          </table:table-cell>
          <table:table-cell table:formula="of:=MOD([.E224]*1440+[.V224]+4*[.$B$4]-60*[.$B$5];1440)" office:value-type="float" office:value="1323.5170606626" calcext:value-type="float">
            <text:p>1323.5170606626</text:p>
          </table:table-cell>
          <table:table-cell table:formula="of:=IF([.AB224]/4&lt;0;[.AB224]/4+180;[.AB224]/4-180)" office:value-type="float" office:value="150.879265165651" calcext:value-type="float">
            <text:p>150.879265165651</text:p>
          </table:table-cell>
          <table:table-cell table:formula="of:=DEGREES(ACOS(SIN(RADIANS([.$B$3]))*SIN(RADIANS([.T224]))+COS(RADIANS([.$B$3]))*COS(RADIANS([.T224]))*COS(RADIANS([.AC224]))))" office:value-type="float" office:value="151.520760810244" calcext:value-type="float">
            <text:p>151.520760810244</text:p>
          </table:table-cell>
          <table:table-cell table:formula="of:=90-[.AD224]" office:value-type="float" office:value="-61.5207608102435" calcext:value-type="float">
            <text:p>-61.5207608102435</text:p>
          </table:table-cell>
          <table:table-cell table:formula="of:=IF([.AE224]&gt;85;0;IF([.AE224]&gt;5;58.1/TAN(RADIANS([.AE224]))-0.07/POWER(TAN(RADIANS([.AE224]));3)+0.000086/POWER(TAN(RADIANS([.AE224]));5);IF([.AE224]&gt;-0.575;1735+[.AE224]*(-518.2+[.AE224]*(103.4+[.AE224]*(-12.79+[.AE224]*0.711)));-20.772/TAN(RADIANS([.AE224])))))/3600" office:value-type="float" office:value="0.00313014784314193" calcext:value-type="float">
            <text:p>0.00313014784314193</text:p>
          </table:table-cell>
          <table:table-cell table:formula="of:=[.AE224]+[.AF224]" office:value-type="float" office:value="-61.5176306624004" calcext:value-type="float">
            <text:p>-61.5176306624004</text:p>
          </table:table-cell>
          <table:table-cell table:formula="of:=IF([.AC224]&gt;0;MOD(DEGREES(ACOS(((SIN(RADIANS([.$B$3]))*COS(RADIANS([.AD224])))-SIN(RADIANS([.T224])))/(COS(RADIANS([.$B$3]))*SIN(RADIANS([.AD224])))))+180;360);MOD(540-DEGREES(ACOS(((SIN(RADIANS([.$B$3]))*COS(RADIANS([.AD224])))-SIN(RADIANS([.T224])))/(COS(RADIANS([.$B$3]))*SIN(RADIANS([.AD224])))));360))" office:value-type="float" office:value="262.50426336731" calcext:value-type="float">
            <text:p>262.5042633673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24]+0.1/24" office:value-type="time" office:time-value="PT22H24M00S" calcext:value-type="time">
            <text:p>22:24:00</text:p>
          </table:table-cell>
          <table:table-cell table:style-name="ce9" table:formula="of:=[.D225]+2415018.5+[.E225]-[.$B$5]/24" office:value-type="float" office:value="2460353.14166667" calcext:value-type="float">
            <text:p>2460353.14</text:p>
          </table:table-cell>
          <table:table-cell table:style-name="ce10" table:formula="of:=([.F225]-2451545)/36525" office:value-type="float" office:value="0.241153775952542" calcext:value-type="float">
            <text:p>0.24115378</text:p>
          </table:table-cell>
          <table:table-cell/>
          <table:table-cell table:formula="of:=MOD(280.46646+[.G225]*(36000.76983+[.G225]*0.0003032);360)" office:value-type="float" office:value="322.1880593355" calcext:value-type="float">
            <text:p>322.1880593355</text:p>
          </table:table-cell>
          <table:table-cell table:formula="of:=357.52911+[.G225]*(35999.05029-0.0001537*[.G225])" office:value-type="float" office:value="9038.83600920051" calcext:value-type="float">
            <text:p>9038.83600920051</text:p>
          </table:table-cell>
          <table:table-cell table:formula="of:=0.016708634-[.G225]*(0.000042037+0.0000001267*[.G225])" office:value-type="float" office:value="0.0166984892504636" calcext:value-type="float">
            <text:p>0.0166984892504636</text:p>
          </table:table-cell>
          <table:table-cell table:formula="of:=SIN(RADIANS([.J225]))*(1.914602-[.G225]*(0.004817+0.000014*[.G225]))+SIN(RADIANS(2*[.J225]))*(0.019993-0.000101*[.G225])+SIN(RADIANS(3*[.J225]))*0.000289" office:value-type="float" office:value="1.21967228782315" calcext:value-type="float">
            <text:p>1.21967228782315</text:p>
          </table:table-cell>
          <table:table-cell table:formula="of:=[.I225]+[.L225]" office:value-type="float" office:value="323.407731623323" calcext:value-type="float">
            <text:p>323.407731623323</text:p>
          </table:table-cell>
          <table:table-cell table:formula="of:=[.J225]+[.L225]" office:value-type="float" office:value="9040.05568148834" calcext:value-type="float">
            <text:p>9040.05568148834</text:p>
          </table:table-cell>
          <table:table-cell table:formula="of:=(1.000001018*(1-[.K225]*[.K225]))/(1+[.K225]*COS(RADIANS([.N225])))" office:value-type="float" office:value="0.98710563780608" calcext:value-type="float">
            <text:p>0.98710563780608</text:p>
          </table:table-cell>
          <table:table-cell table:formula="of:=[.M225]-0.00569-0.00478*SIN(RADIANS(125.04-1934.136*[.G225]))" office:value-type="float" office:value="323.400515748558" calcext:value-type="float">
            <text:p>323.400515748558</text:p>
          </table:table-cell>
          <table:table-cell table:formula="of:=23+(26+((21.448-[.G225]*(46.815+[.G225]*(0.00059-[.G225]*0.001813))))/60)/60" office:value-type="float" office:value="23.4361551047482" calcext:value-type="float">
            <text:p>23.4361551047482</text:p>
          </table:table-cell>
          <table:table-cell table:formula="of:=[.Q225]+0.00256*COS(RADIANS(125.04-1934.136*[.G225]))" office:value-type="float" office:value="23.4385811666103" calcext:value-type="float">
            <text:p>23.4385811666103</text:p>
          </table:table-cell>
          <table:table-cell table:formula="of:=DEGREES(ATAN2(COS(RADIANS([.P225]));COS(RADIANS([.R225]))*SIN(RADIANS([.P225]))))" office:value-type="float" office:value="-34.2694671708107" calcext:value-type="float">
            <text:p>-34.2694671708107</text:p>
          </table:table-cell>
          <table:table-cell table:formula="of:=DEGREES(ASIN(SIN(RADIANS([.R225]))*SIN(RADIANS([.P225]))))" office:value-type="float" office:value="-13.7186857338159" calcext:value-type="float">
            <text:p>-13.7186857338159</text:p>
          </table:table-cell>
          <table:table-cell table:formula="of:=TAN(RADIANS([.R225]/2))*TAN(RADIANS([.R225]/2))" office:value-type="float" office:value="0.043031848243221" calcext:value-type="float">
            <text:p>0.043031848243221</text:p>
          </table:table-cell>
          <table:table-cell table:formula="of:=4*DEGREES([.U225]*SIN(2*RADIANS([.I225]))-2*[.K225]*SIN(RADIANS([.J225]))+4*[.K225]*[.U225]*SIN(RADIANS([.J225]))*COS(2*RADIANS([.I225]))-0.5*[.U225]*[.U225]*SIN(4*RADIANS([.I225]))-1.25*[.K225]*[.K225]*SIN(2*RADIANS([.J225])))" office:value-type="float" office:value="-14.2265503602141" calcext:value-type="float">
            <text:p>-14.2265503602141</text:p>
          </table:table-cell>
          <table:table-cell table:formula="of:=DEGREES(ACOS(COS(RADIANS(90.833))/(COS(RADIANS([.$B$3]))*COS(RADIANS([.T225])))-TAN(RADIANS([.$B$3]))*TAN(RADIANS([.T225]))))" office:value-type="float" office:value="88.0122978341429" calcext:value-type="float">
            <text:p>88.0122978341429</text:p>
          </table:table-cell>
          <table:table-cell table:style-name="ce22" table:formula="of:=(720-4*[.$B$4]-[.V225]+[.$B$5]*60)/1440" office:value-type="time" office:time-value="PT12H14M28.973901613S" calcext:value-type="time">
            <text:p>12:14:28</text:p>
          </table:table-cell>
          <table:table-cell table:style-name="ce8" table:formula="of:=[.X225]-[.W225]*4/1440" office:value-type="time" office:time-value="PT06H22M26.022421419S" calcext:value-type="time">
            <text:p>6:22:26</text:p>
          </table:table-cell>
          <table:table-cell table:style-name="ce8" table:formula="of:=[.X225]+[.W225]*4/1440" office:value-type="time" office:time-value="PT18H06M31.925381807S" calcext:value-type="time">
            <text:p>18:06:31</text:p>
          </table:table-cell>
          <table:table-cell table:style-name="ce11" table:formula="of:=8*[.W225]" office:value-type="float" office:value="704.098382673143" calcext:value-type="float">
            <text:p>704.098382673143</text:p>
          </table:table-cell>
          <table:table-cell table:formula="of:=MOD([.E225]*1440+[.V225]+4*[.$B$4]-60*[.$B$5];1440)" office:value-type="float" office:value="1329.51710163979" calcext:value-type="float">
            <text:p>1329.51710163979</text:p>
          </table:table-cell>
          <table:table-cell table:formula="of:=IF([.AB225]/4&lt;0;[.AB225]/4+180;[.AB225]/4-180)" office:value-type="float" office:value="152.379275409946" calcext:value-type="float">
            <text:p>152.379275409946</text:p>
          </table:table-cell>
          <table:table-cell table:formula="of:=DEGREES(ACOS(SIN(RADIANS([.$B$3]))*SIN(RADIANS([.T225]))+COS(RADIANS([.$B$3]))*COS(RADIANS([.T225]))*COS(RADIANS([.AC225]))))" office:value-type="float" office:value="152.977685403459" calcext:value-type="float">
            <text:p>152.977685403459</text:p>
          </table:table-cell>
          <table:table-cell table:formula="of:=90-[.AD225]" office:value-type="float" office:value="-62.9776854034594" calcext:value-type="float">
            <text:p>-62.9776854034594</text:p>
          </table:table-cell>
          <table:table-cell table:formula="of:=IF([.AE225]&gt;85;0;IF([.AE225]&gt;5;58.1/TAN(RADIANS([.AE225]))-0.07/POWER(TAN(RADIANS([.AE225]));3)+0.000086/POWER(TAN(RADIANS([.AE225]));5);IF([.AE225]&gt;-0.575;1735+[.AE225]*(-518.2+[.AE225]*(103.4+[.AE225]*(-12.79+[.AE225]*0.711)));-20.772/TAN(RADIANS([.AE225])))))/3600" office:value-type="float" office:value="0.00294279301825295" calcext:value-type="float">
            <text:p>0.00294279301825295</text:p>
          </table:table-cell>
          <table:table-cell table:formula="of:=[.AE225]+[.AF225]" office:value-type="float" office:value="-62.9747426104412" calcext:value-type="float">
            <text:p>-62.9747426104412</text:p>
          </table:table-cell>
          <table:table-cell table:formula="of:=IF([.AC225]&gt;0;MOD(DEGREES(ACOS(((SIN(RADIANS([.$B$3]))*COS(RADIANS([.AD225])))-SIN(RADIANS([.T225])))/(COS(RADIANS([.$B$3]))*SIN(RADIANS([.AD225])))))+180;360);MOD(540-DEGREES(ACOS(((SIN(RADIANS([.$B$3]))*COS(RADIANS([.AD225])))-SIN(RADIANS([.T225])))/(COS(RADIANS([.$B$3]))*SIN(RADIANS([.AD225])))));360))" office:value-type="float" office:value="262.442121134353" calcext:value-type="float">
            <text:p>262.44212113435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25]+0.1/24" office:value-type="time" office:time-value="PT22H30M00S" calcext:value-type="time">
            <text:p>22:30:00</text:p>
          </table:table-cell>
          <table:table-cell table:style-name="ce9" table:formula="of:=[.D226]+2415018.5+[.E226]-[.$B$5]/24" office:value-type="float" office:value="2460353.14583333" calcext:value-type="float">
            <text:p>2460353.15</text:p>
          </table:table-cell>
          <table:table-cell table:style-name="ce10" table:formula="of:=([.F226]-2451545)/36525" office:value-type="float" office:value="0.241153890029664" calcext:value-type="float">
            <text:p>0.24115389</text:p>
          </table:table-cell>
          <table:table-cell/>
          <table:table-cell table:formula="of:=MOD(280.46646+[.G226]*(36000.76983+[.G226]*0.0003032);360)" office:value-type="float" office:value="322.192166199731" calcext:value-type="float">
            <text:p>322.192166199731</text:p>
          </table:table-cell>
          <table:table-cell table:formula="of:=357.52911+[.G226]*(35999.05029-0.0001537*[.G226])" office:value-type="float" office:value="9038.84011586856" calcext:value-type="float">
            <text:p>9038.84011586856</text:p>
          </table:table-cell>
          <table:table-cell table:formula="of:=0.016708634-[.G226]*(0.000042037+0.0000001267*[.G226])" office:value-type="float" office:value="0.0166984892456612" calcext:value-type="float">
            <text:p>0.0166984892456612</text:p>
          </table:table-cell>
          <table:table-cell table:formula="of:=SIN(RADIANS([.J226]))*(1.914602-[.G226]*(0.004817+0.000014*[.G226]))+SIN(RADIANS(2*[.J226]))*(0.019993-0.000101*[.G226])+SIN(RADIANS(3*[.J226]))*0.000289" office:value-type="float" office:value="1.21977969630988" calcext:value-type="float">
            <text:p>1.21977969630988</text:p>
          </table:table-cell>
          <table:table-cell table:formula="of:=[.I226]+[.L226]" office:value-type="float" office:value="323.411945896041" calcext:value-type="float">
            <text:p>323.411945896041</text:p>
          </table:table-cell>
          <table:table-cell table:formula="of:=[.J226]+[.L226]" office:value-type="float" office:value="9040.05989556487" calcext:value-type="float">
            <text:p>9040.05989556487</text:p>
          </table:table-cell>
          <table:table-cell table:formula="of:=(1.000001018*(1-[.K226]*[.K226]))/(1+[.K226]*COS(RADIANS([.N226])))" office:value-type="float" office:value="0.987106408170718" calcext:value-type="float">
            <text:p>0.987106408170718</text:p>
          </table:table-cell>
          <table:table-cell table:formula="of:=[.M226]-0.00569-0.00478*SIN(RADIANS(125.04-1934.136*[.G226]))" office:value-type="float" office:value="323.40473003872" calcext:value-type="float">
            <text:p>323.40473003872</text:p>
          </table:table-cell>
          <table:table-cell table:formula="of:=23+(26+((21.448-[.G226]*(46.815+[.G226]*(0.00059-[.G226]*0.001813))))/60)/60" office:value-type="float" office:value="23.4361551032647" calcext:value-type="float">
            <text:p>23.4361551032647</text:p>
          </table:table-cell>
          <table:table-cell table:formula="of:=[.Q226]+0.00256*COS(RADIANS(125.04-1934.136*[.G226]))" office:value-type="float" office:value="23.4385811682738" calcext:value-type="float">
            <text:p>23.4385811682738</text:p>
          </table:table-cell>
          <table:table-cell table:formula="of:=DEGREES(ATAN2(COS(RADIANS([.P226]));COS(RADIANS([.R226]))*SIN(RADIANS([.P226]))))" office:value-type="float" office:value="-34.2653702138738" calcext:value-type="float">
            <text:p>-34.2653702138738</text:p>
          </table:table-cell>
          <table:table-cell table:formula="of:=DEGREES(ASIN(SIN(RADIANS([.R226]))*SIN(RADIANS([.P226]))))" office:value-type="float" office:value="-13.7173004088679" calcext:value-type="float">
            <text:p>-13.7173004088679</text:p>
          </table:table-cell>
          <table:table-cell table:formula="of:=TAN(RADIANS([.R226]/2))*TAN(RADIANS([.R226]/2))" office:value-type="float" office:value="0.0430318482495028" calcext:value-type="float">
            <text:p>0.0430318482495028</text:p>
          </table:table-cell>
          <table:table-cell table:formula="of:=4*DEGREES([.U226]*SIN(2*RADIANS([.I226]))-2*[.K226]*SIN(RADIANS([.J226]))+4*[.K226]*[.U226]*SIN(RADIANS([.J226]))*COS(2*RADIANS([.I226]))-0.5*[.U226]*[.U226]*SIN(4*RADIANS([.I226]))-1.25*[.K226]*[.K226]*SIN(2*RADIANS([.J226])))" office:value-type="float" office:value="-14.2265091612441" calcext:value-type="float">
            <text:p>-14.2265091612441</text:p>
          </table:table-cell>
          <table:table-cell table:formula="of:=DEGREES(ACOS(COS(RADIANS(90.833))/(COS(RADIANS([.$B$3]))*COS(RADIANS([.T226])))-TAN(RADIANS([.$B$3]))*TAN(RADIANS([.T226]))))" office:value-type="float" office:value="88.0125932536832" calcext:value-type="float">
            <text:p>88.0125932536832</text:p>
          </table:table-cell>
          <table:table-cell table:style-name="ce22" table:formula="of:=(720-4*[.$B$4]-[.V226]+[.$B$5]*60)/1440" office:value-type="time" office:time-value="PT12H14M28.971429675S" calcext:value-type="time">
            <text:p>12:14:28</text:p>
          </table:table-cell>
          <table:table-cell table:style-name="ce8" table:formula="of:=[.X226]-[.W226]*4/1440" office:value-type="time" office:time-value="PT06H22M25.949048791S" calcext:value-type="time">
            <text:p>6:22:25</text:p>
          </table:table-cell>
          <table:table-cell table:style-name="ce8" table:formula="of:=[.X226]+[.W226]*4/1440" office:value-type="time" office:time-value="PT18H06M31.993810559S" calcext:value-type="time">
            <text:p>18:06:31</text:p>
          </table:table-cell>
          <table:table-cell table:style-name="ce11" table:formula="of:=8*[.W226]" office:value-type="float" office:value="704.100746029465" calcext:value-type="float">
            <text:p>704.100746029465</text:p>
          </table:table-cell>
          <table:table-cell table:formula="of:=MOD([.E226]*1440+[.V226]+4*[.$B$4]-60*[.$B$5];1440)" office:value-type="float" office:value="1335.51714283876" calcext:value-type="float">
            <text:p>1335.51714283876</text:p>
          </table:table-cell>
          <table:table-cell table:formula="of:=IF([.AB226]/4&lt;0;[.AB226]/4+180;[.AB226]/4-180)" office:value-type="float" office:value="153.879285709689" calcext:value-type="float">
            <text:p>153.879285709689</text:p>
          </table:table-cell>
          <table:table-cell table:formula="of:=DEGREES(ACOS(SIN(RADIANS([.$B$3]))*SIN(RADIANS([.T226]))+COS(RADIANS([.$B$3]))*COS(RADIANS([.T226]))*COS(RADIANS([.AC226]))))" office:value-type="float" office:value="154.434365239995" calcext:value-type="float">
            <text:p>154.434365239995</text:p>
          </table:table-cell>
          <table:table-cell table:formula="of:=90-[.AD226]" office:value-type="float" office:value="-64.4343652399951" calcext:value-type="float">
            <text:p>-64.4343652399951</text:p>
          </table:table-cell>
          <table:table-cell table:formula="of:=IF([.AE226]&gt;85;0;IF([.AE226]&gt;5;58.1/TAN(RADIANS([.AE226]))-0.07/POWER(TAN(RADIANS([.AE226]));3)+0.000086/POWER(TAN(RADIANS([.AE226]));5);IF([.AE226]&gt;-0.575;1735+[.AE226]*(-518.2+[.AE226]*(103.4+[.AE226]*(-12.79+[.AE226]*0.711)));-20.772/TAN(RADIANS([.AE226])))))/3600" office:value-type="float" office:value="0.00276026680665555" calcext:value-type="float">
            <text:p>0.00276026680665555</text:p>
          </table:table-cell>
          <table:table-cell table:formula="of:=[.AE226]+[.AF226]" office:value-type="float" office:value="-64.4316049731884" calcext:value-type="float">
            <text:p>-64.4316049731884</text:p>
          </table:table-cell>
          <table:table-cell table:formula="of:=IF([.AC226]&gt;0;MOD(DEGREES(ACOS(((SIN(RADIANS([.$B$3]))*COS(RADIANS([.AD226])))-SIN(RADIANS([.T226])))/(COS(RADIANS([.$B$3]))*SIN(RADIANS([.AD226])))))+180;360);MOD(540-DEGREES(ACOS(((SIN(RADIANS([.$B$3]))*COS(RADIANS([.AD226])))-SIN(RADIANS([.T226])))/(COS(RADIANS([.$B$3]))*SIN(RADIANS([.AD226])))));360))" office:value-type="float" office:value="262.352497589347" calcext:value-type="float">
            <text:p>262.35249758934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26]+0.1/24" office:value-type="time" office:time-value="PT22H36M00S" calcext:value-type="time">
            <text:p>22:36:00</text:p>
          </table:table-cell>
          <table:table-cell table:style-name="ce9" table:formula="of:=[.D227]+2415018.5+[.E227]-[.$B$5]/24" office:value-type="float" office:value="2460353.15" calcext:value-type="float">
            <text:p>2460353.15</text:p>
          </table:table-cell>
          <table:table-cell table:style-name="ce10" table:formula="of:=([.F227]-2451545)/36525" office:value-type="float" office:value="0.241154004106786" calcext:value-type="float">
            <text:p>0.24115400</text:p>
          </table:table-cell>
          <table:table-cell/>
          <table:table-cell table:formula="of:=MOD(280.46646+[.G227]*(36000.76983+[.G227]*0.0003032);360)" office:value-type="float" office:value="322.196273063964" calcext:value-type="float">
            <text:p>322.196273063964</text:p>
          </table:table-cell>
          <table:table-cell table:formula="of:=357.52911+[.G227]*(35999.05029-0.0001537*[.G227])" office:value-type="float" office:value="9038.84422253661" calcext:value-type="float">
            <text:p>9038.84422253661</text:p>
          </table:table-cell>
          <table:table-cell table:formula="of:=0.016708634-[.G227]*(0.000042037+0.0000001267*[.G227])" office:value-type="float" office:value="0.0166984892408587" calcext:value-type="float">
            <text:p>0.0166984892408587</text:p>
          </table:table-cell>
          <table:table-cell table:formula="of:=SIN(RADIANS([.J227]))*(1.914602-[.G227]*(0.004817+0.000014*[.G227]))+SIN(RADIANS(2*[.J227]))*(0.019993-0.000101*[.G227])+SIN(RADIANS(3*[.J227]))*0.000289" office:value-type="float" office:value="1.21988709821884" calcext:value-type="float">
            <text:p>1.21988709821884</text:p>
          </table:table-cell>
          <table:table-cell table:formula="of:=[.I227]+[.L227]" office:value-type="float" office:value="323.416160162183" calcext:value-type="float">
            <text:p>323.416160162183</text:p>
          </table:table-cell>
          <table:table-cell table:formula="of:=[.J227]+[.L227]" office:value-type="float" office:value="9040.06410963483" calcext:value-type="float">
            <text:p>9040.06410963483</text:p>
          </table:table-cell>
          <table:table-cell table:formula="of:=(1.000001018*(1-[.K227]*[.K227]))/(1+[.K227]*COS(RADIANS([.N227])))" office:value-type="float" office:value="0.987107178602739" calcext:value-type="float">
            <text:p>0.987107178602739</text:p>
          </table:table-cell>
          <table:table-cell table:formula="of:=[.M227]-0.00569-0.00478*SIN(RADIANS(125.04-1934.136*[.G227]))" office:value-type="float" office:value="323.408944322306" calcext:value-type="float">
            <text:p>323.408944322306</text:p>
          </table:table-cell>
          <table:table-cell table:formula="of:=23+(26+((21.448-[.G227]*(46.815+[.G227]*(0.00059-[.G227]*0.001813))))/60)/60" office:value-type="float" office:value="23.4361551017812" calcext:value-type="float">
            <text:p>23.4361551017812</text:p>
          </table:table-cell>
          <table:table-cell table:formula="of:=[.Q227]+0.00256*COS(RADIANS(125.04-1934.136*[.G227]))" office:value-type="float" office:value="23.4385811699373" calcext:value-type="float">
            <text:p>23.4385811699373</text:p>
          </table:table-cell>
          <table:table-cell table:formula="of:=DEGREES(ATAN2(COS(RADIANS([.P227]));COS(RADIANS([.R227]))*SIN(RADIANS([.P227]))))" office:value-type="float" office:value="-34.2612733116894" calcext:value-type="float">
            <text:p>-34.2612733116894</text:p>
          </table:table-cell>
          <table:table-cell table:formula="of:=DEGREES(ASIN(SIN(RADIANS([.R227]))*SIN(RADIANS([.P227]))))" office:value-type="float" office:value="-13.7159150185949" calcext:value-type="float">
            <text:p>-13.7159150185949</text:p>
          </table:table-cell>
          <table:table-cell table:formula="of:=TAN(RADIANS([.R227]/2))*TAN(RADIANS([.R227]/2))" office:value-type="float" office:value="0.0430318482557846" calcext:value-type="float">
            <text:p>0.0430318482557846</text:p>
          </table:table-cell>
          <table:table-cell table:formula="of:=4*DEGREES([.U227]*SIN(2*RADIANS([.I227]))-2*[.K227]*SIN(RADIANS([.J227]))+4*[.K227]*[.U227]*SIN(RADIANS([.J227]))*COS(2*RADIANS([.I227]))-0.5*[.U227]*[.U227]*SIN(4*RADIANS([.I227]))-1.25*[.K227]*[.K227]*SIN(2*RADIANS([.J227])))" office:value-type="float" office:value="-14.2264677405026" calcext:value-type="float">
            <text:p>-14.2264677405026</text:p>
          </table:table-cell>
          <table:table-cell table:formula="of:=DEGREES(ACOS(COS(RADIANS(90.833))/(COS(RADIANS([.$B$3]))*COS(RADIANS([.T227])))-TAN(RADIANS([.$B$3]))*TAN(RADIANS([.T227]))))" office:value-type="float" office:value="88.0128886841259" calcext:value-type="float">
            <text:p>88.0128886841259</text:p>
          </table:table-cell>
          <table:table-cell table:style-name="ce22" table:formula="of:=(720-4*[.$B$4]-[.V227]+[.$B$5]*60)/1440" office:value-type="time" office:time-value="PT12H14M28.96894443S" calcext:value-type="time">
            <text:p>12:14:28</text:p>
          </table:table-cell>
          <table:table-cell table:style-name="ce8" table:formula="of:=[.X227]-[.W227]*4/1440" office:value-type="time" office:time-value="PT06H22M25.87566024S" calcext:value-type="time">
            <text:p>6:22:25</text:p>
          </table:table-cell>
          <table:table-cell table:style-name="ce8" table:formula="of:=[.X227]+[.W227]*4/1440" office:value-type="time" office:time-value="PT18H06M32.06222862S" calcext:value-type="time">
            <text:p>18:06:32</text:p>
          </table:table-cell>
          <table:table-cell table:style-name="ce11" table:formula="of:=8*[.W227]" office:value-type="float" office:value="704.103109473007" calcext:value-type="float">
            <text:p>704.103109473007</text:p>
          </table:table-cell>
          <table:table-cell table:formula="of:=MOD([.E227]*1440+[.V227]+4*[.$B$4]-60*[.$B$5];1440)" office:value-type="float" office:value="1341.5171842595" calcext:value-type="float">
            <text:p>1341.5171842595</text:p>
          </table:table-cell>
          <table:table-cell table:formula="of:=IF([.AB227]/4&lt;0;[.AB227]/4+180;[.AB227]/4-180)" office:value-type="float" office:value="155.379296064874" calcext:value-type="float">
            <text:p>155.379296064874</text:p>
          </table:table-cell>
          <table:table-cell table:formula="of:=DEGREES(ACOS(SIN(RADIANS([.$B$3]))*SIN(RADIANS([.T227]))+COS(RADIANS([.$B$3]))*COS(RADIANS([.T227]))*COS(RADIANS([.AC227]))))" office:value-type="float" office:value="155.890696289357" calcext:value-type="float">
            <text:p>155.890696289357</text:p>
          </table:table-cell>
          <table:table-cell table:formula="of:=90-[.AD227]" office:value-type="float" office:value="-65.8906962893575" calcext:value-type="float">
            <text:p>-65.8906962893575</text:p>
          </table:table-cell>
          <table:table-cell table:formula="of:=IF([.AE227]&gt;85;0;IF([.AE227]&gt;5;58.1/TAN(RADIANS([.AE227]))-0.07/POWER(TAN(RADIANS([.AE227]));3)+0.000086/POWER(TAN(RADIANS([.AE227]));5);IF([.AE227]&gt;-0.575;1735+[.AE227]*(-518.2+[.AE227]*(103.4+[.AE227]*(-12.79+[.AE227]*0.711)));-20.772/TAN(RADIANS([.AE227])))))/3600" office:value-type="float" office:value="0.00258217022515454" calcext:value-type="float">
            <text:p>0.00258217022515454</text:p>
          </table:table-cell>
          <table:table-cell table:formula="of:=[.AE227]+[.AF227]" office:value-type="float" office:value="-65.8881141191323" calcext:value-type="float">
            <text:p>-65.8881141191323</text:p>
          </table:table-cell>
          <table:table-cell table:formula="of:=IF([.AC227]&gt;0;MOD(DEGREES(ACOS(((SIN(RADIANS([.$B$3]))*COS(RADIANS([.AD227])))-SIN(RADIANS([.T227])))/(COS(RADIANS([.$B$3]))*SIN(RADIANS([.AD227])))))+180;360);MOD(540-DEGREES(ACOS(((SIN(RADIANS([.$B$3]))*COS(RADIANS([.AD227])))-SIN(RADIANS([.T227])))/(COS(RADIANS([.$B$3]))*SIN(RADIANS([.AD227])))));360))" office:value-type="float" office:value="262.230676431906" calcext:value-type="float">
            <text:p>262.23067643190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27]+0.1/24" office:value-type="time" office:time-value="PT22H42M00S" calcext:value-type="time">
            <text:p>22:42:00</text:p>
          </table:table-cell>
          <table:table-cell table:style-name="ce9" table:formula="of:=[.D228]+2415018.5+[.E228]-[.$B$5]/24" office:value-type="float" office:value="2460353.15416667" calcext:value-type="float">
            <text:p>2460353.15</text:p>
          </table:table-cell>
          <table:table-cell table:style-name="ce10" table:formula="of:=([.F228]-2451545)/36525" office:value-type="float" office:value="0.241154118183896" calcext:value-type="float">
            <text:p>0.24115412</text:p>
          </table:table-cell>
          <table:table-cell/>
          <table:table-cell table:formula="of:=MOD(280.46646+[.G228]*(36000.76983+[.G228]*0.0003032);360)" office:value-type="float" office:value="322.200379927735" calcext:value-type="float">
            <text:p>322.200379927735</text:p>
          </table:table-cell>
          <table:table-cell table:formula="of:=357.52911+[.G228]*(35999.05029-0.0001537*[.G228])" office:value-type="float" office:value="9038.84832920419" calcext:value-type="float">
            <text:p>9038.84832920419</text:p>
          </table:table-cell>
          <table:table-cell table:formula="of:=0.016708634-[.G228]*(0.000042037+0.0000001267*[.G228])" office:value-type="float" office:value="0.0166984892360563" calcext:value-type="float">
            <text:p>0.0166984892360563</text:p>
          </table:table-cell>
          <table:table-cell table:formula="of:=SIN(RADIANS([.J228]))*(1.914602-[.G228]*(0.004817+0.000014*[.G228]))+SIN(RADIANS(2*[.J228]))*(0.019993-0.000101*[.G228])+SIN(RADIANS(3*[.J228]))*0.000289" office:value-type="float" office:value="1.21999449353752" calcext:value-type="float">
            <text:p>1.21999449353752</text:p>
          </table:table-cell>
          <table:table-cell table:formula="of:=[.I228]+[.L228]" office:value-type="float" office:value="323.420374421273" calcext:value-type="float">
            <text:p>323.420374421273</text:p>
          </table:table-cell>
          <table:table-cell table:formula="of:=[.J228]+[.L228]" office:value-type="float" office:value="9040.06832369773" calcext:value-type="float">
            <text:p>9040.06832369773</text:p>
          </table:table-cell>
          <table:table-cell table:formula="of:=(1.000001018*(1-[.K228]*[.K228]))/(1+[.K228]*COS(RADIANS([.N228])))" office:value-type="float" office:value="0.987107949102054" calcext:value-type="float">
            <text:p>0.987107949102054</text:p>
          </table:table-cell>
          <table:table-cell table:formula="of:=[.M228]-0.00569-0.00478*SIN(RADIANS(125.04-1934.136*[.G228]))" office:value-type="float" office:value="323.41315859884" calcext:value-type="float">
            <text:p>323.41315859884</text:p>
          </table:table-cell>
          <table:table-cell table:formula="of:=23+(26+((21.448-[.G228]*(46.815+[.G228]*(0.00059-[.G228]*0.001813))))/60)/60" office:value-type="float" office:value="23.4361551002977" calcext:value-type="float">
            <text:p>23.4361551002977</text:p>
          </table:table-cell>
          <table:table-cell table:formula="of:=[.Q228]+0.00256*COS(RADIANS(125.04-1934.136*[.G228]))" office:value-type="float" office:value="23.4385811716007" calcext:value-type="float">
            <text:p>23.4385811716007</text:p>
          </table:table-cell>
          <table:table-cell table:formula="of:=DEGREES(ATAN2(COS(RADIANS([.P228]));COS(RADIANS([.R228]))*SIN(RADIANS([.P228]))))" office:value-type="float" office:value="-34.2571764647174" calcext:value-type="float">
            <text:p>-34.2571764647174</text:p>
          </table:table-cell>
          <table:table-cell table:formula="of:=DEGREES(ASIN(SIN(RADIANS([.R228]))*SIN(RADIANS([.P228]))))" office:value-type="float" office:value="-13.7145295631618" calcext:value-type="float">
            <text:p>-13.7145295631618</text:p>
          </table:table-cell>
          <table:table-cell table:formula="of:=TAN(RADIANS([.R228]/2))*TAN(RADIANS([.R228]/2))" office:value-type="float" office:value="0.0430318482620661" calcext:value-type="float">
            <text:p>0.0430318482620661</text:p>
          </table:table-cell>
          <table:table-cell table:formula="of:=4*DEGREES([.U228]*SIN(2*RADIANS([.I228]))-2*[.K228]*SIN(RADIANS([.J228]))+4*[.K228]*[.U228]*SIN(RADIANS([.J228]))*COS(2*RADIANS([.I228]))-0.5*[.U228]*[.U228]*SIN(4*RADIANS([.I228]))-1.25*[.K228]*[.K228]*SIN(2*RADIANS([.J228])))" office:value-type="float" office:value="-14.226426098007" calcext:value-type="float">
            <text:p>-14.226426098007</text:p>
          </table:table-cell>
          <table:table-cell table:formula="of:=DEGREES(ACOS(COS(RADIANS(90.833))/(COS(RADIANS([.$B$3]))*COS(RADIANS([.T228])))-TAN(RADIANS([.$B$3]))*TAN(RADIANS([.T228]))))" office:value-type="float" office:value="88.0131841254357" calcext:value-type="float">
            <text:p>88.0131841254357</text:p>
          </table:table-cell>
          <table:table-cell table:style-name="ce22" table:formula="of:=(720-4*[.$B$4]-[.V228]+[.$B$5]*60)/1440" office:value-type="time" office:time-value="PT12H14M28.96644588S" calcext:value-type="time">
            <text:p>12:14:28</text:p>
          </table:table-cell>
          <table:table-cell table:style-name="ce8" table:formula="of:=[.X228]-[.W228]*4/1440" office:value-type="time" office:time-value="PT06H22M25.802255776S" calcext:value-type="time">
            <text:p>6:22:25</text:p>
          </table:table-cell>
          <table:table-cell table:style-name="ce8" table:formula="of:=[.X228]+[.W228]*4/1440" office:value-type="time" office:time-value="PT18H06M32.130635985S" calcext:value-type="time">
            <text:p>18:06:32</text:p>
          </table:table-cell>
          <table:table-cell table:style-name="ce11" table:formula="of:=8*[.W228]" office:value-type="float" office:value="704.105473003486" calcext:value-type="float">
            <text:p>704.105473003486</text:p>
          </table:table-cell>
          <table:table-cell table:formula="of:=MOD([.E228]*1440+[.V228]+4*[.$B$4]-60*[.$B$5];1440)" office:value-type="float" office:value="1347.51722590199" calcext:value-type="float">
            <text:p>1347.51722590199</text:p>
          </table:table-cell>
          <table:table-cell table:formula="of:=IF([.AB228]/4&lt;0;[.AB228]/4+180;[.AB228]/4-180)" office:value-type="float" office:value="156.879306475498" calcext:value-type="float">
            <text:p>156.879306475498</text:p>
          </table:table-cell>
          <table:table-cell table:formula="of:=DEGREES(ACOS(SIN(RADIANS([.$B$3]))*SIN(RADIANS([.T228]))+COS(RADIANS([.$B$3]))*COS(RADIANS([.T228]))*COS(RADIANS([.AC228]))))" office:value-type="float" office:value="157.34655190841" calcext:value-type="float">
            <text:p>157.34655190841</text:p>
          </table:table-cell>
          <table:table-cell table:formula="of:=90-[.AD228]" office:value-type="float" office:value="-67.3465519084103" calcext:value-type="float">
            <text:p>-67.3465519084103</text:p>
          </table:table-cell>
          <table:table-cell table:formula="of:=IF([.AE228]&gt;85;0;IF([.AE228]&gt;5;58.1/TAN(RADIANS([.AE228]))-0.07/POWER(TAN(RADIANS([.AE228]));3)+0.000086/POWER(TAN(RADIANS([.AE228]));5);IF([.AE228]&gt;-0.575;1735+[.AE228]*(-518.2+[.AE228]*(103.4+[.AE228]*(-12.79+[.AE228]*0.711)));-20.772/TAN(RADIANS([.AE228])))))/3600" office:value-type="float" office:value="0.00240813679793696" calcext:value-type="float">
            <text:p>0.00240813679793696</text:p>
          </table:table-cell>
          <table:table-cell table:formula="of:=[.AE228]+[.AF228]" office:value-type="float" office:value="-67.3441437716123" calcext:value-type="float">
            <text:p>-67.3441437716123</text:p>
          </table:table-cell>
          <table:table-cell table:formula="of:=IF([.AC228]&gt;0;MOD(DEGREES(ACOS(((SIN(RADIANS([.$B$3]))*COS(RADIANS([.AD228])))-SIN(RADIANS([.T228])))/(COS(RADIANS([.$B$3]))*SIN(RADIANS([.AD228])))))+180;360);MOD(540-DEGREES(ACOS(((SIN(RADIANS([.$B$3]))*COS(RADIANS([.AD228])))-SIN(RADIANS([.T228])))/(COS(RADIANS([.$B$3]))*SIN(RADIANS([.AD228])))));360))" office:value-type="float" office:value="262.070715538986" calcext:value-type="float">
            <text:p>262.07071553898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28]+0.1/24" office:value-type="time" office:time-value="PT22H48M00S" calcext:value-type="time">
            <text:p>22:48:00</text:p>
          </table:table-cell>
          <table:table-cell table:style-name="ce9" table:formula="of:=[.D229]+2415018.5+[.E229]-[.$B$5]/24" office:value-type="float" office:value="2460353.15833333" calcext:value-type="float">
            <text:p>2460353.16</text:p>
          </table:table-cell>
          <table:table-cell table:style-name="ce10" table:formula="of:=([.F229]-2451545)/36525" office:value-type="float" office:value="0.241154232261018" calcext:value-type="float">
            <text:p>0.24115423</text:p>
          </table:table-cell>
          <table:table-cell/>
          <table:table-cell table:formula="of:=MOD(280.46646+[.G229]*(36000.76983+[.G229]*0.0003032);360)" office:value-type="float" office:value="322.204486791967" calcext:value-type="float">
            <text:p>322.204486791967</text:p>
          </table:table-cell>
          <table:table-cell table:formula="of:=357.52911+[.G229]*(35999.05029-0.0001537*[.G229])" office:value-type="float" office:value="9038.85243587224" calcext:value-type="float">
            <text:p>9038.85243587224</text:p>
          </table:table-cell>
          <table:table-cell table:formula="of:=0.016708634-[.G229]*(0.000042037+0.0000001267*[.G229])" office:value-type="float" office:value="0.0166984892312539" calcext:value-type="float">
            <text:p>0.0166984892312539</text:p>
          </table:table-cell>
          <table:table-cell table:formula="of:=SIN(RADIANS([.J229]))*(1.914602-[.G229]*(0.004817+0.000014*[.G229]))+SIN(RADIANS(2*[.J229]))*(0.019993-0.000101*[.G229])+SIN(RADIANS(3*[.J229]))*0.000289" office:value-type="float" office:value="1.22010188228941" calcext:value-type="float">
            <text:p>1.22010188228941</text:p>
          </table:table-cell>
          <table:table-cell table:formula="of:=[.I229]+[.L229]" office:value-type="float" office:value="323.424588674256" calcext:value-type="float">
            <text:p>323.424588674256</text:p>
          </table:table-cell>
          <table:table-cell table:formula="of:=[.J229]+[.L229]" office:value-type="float" office:value="9040.07253775453" calcext:value-type="float">
            <text:p>9040.07253775453</text:p>
          </table:table-cell>
          <table:table-cell table:formula="of:=(1.000001018*(1-[.K229]*[.K229]))/(1+[.K229]*COS(RADIANS([.N229])))" office:value-type="float" office:value="0.98710871966883" calcext:value-type="float">
            <text:p>0.98710871966883</text:p>
          </table:table-cell>
          <table:table-cell table:formula="of:=[.M229]-0.00569-0.00478*SIN(RADIANS(125.04-1934.136*[.G229]))" office:value-type="float" office:value="323.417372869268" calcext:value-type="float">
            <text:p>323.417372869268</text:p>
          </table:table-cell>
          <table:table-cell table:formula="of:=23+(26+((21.448-[.G229]*(46.815+[.G229]*(0.00059-[.G229]*0.001813))))/60)/60" office:value-type="float" office:value="23.4361550988142" calcext:value-type="float">
            <text:p>23.4361550988142</text:p>
          </table:table-cell>
          <table:table-cell table:formula="of:=[.Q229]+0.00256*COS(RADIANS(125.04-1934.136*[.G229]))" office:value-type="float" office:value="23.4385811732641" calcext:value-type="float">
            <text:p>23.4385811732641</text:p>
          </table:table-cell>
          <table:table-cell table:formula="of:=DEGREES(ATAN2(COS(RADIANS([.P229]));COS(RADIANS([.R229]))*SIN(RADIANS([.P229]))))" office:value-type="float" office:value="-34.2530796720346" calcext:value-type="float">
            <text:p>-34.2530796720346</text:p>
          </table:table-cell>
          <table:table-cell table:formula="of:=DEGREES(ASIN(SIN(RADIANS([.R229]))*SIN(RADIANS([.P229]))))" office:value-type="float" office:value="-13.7131440422659" calcext:value-type="float">
            <text:p>-13.7131440422659</text:p>
          </table:table-cell>
          <table:table-cell table:formula="of:=TAN(RADIANS([.R229]/2))*TAN(RADIANS([.R229]/2))" office:value-type="float" office:value="0.0430318482683476" calcext:value-type="float">
            <text:p>0.0430318482683476</text:p>
          </table:table-cell>
          <table:table-cell table:formula="of:=4*DEGREES([.U229]*SIN(2*RADIANS([.I229]))-2*[.K229]*SIN(RADIANS([.J229]))+4*[.K229]*[.U229]*SIN(RADIANS([.J229]))*COS(2*RADIANS([.I229]))-0.5*[.U229]*[.U229]*SIN(4*RADIANS([.I229]))-1.25*[.K229]*[.K229]*SIN(2*RADIANS([.J229])))" office:value-type="float" office:value="-14.2263842337597" calcext:value-type="float">
            <text:p>-14.2263842337597</text:p>
          </table:table-cell>
          <table:table-cell table:formula="of:=DEGREES(ACOS(COS(RADIANS(90.833))/(COS(RADIANS([.$B$3]))*COS(RADIANS([.T229])))-TAN(RADIANS([.$B$3]))*TAN(RADIANS([.T229]))))" office:value-type="float" office:value="88.0134795776774" calcext:value-type="float">
            <text:p>88.0134795776774</text:p>
          </table:table-cell>
          <table:table-cell table:style-name="ce22" table:formula="of:=(720-4*[.$B$4]-[.V229]+[.$B$5]*60)/1440" office:value-type="time" office:time-value="PT12H14M28.963934026S" calcext:value-type="time">
            <text:p>12:14:28</text:p>
          </table:table-cell>
          <table:table-cell table:style-name="ce8" table:formula="of:=[.X229]-[.W229]*4/1440" office:value-type="time" office:time-value="PT06H22M25.728835383S" calcext:value-type="time">
            <text:p>6:22:25</text:p>
          </table:table-cell>
          <table:table-cell table:style-name="ce8" table:formula="of:=[.X229]+[.W229]*4/1440" office:value-type="time" office:time-value="PT18H06M32.199032668S" calcext:value-type="time">
            <text:p>18:06:32</text:p>
          </table:table-cell>
          <table:table-cell table:style-name="ce11" table:formula="of:=8*[.W229]" office:value-type="float" office:value="704.107836621419" calcext:value-type="float">
            <text:p>704.107836621419</text:p>
          </table:table-cell>
          <table:table-cell table:formula="of:=MOD([.E229]*1440+[.V229]+4*[.$B$4]-60*[.$B$5];1440)" office:value-type="float" office:value="1353.51726776624" calcext:value-type="float">
            <text:p>1353.51726776624</text:p>
          </table:table-cell>
          <table:table-cell table:formula="of:=IF([.AB229]/4&lt;0;[.AB229]/4+180;[.AB229]/4-180)" office:value-type="float" office:value="158.37931694156" calcext:value-type="float">
            <text:p>158.37931694156</text:p>
          </table:table-cell>
          <table:table-cell table:formula="of:=DEGREES(ACOS(SIN(RADIANS([.$B$3]))*SIN(RADIANS([.T229]))+COS(RADIANS([.$B$3]))*COS(RADIANS([.T229]))*COS(RADIANS([.AC229]))))" office:value-type="float" office:value="158.801774968973" calcext:value-type="float">
            <text:p>158.801774968973</text:p>
          </table:table-cell>
          <table:table-cell table:formula="of:=90-[.AD229]" office:value-type="float" office:value="-68.8017749689728" calcext:value-type="float">
            <text:p>-68.8017749689728</text:p>
          </table:table-cell>
          <table:table-cell table:formula="of:=IF([.AE229]&gt;85;0;IF([.AE229]&gt;5;58.1/TAN(RADIANS([.AE229]))-0.07/POWER(TAN(RADIANS([.AE229]));3)+0.000086/POWER(TAN(RADIANS([.AE229]));5);IF([.AE229]&gt;-0.575;1735+[.AE229]*(-518.2+[.AE229]*(103.4+[.AE229]*(-12.79+[.AE229]*0.711)));-20.772/TAN(RADIANS([.AE229])))))/3600" office:value-type="float" office:value="0.00223782986624487" calcext:value-type="float">
            <text:p>0.00223782986624487</text:p>
          </table:table-cell>
          <table:table-cell table:formula="of:=[.AE229]+[.AF229]" office:value-type="float" office:value="-68.7995371391065" calcext:value-type="float">
            <text:p>-68.7995371391065</text:p>
          </table:table-cell>
          <table:table-cell table:formula="of:=IF([.AC229]&gt;0;MOD(DEGREES(ACOS(((SIN(RADIANS([.$B$3]))*COS(RADIANS([.AD229])))-SIN(RADIANS([.T229])))/(COS(RADIANS([.$B$3]))*SIN(RADIANS([.AD229])))))+180;360);MOD(540-DEGREES(ACOS(((SIN(RADIANS([.$B$3]))*COS(RADIANS([.AD229])))-SIN(RADIANS([.T229])))/(COS(RADIANS([.$B$3]))*SIN(RADIANS([.AD229])))));360))" office:value-type="float" office:value="261.865029730312" calcext:value-type="float">
            <text:p>261.86502973031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29]+0.1/24" office:value-type="time" office:time-value="PT22H54M00S" calcext:value-type="time">
            <text:p>22:54:00</text:p>
          </table:table-cell>
          <table:table-cell table:style-name="ce9" table:formula="of:=[.D230]+2415018.5+[.E230]-[.$B$5]/24" office:value-type="float" office:value="2460353.1625" calcext:value-type="float">
            <text:p>2460353.16</text:p>
          </table:table-cell>
          <table:table-cell table:style-name="ce10" table:formula="of:=([.F230]-2451545)/36525" office:value-type="float" office:value="0.241154346338127" calcext:value-type="float">
            <text:p>0.24115435</text:p>
          </table:table-cell>
          <table:table-cell/>
          <table:table-cell table:formula="of:=MOD(280.46646+[.G230]*(36000.76983+[.G230]*0.0003032);360)" office:value-type="float" office:value="322.20859365574" calcext:value-type="float">
            <text:p>322.20859365574</text:p>
          </table:table-cell>
          <table:table-cell table:formula="of:=357.52911+[.G230]*(35999.05029-0.0001537*[.G230])" office:value-type="float" office:value="9038.85654253983" calcext:value-type="float">
            <text:p>9038.85654253983</text:p>
          </table:table-cell>
          <table:table-cell table:formula="of:=0.016708634-[.G230]*(0.000042037+0.0000001267*[.G230])" office:value-type="float" office:value="0.0166984892264514" calcext:value-type="float">
            <text:p>0.0166984892264514</text:p>
          </table:table-cell>
          <table:table-cell table:formula="of:=SIN(RADIANS([.J230]))*(1.914602-[.G230]*(0.004817+0.000014*[.G230]))+SIN(RADIANS(2*[.J230]))*(0.019993-0.000101*[.G230])+SIN(RADIANS(3*[.J230]))*0.000289" office:value-type="float" office:value="1.22020926444986" calcext:value-type="float">
            <text:p>1.22020926444986</text:p>
          </table:table-cell>
          <table:table-cell table:formula="of:=[.I230]+[.L230]" office:value-type="float" office:value="323.428802920189" calcext:value-type="float">
            <text:p>323.428802920189</text:p>
          </table:table-cell>
          <table:table-cell table:formula="of:=[.J230]+[.L230]" office:value-type="float" office:value="9040.07675180428" calcext:value-type="float">
            <text:p>9040.07675180428</text:p>
          </table:table-cell>
          <table:table-cell table:formula="of:=(1.000001018*(1-[.K230]*[.K230]))/(1+[.K230]*COS(RADIANS([.N230])))" office:value-type="float" office:value="0.98710949030289" calcext:value-type="float">
            <text:p>0.98710949030289</text:p>
          </table:table-cell>
          <table:table-cell table:formula="of:=[.M230]-0.00569-0.00478*SIN(RADIANS(125.04-1934.136*[.G230]))" office:value-type="float" office:value="323.421587132646" calcext:value-type="float">
            <text:p>323.421587132646</text:p>
          </table:table-cell>
          <table:table-cell table:formula="of:=23+(26+((21.448-[.G230]*(46.815+[.G230]*(0.00059-[.G230]*0.001813))))/60)/60" office:value-type="float" office:value="23.4361550973308" calcext:value-type="float">
            <text:p>23.4361550973308</text:p>
          </table:table-cell>
          <table:table-cell table:formula="of:=[.Q230]+0.00256*COS(RADIANS(125.04-1934.136*[.G230]))" office:value-type="float" office:value="23.4385811749274" calcext:value-type="float">
            <text:p>23.4385811749274</text:p>
          </table:table-cell>
          <table:table-cell table:formula="of:=DEGREES(ATAN2(COS(RADIANS([.P230]));COS(RADIANS([.R230]))*SIN(RADIANS([.P230]))))" office:value-type="float" office:value="-34.2489829345546" calcext:value-type="float">
            <text:p>-34.2489829345546</text:p>
          </table:table-cell>
          <table:table-cell table:formula="of:=DEGREES(ASIN(SIN(RADIANS([.R230]))*SIN(RADIANS([.P230]))))" office:value-type="float" office:value="-13.7117584562254" calcext:value-type="float">
            <text:p>-13.7117584562254</text:p>
          </table:table-cell>
          <table:table-cell table:formula="of:=TAN(RADIANS([.R230]/2))*TAN(RADIANS([.R230]/2))" office:value-type="float" office:value="0.0430318482746289" calcext:value-type="float">
            <text:p>0.0430318482746289</text:p>
          </table:table-cell>
          <table:table-cell table:formula="of:=4*DEGREES([.U230]*SIN(2*RADIANS([.I230]))-2*[.K230]*SIN(RADIANS([.J230]))+4*[.K230]*[.U230]*SIN(RADIANS([.J230]))*COS(2*RADIANS([.I230]))-0.5*[.U230]*[.U230]*SIN(4*RADIANS([.I230]))-1.25*[.K230]*[.K230]*SIN(2*RADIANS([.J230])))" office:value-type="float" office:value="-14.2263421477819" calcext:value-type="float">
            <text:p>-14.2263421477819</text:p>
          </table:table-cell>
          <table:table-cell table:formula="of:=DEGREES(ACOS(COS(RADIANS(90.833))/(COS(RADIANS([.$B$3]))*COS(RADIANS([.T230])))-TAN(RADIANS([.$B$3]))*TAN(RADIANS([.T230]))))" office:value-type="float" office:value="88.0137750407828" calcext:value-type="float">
            <text:p>88.0137750407828</text:p>
          </table:table-cell>
          <table:table-cell table:style-name="ce22" table:formula="of:=(720-4*[.$B$4]-[.V230]+[.$B$5]*60)/1440" office:value-type="time" office:time-value="PT12H14M28.961408867S" calcext:value-type="time">
            <text:p>12:14:28</text:p>
          </table:table-cell>
          <table:table-cell table:style-name="ce8" table:formula="of:=[.X230]-[.W230]*4/1440" office:value-type="time" office:time-value="PT06H22M25.655399079S" calcext:value-type="time">
            <text:p>6:22:25</text:p>
          </table:table-cell>
          <table:table-cell table:style-name="ce8" table:formula="of:=[.X230]+[.W230]*4/1440" office:value-type="time" office:time-value="PT18H06M32.267418655S" calcext:value-type="time">
            <text:p>18:06:32</text:p>
          </table:table-cell>
          <table:table-cell table:style-name="ce11" table:formula="of:=8*[.W230]" office:value-type="float" office:value="704.110200326263" calcext:value-type="float">
            <text:p>704.110200326263</text:p>
          </table:table-cell>
          <table:table-cell table:formula="of:=MOD([.E230]*1440+[.V230]+4*[.$B$4]-60*[.$B$5];1440)" office:value-type="float" office:value="1359.51730985222" calcext:value-type="float">
            <text:p>1359.51730985222</text:p>
          </table:table-cell>
          <table:table-cell table:formula="of:=IF([.AB230]/4&lt;0;[.AB230]/4+180;[.AB230]/4-180)" office:value-type="float" office:value="159.879327463055" calcext:value-type="float">
            <text:p>159.879327463055</text:p>
          </table:table-cell>
          <table:table-cell table:formula="of:=DEGREES(ACOS(SIN(RADIANS([.$B$3]))*SIN(RADIANS([.T230]))+COS(RADIANS([.$B$3]))*COS(RADIANS([.T230]))*COS(RADIANS([.AC230]))))" office:value-type="float" office:value="160.256166534505" calcext:value-type="float">
            <text:p>160.256166534505</text:p>
          </table:table-cell>
          <table:table-cell table:formula="of:=90-[.AD230]" office:value-type="float" office:value="-70.2561665345049" calcext:value-type="float">
            <text:p>-70.2561665345049</text:p>
          </table:table-cell>
          <table:table-cell table:formula="of:=IF([.AE230]&gt;85;0;IF([.AE230]&gt;5;58.1/TAN(RADIANS([.AE230]))-0.07/POWER(TAN(RADIANS([.AE230]));3)+0.000086/POWER(TAN(RADIANS([.AE230]));5);IF([.AE230]&gt;-0.575;1735+[.AE230]*(-518.2+[.AE230]*(103.4+[.AE230]*(-12.79+[.AE230]*0.711)));-20.772/TAN(RADIANS([.AE230])))))/3600" office:value-type="float" office:value="0.00207094065274211" calcext:value-type="float">
            <text:p>0.00207094065274211</text:p>
          </table:table-cell>
          <table:table-cell table:formula="of:=[.AE230]+[.AF230]" office:value-type="float" office:value="-70.2540955938522" calcext:value-type="float">
            <text:p>-70.2540955938522</text:p>
          </table:table-cell>
          <table:table-cell table:formula="of:=IF([.AC230]&gt;0;MOD(DEGREES(ACOS(((SIN(RADIANS([.$B$3]))*COS(RADIANS([.AD230])))-SIN(RADIANS([.T230])))/(COS(RADIANS([.$B$3]))*SIN(RADIANS([.AD230])))))+180;360);MOD(540-DEGREES(ACOS(((SIN(RADIANS([.$B$3]))*COS(RADIANS([.AD230])))-SIN(RADIANS([.T230])))/(COS(RADIANS([.$B$3]))*SIN(RADIANS([.AD230])))));360))" office:value-type="float" office:value="261.60379108787" calcext:value-type="float">
            <text:p>261.6037910878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30]+0.1/24" office:value-type="time" office:time-value="PT23H00M00S" calcext:value-type="time">
            <text:p>23:00:00</text:p>
          </table:table-cell>
          <table:table-cell table:style-name="ce9" table:formula="of:=[.D231]+2415018.5+[.E231]-[.$B$5]/24" office:value-type="float" office:value="2460353.16666667" calcext:value-type="float">
            <text:p>2460353.17</text:p>
          </table:table-cell>
          <table:table-cell table:style-name="ce10" table:formula="of:=([.F231]-2451545)/36525" office:value-type="float" office:value="0.241154460415249" calcext:value-type="float">
            <text:p>0.24115446</text:p>
          </table:table-cell>
          <table:table-cell/>
          <table:table-cell table:formula="of:=MOD(280.46646+[.G231]*(36000.76983+[.G231]*0.0003032);360)" office:value-type="float" office:value="322.212700519973" calcext:value-type="float">
            <text:p>322.212700519973</text:p>
          </table:table-cell>
          <table:table-cell table:formula="of:=357.52911+[.G231]*(35999.05029-0.0001537*[.G231])" office:value-type="float" office:value="9038.86064920788" calcext:value-type="float">
            <text:p>9038.86064920788</text:p>
          </table:table-cell>
          <table:table-cell table:formula="of:=0.016708634-[.G231]*(0.000042037+0.0000001267*[.G231])" office:value-type="float" office:value="0.016698489221649" calcext:value-type="float">
            <text:p>0.016698489221649</text:p>
          </table:table-cell>
          <table:table-cell table:formula="of:=SIN(RADIANS([.J231]))*(1.914602-[.G231]*(0.004817+0.000014*[.G231]))+SIN(RADIANS(2*[.J231]))*(0.019993-0.000101*[.G231])+SIN(RADIANS(3*[.J231]))*0.000289" office:value-type="float" office:value="1.2203166400424" calcext:value-type="float">
            <text:p>1.2203166400424</text:p>
          </table:table-cell>
          <table:table-cell table:formula="of:=[.I231]+[.L231]" office:value-type="float" office:value="323.433017160015" calcext:value-type="float">
            <text:p>323.433017160015</text:p>
          </table:table-cell>
          <table:table-cell table:formula="of:=[.J231]+[.L231]" office:value-type="float" office:value="9040.08096584792" calcext:value-type="float">
            <text:p>9040.08096584792</text:p>
          </table:table-cell>
          <table:table-cell table:formula="of:=(1.000001018*(1-[.K231]*[.K231]))/(1+[.K231]*COS(RADIANS([.N231])))" office:value-type="float" office:value="0.987110261004404" calcext:value-type="float">
            <text:p>0.987110261004404</text:p>
          </table:table-cell>
          <table:table-cell table:formula="of:=[.M231]-0.00569-0.00478*SIN(RADIANS(125.04-1934.136*[.G231]))" office:value-type="float" office:value="323.425801389916" calcext:value-type="float">
            <text:p>323.425801389916</text:p>
          </table:table-cell>
          <table:table-cell table:formula="of:=23+(26+((21.448-[.G231]*(46.815+[.G231]*(0.00059-[.G231]*0.001813))))/60)/60" office:value-type="float" office:value="23.4361550958473" calcext:value-type="float">
            <text:p>23.4361550958473</text:p>
          </table:table-cell>
          <table:table-cell table:formula="of:=[.Q231]+0.00256*COS(RADIANS(125.04-1934.136*[.G231]))" office:value-type="float" office:value="23.4385811765907" calcext:value-type="float">
            <text:p>23.4385811765907</text:p>
          </table:table-cell>
          <table:table-cell table:formula="of:=DEGREES(ATAN2(COS(RADIANS([.P231]));COS(RADIANS([.R231]))*SIN(RADIANS([.P231]))))" office:value-type="float" office:value="-34.2448862513579" calcext:value-type="float">
            <text:p>-34.2448862513579</text:p>
          </table:table-cell>
          <table:table-cell table:formula="of:=DEGREES(ASIN(SIN(RADIANS([.R231]))*SIN(RADIANS([.P231]))))" office:value-type="float" office:value="-13.7103728047388" calcext:value-type="float">
            <text:p>-13.7103728047388</text:p>
          </table:table-cell>
          <table:table-cell table:formula="of:=TAN(RADIANS([.R231]/2))*TAN(RADIANS([.R231]/2))" office:value-type="float" office:value="0.0430318482809101" calcext:value-type="float">
            <text:p>0.0430318482809101</text:p>
          </table:table-cell>
          <table:table-cell table:formula="of:=4*DEGREES([.U231]*SIN(2*RADIANS([.I231]))-2*[.K231]*SIN(RADIANS([.J231]))+4*[.K231]*[.U231]*SIN(RADIANS([.J231]))*COS(2*RADIANS([.I231]))-0.5*[.U231]*[.U231]*SIN(4*RADIANS([.I231]))-1.25*[.K231]*[.K231]*SIN(2*RADIANS([.J231])))" office:value-type="float" office:value="-14.2262998400763" calcext:value-type="float">
            <text:p>-14.2262998400763</text:p>
          </table:table-cell>
          <table:table-cell table:formula="of:=DEGREES(ACOS(COS(RADIANS(90.833))/(COS(RADIANS([.$B$3]))*COS(RADIANS([.T231])))-TAN(RADIANS([.$B$3]))*TAN(RADIANS([.T231]))))" office:value-type="float" office:value="88.0140705148164" calcext:value-type="float">
            <text:p>88.0140705148164</text:p>
          </table:table-cell>
          <table:table-cell table:style-name="ce22" table:formula="of:=(720-4*[.$B$4]-[.V231]+[.$B$5]*60)/1440" office:value-type="time" office:time-value="PT12H14M28.958870405S" calcext:value-type="time">
            <text:p>12:14:28</text:p>
          </table:table-cell>
          <table:table-cell table:style-name="ce8" table:formula="of:=[.X231]-[.W231]*4/1440" office:value-type="time" office:time-value="PT06H22M25.581946849S" calcext:value-type="time">
            <text:p>6:22:25</text:p>
          </table:table-cell>
          <table:table-cell table:style-name="ce8" table:formula="of:=[.X231]+[.W231]*4/1440" office:value-type="time" office:time-value="PT18H06M32.335793961S" calcext:value-type="time">
            <text:p>18:06:32</text:p>
          </table:table-cell>
          <table:table-cell table:style-name="ce11" table:formula="of:=8*[.W231]" office:value-type="float" office:value="704.112564118531" calcext:value-type="float">
            <text:p>704.112564118531</text:p>
          </table:table-cell>
          <table:table-cell table:formula="of:=MOD([.E231]*1440+[.V231]+4*[.$B$4]-60*[.$B$5];1440)" office:value-type="float" office:value="1365.51735215992" calcext:value-type="float">
            <text:p>1365.51735215992</text:p>
          </table:table-cell>
          <table:table-cell table:formula="of:=IF([.AB231]/4&lt;0;[.AB231]/4+180;[.AB231]/4-180)" office:value-type="float" office:value="161.379338039981" calcext:value-type="float">
            <text:p>161.379338039981</text:p>
          </table:table-cell>
          <table:table-cell table:formula="of:=DEGREES(ACOS(SIN(RADIANS([.$B$3]))*SIN(RADIANS([.T231]))+COS(RADIANS([.$B$3]))*COS(RADIANS([.T231]))*COS(RADIANS([.AC231]))))" office:value-type="float" office:value="161.70946918199" calcext:value-type="float">
            <text:p>161.70946918199</text:p>
          </table:table-cell>
          <table:table-cell table:formula="of:=90-[.AD231]" office:value-type="float" office:value="-71.7094691819902" calcext:value-type="float">
            <text:p>-71.7094691819902</text:p>
          </table:table-cell>
          <table:table-cell table:formula="of:=IF([.AE231]&gt;85;0;IF([.AE231]&gt;5;58.1/TAN(RADIANS([.AE231]))-0.07/POWER(TAN(RADIANS([.AE231]));3)+0.000086/POWER(TAN(RADIANS([.AE231]));5);IF([.AE231]&gt;-0.575;1735+[.AE231]*(-518.2+[.AE231]*(103.4+[.AE231]*(-12.79+[.AE231]*0.711)));-20.772/TAN(RADIANS([.AE231])))))/3600" office:value-type="float" office:value="0.00190718721263414" calcext:value-type="float">
            <text:p>0.00190718721263414</text:p>
          </table:table-cell>
          <table:table-cell table:formula="of:=[.AE231]+[.AF231]" office:value-type="float" office:value="-71.7075619947776" calcext:value-type="float">
            <text:p>-71.7075619947776</text:p>
          </table:table-cell>
          <table:table-cell table:formula="of:=IF([.AC231]&gt;0;MOD(DEGREES(ACOS(((SIN(RADIANS([.$B$3]))*COS(RADIANS([.AD231])))-SIN(RADIANS([.T231])))/(COS(RADIANS([.$B$3]))*SIN(RADIANS([.AD231])))))+180;360);MOD(540-DEGREES(ACOS(((SIN(RADIANS([.$B$3]))*COS(RADIANS([.AD231])))-SIN(RADIANS([.T231])))/(COS(RADIANS([.$B$3]))*SIN(RADIANS([.AD231])))));360))" office:value-type="float" office:value="261.274046961487" calcext:value-type="float">
            <text:p>261.27404696148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31]+0.1/24" office:value-type="time" office:time-value="PT23H06M00S" calcext:value-type="time">
            <text:p>23:06:00</text:p>
          </table:table-cell>
          <table:table-cell table:style-name="ce9" table:formula="of:=[.D232]+2415018.5+[.E232]-[.$B$5]/24" office:value-type="float" office:value="2460353.17083333" calcext:value-type="float">
            <text:p>2460353.17</text:p>
          </table:table-cell>
          <table:table-cell table:style-name="ce10" table:formula="of:=([.F232]-2451545)/36525" office:value-type="float" office:value="0.241154574492359" calcext:value-type="float">
            <text:p>0.24115457</text:p>
          </table:table-cell>
          <table:table-cell/>
          <table:table-cell table:formula="of:=MOD(280.46646+[.G232]*(36000.76983+[.G232]*0.0003032);360)" office:value-type="float" office:value="322.216807383744" calcext:value-type="float">
            <text:p>322.216807383744</text:p>
          </table:table-cell>
          <table:table-cell table:formula="of:=357.52911+[.G232]*(35999.05029-0.0001537*[.G232])" office:value-type="float" office:value="9038.86475587546" calcext:value-type="float">
            <text:p>9038.86475587546</text:p>
          </table:table-cell>
          <table:table-cell table:formula="of:=0.016708634-[.G232]*(0.000042037+0.0000001267*[.G232])" office:value-type="float" office:value="0.0166984892168466" calcext:value-type="float">
            <text:p>0.0166984892168466</text:p>
          </table:table-cell>
          <table:table-cell table:formula="of:=SIN(RADIANS([.J232]))*(1.914602-[.G232]*(0.004817+0.000014*[.G232]))+SIN(RADIANS(2*[.J232]))*(0.019993-0.000101*[.G232])+SIN(RADIANS(3*[.J232]))*0.000289" office:value-type="float" office:value="1.22042400904238" calcext:value-type="float">
            <text:p>1.22042400904238</text:p>
          </table:table-cell>
          <table:table-cell table:formula="of:=[.I232]+[.L232]" office:value-type="float" office:value="323.437231392786" calcext:value-type="float">
            <text:p>323.437231392786</text:p>
          </table:table-cell>
          <table:table-cell table:formula="of:=[.J232]+[.L232]" office:value-type="float" office:value="9040.0851798845" calcext:value-type="float">
            <text:p>9040.0851798845</text:p>
          </table:table-cell>
          <table:table-cell table:formula="of:=(1.000001018*(1-[.K232]*[.K232]))/(1+[.K232]*COS(RADIANS([.N232])))" office:value-type="float" office:value="0.987111031773194" calcext:value-type="float">
            <text:p>0.987111031773194</text:p>
          </table:table-cell>
          <table:table-cell table:formula="of:=[.M232]-0.00569-0.00478*SIN(RADIANS(125.04-1934.136*[.G232]))" office:value-type="float" office:value="323.430015640131" calcext:value-type="float">
            <text:p>323.430015640131</text:p>
          </table:table-cell>
          <table:table-cell table:formula="of:=23+(26+((21.448-[.G232]*(46.815+[.G232]*(0.00059-[.G232]*0.001813))))/60)/60" office:value-type="float" office:value="23.4361550943638" calcext:value-type="float">
            <text:p>23.4361550943638</text:p>
          </table:table-cell>
          <table:table-cell table:formula="of:=[.Q232]+0.00256*COS(RADIANS(125.04-1934.136*[.G232]))" office:value-type="float" office:value="23.438581178254" calcext:value-type="float">
            <text:p>23.438581178254</text:p>
          </table:table-cell>
          <table:table-cell table:formula="of:=DEGREES(ATAN2(COS(RADIANS([.P232]));COS(RADIANS([.R232]))*SIN(RADIANS([.P232]))))" office:value-type="float" office:value="-34.2407896233616" calcext:value-type="float">
            <text:p>-34.2407896233616</text:p>
          </table:table-cell>
          <table:table-cell table:formula="of:=DEGREES(ASIN(SIN(RADIANS([.R232]))*SIN(RADIANS([.P232]))))" office:value-type="float" office:value="-13.7089870881257" calcext:value-type="float">
            <text:p>-13.7089870881257</text:p>
          </table:table-cell>
          <table:table-cell table:formula="of:=TAN(RADIANS([.R232]/2))*TAN(RADIANS([.R232]/2))" office:value-type="float" office:value="0.0430318482871912" calcext:value-type="float">
            <text:p>0.0430318482871912</text:p>
          </table:table-cell>
          <table:table-cell table:formula="of:=4*DEGREES([.U232]*SIN(2*RADIANS([.I232]))-2*[.K232]*SIN(RADIANS([.J232]))+4*[.K232]*[.U232]*SIN(RADIANS([.J232]))*COS(2*RADIANS([.I232]))-0.5*[.U232]*[.U232]*SIN(4*RADIANS([.I232]))-1.25*[.K232]*[.K232]*SIN(2*RADIANS([.J232])))" office:value-type="float" office:value="-14.2262573106648" calcext:value-type="float">
            <text:p>-14.2262573106648</text:p>
          </table:table-cell>
          <table:table-cell table:formula="of:=DEGREES(ACOS(COS(RADIANS(90.833))/(COS(RADIANS([.$B$3]))*COS(RADIANS([.T232])))-TAN(RADIANS([.$B$3]))*TAN(RADIANS([.T232]))))" office:value-type="float" office:value="88.0143659997099" calcext:value-type="float">
            <text:p>88.0143659997099</text:p>
          </table:table-cell>
          <table:table-cell table:style-name="ce22" table:formula="of:=(720-4*[.$B$4]-[.V232]+[.$B$5]*60)/1440" office:value-type="time" office:time-value="PT12H14M28.95631864S" calcext:value-type="time">
            <text:p>12:14:28</text:p>
          </table:table-cell>
          <table:table-cell table:style-name="ce8" table:formula="of:=[.X232]-[.W232]*4/1440" office:value-type="time" office:time-value="PT06H22M25.508478709S" calcext:value-type="time">
            <text:p>6:22:25</text:p>
          </table:table-cell>
          <table:table-cell table:style-name="ce8" table:formula="of:=[.X232]+[.W232]*4/1440" office:value-type="time" office:time-value="PT18H06M32.40415857S" calcext:value-type="time">
            <text:p>18:06:32</text:p>
          </table:table-cell>
          <table:table-cell table:style-name="ce11" table:formula="of:=8*[.W232]" office:value-type="float" office:value="704.11492799768" calcext:value-type="float">
            <text:p>704.11492799768</text:p>
          </table:table-cell>
          <table:table-cell table:formula="of:=MOD([.E232]*1440+[.V232]+4*[.$B$4]-60*[.$B$5];1440)" office:value-type="float" office:value="1371.51739468934" calcext:value-type="float">
            <text:p>1371.51739468934</text:p>
          </table:table-cell>
          <table:table-cell table:formula="of:=IF([.AB232]/4&lt;0;[.AB232]/4+180;[.AB232]/4-180)" office:value-type="float" office:value="162.879348672334" calcext:value-type="float">
            <text:p>162.879348672334</text:p>
          </table:table-cell>
          <table:table-cell table:formula="of:=DEGREES(ACOS(SIN(RADIANS([.$B$3]))*SIN(RADIANS([.T232]))+COS(RADIANS([.$B$3]))*COS(RADIANS([.T232]))*COS(RADIANS([.AC232]))))" office:value-type="float" office:value="163.161341766983" calcext:value-type="float">
            <text:p>163.161341766983</text:p>
          </table:table-cell>
          <table:table-cell table:formula="of:=90-[.AD232]" office:value-type="float" office:value="-73.1613417669834" calcext:value-type="float">
            <text:p>-73.1613417669834</text:p>
          </table:table-cell>
          <table:table-cell table:formula="of:=IF([.AE232]&gt;85;0;IF([.AE232]&gt;5;58.1/TAN(RADIANS([.AE232]))-0.07/POWER(TAN(RADIANS([.AE232]));3)+0.000086/POWER(TAN(RADIANS([.AE232]));5);IF([.AE232]&gt;-0.575;1735+[.AE232]*(-518.2+[.AE232]*(103.4+[.AE232]*(-12.79+[.AE232]*0.711)));-20.772/TAN(RADIANS([.AE232])))))/3600" office:value-type="float" office:value="0.00174631454361463" calcext:value-type="float">
            <text:p>0.00174631454361463</text:p>
          </table:table-cell>
          <table:table-cell table:formula="of:=[.AE232]+[.AF232]" office:value-type="float" office:value="-73.1595954524398" calcext:value-type="float">
            <text:p>-73.1595954524398</text:p>
          </table:table-cell>
          <table:table-cell table:formula="of:=IF([.AC232]&gt;0;MOD(DEGREES(ACOS(((SIN(RADIANS([.$B$3]))*COS(RADIANS([.AD232])))-SIN(RADIANS([.T232])))/(COS(RADIANS([.$B$3]))*SIN(RADIANS([.AD232])))))+180;360);MOD(540-DEGREES(ACOS(((SIN(RADIANS([.$B$3]))*COS(RADIANS([.AD232])))-SIN(RADIANS([.T232])))/(COS(RADIANS([.$B$3]))*SIN(RADIANS([.AD232])))));360))" office:value-type="float" office:value="260.858388368156" calcext:value-type="float">
            <text:p>260.8583883681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32]+0.1/24" office:value-type="time" office:time-value="PT23H12M00S" calcext:value-type="time">
            <text:p>23:12:00</text:p>
          </table:table-cell>
          <table:table-cell table:style-name="ce9" table:formula="of:=[.D233]+2415018.5+[.E233]-[.$B$5]/24" office:value-type="float" office:value="2460353.175" calcext:value-type="float">
            <text:p>2460353.18</text:p>
          </table:table-cell>
          <table:table-cell table:style-name="ce10" table:formula="of:=([.F233]-2451545)/36525" office:value-type="float" office:value="0.241154688569481" calcext:value-type="float">
            <text:p>0.24115469</text:p>
          </table:table-cell>
          <table:table-cell/>
          <table:table-cell table:formula="of:=MOD(280.46646+[.G233]*(36000.76983+[.G233]*0.0003032);360)" office:value-type="float" office:value="322.220914247975" calcext:value-type="float">
            <text:p>322.220914247975</text:p>
          </table:table-cell>
          <table:table-cell table:formula="of:=357.52911+[.G233]*(35999.05029-0.0001537*[.G233])" office:value-type="float" office:value="9038.86886254351" calcext:value-type="float">
            <text:p>9038.86886254351</text:p>
          </table:table-cell>
          <table:table-cell table:formula="of:=0.016708634-[.G233]*(0.000042037+0.0000001267*[.G233])" office:value-type="float" office:value="0.0166984892120441" calcext:value-type="float">
            <text:p>0.0166984892120441</text:p>
          </table:table-cell>
          <table:table-cell table:formula="of:=SIN(RADIANS([.J233]))*(1.914602-[.G233]*(0.004817+0.000014*[.G233]))+SIN(RADIANS(2*[.J233]))*(0.019993-0.000101*[.G233])+SIN(RADIANS(3*[.J233]))*0.000289" office:value-type="float" office:value="1.22053137147328" calcext:value-type="float">
            <text:p>1.22053137147328</text:p>
          </table:table-cell>
          <table:table-cell table:formula="of:=[.I233]+[.L233]" office:value-type="float" office:value="323.441445619448" calcext:value-type="float">
            <text:p>323.441445619448</text:p>
          </table:table-cell>
          <table:table-cell table:formula="of:=[.J233]+[.L233]" office:value-type="float" office:value="9040.08939391498" calcext:value-type="float">
            <text:p>9040.08939391498</text:p>
          </table:table-cell>
          <table:table-cell table:formula="of:=(1.000001018*(1-[.K233]*[.K233]))/(1+[.K233]*COS(RADIANS([.N233])))" office:value-type="float" office:value="0.987111802609427" calcext:value-type="float">
            <text:p>0.987111802609427</text:p>
          </table:table-cell>
          <table:table-cell table:formula="of:=[.M233]-0.00569-0.00478*SIN(RADIANS(125.04-1934.136*[.G233]))" office:value-type="float" office:value="323.434229884238" calcext:value-type="float">
            <text:p>323.434229884238</text:p>
          </table:table-cell>
          <table:table-cell table:formula="of:=23+(26+((21.448-[.G233]*(46.815+[.G233]*(0.00059-[.G233]*0.001813))))/60)/60" office:value-type="float" office:value="23.4361550928803" calcext:value-type="float">
            <text:p>23.4361550928803</text:p>
          </table:table-cell>
          <table:table-cell table:formula="of:=[.Q233]+0.00256*COS(RADIANS(125.04-1934.136*[.G233]))" office:value-type="float" office:value="23.4385811799172" calcext:value-type="float">
            <text:p>23.4385811799172</text:p>
          </table:table-cell>
          <table:table-cell table:formula="of:=DEGREES(ATAN2(COS(RADIANS([.P233]));COS(RADIANS([.R233]))*SIN(RADIANS([.P233]))))" office:value-type="float" office:value="-34.2366930496428" calcext:value-type="float">
            <text:p>-34.2366930496428</text:p>
          </table:table-cell>
          <table:table-cell table:formula="of:=DEGREES(ASIN(SIN(RADIANS([.R233]))*SIN(RADIANS([.P233]))))" office:value-type="float" office:value="-13.7076013060833" calcext:value-type="float">
            <text:p>-13.7076013060833</text:p>
          </table:table-cell>
          <table:table-cell table:formula="of:=TAN(RADIANS([.R233]/2))*TAN(RADIANS([.R233]/2))" office:value-type="float" office:value="0.0430318482934721" calcext:value-type="float">
            <text:p>0.0430318482934721</text:p>
          </table:table-cell>
          <table:table-cell table:formula="of:=4*DEGREES([.U233]*SIN(2*RADIANS([.I233]))-2*[.K233]*SIN(RADIANS([.J233]))+4*[.K233]*[.U233]*SIN(RADIANS([.J233]))*COS(2*RADIANS([.I233]))-0.5*[.U233]*[.U233]*SIN(4*RADIANS([.I233]))-1.25*[.K233]*[.K233]*SIN(2*RADIANS([.J233])))" office:value-type="float" office:value="-14.2262145595494" calcext:value-type="float">
            <text:p>-14.2262145595494</text:p>
          </table:table-cell>
          <table:table-cell table:formula="of:=DEGREES(ACOS(COS(RADIANS(90.833))/(COS(RADIANS([.$B$3]))*COS(RADIANS([.T233])))-TAN(RADIANS([.$B$3]))*TAN(RADIANS([.T233]))))" office:value-type="float" office:value="88.014661495528" calcext:value-type="float">
            <text:p>88.014661495528</text:p>
          </table:table-cell>
          <table:table-cell table:style-name="ce22" table:formula="of:=(720-4*[.$B$4]-[.V233]+[.$B$5]*60)/1440" office:value-type="time" office:time-value="PT12H14M28.953753573S" calcext:value-type="time">
            <text:p>12:14:28</text:p>
          </table:table-cell>
          <table:table-cell table:style-name="ce8" table:formula="of:=[.X233]-[.W233]*4/1440" office:value-type="time" office:time-value="PT06H22M25.434994646S" calcext:value-type="time">
            <text:p>6:22:25</text:p>
          </table:table-cell>
          <table:table-cell table:style-name="ce8" table:formula="of:=[.X233]+[.W233]*4/1440" office:value-type="time" office:time-value="PT18H06M32.4725125S" calcext:value-type="time">
            <text:p>18:06:32</text:p>
          </table:table-cell>
          <table:table-cell table:style-name="ce11" table:formula="of:=8*[.W233]" office:value-type="float" office:value="704.117291964224" calcext:value-type="float">
            <text:p>704.117291964224</text:p>
          </table:table-cell>
          <table:table-cell table:formula="of:=MOD([.E233]*1440+[.V233]+4*[.$B$4]-60*[.$B$5];1440)" office:value-type="float" office:value="1377.51743744045" calcext:value-type="float">
            <text:p>1377.51743744045</text:p>
          </table:table-cell>
          <table:table-cell table:formula="of:=IF([.AB233]/4&lt;0;[.AB233]/4+180;[.AB233]/4-180)" office:value-type="float" office:value="164.379359360113" calcext:value-type="float">
            <text:p>164.379359360113</text:p>
          </table:table-cell>
          <table:table-cell table:formula="of:=DEGREES(ACOS(SIN(RADIANS([.$B$3]))*SIN(RADIANS([.T233]))+COS(RADIANS([.$B$3]))*COS(RADIANS([.T233]))*COS(RADIANS([.AC233]))))" office:value-type="float" office:value="164.611320050846" calcext:value-type="float">
            <text:p>164.611320050846</text:p>
          </table:table-cell>
          <table:table-cell table:formula="of:=90-[.AD233]" office:value-type="float" office:value="-74.6113200508458" calcext:value-type="float">
            <text:p>-74.6113200508458</text:p>
          </table:table-cell>
          <table:table-cell table:formula="of:=IF([.AE233]&gt;85;0;IF([.AE233]&gt;5;58.1/TAN(RADIANS([.AE233]))-0.07/POWER(TAN(RADIANS([.AE233]));3)+0.000086/POWER(TAN(RADIANS([.AE233]));5);IF([.AE233]&gt;-0.575;1735+[.AE233]*(-518.2+[.AE233]*(103.4+[.AE233]*(-12.79+[.AE233]*0.711)));-20.772/TAN(RADIANS([.AE233])))))/3600" office:value-type="float" office:value="0.00158809637394913" calcext:value-type="float">
            <text:p>0.00158809637394913</text:p>
          </table:table-cell>
          <table:table-cell table:formula="of:=[.AE233]+[.AF233]" office:value-type="float" office:value="-74.6097319544718" calcext:value-type="float">
            <text:p>-74.6097319544718</text:p>
          </table:table-cell>
          <table:table-cell table:formula="of:=IF([.AC233]&gt;0;MOD(DEGREES(ACOS(((SIN(RADIANS([.$B$3]))*COS(RADIANS([.AD233])))-SIN(RADIANS([.T233])))/(COS(RADIANS([.$B$3]))*SIN(RADIANS([.AD233])))))+180;360);MOD(540-DEGREES(ACOS(((SIN(RADIANS([.$B$3]))*COS(RADIANS([.AD233])))-SIN(RADIANS([.T233])))/(COS(RADIANS([.$B$3]))*SIN(RADIANS([.AD233])))));360))" office:value-type="float" office:value="260.332878636019" calcext:value-type="float">
            <text:p>260.33287863601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33]+0.1/24" office:value-type="time" office:time-value="PT23H18M00S" calcext:value-type="time">
            <text:p>23:18:00</text:p>
          </table:table-cell>
          <table:table-cell table:style-name="ce9" table:formula="of:=[.D234]+2415018.5+[.E234]-[.$B$5]/24" office:value-type="float" office:value="2460353.17916667" calcext:value-type="float">
            <text:p>2460353.18</text:p>
          </table:table-cell>
          <table:table-cell table:style-name="ce10" table:formula="of:=([.F234]-2451545)/36525" office:value-type="float" office:value="0.24115480264659" calcext:value-type="float">
            <text:p>0.24115480</text:p>
          </table:table-cell>
          <table:table-cell/>
          <table:table-cell table:formula="of:=MOD(280.46646+[.G234]*(36000.76983+[.G234]*0.0003032);360)" office:value-type="float" office:value="322.225021111748" calcext:value-type="float">
            <text:p>322.225021111748</text:p>
          </table:table-cell>
          <table:table-cell table:formula="of:=357.52911+[.G234]*(35999.05029-0.0001537*[.G234])" office:value-type="float" office:value="9038.87296921109" calcext:value-type="float">
            <text:p>9038.87296921109</text:p>
          </table:table-cell>
          <table:table-cell table:formula="of:=0.016708634-[.G234]*(0.000042037+0.0000001267*[.G234])" office:value-type="float" office:value="0.0166984892072417" calcext:value-type="float">
            <text:p>0.0166984892072417</text:p>
          </table:table-cell>
          <table:table-cell table:formula="of:=SIN(RADIANS([.J234]))*(1.914602-[.G234]*(0.004817+0.000014*[.G234]))+SIN(RADIANS(2*[.J234]))*(0.019993-0.000101*[.G234])+SIN(RADIANS(3*[.J234]))*0.000289" office:value-type="float" office:value="1.22063872731059" calcext:value-type="float">
            <text:p>1.22063872731059</text:p>
          </table:table-cell>
          <table:table-cell table:formula="of:=[.I234]+[.L234]" office:value-type="float" office:value="323.445659839059" calcext:value-type="float">
            <text:p>323.445659839059</text:p>
          </table:table-cell>
          <table:table-cell table:formula="of:=[.J234]+[.L234]" office:value-type="float" office:value="9040.0936079384" calcext:value-type="float">
            <text:p>9040.0936079384</text:p>
          </table:table-cell>
          <table:table-cell table:formula="of:=(1.000001018*(1-[.K234]*[.K234]))/(1+[.K234]*COS(RADIANS([.N234])))" office:value-type="float" office:value="0.987112573512928" calcext:value-type="float">
            <text:p>0.987112573512928</text:p>
          </table:table-cell>
          <table:table-cell table:formula="of:=[.M234]-0.00569-0.00478*SIN(RADIANS(125.04-1934.136*[.G234]))" office:value-type="float" office:value="323.438444121292" calcext:value-type="float">
            <text:p>323.438444121292</text:p>
          </table:table-cell>
          <table:table-cell table:formula="of:=23+(26+((21.448-[.G234]*(46.815+[.G234]*(0.00059-[.G234]*0.001813))))/60)/60" office:value-type="float" office:value="23.4361550913969" calcext:value-type="float">
            <text:p>23.4361550913969</text:p>
          </table:table-cell>
          <table:table-cell table:formula="of:=[.Q234]+0.00256*COS(RADIANS(125.04-1934.136*[.G234]))" office:value-type="float" office:value="23.4385811815804" calcext:value-type="float">
            <text:p>23.4385811815804</text:p>
          </table:table-cell>
          <table:table-cell table:formula="of:=DEGREES(ATAN2(COS(RADIANS([.P234]));COS(RADIANS([.R234]))*SIN(RADIANS([.P234]))))" office:value-type="float" office:value="-34.2325965311147" calcext:value-type="float">
            <text:p>-34.2325965311147</text:p>
          </table:table-cell>
          <table:table-cell table:formula="of:=DEGREES(ASIN(SIN(RADIANS([.R234]))*SIN(RADIANS([.P234]))))" office:value-type="float" office:value="-13.7062154589299" calcext:value-type="float">
            <text:p>-13.7062154589299</text:p>
          </table:table-cell>
          <table:table-cell table:formula="of:=TAN(RADIANS([.R234]/2))*TAN(RADIANS([.R234]/2))" office:value-type="float" office:value="0.0430318482997529" calcext:value-type="float">
            <text:p>0.0430318482997529</text:p>
          </table:table-cell>
          <table:table-cell table:formula="of:=4*DEGREES([.U234]*SIN(2*RADIANS([.I234]))-2*[.K234]*SIN(RADIANS([.J234]))+4*[.K234]*[.U234]*SIN(RADIANS([.J234]))*COS(2*RADIANS([.I234]))-0.5*[.U234]*[.U234]*SIN(4*RADIANS([.I234]))-1.25*[.K234]*[.K234]*SIN(2*RADIANS([.J234])))" office:value-type="float" office:value="-14.2261715867522" calcext:value-type="float">
            <text:p>-14.2261715867522</text:p>
          </table:table-cell>
          <table:table-cell table:formula="of:=DEGREES(ACOS(COS(RADIANS(90.833))/(COS(RADIANS([.$B$3]))*COS(RADIANS([.T234])))-TAN(RADIANS([.$B$3]))*TAN(RADIANS([.T234]))))" office:value-type="float" office:value="88.0149570022027" calcext:value-type="float">
            <text:p>88.0149570022027</text:p>
          </table:table-cell>
          <table:table-cell table:style-name="ce22" table:formula="of:=(720-4*[.$B$4]-[.V234]+[.$B$5]*60)/1440" office:value-type="time" office:time-value="PT12H14M28.951175205S" calcext:value-type="time">
            <text:p>12:14:28</text:p>
          </table:table-cell>
          <table:table-cell table:style-name="ce8" table:formula="of:=[.X234]-[.W234]*4/1440" office:value-type="time" office:time-value="PT06H22M25.361494676S" calcext:value-type="time">
            <text:p>6:22:25</text:p>
          </table:table-cell>
          <table:table-cell table:style-name="ce8" table:formula="of:=[.X234]+[.W234]*4/1440" office:value-type="time" office:time-value="PT18H06M32.540855734S" calcext:value-type="time">
            <text:p>18:06:32</text:p>
          </table:table-cell>
          <table:table-cell table:style-name="ce11" table:formula="of:=8*[.W234]" office:value-type="float" office:value="704.119656017621" calcext:value-type="float">
            <text:p>704.119656017621</text:p>
          </table:table-cell>
          <table:table-cell table:formula="of:=MOD([.E234]*1440+[.V234]+4*[.$B$4]-60*[.$B$5];1440)" office:value-type="float" office:value="1383.51748041325" calcext:value-type="float">
            <text:p>1383.51748041325</text:p>
          </table:table-cell>
          <table:table-cell table:formula="of:=IF([.AB234]/4&lt;0;[.AB234]/4+180;[.AB234]/4-180)" office:value-type="float" office:value="165.879370103312" calcext:value-type="float">
            <text:p>165.879370103312</text:p>
          </table:table-cell>
          <table:table-cell table:formula="of:=DEGREES(ACOS(SIN(RADIANS([.$B$3]))*SIN(RADIANS([.T234]))+COS(RADIANS([.$B$3]))*COS(RADIANS([.T234]))*COS(RADIANS([.AC234]))))" office:value-type="float" office:value="166.05875304909" calcext:value-type="float">
            <text:p>166.05875304909</text:p>
          </table:table-cell>
          <table:table-cell table:formula="of:=90-[.AD234]" office:value-type="float" office:value="-76.0587530490899" calcext:value-type="float">
            <text:p>-76.0587530490899</text:p>
          </table:table-cell>
          <table:table-cell table:formula="of:=IF([.AE234]&gt;85;0;IF([.AE234]&gt;5;58.1/TAN(RADIANS([.AE234]))-0.07/POWER(TAN(RADIANS([.AE234]));3)+0.000086/POWER(TAN(RADIANS([.AE234]));5);IF([.AE234]&gt;-0.575;1735+[.AE234]*(-518.2+[.AE234]*(103.4+[.AE234]*(-12.79+[.AE234]*0.711)));-20.772/TAN(RADIANS([.AE234])))))/3600" office:value-type="float" office:value="0.00143233961366461" calcext:value-type="float">
            <text:p>0.00143233961366461</text:p>
          </table:table-cell>
          <table:table-cell table:formula="of:=[.AE234]+[.AF234]" office:value-type="float" office:value="-76.0573207094762" calcext:value-type="float">
            <text:p>-76.0573207094762</text:p>
          </table:table-cell>
          <table:table-cell table:formula="of:=IF([.AC234]&gt;0;MOD(DEGREES(ACOS(((SIN(RADIANS([.$B$3]))*COS(RADIANS([.AD234])))-SIN(RADIANS([.T234])))/(COS(RADIANS([.$B$3]))*SIN(RADIANS([.AD234])))))+180;360);MOD(540-DEGREES(ACOS(((SIN(RADIANS([.$B$3]))*COS(RADIANS([.AD234])))-SIN(RADIANS([.T234])))/(COS(RADIANS([.$B$3]))*SIN(RADIANS([.AD234])))));360))" office:value-type="float" office:value="259.663718403212" calcext:value-type="float">
            <text:p>259.66371840321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34]+0.1/24" office:value-type="time" office:time-value="PT23H24M00S" calcext:value-type="time">
            <text:p>23:24:00</text:p>
          </table:table-cell>
          <table:table-cell table:style-name="ce9" table:formula="of:=[.D235]+2415018.5+[.E235]-[.$B$5]/24" office:value-type="float" office:value="2460353.18333333" calcext:value-type="float">
            <text:p>2460353.18</text:p>
          </table:table-cell>
          <table:table-cell table:style-name="ce10" table:formula="of:=([.F235]-2451545)/36525" office:value-type="float" office:value="0.241154916723712" calcext:value-type="float">
            <text:p>0.24115492</text:p>
          </table:table-cell>
          <table:table-cell/>
          <table:table-cell table:formula="of:=MOD(280.46646+[.G235]*(36000.76983+[.G235]*0.0003032);360)" office:value-type="float" office:value="322.229127975981" calcext:value-type="float">
            <text:p>322.229127975981</text:p>
          </table:table-cell>
          <table:table-cell table:formula="of:=357.52911+[.G235]*(35999.05029-0.0001537*[.G235])" office:value-type="float" office:value="9038.87707587914" calcext:value-type="float">
            <text:p>9038.87707587914</text:p>
          </table:table-cell>
          <table:table-cell table:formula="of:=0.016708634-[.G235]*(0.000042037+0.0000001267*[.G235])" office:value-type="float" office:value="0.0166984892024393" calcext:value-type="float">
            <text:p>0.0166984892024393</text:p>
          </table:table-cell>
          <table:table-cell table:formula="of:=SIN(RADIANS([.J235]))*(1.914602-[.G235]*(0.004817+0.000014*[.G235]))+SIN(RADIANS(2*[.J235]))*(0.019993-0.000101*[.G235])+SIN(RADIANS(3*[.J235]))*0.000289" office:value-type="float" office:value="1.22074607657767" calcext:value-type="float">
            <text:p>1.22074607657767</text:p>
          </table:table-cell>
          <table:table-cell table:formula="of:=[.I235]+[.L235]" office:value-type="float" office:value="323.449874052559" calcext:value-type="float">
            <text:p>323.449874052559</text:p>
          </table:table-cell>
          <table:table-cell table:formula="of:=[.J235]+[.L235]" office:value-type="float" office:value="9040.09782195572" calcext:value-type="float">
            <text:p>9040.09782195572</text:p>
          </table:table-cell>
          <table:table-cell table:formula="of:=(1.000001018*(1-[.K235]*[.K235]))/(1+[.K235]*COS(RADIANS([.N235])))" office:value-type="float" office:value="0.987113344483865" calcext:value-type="float">
            <text:p>0.987113344483865</text:p>
          </table:table-cell>
          <table:table-cell table:formula="of:=[.M235]-0.00569-0.00478*SIN(RADIANS(125.04-1934.136*[.G235]))" office:value-type="float" office:value="323.442658352237" calcext:value-type="float">
            <text:p>323.442658352237</text:p>
          </table:table-cell>
          <table:table-cell table:formula="of:=23+(26+((21.448-[.G235]*(46.815+[.G235]*(0.00059-[.G235]*0.001813))))/60)/60" office:value-type="float" office:value="23.4361550899134" calcext:value-type="float">
            <text:p>23.4361550899134</text:p>
          </table:table-cell>
          <table:table-cell table:formula="of:=[.Q235]+0.00256*COS(RADIANS(125.04-1934.136*[.G235]))" office:value-type="float" office:value="23.4385811832436" calcext:value-type="float">
            <text:p>23.4385811832436</text:p>
          </table:table-cell>
          <table:table-cell table:formula="of:=DEGREES(ATAN2(COS(RADIANS([.P235]));COS(RADIANS([.R235]))*SIN(RADIANS([.P235]))))" office:value-type="float" office:value="-34.2285000668582" calcext:value-type="float">
            <text:p>-34.2285000668582</text:p>
          </table:table-cell>
          <table:table-cell table:formula="of:=DEGREES(ASIN(SIN(RADIANS([.R235]))*SIN(RADIANS([.P235]))))" office:value-type="float" office:value="-13.7048295463638" calcext:value-type="float">
            <text:p>-13.7048295463638</text:p>
          </table:table-cell>
          <table:table-cell table:formula="of:=TAN(RADIANS([.R235]/2))*TAN(RADIANS([.R235]/2))" office:value-type="float" office:value="0.0430318483060335" calcext:value-type="float">
            <text:p>0.0430318483060335</text:p>
          </table:table-cell>
          <table:table-cell table:formula="of:=4*DEGREES([.U235]*SIN(2*RADIANS([.I235]))-2*[.K235]*SIN(RADIANS([.J235]))+4*[.K235]*[.U235]*SIN(RADIANS([.J235]))*COS(2*RADIANS([.I235]))-0.5*[.U235]*[.U235]*SIN(4*RADIANS([.I235]))-1.25*[.K235]*[.K235]*SIN(2*RADIANS([.J235])))" office:value-type="float" office:value="-14.226128392275" calcext:value-type="float">
            <text:p>-14.226128392275</text:p>
          </table:table-cell>
          <table:table-cell table:formula="of:=DEGREES(ACOS(COS(RADIANS(90.833))/(COS(RADIANS([.$B$3]))*COS(RADIANS([.T235])))-TAN(RADIANS([.$B$3]))*TAN(RADIANS([.T235]))))" office:value-type="float" office:value="88.0152525197982" calcext:value-type="float">
            <text:p>88.0152525197982</text:p>
          </table:table-cell>
          <table:table-cell table:style-name="ce22" table:formula="of:=(720-4*[.$B$4]-[.V235]+[.$B$5]*60)/1440" office:value-type="time" office:time-value="PT12H14M28.948583537S" calcext:value-type="time">
            <text:p>12:14:28</text:p>
          </table:table-cell>
          <table:table-cell table:style-name="ce8" table:formula="of:=[.X235]-[.W235]*4/1440" office:value-type="time" office:time-value="PT06H22M25.287978785S" calcext:value-type="time">
            <text:p>6:22:25</text:p>
          </table:table-cell>
          <table:table-cell table:style-name="ce8" table:formula="of:=[.X235]+[.W235]*4/1440" office:value-type="time" office:time-value="PT18H06M32.609188288S" calcext:value-type="time">
            <text:p>18:06:32</text:p>
          </table:table-cell>
          <table:table-cell table:style-name="ce11" table:formula="of:=8*[.W235]" office:value-type="float" office:value="704.122020158386" calcext:value-type="float">
            <text:p>704.122020158386</text:p>
          </table:table-cell>
          <table:table-cell table:formula="of:=MOD([.E235]*1440+[.V235]+4*[.$B$4]-60*[.$B$5];1440)" office:value-type="float" office:value="1389.51752360773" calcext:value-type="float">
            <text:p>1389.51752360773</text:p>
          </table:table-cell>
          <table:table-cell table:formula="of:=IF([.AB235]/4&lt;0;[.AB235]/4+180;[.AB235]/4-180)" office:value-type="float" office:value="167.379380901931" calcext:value-type="float">
            <text:p>167.379380901931</text:p>
          </table:table-cell>
          <table:table-cell table:formula="of:=DEGREES(ACOS(SIN(RADIANS([.$B$3]))*SIN(RADIANS([.T235]))+COS(RADIANS([.$B$3]))*COS(RADIANS([.T235]))*COS(RADIANS([.AC235]))))" office:value-type="float" office:value="167.502695771551" calcext:value-type="float">
            <text:p>167.502695771551</text:p>
          </table:table-cell>
          <table:table-cell table:formula="of:=90-[.AD235]" office:value-type="float" office:value="-77.5026957715506" calcext:value-type="float">
            <text:p>-77.5026957715506</text:p>
          </table:table-cell>
          <table:table-cell table:formula="of:=IF([.AE235]&gt;85;0;IF([.AE235]&gt;5;58.1/TAN(RADIANS([.AE235]))-0.07/POWER(TAN(RADIANS([.AE235]));3)+0.000086/POWER(TAN(RADIANS([.AE235]));5);IF([.AE235]&gt;-0.575;1735+[.AE235]*(-518.2+[.AE235]*(103.4+[.AE235]*(-12.79+[.AE235]*0.711)));-20.772/TAN(RADIANS([.AE235])))))/3600" office:value-type="float" office:value="0.00127889338461158" calcext:value-type="float">
            <text:p>0.00127889338461158</text:p>
          </table:table-cell>
          <table:table-cell table:formula="of:=[.AE235]+[.AF235]" office:value-type="float" office:value="-77.501416878166" calcext:value-type="float">
            <text:p>-77.501416878166</text:p>
          </table:table-cell>
          <table:table-cell table:formula="of:=IF([.AC235]&gt;0;MOD(DEGREES(ACOS(((SIN(RADIANS([.$B$3]))*COS(RADIANS([.AD235])))-SIN(RADIANS([.T235])))/(COS(RADIANS([.$B$3]))*SIN(RADIANS([.AD235])))))+180;360);MOD(540-DEGREES(ACOS(((SIN(RADIANS([.$B$3]))*COS(RADIANS([.AD235])))-SIN(RADIANS([.T235])))/(COS(RADIANS([.$B$3]))*SIN(RADIANS([.AD235])))));360))" office:value-type="float" office:value="258.801656594064" calcext:value-type="float">
            <text:p>258.80165659406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35]+0.1/24" office:value-type="time" office:time-value="PT23H30M00S" calcext:value-type="time">
            <text:p>23:30:00</text:p>
          </table:table-cell>
          <table:table-cell table:style-name="ce9" table:formula="of:=[.D236]+2415018.5+[.E236]-[.$B$5]/24" office:value-type="float" office:value="2460353.1875" calcext:value-type="float">
            <text:p>2460353.19</text:p>
          </table:table-cell>
          <table:table-cell table:style-name="ce10" table:formula="of:=([.F236]-2451545)/36525" office:value-type="float" office:value="0.241155030800821" calcext:value-type="float">
            <text:p>0.24115503</text:p>
          </table:table-cell>
          <table:table-cell/>
          <table:table-cell table:formula="of:=MOD(280.46646+[.G236]*(36000.76983+[.G236]*0.0003032);360)" office:value-type="float" office:value="322.233234839752" calcext:value-type="float">
            <text:p>322.233234839752</text:p>
          </table:table-cell>
          <table:table-cell table:formula="of:=357.52911+[.G236]*(35999.05029-0.0001537*[.G236])" office:value-type="float" office:value="9038.88118254673" calcext:value-type="float">
            <text:p>9038.88118254673</text:p>
          </table:table-cell>
          <table:table-cell table:formula="of:=0.016708634-[.G236]*(0.000042037+0.0000001267*[.G236])" office:value-type="float" office:value="0.0166984891976368" calcext:value-type="float">
            <text:p>0.0166984891976368</text:p>
          </table:table-cell>
          <table:table-cell table:formula="of:=SIN(RADIANS([.J236]))*(1.914602-[.G236]*(0.004817+0.000014*[.G236]))+SIN(RADIANS(2*[.J236]))*(0.019993-0.000101*[.G236])+SIN(RADIANS(3*[.J236]))*0.000289" office:value-type="float" office:value="1.22085341925003" calcext:value-type="float">
            <text:p>1.22085341925003</text:p>
          </table:table-cell>
          <table:table-cell table:formula="of:=[.I236]+[.L236]" office:value-type="float" office:value="323.454088259002" calcext:value-type="float">
            <text:p>323.454088259002</text:p>
          </table:table-cell>
          <table:table-cell table:formula="of:=[.J236]+[.L236]" office:value-type="float" office:value="9040.10203596598" calcext:value-type="float">
            <text:p>9040.10203596598</text:p>
          </table:table-cell>
          <table:table-cell table:formula="of:=(1.000001018*(1-[.K236]*[.K236]))/(1+[.K236]*COS(RADIANS([.N236])))" office:value-type="float" office:value="0.987114115522061" calcext:value-type="float">
            <text:p>0.987114115522061</text:p>
          </table:table-cell>
          <table:table-cell table:formula="of:=[.M236]-0.00569-0.00478*SIN(RADIANS(125.04-1934.136*[.G236]))" office:value-type="float" office:value="323.446872576125" calcext:value-type="float">
            <text:p>323.446872576125</text:p>
          </table:table-cell>
          <table:table-cell table:formula="of:=23+(26+((21.448-[.G236]*(46.815+[.G236]*(0.00059-[.G236]*0.001813))))/60)/60" office:value-type="float" office:value="23.4361550884299" calcext:value-type="float">
            <text:p>23.4361550884299</text:p>
          </table:table-cell>
          <table:table-cell table:formula="of:=[.Q236]+0.00256*COS(RADIANS(125.04-1934.136*[.G236]))" office:value-type="float" office:value="23.4385811849067" calcext:value-type="float">
            <text:p>23.4385811849067</text:p>
          </table:table-cell>
          <table:table-cell table:formula="of:=DEGREES(ATAN2(COS(RADIANS([.P236]));COS(RADIANS([.R236]))*SIN(RADIANS([.P236]))))" office:value-type="float" office:value="-34.2244036577899" calcext:value-type="float">
            <text:p>-34.2244036577899</text:p>
          </table:table-cell>
          <table:table-cell table:formula="of:=DEGREES(ASIN(SIN(RADIANS([.R236]))*SIN(RADIANS([.P236]))))" office:value-type="float" office:value="-13.7034435687047" calcext:value-type="float">
            <text:p>-13.7034435687047</text:p>
          </table:table-cell>
          <table:table-cell table:formula="of:=TAN(RADIANS([.R236]/2))*TAN(RADIANS([.R236]/2))" office:value-type="float" office:value="0.043031848312314" calcext:value-type="float">
            <text:p>0.043031848312314</text:p>
          </table:table-cell>
          <table:table-cell table:formula="of:=4*DEGREES([.U236]*SIN(2*RADIANS([.I236]))-2*[.K236]*SIN(RADIANS([.J236]))+4*[.K236]*[.U236]*SIN(RADIANS([.J236]))*COS(2*RADIANS([.I236]))-0.5*[.U236]*[.U236]*SIN(4*RADIANS([.I236]))-1.25*[.K236]*[.K236]*SIN(2*RADIANS([.J236])))" office:value-type="float" office:value="-14.2260849761405" calcext:value-type="float">
            <text:p>-14.2260849761405</text:p>
          </table:table-cell>
          <table:table-cell table:formula="of:=DEGREES(ACOS(COS(RADIANS(90.833))/(COS(RADIANS([.$B$3]))*COS(RADIANS([.T236])))-TAN(RADIANS([.$B$3]))*TAN(RADIANS([.T236]))))" office:value-type="float" office:value="88.0155480482465" calcext:value-type="float">
            <text:p>88.0155480482465</text:p>
          </table:table-cell>
          <table:table-cell table:style-name="ce22" table:formula="of:=(720-4*[.$B$4]-[.V236]+[.$B$5]*60)/1440" office:value-type="time" office:time-value="PT12H14M28.945978568S" calcext:value-type="time">
            <text:p>12:14:28</text:p>
          </table:table-cell>
          <table:table-cell table:style-name="ce8" table:formula="of:=[.X236]-[.W236]*4/1440" office:value-type="time" office:time-value="PT06H22M25.214446989S" calcext:value-type="time">
            <text:p>6:22:25</text:p>
          </table:table-cell>
          <table:table-cell table:style-name="ce8" table:formula="of:=[.X236]+[.W236]*4/1440" office:value-type="time" office:time-value="PT18H06M32.677510148S" calcext:value-type="time">
            <text:p>18:06:32</text:p>
          </table:table-cell>
          <table:table-cell table:style-name="ce11" table:formula="of:=8*[.W236]" office:value-type="float" office:value="704.124384385972" calcext:value-type="float">
            <text:p>704.124384385972</text:p>
          </table:table-cell>
          <table:table-cell table:formula="of:=MOD([.E236]*1440+[.V236]+4*[.$B$4]-60*[.$B$5];1440)" office:value-type="float" office:value="1395.51756702386" calcext:value-type="float">
            <text:p>1395.51756702386</text:p>
          </table:table-cell>
          <table:table-cell table:formula="of:=IF([.AB236]/4&lt;0;[.AB236]/4+180;[.AB236]/4-180)" office:value-type="float" office:value="168.879391755965" calcext:value-type="float">
            <text:p>168.879391755965</text:p>
          </table:table-cell>
          <table:table-cell table:formula="of:=DEGREES(ACOS(SIN(RADIANS([.$B$3]))*SIN(RADIANS([.T236]))+COS(RADIANS([.$B$3]))*COS(RADIANS([.T236]))*COS(RADIANS([.AC236]))))" office:value-type="float" office:value="168.941719378812" calcext:value-type="float">
            <text:p>168.941719378812</text:p>
          </table:table-cell>
          <table:table-cell table:formula="of:=90-[.AD236]" office:value-type="float" office:value="-78.9417193788117" calcext:value-type="float">
            <text:p>-78.9417193788117</text:p>
          </table:table-cell>
          <table:table-cell table:formula="of:=IF([.AE236]&gt;85;0;IF([.AE236]&gt;5;58.1/TAN(RADIANS([.AE236]))-0.07/POWER(TAN(RADIANS([.AE236]));3)+0.000086/POWER(TAN(RADIANS([.AE236]));5);IF([.AE236]&gt;-0.575;1735+[.AE236]*(-518.2+[.AE236]*(103.4+[.AE236]*(-12.79+[.AE236]*0.711)));-20.772/TAN(RADIANS([.AE236])))))/3600" office:value-type="float" office:value="0.00112766652866912" calcext:value-type="float">
            <text:p>0.00112766652866912</text:p>
          </table:table-cell>
          <table:table-cell table:formula="of:=[.AE236]+[.AF236]" office:value-type="float" office:value="-78.9405917122831" calcext:value-type="float">
            <text:p>-78.9405917122831</text:p>
          </table:table-cell>
          <table:table-cell table:formula="of:=IF([.AC236]&gt;0;MOD(DEGREES(ACOS(((SIN(RADIANS([.$B$3]))*COS(RADIANS([.AD236])))-SIN(RADIANS([.T236])))/(COS(RADIANS([.$B$3]))*SIN(RADIANS([.AD236])))))+180;360);MOD(540-DEGREES(ACOS(((SIN(RADIANS([.$B$3]))*COS(RADIANS([.AD236])))-SIN(RADIANS([.T236])))/(COS(RADIANS([.$B$3]))*SIN(RADIANS([.AD236])))));360))" office:value-type="float" office:value="257.672172375989" calcext:value-type="float">
            <text:p>257.67217237598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36]+0.1/24" office:value-type="time" office:time-value="PT23H36M00S" calcext:value-type="time">
            <text:p>23:36:00</text:p>
          </table:table-cell>
          <table:table-cell table:style-name="ce9" table:formula="of:=[.D237]+2415018.5+[.E237]-[.$B$5]/24" office:value-type="float" office:value="2460353.19166667" calcext:value-type="float">
            <text:p>2460353.19</text:p>
          </table:table-cell>
          <table:table-cell table:style-name="ce10" table:formula="of:=([.F237]-2451545)/36525" office:value-type="float" office:value="0.241155144877943" calcext:value-type="float">
            <text:p>0.24115514</text:p>
          </table:table-cell>
          <table:table-cell/>
          <table:table-cell table:formula="of:=MOD(280.46646+[.G237]*(36000.76983+[.G237]*0.0003032);360)" office:value-type="float" office:value="322.237341703983" calcext:value-type="float">
            <text:p>322.237341703983</text:p>
          </table:table-cell>
          <table:table-cell table:formula="of:=357.52911+[.G237]*(35999.05029-0.0001537*[.G237])" office:value-type="float" office:value="9038.88528921477" calcext:value-type="float">
            <text:p>9038.88528921477</text:p>
          </table:table-cell>
          <table:table-cell table:formula="of:=0.016708634-[.G237]*(0.000042037+0.0000001267*[.G237])" office:value-type="float" office:value="0.0166984891928344" calcext:value-type="float">
            <text:p>0.0166984891928344</text:p>
          </table:table-cell>
          <table:table-cell table:formula="of:=SIN(RADIANS([.J237]))*(1.914602-[.G237]*(0.004817+0.000014*[.G237]))+SIN(RADIANS(2*[.J237]))*(0.019993-0.000101*[.G237])+SIN(RADIANS(3*[.J237]))*0.000289" office:value-type="float" office:value="1.22096075535108" calcext:value-type="float">
            <text:p>1.22096075535108</text:p>
          </table:table-cell>
          <table:table-cell table:formula="of:=[.I237]+[.L237]" office:value-type="float" office:value="323.458302459335" calcext:value-type="float">
            <text:p>323.458302459335</text:p>
          </table:table-cell>
          <table:table-cell table:formula="of:=[.J237]+[.L237]" office:value-type="float" office:value="9040.10624997012" calcext:value-type="float">
            <text:p>9040.10624997012</text:p>
          </table:table-cell>
          <table:table-cell table:formula="of:=(1.000001018*(1-[.K237]*[.K237]))/(1+[.K237]*COS(RADIANS([.N237])))" office:value-type="float" office:value="0.987114886627684" calcext:value-type="float">
            <text:p>0.987114886627684</text:p>
          </table:table-cell>
          <table:table-cell table:formula="of:=[.M237]-0.00569-0.00478*SIN(RADIANS(125.04-1934.136*[.G237]))" office:value-type="float" office:value="323.451086793902" calcext:value-type="float">
            <text:p>323.451086793902</text:p>
          </table:table-cell>
          <table:table-cell table:formula="of:=23+(26+((21.448-[.G237]*(46.815+[.G237]*(0.00059-[.G237]*0.001813))))/60)/60" office:value-type="float" office:value="23.4361550869464" calcext:value-type="float">
            <text:p>23.4361550869464</text:p>
          </table:table-cell>
          <table:table-cell table:formula="of:=[.Q237]+0.00256*COS(RADIANS(125.04-1934.136*[.G237]))" office:value-type="float" office:value="23.4385811865698" calcext:value-type="float">
            <text:p>23.4385811865698</text:p>
          </table:table-cell>
          <table:table-cell table:formula="of:=DEGREES(ATAN2(COS(RADIANS([.P237]));COS(RADIANS([.R237]))*SIN(RADIANS([.P237]))))" office:value-type="float" office:value="-34.2203073029873" calcext:value-type="float">
            <text:p>-34.2203073029873</text:p>
          </table:table-cell>
          <table:table-cell table:formula="of:=DEGREES(ASIN(SIN(RADIANS([.R237]))*SIN(RADIANS([.P237]))))" office:value-type="float" office:value="-13.7020575256498" calcext:value-type="float">
            <text:p>-13.7020575256498</text:p>
          </table:table-cell>
          <table:table-cell table:formula="of:=TAN(RADIANS([.R237]/2))*TAN(RADIANS([.R237]/2))" office:value-type="float" office:value="0.0430318483185944" calcext:value-type="float">
            <text:p>0.0430318483185944</text:p>
          </table:table-cell>
          <table:table-cell table:formula="of:=4*DEGREES([.U237]*SIN(2*RADIANS([.I237]))-2*[.K237]*SIN(RADIANS([.J237]))+4*[.K237]*[.U237]*SIN(RADIANS([.J237]))*COS(2*RADIANS([.I237]))-0.5*[.U237]*[.U237]*SIN(4*RADIANS([.I237]))-1.25*[.K237]*[.K237]*SIN(2*RADIANS([.J237])))" office:value-type="float" office:value="-14.2260413383504" calcext:value-type="float">
            <text:p>-14.2260413383504</text:p>
          </table:table-cell>
          <table:table-cell table:formula="of:=DEGREES(ACOS(COS(RADIANS(90.833))/(COS(RADIANS([.$B$3]))*COS(RADIANS([.T237])))-TAN(RADIANS([.$B$3]))*TAN(RADIANS([.T237]))))" office:value-type="float" office:value="88.0158435876121" calcext:value-type="float">
            <text:p>88.0158435876121</text:p>
          </table:table-cell>
          <table:table-cell table:style-name="ce22" table:formula="of:=(720-4*[.$B$4]-[.V237]+[.$B$5]*60)/1440" office:value-type="time" office:time-value="PT12H14M28.943360301S" calcext:value-type="time">
            <text:p>12:14:28</text:p>
          </table:table-cell>
          <table:table-cell table:style-name="ce8" table:formula="of:=[.X237]-[.W237]*4/1440" office:value-type="time" office:time-value="PT06H22M25.140899274S" calcext:value-type="time">
            <text:p>6:22:25</text:p>
          </table:table-cell>
          <table:table-cell table:style-name="ce8" table:formula="of:=[.X237]+[.W237]*4/1440" office:value-type="time" office:time-value="PT18H06M32.745821328S" calcext:value-type="time">
            <text:p>18:06:32</text:p>
          </table:table-cell>
          <table:table-cell table:style-name="ce11" table:formula="of:=8*[.W237]" office:value-type="float" office:value="704.126748700897" calcext:value-type="float">
            <text:p>704.126748700897</text:p>
          </table:table-cell>
          <table:table-cell table:formula="of:=MOD([.E237]*1440+[.V237]+4*[.$B$4]-60*[.$B$5];1440)" office:value-type="float" office:value="1401.51761066165" calcext:value-type="float">
            <text:p>1401.51761066165</text:p>
          </table:table-cell>
          <table:table-cell table:formula="of:=IF([.AB237]/4&lt;0;[.AB237]/4+180;[.AB237]/4-180)" office:value-type="float" office:value="170.379402665412" calcext:value-type="float">
            <text:p>170.379402665412</text:p>
          </table:table-cell>
          <table:table-cell table:formula="of:=DEGREES(ACOS(SIN(RADIANS([.$B$3]))*SIN(RADIANS([.T237]))+COS(RADIANS([.$B$3]))*COS(RADIANS([.T237]))*COS(RADIANS([.AC237]))))" office:value-type="float" office:value="170.373554759551" calcext:value-type="float">
            <text:p>170.373554759551</text:p>
          </table:table-cell>
          <table:table-cell table:formula="of:=90-[.AD237]" office:value-type="float" office:value="-80.3735547595506" calcext:value-type="float">
            <text:p>-80.3735547595506</text:p>
          </table:table-cell>
          <table:table-cell table:formula="of:=IF([.AE237]&gt;85;0;IF([.AE237]&gt;5;58.1/TAN(RADIANS([.AE237]))-0.07/POWER(TAN(RADIANS([.AE237]));3)+0.000086/POWER(TAN(RADIANS([.AE237]));5);IF([.AE237]&gt;-0.575;1735+[.AE237]*(-518.2+[.AE237]*(103.4+[.AE237]*(-12.79+[.AE237]*0.711)));-20.772/TAN(RADIANS([.AE237])))))/3600" office:value-type="float" office:value="0.000978662032330723" calcext:value-type="float">
            <text:p>0.000978662032330723</text:p>
          </table:table-cell>
          <table:table-cell table:formula="of:=[.AE237]+[.AF237]" office:value-type="float" office:value="-80.3725760975182" calcext:value-type="float">
            <text:p>-80.3725760975182</text:p>
          </table:table-cell>
          <table:table-cell table:formula="of:=IF([.AC237]&gt;0;MOD(DEGREES(ACOS(((SIN(RADIANS([.$B$3]))*COS(RADIANS([.AD237])))-SIN(RADIANS([.T237])))/(COS(RADIANS([.$B$3]))*SIN(RADIANS([.AD237])))))+180;360);MOD(540-DEGREES(ACOS(((SIN(RADIANS([.$B$3]))*COS(RADIANS([.AD237])))-SIN(RADIANS([.T237])))/(COS(RADIANS([.$B$3]))*SIN(RADIANS([.AD237])))));360))" office:value-type="float" office:value="256.15723691195" calcext:value-type="float">
            <text:p>256.1572369119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37]+0.1/24" office:value-type="time" office:time-value="PT23H42M00S" calcext:value-type="time">
            <text:p>23:42:00</text:p>
          </table:table-cell>
          <table:table-cell table:style-name="ce9" table:formula="of:=[.D238]+2415018.5+[.E238]-[.$B$5]/24" office:value-type="float" office:value="2460353.19583333" calcext:value-type="float">
            <text:p>2460353.20</text:p>
          </table:table-cell>
          <table:table-cell table:style-name="ce10" table:formula="of:=([.F238]-2451545)/36525" office:value-type="float" office:value="0.241155258955053" calcext:value-type="float">
            <text:p>0.24115526</text:p>
          </table:table-cell>
          <table:table-cell/>
          <table:table-cell table:formula="of:=MOD(280.46646+[.G238]*(36000.76983+[.G238]*0.0003032);360)" office:value-type="float" office:value="322.241448567756" calcext:value-type="float">
            <text:p>322.241448567756</text:p>
          </table:table-cell>
          <table:table-cell table:formula="of:=357.52911+[.G238]*(35999.05029-0.0001537*[.G238])" office:value-type="float" office:value="9038.88939588236" calcext:value-type="float">
            <text:p>9038.88939588236</text:p>
          </table:table-cell>
          <table:table-cell table:formula="of:=0.016708634-[.G238]*(0.000042037+0.0000001267*[.G238])" office:value-type="float" office:value="0.016698489188032" calcext:value-type="float">
            <text:p>0.016698489188032</text:p>
          </table:table-cell>
          <table:table-cell table:formula="of:=SIN(RADIANS([.J238]))*(1.914602-[.G238]*(0.004817+0.000014*[.G238]))+SIN(RADIANS(2*[.J238]))*(0.019993-0.000101*[.G238])+SIN(RADIANS(3*[.J238]))*0.000289" office:value-type="float" office:value="1.22106808485621" calcext:value-type="float">
            <text:p>1.22106808485621</text:p>
          </table:table-cell>
          <table:table-cell table:formula="of:=[.I238]+[.L238]" office:value-type="float" office:value="323.462516652613" calcext:value-type="float">
            <text:p>323.462516652613</text:p>
          </table:table-cell>
          <table:table-cell table:formula="of:=[.J238]+[.L238]" office:value-type="float" office:value="9040.11046396722" calcext:value-type="float">
            <text:p>9040.11046396722</text:p>
          </table:table-cell>
          <table:table-cell table:formula="of:=(1.000001018*(1-[.K238]*[.K238]))/(1+[.K238]*COS(RADIANS([.N238])))" office:value-type="float" office:value="0.987115657800557" calcext:value-type="float">
            <text:p>0.987115657800557</text:p>
          </table:table-cell>
          <table:table-cell table:formula="of:=[.M238]-0.00569-0.00478*SIN(RADIANS(125.04-1934.136*[.G238]))" office:value-type="float" office:value="323.455301004625" calcext:value-type="float">
            <text:p>323.455301004625</text:p>
          </table:table-cell>
          <table:table-cell table:formula="of:=23+(26+((21.448-[.G238]*(46.815+[.G238]*(0.00059-[.G238]*0.001813))))/60)/60" office:value-type="float" office:value="23.436155085463" calcext:value-type="float">
            <text:p>23.436155085463</text:p>
          </table:table-cell>
          <table:table-cell table:formula="of:=[.Q238]+0.00256*COS(RADIANS(125.04-1934.136*[.G238]))" office:value-type="float" office:value="23.4385811882328" calcext:value-type="float">
            <text:p>23.4385811882328</text:p>
          </table:table-cell>
          <table:table-cell table:formula="of:=DEGREES(ATAN2(COS(RADIANS([.P238]));COS(RADIANS([.R238]))*SIN(RADIANS([.P238]))))" office:value-type="float" office:value="-34.2162110033636" calcext:value-type="float">
            <text:p>-34.2162110033636</text:p>
          </table:table-cell>
          <table:table-cell table:formula="of:=DEGREES(ASIN(SIN(RADIANS([.R238]))*SIN(RADIANS([.P238]))))" office:value-type="float" office:value="-13.7006714175175" calcext:value-type="float">
            <text:p>-13.7006714175175</text:p>
          </table:table-cell>
          <table:table-cell table:formula="of:=TAN(RADIANS([.R238]/2))*TAN(RADIANS([.R238]/2))" office:value-type="float" office:value="0.0430318483248746" calcext:value-type="float">
            <text:p>0.0430318483248746</text:p>
          </table:table-cell>
          <table:table-cell table:formula="of:=4*DEGREES([.U238]*SIN(2*RADIANS([.I238]))-2*[.K238]*SIN(RADIANS([.J238]))+4*[.K238]*[.U238]*SIN(RADIANS([.J238]))*COS(2*RADIANS([.I238]))-0.5*[.U238]*[.U238]*SIN(4*RADIANS([.I238]))-1.25*[.K238]*[.K238]*SIN(2*RADIANS([.J238])))" office:value-type="float" office:value="-14.2259974789263" calcext:value-type="float">
            <text:p>-14.2259974789263</text:p>
          </table:table-cell>
          <table:table-cell table:formula="of:=DEGREES(ACOS(COS(RADIANS(90.833))/(COS(RADIANS([.$B$3]))*COS(RADIANS([.T238])))-TAN(RADIANS([.$B$3]))*TAN(RADIANS([.T238]))))" office:value-type="float" office:value="88.0161391378271" calcext:value-type="float">
            <text:p>88.0161391378271</text:p>
          </table:table-cell>
          <table:table-cell table:style-name="ce22" table:formula="of:=(720-4*[.$B$4]-[.V238]+[.$B$5]*60)/1440" office:value-type="time" office:time-value="PT12H14M28.940728736S" calcext:value-type="time">
            <text:p>12:14:28</text:p>
          </table:table-cell>
          <table:table-cell table:style-name="ce8" table:formula="of:=[.X238]-[.W238]*4/1440" office:value-type="time" office:time-value="PT06H22M25.067335657S" calcext:value-type="time">
            <text:p>6:22:25</text:p>
          </table:table-cell>
          <table:table-cell table:style-name="ce8" table:formula="of:=[.X238]+[.W238]*4/1440" office:value-type="time" office:time-value="PT18H06M32.814121814S" calcext:value-type="time">
            <text:p>18:06:32</text:p>
          </table:table-cell>
          <table:table-cell table:style-name="ce11" table:formula="of:=8*[.W238]" office:value-type="float" office:value="704.129113102617" calcext:value-type="float">
            <text:p>704.129113102617</text:p>
          </table:table-cell>
          <table:table-cell table:formula="of:=MOD([.E238]*1440+[.V238]+4*[.$B$4]-60*[.$B$5];1440)" office:value-type="float" office:value="1407.51765452107" calcext:value-type="float">
            <text:p>1407.51765452107</text:p>
          </table:table-cell>
          <table:table-cell table:formula="of:=IF([.AB238]/4&lt;0;[.AB238]/4+180;[.AB238]/4-180)" office:value-type="float" office:value="171.879413630268" calcext:value-type="float">
            <text:p>171.879413630268</text:p>
          </table:table-cell>
          <table:table-cell table:formula="of:=DEGREES(ACOS(SIN(RADIANS([.$B$3]))*SIN(RADIANS([.T238]))+COS(RADIANS([.$B$3]))*COS(RADIANS([.T238]))*COS(RADIANS([.AC238]))))" office:value-type="float" office:value="171.794373466745" calcext:value-type="float">
            <text:p>171.794373466745</text:p>
          </table:table-cell>
          <table:table-cell table:formula="of:=90-[.AD238]" office:value-type="float" office:value="-81.7943734667445" calcext:value-type="float">
            <text:p>-81.7943734667445</text:p>
          </table:table-cell>
          <table:table-cell table:formula="of:=IF([.AE238]&gt;85;0;IF([.AE238]&gt;5;58.1/TAN(RADIANS([.AE238]))-0.07/POWER(TAN(RADIANS([.AE238]));3)+0.000086/POWER(TAN(RADIANS([.AE238]));5);IF([.AE238]&gt;-0.575;1735+[.AE238]*(-518.2+[.AE238]*(103.4+[.AE238]*(-12.79+[.AE238]*0.711)));-20.772/TAN(RADIANS([.AE238])))))/3600" office:value-type="float" office:value="0.000832048098912683" calcext:value-type="float">
            <text:p>0.000832048098912683</text:p>
          </table:table-cell>
          <table:table-cell table:formula="of:=[.AE238]+[.AF238]" office:value-type="float" office:value="-81.7935414186456" calcext:value-type="float">
            <text:p>-81.7935414186456</text:p>
          </table:table-cell>
          <table:table-cell table:formula="of:=IF([.AC238]&gt;0;MOD(DEGREES(ACOS(((SIN(RADIANS([.$B$3]))*COS(RADIANS([.AD238])))-SIN(RADIANS([.T238])))/(COS(RADIANS([.$B$3]))*SIN(RADIANS([.AD238])))))+180;360);MOD(540-DEGREES(ACOS(((SIN(RADIANS([.$B$3]))*COS(RADIANS([.AD238])))-SIN(RADIANS([.T238])))/(COS(RADIANS([.$B$3]))*SIN(RADIANS([.AD238])))));360))" office:value-type="float" office:value="254.059090093627" calcext:value-type="float">
            <text:p>254.0590900936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38]+0.1/24" office:value-type="time" office:time-value="PT23H48M00S" calcext:value-type="time">
            <text:p>23:48:00</text:p>
          </table:table-cell>
          <table:table-cell table:style-name="ce9" table:formula="of:=[.D239]+2415018.5+[.E239]-[.$B$5]/24" office:value-type="float" office:value="2460353.2" calcext:value-type="float">
            <text:p>2460353.20</text:p>
          </table:table-cell>
          <table:table-cell table:style-name="ce10" table:formula="of:=([.F239]-2451545)/36525" office:value-type="float" office:value="0.241155373032175" calcext:value-type="float">
            <text:p>0.24115537</text:p>
          </table:table-cell>
          <table:table-cell/>
          <table:table-cell table:formula="of:=MOD(280.46646+[.G239]*(36000.76983+[.G239]*0.0003032);360)" office:value-type="float" office:value="322.245555431988" calcext:value-type="float">
            <text:p>322.245555431988</text:p>
          </table:table-cell>
          <table:table-cell table:formula="of:=357.52911+[.G239]*(35999.05029-0.0001537*[.G239])" office:value-type="float" office:value="9038.89350255041" calcext:value-type="float">
            <text:p>9038.89350255041</text:p>
          </table:table-cell>
          <table:table-cell table:formula="of:=0.016708634-[.G239]*(0.000042037+0.0000001267*[.G239])" office:value-type="float" office:value="0.0166984891832296" calcext:value-type="float">
            <text:p>0.0166984891832296</text:p>
          </table:table-cell>
          <table:table-cell table:formula="of:=SIN(RADIANS([.J239]))*(1.914602-[.G239]*(0.004817+0.000014*[.G239]))+SIN(RADIANS(2*[.J239]))*(0.019993-0.000101*[.G239])+SIN(RADIANS(3*[.J239]))*0.000289" office:value-type="float" office:value="1.2211754077889" calcext:value-type="float">
            <text:p>1.2211754077889</text:p>
          </table:table-cell>
          <table:table-cell table:formula="of:=[.I239]+[.L239]" office:value-type="float" office:value="323.466730839777" calcext:value-type="float">
            <text:p>323.466730839777</text:p>
          </table:table-cell>
          <table:table-cell table:formula="of:=[.J239]+[.L239]" office:value-type="float" office:value="9040.1146779582" calcext:value-type="float">
            <text:p>9040.1146779582</text:p>
          </table:table-cell>
          <table:table-cell table:formula="of:=(1.000001018*(1-[.K239]*[.K239]))/(1+[.K239]*COS(RADIANS([.N239])))" office:value-type="float" office:value="0.987116429040849" calcext:value-type="float">
            <text:p>0.987116429040849</text:p>
          </table:table-cell>
          <table:table-cell table:formula="of:=[.M239]-0.00569-0.00478*SIN(RADIANS(125.04-1934.136*[.G239]))" office:value-type="float" office:value="323.459515209233" calcext:value-type="float">
            <text:p>323.459515209233</text:p>
          </table:table-cell>
          <table:table-cell table:formula="of:=23+(26+((21.448-[.G239]*(46.815+[.G239]*(0.00059-[.G239]*0.001813))))/60)/60" office:value-type="float" office:value="23.4361550839795" calcext:value-type="float">
            <text:p>23.4361550839795</text:p>
          </table:table-cell>
          <table:table-cell table:formula="of:=[.Q239]+0.00256*COS(RADIANS(125.04-1934.136*[.G239]))" office:value-type="float" office:value="23.4385811898958" calcext:value-type="float">
            <text:p>23.4385811898958</text:p>
          </table:table-cell>
          <table:table-cell table:formula="of:=DEGREES(ATAN2(COS(RADIANS([.P239]));COS(RADIANS([.R239]))*SIN(RADIANS([.P239]))))" office:value-type="float" office:value="-34.2121147580012" calcext:value-type="float">
            <text:p>-34.2121147580012</text:p>
          </table:table-cell>
          <table:table-cell table:formula="of:=DEGREES(ASIN(SIN(RADIANS([.R239]))*SIN(RADIANS([.P239]))))" office:value-type="float" office:value="-13.6992852440067" calcext:value-type="float">
            <text:p>-13.6992852440067</text:p>
          </table:table-cell>
          <table:table-cell table:formula="of:=TAN(RADIANS([.R239]/2))*TAN(RADIANS([.R239]/2))" office:value-type="float" office:value="0.0430318483311547" calcext:value-type="float">
            <text:p>0.0430318483311547</text:p>
          </table:table-cell>
          <table:table-cell table:formula="of:=4*DEGREES([.U239]*SIN(2*RADIANS([.I239]))-2*[.K239]*SIN(RADIANS([.J239]))+4*[.K239]*[.U239]*SIN(RADIANS([.J239]))*COS(2*RADIANS([.I239]))-0.5*[.U239]*[.U239]*SIN(4*RADIANS([.I239]))-1.25*[.K239]*[.K239]*SIN(2*RADIANS([.J239])))" office:value-type="float" office:value="-14.2259533978709" calcext:value-type="float">
            <text:p>-14.2259533978709</text:p>
          </table:table-cell>
          <table:table-cell table:formula="of:=DEGREES(ACOS(COS(RADIANS(90.833))/(COS(RADIANS([.$B$3]))*COS(RADIANS([.T239])))-TAN(RADIANS([.$B$3]))*TAN(RADIANS([.T239]))))" office:value-type="float" office:value="88.0164346989556" calcext:value-type="float">
            <text:p>88.0164346989556</text:p>
          </table:table-cell>
          <table:table-cell table:style-name="ce22" table:formula="of:=(720-4*[.$B$4]-[.V239]+[.$B$5]*60)/1440" office:value-type="time" office:time-value="PT12H14M28.938083872S" calcext:value-type="time">
            <text:p>12:14:28</text:p>
          </table:table-cell>
          <table:table-cell table:style-name="ce8" table:formula="of:=[.X239]-[.W239]*4/1440" office:value-type="time" office:time-value="PT06H22M24.993756123S" calcext:value-type="time">
            <text:p>6:22:24</text:p>
          </table:table-cell>
          <table:table-cell table:style-name="ce8" table:formula="of:=[.X239]+[.W239]*4/1440" office:value-type="time" office:time-value="PT18H06M32.882411622S" calcext:value-type="time">
            <text:p>18:06:32</text:p>
          </table:table-cell>
          <table:table-cell table:style-name="ce11" table:formula="of:=8*[.W239]" office:value-type="float" office:value="704.131477591645" calcext:value-type="float">
            <text:p>704.131477591645</text:p>
          </table:table-cell>
          <table:table-cell table:formula="of:=MOD([.E239]*1440+[.V239]+4*[.$B$4]-60*[.$B$5];1440)" office:value-type="float" office:value="1413.51769860213" calcext:value-type="float">
            <text:p>1413.51769860213</text:p>
          </table:table-cell>
          <table:table-cell table:formula="of:=IF([.AB239]/4&lt;0;[.AB239]/4+180;[.AB239]/4-180)" office:value-type="float" office:value="173.379424650532" calcext:value-type="float">
            <text:p>173.379424650532</text:p>
          </table:table-cell>
          <table:table-cell table:formula="of:=DEGREES(ACOS(SIN(RADIANS([.$B$3]))*SIN(RADIANS([.T239]))+COS(RADIANS([.$B$3]))*COS(RADIANS([.T239]))*COS(RADIANS([.AC239]))))" office:value-type="float" office:value="173.197201975458" calcext:value-type="float">
            <text:p>173.197201975458</text:p>
          </table:table-cell>
          <table:table-cell table:formula="of:=90-[.AD239]" office:value-type="float" office:value="-83.1972019754578" calcext:value-type="float">
            <text:p>-83.1972019754578</text:p>
          </table:table-cell>
          <table:table-cell table:formula="of:=IF([.AE239]&gt;85;0;IF([.AE239]&gt;5;58.1/TAN(RADIANS([.AE239]))-0.07/POWER(TAN(RADIANS([.AE239]));3)+0.000086/POWER(TAN(RADIANS([.AE239]));5);IF([.AE239]&gt;-0.575;1735+[.AE239]*(-518.2+[.AE239]*(103.4+[.AE239]*(-12.79+[.AE239]*0.711)));-20.772/TAN(RADIANS([.AE239])))))/3600" office:value-type="float" office:value="0.000688316629180215" calcext:value-type="float">
            <text:p>0.000688316629180215</text:p>
          </table:table-cell>
          <table:table-cell table:formula="of:=[.AE239]+[.AF239]" office:value-type="float" office:value="-83.1965136588286" calcext:value-type="float">
            <text:p>-83.1965136588286</text:p>
          </table:table-cell>
          <table:table-cell table:formula="of:=IF([.AC239]&gt;0;MOD(DEGREES(ACOS(((SIN(RADIANS([.$B$3]))*COS(RADIANS([.AD239])))-SIN(RADIANS([.T239])))/(COS(RADIANS([.$B$3]))*SIN(RADIANS([.AD239])))))+180;360);MOD(540-DEGREES(ACOS(((SIN(RADIANS([.$B$3]))*COS(RADIANS([.AD239])))-SIN(RADIANS([.T239])))/(COS(RADIANS([.$B$3]))*SIN(RADIANS([.AD239])))));360))" office:value-type="float" office:value="251.022296385507" calcext:value-type="float">
            <text:p>251.02229638550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39]+0.1/24" office:value-type="time" office:time-value="PT23H54M00S" calcext:value-type="time">
            <text:p>23:54:00</text:p>
          </table:table-cell>
          <table:table-cell table:style-name="ce9" table:formula="of:=[.D240]+2415018.5+[.E240]-[.$B$5]/24" office:value-type="float" office:value="2460353.20416667" calcext:value-type="float">
            <text:p>2460353.20</text:p>
          </table:table-cell>
          <table:table-cell table:style-name="ce10" table:formula="of:=([.F240]-2451545)/36525" office:value-type="float" office:value="0.241155487109284" calcext:value-type="float">
            <text:p>0.24115549</text:p>
          </table:table-cell>
          <table:table-cell/>
          <table:table-cell table:formula="of:=MOD(280.46646+[.G240]*(36000.76983+[.G240]*0.0003032);360)" office:value-type="float" office:value="322.249662295761" calcext:value-type="float">
            <text:p>322.249662295761</text:p>
          </table:table-cell>
          <table:table-cell table:formula="of:=357.52911+[.G240]*(35999.05029-0.0001537*[.G240])" office:value-type="float" office:value="9038.89760921799" calcext:value-type="float">
            <text:p>9038.89760921799</text:p>
          </table:table-cell>
          <table:table-cell table:formula="of:=0.016708634-[.G240]*(0.000042037+0.0000001267*[.G240])" office:value-type="float" office:value="0.0166984891784271" calcext:value-type="float">
            <text:p>0.0166984891784271</text:p>
          </table:table-cell>
          <table:table-cell table:formula="of:=SIN(RADIANS([.J240]))*(1.914602-[.G240]*(0.004817+0.000014*[.G240]))+SIN(RADIANS(2*[.J240]))*(0.019993-0.000101*[.G240])+SIN(RADIANS(3*[.J240]))*0.000289" office:value-type="float" office:value="1.22128272412465" calcext:value-type="float">
            <text:p>1.22128272412465</text:p>
          </table:table-cell>
          <table:table-cell table:formula="of:=[.I240]+[.L240]" office:value-type="float" office:value="323.470945019885" calcext:value-type="float">
            <text:p>323.470945019885</text:p>
          </table:table-cell>
          <table:table-cell table:formula="of:=[.J240]+[.L240]" office:value-type="float" office:value="9040.11889194212" calcext:value-type="float">
            <text:p>9040.11889194212</text:p>
          </table:table-cell>
          <table:table-cell table:formula="of:=(1.000001018*(1-[.K240]*[.K240]))/(1+[.K240]*COS(RADIANS([.N240])))" office:value-type="float" office:value="0.987117200348383" calcext:value-type="float">
            <text:p>0.987117200348383</text:p>
          </table:table-cell>
          <table:table-cell table:formula="of:=[.M240]-0.00569-0.00478*SIN(RADIANS(125.04-1934.136*[.G240]))" office:value-type="float" office:value="323.463729406786" calcext:value-type="float">
            <text:p>323.463729406786</text:p>
          </table:table-cell>
          <table:table-cell table:formula="of:=23+(26+((21.448-[.G240]*(46.815+[.G240]*(0.00059-[.G240]*0.001813))))/60)/60" office:value-type="float" office:value="23.436155082496" calcext:value-type="float">
            <text:p>23.436155082496</text:p>
          </table:table-cell>
          <table:table-cell table:formula="of:=[.Q240]+0.00256*COS(RADIANS(125.04-1934.136*[.G240]))" office:value-type="float" office:value="23.4385811915588" calcext:value-type="float">
            <text:p>23.4385811915588</text:p>
          </table:table-cell>
          <table:table-cell table:formula="of:=DEGREES(ATAN2(COS(RADIANS([.P240]));COS(RADIANS([.R240]))*SIN(RADIANS([.P240]))))" office:value-type="float" office:value="-34.2080185678116" calcext:value-type="float">
            <text:p>-34.2080185678116</text:p>
          </table:table-cell>
          <table:table-cell table:formula="of:=DEGREES(ASIN(SIN(RADIANS([.R240]))*SIN(RADIANS([.P240]))))" office:value-type="float" office:value="-13.6978990054352" calcext:value-type="float">
            <text:p>-13.6978990054352</text:p>
          </table:table-cell>
          <table:table-cell table:formula="of:=TAN(RADIANS([.R240]/2))*TAN(RADIANS([.R240]/2))" office:value-type="float" office:value="0.0430318483374347" calcext:value-type="float">
            <text:p>0.0430318483374347</text:p>
          </table:table-cell>
          <table:table-cell table:formula="of:=4*DEGREES([.U240]*SIN(2*RADIANS([.I240]))-2*[.K240]*SIN(RADIANS([.J240]))+4*[.K240]*[.U240]*SIN(RADIANS([.J240]))*COS(2*RADIANS([.I240]))-0.5*[.U240]*[.U240]*SIN(4*RADIANS([.I240]))-1.25*[.K240]*[.K240]*SIN(2*RADIANS([.J240])))" office:value-type="float" office:value="-14.2259090952061" calcext:value-type="float">
            <text:p>-14.2259090952061</text:p>
          </table:table-cell>
          <table:table-cell table:formula="of:=DEGREES(ACOS(COS(RADIANS(90.833))/(COS(RADIANS([.$B$3]))*COS(RADIANS([.T240])))-TAN(RADIANS([.$B$3]))*TAN(RADIANS([.T240]))))" office:value-type="float" office:value="88.0167302709299" calcext:value-type="float">
            <text:p>88.0167302709299</text:p>
          </table:table-cell>
          <table:table-cell table:style-name="ce22" table:formula="of:=(720-4*[.$B$4]-[.V240]+[.$B$5]*60)/1440" office:value-type="time" office:time-value="PT12H14M28.935425712S" calcext:value-type="time">
            <text:p>12:14:28</text:p>
          </table:table-cell>
          <table:table-cell table:style-name="ce8" table:formula="of:=[.X240]-[.W240]*4/1440" office:value-type="time" office:time-value="PT06H22M24.920160689S" calcext:value-type="time">
            <text:p>6:22:24</text:p>
          </table:table-cell>
          <table:table-cell table:style-name="ce8" table:formula="of:=[.X240]+[.W240]*4/1440" office:value-type="time" office:time-value="PT18H06M32.950690736S" calcext:value-type="time">
            <text:p>18:06:32</text:p>
          </table:table-cell>
          <table:table-cell table:style-name="ce11" table:formula="of:=8*[.W240]" office:value-type="float" office:value="704.133842167439" calcext:value-type="float">
            <text:p>704.133842167439</text:p>
          </table:table-cell>
          <table:table-cell table:formula="of:=MOD([.E240]*1440+[.V240]+4*[.$B$4]-60*[.$B$5];1440)" office:value-type="float" office:value="1419.51774290479" calcext:value-type="float">
            <text:p>1419.51774290479</text:p>
          </table:table-cell>
          <table:table-cell table:formula="of:=IF([.AB240]/4&lt;0;[.AB240]/4+180;[.AB240]/4-180)" office:value-type="float" office:value="174.879435726198" calcext:value-type="float">
            <text:p>174.879435726198</text:p>
          </table:table-cell>
          <table:table-cell table:formula="of:=DEGREES(ACOS(SIN(RADIANS([.$B$3]))*SIN(RADIANS([.T240]))+COS(RADIANS([.$B$3]))*COS(RADIANS([.T240]))*COS(RADIANS([.AC240]))))" office:value-type="float" office:value="174.568013285842" calcext:value-type="float">
            <text:p>174.568013285842</text:p>
          </table:table-cell>
          <table:table-cell table:formula="of:=90-[.AD240]" office:value-type="float" office:value="-84.5680132858419" calcext:value-type="float">
            <text:p>-84.5680132858419</text:p>
          </table:table-cell>
          <table:table-cell table:formula="of:=IF([.AE240]&gt;85;0;IF([.AE240]&gt;5;58.1/TAN(RADIANS([.AE240]))-0.07/POWER(TAN(RADIANS([.AE240]));3)+0.000086/POWER(TAN(RADIANS([.AE240]));5);IF([.AE240]&gt;-0.575;1735+[.AE240]*(-518.2+[.AE240]*(103.4+[.AE240]*(-12.79+[.AE240]*0.711)));-20.772/TAN(RADIANS([.AE240])))))/3600" office:value-type="float" office:value="0.000548675779143034" calcext:value-type="float">
            <text:p>0.000548675779143034</text:p>
          </table:table-cell>
          <table:table-cell table:formula="of:=[.AE240]+[.AF240]" office:value-type="float" office:value="-84.5674646100628" calcext:value-type="float">
            <text:p>-84.5674646100628</text:p>
          </table:table-cell>
          <table:table-cell table:formula="of:=IF([.AC240]&gt;0;MOD(DEGREES(ACOS(((SIN(RADIANS([.$B$3]))*COS(RADIANS([.AD240])))-SIN(RADIANS([.T240])))/(COS(RADIANS([.$B$3]))*SIN(RADIANS([.AD240])))))+180;360);MOD(540-DEGREES(ACOS(((SIN(RADIANS([.$B$3]))*COS(RADIANS([.AD240])))-SIN(RADIANS([.T240])))/(COS(RADIANS([.$B$3]))*SIN(RADIANS([.AD240])))));360))" office:value-type="float" office:value="246.349586021175" calcext:value-type="float">
            <text:p>246.34958602117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4-02-12" calcext:value-type="date">
            <text:p>2/12/2024</text:p>
          </table:table-cell>
          <table:table-cell table:style-name="ce8" table:formula="of:=[.E240]+0.1/24" office:value-type="time" office:time-value="PT24H00M00S" calcext:value-type="time">
            <text:p>0:00:00</text:p>
          </table:table-cell>
          <table:table-cell table:style-name="ce9" table:formula="of:=[.D241]+2415018.5+[.E241]-[.$B$5]/24" office:value-type="float" office:value="2460353.20833333" calcext:value-type="float">
            <text:p>2460353.21</text:p>
          </table:table-cell>
          <table:table-cell table:style-name="ce10" table:formula="of:=([.F241]-2451545)/36525" office:value-type="float" office:value="0.241155601186406" calcext:value-type="float">
            <text:p>0.24115560</text:p>
          </table:table-cell>
          <table:table-cell/>
          <table:table-cell table:formula="of:=MOD(280.46646+[.G241]*(36000.76983+[.G241]*0.0003032);360)" office:value-type="float" office:value="322.253769159992" calcext:value-type="float">
            <text:p>322.253769159992</text:p>
          </table:table-cell>
          <table:table-cell table:formula="of:=357.52911+[.G241]*(35999.05029-0.0001537*[.G241])" office:value-type="float" office:value="9038.90171588604" calcext:value-type="float">
            <text:p>9038.90171588604</text:p>
          </table:table-cell>
          <table:table-cell table:formula="of:=0.016708634-[.G241]*(0.000042037+0.0000001267*[.G241])" office:value-type="float" office:value="0.0166984891736247" calcext:value-type="float">
            <text:p>0.0166984891736247</text:p>
          </table:table-cell>
          <table:table-cell table:formula="of:=SIN(RADIANS([.J241]))*(1.914602-[.G241]*(0.004817+0.000014*[.G241]))+SIN(RADIANS(2*[.J241]))*(0.019993-0.000101*[.G241])+SIN(RADIANS(3*[.J241]))*0.000289" office:value-type="float" office:value="1.2213900338868" calcext:value-type="float">
            <text:p>1.2213900338868</text:p>
          </table:table-cell>
          <table:table-cell table:formula="of:=[.I241]+[.L241]" office:value-type="float" office:value="323.475159193879" calcext:value-type="float">
            <text:p>323.475159193879</text:p>
          </table:table-cell>
          <table:table-cell table:formula="of:=[.J241]+[.L241]" office:value-type="float" office:value="9040.12310591993" calcext:value-type="float">
            <text:p>9040.12310591993</text:p>
          </table:table-cell>
          <table:table-cell table:formula="of:=(1.000001018*(1-[.K241]*[.K241]))/(1+[.K241]*COS(RADIANS([.N241])))" office:value-type="float" office:value="0.987117971723327" calcext:value-type="float">
            <text:p>0.987117971723327</text:p>
          </table:table-cell>
          <table:table-cell table:formula="of:=[.M241]-0.00569-0.00478*SIN(RADIANS(125.04-1934.136*[.G241]))" office:value-type="float" office:value="323.467943598224" calcext:value-type="float">
            <text:p>323.467943598224</text:p>
          </table:table-cell>
          <table:table-cell table:formula="of:=23+(26+((21.448-[.G241]*(46.815+[.G241]*(0.00059-[.G241]*0.001813))))/60)/60" office:value-type="float" office:value="23.4361550810125" calcext:value-type="float">
            <text:p>23.4361550810125</text:p>
          </table:table-cell>
          <table:table-cell table:formula="of:=[.Q241]+0.00256*COS(RADIANS(125.04-1934.136*[.G241]))" office:value-type="float" office:value="23.4385811932218" calcext:value-type="float">
            <text:p>23.4385811932218</text:p>
          </table:table-cell>
          <table:table-cell table:formula="of:=DEGREES(ATAN2(COS(RADIANS([.P241]));COS(RADIANS([.R241]))*SIN(RADIANS([.P241]))))" office:value-type="float" office:value="-34.2039224318776" calcext:value-type="float">
            <text:p>-34.2039224318776</text:p>
          </table:table-cell>
          <table:table-cell table:formula="of:=DEGREES(ASIN(SIN(RADIANS([.R241]))*SIN(RADIANS([.P241]))))" office:value-type="float" office:value="-13.6965127015019" calcext:value-type="float">
            <text:p>-13.6965127015019</text:p>
          </table:table-cell>
          <table:table-cell table:formula="of:=TAN(RADIANS([.R241]/2))*TAN(RADIANS([.R241]/2))" office:value-type="float" office:value="0.0430318483437145" calcext:value-type="float">
            <text:p>0.0430318483437145</text:p>
          </table:table-cell>
          <table:table-cell table:formula="of:=4*DEGREES([.U241]*SIN(2*RADIANS([.I241]))-2*[.K241]*SIN(RADIANS([.J241]))+4*[.K241]*[.U241]*SIN(RADIANS([.J241]))*COS(2*RADIANS([.I241]))-0.5*[.U241]*[.U241]*SIN(4*RADIANS([.I241]))-1.25*[.K241]*[.K241]*SIN(2*RADIANS([.J241])))" office:value-type="float" office:value="-14.225864570934" calcext:value-type="float">
            <text:p>-14.225864570934</text:p>
          </table:table-cell>
          <table:table-cell table:formula="of:=DEGREES(ACOS(COS(RADIANS(90.833))/(COS(RADIANS([.$B$3]))*COS(RADIANS([.T241])))-TAN(RADIANS([.$B$3]))*TAN(RADIANS([.T241]))))" office:value-type="float" office:value="88.0170258538141" calcext:value-type="float">
            <text:p>88.0170258538141</text:p>
          </table:table-cell>
          <table:table-cell table:style-name="ce22" table:formula="of:=(720-4*[.$B$4]-[.V241]+[.$B$5]*60)/1440" office:value-type="time" office:time-value="PT12H14M28.932754256S" calcext:value-type="time">
            <text:p>12:14:28</text:p>
          </table:table-cell>
          <table:table-cell table:style-name="ce8" table:formula="of:=[.X241]-[.W241]*4/1440" office:value-type="time" office:time-value="PT06H22M24.846549341S" calcext:value-type="time">
            <text:p>6:22:24</text:p>
          </table:table-cell>
          <table:table-cell table:style-name="ce8" table:formula="of:=[.X241]+[.W241]*4/1440" office:value-type="time" office:time-value="PT18H06M33.018959171S" calcext:value-type="time">
            <text:p>18:06:33</text:p>
          </table:table-cell>
          <table:table-cell table:style-name="ce11" table:formula="of:=8*[.W241]" office:value-type="float" office:value="704.136206830512" calcext:value-type="float">
            <text:p>704.136206830512</text:p>
          </table:table-cell>
          <table:table-cell table:formula="of:=MOD([.E241]*1440+[.V241]+4*[.$B$4]-60*[.$B$5];1440)" office:value-type="float" office:value="1425.51778742907" calcext:value-type="float">
            <text:p>1425.51778742907</text:p>
          </table:table-cell>
          <table:table-cell table:formula="of:=IF([.AB241]/4&lt;0;[.AB241]/4+180;[.AB241]/4-180)" office:value-type="float" office:value="176.379446857267" calcext:value-type="float">
            <text:p>176.379446857267</text:p>
          </table:table-cell>
          <table:table-cell table:formula="of:=DEGREES(ACOS(SIN(RADIANS([.$B$3]))*SIN(RADIANS([.T241]))+COS(RADIANS([.$B$3]))*COS(RADIANS([.T241]))*COS(RADIANS([.AC241]))))" office:value-type="float" office:value="175.874689272565" calcext:value-type="float">
            <text:p>175.874689272565</text:p>
          </table:table-cell>
          <table:table-cell table:formula="of:=90-[.AD241]" office:value-type="float" office:value="-85.8746892725654" calcext:value-type="float">
            <text:p>-85.8746892725654</text:p>
          </table:table-cell>
          <table:table-cell table:formula="of:=IF([.AE241]&gt;85;0;IF([.AE241]&gt;5;58.1/TAN(RADIANS([.AE241]))-0.07/POWER(TAN(RADIANS([.AE241]));3)+0.000086/POWER(TAN(RADIANS([.AE241]));5);IF([.AE241]&gt;-0.575;1735+[.AE241]*(-518.2+[.AE241]*(103.4+[.AE241]*(-12.79+[.AE241]*0.711)));-20.772/TAN(RADIANS([.AE241])))))/3600" office:value-type="float" office:value="0.000416160850247794" calcext:value-type="float">
            <text:p>0.000416160850247794</text:p>
          </table:table-cell>
          <table:table-cell table:formula="of:=[.AE241]+[.AF241]" office:value-type="float" office:value="-85.8742731117151" calcext:value-type="float">
            <text:p>-85.8742731117151</text:p>
          </table:table-cell>
          <table:table-cell table:formula="of:=IF([.AC241]&gt;0;MOD(DEGREES(ACOS(((SIN(RADIANS([.$B$3]))*COS(RADIANS([.AD241])))-SIN(RADIANS([.T241])))/(COS(RADIANS([.$B$3]))*SIN(RADIANS([.AD241])))))+180;360);MOD(540-DEGREES(ACOS(((SIN(RADIANS([.$B$3]))*COS(RADIANS([.AD241])))-SIN(RADIANS([.T241])))/(COS(RADIANS([.$B$3]))*SIN(RADIANS([.AD241])))));360))" office:value-type="float" office:value="238.52367373752" calcext:value-type="float">
            <text:p>238.52367373752</text:p>
          </table:table-cell>
          <table:table-cell table:number-columns-repeated="990"/>
        </table:table-row>
        <table:table-row table:style-name="ro2" table:number-rows-repeated="10483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Arial Unicode MS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3P0" style:volatile="true">
      <number:hours/>
      <number:text>:</number:text>
      <number:minutes number:style="long"/>
    </number:time-style>
    <number:text-style style:name="N123">
      <number:text-content/>
      <style:map style:condition="value()&lt;=1.7976931348623157E+308" style:apply-style-name="N123P0"/>
    </number:text-style>
    <number:time-style style:name="N125P0" style:volatile="true">
      <number:hours/>
      <number:text>:</number:text>
      <number:minutes number:style="long"/>
      <number:text>:</number:text>
      <number:seconds number:style="long"/>
    </number:time-style>
    <number:text-style style:name="N125">
      <number:text-content/>
      <style:map style:condition="value()&lt;=1.7976931348623157E+308" style:apply-style-name="N125P0"/>
    </number:text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7">
      <number:number number:decimal-places="8" number:min-decimal-places="8" number:min-integer-digits="1"/>
    </number:number-style>
    <number:number-style style:name="N128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29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</number:time-style>
    <number:number-style style:name="N13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$-</number:text>
      <number:number number:decimal-places="0" number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date-style style:name="N10138" number:language="en" number:country="US"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40" number:language="en" number:country="US">
      <number:day/>
      <number:text>-</number:text>
      <number:month number:textual="true"/>
      <number:text>-</number:text>
      <number:year/>
    </number:date-style>
    <number:date-style style:name="N1014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3">00/00/0000</text:date>, <text:time style:data-style-name="N2" text:time-value="13:48:30.2100686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 Cornwall</meta:initial-creator>
    <meta:creation-date>2010-04-20T12:52:34</meta:creation-date>
    <dc:date>2024-02-13T16:09:18.433493674</dc:date>
    <meta:generator>LibreOffice/7.2.7.2$Linux_X86_64 LibreOffice_project/8d71d29d553c0f7dcbfa38fbfda25ee34cce99a2</meta:generator>
    <meta:editing-duration>P11DT2H57M32S</meta:editing-duration>
    <meta:editing-cycles>9</meta:editing-cycles>
    <meta:document-statistic meta:table-count="1" meta:cell-count="724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time-style style:name="N125P0" style:volatile="true">
      <number:hours/>
      <number:text>:</number:text>
      <number:minutes number:style="long"/>
      <number:text>:</number:text>
      <number:seconds number:style="long"/>
    </number:time-style>
    <number:text-style style:name="N125">
      <number:text-content/>
      <style:map style:condition="value()&lt;=1.7976931348623157E+308" style:apply-style-name="N125P0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ignore" chart:right-angled-axes="true"/>
    </style:style>
    <style:style style:name="ch4" style:family="chart" style:data-style-name="N125">
      <style:chart-properties chart:display-label="true" chart:logarithmic="false" chart:minimum="0" chart:maximum="1" chart:interval-major="0.25" chart:interval-minor-divisor="2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247cm" svg:height="6.216cm" xlink:href=".." xlink:type="simple" chart:class="chart:scatter" chart:style-name="ch1">
        <chart:title svg:x="2.36cm" svg:y="0.26cm" chart:style-name="ch2">
          <text:p>Solar Declination</text:p>
        </chart:title>
        <chart:plot-area chart:style-name="ch3" table:cell-range-address="Calculations.E2:Calculations.E241 Calculations.T1:Calculations.T241" chart:data-source-has-labels="row" svg:x="1.175cm" svg:y="1.163cm" svg:width="6.908cm" svg:height="3.948cm">
          <chart:coordinate-region svg:x="2.087cm" svg:y="1.323cm" svg:width="5.518cm" svg:height="3.629cm"/>
          <chart:axis chart:dimension="x" chart:name="primary-x" chart:style-name="ch4">
            <chart:title svg:x="3.712cm" svg:y="5.235cm" chart:style-name="ch5">
              <text:p>Hour of Day</text:p>
            </chart:title>
          </chart:axis>
          <chart:axis chart:dimension="y" chart:name="primary-y" chart:style-name="ch6">
            <chart:title svg:x="0.451cm" svg:y="4.438cm" chart:style-name="ch7">
              <text:p>Declination (deg)</text:p>
            </chart:title>
            <chart:grid chart:style-name="ch8" chart:class="major"/>
          </chart:axis>
          <chart:series chart:style-name="ch9" chart:values-cell-range-address="Calculations.T2:Calculations.T241" chart:label-cell-address="Calculations.T1:Calculations.T1" chart:class="chart:scatter">
            <chart:domain table:cell-range-address="Calculations.E2:Calculations.E241"/>
            <chart:data-point chart:repeated="2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un Declin (deg)</text:p>
                <draw:g>
                  <svg:desc>Calculations.T1:Calculations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16666666666667">
                <text:p>0.00416666666666667</text:p>
                <draw:g>
                  <svg:desc>Calculations.E2:Calculations.E241</svg:desc>
                </draw:g>
              </table:table-cell>
              <table:table-cell office:value-type="float" office:value="-14.0259659420673">
                <text:p>-14.0259659420673</text:p>
                <draw:g>
                  <svg:desc>Calculations.T2:Calculations.T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-14.0245953939127">
                <text:p>-14.0245953939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-14.0232247784125">
                <text:p>-14.0232247784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-14.0218540958805">
                <text:p>-14.0218540958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-14.0204833460195">
                <text:p>-14.0204833460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-14.0191125291429">
                <text:p>-14.019112529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-14.0177416449529">
                <text:p>-14.01774164495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-14.0163706937653">
                <text:p>-14.01637069376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75">
                <text:p>0.0375</text:p>
              </table:table-cell>
              <table:table-cell office:value-type="float" office:value="-14.0149996752822">
                <text:p>-14.01499967528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-14.013628589817">
                <text:p>-14.0136285898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-14.012257437072">
                <text:p>-14.0122574370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">
                <text:p>0.05</text:p>
              </table:table-cell>
              <table:table-cell office:value-type="float" office:value="-14.0108862173628">
                <text:p>-14.01088621736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-14.0095149303917">
                <text:p>-14.00951493039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-14.0081435764721">
                <text:p>-14.00814357647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5">
                <text:p>0.0625</text:p>
              </table:table-cell>
              <table:table-cell office:value-type="float" office:value="-14.0067721553061">
                <text:p>-14.00677215530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-14.0054006670564">
                <text:p>-14.00540066705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-14.0040291118844">
                <text:p>-14.00402911188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5">
                <text:p>0.075</text:p>
              </table:table-cell>
              <table:table-cell office:value-type="float" office:value="-14.0026574894913">
                <text:p>-14.0026574894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-14.0012858001921">
                <text:p>-14.00128580019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13.9999140436885">
                <text:p>-13.99991404368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75">
                <text:p>0.0875</text:p>
              </table:table-cell>
              <table:table-cell office:value-type="float" office:value="-13.9985422202967">
                <text:p>-13.99854222029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-13.9971703297167">
                <text:p>-13.99717032971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-13.9957983722653">
                <text:p>-13.99579837226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">
                <text:p>0.1</text:p>
              </table:table-cell>
              <table:table-cell office:value-type="float" office:value="-13.9944263476424">
                <text:p>-13.99442634764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-13.993054256165">
                <text:p>-13.9930542561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-13.9916820975327">
                <text:p>-13.99168209753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25">
                <text:p>0.1125</text:p>
              </table:table-cell>
              <table:table-cell office:value-type="float" office:value="-13.9903098720627">
                <text:p>-13.99030987206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-13.9889375794547">
                <text:p>-13.98893757945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-13.9875652200256">
                <text:p>-13.98756522002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-13.9861927934758">
                <text:p>-13.98619279347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-13.9848202999669">
                <text:p>-13.98482029996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-13.9834477396615">
                <text:p>-13.98344773966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75">
                <text:p>0.1375</text:p>
              </table:table-cell>
              <table:table-cell office:value-type="float" office:value="-13.9820751122618">
                <text:p>-13.98207511226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-13.9807024180812">
                <text:p>-13.98070241808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-13.9793296568217">
                <text:p>-13.97932965682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">
                <text:p>0.15</text:p>
              </table:table-cell>
              <table:table-cell office:value-type="float" office:value="-13.9779568288">
                <text:p>-13.97795682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-13.9765839337162">
                <text:p>-13.97658393371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-13.9752109718857">
                <text:p>-13.97521097188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25">
                <text:p>0.1625</text:p>
              </table:table-cell>
              <table:table-cell office:value-type="float" office:value="-13.9738379430099">
                <text:p>-13.97383794300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13.9724648474053">
                <text:p>-13.97246484740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-13.9710916847722">
                <text:p>-13.97109168477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5">
                <text:p>0.175</text:p>
              </table:table-cell>
              <table:table-cell office:value-type="float" office:value="-13.9697184554259">
                <text:p>-13.96971845542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-13.9683451590677">
                <text:p>-13.96834515906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-13.9669717960144">
                <text:p>-13.96697179601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75">
                <text:p>0.1875</text:p>
              </table:table-cell>
              <table:table-cell office:value-type="float" office:value="-13.965598365966">
                <text:p>-13.9655983659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-13.9642248690847">
                <text:p>-13.96422486908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5833333333333">
                <text:p>0.195833333333333</text:p>
              </table:table-cell>
              <table:table-cell office:value-type="float" office:value="-13.9628513055323">
                <text:p>-13.96285130553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">
                <text:p>0.2</text:p>
              </table:table-cell>
              <table:table-cell office:value-type="float" office:value="-13.9614776750098">
                <text:p>-13.96147767500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4166666666667">
                <text:p>0.204166666666667</text:p>
              </table:table-cell>
              <table:table-cell office:value-type="float" office:value="-13.9601039778341">
                <text:p>-13.96010397783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-13.9587302137052">
                <text:p>-13.95873021370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125">
                <text:p>0.2125</text:p>
              </table:table-cell>
              <table:table-cell office:value-type="float" office:value="-13.9573563829387">
                <text:p>-13.95735638293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-13.9559824852356">
                <text:p>-13.95598248523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20833333333333">
                <text:p>0.220833333333333</text:p>
              </table:table-cell>
              <table:table-cell office:value-type="float" office:value="-13.9546085209135">
                <text:p>-13.95460852091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25">
                <text:p>0.225</text:p>
              </table:table-cell>
              <table:table-cell office:value-type="float" office:value="-13.9532344896705">
                <text:p>-13.95323448967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-13.9518603918239">
                <text:p>-13.95186039182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-13.9504862270744">
                <text:p>-13.95048622707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375">
                <text:p>0.2375</text:p>
              </table:table-cell>
              <table:table-cell office:value-type="float" office:value="-13.9491119957393">
                <text:p>-13.94911199573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41666666666667">
                <text:p>0.241666666666667</text:p>
              </table:table-cell>
              <table:table-cell office:value-type="float" office:value="-13.9477376975168">
                <text:p>-13.94773769751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45833333333333">
                <text:p>0.245833333333333</text:p>
              </table:table-cell>
              <table:table-cell office:value-type="float" office:value="-13.9463633327244">
                <text:p>-13.94636333272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-13.9449889010631">
                <text:p>-13.94498890106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4166666666667">
                <text:p>0.254166666666667</text:p>
              </table:table-cell>
              <table:table-cell office:value-type="float" office:value="-13.9436144026946">
                <text:p>-13.94361440269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8333333333333">
                <text:p>0.258333333333333</text:p>
              </table:table-cell>
              <table:table-cell office:value-type="float" office:value="-13.9422398377808">
                <text:p>-13.94223983778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625">
                <text:p>0.2625</text:p>
              </table:table-cell>
              <table:table-cell office:value-type="float" office:value="-13.9408652060231">
                <text:p>-13.94086520602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-13.9394905077369">
                <text:p>-13.93949050773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-13.9381157426237">
                <text:p>-13.93811574262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5">
                <text:p>0.275</text:p>
              </table:table-cell>
              <table:table-cell office:value-type="float" office:value="-13.9367409109986">
                <text:p>-13.93674091099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9166666666667">
                <text:p>0.279166666666667</text:p>
              </table:table-cell>
              <table:table-cell office:value-type="float" office:value="-13.9353660125632">
                <text:p>-13.93536601256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-13.9339910476328">
                <text:p>-13.93399104763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875">
                <text:p>0.2875</text:p>
              </table:table-cell>
              <table:table-cell office:value-type="float" office:value="-13.9326160159089">
                <text:p>-13.93261601590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-13.9312409177073">
                <text:p>-13.93124091770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95833333333333">
                <text:p>0.295833333333333</text:p>
              </table:table-cell>
              <table:table-cell office:value-type="float" office:value="-13.9298657527277">
                <text:p>-13.92986575272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">
                <text:p>0.3</text:p>
              </table:table-cell>
              <table:table-cell office:value-type="float" office:value="-13.9284905212873">
                <text:p>-13.92849052128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04166666666667">
                <text:p>0.304166666666667</text:p>
              </table:table-cell>
              <table:table-cell office:value-type="float" office:value="-13.9271152230861">
                <text:p>-13.92711522308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08333333333333">
                <text:p>0.308333333333333</text:p>
              </table:table-cell>
              <table:table-cell office:value-type="float" office:value="-13.9257398584415">
                <text:p>-13.92573985844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125">
                <text:p>0.3125</text:p>
              </table:table-cell>
              <table:table-cell office:value-type="float" office:value="-13.924364427053">
                <text:p>-13.9243644270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16666666666667">
                <text:p>0.316666666666667</text:p>
              </table:table-cell>
              <table:table-cell office:value-type="float" office:value="-13.922988929083">
                <text:p>-13.9229889290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20833333333333">
                <text:p>0.320833333333333</text:p>
              </table:table-cell>
              <table:table-cell office:value-type="float" office:value="-13.9216133646936">
                <text:p>-13.92161336469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25">
                <text:p>0.325</text:p>
              </table:table-cell>
              <table:table-cell office:value-type="float" office:value="-13.9202377335859">
                <text:p>-13.92023773358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29166666666667">
                <text:p>0.329166666666667</text:p>
              </table:table-cell>
              <table:table-cell office:value-type="float" office:value="-13.9188620360754">
                <text:p>-13.91886203607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13.9174862718636">
                <text:p>-13.91748627186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375">
                <text:p>0.3375</text:p>
              </table:table-cell>
              <table:table-cell office:value-type="float" office:value="-13.9161104412657">
                <text:p>-13.91611044126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-13.9147345439832">
                <text:p>-13.91473454398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45833333333333">
                <text:p>0.345833333333333</text:p>
              </table:table-cell>
              <table:table-cell office:value-type="float" office:value="-13.9133585803315">
                <text:p>-13.91335858033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5">
                <text:p>0.35</text:p>
              </table:table-cell>
              <table:table-cell office:value-type="float" office:value="-13.9119825500112">
                <text:p>-13.91198255001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-13.9106064533396">
                <text:p>-13.91060645333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-13.9092302900163">
                <text:p>-13.90923029001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625">
                <text:p>0.3625</text:p>
              </table:table-cell>
              <table:table-cell office:value-type="float" office:value="-13.9078540603574">
                <text:p>-13.90785406035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-13.9064777640639">
                <text:p>-13.90647776406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-13.9051014014517">
                <text:p>-13.90510140145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75">
                <text:p>0.375</text:p>
              </table:table-cell>
              <table:table-cell office:value-type="float" office:value="-13.9037249722217">
                <text:p>-13.90372497222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79166666666667">
                <text:p>0.379166666666667</text:p>
              </table:table-cell>
              <table:table-cell office:value-type="float" office:value="-13.9023484765359">
                <text:p>-13.90234847653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-13.9009719145565">
                <text:p>-13.90097191455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875">
                <text:p>0.3875</text:p>
              </table:table-cell>
              <table:table-cell office:value-type="float" office:value="-13.8995952859839">
                <text:p>-13.89959528598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91666666666667">
                <text:p>0.391666666666667</text:p>
              </table:table-cell>
              <table:table-cell office:value-type="float" office:value="-13.8982185911362">
                <text:p>-13.89821859113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95833333333333">
                <text:p>0.395833333333333</text:p>
              </table:table-cell>
              <table:table-cell office:value-type="float" office:value="-13.8968418297109">
                <text:p>-13.89684182971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">
                <text:p>0.4</text:p>
              </table:table-cell>
              <table:table-cell office:value-type="float" office:value="-13.8954650020259">
                <text:p>-13.89546500202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04166666666667">
                <text:p>0.404166666666667</text:p>
              </table:table-cell>
              <table:table-cell office:value-type="float" office:value="-13.8940881077813">
                <text:p>-13.89408810778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08333333333333">
                <text:p>0.408333333333333</text:p>
              </table:table-cell>
              <table:table-cell office:value-type="float" office:value="-13.8927111472951">
                <text:p>-13.89271114729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125">
                <text:p>0.4125</text:p>
              </table:table-cell>
              <table:table-cell office:value-type="float" office:value="-13.8913341202648">
                <text:p>-13.89133412026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13.8899570270085">
                <text:p>-13.88995702700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20833333333333">
                <text:p>0.420833333333333</text:p>
              </table:table-cell>
              <table:table-cell office:value-type="float" office:value="-13.8885798672266">
                <text:p>-13.88857986722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25">
                <text:p>0.425</text:p>
              </table:table-cell>
              <table:table-cell office:value-type="float" office:value="-13.8872026412354">
                <text:p>-13.88720264123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29166666666667">
                <text:p>0.429166666666667</text:p>
              </table:table-cell>
              <table:table-cell office:value-type="float" office:value="-13.8858253487342">
                <text:p>-13.88582534873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-13.8844479900406">
                <text:p>-13.88444799004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375">
                <text:p>0.4375</text:p>
              </table:table-cell>
              <table:table-cell office:value-type="float" office:value="-13.8830705648548">
                <text:p>-13.88307056485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41666666666667">
                <text:p>0.441666666666667</text:p>
              </table:table-cell>
              <table:table-cell office:value-type="float" office:value="-13.8816930733391">
                <text:p>-13.88169307333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45833333333333">
                <text:p>0.445833333333333</text:p>
              </table:table-cell>
              <table:table-cell office:value-type="float" office:value="-13.8803155156555">
                <text:p>-13.88031551565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5">
                <text:p>0.45</text:p>
              </table:table-cell>
              <table:table-cell office:value-type="float" office:value="-13.8789378915049">
                <text:p>-13.87893789150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54166666666667">
                <text:p>0.454166666666667</text:p>
              </table:table-cell>
              <table:table-cell office:value-type="float" office:value="-13.8775602012032">
                <text:p>-13.87756020120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-13.8761824444512">
                <text:p>-13.87618244445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625">
                <text:p>0.4625</text:p>
              </table:table-cell>
              <table:table-cell office:value-type="float" office:value="-13.8748046215655">
                <text:p>-13.87480462156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-13.8734267322452">
                <text:p>-13.87342673224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70833333333333">
                <text:p>0.470833333333333</text:p>
              </table:table-cell>
              <table:table-cell office:value-type="float" office:value="-13.8720487768079">
                <text:p>-13.87204877680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75">
                <text:p>0.475</text:p>
              </table:table-cell>
              <table:table-cell office:value-type="float" office:value="-13.8706707549538">
                <text:p>-13.87067075495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-13.8692926669996">
                <text:p>-13.86929266699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-13.8679145126442">
                <text:p>-13.86791451264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875">
                <text:p>0.4875</text:p>
              </table:table-cell>
              <table:table-cell office:value-type="float" office:value="-13.8665362922054">
                <text:p>-13.86653629220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91666666666667">
                <text:p>0.491666666666667</text:p>
              </table:table-cell>
              <table:table-cell office:value-type="float" office:value="-13.8651580053833">
                <text:p>-13.86515800538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95833333333333">
                <text:p>0.495833333333333</text:p>
              </table:table-cell>
              <table:table-cell office:value-type="float" office:value="-13.8637796524946">
                <text:p>-13.86377965249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">
                <text:p>0.5</text:p>
              </table:table-cell>
              <table:table-cell office:value-type="float" office:value="-13.8624012332382">
                <text:p>-13.86240123323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04166666666667">
                <text:p>0.504166666666667</text:p>
              </table:table-cell>
              <table:table-cell office:value-type="float" office:value="-13.8610227477782">
                <text:p>-13.86102274777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08333333333333">
                <text:p>0.508333333333333</text:p>
              </table:table-cell>
              <table:table-cell office:value-type="float" office:value="-13.8596441962766">
                <text:p>-13.85964419627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125">
                <text:p>0.5125</text:p>
              </table:table-cell>
              <table:table-cell office:value-type="float" office:value="-13.8582655784325">
                <text:p>-13.85826557843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16666666666667">
                <text:p>0.516666666666667</text:p>
              </table:table-cell>
              <table:table-cell office:value-type="float" office:value="-13.8568868945637">
                <text:p>-13.85688689456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-13.8555081443703">
                <text:p>-13.85550814437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25">
                <text:p>0.525</text:p>
              </table:table-cell>
              <table:table-cell office:value-type="float" office:value="-13.8541293281689">
                <text:p>-13.85412932816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29166666666667">
                <text:p>0.529166666666667</text:p>
              </table:table-cell>
              <table:table-cell office:value-type="float" office:value="-13.8527504456585">
                <text:p>-13.85275044565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-13.8513714971576">
                <text:p>-13.85137149715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375">
                <text:p>0.5375</text:p>
              </table:table-cell>
              <table:table-cell office:value-type="float" office:value="-13.8499924823643">
                <text:p>-13.84999248236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41666666666667">
                <text:p>0.541666666666667</text:p>
              </table:table-cell>
              <table:table-cell office:value-type="float" office:value="-13.8486134015973">
                <text:p>-13.84861340159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45833333333333">
                <text:p>0.545833333333333</text:p>
              </table:table-cell>
              <table:table-cell office:value-type="float" office:value="-13.8472342545547">
                <text:p>-13.84723425455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5">
                <text:p>0.55</text:p>
              </table:table-cell>
              <table:table-cell office:value-type="float" office:value="-13.8458550415545">
                <text:p>-13.84585504155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54166666666667">
                <text:p>0.554166666666667</text:p>
              </table:table-cell>
              <table:table-cell office:value-type="float" office:value="-13.8444757622966">
                <text:p>-13.84447576229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58333333333333">
                <text:p>0.558333333333333</text:p>
              </table:table-cell>
              <table:table-cell office:value-type="float" office:value="-13.8430964170979">
                <text:p>-13.84309641709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625">
                <text:p>0.5625</text:p>
              </table:table-cell>
              <table:table-cell office:value-type="float" office:value="-13.8417170056578">
                <text:p>-13.84171700565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-13.8403375281385">
                <text:p>-13.84033752813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70833333333333">
                <text:p>0.570833333333333</text:p>
              </table:table-cell>
              <table:table-cell office:value-type="float" office:value="-13.8389579847036">
                <text:p>-13.83895798470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75">
                <text:p>0.575</text:p>
              </table:table-cell>
              <table:table-cell office:value-type="float" office:value="-13.8375783750528">
                <text:p>-13.83757837505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79166666666667">
                <text:p>0.579166666666667</text:p>
              </table:table-cell>
              <table:table-cell office:value-type="float" office:value="-13.8361986995032">
                <text:p>-13.83619869950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-13.8348189577534">
                <text:p>-13.83481895775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875">
                <text:p>0.5875</text:p>
              </table:table-cell>
              <table:table-cell office:value-type="float" office:value="-13.8334391501215">
                <text:p>-13.83343915012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91666666666667">
                <text:p>0.591666666666667</text:p>
              </table:table-cell>
              <table:table-cell office:value-type="float" office:value="-13.8320592763073">
                <text:p>-13.83205927630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95833333333333">
                <text:p>0.595833333333333</text:p>
              </table:table-cell>
              <table:table-cell office:value-type="float" office:value="-13.8306793366278">
                <text:p>-13.83067933662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">
                <text:p>0.6</text:p>
              </table:table-cell>
              <table:table-cell office:value-type="float" office:value="-13.8292993307816">
                <text:p>-13.82929933078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04166666666667">
                <text:p>0.604166666666667</text:p>
              </table:table-cell>
              <table:table-cell office:value-type="float" office:value="-13.8279192590868">
                <text:p>-13.82791925908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08333333333333">
                <text:p>0.608333333333333</text:p>
              </table:table-cell>
              <table:table-cell office:value-type="float" office:value="-13.8265391212432">
                <text:p>-13.82653912124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125">
                <text:p>0.6125</text:p>
              </table:table-cell>
              <table:table-cell office:value-type="float" office:value="-13.8251589175679">
                <text:p>-13.82515891756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16666666666667">
                <text:p>0.616666666666667</text:p>
              </table:table-cell>
              <table:table-cell office:value-type="float" office:value="-13.8237786477594">
                <text:p>-13.82377864775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20833333333333">
                <text:p>0.620833333333333</text:p>
              </table:table-cell>
              <table:table-cell office:value-type="float" office:value="-13.8223983121359">
                <text:p>-13.82239831213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25">
                <text:p>0.625</text:p>
              </table:table-cell>
              <table:table-cell office:value-type="float" office:value="-13.8210179103971">
                <text:p>-13.82101791039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29166666666667">
                <text:p>0.629166666666667</text:p>
              </table:table-cell>
              <table:table-cell office:value-type="float" office:value="-13.8196374427053">
                <text:p>-13.81963744270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-13.8182569092238">
                <text:p>-13.81825690922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375">
                <text:p>0.6375</text:p>
              </table:table-cell>
              <table:table-cell office:value-type="float" office:value="-13.8168763096509">
                <text:p>-13.81687630965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41666666666667">
                <text:p>0.641666666666667</text:p>
              </table:table-cell>
              <table:table-cell office:value-type="float" office:value="-13.815495644305">
                <text:p>-13.8154956443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-13.8141149128857">
                <text:p>-13.81411491288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5">
                <text:p>0.65</text:p>
              </table:table-cell>
              <table:table-cell office:value-type="float" office:value="-13.8127341157101">
                <text:p>-13.81273411571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54166666666667">
                <text:p>0.654166666666667</text:p>
              </table:table-cell>
              <table:table-cell office:value-type="float" office:value="-13.8113532524765">
                <text:p>-13.81135325247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58333333333333">
                <text:p>0.658333333333333</text:p>
              </table:table-cell>
              <table:table-cell office:value-type="float" office:value="-13.8099723235036">
                <text:p>-13.80997232350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625">
                <text:p>0.6625</text:p>
              </table:table-cell>
              <table:table-cell office:value-type="float" office:value="-13.8085913284906">
                <text:p>-13.80859132849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-13.807210267755">
                <text:p>-13.8072102677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70833333333333">
                <text:p>0.670833333333333</text:p>
              </table:table-cell>
              <table:table-cell office:value-type="float" office:value="-13.805829140995">
                <text:p>-13.8058291409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75">
                <text:p>0.675</text:p>
              </table:table-cell>
              <table:table-cell office:value-type="float" office:value="-13.804447948529">
                <text:p>-13.8044479485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79166666666667">
                <text:p>0.679166666666667</text:p>
              </table:table-cell>
              <table:table-cell office:value-type="float" office:value="-13.8030666900572">
                <text:p>-13.80306669005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-13.8016853658951">
                <text:p>-13.80168536589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875">
                <text:p>0.6875</text:p>
              </table:table-cell>
              <table:table-cell office:value-type="float" office:value="-13.8003039757426">
                <text:p>-13.80030397574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91666666666667">
                <text:p>0.691666666666667</text:p>
              </table:table-cell>
              <table:table-cell office:value-type="float" office:value="-13.7989225197636">
                <text:p>-13.79892251976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95833333333333">
                <text:p>0.695833333333333</text:p>
              </table:table-cell>
              <table:table-cell office:value-type="float" office:value="-13.7975409981206">
                <text:p>-13.79754099812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">
                <text:p>0.7</text:p>
              </table:table-cell>
              <table:table-cell office:value-type="float" office:value="-13.7961594105118">
                <text:p>-13.79615941051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04166666666667">
                <text:p>0.704166666666667</text:p>
              </table:table-cell>
              <table:table-cell office:value-type="float" office:value="-13.7947777572564">
                <text:p>-13.79477775725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-13.7933960380519">
                <text:p>-13.79339603805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125">
                <text:p>0.7125</text:p>
              </table:table-cell>
              <table:table-cell office:value-type="float" office:value="-13.7920142532176">
                <text:p>-13.79201425321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6666666666667">
                <text:p>0.716666666666667</text:p>
              </table:table-cell>
              <table:table-cell office:value-type="float" office:value="-13.7906324024511">
                <text:p>-13.79063240245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833333333333">
                <text:p>0.720833333333333</text:p>
              </table:table-cell>
              <table:table-cell office:value-type="float" office:value="-13.7892504860715">
                <text:p>-13.78925048607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25">
                <text:p>0.725</text:p>
              </table:table-cell>
              <table:table-cell office:value-type="float" office:value="-13.7878685037762">
                <text:p>-13.78786850377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-13.7864864558848">
                <text:p>-13.78648645588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-13.7851043420951">
                <text:p>-13.78510434209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375">
                <text:p>0.7375</text:p>
              </table:table-cell>
              <table:table-cell office:value-type="float" office:value="-13.7837221627247">
                <text:p>-13.78372216272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41666666666667">
                <text:p>0.741666666666667</text:p>
              </table:table-cell>
              <table:table-cell office:value-type="float" office:value="-13.7823399174729">
                <text:p>-13.78233991747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45833333333333">
                <text:p>0.745833333333333</text:p>
              </table:table-cell>
              <table:table-cell office:value-type="float" office:value="-13.7809576066584">
                <text:p>-13.78095760665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5">
                <text:p>0.75</text:p>
              </table:table-cell>
              <table:table-cell office:value-type="float" office:value="-13.7795752299791">
                <text:p>-13.77957522997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54166666666667">
                <text:p>0.754166666666667</text:p>
              </table:table-cell>
              <table:table-cell office:value-type="float" office:value="-13.7781927875977">
                <text:p>-13.77819278759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58333333333333">
                <text:p>0.758333333333333</text:p>
              </table:table-cell>
              <table:table-cell office:value-type="float" office:value="-13.7768102796782">
                <text:p>-13.77681027967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625">
                <text:p>0.7625</text:p>
              </table:table-cell>
              <table:table-cell office:value-type="float" office:value="-13.7754277059204">
                <text:p>-13.77542770592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-13.7740450666399">
                <text:p>-13.77404506663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-13.7726623615366">
                <text:p>-13.77266236153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75">
                <text:p>0.775</text:p>
              </table:table-cell>
              <table:table-cell office:value-type="float" office:value="-13.7712795909292">
                <text:p>-13.77127959092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79166666666667">
                <text:p>0.779166666666667</text:p>
              </table:table-cell>
              <table:table-cell office:value-type="float" office:value="-13.7698967545158">
                <text:p>-13.76989675451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83333333333333">
                <text:p>0.783333333333333</text:p>
              </table:table-cell>
              <table:table-cell office:value-type="float" office:value="-13.7685138526139">
                <text:p>-13.76851385261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875">
                <text:p>0.7875</text:p>
              </table:table-cell>
              <table:table-cell office:value-type="float" office:value="-13.7671308849227">
                <text:p>-13.76713088492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-13.765747851761">
                <text:p>-13.7657478517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95833333333333">
                <text:p>0.795833333333333</text:p>
              </table:table-cell>
              <table:table-cell office:value-type="float" office:value="-13.7643647528267">
                <text:p>-13.76436475282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">
                <text:p>0.8</text:p>
              </table:table-cell>
              <table:table-cell office:value-type="float" office:value="-13.7629815884375">
                <text:p>-13.76298158843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04166666666667">
                <text:p>0.804166666666667</text:p>
              </table:table-cell>
              <table:table-cell office:value-type="float" office:value="-13.7615983582931">
                <text:p>-13.76159835829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08333333333333">
                <text:p>0.808333333333333</text:p>
              </table:table-cell>
              <table:table-cell office:value-type="float" office:value="-13.7602150627099">
                <text:p>-13.76021506270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125">
                <text:p>0.8125</text:p>
              </table:table-cell>
              <table:table-cell office:value-type="float" office:value="-13.7588317013894">
                <text:p>-13.75883170138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-13.7574482744926">
                <text:p>-13.75744827449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20833333333333">
                <text:p>0.820833333333333</text:p>
              </table:table-cell>
              <table:table-cell office:value-type="float" office:value="-13.7560647821828">
                <text:p>-13.75606478218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25">
                <text:p>0.825</text:p>
              </table:table-cell>
              <table:table-cell office:value-type="float" office:value="-13.754681224159">
                <text:p>-13.7546812241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29166666666667">
                <text:p>0.829166666666667</text:p>
              </table:table-cell>
              <table:table-cell office:value-type="float" office:value="-13.7532976007403">
                <text:p>-13.75329760074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-13.7519139116242">
                <text:p>-13.75191391162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375">
                <text:p>0.8375</text:p>
              </table:table-cell>
              <table:table-cell office:value-type="float" office:value="-13.7505301571288">
                <text:p>-13.75053015712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41666666666667">
                <text:p>0.841666666666667</text:p>
              </table:table-cell>
              <table:table-cell office:value-type="float" office:value="-13.7491463369529">
                <text:p>-13.74914633695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45833333333333">
                <text:p>0.845833333333333</text:p>
              </table:table-cell>
              <table:table-cell office:value-type="float" office:value="-13.747762451415">
                <text:p>-13.7477624514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5">
                <text:p>0.85</text:p>
              </table:table-cell>
              <table:table-cell office:value-type="float" office:value="-13.7463785002145">
                <text:p>-13.74637850021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-13.7449944836676">
                <text:p>-13.744994483667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58333333333333">
                <text:p>0.858333333333333</text:p>
              </table:table-cell>
              <table:table-cell office:value-type="float" office:value="-13.7436104014736">
                <text:p>-13.74361040147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625">
                <text:p>0.8625</text:p>
              </table:table-cell>
              <table:table-cell office:value-type="float" office:value="-13.7422262539512">
                <text:p>-13.74222625395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-13.7408420407996">
                <text:p>-13.74084204079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70833333333333">
                <text:p>0.870833333333333</text:p>
              </table:table-cell>
              <table:table-cell office:value-type="float" office:value="-13.7394577623353">
                <text:p>-13.73945776233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75">
                <text:p>0.875</text:p>
              </table:table-cell>
              <table:table-cell office:value-type="float" office:value="-13.7380734182579">
                <text:p>-13.73807341825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79166666666667">
                <text:p>0.879166666666667</text:p>
              </table:table-cell>
              <table:table-cell office:value-type="float" office:value="-13.73668900873">
                <text:p>-13.736689008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83333333333333">
                <text:p>0.883333333333333</text:p>
              </table:table-cell>
              <table:table-cell office:value-type="float" office:value="-13.735304533916">
                <text:p>-13.7353045339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875">
                <text:p>0.8875</text:p>
              </table:table-cell>
              <table:table-cell office:value-type="float" office:value="-13.7339199935131">
                <text:p>-13.73391999351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91666666666667">
                <text:p>0.891666666666667</text:p>
              </table:table-cell>
              <table:table-cell office:value-type="float" office:value="-13.7325353878411">
                <text:p>-13.73253538784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-13.7311507165967">
                <text:p>-13.73115071659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">
                <text:p>0.9</text:p>
              </table:table-cell>
              <table:table-cell office:value-type="float" office:value="-13.7297659801">
                <text:p>-13.72976598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04166666666667">
                <text:p>0.904166666666667</text:p>
              </table:table-cell>
              <table:table-cell office:value-type="float" office:value="-13.7283811780478">
                <text:p>-13.72838117804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08333333333333">
                <text:p>0.908333333333333</text:p>
              </table:table-cell>
              <table:table-cell office:value-type="float" office:value="-13.7269963107599">
                <text:p>-13.726996310759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125">
                <text:p>0.9125</text:p>
              </table:table-cell>
              <table:table-cell office:value-type="float" office:value="-13.7256113779333">
                <text:p>-13.72561137793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-13.7242263798878">
                <text:p>-13.72422637988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20833333333333">
                <text:p>0.920833333333333</text:p>
              </table:table-cell>
              <table:table-cell office:value-type="float" office:value="-13.722841316321">
                <text:p>-13.7228413163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25">
                <text:p>0.925</text:p>
              </table:table-cell>
              <table:table-cell office:value-type="float" office:value="-13.7214561875508">
                <text:p>-13.72145618755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29166666666667">
                <text:p>0.929166666666667</text:p>
              </table:table-cell>
              <table:table-cell office:value-type="float" office:value="-13.720070993276">
                <text:p>-13.7200709932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-13.7186857338159">
                <text:p>-13.71868573381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375">
                <text:p>0.9375</text:p>
              </table:table-cell>
              <table:table-cell office:value-type="float" office:value="-13.7173004088679">
                <text:p>-13.71730040886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41666666666667">
                <text:p>0.941666666666667</text:p>
              </table:table-cell>
              <table:table-cell office:value-type="float" office:value="-13.7159150185949">
                <text:p>-13.71591501859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45833333333333">
                <text:p>0.945833333333333</text:p>
              </table:table-cell>
              <table:table-cell office:value-type="float" office:value="-13.7145295631618">
                <text:p>-13.71452956316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5">
                <text:p>0.95</text:p>
              </table:table-cell>
              <table:table-cell office:value-type="float" office:value="-13.7131440422659">
                <text:p>-13.71314404226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54166666666667">
                <text:p>0.954166666666667</text:p>
              </table:table-cell>
              <table:table-cell office:value-type="float" office:value="-13.7117584562254">
                <text:p>-13.711758456225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-13.7103728047388">
                <text:p>-13.71037280473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625">
                <text:p>0.9625</text:p>
              </table:table-cell>
              <table:table-cell office:value-type="float" office:value="-13.7089870881257">
                <text:p>-13.70898708812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-13.7076013060833">
                <text:p>-13.70760130608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70833333333333">
                <text:p>0.970833333333333</text:p>
              </table:table-cell>
              <table:table-cell office:value-type="float" office:value="-13.7062154589299">
                <text:p>-13.706215458929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75">
                <text:p>0.975</text:p>
              </table:table-cell>
              <table:table-cell office:value-type="float" office:value="-13.7048295463638">
                <text:p>-13.70482954636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-13.7034435687047">
                <text:p>-13.70344356870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-13.7020575256498">
                <text:p>-13.70205752564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875">
                <text:p>0.9875</text:p>
              </table:table-cell>
              <table:table-cell office:value-type="float" office:value="-13.7006714175175">
                <text:p>-13.70067141751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91666666666667">
                <text:p>0.991666666666667</text:p>
              </table:table-cell>
              <table:table-cell office:value-type="float" office:value="-13.6992852440067">
                <text:p>-13.69928524400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95833333333333">
                <text:p>0.995833333333333</text:p>
              </table:table-cell>
              <table:table-cell office:value-type="float" office:value="-13.6978990054352">
                <text:p>-13.697899005435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-13.6965127015019">
                <text:p>-13.6965127015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8d71d29d553c0f7dcbfa38fbfda25ee34cce99a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time-style style:name="N125P0" style:volatile="true">
      <number:hours/>
      <number:text>:</number:text>
      <number:minutes number:style="long"/>
      <number:text>:</number:text>
      <number:seconds number:style="long"/>
    </number:time-style>
    <number:text-style style:name="N125">
      <number:text-content/>
      <style:map style:condition="value()&lt;=1.7976931348623157E+308" style:apply-style-name="N125P0"/>
    </number:text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ignore" chart:right-angled-axes="true"/>
    </style:style>
    <style:style style:name="ch4" style:family="chart" style:data-style-name="N125">
      <style:chart-properties chart:display-label="true" chart:logarithmic="false" chart:minimum="0" chart:maximum="1" chart:interval-major="0.25" chart:interval-minor-divisor="2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221cm" svg:height="6.74cm" xlink:href=".." xlink:type="simple" chart:class="chart:scatter" chart:style-name="ch1">
        <chart:title svg:x="1.037cm" svg:y="0.27cm" chart:style-name="ch2">
          <text:p>Sun Elevation vs. Hour of Day</text:p>
        </chart:title>
        <chart:plot-area chart:style-name="ch3" table:cell-range-address="Calculations.E2:Calculations.E241 Calculations.AG1:Calculations.AG241" chart:data-source-has-labels="row" svg:x="1.175cm" svg:y="1.183cm" svg:width="6.882cm" svg:height="4.442cm">
          <chart:coordinate-region svg:x="2.008cm" svg:y="1.343cm" svg:width="5.571cm" svg:height="4.123cm"/>
          <chart:axis chart:dimension="x" chart:name="primary-x" chart:style-name="ch4">
            <chart:title svg:x="3.699cm" svg:y="5.759cm" chart:style-name="ch5">
              <text:p>Hour of Day</text:p>
            </chart:title>
          </chart:axis>
          <chart:axis chart:dimension="y" chart:name="primary-y" chart:style-name="ch6">
            <chart:title svg:x="0.451cm" svg:y="4.559cm" chart:style-name="ch7">
              <text:p>Elevation (deg)</text:p>
            </chart:title>
            <chart:grid chart:style-name="ch8" chart:class="major"/>
          </chart:axis>
          <chart:series chart:style-name="ch9" chart:values-cell-range-address="Calculations.AG2:Calculations.AG241" chart:label-cell-address="Calculations.AG1:Calculations.AG1" chart:class="chart:scatter">
            <chart:domain table:cell-range-address="Calculations.E2:Calculations.E241"/>
            <chart:data-point chart:repeated="2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olar Elevation corrected for atm refraction (deg)</text:p>
                <draw:g>
                  <svg:desc>Calculations.AG1:Calculations.A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16666666666667">
                <text:p>0.00416666666666667</text:p>
                <draw:g>
                  <svg:desc>Calculations.E2:Calculations.E241</svg:desc>
                </draw:g>
              </table:table-cell>
              <table:table-cell office:value-type="float" office:value="-86.7855731838838">
                <text:p>-86.7855731838838</text:p>
                <draw:g>
                  <svg:desc>Calculations.AG2:Calculations.AG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-87.4676711812001">
                <text:p>-87.4676711812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-87.3976604630751">
                <text:p>-87.39766046307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-86.6219760387797">
                <text:p>-86.62197603877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-85.4912049768638">
                <text:p>-85.49120497686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-84.2097920631139">
                <text:p>-84.20979206311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-82.8583960887497">
                <text:p>-82.8583960887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-81.4702450717239">
                <text:p>-81.47024507172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75">
                <text:p>0.0375</text:p>
              </table:table-cell>
              <table:table-cell office:value-type="float" office:value="-80.060759936832">
                <text:p>-80.0607599368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-78.6379126214603">
                <text:p>-78.63791262146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-77.2061974647955">
                <text:p>-77.20619746479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">
                <text:p>0.05</text:p>
              </table:table-cell>
              <table:table-cell office:value-type="float" office:value="-75.7683289860307">
                <text:p>-75.76832898603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-74.3260402575509">
                <text:p>-74.32604025755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-72.8804892791509">
                <text:p>-72.88048927915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5">
                <text:p>0.0625</text:p>
              </table:table-cell>
              <table:table-cell office:value-type="float" office:value="-71.4324798260509">
                <text:p>-71.43247982605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-69.9825882036645">
                <text:p>-69.98258820366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-68.5312394214589">
                <text:p>-68.53123942145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5">
                <text:p>0.075</text:p>
              </table:table-cell>
              <table:table-cell office:value-type="float" office:value="-67.0787547987177">
                <text:p>-67.07875479871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-65.6253827370221">
                <text:p>-65.62538273702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64.1713192041304">
                <text:p>-64.1713192041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75">
                <text:p>0.0875</text:p>
              </table:table-cell>
              <table:table-cell office:value-type="float" office:value="-62.7167217247205">
                <text:p>-62.71672172472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-61.2617191568261">
                <text:p>-61.26171915682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-59.8064186636785">
                <text:p>-59.80641866367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">
                <text:p>0.1</text:p>
              </table:table-cell>
              <table:table-cell office:value-type="float" office:value="-58.3509107774558">
                <text:p>-58.35091077745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-56.8952731385022">
                <text:p>-56.89527313850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-55.4395732985865">
                <text:p>-55.43957329858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25">
                <text:p>0.1125</text:p>
              </table:table-cell>
              <table:table-cell office:value-type="float" office:value="-53.9838708517646">
                <text:p>-53.98387085176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-52.5282190749984">
                <text:p>-52.52821907499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-51.0726662063713">
                <text:p>-51.07266620637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-49.6172564519215">
                <text:p>-49.61725645192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-48.1620307868501">
                <text:p>-48.1620307868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-46.7070275989977">
                <text:p>-46.70702759899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75">
                <text:p>0.1375</text:p>
              </table:table-cell>
              <table:table-cell office:value-type="float" office:value="-45.2522832099238">
                <text:p>-45.25228320992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-43.7978322998775">
                <text:p>-43.79783229987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-42.343708256033">
                <text:p>-42.3437082560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">
                <text:p>0.15</text:p>
              </table:table-cell>
              <table:table-cell office:value-type="float" office:value="-40.8899434586786">
                <text:p>-40.88994345867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-39.4365695157764">
                <text:p>-39.43656951577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-37.9836174536925">
                <text:p>-37.98361745369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25">
                <text:p>0.1625</text:p>
              </table:table-cell>
              <table:table-cell office:value-type="float" office:value="-36.531117868796">
                <text:p>-36.5311178687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35.0791010428591">
                <text:p>-35.07910104285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-33.6275970222918">
                <text:p>-33.62759702229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5">
                <text:p>0.175</text:p>
              </table:table-cell>
              <table:table-cell office:value-type="float" office:value="-32.176635659431">
                <text:p>-32.1766356594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-30.7262466104434">
                <text:p>-30.72624661044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-29.2764592813798">
                <text:p>-29.27645928137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75">
                <text:p>0.1875</text:p>
              </table:table-cell>
              <table:table-cell office:value-type="float" office:value="-27.8273027079082">
                <text:p>-27.82730270790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-26.3788053476706">
                <text:p>-26.37880534767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5833333333333">
                <text:p>0.195833333333333</text:p>
              </table:table-cell>
              <table:table-cell office:value-type="float" office:value="-24.9309947523546">
                <text:p>-24.93099475235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">
                <text:p>0.2</text:p>
              </table:table-cell>
              <table:table-cell office:value-type="float" office:value="-23.4838970700984">
                <text:p>-23.48389707009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4166666666667">
                <text:p>0.204166666666667</text:p>
              </table:table-cell>
              <table:table-cell office:value-type="float" office:value="-22.0375363021536">
                <text:p>-22.03753630215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-20.5919331937114">
                <text:p>-20.59193319371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125">
                <text:p>0.2125</text:p>
              </table:table-cell>
              <table:table-cell office:value-type="float" office:value="-19.147103567233">
                <text:p>-19.1471035672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-17.7030557801608">
                <text:p>-17.70305578016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20833333333333">
                <text:p>0.220833333333333</text:p>
              </table:table-cell>
              <table:table-cell office:value-type="float" office:value="-16.2597867654833">
                <text:p>-16.25978676548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25">
                <text:p>0.225</text:p>
              </table:table-cell>
              <table:table-cell office:value-type="float" office:value="-14.8172756925869">
                <text:p>-14.81727569258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-13.3754734635173">
                <text:p>-13.37547346351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-11.9342845476209">
                <text:p>-11.93428454762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375">
                <text:p>0.2375</text:p>
              </table:table-cell>
              <table:table-cell office:value-type="float" office:value="-10.4935338548281">
                <text:p>-10.49353385482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41666666666667">
                <text:p>0.241666666666667</text:p>
              </table:table-cell>
              <table:table-cell office:value-type="float" office:value="-9.05290215514645">
                <text:p>-9.052902155146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45833333333333">
                <text:p>0.245833333333333</text:p>
              </table:table-cell>
              <table:table-cell office:value-type="float" office:value="-7.61178891605208">
                <text:p>-7.611788916052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-6.16898588059983">
                <text:p>-6.168985880599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4166666666667">
                <text:p>0.254166666666667</text:p>
              </table:table-cell>
              <table:table-cell office:value-type="float" office:value="-4.72176653230943">
                <text:p>-4.721766532309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8333333333333">
                <text:p>0.258333333333333</text:p>
              </table:table-cell>
              <table:table-cell office:value-type="float" office:value="-3.26265553210034">
                <text:p>-3.262655532100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625">
                <text:p>0.2625</text:p>
              </table:table-cell>
              <table:table-cell office:value-type="float" office:value="-1.76189697557979">
                <text:p>-1.761896975579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0561209990234074">
                <text:p>0.05612099902340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1.28925975313678">
                <text:p>1.289259753136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5">
                <text:p>0.275</text:p>
              </table:table-cell>
              <table:table-cell office:value-type="float" office:value="2.6031022489958">
                <text:p>2.60310224899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9166666666667">
                <text:p>0.279166666666667</text:p>
              </table:table-cell>
              <table:table-cell office:value-type="float" office:value="3.95814848314272">
                <text:p>3.958148483142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5.33492409728533">
                <text:p>5.334924097285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875">
                <text:p>0.2875</text:p>
              </table:table-cell>
              <table:table-cell office:value-type="float" office:value="6.72326163453043">
                <text:p>6.723261634530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8.11688673500519">
                <text:p>8.116886735005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95833333333333">
                <text:p>0.295833333333333</text:p>
              </table:table-cell>
              <table:table-cell office:value-type="float" office:value="9.51304272641376">
                <text:p>9.513042726413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">
                <text:p>0.3</text:p>
              </table:table-cell>
              <table:table-cell office:value-type="float" office:value="10.9099638194184">
                <text:p>10.90996381941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04166666666667">
                <text:p>0.304166666666667</text:p>
              </table:table-cell>
              <table:table-cell office:value-type="float" office:value="12.3064709941087">
                <text:p>12.30647099410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08333333333333">
                <text:p>0.308333333333333</text:p>
              </table:table-cell>
              <table:table-cell office:value-type="float" office:value="13.7017350940465">
                <text:p>13.70173509404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125">
                <text:p>0.3125</text:p>
              </table:table-cell>
              <table:table-cell office:value-type="float" office:value="15.0951363450536">
                <text:p>15.09513634505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16666666666667">
                <text:p>0.316666666666667</text:p>
              </table:table-cell>
              <table:table-cell office:value-type="float" office:value="16.4861813103239">
                <text:p>16.48618131032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20833333333333">
                <text:p>0.320833333333333</text:p>
              </table:table-cell>
              <table:table-cell office:value-type="float" office:value="17.8744527548365">
                <text:p>17.87445275483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25">
                <text:p>0.325</text:p>
              </table:table-cell>
              <table:table-cell office:value-type="float" office:value="19.2595783546616">
                <text:p>19.25957835466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29166666666667">
                <text:p>0.329166666666667</text:p>
              </table:table-cell>
              <table:table-cell office:value-type="float" office:value="20.6412103751195">
                <text:p>20.64121037511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2.0190118681741">
                <text:p>22.01901186817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375">
                <text:p>0.3375</text:p>
              </table:table-cell>
              <table:table-cell office:value-type="float" office:value="23.3926468151804">
                <text:p>23.39264681518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24.76177268753">
                <text:p>24.761772687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45833333333333">
                <text:p>0.345833333333333</text:p>
              </table:table-cell>
              <table:table-cell office:value-type="float" office:value="26.1260344864895">
                <text:p>26.12603448648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5">
                <text:p>0.35</text:p>
              </table:table-cell>
              <table:table-cell office:value-type="float" office:value="27.4850596701168">
                <text:p>27.48505967011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28.8384535754667">
                <text:p>28.8384535754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30.185795070658">
                <text:p>30.1857950706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625">
                <text:p>0.3625</text:p>
              </table:table-cell>
              <table:table-cell office:value-type="float" office:value="31.5266322432117">
                <text:p>31.52663224321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32.8604779810946">
                <text:p>32.86047798109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34.1868053277859">
                <text:p>34.18680532778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75">
                <text:p>0.375</text:p>
              </table:table-cell>
              <table:table-cell office:value-type="float" office:value="35.5050425137442">
                <text:p>35.50504251374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79166666666667">
                <text:p>0.379166666666667</text:p>
              </table:table-cell>
              <table:table-cell office:value-type="float" office:value="36.8145675729188">
                <text:p>36.81456757291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38.1147024619611">
                <text:p>38.11470246196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875">
                <text:p>0.3875</text:p>
              </table:table-cell>
              <table:table-cell office:value-type="float" office:value="39.4047066005198">
                <text:p>39.40470660051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91666666666667">
                <text:p>0.391666666666667</text:p>
              </table:table-cell>
              <table:table-cell office:value-type="float" office:value="40.6837697524477">
                <text:p>40.68376975244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95833333333333">
                <text:p>0.395833333333333</text:p>
              </table:table-cell>
              <table:table-cell office:value-type="float" office:value="41.9510041718847">
                <text:p>41.95100417188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">
                <text:p>0.4</text:p>
              </table:table-cell>
              <table:table-cell office:value-type="float" office:value="43.2054359370584">
                <text:p>43.20543593705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04166666666667">
                <text:p>0.404166666666667</text:p>
              </table:table-cell>
              <table:table-cell office:value-type="float" office:value="44.4459954049373">
                <text:p>44.44599540493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08333333333333">
                <text:p>0.408333333333333</text:p>
              </table:table-cell>
              <table:table-cell office:value-type="float" office:value="45.6715067252824">
                <text:p>45.67150672528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125">
                <text:p>0.4125</text:p>
              </table:table-cell>
              <table:table-cell office:value-type="float" office:value="46.8806763747336">
                <text:p>46.88067637473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48.0720806933453">
                <text:p>48.07208069334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20833333333333">
                <text:p>0.420833333333333</text:p>
              </table:table-cell>
              <table:table-cell office:value-type="float" office:value="49.2441524517314">
                <text:p>49.24415245173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25">
                <text:p>0.425</text:p>
              </table:table-cell>
              <table:table-cell office:value-type="float" office:value="50.3951665301358">
                <text:p>50.39516653013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29166666666667">
                <text:p>0.429166666666667</text:p>
              </table:table-cell>
              <table:table-cell office:value-type="float" office:value="51.5232248788539">
                <text:p>51.52322487885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52.6262410365897">
                <text:p>52.62624103658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375">
                <text:p>0.4375</text:p>
              </table:table-cell>
              <table:table-cell office:value-type="float" office:value="53.7019246400619">
                <text:p>53.70192464006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41666666666667">
                <text:p>0.441666666666667</text:p>
              </table:table-cell>
              <table:table-cell office:value-type="float" office:value="54.7477665479487">
                <text:p>54.74776654794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45833333333333">
                <text:p>0.445833333333333</text:p>
              </table:table-cell>
              <table:table-cell office:value-type="float" office:value="55.7610254547133">
                <text:p>55.76102545471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5">
                <text:p>0.45</text:p>
              </table:table-cell>
              <table:table-cell office:value-type="float" office:value="56.7387171670552">
                <text:p>56.73871716705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54166666666667">
                <text:p>0.454166666666667</text:p>
              </table:table-cell>
              <table:table-cell office:value-type="float" office:value="57.677608065355">
                <text:p>57.6776080653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58.5742146596947">
                <text:p>58.57421465969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625">
                <text:p>0.4625</text:p>
              </table:table-cell>
              <table:table-cell office:value-type="float" office:value="59.4248115264662">
                <text:p>59.42481152646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60.2254502433702">
                <text:p>60.22545024337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70833333333333">
                <text:p>0.470833333333333</text:p>
              </table:table-cell>
              <table:table-cell office:value-type="float" office:value="60.9719921114755">
                <text:p>60.97199211147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75">
                <text:p>0.475</text:p>
              </table:table-cell>
              <table:table-cell office:value-type="float" office:value="61.6601573755985">
                <text:p>61.66015737559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62.2855931573736">
                <text:p>62.28559315737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62.8439612942">
                <text:p>62.84396129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875">
                <text:p>0.4875</text:p>
              </table:table-cell>
              <table:table-cell office:value-type="float" office:value="63.3310456054617">
                <text:p>63.33104560546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91666666666667">
                <text:p>0.491666666666667</text:p>
              </table:table-cell>
              <table:table-cell office:value-type="float" office:value="63.7428758303715">
                <text:p>63.74287583037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95833333333333">
                <text:p>0.495833333333333</text:p>
              </table:table-cell>
              <table:table-cell office:value-type="float" office:value="64.0758627410962">
                <text:p>64.07586274109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">
                <text:p>0.5</text:p>
              </table:table-cell>
              <table:table-cell office:value-type="float" office:value="64.3269361480661">
                <text:p>64.32693614806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04166666666667">
                <text:p>0.504166666666667</text:p>
              </table:table-cell>
              <table:table-cell office:value-type="float" office:value="64.4936752110166">
                <text:p>64.49367521101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08333333333333">
                <text:p>0.508333333333333</text:p>
              </table:table-cell>
              <table:table-cell office:value-type="float" office:value="64.5744193306632">
                <text:p>64.57441933066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125">
                <text:p>0.5125</text:p>
              </table:table-cell>
              <table:table-cell office:value-type="float" office:value="64.5683484290724">
                <text:p>64.56834842907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16666666666667">
                <text:p>0.516666666666667</text:p>
              </table:table-cell>
              <table:table-cell office:value-type="float" office:value="64.475523867422">
                <text:p>64.4755238674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64.2968853448538">
                <text:p>64.29688534485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25">
                <text:p>0.525</text:p>
              </table:table-cell>
              <table:table-cell office:value-type="float" office:value="64.0342041318484">
                <text:p>64.03420413184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29166666666667">
                <text:p>0.529166666666667</text:p>
              </table:table-cell>
              <table:table-cell office:value-type="float" office:value="63.6899979470276">
                <text:p>63.68999794702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63.2674166707246">
                <text:p>63.26741667072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375">
                <text:p>0.5375</text:p>
              </table:table-cell>
              <table:table-cell office:value-type="float" office:value="62.7701102786064">
                <text:p>62.77011027860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41666666666667">
                <text:p>0.541666666666667</text:p>
              </table:table-cell>
              <table:table-cell office:value-type="float" office:value="62.2020906509705">
                <text:p>62.20209065097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45833333333333">
                <text:p>0.545833333333333</text:p>
              </table:table-cell>
              <table:table-cell office:value-type="float" office:value="61.567597579715">
                <text:p>61.5675975797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5">
                <text:p>0.55</text:p>
              </table:table-cell>
              <table:table-cell office:value-type="float" office:value="60.8709768833905">
                <text:p>60.87097688339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54166666666667">
                <text:p>0.554166666666667</text:p>
              </table:table-cell>
              <table:table-cell office:value-type="float" office:value="60.116575732604">
                <text:p>60.1165757326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58333333333333">
                <text:p>0.558333333333333</text:p>
              </table:table-cell>
              <table:table-cell office:value-type="float" office:value="59.3086575913255">
                <text:p>59.30865759132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625">
                <text:p>0.5625</text:p>
              </table:table-cell>
              <table:table-cell office:value-type="float" office:value="58.4513369828403">
                <text:p>58.45133698284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57.5485327078999">
                <text:p>57.54853270789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70833333333333">
                <text:p>0.570833333333333</text:p>
              </table:table-cell>
              <table:table-cell office:value-type="float" office:value="56.6039372026392">
                <text:p>56.60393720263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75">
                <text:p>0.575</text:p>
              </table:table-cell>
              <table:table-cell office:value-type="float" office:value="55.6209992951162">
                <text:p>55.62099929511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79166666666667">
                <text:p>0.579166666666667</text:p>
              </table:table-cell>
              <table:table-cell office:value-type="float" office:value="54.6029175789342">
                <text:p>54.60291757893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53.5526418315313">
                <text:p>53.55264183153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875">
                <text:p>0.5875</text:p>
              </table:table-cell>
              <table:table-cell office:value-type="float" office:value="52.4728802354257">
                <text:p>52.47288023542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91666666666667">
                <text:p>0.591666666666667</text:p>
              </table:table-cell>
              <table:table-cell office:value-type="float" office:value="51.3661105534199">
                <text:p>51.36611055341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95833333333333">
                <text:p>0.595833333333333</text:p>
              </table:table-cell>
              <table:table-cell office:value-type="float" office:value="50.2345937819295">
                <text:p>50.23459378192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">
                <text:p>0.6</text:p>
              </table:table-cell>
              <table:table-cell office:value-type="float" office:value="49.0803891569757">
                <text:p>49.08038915697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04166666666667">
                <text:p>0.604166666666667</text:p>
              </table:table-cell>
              <table:table-cell office:value-type="float" office:value="47.9053696740773">
                <text:p>47.90536967407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08333333333333">
                <text:p>0.608333333333333</text:p>
              </table:table-cell>
              <table:table-cell office:value-type="float" office:value="46.7112375291676">
                <text:p>46.71123752916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125">
                <text:p>0.6125</text:p>
              </table:table-cell>
              <table:table-cell office:value-type="float" office:value="45.4995390707237">
                <text:p>45.49953907072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16666666666667">
                <text:p>0.616666666666667</text:p>
              </table:table-cell>
              <table:table-cell office:value-type="float" office:value="44.2716790042556">
                <text:p>44.27167900425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20833333333333">
                <text:p>0.620833333333333</text:p>
              </table:table-cell>
              <table:table-cell office:value-type="float" office:value="43.0289336928783">
                <text:p>43.02893369287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25">
                <text:p>0.625</text:p>
              </table:table-cell>
              <table:table-cell office:value-type="float" office:value="41.7724634820173">
                <text:p>41.77246348201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29166666666667">
                <text:p>0.629166666666667</text:p>
              </table:table-cell>
              <table:table-cell office:value-type="float" office:value="40.5033240268009">
                <text:p>40.50332402680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39.2224766435924">
                <text:p>39.22247664359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375">
                <text:p>0.6375</text:p>
              </table:table-cell>
              <table:table-cell office:value-type="float" office:value="37.9307977295879">
                <text:p>37.93079772958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41666666666667">
                <text:p>0.641666666666667</text:p>
              </table:table-cell>
              <table:table-cell office:value-type="float" office:value="36.6290873105818">
                <text:p>36.62908731058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35.3180767889479">
                <text:p>35.31807678894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5">
                <text:p>0.65</text:p>
              </table:table-cell>
              <table:table-cell office:value-type="float" office:value="33.9984359651148">
                <text:p>33.99843596511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54166666666667">
                <text:p>0.654166666666667</text:p>
              </table:table-cell>
              <table:table-cell office:value-type="float" office:value="32.6707794128292">
                <text:p>32.67077941282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58333333333333">
                <text:p>0.658333333333333</text:p>
              </table:table-cell>
              <table:table-cell office:value-type="float" office:value="31.3356722857329">
                <text:p>31.33567228573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625">
                <text:p>0.6625</text:p>
              </table:table-cell>
              <table:table-cell office:value-type="float" office:value="29.9936356386901">
                <text:p>29.99363563869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8.6451513464018">
                <text:p>28.64515134640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70833333333333">
                <text:p>0.670833333333333</text:p>
              </table:table-cell>
              <table:table-cell office:value-type="float" office:value="27.2906667118918">
                <text:p>27.29066671189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75">
                <text:p>0.675</text:p>
              </table:table-cell>
              <table:table-cell office:value-type="float" office:value="25.93059886457">
                <text:p>25.930598864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79166666666667">
                <text:p>0.679166666666667</text:p>
              </table:table-cell>
              <table:table-cell office:value-type="float" office:value="24.5653390699432">
                <text:p>24.56533906994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23.1952571001422">
                <text:p>23.19525710014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875">
                <text:p>0.6875</text:p>
              </table:table-cell>
              <table:table-cell office:value-type="float" office:value="21.8207058678135">
                <text:p>21.82070586781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91666666666667">
                <text:p>0.691666666666667</text:p>
              </table:table-cell>
              <table:table-cell office:value-type="float" office:value="20.442026603509">
                <text:p>20.4420266035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95833333333333">
                <text:p>0.695833333333333</text:p>
              </table:table-cell>
              <table:table-cell office:value-type="float" office:value="19.0595549920035">
                <text:p>19.05955499200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">
                <text:p>0.7</text:p>
              </table:table-cell>
              <table:table-cell office:value-type="float" office:value="17.6736289008494">
                <text:p>17.67362890084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04166666666667">
                <text:p>0.704166666666667</text:p>
              </table:table-cell>
              <table:table-cell office:value-type="float" office:value="16.28459870632">
                <text:p>16.284598706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14.8928418663321">
                <text:p>14.89284186633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125">
                <text:p>0.7125</text:p>
              </table:table-cell>
              <table:table-cell office:value-type="float" office:value="13.4987845246308">
                <text:p>13.49878452463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6666666666667">
                <text:p>0.716666666666667</text:p>
              </table:table-cell>
              <table:table-cell office:value-type="float" office:value="12.1029349860891">
                <text:p>12.10293498608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833333333333">
                <text:p>0.720833333333333</text:p>
              </table:table-cell>
              <table:table-cell office:value-type="float" office:value="10.7059376457703">
                <text:p>10.70593764577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25">
                <text:p>0.725</text:p>
              </table:table-cell>
              <table:table-cell office:value-type="float" office:value="9.30866269432192">
                <text:p>9.308662694321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7.91235810198821">
                <text:p>7.912358101988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6.51890525077673">
                <text:p>6.518905250776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375">
                <text:p>0.7375</text:p>
              </table:table-cell>
              <table:table-cell office:value-type="float" office:value="5.13079951221579">
                <text:p>5.130799512215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41666666666667">
                <text:p>0.741666666666667</text:p>
              </table:table-cell>
              <table:table-cell office:value-type="float" office:value="3.75668883751246">
                <text:p>3.756688837512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45833333333333">
                <text:p>0.745833333333333</text:p>
              </table:table-cell>
              <table:table-cell office:value-type="float" office:value="2.40558726663919">
                <text:p>2.405587266639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5">
                <text:p>0.75</text:p>
              </table:table-cell>
              <table:table-cell office:value-type="float" office:value="1.10030755456888">
                <text:p>1.100307554568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54166666666667">
                <text:p>0.754166666666667</text:p>
              </table:table-cell>
              <table:table-cell office:value-type="float" office:value="-0.257908346002367">
                <text:p>-0.2579083460023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58333333333333">
                <text:p>0.758333333333333</text:p>
              </table:table-cell>
              <table:table-cell office:value-type="float" office:value="-1.9911843492066">
                <text:p>-1.99118434920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625">
                <text:p>0.7625</text:p>
              </table:table-cell>
              <table:table-cell office:value-type="float" office:value="-3.48161860403647">
                <text:p>-3.481618604036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-4.93855599604799">
                <text:p>-4.938555996047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-6.3853424105637">
                <text:p>-6.38534241056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75">
                <text:p>0.775</text:p>
              </table:table-cell>
              <table:table-cell office:value-type="float" office:value="-7.82830285553221">
                <text:p>-7.828302855532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79166666666667">
                <text:p>0.779166666666667</text:p>
              </table:table-cell>
              <table:table-cell office:value-type="float" office:value="-9.26982990837275">
                <text:p>-9.269829908372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83333333333333">
                <text:p>0.783333333333333</text:p>
              </table:table-cell>
              <table:table-cell office:value-type="float" office:value="-10.7110064383879">
                <text:p>-10.71100643838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875">
                <text:p>0.7875</text:p>
              </table:table-cell>
              <table:table-cell office:value-type="float" office:value="-12.1523776327448">
                <text:p>-12.15237763274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-13.5942354707741">
                <text:p>-13.59423547077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95833333333333">
                <text:p>0.795833333333333</text:p>
              </table:table-cell>
              <table:table-cell office:value-type="float" office:value="-15.0367405752139">
                <text:p>-15.03674057521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">
                <text:p>0.8</text:p>
              </table:table-cell>
              <table:table-cell office:value-type="float" office:value="-16.4799804056338">
                <text:p>-16.47998040563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04166666666667">
                <text:p>0.804166666666667</text:p>
              </table:table-cell>
              <table:table-cell office:value-type="float" office:value="-17.9239994386139">
                <text:p>-17.92399943861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08333333333333">
                <text:p>0.808333333333333</text:p>
              </table:table-cell>
              <table:table-cell office:value-type="float" office:value="-19.3688158626152">
                <text:p>-19.36881586261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125">
                <text:p>0.8125</text:p>
              </table:table-cell>
              <table:table-cell office:value-type="float" office:value="-20.8144313004173">
                <text:p>-20.81443130041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-22.2608367116735">
                <text:p>-22.26083671167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20833333333333">
                <text:p>0.820833333333333</text:p>
              </table:table-cell>
              <table:table-cell office:value-type="float" office:value="-23.7080160985623">
                <text:p>-23.70801609856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25">
                <text:p>0.825</text:p>
              </table:table-cell>
              <table:table-cell office:value-type="float" office:value="-25.1559488957195">
                <text:p>-25.15594889571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29166666666667">
                <text:p>0.829166666666667</text:p>
              </table:table-cell>
              <table:table-cell office:value-type="float" office:value="-26.6046115442092">
                <text:p>-26.60461154420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-28.0539785433192">
                <text:p>-28.05397854331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375">
                <text:p>0.8375</text:p>
              </table:table-cell>
              <table:table-cell office:value-type="float" office:value="-29.5040231596651">
                <text:p>-29.50402315966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41666666666667">
                <text:p>0.841666666666667</text:p>
              </table:table-cell>
              <table:table-cell office:value-type="float" office:value="-30.9547179050072">
                <text:p>-30.95471790500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45833333333333">
                <text:p>0.845833333333333</text:p>
              </table:table-cell>
              <table:table-cell office:value-type="float" office:value="-32.4060348549279">
                <text:p>-32.40603485492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5">
                <text:p>0.85</text:p>
              </table:table-cell>
              <table:table-cell office:value-type="float" office:value="-33.8579458546476">
                <text:p>-33.85794585464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-35.3104226433427">
                <text:p>-35.31042264334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58333333333333">
                <text:p>0.858333333333333</text:p>
              </table:table-cell>
              <table:table-cell office:value-type="float" office:value="-36.7634369171339">
                <text:p>-36.76343691713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625">
                <text:p>0.8625</text:p>
              </table:table-cell>
              <table:table-cell office:value-type="float" office:value="-38.2169603447722">
                <text:p>-38.21696034477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-39.6709645444713">
                <text:p>-39.67096454447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70833333333333">
                <text:p>0.870833333333333</text:p>
              </table:table-cell>
              <table:table-cell office:value-type="float" office:value="-41.1254210275518">
                <text:p>-41.12542102755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75">
                <text:p>0.875</text:p>
              </table:table-cell>
              <table:table-cell office:value-type="float" office:value="-42.5803011112176">
                <text:p>-42.58030111121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79166666666667">
                <text:p>0.879166666666667</text:p>
              </table:table-cell>
              <table:table-cell office:value-type="float" office:value="-44.0355758012035">
                <text:p>-44.03557580120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83333333333333">
                <text:p>0.883333333333333</text:p>
              </table:table-cell>
              <table:table-cell office:value-type="float" office:value="-45.4912156425192">
                <text:p>-45.49121564251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875">
                <text:p>0.8875</text:p>
              </table:table-cell>
              <table:table-cell office:value-type="float" office:value="-46.9471905348916">
                <text:p>-46.94719053489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91666666666667">
                <text:p>0.891666666666667</text:p>
              </table:table-cell>
              <table:table-cell office:value-type="float" office:value="-48.4034695072977">
                <text:p>-48.40346950729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-49.8600204432867">
                <text:p>-49.86002044328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">
                <text:p>0.9</text:p>
              </table:table-cell>
              <table:table-cell office:value-type="float" office:value="-51.3168097459885">
                <text:p>-51.31680974598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04166666666667">
                <text:p>0.904166666666667</text:p>
              </table:table-cell>
              <table:table-cell office:value-type="float" office:value="-52.7738019273487">
                <text:p>-52.77380192734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08333333333333">
                <text:p>0.908333333333333</text:p>
              </table:table-cell>
              <table:table-cell office:value-type="float" office:value="-54.230959101048">
                <text:p>-54.2309591010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125">
                <text:p>0.9125</text:p>
              </table:table-cell>
              <table:table-cell office:value-type="float" office:value="-55.6882403510244">
                <text:p>-55.688240351024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-57.1456009375565">
                <text:p>-57.14560093755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20833333333333">
                <text:p>0.920833333333333</text:p>
              </table:table-cell>
              <table:table-cell office:value-type="float" office:value="-58.6029912884549">
                <text:p>-58.60299128845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25">
                <text:p>0.925</text:p>
              </table:table-cell>
              <table:table-cell office:value-type="float" office:value="-60.0603557024956">
                <text:p>-60.06035570249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29166666666667">
                <text:p>0.929166666666667</text:p>
              </table:table-cell>
              <table:table-cell office:value-type="float" office:value="-61.5176306624004">
                <text:p>-61.51763066240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-62.9747426104412">
                <text:p>-62.97474261044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375">
                <text:p>0.9375</text:p>
              </table:table-cell>
              <table:table-cell office:value-type="float" office:value="-64.4316049731884">
                <text:p>-64.43160497318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41666666666667">
                <text:p>0.941666666666667</text:p>
              </table:table-cell>
              <table:table-cell office:value-type="float" office:value="-65.8881141191323">
                <text:p>-65.88811411913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45833333333333">
                <text:p>0.945833333333333</text:p>
              </table:table-cell>
              <table:table-cell office:value-type="float" office:value="-67.3441437716123">
                <text:p>-67.34414377161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5">
                <text:p>0.95</text:p>
              </table:table-cell>
              <table:table-cell office:value-type="float" office:value="-68.7995371391065">
                <text:p>-68.79953713910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54166666666667">
                <text:p>0.954166666666667</text:p>
              </table:table-cell>
              <table:table-cell office:value-type="float" office:value="-70.2540955938522">
                <text:p>-70.25409559385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-71.7075619947776">
                <text:p>-71.70756199477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625">
                <text:p>0.9625</text:p>
              </table:table-cell>
              <table:table-cell office:value-type="float" office:value="-73.1595954524398">
                <text:p>-73.15959545243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-74.6097319544718">
                <text:p>-74.60973195447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70833333333333">
                <text:p>0.970833333333333</text:p>
              </table:table-cell>
              <table:table-cell office:value-type="float" office:value="-76.0573207094762">
                <text:p>-76.05732070947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75">
                <text:p>0.975</text:p>
              </table:table-cell>
              <table:table-cell office:value-type="float" office:value="-77.501416878166">
                <text:p>-77.5014168781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-78.9405917122831">
                <text:p>-78.94059171228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-80.3725760975182">
                <text:p>-80.372576097518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875">
                <text:p>0.9875</text:p>
              </table:table-cell>
              <table:table-cell office:value-type="float" office:value="-81.7935414186456">
                <text:p>-81.79354141864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91666666666667">
                <text:p>0.991666666666667</text:p>
              </table:table-cell>
              <table:table-cell office:value-type="float" office:value="-83.1965136588286">
                <text:p>-83.19651365882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95833333333333">
                <text:p>0.995833333333333</text:p>
              </table:table-cell>
              <table:table-cell office:value-type="float" office:value="-84.5674646100628">
                <text:p>-84.56746461006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-85.8742731117151">
                <text:p>-85.87427311171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8d71d29d553c0f7dcbfa38fbfda25ee34cce99a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332cm" svg:height="6.385cm" xlink:href=".." xlink:type="simple" chart:class="chart:scatter" chart:style-name="ch1">
        <chart:plot-area chart:style-name="ch2" table:cell-range-address="Calculations.AG2:Calculations.AH241 Calculations.AH1:Calculations.AH1" chart:data-source-has-labels="row" svg:x="1.177cm" svg:y="0.127cm" svg:width="6.989cm" svg:height="5.15cm">
          <chart:coordinate-region svg:x="1.468cm" svg:y="0.287cm" svg:width="6.538cm" svg:height="4.422cm"/>
          <chart:axis chart:dimension="x" chart:name="primary-x" chart:style-name="ch3">
            <chart:title svg:x="3.939cm" svg:y="5.404cm" chart:style-name="ch4">
              <text:p>Elevation</text:p>
            </chart:title>
          </chart:axis>
          <chart:axis chart:dimension="y" chart:name="primary-y" chart:style-name="ch3">
            <chart:title svg:x="0.451cm" svg:y="3.341cm" chart:style-name="ch5">
              <text:p>Azimuth</text:p>
            </chart:title>
            <chart:grid chart:style-name="ch6" chart:class="major"/>
          </chart:axis>
          <chart:series chart:style-name="ch7" chart:values-cell-range-address="Calculations.AH2:Calculations.AH241" chart:label-cell-address="Calculations.AH1:Calculations.AH1" chart:class="chart:scatter">
            <chart:domain table:cell-range-address="Calculations.AG2:Calculations.AG241"/>
            <chart:data-point chart:repeated="2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G</text:p>
              </table:table-cell>
              <table:table-cell office:value-type="string">
                <text:p>Solar Azimuth Angle (deg cw from N)</text:p>
                <draw:g>
                  <svg:desc>Calculations.AH1:Calculations.A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6.7855731838838">
                <text:p>-86.7855731838838</text:p>
                <draw:g>
                  <svg:desc>Calculations.AG2:Calculations.AG241</svg:desc>
                </draw:g>
              </table:table-cell>
              <table:table-cell office:value-type="float" office:value="219.837315616877">
                <text:p>219.837315616877</text:p>
                <draw:g>
                  <svg:desc>Calculations.AH2:Calculations.AH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7.4676711812001">
                <text:p>-87.4676711812001</text:p>
              </table:table-cell>
              <table:table-cell office:value-type="float" office:value="193.783777745294">
                <text:p>193.7837777452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7.3976604630751">
                <text:p>-87.3976604630751</text:p>
              </table:table-cell>
              <table:table-cell office:value-type="float" office:value="160.876682834357">
                <text:p>160.876682834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6.6219760387797">
                <text:p>-86.6219760387797</text:p>
              </table:table-cell>
              <table:table-cell office:value-type="float" office:value="136.893331733493">
                <text:p>136.8933317334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5.4912049768638">
                <text:p>-85.4912049768638</text:p>
              </table:table-cell>
              <table:table-cell office:value-type="float" office:value="123.398780399822">
                <text:p>123.398780399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4.2097920631139">
                <text:p>-84.2097920631139</text:p>
              </table:table-cell>
              <table:table-cell office:value-type="float" office:value="115.643216698197">
                <text:p>115.6432166981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2.8583960887497">
                <text:p>-82.8583960887497</text:p>
              </table:table-cell>
              <table:table-cell office:value-type="float" office:value="110.81594507422">
                <text:p>110.815945074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1.4702450717239">
                <text:p>-81.4702450717239</text:p>
              </table:table-cell>
              <table:table-cell office:value-type="float" office:value="107.593408842581">
                <text:p>107.5934088425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0.060759936832">
                <text:p>-80.060759936832</text:p>
              </table:table-cell>
              <table:table-cell office:value-type="float" office:value="105.324364036288">
                <text:p>105.324364036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8.6379126214603">
                <text:p>-78.6379126214603</text:p>
              </table:table-cell>
              <table:table-cell office:value-type="float" office:value="103.661861617582">
                <text:p>103.6618616175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7.2061974647955">
                <text:p>-77.2061974647955</text:p>
              </table:table-cell>
              <table:table-cell office:value-type="float" office:value="102.406972196881">
                <text:p>102.4069721968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5.7683289860307">
                <text:p>-75.7683289860307</text:p>
              </table:table-cell>
              <table:table-cell office:value-type="float" office:value="101.438385580307">
                <text:p>101.4383855803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4.3260402575509">
                <text:p>-74.3260402575509</text:p>
              </table:table-cell>
              <table:table-cell office:value-type="float" office:value="100.678268936942">
                <text:p>100.6782689369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2.8804892791509">
                <text:p>-72.8804892791509</text:p>
              </table:table-cell>
              <table:table-cell office:value-type="float" office:value="100.074540713412">
                <text:p>100.0745407134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1.4324798260509">
                <text:p>-71.4324798260509</text:p>
              </table:table-cell>
              <table:table-cell office:value-type="float" office:value="99.5911058706488">
                <text:p>99.59110587064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9.9825882036645">
                <text:p>-69.9825882036645</text:p>
              </table:table-cell>
              <table:table-cell office:value-type="float" office:value="99.2021969545566">
                <text:p>99.20219695455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8.5312394214589">
                <text:p>-68.5312394214589</text:p>
              </table:table-cell>
              <table:table-cell office:value-type="float" office:value="98.888948990703">
                <text:p>98.8889489907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7.0787547987177">
                <text:p>-67.0787547987177</text:p>
              </table:table-cell>
              <table:table-cell office:value-type="float" office:value="98.6372473873525">
                <text:p>98.63724738735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5.6253827370221">
                <text:p>-65.6253827370221</text:p>
              </table:table-cell>
              <table:table-cell office:value-type="float" office:value="98.4363311090612">
                <text:p>98.43633110906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4.1713192041304">
                <text:p>-64.1713192041304</text:p>
              </table:table-cell>
              <table:table-cell office:value-type="float" office:value="98.2778599774091">
                <text:p>98.27785997740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2.7167217247205">
                <text:p>-62.7167217247205</text:p>
              </table:table-cell>
              <table:table-cell office:value-type="float" office:value="98.1552761543649">
                <text:p>98.15527615436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1.2617191568261">
                <text:p>-61.2617191568261</text:p>
              </table:table-cell>
              <table:table-cell office:value-type="float" office:value="98.0633572406489">
                <text:p>98.06335724064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9.8064186636785">
                <text:p>-59.8064186636785</text:p>
              </table:table-cell>
              <table:table-cell office:value-type="float" office:value="97.9978972710481">
                <text:p>97.9978972710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8.3509107774558">
                <text:p>-58.3509107774558</text:p>
              </table:table-cell>
              <table:table-cell office:value-type="float" office:value="97.9554749395168">
                <text:p>97.95547493951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6.8952731385022">
                <text:p>-56.8952731385022</text:p>
              </table:table-cell>
              <table:table-cell office:value-type="float" office:value="97.9332825098123">
                <text:p>97.93328250981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5.4395732985865">
                <text:p>-55.4395732985865</text:p>
              </table:table-cell>
              <table:table-cell office:value-type="float" office:value="97.928997684431">
                <text:p>97.9289976844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3.9838708517646">
                <text:p>-53.9838708517646</text:p>
              </table:table-cell>
              <table:table-cell office:value-type="float" office:value="97.9406863907709">
                <text:p>97.94068639077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2.5282190749984">
                <text:p>-52.5282190749984</text:p>
              </table:table-cell>
              <table:table-cell office:value-type="float" office:value="97.9667281336857">
                <text:p>97.9667281336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1.0726662063713">
                <text:p>-51.0726662063713</text:p>
              </table:table-cell>
              <table:table-cell office:value-type="float" office:value="98.0057580559513">
                <text:p>98.00575805595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9.6172564519215">
                <text:p>-49.6172564519215</text:p>
              </table:table-cell>
              <table:table-cell office:value-type="float" office:value="98.0566215099345">
                <text:p>98.05662150993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8.1620307868501">
                <text:p>-48.1620307868501</text:p>
              </table:table-cell>
              <table:table-cell office:value-type="float" office:value="98.118338118305">
                <text:p>98.1183381183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6.7070275989977">
                <text:p>-46.7070275989977</text:p>
              </table:table-cell>
              <table:table-cell office:value-type="float" office:value="98.1900730974911">
                <text:p>98.19007309749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45.2522832099238">
                <text:p>-45.2522832099238</text:p>
              </table:table-cell>
              <table:table-cell office:value-type="float" office:value="98.2711142013368">
                <text:p>98.27111420133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3.7978322998775">
                <text:p>-43.7978322998775</text:p>
              </table:table-cell>
              <table:table-cell office:value-type="float" office:value="98.3608530546584">
                <text:p>98.36085305465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2.343708256033">
                <text:p>-42.343708256033</text:p>
              </table:table-cell>
              <table:table-cell office:value-type="float" office:value="98.4587699387456">
                <text:p>98.45876993874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0.8899434586786">
                <text:p>-40.8899434586786</text:p>
              </table:table-cell>
              <table:table-cell office:value-type="float" office:value="98.5644213236299">
                <text:p>98.56442132362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9.4365695157764">
                <text:p>-39.4365695157764</text:p>
              </table:table-cell>
              <table:table-cell office:value-type="float" office:value="98.6774295918415">
                <text:p>98.67742959184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7.9836174536925">
                <text:p>-37.9836174536925</text:p>
              </table:table-cell>
              <table:table-cell office:value-type="float" office:value="98.7974745345982">
                <text:p>98.79747453459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6.531117868796">
                <text:p>-36.531117868796</text:p>
              </table:table-cell>
              <table:table-cell office:value-type="float" office:value="98.924286280754">
                <text:p>98.9242862807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5.0791010428591">
                <text:p>-35.0791010428591</text:p>
              </table:table-cell>
              <table:table-cell office:value-type="float" office:value="99.0576394025556">
                <text:p>99.05763940255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3.6275970222918">
                <text:p>-33.6275970222918</text:p>
              </table:table-cell>
              <table:table-cell office:value-type="float" office:value="99.1973479838779">
                <text:p>99.19734798387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2.176635659431">
                <text:p>-32.176635659431</text:p>
              </table:table-cell>
              <table:table-cell office:value-type="float" office:value="99.343261491194">
                <text:p>99.3432614911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0.7262466104434">
                <text:p>-30.7262466104434</text:p>
              </table:table-cell>
              <table:table-cell office:value-type="float" office:value="99.4952613081577">
                <text:p>99.49526130815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9.2764592813798">
                <text:p>-29.2764592813798</text:p>
              </table:table-cell>
              <table:table-cell office:value-type="float" office:value="99.65325783251">
                <text:p>99.653257832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7.8273027079082">
                <text:p>-27.8273027079082</text:p>
              </table:table-cell>
              <table:table-cell office:value-type="float" office:value="99.817188042665">
                <text:p>99.8171880426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6.3788053476706">
                <text:p>-26.3788053476706</text:p>
              </table:table-cell>
              <table:table-cell office:value-type="float" office:value="99.9870134690352">
                <text:p>99.98701346903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4.9309947523546">
                <text:p>-24.9309947523546</text:p>
              </table:table-cell>
              <table:table-cell office:value-type="float" office:value="100.162718508146">
                <text:p>100.1627185081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3.4838970700984">
                <text:p>-23.4838970700984</text:p>
              </table:table-cell>
              <table:table-cell office:value-type="float" office:value="100.344309034428">
                <text:p>100.3443090344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2.0375363021536">
                <text:p>-22.0375363021536</text:p>
              </table:table-cell>
              <table:table-cell office:value-type="float" office:value="100.531811272938">
                <text:p>100.5318112729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0.5919331937114">
                <text:p>-20.5919331937114</text:p>
              </table:table-cell>
              <table:table-cell office:value-type="float" office:value="100.725270897392">
                <text:p>100.7252708973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9.147103567233">
                <text:p>-19.147103567233</text:p>
              </table:table-cell>
              <table:table-cell office:value-type="float" office:value="100.924752333101">
                <text:p>100.9247523331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7.7030557801608">
                <text:p>-17.7030557801608</text:p>
              </table:table-cell>
              <table:table-cell office:value-type="float" office:value="101.13033823863">
                <text:p>101.130338238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6.2597867654833">
                <text:p>-16.2597867654833</text:p>
              </table:table-cell>
              <table:table-cell office:value-type="float" office:value="101.3421291546">
                <text:p>101.34212915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4.8172756925869">
                <text:p>-14.8172756925869</text:p>
              </table:table-cell>
              <table:table-cell office:value-type="float" office:value="101.560243300962">
                <text:p>101.5602433009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3.3754734635173">
                <text:p>-13.3754734635173</text:p>
              </table:table-cell>
              <table:table-cell office:value-type="float" office:value="101.784816517347">
                <text:p>101.7848165173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1.9342845476209">
                <text:p>-11.9342845476209</text:p>
              </table:table-cell>
              <table:table-cell office:value-type="float" office:value="102.016002333261">
                <text:p>102.0160023332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0.4935338548281">
                <text:p>-10.4935338548281</text:p>
              </table:table-cell>
              <table:table-cell office:value-type="float" office:value="102.253972167319">
                <text:p>102.2539721673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9.05290215514645">
                <text:p>-9.05290215514645</text:p>
              </table:table-cell>
              <table:table-cell office:value-type="float" office:value="102.498915646496">
                <text:p>102.4989156464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.61178891605208">
                <text:p>-7.61178891605208</text:p>
              </table:table-cell>
              <table:table-cell office:value-type="float" office:value="102.751041048174">
                <text:p>102.7510410481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.16898588059983">
                <text:p>-6.16898588059983</text:p>
              </table:table-cell>
              <table:table-cell office:value-type="float" office:value="103.010575859363">
                <text:p>103.0105758593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.72176653230943">
                <text:p>-4.72176653230943</text:p>
              </table:table-cell>
              <table:table-cell office:value-type="float" office:value="103.277767458738">
                <text:p>103.2777674587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.26265553210034">
                <text:p>-3.26265553210034</text:p>
              </table:table-cell>
              <table:table-cell office:value-type="float" office:value="103.552883919914">
                <text:p>103.5528839199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76189697557979">
                <text:p>-1.76189697557979</text:p>
              </table:table-cell>
              <table:table-cell office:value-type="float" office:value="103.836214941133">
                <text:p>103.8362149411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61209990234074">
                <text:p>0.0561209990234074</text:p>
              </table:table-cell>
              <table:table-cell office:value-type="float" office:value="104.128072907838">
                <text:p>104.1280729078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925975313678">
                <text:p>1.28925975313678</text:p>
              </table:table-cell>
              <table:table-cell office:value-type="float" office:value="104.428794090701">
                <text:p>104.4287940907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031022489958">
                <text:p>2.6031022489958</text:p>
              </table:table-cell>
              <table:table-cell office:value-type="float" office:value="104.738739991468">
                <text:p>104.7387399914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95814848314272">
                <text:p>3.95814848314272</text:p>
              </table:table-cell>
              <table:table-cell office:value-type="float" office:value="105.058298840931">
                <text:p>105.0582988409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33492409728533">
                <text:p>5.33492409728533</text:p>
              </table:table-cell>
              <table:table-cell office:value-type="float" office:value="105.38788726442">
                <text:p>105.387887264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2326163453043">
                <text:p>6.72326163453043</text:p>
              </table:table-cell>
              <table:table-cell office:value-type="float" office:value="105.727952122133">
                <text:p>105.7279521221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11688673500519">
                <text:p>8.11688673500519</text:p>
              </table:table-cell>
              <table:table-cell office:value-type="float" office:value="106.078972542875">
                <text:p>106.078972542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.51304272641376">
                <text:p>9.51304272641376</text:p>
              </table:table-cell>
              <table:table-cell office:value-type="float" office:value="106.441462161898">
                <text:p>106.4414621618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9099638194184">
                <text:p>10.9099638194184</text:p>
              </table:table-cell>
              <table:table-cell office:value-type="float" office:value="106.815971584993">
                <text:p>106.8159715849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.3064709941087">
                <text:p>12.3064709941087</text:p>
              </table:table-cell>
              <table:table-cell office:value-type="float" office:value="107.203091093317">
                <text:p>107.2030910933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.7017350940465">
                <text:p>13.7017350940465</text:p>
              </table:table-cell>
              <table:table-cell office:value-type="float" office:value="107.603453615194">
                <text:p>107.6034536151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.0951363450536">
                <text:p>15.0951363450536</text:p>
              </table:table-cell>
              <table:table-cell office:value-type="float" office:value="108.017737983662">
                <text:p>108.0177379836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4861813103239">
                <text:p>16.4861813103239</text:p>
              </table:table-cell>
              <table:table-cell office:value-type="float" office:value="108.446672510442">
                <text:p>108.4466725104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.8744527548365">
                <text:p>17.8744527548365</text:p>
              </table:table-cell>
              <table:table-cell office:value-type="float" office:value="108.89103890094">
                <text:p>108.891038900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2595783546616">
                <text:p>19.2595783546616</text:p>
              </table:table-cell>
              <table:table-cell office:value-type="float" office:value="109.351676542755">
                <text:p>109.3516765427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.6412103751195">
                <text:p>20.6412103751195</text:p>
              </table:table-cell>
              <table:table-cell office:value-type="float" office:value="109.82948720276">
                <text:p>109.829487202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.0190118681741">
                <text:p>22.0190118681741</text:p>
              </table:table-cell>
              <table:table-cell office:value-type="float" office:value="110.325440165">
                <text:p>110.3254401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.3926468151804">
                <text:p>23.3926468151804</text:p>
              </table:table-cell>
              <table:table-cell office:value-type="float" office:value="110.840577852717">
                <text:p>110.8405778527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.76177268753">
                <text:p>24.76177268753</text:p>
              </table:table-cell>
              <table:table-cell office:value-type="float" office:value="111.376021970261">
                <text:p>111.3760219702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.1260344864895">
                <text:p>26.1260344864895</text:p>
              </table:table-cell>
              <table:table-cell office:value-type="float" office:value="111.932980212393">
                <text:p>111.9329802123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4850596701168">
                <text:p>27.4850596701168</text:p>
              </table:table-cell>
              <table:table-cell office:value-type="float" office:value="112.512753579526">
                <text:p>112.5127535795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8384535754667">
                <text:p>28.8384535754667</text:p>
              </table:table-cell>
              <table:table-cell office:value-type="float" office:value="113.11674434767">
                <text:p>113.116744347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.185795070658">
                <text:p>30.185795070658</text:p>
              </table:table-cell>
              <table:table-cell office:value-type="float" office:value="113.746464730222">
                <text:p>113.7464647302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.5266322432117">
                <text:p>31.5266322432117</text:p>
              </table:table-cell>
              <table:table-cell office:value-type="float" office:value="114.403546275583">
                <text:p>114.4035462755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.8604779810946">
                <text:p>32.8604779810946</text:p>
              </table:table-cell>
              <table:table-cell office:value-type="float" office:value="115.089750027802">
                <text:p>115.0897500278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.1868053277859">
                <text:p>34.1868053277859</text:p>
              </table:table-cell>
              <table:table-cell office:value-type="float" office:value="115.806977477595">
                <text:p>115.8069774775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.5050425137442">
                <text:p>35.5050425137442</text:p>
              </table:table-cell>
              <table:table-cell office:value-type="float" office:value="116.557282304847">
                <text:p>116.5572823048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.8145675729188">
                <text:p>36.8145675729188</text:p>
              </table:table-cell>
              <table:table-cell office:value-type="float" office:value="117.342882901274">
                <text:p>117.3428829012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.1147024619611">
                <text:p>38.1147024619611</text:p>
              </table:table-cell>
              <table:table-cell office:value-type="float" office:value="118.166175620258">
                <text:p>118.1661756202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.4047066005198">
                <text:p>39.4047066005198</text:p>
              </table:table-cell>
              <table:table-cell office:value-type="float" office:value="119.029748661737">
                <text:p>119.0297486617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.6837697524477">
                <text:p>40.6837697524477</text:p>
              </table:table-cell>
              <table:table-cell office:value-type="float" office:value="119.936396439041">
                <text:p>119.9363964390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.9510041718847">
                <text:p>41.9510041718847</text:p>
              </table:table-cell>
              <table:table-cell office:value-type="float" office:value="120.889134186084">
                <text:p>120.8891341860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3.2054359370584">
                <text:p>43.2054359370584</text:p>
              </table:table-cell>
              <table:table-cell office:value-type="float" office:value="121.891212463962">
                <text:p>121.8912124639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.4459954049373">
                <text:p>44.4459954049373</text:p>
              </table:table-cell>
              <table:table-cell office:value-type="float" office:value="122.946131071472">
                <text:p>122.9461310714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.6715067252824">
                <text:p>45.6715067252824</text:p>
              </table:table-cell>
              <table:table-cell office:value-type="float" office:value="124.057651689526">
                <text:p>124.0576516895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6.8806763747336">
                <text:p>46.8806763747336</text:p>
              </table:table-cell>
              <table:table-cell office:value-type="float" office:value="125.229808339646">
                <text:p>125.2298083396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.0720806933453">
                <text:p>48.0720806933453</text:p>
              </table:table-cell>
              <table:table-cell office:value-type="float" office:value="126.466914447162">
                <text:p>126.4669144471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9.2441524517314">
                <text:p>49.2441524517314</text:p>
              </table:table-cell>
              <table:table-cell office:value-type="float" office:value="127.773564913285">
                <text:p>127.7735649132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.3951665301358">
                <text:p>50.3951665301358</text:p>
              </table:table-cell>
              <table:table-cell office:value-type="float" office:value="129.154631154703">
                <text:p>129.1546311547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.5232248788539">
                <text:p>51.5232248788539</text:p>
              </table:table-cell>
              <table:table-cell office:value-type="float" office:value="130.615246512559">
                <text:p>130.6152465125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.6262410365897">
                <text:p>52.6262410365897</text:p>
              </table:table-cell>
              <table:table-cell office:value-type="float" office:value="132.160778815779">
                <text:p>132.1607788157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3.7019246400619">
                <text:p>53.7019246400619</text:p>
              </table:table-cell>
              <table:table-cell office:value-type="float" office:value="133.796786177568">
                <text:p>133.7967861775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4.7477665479487">
                <text:p>54.7477665479487</text:p>
              </table:table-cell>
              <table:table-cell office:value-type="float" office:value="135.528951399186">
                <text:p>135.5289513991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5.7610254547133">
                <text:p>55.7610254547133</text:p>
              </table:table-cell>
              <table:table-cell office:value-type="float" office:value="137.36298968497">
                <text:p>137.362989684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6.7387171670552">
                <text:p>56.7387171670552</text:p>
              </table:table-cell>
              <table:table-cell office:value-type="float" office:value="139.30452390746">
                <text:p>139.304523907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7.677608065355">
                <text:p>57.677608065355</text:p>
              </table:table-cell>
              <table:table-cell office:value-type="float" office:value="141.358921575393">
                <text:p>141.3589215753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8.5742146596947">
                <text:p>58.5742146596947</text:p>
              </table:table-cell>
              <table:table-cell office:value-type="float" office:value="143.531088226887">
                <text:p>143.5310882268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9.4248115264662">
                <text:p>59.4248115264662</text:p>
              </table:table-cell>
              <table:table-cell office:value-type="float" office:value="145.825213573001">
                <text:p>145.8252135730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0.2254502433702">
                <text:p>60.2254502433702</text:p>
              </table:table-cell>
              <table:table-cell office:value-type="float" office:value="148.244469720122">
                <text:p>148.2444697201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0.9719921114755">
                <text:p>60.9719921114755</text:p>
              </table:table-cell>
              <table:table-cell office:value-type="float" office:value="150.790665636176">
                <text:p>150.7906656361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1.6601573755985">
                <text:p>61.6601573755985</text:p>
              </table:table-cell>
              <table:table-cell office:value-type="float" office:value="153.463868889745">
                <text:p>153.4638688897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2.2855931573736">
                <text:p>62.2855931573736</text:p>
              </table:table-cell>
              <table:table-cell office:value-type="float" office:value="156.262014523518">
                <text:p>156.2620145235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.8439612942">
                <text:p>62.8439612942</text:p>
              </table:table-cell>
              <table:table-cell office:value-type="float" office:value="159.180530990062">
                <text:p>159.1805309900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.3310456054617">
                <text:p>63.3310456054617</text:p>
              </table:table-cell>
              <table:table-cell office:value-type="float" office:value="162.21202292664">
                <text:p>162.212022926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3.7428758303715">
                <text:p>63.7428758303715</text:p>
              </table:table-cell>
              <table:table-cell office:value-type="float" office:value="165.346057779533">
                <text:p>165.3460577795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4.0758627410962">
                <text:p>64.0758627410962</text:p>
              </table:table-cell>
              <table:table-cell office:value-type="float" office:value="168.569104981738">
                <text:p>168.5691049817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4.3269361480661">
                <text:p>64.3269361480661</text:p>
              </table:table-cell>
              <table:table-cell office:value-type="float" office:value="171.864669649938">
                <text:p>171.8646696499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4.4936752110166">
                <text:p>64.4936752110166</text:p>
              </table:table-cell>
              <table:table-cell office:value-type="float" office:value="175.213645988549">
                <text:p>175.2136459885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4.5744193306632">
                <text:p>64.5744193306632</text:p>
              </table:table-cell>
              <table:table-cell office:value-type="float" office:value="178.594889518989">
                <text:p>178.5948895189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4.5683484290724">
                <text:p>64.5683484290724</text:p>
              </table:table-cell>
              <table:table-cell office:value-type="float" office:value="181.985975788386">
                <text:p>181.9859757883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4.475523867422">
                <text:p>64.475523867422</text:p>
              </table:table-cell>
              <table:table-cell office:value-type="float" office:value="185.364082894531">
                <text:p>185.3640828945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4.2968853448538">
                <text:p>64.2968853448538</text:p>
              </table:table-cell>
              <table:table-cell office:value-type="float" office:value="188.706913492349">
                <text:p>188.7069134923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4.0342041318484">
                <text:p>64.0342041318484</text:p>
              </table:table-cell>
              <table:table-cell office:value-type="float" office:value="191.993564797558">
                <text:p>191.9935647975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.6899979470276">
                <text:p>63.6899979470276</text:p>
              </table:table-cell>
              <table:table-cell office:value-type="float" office:value="195.205264497399">
                <text:p>195.2052644973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.2674166707246">
                <text:p>63.2674166707246</text:p>
              </table:table-cell>
              <table:table-cell office:value-type="float" office:value="198.325913765653">
                <text:p>198.3259137656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2.7701102786064">
                <text:p>62.7701102786064</text:p>
              </table:table-cell>
              <table:table-cell office:value-type="float" office:value="201.342409510702">
                <text:p>201.3424095107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2.2020906509705">
                <text:p>62.2020906509705</text:p>
              </table:table-cell>
              <table:table-cell office:value-type="float" office:value="204.244749041449">
                <text:p>204.2447490414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1.567597579715">
                <text:p>61.567597579715</text:p>
              </table:table-cell>
              <table:table-cell office:value-type="float" office:value="207.025945276259">
                <text:p>207.0259452762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0.8709768833905">
                <text:p>60.8709768833905</text:p>
              </table:table-cell>
              <table:table-cell office:value-type="float" office:value="209.681795980991">
                <text:p>209.6817959809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0.116575732604">
                <text:p>60.116575732604</text:p>
              </table:table-cell>
              <table:table-cell office:value-type="float" office:value="212.210555951743">
                <text:p>212.2105559517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9.3086575913255">
                <text:p>59.3086575913255</text:p>
              </table:table-cell>
              <table:table-cell office:value-type="float" office:value="214.612558408153">
                <text:p>214.6125584081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8.4513369828403">
                <text:p>58.4513369828403</text:p>
              </table:table-cell>
              <table:table-cell office:value-type="float" office:value="216.889824099968">
                <text:p>216.8898240999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7.5485327078999">
                <text:p>57.5485327078999</text:p>
              </table:table-cell>
              <table:table-cell office:value-type="float" office:value="219.045686625346">
                <text:p>219.0456866253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6.6039372026392">
                <text:p>56.6039372026392</text:p>
              </table:table-cell>
              <table:table-cell office:value-type="float" office:value="221.084452496596">
                <text:p>221.0844524965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5.6209992951162">
                <text:p>55.6209992951162</text:p>
              </table:table-cell>
              <table:table-cell office:value-type="float" office:value="223.011105906994">
                <text:p>223.0111059069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4.6029175789342">
                <text:p>54.6029175789342</text:p>
              </table:table-cell>
              <table:table-cell office:value-type="float" office:value="224.831061565551">
                <text:p>224.8310615655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3.5526418315313">
                <text:p>53.5526418315313</text:p>
              </table:table-cell>
              <table:table-cell office:value-type="float" office:value="226.549964419367">
                <text:p>226.5499644193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2.4728802354257">
                <text:p>52.4728802354257</text:p>
              </table:table-cell>
              <table:table-cell office:value-type="float" office:value="228.173532280255">
                <text:p>228.1735322802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1.3661105534199">
                <text:p>51.3661105534199</text:p>
              </table:table-cell>
              <table:table-cell office:value-type="float" office:value="229.707435956569">
                <text:p>229.7074359565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.2345937819295">
                <text:p>50.2345937819295</text:p>
              </table:table-cell>
              <table:table-cell office:value-type="float" office:value="231.157211014547">
                <text:p>231.1572110145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9.0803891569757">
                <text:p>49.0803891569757</text:p>
              </table:table-cell>
              <table:table-cell office:value-type="float" office:value="232.528195460015">
                <text:p>232.5281954600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7.9053696740773">
                <text:p>47.9053696740773</text:p>
              </table:table-cell>
              <table:table-cell office:value-type="float" office:value="233.825488127075">
                <text:p>233.8254881270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6.7112375291676">
                <text:p>46.7112375291676</text:p>
              </table:table-cell>
              <table:table-cell office:value-type="float" office:value="235.053923246615">
                <text:p>235.0539232466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5.4995390707237">
                <text:p>45.4995390707237</text:p>
              </table:table-cell>
              <table:table-cell office:value-type="float" office:value="236.218057372504">
                <text:p>236.2180573725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.2716790042556">
                <text:p>44.2716790042556</text:p>
              </table:table-cell>
              <table:table-cell office:value-type="float" office:value="237.322165542462">
                <text:p>237.3221655424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3.0289336928783">
                <text:p>43.0289336928783</text:p>
              </table:table-cell>
              <table:table-cell office:value-type="float" office:value="238.370244156359">
                <text:p>238.3702441563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1.7724634820173">
                <text:p>41.7724634820173</text:p>
              </table:table-cell>
              <table:table-cell office:value-type="float" office:value="239.36601859941">
                <text:p>239.366018599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.5033240268009">
                <text:p>40.5033240268009</text:p>
              </table:table-cell>
              <table:table-cell office:value-type="float" office:value="240.312954071439">
                <text:p>240.3129540714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.2224766435924">
                <text:p>39.2224766435924</text:p>
              </table:table-cell>
              <table:table-cell office:value-type="float" office:value="241.214268457644">
                <text:p>241.2142684576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.9307977295879">
                <text:p>37.9307977295879</text:p>
              </table:table-cell>
              <table:table-cell office:value-type="float" office:value="242.072946361596">
                <text:p>242.0729463615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.6290873105818">
                <text:p>36.6290873105818</text:p>
              </table:table-cell>
              <table:table-cell office:value-type="float" office:value="242.891753651736">
                <text:p>242.8917536517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.3180767889479">
                <text:p>35.3180767889479</text:p>
              </table:table-cell>
              <table:table-cell office:value-type="float" office:value="243.673252058274">
                <text:p>243.6732520582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3.9984359651148">
                <text:p>33.9984359651148</text:p>
              </table:table-cell>
              <table:table-cell office:value-type="float" office:value="244.419813485685">
                <text:p>244.4198134856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2.6707794128292">
                <text:p>32.6707794128292</text:p>
              </table:table-cell>
              <table:table-cell office:value-type="float" office:value="245.133633822084">
                <text:p>245.1336338220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.3356722857329">
                <text:p>31.3356722857329</text:p>
              </table:table-cell>
              <table:table-cell office:value-type="float" office:value="245.816746094725">
                <text:p>245.8167460947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9.9936356386901">
                <text:p>29.9936356386901</text:p>
              </table:table-cell>
              <table:table-cell office:value-type="float" office:value="246.471032890504">
                <text:p>246.4710328905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.6451513464018">
                <text:p>28.6451513464018</text:p>
              </table:table-cell>
              <table:table-cell office:value-type="float" office:value="247.09823799239">
                <text:p>247.098237992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.2906667118918">
                <text:p>27.2906667118918</text:p>
              </table:table-cell>
              <table:table-cell office:value-type="float" office:value="247.699977224404">
                <text:p>247.6999772244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.93059886457">
                <text:p>25.93059886457</text:p>
              </table:table-cell>
              <table:table-cell office:value-type="float" office:value="248.277748508812">
                <text:p>248.2777485088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.5653390699432">
                <text:p>24.5653390699432</text:p>
              </table:table-cell>
              <table:table-cell office:value-type="float" office:value="248.832941164637">
                <text:p>248.8329411646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.1952571001422">
                <text:p>23.1952571001422</text:p>
              </table:table-cell>
              <table:table-cell office:value-type="float" office:value="249.366844475823">
                <text:p>249.3668444758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.8207058678135">
                <text:p>21.8207058678135</text:p>
              </table:table-cell>
              <table:table-cell office:value-type="float" office:value="249.880655573696">
                <text:p>249.8806555736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442026603509">
                <text:p>20.442026603509</text:p>
              </table:table-cell>
              <table:table-cell office:value-type="float" office:value="250.375486671354">
                <text:p>250.3754866713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.0595549920035">
                <text:p>19.0595549920035</text:p>
              </table:table-cell>
              <table:table-cell office:value-type="float" office:value="250.852371697789">
                <text:p>250.8523716977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.6736289008494">
                <text:p>17.6736289008494</text:p>
              </table:table-cell>
              <table:table-cell office:value-type="float" office:value="251.312272373645">
                <text:p>251.3122723736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28459870632">
                <text:p>16.28459870632</text:p>
              </table:table-cell>
              <table:table-cell office:value-type="float" office:value="251.75608376941">
                <text:p>251.756083769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.8928418663321">
                <text:p>14.8928418663321</text:p>
              </table:table-cell>
              <table:table-cell office:value-type="float" office:value="252.184639390463">
                <text:p>252.1846393904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.4987845246308">
                <text:p>13.4987845246308</text:p>
              </table:table-cell>
              <table:table-cell office:value-type="float" office:value="252.598715822374">
                <text:p>252.5987158223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.1029349860891">
                <text:p>12.1029349860891</text:p>
              </table:table-cell>
              <table:table-cell office:value-type="float" office:value="252.999036977265">
                <text:p>252.9990369772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.7059376457703">
                <text:p>10.7059376457703</text:p>
              </table:table-cell>
              <table:table-cell office:value-type="float" office:value="253.386277969507">
                <text:p>253.3862779695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.30866269432192">
                <text:p>9.30866269432192</text:p>
              </table:table-cell>
              <table:table-cell office:value-type="float" office:value="253.761068656391">
                <text:p>253.7610686563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91235810198821">
                <text:p>7.91235810198821</text:p>
              </table:table-cell>
              <table:table-cell office:value-type="float" office:value="254.123996867">
                <text:p>254.1239968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51890525077673">
                <text:p>6.51890525077673</text:p>
              </table:table-cell>
              <table:table-cell office:value-type="float" office:value="254.475611349956">
                <text:p>254.4756113499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13079951221579">
                <text:p>5.13079951221579</text:p>
              </table:table-cell>
              <table:table-cell office:value-type="float" office:value="254.816424458567">
                <text:p>254.8164244585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75668883751246">
                <text:p>3.75668883751246</text:p>
              </table:table-cell>
              <table:table-cell office:value-type="float" office:value="255.146914599477">
                <text:p>255.14691459947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40558726663919">
                <text:p>2.40558726663919</text:p>
              </table:table-cell>
              <table:table-cell office:value-type="float" office:value="255.467528459178">
                <text:p>255.4675284591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10030755456888">
                <text:p>1.10030755456888</text:p>
              </table:table-cell>
              <table:table-cell office:value-type="float" office:value="255.778683030449">
                <text:p>255.7786830304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257908346002367">
                <text:p>-0.257908346002367</text:p>
              </table:table-cell>
              <table:table-cell office:value-type="float" office:value="256.080767449503">
                <text:p>256.0807674495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9911843492066">
                <text:p>-1.9911843492066</text:p>
              </table:table-cell>
              <table:table-cell office:value-type="float" office:value="256.374144661362">
                <text:p>256.3741446613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3.48161860403647">
                <text:p>-3.48161860403647</text:p>
              </table:table-cell>
              <table:table-cell office:value-type="float" office:value="256.659152924128">
                <text:p>256.6591529241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4.93855599604799">
                <text:p>-4.93855599604799</text:p>
              </table:table-cell>
              <table:table-cell office:value-type="float" office:value="256.936107161293">
                <text:p>256.9361071612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6.3853424105637">
                <text:p>-6.3853424105637</text:p>
              </table:table-cell>
              <table:table-cell office:value-type="float" office:value="257.205300175121">
                <text:p>257.2053001751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7.82830285553221">
                <text:p>-7.82830285553221</text:p>
              </table:table-cell>
              <table:table-cell office:value-type="float" office:value="257.46700372428">
                <text:p>257.467003724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9.26982990837275">
                <text:p>-9.26982990837275</text:p>
              </table:table-cell>
              <table:table-cell office:value-type="float" office:value="257.721469477187">
                <text:p>257.7214694771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0.7110064383879">
                <text:p>-10.7110064383879</text:p>
              </table:table-cell>
              <table:table-cell office:value-type="float" office:value="257.968929841426">
                <text:p>257.9689298414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2.1523776327448">
                <text:p>-12.1523776327448</text:p>
              </table:table-cell>
              <table:table-cell office:value-type="float" office:value="258.209598678184">
                <text:p>258.2095986781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3.5942354707741">
                <text:p>-13.5942354707741</text:p>
              </table:table-cell>
              <table:table-cell office:value-type="float" office:value="258.443671899485">
                <text:p>258.4436718994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5.0367405752139">
                <text:p>-15.0367405752139</text:p>
              </table:table-cell>
              <table:table-cell office:value-type="float" office:value="258.671327954576">
                <text:p>258.6713279545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6.4799804056338">
                <text:p>-16.4799804056338</text:p>
              </table:table-cell>
              <table:table-cell office:value-type="float" office:value="258.892728200493">
                <text:p>258.8927282004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7.9239994386139">
                <text:p>-17.9239994386139</text:p>
              </table:table-cell>
              <table:table-cell office:value-type="float" office:value="259.108017160366">
                <text:p>259.1080171603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9.3688158626152">
                <text:p>-19.3688158626152</text:p>
              </table:table-cell>
              <table:table-cell office:value-type="float" office:value="259.317322661355">
                <text:p>259.3173226613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20.8144313004173">
                <text:p>-20.8144313004173</text:p>
              </table:table-cell>
              <table:table-cell office:value-type="float" office:value="259.520755852466">
                <text:p>259.5207558524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2.2608367116735">
                <text:p>-22.2608367116735</text:p>
              </table:table-cell>
              <table:table-cell office:value-type="float" office:value="259.718411090496">
                <text:p>259.7184110904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3.7080160985623">
                <text:p>-23.7080160985623</text:p>
              </table:table-cell>
              <table:table-cell office:value-type="float" office:value="259.910365689005">
                <text:p>259.9103656890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25.1559488957195">
                <text:p>-25.1559488957195</text:p>
              </table:table-cell>
              <table:table-cell office:value-type="float" office:value="260.096679517091">
                <text:p>260.0966795170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26.6046115442092">
                <text:p>-26.6046115442092</text:p>
              </table:table-cell>
              <table:table-cell office:value-type="float" office:value="260.277394431461">
                <text:p>260.2773944314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28.0539785433192">
                <text:p>-28.0539785433192</text:p>
              </table:table-cell>
              <table:table-cell office:value-type="float" office:value="260.452533527672">
                <text:p>260.4525335276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29.5040231596651">
                <text:p>-29.5040231596651</text:p>
              </table:table-cell>
              <table:table-cell office:value-type="float" office:value="260.622100182557">
                <text:p>260.6221001825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30.9547179050072">
                <text:p>-30.9547179050072</text:p>
              </table:table-cell>
              <table:table-cell office:value-type="float" office:value="260.786076865452">
                <text:p>260.7860768654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32.4060348549279">
                <text:p>-32.4060348549279</text:p>
              </table:table-cell>
              <table:table-cell office:value-type="float" office:value="260.944423678434">
                <text:p>260.9444236784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33.8579458546476">
                <text:p>-33.8579458546476</text:p>
              </table:table-cell>
              <table:table-cell office:value-type="float" office:value="261.097076589258">
                <text:p>261.0970765892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35.3104226433427">
                <text:p>-35.3104226433427</text:p>
              </table:table-cell>
              <table:table-cell office:value-type="float" office:value="261.243945299819">
                <text:p>261.2439452998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36.7634369171339">
                <text:p>-36.7634369171339</text:p>
              </table:table-cell>
              <table:table-cell office:value-type="float" office:value="261.384910692664">
                <text:p>261.3849106926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38.2169603447722">
                <text:p>-38.2169603447722</text:p>
              </table:table-cell>
              <table:table-cell office:value-type="float" office:value="261.51982177164">
                <text:p>261.519821771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39.6709645444713">
                <text:p>-39.6709645444713</text:p>
              </table:table-cell>
              <table:table-cell office:value-type="float" office:value="261.648492006158">
                <text:p>261.6484920061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41.1254210275518">
                <text:p>-41.1254210275518</text:p>
              </table:table-cell>
              <table:table-cell office:value-type="float" office:value="261.770694952951">
                <text:p>261.7706949529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42.5803011112176">
                <text:p>-42.5803011112176</text:p>
              </table:table-cell>
              <table:table-cell office:value-type="float" office:value="261.886159011712">
                <text:p>261.8861590117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44.0355758012035">
                <text:p>-44.0355758012035</text:p>
              </table:table-cell>
              <table:table-cell office:value-type="float" office:value="261.994561120261">
                <text:p>261.9945611202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45.4912156425192">
                <text:p>-45.4912156425192</text:p>
              </table:table-cell>
              <table:table-cell office:value-type="float" office:value="262.095519156443">
                <text:p>262.0955191564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46.9471905348916">
                <text:p>-46.9471905348916</text:p>
              </table:table-cell>
              <table:table-cell office:value-type="float" office:value="262.188582742499">
                <text:p>262.18858274249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48.4034695072977">
                <text:p>-48.4034695072977</text:p>
              </table:table-cell>
              <table:table-cell office:value-type="float" office:value="262.273222062286">
                <text:p>262.2732220622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49.8600204432867">
                <text:p>-49.8600204432867</text:p>
              </table:table-cell>
              <table:table-cell office:value-type="float" office:value="262.348814197201">
                <text:p>262.3488141972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51.3168097459885">
                <text:p>-51.3168097459885</text:p>
              </table:table-cell>
              <table:table-cell office:value-type="float" office:value="262.414626323588">
                <text:p>262.4146263235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52.7738019273487">
                <text:p>-52.7738019273487</text:p>
              </table:table-cell>
              <table:table-cell office:value-type="float" office:value="262.469794925623">
                <text:p>262.46979492562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54.230959101048">
                <text:p>-54.230959101048</text:p>
              </table:table-cell>
              <table:table-cell office:value-type="float" office:value="262.513299885321">
                <text:p>262.5132998853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55.6882403510244">
                <text:p>-55.6882403510244</text:p>
              </table:table-cell>
              <table:table-cell office:value-type="float" office:value="262.543931944026">
                <text:p>262.5439319440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57.1456009375565">
                <text:p>-57.1456009375565</text:p>
              </table:table-cell>
              <table:table-cell office:value-type="float" office:value="262.560251479217">
                <text:p>262.5602514792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58.6029912884549">
                <text:p>-58.6029912884549</text:p>
              </table:table-cell>
              <table:table-cell office:value-type="float" office:value="262.560535800644">
                <text:p>262.56053580064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60.0603557024956">
                <text:p>-60.0603557024956</text:p>
              </table:table-cell>
              <table:table-cell office:value-type="float" office:value="262.542711067682">
                <text:p>262.54271106768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61.5176306624004">
                <text:p>-61.5176306624004</text:p>
              </table:table-cell>
              <table:table-cell office:value-type="float" office:value="262.50426336731">
                <text:p>262.504263367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62.9747426104412">
                <text:p>-62.9747426104412</text:p>
              </table:table-cell>
              <table:table-cell office:value-type="float" office:value="262.442121134353">
                <text:p>262.4421211343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64.4316049731884">
                <text:p>-64.4316049731884</text:p>
              </table:table-cell>
              <table:table-cell office:value-type="float" office:value="262.352497589347">
                <text:p>262.3524975893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65.8881141191323">
                <text:p>-65.8881141191323</text:p>
              </table:table-cell>
              <table:table-cell office:value-type="float" office:value="262.230676431906">
                <text:p>262.2306764319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67.3441437716123">
                <text:p>-67.3441437716123</text:p>
              </table:table-cell>
              <table:table-cell office:value-type="float" office:value="262.070715538986">
                <text:p>262.0707155389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68.7995371391065">
                <text:p>-68.7995371391065</text:p>
              </table:table-cell>
              <table:table-cell office:value-type="float" office:value="261.865029730312">
                <text:p>261.8650297303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70.2540955938522">
                <text:p>-70.2540955938522</text:p>
              </table:table-cell>
              <table:table-cell office:value-type="float" office:value="261.60379108787">
                <text:p>261.6037910878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71.7075619947776">
                <text:p>-71.7075619947776</text:p>
              </table:table-cell>
              <table:table-cell office:value-type="float" office:value="261.274046961487">
                <text:p>261.2740469614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73.1595954524398">
                <text:p>-73.1595954524398</text:p>
              </table:table-cell>
              <table:table-cell office:value-type="float" office:value="260.858388368156">
                <text:p>260.8583883681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74.6097319544718">
                <text:p>-74.6097319544718</text:p>
              </table:table-cell>
              <table:table-cell office:value-type="float" office:value="260.332878636019">
                <text:p>260.3328786360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76.0573207094762">
                <text:p>-76.0573207094762</text:p>
              </table:table-cell>
              <table:table-cell office:value-type="float" office:value="259.663718403212">
                <text:p>259.6637184032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77.501416878166">
                <text:p>-77.501416878166</text:p>
              </table:table-cell>
              <table:table-cell office:value-type="float" office:value="258.801656594064">
                <text:p>258.8016565940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78.9405917122831">
                <text:p>-78.9405917122831</text:p>
              </table:table-cell>
              <table:table-cell office:value-type="float" office:value="257.672172375989">
                <text:p>257.6721723759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80.3725760975182">
                <text:p>-80.3725760975182</text:p>
              </table:table-cell>
              <table:table-cell office:value-type="float" office:value="256.15723691195">
                <text:p>256.157236911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81.7935414186456">
                <text:p>-81.7935414186456</text:p>
              </table:table-cell>
              <table:table-cell office:value-type="float" office:value="254.059090093627">
                <text:p>254.0590900936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83.1965136588286">
                <text:p>-83.1965136588286</text:p>
              </table:table-cell>
              <table:table-cell office:value-type="float" office:value="251.022296385507">
                <text:p>251.0222963855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84.5674646100628">
                <text:p>-84.5674646100628</text:p>
              </table:table-cell>
              <table:table-cell office:value-type="float" office:value="246.349586021175">
                <text:p>246.3495860211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85.8742731117151">
                <text:p>-85.8742731117151</text:p>
              </table:table-cell>
              <table:table-cell office:value-type="float" office:value="238.52367373752">
                <text:p>238.523673737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8d71d29d553c0f7dcbfa38fbfda25ee34cce99a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